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039in" svg:height="7.0024in" svg:x="3.7335in" svg:y="163.4957in">
            <draw:object draw:notify-on-update-of-ranges="Sheet1.A1002:Sheet1.U1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5066018559">
            <text:p>15066018559</text:p>
          </table:table-cell>
          <table:table-cell office:value-type="float" office:value="210634">
            <text:p>210634</text:p>
          </table:table-cell>
          <table:table-cell office:value-type="float" office:value="173897">
            <text:p>173897</text:p>
          </table:table-cell>
          <table:table-cell office:value-type="float" office:value="152784">
            <text:p>152784</text:p>
          </table:table-cell>
          <table:table-cell office:value-type="float" office:value="8994620">
            <text:p>8994620</text:p>
          </table:table-cell>
          <table:table-cell office:value-type="float" office:value="261538">
            <text:p>261538</text:p>
          </table:table-cell>
          <table:table-cell office:value-type="float" office:value="217318">
            <text:p>217318</text:p>
          </table:table-cell>
          <table:table-cell office:value-type="float" office:value="1898111939">
            <text:p>1898111939</text:p>
          </table:table-cell>
          <table:table-cell office:value-type="float" office:value="208818">
            <text:p>208818</text:p>
          </table:table-cell>
          <table:table-cell office:value-type="float" office:value="166508">
            <text:p>166508</text:p>
          </table:table-cell>
          <table:table-cell office:value-type="float" office:value="160824">
            <text:p>160824</text:p>
          </table:table-cell>
          <table:table-cell office:value-type="float" office:value="6089196">
            <text:p>6089196</text:p>
          </table:table-cell>
          <table:table-cell office:value-type="float" office:value="260760">
            <text:p>260760</text:p>
          </table:table-cell>
          <table:table-cell office:value-type="float" office:value="226980">
            <text:p>226980</text:p>
          </table:table-cell>
          <table:table-cell office:value-type="float" office:value="2607020577">
            <text:p>2607020577</text:p>
          </table:table-cell>
          <table:table-cell office:value-type="float" office:value="224576">
            <text:p>224576</text:p>
          </table:table-cell>
          <table:table-cell office:value-type="float" office:value="160654">
            <text:p>160654</text:p>
          </table:table-cell>
          <table:table-cell office:value-type="float" office:value="245862">
            <text:p>245862</text:p>
          </table:table-cell>
          <table:table-cell office:value-type="float" office:value="10603927">
            <text:p>10603927</text:p>
          </table:table-cell>
          <table:table-cell office:value-type="float" office:value="341681">
            <text:p>341681</text:p>
          </table:table-cell>
          <table:table-cell office:value-type="float" office:value="287809">
            <text:p>287809</text:p>
          </table:table-cell>
          <table:table-cell/>
        </table:table-row>
        <table:table-row table:style-name="ro1">
          <table:table-cell office:value-type="float" office:value="2334604045">
            <text:p>2334604045</text:p>
          </table:table-cell>
          <table:table-cell office:value-type="float" office:value="312195">
            <text:p>312195</text:p>
          </table:table-cell>
          <table:table-cell office:value-type="float" office:value="164916">
            <text:p>164916</text:p>
          </table:table-cell>
          <table:table-cell office:value-type="float" office:value="155628">
            <text:p>155628</text:p>
          </table:table-cell>
          <table:table-cell office:value-type="float" office:value="3232678">
            <text:p>3232678</text:p>
          </table:table-cell>
          <table:table-cell office:value-type="float" office:value="273678">
            <text:p>273678</text:p>
          </table:table-cell>
          <table:table-cell office:value-type="float" office:value="275648">
            <text:p>275648</text:p>
          </table:table-cell>
          <table:table-cell office:value-type="float" office:value="10961298242">
            <text:p>10961298242</text:p>
          </table:table-cell>
          <table:table-cell office:value-type="float" office:value="203816">
            <text:p>203816</text:p>
          </table:table-cell>
          <table:table-cell office:value-type="float" office:value="167094">
            <text:p>167094</text:p>
          </table:table-cell>
          <table:table-cell office:value-type="float" office:value="161508">
            <text:p>161508</text:p>
          </table:table-cell>
          <table:table-cell office:value-type="float" office:value="5130644">
            <text:p>5130644</text:p>
          </table:table-cell>
          <table:table-cell office:value-type="float" office:value="281428">
            <text:p>281428</text:p>
          </table:table-cell>
          <table:table-cell office:value-type="float" office:value="272830">
            <text:p>272830</text:p>
          </table:table-cell>
          <table:table-cell office:value-type="float" office:value="1189504909">
            <text:p>1189504909</text:p>
          </table:table-cell>
          <table:table-cell office:value-type="float" office:value="236002">
            <text:p>236002</text:p>
          </table:table-cell>
          <table:table-cell office:value-type="float" office:value="163500">
            <text:p>163500</text:p>
          </table:table-cell>
          <table:table-cell office:value-type="float" office:value="158272">
            <text:p>158272</text:p>
          </table:table-cell>
          <table:table-cell office:value-type="float" office:value="15977310">
            <text:p>15977310</text:p>
          </table:table-cell>
          <table:table-cell office:value-type="float" office:value="304868">
            <text:p>304868</text:p>
          </table:table-cell>
          <table:table-cell office:value-type="float" office:value="239477">
            <text:p>239477</text:p>
          </table:table-cell>
          <table:table-cell/>
        </table:table-row>
        <table:table-row table:style-name="ro1">
          <table:table-cell office:value-type="float" office:value="9953691976">
            <text:p>9953691976</text:p>
          </table:table-cell>
          <table:table-cell office:value-type="float" office:value="192814">
            <text:p>192814</text:p>
          </table:table-cell>
          <table:table-cell office:value-type="float" office:value="158706">
            <text:p>158706</text:p>
          </table:table-cell>
          <table:table-cell office:value-type="float" office:value="216725">
            <text:p>216725</text:p>
          </table:table-cell>
          <table:table-cell office:value-type="float" office:value="725834">
            <text:p>725834</text:p>
          </table:table-cell>
          <table:table-cell office:value-type="float" office:value="270098">
            <text:p>270098</text:p>
          </table:table-cell>
          <table:table-cell office:value-type="float" office:value="223922">
            <text:p>223922</text:p>
          </table:table-cell>
          <table:table-cell office:value-type="float" office:value="2025780047">
            <text:p>2025780047</text:p>
          </table:table-cell>
          <table:table-cell office:value-type="float" office:value="225062">
            <text:p>225062</text:p>
          </table:table-cell>
          <table:table-cell office:value-type="float" office:value="169896">
            <text:p>169896</text:p>
          </table:table-cell>
          <table:table-cell office:value-type="float" office:value="172650">
            <text:p>172650</text:p>
          </table:table-cell>
          <table:table-cell office:value-type="float" office:value="34698911">
            <text:p>34698911</text:p>
          </table:table-cell>
          <table:table-cell office:value-type="float" office:value="290972">
            <text:p>290972</text:p>
          </table:table-cell>
          <table:table-cell office:value-type="float" office:value="261320">
            <text:p>261320</text:p>
          </table:table-cell>
          <table:table-cell office:value-type="float" office:value="10645719205">
            <text:p>10645719205</text:p>
          </table:table-cell>
          <table:table-cell office:value-type="float" office:value="219715">
            <text:p>219715</text:p>
          </table:table-cell>
          <table:table-cell office:value-type="float" office:value="166830">
            <text:p>166830</text:p>
          </table:table-cell>
          <table:table-cell office:value-type="float" office:value="159998">
            <text:p>159998</text:p>
          </table:table-cell>
          <table:table-cell office:value-type="float" office:value="792060">
            <text:p>792060</text:p>
          </table:table-cell>
          <table:table-cell office:value-type="float" office:value="307137">
            <text:p>307137</text:p>
          </table:table-cell>
          <table:table-cell office:value-type="float" office:value="244018">
            <text:p>244018</text:p>
          </table:table-cell>
          <table:table-cell/>
        </table:table-row>
        <table:table-row table:style-name="ro1">
          <table:table-cell office:value-type="float" office:value="4583857870">
            <text:p>4583857870</text:p>
          </table:table-cell>
          <table:table-cell office:value-type="float" office:value="189412">
            <text:p>189412</text:p>
          </table:table-cell>
          <table:table-cell office:value-type="float" office:value="153784">
            <text:p>153784</text:p>
          </table:table-cell>
          <table:table-cell office:value-type="float" office:value="157276">
            <text:p>157276</text:p>
          </table:table-cell>
          <table:table-cell office:value-type="float" office:value="15204837">
            <text:p>15204837</text:p>
          </table:table-cell>
          <table:table-cell office:value-type="float" office:value="279566">
            <text:p>279566</text:p>
          </table:table-cell>
          <table:table-cell office:value-type="float" office:value="229562">
            <text:p>229562</text:p>
          </table:table-cell>
          <table:table-cell office:value-type="float" office:value="20069387071">
            <text:p>20069387071</text:p>
          </table:table-cell>
          <table:table-cell office:value-type="float" office:value="219592">
            <text:p>219592</text:p>
          </table:table-cell>
          <table:table-cell office:value-type="float" office:value="166258">
            <text:p>166258</text:p>
          </table:table-cell>
          <table:table-cell office:value-type="float" office:value="211291">
            <text:p>211291</text:p>
          </table:table-cell>
          <table:table-cell office:value-type="float" office:value="12086004">
            <text:p>12086004</text:p>
          </table:table-cell>
          <table:table-cell office:value-type="float" office:value="279048">
            <text:p>279048</text:p>
          </table:table-cell>
          <table:table-cell office:value-type="float" office:value="239488">
            <text:p>239488</text:p>
          </table:table-cell>
          <table:table-cell office:value-type="float" office:value="3682524821">
            <text:p>3682524821</text:p>
          </table:table-cell>
          <table:table-cell office:value-type="float" office:value="200798">
            <text:p>200798</text:p>
          </table:table-cell>
          <table:table-cell office:value-type="float" office:value="161396">
            <text:p>161396</text:p>
          </table:table-cell>
          <table:table-cell office:value-type="float" office:value="160160">
            <text:p>160160</text:p>
          </table:table-cell>
          <table:table-cell office:value-type="float" office:value="14844904">
            <text:p>14844904</text:p>
          </table:table-cell>
          <table:table-cell office:value-type="float" office:value="276668">
            <text:p>276668</text:p>
          </table:table-cell>
          <table:table-cell office:value-type="float" office:value="233484">
            <text:p>233484</text:p>
          </table:table-cell>
          <table:table-cell/>
        </table:table-row>
        <table:table-row table:style-name="ro1">
          <table:table-cell office:value-type="float" office:value="4786169897">
            <text:p>4786169897</text:p>
          </table:table-cell>
          <table:table-cell office:value-type="float" office:value="191488">
            <text:p>191488</text:p>
          </table:table-cell>
          <table:table-cell office:value-type="float" office:value="154500">
            <text:p>154500</text:p>
          </table:table-cell>
          <table:table-cell office:value-type="float" office:value="152238">
            <text:p>152238</text:p>
          </table:table-cell>
          <table:table-cell office:value-type="float" office:value="5280202">
            <text:p>5280202</text:p>
          </table:table-cell>
          <table:table-cell office:value-type="float" office:value="348704">
            <text:p>348704</text:p>
          </table:table-cell>
          <table:table-cell office:value-type="float" office:value="236470">
            <text:p>236470</text:p>
          </table:table-cell>
          <table:table-cell office:value-type="float" office:value="1308446422">
            <text:p>1308446422</text:p>
          </table:table-cell>
          <table:table-cell office:value-type="float" office:value="211660">
            <text:p>211660</text:p>
          </table:table-cell>
          <table:table-cell office:value-type="float" office:value="168508">
            <text:p>168508</text:p>
          </table:table-cell>
          <table:table-cell office:value-type="float" office:value="162972">
            <text:p>162972</text:p>
          </table:table-cell>
          <table:table-cell office:value-type="float" office:value="10111696">
            <text:p>10111696</text:p>
          </table:table-cell>
          <table:table-cell office:value-type="float" office:value="274450">
            <text:p>274450</text:p>
          </table:table-cell>
          <table:table-cell office:value-type="float" office:value="228748">
            <text:p>228748</text:p>
          </table:table-cell>
          <table:table-cell office:value-type="float" office:value="3196654563">
            <text:p>3196654563</text:p>
          </table:table-cell>
          <table:table-cell office:value-type="float" office:value="201544">
            <text:p>201544</text:p>
          </table:table-cell>
          <table:table-cell office:value-type="float" office:value="163802">
            <text:p>163802</text:p>
          </table:table-cell>
          <table:table-cell office:value-type="float" office:value="185491">
            <text:p>185491</text:p>
          </table:table-cell>
          <table:table-cell office:value-type="float" office:value="252716">
            <text:p>252716</text:p>
          </table:table-cell>
          <table:table-cell office:value-type="float" office:value="273014">
            <text:p>273014</text:p>
          </table:table-cell>
          <table:table-cell office:value-type="float" office:value="232064">
            <text:p>232064</text:p>
          </table:table-cell>
          <table:table-cell/>
        </table:table-row>
        <table:table-row table:style-name="ro1">
          <table:table-cell office:value-type="float" office:value="2074398947">
            <text:p>2074398947</text:p>
          </table:table-cell>
          <table:table-cell office:value-type="float" office:value="191088">
            <text:p>191088</text:p>
          </table:table-cell>
          <table:table-cell office:value-type="float" office:value="153294">
            <text:p>153294</text:p>
          </table:table-cell>
          <table:table-cell office:value-type="float" office:value="149320">
            <text:p>149320</text:p>
          </table:table-cell>
          <table:table-cell office:value-type="float" office:value="8351399">
            <text:p>8351399</text:p>
          </table:table-cell>
          <table:table-cell office:value-type="float" office:value="264524">
            <text:p>264524</text:p>
          </table:table-cell>
          <table:table-cell office:value-type="float" office:value="222898">
            <text:p>222898</text:p>
          </table:table-cell>
          <table:table-cell office:value-type="float" office:value="1411570966">
            <text:p>1411570966</text:p>
          </table:table-cell>
          <table:table-cell office:value-type="float" office:value="251892">
            <text:p>251892</text:p>
          </table:table-cell>
          <table:table-cell office:value-type="float" office:value="262673">
            <text:p>262673</text:p>
          </table:table-cell>
          <table:table-cell office:value-type="float" office:value="286805">
            <text:p>286805</text:p>
          </table:table-cell>
          <table:table-cell office:value-type="float" office:value="9230424">
            <text:p>9230424</text:p>
          </table:table-cell>
          <table:table-cell office:value-type="float" office:value="271854">
            <text:p>271854</text:p>
          </table:table-cell>
          <table:table-cell office:value-type="float" office:value="251913">
            <text:p>251913</text:p>
          </table:table-cell>
          <table:table-cell office:value-type="float" office:value="1303659054">
            <text:p>1303659054</text:p>
          </table:table-cell>
          <table:table-cell office:value-type="float" office:value="202358">
            <text:p>202358</text:p>
          </table:table-cell>
          <table:table-cell office:value-type="float" office:value="162408">
            <text:p>162408</text:p>
          </table:table-cell>
          <table:table-cell office:value-type="float" office:value="161328">
            <text:p>161328</text:p>
          </table:table-cell>
          <table:table-cell office:value-type="float" office:value="459002">
            <text:p>459002</text:p>
          </table:table-cell>
          <table:table-cell office:value-type="float" office:value="256342">
            <text:p>256342</text:p>
          </table:table-cell>
          <table:table-cell office:value-type="float" office:value="220908">
            <text:p>220908</text:p>
          </table:table-cell>
          <table:table-cell/>
        </table:table-row>
        <table:table-row table:style-name="ro1">
          <table:table-cell office:value-type="float" office:value="751476902">
            <text:p>751476902</text:p>
          </table:table-cell>
          <table:table-cell office:value-type="float" office:value="191106">
            <text:p>191106</text:p>
          </table:table-cell>
          <table:table-cell office:value-type="float" office:value="199036">
            <text:p>199036</text:p>
          </table:table-cell>
          <table:table-cell office:value-type="float" office:value="150732">
            <text:p>150732</text:p>
          </table:table-cell>
          <table:table-cell office:value-type="float" office:value="1619959">
            <text:p>1619959</text:p>
          </table:table-cell>
          <table:table-cell office:value-type="float" office:value="262540">
            <text:p>262540</text:p>
          </table:table-cell>
          <table:table-cell office:value-type="float" office:value="218284">
            <text:p>218284</text:p>
          </table:table-cell>
          <table:table-cell office:value-type="float" office:value="10361848923">
            <text:p>10361848923</text:p>
          </table:table-cell>
          <table:table-cell office:value-type="float" office:value="207346">
            <text:p>207346</text:p>
          </table:table-cell>
          <table:table-cell office:value-type="float" office:value="167068">
            <text:p>167068</text:p>
          </table:table-cell>
          <table:table-cell office:value-type="float" office:value="177656">
            <text:p>177656</text:p>
          </table:table-cell>
          <table:table-cell office:value-type="float" office:value="11784314">
            <text:p>11784314</text:p>
          </table:table-cell>
          <table:table-cell office:value-type="float" office:value="271942">
            <text:p>271942</text:p>
          </table:table-cell>
          <table:table-cell office:value-type="float" office:value="227246">
            <text:p>227246</text:p>
          </table:table-cell>
          <table:table-cell office:value-type="float" office:value="1953202366">
            <text:p>1953202366</text:p>
          </table:table-cell>
          <table:table-cell office:value-type="float" office:value="202722">
            <text:p>202722</text:p>
          </table:table-cell>
          <table:table-cell office:value-type="float" office:value="164860">
            <text:p>164860</text:p>
          </table:table-cell>
          <table:table-cell office:value-type="float" office:value="159794">
            <text:p>159794</text:p>
          </table:table-cell>
          <table:table-cell office:value-type="float" office:value="458160">
            <text:p>458160</text:p>
          </table:table-cell>
          <table:table-cell office:value-type="float" office:value="270372">
            <text:p>270372</text:p>
          </table:table-cell>
          <table:table-cell office:value-type="float" office:value="235702">
            <text:p>235702</text:p>
          </table:table-cell>
          <table:table-cell/>
        </table:table-row>
        <table:table-row table:style-name="ro1">
          <table:table-cell office:value-type="float" office:value="1323044073">
            <text:p>1323044073</text:p>
          </table:table-cell>
          <table:table-cell office:value-type="float" office:value="195856">
            <text:p>195856</text:p>
          </table:table-cell>
          <table:table-cell office:value-type="float" office:value="154634">
            <text:p>154634</text:p>
          </table:table-cell>
          <table:table-cell office:value-type="float" office:value="162666">
            <text:p>162666</text:p>
          </table:table-cell>
          <table:table-cell office:value-type="float" office:value="11232622">
            <text:p>11232622</text:p>
          </table:table-cell>
          <table:table-cell office:value-type="float" office:value="267748">
            <text:p>267748</text:p>
          </table:table-cell>
          <table:table-cell office:value-type="float" office:value="229400">
            <text:p>229400</text:p>
          </table:table-cell>
          <table:table-cell office:value-type="float" office:value="4350052362">
            <text:p>4350052362</text:p>
          </table:table-cell>
          <table:table-cell office:value-type="float" office:value="206270">
            <text:p>206270</text:p>
          </table:table-cell>
          <table:table-cell office:value-type="float" office:value="170034">
            <text:p>170034</text:p>
          </table:table-cell>
          <table:table-cell office:value-type="float" office:value="162116">
            <text:p>162116</text:p>
          </table:table-cell>
          <table:table-cell office:value-type="float" office:value="5119202">
            <text:p>5119202</text:p>
          </table:table-cell>
          <table:table-cell office:value-type="float" office:value="310953">
            <text:p>310953</text:p>
          </table:table-cell>
          <table:table-cell office:value-type="float" office:value="252203">
            <text:p>252203</text:p>
          </table:table-cell>
          <table:table-cell office:value-type="float" office:value="4982586413">
            <text:p>4982586413</text:p>
          </table:table-cell>
          <table:table-cell office:value-type="float" office:value="331406">
            <text:p>331406</text:p>
          </table:table-cell>
          <table:table-cell office:value-type="float" office:value="165734">
            <text:p>165734</text:p>
          </table:table-cell>
          <table:table-cell office:value-type="float" office:value="157566">
            <text:p>157566</text:p>
          </table:table-cell>
          <table:table-cell office:value-type="float" office:value="2021992">
            <text:p>2021992</text:p>
          </table:table-cell>
          <table:table-cell office:value-type="float" office:value="270504">
            <text:p>270504</text:p>
          </table:table-cell>
          <table:table-cell office:value-type="float" office:value="270014">
            <text:p>270014</text:p>
          </table:table-cell>
          <table:table-cell/>
        </table:table-row>
        <table:table-row table:style-name="ro1">
          <table:table-cell office:value-type="float" office:value="5172373757">
            <text:p>5172373757</text:p>
          </table:table-cell>
          <table:table-cell office:value-type="float" office:value="194190">
            <text:p>194190</text:p>
          </table:table-cell>
          <table:table-cell office:value-type="float" office:value="152060">
            <text:p>152060</text:p>
          </table:table-cell>
          <table:table-cell office:value-type="float" office:value="151490">
            <text:p>151490</text:p>
          </table:table-cell>
          <table:table-cell office:value-type="float" office:value="15291166">
            <text:p>15291166</text:p>
          </table:table-cell>
          <table:table-cell office:value-type="float" office:value="263794">
            <text:p>263794</text:p>
          </table:table-cell>
          <table:table-cell office:value-type="float" office:value="247792">
            <text:p>247792</text:p>
          </table:table-cell>
          <table:table-cell office:value-type="float" office:value="2400009426">
            <text:p>2400009426</text:p>
          </table:table-cell>
          <table:table-cell office:value-type="float" office:value="204476">
            <text:p>204476</text:p>
          </table:table-cell>
          <table:table-cell office:value-type="float" office:value="165304">
            <text:p>165304</text:p>
          </table:table-cell>
          <table:table-cell office:value-type="float" office:value="162382">
            <text:p>162382</text:p>
          </table:table-cell>
          <table:table-cell office:value-type="float" office:value="3577359">
            <text:p>3577359</text:p>
          </table:table-cell>
          <table:table-cell office:value-type="float" office:value="265286">
            <text:p>265286</text:p>
          </table:table-cell>
          <table:table-cell office:value-type="float" office:value="231548">
            <text:p>231548</text:p>
          </table:table-cell>
          <table:table-cell office:value-type="float" office:value="5171515317">
            <text:p>5171515317</text:p>
          </table:table-cell>
          <table:table-cell office:value-type="float" office:value="267100">
            <text:p>267100</text:p>
          </table:table-cell>
          <table:table-cell office:value-type="float" office:value="229745">
            <text:p>229745</text:p>
          </table:table-cell>
          <table:table-cell office:value-type="float" office:value="176126">
            <text:p>176126</text:p>
          </table:table-cell>
          <table:table-cell office:value-type="float" office:value="30322659">
            <text:p>30322659</text:p>
          </table:table-cell>
          <table:table-cell office:value-type="float" office:value="339620">
            <text:p>339620</text:p>
          </table:table-cell>
          <table:table-cell office:value-type="float" office:value="230088">
            <text:p>230088</text:p>
          </table:table-cell>
          <table:table-cell/>
        </table:table-row>
        <table:table-row table:style-name="ro1">
          <table:table-cell office:value-type="float" office:value="4936241021">
            <text:p>4936241021</text:p>
          </table:table-cell>
          <table:table-cell office:value-type="float" office:value="192216">
            <text:p>192216</text:p>
          </table:table-cell>
          <table:table-cell office:value-type="float" office:value="154994">
            <text:p>154994</text:p>
          </table:table-cell>
          <table:table-cell office:value-type="float" office:value="152878">
            <text:p>152878</text:p>
          </table:table-cell>
          <table:table-cell office:value-type="float" office:value="54172824">
            <text:p>54172824</text:p>
          </table:table-cell>
          <table:table-cell office:value-type="float" office:value="279040">
            <text:p>279040</text:p>
          </table:table-cell>
          <table:table-cell office:value-type="float" office:value="233178">
            <text:p>233178</text:p>
          </table:table-cell>
          <table:table-cell office:value-type="float" office:value="2991864169">
            <text:p>2991864169</text:p>
          </table:table-cell>
          <table:table-cell office:value-type="float" office:value="200892">
            <text:p>200892</text:p>
          </table:table-cell>
          <table:table-cell office:value-type="float" office:value="168946">
            <text:p>168946</text:p>
          </table:table-cell>
          <table:table-cell office:value-type="float" office:value="183573">
            <text:p>183573</text:p>
          </table:table-cell>
          <table:table-cell office:value-type="float" office:value="507031">
            <text:p>507031</text:p>
          </table:table-cell>
          <table:table-cell office:value-type="float" office:value="283326">
            <text:p>283326</text:p>
          </table:table-cell>
          <table:table-cell office:value-type="float" office:value="419772">
            <text:p>419772</text:p>
          </table:table-cell>
          <table:table-cell office:value-type="float" office:value="6868701597">
            <text:p>6868701597</text:p>
          </table:table-cell>
          <table:table-cell office:value-type="float" office:value="203362">
            <text:p>203362</text:p>
          </table:table-cell>
          <table:table-cell office:value-type="float" office:value="165378">
            <text:p>165378</text:p>
          </table:table-cell>
          <table:table-cell office:value-type="float" office:value="166062">
            <text:p>166062</text:p>
          </table:table-cell>
          <table:table-cell office:value-type="float" office:value="7062691">
            <text:p>7062691</text:p>
          </table:table-cell>
          <table:table-cell office:value-type="float" office:value="277584">
            <text:p>277584</text:p>
          </table:table-cell>
          <table:table-cell office:value-type="float" office:value="240734">
            <text:p>240734</text:p>
          </table:table-cell>
          <table:table-cell/>
        </table:table-row>
        <table:table-row table:style-name="ro1">
          <table:table-cell office:value-type="float" office:value="3807351481">
            <text:p>3807351481</text:p>
          </table:table-cell>
          <table:table-cell office:value-type="float" office:value="256957">
            <text:p>256957</text:p>
          </table:table-cell>
          <table:table-cell office:value-type="float" office:value="156362">
            <text:p>156362</text:p>
          </table:table-cell>
          <table:table-cell office:value-type="float" office:value="160096">
            <text:p>160096</text:p>
          </table:table-cell>
          <table:table-cell office:value-type="float" office:value="21304482">
            <text:p>21304482</text:p>
          </table:table-cell>
          <table:table-cell office:value-type="float" office:value="276020">
            <text:p>276020</text:p>
          </table:table-cell>
          <table:table-cell office:value-type="float" office:value="233724">
            <text:p>233724</text:p>
          </table:table-cell>
          <table:table-cell office:value-type="float" office:value="1877153348">
            <text:p>1877153348</text:p>
          </table:table-cell>
          <table:table-cell office:value-type="float" office:value="337866">
            <text:p>337866</text:p>
          </table:table-cell>
          <table:table-cell office:value-type="float" office:value="167442">
            <text:p>167442</text:p>
          </table:table-cell>
          <table:table-cell office:value-type="float" office:value="162458">
            <text:p>162458</text:p>
          </table:table-cell>
          <table:table-cell office:value-type="float" office:value="4722420">
            <text:p>4722420</text:p>
          </table:table-cell>
          <table:table-cell office:value-type="float" office:value="264116">
            <text:p>264116</text:p>
          </table:table-cell>
          <table:table-cell office:value-type="float" office:value="224870">
            <text:p>224870</text:p>
          </table:table-cell>
          <table:table-cell office:value-type="float" office:value="10798869867">
            <text:p>10798869867</text:p>
          </table:table-cell>
          <table:table-cell office:value-type="float" office:value="207196">
            <text:p>207196</text:p>
          </table:table-cell>
          <table:table-cell office:value-type="float" office:value="259984">
            <text:p>259984</text:p>
          </table:table-cell>
          <table:table-cell office:value-type="float" office:value="201301">
            <text:p>201301</text:p>
          </table:table-cell>
          <table:table-cell office:value-type="float" office:value="58681380">
            <text:p>58681380</text:p>
          </table:table-cell>
          <table:table-cell office:value-type="float" office:value="476247">
            <text:p>476247</text:p>
          </table:table-cell>
          <table:table-cell office:value-type="float" office:value="251080">
            <text:p>251080</text:p>
          </table:table-cell>
          <table:table-cell/>
        </table:table-row>
        <table:table-row table:style-name="ro1">
          <table:table-cell office:value-type="float" office:value="7847784785">
            <text:p>7847784785</text:p>
          </table:table-cell>
          <table:table-cell office:value-type="float" office:value="196748">
            <text:p>196748</text:p>
          </table:table-cell>
          <table:table-cell office:value-type="float" office:value="152246">
            <text:p>152246</text:p>
          </table:table-cell>
          <table:table-cell office:value-type="float" office:value="153262">
            <text:p>153262</text:p>
          </table:table-cell>
          <table:table-cell office:value-type="float" office:value="10187629">
            <text:p>10187629</text:p>
          </table:table-cell>
          <table:table-cell office:value-type="float" office:value="279574">
            <text:p>279574</text:p>
          </table:table-cell>
          <table:table-cell office:value-type="float" office:value="234164">
            <text:p>234164</text:p>
          </table:table-cell>
          <table:table-cell office:value-type="float" office:value="7374229877">
            <text:p>7374229877</text:p>
          </table:table-cell>
          <table:table-cell office:value-type="float" office:value="206738">
            <text:p>206738</text:p>
          </table:table-cell>
          <table:table-cell office:value-type="float" office:value="246642">
            <text:p>246642</text:p>
          </table:table-cell>
          <table:table-cell office:value-type="float" office:value="165494">
            <text:p>165494</text:p>
          </table:table-cell>
          <table:table-cell office:value-type="float" office:value="1196872">
            <text:p>1196872</text:p>
          </table:table-cell>
          <table:table-cell office:value-type="float" office:value="280784">
            <text:p>280784</text:p>
          </table:table-cell>
          <table:table-cell office:value-type="float" office:value="234664">
            <text:p>234664</text:p>
          </table:table-cell>
          <table:table-cell office:value-type="float" office:value="1903134397">
            <text:p>1903134397</text:p>
          </table:table-cell>
          <table:table-cell office:value-type="float" office:value="204128">
            <text:p>204128</text:p>
          </table:table-cell>
          <table:table-cell office:value-type="float" office:value="166720">
            <text:p>166720</text:p>
          </table:table-cell>
          <table:table-cell office:value-type="float" office:value="160372">
            <text:p>160372</text:p>
          </table:table-cell>
          <table:table-cell office:value-type="float" office:value="29538555">
            <text:p>29538555</text:p>
          </table:table-cell>
          <table:table-cell office:value-type="float" office:value="305892">
            <text:p>305892</text:p>
          </table:table-cell>
          <table:table-cell office:value-type="float" office:value="242550">
            <text:p>242550</text:p>
          </table:table-cell>
          <table:table-cell/>
        </table:table-row>
        <table:table-row table:style-name="ro1">
          <table:table-cell office:value-type="float" office:value="6114582764">
            <text:p>6114582764</text:p>
          </table:table-cell>
          <table:table-cell office:value-type="float" office:value="196166">
            <text:p>196166</text:p>
          </table:table-cell>
          <table:table-cell office:value-type="float" office:value="753892">
            <text:p>753892</text:p>
          </table:table-cell>
          <table:table-cell office:value-type="float" office:value="158564">
            <text:p>158564</text:p>
          </table:table-cell>
          <table:table-cell office:value-type="float" office:value="73945130">
            <text:p>73945130</text:p>
          </table:table-cell>
          <table:table-cell office:value-type="float" office:value="318590">
            <text:p>318590</text:p>
          </table:table-cell>
          <table:table-cell office:value-type="float" office:value="308582">
            <text:p>308582</text:p>
          </table:table-cell>
          <table:table-cell office:value-type="float" office:value="1913258756">
            <text:p>1913258756</text:p>
          </table:table-cell>
          <table:table-cell office:value-type="float" office:value="212008">
            <text:p>212008</text:p>
          </table:table-cell>
          <table:table-cell office:value-type="float" office:value="166864">
            <text:p>166864</text:p>
          </table:table-cell>
          <table:table-cell office:value-type="float" office:value="163820">
            <text:p>163820</text:p>
          </table:table-cell>
          <table:table-cell office:value-type="float" office:value="9583687">
            <text:p>9583687</text:p>
          </table:table-cell>
          <table:table-cell office:value-type="float" office:value="271106">
            <text:p>271106</text:p>
          </table:table-cell>
          <table:table-cell office:value-type="float" office:value="222360">
            <text:p>222360</text:p>
          </table:table-cell>
          <table:table-cell office:value-type="float" office:value="1875987512">
            <text:p>1875987512</text:p>
          </table:table-cell>
          <table:table-cell office:value-type="float" office:value="201866">
            <text:p>201866</text:p>
          </table:table-cell>
          <table:table-cell office:value-type="float" office:value="163768">
            <text:p>163768</text:p>
          </table:table-cell>
          <table:table-cell office:value-type="float" office:value="161072">
            <text:p>161072</text:p>
          </table:table-cell>
          <table:table-cell office:value-type="float" office:value="17950157">
            <text:p>17950157</text:p>
          </table:table-cell>
          <table:table-cell office:value-type="float" office:value="282614">
            <text:p>282614</text:p>
          </table:table-cell>
          <table:table-cell office:value-type="float" office:value="238818">
            <text:p>238818</text:p>
          </table:table-cell>
          <table:table-cell/>
        </table:table-row>
        <table:table-row table:style-name="ro1">
          <table:table-cell office:value-type="float" office:value="4685340873">
            <text:p>4685340873</text:p>
          </table:table-cell>
          <table:table-cell office:value-type="float" office:value="244256">
            <text:p>244256</text:p>
          </table:table-cell>
          <table:table-cell office:value-type="float" office:value="254541">
            <text:p>254541</text:p>
          </table:table-cell>
          <table:table-cell office:value-type="float" office:value="183334">
            <text:p>183334</text:p>
          </table:table-cell>
          <table:table-cell office:value-type="float" office:value="33955049">
            <text:p>33955049</text:p>
          </table:table-cell>
          <table:table-cell office:value-type="float" office:value="276978">
            <text:p>276978</text:p>
          </table:table-cell>
          <table:table-cell office:value-type="float" office:value="227318">
            <text:p>227318</text:p>
          </table:table-cell>
          <table:table-cell office:value-type="float" office:value="6401313199">
            <text:p>6401313199</text:p>
          </table:table-cell>
          <table:table-cell office:value-type="float" office:value="204452">
            <text:p>204452</text:p>
          </table:table-cell>
          <table:table-cell office:value-type="float" office:value="167200">
            <text:p>167200</text:p>
          </table:table-cell>
          <table:table-cell office:value-type="float" office:value="162528">
            <text:p>162528</text:p>
          </table:table-cell>
          <table:table-cell office:value-type="float" office:value="25532697">
            <text:p>25532697</text:p>
          </table:table-cell>
          <table:table-cell office:value-type="float" office:value="277376">
            <text:p>277376</text:p>
          </table:table-cell>
          <table:table-cell office:value-type="float" office:value="302327">
            <text:p>302327</text:p>
          </table:table-cell>
          <table:table-cell office:value-type="float" office:value="5309972338">
            <text:p>5309972338</text:p>
          </table:table-cell>
          <table:table-cell office:value-type="float" office:value="233600">
            <text:p>233600</text:p>
          </table:table-cell>
          <table:table-cell office:value-type="float" office:value="255385">
            <text:p>255385</text:p>
          </table:table-cell>
          <table:table-cell office:value-type="float" office:value="409660">
            <text:p>409660</text:p>
          </table:table-cell>
          <table:table-cell office:value-type="float" office:value="324569">
            <text:p>324569</text:p>
          </table:table-cell>
          <table:table-cell office:value-type="float" office:value="301951">
            <text:p>301951</text:p>
          </table:table-cell>
          <table:table-cell office:value-type="float" office:value="227170">
            <text:p>227170</text:p>
          </table:table-cell>
          <table:table-cell/>
        </table:table-row>
        <table:table-row table:style-name="ro1">
          <table:table-cell office:value-type="float" office:value="27182805598">
            <text:p>27182805598</text:p>
          </table:table-cell>
          <table:table-cell office:value-type="float" office:value="203308">
            <text:p>203308</text:p>
          </table:table-cell>
          <table:table-cell office:value-type="float" office:value="153514">
            <text:p>153514</text:p>
          </table:table-cell>
          <table:table-cell office:value-type="float" office:value="150266">
            <text:p>150266</text:p>
          </table:table-cell>
          <table:table-cell office:value-type="float" office:value="8887370">
            <text:p>8887370</text:p>
          </table:table-cell>
          <table:table-cell office:value-type="float" office:value="264398">
            <text:p>264398</text:p>
          </table:table-cell>
          <table:table-cell office:value-type="float" office:value="227848">
            <text:p>227848</text:p>
          </table:table-cell>
          <table:table-cell office:value-type="float" office:value="8546942392">
            <text:p>8546942392</text:p>
          </table:table-cell>
          <table:table-cell office:value-type="float" office:value="206796">
            <text:p>206796</text:p>
          </table:table-cell>
          <table:table-cell office:value-type="float" office:value="165938">
            <text:p>165938</text:p>
          </table:table-cell>
          <table:table-cell office:value-type="float" office:value="167932">
            <text:p>167932</text:p>
          </table:table-cell>
          <table:table-cell office:value-type="float" office:value="2190654">
            <text:p>2190654</text:p>
          </table:table-cell>
          <table:table-cell office:value-type="float" office:value="261564">
            <text:p>261564</text:p>
          </table:table-cell>
          <table:table-cell office:value-type="float" office:value="222514">
            <text:p>222514</text:p>
          </table:table-cell>
          <table:table-cell office:value-type="float" office:value="2758444760">
            <text:p>2758444760</text:p>
          </table:table-cell>
          <table:table-cell office:value-type="float" office:value="253008">
            <text:p>253008</text:p>
          </table:table-cell>
          <table:table-cell office:value-type="float" office:value="168826">
            <text:p>168826</text:p>
          </table:table-cell>
          <table:table-cell office:value-type="float" office:value="189085">
            <text:p>189085</text:p>
          </table:table-cell>
          <table:table-cell office:value-type="float" office:value="70419722">
            <text:p>70419722</text:p>
          </table:table-cell>
          <table:table-cell office:value-type="float" office:value="307080">
            <text:p>307080</text:p>
          </table:table-cell>
          <table:table-cell office:value-type="float" office:value="377732">
            <text:p>377732</text:p>
          </table:table-cell>
          <table:table-cell/>
        </table:table-row>
        <table:table-row table:style-name="ro1">
          <table:table-cell office:value-type="float" office:value="4852628770">
            <text:p>4852628770</text:p>
          </table:table-cell>
          <table:table-cell office:value-type="float" office:value="206276">
            <text:p>206276</text:p>
          </table:table-cell>
          <table:table-cell office:value-type="float" office:value="232186">
            <text:p>232186</text:p>
          </table:table-cell>
          <table:table-cell office:value-type="float" office:value="164638">
            <text:p>164638</text:p>
          </table:table-cell>
          <table:table-cell office:value-type="float" office:value="14106045">
            <text:p>14106045</text:p>
          </table:table-cell>
          <table:table-cell office:value-type="float" office:value="323776">
            <text:p>323776</text:p>
          </table:table-cell>
          <table:table-cell office:value-type="float" office:value="251578">
            <text:p>251578</text:p>
          </table:table-cell>
          <table:table-cell office:value-type="float" office:value="4844954612">
            <text:p>4844954612</text:p>
          </table:table-cell>
          <table:table-cell office:value-type="float" office:value="205412">
            <text:p>205412</text:p>
          </table:table-cell>
          <table:table-cell office:value-type="float" office:value="167480">
            <text:p>167480</text:p>
          </table:table-cell>
          <table:table-cell office:value-type="float" office:value="165576">
            <text:p>165576</text:p>
          </table:table-cell>
          <table:table-cell office:value-type="float" office:value="14479397">
            <text:p>14479397</text:p>
          </table:table-cell>
          <table:table-cell office:value-type="float" office:value="436454">
            <text:p>436454</text:p>
          </table:table-cell>
          <table:table-cell office:value-type="float" office:value="360852">
            <text:p>360852</text:p>
          </table:table-cell>
          <table:table-cell office:value-type="float" office:value="4527679183">
            <text:p>4527679183</text:p>
          </table:table-cell>
          <table:table-cell office:value-type="float" office:value="206236">
            <text:p>206236</text:p>
          </table:table-cell>
          <table:table-cell office:value-type="float" office:value="170630">
            <text:p>170630</text:p>
          </table:table-cell>
          <table:table-cell office:value-type="float" office:value="158416">
            <text:p>158416</text:p>
          </table:table-cell>
          <table:table-cell office:value-type="float" office:value="42144523">
            <text:p>42144523</text:p>
          </table:table-cell>
          <table:table-cell office:value-type="float" office:value="282072">
            <text:p>282072</text:p>
          </table:table-cell>
          <table:table-cell office:value-type="float" office:value="238296">
            <text:p>238296</text:p>
          </table:table-cell>
          <table:table-cell/>
        </table:table-row>
        <table:table-row table:style-name="ro1">
          <table:table-cell office:value-type="float" office:value="1847214984">
            <text:p>1847214984</text:p>
          </table:table-cell>
          <table:table-cell office:value-type="float" office:value="194012">
            <text:p>194012</text:p>
          </table:table-cell>
          <table:table-cell office:value-type="float" office:value="153414">
            <text:p>153414</text:p>
          </table:table-cell>
          <table:table-cell office:value-type="float" office:value="156060">
            <text:p>156060</text:p>
          </table:table-cell>
          <table:table-cell office:value-type="float" office:value="1397581">
            <text:p>1397581</text:p>
          </table:table-cell>
          <table:table-cell office:value-type="float" office:value="358394">
            <text:p>358394</text:p>
          </table:table-cell>
          <table:table-cell office:value-type="float" office:value="262898">
            <text:p>262898</text:p>
          </table:table-cell>
          <table:table-cell office:value-type="float" office:value="10000393370">
            <text:p>10000393370</text:p>
          </table:table-cell>
          <table:table-cell office:value-type="float" office:value="206090">
            <text:p>206090</text:p>
          </table:table-cell>
          <table:table-cell office:value-type="float" office:value="169650">
            <text:p>169650</text:p>
          </table:table-cell>
          <table:table-cell office:value-type="float" office:value="191573">
            <text:p>191573</text:p>
          </table:table-cell>
          <table:table-cell office:value-type="float" office:value="13134673">
            <text:p>13134673</text:p>
          </table:table-cell>
          <table:table-cell office:value-type="float" office:value="304132">
            <text:p>304132</text:p>
          </table:table-cell>
          <table:table-cell office:value-type="float" office:value="276129">
            <text:p>276129</text:p>
          </table:table-cell>
          <table:table-cell office:value-type="float" office:value="3459680781">
            <text:p>3459680781</text:p>
          </table:table-cell>
          <table:table-cell office:value-type="float" office:value="205966">
            <text:p>205966</text:p>
          </table:table-cell>
          <table:table-cell office:value-type="float" office:value="190483">
            <text:p>190483</text:p>
          </table:table-cell>
          <table:table-cell office:value-type="float" office:value="160946">
            <text:p>160946</text:p>
          </table:table-cell>
          <table:table-cell office:value-type="float" office:value="19658271">
            <text:p>19658271</text:p>
          </table:table-cell>
          <table:table-cell office:value-type="float" office:value="292255">
            <text:p>292255</text:p>
          </table:table-cell>
          <table:table-cell office:value-type="float" office:value="229522">
            <text:p>229522</text:p>
          </table:table-cell>
          <table:table-cell/>
        </table:table-row>
        <table:table-row table:style-name="ro1">
          <table:table-cell office:value-type="float" office:value="7366547173">
            <text:p>7366547173</text:p>
          </table:table-cell>
          <table:table-cell office:value-type="float" office:value="300499">
            <text:p>300499</text:p>
          </table:table-cell>
          <table:table-cell office:value-type="float" office:value="239315">
            <text:p>239315</text:p>
          </table:table-cell>
          <table:table-cell office:value-type="float" office:value="160872">
            <text:p>160872</text:p>
          </table:table-cell>
          <table:table-cell office:value-type="float" office:value="617854">
            <text:p>617854</text:p>
          </table:table-cell>
          <table:table-cell office:value-type="float" office:value="271262">
            <text:p>271262</text:p>
          </table:table-cell>
          <table:table-cell office:value-type="float" office:value="305586">
            <text:p>305586</text:p>
          </table:table-cell>
          <table:table-cell office:value-type="float" office:value="5437535554">
            <text:p>5437535554</text:p>
          </table:table-cell>
          <table:table-cell office:value-type="float" office:value="336638">
            <text:p>336638</text:p>
          </table:table-cell>
          <table:table-cell office:value-type="float" office:value="287355">
            <text:p>287355</text:p>
          </table:table-cell>
          <table:table-cell office:value-type="float" office:value="262520">
            <text:p>262520</text:p>
          </table:table-cell>
          <table:table-cell office:value-type="float" office:value="39492515">
            <text:p>39492515</text:p>
          </table:table-cell>
          <table:table-cell office:value-type="float" office:value="462581">
            <text:p>462581</text:p>
          </table:table-cell>
          <table:table-cell office:value-type="float" office:value="606869">
            <text:p>606869</text:p>
          </table:table-cell>
          <table:table-cell office:value-type="float" office:value="2959518937">
            <text:p>2959518937</text:p>
          </table:table-cell>
          <table:table-cell office:value-type="float" office:value="202802">
            <text:p>202802</text:p>
          </table:table-cell>
          <table:table-cell office:value-type="float" office:value="162692">
            <text:p>162692</text:p>
          </table:table-cell>
          <table:table-cell office:value-type="float" office:value="162190">
            <text:p>162190</text:p>
          </table:table-cell>
          <table:table-cell office:value-type="float" office:value="1542056">
            <text:p>1542056</text:p>
          </table:table-cell>
          <table:table-cell office:value-type="float" office:value="312375">
            <text:p>312375</text:p>
          </table:table-cell>
          <table:table-cell office:value-type="float" office:value="357036">
            <text:p>357036</text:p>
          </table:table-cell>
          <table:table-cell/>
        </table:table-row>
        <table:table-row table:style-name="ro1">
          <table:table-cell office:value-type="float" office:value="10382327967">
            <text:p>10382327967</text:p>
          </table:table-cell>
          <table:table-cell office:value-type="float" office:value="197800">
            <text:p>197800</text:p>
          </table:table-cell>
          <table:table-cell office:value-type="float" office:value="205213">
            <text:p>205213</text:p>
          </table:table-cell>
          <table:table-cell office:value-type="float" office:value="160840">
            <text:p>160840</text:p>
          </table:table-cell>
          <table:table-cell office:value-type="float" office:value="8026428">
            <text:p>8026428</text:p>
          </table:table-cell>
          <table:table-cell office:value-type="float" office:value="460681">
            <text:p>460681</text:p>
          </table:table-cell>
          <table:table-cell office:value-type="float" office:value="307073">
            <text:p>307073</text:p>
          </table:table-cell>
          <table:table-cell office:value-type="float" office:value="18022478181">
            <text:p>18022478181</text:p>
          </table:table-cell>
          <table:table-cell office:value-type="float" office:value="224973">
            <text:p>224973</text:p>
          </table:table-cell>
          <table:table-cell office:value-type="float" office:value="173198">
            <text:p>173198</text:p>
          </table:table-cell>
          <table:table-cell office:value-type="float" office:value="161280">
            <text:p>161280</text:p>
          </table:table-cell>
          <table:table-cell office:value-type="float" office:value="4129352">
            <text:p>4129352</text:p>
          </table:table-cell>
          <table:table-cell office:value-type="float" office:value="307732">
            <text:p>307732</text:p>
          </table:table-cell>
          <table:table-cell office:value-type="float" office:value="276741">
            <text:p>276741</text:p>
          </table:table-cell>
          <table:table-cell office:value-type="float" office:value="5088389746">
            <text:p>5088389746</text:p>
          </table:table-cell>
          <table:table-cell office:value-type="float" office:value="246262">
            <text:p>246262</text:p>
          </table:table-cell>
          <table:table-cell office:value-type="float" office:value="196046">
            <text:p>196046</text:p>
          </table:table-cell>
          <table:table-cell office:value-type="float" office:value="166062">
            <text:p>166062</text:p>
          </table:table-cell>
          <table:table-cell office:value-type="float" office:value="5756856">
            <text:p>5756856</text:p>
          </table:table-cell>
          <table:table-cell office:value-type="float" office:value="277066">
            <text:p>277066</text:p>
          </table:table-cell>
          <table:table-cell office:value-type="float" office:value="302124">
            <text:p>302124</text:p>
          </table:table-cell>
          <table:table-cell/>
        </table:table-row>
        <table:table-row table:style-name="ro1">
          <table:table-cell office:value-type="float" office:value="12463668061">
            <text:p>12463668061</text:p>
          </table:table-cell>
          <table:table-cell office:value-type="float" office:value="192112">
            <text:p>192112</text:p>
          </table:table-cell>
          <table:table-cell office:value-type="float" office:value="152880">
            <text:p>152880</text:p>
          </table:table-cell>
          <table:table-cell office:value-type="float" office:value="153336">
            <text:p>153336</text:p>
          </table:table-cell>
          <table:table-cell office:value-type="float" office:value="32517829">
            <text:p>32517829</text:p>
          </table:table-cell>
          <table:table-cell office:value-type="float" office:value="264902">
            <text:p>264902</text:p>
          </table:table-cell>
          <table:table-cell office:value-type="float" office:value="219010">
            <text:p>219010</text:p>
          </table:table-cell>
          <table:table-cell office:value-type="float" office:value="3721337210">
            <text:p>3721337210</text:p>
          </table:table-cell>
          <table:table-cell office:value-type="float" office:value="204730">
            <text:p>204730</text:p>
          </table:table-cell>
          <table:table-cell office:value-type="float" office:value="168690">
            <text:p>168690</text:p>
          </table:table-cell>
          <table:table-cell office:value-type="float" office:value="322530">
            <text:p>322530</text:p>
          </table:table-cell>
          <table:table-cell office:value-type="float" office:value="17157708">
            <text:p>17157708</text:p>
          </table:table-cell>
          <table:table-cell office:value-type="float" office:value="330104">
            <text:p>330104</text:p>
          </table:table-cell>
          <table:table-cell office:value-type="float" office:value="236370">
            <text:p>236370</text:p>
          </table:table-cell>
          <table:table-cell office:value-type="float" office:value="3748905093">
            <text:p>3748905093</text:p>
          </table:table-cell>
          <table:table-cell office:value-type="float" office:value="202058">
            <text:p>202058</text:p>
          </table:table-cell>
          <table:table-cell office:value-type="float" office:value="165130">
            <text:p>165130</text:p>
          </table:table-cell>
          <table:table-cell office:value-type="float" office:value="159416">
            <text:p>159416</text:p>
          </table:table-cell>
          <table:table-cell office:value-type="float" office:value="5434870">
            <text:p>5434870</text:p>
          </table:table-cell>
          <table:table-cell office:value-type="float" office:value="272286">
            <text:p>272286</text:p>
          </table:table-cell>
          <table:table-cell office:value-type="float" office:value="234672">
            <text:p>234672</text:p>
          </table:table-cell>
          <table:table-cell/>
        </table:table-row>
        <table:table-row table:style-name="ro1">
          <table:table-cell office:value-type="float" office:value="24670903278">
            <text:p>24670903278</text:p>
          </table:table-cell>
          <table:table-cell office:value-type="float" office:value="194390">
            <text:p>194390</text:p>
          </table:table-cell>
          <table:table-cell office:value-type="float" office:value="176677">
            <text:p>176677</text:p>
          </table:table-cell>
          <table:table-cell office:value-type="float" office:value="154030">
            <text:p>154030</text:p>
          </table:table-cell>
          <table:table-cell office:value-type="float" office:value="296391">
            <text:p>296391</text:p>
          </table:table-cell>
          <table:table-cell office:value-type="float" office:value="330413">
            <text:p>330413</text:p>
          </table:table-cell>
          <table:table-cell office:value-type="float" office:value="233308">
            <text:p>233308</text:p>
          </table:table-cell>
          <table:table-cell office:value-type="float" office:value="15432021642">
            <text:p>15432021642</text:p>
          </table:table-cell>
          <table:table-cell office:value-type="float" office:value="290336">
            <text:p>290336</text:p>
          </table:table-cell>
          <table:table-cell office:value-type="float" office:value="176944">
            <text:p>176944</text:p>
          </table:table-cell>
          <table:table-cell office:value-type="float" office:value="163366">
            <text:p>163366</text:p>
          </table:table-cell>
          <table:table-cell office:value-type="float" office:value="461026">
            <text:p>461026</text:p>
          </table:table-cell>
          <table:table-cell office:value-type="float" office:value="313494">
            <text:p>313494</text:p>
          </table:table-cell>
          <table:table-cell office:value-type="float" office:value="233978">
            <text:p>233978</text:p>
          </table:table-cell>
          <table:table-cell office:value-type="float" office:value="6792352448">
            <text:p>6792352448</text:p>
          </table:table-cell>
          <table:table-cell office:value-type="float" office:value="202742">
            <text:p>202742</text:p>
          </table:table-cell>
          <table:table-cell office:value-type="float" office:value="165386">
            <text:p>165386</text:p>
          </table:table-cell>
          <table:table-cell office:value-type="float" office:value="182973">
            <text:p>182973</text:p>
          </table:table-cell>
          <table:table-cell office:value-type="float" office:value="508901">
            <text:p>508901</text:p>
          </table:table-cell>
          <table:table-cell office:value-type="float" office:value="299549">
            <text:p>299549</text:p>
          </table:table-cell>
          <table:table-cell office:value-type="float" office:value="213978">
            <text:p>213978</text:p>
          </table:table-cell>
          <table:table-cell/>
        </table:table-row>
        <table:table-row table:style-name="ro1">
          <table:table-cell office:value-type="float" office:value="26376715063">
            <text:p>26376715063</text:p>
          </table:table-cell>
          <table:table-cell office:value-type="float" office:value="195824">
            <text:p>195824</text:p>
          </table:table-cell>
          <table:table-cell office:value-type="float" office:value="151738">
            <text:p>151738</text:p>
          </table:table-cell>
          <table:table-cell office:value-type="float" office:value="150640">
            <text:p>150640</text:p>
          </table:table-cell>
          <table:table-cell office:value-type="float" office:value="6330199">
            <text:p>6330199</text:p>
          </table:table-cell>
          <table:table-cell office:value-type="float" office:value="267376">
            <text:p>267376</text:p>
          </table:table-cell>
          <table:table-cell office:value-type="float" office:value="231738">
            <text:p>231738</text:p>
          </table:table-cell>
          <table:table-cell office:value-type="float" office:value="5417055034">
            <text:p>5417055034</text:p>
          </table:table-cell>
          <table:table-cell office:value-type="float" office:value="265177">
            <text:p>265177</text:p>
          </table:table-cell>
          <table:table-cell office:value-type="float" office:value="220773">
            <text:p>220773</text:p>
          </table:table-cell>
          <table:table-cell office:value-type="float" office:value="284861">
            <text:p>284861</text:p>
          </table:table-cell>
          <table:table-cell office:value-type="float" office:value="887680">
            <text:p>887680</text:p>
          </table:table-cell>
          <table:table-cell office:value-type="float" office:value="268252">
            <text:p>268252</text:p>
          </table:table-cell>
          <table:table-cell office:value-type="float" office:value="226760">
            <text:p>226760</text:p>
          </table:table-cell>
          <table:table-cell office:value-type="float" office:value="4126198698">
            <text:p>4126198698</text:p>
          </table:table-cell>
          <table:table-cell office:value-type="float" office:value="224854">
            <text:p>224854</text:p>
          </table:table-cell>
          <table:table-cell office:value-type="float" office:value="180514">
            <text:p>180514</text:p>
          </table:table-cell>
          <table:table-cell office:value-type="float" office:value="162848">
            <text:p>162848</text:p>
          </table:table-cell>
          <table:table-cell office:value-type="float" office:value="22293148">
            <text:p>22293148</text:p>
          </table:table-cell>
          <table:table-cell office:value-type="float" office:value="315689">
            <text:p>315689</text:p>
          </table:table-cell>
          <table:table-cell office:value-type="float" office:value="230654">
            <text:p>230654</text:p>
          </table:table-cell>
          <table:table-cell/>
        </table:table-row>
        <table:table-row table:style-name="ro1">
          <table:table-cell office:value-type="float" office:value="4236907095">
            <text:p>4236907095</text:p>
          </table:table-cell>
          <table:table-cell office:value-type="float" office:value="288792">
            <text:p>288792</text:p>
          </table:table-cell>
          <table:table-cell office:value-type="float" office:value="154416">
            <text:p>154416</text:p>
          </table:table-cell>
          <table:table-cell office:value-type="float" office:value="153466">
            <text:p>153466</text:p>
          </table:table-cell>
          <table:table-cell office:value-type="float" office:value="9840090">
            <text:p>9840090</text:p>
          </table:table-cell>
          <table:table-cell office:value-type="float" office:value="268284">
            <text:p>268284</text:p>
          </table:table-cell>
          <table:table-cell office:value-type="float" office:value="257631">
            <text:p>257631</text:p>
          </table:table-cell>
          <table:table-cell office:value-type="float" office:value="1103585653">
            <text:p>1103585653</text:p>
          </table:table-cell>
          <table:table-cell office:value-type="float" office:value="205222">
            <text:p>205222</text:p>
          </table:table-cell>
          <table:table-cell office:value-type="float" office:value="169908">
            <text:p>169908</text:p>
          </table:table-cell>
          <table:table-cell office:value-type="float" office:value="161838">
            <text:p>161838</text:p>
          </table:table-cell>
          <table:table-cell office:value-type="float" office:value="6736947">
            <text:p>6736947</text:p>
          </table:table-cell>
          <table:table-cell office:value-type="float" office:value="281838">
            <text:p>281838</text:p>
          </table:table-cell>
          <table:table-cell office:value-type="float" office:value="235844">
            <text:p>235844</text:p>
          </table:table-cell>
          <table:table-cell office:value-type="float" office:value="3292269287">
            <text:p>3292269287</text:p>
          </table:table-cell>
          <table:table-cell office:value-type="float" office:value="205412">
            <text:p>205412</text:p>
          </table:table-cell>
          <table:table-cell office:value-type="float" office:value="163550">
            <text:p>163550</text:p>
          </table:table-cell>
          <table:table-cell office:value-type="float" office:value="158810">
            <text:p>158810</text:p>
          </table:table-cell>
          <table:table-cell office:value-type="float" office:value="5324362">
            <text:p>5324362</text:p>
          </table:table-cell>
          <table:table-cell office:value-type="float" office:value="401290">
            <text:p>401290</text:p>
          </table:table-cell>
          <table:table-cell office:value-type="float" office:value="222062">
            <text:p>222062</text:p>
          </table:table-cell>
          <table:table-cell/>
        </table:table-row>
        <table:table-row table:style-name="ro1">
          <table:table-cell office:value-type="float" office:value="2589690116">
            <text:p>2589690116</text:p>
          </table:table-cell>
          <table:table-cell office:value-type="float" office:value="192892">
            <text:p>192892</text:p>
          </table:table-cell>
          <table:table-cell office:value-type="float" office:value="152660">
            <text:p>152660</text:p>
          </table:table-cell>
          <table:table-cell office:value-type="float" office:value="152038">
            <text:p>152038</text:p>
          </table:table-cell>
          <table:table-cell office:value-type="float" office:value="5028821">
            <text:p>5028821</text:p>
          </table:table-cell>
          <table:table-cell office:value-type="float" office:value="260826">
            <text:p>260826</text:p>
          </table:table-cell>
          <table:table-cell office:value-type="float" office:value="220746">
            <text:p>220746</text:p>
          </table:table-cell>
          <table:table-cell office:value-type="float" office:value="3838092643">
            <text:p>3838092643</text:p>
          </table:table-cell>
          <table:table-cell office:value-type="float" office:value="201648">
            <text:p>201648</text:p>
          </table:table-cell>
          <table:table-cell office:value-type="float" office:value="172806">
            <text:p>172806</text:p>
          </table:table-cell>
          <table:table-cell office:value-type="float" office:value="287974">
            <text:p>287974</text:p>
          </table:table-cell>
          <table:table-cell office:value-type="float" office:value="2754066">
            <text:p>2754066</text:p>
          </table:table-cell>
          <table:table-cell office:value-type="float" office:value="280130">
            <text:p>280130</text:p>
          </table:table-cell>
          <table:table-cell office:value-type="float" office:value="242696">
            <text:p>242696</text:p>
          </table:table-cell>
          <table:table-cell office:value-type="float" office:value="13386374506">
            <text:p>13386374506</text:p>
          </table:table-cell>
          <table:table-cell office:value-type="float" office:value="239612">
            <text:p>239612</text:p>
          </table:table-cell>
          <table:table-cell office:value-type="float" office:value="188386">
            <text:p>188386</text:p>
          </table:table-cell>
          <table:table-cell office:value-type="float" office:value="159010">
            <text:p>159010</text:p>
          </table:table-cell>
          <table:table-cell office:value-type="float" office:value="12848716">
            <text:p>12848716</text:p>
          </table:table-cell>
          <table:table-cell office:value-type="float" office:value="281162">
            <text:p>281162</text:p>
          </table:table-cell>
          <table:table-cell office:value-type="float" office:value="232552">
            <text:p>232552</text:p>
          </table:table-cell>
          <table:table-cell/>
        </table:table-row>
        <table:table-row table:style-name="ro1">
          <table:table-cell office:value-type="float" office:value="5700045302">
            <text:p>5700045302</text:p>
          </table:table-cell>
          <table:table-cell office:value-type="float" office:value="264201">
            <text:p>264201</text:p>
          </table:table-cell>
          <table:table-cell office:value-type="float" office:value="180757">
            <text:p>180757</text:p>
          </table:table-cell>
          <table:table-cell office:value-type="float" office:value="151776">
            <text:p>151776</text:p>
          </table:table-cell>
          <table:table-cell office:value-type="float" office:value="10502379">
            <text:p>10502379</text:p>
          </table:table-cell>
          <table:table-cell office:value-type="float" office:value="330540">
            <text:p>330540</text:p>
          </table:table-cell>
          <table:table-cell office:value-type="float" office:value="236186">
            <text:p>236186</text:p>
          </table:table-cell>
          <table:table-cell office:value-type="float" office:value="1518968439">
            <text:p>1518968439</text:p>
          </table:table-cell>
          <table:table-cell office:value-type="float" office:value="207288">
            <text:p>207288</text:p>
          </table:table-cell>
          <table:table-cell office:value-type="float" office:value="168136">
            <text:p>168136</text:p>
          </table:table-cell>
          <table:table-cell office:value-type="float" office:value="162192">
            <text:p>162192</text:p>
          </table:table-cell>
          <table:table-cell office:value-type="float" office:value="7179914">
            <text:p>7179914</text:p>
          </table:table-cell>
          <table:table-cell office:value-type="float" office:value="283452">
            <text:p>283452</text:p>
          </table:table-cell>
          <table:table-cell office:value-type="float" office:value="236686">
            <text:p>236686</text:p>
          </table:table-cell>
          <table:table-cell office:value-type="float" office:value="15321508456">
            <text:p>15321508456</text:p>
          </table:table-cell>
          <table:table-cell office:value-type="float" office:value="205214">
            <text:p>205214</text:p>
          </table:table-cell>
          <table:table-cell office:value-type="float" office:value="162950">
            <text:p>162950</text:p>
          </table:table-cell>
          <table:table-cell office:value-type="float" office:value="164652">
            <text:p>164652</text:p>
          </table:table-cell>
          <table:table-cell office:value-type="float" office:value="1278244">
            <text:p>1278244</text:p>
          </table:table-cell>
          <table:table-cell office:value-type="float" office:value="256814">
            <text:p>256814</text:p>
          </table:table-cell>
          <table:table-cell office:value-type="float" office:value="220738">
            <text:p>220738</text:p>
          </table:table-cell>
          <table:table-cell/>
        </table:table-row>
        <table:table-row table:style-name="ro1">
          <table:table-cell office:value-type="float" office:value="20381711882">
            <text:p>20381711882</text:p>
          </table:table-cell>
          <table:table-cell office:value-type="float" office:value="194284">
            <text:p>194284</text:p>
          </table:table-cell>
          <table:table-cell office:value-type="float" office:value="153068">
            <text:p>153068</text:p>
          </table:table-cell>
          <table:table-cell office:value-type="float" office:value="191315">
            <text:p>191315</text:p>
          </table:table-cell>
          <table:table-cell office:value-type="float" office:value="49938743">
            <text:p>49938743</text:p>
          </table:table-cell>
          <table:table-cell office:value-type="float" office:value="275498">
            <text:p>275498</text:p>
          </table:table-cell>
          <table:table-cell office:value-type="float" office:value="230634">
            <text:p>230634</text:p>
          </table:table-cell>
          <table:table-cell office:value-type="float" office:value="1129290936">
            <text:p>1129290936</text:p>
          </table:table-cell>
          <table:table-cell office:value-type="float" office:value="204440">
            <text:p>204440</text:p>
          </table:table-cell>
          <table:table-cell office:value-type="float" office:value="166502">
            <text:p>166502</text:p>
          </table:table-cell>
          <table:table-cell office:value-type="float" office:value="161302">
            <text:p>161302</text:p>
          </table:table-cell>
          <table:table-cell office:value-type="float" office:value="283145">
            <text:p>283145</text:p>
          </table:table-cell>
          <table:table-cell office:value-type="float" office:value="258434">
            <text:p>258434</text:p>
          </table:table-cell>
          <table:table-cell office:value-type="float" office:value="225452">
            <text:p>225452</text:p>
          </table:table-cell>
          <table:table-cell office:value-type="float" office:value="5157151489">
            <text:p>5157151489</text:p>
          </table:table-cell>
          <table:table-cell office:value-type="float" office:value="203462">
            <text:p>203462</text:p>
          </table:table-cell>
          <table:table-cell office:value-type="float" office:value="162538">
            <text:p>162538</text:p>
          </table:table-cell>
          <table:table-cell office:value-type="float" office:value="191699">
            <text:p>191699</text:p>
          </table:table-cell>
          <table:table-cell office:value-type="float" office:value="20070666">
            <text:p>20070666</text:p>
          </table:table-cell>
          <table:table-cell office:value-type="float" office:value="275618">
            <text:p>275618</text:p>
          </table:table-cell>
          <table:table-cell office:value-type="float" office:value="236612">
            <text:p>236612</text:p>
          </table:table-cell>
          <table:table-cell/>
        </table:table-row>
        <table:table-row table:style-name="ro1">
          <table:table-cell office:value-type="float" office:value="1520001514">
            <text:p>1520001514</text:p>
          </table:table-cell>
          <table:table-cell office:value-type="float" office:value="233767">
            <text:p>233767</text:p>
          </table:table-cell>
          <table:table-cell office:value-type="float" office:value="151966">
            <text:p>151966</text:p>
          </table:table-cell>
          <table:table-cell office:value-type="float" office:value="171820">
            <text:p>171820</text:p>
          </table:table-cell>
          <table:table-cell office:value-type="float" office:value="14353397">
            <text:p>14353397</text:p>
          </table:table-cell>
          <table:table-cell office:value-type="float" office:value="269678">
            <text:p>269678</text:p>
          </table:table-cell>
          <table:table-cell office:value-type="float" office:value="225088">
            <text:p>225088</text:p>
          </table:table-cell>
          <table:table-cell office:value-type="float" office:value="3332041255">
            <text:p>3332041255</text:p>
          </table:table-cell>
          <table:table-cell office:value-type="float" office:value="218314">
            <text:p>218314</text:p>
          </table:table-cell>
          <table:table-cell office:value-type="float" office:value="175396">
            <text:p>175396</text:p>
          </table:table-cell>
          <table:table-cell office:value-type="float" office:value="169018">
            <text:p>169018</text:p>
          </table:table-cell>
          <table:table-cell office:value-type="float" office:value="13413506">
            <text:p>13413506</text:p>
          </table:table-cell>
          <table:table-cell office:value-type="float" office:value="294794">
            <text:p>294794</text:p>
          </table:table-cell>
          <table:table-cell office:value-type="float" office:value="251528">
            <text:p>251528</text:p>
          </table:table-cell>
          <table:table-cell office:value-type="float" office:value="6956933031">
            <text:p>6956933031</text:p>
          </table:table-cell>
          <table:table-cell office:value-type="float" office:value="231236">
            <text:p>231236</text:p>
          </table:table-cell>
          <table:table-cell office:value-type="float" office:value="184538">
            <text:p>184538</text:p>
          </table:table-cell>
          <table:table-cell office:value-type="float" office:value="250659">
            <text:p>250659</text:p>
          </table:table-cell>
          <table:table-cell office:value-type="float" office:value="77174446">
            <text:p>77174446</text:p>
          </table:table-cell>
          <table:table-cell office:value-type="float" office:value="278748">
            <text:p>278748</text:p>
          </table:table-cell>
          <table:table-cell office:value-type="float" office:value="256930">
            <text:p>256930</text:p>
          </table:table-cell>
          <table:table-cell/>
        </table:table-row>
        <table:table-row table:style-name="ro1">
          <table:table-cell office:value-type="float" office:value="1758862374">
            <text:p>1758862374</text:p>
          </table:table-cell>
          <table:table-cell office:value-type="float" office:value="209164">
            <text:p>209164</text:p>
          </table:table-cell>
          <table:table-cell office:value-type="float" office:value="487450">
            <text:p>487450</text:p>
          </table:table-cell>
          <table:table-cell office:value-type="float" office:value="193526">
            <text:p>193526</text:p>
          </table:table-cell>
          <table:table-cell office:value-type="float" office:value="13376700">
            <text:p>13376700</text:p>
          </table:table-cell>
          <table:table-cell office:value-type="float" office:value="272858">
            <text:p>272858</text:p>
          </table:table-cell>
          <table:table-cell office:value-type="float" office:value="252314">
            <text:p>252314</text:p>
          </table:table-cell>
          <table:table-cell office:value-type="float" office:value="873932314">
            <text:p>873932314</text:p>
          </table:table-cell>
          <table:table-cell office:value-type="float" office:value="202964">
            <text:p>202964</text:p>
          </table:table-cell>
          <table:table-cell office:value-type="float" office:value="166590">
            <text:p>166590</text:p>
          </table:table-cell>
          <table:table-cell office:value-type="float" office:value="164146">
            <text:p>164146</text:p>
          </table:table-cell>
          <table:table-cell office:value-type="float" office:value="6247354">
            <text:p>6247354</text:p>
          </table:table-cell>
          <table:table-cell office:value-type="float" office:value="265058">
            <text:p>265058</text:p>
          </table:table-cell>
          <table:table-cell office:value-type="float" office:value="225380">
            <text:p>225380</text:p>
          </table:table-cell>
          <table:table-cell office:value-type="float" office:value="5327199732">
            <text:p>5327199732</text:p>
          </table:table-cell>
          <table:table-cell office:value-type="float" office:value="201442">
            <text:p>201442</text:p>
          </table:table-cell>
          <table:table-cell office:value-type="float" office:value="164438">
            <text:p>164438</text:p>
          </table:table-cell>
          <table:table-cell office:value-type="float" office:value="185928">
            <text:p>185928</text:p>
          </table:table-cell>
          <table:table-cell office:value-type="float" office:value="797257">
            <text:p>797257</text:p>
          </table:table-cell>
          <table:table-cell office:value-type="float" office:value="273846">
            <text:p>273846</text:p>
          </table:table-cell>
          <table:table-cell office:value-type="float" office:value="236716">
            <text:p>236716</text:p>
          </table:table-cell>
          <table:table-cell/>
        </table:table-row>
        <table:table-row table:style-name="ro1">
          <table:table-cell office:value-type="float" office:value="11261504255">
            <text:p>11261504255</text:p>
          </table:table-cell>
          <table:table-cell office:value-type="float" office:value="251744">
            <text:p>251744</text:p>
          </table:table-cell>
          <table:table-cell office:value-type="float" office:value="160574">
            <text:p>160574</text:p>
          </table:table-cell>
          <table:table-cell office:value-type="float" office:value="152800">
            <text:p>152800</text:p>
          </table:table-cell>
          <table:table-cell office:value-type="float" office:value="10250441">
            <text:p>10250441</text:p>
          </table:table-cell>
          <table:table-cell office:value-type="float" office:value="266068">
            <text:p>266068</text:p>
          </table:table-cell>
          <table:table-cell office:value-type="float" office:value="264254">
            <text:p>264254</text:p>
          </table:table-cell>
          <table:table-cell office:value-type="float" office:value="5177051169">
            <text:p>5177051169</text:p>
          </table:table-cell>
          <table:table-cell office:value-type="float" office:value="204228">
            <text:p>204228</text:p>
          </table:table-cell>
          <table:table-cell office:value-type="float" office:value="166318">
            <text:p>166318</text:p>
          </table:table-cell>
          <table:table-cell office:value-type="float" office:value="162974">
            <text:p>162974</text:p>
          </table:table-cell>
          <table:table-cell office:value-type="float" office:value="7506542">
            <text:p>7506542</text:p>
          </table:table-cell>
          <table:table-cell office:value-type="float" office:value="265500">
            <text:p>265500</text:p>
          </table:table-cell>
          <table:table-cell office:value-type="float" office:value="227044">
            <text:p>227044</text:p>
          </table:table-cell>
          <table:table-cell office:value-type="float" office:value="21953816840">
            <text:p>21953816840</text:p>
          </table:table-cell>
          <table:table-cell office:value-type="float" office:value="243967">
            <text:p>243967</text:p>
          </table:table-cell>
          <table:table-cell office:value-type="float" office:value="162974">
            <text:p>162974</text:p>
          </table:table-cell>
          <table:table-cell office:value-type="float" office:value="159298">
            <text:p>159298</text:p>
          </table:table-cell>
          <table:table-cell office:value-type="float" office:value="5427010">
            <text:p>5427010</text:p>
          </table:table-cell>
          <table:table-cell office:value-type="float" office:value="297570">
            <text:p>297570</text:p>
          </table:table-cell>
          <table:table-cell office:value-type="float" office:value="228544">
            <text:p>228544</text:p>
          </table:table-cell>
          <table:table-cell/>
        </table:table-row>
        <table:table-row table:style-name="ro1">
          <table:table-cell office:value-type="float" office:value="1427034574">
            <text:p>1427034574</text:p>
          </table:table-cell>
          <table:table-cell office:value-type="float" office:value="193664">
            <text:p>193664</text:p>
          </table:table-cell>
          <table:table-cell office:value-type="float" office:value="186497">
            <text:p>186497</text:p>
          </table:table-cell>
          <table:table-cell office:value-type="float" office:value="152048">
            <text:p>152048</text:p>
          </table:table-cell>
          <table:table-cell office:value-type="float" office:value="4218190">
            <text:p>4218190</text:p>
          </table:table-cell>
          <table:table-cell office:value-type="float" office:value="263990">
            <text:p>263990</text:p>
          </table:table-cell>
          <table:table-cell office:value-type="float" office:value="215376">
            <text:p>215376</text:p>
          </table:table-cell>
          <table:table-cell office:value-type="float" office:value="3697459963">
            <text:p>3697459963</text:p>
          </table:table-cell>
          <table:table-cell office:value-type="float" office:value="203892">
            <text:p>203892</text:p>
          </table:table-cell>
          <table:table-cell office:value-type="float" office:value="164982">
            <text:p>164982</text:p>
          </table:table-cell>
          <table:table-cell office:value-type="float" office:value="163728">
            <text:p>163728</text:p>
          </table:table-cell>
          <table:table-cell office:value-type="float" office:value="5392000">
            <text:p>5392000</text:p>
          </table:table-cell>
          <table:table-cell office:value-type="float" office:value="270222">
            <text:p>270222</text:p>
          </table:table-cell>
          <table:table-cell office:value-type="float" office:value="229936">
            <text:p>229936</text:p>
          </table:table-cell>
          <table:table-cell office:value-type="float" office:value="4581092765">
            <text:p>4581092765</text:p>
          </table:table-cell>
          <table:table-cell office:value-type="float" office:value="351086">
            <text:p>351086</text:p>
          </table:table-cell>
          <table:table-cell office:value-type="float" office:value="251134">
            <text:p>251134</text:p>
          </table:table-cell>
          <table:table-cell office:value-type="float" office:value="260109">
            <text:p>260109</text:p>
          </table:table-cell>
          <table:table-cell office:value-type="float" office:value="32480810">
            <text:p>32480810</text:p>
          </table:table-cell>
          <table:table-cell office:value-type="float" office:value="394158">
            <text:p>394158</text:p>
          </table:table-cell>
          <table:table-cell office:value-type="float" office:value="315244">
            <text:p>315244</text:p>
          </table:table-cell>
          <table:table-cell/>
        </table:table-row>
        <table:table-row table:style-name="ro1">
          <table:table-cell office:value-type="float" office:value="2890311562">
            <text:p>2890311562</text:p>
          </table:table-cell>
          <table:table-cell office:value-type="float" office:value="193164">
            <text:p>193164</text:p>
          </table:table-cell>
          <table:table-cell office:value-type="float" office:value="151784">
            <text:p>151784</text:p>
          </table:table-cell>
          <table:table-cell office:value-type="float" office:value="151710">
            <text:p>151710</text:p>
          </table:table-cell>
          <table:table-cell office:value-type="float" office:value="14058793">
            <text:p>14058793</text:p>
          </table:table-cell>
          <table:table-cell office:value-type="float" office:value="262680">
            <text:p>262680</text:p>
          </table:table-cell>
          <table:table-cell office:value-type="float" office:value="213308">
            <text:p>213308</text:p>
          </table:table-cell>
          <table:table-cell office:value-type="float" office:value="3258670853">
            <text:p>3258670853</text:p>
          </table:table-cell>
          <table:table-cell office:value-type="float" office:value="207226">
            <text:p>207226</text:p>
          </table:table-cell>
          <table:table-cell office:value-type="float" office:value="166124">
            <text:p>166124</text:p>
          </table:table-cell>
          <table:table-cell office:value-type="float" office:value="167998">
            <text:p>167998</text:p>
          </table:table-cell>
          <table:table-cell office:value-type="float" office:value="257468">
            <text:p>257468</text:p>
          </table:table-cell>
          <table:table-cell office:value-type="float" office:value="275386">
            <text:p>275386</text:p>
          </table:table-cell>
          <table:table-cell office:value-type="float" office:value="254672">
            <text:p>254672</text:p>
          </table:table-cell>
          <table:table-cell office:value-type="float" office:value="8633544000">
            <text:p>8633544000</text:p>
          </table:table-cell>
          <table:table-cell office:value-type="float" office:value="203606">
            <text:p>203606</text:p>
          </table:table-cell>
          <table:table-cell office:value-type="float" office:value="165794">
            <text:p>165794</text:p>
          </table:table-cell>
          <table:table-cell office:value-type="float" office:value="178610">
            <text:p>178610</text:p>
          </table:table-cell>
          <table:table-cell office:value-type="float" office:value="4297094">
            <text:p>4297094</text:p>
          </table:table-cell>
          <table:table-cell office:value-type="float" office:value="278328">
            <text:p>278328</text:p>
          </table:table-cell>
          <table:table-cell office:value-type="float" office:value="258691">
            <text:p>258691</text:p>
          </table:table-cell>
          <table:table-cell/>
        </table:table-row>
        <table:table-row table:style-name="ro1">
          <table:table-cell office:value-type="float" office:value="5823412492">
            <text:p>5823412492</text:p>
          </table:table-cell>
          <table:table-cell office:value-type="float" office:value="191960">
            <text:p>191960</text:p>
          </table:table-cell>
          <table:table-cell office:value-type="float" office:value="171260">
            <text:p>171260</text:p>
          </table:table-cell>
          <table:table-cell office:value-type="float" office:value="151634">
            <text:p>151634</text:p>
          </table:table-cell>
          <table:table-cell office:value-type="float" office:value="2916012">
            <text:p>2916012</text:p>
          </table:table-cell>
          <table:table-cell office:value-type="float" office:value="263790">
            <text:p>263790</text:p>
          </table:table-cell>
          <table:table-cell office:value-type="float" office:value="226870">
            <text:p>226870</text:p>
          </table:table-cell>
          <table:table-cell office:value-type="float" office:value="1760596542">
            <text:p>1760596542</text:p>
          </table:table-cell>
          <table:table-cell office:value-type="float" office:value="223615">
            <text:p>223615</text:p>
          </table:table-cell>
          <table:table-cell office:value-type="float" office:value="232278">
            <text:p>232278</text:p>
          </table:table-cell>
          <table:table-cell office:value-type="float" office:value="183464">
            <text:p>183464</text:p>
          </table:table-cell>
          <table:table-cell office:value-type="float" office:value="16064805">
            <text:p>16064805</text:p>
          </table:table-cell>
          <table:table-cell office:value-type="float" office:value="291688">
            <text:p>291688</text:p>
          </table:table-cell>
          <table:table-cell office:value-type="float" office:value="227364">
            <text:p>227364</text:p>
          </table:table-cell>
          <table:table-cell office:value-type="float" office:value="2119133221">
            <text:p>2119133221</text:p>
          </table:table-cell>
          <table:table-cell office:value-type="float" office:value="228244">
            <text:p>228244</text:p>
          </table:table-cell>
          <table:table-cell office:value-type="float" office:value="163368">
            <text:p>163368</text:p>
          </table:table-cell>
          <table:table-cell office:value-type="float" office:value="163118">
            <text:p>163118</text:p>
          </table:table-cell>
          <table:table-cell office:value-type="float" office:value="471518">
            <text:p>471518</text:p>
          </table:table-cell>
          <table:table-cell office:value-type="float" office:value="271294">
            <text:p>271294</text:p>
          </table:table-cell>
          <table:table-cell office:value-type="float" office:value="233776">
            <text:p>233776</text:p>
          </table:table-cell>
          <table:table-cell/>
        </table:table-row>
        <table:table-row table:style-name="ro1">
          <table:table-cell office:value-type="float" office:value="7007671400">
            <text:p>7007671400</text:p>
          </table:table-cell>
          <table:table-cell office:value-type="float" office:value="193580">
            <text:p>193580</text:p>
          </table:table-cell>
          <table:table-cell office:value-type="float" office:value="154076">
            <text:p>154076</text:p>
          </table:table-cell>
          <table:table-cell office:value-type="float" office:value="153062">
            <text:p>153062</text:p>
          </table:table-cell>
          <table:table-cell office:value-type="float" office:value="4244506">
            <text:p>4244506</text:p>
          </table:table-cell>
          <table:table-cell office:value-type="float" office:value="280404">
            <text:p>280404</text:p>
          </table:table-cell>
          <table:table-cell office:value-type="float" office:value="224394">
            <text:p>224394</text:p>
          </table:table-cell>
          <table:table-cell office:value-type="float" office:value="2623338424">
            <text:p>2623338424</text:p>
          </table:table-cell>
          <table:table-cell office:value-type="float" office:value="203238">
            <text:p>203238</text:p>
          </table:table-cell>
          <table:table-cell office:value-type="float" office:value="167730">
            <text:p>167730</text:p>
          </table:table-cell>
          <table:table-cell office:value-type="float" office:value="167156">
            <text:p>167156</text:p>
          </table:table-cell>
          <table:table-cell office:value-type="float" office:value="735250">
            <text:p>735250</text:p>
          </table:table-cell>
          <table:table-cell office:value-type="float" office:value="298861">
            <text:p>298861</text:p>
          </table:table-cell>
          <table:table-cell office:value-type="float" office:value="225798">
            <text:p>225798</text:p>
          </table:table-cell>
          <table:table-cell office:value-type="float" office:value="5953106246">
            <text:p>5953106246</text:p>
          </table:table-cell>
          <table:table-cell office:value-type="float" office:value="203466">
            <text:p>203466</text:p>
          </table:table-cell>
          <table:table-cell office:value-type="float" office:value="186270">
            <text:p>186270</text:p>
          </table:table-cell>
          <table:table-cell office:value-type="float" office:value="162332">
            <text:p>162332</text:p>
          </table:table-cell>
          <table:table-cell office:value-type="float" office:value="2898868">
            <text:p>2898868</text:p>
          </table:table-cell>
          <table:table-cell office:value-type="float" office:value="259206">
            <text:p>259206</text:p>
          </table:table-cell>
          <table:table-cell office:value-type="float" office:value="218058">
            <text:p>218058</text:p>
          </table:table-cell>
          <table:table-cell/>
        </table:table-row>
        <table:table-row table:style-name="ro1">
          <table:table-cell office:value-type="float" office:value="2190270638">
            <text:p>2190270638</text:p>
          </table:table-cell>
          <table:table-cell office:value-type="float" office:value="193090">
            <text:p>193090</text:p>
          </table:table-cell>
          <table:table-cell office:value-type="float" office:value="152958">
            <text:p>152958</text:p>
          </table:table-cell>
          <table:table-cell office:value-type="float" office:value="187244">
            <text:p>187244</text:p>
          </table:table-cell>
          <table:table-cell office:value-type="float" office:value="13207123">
            <text:p>13207123</text:p>
          </table:table-cell>
          <table:table-cell office:value-type="float" office:value="272472">
            <text:p>272472</text:p>
          </table:table-cell>
          <table:table-cell office:value-type="float" office:value="229734">
            <text:p>229734</text:p>
          </table:table-cell>
          <table:table-cell office:value-type="float" office:value="16934695511">
            <text:p>16934695511</text:p>
          </table:table-cell>
          <table:table-cell office:value-type="float" office:value="203606">
            <text:p>203606</text:p>
          </table:table-cell>
          <table:table-cell office:value-type="float" office:value="167460">
            <text:p>167460</text:p>
          </table:table-cell>
          <table:table-cell office:value-type="float" office:value="159838">
            <text:p>159838</text:p>
          </table:table-cell>
          <table:table-cell office:value-type="float" office:value="11881490">
            <text:p>11881490</text:p>
          </table:table-cell>
          <table:table-cell office:value-type="float" office:value="282110">
            <text:p>282110</text:p>
          </table:table-cell>
          <table:table-cell office:value-type="float" office:value="232538">
            <text:p>232538</text:p>
          </table:table-cell>
          <table:table-cell office:value-type="float" office:value="22336197028">
            <text:p>22336197028</text:p>
          </table:table-cell>
          <table:table-cell office:value-type="float" office:value="204980">
            <text:p>204980</text:p>
          </table:table-cell>
          <table:table-cell office:value-type="float" office:value="165374">
            <text:p>165374</text:p>
          </table:table-cell>
          <table:table-cell office:value-type="float" office:value="156398">
            <text:p>156398</text:p>
          </table:table-cell>
          <table:table-cell office:value-type="float" office:value="29084246">
            <text:p>29084246</text:p>
          </table:table-cell>
          <table:table-cell office:value-type="float" office:value="282874">
            <text:p>282874</text:p>
          </table:table-cell>
          <table:table-cell office:value-type="float" office:value="246082">
            <text:p>246082</text:p>
          </table:table-cell>
          <table:table-cell/>
        </table:table-row>
        <table:table-row table:style-name="ro1">
          <table:table-cell office:value-type="float" office:value="3325454180">
            <text:p>3325454180</text:p>
          </table:table-cell>
          <table:table-cell office:value-type="float" office:value="200134">
            <text:p>200134</text:p>
          </table:table-cell>
          <table:table-cell office:value-type="float" office:value="153990">
            <text:p>153990</text:p>
          </table:table-cell>
          <table:table-cell office:value-type="float" office:value="153748">
            <text:p>153748</text:p>
          </table:table-cell>
          <table:table-cell office:value-type="float" office:value="3542562">
            <text:p>3542562</text:p>
          </table:table-cell>
          <table:table-cell office:value-type="float" office:value="307536">
            <text:p>307536</text:p>
          </table:table-cell>
          <table:table-cell office:value-type="float" office:value="231354">
            <text:p>231354</text:p>
          </table:table-cell>
          <table:table-cell office:value-type="float" office:value="1682315766">
            <text:p>1682315766</text:p>
          </table:table-cell>
          <table:table-cell office:value-type="float" office:value="206538">
            <text:p>206538</text:p>
          </table:table-cell>
          <table:table-cell office:value-type="float" office:value="166144">
            <text:p>166144</text:p>
          </table:table-cell>
          <table:table-cell office:value-type="float" office:value="162544">
            <text:p>162544</text:p>
          </table:table-cell>
          <table:table-cell office:value-type="float" office:value="33060327">
            <text:p>33060327</text:p>
          </table:table-cell>
          <table:table-cell office:value-type="float" office:value="321700">
            <text:p>321700</text:p>
          </table:table-cell>
          <table:table-cell office:value-type="float" office:value="245412">
            <text:p>245412</text:p>
          </table:table-cell>
          <table:table-cell office:value-type="float" office:value="3788887434">
            <text:p>3788887434</text:p>
          </table:table-cell>
          <table:table-cell office:value-type="float" office:value="203160">
            <text:p>203160</text:p>
          </table:table-cell>
          <table:table-cell office:value-type="float" office:value="178732">
            <text:p>178732</text:p>
          </table:table-cell>
          <table:table-cell office:value-type="float" office:value="162572">
            <text:p>162572</text:p>
          </table:table-cell>
          <table:table-cell office:value-type="float" office:value="58568106">
            <text:p>58568106</text:p>
          </table:table-cell>
          <table:table-cell office:value-type="float" office:value="273194">
            <text:p>273194</text:p>
          </table:table-cell>
          <table:table-cell office:value-type="float" office:value="230434">
            <text:p>230434</text:p>
          </table:table-cell>
          <table:table-cell/>
        </table:table-row>
        <table:table-row table:style-name="ro1">
          <table:table-cell office:value-type="float" office:value="8792806929">
            <text:p>8792806929</text:p>
          </table:table-cell>
          <table:table-cell office:value-type="float" office:value="191950">
            <text:p>191950</text:p>
          </table:table-cell>
          <table:table-cell office:value-type="float" office:value="151992">
            <text:p>151992</text:p>
          </table:table-cell>
          <table:table-cell office:value-type="float" office:value="152472">
            <text:p>152472</text:p>
          </table:table-cell>
          <table:table-cell office:value-type="float" office:value="16346803">
            <text:p>16346803</text:p>
          </table:table-cell>
          <table:table-cell office:value-type="float" office:value="267792">
            <text:p>267792</text:p>
          </table:table-cell>
          <table:table-cell office:value-type="float" office:value="312523">
            <text:p>312523</text:p>
          </table:table-cell>
          <table:table-cell office:value-type="float" office:value="1833394839">
            <text:p>1833394839</text:p>
          </table:table-cell>
          <table:table-cell office:value-type="float" office:value="232440">
            <text:p>232440</text:p>
          </table:table-cell>
          <table:table-cell office:value-type="float" office:value="170830">
            <text:p>170830</text:p>
          </table:table-cell>
          <table:table-cell office:value-type="float" office:value="160780">
            <text:p>160780</text:p>
          </table:table-cell>
          <table:table-cell office:value-type="float" office:value="498430">
            <text:p>498430</text:p>
          </table:table-cell>
          <table:table-cell office:value-type="float" office:value="274398">
            <text:p>274398</text:p>
          </table:table-cell>
          <table:table-cell office:value-type="float" office:value="234530">
            <text:p>234530</text:p>
          </table:table-cell>
          <table:table-cell office:value-type="float" office:value="21319388974">
            <text:p>21319388974</text:p>
          </table:table-cell>
          <table:table-cell office:value-type="float" office:value="202716">
            <text:p>202716</text:p>
          </table:table-cell>
          <table:table-cell office:value-type="float" office:value="161898">
            <text:p>161898</text:p>
          </table:table-cell>
          <table:table-cell office:value-type="float" office:value="161098">
            <text:p>161098</text:p>
          </table:table-cell>
          <table:table-cell office:value-type="float" office:value="12906736">
            <text:p>12906736</text:p>
          </table:table-cell>
          <table:table-cell office:value-type="float" office:value="283892">
            <text:p>283892</text:p>
          </table:table-cell>
          <table:table-cell office:value-type="float" office:value="312165">
            <text:p>312165</text:p>
          </table:table-cell>
          <table:table-cell/>
        </table:table-row>
        <table:table-row table:style-name="ro1">
          <table:table-cell office:value-type="float" office:value="22364693949">
            <text:p>22364693949</text:p>
          </table:table-cell>
          <table:table-cell office:value-type="float" office:value="192652">
            <text:p>192652</text:p>
          </table:table-cell>
          <table:table-cell office:value-type="float" office:value="152892">
            <text:p>152892</text:p>
          </table:table-cell>
          <table:table-cell office:value-type="float" office:value="151440">
            <text:p>151440</text:p>
          </table:table-cell>
          <table:table-cell office:value-type="float" office:value="5467035">
            <text:p>5467035</text:p>
          </table:table-cell>
          <table:table-cell office:value-type="float" office:value="265592">
            <text:p>265592</text:p>
          </table:table-cell>
          <table:table-cell office:value-type="float" office:value="221268">
            <text:p>221268</text:p>
          </table:table-cell>
          <table:table-cell office:value-type="float" office:value="7997139384">
            <text:p>7997139384</text:p>
          </table:table-cell>
          <table:table-cell office:value-type="float" office:value="222514">
            <text:p>222514</text:p>
          </table:table-cell>
          <table:table-cell office:value-type="float" office:value="168170">
            <text:p>168170</text:p>
          </table:table-cell>
          <table:table-cell office:value-type="float" office:value="160816">
            <text:p>160816</text:p>
          </table:table-cell>
          <table:table-cell office:value-type="float" office:value="83799856">
            <text:p>83799856</text:p>
          </table:table-cell>
          <table:table-cell office:value-type="float" office:value="296308">
            <text:p>296308</text:p>
          </table:table-cell>
          <table:table-cell office:value-type="float" office:value="240726">
            <text:p>240726</text:p>
          </table:table-cell>
          <table:table-cell office:value-type="float" office:value="4541713862">
            <text:p>4541713862</text:p>
          </table:table-cell>
          <table:table-cell office:value-type="float" office:value="203910">
            <text:p>203910</text:p>
          </table:table-cell>
          <table:table-cell office:value-type="float" office:value="162768">
            <text:p>162768</text:p>
          </table:table-cell>
          <table:table-cell office:value-type="float" office:value="160150">
            <text:p>160150</text:p>
          </table:table-cell>
          <table:table-cell office:value-type="float" office:value="26067411">
            <text:p>26067411</text:p>
          </table:table-cell>
          <table:table-cell office:value-type="float" office:value="274524">
            <text:p>274524</text:p>
          </table:table-cell>
          <table:table-cell office:value-type="float" office:value="312899">
            <text:p>312899</text:p>
          </table:table-cell>
          <table:table-cell/>
        </table:table-row>
        <table:table-row table:style-name="ro1">
          <table:table-cell office:value-type="float" office:value="7298546881">
            <text:p>7298546881</text:p>
          </table:table-cell>
          <table:table-cell office:value-type="float" office:value="193342">
            <text:p>193342</text:p>
          </table:table-cell>
          <table:table-cell office:value-type="float" office:value="154642">
            <text:p>154642</text:p>
          </table:table-cell>
          <table:table-cell office:value-type="float" office:value="151500">
            <text:p>151500</text:p>
          </table:table-cell>
          <table:table-cell office:value-type="float" office:value="247272">
            <text:p>247272</text:p>
          </table:table-cell>
          <table:table-cell office:value-type="float" office:value="270722">
            <text:p>270722</text:p>
          </table:table-cell>
          <table:table-cell office:value-type="float" office:value="229856">
            <text:p>229856</text:p>
          </table:table-cell>
          <table:table-cell office:value-type="float" office:value="4532536797">
            <text:p>4532536797</text:p>
          </table:table-cell>
          <table:table-cell office:value-type="float" office:value="207620">
            <text:p>207620</text:p>
          </table:table-cell>
          <table:table-cell office:value-type="float" office:value="166840">
            <text:p>166840</text:p>
          </table:table-cell>
          <table:table-cell office:value-type="float" office:value="160680">
            <text:p>160680</text:p>
          </table:table-cell>
          <table:table-cell office:value-type="float" office:value="11991002">
            <text:p>11991002</text:p>
          </table:table-cell>
          <table:table-cell office:value-type="float" office:value="275056">
            <text:p>275056</text:p>
          </table:table-cell>
          <table:table-cell office:value-type="float" office:value="236968">
            <text:p>236968</text:p>
          </table:table-cell>
          <table:table-cell office:value-type="float" office:value="24709460038">
            <text:p>24709460038</text:p>
          </table:table-cell>
          <table:table-cell office:value-type="float" office:value="206324">
            <text:p>206324</text:p>
          </table:table-cell>
          <table:table-cell office:value-type="float" office:value="162118">
            <text:p>162118</text:p>
          </table:table-cell>
          <table:table-cell office:value-type="float" office:value="159362">
            <text:p>159362</text:p>
          </table:table-cell>
          <table:table-cell office:value-type="float" office:value="13830895">
            <text:p>13830895</text:p>
          </table:table-cell>
          <table:table-cell office:value-type="float" office:value="264768">
            <text:p>264768</text:p>
          </table:table-cell>
          <table:table-cell office:value-type="float" office:value="219934">
            <text:p>219934</text:p>
          </table:table-cell>
          <table:table-cell/>
        </table:table-row>
        <table:table-row table:style-name="ro1">
          <table:table-cell office:value-type="float" office:value="1849954914">
            <text:p>1849954914</text:p>
          </table:table-cell>
          <table:table-cell office:value-type="float" office:value="218766">
            <text:p>218766</text:p>
          </table:table-cell>
          <table:table-cell office:value-type="float" office:value="151744">
            <text:p>151744</text:p>
          </table:table-cell>
          <table:table-cell office:value-type="float" office:value="150832">
            <text:p>150832</text:p>
          </table:table-cell>
          <table:table-cell office:value-type="float" office:value="480270">
            <text:p>480270</text:p>
          </table:table-cell>
          <table:table-cell office:value-type="float" office:value="263246">
            <text:p>263246</text:p>
          </table:table-cell>
          <table:table-cell office:value-type="float" office:value="229142">
            <text:p>229142</text:p>
          </table:table-cell>
          <table:table-cell office:value-type="float" office:value="2150100469">
            <text:p>2150100469</text:p>
          </table:table-cell>
          <table:table-cell office:value-type="float" office:value="203320">
            <text:p>203320</text:p>
          </table:table-cell>
          <table:table-cell office:value-type="float" office:value="172378">
            <text:p>172378</text:p>
          </table:table-cell>
          <table:table-cell office:value-type="float" office:value="163418">
            <text:p>163418</text:p>
          </table:table-cell>
          <table:table-cell office:value-type="float" office:value="3621283">
            <text:p>3621283</text:p>
          </table:table-cell>
          <table:table-cell office:value-type="float" office:value="275958">
            <text:p>275958</text:p>
          </table:table-cell>
          <table:table-cell office:value-type="float" office:value="234700">
            <text:p>234700</text:p>
          </table:table-cell>
          <table:table-cell office:value-type="float" office:value="34258521517">
            <text:p>34258521517</text:p>
          </table:table-cell>
          <table:table-cell office:value-type="float" office:value="207786">
            <text:p>207786</text:p>
          </table:table-cell>
          <table:table-cell office:value-type="float" office:value="185101">
            <text:p>185101</text:p>
          </table:table-cell>
          <table:table-cell office:value-type="float" office:value="158940">
            <text:p>158940</text:p>
          </table:table-cell>
          <table:table-cell office:value-type="float" office:value="852250">
            <text:p>852250</text:p>
          </table:table-cell>
          <table:table-cell office:value-type="float" office:value="276380">
            <text:p>276380</text:p>
          </table:table-cell>
          <table:table-cell office:value-type="float" office:value="234618">
            <text:p>234618</text:p>
          </table:table-cell>
          <table:table-cell/>
        </table:table-row>
        <table:table-row table:style-name="ro1">
          <table:table-cell office:value-type="float" office:value="27213021487">
            <text:p>27213021487</text:p>
          </table:table-cell>
          <table:table-cell office:value-type="float" office:value="195996">
            <text:p>195996</text:p>
          </table:table-cell>
          <table:table-cell office:value-type="float" office:value="151266">
            <text:p>151266</text:p>
          </table:table-cell>
          <table:table-cell office:value-type="float" office:value="150886">
            <text:p>150886</text:p>
          </table:table-cell>
          <table:table-cell office:value-type="float" office:value="6484799">
            <text:p>6484799</text:p>
          </table:table-cell>
          <table:table-cell office:value-type="float" office:value="266506">
            <text:p>266506</text:p>
          </table:table-cell>
          <table:table-cell office:value-type="float" office:value="230544">
            <text:p>230544</text:p>
          </table:table-cell>
          <table:table-cell office:value-type="float" office:value="22231138178">
            <text:p>22231138178</text:p>
          </table:table-cell>
          <table:table-cell office:value-type="float" office:value="210206">
            <text:p>210206</text:p>
          </table:table-cell>
          <table:table-cell office:value-type="float" office:value="166728">
            <text:p>166728</text:p>
          </table:table-cell>
          <table:table-cell office:value-type="float" office:value="189725">
            <text:p>189725</text:p>
          </table:table-cell>
          <table:table-cell office:value-type="float" office:value="3460624">
            <text:p>3460624</text:p>
          </table:table-cell>
          <table:table-cell office:value-type="float" office:value="259526">
            <text:p>259526</text:p>
          </table:table-cell>
          <table:table-cell office:value-type="float" office:value="222798">
            <text:p>222798</text:p>
          </table:table-cell>
          <table:table-cell office:value-type="float" office:value="1859225339">
            <text:p>1859225339</text:p>
          </table:table-cell>
          <table:table-cell office:value-type="float" office:value="203426">
            <text:p>203426</text:p>
          </table:table-cell>
          <table:table-cell office:value-type="float" office:value="161894">
            <text:p>161894</text:p>
          </table:table-cell>
          <table:table-cell office:value-type="float" office:value="162798">
            <text:p>162798</text:p>
          </table:table-cell>
          <table:table-cell office:value-type="float" office:value="6186674">
            <text:p>6186674</text:p>
          </table:table-cell>
          <table:table-cell office:value-type="float" office:value="274208">
            <text:p>274208</text:p>
          </table:table-cell>
          <table:table-cell office:value-type="float" office:value="301311">
            <text:p>301311</text:p>
          </table:table-cell>
          <table:table-cell/>
        </table:table-row>
        <table:table-row table:style-name="ro1">
          <table:table-cell office:value-type="float" office:value="13280511710">
            <text:p>13280511710</text:p>
          </table:table-cell>
          <table:table-cell office:value-type="float" office:value="192994">
            <text:p>192994</text:p>
          </table:table-cell>
          <table:table-cell office:value-type="float" office:value="152508">
            <text:p>152508</text:p>
          </table:table-cell>
          <table:table-cell office:value-type="float" office:value="155102">
            <text:p>155102</text:p>
          </table:table-cell>
          <table:table-cell office:value-type="float" office:value="31994501">
            <text:p>31994501</text:p>
          </table:table-cell>
          <table:table-cell office:value-type="float" office:value="271456">
            <text:p>271456</text:p>
          </table:table-cell>
          <table:table-cell office:value-type="float" office:value="220888">
            <text:p>220888</text:p>
          </table:table-cell>
          <table:table-cell office:value-type="float" office:value="15198718025">
            <text:p>15198718025</text:p>
          </table:table-cell>
          <table:table-cell office:value-type="float" office:value="202428">
            <text:p>202428</text:p>
          </table:table-cell>
          <table:table-cell office:value-type="float" office:value="166412">
            <text:p>166412</text:p>
          </table:table-cell>
          <table:table-cell office:value-type="float" office:value="158176">
            <text:p>158176</text:p>
          </table:table-cell>
          <table:table-cell office:value-type="float" office:value="477146">
            <text:p>477146</text:p>
          </table:table-cell>
          <table:table-cell office:value-type="float" office:value="272274">
            <text:p>272274</text:p>
          </table:table-cell>
          <table:table-cell office:value-type="float" office:value="260345">
            <text:p>260345</text:p>
          </table:table-cell>
          <table:table-cell office:value-type="float" office:value="5800866539">
            <text:p>5800866539</text:p>
          </table:table-cell>
          <table:table-cell office:value-type="float" office:value="206228">
            <text:p>206228</text:p>
          </table:table-cell>
          <table:table-cell office:value-type="float" office:value="163572">
            <text:p>163572</text:p>
          </table:table-cell>
          <table:table-cell office:value-type="float" office:value="162532">
            <text:p>162532</text:p>
          </table:table-cell>
          <table:table-cell office:value-type="float" office:value="23311390">
            <text:p>23311390</text:p>
          </table:table-cell>
          <table:table-cell office:value-type="float" office:value="333546">
            <text:p>333546</text:p>
          </table:table-cell>
          <table:table-cell office:value-type="float" office:value="238916">
            <text:p>238916</text:p>
          </table:table-cell>
          <table:table-cell/>
        </table:table-row>
        <table:table-row table:style-name="ro1">
          <table:table-cell office:value-type="float" office:value="362081566">
            <text:p>362081566</text:p>
          </table:table-cell>
          <table:table-cell office:value-type="float" office:value="192096">
            <text:p>192096</text:p>
          </table:table-cell>
          <table:table-cell office:value-type="float" office:value="153532">
            <text:p>153532</text:p>
          </table:table-cell>
          <table:table-cell office:value-type="float" office:value="150882">
            <text:p>150882</text:p>
          </table:table-cell>
          <table:table-cell office:value-type="float" office:value="11210635">
            <text:p>11210635</text:p>
          </table:table-cell>
          <table:table-cell office:value-type="float" office:value="295391">
            <text:p>295391</text:p>
          </table:table-cell>
          <table:table-cell office:value-type="float" office:value="227068">
            <text:p>227068</text:p>
          </table:table-cell>
          <table:table-cell office:value-type="float" office:value="2154390515">
            <text:p>2154390515</text:p>
          </table:table-cell>
          <table:table-cell office:value-type="float" office:value="230745">
            <text:p>230745</text:p>
          </table:table-cell>
          <table:table-cell office:value-type="float" office:value="231089">
            <text:p>231089</text:p>
          </table:table-cell>
          <table:table-cell office:value-type="float" office:value="162974">
            <text:p>162974</text:p>
          </table:table-cell>
          <table:table-cell office:value-type="float" office:value="28973123">
            <text:p>28973123</text:p>
          </table:table-cell>
          <table:table-cell office:value-type="float" office:value="308018">
            <text:p>308018</text:p>
          </table:table-cell>
          <table:table-cell office:value-type="float" office:value="553283">
            <text:p>553283</text:p>
          </table:table-cell>
          <table:table-cell office:value-type="float" office:value="7592392850">
            <text:p>7592392850</text:p>
          </table:table-cell>
          <table:table-cell office:value-type="float" office:value="240291">
            <text:p>240291</text:p>
          </table:table-cell>
          <table:table-cell office:value-type="float" office:value="166480">
            <text:p>166480</text:p>
          </table:table-cell>
          <table:table-cell office:value-type="float" office:value="161520">
            <text:p>161520</text:p>
          </table:table-cell>
          <table:table-cell office:value-type="float" office:value="2409342">
            <text:p>2409342</text:p>
          </table:table-cell>
          <table:table-cell office:value-type="float" office:value="298363">
            <text:p>298363</text:p>
          </table:table-cell>
          <table:table-cell office:value-type="float" office:value="233494">
            <text:p>233494</text:p>
          </table:table-cell>
          <table:table-cell/>
        </table:table-row>
        <table:table-row table:style-name="ro1">
          <table:table-cell office:value-type="float" office:value="10262768331">
            <text:p>10262768331</text:p>
          </table:table-cell>
          <table:table-cell office:value-type="float" office:value="193416">
            <text:p>193416</text:p>
          </table:table-cell>
          <table:table-cell office:value-type="float" office:value="153844">
            <text:p>153844</text:p>
          </table:table-cell>
          <table:table-cell office:value-type="float" office:value="172924">
            <text:p>172924</text:p>
          </table:table-cell>
          <table:table-cell office:value-type="float" office:value="663548">
            <text:p>663548</text:p>
          </table:table-cell>
          <table:table-cell office:value-type="float" office:value="299713">
            <text:p>299713</text:p>
          </table:table-cell>
          <table:table-cell office:value-type="float" office:value="224384">
            <text:p>224384</text:p>
          </table:table-cell>
          <table:table-cell office:value-type="float" office:value="25761036298">
            <text:p>25761036298</text:p>
          </table:table-cell>
          <table:table-cell office:value-type="float" office:value="222728">
            <text:p>222728</text:p>
          </table:table-cell>
          <table:table-cell office:value-type="float" office:value="170736">
            <text:p>170736</text:p>
          </table:table-cell>
          <table:table-cell office:value-type="float" office:value="183970">
            <text:p>183970</text:p>
          </table:table-cell>
          <table:table-cell office:value-type="float" office:value="7697711">
            <text:p>7697711</text:p>
          </table:table-cell>
          <table:table-cell office:value-type="float" office:value="291757">
            <text:p>291757</text:p>
          </table:table-cell>
          <table:table-cell office:value-type="float" office:value="223536">
            <text:p>223536</text:p>
          </table:table-cell>
          <table:table-cell office:value-type="float" office:value="2078265511">
            <text:p>2078265511</text:p>
          </table:table-cell>
          <table:table-cell office:value-type="float" office:value="205902">
            <text:p>205902</text:p>
          </table:table-cell>
          <table:table-cell office:value-type="float" office:value="163650">
            <text:p>163650</text:p>
          </table:table-cell>
          <table:table-cell office:value-type="float" office:value="183082">
            <text:p>183082</text:p>
          </table:table-cell>
          <table:table-cell office:value-type="float" office:value="21987123">
            <text:p>21987123</text:p>
          </table:table-cell>
          <table:table-cell office:value-type="float" office:value="272208">
            <text:p>272208</text:p>
          </table:table-cell>
          <table:table-cell office:value-type="float" office:value="275300">
            <text:p>275300</text:p>
          </table:table-cell>
          <table:table-cell/>
        </table:table-row>
        <table:table-row table:style-name="ro1">
          <table:table-cell office:value-type="float" office:value="1845820892">
            <text:p>1845820892</text:p>
          </table:table-cell>
          <table:table-cell office:value-type="float" office:value="246990">
            <text:p>246990</text:p>
          </table:table-cell>
          <table:table-cell office:value-type="float" office:value="153964">
            <text:p>153964</text:p>
          </table:table-cell>
          <table:table-cell office:value-type="float" office:value="150700">
            <text:p>150700</text:p>
          </table:table-cell>
          <table:table-cell office:value-type="float" office:value="463098">
            <text:p>463098</text:p>
          </table:table-cell>
          <table:table-cell office:value-type="float" office:value="264994">
            <text:p>264994</text:p>
          </table:table-cell>
          <table:table-cell office:value-type="float" office:value="222266">
            <text:p>222266</text:p>
          </table:table-cell>
          <table:table-cell office:value-type="float" office:value="27690289246">
            <text:p>27690289246</text:p>
          </table:table-cell>
          <table:table-cell office:value-type="float" office:value="208690">
            <text:p>208690</text:p>
          </table:table-cell>
          <table:table-cell office:value-type="float" office:value="165664">
            <text:p>165664</text:p>
          </table:table-cell>
          <table:table-cell office:value-type="float" office:value="159846">
            <text:p>159846</text:p>
          </table:table-cell>
          <table:table-cell office:value-type="float" office:value="9804040">
            <text:p>9804040</text:p>
          </table:table-cell>
          <table:table-cell office:value-type="float" office:value="322023">
            <text:p>322023</text:p>
          </table:table-cell>
          <table:table-cell office:value-type="float" office:value="370333">
            <text:p>370333</text:p>
          </table:table-cell>
          <table:table-cell office:value-type="float" office:value="1602137609">
            <text:p>1602137609</text:p>
          </table:table-cell>
          <table:table-cell office:value-type="float" office:value="200726">
            <text:p>200726</text:p>
          </table:table-cell>
          <table:table-cell office:value-type="float" office:value="164258">
            <text:p>164258</text:p>
          </table:table-cell>
          <table:table-cell office:value-type="float" office:value="161008">
            <text:p>161008</text:p>
          </table:table-cell>
          <table:table-cell office:value-type="float" office:value="8169184">
            <text:p>8169184</text:p>
          </table:table-cell>
          <table:table-cell office:value-type="float" office:value="271492">
            <text:p>271492</text:p>
          </table:table-cell>
          <table:table-cell office:value-type="float" office:value="238962">
            <text:p>238962</text:p>
          </table:table-cell>
          <table:table-cell/>
        </table:table-row>
        <table:table-row table:style-name="ro1">
          <table:table-cell office:value-type="float" office:value="1097791615">
            <text:p>1097791615</text:p>
          </table:table-cell>
          <table:table-cell office:value-type="float" office:value="193240">
            <text:p>193240</text:p>
          </table:table-cell>
          <table:table-cell office:value-type="float" office:value="153198">
            <text:p>153198</text:p>
          </table:table-cell>
          <table:table-cell office:value-type="float" office:value="151702">
            <text:p>151702</text:p>
          </table:table-cell>
          <table:table-cell office:value-type="float" office:value="31282581">
            <text:p>31282581</text:p>
          </table:table-cell>
          <table:table-cell office:value-type="float" office:value="264194">
            <text:p>264194</text:p>
          </table:table-cell>
          <table:table-cell office:value-type="float" office:value="222144">
            <text:p>222144</text:p>
          </table:table-cell>
          <table:table-cell office:value-type="float" office:value="2388430830">
            <text:p>2388430830</text:p>
          </table:table-cell>
          <table:table-cell office:value-type="float" office:value="234491">
            <text:p>234491</text:p>
          </table:table-cell>
          <table:table-cell office:value-type="float" office:value="167306">
            <text:p>167306</text:p>
          </table:table-cell>
          <table:table-cell office:value-type="float" office:value="164608">
            <text:p>164608</text:p>
          </table:table-cell>
          <table:table-cell office:value-type="float" office:value="19944810">
            <text:p>19944810</text:p>
          </table:table-cell>
          <table:table-cell office:value-type="float" office:value="284384">
            <text:p>284384</text:p>
          </table:table-cell>
          <table:table-cell office:value-type="float" office:value="241896">
            <text:p>241896</text:p>
          </table:table-cell>
          <table:table-cell office:value-type="float" office:value="1736885638">
            <text:p>1736885638</text:p>
          </table:table-cell>
          <table:table-cell office:value-type="float" office:value="200072">
            <text:p>200072</text:p>
          </table:table-cell>
          <table:table-cell office:value-type="float" office:value="168458">
            <text:p>168458</text:p>
          </table:table-cell>
          <table:table-cell office:value-type="float" office:value="161308">
            <text:p>161308</text:p>
          </table:table-cell>
          <table:table-cell office:value-type="float" office:value="6944757">
            <text:p>6944757</text:p>
          </table:table-cell>
          <table:table-cell office:value-type="float" office:value="287280">
            <text:p>287280</text:p>
          </table:table-cell>
          <table:table-cell office:value-type="float" office:value="256520">
            <text:p>256520</text:p>
          </table:table-cell>
          <table:table-cell/>
        </table:table-row>
        <table:table-row table:style-name="ro1">
          <table:table-cell office:value-type="float" office:value="4600716421">
            <text:p>4600716421</text:p>
          </table:table-cell>
          <table:table-cell office:value-type="float" office:value="192522">
            <text:p>192522</text:p>
          </table:table-cell>
          <table:table-cell office:value-type="float" office:value="153342">
            <text:p>153342</text:p>
          </table:table-cell>
          <table:table-cell office:value-type="float" office:value="149944">
            <text:p>149944</text:p>
          </table:table-cell>
          <table:table-cell office:value-type="float" office:value="8940729">
            <text:p>8940729</text:p>
          </table:table-cell>
          <table:table-cell office:value-type="float" office:value="270024">
            <text:p>270024</text:p>
          </table:table-cell>
          <table:table-cell office:value-type="float" office:value="234388">
            <text:p>234388</text:p>
          </table:table-cell>
          <table:table-cell office:value-type="float" office:value="1611904822">
            <text:p>1611904822</text:p>
          </table:table-cell>
          <table:table-cell office:value-type="float" office:value="240235">
            <text:p>240235</text:p>
          </table:table-cell>
          <table:table-cell office:value-type="float" office:value="168042">
            <text:p>168042</text:p>
          </table:table-cell>
          <table:table-cell office:value-type="float" office:value="158428">
            <text:p>158428</text:p>
          </table:table-cell>
          <table:table-cell office:value-type="float" office:value="1179270">
            <text:p>1179270</text:p>
          </table:table-cell>
          <table:table-cell office:value-type="float" office:value="261782">
            <text:p>261782</text:p>
          </table:table-cell>
          <table:table-cell office:value-type="float" office:value="222716">
            <text:p>222716</text:p>
          </table:table-cell>
          <table:table-cell office:value-type="float" office:value="12298904406">
            <text:p>12298904406</text:p>
          </table:table-cell>
          <table:table-cell office:value-type="float" office:value="202634">
            <text:p>202634</text:p>
          </table:table-cell>
          <table:table-cell office:value-type="float" office:value="162926">
            <text:p>162926</text:p>
          </table:table-cell>
          <table:table-cell office:value-type="float" office:value="156902">
            <text:p>156902</text:p>
          </table:table-cell>
          <table:table-cell office:value-type="float" office:value="10231796">
            <text:p>10231796</text:p>
          </table:table-cell>
          <table:table-cell office:value-type="float" office:value="277348">
            <text:p>277348</text:p>
          </table:table-cell>
          <table:table-cell office:value-type="float" office:value="236010">
            <text:p>236010</text:p>
          </table:table-cell>
          <table:table-cell/>
        </table:table-row>
        <table:table-row table:style-name="ro1">
          <table:table-cell office:value-type="float" office:value="5270279228">
            <text:p>5270279228</text:p>
          </table:table-cell>
          <table:table-cell office:value-type="float" office:value="191896">
            <text:p>191896</text:p>
          </table:table-cell>
          <table:table-cell office:value-type="float" office:value="152754">
            <text:p>152754</text:p>
          </table:table-cell>
          <table:table-cell office:value-type="float" office:value="150120">
            <text:p>150120</text:p>
          </table:table-cell>
          <table:table-cell office:value-type="float" office:value="2986668">
            <text:p>2986668</text:p>
          </table:table-cell>
          <table:table-cell office:value-type="float" office:value="314495">
            <text:p>314495</text:p>
          </table:table-cell>
          <table:table-cell office:value-type="float" office:value="266392">
            <text:p>266392</text:p>
          </table:table-cell>
          <table:table-cell office:value-type="float" office:value="13383230781">
            <text:p>13383230781</text:p>
          </table:table-cell>
          <table:table-cell office:value-type="float" office:value="203934">
            <text:p>203934</text:p>
          </table:table-cell>
          <table:table-cell office:value-type="float" office:value="169598">
            <text:p>169598</text:p>
          </table:table-cell>
          <table:table-cell office:value-type="float" office:value="159430">
            <text:p>159430</text:p>
          </table:table-cell>
          <table:table-cell office:value-type="float" office:value="16216018">
            <text:p>16216018</text:p>
          </table:table-cell>
          <table:table-cell office:value-type="float" office:value="268050">
            <text:p>268050</text:p>
          </table:table-cell>
          <table:table-cell office:value-type="float" office:value="230066">
            <text:p>230066</text:p>
          </table:table-cell>
          <table:table-cell office:value-type="float" office:value="12163883510">
            <text:p>12163883510</text:p>
          </table:table-cell>
          <table:table-cell office:value-type="float" office:value="202488">
            <text:p>202488</text:p>
          </table:table-cell>
          <table:table-cell office:value-type="float" office:value="162182">
            <text:p>162182</text:p>
          </table:table-cell>
          <table:table-cell office:value-type="float" office:value="162290">
            <text:p>162290</text:p>
          </table:table-cell>
          <table:table-cell office:value-type="float" office:value="5687388">
            <text:p>5687388</text:p>
          </table:table-cell>
          <table:table-cell office:value-type="float" office:value="286620">
            <text:p>286620</text:p>
          </table:table-cell>
          <table:table-cell office:value-type="float" office:value="236352">
            <text:p>236352</text:p>
          </table:table-cell>
          <table:table-cell/>
        </table:table-row>
        <table:table-row table:style-name="ro1">
          <table:table-cell office:value-type="float" office:value="28483184217">
            <text:p>28483184217</text:p>
          </table:table-cell>
          <table:table-cell office:value-type="float" office:value="231532">
            <text:p>231532</text:p>
          </table:table-cell>
          <table:table-cell office:value-type="float" office:value="152884">
            <text:p>152884</text:p>
          </table:table-cell>
          <table:table-cell office:value-type="float" office:value="151628">
            <text:p>151628</text:p>
          </table:table-cell>
          <table:table-cell office:value-type="float" office:value="12785994">
            <text:p>12785994</text:p>
          </table:table-cell>
          <table:table-cell office:value-type="float" office:value="274340">
            <text:p>274340</text:p>
          </table:table-cell>
          <table:table-cell office:value-type="float" office:value="264242">
            <text:p>264242</text:p>
          </table:table-cell>
          <table:table-cell office:value-type="float" office:value="1192551596">
            <text:p>1192551596</text:p>
          </table:table-cell>
          <table:table-cell office:value-type="float" office:value="202796">
            <text:p>202796</text:p>
          </table:table-cell>
          <table:table-cell office:value-type="float" office:value="248616">
            <text:p>248616</text:p>
          </table:table-cell>
          <table:table-cell office:value-type="float" office:value="181135">
            <text:p>181135</text:p>
          </table:table-cell>
          <table:table-cell office:value-type="float" office:value="2410658">
            <text:p>2410658</text:p>
          </table:table-cell>
          <table:table-cell office:value-type="float" office:value="269728">
            <text:p>269728</text:p>
          </table:table-cell>
          <table:table-cell office:value-type="float" office:value="320700">
            <text:p>320700</text:p>
          </table:table-cell>
          <table:table-cell office:value-type="float" office:value="2345542259">
            <text:p>2345542259</text:p>
          </table:table-cell>
          <table:table-cell office:value-type="float" office:value="202860">
            <text:p>202860</text:p>
          </table:table-cell>
          <table:table-cell office:value-type="float" office:value="198254">
            <text:p>198254</text:p>
          </table:table-cell>
          <table:table-cell office:value-type="float" office:value="164374">
            <text:p>164374</text:p>
          </table:table-cell>
          <table:table-cell office:value-type="float" office:value="5449346">
            <text:p>5449346</text:p>
          </table:table-cell>
          <table:table-cell office:value-type="float" office:value="263908">
            <text:p>263908</text:p>
          </table:table-cell>
          <table:table-cell office:value-type="float" office:value="248627">
            <text:p>248627</text:p>
          </table:table-cell>
          <table:table-cell/>
        </table:table-row>
        <table:table-row table:style-name="ro1">
          <table:table-cell office:value-type="float" office:value="2492105383">
            <text:p>2492105383</text:p>
          </table:table-cell>
          <table:table-cell office:value-type="float" office:value="193732">
            <text:p>193732</text:p>
          </table:table-cell>
          <table:table-cell office:value-type="float" office:value="153278">
            <text:p>153278</text:p>
          </table:table-cell>
          <table:table-cell office:value-type="float" office:value="151630">
            <text:p>151630</text:p>
          </table:table-cell>
          <table:table-cell office:value-type="float" office:value="8624018">
            <text:p>8624018</text:p>
          </table:table-cell>
          <table:table-cell office:value-type="float" office:value="271464">
            <text:p>271464</text:p>
          </table:table-cell>
          <table:table-cell office:value-type="float" office:value="221086">
            <text:p>221086</text:p>
          </table:table-cell>
          <table:table-cell office:value-type="float" office:value="1196296946">
            <text:p>1196296946</text:p>
          </table:table-cell>
          <table:table-cell office:value-type="float" office:value="207684">
            <text:p>207684</text:p>
          </table:table-cell>
          <table:table-cell office:value-type="float" office:value="171762">
            <text:p>171762</text:p>
          </table:table-cell>
          <table:table-cell office:value-type="float" office:value="188988">
            <text:p>188988</text:p>
          </table:table-cell>
          <table:table-cell office:value-type="float" office:value="7408118">
            <text:p>7408118</text:p>
          </table:table-cell>
          <table:table-cell office:value-type="float" office:value="300322">
            <text:p>300322</text:p>
          </table:table-cell>
          <table:table-cell office:value-type="float" office:value="234704">
            <text:p>234704</text:p>
          </table:table-cell>
          <table:table-cell office:value-type="float" office:value="2787336121">
            <text:p>2787336121</text:p>
          </table:table-cell>
          <table:table-cell office:value-type="float" office:value="225675">
            <text:p>225675</text:p>
          </table:table-cell>
          <table:table-cell office:value-type="float" office:value="166716">
            <text:p>166716</text:p>
          </table:table-cell>
          <table:table-cell office:value-type="float" office:value="190128">
            <text:p>190128</text:p>
          </table:table-cell>
          <table:table-cell office:value-type="float" office:value="10227222">
            <text:p>10227222</text:p>
          </table:table-cell>
          <table:table-cell office:value-type="float" office:value="286774">
            <text:p>286774</text:p>
          </table:table-cell>
          <table:table-cell office:value-type="float" office:value="242230">
            <text:p>242230</text:p>
          </table:table-cell>
          <table:table-cell/>
        </table:table-row>
        <table:table-row table:style-name="ro1">
          <table:table-cell office:value-type="float" office:value="2140948291">
            <text:p>2140948291</text:p>
          </table:table-cell>
          <table:table-cell office:value-type="float" office:value="196280">
            <text:p>196280</text:p>
          </table:table-cell>
          <table:table-cell office:value-type="float" office:value="155442">
            <text:p>155442</text:p>
          </table:table-cell>
          <table:table-cell office:value-type="float" office:value="151074">
            <text:p>151074</text:p>
          </table:table-cell>
          <table:table-cell office:value-type="float" office:value="13108090">
            <text:p>13108090</text:p>
          </table:table-cell>
          <table:table-cell office:value-type="float" office:value="292732">
            <text:p>292732</text:p>
          </table:table-cell>
          <table:table-cell office:value-type="float" office:value="399058">
            <text:p>399058</text:p>
          </table:table-cell>
          <table:table-cell office:value-type="float" office:value="15884315882">
            <text:p>15884315882</text:p>
          </table:table-cell>
          <table:table-cell office:value-type="float" office:value="204864">
            <text:p>204864</text:p>
          </table:table-cell>
          <table:table-cell office:value-type="float" office:value="187871">
            <text:p>187871</text:p>
          </table:table-cell>
          <table:table-cell office:value-type="float" office:value="161842">
            <text:p>161842</text:p>
          </table:table-cell>
          <table:table-cell office:value-type="float" office:value="11827179">
            <text:p>11827179</text:p>
          </table:table-cell>
          <table:table-cell office:value-type="float" office:value="360640">
            <text:p>360640</text:p>
          </table:table-cell>
          <table:table-cell office:value-type="float" office:value="250036">
            <text:p>250036</text:p>
          </table:table-cell>
          <table:table-cell office:value-type="float" office:value="5532185897">
            <text:p>5532185897</text:p>
          </table:table-cell>
          <table:table-cell office:value-type="float" office:value="202934">
            <text:p>202934</text:p>
          </table:table-cell>
          <table:table-cell office:value-type="float" office:value="164096">
            <text:p>164096</text:p>
          </table:table-cell>
          <table:table-cell office:value-type="float" office:value="159244">
            <text:p>159244</text:p>
          </table:table-cell>
          <table:table-cell office:value-type="float" office:value="15734763">
            <text:p>15734763</text:p>
          </table:table-cell>
          <table:table-cell office:value-type="float" office:value="266952">
            <text:p>266952</text:p>
          </table:table-cell>
          <table:table-cell office:value-type="float" office:value="223090">
            <text:p>223090</text:p>
          </table:table-cell>
          <table:table-cell/>
        </table:table-row>
        <table:table-row table:style-name="ro1">
          <table:table-cell office:value-type="float" office:value="4712470698">
            <text:p>4712470698</text:p>
          </table:table-cell>
          <table:table-cell office:value-type="float" office:value="191756">
            <text:p>191756</text:p>
          </table:table-cell>
          <table:table-cell office:value-type="float" office:value="236606">
            <text:p>236606</text:p>
          </table:table-cell>
          <table:table-cell office:value-type="float" office:value="170593">
            <text:p>170593</text:p>
          </table:table-cell>
          <table:table-cell office:value-type="float" office:value="16862839">
            <text:p>16862839</text:p>
          </table:table-cell>
          <table:table-cell office:value-type="float" office:value="275340">
            <text:p>275340</text:p>
          </table:table-cell>
          <table:table-cell office:value-type="float" office:value="237778">
            <text:p>237778</text:p>
          </table:table-cell>
          <table:table-cell office:value-type="float" office:value="1192466756">
            <text:p>1192466756</text:p>
          </table:table-cell>
          <table:table-cell office:value-type="float" office:value="203034">
            <text:p>203034</text:p>
          </table:table-cell>
          <table:table-cell office:value-type="float" office:value="165392">
            <text:p>165392</text:p>
          </table:table-cell>
          <table:table-cell office:value-type="float" office:value="159732">
            <text:p>159732</text:p>
          </table:table-cell>
          <table:table-cell office:value-type="float" office:value="495676">
            <text:p>495676</text:p>
          </table:table-cell>
          <table:table-cell office:value-type="float" office:value="294825">
            <text:p>294825</text:p>
          </table:table-cell>
          <table:table-cell office:value-type="float" office:value="284588">
            <text:p>284588</text:p>
          </table:table-cell>
          <table:table-cell office:value-type="float" office:value="1812574919">
            <text:p>1812574919</text:p>
          </table:table-cell>
          <table:table-cell office:value-type="float" office:value="276273">
            <text:p>276273</text:p>
          </table:table-cell>
          <table:table-cell office:value-type="float" office:value="237427">
            <text:p>237427</text:p>
          </table:table-cell>
          <table:table-cell office:value-type="float" office:value="161264">
            <text:p>161264</text:p>
          </table:table-cell>
          <table:table-cell office:value-type="float" office:value="40027757">
            <text:p>40027757</text:p>
          </table:table-cell>
          <table:table-cell office:value-type="float" office:value="313772">
            <text:p>313772</text:p>
          </table:table-cell>
          <table:table-cell office:value-type="float" office:value="237956">
            <text:p>237956</text:p>
          </table:table-cell>
          <table:table-cell/>
        </table:table-row>
        <table:table-row table:style-name="ro1">
          <table:table-cell office:value-type="float" office:value="1736750592">
            <text:p>1736750592</text:p>
          </table:table-cell>
          <table:table-cell office:value-type="float" office:value="191720">
            <text:p>191720</text:p>
          </table:table-cell>
          <table:table-cell office:value-type="float" office:value="154468">
            <text:p>154468</text:p>
          </table:table-cell>
          <table:table-cell office:value-type="float" office:value="148494">
            <text:p>148494</text:p>
          </table:table-cell>
          <table:table-cell office:value-type="float" office:value="253654">
            <text:p>253654</text:p>
          </table:table-cell>
          <table:table-cell office:value-type="float" office:value="290966">
            <text:p>290966</text:p>
          </table:table-cell>
          <table:table-cell office:value-type="float" office:value="227088">
            <text:p>227088</text:p>
          </table:table-cell>
          <table:table-cell office:value-type="float" office:value="3582972893">
            <text:p>3582972893</text:p>
          </table:table-cell>
          <table:table-cell office:value-type="float" office:value="232913">
            <text:p>232913</text:p>
          </table:table-cell>
          <table:table-cell office:value-type="float" office:value="171104">
            <text:p>171104</text:p>
          </table:table-cell>
          <table:table-cell office:value-type="float" office:value="163242">
            <text:p>163242</text:p>
          </table:table-cell>
          <table:table-cell office:value-type="float" office:value="17877955">
            <text:p>17877955</text:p>
          </table:table-cell>
          <table:table-cell office:value-type="float" office:value="292776">
            <text:p>292776</text:p>
          </table:table-cell>
          <table:table-cell office:value-type="float" office:value="226644">
            <text:p>226644</text:p>
          </table:table-cell>
          <table:table-cell office:value-type="float" office:value="2371059792">
            <text:p>2371059792</text:p>
          </table:table-cell>
          <table:table-cell office:value-type="float" office:value="199570">
            <text:p>199570</text:p>
          </table:table-cell>
          <table:table-cell office:value-type="float" office:value="163890">
            <text:p>163890</text:p>
          </table:table-cell>
          <table:table-cell office:value-type="float" office:value="163668">
            <text:p>163668</text:p>
          </table:table-cell>
          <table:table-cell office:value-type="float" office:value="1252150">
            <text:p>1252150</text:p>
          </table:table-cell>
          <table:table-cell office:value-type="float" office:value="272780">
            <text:p>272780</text:p>
          </table:table-cell>
          <table:table-cell office:value-type="float" office:value="233760">
            <text:p>233760</text:p>
          </table:table-cell>
          <table:table-cell/>
        </table:table-row>
        <table:table-row table:style-name="ro1">
          <table:table-cell office:value-type="float" office:value="1637016876">
            <text:p>1637016876</text:p>
          </table:table-cell>
          <table:table-cell office:value-type="float" office:value="193936">
            <text:p>193936</text:p>
          </table:table-cell>
          <table:table-cell office:value-type="float" office:value="154032">
            <text:p>154032</text:p>
          </table:table-cell>
          <table:table-cell office:value-type="float" office:value="149328">
            <text:p>149328</text:p>
          </table:table-cell>
          <table:table-cell office:value-type="float" office:value="289767">
            <text:p>289767</text:p>
          </table:table-cell>
          <table:table-cell office:value-type="float" office:value="257086">
            <text:p>257086</text:p>
          </table:table-cell>
          <table:table-cell office:value-type="float" office:value="211218">
            <text:p>211218</text:p>
          </table:table-cell>
          <table:table-cell office:value-type="float" office:value="2348367559">
            <text:p>2348367559</text:p>
          </table:table-cell>
          <table:table-cell office:value-type="float" office:value="206524">
            <text:p>206524</text:p>
          </table:table-cell>
          <table:table-cell office:value-type="float" office:value="167266">
            <text:p>167266</text:p>
          </table:table-cell>
          <table:table-cell office:value-type="float" office:value="161954">
            <text:p>161954</text:p>
          </table:table-cell>
          <table:table-cell office:value-type="float" office:value="485092">
            <text:p>485092</text:p>
          </table:table-cell>
          <table:table-cell office:value-type="float" office:value="273440">
            <text:p>273440</text:p>
          </table:table-cell>
          <table:table-cell office:value-type="float" office:value="234212">
            <text:p>234212</text:p>
          </table:table-cell>
          <table:table-cell office:value-type="float" office:value="21618329623">
            <text:p>21618329623</text:p>
          </table:table-cell>
          <table:table-cell office:value-type="float" office:value="223430">
            <text:p>223430</text:p>
          </table:table-cell>
          <table:table-cell office:value-type="float" office:value="260307">
            <text:p>260307</text:p>
          </table:table-cell>
          <table:table-cell office:value-type="float" office:value="168464">
            <text:p>168464</text:p>
          </table:table-cell>
          <table:table-cell office:value-type="float" office:value="477654">
            <text:p>477654</text:p>
          </table:table-cell>
          <table:table-cell office:value-type="float" office:value="273752">
            <text:p>273752</text:p>
          </table:table-cell>
          <table:table-cell office:value-type="float" office:value="236042">
            <text:p>236042</text:p>
          </table:table-cell>
          <table:table-cell/>
        </table:table-row>
        <table:table-row table:style-name="ro1">
          <table:table-cell office:value-type="float" office:value="7230279264">
            <text:p>7230279264</text:p>
          </table:table-cell>
          <table:table-cell office:value-type="float" office:value="193424">
            <text:p>193424</text:p>
          </table:table-cell>
          <table:table-cell office:value-type="float" office:value="151640">
            <text:p>151640</text:p>
          </table:table-cell>
          <table:table-cell office:value-type="float" office:value="151036">
            <text:p>151036</text:p>
          </table:table-cell>
          <table:table-cell office:value-type="float" office:value="13048221">
            <text:p>13048221</text:p>
          </table:table-cell>
          <table:table-cell office:value-type="float" office:value="269682">
            <text:p>269682</text:p>
          </table:table-cell>
          <table:table-cell office:value-type="float" office:value="225144">
            <text:p>225144</text:p>
          </table:table-cell>
          <table:table-cell office:value-type="float" office:value="1834886953">
            <text:p>1834886953</text:p>
          </table:table-cell>
          <table:table-cell office:value-type="float" office:value="207288">
            <text:p>207288</text:p>
          </table:table-cell>
          <table:table-cell office:value-type="float" office:value="168106">
            <text:p>168106</text:p>
          </table:table-cell>
          <table:table-cell office:value-type="float" office:value="164760">
            <text:p>164760</text:p>
          </table:table-cell>
          <table:table-cell office:value-type="float" office:value="254850">
            <text:p>254850</text:p>
          </table:table-cell>
          <table:table-cell office:value-type="float" office:value="267170">
            <text:p>267170</text:p>
          </table:table-cell>
          <table:table-cell office:value-type="float" office:value="227130">
            <text:p>227130</text:p>
          </table:table-cell>
          <table:table-cell office:value-type="float" office:value="4781531136">
            <text:p>4781531136</text:p>
          </table:table-cell>
          <table:table-cell office:value-type="float" office:value="202770">
            <text:p>202770</text:p>
          </table:table-cell>
          <table:table-cell office:value-type="float" office:value="161292">
            <text:p>161292</text:p>
          </table:table-cell>
          <table:table-cell office:value-type="float" office:value="157586">
            <text:p>157586</text:p>
          </table:table-cell>
          <table:table-cell office:value-type="float" office:value="240058">
            <text:p>240058</text:p>
          </table:table-cell>
          <table:table-cell office:value-type="float" office:value="272420">
            <text:p>272420</text:p>
          </table:table-cell>
          <table:table-cell office:value-type="float" office:value="225512">
            <text:p>225512</text:p>
          </table:table-cell>
          <table:table-cell/>
        </table:table-row>
        <table:table-row table:style-name="ro1">
          <table:table-cell office:value-type="float" office:value="3063660991">
            <text:p>3063660991</text:p>
          </table:table-cell>
          <table:table-cell office:value-type="float" office:value="226725">
            <text:p>226725</text:p>
          </table:table-cell>
          <table:table-cell office:value-type="float" office:value="170678">
            <text:p>170678</text:p>
          </table:table-cell>
          <table:table-cell office:value-type="float" office:value="159178">
            <text:p>159178</text:p>
          </table:table-cell>
          <table:table-cell office:value-type="float" office:value="13503924">
            <text:p>13503924</text:p>
          </table:table-cell>
          <table:table-cell office:value-type="float" office:value="273998">
            <text:p>273998</text:p>
          </table:table-cell>
          <table:table-cell office:value-type="float" office:value="224678">
            <text:p>224678</text:p>
          </table:table-cell>
          <table:table-cell office:value-type="float" office:value="2912438962">
            <text:p>2912438962</text:p>
          </table:table-cell>
          <table:table-cell office:value-type="float" office:value="204624">
            <text:p>204624</text:p>
          </table:table-cell>
          <table:table-cell office:value-type="float" office:value="165272">
            <text:p>165272</text:p>
          </table:table-cell>
          <table:table-cell office:value-type="float" office:value="224038">
            <text:p>224038</text:p>
          </table:table-cell>
          <table:table-cell office:value-type="float" office:value="253936">
            <text:p>253936</text:p>
          </table:table-cell>
          <table:table-cell office:value-type="float" office:value="263054">
            <text:p>263054</text:p>
          </table:table-cell>
          <table:table-cell office:value-type="float" office:value="227138">
            <text:p>227138</text:p>
          </table:table-cell>
          <table:table-cell office:value-type="float" office:value="1141612440">
            <text:p>1141612440</text:p>
          </table:table-cell>
          <table:table-cell office:value-type="float" office:value="220648">
            <text:p>220648</text:p>
          </table:table-cell>
          <table:table-cell office:value-type="float" office:value="163366">
            <text:p>163366</text:p>
          </table:table-cell>
          <table:table-cell office:value-type="float" office:value="159546">
            <text:p>159546</text:p>
          </table:table-cell>
          <table:table-cell office:value-type="float" office:value="1019234">
            <text:p>1019234</text:p>
          </table:table-cell>
          <table:table-cell office:value-type="float" office:value="277010">
            <text:p>277010</text:p>
          </table:table-cell>
          <table:table-cell office:value-type="float" office:value="240246">
            <text:p>240246</text:p>
          </table:table-cell>
          <table:table-cell/>
        </table:table-row>
        <table:table-row table:style-name="ro1">
          <table:table-cell office:value-type="float" office:value="8337866535">
            <text:p>8337866535</text:p>
          </table:table-cell>
          <table:table-cell office:value-type="float" office:value="194960">
            <text:p>194960</text:p>
          </table:table-cell>
          <table:table-cell office:value-type="float" office:value="153342">
            <text:p>153342</text:p>
          </table:table-cell>
          <table:table-cell office:value-type="float" office:value="151896">
            <text:p>151896</text:p>
          </table:table-cell>
          <table:table-cell office:value-type="float" office:value="3571840">
            <text:p>3571840</text:p>
          </table:table-cell>
          <table:table-cell office:value-type="float" office:value="296348">
            <text:p>296348</text:p>
          </table:table-cell>
          <table:table-cell office:value-type="float" office:value="216130">
            <text:p>216130</text:p>
          </table:table-cell>
          <table:table-cell office:value-type="float" office:value="4433523984">
            <text:p>4433523984</text:p>
          </table:table-cell>
          <table:table-cell office:value-type="float" office:value="204194">
            <text:p>204194</text:p>
          </table:table-cell>
          <table:table-cell office:value-type="float" office:value="167420">
            <text:p>167420</text:p>
          </table:table-cell>
          <table:table-cell office:value-type="float" office:value="170892">
            <text:p>170892</text:p>
          </table:table-cell>
          <table:table-cell office:value-type="float" office:value="5405406">
            <text:p>5405406</text:p>
          </table:table-cell>
          <table:table-cell office:value-type="float" office:value="335195">
            <text:p>335195</text:p>
          </table:table-cell>
          <table:table-cell office:value-type="float" office:value="1285023">
            <text:p>1285023</text:p>
          </table:table-cell>
          <table:table-cell office:value-type="float" office:value="27371975367">
            <text:p>27371975367</text:p>
          </table:table-cell>
          <table:table-cell office:value-type="float" office:value="201634">
            <text:p>201634</text:p>
          </table:table-cell>
          <table:table-cell office:value-type="float" office:value="217545">
            <text:p>217545</text:p>
          </table:table-cell>
          <table:table-cell office:value-type="float" office:value="260548">
            <text:p>260548</text:p>
          </table:table-cell>
          <table:table-cell office:value-type="float" office:value="7899569">
            <text:p>7899569</text:p>
          </table:table-cell>
          <table:table-cell office:value-type="float" office:value="330204">
            <text:p>330204</text:p>
          </table:table-cell>
          <table:table-cell office:value-type="float" office:value="313288">
            <text:p>313288</text:p>
          </table:table-cell>
          <table:table-cell/>
        </table:table-row>
        <table:table-row table:style-name="ro1">
          <table:table-cell office:value-type="float" office:value="17336132140">
            <text:p>17336132140</text:p>
          </table:table-cell>
          <table:table-cell office:value-type="float" office:value="194704">
            <text:p>194704</text:p>
          </table:table-cell>
          <table:table-cell office:value-type="float" office:value="154008">
            <text:p>154008</text:p>
          </table:table-cell>
          <table:table-cell office:value-type="float" office:value="186788">
            <text:p>186788</text:p>
          </table:table-cell>
          <table:table-cell office:value-type="float" office:value="7870075">
            <text:p>7870075</text:p>
          </table:table-cell>
          <table:table-cell office:value-type="float" office:value="273276">
            <text:p>273276</text:p>
          </table:table-cell>
          <table:table-cell office:value-type="float" office:value="346101">
            <text:p>346101</text:p>
          </table:table-cell>
          <table:table-cell office:value-type="float" office:value="6576419889">
            <text:p>6576419889</text:p>
          </table:table-cell>
          <table:table-cell office:value-type="float" office:value="203316">
            <text:p>203316</text:p>
          </table:table-cell>
          <table:table-cell office:value-type="float" office:value="167800">
            <text:p>167800</text:p>
          </table:table-cell>
          <table:table-cell office:value-type="float" office:value="160290">
            <text:p>160290</text:p>
          </table:table-cell>
          <table:table-cell office:value-type="float" office:value="10039258">
            <text:p>10039258</text:p>
          </table:table-cell>
          <table:table-cell office:value-type="float" office:value="271158">
            <text:p>271158</text:p>
          </table:table-cell>
          <table:table-cell office:value-type="float" office:value="231632">
            <text:p>231632</text:p>
          </table:table-cell>
          <table:table-cell office:value-type="float" office:value="3485153317">
            <text:p>3485153317</text:p>
          </table:table-cell>
          <table:table-cell office:value-type="float" office:value="236636">
            <text:p>236636</text:p>
          </table:table-cell>
          <table:table-cell office:value-type="float" office:value="187551">
            <text:p>187551</text:p>
          </table:table-cell>
          <table:table-cell office:value-type="float" office:value="157972">
            <text:p>157972</text:p>
          </table:table-cell>
          <table:table-cell office:value-type="float" office:value="258458">
            <text:p>258458</text:p>
          </table:table-cell>
          <table:table-cell office:value-type="float" office:value="263932">
            <text:p>263932</text:p>
          </table:table-cell>
          <table:table-cell office:value-type="float" office:value="226260">
            <text:p>226260</text:p>
          </table:table-cell>
          <table:table-cell/>
        </table:table-row>
        <table:table-row table:style-name="ro1">
          <table:table-cell office:value-type="float" office:value="5789310962">
            <text:p>5789310962</text:p>
          </table:table-cell>
          <table:table-cell office:value-type="float" office:value="193220">
            <text:p>193220</text:p>
          </table:table-cell>
          <table:table-cell office:value-type="float" office:value="153962">
            <text:p>153962</text:p>
          </table:table-cell>
          <table:table-cell office:value-type="float" office:value="150518">
            <text:p>150518</text:p>
          </table:table-cell>
          <table:table-cell office:value-type="float" office:value="10838188">
            <text:p>10838188</text:p>
          </table:table-cell>
          <table:table-cell office:value-type="float" office:value="265934">
            <text:p>265934</text:p>
          </table:table-cell>
          <table:table-cell office:value-type="float" office:value="231264">
            <text:p>231264</text:p>
          </table:table-cell>
          <table:table-cell office:value-type="float" office:value="3719620986">
            <text:p>3719620986</text:p>
          </table:table-cell>
          <table:table-cell office:value-type="float" office:value="204802">
            <text:p>204802</text:p>
          </table:table-cell>
          <table:table-cell office:value-type="float" office:value="169690">
            <text:p>169690</text:p>
          </table:table-cell>
          <table:table-cell office:value-type="float" office:value="161784">
            <text:p>161784</text:p>
          </table:table-cell>
          <table:table-cell office:value-type="float" office:value="3581123">
            <text:p>3581123</text:p>
          </table:table-cell>
          <table:table-cell office:value-type="float" office:value="279402">
            <text:p>279402</text:p>
          </table:table-cell>
          <table:table-cell office:value-type="float" office:value="238288">
            <text:p>238288</text:p>
          </table:table-cell>
          <table:table-cell office:value-type="float" office:value="557887858">
            <text:p>557887858</text:p>
          </table:table-cell>
          <table:table-cell office:value-type="float" office:value="204568">
            <text:p>204568</text:p>
          </table:table-cell>
          <table:table-cell office:value-type="float" office:value="165936">
            <text:p>165936</text:p>
          </table:table-cell>
          <table:table-cell office:value-type="float" office:value="158952">
            <text:p>158952</text:p>
          </table:table-cell>
          <table:table-cell office:value-type="float" office:value="3780905">
            <text:p>3780905</text:p>
          </table:table-cell>
          <table:table-cell office:value-type="float" office:value="261546">
            <text:p>261546</text:p>
          </table:table-cell>
          <table:table-cell office:value-type="float" office:value="219460">
            <text:p>219460</text:p>
          </table:table-cell>
          <table:table-cell/>
        </table:table-row>
        <table:table-row table:style-name="ro1">
          <table:table-cell office:value-type="float" office:value="3818026696">
            <text:p>3818026696</text:p>
          </table:table-cell>
          <table:table-cell office:value-type="float" office:value="214995">
            <text:p>214995</text:p>
          </table:table-cell>
          <table:table-cell office:value-type="float" office:value="181588">
            <text:p>181588</text:p>
          </table:table-cell>
          <table:table-cell office:value-type="float" office:value="155980">
            <text:p>155980</text:p>
          </table:table-cell>
          <table:table-cell office:value-type="float" office:value="22230303">
            <text:p>22230303</text:p>
          </table:table-cell>
          <table:table-cell office:value-type="float" office:value="367574">
            <text:p>367574</text:p>
          </table:table-cell>
          <table:table-cell office:value-type="float" office:value="227306">
            <text:p>227306</text:p>
          </table:table-cell>
          <table:table-cell office:value-type="float" office:value="4362320306">
            <text:p>4362320306</text:p>
          </table:table-cell>
          <table:table-cell office:value-type="float" office:value="204288">
            <text:p>204288</text:p>
          </table:table-cell>
          <table:table-cell office:value-type="float" office:value="167876">
            <text:p>167876</text:p>
          </table:table-cell>
          <table:table-cell office:value-type="float" office:value="161418">
            <text:p>161418</text:p>
          </table:table-cell>
          <table:table-cell office:value-type="float" office:value="10802014">
            <text:p>10802014</text:p>
          </table:table-cell>
          <table:table-cell office:value-type="float" office:value="281602">
            <text:p>281602</text:p>
          </table:table-cell>
          <table:table-cell office:value-type="float" office:value="244408">
            <text:p>244408</text:p>
          </table:table-cell>
          <table:table-cell office:value-type="float" office:value="5736412424">
            <text:p>5736412424</text:p>
          </table:table-cell>
          <table:table-cell office:value-type="float" office:value="205492">
            <text:p>205492</text:p>
          </table:table-cell>
          <table:table-cell office:value-type="float" office:value="165224">
            <text:p>165224</text:p>
          </table:table-cell>
          <table:table-cell office:value-type="float" office:value="160032">
            <text:p>160032</text:p>
          </table:table-cell>
          <table:table-cell office:value-type="float" office:value="13551881">
            <text:p>13551881</text:p>
          </table:table-cell>
          <table:table-cell office:value-type="float" office:value="269892">
            <text:p>269892</text:p>
          </table:table-cell>
          <table:table-cell office:value-type="float" office:value="222134">
            <text:p>222134</text:p>
          </table:table-cell>
          <table:table-cell/>
        </table:table-row>
        <table:table-row table:style-name="ro1">
          <table:table-cell office:value-type="float" office:value="4242048681">
            <text:p>4242048681</text:p>
          </table:table-cell>
          <table:table-cell office:value-type="float" office:value="196552">
            <text:p>196552</text:p>
          </table:table-cell>
          <table:table-cell office:value-type="float" office:value="152174">
            <text:p>152174</text:p>
          </table:table-cell>
          <table:table-cell office:value-type="float" office:value="153676">
            <text:p>153676</text:p>
          </table:table-cell>
          <table:table-cell office:value-type="float" office:value="8388540">
            <text:p>8388540</text:p>
          </table:table-cell>
          <table:table-cell office:value-type="float" office:value="288158">
            <text:p>288158</text:p>
          </table:table-cell>
          <table:table-cell office:value-type="float" office:value="227248">
            <text:p>227248</text:p>
          </table:table-cell>
          <table:table-cell office:value-type="float" office:value="2928760162">
            <text:p>2928760162</text:p>
          </table:table-cell>
          <table:table-cell office:value-type="float" office:value="205102">
            <text:p>205102</text:p>
          </table:table-cell>
          <table:table-cell office:value-type="float" office:value="167480">
            <text:p>167480</text:p>
          </table:table-cell>
          <table:table-cell office:value-type="float" office:value="161106">
            <text:p>161106</text:p>
          </table:table-cell>
          <table:table-cell office:value-type="float" office:value="7887472">
            <text:p>7887472</text:p>
          </table:table-cell>
          <table:table-cell office:value-type="float" office:value="262474">
            <text:p>262474</text:p>
          </table:table-cell>
          <table:table-cell office:value-type="float" office:value="222076">
            <text:p>222076</text:p>
          </table:table-cell>
          <table:table-cell office:value-type="float" office:value="1515339284">
            <text:p>1515339284</text:p>
          </table:table-cell>
          <table:table-cell office:value-type="float" office:value="199998">
            <text:p>199998</text:p>
          </table:table-cell>
          <table:table-cell office:value-type="float" office:value="162942">
            <text:p>162942</text:p>
          </table:table-cell>
          <table:table-cell office:value-type="float" office:value="158768">
            <text:p>158768</text:p>
          </table:table-cell>
          <table:table-cell office:value-type="float" office:value="26360667">
            <text:p>26360667</text:p>
          </table:table-cell>
          <table:table-cell office:value-type="float" office:value="290150">
            <text:p>290150</text:p>
          </table:table-cell>
          <table:table-cell office:value-type="float" office:value="232838">
            <text:p>232838</text:p>
          </table:table-cell>
          <table:table-cell/>
        </table:table-row>
        <table:table-row table:style-name="ro1">
          <table:table-cell office:value-type="float" office:value="3335587442">
            <text:p>3335587442</text:p>
          </table:table-cell>
          <table:table-cell office:value-type="float" office:value="190918">
            <text:p>190918</text:p>
          </table:table-cell>
          <table:table-cell office:value-type="float" office:value="151122">
            <text:p>151122</text:p>
          </table:table-cell>
          <table:table-cell office:value-type="float" office:value="151674">
            <text:p>151674</text:p>
          </table:table-cell>
          <table:table-cell office:value-type="float" office:value="11673282">
            <text:p>11673282</text:p>
          </table:table-cell>
          <table:table-cell office:value-type="float" office:value="229815">
            <text:p>229815</text:p>
          </table:table-cell>
          <table:table-cell office:value-type="float" office:value="223588">
            <text:p>223588</text:p>
          </table:table-cell>
          <table:table-cell office:value-type="float" office:value="1403012230">
            <text:p>1403012230</text:p>
          </table:table-cell>
          <table:table-cell office:value-type="float" office:value="201366">
            <text:p>201366</text:p>
          </table:table-cell>
          <table:table-cell office:value-type="float" office:value="167310">
            <text:p>167310</text:p>
          </table:table-cell>
          <table:table-cell office:value-type="float" office:value="161988">
            <text:p>161988</text:p>
          </table:table-cell>
          <table:table-cell office:value-type="float" office:value="7460538">
            <text:p>7460538</text:p>
          </table:table-cell>
          <table:table-cell office:value-type="float" office:value="261444">
            <text:p>261444</text:p>
          </table:table-cell>
          <table:table-cell office:value-type="float" office:value="218590">
            <text:p>218590</text:p>
          </table:table-cell>
          <table:table-cell office:value-type="float" office:value="3925298375">
            <text:p>3925298375</text:p>
          </table:table-cell>
          <table:table-cell office:value-type="float" office:value="203800">
            <text:p>203800</text:p>
          </table:table-cell>
          <table:table-cell office:value-type="float" office:value="161112">
            <text:p>161112</text:p>
          </table:table-cell>
          <table:table-cell office:value-type="float" office:value="160820">
            <text:p>160820</text:p>
          </table:table-cell>
          <table:table-cell office:value-type="float" office:value="551632">
            <text:p>551632</text:p>
          </table:table-cell>
          <table:table-cell office:value-type="float" office:value="276200">
            <text:p>276200</text:p>
          </table:table-cell>
          <table:table-cell office:value-type="float" office:value="239568">
            <text:p>239568</text:p>
          </table:table-cell>
          <table:table-cell/>
        </table:table-row>
        <table:table-row table:style-name="ro1">
          <table:table-cell office:value-type="float" office:value="1931448363">
            <text:p>1931448363</text:p>
          </table:table-cell>
          <table:table-cell office:value-type="float" office:value="212277">
            <text:p>212277</text:p>
          </table:table-cell>
          <table:table-cell office:value-type="float" office:value="180510">
            <text:p>180510</text:p>
          </table:table-cell>
          <table:table-cell office:value-type="float" office:value="166969">
            <text:p>166969</text:p>
          </table:table-cell>
          <table:table-cell office:value-type="float" office:value="3504234">
            <text:p>3504234</text:p>
          </table:table-cell>
          <table:table-cell office:value-type="float" office:value="275314">
            <text:p>275314</text:p>
          </table:table-cell>
          <table:table-cell office:value-type="float" office:value="227962">
            <text:p>227962</text:p>
          </table:table-cell>
          <table:table-cell office:value-type="float" office:value="1091379435">
            <text:p>1091379435</text:p>
          </table:table-cell>
          <table:table-cell office:value-type="float" office:value="206296">
            <text:p>206296</text:p>
          </table:table-cell>
          <table:table-cell office:value-type="float" office:value="191401">
            <text:p>191401</text:p>
          </table:table-cell>
          <table:table-cell office:value-type="float" office:value="159164">
            <text:p>159164</text:p>
          </table:table-cell>
          <table:table-cell office:value-type="float" office:value="7116976">
            <text:p>7116976</text:p>
          </table:table-cell>
          <table:table-cell office:value-type="float" office:value="267802">
            <text:p>267802</text:p>
          </table:table-cell>
          <table:table-cell office:value-type="float" office:value="236606">
            <text:p>236606</text:p>
          </table:table-cell>
          <table:table-cell office:value-type="float" office:value="2640728316">
            <text:p>2640728316</text:p>
          </table:table-cell>
          <table:table-cell office:value-type="float" office:value="251921">
            <text:p>251921</text:p>
          </table:table-cell>
          <table:table-cell office:value-type="float" office:value="163818">
            <text:p>163818</text:p>
          </table:table-cell>
          <table:table-cell office:value-type="float" office:value="158168">
            <text:p>158168</text:p>
          </table:table-cell>
          <table:table-cell office:value-type="float" office:value="27339719">
            <text:p>27339719</text:p>
          </table:table-cell>
          <table:table-cell office:value-type="float" office:value="390262">
            <text:p>390262</text:p>
          </table:table-cell>
          <table:table-cell office:value-type="float" office:value="283288">
            <text:p>283288</text:p>
          </table:table-cell>
          <table:table-cell/>
        </table:table-row>
        <table:table-row table:style-name="ro1">
          <table:table-cell office:value-type="float" office:value="3181688053">
            <text:p>3181688053</text:p>
          </table:table-cell>
          <table:table-cell office:value-type="float" office:value="192230">
            <text:p>192230</text:p>
          </table:table-cell>
          <table:table-cell office:value-type="float" office:value="153098">
            <text:p>153098</text:p>
          </table:table-cell>
          <table:table-cell office:value-type="float" office:value="150366">
            <text:p>150366</text:p>
          </table:table-cell>
          <table:table-cell office:value-type="float" office:value="7852936">
            <text:p>7852936</text:p>
          </table:table-cell>
          <table:table-cell office:value-type="float" office:value="259008">
            <text:p>259008</text:p>
          </table:table-cell>
          <table:table-cell office:value-type="float" office:value="214544">
            <text:p>214544</text:p>
          </table:table-cell>
          <table:table-cell office:value-type="float" office:value="6050703717">
            <text:p>6050703717</text:p>
          </table:table-cell>
          <table:table-cell office:value-type="float" office:value="204478">
            <text:p>204478</text:p>
          </table:table-cell>
          <table:table-cell office:value-type="float" office:value="167882">
            <text:p>167882</text:p>
          </table:table-cell>
          <table:table-cell office:value-type="float" office:value="162586">
            <text:p>162586</text:p>
          </table:table-cell>
          <table:table-cell office:value-type="float" office:value="6750892">
            <text:p>6750892</text:p>
          </table:table-cell>
          <table:table-cell office:value-type="float" office:value="271826">
            <text:p>271826</text:p>
          </table:table-cell>
          <table:table-cell office:value-type="float" office:value="234234">
            <text:p>234234</text:p>
          </table:table-cell>
          <table:table-cell office:value-type="float" office:value="1650834950">
            <text:p>1650834950</text:p>
          </table:table-cell>
          <table:table-cell office:value-type="float" office:value="208622">
            <text:p>208622</text:p>
          </table:table-cell>
          <table:table-cell office:value-type="float" office:value="169758">
            <text:p>169758</text:p>
          </table:table-cell>
          <table:table-cell office:value-type="float" office:value="159100">
            <text:p>159100</text:p>
          </table:table-cell>
          <table:table-cell office:value-type="float" office:value="2423876">
            <text:p>2423876</text:p>
          </table:table-cell>
          <table:table-cell office:value-type="float" office:value="274926">
            <text:p>274926</text:p>
          </table:table-cell>
          <table:table-cell office:value-type="float" office:value="240306">
            <text:p>240306</text:p>
          </table:table-cell>
          <table:table-cell/>
        </table:table-row>
        <table:table-row table:style-name="ro1">
          <table:table-cell office:value-type="float" office:value="26291296860">
            <text:p>26291296860</text:p>
          </table:table-cell>
          <table:table-cell office:value-type="float" office:value="191786">
            <text:p>191786</text:p>
          </table:table-cell>
          <table:table-cell office:value-type="float" office:value="153948">
            <text:p>153948</text:p>
          </table:table-cell>
          <table:table-cell office:value-type="float" office:value="153252">
            <text:p>153252</text:p>
          </table:table-cell>
          <table:table-cell office:value-type="float" office:value="244446">
            <text:p>244446</text:p>
          </table:table-cell>
          <table:table-cell office:value-type="float" office:value="282540">
            <text:p>282540</text:p>
          </table:table-cell>
          <table:table-cell office:value-type="float" office:value="243979">
            <text:p>243979</text:p>
          </table:table-cell>
          <table:table-cell office:value-type="float" office:value="3637861161">
            <text:p>3637861161</text:p>
          </table:table-cell>
          <table:table-cell office:value-type="float" office:value="213374">
            <text:p>213374</text:p>
          </table:table-cell>
          <table:table-cell office:value-type="float" office:value="198954">
            <text:p>198954</text:p>
          </table:table-cell>
          <table:table-cell office:value-type="float" office:value="160668">
            <text:p>160668</text:p>
          </table:table-cell>
          <table:table-cell office:value-type="float" office:value="23237180">
            <text:p>23237180</text:p>
          </table:table-cell>
          <table:table-cell office:value-type="float" office:value="263364">
            <text:p>263364</text:p>
          </table:table-cell>
          <table:table-cell office:value-type="float" office:value="221876">
            <text:p>221876</text:p>
          </table:table-cell>
          <table:table-cell office:value-type="float" office:value="11809648225">
            <text:p>11809648225</text:p>
          </table:table-cell>
          <table:table-cell office:value-type="float" office:value="203236">
            <text:p>203236</text:p>
          </table:table-cell>
          <table:table-cell office:value-type="float" office:value="164042">
            <text:p>164042</text:p>
          </table:table-cell>
          <table:table-cell office:value-type="float" office:value="188226">
            <text:p>188226</text:p>
          </table:table-cell>
          <table:table-cell office:value-type="float" office:value="40423648">
            <text:p>40423648</text:p>
          </table:table-cell>
          <table:table-cell office:value-type="float" office:value="311228">
            <text:p>311228</text:p>
          </table:table-cell>
          <table:table-cell office:value-type="float" office:value="258633">
            <text:p>258633</text:p>
          </table:table-cell>
          <table:table-cell/>
        </table:table-row>
        <table:table-row table:style-name="ro1">
          <table:table-cell office:value-type="float" office:value="7596802344">
            <text:p>7596802344</text:p>
          </table:table-cell>
          <table:table-cell office:value-type="float" office:value="192224">
            <text:p>192224</text:p>
          </table:table-cell>
          <table:table-cell office:value-type="float" office:value="152736">
            <text:p>152736</text:p>
          </table:table-cell>
          <table:table-cell office:value-type="float" office:value="150368">
            <text:p>150368</text:p>
          </table:table-cell>
          <table:table-cell office:value-type="float" office:value="16863568">
            <text:p>16863568</text:p>
          </table:table-cell>
          <table:table-cell office:value-type="float" office:value="273184">
            <text:p>273184</text:p>
          </table:table-cell>
          <table:table-cell office:value-type="float" office:value="227290">
            <text:p>227290</text:p>
          </table:table-cell>
          <table:table-cell office:value-type="float" office:value="6289053982">
            <text:p>6289053982</text:p>
          </table:table-cell>
          <table:table-cell office:value-type="float" office:value="201894">
            <text:p>201894</text:p>
          </table:table-cell>
          <table:table-cell office:value-type="float" office:value="167160">
            <text:p>167160</text:p>
          </table:table-cell>
          <table:table-cell office:value-type="float" office:value="160890">
            <text:p>160890</text:p>
          </table:table-cell>
          <table:table-cell office:value-type="float" office:value="295749">
            <text:p>295749</text:p>
          </table:table-cell>
          <table:table-cell office:value-type="float" office:value="277982">
            <text:p>277982</text:p>
          </table:table-cell>
          <table:table-cell office:value-type="float" office:value="228044">
            <text:p>228044</text:p>
          </table:table-cell>
          <table:table-cell office:value-type="float" office:value="15651019416">
            <text:p>15651019416</text:p>
          </table:table-cell>
          <table:table-cell office:value-type="float" office:value="207192">
            <text:p>207192</text:p>
          </table:table-cell>
          <table:table-cell office:value-type="float" office:value="165086">
            <text:p>165086</text:p>
          </table:table-cell>
          <table:table-cell office:value-type="float" office:value="185802">
            <text:p>185802</text:p>
          </table:table-cell>
          <table:table-cell office:value-type="float" office:value="3431952">
            <text:p>3431952</text:p>
          </table:table-cell>
          <table:table-cell office:value-type="float" office:value="272226">
            <text:p>272226</text:p>
          </table:table-cell>
          <table:table-cell office:value-type="float" office:value="224562">
            <text:p>224562</text:p>
          </table:table-cell>
          <table:table-cell/>
        </table:table-row>
        <table:table-row table:style-name="ro1">
          <table:table-cell office:value-type="float" office:value="1076588685">
            <text:p>1076588685</text:p>
          </table:table-cell>
          <table:table-cell office:value-type="float" office:value="192638">
            <text:p>192638</text:p>
          </table:table-cell>
          <table:table-cell office:value-type="float" office:value="225436">
            <text:p>225436</text:p>
          </table:table-cell>
          <table:table-cell office:value-type="float" office:value="172414">
            <text:p>172414</text:p>
          </table:table-cell>
          <table:table-cell office:value-type="float" office:value="3994455">
            <text:p>3994455</text:p>
          </table:table-cell>
          <table:table-cell office:value-type="float" office:value="253806">
            <text:p>253806</text:p>
          </table:table-cell>
          <table:table-cell office:value-type="float" office:value="212946">
            <text:p>212946</text:p>
          </table:table-cell>
          <table:table-cell office:value-type="float" office:value="7328570341">
            <text:p>7328570341</text:p>
          </table:table-cell>
          <table:table-cell office:value-type="float" office:value="203082">
            <text:p>203082</text:p>
          </table:table-cell>
          <table:table-cell office:value-type="float" office:value="173104">
            <text:p>173104</text:p>
          </table:table-cell>
          <table:table-cell office:value-type="float" office:value="164516">
            <text:p>164516</text:p>
          </table:table-cell>
          <table:table-cell office:value-type="float" office:value="4119844">
            <text:p>4119844</text:p>
          </table:table-cell>
          <table:table-cell office:value-type="float" office:value="269374">
            <text:p>269374</text:p>
          </table:table-cell>
          <table:table-cell office:value-type="float" office:value="233158">
            <text:p>233158</text:p>
          </table:table-cell>
          <table:table-cell office:value-type="float" office:value="4371104800">
            <text:p>4371104800</text:p>
          </table:table-cell>
          <table:table-cell office:value-type="float" office:value="203842">
            <text:p>203842</text:p>
          </table:table-cell>
          <table:table-cell office:value-type="float" office:value="200041">
            <text:p>200041</text:p>
          </table:table-cell>
          <table:table-cell office:value-type="float" office:value="161632">
            <text:p>161632</text:p>
          </table:table-cell>
          <table:table-cell office:value-type="float" office:value="3454998">
            <text:p>3454998</text:p>
          </table:table-cell>
          <table:table-cell office:value-type="float" office:value="350064">
            <text:p>350064</text:p>
          </table:table-cell>
          <table:table-cell office:value-type="float" office:value="249028">
            <text:p>249028</text:p>
          </table:table-cell>
          <table:table-cell/>
        </table:table-row>
        <table:table-row table:style-name="ro1">
          <table:table-cell office:value-type="float" office:value="1913854454">
            <text:p>1913854454</text:p>
          </table:table-cell>
          <table:table-cell office:value-type="float" office:value="193784">
            <text:p>193784</text:p>
          </table:table-cell>
          <table:table-cell office:value-type="float" office:value="151566">
            <text:p>151566</text:p>
          </table:table-cell>
          <table:table-cell office:value-type="float" office:value="153664">
            <text:p>153664</text:p>
          </table:table-cell>
          <table:table-cell office:value-type="float" office:value="247654">
            <text:p>247654</text:p>
          </table:table-cell>
          <table:table-cell office:value-type="float" office:value="273214">
            <text:p>273214</text:p>
          </table:table-cell>
          <table:table-cell office:value-type="float" office:value="224504">
            <text:p>224504</text:p>
          </table:table-cell>
          <table:table-cell office:value-type="float" office:value="11948553204">
            <text:p>11948553204</text:p>
          </table:table-cell>
          <table:table-cell office:value-type="float" office:value="202322">
            <text:p>202322</text:p>
          </table:table-cell>
          <table:table-cell office:value-type="float" office:value="172954">
            <text:p>172954</text:p>
          </table:table-cell>
          <table:table-cell office:value-type="float" office:value="164608">
            <text:p>164608</text:p>
          </table:table-cell>
          <table:table-cell office:value-type="float" office:value="81555731">
            <text:p>81555731</text:p>
          </table:table-cell>
          <table:table-cell office:value-type="float" office:value="325926">
            <text:p>325926</text:p>
          </table:table-cell>
          <table:table-cell office:value-type="float" office:value="244460">
            <text:p>244460</text:p>
          </table:table-cell>
          <table:table-cell office:value-type="float" office:value="4919531156">
            <text:p>4919531156</text:p>
          </table:table-cell>
          <table:table-cell office:value-type="float" office:value="202998">
            <text:p>202998</text:p>
          </table:table-cell>
          <table:table-cell office:value-type="float" office:value="221401">
            <text:p>221401</text:p>
          </table:table-cell>
          <table:table-cell office:value-type="float" office:value="158390">
            <text:p>158390</text:p>
          </table:table-cell>
          <table:table-cell office:value-type="float" office:value="2800837">
            <text:p>2800837</text:p>
          </table:table-cell>
          <table:table-cell office:value-type="float" office:value="276930">
            <text:p>276930</text:p>
          </table:table-cell>
          <table:table-cell office:value-type="float" office:value="233792">
            <text:p>233792</text:p>
          </table:table-cell>
          <table:table-cell/>
        </table:table-row>
        <table:table-row table:style-name="ro1">
          <table:table-cell office:value-type="float" office:value="3273878260">
            <text:p>3273878260</text:p>
          </table:table-cell>
          <table:table-cell office:value-type="float" office:value="196054">
            <text:p>196054</text:p>
          </table:table-cell>
          <table:table-cell office:value-type="float" office:value="152700">
            <text:p>152700</text:p>
          </table:table-cell>
          <table:table-cell office:value-type="float" office:value="152268">
            <text:p>152268</text:p>
          </table:table-cell>
          <table:table-cell office:value-type="float" office:value="19880870">
            <text:p>19880870</text:p>
          </table:table-cell>
          <table:table-cell office:value-type="float" office:value="279952">
            <text:p>279952</text:p>
          </table:table-cell>
          <table:table-cell office:value-type="float" office:value="231904">
            <text:p>231904</text:p>
          </table:table-cell>
          <table:table-cell office:value-type="float" office:value="18424952531">
            <text:p>18424952531</text:p>
          </table:table-cell>
          <table:table-cell office:value-type="float" office:value="201954">
            <text:p>201954</text:p>
          </table:table-cell>
          <table:table-cell office:value-type="float" office:value="169058">
            <text:p>169058</text:p>
          </table:table-cell>
          <table:table-cell office:value-type="float" office:value="163496">
            <text:p>163496</text:p>
          </table:table-cell>
          <table:table-cell office:value-type="float" office:value="910163">
            <text:p>910163</text:p>
          </table:table-cell>
          <table:table-cell office:value-type="float" office:value="260154">
            <text:p>260154</text:p>
          </table:table-cell>
          <table:table-cell office:value-type="float" office:value="225050">
            <text:p>225050</text:p>
          </table:table-cell>
          <table:table-cell office:value-type="float" office:value="9075556700">
            <text:p>9075556700</text:p>
          </table:table-cell>
          <table:table-cell office:value-type="float" office:value="202028">
            <text:p>202028</text:p>
          </table:table-cell>
          <table:table-cell office:value-type="float" office:value="166250">
            <text:p>166250</text:p>
          </table:table-cell>
          <table:table-cell office:value-type="float" office:value="161726">
            <text:p>161726</text:p>
          </table:table-cell>
          <table:table-cell office:value-type="float" office:value="4590764">
            <text:p>4590764</text:p>
          </table:table-cell>
          <table:table-cell office:value-type="float" office:value="314048">
            <text:p>314048</text:p>
          </table:table-cell>
          <table:table-cell office:value-type="float" office:value="235010">
            <text:p>235010</text:p>
          </table:table-cell>
          <table:table-cell/>
        </table:table-row>
        <table:table-row table:style-name="ro1">
          <table:table-cell office:value-type="float" office:value="6581014879">
            <text:p>6581014879</text:p>
          </table:table-cell>
          <table:table-cell office:value-type="float" office:value="192204">
            <text:p>192204</text:p>
          </table:table-cell>
          <table:table-cell office:value-type="float" office:value="154796">
            <text:p>154796</text:p>
          </table:table-cell>
          <table:table-cell office:value-type="float" office:value="186826">
            <text:p>186826</text:p>
          </table:table-cell>
          <table:table-cell office:value-type="float" office:value="68909235">
            <text:p>68909235</text:p>
          </table:table-cell>
          <table:table-cell office:value-type="float" office:value="276044">
            <text:p>276044</text:p>
          </table:table-cell>
          <table:table-cell office:value-type="float" office:value="233562">
            <text:p>233562</text:p>
          </table:table-cell>
          <table:table-cell office:value-type="float" office:value="466939230">
            <text:p>466939230</text:p>
          </table:table-cell>
          <table:table-cell office:value-type="float" office:value="206098">
            <text:p>206098</text:p>
          </table:table-cell>
          <table:table-cell office:value-type="float" office:value="169146">
            <text:p>169146</text:p>
          </table:table-cell>
          <table:table-cell office:value-type="float" office:value="160936">
            <text:p>160936</text:p>
          </table:table-cell>
          <table:table-cell office:value-type="float" office:value="1842334">
            <text:p>1842334</text:p>
          </table:table-cell>
          <table:table-cell office:value-type="float" office:value="275036">
            <text:p>275036</text:p>
          </table:table-cell>
          <table:table-cell office:value-type="float" office:value="232314">
            <text:p>232314</text:p>
          </table:table-cell>
          <table:table-cell office:value-type="float" office:value="2608304418">
            <text:p>2608304418</text:p>
          </table:table-cell>
          <table:table-cell office:value-type="float" office:value="202070">
            <text:p>202070</text:p>
          </table:table-cell>
          <table:table-cell office:value-type="float" office:value="164392">
            <text:p>164392</text:p>
          </table:table-cell>
          <table:table-cell office:value-type="float" office:value="161472">
            <text:p>161472</text:p>
          </table:table-cell>
          <table:table-cell office:value-type="float" office:value="27630218">
            <text:p>27630218</text:p>
          </table:table-cell>
          <table:table-cell office:value-type="float" office:value="310924">
            <text:p>310924</text:p>
          </table:table-cell>
          <table:table-cell office:value-type="float" office:value="255936">
            <text:p>255936</text:p>
          </table:table-cell>
          <table:table-cell/>
        </table:table-row>
        <table:table-row table:style-name="ro1">
          <table:table-cell office:value-type="float" office:value="2479512677">
            <text:p>2479512677</text:p>
          </table:table-cell>
          <table:table-cell office:value-type="float" office:value="217118">
            <text:p>217118</text:p>
          </table:table-cell>
          <table:table-cell office:value-type="float" office:value="152224">
            <text:p>152224</text:p>
          </table:table-cell>
          <table:table-cell office:value-type="float" office:value="154544">
            <text:p>154544</text:p>
          </table:table-cell>
          <table:table-cell office:value-type="float" office:value="60395089">
            <text:p>60395089</text:p>
          </table:table-cell>
          <table:table-cell office:value-type="float" office:value="281060">
            <text:p>281060</text:p>
          </table:table-cell>
          <table:table-cell office:value-type="float" office:value="230550">
            <text:p>230550</text:p>
          </table:table-cell>
          <table:table-cell office:value-type="float" office:value="1396784546">
            <text:p>1396784546</text:p>
          </table:table-cell>
          <table:table-cell office:value-type="float" office:value="203906">
            <text:p>203906</text:p>
          </table:table-cell>
          <table:table-cell office:value-type="float" office:value="187624">
            <text:p>187624</text:p>
          </table:table-cell>
          <table:table-cell office:value-type="float" office:value="161172">
            <text:p>161172</text:p>
          </table:table-cell>
          <table:table-cell office:value-type="float" office:value="487798">
            <text:p>487798</text:p>
          </table:table-cell>
          <table:table-cell office:value-type="float" office:value="260108">
            <text:p>260108</text:p>
          </table:table-cell>
          <table:table-cell office:value-type="float" office:value="223584">
            <text:p>223584</text:p>
          </table:table-cell>
          <table:table-cell office:value-type="float" office:value="5833338452">
            <text:p>5833338452</text:p>
          </table:table-cell>
          <table:table-cell office:value-type="float" office:value="202900">
            <text:p>202900</text:p>
          </table:table-cell>
          <table:table-cell office:value-type="float" office:value="165618">
            <text:p>165618</text:p>
          </table:table-cell>
          <table:table-cell office:value-type="float" office:value="157974">
            <text:p>157974</text:p>
          </table:table-cell>
          <table:table-cell office:value-type="float" office:value="31919708">
            <text:p>31919708</text:p>
          </table:table-cell>
          <table:table-cell office:value-type="float" office:value="293682">
            <text:p>293682</text:p>
          </table:table-cell>
          <table:table-cell office:value-type="float" office:value="291057">
            <text:p>291057</text:p>
          </table:table-cell>
          <table:table-cell/>
        </table:table-row>
        <table:table-row table:style-name="ro1">
          <table:table-cell office:value-type="float" office:value="8041049466">
            <text:p>8041049466</text:p>
          </table:table-cell>
          <table:table-cell office:value-type="float" office:value="190734">
            <text:p>190734</text:p>
          </table:table-cell>
          <table:table-cell office:value-type="float" office:value="155628">
            <text:p>155628</text:p>
          </table:table-cell>
          <table:table-cell office:value-type="float" office:value="150326">
            <text:p>150326</text:p>
          </table:table-cell>
          <table:table-cell office:value-type="float" office:value="5654842">
            <text:p>5654842</text:p>
          </table:table-cell>
          <table:table-cell office:value-type="float" office:value="297834">
            <text:p>297834</text:p>
          </table:table-cell>
          <table:table-cell office:value-type="float" office:value="212154">
            <text:p>212154</text:p>
          </table:table-cell>
          <table:table-cell office:value-type="float" office:value="4963207299">
            <text:p>4963207299</text:p>
          </table:table-cell>
          <table:table-cell office:value-type="float" office:value="205554">
            <text:p>205554</text:p>
          </table:table-cell>
          <table:table-cell office:value-type="float" office:value="165276">
            <text:p>165276</text:p>
          </table:table-cell>
          <table:table-cell office:value-type="float" office:value="183077">
            <text:p>183077</text:p>
          </table:table-cell>
          <table:table-cell office:value-type="float" office:value="25530919">
            <text:p>25530919</text:p>
          </table:table-cell>
          <table:table-cell office:value-type="float" office:value="264168">
            <text:p>264168</text:p>
          </table:table-cell>
          <table:table-cell office:value-type="float" office:value="216342">
            <text:p>216342</text:p>
          </table:table-cell>
          <table:table-cell office:value-type="float" office:value="1589255722">
            <text:p>1589255722</text:p>
          </table:table-cell>
          <table:table-cell office:value-type="float" office:value="206440">
            <text:p>206440</text:p>
          </table:table-cell>
          <table:table-cell office:value-type="float" office:value="165120">
            <text:p>165120</text:p>
          </table:table-cell>
          <table:table-cell office:value-type="float" office:value="158708">
            <text:p>158708</text:p>
          </table:table-cell>
          <table:table-cell office:value-type="float" office:value="8640769">
            <text:p>8640769</text:p>
          </table:table-cell>
          <table:table-cell office:value-type="float" office:value="310435">
            <text:p>310435</text:p>
          </table:table-cell>
          <table:table-cell office:value-type="float" office:value="264647">
            <text:p>264647</text:p>
          </table:table-cell>
          <table:table-cell/>
        </table:table-row>
        <table:table-row table:style-name="ro1">
          <table:table-cell office:value-type="float" office:value="5338789656">
            <text:p>5338789656</text:p>
          </table:table-cell>
          <table:table-cell office:value-type="float" office:value="321495">
            <text:p>321495</text:p>
          </table:table-cell>
          <table:table-cell office:value-type="float" office:value="161064">
            <text:p>161064</text:p>
          </table:table-cell>
          <table:table-cell office:value-type="float" office:value="161734">
            <text:p>161734</text:p>
          </table:table-cell>
          <table:table-cell office:value-type="float" office:value="4533252">
            <text:p>4533252</text:p>
          </table:table-cell>
          <table:table-cell office:value-type="float" office:value="326432">
            <text:p>326432</text:p>
          </table:table-cell>
          <table:table-cell office:value-type="float" office:value="315126">
            <text:p>315126</text:p>
          </table:table-cell>
          <table:table-cell office:value-type="float" office:value="5288212469">
            <text:p>5288212469</text:p>
          </table:table-cell>
          <table:table-cell office:value-type="float" office:value="205980">
            <text:p>205980</text:p>
          </table:table-cell>
          <table:table-cell office:value-type="float" office:value="168512">
            <text:p>168512</text:p>
          </table:table-cell>
          <table:table-cell office:value-type="float" office:value="160788">
            <text:p>160788</text:p>
          </table:table-cell>
          <table:table-cell office:value-type="float" office:value="324681">
            <text:p>324681</text:p>
          </table:table-cell>
          <table:table-cell office:value-type="float" office:value="270822">
            <text:p>270822</text:p>
          </table:table-cell>
          <table:table-cell office:value-type="float" office:value="236974">
            <text:p>236974</text:p>
          </table:table-cell>
          <table:table-cell office:value-type="float" office:value="1461511379">
            <text:p>1461511379</text:p>
          </table:table-cell>
          <table:table-cell office:value-type="float" office:value="204554">
            <text:p>204554</text:p>
          </table:table-cell>
          <table:table-cell office:value-type="float" office:value="163608">
            <text:p>163608</text:p>
          </table:table-cell>
          <table:table-cell office:value-type="float" office:value="165254">
            <text:p>165254</text:p>
          </table:table-cell>
          <table:table-cell office:value-type="float" office:value="17292262">
            <text:p>17292262</text:p>
          </table:table-cell>
          <table:table-cell office:value-type="float" office:value="280910">
            <text:p>280910</text:p>
          </table:table-cell>
          <table:table-cell office:value-type="float" office:value="239122">
            <text:p>239122</text:p>
          </table:table-cell>
          <table:table-cell/>
        </table:table-row>
        <table:table-row table:style-name="ro1">
          <table:table-cell office:value-type="float" office:value="23923478844">
            <text:p>23923478844</text:p>
          </table:table-cell>
          <table:table-cell office:value-type="float" office:value="194246">
            <text:p>194246</text:p>
          </table:table-cell>
          <table:table-cell office:value-type="float" office:value="153384">
            <text:p>153384</text:p>
          </table:table-cell>
          <table:table-cell office:value-type="float" office:value="150960">
            <text:p>150960</text:p>
          </table:table-cell>
          <table:table-cell office:value-type="float" office:value="242382">
            <text:p>242382</text:p>
          </table:table-cell>
          <table:table-cell office:value-type="float" office:value="336372">
            <text:p>336372</text:p>
          </table:table-cell>
          <table:table-cell office:value-type="float" office:value="214358">
            <text:p>214358</text:p>
          </table:table-cell>
          <table:table-cell office:value-type="float" office:value="5793500995">
            <text:p>5793500995</text:p>
          </table:table-cell>
          <table:table-cell office:value-type="float" office:value="206926">
            <text:p>206926</text:p>
          </table:table-cell>
          <table:table-cell office:value-type="float" office:value="168724">
            <text:p>168724</text:p>
          </table:table-cell>
          <table:table-cell office:value-type="float" office:value="160034">
            <text:p>160034</text:p>
          </table:table-cell>
          <table:table-cell office:value-type="float" office:value="27136477">
            <text:p>27136477</text:p>
          </table:table-cell>
          <table:table-cell office:value-type="float" office:value="309672">
            <text:p>309672</text:p>
          </table:table-cell>
          <table:table-cell office:value-type="float" office:value="231470">
            <text:p>231470</text:p>
          </table:table-cell>
          <table:table-cell office:value-type="float" office:value="2767769359">
            <text:p>2767769359</text:p>
          </table:table-cell>
          <table:table-cell office:value-type="float" office:value="204074">
            <text:p>204074</text:p>
          </table:table-cell>
          <table:table-cell office:value-type="float" office:value="165072">
            <text:p>165072</text:p>
          </table:table-cell>
          <table:table-cell office:value-type="float" office:value="158214">
            <text:p>158214</text:p>
          </table:table-cell>
          <table:table-cell office:value-type="float" office:value="9573010">
            <text:p>9573010</text:p>
          </table:table-cell>
          <table:table-cell office:value-type="float" office:value="282854">
            <text:p>282854</text:p>
          </table:table-cell>
          <table:table-cell office:value-type="float" office:value="242024">
            <text:p>242024</text:p>
          </table:table-cell>
          <table:table-cell/>
        </table:table-row>
        <table:table-row table:style-name="ro1">
          <table:table-cell office:value-type="float" office:value="12551335593">
            <text:p>12551335593</text:p>
          </table:table-cell>
          <table:table-cell office:value-type="float" office:value="193356">
            <text:p>193356</text:p>
          </table:table-cell>
          <table:table-cell office:value-type="float" office:value="150548">
            <text:p>150548</text:p>
          </table:table-cell>
          <table:table-cell office:value-type="float" office:value="155424">
            <text:p>155424</text:p>
          </table:table-cell>
          <table:table-cell office:value-type="float" office:value="9615816">
            <text:p>9615816</text:p>
          </table:table-cell>
          <table:table-cell office:value-type="float" office:value="270876">
            <text:p>270876</text:p>
          </table:table-cell>
          <table:table-cell office:value-type="float" office:value="231828">
            <text:p>231828</text:p>
          </table:table-cell>
          <table:table-cell office:value-type="float" office:value="3365198834">
            <text:p>3365198834</text:p>
          </table:table-cell>
          <table:table-cell office:value-type="float" office:value="209584">
            <text:p>209584</text:p>
          </table:table-cell>
          <table:table-cell office:value-type="float" office:value="172294">
            <text:p>172294</text:p>
          </table:table-cell>
          <table:table-cell office:value-type="float" office:value="164182">
            <text:p>164182</text:p>
          </table:table-cell>
          <table:table-cell office:value-type="float" office:value="4034690">
            <text:p>4034690</text:p>
          </table:table-cell>
          <table:table-cell office:value-type="float" office:value="268156">
            <text:p>268156</text:p>
          </table:table-cell>
          <table:table-cell office:value-type="float" office:value="223702">
            <text:p>223702</text:p>
          </table:table-cell>
          <table:table-cell office:value-type="float" office:value="33600703604">
            <text:p>33600703604</text:p>
          </table:table-cell>
          <table:table-cell office:value-type="float" office:value="204144">
            <text:p>204144</text:p>
          </table:table-cell>
          <table:table-cell office:value-type="float" office:value="161192">
            <text:p>161192</text:p>
          </table:table-cell>
          <table:table-cell office:value-type="float" office:value="161644">
            <text:p>161644</text:p>
          </table:table-cell>
          <table:table-cell office:value-type="float" office:value="16253224">
            <text:p>16253224</text:p>
          </table:table-cell>
          <table:table-cell office:value-type="float" office:value="285304">
            <text:p>285304</text:p>
          </table:table-cell>
          <table:table-cell office:value-type="float" office:value="235658">
            <text:p>235658</text:p>
          </table:table-cell>
          <table:table-cell/>
        </table:table-row>
        <table:table-row table:style-name="ro1">
          <table:table-cell office:value-type="float" office:value="1528139414">
            <text:p>1528139414</text:p>
          </table:table-cell>
          <table:table-cell office:value-type="float" office:value="310845">
            <text:p>310845</text:p>
          </table:table-cell>
          <table:table-cell office:value-type="float" office:value="155966">
            <text:p>155966</text:p>
          </table:table-cell>
          <table:table-cell office:value-type="float" office:value="171947">
            <text:p>171947</text:p>
          </table:table-cell>
          <table:table-cell office:value-type="float" office:value="248480">
            <text:p>248480</text:p>
          </table:table-cell>
          <table:table-cell office:value-type="float" office:value="270536">
            <text:p>270536</text:p>
          </table:table-cell>
          <table:table-cell office:value-type="float" office:value="218018">
            <text:p>218018</text:p>
          </table:table-cell>
          <table:table-cell office:value-type="float" office:value="8546499917">
            <text:p>8546499917</text:p>
          </table:table-cell>
          <table:table-cell office:value-type="float" office:value="204314">
            <text:p>204314</text:p>
          </table:table-cell>
          <table:table-cell office:value-type="float" office:value="171120">
            <text:p>171120</text:p>
          </table:table-cell>
          <table:table-cell office:value-type="float" office:value="160470">
            <text:p>160470</text:p>
          </table:table-cell>
          <table:table-cell office:value-type="float" office:value="31456600">
            <text:p>31456600</text:p>
          </table:table-cell>
          <table:table-cell office:value-type="float" office:value="368228">
            <text:p>368228</text:p>
          </table:table-cell>
          <table:table-cell office:value-type="float" office:value="285446">
            <text:p>285446</text:p>
          </table:table-cell>
          <table:table-cell office:value-type="float" office:value="12752749331">
            <text:p>12752749331</text:p>
          </table:table-cell>
          <table:table-cell office:value-type="float" office:value="205150">
            <text:p>205150</text:p>
          </table:table-cell>
          <table:table-cell office:value-type="float" office:value="170920">
            <text:p>170920</text:p>
          </table:table-cell>
          <table:table-cell office:value-type="float" office:value="190757">
            <text:p>190757</text:p>
          </table:table-cell>
          <table:table-cell office:value-type="float" office:value="9171823">
            <text:p>9171823</text:p>
          </table:table-cell>
          <table:table-cell office:value-type="float" office:value="264658">
            <text:p>264658</text:p>
          </table:table-cell>
          <table:table-cell office:value-type="float" office:value="223554">
            <text:p>223554</text:p>
          </table:table-cell>
          <table:table-cell/>
        </table:table-row>
        <table:table-row table:style-name="ro1">
          <table:table-cell office:value-type="float" office:value="3638507375">
            <text:p>3638507375</text:p>
          </table:table-cell>
          <table:table-cell office:value-type="float" office:value="234464">
            <text:p>234464</text:p>
          </table:table-cell>
          <table:table-cell office:value-type="float" office:value="276095">
            <text:p>276095</text:p>
          </table:table-cell>
          <table:table-cell office:value-type="float" office:value="192816">
            <text:p>192816</text:p>
          </table:table-cell>
          <table:table-cell office:value-type="float" office:value="9168176">
            <text:p>9168176</text:p>
          </table:table-cell>
          <table:table-cell office:value-type="float" office:value="424488">
            <text:p>424488</text:p>
          </table:table-cell>
          <table:table-cell office:value-type="float" office:value="392139">
            <text:p>392139</text:p>
          </table:table-cell>
          <table:table-cell office:value-type="float" office:value="4897486445">
            <text:p>4897486445</text:p>
          </table:table-cell>
          <table:table-cell office:value-type="float" office:value="210006">
            <text:p>210006</text:p>
          </table:table-cell>
          <table:table-cell office:value-type="float" office:value="211078">
            <text:p>211078</text:p>
          </table:table-cell>
          <table:table-cell office:value-type="float" office:value="229282">
            <text:p>229282</text:p>
          </table:table-cell>
          <table:table-cell office:value-type="float" office:value="17608549">
            <text:p>17608549</text:p>
          </table:table-cell>
          <table:table-cell office:value-type="float" office:value="284700">
            <text:p>284700</text:p>
          </table:table-cell>
          <table:table-cell office:value-type="float" office:value="237884">
            <text:p>237884</text:p>
          </table:table-cell>
          <table:table-cell office:value-type="float" office:value="7046038758">
            <text:p>7046038758</text:p>
          </table:table-cell>
          <table:table-cell office:value-type="float" office:value="205872">
            <text:p>205872</text:p>
          </table:table-cell>
          <table:table-cell office:value-type="float" office:value="224835">
            <text:p>224835</text:p>
          </table:table-cell>
          <table:table-cell office:value-type="float" office:value="160856">
            <text:p>160856</text:p>
          </table:table-cell>
          <table:table-cell office:value-type="float" office:value="18727530">
            <text:p>18727530</text:p>
          </table:table-cell>
          <table:table-cell office:value-type="float" office:value="283116">
            <text:p>283116</text:p>
          </table:table-cell>
          <table:table-cell office:value-type="float" office:value="266754">
            <text:p>266754</text:p>
          </table:table-cell>
          <table:table-cell/>
        </table:table-row>
        <table:table-row table:style-name="ro1">
          <table:table-cell office:value-type="float" office:value="416791658">
            <text:p>416791658</text:p>
          </table:table-cell>
          <table:table-cell office:value-type="float" office:value="192370">
            <text:p>192370</text:p>
          </table:table-cell>
          <table:table-cell office:value-type="float" office:value="175506">
            <text:p>175506</text:p>
          </table:table-cell>
          <table:table-cell office:value-type="float" office:value="150184">
            <text:p>150184</text:p>
          </table:table-cell>
          <table:table-cell office:value-type="float" office:value="7287765">
            <text:p>7287765</text:p>
          </table:table-cell>
          <table:table-cell office:value-type="float" office:value="280685">
            <text:p>280685</text:p>
          </table:table-cell>
          <table:table-cell office:value-type="float" office:value="222982">
            <text:p>222982</text:p>
          </table:table-cell>
          <table:table-cell office:value-type="float" office:value="1715756379">
            <text:p>1715756379</text:p>
          </table:table-cell>
          <table:table-cell office:value-type="float" office:value="208370">
            <text:p>208370</text:p>
          </table:table-cell>
          <table:table-cell office:value-type="float" office:value="273698">
            <text:p>273698</text:p>
          </table:table-cell>
          <table:table-cell office:value-type="float" office:value="198356">
            <text:p>198356</text:p>
          </table:table-cell>
          <table:table-cell office:value-type="float" office:value="46453431">
            <text:p>46453431</text:p>
          </table:table-cell>
          <table:table-cell office:value-type="float" office:value="284260">
            <text:p>284260</text:p>
          </table:table-cell>
          <table:table-cell office:value-type="float" office:value="242146">
            <text:p>242146</text:p>
          </table:table-cell>
          <table:table-cell office:value-type="float" office:value="7293378619">
            <text:p>7293378619</text:p>
          </table:table-cell>
          <table:table-cell office:value-type="float" office:value="203642">
            <text:p>203642</text:p>
          </table:table-cell>
          <table:table-cell office:value-type="float" office:value="240772">
            <text:p>240772</text:p>
          </table:table-cell>
          <table:table-cell office:value-type="float" office:value="160420">
            <text:p>160420</text:p>
          </table:table-cell>
          <table:table-cell office:value-type="float" office:value="21096091">
            <text:p>21096091</text:p>
          </table:table-cell>
          <table:table-cell office:value-type="float" office:value="293347">
            <text:p>293347</text:p>
          </table:table-cell>
          <table:table-cell office:value-type="float" office:value="318763">
            <text:p>318763</text:p>
          </table:table-cell>
          <table:table-cell/>
        </table:table-row>
        <table:table-row table:style-name="ro1">
          <table:table-cell office:value-type="float" office:value="3912615367">
            <text:p>3912615367</text:p>
          </table:table-cell>
          <table:table-cell office:value-type="float" office:value="195242">
            <text:p>195242</text:p>
          </table:table-cell>
          <table:table-cell office:value-type="float" office:value="155846">
            <text:p>155846</text:p>
          </table:table-cell>
          <table:table-cell office:value-type="float" office:value="201292">
            <text:p>201292</text:p>
          </table:table-cell>
          <table:table-cell office:value-type="float" office:value="4383441">
            <text:p>4383441</text:p>
          </table:table-cell>
          <table:table-cell office:value-type="float" office:value="261130">
            <text:p>261130</text:p>
          </table:table-cell>
          <table:table-cell office:value-type="float" office:value="247137">
            <text:p>247137</text:p>
          </table:table-cell>
          <table:table-cell office:value-type="float" office:value="21708639130">
            <text:p>21708639130</text:p>
          </table:table-cell>
          <table:table-cell office:value-type="float" office:value="211318">
            <text:p>211318</text:p>
          </table:table-cell>
          <table:table-cell office:value-type="float" office:value="192539">
            <text:p>192539</text:p>
          </table:table-cell>
          <table:table-cell office:value-type="float" office:value="166340">
            <text:p>166340</text:p>
          </table:table-cell>
          <table:table-cell office:value-type="float" office:value="6947508">
            <text:p>6947508</text:p>
          </table:table-cell>
          <table:table-cell office:value-type="float" office:value="449048">
            <text:p>449048</text:p>
          </table:table-cell>
          <table:table-cell office:value-type="float" office:value="245249">
            <text:p>245249</text:p>
          </table:table-cell>
          <table:table-cell office:value-type="float" office:value="1427075212">
            <text:p>1427075212</text:p>
          </table:table-cell>
          <table:table-cell office:value-type="float" office:value="203344">
            <text:p>203344</text:p>
          </table:table-cell>
          <table:table-cell office:value-type="float" office:value="183651">
            <text:p>183651</text:p>
          </table:table-cell>
          <table:table-cell office:value-type="float" office:value="160492">
            <text:p>160492</text:p>
          </table:table-cell>
          <table:table-cell office:value-type="float" office:value="8463500">
            <text:p>8463500</text:p>
          </table:table-cell>
          <table:table-cell office:value-type="float" office:value="424716">
            <text:p>424716</text:p>
          </table:table-cell>
          <table:table-cell office:value-type="float" office:value="228536">
            <text:p>228536</text:p>
          </table:table-cell>
          <table:table-cell/>
        </table:table-row>
        <table:table-row table:style-name="ro1">
          <table:table-cell office:value-type="float" office:value="4234584204">
            <text:p>4234584204</text:p>
          </table:table-cell>
          <table:table-cell office:value-type="float" office:value="194112">
            <text:p>194112</text:p>
          </table:table-cell>
          <table:table-cell office:value-type="float" office:value="154478">
            <text:p>154478</text:p>
          </table:table-cell>
          <table:table-cell office:value-type="float" office:value="151586">
            <text:p>151586</text:p>
          </table:table-cell>
          <table:table-cell office:value-type="float" office:value="20884679">
            <text:p>20884679</text:p>
          </table:table-cell>
          <table:table-cell office:value-type="float" office:value="262920">
            <text:p>262920</text:p>
          </table:table-cell>
          <table:table-cell office:value-type="float" office:value="218224">
            <text:p>218224</text:p>
          </table:table-cell>
          <table:table-cell office:value-type="float" office:value="8436685685">
            <text:p>8436685685</text:p>
          </table:table-cell>
          <table:table-cell office:value-type="float" office:value="204754">
            <text:p>204754</text:p>
          </table:table-cell>
          <table:table-cell office:value-type="float" office:value="166198">
            <text:p>166198</text:p>
          </table:table-cell>
          <table:table-cell office:value-type="float" office:value="162622">
            <text:p>162622</text:p>
          </table:table-cell>
          <table:table-cell office:value-type="float" office:value="4254226">
            <text:p>4254226</text:p>
          </table:table-cell>
          <table:table-cell office:value-type="float" office:value="271272">
            <text:p>271272</text:p>
          </table:table-cell>
          <table:table-cell office:value-type="float" office:value="229158">
            <text:p>229158</text:p>
          </table:table-cell>
          <table:table-cell office:value-type="float" office:value="2979488013">
            <text:p>2979488013</text:p>
          </table:table-cell>
          <table:table-cell office:value-type="float" office:value="204230">
            <text:p>204230</text:p>
          </table:table-cell>
          <table:table-cell office:value-type="float" office:value="227449">
            <text:p>227449</text:p>
          </table:table-cell>
          <table:table-cell office:value-type="float" office:value="173010">
            <text:p>173010</text:p>
          </table:table-cell>
          <table:table-cell office:value-type="float" office:value="7544551">
            <text:p>7544551</text:p>
          </table:table-cell>
          <table:table-cell office:value-type="float" office:value="321253">
            <text:p>321253</text:p>
          </table:table-cell>
          <table:table-cell office:value-type="float" office:value="286667">
            <text:p>286667</text:p>
          </table:table-cell>
          <table:table-cell/>
        </table:table-row>
        <table:table-row table:style-name="ro1">
          <table:table-cell office:value-type="float" office:value="33147099644">
            <text:p>33147099644</text:p>
          </table:table-cell>
          <table:table-cell office:value-type="float" office:value="217462">
            <text:p>217462</text:p>
          </table:table-cell>
          <table:table-cell office:value-type="float" office:value="155590">
            <text:p>155590</text:p>
          </table:table-cell>
          <table:table-cell office:value-type="float" office:value="150978">
            <text:p>150978</text:p>
          </table:table-cell>
          <table:table-cell office:value-type="float" office:value="254242">
            <text:p>254242</text:p>
          </table:table-cell>
          <table:table-cell office:value-type="float" office:value="258754">
            <text:p>258754</text:p>
          </table:table-cell>
          <table:table-cell office:value-type="float" office:value="213952">
            <text:p>213952</text:p>
          </table:table-cell>
          <table:table-cell office:value-type="float" office:value="12544647766">
            <text:p>12544647766</text:p>
          </table:table-cell>
          <table:table-cell office:value-type="float" office:value="239443">
            <text:p>239443</text:p>
          </table:table-cell>
          <table:table-cell office:value-type="float" office:value="171474">
            <text:p>171474</text:p>
          </table:table-cell>
          <table:table-cell office:value-type="float" office:value="173082">
            <text:p>173082</text:p>
          </table:table-cell>
          <table:table-cell office:value-type="float" office:value="2556958">
            <text:p>2556958</text:p>
          </table:table-cell>
          <table:table-cell office:value-type="float" office:value="269586">
            <text:p>269586</text:p>
          </table:table-cell>
          <table:table-cell office:value-type="float" office:value="255748">
            <text:p>255748</text:p>
          </table:table-cell>
          <table:table-cell office:value-type="float" office:value="3054794945">
            <text:p>3054794945</text:p>
          </table:table-cell>
          <table:table-cell office:value-type="float" office:value="343559">
            <text:p>343559</text:p>
          </table:table-cell>
          <table:table-cell office:value-type="float" office:value="241756">
            <text:p>241756</text:p>
          </table:table-cell>
          <table:table-cell office:value-type="float" office:value="201658">
            <text:p>201658</text:p>
          </table:table-cell>
          <table:table-cell office:value-type="float" office:value="6497980">
            <text:p>6497980</text:p>
          </table:table-cell>
          <table:table-cell office:value-type="float" office:value="272888">
            <text:p>272888</text:p>
          </table:table-cell>
          <table:table-cell office:value-type="float" office:value="407241">
            <text:p>407241</text:p>
          </table:table-cell>
          <table:table-cell/>
        </table:table-row>
        <table:table-row table:style-name="ro1">
          <table:table-cell office:value-type="float" office:value="3109025380">
            <text:p>3109025380</text:p>
          </table:table-cell>
          <table:table-cell office:value-type="float" office:value="193056">
            <text:p>193056</text:p>
          </table:table-cell>
          <table:table-cell office:value-type="float" office:value="322960">
            <text:p>322960</text:p>
          </table:table-cell>
          <table:table-cell office:value-type="float" office:value="231321">
            <text:p>231321</text:p>
          </table:table-cell>
          <table:table-cell office:value-type="float" office:value="17891786">
            <text:p>17891786</text:p>
          </table:table-cell>
          <table:table-cell office:value-type="float" office:value="281350">
            <text:p>281350</text:p>
          </table:table-cell>
          <table:table-cell office:value-type="float" office:value="263014">
            <text:p>263014</text:p>
          </table:table-cell>
          <table:table-cell office:value-type="float" office:value="27442554718">
            <text:p>27442554718</text:p>
          </table:table-cell>
          <table:table-cell office:value-type="float" office:value="268357">
            <text:p>268357</text:p>
          </table:table-cell>
          <table:table-cell office:value-type="float" office:value="215825">
            <text:p>215825</text:p>
          </table:table-cell>
          <table:table-cell office:value-type="float" office:value="192526">
            <text:p>192526</text:p>
          </table:table-cell>
          <table:table-cell office:value-type="float" office:value="323046">
            <text:p>323046</text:p>
          </table:table-cell>
          <table:table-cell office:value-type="float" office:value="267308">
            <text:p>267308</text:p>
          </table:table-cell>
          <table:table-cell office:value-type="float" office:value="223700">
            <text:p>223700</text:p>
          </table:table-cell>
          <table:table-cell office:value-type="float" office:value="3920505795">
            <text:p>3920505795</text:p>
          </table:table-cell>
          <table:table-cell office:value-type="float" office:value="206402">
            <text:p>206402</text:p>
          </table:table-cell>
          <table:table-cell office:value-type="float" office:value="161710">
            <text:p>161710</text:p>
          </table:table-cell>
          <table:table-cell office:value-type="float" office:value="161838">
            <text:p>161838</text:p>
          </table:table-cell>
          <table:table-cell office:value-type="float" office:value="5256266">
            <text:p>5256266</text:p>
          </table:table-cell>
          <table:table-cell office:value-type="float" office:value="275348">
            <text:p>275348</text:p>
          </table:table-cell>
          <table:table-cell office:value-type="float" office:value="220500">
            <text:p>220500</text:p>
          </table:table-cell>
          <table:table-cell/>
        </table:table-row>
        <table:table-row table:style-name="ro1">
          <table:table-cell office:value-type="float" office:value="2635475759">
            <text:p>2635475759</text:p>
          </table:table-cell>
          <table:table-cell office:value-type="float" office:value="193370">
            <text:p>193370</text:p>
          </table:table-cell>
          <table:table-cell office:value-type="float" office:value="152628">
            <text:p>152628</text:p>
          </table:table-cell>
          <table:table-cell office:value-type="float" office:value="230152">
            <text:p>230152</text:p>
          </table:table-cell>
          <table:table-cell office:value-type="float" office:value="7385694">
            <text:p>7385694</text:p>
          </table:table-cell>
          <table:table-cell office:value-type="float" office:value="266642">
            <text:p>266642</text:p>
          </table:table-cell>
          <table:table-cell office:value-type="float" office:value="223776">
            <text:p>223776</text:p>
          </table:table-cell>
          <table:table-cell office:value-type="float" office:value="1777281992">
            <text:p>1777281992</text:p>
          </table:table-cell>
          <table:table-cell office:value-type="float" office:value="226963">
            <text:p>226963</text:p>
          </table:table-cell>
          <table:table-cell office:value-type="float" office:value="187898">
            <text:p>187898</text:p>
          </table:table-cell>
          <table:table-cell office:value-type="float" office:value="219816">
            <text:p>219816</text:p>
          </table:table-cell>
          <table:table-cell office:value-type="float" office:value="247800">
            <text:p>247800</text:p>
          </table:table-cell>
          <table:table-cell office:value-type="float" office:value="256352">
            <text:p>256352</text:p>
          </table:table-cell>
          <table:table-cell office:value-type="float" office:value="215984">
            <text:p>215984</text:p>
          </table:table-cell>
          <table:table-cell office:value-type="float" office:value="1534881164">
            <text:p>1534881164</text:p>
          </table:table-cell>
          <table:table-cell office:value-type="float" office:value="238074">
            <text:p>238074</text:p>
          </table:table-cell>
          <table:table-cell office:value-type="float" office:value="248079">
            <text:p>248079</text:p>
          </table:table-cell>
          <table:table-cell office:value-type="float" office:value="191917">
            <text:p>191917</text:p>
          </table:table-cell>
          <table:table-cell office:value-type="float" office:value="9509786">
            <text:p>9509786</text:p>
          </table:table-cell>
          <table:table-cell office:value-type="float" office:value="272542">
            <text:p>272542</text:p>
          </table:table-cell>
          <table:table-cell office:value-type="float" office:value="228672">
            <text:p>228672</text:p>
          </table:table-cell>
          <table:table-cell/>
        </table:table-row>
        <table:table-row table:style-name="ro1">
          <table:table-cell office:value-type="float" office:value="7629119945">
            <text:p>7629119945</text:p>
          </table:table-cell>
          <table:table-cell office:value-type="float" office:value="221663">
            <text:p>221663</text:p>
          </table:table-cell>
          <table:table-cell office:value-type="float" office:value="156582">
            <text:p>156582</text:p>
          </table:table-cell>
          <table:table-cell office:value-type="float" office:value="196097">
            <text:p>196097</text:p>
          </table:table-cell>
          <table:table-cell office:value-type="float" office:value="1632234">
            <text:p>1632234</text:p>
          </table:table-cell>
          <table:table-cell office:value-type="float" office:value="291913">
            <text:p>291913</text:p>
          </table:table-cell>
          <table:table-cell office:value-type="float" office:value="231532">
            <text:p>231532</text:p>
          </table:table-cell>
          <table:table-cell office:value-type="float" office:value="6361876577">
            <text:p>6361876577</text:p>
          </table:table-cell>
          <table:table-cell office:value-type="float" office:value="208350">
            <text:p>208350</text:p>
          </table:table-cell>
          <table:table-cell office:value-type="float" office:value="191926">
            <text:p>191926</text:p>
          </table:table-cell>
          <table:table-cell office:value-type="float" office:value="159918">
            <text:p>159918</text:p>
          </table:table-cell>
          <table:table-cell office:value-type="float" office:value="3331034">
            <text:p>3331034</text:p>
          </table:table-cell>
          <table:table-cell office:value-type="float" office:value="275746">
            <text:p>275746</text:p>
          </table:table-cell>
          <table:table-cell office:value-type="float" office:value="235630">
            <text:p>235630</text:p>
          </table:table-cell>
          <table:table-cell office:value-type="float" office:value="21419115151">
            <text:p>21419115151</text:p>
          </table:table-cell>
          <table:table-cell office:value-type="float" office:value="205216">
            <text:p>205216</text:p>
          </table:table-cell>
          <table:table-cell office:value-type="float" office:value="162828">
            <text:p>162828</text:p>
          </table:table-cell>
          <table:table-cell office:value-type="float" office:value="164114">
            <text:p>164114</text:p>
          </table:table-cell>
          <table:table-cell office:value-type="float" office:value="6980499">
            <text:p>6980499</text:p>
          </table:table-cell>
          <table:table-cell office:value-type="float" office:value="296350">
            <text:p>296350</text:p>
          </table:table-cell>
          <table:table-cell office:value-type="float" office:value="222980">
            <text:p>222980</text:p>
          </table:table-cell>
          <table:table-cell/>
        </table:table-row>
        <table:table-row table:style-name="ro1">
          <table:table-cell office:value-type="float" office:value="3402580308">
            <text:p>3402580308</text:p>
          </table:table-cell>
          <table:table-cell office:value-type="float" office:value="193822">
            <text:p>193822</text:p>
          </table:table-cell>
          <table:table-cell office:value-type="float" office:value="187763">
            <text:p>187763</text:p>
          </table:table-cell>
          <table:table-cell office:value-type="float" office:value="226666">
            <text:p>226666</text:p>
          </table:table-cell>
          <table:table-cell office:value-type="float" office:value="25700395">
            <text:p>25700395</text:p>
          </table:table-cell>
          <table:table-cell office:value-type="float" office:value="288456">
            <text:p>288456</text:p>
          </table:table-cell>
          <table:table-cell office:value-type="float" office:value="232316">
            <text:p>232316</text:p>
          </table:table-cell>
          <table:table-cell office:value-type="float" office:value="2687662286">
            <text:p>2687662286</text:p>
          </table:table-cell>
          <table:table-cell office:value-type="float" office:value="238085">
            <text:p>238085</text:p>
          </table:table-cell>
          <table:table-cell office:value-type="float" office:value="221495">
            <text:p>221495</text:p>
          </table:table-cell>
          <table:table-cell office:value-type="float" office:value="294115">
            <text:p>294115</text:p>
          </table:table-cell>
          <table:table-cell office:value-type="float" office:value="796248">
            <text:p>796248</text:p>
          </table:table-cell>
          <table:table-cell office:value-type="float" office:value="481943">
            <text:p>481943</text:p>
          </table:table-cell>
          <table:table-cell office:value-type="float" office:value="431666">
            <text:p>431666</text:p>
          </table:table-cell>
          <table:table-cell office:value-type="float" office:value="2721809929">
            <text:p>2721809929</text:p>
          </table:table-cell>
          <table:table-cell office:value-type="float" office:value="200064">
            <text:p>200064</text:p>
          </table:table-cell>
          <table:table-cell office:value-type="float" office:value="163584">
            <text:p>163584</text:p>
          </table:table-cell>
          <table:table-cell office:value-type="float" office:value="164634">
            <text:p>164634</text:p>
          </table:table-cell>
          <table:table-cell office:value-type="float" office:value="32013111">
            <text:p>32013111</text:p>
          </table:table-cell>
          <table:table-cell office:value-type="float" office:value="302246">
            <text:p>302246</text:p>
          </table:table-cell>
          <table:table-cell office:value-type="float" office:value="252509">
            <text:p>252509</text:p>
          </table:table-cell>
          <table:table-cell/>
        </table:table-row>
        <table:table-row table:style-name="ro1">
          <table:table-cell office:value-type="float" office:value="4425304436">
            <text:p>4425304436</text:p>
          </table:table-cell>
          <table:table-cell office:value-type="float" office:value="191366">
            <text:p>191366</text:p>
          </table:table-cell>
          <table:table-cell office:value-type="float" office:value="152146">
            <text:p>152146</text:p>
          </table:table-cell>
          <table:table-cell office:value-type="float" office:value="153546">
            <text:p>153546</text:p>
          </table:table-cell>
          <table:table-cell office:value-type="float" office:value="11919074">
            <text:p>11919074</text:p>
          </table:table-cell>
          <table:table-cell office:value-type="float" office:value="367743">
            <text:p>367743</text:p>
          </table:table-cell>
          <table:table-cell office:value-type="float" office:value="226580">
            <text:p>226580</text:p>
          </table:table-cell>
          <table:table-cell office:value-type="float" office:value="8468163154">
            <text:p>8468163154</text:p>
          </table:table-cell>
          <table:table-cell office:value-type="float" office:value="228746">
            <text:p>228746</text:p>
          </table:table-cell>
          <table:table-cell office:value-type="float" office:value="167712">
            <text:p>167712</text:p>
          </table:table-cell>
          <table:table-cell office:value-type="float" office:value="161382">
            <text:p>161382</text:p>
          </table:table-cell>
          <table:table-cell office:value-type="float" office:value="26540065">
            <text:p>26540065</text:p>
          </table:table-cell>
          <table:table-cell office:value-type="float" office:value="327756">
            <text:p>327756</text:p>
          </table:table-cell>
          <table:table-cell office:value-type="float" office:value="347066">
            <text:p>347066</text:p>
          </table:table-cell>
          <table:table-cell office:value-type="float" office:value="1409569342">
            <text:p>1409569342</text:p>
          </table:table-cell>
          <table:table-cell office:value-type="float" office:value="248712">
            <text:p>248712</text:p>
          </table:table-cell>
          <table:table-cell office:value-type="float" office:value="206021">
            <text:p>206021</text:p>
          </table:table-cell>
          <table:table-cell office:value-type="float" office:value="205876">
            <text:p>205876</text:p>
          </table:table-cell>
          <table:table-cell office:value-type="float" office:value="17835608">
            <text:p>17835608</text:p>
          </table:table-cell>
          <table:table-cell office:value-type="float" office:value="367807">
            <text:p>367807</text:p>
          </table:table-cell>
          <table:table-cell office:value-type="float" office:value="309362">
            <text:p>309362</text:p>
          </table:table-cell>
          <table:table-cell/>
        </table:table-row>
        <table:table-row table:style-name="ro1">
          <table:table-cell office:value-type="float" office:value="5319625134">
            <text:p>5319625134</text:p>
          </table:table-cell>
          <table:table-cell office:value-type="float" office:value="192698">
            <text:p>192698</text:p>
          </table:table-cell>
          <table:table-cell office:value-type="float" office:value="151196">
            <text:p>151196</text:p>
          </table:table-cell>
          <table:table-cell office:value-type="float" office:value="151226">
            <text:p>151226</text:p>
          </table:table-cell>
          <table:table-cell office:value-type="float" office:value="1745812">
            <text:p>1745812</text:p>
          </table:table-cell>
          <table:table-cell office:value-type="float" office:value="324909">
            <text:p>324909</text:p>
          </table:table-cell>
          <table:table-cell office:value-type="float" office:value="252199">
            <text:p>252199</text:p>
          </table:table-cell>
          <table:table-cell office:value-type="float" office:value="3217448823">
            <text:p>3217448823</text:p>
          </table:table-cell>
          <table:table-cell office:value-type="float" office:value="234785">
            <text:p>234785</text:p>
          </table:table-cell>
          <table:table-cell office:value-type="float" office:value="195606">
            <text:p>195606</text:p>
          </table:table-cell>
          <table:table-cell office:value-type="float" office:value="162398">
            <text:p>162398</text:p>
          </table:table-cell>
          <table:table-cell office:value-type="float" office:value="5370586">
            <text:p>5370586</text:p>
          </table:table-cell>
          <table:table-cell office:value-type="float" office:value="265616">
            <text:p>265616</text:p>
          </table:table-cell>
          <table:table-cell office:value-type="float" office:value="236258">
            <text:p>236258</text:p>
          </table:table-cell>
          <table:table-cell office:value-type="float" office:value="2748438740">
            <text:p>2748438740</text:p>
          </table:table-cell>
          <table:table-cell office:value-type="float" office:value="202998">
            <text:p>202998</text:p>
          </table:table-cell>
          <table:table-cell office:value-type="float" office:value="168754">
            <text:p>168754</text:p>
          </table:table-cell>
          <table:table-cell office:value-type="float" office:value="162954">
            <text:p>162954</text:p>
          </table:table-cell>
          <table:table-cell office:value-type="float" office:value="469284">
            <text:p>469284</text:p>
          </table:table-cell>
          <table:table-cell office:value-type="float" office:value="286220">
            <text:p>286220</text:p>
          </table:table-cell>
          <table:table-cell office:value-type="float" office:value="271152">
            <text:p>271152</text:p>
          </table:table-cell>
          <table:table-cell/>
        </table:table-row>
        <table:table-row table:style-name="ro1">
          <table:table-cell office:value-type="float" office:value="7954226030">
            <text:p>7954226030</text:p>
          </table:table-cell>
          <table:table-cell office:value-type="float" office:value="219986">
            <text:p>219986</text:p>
          </table:table-cell>
          <table:table-cell office:value-type="float" office:value="153784">
            <text:p>153784</text:p>
          </table:table-cell>
          <table:table-cell office:value-type="float" office:value="154282">
            <text:p>154282</text:p>
          </table:table-cell>
          <table:table-cell office:value-type="float" office:value="3086856">
            <text:p>3086856</text:p>
          </table:table-cell>
          <table:table-cell office:value-type="float" office:value="275076">
            <text:p>275076</text:p>
          </table:table-cell>
          <table:table-cell office:value-type="float" office:value="260338">
            <text:p>260338</text:p>
          </table:table-cell>
          <table:table-cell office:value-type="float" office:value="3672699148">
            <text:p>3672699148</text:p>
          </table:table-cell>
          <table:table-cell office:value-type="float" office:value="204966">
            <text:p>204966</text:p>
          </table:table-cell>
          <table:table-cell office:value-type="float" office:value="166588">
            <text:p>166588</text:p>
          </table:table-cell>
          <table:table-cell office:value-type="float" office:value="161958">
            <text:p>161958</text:p>
          </table:table-cell>
          <table:table-cell office:value-type="float" office:value="2727636">
            <text:p>2727636</text:p>
          </table:table-cell>
          <table:table-cell office:value-type="float" office:value="276272">
            <text:p>276272</text:p>
          </table:table-cell>
          <table:table-cell office:value-type="float" office:value="239806">
            <text:p>239806</text:p>
          </table:table-cell>
          <table:table-cell office:value-type="float" office:value="1267712612">
            <text:p>1267712612</text:p>
          </table:table-cell>
          <table:table-cell office:value-type="float" office:value="204518">
            <text:p>204518</text:p>
          </table:table-cell>
          <table:table-cell office:value-type="float" office:value="162434">
            <text:p>162434</text:p>
          </table:table-cell>
          <table:table-cell office:value-type="float" office:value="159386">
            <text:p>159386</text:p>
          </table:table-cell>
          <table:table-cell office:value-type="float" office:value="45559754">
            <text:p>45559754</text:p>
          </table:table-cell>
          <table:table-cell office:value-type="float" office:value="286202">
            <text:p>286202</text:p>
          </table:table-cell>
          <table:table-cell office:value-type="float" office:value="231710">
            <text:p>231710</text:p>
          </table:table-cell>
          <table:table-cell/>
        </table:table-row>
        <table:table-row table:style-name="ro1">
          <table:table-cell office:value-type="float" office:value="2044602099">
            <text:p>2044602099</text:p>
          </table:table-cell>
          <table:table-cell office:value-type="float" office:value="193832">
            <text:p>193832</text:p>
          </table:table-cell>
          <table:table-cell office:value-type="float" office:value="151614">
            <text:p>151614</text:p>
          </table:table-cell>
          <table:table-cell office:value-type="float" office:value="151218">
            <text:p>151218</text:p>
          </table:table-cell>
          <table:table-cell office:value-type="float" office:value="1800776">
            <text:p>1800776</text:p>
          </table:table-cell>
          <table:table-cell office:value-type="float" office:value="337331">
            <text:p>337331</text:p>
          </table:table-cell>
          <table:table-cell office:value-type="float" office:value="225282">
            <text:p>225282</text:p>
          </table:table-cell>
          <table:table-cell office:value-type="float" office:value="6505701847">
            <text:p>6505701847</text:p>
          </table:table-cell>
          <table:table-cell office:value-type="float" office:value="208088">
            <text:p>208088</text:p>
          </table:table-cell>
          <table:table-cell office:value-type="float" office:value="166976">
            <text:p>166976</text:p>
          </table:table-cell>
          <table:table-cell office:value-type="float" office:value="162398">
            <text:p>162398</text:p>
          </table:table-cell>
          <table:table-cell office:value-type="float" office:value="23540073">
            <text:p>23540073</text:p>
          </table:table-cell>
          <table:table-cell office:value-type="float" office:value="277542">
            <text:p>277542</text:p>
          </table:table-cell>
          <table:table-cell office:value-type="float" office:value="231700">
            <text:p>231700</text:p>
          </table:table-cell>
          <table:table-cell office:value-type="float" office:value="3806796118">
            <text:p>3806796118</text:p>
          </table:table-cell>
          <table:table-cell office:value-type="float" office:value="205834">
            <text:p>205834</text:p>
          </table:table-cell>
          <table:table-cell office:value-type="float" office:value="185419">
            <text:p>185419</text:p>
          </table:table-cell>
          <table:table-cell office:value-type="float" office:value="160448">
            <text:p>160448</text:p>
          </table:table-cell>
          <table:table-cell office:value-type="float" office:value="21243490">
            <text:p>21243490</text:p>
          </table:table-cell>
          <table:table-cell office:value-type="float" office:value="270718">
            <text:p>270718</text:p>
          </table:table-cell>
          <table:table-cell office:value-type="float" office:value="225910">
            <text:p>225910</text:p>
          </table:table-cell>
          <table:table-cell/>
        </table:table-row>
        <table:table-row table:style-name="ro1">
          <table:table-cell office:value-type="float" office:value="3275593394">
            <text:p>3275593394</text:p>
          </table:table-cell>
          <table:table-cell office:value-type="float" office:value="289784">
            <text:p>289784</text:p>
          </table:table-cell>
          <table:table-cell office:value-type="float" office:value="229212">
            <text:p>229212</text:p>
          </table:table-cell>
          <table:table-cell office:value-type="float" office:value="272612">
            <text:p>272612</text:p>
          </table:table-cell>
          <table:table-cell office:value-type="float" office:value="2148226">
            <text:p>2148226</text:p>
          </table:table-cell>
          <table:table-cell office:value-type="float" office:value="351220">
            <text:p>351220</text:p>
          </table:table-cell>
          <table:table-cell office:value-type="float" office:value="303193">
            <text:p>303193</text:p>
          </table:table-cell>
          <table:table-cell office:value-type="float" office:value="7199547251">
            <text:p>7199547251</text:p>
          </table:table-cell>
          <table:table-cell office:value-type="float" office:value="205210">
            <text:p>205210</text:p>
          </table:table-cell>
          <table:table-cell office:value-type="float" office:value="172564">
            <text:p>172564</text:p>
          </table:table-cell>
          <table:table-cell office:value-type="float" office:value="161742">
            <text:p>161742</text:p>
          </table:table-cell>
          <table:table-cell office:value-type="float" office:value="255988">
            <text:p>255988</text:p>
          </table:table-cell>
          <table:table-cell office:value-type="float" office:value="265712">
            <text:p>265712</text:p>
          </table:table-cell>
          <table:table-cell office:value-type="float" office:value="226602">
            <text:p>226602</text:p>
          </table:table-cell>
          <table:table-cell office:value-type="float" office:value="12232332655">
            <text:p>12232332655</text:p>
          </table:table-cell>
          <table:table-cell office:value-type="float" office:value="203662">
            <text:p>203662</text:p>
          </table:table-cell>
          <table:table-cell office:value-type="float" office:value="163074">
            <text:p>163074</text:p>
          </table:table-cell>
          <table:table-cell office:value-type="float" office:value="158548">
            <text:p>158548</text:p>
          </table:table-cell>
          <table:table-cell office:value-type="float" office:value="806054">
            <text:p>806054</text:p>
          </table:table-cell>
          <table:table-cell office:value-type="float" office:value="262702">
            <text:p>262702</text:p>
          </table:table-cell>
          <table:table-cell office:value-type="float" office:value="225094">
            <text:p>225094</text:p>
          </table:table-cell>
          <table:table-cell/>
        </table:table-row>
        <table:table-row table:style-name="ro1">
          <table:table-cell office:value-type="float" office:value="11643524087">
            <text:p>11643524087</text:p>
          </table:table-cell>
          <table:table-cell office:value-type="float" office:value="210809">
            <text:p>210809</text:p>
          </table:table-cell>
          <table:table-cell office:value-type="float" office:value="151434">
            <text:p>151434</text:p>
          </table:table-cell>
          <table:table-cell office:value-type="float" office:value="151556">
            <text:p>151556</text:p>
          </table:table-cell>
          <table:table-cell office:value-type="float" office:value="754892">
            <text:p>754892</text:p>
          </table:table-cell>
          <table:table-cell office:value-type="float" office:value="269396">
            <text:p>269396</text:p>
          </table:table-cell>
          <table:table-cell office:value-type="float" office:value="226436">
            <text:p>226436</text:p>
          </table:table-cell>
          <table:table-cell office:value-type="float" office:value="28882433399">
            <text:p>28882433399</text:p>
          </table:table-cell>
          <table:table-cell office:value-type="float" office:value="206276">
            <text:p>206276</text:p>
          </table:table-cell>
          <table:table-cell office:value-type="float" office:value="167114">
            <text:p>167114</text:p>
          </table:table-cell>
          <table:table-cell office:value-type="float" office:value="161124">
            <text:p>161124</text:p>
          </table:table-cell>
          <table:table-cell office:value-type="float" office:value="4713297">
            <text:p>4713297</text:p>
          </table:table-cell>
          <table:table-cell office:value-type="float" office:value="285474">
            <text:p>285474</text:p>
          </table:table-cell>
          <table:table-cell office:value-type="float" office:value="246228">
            <text:p>246228</text:p>
          </table:table-cell>
          <table:table-cell office:value-type="float" office:value="25492935423">
            <text:p>25492935423</text:p>
          </table:table-cell>
          <table:table-cell office:value-type="float" office:value="208914">
            <text:p>208914</text:p>
          </table:table-cell>
          <table:table-cell office:value-type="float" office:value="160582">
            <text:p>160582</text:p>
          </table:table-cell>
          <table:table-cell office:value-type="float" office:value="160050">
            <text:p>160050</text:p>
          </table:table-cell>
          <table:table-cell office:value-type="float" office:value="28650102">
            <text:p>28650102</text:p>
          </table:table-cell>
          <table:table-cell office:value-type="float" office:value="262966">
            <text:p>262966</text:p>
          </table:table-cell>
          <table:table-cell office:value-type="float" office:value="221918">
            <text:p>221918</text:p>
          </table:table-cell>
          <table:table-cell/>
        </table:table-row>
        <table:table-row table:style-name="ro1">
          <table:table-cell office:value-type="float" office:value="3726053616">
            <text:p>3726053616</text:p>
          </table:table-cell>
          <table:table-cell office:value-type="float" office:value="214429">
            <text:p>214429</text:p>
          </table:table-cell>
          <table:table-cell office:value-type="float" office:value="202633">
            <text:p>202633</text:p>
          </table:table-cell>
          <table:table-cell office:value-type="float" office:value="150608">
            <text:p>150608</text:p>
          </table:table-cell>
          <table:table-cell office:value-type="float" office:value="247690">
            <text:p>247690</text:p>
          </table:table-cell>
          <table:table-cell office:value-type="float" office:value="257924">
            <text:p>257924</text:p>
          </table:table-cell>
          <table:table-cell office:value-type="float" office:value="217762">
            <text:p>217762</text:p>
          </table:table-cell>
          <table:table-cell office:value-type="float" office:value="1340286487">
            <text:p>1340286487</text:p>
          </table:table-cell>
          <table:table-cell office:value-type="float" office:value="202324">
            <text:p>202324</text:p>
          </table:table-cell>
          <table:table-cell office:value-type="float" office:value="167622">
            <text:p>167622</text:p>
          </table:table-cell>
          <table:table-cell office:value-type="float" office:value="220718">
            <text:p>220718</text:p>
          </table:table-cell>
          <table:table-cell office:value-type="float" office:value="260522">
            <text:p>260522</text:p>
          </table:table-cell>
          <table:table-cell office:value-type="float" office:value="279184">
            <text:p>279184</text:p>
          </table:table-cell>
          <table:table-cell office:value-type="float" office:value="231022">
            <text:p>231022</text:p>
          </table:table-cell>
          <table:table-cell office:value-type="float" office:value="3523733662">
            <text:p>3523733662</text:p>
          </table:table-cell>
          <table:table-cell office:value-type="float" office:value="201976">
            <text:p>201976</text:p>
          </table:table-cell>
          <table:table-cell office:value-type="float" office:value="162910">
            <text:p>162910</text:p>
          </table:table-cell>
          <table:table-cell office:value-type="float" office:value="159742">
            <text:p>159742</text:p>
          </table:table-cell>
          <table:table-cell office:value-type="float" office:value="254702">
            <text:p>254702</text:p>
          </table:table-cell>
          <table:table-cell office:value-type="float" office:value="295214">
            <text:p>295214</text:p>
          </table:table-cell>
          <table:table-cell office:value-type="float" office:value="311829">
            <text:p>311829</text:p>
          </table:table-cell>
          <table:table-cell/>
        </table:table-row>
        <table:table-row table:style-name="ro1">
          <table:table-cell office:value-type="float" office:value="2532185808">
            <text:p>2532185808</text:p>
          </table:table-cell>
          <table:table-cell office:value-type="float" office:value="190766">
            <text:p>190766</text:p>
          </table:table-cell>
          <table:table-cell office:value-type="float" office:value="154000">
            <text:p>154000</text:p>
          </table:table-cell>
          <table:table-cell office:value-type="float" office:value="155206">
            <text:p>155206</text:p>
          </table:table-cell>
          <table:table-cell office:value-type="float" office:value="241768">
            <text:p>241768</text:p>
          </table:table-cell>
          <table:table-cell office:value-type="float" office:value="249630">
            <text:p>249630</text:p>
          </table:table-cell>
          <table:table-cell office:value-type="float" office:value="212432">
            <text:p>212432</text:p>
          </table:table-cell>
          <table:table-cell office:value-type="float" office:value="2264412904">
            <text:p>2264412904</text:p>
          </table:table-cell>
          <table:table-cell office:value-type="float" office:value="246651">
            <text:p>246651</text:p>
          </table:table-cell>
          <table:table-cell office:value-type="float" office:value="244636">
            <text:p>244636</text:p>
          </table:table-cell>
          <table:table-cell office:value-type="float" office:value="236080">
            <text:p>236080</text:p>
          </table:table-cell>
          <table:table-cell office:value-type="float" office:value="4709954">
            <text:p>4709954</text:p>
          </table:table-cell>
          <table:table-cell office:value-type="float" office:value="367604">
            <text:p>367604</text:p>
          </table:table-cell>
          <table:table-cell office:value-type="float" office:value="378214">
            <text:p>378214</text:p>
          </table:table-cell>
          <table:table-cell office:value-type="float" office:value="5454439087">
            <text:p>5454439087</text:p>
          </table:table-cell>
          <table:table-cell office:value-type="float" office:value="209522">
            <text:p>209522</text:p>
          </table:table-cell>
          <table:table-cell office:value-type="float" office:value="163092">
            <text:p>163092</text:p>
          </table:table-cell>
          <table:table-cell office:value-type="float" office:value="160968">
            <text:p>160968</text:p>
          </table:table-cell>
          <table:table-cell office:value-type="float" office:value="21725310">
            <text:p>21725310</text:p>
          </table:table-cell>
          <table:table-cell office:value-type="float" office:value="276066">
            <text:p>276066</text:p>
          </table:table-cell>
          <table:table-cell office:value-type="float" office:value="240190">
            <text:p>240190</text:p>
          </table:table-cell>
          <table:table-cell/>
        </table:table-row>
        <table:table-row table:style-name="ro1">
          <table:table-cell office:value-type="float" office:value="28994611610">
            <text:p>28994611610</text:p>
          </table:table-cell>
          <table:table-cell office:value-type="float" office:value="344416">
            <text:p>344416</text:p>
          </table:table-cell>
          <table:table-cell office:value-type="float" office:value="255776">
            <text:p>255776</text:p>
          </table:table-cell>
          <table:table-cell office:value-type="float" office:value="155970">
            <text:p>155970</text:p>
          </table:table-cell>
          <table:table-cell office:value-type="float" office:value="43726630">
            <text:p>43726630</text:p>
          </table:table-cell>
          <table:table-cell office:value-type="float" office:value="294680">
            <text:p>294680</text:p>
          </table:table-cell>
          <table:table-cell office:value-type="float" office:value="232288">
            <text:p>232288</text:p>
          </table:table-cell>
          <table:table-cell office:value-type="float" office:value="865401921">
            <text:p>865401921</text:p>
          </table:table-cell>
          <table:table-cell office:value-type="float" office:value="204952">
            <text:p>204952</text:p>
          </table:table-cell>
          <table:table-cell office:value-type="float" office:value="183957">
            <text:p>183957</text:p>
          </table:table-cell>
          <table:table-cell office:value-type="float" office:value="160306">
            <text:p>160306</text:p>
          </table:table-cell>
          <table:table-cell office:value-type="float" office:value="6138424">
            <text:p>6138424</text:p>
          </table:table-cell>
          <table:table-cell office:value-type="float" office:value="277200">
            <text:p>277200</text:p>
          </table:table-cell>
          <table:table-cell office:value-type="float" office:value="229784">
            <text:p>229784</text:p>
          </table:table-cell>
          <table:table-cell office:value-type="float" office:value="6368922497">
            <text:p>6368922497</text:p>
          </table:table-cell>
          <table:table-cell office:value-type="float" office:value="233034">
            <text:p>233034</text:p>
          </table:table-cell>
          <table:table-cell office:value-type="float" office:value="192540">
            <text:p>192540</text:p>
          </table:table-cell>
          <table:table-cell office:value-type="float" office:value="349334">
            <text:p>349334</text:p>
          </table:table-cell>
          <table:table-cell office:value-type="float" office:value="7218099">
            <text:p>7218099</text:p>
          </table:table-cell>
          <table:table-cell office:value-type="float" office:value="277648">
            <text:p>277648</text:p>
          </table:table-cell>
          <table:table-cell office:value-type="float" office:value="268238">
            <text:p>268238</text:p>
          </table:table-cell>
          <table:table-cell/>
        </table:table-row>
        <table:table-row table:style-name="ro1">
          <table:table-cell office:value-type="float" office:value="4735385664">
            <text:p>4735385664</text:p>
          </table:table-cell>
          <table:table-cell office:value-type="float" office:value="205636">
            <text:p>205636</text:p>
          </table:table-cell>
          <table:table-cell office:value-type="float" office:value="200005">
            <text:p>200005</text:p>
          </table:table-cell>
          <table:table-cell office:value-type="float" office:value="153164">
            <text:p>153164</text:p>
          </table:table-cell>
          <table:table-cell office:value-type="float" office:value="3616006">
            <text:p>3616006</text:p>
          </table:table-cell>
          <table:table-cell office:value-type="float" office:value="284312">
            <text:p>284312</text:p>
          </table:table-cell>
          <table:table-cell office:value-type="float" office:value="304254">
            <text:p>304254</text:p>
          </table:table-cell>
          <table:table-cell office:value-type="float" office:value="1832243220">
            <text:p>1832243220</text:p>
          </table:table-cell>
          <table:table-cell office:value-type="float" office:value="324033">
            <text:p>324033</text:p>
          </table:table-cell>
          <table:table-cell office:value-type="float" office:value="166526">
            <text:p>166526</text:p>
          </table:table-cell>
          <table:table-cell office:value-type="float" office:value="159940">
            <text:p>159940</text:p>
          </table:table-cell>
          <table:table-cell office:value-type="float" office:value="45199159">
            <text:p>45199159</text:p>
          </table:table-cell>
          <table:table-cell office:value-type="float" office:value="265954">
            <text:p>265954</text:p>
          </table:table-cell>
          <table:table-cell office:value-type="float" office:value="224496">
            <text:p>224496</text:p>
          </table:table-cell>
          <table:table-cell office:value-type="float" office:value="10766592622">
            <text:p>10766592622</text:p>
          </table:table-cell>
          <table:table-cell office:value-type="float" office:value="226270">
            <text:p>226270</text:p>
          </table:table-cell>
          <table:table-cell office:value-type="float" office:value="166514">
            <text:p>166514</text:p>
          </table:table-cell>
          <table:table-cell office:value-type="float" office:value="186442">
            <text:p>186442</text:p>
          </table:table-cell>
          <table:table-cell office:value-type="float" office:value="55459334">
            <text:p>55459334</text:p>
          </table:table-cell>
          <table:table-cell office:value-type="float" office:value="280064">
            <text:p>280064</text:p>
          </table:table-cell>
          <table:table-cell office:value-type="float" office:value="230186">
            <text:p>230186</text:p>
          </table:table-cell>
          <table:table-cell/>
        </table:table-row>
        <table:table-row table:style-name="ro1">
          <table:table-cell office:value-type="float" office:value="3617018785">
            <text:p>3617018785</text:p>
          </table:table-cell>
          <table:table-cell office:value-type="float" office:value="295426">
            <text:p>295426</text:p>
          </table:table-cell>
          <table:table-cell office:value-type="float" office:value="155444">
            <text:p>155444</text:p>
          </table:table-cell>
          <table:table-cell office:value-type="float" office:value="207152">
            <text:p>207152</text:p>
          </table:table-cell>
          <table:table-cell office:value-type="float" office:value="20477904">
            <text:p>20477904</text:p>
          </table:table-cell>
          <table:table-cell office:value-type="float" office:value="276498">
            <text:p>276498</text:p>
          </table:table-cell>
          <table:table-cell office:value-type="float" office:value="234224">
            <text:p>234224</text:p>
          </table:table-cell>
          <table:table-cell office:value-type="float" office:value="1239028131">
            <text:p>1239028131</text:p>
          </table:table-cell>
          <table:table-cell office:value-type="float" office:value="206088">
            <text:p>206088</text:p>
          </table:table-cell>
          <table:table-cell office:value-type="float" office:value="167090">
            <text:p>167090</text:p>
          </table:table-cell>
          <table:table-cell office:value-type="float" office:value="162144">
            <text:p>162144</text:p>
          </table:table-cell>
          <table:table-cell office:value-type="float" office:value="1227325">
            <text:p>1227325</text:p>
          </table:table-cell>
          <table:table-cell office:value-type="float" office:value="295135">
            <text:p>295135</text:p>
          </table:table-cell>
          <table:table-cell office:value-type="float" office:value="234078">
            <text:p>234078</text:p>
          </table:table-cell>
          <table:table-cell office:value-type="float" office:value="23451317177">
            <text:p>23451317177</text:p>
          </table:table-cell>
          <table:table-cell office:value-type="float" office:value="203996">
            <text:p>203996</text:p>
          </table:table-cell>
          <table:table-cell office:value-type="float" office:value="164782">
            <text:p>164782</text:p>
          </table:table-cell>
          <table:table-cell office:value-type="float" office:value="184743">
            <text:p>184743</text:p>
          </table:table-cell>
          <table:table-cell office:value-type="float" office:value="5678655">
            <text:p>5678655</text:p>
          </table:table-cell>
          <table:table-cell office:value-type="float" office:value="281860">
            <text:p>281860</text:p>
          </table:table-cell>
          <table:table-cell office:value-type="float" office:value="235420">
            <text:p>235420</text:p>
          </table:table-cell>
          <table:table-cell/>
        </table:table-row>
        <table:table-row table:style-name="ro1">
          <table:table-cell office:value-type="float" office:value="24532773572">
            <text:p>24532773572</text:p>
          </table:table-cell>
          <table:table-cell office:value-type="float" office:value="194758">
            <text:p>194758</text:p>
          </table:table-cell>
          <table:table-cell office:value-type="float" office:value="153912">
            <text:p>153912</text:p>
          </table:table-cell>
          <table:table-cell office:value-type="float" office:value="151986">
            <text:p>151986</text:p>
          </table:table-cell>
          <table:table-cell office:value-type="float" office:value="5064116">
            <text:p>5064116</text:p>
          </table:table-cell>
          <table:table-cell office:value-type="float" office:value="266646">
            <text:p>266646</text:p>
          </table:table-cell>
          <table:table-cell office:value-type="float" office:value="224672">
            <text:p>224672</text:p>
          </table:table-cell>
          <table:table-cell office:value-type="float" office:value="4817620037">
            <text:p>4817620037</text:p>
          </table:table-cell>
          <table:table-cell office:value-type="float" office:value="263781">
            <text:p>263781</text:p>
          </table:table-cell>
          <table:table-cell office:value-type="float" office:value="167594">
            <text:p>167594</text:p>
          </table:table-cell>
          <table:table-cell office:value-type="float" office:value="176410">
            <text:p>176410</text:p>
          </table:table-cell>
          <table:table-cell office:value-type="float" office:value="28551275">
            <text:p>28551275</text:p>
          </table:table-cell>
          <table:table-cell office:value-type="float" office:value="307083">
            <text:p>307083</text:p>
          </table:table-cell>
          <table:table-cell office:value-type="float" office:value="376460">
            <text:p>376460</text:p>
          </table:table-cell>
          <table:table-cell office:value-type="float" office:value="2071120561">
            <text:p>2071120561</text:p>
          </table:table-cell>
          <table:table-cell office:value-type="float" office:value="201270">
            <text:p>201270</text:p>
          </table:table-cell>
          <table:table-cell office:value-type="float" office:value="183172">
            <text:p>183172</text:p>
          </table:table-cell>
          <table:table-cell office:value-type="float" office:value="159782">
            <text:p>159782</text:p>
          </table:table-cell>
          <table:table-cell office:value-type="float" office:value="4335536">
            <text:p>4335536</text:p>
          </table:table-cell>
          <table:table-cell office:value-type="float" office:value="280024">
            <text:p>280024</text:p>
          </table:table-cell>
          <table:table-cell office:value-type="float" office:value="235712">
            <text:p>235712</text:p>
          </table:table-cell>
          <table:table-cell/>
        </table:table-row>
        <table:table-row table:style-name="ro1">
          <table:table-cell office:value-type="float" office:value="7139704505">
            <text:p>7139704505</text:p>
          </table:table-cell>
          <table:table-cell office:value-type="float" office:value="192176">
            <text:p>192176</text:p>
          </table:table-cell>
          <table:table-cell office:value-type="float" office:value="151274">
            <text:p>151274</text:p>
          </table:table-cell>
          <table:table-cell office:value-type="float" office:value="182396">
            <text:p>182396</text:p>
          </table:table-cell>
          <table:table-cell office:value-type="float" office:value="13305980">
            <text:p>13305980</text:p>
          </table:table-cell>
          <table:table-cell office:value-type="float" office:value="294844">
            <text:p>294844</text:p>
          </table:table-cell>
          <table:table-cell office:value-type="float" office:value="212470">
            <text:p>212470</text:p>
          </table:table-cell>
          <table:table-cell office:value-type="float" office:value="2821778300">
            <text:p>2821778300</text:p>
          </table:table-cell>
          <table:table-cell office:value-type="float" office:value="205722">
            <text:p>205722</text:p>
          </table:table-cell>
          <table:table-cell office:value-type="float" office:value="167292">
            <text:p>167292</text:p>
          </table:table-cell>
          <table:table-cell office:value-type="float" office:value="161472">
            <text:p>161472</text:p>
          </table:table-cell>
          <table:table-cell office:value-type="float" office:value="7037603">
            <text:p>7037603</text:p>
          </table:table-cell>
          <table:table-cell office:value-type="float" office:value="296682">
            <text:p>296682</text:p>
          </table:table-cell>
          <table:table-cell office:value-type="float" office:value="235790">
            <text:p>235790</text:p>
          </table:table-cell>
          <table:table-cell office:value-type="float" office:value="788919574">
            <text:p>788919574</text:p>
          </table:table-cell>
          <table:table-cell office:value-type="float" office:value="200750">
            <text:p>200750</text:p>
          </table:table-cell>
          <table:table-cell office:value-type="float" office:value="165518">
            <text:p>165518</text:p>
          </table:table-cell>
          <table:table-cell office:value-type="float" office:value="171560">
            <text:p>171560</text:p>
          </table:table-cell>
          <table:table-cell office:value-type="float" office:value="33377329">
            <text:p>33377329</text:p>
          </table:table-cell>
          <table:table-cell office:value-type="float" office:value="515317">
            <text:p>515317</text:p>
          </table:table-cell>
          <table:table-cell office:value-type="float" office:value="442410">
            <text:p>442410</text:p>
          </table:table-cell>
          <table:table-cell/>
        </table:table-row>
        <table:table-row table:style-name="ro1">
          <table:table-cell office:value-type="float" office:value="4211922675">
            <text:p>4211922675</text:p>
          </table:table-cell>
          <table:table-cell office:value-type="float" office:value="196620">
            <text:p>196620</text:p>
          </table:table-cell>
          <table:table-cell office:value-type="float" office:value="154324">
            <text:p>154324</text:p>
          </table:table-cell>
          <table:table-cell office:value-type="float" office:value="152664">
            <text:p>152664</text:p>
          </table:table-cell>
          <table:table-cell office:value-type="float" office:value="6978733">
            <text:p>6978733</text:p>
          </table:table-cell>
          <table:table-cell office:value-type="float" office:value="261316">
            <text:p>261316</text:p>
          </table:table-cell>
          <table:table-cell office:value-type="float" office:value="215230">
            <text:p>215230</text:p>
          </table:table-cell>
          <table:table-cell office:value-type="float" office:value="7769464180">
            <text:p>7769464180</text:p>
          </table:table-cell>
          <table:table-cell office:value-type="float" office:value="206562">
            <text:p>206562</text:p>
          </table:table-cell>
          <table:table-cell office:value-type="float" office:value="210978">
            <text:p>210978</text:p>
          </table:table-cell>
          <table:table-cell office:value-type="float" office:value="248286">
            <text:p>248286</text:p>
          </table:table-cell>
          <table:table-cell office:value-type="float" office:value="26101976">
            <text:p>26101976</text:p>
          </table:table-cell>
          <table:table-cell office:value-type="float" office:value="275226">
            <text:p>275226</text:p>
          </table:table-cell>
          <table:table-cell office:value-type="float" office:value="232742">
            <text:p>232742</text:p>
          </table:table-cell>
          <table:table-cell office:value-type="float" office:value="818381090">
            <text:p>818381090</text:p>
          </table:table-cell>
          <table:table-cell office:value-type="float" office:value="202708">
            <text:p>202708</text:p>
          </table:table-cell>
          <table:table-cell office:value-type="float" office:value="207957">
            <text:p>207957</text:p>
          </table:table-cell>
          <table:table-cell office:value-type="float" office:value="176581">
            <text:p>176581</text:p>
          </table:table-cell>
          <table:table-cell office:value-type="float" office:value="6271629">
            <text:p>6271629</text:p>
          </table:table-cell>
          <table:table-cell office:value-type="float" office:value="337220">
            <text:p>337220</text:p>
          </table:table-cell>
          <table:table-cell office:value-type="float" office:value="239372">
            <text:p>239372</text:p>
          </table:table-cell>
          <table:table-cell/>
        </table:table-row>
        <table:table-row table:style-name="ro1">
          <table:table-cell office:value-type="float" office:value="1690958409">
            <text:p>1690958409</text:p>
          </table:table-cell>
          <table:table-cell office:value-type="float" office:value="242233">
            <text:p>242233</text:p>
          </table:table-cell>
          <table:table-cell office:value-type="float" office:value="273028">
            <text:p>273028</text:p>
          </table:table-cell>
          <table:table-cell office:value-type="float" office:value="232746">
            <text:p>232746</text:p>
          </table:table-cell>
          <table:table-cell office:value-type="float" office:value="382508">
            <text:p>382508</text:p>
          </table:table-cell>
          <table:table-cell office:value-type="float" office:value="490846">
            <text:p>490846</text:p>
          </table:table-cell>
          <table:table-cell office:value-type="float" office:value="240548">
            <text:p>240548</text:p>
          </table:table-cell>
          <table:table-cell office:value-type="float" office:value="6928901673">
            <text:p>6928901673</text:p>
          </table:table-cell>
          <table:table-cell office:value-type="float" office:value="229653">
            <text:p>229653</text:p>
          </table:table-cell>
          <table:table-cell office:value-type="float" office:value="175910">
            <text:p>175910</text:p>
          </table:table-cell>
          <table:table-cell office:value-type="float" office:value="171976">
            <text:p>171976</text:p>
          </table:table-cell>
          <table:table-cell office:value-type="float" office:value="57436347">
            <text:p>57436347</text:p>
          </table:table-cell>
          <table:table-cell office:value-type="float" office:value="347930">
            <text:p>347930</text:p>
          </table:table-cell>
          <table:table-cell office:value-type="float" office:value="291700">
            <text:p>291700</text:p>
          </table:table-cell>
          <table:table-cell office:value-type="float" office:value="3074850077">
            <text:p>3074850077</text:p>
          </table:table-cell>
          <table:table-cell office:value-type="float" office:value="206372">
            <text:p>206372</text:p>
          </table:table-cell>
          <table:table-cell office:value-type="float" office:value="163592">
            <text:p>163592</text:p>
          </table:table-cell>
          <table:table-cell office:value-type="float" office:value="161716">
            <text:p>161716</text:p>
          </table:table-cell>
          <table:table-cell office:value-type="float" office:value="3362738">
            <text:p>3362738</text:p>
          </table:table-cell>
          <table:table-cell office:value-type="float" office:value="266092">
            <text:p>266092</text:p>
          </table:table-cell>
          <table:table-cell office:value-type="float" office:value="226568">
            <text:p>226568</text:p>
          </table:table-cell>
          <table:table-cell/>
        </table:table-row>
        <table:table-row table:style-name="ro1">
          <table:table-cell office:value-type="float" office:value="5624653704">
            <text:p>5624653704</text:p>
          </table:table-cell>
          <table:table-cell office:value-type="float" office:value="192244">
            <text:p>192244</text:p>
          </table:table-cell>
          <table:table-cell office:value-type="float" office:value="249841">
            <text:p>249841</text:p>
          </table:table-cell>
          <table:table-cell office:value-type="float" office:value="150686">
            <text:p>150686</text:p>
          </table:table-cell>
          <table:table-cell office:value-type="float" office:value="275314">
            <text:p>275314</text:p>
          </table:table-cell>
          <table:table-cell office:value-type="float" office:value="256062">
            <text:p>256062</text:p>
          </table:table-cell>
          <table:table-cell office:value-type="float" office:value="223046">
            <text:p>223046</text:p>
          </table:table-cell>
          <table:table-cell office:value-type="float" office:value="3902816646">
            <text:p>3902816646</text:p>
          </table:table-cell>
          <table:table-cell office:value-type="float" office:value="202940">
            <text:p>202940</text:p>
          </table:table-cell>
          <table:table-cell office:value-type="float" office:value="166508">
            <text:p>166508</text:p>
          </table:table-cell>
          <table:table-cell office:value-type="float" office:value="161512">
            <text:p>161512</text:p>
          </table:table-cell>
          <table:table-cell office:value-type="float" office:value="25376922">
            <text:p>25376922</text:p>
          </table:table-cell>
          <table:table-cell office:value-type="float" office:value="271652">
            <text:p>271652</text:p>
          </table:table-cell>
          <table:table-cell office:value-type="float" office:value="228264">
            <text:p>228264</text:p>
          </table:table-cell>
          <table:table-cell office:value-type="float" office:value="3445306079">
            <text:p>3445306079</text:p>
          </table:table-cell>
          <table:table-cell office:value-type="float" office:value="202770">
            <text:p>202770</text:p>
          </table:table-cell>
          <table:table-cell office:value-type="float" office:value="163422">
            <text:p>163422</text:p>
          </table:table-cell>
          <table:table-cell office:value-type="float" office:value="178976">
            <text:p>178976</text:p>
          </table:table-cell>
          <table:table-cell office:value-type="float" office:value="5875516">
            <text:p>5875516</text:p>
          </table:table-cell>
          <table:table-cell office:value-type="float" office:value="317773">
            <text:p>317773</text:p>
          </table:table-cell>
          <table:table-cell office:value-type="float" office:value="268974">
            <text:p>268974</text:p>
          </table:table-cell>
          <table:table-cell/>
        </table:table-row>
        <table:table-row table:style-name="ro1">
          <table:table-cell office:value-type="float" office:value="1922617351">
            <text:p>1922617351</text:p>
          </table:table-cell>
          <table:table-cell office:value-type="float" office:value="193234">
            <text:p>193234</text:p>
          </table:table-cell>
          <table:table-cell office:value-type="float" office:value="153216">
            <text:p>153216</text:p>
          </table:table-cell>
          <table:table-cell office:value-type="float" office:value="172990">
            <text:p>172990</text:p>
          </table:table-cell>
          <table:table-cell office:value-type="float" office:value="31391116">
            <text:p>31391116</text:p>
          </table:table-cell>
          <table:table-cell office:value-type="float" office:value="259814">
            <text:p>259814</text:p>
          </table:table-cell>
          <table:table-cell office:value-type="float" office:value="219674">
            <text:p>219674</text:p>
          </table:table-cell>
          <table:table-cell office:value-type="float" office:value="4701213242">
            <text:p>4701213242</text:p>
          </table:table-cell>
          <table:table-cell office:value-type="float" office:value="205758">
            <text:p>205758</text:p>
          </table:table-cell>
          <table:table-cell office:value-type="float" office:value="170068">
            <text:p>170068</text:p>
          </table:table-cell>
          <table:table-cell office:value-type="float" office:value="160022">
            <text:p>160022</text:p>
          </table:table-cell>
          <table:table-cell office:value-type="float" office:value="68628941">
            <text:p>68628941</text:p>
          </table:table-cell>
          <table:table-cell office:value-type="float" office:value="344416">
            <text:p>344416</text:p>
          </table:table-cell>
          <table:table-cell office:value-type="float" office:value="280069">
            <text:p>280069</text:p>
          </table:table-cell>
          <table:table-cell office:value-type="float" office:value="7737535183">
            <text:p>7737535183</text:p>
          </table:table-cell>
          <table:table-cell office:value-type="float" office:value="202010">
            <text:p>202010</text:p>
          </table:table-cell>
          <table:table-cell office:value-type="float" office:value="162248">
            <text:p>162248</text:p>
          </table:table-cell>
          <table:table-cell office:value-type="float" office:value="162180">
            <text:p>162180</text:p>
          </table:table-cell>
          <table:table-cell office:value-type="float" office:value="5488170">
            <text:p>5488170</text:p>
          </table:table-cell>
          <table:table-cell office:value-type="float" office:value="270864">
            <text:p>270864</text:p>
          </table:table-cell>
          <table:table-cell office:value-type="float" office:value="233606">
            <text:p>233606</text:p>
          </table:table-cell>
          <table:table-cell/>
        </table:table-row>
        <table:table-row table:style-name="ro1">
          <table:table-cell office:value-type="float" office:value="2712741937">
            <text:p>2712741937</text:p>
          </table:table-cell>
          <table:table-cell office:value-type="float" office:value="196248">
            <text:p>196248</text:p>
          </table:table-cell>
          <table:table-cell office:value-type="float" office:value="177003">
            <text:p>177003</text:p>
          </table:table-cell>
          <table:table-cell office:value-type="float" office:value="150024">
            <text:p>150024</text:p>
          </table:table-cell>
          <table:table-cell office:value-type="float" office:value="32081724">
            <text:p>32081724</text:p>
          </table:table-cell>
          <table:table-cell office:value-type="float" office:value="293210">
            <text:p>293210</text:p>
          </table:table-cell>
          <table:table-cell office:value-type="float" office:value="224240">
            <text:p>224240</text:p>
          </table:table-cell>
          <table:table-cell office:value-type="float" office:value="15500139048">
            <text:p>15500139048</text:p>
          </table:table-cell>
          <table:table-cell office:value-type="float" office:value="210706">
            <text:p>210706</text:p>
          </table:table-cell>
          <table:table-cell office:value-type="float" office:value="167126">
            <text:p>167126</text:p>
          </table:table-cell>
          <table:table-cell office:value-type="float" office:value="285749">
            <text:p>285749</text:p>
          </table:table-cell>
          <table:table-cell office:value-type="float" office:value="263918">
            <text:p>263918</text:p>
          </table:table-cell>
          <table:table-cell office:value-type="float" office:value="266138">
            <text:p>266138</text:p>
          </table:table-cell>
          <table:table-cell office:value-type="float" office:value="228874">
            <text:p>228874</text:p>
          </table:table-cell>
          <table:table-cell office:value-type="float" office:value="2222930597">
            <text:p>2222930597</text:p>
          </table:table-cell>
          <table:table-cell office:value-type="float" office:value="199938">
            <text:p>199938</text:p>
          </table:table-cell>
          <table:table-cell office:value-type="float" office:value="162126">
            <text:p>162126</text:p>
          </table:table-cell>
          <table:table-cell office:value-type="float" office:value="160946">
            <text:p>160946</text:p>
          </table:table-cell>
          <table:table-cell office:value-type="float" office:value="10003900">
            <text:p>10003900</text:p>
          </table:table-cell>
          <table:table-cell office:value-type="float" office:value="277124">
            <text:p>277124</text:p>
          </table:table-cell>
          <table:table-cell office:value-type="float" office:value="232204">
            <text:p>232204</text:p>
          </table:table-cell>
          <table:table-cell/>
        </table:table-row>
        <table:table-row table:style-name="ro1">
          <table:table-cell office:value-type="float" office:value="1646223660">
            <text:p>1646223660</text:p>
          </table:table-cell>
          <table:table-cell office:value-type="float" office:value="195654">
            <text:p>195654</text:p>
          </table:table-cell>
          <table:table-cell office:value-type="float" office:value="156952">
            <text:p>156952</text:p>
          </table:table-cell>
          <table:table-cell office:value-type="float" office:value="172701">
            <text:p>172701</text:p>
          </table:table-cell>
          <table:table-cell office:value-type="float" office:value="4402687">
            <text:p>4402687</text:p>
          </table:table-cell>
          <table:table-cell office:value-type="float" office:value="269586">
            <text:p>269586</text:p>
          </table:table-cell>
          <table:table-cell office:value-type="float" office:value="229660">
            <text:p>229660</text:p>
          </table:table-cell>
          <table:table-cell office:value-type="float" office:value="2978567183">
            <text:p>2978567183</text:p>
          </table:table-cell>
          <table:table-cell office:value-type="float" office:value="205596">
            <text:p>205596</text:p>
          </table:table-cell>
          <table:table-cell office:value-type="float" office:value="167940">
            <text:p>167940</text:p>
          </table:table-cell>
          <table:table-cell office:value-type="float" office:value="163072">
            <text:p>163072</text:p>
          </table:table-cell>
          <table:table-cell office:value-type="float" office:value="280103">
            <text:p>280103</text:p>
          </table:table-cell>
          <table:table-cell office:value-type="float" office:value="280202">
            <text:p>280202</text:p>
          </table:table-cell>
          <table:table-cell office:value-type="float" office:value="253836">
            <text:p>253836</text:p>
          </table:table-cell>
          <table:table-cell office:value-type="float" office:value="3229197276">
            <text:p>3229197276</text:p>
          </table:table-cell>
          <table:table-cell office:value-type="float" office:value="229757">
            <text:p>229757</text:p>
          </table:table-cell>
          <table:table-cell office:value-type="float" office:value="184929">
            <text:p>184929</text:p>
          </table:table-cell>
          <table:table-cell office:value-type="float" office:value="161222">
            <text:p>161222</text:p>
          </table:table-cell>
          <table:table-cell office:value-type="float" office:value="258940">
            <text:p>258940</text:p>
          </table:table-cell>
          <table:table-cell office:value-type="float" office:value="265690">
            <text:p>265690</text:p>
          </table:table-cell>
          <table:table-cell office:value-type="float" office:value="225938">
            <text:p>225938</text:p>
          </table:table-cell>
          <table:table-cell/>
        </table:table-row>
        <table:table-row table:style-name="ro1">
          <table:table-cell office:value-type="float" office:value="29211376903">
            <text:p>29211376903</text:p>
          </table:table-cell>
          <table:table-cell office:value-type="float" office:value="250104">
            <text:p>250104</text:p>
          </table:table-cell>
          <table:table-cell office:value-type="float" office:value="194385">
            <text:p>194385</text:p>
          </table:table-cell>
          <table:table-cell office:value-type="float" office:value="158030">
            <text:p>158030</text:p>
          </table:table-cell>
          <table:table-cell office:value-type="float" office:value="30710485">
            <text:p>30710485</text:p>
          </table:table-cell>
          <table:table-cell office:value-type="float" office:value="303306">
            <text:p>303306</text:p>
          </table:table-cell>
          <table:table-cell office:value-type="float" office:value="250740">
            <text:p>250740</text:p>
          </table:table-cell>
          <table:table-cell office:value-type="float" office:value="3768431440">
            <text:p>3768431440</text:p>
          </table:table-cell>
          <table:table-cell office:value-type="float" office:value="225318">
            <text:p>225318</text:p>
          </table:table-cell>
          <table:table-cell office:value-type="float" office:value="214688">
            <text:p>214688</text:p>
          </table:table-cell>
          <table:table-cell office:value-type="float" office:value="246715">
            <text:p>246715</text:p>
          </table:table-cell>
          <table:table-cell office:value-type="float" office:value="22263306">
            <text:p>22263306</text:p>
          </table:table-cell>
          <table:table-cell office:value-type="float" office:value="285434">
            <text:p>285434</text:p>
          </table:table-cell>
          <table:table-cell office:value-type="float" office:value="236904">
            <text:p>236904</text:p>
          </table:table-cell>
          <table:table-cell office:value-type="float" office:value="1792692593">
            <text:p>1792692593</text:p>
          </table:table-cell>
          <table:table-cell office:value-type="float" office:value="237569">
            <text:p>237569</text:p>
          </table:table-cell>
          <table:table-cell office:value-type="float" office:value="166452">
            <text:p>166452</text:p>
          </table:table-cell>
          <table:table-cell office:value-type="float" office:value="271402">
            <text:p>271402</text:p>
          </table:table-cell>
          <table:table-cell office:value-type="float" office:value="130215700">
            <text:p>130215700</text:p>
          </table:table-cell>
          <table:table-cell office:value-type="float" office:value="309416">
            <text:p>309416</text:p>
          </table:table-cell>
          <table:table-cell office:value-type="float" office:value="270580">
            <text:p>270580</text:p>
          </table:table-cell>
          <table:table-cell/>
        </table:table-row>
        <table:table-row table:style-name="ro1">
          <table:table-cell office:value-type="float" office:value="1297298417">
            <text:p>1297298417</text:p>
          </table:table-cell>
          <table:table-cell office:value-type="float" office:value="190462">
            <text:p>190462</text:p>
          </table:table-cell>
          <table:table-cell office:value-type="float" office:value="152092">
            <text:p>152092</text:p>
          </table:table-cell>
          <table:table-cell office:value-type="float" office:value="150268">
            <text:p>150268</text:p>
          </table:table-cell>
          <table:table-cell office:value-type="float" office:value="3985470">
            <text:p>3985470</text:p>
          </table:table-cell>
          <table:table-cell office:value-type="float" office:value="287555">
            <text:p>287555</text:p>
          </table:table-cell>
          <table:table-cell office:value-type="float" office:value="219342">
            <text:p>219342</text:p>
          </table:table-cell>
          <table:table-cell office:value-type="float" office:value="3525554910">
            <text:p>3525554910</text:p>
          </table:table-cell>
          <table:table-cell office:value-type="float" office:value="203486">
            <text:p>203486</text:p>
          </table:table-cell>
          <table:table-cell office:value-type="float" office:value="166928">
            <text:p>166928</text:p>
          </table:table-cell>
          <table:table-cell office:value-type="float" office:value="164074">
            <text:p>164074</text:p>
          </table:table-cell>
          <table:table-cell office:value-type="float" office:value="472362">
            <text:p>472362</text:p>
          </table:table-cell>
          <table:table-cell office:value-type="float" office:value="326640">
            <text:p>326640</text:p>
          </table:table-cell>
          <table:table-cell office:value-type="float" office:value="255952">
            <text:p>255952</text:p>
          </table:table-cell>
          <table:table-cell office:value-type="float" office:value="4407576349">
            <text:p>4407576349</text:p>
          </table:table-cell>
          <table:table-cell office:value-type="float" office:value="201622">
            <text:p>201622</text:p>
          </table:table-cell>
          <table:table-cell office:value-type="float" office:value="167388">
            <text:p>167388</text:p>
          </table:table-cell>
          <table:table-cell office:value-type="float" office:value="186791">
            <text:p>186791</text:p>
          </table:table-cell>
          <table:table-cell office:value-type="float" office:value="34916106">
            <text:p>34916106</text:p>
          </table:table-cell>
          <table:table-cell office:value-type="float" office:value="297042">
            <text:p>297042</text:p>
          </table:table-cell>
          <table:table-cell office:value-type="float" office:value="253949">
            <text:p>253949</text:p>
          </table:table-cell>
          <table:table-cell/>
        </table:table-row>
        <table:table-row table:style-name="ro1">
          <table:table-cell office:value-type="float" office:value="7951979138">
            <text:p>7951979138</text:p>
          </table:table-cell>
          <table:table-cell office:value-type="float" office:value="338483">
            <text:p>338483</text:p>
          </table:table-cell>
          <table:table-cell office:value-type="float" office:value="272359">
            <text:p>272359</text:p>
          </table:table-cell>
          <table:table-cell office:value-type="float" office:value="264003">
            <text:p>264003</text:p>
          </table:table-cell>
          <table:table-cell office:value-type="float" office:value="4758563">
            <text:p>4758563</text:p>
          </table:table-cell>
          <table:table-cell office:value-type="float" office:value="480114">
            <text:p>480114</text:p>
          </table:table-cell>
          <table:table-cell office:value-type="float" office:value="299729">
            <text:p>299729</text:p>
          </table:table-cell>
          <table:table-cell office:value-type="float" office:value="1076466242">
            <text:p>1076466242</text:p>
          </table:table-cell>
          <table:table-cell office:value-type="float" office:value="254537">
            <text:p>254537</text:p>
          </table:table-cell>
          <table:table-cell office:value-type="float" office:value="169996">
            <text:p>169996</text:p>
          </table:table-cell>
          <table:table-cell office:value-type="float" office:value="165706">
            <text:p>165706</text:p>
          </table:table-cell>
          <table:table-cell office:value-type="float" office:value="480418">
            <text:p>480418</text:p>
          </table:table-cell>
          <table:table-cell office:value-type="float" office:value="275800">
            <text:p>275800</text:p>
          </table:table-cell>
          <table:table-cell office:value-type="float" office:value="312501">
            <text:p>312501</text:p>
          </table:table-cell>
          <table:table-cell office:value-type="float" office:value="11803632622">
            <text:p>11803632622</text:p>
          </table:table-cell>
          <table:table-cell office:value-type="float" office:value="233084">
            <text:p>233084</text:p>
          </table:table-cell>
          <table:table-cell office:value-type="float" office:value="182965">
            <text:p>182965</text:p>
          </table:table-cell>
          <table:table-cell office:value-type="float" office:value="265930">
            <text:p>265930</text:p>
          </table:table-cell>
          <table:table-cell office:value-type="float" office:value="17403371">
            <text:p>17403371</text:p>
          </table:table-cell>
          <table:table-cell office:value-type="float" office:value="465007">
            <text:p>465007</text:p>
          </table:table-cell>
          <table:table-cell office:value-type="float" office:value="251026">
            <text:p>251026</text:p>
          </table:table-cell>
          <table:table-cell/>
        </table:table-row>
        <table:table-row table:style-name="ro1">
          <table:table-cell office:value-type="float" office:value="4161675423">
            <text:p>4161675423</text:p>
          </table:table-cell>
          <table:table-cell office:value-type="float" office:value="193164">
            <text:p>193164</text:p>
          </table:table-cell>
          <table:table-cell office:value-type="float" office:value="175283">
            <text:p>175283</text:p>
          </table:table-cell>
          <table:table-cell office:value-type="float" office:value="153050">
            <text:p>153050</text:p>
          </table:table-cell>
          <table:table-cell office:value-type="float" office:value="1723263">
            <text:p>1723263</text:p>
          </table:table-cell>
          <table:table-cell office:value-type="float" office:value="258186">
            <text:p>258186</text:p>
          </table:table-cell>
          <table:table-cell office:value-type="float" office:value="220676">
            <text:p>220676</text:p>
          </table:table-cell>
          <table:table-cell office:value-type="float" office:value="5442818394">
            <text:p>5442818394</text:p>
          </table:table-cell>
          <table:table-cell office:value-type="float" office:value="206384">
            <text:p>206384</text:p>
          </table:table-cell>
          <table:table-cell office:value-type="float" office:value="164768">
            <text:p>164768</text:p>
          </table:table-cell>
          <table:table-cell office:value-type="float" office:value="163066">
            <text:p>163066</text:p>
          </table:table-cell>
          <table:table-cell office:value-type="float" office:value="33587255">
            <text:p>33587255</text:p>
          </table:table-cell>
          <table:table-cell office:value-type="float" office:value="305098">
            <text:p>305098</text:p>
          </table:table-cell>
          <table:table-cell office:value-type="float" office:value="265024">
            <text:p>265024</text:p>
          </table:table-cell>
          <table:table-cell office:value-type="float" office:value="10417692584">
            <text:p>10417692584</text:p>
          </table:table-cell>
          <table:table-cell office:value-type="float" office:value="203440">
            <text:p>203440</text:p>
          </table:table-cell>
          <table:table-cell office:value-type="float" office:value="166658">
            <text:p>166658</text:p>
          </table:table-cell>
          <table:table-cell office:value-type="float" office:value="158812">
            <text:p>158812</text:p>
          </table:table-cell>
          <table:table-cell office:value-type="float" office:value="109596887">
            <text:p>109596887</text:p>
          </table:table-cell>
          <table:table-cell office:value-type="float" office:value="323588">
            <text:p>323588</text:p>
          </table:table-cell>
          <table:table-cell office:value-type="float" office:value="250798">
            <text:p>250798</text:p>
          </table:table-cell>
          <table:table-cell/>
        </table:table-row>
        <table:table-row table:style-name="ro1">
          <table:table-cell office:value-type="float" office:value="2870149566">
            <text:p>2870149566</text:p>
          </table:table-cell>
          <table:table-cell office:value-type="float" office:value="194112">
            <text:p>194112</text:p>
          </table:table-cell>
          <table:table-cell office:value-type="float" office:value="152052">
            <text:p>152052</text:p>
          </table:table-cell>
          <table:table-cell office:value-type="float" office:value="150584">
            <text:p>150584</text:p>
          </table:table-cell>
          <table:table-cell office:value-type="float" office:value="11658533">
            <text:p>11658533</text:p>
          </table:table-cell>
          <table:table-cell office:value-type="float" office:value="268068">
            <text:p>268068</text:p>
          </table:table-cell>
          <table:table-cell office:value-type="float" office:value="228272">
            <text:p>228272</text:p>
          </table:table-cell>
          <table:table-cell office:value-type="float" office:value="7731934031">
            <text:p>7731934031</text:p>
          </table:table-cell>
          <table:table-cell office:value-type="float" office:value="206834">
            <text:p>206834</text:p>
          </table:table-cell>
          <table:table-cell office:value-type="float" office:value="199500">
            <text:p>199500</text:p>
          </table:table-cell>
          <table:table-cell office:value-type="float" office:value="186027">
            <text:p>186027</text:p>
          </table:table-cell>
          <table:table-cell office:value-type="float" office:value="261478">
            <text:p>261478</text:p>
          </table:table-cell>
          <table:table-cell office:value-type="float" office:value="269162">
            <text:p>269162</text:p>
          </table:table-cell>
          <table:table-cell office:value-type="float" office:value="231474">
            <text:p>231474</text:p>
          </table:table-cell>
          <table:table-cell office:value-type="float" office:value="27162781476">
            <text:p>27162781476</text:p>
          </table:table-cell>
          <table:table-cell office:value-type="float" office:value="208032">
            <text:p>208032</text:p>
          </table:table-cell>
          <table:table-cell office:value-type="float" office:value="165158">
            <text:p>165158</text:p>
          </table:table-cell>
          <table:table-cell office:value-type="float" office:value="160808">
            <text:p>160808</text:p>
          </table:table-cell>
          <table:table-cell office:value-type="float" office:value="11912578">
            <text:p>11912578</text:p>
          </table:table-cell>
          <table:table-cell office:value-type="float" office:value="279050">
            <text:p>279050</text:p>
          </table:table-cell>
          <table:table-cell office:value-type="float" office:value="237812">
            <text:p>237812</text:p>
          </table:table-cell>
          <table:table-cell/>
        </table:table-row>
        <table:table-row table:style-name="ro1">
          <table:table-cell office:value-type="float" office:value="1361335950">
            <text:p>1361335950</text:p>
          </table:table-cell>
          <table:table-cell office:value-type="float" office:value="345719">
            <text:p>345719</text:p>
          </table:table-cell>
          <table:table-cell office:value-type="float" office:value="277006">
            <text:p>277006</text:p>
          </table:table-cell>
          <table:table-cell office:value-type="float" office:value="268117">
            <text:p>268117</text:p>
          </table:table-cell>
          <table:table-cell office:value-type="float" office:value="48115089">
            <text:p>48115089</text:p>
          </table:table-cell>
          <table:table-cell office:value-type="float" office:value="362466">
            <text:p>362466</text:p>
          </table:table-cell>
          <table:table-cell office:value-type="float" office:value="316504">
            <text:p>316504</text:p>
          </table:table-cell>
          <table:table-cell office:value-type="float" office:value="4025028515">
            <text:p>4025028515</text:p>
          </table:table-cell>
          <table:table-cell office:value-type="float" office:value="248978">
            <text:p>248978</text:p>
          </table:table-cell>
          <table:table-cell office:value-type="float" office:value="175804">
            <text:p>175804</text:p>
          </table:table-cell>
          <table:table-cell office:value-type="float" office:value="259236">
            <text:p>259236</text:p>
          </table:table-cell>
          <table:table-cell office:value-type="float" office:value="6915337">
            <text:p>6915337</text:p>
          </table:table-cell>
          <table:table-cell office:value-type="float" office:value="352478">
            <text:p>352478</text:p>
          </table:table-cell>
          <table:table-cell office:value-type="float" office:value="256272">
            <text:p>256272</text:p>
          </table:table-cell>
          <table:table-cell office:value-type="float" office:value="20611243428">
            <text:p>20611243428</text:p>
          </table:table-cell>
          <table:table-cell office:value-type="float" office:value="207510">
            <text:p>207510</text:p>
          </table:table-cell>
          <table:table-cell office:value-type="float" office:value="163012">
            <text:p>163012</text:p>
          </table:table-cell>
          <table:table-cell office:value-type="float" office:value="176999">
            <text:p>176999</text:p>
          </table:table-cell>
          <table:table-cell office:value-type="float" office:value="3438156">
            <text:p>3438156</text:p>
          </table:table-cell>
          <table:table-cell office:value-type="float" office:value="287310">
            <text:p>287310</text:p>
          </table:table-cell>
          <table:table-cell office:value-type="float" office:value="260705">
            <text:p>260705</text:p>
          </table:table-cell>
          <table:table-cell/>
        </table:table-row>
        <table:table-row table:style-name="ro1">
          <table:table-cell office:value-type="float" office:value="1301888083">
            <text:p>1301888083</text:p>
          </table:table-cell>
          <table:table-cell office:value-type="float" office:value="231160">
            <text:p>231160</text:p>
          </table:table-cell>
          <table:table-cell office:value-type="float" office:value="170565">
            <text:p>170565</text:p>
          </table:table-cell>
          <table:table-cell office:value-type="float" office:value="155786">
            <text:p>155786</text:p>
          </table:table-cell>
          <table:table-cell office:value-type="float" office:value="8032504">
            <text:p>8032504</text:p>
          </table:table-cell>
          <table:table-cell office:value-type="float" office:value="270520">
            <text:p>270520</text:p>
          </table:table-cell>
          <table:table-cell office:value-type="float" office:value="232320">
            <text:p>232320</text:p>
          </table:table-cell>
          <table:table-cell office:value-type="float" office:value="7732468205">
            <text:p>7732468205</text:p>
          </table:table-cell>
          <table:table-cell office:value-type="float" office:value="209464">
            <text:p>209464</text:p>
          </table:table-cell>
          <table:table-cell office:value-type="float" office:value="170624">
            <text:p>170624</text:p>
          </table:table-cell>
          <table:table-cell office:value-type="float" office:value="163672">
            <text:p>163672</text:p>
          </table:table-cell>
          <table:table-cell office:value-type="float" office:value="42975175">
            <text:p>42975175</text:p>
          </table:table-cell>
          <table:table-cell office:value-type="float" office:value="270434">
            <text:p>270434</text:p>
          </table:table-cell>
          <table:table-cell office:value-type="float" office:value="234750">
            <text:p>234750</text:p>
          </table:table-cell>
          <table:table-cell office:value-type="float" office:value="3386006828">
            <text:p>3386006828</text:p>
          </table:table-cell>
          <table:table-cell office:value-type="float" office:value="293403">
            <text:p>293403</text:p>
          </table:table-cell>
          <table:table-cell office:value-type="float" office:value="290173">
            <text:p>290173</text:p>
          </table:table-cell>
          <table:table-cell office:value-type="float" office:value="213010">
            <text:p>213010</text:p>
          </table:table-cell>
          <table:table-cell office:value-type="float" office:value="5104330">
            <text:p>5104330</text:p>
          </table:table-cell>
          <table:table-cell office:value-type="float" office:value="760496">
            <text:p>760496</text:p>
          </table:table-cell>
          <table:table-cell office:value-type="float" office:value="499420">
            <text:p>499420</text:p>
          </table:table-cell>
          <table:table-cell/>
        </table:table-row>
        <table:table-row table:style-name="ro1">
          <table:table-cell office:value-type="float" office:value="4753176256">
            <text:p>4753176256</text:p>
          </table:table-cell>
          <table:table-cell office:value-type="float" office:value="193110">
            <text:p>193110</text:p>
          </table:table-cell>
          <table:table-cell office:value-type="float" office:value="159714">
            <text:p>159714</text:p>
          </table:table-cell>
          <table:table-cell office:value-type="float" office:value="154076">
            <text:p>154076</text:p>
          </table:table-cell>
          <table:table-cell office:value-type="float" office:value="11122952">
            <text:p>11122952</text:p>
          </table:table-cell>
          <table:table-cell office:value-type="float" office:value="285360">
            <text:p>285360</text:p>
          </table:table-cell>
          <table:table-cell office:value-type="float" office:value="233922">
            <text:p>233922</text:p>
          </table:table-cell>
          <table:table-cell office:value-type="float" office:value="6102791384">
            <text:p>6102791384</text:p>
          </table:table-cell>
          <table:table-cell office:value-type="float" office:value="237135">
            <text:p>237135</text:p>
          </table:table-cell>
          <table:table-cell office:value-type="float" office:value="221575">
            <text:p>221575</text:p>
          </table:table-cell>
          <table:table-cell office:value-type="float" office:value="168098">
            <text:p>168098</text:p>
          </table:table-cell>
          <table:table-cell office:value-type="float" office:value="1066895">
            <text:p>1066895</text:p>
          </table:table-cell>
          <table:table-cell office:value-type="float" office:value="276008">
            <text:p>276008</text:p>
          </table:table-cell>
          <table:table-cell office:value-type="float" office:value="224256">
            <text:p>224256</text:p>
          </table:table-cell>
          <table:table-cell office:value-type="float" office:value="28632896328">
            <text:p>28632896328</text:p>
          </table:table-cell>
          <table:table-cell office:value-type="float" office:value="254346">
            <text:p>254346</text:p>
          </table:table-cell>
          <table:table-cell office:value-type="float" office:value="164220">
            <text:p>164220</text:p>
          </table:table-cell>
          <table:table-cell office:value-type="float" office:value="161960">
            <text:p>161960</text:p>
          </table:table-cell>
          <table:table-cell office:value-type="float" office:value="85965259">
            <text:p>85965259</text:p>
          </table:table-cell>
          <table:table-cell office:value-type="float" office:value="490868">
            <text:p>490868</text:p>
          </table:table-cell>
          <table:table-cell office:value-type="float" office:value="449310">
            <text:p>449310</text:p>
          </table:table-cell>
          <table:table-cell/>
        </table:table-row>
        <table:table-row table:style-name="ro1">
          <table:table-cell office:value-type="float" office:value="18578080533">
            <text:p>18578080533</text:p>
          </table:table-cell>
          <table:table-cell office:value-type="float" office:value="192342">
            <text:p>192342</text:p>
          </table:table-cell>
          <table:table-cell office:value-type="float" office:value="155542">
            <text:p>155542</text:p>
          </table:table-cell>
          <table:table-cell office:value-type="float" office:value="151110">
            <text:p>151110</text:p>
          </table:table-cell>
          <table:table-cell office:value-type="float" office:value="12831002">
            <text:p>12831002</text:p>
          </table:table-cell>
          <table:table-cell office:value-type="float" office:value="354599">
            <text:p>354599</text:p>
          </table:table-cell>
          <table:table-cell office:value-type="float" office:value="234878">
            <text:p>234878</text:p>
          </table:table-cell>
          <table:table-cell office:value-type="float" office:value="8711617784">
            <text:p>8711617784</text:p>
          </table:table-cell>
          <table:table-cell office:value-type="float" office:value="203420">
            <text:p>203420</text:p>
          </table:table-cell>
          <table:table-cell office:value-type="float" office:value="165486">
            <text:p>165486</text:p>
          </table:table-cell>
          <table:table-cell office:value-type="float" office:value="162524">
            <text:p>162524</text:p>
          </table:table-cell>
          <table:table-cell office:value-type="float" office:value="1162126">
            <text:p>1162126</text:p>
          </table:table-cell>
          <table:table-cell office:value-type="float" office:value="277882">
            <text:p>277882</text:p>
          </table:table-cell>
          <table:table-cell office:value-type="float" office:value="234382">
            <text:p>234382</text:p>
          </table:table-cell>
          <table:table-cell office:value-type="float" office:value="1515973524">
            <text:p>1515973524</text:p>
          </table:table-cell>
          <table:table-cell office:value-type="float" office:value="202776">
            <text:p>202776</text:p>
          </table:table-cell>
          <table:table-cell office:value-type="float" office:value="166138">
            <text:p>166138</text:p>
          </table:table-cell>
          <table:table-cell office:value-type="float" office:value="158298">
            <text:p>158298</text:p>
          </table:table-cell>
          <table:table-cell office:value-type="float" office:value="1495158">
            <text:p>1495158</text:p>
          </table:table-cell>
          <table:table-cell office:value-type="float" office:value="266300">
            <text:p>266300</text:p>
          </table:table-cell>
          <table:table-cell office:value-type="float" office:value="227804">
            <text:p>227804</text:p>
          </table:table-cell>
          <table:table-cell/>
        </table:table-row>
        <table:table-row table:style-name="ro1">
          <table:table-cell office:value-type="float" office:value="2558547435">
            <text:p>2558547435</text:p>
          </table:table-cell>
          <table:table-cell office:value-type="float" office:value="195316">
            <text:p>195316</text:p>
          </table:table-cell>
          <table:table-cell office:value-type="float" office:value="157056">
            <text:p>157056</text:p>
          </table:table-cell>
          <table:table-cell office:value-type="float" office:value="150004">
            <text:p>150004</text:p>
          </table:table-cell>
          <table:table-cell office:value-type="float" office:value="25856583">
            <text:p>25856583</text:p>
          </table:table-cell>
          <table:table-cell office:value-type="float" office:value="273540">
            <text:p>273540</text:p>
          </table:table-cell>
          <table:table-cell office:value-type="float" office:value="301981">
            <text:p>301981</text:p>
          </table:table-cell>
          <table:table-cell office:value-type="float" office:value="9079999290">
            <text:p>9079999290</text:p>
          </table:table-cell>
          <table:table-cell office:value-type="float" office:value="206518">
            <text:p>206518</text:p>
          </table:table-cell>
          <table:table-cell office:value-type="float" office:value="166788">
            <text:p>166788</text:p>
          </table:table-cell>
          <table:table-cell office:value-type="float" office:value="162600">
            <text:p>162600</text:p>
          </table:table-cell>
          <table:table-cell office:value-type="float" office:value="10850011">
            <text:p>10850011</text:p>
          </table:table-cell>
          <table:table-cell office:value-type="float" office:value="313862">
            <text:p>313862</text:p>
          </table:table-cell>
          <table:table-cell office:value-type="float" office:value="223380">
            <text:p>223380</text:p>
          </table:table-cell>
          <table:table-cell office:value-type="float" office:value="6870356095">
            <text:p>6870356095</text:p>
          </table:table-cell>
          <table:table-cell office:value-type="float" office:value="200556">
            <text:p>200556</text:p>
          </table:table-cell>
          <table:table-cell office:value-type="float" office:value="162858">
            <text:p>162858</text:p>
          </table:table-cell>
          <table:table-cell office:value-type="float" office:value="158106">
            <text:p>158106</text:p>
          </table:table-cell>
          <table:table-cell office:value-type="float" office:value="21491630">
            <text:p>21491630</text:p>
          </table:table-cell>
          <table:table-cell office:value-type="float" office:value="280292">
            <text:p>280292</text:p>
          </table:table-cell>
          <table:table-cell office:value-type="float" office:value="243334">
            <text:p>243334</text:p>
          </table:table-cell>
          <table:table-cell/>
        </table:table-row>
        <table:table-row table:style-name="ro1">
          <table:table-cell office:value-type="float" office:value="7042025159">
            <text:p>7042025159</text:p>
          </table:table-cell>
          <table:table-cell office:value-type="float" office:value="229079">
            <text:p>229079</text:p>
          </table:table-cell>
          <table:table-cell office:value-type="float" office:value="151802">
            <text:p>151802</text:p>
          </table:table-cell>
          <table:table-cell office:value-type="float" office:value="148490">
            <text:p>148490</text:p>
          </table:table-cell>
          <table:table-cell office:value-type="float" office:value="4274342">
            <text:p>4274342</text:p>
          </table:table-cell>
          <table:table-cell office:value-type="float" office:value="263346">
            <text:p>263346</text:p>
          </table:table-cell>
          <table:table-cell office:value-type="float" office:value="231126">
            <text:p>231126</text:p>
          </table:table-cell>
          <table:table-cell office:value-type="float" office:value="9471321109">
            <text:p>9471321109</text:p>
          </table:table-cell>
          <table:table-cell office:value-type="float" office:value="205666">
            <text:p>205666</text:p>
          </table:table-cell>
          <table:table-cell office:value-type="float" office:value="171360">
            <text:p>171360</text:p>
          </table:table-cell>
          <table:table-cell office:value-type="float" office:value="162934">
            <text:p>162934</text:p>
          </table:table-cell>
          <table:table-cell office:value-type="float" office:value="6333512">
            <text:p>6333512</text:p>
          </table:table-cell>
          <table:table-cell office:value-type="float" office:value="383639">
            <text:p>383639</text:p>
          </table:table-cell>
          <table:table-cell office:value-type="float" office:value="256940">
            <text:p>256940</text:p>
          </table:table-cell>
          <table:table-cell office:value-type="float" office:value="1598243924">
            <text:p>1598243924</text:p>
          </table:table-cell>
          <table:table-cell office:value-type="float" office:value="201884">
            <text:p>201884</text:p>
          </table:table-cell>
          <table:table-cell office:value-type="float" office:value="164490">
            <text:p>164490</text:p>
          </table:table-cell>
          <table:table-cell office:value-type="float" office:value="160470">
            <text:p>160470</text:p>
          </table:table-cell>
          <table:table-cell office:value-type="float" office:value="6243554">
            <text:p>6243554</text:p>
          </table:table-cell>
          <table:table-cell office:value-type="float" office:value="259982">
            <text:p>259982</text:p>
          </table:table-cell>
          <table:table-cell office:value-type="float" office:value="217514">
            <text:p>217514</text:p>
          </table:table-cell>
          <table:table-cell/>
        </table:table-row>
        <table:table-row table:style-name="ro1">
          <table:table-cell office:value-type="float" office:value="3401004881">
            <text:p>3401004881</text:p>
          </table:table-cell>
          <table:table-cell office:value-type="float" office:value="193632">
            <text:p>193632</text:p>
          </table:table-cell>
          <table:table-cell office:value-type="float" office:value="154570">
            <text:p>154570</text:p>
          </table:table-cell>
          <table:table-cell office:value-type="float" office:value="150484">
            <text:p>150484</text:p>
          </table:table-cell>
          <table:table-cell office:value-type="float" office:value="9901108">
            <text:p>9901108</text:p>
          </table:table-cell>
          <table:table-cell office:value-type="float" office:value="276120">
            <text:p>276120</text:p>
          </table:table-cell>
          <table:table-cell office:value-type="float" office:value="232304">
            <text:p>232304</text:p>
          </table:table-cell>
          <table:table-cell office:value-type="float" office:value="2659004092">
            <text:p>2659004092</text:p>
          </table:table-cell>
          <table:table-cell office:value-type="float" office:value="202986">
            <text:p>202986</text:p>
          </table:table-cell>
          <table:table-cell office:value-type="float" office:value="169810">
            <text:p>169810</text:p>
          </table:table-cell>
          <table:table-cell office:value-type="float" office:value="160604">
            <text:p>160604</text:p>
          </table:table-cell>
          <table:table-cell office:value-type="float" office:value="8295575">
            <text:p>8295575</text:p>
          </table:table-cell>
          <table:table-cell office:value-type="float" office:value="265562">
            <text:p>265562</text:p>
          </table:table-cell>
          <table:table-cell office:value-type="float" office:value="221662">
            <text:p>221662</text:p>
          </table:table-cell>
          <table:table-cell office:value-type="float" office:value="7262302191">
            <text:p>7262302191</text:p>
          </table:table-cell>
          <table:table-cell office:value-type="float" office:value="319772">
            <text:p>319772</text:p>
          </table:table-cell>
          <table:table-cell office:value-type="float" office:value="163952">
            <text:p>163952</text:p>
          </table:table-cell>
          <table:table-cell office:value-type="float" office:value="158850">
            <text:p>158850</text:p>
          </table:table-cell>
          <table:table-cell office:value-type="float" office:value="9560174">
            <text:p>9560174</text:p>
          </table:table-cell>
          <table:table-cell office:value-type="float" office:value="271558">
            <text:p>271558</text:p>
          </table:table-cell>
          <table:table-cell office:value-type="float" office:value="233764">
            <text:p>233764</text:p>
          </table:table-cell>
          <table:table-cell/>
        </table:table-row>
        <table:table-row table:style-name="ro1">
          <table:table-cell office:value-type="float" office:value="527137066">
            <text:p>527137066</text:p>
          </table:table-cell>
          <table:table-cell office:value-type="float" office:value="193974">
            <text:p>193974</text:p>
          </table:table-cell>
          <table:table-cell office:value-type="float" office:value="157726">
            <text:p>157726</text:p>
          </table:table-cell>
          <table:table-cell office:value-type="float" office:value="152690">
            <text:p>152690</text:p>
          </table:table-cell>
          <table:table-cell office:value-type="float" office:value="56698362">
            <text:p>56698362</text:p>
          </table:table-cell>
          <table:table-cell office:value-type="float" office:value="282770">
            <text:p>282770</text:p>
          </table:table-cell>
          <table:table-cell office:value-type="float" office:value="227472">
            <text:p>227472</text:p>
          </table:table-cell>
          <table:table-cell office:value-type="float" office:value="8195150149">
            <text:p>8195150149</text:p>
          </table:table-cell>
          <table:table-cell office:value-type="float" office:value="221788">
            <text:p>221788</text:p>
          </table:table-cell>
          <table:table-cell office:value-type="float" office:value="180204">
            <text:p>180204</text:p>
          </table:table-cell>
          <table:table-cell office:value-type="float" office:value="191397">
            <text:p>191397</text:p>
          </table:table-cell>
          <table:table-cell office:value-type="float" office:value="310025">
            <text:p>310025</text:p>
          </table:table-cell>
          <table:table-cell office:value-type="float" office:value="284334">
            <text:p>284334</text:p>
          </table:table-cell>
          <table:table-cell office:value-type="float" office:value="312609">
            <text:p>312609</text:p>
          </table:table-cell>
          <table:table-cell office:value-type="float" office:value="4032650007">
            <text:p>4032650007</text:p>
          </table:table-cell>
          <table:table-cell office:value-type="float" office:value="201244">
            <text:p>201244</text:p>
          </table:table-cell>
          <table:table-cell office:value-type="float" office:value="165416">
            <text:p>165416</text:p>
          </table:table-cell>
          <table:table-cell office:value-type="float" office:value="158228">
            <text:p>158228</text:p>
          </table:table-cell>
          <table:table-cell office:value-type="float" office:value="12804087">
            <text:p>12804087</text:p>
          </table:table-cell>
          <table:table-cell office:value-type="float" office:value="272974">
            <text:p>272974</text:p>
          </table:table-cell>
          <table:table-cell office:value-type="float" office:value="228072">
            <text:p>228072</text:p>
          </table:table-cell>
          <table:table-cell/>
        </table:table-row>
        <table:table-row table:style-name="ro1">
          <table:table-cell office:value-type="float" office:value="2264766921">
            <text:p>2264766921</text:p>
          </table:table-cell>
          <table:table-cell office:value-type="float" office:value="192772">
            <text:p>192772</text:p>
          </table:table-cell>
          <table:table-cell office:value-type="float" office:value="166857">
            <text:p>166857</text:p>
          </table:table-cell>
          <table:table-cell office:value-type="float" office:value="149896">
            <text:p>149896</text:p>
          </table:table-cell>
          <table:table-cell office:value-type="float" office:value="1070068">
            <text:p>1070068</text:p>
          </table:table-cell>
          <table:table-cell office:value-type="float" office:value="261100">
            <text:p>261100</text:p>
          </table:table-cell>
          <table:table-cell office:value-type="float" office:value="221722">
            <text:p>221722</text:p>
          </table:table-cell>
          <table:table-cell office:value-type="float" office:value="1966305149">
            <text:p>1966305149</text:p>
          </table:table-cell>
          <table:table-cell office:value-type="float" office:value="205142">
            <text:p>205142</text:p>
          </table:table-cell>
          <table:table-cell office:value-type="float" office:value="165738">
            <text:p>165738</text:p>
          </table:table-cell>
          <table:table-cell office:value-type="float" office:value="194577">
            <text:p>194577</text:p>
          </table:table-cell>
          <table:table-cell office:value-type="float" office:value="18787999">
            <text:p>18787999</text:p>
          </table:table-cell>
          <table:table-cell office:value-type="float" office:value="270284">
            <text:p>270284</text:p>
          </table:table-cell>
          <table:table-cell office:value-type="float" office:value="228414">
            <text:p>228414</text:p>
          </table:table-cell>
          <table:table-cell office:value-type="float" office:value="2356280414">
            <text:p>2356280414</text:p>
          </table:table-cell>
          <table:table-cell office:value-type="float" office:value="202652">
            <text:p>202652</text:p>
          </table:table-cell>
          <table:table-cell office:value-type="float" office:value="162264">
            <text:p>162264</text:p>
          </table:table-cell>
          <table:table-cell office:value-type="float" office:value="160480">
            <text:p>160480</text:p>
          </table:table-cell>
          <table:table-cell office:value-type="float" office:value="463962">
            <text:p>463962</text:p>
          </table:table-cell>
          <table:table-cell office:value-type="float" office:value="268304">
            <text:p>268304</text:p>
          </table:table-cell>
          <table:table-cell office:value-type="float" office:value="224096">
            <text:p>224096</text:p>
          </table:table-cell>
          <table:table-cell/>
        </table:table-row>
        <table:table-row table:style-name="ro1">
          <table:table-cell office:value-type="float" office:value="1040244868">
            <text:p>1040244868</text:p>
          </table:table-cell>
          <table:table-cell office:value-type="float" office:value="283494">
            <text:p>283494</text:p>
          </table:table-cell>
          <table:table-cell office:value-type="float" office:value="184618">
            <text:p>184618</text:p>
          </table:table-cell>
          <table:table-cell office:value-type="float" office:value="180221">
            <text:p>180221</text:p>
          </table:table-cell>
          <table:table-cell office:value-type="float" office:value="7022999">
            <text:p>7022999</text:p>
          </table:table-cell>
          <table:table-cell office:value-type="float" office:value="322460">
            <text:p>322460</text:p>
          </table:table-cell>
          <table:table-cell office:value-type="float" office:value="273405">
            <text:p>273405</text:p>
          </table:table-cell>
          <table:table-cell office:value-type="float" office:value="27650331474">
            <text:p>27650331474</text:p>
          </table:table-cell>
          <table:table-cell office:value-type="float" office:value="205396">
            <text:p>205396</text:p>
          </table:table-cell>
          <table:table-cell office:value-type="float" office:value="165024">
            <text:p>165024</text:p>
          </table:table-cell>
          <table:table-cell office:value-type="float" office:value="161090">
            <text:p>161090</text:p>
          </table:table-cell>
          <table:table-cell office:value-type="float" office:value="18040795">
            <text:p>18040795</text:p>
          </table:table-cell>
          <table:table-cell office:value-type="float" office:value="284256">
            <text:p>284256</text:p>
          </table:table-cell>
          <table:table-cell office:value-type="float" office:value="234204">
            <text:p>234204</text:p>
          </table:table-cell>
          <table:table-cell office:value-type="float" office:value="7743574898">
            <text:p>7743574898</text:p>
          </table:table-cell>
          <table:table-cell office:value-type="float" office:value="201382">
            <text:p>201382</text:p>
          </table:table-cell>
          <table:table-cell office:value-type="float" office:value="165562">
            <text:p>165562</text:p>
          </table:table-cell>
          <table:table-cell office:value-type="float" office:value="160580">
            <text:p>160580</text:p>
          </table:table-cell>
          <table:table-cell office:value-type="float" office:value="20234654">
            <text:p>20234654</text:p>
          </table:table-cell>
          <table:table-cell office:value-type="float" office:value="288110">
            <text:p>288110</text:p>
          </table:table-cell>
          <table:table-cell office:value-type="float" office:value="347738">
            <text:p>347738</text:p>
          </table:table-cell>
          <table:table-cell/>
        </table:table-row>
        <table:table-row table:style-name="ro1">
          <table:table-cell office:value-type="float" office:value="3471838164">
            <text:p>3471838164</text:p>
          </table:table-cell>
          <table:table-cell office:value-type="float" office:value="195264">
            <text:p>195264</text:p>
          </table:table-cell>
          <table:table-cell office:value-type="float" office:value="155322">
            <text:p>155322</text:p>
          </table:table-cell>
          <table:table-cell office:value-type="float" office:value="152716">
            <text:p>152716</text:p>
          </table:table-cell>
          <table:table-cell office:value-type="float" office:value="6142662">
            <text:p>6142662</text:p>
          </table:table-cell>
          <table:table-cell office:value-type="float" office:value="284102">
            <text:p>284102</text:p>
          </table:table-cell>
          <table:table-cell office:value-type="float" office:value="215122">
            <text:p>215122</text:p>
          </table:table-cell>
          <table:table-cell office:value-type="float" office:value="14649354156">
            <text:p>14649354156</text:p>
          </table:table-cell>
          <table:table-cell office:value-type="float" office:value="458598">
            <text:p>458598</text:p>
          </table:table-cell>
          <table:table-cell office:value-type="float" office:value="240440">
            <text:p>240440</text:p>
          </table:table-cell>
          <table:table-cell office:value-type="float" office:value="186528">
            <text:p>186528</text:p>
          </table:table-cell>
          <table:table-cell office:value-type="float" office:value="29181031">
            <text:p>29181031</text:p>
          </table:table-cell>
          <table:table-cell office:value-type="float" office:value="618636">
            <text:p>618636</text:p>
          </table:table-cell>
          <table:table-cell office:value-type="float" office:value="304578">
            <text:p>304578</text:p>
          </table:table-cell>
          <table:table-cell office:value-type="float" office:value="2733577967">
            <text:p>2733577967</text:p>
          </table:table-cell>
          <table:table-cell office:value-type="float" office:value="222860">
            <text:p>222860</text:p>
          </table:table-cell>
          <table:table-cell office:value-type="float" office:value="175952">
            <text:p>175952</text:p>
          </table:table-cell>
          <table:table-cell office:value-type="float" office:value="277487">
            <text:p>277487</text:p>
          </table:table-cell>
          <table:table-cell office:value-type="float" office:value="4584915">
            <text:p>4584915</text:p>
          </table:table-cell>
          <table:table-cell office:value-type="float" office:value="296046">
            <text:p>296046</text:p>
          </table:table-cell>
          <table:table-cell office:value-type="float" office:value="246022">
            <text:p>246022</text:p>
          </table:table-cell>
          <table:table-cell/>
        </table:table-row>
        <table:table-row table:style-name="ro1">
          <table:table-cell office:value-type="float" office:value="1441149066">
            <text:p>1441149066</text:p>
          </table:table-cell>
          <table:table-cell office:value-type="float" office:value="210396">
            <text:p>210396</text:p>
          </table:table-cell>
          <table:table-cell office:value-type="float" office:value="190598">
            <text:p>190598</text:p>
          </table:table-cell>
          <table:table-cell office:value-type="float" office:value="157722">
            <text:p>157722</text:p>
          </table:table-cell>
          <table:table-cell office:value-type="float" office:value="20479631">
            <text:p>20479631</text:p>
          </table:table-cell>
          <table:table-cell office:value-type="float" office:value="482773">
            <text:p>482773</text:p>
          </table:table-cell>
          <table:table-cell office:value-type="float" office:value="284425">
            <text:p>284425</text:p>
          </table:table-cell>
          <table:table-cell office:value-type="float" office:value="2118010424">
            <text:p>2118010424</text:p>
          </table:table-cell>
          <table:table-cell office:value-type="float" office:value="306452">
            <text:p>306452</text:p>
          </table:table-cell>
          <table:table-cell office:value-type="float" office:value="200147">
            <text:p>200147</text:p>
          </table:table-cell>
          <table:table-cell office:value-type="float" office:value="950540">
            <text:p>950540</text:p>
          </table:table-cell>
          <table:table-cell office:value-type="float" office:value="9475799">
            <text:p>9475799</text:p>
          </table:table-cell>
          <table:table-cell office:value-type="float" office:value="282038">
            <text:p>282038</text:p>
          </table:table-cell>
          <table:table-cell office:value-type="float" office:value="681212">
            <text:p>681212</text:p>
          </table:table-cell>
          <table:table-cell office:value-type="float" office:value="2019119038">
            <text:p>2019119038</text:p>
          </table:table-cell>
          <table:table-cell office:value-type="float" office:value="207394">
            <text:p>207394</text:p>
          </table:table-cell>
          <table:table-cell office:value-type="float" office:value="168640">
            <text:p>168640</text:p>
          </table:table-cell>
          <table:table-cell office:value-type="float" office:value="193207">
            <text:p>193207</text:p>
          </table:table-cell>
          <table:table-cell office:value-type="float" office:value="250078">
            <text:p>250078</text:p>
          </table:table-cell>
          <table:table-cell office:value-type="float" office:value="258958">
            <text:p>258958</text:p>
          </table:table-cell>
          <table:table-cell office:value-type="float" office:value="228904">
            <text:p>228904</text:p>
          </table:table-cell>
          <table:table-cell/>
        </table:table-row>
        <table:table-row table:style-name="ro1">
          <table:table-cell office:value-type="float" office:value="1219111501">
            <text:p>1219111501</text:p>
          </table:table-cell>
          <table:table-cell office:value-type="float" office:value="220350">
            <text:p>220350</text:p>
          </table:table-cell>
          <table:table-cell office:value-type="float" office:value="182317">
            <text:p>182317</text:p>
          </table:table-cell>
          <table:table-cell office:value-type="float" office:value="176122">
            <text:p>176122</text:p>
          </table:table-cell>
          <table:table-cell office:value-type="float" office:value="12154243">
            <text:p>12154243</text:p>
          </table:table-cell>
          <table:table-cell office:value-type="float" office:value="311271">
            <text:p>311271</text:p>
          </table:table-cell>
          <table:table-cell office:value-type="float" office:value="276128">
            <text:p>276128</text:p>
          </table:table-cell>
          <table:table-cell office:value-type="float" office:value="931904385">
            <text:p>931904385</text:p>
          </table:table-cell>
          <table:table-cell office:value-type="float" office:value="204706">
            <text:p>204706</text:p>
          </table:table-cell>
          <table:table-cell office:value-type="float" office:value="165948">
            <text:p>165948</text:p>
          </table:table-cell>
          <table:table-cell office:value-type="float" office:value="248548">
            <text:p>248548</text:p>
          </table:table-cell>
          <table:table-cell office:value-type="float" office:value="11404162">
            <text:p>11404162</text:p>
          </table:table-cell>
          <table:table-cell office:value-type="float" office:value="284768">
            <text:p>284768</text:p>
          </table:table-cell>
          <table:table-cell office:value-type="float" office:value="389060">
            <text:p>389060</text:p>
          </table:table-cell>
          <table:table-cell office:value-type="float" office:value="10415012320">
            <text:p>10415012320</text:p>
          </table:table-cell>
          <table:table-cell office:value-type="float" office:value="203438">
            <text:p>203438</text:p>
          </table:table-cell>
          <table:table-cell office:value-type="float" office:value="167478">
            <text:p>167478</text:p>
          </table:table-cell>
          <table:table-cell office:value-type="float" office:value="179866">
            <text:p>179866</text:p>
          </table:table-cell>
          <table:table-cell office:value-type="float" office:value="25324843">
            <text:p>25324843</text:p>
          </table:table-cell>
          <table:table-cell office:value-type="float" office:value="272388">
            <text:p>272388</text:p>
          </table:table-cell>
          <table:table-cell office:value-type="float" office:value="228860">
            <text:p>228860</text:p>
          </table:table-cell>
          <table:table-cell/>
        </table:table-row>
        <table:table-row table:style-name="ro1">
          <table:table-cell office:value-type="float" office:value="8384900198">
            <text:p>8384900198</text:p>
          </table:table-cell>
          <table:table-cell office:value-type="float" office:value="194688">
            <text:p>194688</text:p>
          </table:table-cell>
          <table:table-cell office:value-type="float" office:value="154742">
            <text:p>154742</text:p>
          </table:table-cell>
          <table:table-cell office:value-type="float" office:value="152924">
            <text:p>152924</text:p>
          </table:table-cell>
          <table:table-cell office:value-type="float" office:value="85345087">
            <text:p>85345087</text:p>
          </table:table-cell>
          <table:table-cell office:value-type="float" office:value="285924">
            <text:p>285924</text:p>
          </table:table-cell>
          <table:table-cell office:value-type="float" office:value="239568">
            <text:p>239568</text:p>
          </table:table-cell>
          <table:table-cell office:value-type="float" office:value="3563798102">
            <text:p>3563798102</text:p>
          </table:table-cell>
          <table:table-cell office:value-type="float" office:value="263551">
            <text:p>263551</text:p>
          </table:table-cell>
          <table:table-cell office:value-type="float" office:value="170184">
            <text:p>170184</text:p>
          </table:table-cell>
          <table:table-cell office:value-type="float" office:value="162494">
            <text:p>162494</text:p>
          </table:table-cell>
          <table:table-cell office:value-type="float" office:value="250158">
            <text:p>250158</text:p>
          </table:table-cell>
          <table:table-cell office:value-type="float" office:value="280840">
            <text:p>280840</text:p>
          </table:table-cell>
          <table:table-cell office:value-type="float" office:value="286851">
            <text:p>286851</text:p>
          </table:table-cell>
          <table:table-cell office:value-type="float" office:value="5801946483">
            <text:p>5801946483</text:p>
          </table:table-cell>
          <table:table-cell office:value-type="float" office:value="207760">
            <text:p>207760</text:p>
          </table:table-cell>
          <table:table-cell office:value-type="float" office:value="167074">
            <text:p>167074</text:p>
          </table:table-cell>
          <table:table-cell office:value-type="float" office:value="162436">
            <text:p>162436</text:p>
          </table:table-cell>
          <table:table-cell office:value-type="float" office:value="16677664">
            <text:p>16677664</text:p>
          </table:table-cell>
          <table:table-cell office:value-type="float" office:value="284282">
            <text:p>284282</text:p>
          </table:table-cell>
          <table:table-cell office:value-type="float" office:value="247696">
            <text:p>247696</text:p>
          </table:table-cell>
          <table:table-cell/>
        </table:table-row>
        <table:table-row table:style-name="ro1">
          <table:table-cell office:value-type="float" office:value="5685589379">
            <text:p>5685589379</text:p>
          </table:table-cell>
          <table:table-cell office:value-type="float" office:value="215041">
            <text:p>215041</text:p>
          </table:table-cell>
          <table:table-cell office:value-type="float" office:value="169210">
            <text:p>169210</text:p>
          </table:table-cell>
          <table:table-cell office:value-type="float" office:value="150418">
            <text:p>150418</text:p>
          </table:table-cell>
          <table:table-cell office:value-type="float" office:value="15688555">
            <text:p>15688555</text:p>
          </table:table-cell>
          <table:table-cell office:value-type="float" office:value="301048">
            <text:p>301048</text:p>
          </table:table-cell>
          <table:table-cell office:value-type="float" office:value="313610">
            <text:p>313610</text:p>
          </table:table-cell>
          <table:table-cell office:value-type="float" office:value="1495082275">
            <text:p>1495082275</text:p>
          </table:table-cell>
          <table:table-cell office:value-type="float" office:value="232471">
            <text:p>232471</text:p>
          </table:table-cell>
          <table:table-cell office:value-type="float" office:value="191582">
            <text:p>191582</text:p>
          </table:table-cell>
          <table:table-cell office:value-type="float" office:value="187931">
            <text:p>187931</text:p>
          </table:table-cell>
          <table:table-cell office:value-type="float" office:value="305505">
            <text:p>305505</text:p>
          </table:table-cell>
          <table:table-cell office:value-type="float" office:value="395290">
            <text:p>395290</text:p>
          </table:table-cell>
          <table:table-cell office:value-type="float" office:value="354424">
            <text:p>354424</text:p>
          </table:table-cell>
          <table:table-cell office:value-type="float" office:value="2320720300">
            <text:p>2320720300</text:p>
          </table:table-cell>
          <table:table-cell office:value-type="float" office:value="276248">
            <text:p>276248</text:p>
          </table:table-cell>
          <table:table-cell office:value-type="float" office:value="226552">
            <text:p>226552</text:p>
          </table:table-cell>
          <table:table-cell office:value-type="float" office:value="189520">
            <text:p>189520</text:p>
          </table:table-cell>
          <table:table-cell office:value-type="float" office:value="615077">
            <text:p>615077</text:p>
          </table:table-cell>
          <table:table-cell office:value-type="float" office:value="299168">
            <text:p>299168</text:p>
          </table:table-cell>
          <table:table-cell office:value-type="float" office:value="318522">
            <text:p>318522</text:p>
          </table:table-cell>
          <table:table-cell/>
        </table:table-row>
        <table:table-row table:style-name="ro1">
          <table:table-cell office:value-type="float" office:value="29148166538">
            <text:p>29148166538</text:p>
          </table:table-cell>
          <table:table-cell office:value-type="float" office:value="200452">
            <text:p>200452</text:p>
          </table:table-cell>
          <table:table-cell office:value-type="float" office:value="152528">
            <text:p>152528</text:p>
          </table:table-cell>
          <table:table-cell office:value-type="float" office:value="152662">
            <text:p>152662</text:p>
          </table:table-cell>
          <table:table-cell office:value-type="float" office:value="246802">
            <text:p>246802</text:p>
          </table:table-cell>
          <table:table-cell office:value-type="float" office:value="280300">
            <text:p>280300</text:p>
          </table:table-cell>
          <table:table-cell office:value-type="float" office:value="337812">
            <text:p>337812</text:p>
          </table:table-cell>
          <table:table-cell office:value-type="float" office:value="1579130062">
            <text:p>1579130062</text:p>
          </table:table-cell>
          <table:table-cell office:value-type="float" office:value="236005">
            <text:p>236005</text:p>
          </table:table-cell>
          <table:table-cell office:value-type="float" office:value="168738">
            <text:p>168738</text:p>
          </table:table-cell>
          <table:table-cell office:value-type="float" office:value="164576">
            <text:p>164576</text:p>
          </table:table-cell>
          <table:table-cell office:value-type="float" office:value="12031638">
            <text:p>12031638</text:p>
          </table:table-cell>
          <table:table-cell office:value-type="float" office:value="278644">
            <text:p>278644</text:p>
          </table:table-cell>
          <table:table-cell office:value-type="float" office:value="370785">
            <text:p>370785</text:p>
          </table:table-cell>
          <table:table-cell office:value-type="float" office:value="2818552097">
            <text:p>2818552097</text:p>
          </table:table-cell>
          <table:table-cell office:value-type="float" office:value="390202">
            <text:p>390202</text:p>
          </table:table-cell>
          <table:table-cell office:value-type="float" office:value="190496">
            <text:p>190496</text:p>
          </table:table-cell>
          <table:table-cell office:value-type="float" office:value="186998">
            <text:p>186998</text:p>
          </table:table-cell>
          <table:table-cell office:value-type="float" office:value="8747808">
            <text:p>8747808</text:p>
          </table:table-cell>
          <table:table-cell office:value-type="float" office:value="415773">
            <text:p>415773</text:p>
          </table:table-cell>
          <table:table-cell office:value-type="float" office:value="318212">
            <text:p>318212</text:p>
          </table:table-cell>
          <table:table-cell/>
        </table:table-row>
        <table:table-row table:style-name="ro1">
          <table:table-cell office:value-type="float" office:value="13446771802">
            <text:p>13446771802</text:p>
          </table:table-cell>
          <table:table-cell office:value-type="float" office:value="226302">
            <text:p>226302</text:p>
          </table:table-cell>
          <table:table-cell office:value-type="float" office:value="217612">
            <text:p>217612</text:p>
          </table:table-cell>
          <table:table-cell office:value-type="float" office:value="177027">
            <text:p>177027</text:p>
          </table:table-cell>
          <table:table-cell office:value-type="float" office:value="1304047">
            <text:p>1304047</text:p>
          </table:table-cell>
          <table:table-cell office:value-type="float" office:value="314203">
            <text:p>314203</text:p>
          </table:table-cell>
          <table:table-cell office:value-type="float" office:value="265848">
            <text:p>265848</text:p>
          </table:table-cell>
          <table:table-cell office:value-type="float" office:value="3700455023">
            <text:p>3700455023</text:p>
          </table:table-cell>
          <table:table-cell office:value-type="float" office:value="245486">
            <text:p>245486</text:p>
          </table:table-cell>
          <table:table-cell office:value-type="float" office:value="172678">
            <text:p>172678</text:p>
          </table:table-cell>
          <table:table-cell office:value-type="float" office:value="165550">
            <text:p>165550</text:p>
          </table:table-cell>
          <table:table-cell office:value-type="float" office:value="2203032">
            <text:p>2203032</text:p>
          </table:table-cell>
          <table:table-cell office:value-type="float" office:value="280726">
            <text:p>280726</text:p>
          </table:table-cell>
          <table:table-cell office:value-type="float" office:value="255428">
            <text:p>255428</text:p>
          </table:table-cell>
          <table:table-cell office:value-type="float" office:value="3320964805">
            <text:p>3320964805</text:p>
          </table:table-cell>
          <table:table-cell office:value-type="float" office:value="201550">
            <text:p>201550</text:p>
          </table:table-cell>
          <table:table-cell office:value-type="float" office:value="164484">
            <text:p>164484</text:p>
          </table:table-cell>
          <table:table-cell office:value-type="float" office:value="189348">
            <text:p>189348</text:p>
          </table:table-cell>
          <table:table-cell office:value-type="float" office:value="4995357">
            <text:p>4995357</text:p>
          </table:table-cell>
          <table:table-cell office:value-type="float" office:value="276094">
            <text:p>276094</text:p>
          </table:table-cell>
          <table:table-cell office:value-type="float" office:value="278772">
            <text:p>278772</text:p>
          </table:table-cell>
          <table:table-cell/>
        </table:table-row>
        <table:table-row table:style-name="ro1">
          <table:table-cell office:value-type="float" office:value="26816190571">
            <text:p>26816190571</text:p>
          </table:table-cell>
          <table:table-cell office:value-type="float" office:value="207732">
            <text:p>207732</text:p>
          </table:table-cell>
          <table:table-cell office:value-type="float" office:value="164880">
            <text:p>164880</text:p>
          </table:table-cell>
          <table:table-cell office:value-type="float" office:value="155494">
            <text:p>155494</text:p>
          </table:table-cell>
          <table:table-cell office:value-type="float" office:value="24683947">
            <text:p>24683947</text:p>
          </table:table-cell>
          <table:table-cell office:value-type="float" office:value="271882">
            <text:p>271882</text:p>
          </table:table-cell>
          <table:table-cell office:value-type="float" office:value="241185">
            <text:p>241185</text:p>
          </table:table-cell>
          <table:table-cell office:value-type="float" office:value="1509113558">
            <text:p>1509113558</text:p>
          </table:table-cell>
          <table:table-cell office:value-type="float" office:value="236412">
            <text:p>236412</text:p>
          </table:table-cell>
          <table:table-cell office:value-type="float" office:value="196816">
            <text:p>196816</text:p>
          </table:table-cell>
          <table:table-cell office:value-type="float" office:value="163378">
            <text:p>163378</text:p>
          </table:table-cell>
          <table:table-cell office:value-type="float" office:value="773638">
            <text:p>773638</text:p>
          </table:table-cell>
          <table:table-cell office:value-type="float" office:value="273564">
            <text:p>273564</text:p>
          </table:table-cell>
          <table:table-cell office:value-type="float" office:value="253360">
            <text:p>253360</text:p>
          </table:table-cell>
          <table:table-cell office:value-type="float" office:value="3882529489">
            <text:p>3882529489</text:p>
          </table:table-cell>
          <table:table-cell office:value-type="float" office:value="202480">
            <text:p>202480</text:p>
          </table:table-cell>
          <table:table-cell office:value-type="float" office:value="163168">
            <text:p>163168</text:p>
          </table:table-cell>
          <table:table-cell office:value-type="float" office:value="159346">
            <text:p>159346</text:p>
          </table:table-cell>
          <table:table-cell office:value-type="float" office:value="5664901">
            <text:p>5664901</text:p>
          </table:table-cell>
          <table:table-cell office:value-type="float" office:value="278064">
            <text:p>278064</text:p>
          </table:table-cell>
          <table:table-cell office:value-type="float" office:value="243578">
            <text:p>243578</text:p>
          </table:table-cell>
          <table:table-cell/>
        </table:table-row>
        <table:table-row table:style-name="ro1">
          <table:table-cell office:value-type="float" office:value="3607333031">
            <text:p>3607333031</text:p>
          </table:table-cell>
          <table:table-cell office:value-type="float" office:value="192772">
            <text:p>192772</text:p>
          </table:table-cell>
          <table:table-cell office:value-type="float" office:value="157580">
            <text:p>157580</text:p>
          </table:table-cell>
          <table:table-cell office:value-type="float" office:value="152408">
            <text:p>152408</text:p>
          </table:table-cell>
          <table:table-cell office:value-type="float" office:value="249996">
            <text:p>249996</text:p>
          </table:table-cell>
          <table:table-cell office:value-type="float" office:value="263644">
            <text:p>263644</text:p>
          </table:table-cell>
          <table:table-cell office:value-type="float" office:value="217516">
            <text:p>217516</text:p>
          </table:table-cell>
          <table:table-cell office:value-type="float" office:value="9047143875">
            <text:p>9047143875</text:p>
          </table:table-cell>
          <table:table-cell office:value-type="float" office:value="304170">
            <text:p>304170</text:p>
          </table:table-cell>
          <table:table-cell office:value-type="float" office:value="195910">
            <text:p>195910</text:p>
          </table:table-cell>
          <table:table-cell office:value-type="float" office:value="161430">
            <text:p>161430</text:p>
          </table:table-cell>
          <table:table-cell office:value-type="float" office:value="4635353">
            <text:p>4635353</text:p>
          </table:table-cell>
          <table:table-cell office:value-type="float" office:value="261106">
            <text:p>261106</text:p>
          </table:table-cell>
          <table:table-cell office:value-type="float" office:value="226242">
            <text:p>226242</text:p>
          </table:table-cell>
          <table:table-cell office:value-type="float" office:value="6610203060">
            <text:p>6610203060</text:p>
          </table:table-cell>
          <table:table-cell office:value-type="float" office:value="203200">
            <text:p>203200</text:p>
          </table:table-cell>
          <table:table-cell office:value-type="float" office:value="187335">
            <text:p>187335</text:p>
          </table:table-cell>
          <table:table-cell office:value-type="float" office:value="160344">
            <text:p>160344</text:p>
          </table:table-cell>
          <table:table-cell office:value-type="float" office:value="461430">
            <text:p>461430</text:p>
          </table:table-cell>
          <table:table-cell office:value-type="float" office:value="268766">
            <text:p>268766</text:p>
          </table:table-cell>
          <table:table-cell office:value-type="float" office:value="233960">
            <text:p>233960</text:p>
          </table:table-cell>
          <table:table-cell/>
        </table:table-row>
        <table:table-row table:style-name="ro1">
          <table:table-cell office:value-type="float" office:value="3502795735">
            <text:p>3502795735</text:p>
          </table:table-cell>
          <table:table-cell office:value-type="float" office:value="194474">
            <text:p>194474</text:p>
          </table:table-cell>
          <table:table-cell office:value-type="float" office:value="155388">
            <text:p>155388</text:p>
          </table:table-cell>
          <table:table-cell office:value-type="float" office:value="151426">
            <text:p>151426</text:p>
          </table:table-cell>
          <table:table-cell office:value-type="float" office:value="1301414">
            <text:p>1301414</text:p>
          </table:table-cell>
          <table:table-cell office:value-type="float" office:value="265902">
            <text:p>265902</text:p>
          </table:table-cell>
          <table:table-cell office:value-type="float" office:value="231870">
            <text:p>231870</text:p>
          </table:table-cell>
          <table:table-cell office:value-type="float" office:value="24195114721">
            <text:p>24195114721</text:p>
          </table:table-cell>
          <table:table-cell office:value-type="float" office:value="256617">
            <text:p>256617</text:p>
          </table:table-cell>
          <table:table-cell office:value-type="float" office:value="173328">
            <text:p>173328</text:p>
          </table:table-cell>
          <table:table-cell office:value-type="float" office:value="202128">
            <text:p>202128</text:p>
          </table:table-cell>
          <table:table-cell office:value-type="float" office:value="11544372">
            <text:p>11544372</text:p>
          </table:table-cell>
          <table:table-cell office:value-type="float" office:value="297844">
            <text:p>297844</text:p>
          </table:table-cell>
          <table:table-cell office:value-type="float" office:value="240508">
            <text:p>240508</text:p>
          </table:table-cell>
          <table:table-cell office:value-type="float" office:value="4837478885">
            <text:p>4837478885</text:p>
          </table:table-cell>
          <table:table-cell office:value-type="float" office:value="203198">
            <text:p>203198</text:p>
          </table:table-cell>
          <table:table-cell office:value-type="float" office:value="185092">
            <text:p>185092</text:p>
          </table:table-cell>
          <table:table-cell office:value-type="float" office:value="160950">
            <text:p>160950</text:p>
          </table:table-cell>
          <table:table-cell office:value-type="float" office:value="11301667">
            <text:p>11301667</text:p>
          </table:table-cell>
          <table:table-cell office:value-type="float" office:value="272334">
            <text:p>272334</text:p>
          </table:table-cell>
          <table:table-cell office:value-type="float" office:value="232732">
            <text:p>232732</text:p>
          </table:table-cell>
          <table:table-cell/>
        </table:table-row>
        <table:table-row table:style-name="ro1">
          <table:table-cell office:value-type="float" office:value="27607652042">
            <text:p>27607652042</text:p>
          </table:table-cell>
          <table:table-cell office:value-type="float" office:value="255408">
            <text:p>255408</text:p>
          </table:table-cell>
          <table:table-cell office:value-type="float" office:value="191566">
            <text:p>191566</text:p>
          </table:table-cell>
          <table:table-cell office:value-type="float" office:value="233966">
            <text:p>233966</text:p>
          </table:table-cell>
          <table:table-cell office:value-type="float" office:value="18312044">
            <text:p>18312044</text:p>
          </table:table-cell>
          <table:table-cell office:value-type="float" office:value="417258">
            <text:p>417258</text:p>
          </table:table-cell>
          <table:table-cell office:value-type="float" office:value="464965">
            <text:p>464965</text:p>
          </table:table-cell>
          <table:table-cell office:value-type="float" office:value="4679781928">
            <text:p>4679781928</text:p>
          </table:table-cell>
          <table:table-cell office:value-type="float" office:value="281723">
            <text:p>281723</text:p>
          </table:table-cell>
          <table:table-cell office:value-type="float" office:value="168066">
            <text:p>168066</text:p>
          </table:table-cell>
          <table:table-cell office:value-type="float" office:value="221963">
            <text:p>221963</text:p>
          </table:table-cell>
          <table:table-cell office:value-type="float" office:value="7972034">
            <text:p>7972034</text:p>
          </table:table-cell>
          <table:table-cell office:value-type="float" office:value="311184">
            <text:p>311184</text:p>
          </table:table-cell>
          <table:table-cell office:value-type="float" office:value="249954">
            <text:p>249954</text:p>
          </table:table-cell>
          <table:table-cell office:value-type="float" office:value="11543377738">
            <text:p>11543377738</text:p>
          </table:table-cell>
          <table:table-cell office:value-type="float" office:value="202064">
            <text:p>202064</text:p>
          </table:table-cell>
          <table:table-cell office:value-type="float" office:value="160872">
            <text:p>160872</text:p>
          </table:table-cell>
          <table:table-cell office:value-type="float" office:value="163468">
            <text:p>163468</text:p>
          </table:table-cell>
          <table:table-cell office:value-type="float" office:value="5453669">
            <text:p>5453669</text:p>
          </table:table-cell>
          <table:table-cell office:value-type="float" office:value="273748">
            <text:p>273748</text:p>
          </table:table-cell>
          <table:table-cell office:value-type="float" office:value="224512">
            <text:p>224512</text:p>
          </table:table-cell>
          <table:table-cell/>
        </table:table-row>
        <table:table-row table:style-name="ro1">
          <table:table-cell office:value-type="float" office:value="3718273108">
            <text:p>3718273108</text:p>
          </table:table-cell>
          <table:table-cell office:value-type="float" office:value="197366">
            <text:p>197366</text:p>
          </table:table-cell>
          <table:table-cell office:value-type="float" office:value="154912">
            <text:p>154912</text:p>
          </table:table-cell>
          <table:table-cell office:value-type="float" office:value="156584">
            <text:p>156584</text:p>
          </table:table-cell>
          <table:table-cell office:value-type="float" office:value="8767984">
            <text:p>8767984</text:p>
          </table:table-cell>
          <table:table-cell office:value-type="float" office:value="268292">
            <text:p>268292</text:p>
          </table:table-cell>
          <table:table-cell office:value-type="float" office:value="405962">
            <text:p>405962</text:p>
          </table:table-cell>
          <table:table-cell office:value-type="float" office:value="14513486910">
            <text:p>14513486910</text:p>
          </table:table-cell>
          <table:table-cell office:value-type="float" office:value="211636">
            <text:p>211636</text:p>
          </table:table-cell>
          <table:table-cell office:value-type="float" office:value="165562">
            <text:p>165562</text:p>
          </table:table-cell>
          <table:table-cell office:value-type="float" office:value="161222">
            <text:p>161222</text:p>
          </table:table-cell>
          <table:table-cell office:value-type="float" office:value="4877080">
            <text:p>4877080</text:p>
          </table:table-cell>
          <table:table-cell office:value-type="float" office:value="271578">
            <text:p>271578</text:p>
          </table:table-cell>
          <table:table-cell office:value-type="float" office:value="225778">
            <text:p>225778</text:p>
          </table:table-cell>
          <table:table-cell office:value-type="float" office:value="3418701969">
            <text:p>3418701969</text:p>
          </table:table-cell>
          <table:table-cell office:value-type="float" office:value="202050">
            <text:p>202050</text:p>
          </table:table-cell>
          <table:table-cell office:value-type="float" office:value="182051">
            <text:p>182051</text:p>
          </table:table-cell>
          <table:table-cell office:value-type="float" office:value="159050">
            <text:p>159050</text:p>
          </table:table-cell>
          <table:table-cell office:value-type="float" office:value="5230138">
            <text:p>5230138</text:p>
          </table:table-cell>
          <table:table-cell office:value-type="float" office:value="290928">
            <text:p>290928</text:p>
          </table:table-cell>
          <table:table-cell office:value-type="float" office:value="284594">
            <text:p>284594</text:p>
          </table:table-cell>
          <table:table-cell/>
        </table:table-row>
        <table:table-row table:style-name="ro1">
          <table:table-cell office:value-type="float" office:value="4514513966">
            <text:p>4514513966</text:p>
          </table:table-cell>
          <table:table-cell office:value-type="float" office:value="333109">
            <text:p>333109</text:p>
          </table:table-cell>
          <table:table-cell office:value-type="float" office:value="172342">
            <text:p>172342</text:p>
          </table:table-cell>
          <table:table-cell office:value-type="float" office:value="161832">
            <text:p>161832</text:p>
          </table:table-cell>
          <table:table-cell office:value-type="float" office:value="4610027">
            <text:p>4610027</text:p>
          </table:table-cell>
          <table:table-cell office:value-type="float" office:value="310698">
            <text:p>310698</text:p>
          </table:table-cell>
          <table:table-cell office:value-type="float" office:value="346386">
            <text:p>346386</text:p>
          </table:table-cell>
          <table:table-cell office:value-type="float" office:value="3812782160">
            <text:p>3812782160</text:p>
          </table:table-cell>
          <table:table-cell office:value-type="float" office:value="202284">
            <text:p>202284</text:p>
          </table:table-cell>
          <table:table-cell office:value-type="float" office:value="166996">
            <text:p>166996</text:p>
          </table:table-cell>
          <table:table-cell office:value-type="float" office:value="163194">
            <text:p>163194</text:p>
          </table:table-cell>
          <table:table-cell office:value-type="float" office:value="12790584">
            <text:p>12790584</text:p>
          </table:table-cell>
          <table:table-cell office:value-type="float" office:value="280900">
            <text:p>280900</text:p>
          </table:table-cell>
          <table:table-cell office:value-type="float" office:value="239852">
            <text:p>239852</text:p>
          </table:table-cell>
          <table:table-cell office:value-type="float" office:value="1821242132">
            <text:p>1821242132</text:p>
          </table:table-cell>
          <table:table-cell office:value-type="float" office:value="355918">
            <text:p>355918</text:p>
          </table:table-cell>
          <table:table-cell office:value-type="float" office:value="179870">
            <text:p>179870</text:p>
          </table:table-cell>
          <table:table-cell office:value-type="float" office:value="164574">
            <text:p>164574</text:p>
          </table:table-cell>
          <table:table-cell office:value-type="float" office:value="68266714">
            <text:p>68266714</text:p>
          </table:table-cell>
          <table:table-cell office:value-type="float" office:value="296740">
            <text:p>296740</text:p>
          </table:table-cell>
          <table:table-cell office:value-type="float" office:value="250172">
            <text:p>250172</text:p>
          </table:table-cell>
          <table:table-cell/>
        </table:table-row>
        <table:table-row table:style-name="ro1">
          <table:table-cell office:value-type="float" office:value="4499540953">
            <text:p>4499540953</text:p>
          </table:table-cell>
          <table:table-cell office:value-type="float" office:value="228075">
            <text:p>228075</text:p>
          </table:table-cell>
          <table:table-cell office:value-type="float" office:value="232632">
            <text:p>232632</text:p>
          </table:table-cell>
          <table:table-cell office:value-type="float" office:value="153526">
            <text:p>153526</text:p>
          </table:table-cell>
          <table:table-cell office:value-type="float" office:value="17611448">
            <text:p>17611448</text:p>
          </table:table-cell>
          <table:table-cell office:value-type="float" office:value="269826">
            <text:p>269826</text:p>
          </table:table-cell>
          <table:table-cell office:value-type="float" office:value="227608">
            <text:p>227608</text:p>
          </table:table-cell>
          <table:table-cell office:value-type="float" office:value="2971870633">
            <text:p>2971870633</text:p>
          </table:table-cell>
          <table:table-cell office:value-type="float" office:value="205242">
            <text:p>205242</text:p>
          </table:table-cell>
          <table:table-cell office:value-type="float" office:value="194370">
            <text:p>194370</text:p>
          </table:table-cell>
          <table:table-cell office:value-type="float" office:value="160496">
            <text:p>160496</text:p>
          </table:table-cell>
          <table:table-cell office:value-type="float" office:value="12911739">
            <text:p>12911739</text:p>
          </table:table-cell>
          <table:table-cell office:value-type="float" office:value="335017">
            <text:p>335017</text:p>
          </table:table-cell>
          <table:table-cell office:value-type="float" office:value="301441">
            <text:p>301441</text:p>
          </table:table-cell>
          <table:table-cell office:value-type="float" office:value="10569875407">
            <text:p>10569875407</text:p>
          </table:table-cell>
          <table:table-cell office:value-type="float" office:value="200832">
            <text:p>200832</text:p>
          </table:table-cell>
          <table:table-cell office:value-type="float" office:value="188020">
            <text:p>188020</text:p>
          </table:table-cell>
          <table:table-cell office:value-type="float" office:value="159670">
            <text:p>159670</text:p>
          </table:table-cell>
          <table:table-cell office:value-type="float" office:value="41863966">
            <text:p>41863966</text:p>
          </table:table-cell>
          <table:table-cell office:value-type="float" office:value="273978">
            <text:p>273978</text:p>
          </table:table-cell>
          <table:table-cell office:value-type="float" office:value="237878">
            <text:p>237878</text:p>
          </table:table-cell>
          <table:table-cell/>
        </table:table-row>
        <table:table-row table:style-name="ro1">
          <table:table-cell office:value-type="float" office:value="17675268859">
            <text:p>17675268859</text:p>
          </table:table-cell>
          <table:table-cell office:value-type="float" office:value="195600">
            <text:p>195600</text:p>
          </table:table-cell>
          <table:table-cell office:value-type="float" office:value="153382">
            <text:p>153382</text:p>
          </table:table-cell>
          <table:table-cell office:value-type="float" office:value="154286">
            <text:p>154286</text:p>
          </table:table-cell>
          <table:table-cell office:value-type="float" office:value="1102938">
            <text:p>1102938</text:p>
          </table:table-cell>
          <table:table-cell office:value-type="float" office:value="269770">
            <text:p>269770</text:p>
          </table:table-cell>
          <table:table-cell office:value-type="float" office:value="228886">
            <text:p>228886</text:p>
          </table:table-cell>
          <table:table-cell office:value-type="float" office:value="5616895608">
            <text:p>5616895608</text:p>
          </table:table-cell>
          <table:table-cell office:value-type="float" office:value="242172">
            <text:p>242172</text:p>
          </table:table-cell>
          <table:table-cell office:value-type="float" office:value="171100">
            <text:p>171100</text:p>
          </table:table-cell>
          <table:table-cell office:value-type="float" office:value="162282">
            <text:p>162282</text:p>
          </table:table-cell>
          <table:table-cell office:value-type="float" office:value="3494816">
            <text:p>3494816</text:p>
          </table:table-cell>
          <table:table-cell office:value-type="float" office:value="272310">
            <text:p>272310</text:p>
          </table:table-cell>
          <table:table-cell office:value-type="float" office:value="223790">
            <text:p>223790</text:p>
          </table:table-cell>
          <table:table-cell office:value-type="float" office:value="4596477739">
            <text:p>4596477739</text:p>
          </table:table-cell>
          <table:table-cell office:value-type="float" office:value="201480">
            <text:p>201480</text:p>
          </table:table-cell>
          <table:table-cell office:value-type="float" office:value="163776">
            <text:p>163776</text:p>
          </table:table-cell>
          <table:table-cell office:value-type="float" office:value="156994">
            <text:p>156994</text:p>
          </table:table-cell>
          <table:table-cell office:value-type="float" office:value="3589898">
            <text:p>3589898</text:p>
          </table:table-cell>
          <table:table-cell office:value-type="float" office:value="258420">
            <text:p>258420</text:p>
          </table:table-cell>
          <table:table-cell office:value-type="float" office:value="212332">
            <text:p>212332</text:p>
          </table:table-cell>
          <table:table-cell/>
        </table:table-row>
        <table:table-row table:style-name="ro1">
          <table:table-cell office:value-type="float" office:value="6446250313">
            <text:p>6446250313</text:p>
          </table:table-cell>
          <table:table-cell office:value-type="float" office:value="208262">
            <text:p>208262</text:p>
          </table:table-cell>
          <table:table-cell office:value-type="float" office:value="156414">
            <text:p>156414</text:p>
          </table:table-cell>
          <table:table-cell office:value-type="float" office:value="197759">
            <text:p>197759</text:p>
          </table:table-cell>
          <table:table-cell office:value-type="float" office:value="21505800">
            <text:p>21505800</text:p>
          </table:table-cell>
          <table:table-cell office:value-type="float" office:value="263476">
            <text:p>263476</text:p>
          </table:table-cell>
          <table:table-cell office:value-type="float" office:value="217430">
            <text:p>217430</text:p>
          </table:table-cell>
          <table:table-cell office:value-type="float" office:value="4794060937">
            <text:p>4794060937</text:p>
          </table:table-cell>
          <table:table-cell office:value-type="float" office:value="224700">
            <text:p>224700</text:p>
          </table:table-cell>
          <table:table-cell office:value-type="float" office:value="165634">
            <text:p>165634</text:p>
          </table:table-cell>
          <table:table-cell office:value-type="float" office:value="165062">
            <text:p>165062</text:p>
          </table:table-cell>
          <table:table-cell office:value-type="float" office:value="23357807">
            <text:p>23357807</text:p>
          </table:table-cell>
          <table:table-cell office:value-type="float" office:value="281432">
            <text:p>281432</text:p>
          </table:table-cell>
          <table:table-cell office:value-type="float" office:value="240030">
            <text:p>240030</text:p>
          </table:table-cell>
          <table:table-cell office:value-type="float" office:value="3371206338">
            <text:p>3371206338</text:p>
          </table:table-cell>
          <table:table-cell office:value-type="float" office:value="202172">
            <text:p>202172</text:p>
          </table:table-cell>
          <table:table-cell office:value-type="float" office:value="165176">
            <text:p>165176</text:p>
          </table:table-cell>
          <table:table-cell office:value-type="float" office:value="372758">
            <text:p>372758</text:p>
          </table:table-cell>
          <table:table-cell office:value-type="float" office:value="5368904">
            <text:p>5368904</text:p>
          </table:table-cell>
          <table:table-cell office:value-type="float" office:value="255468">
            <text:p>255468</text:p>
          </table:table-cell>
          <table:table-cell office:value-type="float" office:value="222664">
            <text:p>222664</text:p>
          </table:table-cell>
          <table:table-cell/>
        </table:table-row>
        <table:table-row table:style-name="ro1">
          <table:table-cell office:value-type="float" office:value="2345440262">
            <text:p>2345440262</text:p>
          </table:table-cell>
          <table:table-cell office:value-type="float" office:value="192342">
            <text:p>192342</text:p>
          </table:table-cell>
          <table:table-cell office:value-type="float" office:value="152876">
            <text:p>152876</text:p>
          </table:table-cell>
          <table:table-cell office:value-type="float" office:value="154446">
            <text:p>154446</text:p>
          </table:table-cell>
          <table:table-cell office:value-type="float" office:value="19742014">
            <text:p>19742014</text:p>
          </table:table-cell>
          <table:table-cell office:value-type="float" office:value="250538">
            <text:p>250538</text:p>
          </table:table-cell>
          <table:table-cell office:value-type="float" office:value="215418">
            <text:p>215418</text:p>
          </table:table-cell>
          <table:table-cell office:value-type="float" office:value="1238077879">
            <text:p>1238077879</text:p>
          </table:table-cell>
          <table:table-cell office:value-type="float" office:value="241745">
            <text:p>241745</text:p>
          </table:table-cell>
          <table:table-cell office:value-type="float" office:value="189569">
            <text:p>189569</text:p>
          </table:table-cell>
          <table:table-cell office:value-type="float" office:value="160644">
            <text:p>160644</text:p>
          </table:table-cell>
          <table:table-cell office:value-type="float" office:value="1645856">
            <text:p>1645856</text:p>
          </table:table-cell>
          <table:table-cell office:value-type="float" office:value="264928">
            <text:p>264928</text:p>
          </table:table-cell>
          <table:table-cell office:value-type="float" office:value="227700">
            <text:p>227700</text:p>
          </table:table-cell>
          <table:table-cell office:value-type="float" office:value="3843069344">
            <text:p>3843069344</text:p>
          </table:table-cell>
          <table:table-cell office:value-type="float" office:value="204226">
            <text:p>204226</text:p>
          </table:table-cell>
          <table:table-cell office:value-type="float" office:value="163118">
            <text:p>163118</text:p>
          </table:table-cell>
          <table:table-cell office:value-type="float" office:value="189686">
            <text:p>189686</text:p>
          </table:table-cell>
          <table:table-cell office:value-type="float" office:value="1125926">
            <text:p>1125926</text:p>
          </table:table-cell>
          <table:table-cell office:value-type="float" office:value="274750">
            <text:p>274750</text:p>
          </table:table-cell>
          <table:table-cell office:value-type="float" office:value="237200">
            <text:p>237200</text:p>
          </table:table-cell>
          <table:table-cell/>
        </table:table-row>
        <table:table-row table:style-name="ro1">
          <table:table-cell office:value-type="float" office:value="3193695924">
            <text:p>3193695924</text:p>
          </table:table-cell>
          <table:table-cell office:value-type="float" office:value="303678">
            <text:p>303678</text:p>
          </table:table-cell>
          <table:table-cell office:value-type="float" office:value="269939">
            <text:p>269939</text:p>
          </table:table-cell>
          <table:table-cell office:value-type="float" office:value="218973">
            <text:p>218973</text:p>
          </table:table-cell>
          <table:table-cell office:value-type="float" office:value="4015700">
            <text:p>4015700</text:p>
          </table:table-cell>
          <table:table-cell office:value-type="float" office:value="331202">
            <text:p>331202</text:p>
          </table:table-cell>
          <table:table-cell office:value-type="float" office:value="235852">
            <text:p>235852</text:p>
          </table:table-cell>
          <table:table-cell office:value-type="float" office:value="8104519616">
            <text:p>8104519616</text:p>
          </table:table-cell>
          <table:table-cell office:value-type="float" office:value="204638">
            <text:p>204638</text:p>
          </table:table-cell>
          <table:table-cell office:value-type="float" office:value="165290">
            <text:p>165290</text:p>
          </table:table-cell>
          <table:table-cell office:value-type="float" office:value="172626">
            <text:p>172626</text:p>
          </table:table-cell>
          <table:table-cell office:value-type="float" office:value="12188428">
            <text:p>12188428</text:p>
          </table:table-cell>
          <table:table-cell office:value-type="float" office:value="268506">
            <text:p>268506</text:p>
          </table:table-cell>
          <table:table-cell office:value-type="float" office:value="225426">
            <text:p>225426</text:p>
          </table:table-cell>
          <table:table-cell office:value-type="float" office:value="4924731588">
            <text:p>4924731588</text:p>
          </table:table-cell>
          <table:table-cell office:value-type="float" office:value="202896">
            <text:p>202896</text:p>
          </table:table-cell>
          <table:table-cell office:value-type="float" office:value="165138">
            <text:p>165138</text:p>
          </table:table-cell>
          <table:table-cell office:value-type="float" office:value="162046">
            <text:p>162046</text:p>
          </table:table-cell>
          <table:table-cell office:value-type="float" office:value="15097535">
            <text:p>15097535</text:p>
          </table:table-cell>
          <table:table-cell office:value-type="float" office:value="276188">
            <text:p>276188</text:p>
          </table:table-cell>
          <table:table-cell office:value-type="float" office:value="221654">
            <text:p>221654</text:p>
          </table:table-cell>
          <table:table-cell/>
        </table:table-row>
        <table:table-row table:style-name="ro1">
          <table:table-cell office:value-type="float" office:value="3403392728">
            <text:p>3403392728</text:p>
          </table:table-cell>
          <table:table-cell office:value-type="float" office:value="233593">
            <text:p>233593</text:p>
          </table:table-cell>
          <table:table-cell office:value-type="float" office:value="202079">
            <text:p>202079</text:p>
          </table:table-cell>
          <table:table-cell office:value-type="float" office:value="165476">
            <text:p>165476</text:p>
          </table:table-cell>
          <table:table-cell office:value-type="float" office:value="39936793">
            <text:p>39936793</text:p>
          </table:table-cell>
          <table:table-cell office:value-type="float" office:value="641387">
            <text:p>641387</text:p>
          </table:table-cell>
          <table:table-cell office:value-type="float" office:value="245938">
            <text:p>245938</text:p>
          </table:table-cell>
          <table:table-cell office:value-type="float" office:value="1931741931">
            <text:p>1931741931</text:p>
          </table:table-cell>
          <table:table-cell office:value-type="float" office:value="206634">
            <text:p>206634</text:p>
          </table:table-cell>
          <table:table-cell office:value-type="float" office:value="167688">
            <text:p>167688</text:p>
          </table:table-cell>
          <table:table-cell office:value-type="float" office:value="165284">
            <text:p>165284</text:p>
          </table:table-cell>
          <table:table-cell office:value-type="float" office:value="12238361">
            <text:p>12238361</text:p>
          </table:table-cell>
          <table:table-cell office:value-type="float" office:value="280324">
            <text:p>280324</text:p>
          </table:table-cell>
          <table:table-cell office:value-type="float" office:value="225376">
            <text:p>225376</text:p>
          </table:table-cell>
          <table:table-cell office:value-type="float" office:value="6968536475">
            <text:p>6968536475</text:p>
          </table:table-cell>
          <table:table-cell office:value-type="float" office:value="251088">
            <text:p>251088</text:p>
          </table:table-cell>
          <table:table-cell office:value-type="float" office:value="168554">
            <text:p>168554</text:p>
          </table:table-cell>
          <table:table-cell office:value-type="float" office:value="162128">
            <text:p>162128</text:p>
          </table:table-cell>
          <table:table-cell office:value-type="float" office:value="3134306">
            <text:p>3134306</text:p>
          </table:table-cell>
          <table:table-cell office:value-type="float" office:value="268376">
            <text:p>268376</text:p>
          </table:table-cell>
          <table:table-cell office:value-type="float" office:value="261844">
            <text:p>261844</text:p>
          </table:table-cell>
          <table:table-cell/>
        </table:table-row>
        <table:table-row table:style-name="ro1">
          <table:table-cell office:value-type="float" office:value="4837870791">
            <text:p>4837870791</text:p>
          </table:table-cell>
          <table:table-cell office:value-type="float" office:value="191726">
            <text:p>191726</text:p>
          </table:table-cell>
          <table:table-cell office:value-type="float" office:value="152758">
            <text:p>152758</text:p>
          </table:table-cell>
          <table:table-cell office:value-type="float" office:value="149874">
            <text:p>149874</text:p>
          </table:table-cell>
          <table:table-cell office:value-type="float" office:value="6510090">
            <text:p>6510090</text:p>
          </table:table-cell>
          <table:table-cell office:value-type="float" office:value="269210">
            <text:p>269210</text:p>
          </table:table-cell>
          <table:table-cell office:value-type="float" office:value="222444">
            <text:p>222444</text:p>
          </table:table-cell>
          <table:table-cell office:value-type="float" office:value="1400503437">
            <text:p>1400503437</text:p>
          </table:table-cell>
          <table:table-cell office:value-type="float" office:value="205234">
            <text:p>205234</text:p>
          </table:table-cell>
          <table:table-cell office:value-type="float" office:value="173060">
            <text:p>173060</text:p>
          </table:table-cell>
          <table:table-cell office:value-type="float" office:value="163722">
            <text:p>163722</text:p>
          </table:table-cell>
          <table:table-cell office:value-type="float" office:value="101434401">
            <text:p>101434401</text:p>
          </table:table-cell>
          <table:table-cell office:value-type="float" office:value="364021">
            <text:p>364021</text:p>
          </table:table-cell>
          <table:table-cell office:value-type="float" office:value="244176">
            <text:p>244176</text:p>
          </table:table-cell>
          <table:table-cell office:value-type="float" office:value="29591707038">
            <text:p>29591707038</text:p>
          </table:table-cell>
          <table:table-cell office:value-type="float" office:value="230873">
            <text:p>230873</text:p>
          </table:table-cell>
          <table:table-cell office:value-type="float" office:value="246584">
            <text:p>246584</text:p>
          </table:table-cell>
          <table:table-cell office:value-type="float" office:value="201922">
            <text:p>201922</text:p>
          </table:table-cell>
          <table:table-cell office:value-type="float" office:value="20620988">
            <text:p>20620988</text:p>
          </table:table-cell>
          <table:table-cell office:value-type="float" office:value="410032">
            <text:p>410032</text:p>
          </table:table-cell>
          <table:table-cell office:value-type="float" office:value="281647">
            <text:p>281647</text:p>
          </table:table-cell>
          <table:table-cell/>
        </table:table-row>
        <table:table-row table:style-name="ro1">
          <table:table-cell office:value-type="float" office:value="2498886553">
            <text:p>2498886553</text:p>
          </table:table-cell>
          <table:table-cell office:value-type="float" office:value="305711">
            <text:p>305711</text:p>
          </table:table-cell>
          <table:table-cell office:value-type="float" office:value="316361">
            <text:p>316361</text:p>
          </table:table-cell>
          <table:table-cell office:value-type="float" office:value="249828">
            <text:p>249828</text:p>
          </table:table-cell>
          <table:table-cell office:value-type="float" office:value="13486366">
            <text:p>13486366</text:p>
          </table:table-cell>
          <table:table-cell office:value-type="float" office:value="278568">
            <text:p>278568</text:p>
          </table:table-cell>
          <table:table-cell office:value-type="float" office:value="223106">
            <text:p>223106</text:p>
          </table:table-cell>
          <table:table-cell office:value-type="float" office:value="2356978882">
            <text:p>2356978882</text:p>
          </table:table-cell>
          <table:table-cell office:value-type="float" office:value="228280">
            <text:p>228280</text:p>
          </table:table-cell>
          <table:table-cell office:value-type="float" office:value="186824">
            <text:p>186824</text:p>
          </table:table-cell>
          <table:table-cell office:value-type="float" office:value="167026">
            <text:p>167026</text:p>
          </table:table-cell>
          <table:table-cell office:value-type="float" office:value="3819314">
            <text:p>3819314</text:p>
          </table:table-cell>
          <table:table-cell office:value-type="float" office:value="277884">
            <text:p>277884</text:p>
          </table:table-cell>
          <table:table-cell office:value-type="float" office:value="236924">
            <text:p>236924</text:p>
          </table:table-cell>
          <table:table-cell office:value-type="float" office:value="1657243134">
            <text:p>1657243134</text:p>
          </table:table-cell>
          <table:table-cell office:value-type="float" office:value="201150">
            <text:p>201150</text:p>
          </table:table-cell>
          <table:table-cell office:value-type="float" office:value="161502">
            <text:p>161502</text:p>
          </table:table-cell>
          <table:table-cell office:value-type="float" office:value="160896">
            <text:p>160896</text:p>
          </table:table-cell>
          <table:table-cell office:value-type="float" office:value="10046511">
            <text:p>10046511</text:p>
          </table:table-cell>
          <table:table-cell office:value-type="float" office:value="301068">
            <text:p>301068</text:p>
          </table:table-cell>
          <table:table-cell office:value-type="float" office:value="272312">
            <text:p>272312</text:p>
          </table:table-cell>
          <table:table-cell/>
        </table:table-row>
        <table:table-row table:style-name="ro1">
          <table:table-cell office:value-type="float" office:value="20901910242">
            <text:p>20901910242</text:p>
          </table:table-cell>
          <table:table-cell office:value-type="float" office:value="220223">
            <text:p>220223</text:p>
          </table:table-cell>
          <table:table-cell office:value-type="float" office:value="154142">
            <text:p>154142</text:p>
          </table:table-cell>
          <table:table-cell office:value-type="float" office:value="154990">
            <text:p>154990</text:p>
          </table:table-cell>
          <table:table-cell office:value-type="float" office:value="484280">
            <text:p>484280</text:p>
          </table:table-cell>
          <table:table-cell office:value-type="float" office:value="264386">
            <text:p>264386</text:p>
          </table:table-cell>
          <table:table-cell office:value-type="float" office:value="225452">
            <text:p>225452</text:p>
          </table:table-cell>
          <table:table-cell office:value-type="float" office:value="4445150301">
            <text:p>4445150301</text:p>
          </table:table-cell>
          <table:table-cell office:value-type="float" office:value="206850">
            <text:p>206850</text:p>
          </table:table-cell>
          <table:table-cell office:value-type="float" office:value="169838">
            <text:p>169838</text:p>
          </table:table-cell>
          <table:table-cell office:value-type="float" office:value="162216">
            <text:p>162216</text:p>
          </table:table-cell>
          <table:table-cell office:value-type="float" office:value="1007858">
            <text:p>1007858</text:p>
          </table:table-cell>
          <table:table-cell office:value-type="float" office:value="335518">
            <text:p>335518</text:p>
          </table:table-cell>
          <table:table-cell office:value-type="float" office:value="250382">
            <text:p>250382</text:p>
          </table:table-cell>
          <table:table-cell office:value-type="float" office:value="24040127096">
            <text:p>24040127096</text:p>
          </table:table-cell>
          <table:table-cell office:value-type="float" office:value="205352">
            <text:p>205352</text:p>
          </table:table-cell>
          <table:table-cell office:value-type="float" office:value="166890">
            <text:p>166890</text:p>
          </table:table-cell>
          <table:table-cell office:value-type="float" office:value="190868">
            <text:p>190868</text:p>
          </table:table-cell>
          <table:table-cell office:value-type="float" office:value="1362575">
            <text:p>1362575</text:p>
          </table:table-cell>
          <table:table-cell office:value-type="float" office:value="264776">
            <text:p>264776</text:p>
          </table:table-cell>
          <table:table-cell office:value-type="float" office:value="224910">
            <text:p>224910</text:p>
          </table:table-cell>
          <table:table-cell/>
        </table:table-row>
        <table:table-row table:style-name="ro1">
          <table:table-cell office:value-type="float" office:value="21257142617">
            <text:p>21257142617</text:p>
          </table:table-cell>
          <table:table-cell office:value-type="float" office:value="194434">
            <text:p>194434</text:p>
          </table:table-cell>
          <table:table-cell office:value-type="float" office:value="151558">
            <text:p>151558</text:p>
          </table:table-cell>
          <table:table-cell office:value-type="float" office:value="151142">
            <text:p>151142</text:p>
          </table:table-cell>
          <table:table-cell office:value-type="float" office:value="4554302">
            <text:p>4554302</text:p>
          </table:table-cell>
          <table:table-cell office:value-type="float" office:value="252212">
            <text:p>252212</text:p>
          </table:table-cell>
          <table:table-cell office:value-type="float" office:value="209792">
            <text:p>209792</text:p>
          </table:table-cell>
          <table:table-cell office:value-type="float" office:value="17007411940">
            <text:p>17007411940</text:p>
          </table:table-cell>
          <table:table-cell office:value-type="float" office:value="235801">
            <text:p>235801</text:p>
          </table:table-cell>
          <table:table-cell office:value-type="float" office:value="197687">
            <text:p>197687</text:p>
          </table:table-cell>
          <table:table-cell office:value-type="float" office:value="163650">
            <text:p>163650</text:p>
          </table:table-cell>
          <table:table-cell office:value-type="float" office:value="4211982">
            <text:p>4211982</text:p>
          </table:table-cell>
          <table:table-cell office:value-type="float" office:value="280780">
            <text:p>280780</text:p>
          </table:table-cell>
          <table:table-cell office:value-type="float" office:value="239570">
            <text:p>239570</text:p>
          </table:table-cell>
          <table:table-cell office:value-type="float" office:value="856154601">
            <text:p>856154601</text:p>
          </table:table-cell>
          <table:table-cell office:value-type="float" office:value="276334">
            <text:p>276334</text:p>
          </table:table-cell>
          <table:table-cell office:value-type="float" office:value="163626">
            <text:p>163626</text:p>
          </table:table-cell>
          <table:table-cell office:value-type="float" office:value="160336">
            <text:p>160336</text:p>
          </table:table-cell>
          <table:table-cell office:value-type="float" office:value="16540039">
            <text:p>16540039</text:p>
          </table:table-cell>
          <table:table-cell office:value-type="float" office:value="281512">
            <text:p>281512</text:p>
          </table:table-cell>
          <table:table-cell office:value-type="float" office:value="240178">
            <text:p>240178</text:p>
          </table:table-cell>
          <table:table-cell/>
        </table:table-row>
        <table:table-row table:style-name="ro1">
          <table:table-cell office:value-type="float" office:value="3825512553">
            <text:p>3825512553</text:p>
          </table:table-cell>
          <table:table-cell office:value-type="float" office:value="292852">
            <text:p>292852</text:p>
          </table:table-cell>
          <table:table-cell office:value-type="float" office:value="180285">
            <text:p>180285</text:p>
          </table:table-cell>
          <table:table-cell office:value-type="float" office:value="175362">
            <text:p>175362</text:p>
          </table:table-cell>
          <table:table-cell office:value-type="float" office:value="307783">
            <text:p>307783</text:p>
          </table:table-cell>
          <table:table-cell office:value-type="float" office:value="458926">
            <text:p>458926</text:p>
          </table:table-cell>
          <table:table-cell office:value-type="float" office:value="362090">
            <text:p>362090</text:p>
          </table:table-cell>
          <table:table-cell office:value-type="float" office:value="1795945682">
            <text:p>1795945682</text:p>
          </table:table-cell>
          <table:table-cell office:value-type="float" office:value="339126">
            <text:p>339126</text:p>
          </table:table-cell>
          <table:table-cell office:value-type="float" office:value="176956">
            <text:p>176956</text:p>
          </table:table-cell>
          <table:table-cell office:value-type="float" office:value="163962">
            <text:p>163962</text:p>
          </table:table-cell>
          <table:table-cell office:value-type="float" office:value="28644432">
            <text:p>28644432</text:p>
          </table:table-cell>
          <table:table-cell office:value-type="float" office:value="431766">
            <text:p>431766</text:p>
          </table:table-cell>
          <table:table-cell office:value-type="float" office:value="288686">
            <text:p>288686</text:p>
          </table:table-cell>
          <table:table-cell office:value-type="float" office:value="24083014661">
            <text:p>24083014661</text:p>
          </table:table-cell>
          <table:table-cell office:value-type="float" office:value="203376">
            <text:p>203376</text:p>
          </table:table-cell>
          <table:table-cell office:value-type="float" office:value="164022">
            <text:p>164022</text:p>
          </table:table-cell>
          <table:table-cell office:value-type="float" office:value="158090">
            <text:p>158090</text:p>
          </table:table-cell>
          <table:table-cell office:value-type="float" office:value="4744260">
            <text:p>4744260</text:p>
          </table:table-cell>
          <table:table-cell office:value-type="float" office:value="277728">
            <text:p>277728</text:p>
          </table:table-cell>
          <table:table-cell office:value-type="float" office:value="370565">
            <text:p>370565</text:p>
          </table:table-cell>
          <table:table-cell/>
        </table:table-row>
        <table:table-row table:style-name="ro1">
          <table:table-cell office:value-type="float" office:value="1694077688">
            <text:p>1694077688</text:p>
          </table:table-cell>
          <table:table-cell office:value-type="float" office:value="217190">
            <text:p>217190</text:p>
          </table:table-cell>
          <table:table-cell office:value-type="float" office:value="153116">
            <text:p>153116</text:p>
          </table:table-cell>
          <table:table-cell office:value-type="float" office:value="153522">
            <text:p>153522</text:p>
          </table:table-cell>
          <table:table-cell office:value-type="float" office:value="86448303">
            <text:p>86448303</text:p>
          </table:table-cell>
          <table:table-cell office:value-type="float" office:value="263764">
            <text:p>263764</text:p>
          </table:table-cell>
          <table:table-cell office:value-type="float" office:value="218386">
            <text:p>218386</text:p>
          </table:table-cell>
          <table:table-cell office:value-type="float" office:value="24324459698">
            <text:p>24324459698</text:p>
          </table:table-cell>
          <table:table-cell office:value-type="float" office:value="255667">
            <text:p>255667</text:p>
          </table:table-cell>
          <table:table-cell office:value-type="float" office:value="544232">
            <text:p>544232</text:p>
          </table:table-cell>
          <table:table-cell office:value-type="float" office:value="184929">
            <text:p>184929</text:p>
          </table:table-cell>
          <table:table-cell office:value-type="float" office:value="53494007">
            <text:p>53494007</text:p>
          </table:table-cell>
          <table:table-cell office:value-type="float" office:value="301028">
            <text:p>301028</text:p>
          </table:table-cell>
          <table:table-cell office:value-type="float" office:value="264538">
            <text:p>264538</text:p>
          </table:table-cell>
          <table:table-cell office:value-type="float" office:value="11705164610">
            <text:p>11705164610</text:p>
          </table:table-cell>
          <table:table-cell office:value-type="float" office:value="200632">
            <text:p>200632</text:p>
          </table:table-cell>
          <table:table-cell office:value-type="float" office:value="163428">
            <text:p>163428</text:p>
          </table:table-cell>
          <table:table-cell office:value-type="float" office:value="160016">
            <text:p>160016</text:p>
          </table:table-cell>
          <table:table-cell office:value-type="float" office:value="481878">
            <text:p>481878</text:p>
          </table:table-cell>
          <table:table-cell office:value-type="float" office:value="304598">
            <text:p>304598</text:p>
          </table:table-cell>
          <table:table-cell office:value-type="float" office:value="236862">
            <text:p>236862</text:p>
          </table:table-cell>
          <table:table-cell/>
        </table:table-row>
        <table:table-row table:style-name="ro1">
          <table:table-cell office:value-type="float" office:value="2865157980">
            <text:p>2865157980</text:p>
          </table:table-cell>
          <table:table-cell office:value-type="float" office:value="194202">
            <text:p>194202</text:p>
          </table:table-cell>
          <table:table-cell office:value-type="float" office:value="152934">
            <text:p>152934</text:p>
          </table:table-cell>
          <table:table-cell office:value-type="float" office:value="152594">
            <text:p>152594</text:p>
          </table:table-cell>
          <table:table-cell office:value-type="float" office:value="262788">
            <text:p>262788</text:p>
          </table:table-cell>
          <table:table-cell office:value-type="float" office:value="271446">
            <text:p>271446</text:p>
          </table:table-cell>
          <table:table-cell office:value-type="float" office:value="229876">
            <text:p>229876</text:p>
          </table:table-cell>
          <table:table-cell office:value-type="float" office:value="13123902451">
            <text:p>13123902451</text:p>
          </table:table-cell>
          <table:table-cell office:value-type="float" office:value="878317">
            <text:p>878317</text:p>
          </table:table-cell>
          <table:table-cell office:value-type="float" office:value="175644">
            <text:p>175644</text:p>
          </table:table-cell>
          <table:table-cell office:value-type="float" office:value="161368">
            <text:p>161368</text:p>
          </table:table-cell>
          <table:table-cell office:value-type="float" office:value="11482321">
            <text:p>11482321</text:p>
          </table:table-cell>
          <table:table-cell office:value-type="float" office:value="556409">
            <text:p>556409</text:p>
          </table:table-cell>
          <table:table-cell office:value-type="float" office:value="289924">
            <text:p>289924</text:p>
          </table:table-cell>
          <table:table-cell office:value-type="float" office:value="9756540967">
            <text:p>9756540967</text:p>
          </table:table-cell>
          <table:table-cell office:value-type="float" office:value="203290">
            <text:p>203290</text:p>
          </table:table-cell>
          <table:table-cell office:value-type="float" office:value="185894">
            <text:p>185894</text:p>
          </table:table-cell>
          <table:table-cell office:value-type="float" office:value="161488">
            <text:p>161488</text:p>
          </table:table-cell>
          <table:table-cell office:value-type="float" office:value="3700073">
            <text:p>3700073</text:p>
          </table:table-cell>
          <table:table-cell office:value-type="float" office:value="275618">
            <text:p>275618</text:p>
          </table:table-cell>
          <table:table-cell office:value-type="float" office:value="226684">
            <text:p>226684</text:p>
          </table:table-cell>
          <table:table-cell/>
        </table:table-row>
        <table:table-row table:style-name="ro1">
          <table:table-cell office:value-type="float" office:value="27925892996">
            <text:p>27925892996</text:p>
          </table:table-cell>
          <table:table-cell office:value-type="float" office:value="193314">
            <text:p>193314</text:p>
          </table:table-cell>
          <table:table-cell office:value-type="float" office:value="154582">
            <text:p>154582</text:p>
          </table:table-cell>
          <table:table-cell office:value-type="float" office:value="152172">
            <text:p>152172</text:p>
          </table:table-cell>
          <table:table-cell office:value-type="float" office:value="11632013">
            <text:p>11632013</text:p>
          </table:table-cell>
          <table:table-cell office:value-type="float" office:value="283252">
            <text:p>283252</text:p>
          </table:table-cell>
          <table:table-cell office:value-type="float" office:value="237572">
            <text:p>237572</text:p>
          </table:table-cell>
          <table:table-cell office:value-type="float" office:value="3261954947">
            <text:p>3261954947</text:p>
          </table:table-cell>
          <table:table-cell office:value-type="float" office:value="202110">
            <text:p>202110</text:p>
          </table:table-cell>
          <table:table-cell office:value-type="float" office:value="164082">
            <text:p>164082</text:p>
          </table:table-cell>
          <table:table-cell office:value-type="float" office:value="160482">
            <text:p>160482</text:p>
          </table:table-cell>
          <table:table-cell office:value-type="float" office:value="27385173">
            <text:p>27385173</text:p>
          </table:table-cell>
          <table:table-cell office:value-type="float" office:value="284752">
            <text:p>284752</text:p>
          </table:table-cell>
          <table:table-cell office:value-type="float" office:value="247434">
            <text:p>247434</text:p>
          </table:table-cell>
          <table:table-cell office:value-type="float" office:value="27405224571">
            <text:p>27405224571</text:p>
          </table:table-cell>
          <table:table-cell office:value-type="float" office:value="234088">
            <text:p>234088</text:p>
          </table:table-cell>
          <table:table-cell office:value-type="float" office:value="266252">
            <text:p>266252</text:p>
          </table:table-cell>
          <table:table-cell office:value-type="float" office:value="391656">
            <text:p>391656</text:p>
          </table:table-cell>
          <table:table-cell office:value-type="float" office:value="5890971">
            <text:p>5890971</text:p>
          </table:table-cell>
          <table:table-cell office:value-type="float" office:value="325977">
            <text:p>325977</text:p>
          </table:table-cell>
          <table:table-cell office:value-type="float" office:value="347008">
            <text:p>347008</text:p>
          </table:table-cell>
          <table:table-cell/>
        </table:table-row>
        <table:table-row table:style-name="ro1">
          <table:table-cell office:value-type="float" office:value="28678932572">
            <text:p>28678932572</text:p>
          </table:table-cell>
          <table:table-cell office:value-type="float" office:value="224929">
            <text:p>224929</text:p>
          </table:table-cell>
          <table:table-cell office:value-type="float" office:value="184094">
            <text:p>184094</text:p>
          </table:table-cell>
          <table:table-cell office:value-type="float" office:value="171409">
            <text:p>171409</text:p>
          </table:table-cell>
          <table:table-cell office:value-type="float" office:value="16258733">
            <text:p>16258733</text:p>
          </table:table-cell>
          <table:table-cell office:value-type="float" office:value="256500">
            <text:p>256500</text:p>
          </table:table-cell>
          <table:table-cell office:value-type="float" office:value="220598">
            <text:p>220598</text:p>
          </table:table-cell>
          <table:table-cell office:value-type="float" office:value="3968714476">
            <text:p>3968714476</text:p>
          </table:table-cell>
          <table:table-cell office:value-type="float" office:value="236738">
            <text:p>236738</text:p>
          </table:table-cell>
          <table:table-cell office:value-type="float" office:value="199512">
            <text:p>199512</text:p>
          </table:table-cell>
          <table:table-cell office:value-type="float" office:value="167380">
            <text:p>167380</text:p>
          </table:table-cell>
          <table:table-cell office:value-type="float" office:value="77019112">
            <text:p>77019112</text:p>
          </table:table-cell>
          <table:table-cell office:value-type="float" office:value="330321">
            <text:p>330321</text:p>
          </table:table-cell>
          <table:table-cell office:value-type="float" office:value="257834">
            <text:p>257834</text:p>
          </table:table-cell>
          <table:table-cell office:value-type="float" office:value="6902289110">
            <text:p>6902289110</text:p>
          </table:table-cell>
          <table:table-cell office:value-type="float" office:value="202996">
            <text:p>202996</text:p>
          </table:table-cell>
          <table:table-cell office:value-type="float" office:value="168146">
            <text:p>168146</text:p>
          </table:table-cell>
          <table:table-cell office:value-type="float" office:value="163314">
            <text:p>163314</text:p>
          </table:table-cell>
          <table:table-cell office:value-type="float" office:value="17112307">
            <text:p>17112307</text:p>
          </table:table-cell>
          <table:table-cell office:value-type="float" office:value="277420">
            <text:p>277420</text:p>
          </table:table-cell>
          <table:table-cell office:value-type="float" office:value="237852">
            <text:p>237852</text:p>
          </table:table-cell>
          <table:table-cell/>
        </table:table-row>
        <table:table-row table:style-name="ro1">
          <table:table-cell office:value-type="float" office:value="4873316750">
            <text:p>4873316750</text:p>
          </table:table-cell>
          <table:table-cell office:value-type="float" office:value="219801">
            <text:p>219801</text:p>
          </table:table-cell>
          <table:table-cell office:value-type="float" office:value="155748">
            <text:p>155748</text:p>
          </table:table-cell>
          <table:table-cell office:value-type="float" office:value="152898">
            <text:p>152898</text:p>
          </table:table-cell>
          <table:table-cell office:value-type="float" office:value="13816109">
            <text:p>13816109</text:p>
          </table:table-cell>
          <table:table-cell office:value-type="float" office:value="275414">
            <text:p>275414</text:p>
          </table:table-cell>
          <table:table-cell office:value-type="float" office:value="228936">
            <text:p>228936</text:p>
          </table:table-cell>
          <table:table-cell office:value-type="float" office:value="2250703492">
            <text:p>2250703492</text:p>
          </table:table-cell>
          <table:table-cell office:value-type="float" office:value="202528">
            <text:p>202528</text:p>
          </table:table-cell>
          <table:table-cell office:value-type="float" office:value="168920">
            <text:p>168920</text:p>
          </table:table-cell>
          <table:table-cell office:value-type="float" office:value="163178">
            <text:p>163178</text:p>
          </table:table-cell>
          <table:table-cell office:value-type="float" office:value="495196">
            <text:p>495196</text:p>
          </table:table-cell>
          <table:table-cell office:value-type="float" office:value="278946">
            <text:p>278946</text:p>
          </table:table-cell>
          <table:table-cell office:value-type="float" office:value="240976">
            <text:p>240976</text:p>
          </table:table-cell>
          <table:table-cell office:value-type="float" office:value="2759474056">
            <text:p>2759474056</text:p>
          </table:table-cell>
          <table:table-cell office:value-type="float" office:value="204884">
            <text:p>204884</text:p>
          </table:table-cell>
          <table:table-cell office:value-type="float" office:value="176388">
            <text:p>176388</text:p>
          </table:table-cell>
          <table:table-cell office:value-type="float" office:value="160940">
            <text:p>160940</text:p>
          </table:table-cell>
          <table:table-cell office:value-type="float" office:value="171377932">
            <text:p>171377932</text:p>
          </table:table-cell>
          <table:table-cell office:value-type="float" office:value="289876">
            <text:p>289876</text:p>
          </table:table-cell>
          <table:table-cell office:value-type="float" office:value="296572">
            <text:p>296572</text:p>
          </table:table-cell>
          <table:table-cell/>
        </table:table-row>
        <table:table-row table:style-name="ro1">
          <table:table-cell office:value-type="float" office:value="5750658974">
            <text:p>5750658974</text:p>
          </table:table-cell>
          <table:table-cell office:value-type="float" office:value="192538">
            <text:p>192538</text:p>
          </table:table-cell>
          <table:table-cell office:value-type="float" office:value="253740">
            <text:p>253740</text:p>
          </table:table-cell>
          <table:table-cell office:value-type="float" office:value="153428">
            <text:p>153428</text:p>
          </table:table-cell>
          <table:table-cell office:value-type="float" office:value="4627539">
            <text:p>4627539</text:p>
          </table:table-cell>
          <table:table-cell office:value-type="float" office:value="277116">
            <text:p>277116</text:p>
          </table:table-cell>
          <table:table-cell office:value-type="float" office:value="231562">
            <text:p>231562</text:p>
          </table:table-cell>
          <table:table-cell office:value-type="float" office:value="4401237281">
            <text:p>4401237281</text:p>
          </table:table-cell>
          <table:table-cell office:value-type="float" office:value="204468">
            <text:p>204468</text:p>
          </table:table-cell>
          <table:table-cell office:value-type="float" office:value="164298">
            <text:p>164298</text:p>
          </table:table-cell>
          <table:table-cell office:value-type="float" office:value="162674">
            <text:p>162674</text:p>
          </table:table-cell>
          <table:table-cell office:value-type="float" office:value="16298788">
            <text:p>16298788</text:p>
          </table:table-cell>
          <table:table-cell office:value-type="float" office:value="274918">
            <text:p>274918</text:p>
          </table:table-cell>
          <table:table-cell office:value-type="float" office:value="229418">
            <text:p>229418</text:p>
          </table:table-cell>
          <table:table-cell office:value-type="float" office:value="4311262454">
            <text:p>4311262454</text:p>
          </table:table-cell>
          <table:table-cell office:value-type="float" office:value="307736">
            <text:p>307736</text:p>
          </table:table-cell>
          <table:table-cell office:value-type="float" office:value="220316">
            <text:p>220316</text:p>
          </table:table-cell>
          <table:table-cell office:value-type="float" office:value="294614">
            <text:p>294614</text:p>
          </table:table-cell>
          <table:table-cell office:value-type="float" office:value="9680910">
            <text:p>9680910</text:p>
          </table:table-cell>
          <table:table-cell office:value-type="float" office:value="347945">
            <text:p>347945</text:p>
          </table:table-cell>
          <table:table-cell office:value-type="float" office:value="327656">
            <text:p>327656</text:p>
          </table:table-cell>
          <table:table-cell/>
        </table:table-row>
        <table:table-row table:style-name="ro1">
          <table:table-cell office:value-type="float" office:value="7769129988">
            <text:p>7769129988</text:p>
          </table:table-cell>
          <table:table-cell office:value-type="float" office:value="194672">
            <text:p>194672</text:p>
          </table:table-cell>
          <table:table-cell office:value-type="float" office:value="202681">
            <text:p>202681</text:p>
          </table:table-cell>
          <table:table-cell office:value-type="float" office:value="174337">
            <text:p>174337</text:p>
          </table:table-cell>
          <table:table-cell office:value-type="float" office:value="16137334">
            <text:p>16137334</text:p>
          </table:table-cell>
          <table:table-cell office:value-type="float" office:value="270808">
            <text:p>270808</text:p>
          </table:table-cell>
          <table:table-cell office:value-type="float" office:value="227292">
            <text:p>227292</text:p>
          </table:table-cell>
          <table:table-cell office:value-type="float" office:value="4426529842">
            <text:p>4426529842</text:p>
          </table:table-cell>
          <table:table-cell office:value-type="float" office:value="203794">
            <text:p>203794</text:p>
          </table:table-cell>
          <table:table-cell office:value-type="float" office:value="197931">
            <text:p>197931</text:p>
          </table:table-cell>
          <table:table-cell office:value-type="float" office:value="191463">
            <text:p>191463</text:p>
          </table:table-cell>
          <table:table-cell office:value-type="float" office:value="6203650">
            <text:p>6203650</text:p>
          </table:table-cell>
          <table:table-cell office:value-type="float" office:value="271234">
            <text:p>271234</text:p>
          </table:table-cell>
          <table:table-cell office:value-type="float" office:value="227410">
            <text:p>227410</text:p>
          </table:table-cell>
          <table:table-cell office:value-type="float" office:value="1986615990">
            <text:p>1986615990</text:p>
          </table:table-cell>
          <table:table-cell office:value-type="float" office:value="200846">
            <text:p>200846</text:p>
          </table:table-cell>
          <table:table-cell office:value-type="float" office:value="163330">
            <text:p>163330</text:p>
          </table:table-cell>
          <table:table-cell office:value-type="float" office:value="159792">
            <text:p>159792</text:p>
          </table:table-cell>
          <table:table-cell office:value-type="float" office:value="16826844">
            <text:p>16826844</text:p>
          </table:table-cell>
          <table:table-cell office:value-type="float" office:value="270490">
            <text:p>270490</text:p>
          </table:table-cell>
          <table:table-cell office:value-type="float" office:value="229954">
            <text:p>229954</text:p>
          </table:table-cell>
          <table:table-cell/>
        </table:table-row>
        <table:table-row table:style-name="ro1">
          <table:table-cell office:value-type="float" office:value="1760433063">
            <text:p>1760433063</text:p>
          </table:table-cell>
          <table:table-cell office:value-type="float" office:value="191628">
            <text:p>191628</text:p>
          </table:table-cell>
          <table:table-cell office:value-type="float" office:value="151404">
            <text:p>151404</text:p>
          </table:table-cell>
          <table:table-cell office:value-type="float" office:value="151438">
            <text:p>151438</text:p>
          </table:table-cell>
          <table:table-cell office:value-type="float" office:value="1674751">
            <text:p>1674751</text:p>
          </table:table-cell>
          <table:table-cell office:value-type="float" office:value="292408">
            <text:p>292408</text:p>
          </table:table-cell>
          <table:table-cell office:value-type="float" office:value="213968">
            <text:p>213968</text:p>
          </table:table-cell>
          <table:table-cell office:value-type="float" office:value="4482608958">
            <text:p>4482608958</text:p>
          </table:table-cell>
          <table:table-cell office:value-type="float" office:value="205152">
            <text:p>205152</text:p>
          </table:table-cell>
          <table:table-cell office:value-type="float" office:value="165754">
            <text:p>165754</text:p>
          </table:table-cell>
          <table:table-cell office:value-type="float" office:value="164980">
            <text:p>164980</text:p>
          </table:table-cell>
          <table:table-cell office:value-type="float" office:value="37073092">
            <text:p>37073092</text:p>
          </table:table-cell>
          <table:table-cell office:value-type="float" office:value="286420">
            <text:p>286420</text:p>
          </table:table-cell>
          <table:table-cell office:value-type="float" office:value="235516">
            <text:p>235516</text:p>
          </table:table-cell>
          <table:table-cell office:value-type="float" office:value="27103955316">
            <text:p>27103955316</text:p>
          </table:table-cell>
          <table:table-cell office:value-type="float" office:value="239711">
            <text:p>239711</text:p>
          </table:table-cell>
          <table:table-cell office:value-type="float" office:value="166372">
            <text:p>166372</text:p>
          </table:table-cell>
          <table:table-cell office:value-type="float" office:value="163108">
            <text:p>163108</text:p>
          </table:table-cell>
          <table:table-cell office:value-type="float" office:value="15953285">
            <text:p>15953285</text:p>
          </table:table-cell>
          <table:table-cell office:value-type="float" office:value="276760">
            <text:p>276760</text:p>
          </table:table-cell>
          <table:table-cell office:value-type="float" office:value="258693">
            <text:p>258693</text:p>
          </table:table-cell>
          <table:table-cell/>
        </table:table-row>
        <table:table-row table:style-name="ro1">
          <table:table-cell office:value-type="float" office:value="4218329212">
            <text:p>4218329212</text:p>
          </table:table-cell>
          <table:table-cell office:value-type="float" office:value="192444">
            <text:p>192444</text:p>
          </table:table-cell>
          <table:table-cell office:value-type="float" office:value="155884">
            <text:p>155884</text:p>
          </table:table-cell>
          <table:table-cell office:value-type="float" office:value="224247">
            <text:p>224247</text:p>
          </table:table-cell>
          <table:table-cell office:value-type="float" office:value="18836672">
            <text:p>18836672</text:p>
          </table:table-cell>
          <table:table-cell office:value-type="float" office:value="312543">
            <text:p>312543</text:p>
          </table:table-cell>
          <table:table-cell office:value-type="float" office:value="229338">
            <text:p>229338</text:p>
          </table:table-cell>
          <table:table-cell office:value-type="float" office:value="3289104046">
            <text:p>3289104046</text:p>
          </table:table-cell>
          <table:table-cell office:value-type="float" office:value="203706">
            <text:p>203706</text:p>
          </table:table-cell>
          <table:table-cell office:value-type="float" office:value="215023">
            <text:p>215023</text:p>
          </table:table-cell>
          <table:table-cell office:value-type="float" office:value="161904">
            <text:p>161904</text:p>
          </table:table-cell>
          <table:table-cell office:value-type="float" office:value="1136247">
            <text:p>1136247</text:p>
          </table:table-cell>
          <table:table-cell office:value-type="float" office:value="273320">
            <text:p>273320</text:p>
          </table:table-cell>
          <table:table-cell office:value-type="float" office:value="234218">
            <text:p>234218</text:p>
          </table:table-cell>
          <table:table-cell office:value-type="float" office:value="12965177313">
            <text:p>12965177313</text:p>
          </table:table-cell>
          <table:table-cell office:value-type="float" office:value="201190">
            <text:p>201190</text:p>
          </table:table-cell>
          <table:table-cell office:value-type="float" office:value="163638">
            <text:p>163638</text:p>
          </table:table-cell>
          <table:table-cell office:value-type="float" office:value="163398">
            <text:p>163398</text:p>
          </table:table-cell>
          <table:table-cell office:value-type="float" office:value="22779167">
            <text:p>22779167</text:p>
          </table:table-cell>
          <table:table-cell office:value-type="float" office:value="266596">
            <text:p>266596</text:p>
          </table:table-cell>
          <table:table-cell office:value-type="float" office:value="224750">
            <text:p>224750</text:p>
          </table:table-cell>
          <table:table-cell/>
        </table:table-row>
        <table:table-row table:style-name="ro1">
          <table:table-cell office:value-type="float" office:value="1244900744">
            <text:p>1244900744</text:p>
          </table:table-cell>
          <table:table-cell office:value-type="float" office:value="194490">
            <text:p>194490</text:p>
          </table:table-cell>
          <table:table-cell office:value-type="float" office:value="153950">
            <text:p>153950</text:p>
          </table:table-cell>
          <table:table-cell office:value-type="float" office:value="151010">
            <text:p>151010</text:p>
          </table:table-cell>
          <table:table-cell office:value-type="float" office:value="461914">
            <text:p>461914</text:p>
          </table:table-cell>
          <table:table-cell office:value-type="float" office:value="304731">
            <text:p>304731</text:p>
          </table:table-cell>
          <table:table-cell office:value-type="float" office:value="218980">
            <text:p>218980</text:p>
          </table:table-cell>
          <table:table-cell office:value-type="float" office:value="5480588041">
            <text:p>5480588041</text:p>
          </table:table-cell>
          <table:table-cell office:value-type="float" office:value="203240">
            <text:p>203240</text:p>
          </table:table-cell>
          <table:table-cell office:value-type="float" office:value="166182">
            <text:p>166182</text:p>
          </table:table-cell>
          <table:table-cell office:value-type="float" office:value="162710">
            <text:p>162710</text:p>
          </table:table-cell>
          <table:table-cell office:value-type="float" office:value="13129236">
            <text:p>13129236</text:p>
          </table:table-cell>
          <table:table-cell office:value-type="float" office:value="282812">
            <text:p>282812</text:p>
          </table:table-cell>
          <table:table-cell office:value-type="float" office:value="236752">
            <text:p>236752</text:p>
          </table:table-cell>
          <table:table-cell office:value-type="float" office:value="1771552283">
            <text:p>1771552283</text:p>
          </table:table-cell>
          <table:table-cell office:value-type="float" office:value="203700">
            <text:p>203700</text:p>
          </table:table-cell>
          <table:table-cell office:value-type="float" office:value="164004">
            <text:p>164004</text:p>
          </table:table-cell>
          <table:table-cell office:value-type="float" office:value="161432">
            <text:p>161432</text:p>
          </table:table-cell>
          <table:table-cell office:value-type="float" office:value="3430343">
            <text:p>3430343</text:p>
          </table:table-cell>
          <table:table-cell office:value-type="float" office:value="274710">
            <text:p>274710</text:p>
          </table:table-cell>
          <table:table-cell office:value-type="float" office:value="234728">
            <text:p>234728</text:p>
          </table:table-cell>
          <table:table-cell/>
        </table:table-row>
        <table:table-row table:style-name="ro1">
          <table:table-cell office:value-type="float" office:value="1867388250">
            <text:p>1867388250</text:p>
          </table:table-cell>
          <table:table-cell office:value-type="float" office:value="193942">
            <text:p>193942</text:p>
          </table:table-cell>
          <table:table-cell office:value-type="float" office:value="152862">
            <text:p>152862</text:p>
          </table:table-cell>
          <table:table-cell office:value-type="float" office:value="152812">
            <text:p>152812</text:p>
          </table:table-cell>
          <table:table-cell office:value-type="float" office:value="4098248">
            <text:p>4098248</text:p>
          </table:table-cell>
          <table:table-cell office:value-type="float" office:value="268044">
            <text:p>268044</text:p>
          </table:table-cell>
          <table:table-cell office:value-type="float" office:value="280377">
            <text:p>280377</text:p>
          </table:table-cell>
          <table:table-cell office:value-type="float" office:value="3018189934">
            <text:p>3018189934</text:p>
          </table:table-cell>
          <table:table-cell office:value-type="float" office:value="294622">
            <text:p>294622</text:p>
          </table:table-cell>
          <table:table-cell office:value-type="float" office:value="197098">
            <text:p>197098</text:p>
          </table:table-cell>
          <table:table-cell office:value-type="float" office:value="248893">
            <text:p>248893</text:p>
          </table:table-cell>
          <table:table-cell office:value-type="float" office:value="11509869">
            <text:p>11509869</text:p>
          </table:table-cell>
          <table:table-cell office:value-type="float" office:value="268198">
            <text:p>268198</text:p>
          </table:table-cell>
          <table:table-cell office:value-type="float" office:value="229396">
            <text:p>229396</text:p>
          </table:table-cell>
          <table:table-cell office:value-type="float" office:value="27442387149">
            <text:p>27442387149</text:p>
          </table:table-cell>
          <table:table-cell office:value-type="float" office:value="204174">
            <text:p>204174</text:p>
          </table:table-cell>
          <table:table-cell office:value-type="float" office:value="191612">
            <text:p>191612</text:p>
          </table:table-cell>
          <table:table-cell office:value-type="float" office:value="159874">
            <text:p>159874</text:p>
          </table:table-cell>
          <table:table-cell office:value-type="float" office:value="6301617">
            <text:p>6301617</text:p>
          </table:table-cell>
          <table:table-cell office:value-type="float" office:value="280558">
            <text:p>280558</text:p>
          </table:table-cell>
          <table:table-cell office:value-type="float" office:value="232982">
            <text:p>232982</text:p>
          </table:table-cell>
          <table:table-cell/>
        </table:table-row>
        <table:table-row table:style-name="ro1">
          <table:table-cell office:value-type="float" office:value="16508113640">
            <text:p>16508113640</text:p>
          </table:table-cell>
          <table:table-cell office:value-type="float" office:value="194146">
            <text:p>194146</text:p>
          </table:table-cell>
          <table:table-cell office:value-type="float" office:value="154044">
            <text:p>154044</text:p>
          </table:table-cell>
          <table:table-cell office:value-type="float" office:value="149848">
            <text:p>149848</text:p>
          </table:table-cell>
          <table:table-cell office:value-type="float" office:value="486943">
            <text:p>486943</text:p>
          </table:table-cell>
          <table:table-cell office:value-type="float" office:value="272588">
            <text:p>272588</text:p>
          </table:table-cell>
          <table:table-cell office:value-type="float" office:value="241791">
            <text:p>241791</text:p>
          </table:table-cell>
          <table:table-cell office:value-type="float" office:value="11409623771">
            <text:p>11409623771</text:p>
          </table:table-cell>
          <table:table-cell office:value-type="float" office:value="334238">
            <text:p>334238</text:p>
          </table:table-cell>
          <table:table-cell office:value-type="float" office:value="218565">
            <text:p>218565</text:p>
          </table:table-cell>
          <table:table-cell office:value-type="float" office:value="496703">
            <text:p>496703</text:p>
          </table:table-cell>
          <table:table-cell office:value-type="float" office:value="493724">
            <text:p>493724</text:p>
          </table:table-cell>
          <table:table-cell office:value-type="float" office:value="336715">
            <text:p>336715</text:p>
          </table:table-cell>
          <table:table-cell office:value-type="float" office:value="302411">
            <text:p>302411</text:p>
          </table:table-cell>
          <table:table-cell office:value-type="float" office:value="3426531358">
            <text:p>3426531358</text:p>
          </table:table-cell>
          <table:table-cell office:value-type="float" office:value="199296">
            <text:p>199296</text:p>
          </table:table-cell>
          <table:table-cell office:value-type="float" office:value="175218">
            <text:p>175218</text:p>
          </table:table-cell>
          <table:table-cell office:value-type="float" office:value="172030">
            <text:p>172030</text:p>
          </table:table-cell>
          <table:table-cell office:value-type="float" office:value="10349724">
            <text:p>10349724</text:p>
          </table:table-cell>
          <table:table-cell office:value-type="float" office:value="381833">
            <text:p>381833</text:p>
          </table:table-cell>
          <table:table-cell office:value-type="float" office:value="267902">
            <text:p>267902</text:p>
          </table:table-cell>
          <table:table-cell/>
        </table:table-row>
        <table:table-row table:style-name="ro1">
          <table:table-cell office:value-type="float" office:value="2705914041">
            <text:p>2705914041</text:p>
          </table:table-cell>
          <table:table-cell office:value-type="float" office:value="191828">
            <text:p>191828</text:p>
          </table:table-cell>
          <table:table-cell office:value-type="float" office:value="153298">
            <text:p>153298</text:p>
          </table:table-cell>
          <table:table-cell office:value-type="float" office:value="150062">
            <text:p>150062</text:p>
          </table:table-cell>
          <table:table-cell office:value-type="float" office:value="16871274">
            <text:p>16871274</text:p>
          </table:table-cell>
          <table:table-cell office:value-type="float" office:value="260914">
            <text:p>260914</text:p>
          </table:table-cell>
          <table:table-cell office:value-type="float" office:value="240480">
            <text:p>240480</text:p>
          </table:table-cell>
          <table:table-cell office:value-type="float" office:value="6465372873">
            <text:p>6465372873</text:p>
          </table:table-cell>
          <table:table-cell office:value-type="float" office:value="201948">
            <text:p>201948</text:p>
          </table:table-cell>
          <table:table-cell office:value-type="float" office:value="199277">
            <text:p>199277</text:p>
          </table:table-cell>
          <table:table-cell office:value-type="float" office:value="162786">
            <text:p>162786</text:p>
          </table:table-cell>
          <table:table-cell office:value-type="float" office:value="3704070">
            <text:p>3704070</text:p>
          </table:table-cell>
          <table:table-cell office:value-type="float" office:value="257894">
            <text:p>257894</text:p>
          </table:table-cell>
          <table:table-cell office:value-type="float" office:value="220382">
            <text:p>220382</text:p>
          </table:table-cell>
          <table:table-cell office:value-type="float" office:value="3805113264">
            <text:p>3805113264</text:p>
          </table:table-cell>
          <table:table-cell office:value-type="float" office:value="201918">
            <text:p>201918</text:p>
          </table:table-cell>
          <table:table-cell office:value-type="float" office:value="160934">
            <text:p>160934</text:p>
          </table:table-cell>
          <table:table-cell office:value-type="float" office:value="156402">
            <text:p>156402</text:p>
          </table:table-cell>
          <table:table-cell office:value-type="float" office:value="474730">
            <text:p>474730</text:p>
          </table:table-cell>
          <table:table-cell office:value-type="float" office:value="265260">
            <text:p>265260</text:p>
          </table:table-cell>
          <table:table-cell office:value-type="float" office:value="347131">
            <text:p>347131</text:p>
          </table:table-cell>
          <table:table-cell/>
        </table:table-row>
        <table:table-row table:style-name="ro1">
          <table:table-cell office:value-type="float" office:value="1110833518">
            <text:p>1110833518</text:p>
          </table:table-cell>
          <table:table-cell office:value-type="float" office:value="318250">
            <text:p>318250</text:p>
          </table:table-cell>
          <table:table-cell office:value-type="float" office:value="153440">
            <text:p>153440</text:p>
          </table:table-cell>
          <table:table-cell office:value-type="float" office:value="149702">
            <text:p>149702</text:p>
          </table:table-cell>
          <table:table-cell office:value-type="float" office:value="3574221">
            <text:p>3574221</text:p>
          </table:table-cell>
          <table:table-cell office:value-type="float" office:value="317666">
            <text:p>317666</text:p>
          </table:table-cell>
          <table:table-cell office:value-type="float" office:value="303696">
            <text:p>303696</text:p>
          </table:table-cell>
          <table:table-cell office:value-type="float" office:value="3247096645">
            <text:p>3247096645</text:p>
          </table:table-cell>
          <table:table-cell office:value-type="float" office:value="273224">
            <text:p>273224</text:p>
          </table:table-cell>
          <table:table-cell office:value-type="float" office:value="217302">
            <text:p>217302</text:p>
          </table:table-cell>
          <table:table-cell office:value-type="float" office:value="208352">
            <text:p>208352</text:p>
          </table:table-cell>
          <table:table-cell office:value-type="float" office:value="21004853">
            <text:p>21004853</text:p>
          </table:table-cell>
          <table:table-cell office:value-type="float" office:value="288424">
            <text:p>288424</text:p>
          </table:table-cell>
          <table:table-cell office:value-type="float" office:value="235784">
            <text:p>235784</text:p>
          </table:table-cell>
          <table:table-cell office:value-type="float" office:value="26946991726">
            <text:p>26946991726</text:p>
          </table:table-cell>
          <table:table-cell office:value-type="float" office:value="204038">
            <text:p>204038</text:p>
          </table:table-cell>
          <table:table-cell office:value-type="float" office:value="185265">
            <text:p>185265</text:p>
          </table:table-cell>
          <table:table-cell office:value-type="float" office:value="158334">
            <text:p>158334</text:p>
          </table:table-cell>
          <table:table-cell office:value-type="float" office:value="17987939">
            <text:p>17987939</text:p>
          </table:table-cell>
          <table:table-cell office:value-type="float" office:value="281946">
            <text:p>281946</text:p>
          </table:table-cell>
          <table:table-cell office:value-type="float" office:value="231068">
            <text:p>231068</text:p>
          </table:table-cell>
          <table:table-cell/>
        </table:table-row>
        <table:table-row table:style-name="ro1">
          <table:table-cell office:value-type="float" office:value="358826635">
            <text:p>358826635</text:p>
          </table:table-cell>
          <table:table-cell office:value-type="float" office:value="231079">
            <text:p>231079</text:p>
          </table:table-cell>
          <table:table-cell office:value-type="float" office:value="164834">
            <text:p>164834</text:p>
          </table:table-cell>
          <table:table-cell office:value-type="float" office:value="175262">
            <text:p>175262</text:p>
          </table:table-cell>
          <table:table-cell office:value-type="float" office:value="5332709">
            <text:p>5332709</text:p>
          </table:table-cell>
          <table:table-cell office:value-type="float" office:value="584868">
            <text:p>584868</text:p>
          </table:table-cell>
          <table:table-cell office:value-type="float" office:value="224094">
            <text:p>224094</text:p>
          </table:table-cell>
          <table:table-cell office:value-type="float" office:value="1029155468">
            <text:p>1029155468</text:p>
          </table:table-cell>
          <table:table-cell office:value-type="float" office:value="202636">
            <text:p>202636</text:p>
          </table:table-cell>
          <table:table-cell office:value-type="float" office:value="169252">
            <text:p>169252</text:p>
          </table:table-cell>
          <table:table-cell office:value-type="float" office:value="162250">
            <text:p>162250</text:p>
          </table:table-cell>
          <table:table-cell office:value-type="float" office:value="23151702">
            <text:p>23151702</text:p>
          </table:table-cell>
          <table:table-cell office:value-type="float" office:value="321132">
            <text:p>321132</text:p>
          </table:table-cell>
          <table:table-cell office:value-type="float" office:value="245646">
            <text:p>245646</text:p>
          </table:table-cell>
          <table:table-cell office:value-type="float" office:value="523751253">
            <text:p>523751253</text:p>
          </table:table-cell>
          <table:table-cell office:value-type="float" office:value="269418">
            <text:p>269418</text:p>
          </table:table-cell>
          <table:table-cell office:value-type="float" office:value="167854">
            <text:p>167854</text:p>
          </table:table-cell>
          <table:table-cell office:value-type="float" office:value="160024">
            <text:p>160024</text:p>
          </table:table-cell>
          <table:table-cell office:value-type="float" office:value="8548546">
            <text:p>8548546</text:p>
          </table:table-cell>
          <table:table-cell office:value-type="float" office:value="451733">
            <text:p>451733</text:p>
          </table:table-cell>
          <table:table-cell office:value-type="float" office:value="480614">
            <text:p>480614</text:p>
          </table:table-cell>
          <table:table-cell/>
        </table:table-row>
        <table:table-row table:style-name="ro1">
          <table:table-cell office:value-type="float" office:value="2208585597">
            <text:p>2208585597</text:p>
          </table:table-cell>
          <table:table-cell office:value-type="float" office:value="195206">
            <text:p>195206</text:p>
          </table:table-cell>
          <table:table-cell office:value-type="float" office:value="153526">
            <text:p>153526</text:p>
          </table:table-cell>
          <table:table-cell office:value-type="float" office:value="151440">
            <text:p>151440</text:p>
          </table:table-cell>
          <table:table-cell office:value-type="float" office:value="32607663">
            <text:p>32607663</text:p>
          </table:table-cell>
          <table:table-cell office:value-type="float" office:value="281666">
            <text:p>281666</text:p>
          </table:table-cell>
          <table:table-cell office:value-type="float" office:value="263084">
            <text:p>263084</text:p>
          </table:table-cell>
          <table:table-cell office:value-type="float" office:value="11778217091">
            <text:p>11778217091</text:p>
          </table:table-cell>
          <table:table-cell office:value-type="float" office:value="206090">
            <text:p>206090</text:p>
          </table:table-cell>
          <table:table-cell office:value-type="float" office:value="168442">
            <text:p>168442</text:p>
          </table:table-cell>
          <table:table-cell office:value-type="float" office:value="161462">
            <text:p>161462</text:p>
          </table:table-cell>
          <table:table-cell office:value-type="float" office:value="2171686">
            <text:p>2171686</text:p>
          </table:table-cell>
          <table:table-cell office:value-type="float" office:value="282752">
            <text:p>282752</text:p>
          </table:table-cell>
          <table:table-cell office:value-type="float" office:value="236430">
            <text:p>236430</text:p>
          </table:table-cell>
          <table:table-cell office:value-type="float" office:value="25490641938">
            <text:p>25490641938</text:p>
          </table:table-cell>
          <table:table-cell office:value-type="float" office:value="202884">
            <text:p>202884</text:p>
          </table:table-cell>
          <table:table-cell office:value-type="float" office:value="199916">
            <text:p>199916</text:p>
          </table:table-cell>
          <table:table-cell office:value-type="float" office:value="167630">
            <text:p>167630</text:p>
          </table:table-cell>
          <table:table-cell office:value-type="float" office:value="27792927">
            <text:p>27792927</text:p>
          </table:table-cell>
          <table:table-cell office:value-type="float" office:value="275464">
            <text:p>275464</text:p>
          </table:table-cell>
          <table:table-cell office:value-type="float" office:value="230814">
            <text:p>230814</text:p>
          </table:table-cell>
          <table:table-cell/>
        </table:table-row>
        <table:table-row table:style-name="ro1">
          <table:table-cell office:value-type="float" office:value="6715832692">
            <text:p>6715832692</text:p>
          </table:table-cell>
          <table:table-cell office:value-type="float" office:value="192018">
            <text:p>192018</text:p>
          </table:table-cell>
          <table:table-cell office:value-type="float" office:value="152790">
            <text:p>152790</text:p>
          </table:table-cell>
          <table:table-cell office:value-type="float" office:value="154902">
            <text:p>154902</text:p>
          </table:table-cell>
          <table:table-cell office:value-type="float" office:value="2437786">
            <text:p>2437786</text:p>
          </table:table-cell>
          <table:table-cell office:value-type="float" office:value="264324">
            <text:p>264324</text:p>
          </table:table-cell>
          <table:table-cell office:value-type="float" office:value="256724">
            <text:p>256724</text:p>
          </table:table-cell>
          <table:table-cell office:value-type="float" office:value="3823026904">
            <text:p>3823026904</text:p>
          </table:table-cell>
          <table:table-cell office:value-type="float" office:value="202960">
            <text:p>202960</text:p>
          </table:table-cell>
          <table:table-cell office:value-type="float" office:value="165956">
            <text:p>165956</text:p>
          </table:table-cell>
          <table:table-cell office:value-type="float" office:value="160722">
            <text:p>160722</text:p>
          </table:table-cell>
          <table:table-cell office:value-type="float" office:value="256664">
            <text:p>256664</text:p>
          </table:table-cell>
          <table:table-cell office:value-type="float" office:value="272432">
            <text:p>272432</text:p>
          </table:table-cell>
          <table:table-cell office:value-type="float" office:value="235914">
            <text:p>235914</text:p>
          </table:table-cell>
          <table:table-cell office:value-type="float" office:value="2918088808">
            <text:p>2918088808</text:p>
          </table:table-cell>
          <table:table-cell office:value-type="float" office:value="200908">
            <text:p>200908</text:p>
          </table:table-cell>
          <table:table-cell office:value-type="float" office:value="162668">
            <text:p>162668</text:p>
          </table:table-cell>
          <table:table-cell office:value-type="float" office:value="161114">
            <text:p>161114</text:p>
          </table:table-cell>
          <table:table-cell office:value-type="float" office:value="4604487">
            <text:p>4604487</text:p>
          </table:table-cell>
          <table:table-cell office:value-type="float" office:value="273022">
            <text:p>273022</text:p>
          </table:table-cell>
          <table:table-cell office:value-type="float" office:value="263009">
            <text:p>263009</text:p>
          </table:table-cell>
          <table:table-cell/>
        </table:table-row>
        <table:table-row table:style-name="ro1">
          <table:table-cell office:value-type="float" office:value="2675166805">
            <text:p>2675166805</text:p>
          </table:table-cell>
          <table:table-cell office:value-type="float" office:value="284202">
            <text:p>284202</text:p>
          </table:table-cell>
          <table:table-cell office:value-type="float" office:value="365096">
            <text:p>365096</text:p>
          </table:table-cell>
          <table:table-cell office:value-type="float" office:value="213980">
            <text:p>213980</text:p>
          </table:table-cell>
          <table:table-cell office:value-type="float" office:value="7385641">
            <text:p>7385641</text:p>
          </table:table-cell>
          <table:table-cell office:value-type="float" office:value="373776">
            <text:p>373776</text:p>
          </table:table-cell>
          <table:table-cell office:value-type="float" office:value="384773">
            <text:p>384773</text:p>
          </table:table-cell>
          <table:table-cell office:value-type="float" office:value="2884948629">
            <text:p>2884948629</text:p>
          </table:table-cell>
          <table:table-cell office:value-type="float" office:value="204216">
            <text:p>204216</text:p>
          </table:table-cell>
          <table:table-cell office:value-type="float" office:value="165092">
            <text:p>165092</text:p>
          </table:table-cell>
          <table:table-cell office:value-type="float" office:value="163474">
            <text:p>163474</text:p>
          </table:table-cell>
          <table:table-cell office:value-type="float" office:value="46662369">
            <text:p>46662369</text:p>
          </table:table-cell>
          <table:table-cell office:value-type="float" office:value="336079">
            <text:p>336079</text:p>
          </table:table-cell>
          <table:table-cell office:value-type="float" office:value="275504">
            <text:p>275504</text:p>
          </table:table-cell>
          <table:table-cell office:value-type="float" office:value="3681218170">
            <text:p>3681218170</text:p>
          </table:table-cell>
          <table:table-cell office:value-type="float" office:value="200682">
            <text:p>200682</text:p>
          </table:table-cell>
          <table:table-cell office:value-type="float" office:value="163332">
            <text:p>163332</text:p>
          </table:table-cell>
          <table:table-cell office:value-type="float" office:value="161924">
            <text:p>161924</text:p>
          </table:table-cell>
          <table:table-cell office:value-type="float" office:value="626428">
            <text:p>626428</text:p>
          </table:table-cell>
          <table:table-cell office:value-type="float" office:value="273912">
            <text:p>273912</text:p>
          </table:table-cell>
          <table:table-cell office:value-type="float" office:value="217196">
            <text:p>217196</text:p>
          </table:table-cell>
          <table:table-cell/>
        </table:table-row>
        <table:table-row table:style-name="ro1">
          <table:table-cell office:value-type="float" office:value="3489202790">
            <text:p>3489202790</text:p>
          </table:table-cell>
          <table:table-cell office:value-type="float" office:value="225884">
            <text:p>225884</text:p>
          </table:table-cell>
          <table:table-cell office:value-type="float" office:value="152218">
            <text:p>152218</text:p>
          </table:table-cell>
          <table:table-cell office:value-type="float" office:value="151058">
            <text:p>151058</text:p>
          </table:table-cell>
          <table:table-cell office:value-type="float" office:value="5015976">
            <text:p>5015976</text:p>
          </table:table-cell>
          <table:table-cell office:value-type="float" office:value="268216">
            <text:p>268216</text:p>
          </table:table-cell>
          <table:table-cell office:value-type="float" office:value="237727">
            <text:p>237727</text:p>
          </table:table-cell>
          <table:table-cell office:value-type="float" office:value="9442715554">
            <text:p>9442715554</text:p>
          </table:table-cell>
          <table:table-cell office:value-type="float" office:value="205314">
            <text:p>205314</text:p>
          </table:table-cell>
          <table:table-cell office:value-type="float" office:value="167264">
            <text:p>167264</text:p>
          </table:table-cell>
          <table:table-cell office:value-type="float" office:value="160616">
            <text:p>160616</text:p>
          </table:table-cell>
          <table:table-cell office:value-type="float" office:value="5900842">
            <text:p>5900842</text:p>
          </table:table-cell>
          <table:table-cell office:value-type="float" office:value="285130">
            <text:p>285130</text:p>
          </table:table-cell>
          <table:table-cell office:value-type="float" office:value="237420">
            <text:p>237420</text:p>
          </table:table-cell>
          <table:table-cell office:value-type="float" office:value="1627763552">
            <text:p>1627763552</text:p>
          </table:table-cell>
          <table:table-cell office:value-type="float" office:value="200598">
            <text:p>200598</text:p>
          </table:table-cell>
          <table:table-cell office:value-type="float" office:value="164492">
            <text:p>164492</text:p>
          </table:table-cell>
          <table:table-cell office:value-type="float" office:value="160214">
            <text:p>160214</text:p>
          </table:table-cell>
          <table:table-cell office:value-type="float" office:value="710844">
            <text:p>710844</text:p>
          </table:table-cell>
          <table:table-cell office:value-type="float" office:value="367382">
            <text:p>367382</text:p>
          </table:table-cell>
          <table:table-cell office:value-type="float" office:value="224260">
            <text:p>224260</text:p>
          </table:table-cell>
          <table:table-cell/>
        </table:table-row>
        <table:table-row table:style-name="ro1">
          <table:table-cell office:value-type="float" office:value="22647176374">
            <text:p>22647176374</text:p>
          </table:table-cell>
          <table:table-cell office:value-type="float" office:value="191496">
            <text:p>191496</text:p>
          </table:table-cell>
          <table:table-cell office:value-type="float" office:value="174474">
            <text:p>174474</text:p>
          </table:table-cell>
          <table:table-cell office:value-type="float" office:value="149814">
            <text:p>149814</text:p>
          </table:table-cell>
          <table:table-cell office:value-type="float" office:value="52764103">
            <text:p>52764103</text:p>
          </table:table-cell>
          <table:table-cell office:value-type="float" office:value="276888">
            <text:p>276888</text:p>
          </table:table-cell>
          <table:table-cell office:value-type="float" office:value="286090">
            <text:p>286090</text:p>
          </table:table-cell>
          <table:table-cell office:value-type="float" office:value="4477773985">
            <text:p>4477773985</text:p>
          </table:table-cell>
          <table:table-cell office:value-type="float" office:value="203622">
            <text:p>203622</text:p>
          </table:table-cell>
          <table:table-cell office:value-type="float" office:value="168426">
            <text:p>168426</text:p>
          </table:table-cell>
          <table:table-cell office:value-type="float" office:value="163002">
            <text:p>163002</text:p>
          </table:table-cell>
          <table:table-cell office:value-type="float" office:value="3261310">
            <text:p>3261310</text:p>
          </table:table-cell>
          <table:table-cell office:value-type="float" office:value="276106">
            <text:p>276106</text:p>
          </table:table-cell>
          <table:table-cell office:value-type="float" office:value="233270">
            <text:p>233270</text:p>
          </table:table-cell>
          <table:table-cell office:value-type="float" office:value="4182094237">
            <text:p>4182094237</text:p>
          </table:table-cell>
          <table:table-cell office:value-type="float" office:value="202426">
            <text:p>202426</text:p>
          </table:table-cell>
          <table:table-cell office:value-type="float" office:value="163064">
            <text:p>163064</text:p>
          </table:table-cell>
          <table:table-cell office:value-type="float" office:value="162226">
            <text:p>162226</text:p>
          </table:table-cell>
          <table:table-cell office:value-type="float" office:value="16484878">
            <text:p>16484878</text:p>
          </table:table-cell>
          <table:table-cell office:value-type="float" office:value="273692">
            <text:p>273692</text:p>
          </table:table-cell>
          <table:table-cell office:value-type="float" office:value="227198">
            <text:p>227198</text:p>
          </table:table-cell>
          <table:table-cell/>
        </table:table-row>
        <table:table-row table:style-name="ro1">
          <table:table-cell office:value-type="float" office:value="6023664050">
            <text:p>6023664050</text:p>
          </table:table-cell>
          <table:table-cell office:value-type="float" office:value="195426">
            <text:p>195426</text:p>
          </table:table-cell>
          <table:table-cell office:value-type="float" office:value="155820">
            <text:p>155820</text:p>
          </table:table-cell>
          <table:table-cell office:value-type="float" office:value="151910">
            <text:p>151910</text:p>
          </table:table-cell>
          <table:table-cell office:value-type="float" office:value="1547744">
            <text:p>1547744</text:p>
          </table:table-cell>
          <table:table-cell office:value-type="float" office:value="267188">
            <text:p>267188</text:p>
          </table:table-cell>
          <table:table-cell office:value-type="float" office:value="279532">
            <text:p>279532</text:p>
          </table:table-cell>
          <table:table-cell office:value-type="float" office:value="9286918371">
            <text:p>9286918371</text:p>
          </table:table-cell>
          <table:table-cell office:value-type="float" office:value="207628">
            <text:p>207628</text:p>
          </table:table-cell>
          <table:table-cell office:value-type="float" office:value="201569">
            <text:p>201569</text:p>
          </table:table-cell>
          <table:table-cell office:value-type="float" office:value="160918">
            <text:p>160918</text:p>
          </table:table-cell>
          <table:table-cell office:value-type="float" office:value="10453370">
            <text:p>10453370</text:p>
          </table:table-cell>
          <table:table-cell office:value-type="float" office:value="284238">
            <text:p>284238</text:p>
          </table:table-cell>
          <table:table-cell office:value-type="float" office:value="238858">
            <text:p>238858</text:p>
          </table:table-cell>
          <table:table-cell office:value-type="float" office:value="1912958496">
            <text:p>1912958496</text:p>
          </table:table-cell>
          <table:table-cell office:value-type="float" office:value="202290">
            <text:p>202290</text:p>
          </table:table-cell>
          <table:table-cell office:value-type="float" office:value="163180">
            <text:p>163180</text:p>
          </table:table-cell>
          <table:table-cell office:value-type="float" office:value="171090">
            <text:p>171090</text:p>
          </table:table-cell>
          <table:table-cell office:value-type="float" office:value="20629777">
            <text:p>20629777</text:p>
          </table:table-cell>
          <table:table-cell office:value-type="float" office:value="297128">
            <text:p>297128</text:p>
          </table:table-cell>
          <table:table-cell office:value-type="float" office:value="272665">
            <text:p>272665</text:p>
          </table:table-cell>
          <table:table-cell/>
        </table:table-row>
        <table:table-row table:style-name="ro1">
          <table:table-cell office:value-type="float" office:value="2668748995">
            <text:p>2668748995</text:p>
          </table:table-cell>
          <table:table-cell office:value-type="float" office:value="247862">
            <text:p>247862</text:p>
          </table:table-cell>
          <table:table-cell office:value-type="float" office:value="155130">
            <text:p>155130</text:p>
          </table:table-cell>
          <table:table-cell office:value-type="float" office:value="173485">
            <text:p>173485</text:p>
          </table:table-cell>
          <table:table-cell office:value-type="float" office:value="2485685">
            <text:p>2485685</text:p>
          </table:table-cell>
          <table:table-cell office:value-type="float" office:value="297993">
            <text:p>297993</text:p>
          </table:table-cell>
          <table:table-cell office:value-type="float" office:value="233452">
            <text:p>233452</text:p>
          </table:table-cell>
          <table:table-cell office:value-type="float" office:value="769623256">
            <text:p>769623256</text:p>
          </table:table-cell>
          <table:table-cell office:value-type="float" office:value="206054">
            <text:p>206054</text:p>
          </table:table-cell>
          <table:table-cell office:value-type="float" office:value="164014">
            <text:p>164014</text:p>
          </table:table-cell>
          <table:table-cell office:value-type="float" office:value="165752">
            <text:p>165752</text:p>
          </table:table-cell>
          <table:table-cell office:value-type="float" office:value="4135883">
            <text:p>4135883</text:p>
          </table:table-cell>
          <table:table-cell office:value-type="float" office:value="275048">
            <text:p>275048</text:p>
          </table:table-cell>
          <table:table-cell office:value-type="float" office:value="241746">
            <text:p>241746</text:p>
          </table:table-cell>
          <table:table-cell office:value-type="float" office:value="4320900768">
            <text:p>4320900768</text:p>
          </table:table-cell>
          <table:table-cell office:value-type="float" office:value="204710">
            <text:p>204710</text:p>
          </table:table-cell>
          <table:table-cell office:value-type="float" office:value="249865">
            <text:p>249865</text:p>
          </table:table-cell>
          <table:table-cell office:value-type="float" office:value="159872">
            <text:p>159872</text:p>
          </table:table-cell>
          <table:table-cell office:value-type="float" office:value="8919026">
            <text:p>8919026</text:p>
          </table:table-cell>
          <table:table-cell office:value-type="float" office:value="275962">
            <text:p>275962</text:p>
          </table:table-cell>
          <table:table-cell office:value-type="float" office:value="233384">
            <text:p>233384</text:p>
          </table:table-cell>
          <table:table-cell/>
        </table:table-row>
        <table:table-row table:style-name="ro1">
          <table:table-cell office:value-type="float" office:value="1542399688">
            <text:p>1542399688</text:p>
          </table:table-cell>
          <table:table-cell office:value-type="float" office:value="192376">
            <text:p>192376</text:p>
          </table:table-cell>
          <table:table-cell office:value-type="float" office:value="153442">
            <text:p>153442</text:p>
          </table:table-cell>
          <table:table-cell office:value-type="float" office:value="192686">
            <text:p>192686</text:p>
          </table:table-cell>
          <table:table-cell office:value-type="float" office:value="12926922">
            <text:p>12926922</text:p>
          </table:table-cell>
          <table:table-cell office:value-type="float" office:value="264034">
            <text:p>264034</text:p>
          </table:table-cell>
          <table:table-cell office:value-type="float" office:value="223554">
            <text:p>223554</text:p>
          </table:table-cell>
          <table:table-cell office:value-type="float" office:value="4466285593">
            <text:p>4466285593</text:p>
          </table:table-cell>
          <table:table-cell office:value-type="float" office:value="232489">
            <text:p>232489</text:p>
          </table:table-cell>
          <table:table-cell office:value-type="float" office:value="191954">
            <text:p>191954</text:p>
          </table:table-cell>
          <table:table-cell office:value-type="float" office:value="159950">
            <text:p>159950</text:p>
          </table:table-cell>
          <table:table-cell office:value-type="float" office:value="19013516">
            <text:p>19013516</text:p>
          </table:table-cell>
          <table:table-cell office:value-type="float" office:value="277058">
            <text:p>277058</text:p>
          </table:table-cell>
          <table:table-cell office:value-type="float" office:value="236872">
            <text:p>236872</text:p>
          </table:table-cell>
          <table:table-cell office:value-type="float" office:value="3505406899">
            <text:p>3505406899</text:p>
          </table:table-cell>
          <table:table-cell office:value-type="float" office:value="247979">
            <text:p>247979</text:p>
          </table:table-cell>
          <table:table-cell office:value-type="float" office:value="167550">
            <text:p>167550</text:p>
          </table:table-cell>
          <table:table-cell office:value-type="float" office:value="161198">
            <text:p>161198</text:p>
          </table:table-cell>
          <table:table-cell office:value-type="float" office:value="12040528">
            <text:p>12040528</text:p>
          </table:table-cell>
          <table:table-cell office:value-type="float" office:value="269494">
            <text:p>269494</text:p>
          </table:table-cell>
          <table:table-cell office:value-type="float" office:value="228814">
            <text:p>228814</text:p>
          </table:table-cell>
          <table:table-cell/>
        </table:table-row>
        <table:table-row table:style-name="ro1">
          <table:table-cell office:value-type="float" office:value="4456244970">
            <text:p>4456244970</text:p>
          </table:table-cell>
          <table:table-cell office:value-type="float" office:value="225663">
            <text:p>225663</text:p>
          </table:table-cell>
          <table:table-cell office:value-type="float" office:value="154064">
            <text:p>154064</text:p>
          </table:table-cell>
          <table:table-cell office:value-type="float" office:value="151760">
            <text:p>151760</text:p>
          </table:table-cell>
          <table:table-cell office:value-type="float" office:value="5017704">
            <text:p>5017704</text:p>
          </table:table-cell>
          <table:table-cell office:value-type="float" office:value="260112">
            <text:p>260112</text:p>
          </table:table-cell>
          <table:table-cell office:value-type="float" office:value="245425">
            <text:p>245425</text:p>
          </table:table-cell>
          <table:table-cell office:value-type="float" office:value="8711349629">
            <text:p>8711349629</text:p>
          </table:table-cell>
          <table:table-cell office:value-type="float" office:value="315746">
            <text:p>315746</text:p>
          </table:table-cell>
          <table:table-cell office:value-type="float" office:value="196194">
            <text:p>196194</text:p>
          </table:table-cell>
          <table:table-cell office:value-type="float" office:value="237930">
            <text:p>237930</text:p>
          </table:table-cell>
          <table:table-cell office:value-type="float" office:value="76761939">
            <text:p>76761939</text:p>
          </table:table-cell>
          <table:table-cell office:value-type="float" office:value="284840">
            <text:p>284840</text:p>
          </table:table-cell>
          <table:table-cell office:value-type="float" office:value="249610">
            <text:p>249610</text:p>
          </table:table-cell>
          <table:table-cell office:value-type="float" office:value="8361727970">
            <text:p>8361727970</text:p>
          </table:table-cell>
          <table:table-cell office:value-type="float" office:value="202332">
            <text:p>202332</text:p>
          </table:table-cell>
          <table:table-cell office:value-type="float" office:value="165396">
            <text:p>165396</text:p>
          </table:table-cell>
          <table:table-cell office:value-type="float" office:value="158938">
            <text:p>158938</text:p>
          </table:table-cell>
          <table:table-cell office:value-type="float" office:value="10181871">
            <text:p>10181871</text:p>
          </table:table-cell>
          <table:table-cell office:value-type="float" office:value="267850">
            <text:p>267850</text:p>
          </table:table-cell>
          <table:table-cell office:value-type="float" office:value="230396">
            <text:p>230396</text:p>
          </table:table-cell>
          <table:table-cell/>
        </table:table-row>
        <table:table-row table:style-name="ro1">
          <table:table-cell office:value-type="float" office:value="1500828685">
            <text:p>1500828685</text:p>
          </table:table-cell>
          <table:table-cell office:value-type="float" office:value="193832">
            <text:p>193832</text:p>
          </table:table-cell>
          <table:table-cell office:value-type="float" office:value="153126">
            <text:p>153126</text:p>
          </table:table-cell>
          <table:table-cell office:value-type="float" office:value="157664">
            <text:p>157664</text:p>
          </table:table-cell>
          <table:table-cell office:value-type="float" office:value="10035040">
            <text:p>10035040</text:p>
          </table:table-cell>
          <table:table-cell office:value-type="float" office:value="267790">
            <text:p>267790</text:p>
          </table:table-cell>
          <table:table-cell office:value-type="float" office:value="223046">
            <text:p>223046</text:p>
          </table:table-cell>
          <table:table-cell office:value-type="float" office:value="1566006301">
            <text:p>1566006301</text:p>
          </table:table-cell>
          <table:table-cell office:value-type="float" office:value="265859">
            <text:p>265859</text:p>
          </table:table-cell>
          <table:table-cell office:value-type="float" office:value="165660">
            <text:p>165660</text:p>
          </table:table-cell>
          <table:table-cell office:value-type="float" office:value="164588">
            <text:p>164588</text:p>
          </table:table-cell>
          <table:table-cell office:value-type="float" office:value="11864657">
            <text:p>11864657</text:p>
          </table:table-cell>
          <table:table-cell office:value-type="float" office:value="292542">
            <text:p>292542</text:p>
          </table:table-cell>
          <table:table-cell office:value-type="float" office:value="283036">
            <text:p>283036</text:p>
          </table:table-cell>
          <table:table-cell office:value-type="float" office:value="3346542677">
            <text:p>3346542677</text:p>
          </table:table-cell>
          <table:table-cell office:value-type="float" office:value="206570">
            <text:p>206570</text:p>
          </table:table-cell>
          <table:table-cell office:value-type="float" office:value="162998">
            <text:p>162998</text:p>
          </table:table-cell>
          <table:table-cell office:value-type="float" office:value="161458">
            <text:p>161458</text:p>
          </table:table-cell>
          <table:table-cell office:value-type="float" office:value="493985">
            <text:p>493985</text:p>
          </table:table-cell>
          <table:table-cell office:value-type="float" office:value="262122">
            <text:p>262122</text:p>
          </table:table-cell>
          <table:table-cell office:value-type="float" office:value="243064">
            <text:p>243064</text:p>
          </table:table-cell>
          <table:table-cell/>
        </table:table-row>
        <table:table-row table:style-name="ro1">
          <table:table-cell office:value-type="float" office:value="5355550452">
            <text:p>5355550452</text:p>
          </table:table-cell>
          <table:table-cell office:value-type="float" office:value="301640">
            <text:p>301640</text:p>
          </table:table-cell>
          <table:table-cell office:value-type="float" office:value="175964">
            <text:p>175964</text:p>
          </table:table-cell>
          <table:table-cell office:value-type="float" office:value="151290">
            <text:p>151290</text:p>
          </table:table-cell>
          <table:table-cell office:value-type="float" office:value="5242129">
            <text:p>5242129</text:p>
          </table:table-cell>
          <table:table-cell office:value-type="float" office:value="270342">
            <text:p>270342</text:p>
          </table:table-cell>
          <table:table-cell office:value-type="float" office:value="230582">
            <text:p>230582</text:p>
          </table:table-cell>
          <table:table-cell office:value-type="float" office:value="2228615205">
            <text:p>2228615205</text:p>
          </table:table-cell>
          <table:table-cell office:value-type="float" office:value="201210">
            <text:p>201210</text:p>
          </table:table-cell>
          <table:table-cell office:value-type="float" office:value="195657">
            <text:p>195657</text:p>
          </table:table-cell>
          <table:table-cell office:value-type="float" office:value="167194">
            <text:p>167194</text:p>
          </table:table-cell>
          <table:table-cell office:value-type="float" office:value="4650016">
            <text:p>4650016</text:p>
          </table:table-cell>
          <table:table-cell office:value-type="float" office:value="263624">
            <text:p>263624</text:p>
          </table:table-cell>
          <table:table-cell office:value-type="float" office:value="218236">
            <text:p>218236</text:p>
          </table:table-cell>
          <table:table-cell office:value-type="float" office:value="5063700502">
            <text:p>5063700502</text:p>
          </table:table-cell>
          <table:table-cell office:value-type="float" office:value="299960">
            <text:p>299960</text:p>
          </table:table-cell>
          <table:table-cell office:value-type="float" office:value="234746">
            <text:p>234746</text:p>
          </table:table-cell>
          <table:table-cell office:value-type="float" office:value="232466">
            <text:p>232466</text:p>
          </table:table-cell>
          <table:table-cell office:value-type="float" office:value="3814725">
            <text:p>3814725</text:p>
          </table:table-cell>
          <table:table-cell office:value-type="float" office:value="429110">
            <text:p>429110</text:p>
          </table:table-cell>
          <table:table-cell office:value-type="float" office:value="361118">
            <text:p>361118</text:p>
          </table:table-cell>
          <table:table-cell/>
        </table:table-row>
        <table:table-row table:style-name="ro1">
          <table:table-cell office:value-type="float" office:value="1430377198">
            <text:p>1430377198</text:p>
          </table:table-cell>
          <table:table-cell office:value-type="float" office:value="254828">
            <text:p>254828</text:p>
          </table:table-cell>
          <table:table-cell office:value-type="float" office:value="180096">
            <text:p>180096</text:p>
          </table:table-cell>
          <table:table-cell office:value-type="float" office:value="176785">
            <text:p>176785</text:p>
          </table:table-cell>
          <table:table-cell office:value-type="float" office:value="21510911">
            <text:p>21510911</text:p>
          </table:table-cell>
          <table:table-cell office:value-type="float" office:value="290716">
            <text:p>290716</text:p>
          </table:table-cell>
          <table:table-cell office:value-type="float" office:value="376804">
            <text:p>376804</text:p>
          </table:table-cell>
          <table:table-cell office:value-type="float" office:value="3757365040">
            <text:p>3757365040</text:p>
          </table:table-cell>
          <table:table-cell office:value-type="float" office:value="205952">
            <text:p>205952</text:p>
          </table:table-cell>
          <table:table-cell office:value-type="float" office:value="250919">
            <text:p>250919</text:p>
          </table:table-cell>
          <table:table-cell office:value-type="float" office:value="161816">
            <text:p>161816</text:p>
          </table:table-cell>
          <table:table-cell office:value-type="float" office:value="2047992">
            <text:p>2047992</text:p>
          </table:table-cell>
          <table:table-cell office:value-type="float" office:value="419488">
            <text:p>419488</text:p>
          </table:table-cell>
          <table:table-cell office:value-type="float" office:value="230470">
            <text:p>230470</text:p>
          </table:table-cell>
          <table:table-cell office:value-type="float" office:value="5785201240">
            <text:p>5785201240</text:p>
          </table:table-cell>
          <table:table-cell office:value-type="float" office:value="229566">
            <text:p>229566</text:p>
          </table:table-cell>
          <table:table-cell office:value-type="float" office:value="162198">
            <text:p>162198</text:p>
          </table:table-cell>
          <table:table-cell office:value-type="float" office:value="158082">
            <text:p>158082</text:p>
          </table:table-cell>
          <table:table-cell office:value-type="float" office:value="4955323">
            <text:p>4955323</text:p>
          </table:table-cell>
          <table:table-cell office:value-type="float" office:value="296180">
            <text:p>296180</text:p>
          </table:table-cell>
          <table:table-cell office:value-type="float" office:value="238352">
            <text:p>238352</text:p>
          </table:table-cell>
          <table:table-cell/>
        </table:table-row>
        <table:table-row table:style-name="ro1">
          <table:table-cell office:value-type="float" office:value="4377707669">
            <text:p>4377707669</text:p>
          </table:table-cell>
          <table:table-cell office:value-type="float" office:value="190886">
            <text:p>190886</text:p>
          </table:table-cell>
          <table:table-cell office:value-type="float" office:value="153782">
            <text:p>153782</text:p>
          </table:table-cell>
          <table:table-cell office:value-type="float" office:value="149992">
            <text:p>149992</text:p>
          </table:table-cell>
          <table:table-cell office:value-type="float" office:value="4777843">
            <text:p>4777843</text:p>
          </table:table-cell>
          <table:table-cell office:value-type="float" office:value="261226">
            <text:p>261226</text:p>
          </table:table-cell>
          <table:table-cell office:value-type="float" office:value="216508">
            <text:p>216508</text:p>
          </table:table-cell>
          <table:table-cell office:value-type="float" office:value="1118475037">
            <text:p>1118475037</text:p>
          </table:table-cell>
          <table:table-cell office:value-type="float" office:value="205332">
            <text:p>205332</text:p>
          </table:table-cell>
          <table:table-cell office:value-type="float" office:value="166344">
            <text:p>166344</text:p>
          </table:table-cell>
          <table:table-cell office:value-type="float" office:value="162496">
            <text:p>162496</text:p>
          </table:table-cell>
          <table:table-cell office:value-type="float" office:value="20695240">
            <text:p>20695240</text:p>
          </table:table-cell>
          <table:table-cell office:value-type="float" office:value="284074">
            <text:p>284074</text:p>
          </table:table-cell>
          <table:table-cell office:value-type="float" office:value="240112">
            <text:p>240112</text:p>
          </table:table-cell>
          <table:table-cell office:value-type="float" office:value="1409693292">
            <text:p>1409693292</text:p>
          </table:table-cell>
          <table:table-cell office:value-type="float" office:value="199794">
            <text:p>199794</text:p>
          </table:table-cell>
          <table:table-cell office:value-type="float" office:value="163450">
            <text:p>163450</text:p>
          </table:table-cell>
          <table:table-cell office:value-type="float" office:value="158970">
            <text:p>158970</text:p>
          </table:table-cell>
          <table:table-cell office:value-type="float" office:value="6123775">
            <text:p>6123775</text:p>
          </table:table-cell>
          <table:table-cell office:value-type="float" office:value="276052">
            <text:p>276052</text:p>
          </table:table-cell>
          <table:table-cell office:value-type="float" office:value="244114">
            <text:p>244114</text:p>
          </table:table-cell>
          <table:table-cell/>
        </table:table-row>
        <table:table-row table:style-name="ro1">
          <table:table-cell office:value-type="float" office:value="4411708433">
            <text:p>4411708433</text:p>
          </table:table-cell>
          <table:table-cell office:value-type="float" office:value="218070">
            <text:p>218070</text:p>
          </table:table-cell>
          <table:table-cell office:value-type="float" office:value="170648">
            <text:p>170648</text:p>
          </table:table-cell>
          <table:table-cell office:value-type="float" office:value="181675">
            <text:p>181675</text:p>
          </table:table-cell>
          <table:table-cell office:value-type="float" office:value="25951646">
            <text:p>25951646</text:p>
          </table:table-cell>
          <table:table-cell office:value-type="float" office:value="271572">
            <text:p>271572</text:p>
          </table:table-cell>
          <table:table-cell office:value-type="float" office:value="234082">
            <text:p>234082</text:p>
          </table:table-cell>
          <table:table-cell office:value-type="float" office:value="1714045285">
            <text:p>1714045285</text:p>
          </table:table-cell>
          <table:table-cell office:value-type="float" office:value="204686">
            <text:p>204686</text:p>
          </table:table-cell>
          <table:table-cell office:value-type="float" office:value="206239">
            <text:p>206239</text:p>
          </table:table-cell>
          <table:table-cell office:value-type="float" office:value="163494">
            <text:p>163494</text:p>
          </table:table-cell>
          <table:table-cell office:value-type="float" office:value="250834">
            <text:p>250834</text:p>
          </table:table-cell>
          <table:table-cell office:value-type="float" office:value="286801">
            <text:p>286801</text:p>
          </table:table-cell>
          <table:table-cell office:value-type="float" office:value="308159">
            <text:p>308159</text:p>
          </table:table-cell>
          <table:table-cell office:value-type="float" office:value="2850748932">
            <text:p>2850748932</text:p>
          </table:table-cell>
          <table:table-cell office:value-type="float" office:value="247573">
            <text:p>247573</text:p>
          </table:table-cell>
          <table:table-cell office:value-type="float" office:value="216746">
            <text:p>216746</text:p>
          </table:table-cell>
          <table:table-cell office:value-type="float" office:value="164682">
            <text:p>164682</text:p>
          </table:table-cell>
          <table:table-cell office:value-type="float" office:value="30493521">
            <text:p>30493521</text:p>
          </table:table-cell>
          <table:table-cell office:value-type="float" office:value="281644">
            <text:p>281644</text:p>
          </table:table-cell>
          <table:table-cell office:value-type="float" office:value="235320">
            <text:p>235320</text:p>
          </table:table-cell>
          <table:table-cell/>
        </table:table-row>
        <table:table-row table:style-name="ro1">
          <table:table-cell office:value-type="float" office:value="1461080411">
            <text:p>1461080411</text:p>
          </table:table-cell>
          <table:table-cell office:value-type="float" office:value="236225">
            <text:p>236225</text:p>
          </table:table-cell>
          <table:table-cell office:value-type="float" office:value="158396">
            <text:p>158396</text:p>
          </table:table-cell>
          <table:table-cell office:value-type="float" office:value="153234">
            <text:p>153234</text:p>
          </table:table-cell>
          <table:table-cell office:value-type="float" office:value="4237110">
            <text:p>4237110</text:p>
          </table:table-cell>
          <table:table-cell office:value-type="float" office:value="255622">
            <text:p>255622</text:p>
          </table:table-cell>
          <table:table-cell office:value-type="float" office:value="209718">
            <text:p>209718</text:p>
          </table:table-cell>
          <table:table-cell office:value-type="float" office:value="22959233374">
            <text:p>22959233374</text:p>
          </table:table-cell>
          <table:table-cell office:value-type="float" office:value="205814">
            <text:p>205814</text:p>
          </table:table-cell>
          <table:table-cell office:value-type="float" office:value="200873">
            <text:p>200873</text:p>
          </table:table-cell>
          <table:table-cell office:value-type="float" office:value="186331">
            <text:p>186331</text:p>
          </table:table-cell>
          <table:table-cell office:value-type="float" office:value="2845146">
            <text:p>2845146</text:p>
          </table:table-cell>
          <table:table-cell office:value-type="float" office:value="275940">
            <text:p>275940</text:p>
          </table:table-cell>
          <table:table-cell office:value-type="float" office:value="232872">
            <text:p>232872</text:p>
          </table:table-cell>
          <table:table-cell office:value-type="float" office:value="1429175271">
            <text:p>1429175271</text:p>
          </table:table-cell>
          <table:table-cell office:value-type="float" office:value="226602">
            <text:p>226602</text:p>
          </table:table-cell>
          <table:table-cell office:value-type="float" office:value="164730">
            <text:p>164730</text:p>
          </table:table-cell>
          <table:table-cell office:value-type="float" office:value="185444">
            <text:p>185444</text:p>
          </table:table-cell>
          <table:table-cell office:value-type="float" office:value="501176">
            <text:p>501176</text:p>
          </table:table-cell>
          <table:table-cell office:value-type="float" office:value="382346">
            <text:p>382346</text:p>
          </table:table-cell>
          <table:table-cell office:value-type="float" office:value="232792">
            <text:p>232792</text:p>
          </table:table-cell>
          <table:table-cell/>
        </table:table-row>
        <table:table-row table:style-name="ro1">
          <table:table-cell office:value-type="float" office:value="3833312459">
            <text:p>3833312459</text:p>
          </table:table-cell>
          <table:table-cell office:value-type="float" office:value="194566">
            <text:p>194566</text:p>
          </table:table-cell>
          <table:table-cell office:value-type="float" office:value="151192">
            <text:p>151192</text:p>
          </table:table-cell>
          <table:table-cell office:value-type="float" office:value="152042">
            <text:p>152042</text:p>
          </table:table-cell>
          <table:table-cell office:value-type="float" office:value="26267156">
            <text:p>26267156</text:p>
          </table:table-cell>
          <table:table-cell office:value-type="float" office:value="272646">
            <text:p>272646</text:p>
          </table:table-cell>
          <table:table-cell office:value-type="float" office:value="225830">
            <text:p>225830</text:p>
          </table:table-cell>
          <table:table-cell office:value-type="float" office:value="8784090628">
            <text:p>8784090628</text:p>
          </table:table-cell>
          <table:table-cell office:value-type="float" office:value="203654">
            <text:p>203654</text:p>
          </table:table-cell>
          <table:table-cell office:value-type="float" office:value="168004">
            <text:p>168004</text:p>
          </table:table-cell>
          <table:table-cell office:value-type="float" office:value="160744">
            <text:p>160744</text:p>
          </table:table-cell>
          <table:table-cell office:value-type="float" office:value="255230">
            <text:p>255230</text:p>
          </table:table-cell>
          <table:table-cell office:value-type="float" office:value="281212">
            <text:p>281212</text:p>
          </table:table-cell>
          <table:table-cell office:value-type="float" office:value="234246">
            <text:p>234246</text:p>
          </table:table-cell>
          <table:table-cell office:value-type="float" office:value="1523133645">
            <text:p>1523133645</text:p>
          </table:table-cell>
          <table:table-cell office:value-type="float" office:value="201240">
            <text:p>201240</text:p>
          </table:table-cell>
          <table:table-cell office:value-type="float" office:value="160518">
            <text:p>160518</text:p>
          </table:table-cell>
          <table:table-cell office:value-type="float" office:value="159490">
            <text:p>159490</text:p>
          </table:table-cell>
          <table:table-cell office:value-type="float" office:value="246654">
            <text:p>246654</text:p>
          </table:table-cell>
          <table:table-cell office:value-type="float" office:value="269256">
            <text:p>269256</text:p>
          </table:table-cell>
          <table:table-cell office:value-type="float" office:value="225330">
            <text:p>225330</text:p>
          </table:table-cell>
          <table:table-cell/>
        </table:table-row>
        <table:table-row table:style-name="ro1">
          <table:table-cell office:value-type="float" office:value="1902356840">
            <text:p>1902356840</text:p>
          </table:table-cell>
          <table:table-cell office:value-type="float" office:value="206622">
            <text:p>206622</text:p>
          </table:table-cell>
          <table:table-cell office:value-type="float" office:value="191499">
            <text:p>191499</text:p>
          </table:table-cell>
          <table:table-cell office:value-type="float" office:value="217140">
            <text:p>217140</text:p>
          </table:table-cell>
          <table:table-cell office:value-type="float" office:value="14735846">
            <text:p>14735846</text:p>
          </table:table-cell>
          <table:table-cell office:value-type="float" office:value="343601">
            <text:p>343601</text:p>
          </table:table-cell>
          <table:table-cell office:value-type="float" office:value="352698">
            <text:p>352698</text:p>
          </table:table-cell>
          <table:table-cell office:value-type="float" office:value="13888593988">
            <text:p>13888593988</text:p>
          </table:table-cell>
          <table:table-cell office:value-type="float" office:value="202188">
            <text:p>202188</text:p>
          </table:table-cell>
          <table:table-cell office:value-type="float" office:value="169774">
            <text:p>169774</text:p>
          </table:table-cell>
          <table:table-cell office:value-type="float" office:value="158274">
            <text:p>158274</text:p>
          </table:table-cell>
          <table:table-cell office:value-type="float" office:value="32442186">
            <text:p>32442186</text:p>
          </table:table-cell>
          <table:table-cell office:value-type="float" office:value="278158">
            <text:p>278158</text:p>
          </table:table-cell>
          <table:table-cell office:value-type="float" office:value="232114">
            <text:p>232114</text:p>
          </table:table-cell>
          <table:table-cell office:value-type="float" office:value="2834881234">
            <text:p>2834881234</text:p>
          </table:table-cell>
          <table:table-cell office:value-type="float" office:value="239307">
            <text:p>239307</text:p>
          </table:table-cell>
          <table:table-cell office:value-type="float" office:value="241012">
            <text:p>241012</text:p>
          </table:table-cell>
          <table:table-cell office:value-type="float" office:value="234482">
            <text:p>234482</text:p>
          </table:table-cell>
          <table:table-cell office:value-type="float" office:value="1366206">
            <text:p>1366206</text:p>
          </table:table-cell>
          <table:table-cell office:value-type="float" office:value="434590">
            <text:p>434590</text:p>
          </table:table-cell>
          <table:table-cell office:value-type="float" office:value="387932">
            <text:p>387932</text:p>
          </table:table-cell>
          <table:table-cell/>
        </table:table-row>
        <table:table-row table:style-name="ro1">
          <table:table-cell office:value-type="float" office:value="4668425216">
            <text:p>4668425216</text:p>
          </table:table-cell>
          <table:table-cell office:value-type="float" office:value="269576">
            <text:p>269576</text:p>
          </table:table-cell>
          <table:table-cell office:value-type="float" office:value="222755">
            <text:p>222755</text:p>
          </table:table-cell>
          <table:table-cell office:value-type="float" office:value="276960">
            <text:p>276960</text:p>
          </table:table-cell>
          <table:table-cell office:value-type="float" office:value="4255570">
            <text:p>4255570</text:p>
          </table:table-cell>
          <table:table-cell office:value-type="float" office:value="381044">
            <text:p>381044</text:p>
          </table:table-cell>
          <table:table-cell office:value-type="float" office:value="218218">
            <text:p>218218</text:p>
          </table:table-cell>
          <table:table-cell office:value-type="float" office:value="1297979096">
            <text:p>1297979096</text:p>
          </table:table-cell>
          <table:table-cell office:value-type="float" office:value="205798">
            <text:p>205798</text:p>
          </table:table-cell>
          <table:table-cell office:value-type="float" office:value="207946">
            <text:p>207946</text:p>
          </table:table-cell>
          <table:table-cell office:value-type="float" office:value="167346">
            <text:p>167346</text:p>
          </table:table-cell>
          <table:table-cell office:value-type="float" office:value="37773758">
            <text:p>37773758</text:p>
          </table:table-cell>
          <table:table-cell office:value-type="float" office:value="282882">
            <text:p>282882</text:p>
          </table:table-cell>
          <table:table-cell office:value-type="float" office:value="302838">
            <text:p>302838</text:p>
          </table:table-cell>
          <table:table-cell office:value-type="float" office:value="4431527235">
            <text:p>4431527235</text:p>
          </table:table-cell>
          <table:table-cell office:value-type="float" office:value="203568">
            <text:p>203568</text:p>
          </table:table-cell>
          <table:table-cell office:value-type="float" office:value="163188">
            <text:p>163188</text:p>
          </table:table-cell>
          <table:table-cell office:value-type="float" office:value="159912">
            <text:p>159912</text:p>
          </table:table-cell>
          <table:table-cell office:value-type="float" office:value="241708">
            <text:p>241708</text:p>
          </table:table-cell>
          <table:table-cell office:value-type="float" office:value="264450">
            <text:p>264450</text:p>
          </table:table-cell>
          <table:table-cell office:value-type="float" office:value="214604">
            <text:p>214604</text:p>
          </table:table-cell>
          <table:table-cell/>
        </table:table-row>
        <table:table-row table:style-name="ro1">
          <table:table-cell office:value-type="float" office:value="3452602436">
            <text:p>3452602436</text:p>
          </table:table-cell>
          <table:table-cell office:value-type="float" office:value="208826">
            <text:p>208826</text:p>
          </table:table-cell>
          <table:table-cell office:value-type="float" office:value="154368">
            <text:p>154368</text:p>
          </table:table-cell>
          <table:table-cell office:value-type="float" office:value="182718">
            <text:p>182718</text:p>
          </table:table-cell>
          <table:table-cell office:value-type="float" office:value="23694246">
            <text:p>23694246</text:p>
          </table:table-cell>
          <table:table-cell office:value-type="float" office:value="274676">
            <text:p>274676</text:p>
          </table:table-cell>
          <table:table-cell office:value-type="float" office:value="303631">
            <text:p>303631</text:p>
          </table:table-cell>
          <table:table-cell office:value-type="float" office:value="4099402604">
            <text:p>4099402604</text:p>
          </table:table-cell>
          <table:table-cell office:value-type="float" office:value="202474">
            <text:p>202474</text:p>
          </table:table-cell>
          <table:table-cell office:value-type="float" office:value="166252">
            <text:p>166252</text:p>
          </table:table-cell>
          <table:table-cell office:value-type="float" office:value="171334">
            <text:p>171334</text:p>
          </table:table-cell>
          <table:table-cell office:value-type="float" office:value="59314329">
            <text:p>59314329</text:p>
          </table:table-cell>
          <table:table-cell office:value-type="float" office:value="290370">
            <text:p>290370</text:p>
          </table:table-cell>
          <table:table-cell office:value-type="float" office:value="239222">
            <text:p>239222</text:p>
          </table:table-cell>
          <table:table-cell office:value-type="float" office:value="3385459629">
            <text:p>3385459629</text:p>
          </table:table-cell>
          <table:table-cell office:value-type="float" office:value="203050">
            <text:p>203050</text:p>
          </table:table-cell>
          <table:table-cell office:value-type="float" office:value="163186">
            <text:p>163186</text:p>
          </table:table-cell>
          <table:table-cell office:value-type="float" office:value="159630">
            <text:p>159630</text:p>
          </table:table-cell>
          <table:table-cell office:value-type="float" office:value="3444940">
            <text:p>3444940</text:p>
          </table:table-cell>
          <table:table-cell office:value-type="float" office:value="265236">
            <text:p>265236</text:p>
          </table:table-cell>
          <table:table-cell office:value-type="float" office:value="223036">
            <text:p>223036</text:p>
          </table:table-cell>
          <table:table-cell/>
        </table:table-row>
        <table:table-row table:style-name="ro1">
          <table:table-cell office:value-type="float" office:value="20514476474">
            <text:p>20514476474</text:p>
          </table:table-cell>
          <table:table-cell office:value-type="float" office:value="192926">
            <text:p>192926</text:p>
          </table:table-cell>
          <table:table-cell office:value-type="float" office:value="153510">
            <text:p>153510</text:p>
          </table:table-cell>
          <table:table-cell office:value-type="float" office:value="149584">
            <text:p>149584</text:p>
          </table:table-cell>
          <table:table-cell office:value-type="float" office:value="3628089">
            <text:p>3628089</text:p>
          </table:table-cell>
          <table:table-cell office:value-type="float" office:value="256858">
            <text:p>256858</text:p>
          </table:table-cell>
          <table:table-cell office:value-type="float" office:value="213932">
            <text:p>213932</text:p>
          </table:table-cell>
          <table:table-cell office:value-type="float" office:value="746819236">
            <text:p>746819236</text:p>
          </table:table-cell>
          <table:table-cell office:value-type="float" office:value="204774">
            <text:p>204774</text:p>
          </table:table-cell>
          <table:table-cell office:value-type="float" office:value="201019">
            <text:p>201019</text:p>
          </table:table-cell>
          <table:table-cell office:value-type="float" office:value="161172">
            <text:p>161172</text:p>
          </table:table-cell>
          <table:table-cell office:value-type="float" office:value="3545491">
            <text:p>3545491</text:p>
          </table:table-cell>
          <table:table-cell office:value-type="float" office:value="265336">
            <text:p>265336</text:p>
          </table:table-cell>
          <table:table-cell office:value-type="float" office:value="226124">
            <text:p>226124</text:p>
          </table:table-cell>
          <table:table-cell office:value-type="float" office:value="4576226476">
            <text:p>4576226476</text:p>
          </table:table-cell>
          <table:table-cell office:value-type="float" office:value="201954">
            <text:p>201954</text:p>
          </table:table-cell>
          <table:table-cell office:value-type="float" office:value="163962">
            <text:p>163962</text:p>
          </table:table-cell>
          <table:table-cell office:value-type="float" office:value="159328">
            <text:p>159328</text:p>
          </table:table-cell>
          <table:table-cell office:value-type="float" office:value="484778">
            <text:p>484778</text:p>
          </table:table-cell>
          <table:table-cell office:value-type="float" office:value="268970">
            <text:p>268970</text:p>
          </table:table-cell>
          <table:table-cell office:value-type="float" office:value="237124">
            <text:p>237124</text:p>
          </table:table-cell>
          <table:table-cell/>
        </table:table-row>
        <table:table-row table:style-name="ro1">
          <table:table-cell office:value-type="float" office:value="1892044467">
            <text:p>1892044467</text:p>
          </table:table-cell>
          <table:table-cell office:value-type="float" office:value="191620">
            <text:p>191620</text:p>
          </table:table-cell>
          <table:table-cell office:value-type="float" office:value="182623">
            <text:p>182623</text:p>
          </table:table-cell>
          <table:table-cell office:value-type="float" office:value="181294">
            <text:p>181294</text:p>
          </table:table-cell>
          <table:table-cell office:value-type="float" office:value="63273061">
            <text:p>63273061</text:p>
          </table:table-cell>
          <table:table-cell office:value-type="float" office:value="273986">
            <text:p>273986</text:p>
          </table:table-cell>
          <table:table-cell office:value-type="float" office:value="229900">
            <text:p>229900</text:p>
          </table:table-cell>
          <table:table-cell office:value-type="float" office:value="2184496042">
            <text:p>2184496042</text:p>
          </table:table-cell>
          <table:table-cell office:value-type="float" office:value="205092">
            <text:p>205092</text:p>
          </table:table-cell>
          <table:table-cell office:value-type="float" office:value="183864">
            <text:p>183864</text:p>
          </table:table-cell>
          <table:table-cell office:value-type="float" office:value="193699">
            <text:p>193699</text:p>
          </table:table-cell>
          <table:table-cell office:value-type="float" office:value="10463931">
            <text:p>10463931</text:p>
          </table:table-cell>
          <table:table-cell office:value-type="float" office:value="273914">
            <text:p>273914</text:p>
          </table:table-cell>
          <table:table-cell office:value-type="float" office:value="244476">
            <text:p>244476</text:p>
          </table:table-cell>
          <table:table-cell office:value-type="float" office:value="8761610756">
            <text:p>8761610756</text:p>
          </table:table-cell>
          <table:table-cell office:value-type="float" office:value="224146">
            <text:p>224146</text:p>
          </table:table-cell>
          <table:table-cell office:value-type="float" office:value="163540">
            <text:p>163540</text:p>
          </table:table-cell>
          <table:table-cell office:value-type="float" office:value="183385">
            <text:p>183385</text:p>
          </table:table-cell>
          <table:table-cell office:value-type="float" office:value="1209058">
            <text:p>1209058</text:p>
          </table:table-cell>
          <table:table-cell office:value-type="float" office:value="278088">
            <text:p>278088</text:p>
          </table:table-cell>
          <table:table-cell office:value-type="float" office:value="236074">
            <text:p>236074</text:p>
          </table:table-cell>
          <table:table-cell/>
        </table:table-row>
        <table:table-row table:style-name="ro1">
          <table:table-cell office:value-type="float" office:value="1487912062">
            <text:p>1487912062</text:p>
          </table:table-cell>
          <table:table-cell office:value-type="float" office:value="218794">
            <text:p>218794</text:p>
          </table:table-cell>
          <table:table-cell office:value-type="float" office:value="152514">
            <text:p>152514</text:p>
          </table:table-cell>
          <table:table-cell office:value-type="float" office:value="154372">
            <text:p>154372</text:p>
          </table:table-cell>
          <table:table-cell office:value-type="float" office:value="262525">
            <text:p>262525</text:p>
          </table:table-cell>
          <table:table-cell office:value-type="float" office:value="255812">
            <text:p>255812</text:p>
          </table:table-cell>
          <table:table-cell office:value-type="float" office:value="213430">
            <text:p>213430</text:p>
          </table:table-cell>
          <table:table-cell office:value-type="float" office:value="12558625708">
            <text:p>12558625708</text:p>
          </table:table-cell>
          <table:table-cell office:value-type="float" office:value="207536">
            <text:p>207536</text:p>
          </table:table-cell>
          <table:table-cell office:value-type="float" office:value="165442">
            <text:p>165442</text:p>
          </table:table-cell>
          <table:table-cell office:value-type="float" office:value="159746">
            <text:p>159746</text:p>
          </table:table-cell>
          <table:table-cell office:value-type="float" office:value="27541339">
            <text:p>27541339</text:p>
          </table:table-cell>
          <table:table-cell office:value-type="float" office:value="288052">
            <text:p>288052</text:p>
          </table:table-cell>
          <table:table-cell office:value-type="float" office:value="245490">
            <text:p>245490</text:p>
          </table:table-cell>
          <table:table-cell office:value-type="float" office:value="924222124">
            <text:p>924222124</text:p>
          </table:table-cell>
          <table:table-cell office:value-type="float" office:value="202114">
            <text:p>202114</text:p>
          </table:table-cell>
          <table:table-cell office:value-type="float" office:value="163034">
            <text:p>163034</text:p>
          </table:table-cell>
          <table:table-cell office:value-type="float" office:value="181823">
            <text:p>181823</text:p>
          </table:table-cell>
          <table:table-cell office:value-type="float" office:value="289060">
            <text:p>289060</text:p>
          </table:table-cell>
          <table:table-cell office:value-type="float" office:value="321374">
            <text:p>321374</text:p>
          </table:table-cell>
          <table:table-cell office:value-type="float" office:value="266934">
            <text:p>266934</text:p>
          </table:table-cell>
          <table:table-cell/>
        </table:table-row>
        <table:table-row table:style-name="ro1">
          <table:table-cell office:value-type="float" office:value="4196712800">
            <text:p>4196712800</text:p>
          </table:table-cell>
          <table:table-cell office:value-type="float" office:value="195820">
            <text:p>195820</text:p>
          </table:table-cell>
          <table:table-cell office:value-type="float" office:value="184656">
            <text:p>184656</text:p>
          </table:table-cell>
          <table:table-cell office:value-type="float" office:value="153966">
            <text:p>153966</text:p>
          </table:table-cell>
          <table:table-cell office:value-type="float" office:value="4407970">
            <text:p>4407970</text:p>
          </table:table-cell>
          <table:table-cell office:value-type="float" office:value="268244">
            <text:p>268244</text:p>
          </table:table-cell>
          <table:table-cell office:value-type="float" office:value="230430">
            <text:p>230430</text:p>
          </table:table-cell>
          <table:table-cell office:value-type="float" office:value="6032110112">
            <text:p>6032110112</text:p>
          </table:table-cell>
          <table:table-cell office:value-type="float" office:value="205524">
            <text:p>205524</text:p>
          </table:table-cell>
          <table:table-cell office:value-type="float" office:value="187459">
            <text:p>187459</text:p>
          </table:table-cell>
          <table:table-cell office:value-type="float" office:value="165176">
            <text:p>165176</text:p>
          </table:table-cell>
          <table:table-cell office:value-type="float" office:value="3641282">
            <text:p>3641282</text:p>
          </table:table-cell>
          <table:table-cell office:value-type="float" office:value="274840">
            <text:p>274840</text:p>
          </table:table-cell>
          <table:table-cell office:value-type="float" office:value="233696">
            <text:p>233696</text:p>
          </table:table-cell>
          <table:table-cell office:value-type="float" office:value="2214830031">
            <text:p>2214830031</text:p>
          </table:table-cell>
          <table:table-cell office:value-type="float" office:value="201156">
            <text:p>201156</text:p>
          </table:table-cell>
          <table:table-cell office:value-type="float" office:value="164632">
            <text:p>164632</text:p>
          </table:table-cell>
          <table:table-cell office:value-type="float" office:value="159476">
            <text:p>159476</text:p>
          </table:table-cell>
          <table:table-cell office:value-type="float" office:value="249900">
            <text:p>249900</text:p>
          </table:table-cell>
          <table:table-cell office:value-type="float" office:value="265684">
            <text:p>265684</text:p>
          </table:table-cell>
          <table:table-cell office:value-type="float" office:value="233384">
            <text:p>233384</text:p>
          </table:table-cell>
          <table:table-cell/>
        </table:table-row>
        <table:table-row table:style-name="ro1">
          <table:table-cell office:value-type="float" office:value="4610592674">
            <text:p>4610592674</text:p>
          </table:table-cell>
          <table:table-cell office:value-type="float" office:value="195440">
            <text:p>195440</text:p>
          </table:table-cell>
          <table:table-cell office:value-type="float" office:value="179516">
            <text:p>179516</text:p>
          </table:table-cell>
          <table:table-cell office:value-type="float" office:value="213749">
            <text:p>213749</text:p>
          </table:table-cell>
          <table:table-cell office:value-type="float" office:value="5794664">
            <text:p>5794664</text:p>
          </table:table-cell>
          <table:table-cell office:value-type="float" office:value="355640">
            <text:p>355640</text:p>
          </table:table-cell>
          <table:table-cell office:value-type="float" office:value="326869">
            <text:p>326869</text:p>
          </table:table-cell>
          <table:table-cell office:value-type="float" office:value="18304808718">
            <text:p>18304808718</text:p>
          </table:table-cell>
          <table:table-cell office:value-type="float" office:value="237332">
            <text:p>237332</text:p>
          </table:table-cell>
          <table:table-cell office:value-type="float" office:value="169360">
            <text:p>169360</text:p>
          </table:table-cell>
          <table:table-cell office:value-type="float" office:value="163040">
            <text:p>163040</text:p>
          </table:table-cell>
          <table:table-cell office:value-type="float" office:value="259426">
            <text:p>259426</text:p>
          </table:table-cell>
          <table:table-cell office:value-type="float" office:value="439742">
            <text:p>439742</text:p>
          </table:table-cell>
          <table:table-cell office:value-type="float" office:value="228560">
            <text:p>228560</text:p>
          </table:table-cell>
          <table:table-cell office:value-type="float" office:value="2620373457">
            <text:p>2620373457</text:p>
          </table:table-cell>
          <table:table-cell office:value-type="float" office:value="203092">
            <text:p>203092</text:p>
          </table:table-cell>
          <table:table-cell office:value-type="float" office:value="171410">
            <text:p>171410</text:p>
          </table:table-cell>
          <table:table-cell office:value-type="float" office:value="158814">
            <text:p>158814</text:p>
          </table:table-cell>
          <table:table-cell office:value-type="float" office:value="255344">
            <text:p>255344</text:p>
          </table:table-cell>
          <table:table-cell office:value-type="float" office:value="273292">
            <text:p>273292</text:p>
          </table:table-cell>
          <table:table-cell office:value-type="float" office:value="369109">
            <text:p>369109</text:p>
          </table:table-cell>
          <table:table-cell/>
        </table:table-row>
        <table:table-row table:style-name="ro1">
          <table:table-cell office:value-type="float" office:value="27944492948">
            <text:p>27944492948</text:p>
          </table:table-cell>
          <table:table-cell office:value-type="float" office:value="194902">
            <text:p>194902</text:p>
          </table:table-cell>
          <table:table-cell office:value-type="float" office:value="151180">
            <text:p>151180</text:p>
          </table:table-cell>
          <table:table-cell office:value-type="float" office:value="149398">
            <text:p>149398</text:p>
          </table:table-cell>
          <table:table-cell office:value-type="float" office:value="15754458">
            <text:p>15754458</text:p>
          </table:table-cell>
          <table:table-cell office:value-type="float" office:value="374418">
            <text:p>374418</text:p>
          </table:table-cell>
          <table:table-cell office:value-type="float" office:value="226058">
            <text:p>226058</text:p>
          </table:table-cell>
          <table:table-cell office:value-type="float" office:value="11868149341">
            <text:p>11868149341</text:p>
          </table:table-cell>
          <table:table-cell office:value-type="float" office:value="203432">
            <text:p>203432</text:p>
          </table:table-cell>
          <table:table-cell office:value-type="float" office:value="199648">
            <text:p>199648</text:p>
          </table:table-cell>
          <table:table-cell office:value-type="float" office:value="184127">
            <text:p>184127</text:p>
          </table:table-cell>
          <table:table-cell office:value-type="float" office:value="13139223">
            <text:p>13139223</text:p>
          </table:table-cell>
          <table:table-cell office:value-type="float" office:value="304218">
            <text:p>304218</text:p>
          </table:table-cell>
          <table:table-cell office:value-type="float" office:value="243186">
            <text:p>243186</text:p>
          </table:table-cell>
          <table:table-cell office:value-type="float" office:value="6871698217">
            <text:p>6871698217</text:p>
          </table:table-cell>
          <table:table-cell office:value-type="float" office:value="239087">
            <text:p>239087</text:p>
          </table:table-cell>
          <table:table-cell office:value-type="float" office:value="188472">
            <text:p>188472</text:p>
          </table:table-cell>
          <table:table-cell office:value-type="float" office:value="181619">
            <text:p>181619</text:p>
          </table:table-cell>
          <table:table-cell office:value-type="float" office:value="25289820">
            <text:p>25289820</text:p>
          </table:table-cell>
          <table:table-cell office:value-type="float" office:value="286760">
            <text:p>286760</text:p>
          </table:table-cell>
          <table:table-cell office:value-type="float" office:value="234050">
            <text:p>234050</text:p>
          </table:table-cell>
          <table:table-cell/>
        </table:table-row>
        <table:table-row table:style-name="ro1">
          <table:table-cell office:value-type="float" office:value="2451079651">
            <text:p>2451079651</text:p>
          </table:table-cell>
          <table:table-cell office:value-type="float" office:value="191546">
            <text:p>191546</text:p>
          </table:table-cell>
          <table:table-cell office:value-type="float" office:value="155250">
            <text:p>155250</text:p>
          </table:table-cell>
          <table:table-cell office:value-type="float" office:value="153166">
            <text:p>153166</text:p>
          </table:table-cell>
          <table:table-cell office:value-type="float" office:value="27339481">
            <text:p>27339481</text:p>
          </table:table-cell>
          <table:table-cell office:value-type="float" office:value="269554">
            <text:p>269554</text:p>
          </table:table-cell>
          <table:table-cell office:value-type="float" office:value="224966">
            <text:p>224966</text:p>
          </table:table-cell>
          <table:table-cell office:value-type="float" office:value="3041276220">
            <text:p>3041276220</text:p>
          </table:table-cell>
          <table:table-cell office:value-type="float" office:value="203870">
            <text:p>203870</text:p>
          </table:table-cell>
          <table:table-cell office:value-type="float" office:value="166442">
            <text:p>166442</text:p>
          </table:table-cell>
          <table:table-cell office:value-type="float" office:value="189729">
            <text:p>189729</text:p>
          </table:table-cell>
          <table:table-cell office:value-type="float" office:value="6480109">
            <text:p>6480109</text:p>
          </table:table-cell>
          <table:table-cell office:value-type="float" office:value="279458">
            <text:p>279458</text:p>
          </table:table-cell>
          <table:table-cell office:value-type="float" office:value="239518">
            <text:p>239518</text:p>
          </table:table-cell>
          <table:table-cell office:value-type="float" office:value="2740510183">
            <text:p>2740510183</text:p>
          </table:table-cell>
          <table:table-cell office:value-type="float" office:value="203690">
            <text:p>203690</text:p>
          </table:table-cell>
          <table:table-cell office:value-type="float" office:value="162556">
            <text:p>162556</text:p>
          </table:table-cell>
          <table:table-cell office:value-type="float" office:value="158378">
            <text:p>158378</text:p>
          </table:table-cell>
          <table:table-cell office:value-type="float" office:value="40508692">
            <text:p>40508692</text:p>
          </table:table-cell>
          <table:table-cell office:value-type="float" office:value="279214">
            <text:p>279214</text:p>
          </table:table-cell>
          <table:table-cell office:value-type="float" office:value="233472">
            <text:p>233472</text:p>
          </table:table-cell>
          <table:table-cell/>
        </table:table-row>
        <table:table-row table:style-name="ro1">
          <table:table-cell office:value-type="float" office:value="3966939456">
            <text:p>3966939456</text:p>
          </table:table-cell>
          <table:table-cell office:value-type="float" office:value="193278">
            <text:p>193278</text:p>
          </table:table-cell>
          <table:table-cell office:value-type="float" office:value="179113">
            <text:p>179113</text:p>
          </table:table-cell>
          <table:table-cell office:value-type="float" office:value="151808">
            <text:p>151808</text:p>
          </table:table-cell>
          <table:table-cell office:value-type="float" office:value="16539900">
            <text:p>16539900</text:p>
          </table:table-cell>
          <table:table-cell office:value-type="float" office:value="275154">
            <text:p>275154</text:p>
          </table:table-cell>
          <table:table-cell office:value-type="float" office:value="268364">
            <text:p>268364</text:p>
          </table:table-cell>
          <table:table-cell office:value-type="float" office:value="6972525086">
            <text:p>6972525086</text:p>
          </table:table-cell>
          <table:table-cell office:value-type="float" office:value="204424">
            <text:p>204424</text:p>
          </table:table-cell>
          <table:table-cell office:value-type="float" office:value="165236">
            <text:p>165236</text:p>
          </table:table-cell>
          <table:table-cell office:value-type="float" office:value="160316">
            <text:p>160316</text:p>
          </table:table-cell>
          <table:table-cell office:value-type="float" office:value="3616900">
            <text:p>3616900</text:p>
          </table:table-cell>
          <table:table-cell office:value-type="float" office:value="298698">
            <text:p>298698</text:p>
          </table:table-cell>
          <table:table-cell office:value-type="float" office:value="260508">
            <text:p>260508</text:p>
          </table:table-cell>
          <table:table-cell office:value-type="float" office:value="6853676071">
            <text:p>6853676071</text:p>
          </table:table-cell>
          <table:table-cell office:value-type="float" office:value="252114">
            <text:p>252114</text:p>
          </table:table-cell>
          <table:table-cell office:value-type="float" office:value="168090">
            <text:p>168090</text:p>
          </table:table-cell>
          <table:table-cell office:value-type="float" office:value="173662">
            <text:p>173662</text:p>
          </table:table-cell>
          <table:table-cell office:value-type="float" office:value="243390">
            <text:p>243390</text:p>
          </table:table-cell>
          <table:table-cell office:value-type="float" office:value="265070">
            <text:p>265070</text:p>
          </table:table-cell>
          <table:table-cell office:value-type="float" office:value="217992">
            <text:p>217992</text:p>
          </table:table-cell>
          <table:table-cell/>
        </table:table-row>
        <table:table-row table:style-name="ro1">
          <table:table-cell office:value-type="float" office:value="26408999915">
            <text:p>26408999915</text:p>
          </table:table-cell>
          <table:table-cell office:value-type="float" office:value="193446">
            <text:p>193446</text:p>
          </table:table-cell>
          <table:table-cell office:value-type="float" office:value="151646">
            <text:p>151646</text:p>
          </table:table-cell>
          <table:table-cell office:value-type="float" office:value="150834">
            <text:p>150834</text:p>
          </table:table-cell>
          <table:table-cell office:value-type="float" office:value="10896070">
            <text:p>10896070</text:p>
          </table:table-cell>
          <table:table-cell office:value-type="float" office:value="258218">
            <text:p>258218</text:p>
          </table:table-cell>
          <table:table-cell office:value-type="float" office:value="217894">
            <text:p>217894</text:p>
          </table:table-cell>
          <table:table-cell office:value-type="float" office:value="2107501882">
            <text:p>2107501882</text:p>
          </table:table-cell>
          <table:table-cell office:value-type="float" office:value="201858">
            <text:p>201858</text:p>
          </table:table-cell>
          <table:table-cell office:value-type="float" office:value="189295">
            <text:p>189295</text:p>
          </table:table-cell>
          <table:table-cell office:value-type="float" office:value="172108">
            <text:p>172108</text:p>
          </table:table-cell>
          <table:table-cell office:value-type="float" office:value="23948827">
            <text:p>23948827</text:p>
          </table:table-cell>
          <table:table-cell office:value-type="float" office:value="276448">
            <text:p>276448</text:p>
          </table:table-cell>
          <table:table-cell office:value-type="float" office:value="241160">
            <text:p>241160</text:p>
          </table:table-cell>
          <table:table-cell office:value-type="float" office:value="3798367807">
            <text:p>3798367807</text:p>
          </table:table-cell>
          <table:table-cell office:value-type="float" office:value="203836">
            <text:p>203836</text:p>
          </table:table-cell>
          <table:table-cell office:value-type="float" office:value="163156">
            <text:p>163156</text:p>
          </table:table-cell>
          <table:table-cell office:value-type="float" office:value="160086">
            <text:p>160086</text:p>
          </table:table-cell>
          <table:table-cell office:value-type="float" office:value="12322550">
            <text:p>12322550</text:p>
          </table:table-cell>
          <table:table-cell office:value-type="float" office:value="277140">
            <text:p>277140</text:p>
          </table:table-cell>
          <table:table-cell office:value-type="float" office:value="233862">
            <text:p>233862</text:p>
          </table:table-cell>
          <table:table-cell/>
        </table:table-row>
        <table:table-row table:style-name="ro1">
          <table:table-cell office:value-type="float" office:value="6532287101">
            <text:p>6532287101</text:p>
          </table:table-cell>
          <table:table-cell office:value-type="float" office:value="193970">
            <text:p>193970</text:p>
          </table:table-cell>
          <table:table-cell office:value-type="float" office:value="150626">
            <text:p>150626</text:p>
          </table:table-cell>
          <table:table-cell office:value-type="float" office:value="152296">
            <text:p>152296</text:p>
          </table:table-cell>
          <table:table-cell office:value-type="float" office:value="4206478">
            <text:p>4206478</text:p>
          </table:table-cell>
          <table:table-cell office:value-type="float" office:value="265834">
            <text:p>265834</text:p>
          </table:table-cell>
          <table:table-cell office:value-type="float" office:value="362370">
            <text:p>362370</text:p>
          </table:table-cell>
          <table:table-cell office:value-type="float" office:value="4849979173">
            <text:p>4849979173</text:p>
          </table:table-cell>
          <table:table-cell office:value-type="float" office:value="208136">
            <text:p>208136</text:p>
          </table:table-cell>
          <table:table-cell office:value-type="float" office:value="168512">
            <text:p>168512</text:p>
          </table:table-cell>
          <table:table-cell office:value-type="float" office:value="163246">
            <text:p>163246</text:p>
          </table:table-cell>
          <table:table-cell office:value-type="float" office:value="16264024">
            <text:p>16264024</text:p>
          </table:table-cell>
          <table:table-cell office:value-type="float" office:value="264216">
            <text:p>264216</text:p>
          </table:table-cell>
          <table:table-cell office:value-type="float" office:value="225136">
            <text:p>225136</text:p>
          </table:table-cell>
          <table:table-cell office:value-type="float" office:value="10748316451">
            <text:p>10748316451</text:p>
          </table:table-cell>
          <table:table-cell office:value-type="float" office:value="200116">
            <text:p>200116</text:p>
          </table:table-cell>
          <table:table-cell office:value-type="float" office:value="163716">
            <text:p>163716</text:p>
          </table:table-cell>
          <table:table-cell office:value-type="float" office:value="188250">
            <text:p>188250</text:p>
          </table:table-cell>
          <table:table-cell office:value-type="float" office:value="12066914">
            <text:p>12066914</text:p>
          </table:table-cell>
          <table:table-cell office:value-type="float" office:value="261376">
            <text:p>261376</text:p>
          </table:table-cell>
          <table:table-cell office:value-type="float" office:value="220456">
            <text:p>220456</text:p>
          </table:table-cell>
          <table:table-cell/>
        </table:table-row>
        <table:table-row table:style-name="ro1">
          <table:table-cell office:value-type="float" office:value="4898446750">
            <text:p>4898446750</text:p>
          </table:table-cell>
          <table:table-cell office:value-type="float" office:value="192068">
            <text:p>192068</text:p>
          </table:table-cell>
          <table:table-cell office:value-type="float" office:value="170784">
            <text:p>170784</text:p>
          </table:table-cell>
          <table:table-cell office:value-type="float" office:value="152414">
            <text:p>152414</text:p>
          </table:table-cell>
          <table:table-cell office:value-type="float" office:value="739882">
            <text:p>739882</text:p>
          </table:table-cell>
          <table:table-cell office:value-type="float" office:value="347958">
            <text:p>347958</text:p>
          </table:table-cell>
          <table:table-cell office:value-type="float" office:value="531236">
            <text:p>531236</text:p>
          </table:table-cell>
          <table:table-cell office:value-type="float" office:value="1582610356">
            <text:p>1582610356</text:p>
          </table:table-cell>
          <table:table-cell office:value-type="float" office:value="240898">
            <text:p>240898</text:p>
          </table:table-cell>
          <table:table-cell office:value-type="float" office:value="165184">
            <text:p>165184</text:p>
          </table:table-cell>
          <table:table-cell office:value-type="float" office:value="158844">
            <text:p>158844</text:p>
          </table:table-cell>
          <table:table-cell office:value-type="float" office:value="20916667">
            <text:p>20916667</text:p>
          </table:table-cell>
          <table:table-cell office:value-type="float" office:value="275784">
            <text:p>275784</text:p>
          </table:table-cell>
          <table:table-cell office:value-type="float" office:value="262881">
            <text:p>262881</text:p>
          </table:table-cell>
          <table:table-cell office:value-type="float" office:value="2142262556">
            <text:p>2142262556</text:p>
          </table:table-cell>
          <table:table-cell office:value-type="float" office:value="204602">
            <text:p>204602</text:p>
          </table:table-cell>
          <table:table-cell office:value-type="float" office:value="168982">
            <text:p>168982</text:p>
          </table:table-cell>
          <table:table-cell office:value-type="float" office:value="160066">
            <text:p>160066</text:p>
          </table:table-cell>
          <table:table-cell office:value-type="float" office:value="24942773">
            <text:p>24942773</text:p>
          </table:table-cell>
          <table:table-cell office:value-type="float" office:value="270740">
            <text:p>270740</text:p>
          </table:table-cell>
          <table:table-cell office:value-type="float" office:value="244699">
            <text:p>244699</text:p>
          </table:table-cell>
          <table:table-cell/>
        </table:table-row>
        <table:table-row table:style-name="ro1">
          <table:table-cell office:value-type="float" office:value="11553320937">
            <text:p>11553320937</text:p>
          </table:table-cell>
          <table:table-cell office:value-type="float" office:value="192776">
            <text:p>192776</text:p>
          </table:table-cell>
          <table:table-cell office:value-type="float" office:value="153776">
            <text:p>153776</text:p>
          </table:table-cell>
          <table:table-cell office:value-type="float" office:value="155198">
            <text:p>155198</text:p>
          </table:table-cell>
          <table:table-cell office:value-type="float" office:value="6141327">
            <text:p>6141327</text:p>
          </table:table-cell>
          <table:table-cell office:value-type="float" office:value="301327">
            <text:p>301327</text:p>
          </table:table-cell>
          <table:table-cell office:value-type="float" office:value="226418">
            <text:p>226418</text:p>
          </table:table-cell>
          <table:table-cell office:value-type="float" office:value="2556795723">
            <text:p>2556795723</text:p>
          </table:table-cell>
          <table:table-cell office:value-type="float" office:value="237275">
            <text:p>237275</text:p>
          </table:table-cell>
          <table:table-cell office:value-type="float" office:value="167514">
            <text:p>167514</text:p>
          </table:table-cell>
          <table:table-cell office:value-type="float" office:value="164058">
            <text:p>164058</text:p>
          </table:table-cell>
          <table:table-cell office:value-type="float" office:value="14363621">
            <text:p>14363621</text:p>
          </table:table-cell>
          <table:table-cell office:value-type="float" office:value="277000">
            <text:p>277000</text:p>
          </table:table-cell>
          <table:table-cell office:value-type="float" office:value="233610">
            <text:p>233610</text:p>
          </table:table-cell>
          <table:table-cell office:value-type="float" office:value="9001606992">
            <text:p>9001606992</text:p>
          </table:table-cell>
          <table:table-cell office:value-type="float" office:value="204002">
            <text:p>204002</text:p>
          </table:table-cell>
          <table:table-cell office:value-type="float" office:value="163004">
            <text:p>163004</text:p>
          </table:table-cell>
          <table:table-cell office:value-type="float" office:value="159018">
            <text:p>159018</text:p>
          </table:table-cell>
          <table:table-cell office:value-type="float" office:value="388857">
            <text:p>388857</text:p>
          </table:table-cell>
          <table:table-cell office:value-type="float" office:value="263428">
            <text:p>263428</text:p>
          </table:table-cell>
          <table:table-cell office:value-type="float" office:value="227600">
            <text:p>227600</text:p>
          </table:table-cell>
          <table:table-cell/>
        </table:table-row>
        <table:table-row table:style-name="ro1">
          <table:table-cell office:value-type="float" office:value="4977419652">
            <text:p>4977419652</text:p>
          </table:table-cell>
          <table:table-cell office:value-type="float" office:value="193850">
            <text:p>193850</text:p>
          </table:table-cell>
          <table:table-cell office:value-type="float" office:value="152576">
            <text:p>152576</text:p>
          </table:table-cell>
          <table:table-cell office:value-type="float" office:value="159632">
            <text:p>159632</text:p>
          </table:table-cell>
          <table:table-cell office:value-type="float" office:value="5426095">
            <text:p>5426095</text:p>
          </table:table-cell>
          <table:table-cell office:value-type="float" office:value="256764">
            <text:p>256764</text:p>
          </table:table-cell>
          <table:table-cell office:value-type="float" office:value="217570">
            <text:p>217570</text:p>
          </table:table-cell>
          <table:table-cell office:value-type="float" office:value="3955288041">
            <text:p>3955288041</text:p>
          </table:table-cell>
          <table:table-cell office:value-type="float" office:value="311729">
            <text:p>311729</text:p>
          </table:table-cell>
          <table:table-cell office:value-type="float" office:value="202455">
            <text:p>202455</text:p>
          </table:table-cell>
          <table:table-cell office:value-type="float" office:value="196359">
            <text:p>196359</text:p>
          </table:table-cell>
          <table:table-cell office:value-type="float" office:value="4604974">
            <text:p>4604974</text:p>
          </table:table-cell>
          <table:table-cell office:value-type="float" office:value="277510">
            <text:p>277510</text:p>
          </table:table-cell>
          <table:table-cell office:value-type="float" office:value="233052">
            <text:p>233052</text:p>
          </table:table-cell>
          <table:table-cell office:value-type="float" office:value="4120361934">
            <text:p>4120361934</text:p>
          </table:table-cell>
          <table:table-cell office:value-type="float" office:value="202368">
            <text:p>202368</text:p>
          </table:table-cell>
          <table:table-cell office:value-type="float" office:value="166176">
            <text:p>166176</text:p>
          </table:table-cell>
          <table:table-cell office:value-type="float" office:value="184259">
            <text:p>184259</text:p>
          </table:table-cell>
          <table:table-cell office:value-type="float" office:value="11766722">
            <text:p>11766722</text:p>
          </table:table-cell>
          <table:table-cell office:value-type="float" office:value="258270">
            <text:p>258270</text:p>
          </table:table-cell>
          <table:table-cell office:value-type="float" office:value="258736">
            <text:p>258736</text:p>
          </table:table-cell>
          <table:table-cell/>
        </table:table-row>
        <table:table-row table:style-name="ro1">
          <table:table-cell office:value-type="float" office:value="8336603669">
            <text:p>8336603669</text:p>
          </table:table-cell>
          <table:table-cell office:value-type="float" office:value="194418">
            <text:p>194418</text:p>
          </table:table-cell>
          <table:table-cell office:value-type="float" office:value="177124">
            <text:p>177124</text:p>
          </table:table-cell>
          <table:table-cell office:value-type="float" office:value="153420">
            <text:p>153420</text:p>
          </table:table-cell>
          <table:table-cell office:value-type="float" office:value="53812487">
            <text:p>53812487</text:p>
          </table:table-cell>
          <table:table-cell office:value-type="float" office:value="268144">
            <text:p>268144</text:p>
          </table:table-cell>
          <table:table-cell office:value-type="float" office:value="246436">
            <text:p>246436</text:p>
          </table:table-cell>
          <table:table-cell office:value-type="float" office:value="7328132894">
            <text:p>7328132894</text:p>
          </table:table-cell>
          <table:table-cell office:value-type="float" office:value="205446">
            <text:p>205446</text:p>
          </table:table-cell>
          <table:table-cell office:value-type="float" office:value="213750">
            <text:p>213750</text:p>
          </table:table-cell>
          <table:table-cell office:value-type="float" office:value="161292">
            <text:p>161292</text:p>
          </table:table-cell>
          <table:table-cell office:value-type="float" office:value="10371753">
            <text:p>10371753</text:p>
          </table:table-cell>
          <table:table-cell office:value-type="float" office:value="277394">
            <text:p>277394</text:p>
          </table:table-cell>
          <table:table-cell office:value-type="float" office:value="236510">
            <text:p>236510</text:p>
          </table:table-cell>
          <table:table-cell office:value-type="float" office:value="6438429725">
            <text:p>6438429725</text:p>
          </table:table-cell>
          <table:table-cell office:value-type="float" office:value="265272">
            <text:p>265272</text:p>
          </table:table-cell>
          <table:table-cell office:value-type="float" office:value="288970">
            <text:p>288970</text:p>
          </table:table-cell>
          <table:table-cell office:value-type="float" office:value="337674">
            <text:p>337674</text:p>
          </table:table-cell>
          <table:table-cell office:value-type="float" office:value="24454340">
            <text:p>24454340</text:p>
          </table:table-cell>
          <table:table-cell office:value-type="float" office:value="370424">
            <text:p>370424</text:p>
          </table:table-cell>
          <table:table-cell office:value-type="float" office:value="313104">
            <text:p>313104</text:p>
          </table:table-cell>
          <table:table-cell/>
        </table:table-row>
        <table:table-row table:style-name="ro1">
          <table:table-cell office:value-type="float" office:value="5297727731">
            <text:p>5297727731</text:p>
          </table:table-cell>
          <table:table-cell office:value-type="float" office:value="193092">
            <text:p>193092</text:p>
          </table:table-cell>
          <table:table-cell office:value-type="float" office:value="154014">
            <text:p>154014</text:p>
          </table:table-cell>
          <table:table-cell office:value-type="float" office:value="152992">
            <text:p>152992</text:p>
          </table:table-cell>
          <table:table-cell office:value-type="float" office:value="7253343">
            <text:p>7253343</text:p>
          </table:table-cell>
          <table:table-cell office:value-type="float" office:value="269612">
            <text:p>269612</text:p>
          </table:table-cell>
          <table:table-cell office:value-type="float" office:value="226772">
            <text:p>226772</text:p>
          </table:table-cell>
          <table:table-cell office:value-type="float" office:value="2504293933">
            <text:p>2504293933</text:p>
          </table:table-cell>
          <table:table-cell office:value-type="float" office:value="226506">
            <text:p>226506</text:p>
          </table:table-cell>
          <table:table-cell office:value-type="float" office:value="166172">
            <text:p>166172</text:p>
          </table:table-cell>
          <table:table-cell office:value-type="float" office:value="162018">
            <text:p>162018</text:p>
          </table:table-cell>
          <table:table-cell office:value-type="float" office:value="9279274">
            <text:p>9279274</text:p>
          </table:table-cell>
          <table:table-cell office:value-type="float" office:value="281492">
            <text:p>281492</text:p>
          </table:table-cell>
          <table:table-cell office:value-type="float" office:value="237158">
            <text:p>237158</text:p>
          </table:table-cell>
          <table:table-cell office:value-type="float" office:value="6298144920">
            <text:p>6298144920</text:p>
          </table:table-cell>
          <table:table-cell office:value-type="float" office:value="287107">
            <text:p>287107</text:p>
          </table:table-cell>
          <table:table-cell office:value-type="float" office:value="163536">
            <text:p>163536</text:p>
          </table:table-cell>
          <table:table-cell office:value-type="float" office:value="183175">
            <text:p>183175</text:p>
          </table:table-cell>
          <table:table-cell office:value-type="float" office:value="6475437">
            <text:p>6475437</text:p>
          </table:table-cell>
          <table:table-cell office:value-type="float" office:value="348005">
            <text:p>348005</text:p>
          </table:table-cell>
          <table:table-cell office:value-type="float" office:value="228076">
            <text:p>228076</text:p>
          </table:table-cell>
          <table:table-cell/>
        </table:table-row>
        <table:table-row table:style-name="ro1">
          <table:table-cell office:value-type="float" office:value="5409642617">
            <text:p>5409642617</text:p>
          </table:table-cell>
          <table:table-cell office:value-type="float" office:value="245387">
            <text:p>245387</text:p>
          </table:table-cell>
          <table:table-cell office:value-type="float" office:value="272663">
            <text:p>272663</text:p>
          </table:table-cell>
          <table:table-cell office:value-type="float" office:value="269465">
            <text:p>269465</text:p>
          </table:table-cell>
          <table:table-cell office:value-type="float" office:value="58743310">
            <text:p>58743310</text:p>
          </table:table-cell>
          <table:table-cell office:value-type="float" office:value="274468">
            <text:p>274468</text:p>
          </table:table-cell>
          <table:table-cell office:value-type="float" office:value="275347">
            <text:p>275347</text:p>
          </table:table-cell>
          <table:table-cell office:value-type="float" office:value="6503473620">
            <text:p>6503473620</text:p>
          </table:table-cell>
          <table:table-cell office:value-type="float" office:value="206814">
            <text:p>206814</text:p>
          </table:table-cell>
          <table:table-cell office:value-type="float" office:value="187512">
            <text:p>187512</text:p>
          </table:table-cell>
          <table:table-cell office:value-type="float" office:value="187209">
            <text:p>187209</text:p>
          </table:table-cell>
          <table:table-cell office:value-type="float" office:value="9757428">
            <text:p>9757428</text:p>
          </table:table-cell>
          <table:table-cell office:value-type="float" office:value="273222">
            <text:p>273222</text:p>
          </table:table-cell>
          <table:table-cell office:value-type="float" office:value="227318">
            <text:p>227318</text:p>
          </table:table-cell>
          <table:table-cell office:value-type="float" office:value="6341265869">
            <text:p>6341265869</text:p>
          </table:table-cell>
          <table:table-cell office:value-type="float" office:value="202080">
            <text:p>202080</text:p>
          </table:table-cell>
          <table:table-cell office:value-type="float" office:value="162700">
            <text:p>162700</text:p>
          </table:table-cell>
          <table:table-cell office:value-type="float" office:value="158108">
            <text:p>158108</text:p>
          </table:table-cell>
          <table:table-cell office:value-type="float" office:value="10577362">
            <text:p>10577362</text:p>
          </table:table-cell>
          <table:table-cell office:value-type="float" office:value="262580">
            <text:p>262580</text:p>
          </table:table-cell>
          <table:table-cell office:value-type="float" office:value="259626">
            <text:p>259626</text:p>
          </table:table-cell>
          <table:table-cell/>
        </table:table-row>
        <table:table-row table:style-name="ro1">
          <table:table-cell office:value-type="float" office:value="937775796">
            <text:p>937775796</text:p>
          </table:table-cell>
          <table:table-cell office:value-type="float" office:value="196426">
            <text:p>196426</text:p>
          </table:table-cell>
          <table:table-cell office:value-type="float" office:value="154452">
            <text:p>154452</text:p>
          </table:table-cell>
          <table:table-cell office:value-type="float" office:value="150556">
            <text:p>150556</text:p>
          </table:table-cell>
          <table:table-cell office:value-type="float" office:value="246170">
            <text:p>246170</text:p>
          </table:table-cell>
          <table:table-cell office:value-type="float" office:value="263266">
            <text:p>263266</text:p>
          </table:table-cell>
          <table:table-cell office:value-type="float" office:value="222282">
            <text:p>222282</text:p>
          </table:table-cell>
          <table:table-cell office:value-type="float" office:value="1003728933">
            <text:p>1003728933</text:p>
          </table:table-cell>
          <table:table-cell office:value-type="float" office:value="204610">
            <text:p>204610</text:p>
          </table:table-cell>
          <table:table-cell office:value-type="float" office:value="166478">
            <text:p>166478</text:p>
          </table:table-cell>
          <table:table-cell office:value-type="float" office:value="180020">
            <text:p>180020</text:p>
          </table:table-cell>
          <table:table-cell office:value-type="float" office:value="8917193">
            <text:p>8917193</text:p>
          </table:table-cell>
          <table:table-cell office:value-type="float" office:value="303382">
            <text:p>303382</text:p>
          </table:table-cell>
          <table:table-cell office:value-type="float" office:value="316615">
            <text:p>316615</text:p>
          </table:table-cell>
          <table:table-cell office:value-type="float" office:value="7262646892">
            <text:p>7262646892</text:p>
          </table:table-cell>
          <table:table-cell office:value-type="float" office:value="201394">
            <text:p>201394</text:p>
          </table:table-cell>
          <table:table-cell office:value-type="float" office:value="162986">
            <text:p>162986</text:p>
          </table:table-cell>
          <table:table-cell office:value-type="float" office:value="160636">
            <text:p>160636</text:p>
          </table:table-cell>
          <table:table-cell office:value-type="float" office:value="249488">
            <text:p>249488</text:p>
          </table:table-cell>
          <table:table-cell office:value-type="float" office:value="283022">
            <text:p>283022</text:p>
          </table:table-cell>
          <table:table-cell office:value-type="float" office:value="242082">
            <text:p>242082</text:p>
          </table:table-cell>
          <table:table-cell/>
        </table:table-row>
        <table:table-row table:style-name="ro1">
          <table:table-cell office:value-type="float" office:value="25953651524">
            <text:p>25953651524</text:p>
          </table:table-cell>
          <table:table-cell office:value-type="float" office:value="200152">
            <text:p>200152</text:p>
          </table:table-cell>
          <table:table-cell office:value-type="float" office:value="152808">
            <text:p>152808</text:p>
          </table:table-cell>
          <table:table-cell office:value-type="float" office:value="151212">
            <text:p>151212</text:p>
          </table:table-cell>
          <table:table-cell office:value-type="float" office:value="17950351">
            <text:p>17950351</text:p>
          </table:table-cell>
          <table:table-cell office:value-type="float" office:value="283123">
            <text:p>283123</text:p>
          </table:table-cell>
          <table:table-cell office:value-type="float" office:value="220050">
            <text:p>220050</text:p>
          </table:table-cell>
          <table:table-cell office:value-type="float" office:value="2195779556">
            <text:p>2195779556</text:p>
          </table:table-cell>
          <table:table-cell office:value-type="float" office:value="202708">
            <text:p>202708</text:p>
          </table:table-cell>
          <table:table-cell office:value-type="float" office:value="169112">
            <text:p>169112</text:p>
          </table:table-cell>
          <table:table-cell office:value-type="float" office:value="163690">
            <text:p>163690</text:p>
          </table:table-cell>
          <table:table-cell office:value-type="float" office:value="21431390">
            <text:p>21431390</text:p>
          </table:table-cell>
          <table:table-cell office:value-type="float" office:value="277204">
            <text:p>277204</text:p>
          </table:table-cell>
          <table:table-cell office:value-type="float" office:value="239434">
            <text:p>239434</text:p>
          </table:table-cell>
          <table:table-cell office:value-type="float" office:value="27386910007">
            <text:p>27386910007</text:p>
          </table:table-cell>
          <table:table-cell office:value-type="float" office:value="209340">
            <text:p>209340</text:p>
          </table:table-cell>
          <table:table-cell office:value-type="float" office:value="268738">
            <text:p>268738</text:p>
          </table:table-cell>
          <table:table-cell office:value-type="float" office:value="170754">
            <text:p>170754</text:p>
          </table:table-cell>
          <table:table-cell office:value-type="float" office:value="28785294">
            <text:p>28785294</text:p>
          </table:table-cell>
          <table:table-cell office:value-type="float" office:value="270028">
            <text:p>270028</text:p>
          </table:table-cell>
          <table:table-cell office:value-type="float" office:value="229986">
            <text:p>229986</text:p>
          </table:table-cell>
          <table:table-cell/>
        </table:table-row>
        <table:table-row table:style-name="ro1">
          <table:table-cell office:value-type="float" office:value="683004964">
            <text:p>683004964</text:p>
          </table:table-cell>
          <table:table-cell office:value-type="float" office:value="228174">
            <text:p>228174</text:p>
          </table:table-cell>
          <table:table-cell office:value-type="float" office:value="161276">
            <text:p>161276</text:p>
          </table:table-cell>
          <table:table-cell office:value-type="float" office:value="150860">
            <text:p>150860</text:p>
          </table:table-cell>
          <table:table-cell office:value-type="float" office:value="6173959">
            <text:p>6173959</text:p>
          </table:table-cell>
          <table:table-cell office:value-type="float" office:value="271914">
            <text:p>271914</text:p>
          </table:table-cell>
          <table:table-cell office:value-type="float" office:value="230912">
            <text:p>230912</text:p>
          </table:table-cell>
          <table:table-cell office:value-type="float" office:value="13402586007">
            <text:p>13402586007</text:p>
          </table:table-cell>
          <table:table-cell office:value-type="float" office:value="282232">
            <text:p>282232</text:p>
          </table:table-cell>
          <table:table-cell office:value-type="float" office:value="246454">
            <text:p>246454</text:p>
          </table:table-cell>
          <table:table-cell office:value-type="float" office:value="225930">
            <text:p>225930</text:p>
          </table:table-cell>
          <table:table-cell office:value-type="float" office:value="776280">
            <text:p>776280</text:p>
          </table:table-cell>
          <table:table-cell office:value-type="float" office:value="312548">
            <text:p>312548</text:p>
          </table:table-cell>
          <table:table-cell office:value-type="float" office:value="234536">
            <text:p>234536</text:p>
          </table:table-cell>
          <table:table-cell office:value-type="float" office:value="4055569213">
            <text:p>4055569213</text:p>
          </table:table-cell>
          <table:table-cell office:value-type="float" office:value="308858">
            <text:p>308858</text:p>
          </table:table-cell>
          <table:table-cell office:value-type="float" office:value="194382">
            <text:p>194382</text:p>
          </table:table-cell>
          <table:table-cell office:value-type="float" office:value="191779">
            <text:p>191779</text:p>
          </table:table-cell>
          <table:table-cell office:value-type="float" office:value="358576">
            <text:p>358576</text:p>
          </table:table-cell>
          <table:table-cell office:value-type="float" office:value="319600">
            <text:p>319600</text:p>
          </table:table-cell>
          <table:table-cell office:value-type="float" office:value="296140">
            <text:p>296140</text:p>
          </table:table-cell>
          <table:table-cell/>
        </table:table-row>
        <table:table-row table:style-name="ro1">
          <table:table-cell office:value-type="float" office:value="5098858253">
            <text:p>5098858253</text:p>
          </table:table-cell>
          <table:table-cell office:value-type="float" office:value="194278">
            <text:p>194278</text:p>
          </table:table-cell>
          <table:table-cell office:value-type="float" office:value="153328">
            <text:p>153328</text:p>
          </table:table-cell>
          <table:table-cell office:value-type="float" office:value="151816">
            <text:p>151816</text:p>
          </table:table-cell>
          <table:table-cell office:value-type="float" office:value="250308">
            <text:p>250308</text:p>
          </table:table-cell>
          <table:table-cell office:value-type="float" office:value="255276">
            <text:p>255276</text:p>
          </table:table-cell>
          <table:table-cell office:value-type="float" office:value="213622">
            <text:p>213622</text:p>
          </table:table-cell>
          <table:table-cell office:value-type="float" office:value="4839031818">
            <text:p>4839031818</text:p>
          </table:table-cell>
          <table:table-cell office:value-type="float" office:value="203614">
            <text:p>203614</text:p>
          </table:table-cell>
          <table:table-cell office:value-type="float" office:value="199200">
            <text:p>199200</text:p>
          </table:table-cell>
          <table:table-cell office:value-type="float" office:value="166920">
            <text:p>166920</text:p>
          </table:table-cell>
          <table:table-cell office:value-type="float" office:value="489006">
            <text:p>489006</text:p>
          </table:table-cell>
          <table:table-cell office:value-type="float" office:value="265760">
            <text:p>265760</text:p>
          </table:table-cell>
          <table:table-cell office:value-type="float" office:value="310496">
            <text:p>310496</text:p>
          </table:table-cell>
          <table:table-cell office:value-type="float" office:value="4703249046">
            <text:p>4703249046</text:p>
          </table:table-cell>
          <table:table-cell office:value-type="float" office:value="202480">
            <text:p>202480</text:p>
          </table:table-cell>
          <table:table-cell office:value-type="float" office:value="243246">
            <text:p>243246</text:p>
          </table:table-cell>
          <table:table-cell office:value-type="float" office:value="194802">
            <text:p>194802</text:p>
          </table:table-cell>
          <table:table-cell office:value-type="float" office:value="12215101">
            <text:p>12215101</text:p>
          </table:table-cell>
          <table:table-cell office:value-type="float" office:value="266200">
            <text:p>266200</text:p>
          </table:table-cell>
          <table:table-cell office:value-type="float" office:value="221180">
            <text:p>221180</text:p>
          </table:table-cell>
          <table:table-cell/>
        </table:table-row>
        <table:table-row table:style-name="ro1">
          <table:table-cell office:value-type="float" office:value="9183003432">
            <text:p>9183003432</text:p>
          </table:table-cell>
          <table:table-cell office:value-type="float" office:value="269547">
            <text:p>269547</text:p>
          </table:table-cell>
          <table:table-cell office:value-type="float" office:value="153914">
            <text:p>153914</text:p>
          </table:table-cell>
          <table:table-cell office:value-type="float" office:value="153172">
            <text:p>153172</text:p>
          </table:table-cell>
          <table:table-cell office:value-type="float" office:value="19641203">
            <text:p>19641203</text:p>
          </table:table-cell>
          <table:table-cell office:value-type="float" office:value="267432">
            <text:p>267432</text:p>
          </table:table-cell>
          <table:table-cell office:value-type="float" office:value="224308">
            <text:p>224308</text:p>
          </table:table-cell>
          <table:table-cell office:value-type="float" office:value="3030506769">
            <text:p>3030506769</text:p>
          </table:table-cell>
          <table:table-cell office:value-type="float" office:value="209206">
            <text:p>209206</text:p>
          </table:table-cell>
          <table:table-cell office:value-type="float" office:value="168084">
            <text:p>168084</text:p>
          </table:table-cell>
          <table:table-cell office:value-type="float" office:value="164528">
            <text:p>164528</text:p>
          </table:table-cell>
          <table:table-cell office:value-type="float" office:value="252956">
            <text:p>252956</text:p>
          </table:table-cell>
          <table:table-cell office:value-type="float" office:value="275548">
            <text:p>275548</text:p>
          </table:table-cell>
          <table:table-cell office:value-type="float" office:value="232118">
            <text:p>232118</text:p>
          </table:table-cell>
          <table:table-cell office:value-type="float" office:value="27268644980">
            <text:p>27268644980</text:p>
          </table:table-cell>
          <table:table-cell office:value-type="float" office:value="205930">
            <text:p>205930</text:p>
          </table:table-cell>
          <table:table-cell office:value-type="float" office:value="163946">
            <text:p>163946</text:p>
          </table:table-cell>
          <table:table-cell office:value-type="float" office:value="182053">
            <text:p>182053</text:p>
          </table:table-cell>
          <table:table-cell office:value-type="float" office:value="4395473">
            <text:p>4395473</text:p>
          </table:table-cell>
          <table:table-cell office:value-type="float" office:value="319139">
            <text:p>319139</text:p>
          </table:table-cell>
          <table:table-cell office:value-type="float" office:value="230852">
            <text:p>230852</text:p>
          </table:table-cell>
          <table:table-cell/>
        </table:table-row>
        <table:table-row table:style-name="ro1">
          <table:table-cell office:value-type="float" office:value="27744066075">
            <text:p>27744066075</text:p>
          </table:table-cell>
          <table:table-cell office:value-type="float" office:value="211567">
            <text:p>211567</text:p>
          </table:table-cell>
          <table:table-cell office:value-type="float" office:value="152488">
            <text:p>152488</text:p>
          </table:table-cell>
          <table:table-cell office:value-type="float" office:value="155794">
            <text:p>155794</text:p>
          </table:table-cell>
          <table:table-cell office:value-type="float" office:value="10188160">
            <text:p>10188160</text:p>
          </table:table-cell>
          <table:table-cell office:value-type="float" office:value="267376">
            <text:p>267376</text:p>
          </table:table-cell>
          <table:table-cell office:value-type="float" office:value="228296">
            <text:p>228296</text:p>
          </table:table-cell>
          <table:table-cell office:value-type="float" office:value="2655914306">
            <text:p>2655914306</text:p>
          </table:table-cell>
          <table:table-cell office:value-type="float" office:value="205024">
            <text:p>205024</text:p>
          </table:table-cell>
          <table:table-cell office:value-type="float" office:value="168778">
            <text:p>168778</text:p>
          </table:table-cell>
          <table:table-cell office:value-type="float" office:value="163386">
            <text:p>163386</text:p>
          </table:table-cell>
          <table:table-cell office:value-type="float" office:value="17217937">
            <text:p>17217937</text:p>
          </table:table-cell>
          <table:table-cell office:value-type="float" office:value="295891">
            <text:p>295891</text:p>
          </table:table-cell>
          <table:table-cell office:value-type="float" office:value="287859">
            <text:p>287859</text:p>
          </table:table-cell>
          <table:table-cell office:value-type="float" office:value="2665883451">
            <text:p>2665883451</text:p>
          </table:table-cell>
          <table:table-cell office:value-type="float" office:value="203972">
            <text:p>203972</text:p>
          </table:table-cell>
          <table:table-cell office:value-type="float" office:value="164280">
            <text:p>164280</text:p>
          </table:table-cell>
          <table:table-cell office:value-type="float" office:value="159916">
            <text:p>159916</text:p>
          </table:table-cell>
          <table:table-cell office:value-type="float" office:value="3563967">
            <text:p>3563967</text:p>
          </table:table-cell>
          <table:table-cell office:value-type="float" office:value="337334">
            <text:p>337334</text:p>
          </table:table-cell>
          <table:table-cell office:value-type="float" office:value="241108">
            <text:p>241108</text:p>
          </table:table-cell>
          <table:table-cell/>
        </table:table-row>
        <table:table-row table:style-name="ro1">
          <table:table-cell office:value-type="float" office:value="1028464987">
            <text:p>1028464987</text:p>
          </table:table-cell>
          <table:table-cell office:value-type="float" office:value="189996">
            <text:p>189996</text:p>
          </table:table-cell>
          <table:table-cell office:value-type="float" office:value="152100">
            <text:p>152100</text:p>
          </table:table-cell>
          <table:table-cell office:value-type="float" office:value="150692">
            <text:p>150692</text:p>
          </table:table-cell>
          <table:table-cell office:value-type="float" office:value="8190914">
            <text:p>8190914</text:p>
          </table:table-cell>
          <table:table-cell office:value-type="float" office:value="269158">
            <text:p>269158</text:p>
          </table:table-cell>
          <table:table-cell office:value-type="float" office:value="228264">
            <text:p>228264</text:p>
          </table:table-cell>
          <table:table-cell office:value-type="float" office:value="4001347571">
            <text:p>4001347571</text:p>
          </table:table-cell>
          <table:table-cell office:value-type="float" office:value="206166">
            <text:p>206166</text:p>
          </table:table-cell>
          <table:table-cell office:value-type="float" office:value="167180">
            <text:p>167180</text:p>
          </table:table-cell>
          <table:table-cell office:value-type="float" office:value="188853">
            <text:p>188853</text:p>
          </table:table-cell>
          <table:table-cell office:value-type="float" office:value="2230321">
            <text:p>2230321</text:p>
          </table:table-cell>
          <table:table-cell office:value-type="float" office:value="283440">
            <text:p>283440</text:p>
          </table:table-cell>
          <table:table-cell office:value-type="float" office:value="233884">
            <text:p>233884</text:p>
          </table:table-cell>
          <table:table-cell office:value-type="float" office:value="12675163190">
            <text:p>12675163190</text:p>
          </table:table-cell>
          <table:table-cell office:value-type="float" office:value="226897">
            <text:p>226897</text:p>
          </table:table-cell>
          <table:table-cell office:value-type="float" office:value="247834">
            <text:p>247834</text:p>
          </table:table-cell>
          <table:table-cell office:value-type="float" office:value="160000">
            <text:p>160000</text:p>
          </table:table-cell>
          <table:table-cell office:value-type="float" office:value="491454">
            <text:p>491454</text:p>
          </table:table-cell>
          <table:table-cell office:value-type="float" office:value="446598">
            <text:p>446598</text:p>
          </table:table-cell>
          <table:table-cell office:value-type="float" office:value="241398">
            <text:p>241398</text:p>
          </table:table-cell>
          <table:table-cell/>
        </table:table-row>
        <table:table-row table:style-name="ro1">
          <table:table-cell office:value-type="float" office:value="6224002344">
            <text:p>6224002344</text:p>
          </table:table-cell>
          <table:table-cell office:value-type="float" office:value="191510">
            <text:p>191510</text:p>
          </table:table-cell>
          <table:table-cell office:value-type="float" office:value="154828">
            <text:p>154828</text:p>
          </table:table-cell>
          <table:table-cell office:value-type="float" office:value="151748">
            <text:p>151748</text:p>
          </table:table-cell>
          <table:table-cell office:value-type="float" office:value="570872">
            <text:p>570872</text:p>
          </table:table-cell>
          <table:table-cell office:value-type="float" office:value="274730">
            <text:p>274730</text:p>
          </table:table-cell>
          <table:table-cell office:value-type="float" office:value="223862">
            <text:p>223862</text:p>
          </table:table-cell>
          <table:table-cell office:value-type="float" office:value="24906569700">
            <text:p>24906569700</text:p>
          </table:table-cell>
          <table:table-cell office:value-type="float" office:value="205236">
            <text:p>205236</text:p>
          </table:table-cell>
          <table:table-cell office:value-type="float" office:value="166442">
            <text:p>166442</text:p>
          </table:table-cell>
          <table:table-cell office:value-type="float" office:value="159958">
            <text:p>159958</text:p>
          </table:table-cell>
          <table:table-cell office:value-type="float" office:value="35544968">
            <text:p>35544968</text:p>
          </table:table-cell>
          <table:table-cell office:value-type="float" office:value="270176">
            <text:p>270176</text:p>
          </table:table-cell>
          <table:table-cell office:value-type="float" office:value="229762">
            <text:p>229762</text:p>
          </table:table-cell>
          <table:table-cell office:value-type="float" office:value="3006022498">
            <text:p>3006022498</text:p>
          </table:table-cell>
          <table:table-cell office:value-type="float" office:value="203876">
            <text:p>203876</text:p>
          </table:table-cell>
          <table:table-cell office:value-type="float" office:value="189091">
            <text:p>189091</text:p>
          </table:table-cell>
          <table:table-cell office:value-type="float" office:value="158406">
            <text:p>158406</text:p>
          </table:table-cell>
          <table:table-cell office:value-type="float" office:value="25414298">
            <text:p>25414298</text:p>
          </table:table-cell>
          <table:table-cell office:value-type="float" office:value="259200">
            <text:p>259200</text:p>
          </table:table-cell>
          <table:table-cell office:value-type="float" office:value="218648">
            <text:p>218648</text:p>
          </table:table-cell>
          <table:table-cell/>
        </table:table-row>
        <table:table-row table:style-name="ro1">
          <table:table-cell office:value-type="float" office:value="860111740">
            <text:p>860111740</text:p>
          </table:table-cell>
          <table:table-cell office:value-type="float" office:value="193220">
            <text:p>193220</text:p>
          </table:table-cell>
          <table:table-cell office:value-type="float" office:value="157820">
            <text:p>157820</text:p>
          </table:table-cell>
          <table:table-cell office:value-type="float" office:value="151710">
            <text:p>151710</text:p>
          </table:table-cell>
          <table:table-cell office:value-type="float" office:value="21855050">
            <text:p>21855050</text:p>
          </table:table-cell>
          <table:table-cell office:value-type="float" office:value="271286">
            <text:p>271286</text:p>
          </table:table-cell>
          <table:table-cell office:value-type="float" office:value="228722">
            <text:p>228722</text:p>
          </table:table-cell>
          <table:table-cell office:value-type="float" office:value="8097232993">
            <text:p>8097232993</text:p>
          </table:table-cell>
          <table:table-cell office:value-type="float" office:value="204690">
            <text:p>204690</text:p>
          </table:table-cell>
          <table:table-cell office:value-type="float" office:value="166590">
            <text:p>166590</text:p>
          </table:table-cell>
          <table:table-cell office:value-type="float" office:value="164746">
            <text:p>164746</text:p>
          </table:table-cell>
          <table:table-cell office:value-type="float" office:value="8932640">
            <text:p>8932640</text:p>
          </table:table-cell>
          <table:table-cell office:value-type="float" office:value="300486">
            <text:p>300486</text:p>
          </table:table-cell>
          <table:table-cell office:value-type="float" office:value="235096">
            <text:p>235096</text:p>
          </table:table-cell>
          <table:table-cell office:value-type="float" office:value="772862628">
            <text:p>772862628</text:p>
          </table:table-cell>
          <table:table-cell office:value-type="float" office:value="368302">
            <text:p>368302</text:p>
          </table:table-cell>
          <table:table-cell office:value-type="float" office:value="166802">
            <text:p>166802</text:p>
          </table:table-cell>
          <table:table-cell office:value-type="float" office:value="161376">
            <text:p>161376</text:p>
          </table:table-cell>
          <table:table-cell office:value-type="float" office:value="330106">
            <text:p>330106</text:p>
          </table:table-cell>
          <table:table-cell office:value-type="float" office:value="335863">
            <text:p>335863</text:p>
          </table:table-cell>
          <table:table-cell office:value-type="float" office:value="233764">
            <text:p>233764</text:p>
          </table:table-cell>
          <table:table-cell/>
        </table:table-row>
        <table:table-row table:style-name="ro1">
          <table:table-cell office:value-type="float" office:value="5680578101">
            <text:p>5680578101</text:p>
          </table:table-cell>
          <table:table-cell office:value-type="float" office:value="191366">
            <text:p>191366</text:p>
          </table:table-cell>
          <table:table-cell office:value-type="float" office:value="152822">
            <text:p>152822</text:p>
          </table:table-cell>
          <table:table-cell office:value-type="float" office:value="151356">
            <text:p>151356</text:p>
          </table:table-cell>
          <table:table-cell office:value-type="float" office:value="538114">
            <text:p>538114</text:p>
          </table:table-cell>
          <table:table-cell office:value-type="float" office:value="262208">
            <text:p>262208</text:p>
          </table:table-cell>
          <table:table-cell office:value-type="float" office:value="223374">
            <text:p>223374</text:p>
          </table:table-cell>
          <table:table-cell office:value-type="float" office:value="4274341868">
            <text:p>4274341868</text:p>
          </table:table-cell>
          <table:table-cell office:value-type="float" office:value="202012">
            <text:p>202012</text:p>
          </table:table-cell>
          <table:table-cell office:value-type="float" office:value="167376">
            <text:p>167376</text:p>
          </table:table-cell>
          <table:table-cell office:value-type="float" office:value="186439">
            <text:p>186439</text:p>
          </table:table-cell>
          <table:table-cell office:value-type="float" office:value="15592157">
            <text:p>15592157</text:p>
          </table:table-cell>
          <table:table-cell office:value-type="float" office:value="278762">
            <text:p>278762</text:p>
          </table:table-cell>
          <table:table-cell office:value-type="float" office:value="279355">
            <text:p>279355</text:p>
          </table:table-cell>
          <table:table-cell office:value-type="float" office:value="4388560566">
            <text:p>4388560566</text:p>
          </table:table-cell>
          <table:table-cell office:value-type="float" office:value="200796">
            <text:p>200796</text:p>
          </table:table-cell>
          <table:table-cell office:value-type="float" office:value="167034">
            <text:p>167034</text:p>
          </table:table-cell>
          <table:table-cell office:value-type="float" office:value="160190">
            <text:p>160190</text:p>
          </table:table-cell>
          <table:table-cell office:value-type="float" office:value="14487772">
            <text:p>14487772</text:p>
          </table:table-cell>
          <table:table-cell office:value-type="float" office:value="335100">
            <text:p>335100</text:p>
          </table:table-cell>
          <table:table-cell office:value-type="float" office:value="256018">
            <text:p>256018</text:p>
          </table:table-cell>
          <table:table-cell/>
        </table:table-row>
        <table:table-row table:style-name="ro1">
          <table:table-cell office:value-type="float" office:value="3353829080">
            <text:p>3353829080</text:p>
          </table:table-cell>
          <table:table-cell office:value-type="float" office:value="212986">
            <text:p>212986</text:p>
          </table:table-cell>
          <table:table-cell office:value-type="float" office:value="159706">
            <text:p>159706</text:p>
          </table:table-cell>
          <table:table-cell office:value-type="float" office:value="153036">
            <text:p>153036</text:p>
          </table:table-cell>
          <table:table-cell office:value-type="float" office:value="7543284">
            <text:p>7543284</text:p>
          </table:table-cell>
          <table:table-cell office:value-type="float" office:value="308939">
            <text:p>308939</text:p>
          </table:table-cell>
          <table:table-cell office:value-type="float" office:value="242451">
            <text:p>242451</text:p>
          </table:table-cell>
          <table:table-cell office:value-type="float" office:value="2744483354">
            <text:p>2744483354</text:p>
          </table:table-cell>
          <table:table-cell office:value-type="float" office:value="231129">
            <text:p>231129</text:p>
          </table:table-cell>
          <table:table-cell office:value-type="float" office:value="164456">
            <text:p>164456</text:p>
          </table:table-cell>
          <table:table-cell office:value-type="float" office:value="162370">
            <text:p>162370</text:p>
          </table:table-cell>
          <table:table-cell office:value-type="float" office:value="3420063">
            <text:p>3420063</text:p>
          </table:table-cell>
          <table:table-cell office:value-type="float" office:value="272148">
            <text:p>272148</text:p>
          </table:table-cell>
          <table:table-cell office:value-type="float" office:value="236946">
            <text:p>236946</text:p>
          </table:table-cell>
          <table:table-cell office:value-type="float" office:value="1641786694">
            <text:p>1641786694</text:p>
          </table:table-cell>
          <table:table-cell office:value-type="float" office:value="202882">
            <text:p>202882</text:p>
          </table:table-cell>
          <table:table-cell office:value-type="float" office:value="171520">
            <text:p>171520</text:p>
          </table:table-cell>
          <table:table-cell office:value-type="float" office:value="160184">
            <text:p>160184</text:p>
          </table:table-cell>
          <table:table-cell office:value-type="float" office:value="250512">
            <text:p>250512</text:p>
          </table:table-cell>
          <table:table-cell office:value-type="float" office:value="295664">
            <text:p>295664</text:p>
          </table:table-cell>
          <table:table-cell office:value-type="float" office:value="226372">
            <text:p>226372</text:p>
          </table:table-cell>
          <table:table-cell/>
        </table:table-row>
        <table:table-row table:style-name="ro1">
          <table:table-cell office:value-type="float" office:value="893865305">
            <text:p>893865305</text:p>
          </table:table-cell>
          <table:table-cell office:value-type="float" office:value="192244">
            <text:p>192244</text:p>
          </table:table-cell>
          <table:table-cell office:value-type="float" office:value="153194">
            <text:p>153194</text:p>
          </table:table-cell>
          <table:table-cell office:value-type="float" office:value="152880">
            <text:p>152880</text:p>
          </table:table-cell>
          <table:table-cell office:value-type="float" office:value="41812631">
            <text:p>41812631</text:p>
          </table:table-cell>
          <table:table-cell office:value-type="float" office:value="285440">
            <text:p>285440</text:p>
          </table:table-cell>
          <table:table-cell office:value-type="float" office:value="238164">
            <text:p>238164</text:p>
          </table:table-cell>
          <table:table-cell office:value-type="float" office:value="14046642702">
            <text:p>14046642702</text:p>
          </table:table-cell>
          <table:table-cell office:value-type="float" office:value="228701">
            <text:p>228701</text:p>
          </table:table-cell>
          <table:table-cell office:value-type="float" office:value="166950">
            <text:p>166950</text:p>
          </table:table-cell>
          <table:table-cell office:value-type="float" office:value="195186">
            <text:p>195186</text:p>
          </table:table-cell>
          <table:table-cell office:value-type="float" office:value="4804668">
            <text:p>4804668</text:p>
          </table:table-cell>
          <table:table-cell office:value-type="float" office:value="313918">
            <text:p>313918</text:p>
          </table:table-cell>
          <table:table-cell office:value-type="float" office:value="238956">
            <text:p>238956</text:p>
          </table:table-cell>
          <table:table-cell office:value-type="float" office:value="1132245348">
            <text:p>1132245348</text:p>
          </table:table-cell>
          <table:table-cell office:value-type="float" office:value="203896">
            <text:p>203896</text:p>
          </table:table-cell>
          <table:table-cell office:value-type="float" office:value="161680">
            <text:p>161680</text:p>
          </table:table-cell>
          <table:table-cell office:value-type="float" office:value="158412">
            <text:p>158412</text:p>
          </table:table-cell>
          <table:table-cell office:value-type="float" office:value="34207070">
            <text:p>34207070</text:p>
          </table:table-cell>
          <table:table-cell office:value-type="float" office:value="310998">
            <text:p>310998</text:p>
          </table:table-cell>
          <table:table-cell office:value-type="float" office:value="256570">
            <text:p>256570</text:p>
          </table:table-cell>
          <table:table-cell/>
        </table:table-row>
        <table:table-row table:style-name="ro1">
          <table:table-cell office:value-type="float" office:value="2891302207">
            <text:p>2891302207</text:p>
          </table:table-cell>
          <table:table-cell office:value-type="float" office:value="219444">
            <text:p>219444</text:p>
          </table:table-cell>
          <table:table-cell office:value-type="float" office:value="173840">
            <text:p>173840</text:p>
          </table:table-cell>
          <table:table-cell office:value-type="float" office:value="152092">
            <text:p>152092</text:p>
          </table:table-cell>
          <table:table-cell office:value-type="float" office:value="463096">
            <text:p>463096</text:p>
          </table:table-cell>
          <table:table-cell office:value-type="float" office:value="295928">
            <text:p>295928</text:p>
          </table:table-cell>
          <table:table-cell office:value-type="float" office:value="219118">
            <text:p>219118</text:p>
          </table:table-cell>
          <table:table-cell office:value-type="float" office:value="1882673234">
            <text:p>1882673234</text:p>
          </table:table-cell>
          <table:table-cell office:value-type="float" office:value="207866">
            <text:p>207866</text:p>
          </table:table-cell>
          <table:table-cell office:value-type="float" office:value="199011">
            <text:p>199011</text:p>
          </table:table-cell>
          <table:table-cell office:value-type="float" office:value="245546">
            <text:p>245546</text:p>
          </table:table-cell>
          <table:table-cell office:value-type="float" office:value="506928">
            <text:p>506928</text:p>
          </table:table-cell>
          <table:table-cell office:value-type="float" office:value="267380">
            <text:p>267380</text:p>
          </table:table-cell>
          <table:table-cell office:value-type="float" office:value="229760">
            <text:p>229760</text:p>
          </table:table-cell>
          <table:table-cell office:value-type="float" office:value="2450891391">
            <text:p>2450891391</text:p>
          </table:table-cell>
          <table:table-cell office:value-type="float" office:value="201314">
            <text:p>201314</text:p>
          </table:table-cell>
          <table:table-cell office:value-type="float" office:value="184074">
            <text:p>184074</text:p>
          </table:table-cell>
          <table:table-cell office:value-type="float" office:value="163172">
            <text:p>163172</text:p>
          </table:table-cell>
          <table:table-cell office:value-type="float" office:value="11196636">
            <text:p>11196636</text:p>
          </table:table-cell>
          <table:table-cell office:value-type="float" office:value="313332">
            <text:p>313332</text:p>
          </table:table-cell>
          <table:table-cell office:value-type="float" office:value="229162">
            <text:p>229162</text:p>
          </table:table-cell>
          <table:table-cell/>
        </table:table-row>
        <table:table-row table:style-name="ro1">
          <table:table-cell office:value-type="float" office:value="6702925616">
            <text:p>6702925616</text:p>
          </table:table-cell>
          <table:table-cell office:value-type="float" office:value="195466">
            <text:p>195466</text:p>
          </table:table-cell>
          <table:table-cell office:value-type="float" office:value="159252">
            <text:p>159252</text:p>
          </table:table-cell>
          <table:table-cell office:value-type="float" office:value="259777">
            <text:p>259777</text:p>
          </table:table-cell>
          <table:table-cell office:value-type="float" office:value="727058">
            <text:p>727058</text:p>
          </table:table-cell>
          <table:table-cell office:value-type="float" office:value="261324">
            <text:p>261324</text:p>
          </table:table-cell>
          <table:table-cell office:value-type="float" office:value="220138">
            <text:p>220138</text:p>
          </table:table-cell>
          <table:table-cell office:value-type="float" office:value="1441674596">
            <text:p>1441674596</text:p>
          </table:table-cell>
          <table:table-cell office:value-type="float" office:value="204294">
            <text:p>204294</text:p>
          </table:table-cell>
          <table:table-cell office:value-type="float" office:value="166462">
            <text:p>166462</text:p>
          </table:table-cell>
          <table:table-cell office:value-type="float" office:value="161358">
            <text:p>161358</text:p>
          </table:table-cell>
          <table:table-cell office:value-type="float" office:value="248126">
            <text:p>248126</text:p>
          </table:table-cell>
          <table:table-cell office:value-type="float" office:value="305300">
            <text:p>305300</text:p>
          </table:table-cell>
          <table:table-cell office:value-type="float" office:value="231346">
            <text:p>231346</text:p>
          </table:table-cell>
          <table:table-cell office:value-type="float" office:value="2708110877">
            <text:p>2708110877</text:p>
          </table:table-cell>
          <table:table-cell office:value-type="float" office:value="200688">
            <text:p>200688</text:p>
          </table:table-cell>
          <table:table-cell office:value-type="float" office:value="165740">
            <text:p>165740</text:p>
          </table:table-cell>
          <table:table-cell office:value-type="float" office:value="159936">
            <text:p>159936</text:p>
          </table:table-cell>
          <table:table-cell office:value-type="float" office:value="247292">
            <text:p>247292</text:p>
          </table:table-cell>
          <table:table-cell office:value-type="float" office:value="254734">
            <text:p>254734</text:p>
          </table:table-cell>
          <table:table-cell office:value-type="float" office:value="215686">
            <text:p>215686</text:p>
          </table:table-cell>
          <table:table-cell/>
        </table:table-row>
        <table:table-row table:style-name="ro1">
          <table:table-cell office:value-type="float" office:value="3442735781">
            <text:p>3442735781</text:p>
          </table:table-cell>
          <table:table-cell office:value-type="float" office:value="192508">
            <text:p>192508</text:p>
          </table:table-cell>
          <table:table-cell office:value-type="float" office:value="153482">
            <text:p>153482</text:p>
          </table:table-cell>
          <table:table-cell office:value-type="float" office:value="151356">
            <text:p>151356</text:p>
          </table:table-cell>
          <table:table-cell office:value-type="float" office:value="3470215">
            <text:p>3470215</text:p>
          </table:table-cell>
          <table:table-cell office:value-type="float" office:value="275986">
            <text:p>275986</text:p>
          </table:table-cell>
          <table:table-cell office:value-type="float" office:value="229146">
            <text:p>229146</text:p>
          </table:table-cell>
          <table:table-cell office:value-type="float" office:value="28195336960">
            <text:p>28195336960</text:p>
          </table:table-cell>
          <table:table-cell office:value-type="float" office:value="299120">
            <text:p>299120</text:p>
          </table:table-cell>
          <table:table-cell office:value-type="float" office:value="169662">
            <text:p>169662</text:p>
          </table:table-cell>
          <table:table-cell office:value-type="float" office:value="177818">
            <text:p>177818</text:p>
          </table:table-cell>
          <table:table-cell office:value-type="float" office:value="26004158">
            <text:p>26004158</text:p>
          </table:table-cell>
          <table:table-cell office:value-type="float" office:value="276060">
            <text:p>276060</text:p>
          </table:table-cell>
          <table:table-cell office:value-type="float" office:value="237862">
            <text:p>237862</text:p>
          </table:table-cell>
          <table:table-cell office:value-type="float" office:value="7701208719">
            <text:p>7701208719</text:p>
          </table:table-cell>
          <table:table-cell office:value-type="float" office:value="201294">
            <text:p>201294</text:p>
          </table:table-cell>
          <table:table-cell office:value-type="float" office:value="162648">
            <text:p>162648</text:p>
          </table:table-cell>
          <table:table-cell office:value-type="float" office:value="181354">
            <text:p>181354</text:p>
          </table:table-cell>
          <table:table-cell office:value-type="float" office:value="16737710">
            <text:p>16737710</text:p>
          </table:table-cell>
          <table:table-cell office:value-type="float" office:value="274312">
            <text:p>274312</text:p>
          </table:table-cell>
          <table:table-cell office:value-type="float" office:value="256650">
            <text:p>256650</text:p>
          </table:table-cell>
          <table:table-cell/>
        </table:table-row>
        <table:table-row table:style-name="ro1">
          <table:table-cell office:value-type="float" office:value="14954275804">
            <text:p>14954275804</text:p>
          </table:table-cell>
          <table:table-cell office:value-type="float" office:value="194332">
            <text:p>194332</text:p>
          </table:table-cell>
          <table:table-cell office:value-type="float" office:value="151180">
            <text:p>151180</text:p>
          </table:table-cell>
          <table:table-cell office:value-type="float" office:value="154024">
            <text:p>154024</text:p>
          </table:table-cell>
          <table:table-cell office:value-type="float" office:value="32220835">
            <text:p>32220835</text:p>
          </table:table-cell>
          <table:table-cell office:value-type="float" office:value="270064">
            <text:p>270064</text:p>
          </table:table-cell>
          <table:table-cell office:value-type="float" office:value="217558">
            <text:p>217558</text:p>
          </table:table-cell>
          <table:table-cell office:value-type="float" office:value="7935946256">
            <text:p>7935946256</text:p>
          </table:table-cell>
          <table:table-cell office:value-type="float" office:value="203772">
            <text:p>203772</text:p>
          </table:table-cell>
          <table:table-cell office:value-type="float" office:value="176502">
            <text:p>176502</text:p>
          </table:table-cell>
          <table:table-cell office:value-type="float" office:value="165940">
            <text:p>165940</text:p>
          </table:table-cell>
          <table:table-cell office:value-type="float" office:value="39756511">
            <text:p>39756511</text:p>
          </table:table-cell>
          <table:table-cell office:value-type="float" office:value="294090">
            <text:p>294090</text:p>
          </table:table-cell>
          <table:table-cell office:value-type="float" office:value="257822">
            <text:p>257822</text:p>
          </table:table-cell>
          <table:table-cell office:value-type="float" office:value="1492973994">
            <text:p>1492973994</text:p>
          </table:table-cell>
          <table:table-cell office:value-type="float" office:value="229500">
            <text:p>229500</text:p>
          </table:table-cell>
          <table:table-cell office:value-type="float" office:value="193326">
            <text:p>193326</text:p>
          </table:table-cell>
          <table:table-cell office:value-type="float" office:value="165530">
            <text:p>165530</text:p>
          </table:table-cell>
          <table:table-cell office:value-type="float" office:value="265177">
            <text:p>265177</text:p>
          </table:table-cell>
          <table:table-cell office:value-type="float" office:value="339957">
            <text:p>339957</text:p>
          </table:table-cell>
          <table:table-cell office:value-type="float" office:value="234154">
            <text:p>234154</text:p>
          </table:table-cell>
          <table:table-cell/>
        </table:table-row>
        <table:table-row table:style-name="ro1">
          <table:table-cell office:value-type="float" office:value="6628355213">
            <text:p>6628355213</text:p>
          </table:table-cell>
          <table:table-cell office:value-type="float" office:value="218561">
            <text:p>218561</text:p>
          </table:table-cell>
          <table:table-cell office:value-type="float" office:value="154096">
            <text:p>154096</text:p>
          </table:table-cell>
          <table:table-cell office:value-type="float" office:value="157792">
            <text:p>157792</text:p>
          </table:table-cell>
          <table:table-cell office:value-type="float" office:value="5078288">
            <text:p>5078288</text:p>
          </table:table-cell>
          <table:table-cell office:value-type="float" office:value="263170">
            <text:p>263170</text:p>
          </table:table-cell>
          <table:table-cell office:value-type="float" office:value="232214">
            <text:p>232214</text:p>
          </table:table-cell>
          <table:table-cell office:value-type="float" office:value="3249014514">
            <text:p>3249014514</text:p>
          </table:table-cell>
          <table:table-cell office:value-type="float" office:value="223324">
            <text:p>223324</text:p>
          </table:table-cell>
          <table:table-cell office:value-type="float" office:value="173734">
            <text:p>173734</text:p>
          </table:table-cell>
          <table:table-cell office:value-type="float" office:value="163050">
            <text:p>163050</text:p>
          </table:table-cell>
          <table:table-cell office:value-type="float" office:value="2642215">
            <text:p>2642215</text:p>
          </table:table-cell>
          <table:table-cell office:value-type="float" office:value="278760">
            <text:p>278760</text:p>
          </table:table-cell>
          <table:table-cell office:value-type="float" office:value="316302">
            <text:p>316302</text:p>
          </table:table-cell>
          <table:table-cell office:value-type="float" office:value="6471429861">
            <text:p>6471429861</text:p>
          </table:table-cell>
          <table:table-cell office:value-type="float" office:value="203032">
            <text:p>203032</text:p>
          </table:table-cell>
          <table:table-cell office:value-type="float" office:value="163426">
            <text:p>163426</text:p>
          </table:table-cell>
          <table:table-cell office:value-type="float" office:value="158958">
            <text:p>158958</text:p>
          </table:table-cell>
          <table:table-cell office:value-type="float" office:value="5746042">
            <text:p>5746042</text:p>
          </table:table-cell>
          <table:table-cell office:value-type="float" office:value="259490">
            <text:p>259490</text:p>
          </table:table-cell>
          <table:table-cell office:value-type="float" office:value="222070">
            <text:p>222070</text:p>
          </table:table-cell>
          <table:table-cell/>
        </table:table-row>
        <table:table-row table:style-name="ro1">
          <table:table-cell office:value-type="float" office:value="4368556030">
            <text:p>4368556030</text:p>
          </table:table-cell>
          <table:table-cell office:value-type="float" office:value="192624">
            <text:p>192624</text:p>
          </table:table-cell>
          <table:table-cell office:value-type="float" office:value="167554">
            <text:p>167554</text:p>
          </table:table-cell>
          <table:table-cell office:value-type="float" office:value="153314">
            <text:p>153314</text:p>
          </table:table-cell>
          <table:table-cell office:value-type="float" office:value="4889918">
            <text:p>4889918</text:p>
          </table:table-cell>
          <table:table-cell office:value-type="float" office:value="332129">
            <text:p>332129</text:p>
          </table:table-cell>
          <table:table-cell office:value-type="float" office:value="276801">
            <text:p>276801</text:p>
          </table:table-cell>
          <table:table-cell office:value-type="float" office:value="13069669222">
            <text:p>13069669222</text:p>
          </table:table-cell>
          <table:table-cell office:value-type="float" office:value="279223">
            <text:p>279223</text:p>
          </table:table-cell>
          <table:table-cell office:value-type="float" office:value="384297">
            <text:p>384297</text:p>
          </table:table-cell>
          <table:table-cell office:value-type="float" office:value="169848">
            <text:p>169848</text:p>
          </table:table-cell>
          <table:table-cell office:value-type="float" office:value="3714898">
            <text:p>3714898</text:p>
          </table:table-cell>
          <table:table-cell office:value-type="float" office:value="265970">
            <text:p>265970</text:p>
          </table:table-cell>
          <table:table-cell office:value-type="float" office:value="298773">
            <text:p>298773</text:p>
          </table:table-cell>
          <table:table-cell office:value-type="float" office:value="553907770">
            <text:p>553907770</text:p>
          </table:table-cell>
          <table:table-cell office:value-type="float" office:value="201706">
            <text:p>201706</text:p>
          </table:table-cell>
          <table:table-cell office:value-type="float" office:value="164522">
            <text:p>164522</text:p>
          </table:table-cell>
          <table:table-cell office:value-type="float" office:value="160850">
            <text:p>160850</text:p>
          </table:table-cell>
          <table:table-cell office:value-type="float" office:value="12131500">
            <text:p>12131500</text:p>
          </table:table-cell>
          <table:table-cell office:value-type="float" office:value="294023">
            <text:p>294023</text:p>
          </table:table-cell>
          <table:table-cell office:value-type="float" office:value="236364">
            <text:p>236364</text:p>
          </table:table-cell>
          <table:table-cell/>
        </table:table-row>
        <table:table-row table:style-name="ro1">
          <table:table-cell office:value-type="float" office:value="6884500070">
            <text:p>6884500070</text:p>
          </table:table-cell>
          <table:table-cell office:value-type="float" office:value="191958">
            <text:p>191958</text:p>
          </table:table-cell>
          <table:table-cell office:value-type="float" office:value="151600">
            <text:p>151600</text:p>
          </table:table-cell>
          <table:table-cell office:value-type="float" office:value="151110">
            <text:p>151110</text:p>
          </table:table-cell>
          <table:table-cell office:value-type="float" office:value="13083215">
            <text:p>13083215</text:p>
          </table:table-cell>
          <table:table-cell office:value-type="float" office:value="262152">
            <text:p>262152</text:p>
          </table:table-cell>
          <table:table-cell office:value-type="float" office:value="245910">
            <text:p>245910</text:p>
          </table:table-cell>
          <table:table-cell office:value-type="float" office:value="14367640803">
            <text:p>14367640803</text:p>
          </table:table-cell>
          <table:table-cell office:value-type="float" office:value="208216">
            <text:p>208216</text:p>
          </table:table-cell>
          <table:table-cell office:value-type="float" office:value="168208">
            <text:p>168208</text:p>
          </table:table-cell>
          <table:table-cell office:value-type="float" office:value="163302">
            <text:p>163302</text:p>
          </table:table-cell>
          <table:table-cell office:value-type="float" office:value="36157825">
            <text:p>36157825</text:p>
          </table:table-cell>
          <table:table-cell office:value-type="float" office:value="283922">
            <text:p>283922</text:p>
          </table:table-cell>
          <table:table-cell office:value-type="float" office:value="234530">
            <text:p>234530</text:p>
          </table:table-cell>
          <table:table-cell office:value-type="float" office:value="3436704947">
            <text:p>3436704947</text:p>
          </table:table-cell>
          <table:table-cell office:value-type="float" office:value="226784">
            <text:p>226784</text:p>
          </table:table-cell>
          <table:table-cell office:value-type="float" office:value="212606">
            <text:p>212606</text:p>
          </table:table-cell>
          <table:table-cell office:value-type="float" office:value="204516">
            <text:p>204516</text:p>
          </table:table-cell>
          <table:table-cell office:value-type="float" office:value="23066632">
            <text:p>23066632</text:p>
          </table:table-cell>
          <table:table-cell office:value-type="float" office:value="265176">
            <text:p>265176</text:p>
          </table:table-cell>
          <table:table-cell office:value-type="float" office:value="231614">
            <text:p>231614</text:p>
          </table:table-cell>
          <table:table-cell/>
        </table:table-row>
        <table:table-row table:style-name="ro1">
          <table:table-cell office:value-type="float" office:value="2073901274">
            <text:p>2073901274</text:p>
          </table:table-cell>
          <table:table-cell office:value-type="float" office:value="192034">
            <text:p>192034</text:p>
          </table:table-cell>
          <table:table-cell office:value-type="float" office:value="152350">
            <text:p>152350</text:p>
          </table:table-cell>
          <table:table-cell office:value-type="float" office:value="159080">
            <text:p>159080</text:p>
          </table:table-cell>
          <table:table-cell office:value-type="float" office:value="3702347">
            <text:p>3702347</text:p>
          </table:table-cell>
          <table:table-cell office:value-type="float" office:value="260424">
            <text:p>260424</text:p>
          </table:table-cell>
          <table:table-cell office:value-type="float" office:value="223704">
            <text:p>223704</text:p>
          </table:table-cell>
          <table:table-cell office:value-type="float" office:value="7752215265">
            <text:p>7752215265</text:p>
          </table:table-cell>
          <table:table-cell office:value-type="float" office:value="203688">
            <text:p>203688</text:p>
          </table:table-cell>
          <table:table-cell office:value-type="float" office:value="166078">
            <text:p>166078</text:p>
          </table:table-cell>
          <table:table-cell office:value-type="float" office:value="160870">
            <text:p>160870</text:p>
          </table:table-cell>
          <table:table-cell office:value-type="float" office:value="1338700">
            <text:p>1338700</text:p>
          </table:table-cell>
          <table:table-cell office:value-type="float" office:value="274806">
            <text:p>274806</text:p>
          </table:table-cell>
          <table:table-cell office:value-type="float" office:value="231610">
            <text:p>231610</text:p>
          </table:table-cell>
          <table:table-cell office:value-type="float" office:value="649793794">
            <text:p>649793794</text:p>
          </table:table-cell>
          <table:table-cell office:value-type="float" office:value="202382">
            <text:p>202382</text:p>
          </table:table-cell>
          <table:table-cell office:value-type="float" office:value="170726">
            <text:p>170726</text:p>
          </table:table-cell>
          <table:table-cell office:value-type="float" office:value="159698">
            <text:p>159698</text:p>
          </table:table-cell>
          <table:table-cell office:value-type="float" office:value="3073792">
            <text:p>3073792</text:p>
          </table:table-cell>
          <table:table-cell office:value-type="float" office:value="304903">
            <text:p>304903</text:p>
          </table:table-cell>
          <table:table-cell office:value-type="float" office:value="229718">
            <text:p>229718</text:p>
          </table:table-cell>
          <table:table-cell/>
        </table:table-row>
        <table:table-row table:style-name="ro1">
          <table:table-cell office:value-type="float" office:value="14532550670">
            <text:p>14532550670</text:p>
          </table:table-cell>
          <table:table-cell office:value-type="float" office:value="196794">
            <text:p>196794</text:p>
          </table:table-cell>
          <table:table-cell office:value-type="float" office:value="154230">
            <text:p>154230</text:p>
          </table:table-cell>
          <table:table-cell office:value-type="float" office:value="149676">
            <text:p>149676</text:p>
          </table:table-cell>
          <table:table-cell office:value-type="float" office:value="5881560">
            <text:p>5881560</text:p>
          </table:table-cell>
          <table:table-cell office:value-type="float" office:value="267098">
            <text:p>267098</text:p>
          </table:table-cell>
          <table:table-cell office:value-type="float" office:value="228104">
            <text:p>228104</text:p>
          </table:table-cell>
          <table:table-cell office:value-type="float" office:value="12864657888">
            <text:p>12864657888</text:p>
          </table:table-cell>
          <table:table-cell office:value-type="float" office:value="202292">
            <text:p>202292</text:p>
          </table:table-cell>
          <table:table-cell office:value-type="float" office:value="168216">
            <text:p>168216</text:p>
          </table:table-cell>
          <table:table-cell office:value-type="float" office:value="162588">
            <text:p>162588</text:p>
          </table:table-cell>
          <table:table-cell office:value-type="float" office:value="22983147">
            <text:p>22983147</text:p>
          </table:table-cell>
          <table:table-cell office:value-type="float" office:value="313912">
            <text:p>313912</text:p>
          </table:table-cell>
          <table:table-cell office:value-type="float" office:value="372539">
            <text:p>372539</text:p>
          </table:table-cell>
          <table:table-cell office:value-type="float" office:value="6200853357">
            <text:p>6200853357</text:p>
          </table:table-cell>
          <table:table-cell office:value-type="float" office:value="231251">
            <text:p>231251</text:p>
          </table:table-cell>
          <table:table-cell office:value-type="float" office:value="191703">
            <text:p>191703</text:p>
          </table:table-cell>
          <table:table-cell office:value-type="float" office:value="164034">
            <text:p>164034</text:p>
          </table:table-cell>
          <table:table-cell office:value-type="float" office:value="681220">
            <text:p>681220</text:p>
          </table:table-cell>
          <table:table-cell office:value-type="float" office:value="261706">
            <text:p>261706</text:p>
          </table:table-cell>
          <table:table-cell office:value-type="float" office:value="224854">
            <text:p>224854</text:p>
          </table:table-cell>
          <table:table-cell/>
        </table:table-row>
        <table:table-row table:style-name="ro1">
          <table:table-cell office:value-type="float" office:value="18748174088">
            <text:p>18748174088</text:p>
          </table:table-cell>
          <table:table-cell office:value-type="float" office:value="226370">
            <text:p>226370</text:p>
          </table:table-cell>
          <table:table-cell office:value-type="float" office:value="153656">
            <text:p>153656</text:p>
          </table:table-cell>
          <table:table-cell office:value-type="float" office:value="169363">
            <text:p>169363</text:p>
          </table:table-cell>
          <table:table-cell office:value-type="float" office:value="5723876">
            <text:p>5723876</text:p>
          </table:table-cell>
          <table:table-cell office:value-type="float" office:value="321088">
            <text:p>321088</text:p>
          </table:table-cell>
          <table:table-cell office:value-type="float" office:value="235384">
            <text:p>235384</text:p>
          </table:table-cell>
          <table:table-cell office:value-type="float" office:value="12366614481">
            <text:p>12366614481</text:p>
          </table:table-cell>
          <table:table-cell office:value-type="float" office:value="200876">
            <text:p>200876</text:p>
          </table:table-cell>
          <table:table-cell office:value-type="float" office:value="178818">
            <text:p>178818</text:p>
          </table:table-cell>
          <table:table-cell office:value-type="float" office:value="162130">
            <text:p>162130</text:p>
          </table:table-cell>
          <table:table-cell office:value-type="float" office:value="303117">
            <text:p>303117</text:p>
          </table:table-cell>
          <table:table-cell office:value-type="float" office:value="269396">
            <text:p>269396</text:p>
          </table:table-cell>
          <table:table-cell office:value-type="float" office:value="226158">
            <text:p>226158</text:p>
          </table:table-cell>
          <table:table-cell office:value-type="float" office:value="4006120638">
            <text:p>4006120638</text:p>
          </table:table-cell>
          <table:table-cell office:value-type="float" office:value="228892">
            <text:p>228892</text:p>
          </table:table-cell>
          <table:table-cell office:value-type="float" office:value="194877">
            <text:p>194877</text:p>
          </table:table-cell>
          <table:table-cell office:value-type="float" office:value="192500">
            <text:p>192500</text:p>
          </table:table-cell>
          <table:table-cell office:value-type="float" office:value="2300066">
            <text:p>2300066</text:p>
          </table:table-cell>
          <table:table-cell office:value-type="float" office:value="287692">
            <text:p>287692</text:p>
          </table:table-cell>
          <table:table-cell office:value-type="float" office:value="223952">
            <text:p>223952</text:p>
          </table:table-cell>
          <table:table-cell/>
        </table:table-row>
        <table:table-row table:style-name="ro1">
          <table:table-cell office:value-type="float" office:value="8952290135">
            <text:p>8952290135</text:p>
          </table:table-cell>
          <table:table-cell office:value-type="float" office:value="191006">
            <text:p>191006</text:p>
          </table:table-cell>
          <table:table-cell office:value-type="float" office:value="151640">
            <text:p>151640</text:p>
          </table:table-cell>
          <table:table-cell office:value-type="float" office:value="151240">
            <text:p>151240</text:p>
          </table:table-cell>
          <table:table-cell office:value-type="float" office:value="11038540">
            <text:p>11038540</text:p>
          </table:table-cell>
          <table:table-cell office:value-type="float" office:value="275986">
            <text:p>275986</text:p>
          </table:table-cell>
          <table:table-cell office:value-type="float" office:value="224908">
            <text:p>224908</text:p>
          </table:table-cell>
          <table:table-cell office:value-type="float" office:value="12432578115">
            <text:p>12432578115</text:p>
          </table:table-cell>
          <table:table-cell office:value-type="float" office:value="205472">
            <text:p>205472</text:p>
          </table:table-cell>
          <table:table-cell office:value-type="float" office:value="166536">
            <text:p>166536</text:p>
          </table:table-cell>
          <table:table-cell office:value-type="float" office:value="159322">
            <text:p>159322</text:p>
          </table:table-cell>
          <table:table-cell office:value-type="float" office:value="8950925">
            <text:p>8950925</text:p>
          </table:table-cell>
          <table:table-cell office:value-type="float" office:value="276500">
            <text:p>276500</text:p>
          </table:table-cell>
          <table:table-cell office:value-type="float" office:value="233952">
            <text:p>233952</text:p>
          </table:table-cell>
          <table:table-cell office:value-type="float" office:value="3682461044">
            <text:p>3682461044</text:p>
          </table:table-cell>
          <table:table-cell office:value-type="float" office:value="200982">
            <text:p>200982</text:p>
          </table:table-cell>
          <table:table-cell office:value-type="float" office:value="163616">
            <text:p>163616</text:p>
          </table:table-cell>
          <table:table-cell office:value-type="float" office:value="160328">
            <text:p>160328</text:p>
          </table:table-cell>
          <table:table-cell office:value-type="float" office:value="49045894">
            <text:p>49045894</text:p>
          </table:table-cell>
          <table:table-cell office:value-type="float" office:value="272516">
            <text:p>272516</text:p>
          </table:table-cell>
          <table:table-cell office:value-type="float" office:value="271528">
            <text:p>271528</text:p>
          </table:table-cell>
          <table:table-cell/>
        </table:table-row>
        <table:table-row table:style-name="ro1">
          <table:table-cell office:value-type="float" office:value="4738896986">
            <text:p>4738896986</text:p>
          </table:table-cell>
          <table:table-cell office:value-type="float" office:value="197220">
            <text:p>197220</text:p>
          </table:table-cell>
          <table:table-cell office:value-type="float" office:value="215119">
            <text:p>215119</text:p>
          </table:table-cell>
          <table:table-cell office:value-type="float" office:value="177276">
            <text:p>177276</text:p>
          </table:table-cell>
          <table:table-cell office:value-type="float" office:value="23722111">
            <text:p>23722111</text:p>
          </table:table-cell>
          <table:table-cell office:value-type="float" office:value="604523">
            <text:p>604523</text:p>
          </table:table-cell>
          <table:table-cell office:value-type="float" office:value="264468">
            <text:p>264468</text:p>
          </table:table-cell>
          <table:table-cell office:value-type="float" office:value="3170524624">
            <text:p>3170524624</text:p>
          </table:table-cell>
          <table:table-cell office:value-type="float" office:value="273281">
            <text:p>273281</text:p>
          </table:table-cell>
          <table:table-cell office:value-type="float" office:value="167268">
            <text:p>167268</text:p>
          </table:table-cell>
          <table:table-cell office:value-type="float" office:value="161244">
            <text:p>161244</text:p>
          </table:table-cell>
          <table:table-cell office:value-type="float" office:value="2469480">
            <text:p>2469480</text:p>
          </table:table-cell>
          <table:table-cell office:value-type="float" office:value="276206">
            <text:p>276206</text:p>
          </table:table-cell>
          <table:table-cell office:value-type="float" office:value="265355">
            <text:p>265355</text:p>
          </table:table-cell>
          <table:table-cell office:value-type="float" office:value="9903492018">
            <text:p>9903492018</text:p>
          </table:table-cell>
          <table:table-cell office:value-type="float" office:value="203382">
            <text:p>203382</text:p>
          </table:table-cell>
          <table:table-cell office:value-type="float" office:value="221879">
            <text:p>221879</text:p>
          </table:table-cell>
          <table:table-cell office:value-type="float" office:value="160850">
            <text:p>160850</text:p>
          </table:table-cell>
          <table:table-cell office:value-type="float" office:value="10968527">
            <text:p>10968527</text:p>
          </table:table-cell>
          <table:table-cell office:value-type="float" office:value="268330">
            <text:p>268330</text:p>
          </table:table-cell>
          <table:table-cell office:value-type="float" office:value="224702">
            <text:p>224702</text:p>
          </table:table-cell>
          <table:table-cell/>
        </table:table-row>
        <table:table-row table:style-name="ro1">
          <table:table-cell office:value-type="float" office:value="7861934273">
            <text:p>7861934273</text:p>
          </table:table-cell>
          <table:table-cell office:value-type="float" office:value="192824">
            <text:p>192824</text:p>
          </table:table-cell>
          <table:table-cell office:value-type="float" office:value="152488">
            <text:p>152488</text:p>
          </table:table-cell>
          <table:table-cell office:value-type="float" office:value="207925">
            <text:p>207925</text:p>
          </table:table-cell>
          <table:table-cell office:value-type="float" office:value="249552">
            <text:p>249552</text:p>
          </table:table-cell>
          <table:table-cell office:value-type="float" office:value="380990">
            <text:p>380990</text:p>
          </table:table-cell>
          <table:table-cell office:value-type="float" office:value="249811">
            <text:p>249811</text:p>
          </table:table-cell>
          <table:table-cell office:value-type="float" office:value="3626855210">
            <text:p>3626855210</text:p>
          </table:table-cell>
          <table:table-cell office:value-type="float" office:value="202332">
            <text:p>202332</text:p>
          </table:table-cell>
          <table:table-cell office:value-type="float" office:value="166438">
            <text:p>166438</text:p>
          </table:table-cell>
          <table:table-cell office:value-type="float" office:value="163060">
            <text:p>163060</text:p>
          </table:table-cell>
          <table:table-cell office:value-type="float" office:value="1376700">
            <text:p>1376700</text:p>
          </table:table-cell>
          <table:table-cell office:value-type="float" office:value="267984">
            <text:p>267984</text:p>
          </table:table-cell>
          <table:table-cell office:value-type="float" office:value="229790">
            <text:p>229790</text:p>
          </table:table-cell>
          <table:table-cell office:value-type="float" office:value="3523254180">
            <text:p>3523254180</text:p>
          </table:table-cell>
          <table:table-cell office:value-type="float" office:value="226132">
            <text:p>226132</text:p>
          </table:table-cell>
          <table:table-cell office:value-type="float" office:value="386919">
            <text:p>386919</text:p>
          </table:table-cell>
          <table:table-cell office:value-type="float" office:value="163758">
            <text:p>163758</text:p>
          </table:table-cell>
          <table:table-cell office:value-type="float" office:value="287766">
            <text:p>287766</text:p>
          </table:table-cell>
          <table:table-cell office:value-type="float" office:value="265644">
            <text:p>265644</text:p>
          </table:table-cell>
          <table:table-cell office:value-type="float" office:value="223804">
            <text:p>223804</text:p>
          </table:table-cell>
          <table:table-cell/>
        </table:table-row>
        <table:table-row table:style-name="ro1">
          <table:table-cell office:value-type="float" office:value="10206295357">
            <text:p>10206295357</text:p>
          </table:table-cell>
          <table:table-cell office:value-type="float" office:value="194186">
            <text:p>194186</text:p>
          </table:table-cell>
          <table:table-cell office:value-type="float" office:value="156602">
            <text:p>156602</text:p>
          </table:table-cell>
          <table:table-cell office:value-type="float" office:value="170270">
            <text:p>170270</text:p>
          </table:table-cell>
          <table:table-cell office:value-type="float" office:value="3228547">
            <text:p>3228547</text:p>
          </table:table-cell>
          <table:table-cell office:value-type="float" office:value="301051">
            <text:p>301051</text:p>
          </table:table-cell>
          <table:table-cell office:value-type="float" office:value="223510">
            <text:p>223510</text:p>
          </table:table-cell>
          <table:table-cell office:value-type="float" office:value="5732763099">
            <text:p>5732763099</text:p>
          </table:table-cell>
          <table:table-cell office:value-type="float" office:value="248525">
            <text:p>248525</text:p>
          </table:table-cell>
          <table:table-cell office:value-type="float" office:value="245408">
            <text:p>245408</text:p>
          </table:table-cell>
          <table:table-cell office:value-type="float" office:value="227634">
            <text:p>227634</text:p>
          </table:table-cell>
          <table:table-cell office:value-type="float" office:value="4079649">
            <text:p>4079649</text:p>
          </table:table-cell>
          <table:table-cell office:value-type="float" office:value="317758">
            <text:p>317758</text:p>
          </table:table-cell>
          <table:table-cell office:value-type="float" office:value="234334">
            <text:p>234334</text:p>
          </table:table-cell>
          <table:table-cell office:value-type="float" office:value="1243434435">
            <text:p>1243434435</text:p>
          </table:table-cell>
          <table:table-cell office:value-type="float" office:value="201112">
            <text:p>201112</text:p>
          </table:table-cell>
          <table:table-cell office:value-type="float" office:value="162188">
            <text:p>162188</text:p>
          </table:table-cell>
          <table:table-cell office:value-type="float" office:value="189111">
            <text:p>189111</text:p>
          </table:table-cell>
          <table:table-cell office:value-type="float" office:value="2115744">
            <text:p>2115744</text:p>
          </table:table-cell>
          <table:table-cell office:value-type="float" office:value="281436">
            <text:p>281436</text:p>
          </table:table-cell>
          <table:table-cell office:value-type="float" office:value="243116">
            <text:p>243116</text:p>
          </table:table-cell>
          <table:table-cell/>
        </table:table-row>
        <table:table-row table:style-name="ro1">
          <table:table-cell office:value-type="float" office:value="16040724069">
            <text:p>16040724069</text:p>
          </table:table-cell>
          <table:table-cell office:value-type="float" office:value="241306">
            <text:p>241306</text:p>
          </table:table-cell>
          <table:table-cell office:value-type="float" office:value="186320">
            <text:p>186320</text:p>
          </table:table-cell>
          <table:table-cell office:value-type="float" office:value="182363">
            <text:p>182363</text:p>
          </table:table-cell>
          <table:table-cell office:value-type="float" office:value="8784119">
            <text:p>8784119</text:p>
          </table:table-cell>
          <table:table-cell office:value-type="float" office:value="396692">
            <text:p>396692</text:p>
          </table:table-cell>
          <table:table-cell office:value-type="float" office:value="341026">
            <text:p>341026</text:p>
          </table:table-cell>
          <table:table-cell office:value-type="float" office:value="3587638088">
            <text:p>3587638088</text:p>
          </table:table-cell>
          <table:table-cell office:value-type="float" office:value="372079">
            <text:p>372079</text:p>
          </table:table-cell>
          <table:table-cell office:value-type="float" office:value="536760">
            <text:p>536760</text:p>
          </table:table-cell>
          <table:table-cell office:value-type="float" office:value="260729">
            <text:p>260729</text:p>
          </table:table-cell>
          <table:table-cell office:value-type="float" office:value="9481292">
            <text:p>9481292</text:p>
          </table:table-cell>
          <table:table-cell office:value-type="float" office:value="394402">
            <text:p>394402</text:p>
          </table:table-cell>
          <table:table-cell office:value-type="float" office:value="318397">
            <text:p>318397</text:p>
          </table:table-cell>
          <table:table-cell office:value-type="float" office:value="15777496211">
            <text:p>15777496211</text:p>
          </table:table-cell>
          <table:table-cell office:value-type="float" office:value="235867">
            <text:p>235867</text:p>
          </table:table-cell>
          <table:table-cell office:value-type="float" office:value="170394">
            <text:p>170394</text:p>
          </table:table-cell>
          <table:table-cell office:value-type="float" office:value="161874">
            <text:p>161874</text:p>
          </table:table-cell>
          <table:table-cell office:value-type="float" office:value="4715505">
            <text:p>4715505</text:p>
          </table:table-cell>
          <table:table-cell office:value-type="float" office:value="272412">
            <text:p>272412</text:p>
          </table:table-cell>
          <table:table-cell office:value-type="float" office:value="226104">
            <text:p>226104</text:p>
          </table:table-cell>
          <table:table-cell/>
        </table:table-row>
        <table:table-row table:style-name="ro1">
          <table:table-cell office:value-type="float" office:value="3443588568">
            <text:p>3443588568</text:p>
          </table:table-cell>
          <table:table-cell office:value-type="float" office:value="239620">
            <text:p>239620</text:p>
          </table:table-cell>
          <table:table-cell office:value-type="float" office:value="156870">
            <text:p>156870</text:p>
          </table:table-cell>
          <table:table-cell office:value-type="float" office:value="169796">
            <text:p>169796</text:p>
          </table:table-cell>
          <table:table-cell office:value-type="float" office:value="3613944">
            <text:p>3613944</text:p>
          </table:table-cell>
          <table:table-cell office:value-type="float" office:value="275372">
            <text:p>275372</text:p>
          </table:table-cell>
          <table:table-cell office:value-type="float" office:value="275846">
            <text:p>275846</text:p>
          </table:table-cell>
          <table:table-cell office:value-type="float" office:value="5979124816">
            <text:p>5979124816</text:p>
          </table:table-cell>
          <table:table-cell office:value-type="float" office:value="203892">
            <text:p>203892</text:p>
          </table:table-cell>
          <table:table-cell office:value-type="float" office:value="169072">
            <text:p>169072</text:p>
          </table:table-cell>
          <table:table-cell office:value-type="float" office:value="194571">
            <text:p>194571</text:p>
          </table:table-cell>
          <table:table-cell office:value-type="float" office:value="2207274">
            <text:p>2207274</text:p>
          </table:table-cell>
          <table:table-cell office:value-type="float" office:value="329377">
            <text:p>329377</text:p>
          </table:table-cell>
          <table:table-cell office:value-type="float" office:value="290146">
            <text:p>290146</text:p>
          </table:table-cell>
          <table:table-cell office:value-type="float" office:value="7953129602">
            <text:p>7953129602</text:p>
          </table:table-cell>
          <table:table-cell office:value-type="float" office:value="205342">
            <text:p>205342</text:p>
          </table:table-cell>
          <table:table-cell office:value-type="float" office:value="220925">
            <text:p>220925</text:p>
          </table:table-cell>
          <table:table-cell office:value-type="float" office:value="166122">
            <text:p>166122</text:p>
          </table:table-cell>
          <table:table-cell office:value-type="float" office:value="19034354">
            <text:p>19034354</text:p>
          </table:table-cell>
          <table:table-cell office:value-type="float" office:value="324437">
            <text:p>324437</text:p>
          </table:table-cell>
          <table:table-cell office:value-type="float" office:value="242148">
            <text:p>242148</text:p>
          </table:table-cell>
          <table:table-cell/>
        </table:table-row>
        <table:table-row table:style-name="ro1">
          <table:table-cell office:value-type="float" office:value="2879749717">
            <text:p>2879749717</text:p>
          </table:table-cell>
          <table:table-cell office:value-type="float" office:value="192214">
            <text:p>192214</text:p>
          </table:table-cell>
          <table:table-cell office:value-type="float" office:value="150878">
            <text:p>150878</text:p>
          </table:table-cell>
          <table:table-cell office:value-type="float" office:value="153540">
            <text:p>153540</text:p>
          </table:table-cell>
          <table:table-cell office:value-type="float" office:value="41372524">
            <text:p>41372524</text:p>
          </table:table-cell>
          <table:table-cell office:value-type="float" office:value="282618">
            <text:p>282618</text:p>
          </table:table-cell>
          <table:table-cell office:value-type="float" office:value="226432">
            <text:p>226432</text:p>
          </table:table-cell>
          <table:table-cell office:value-type="float" office:value="2921174291">
            <text:p>2921174291</text:p>
          </table:table-cell>
          <table:table-cell office:value-type="float" office:value="202516">
            <text:p>202516</text:p>
          </table:table-cell>
          <table:table-cell office:value-type="float" office:value="205849">
            <text:p>205849</text:p>
          </table:table-cell>
          <table:table-cell office:value-type="float" office:value="192975">
            <text:p>192975</text:p>
          </table:table-cell>
          <table:table-cell office:value-type="float" office:value="11394752">
            <text:p>11394752</text:p>
          </table:table-cell>
          <table:table-cell office:value-type="float" office:value="443702">
            <text:p>443702</text:p>
          </table:table-cell>
          <table:table-cell office:value-type="float" office:value="394381">
            <text:p>394381</text:p>
          </table:table-cell>
          <table:table-cell office:value-type="float" office:value="9566053417">
            <text:p>9566053417</text:p>
          </table:table-cell>
          <table:table-cell office:value-type="float" office:value="248707">
            <text:p>248707</text:p>
          </table:table-cell>
          <table:table-cell office:value-type="float" office:value="176945">
            <text:p>176945</text:p>
          </table:table-cell>
          <table:table-cell office:value-type="float" office:value="180527">
            <text:p>180527</text:p>
          </table:table-cell>
          <table:table-cell office:value-type="float" office:value="30348635">
            <text:p>30348635</text:p>
          </table:table-cell>
          <table:table-cell office:value-type="float" office:value="281954">
            <text:p>281954</text:p>
          </table:table-cell>
          <table:table-cell office:value-type="float" office:value="273309">
            <text:p>273309</text:p>
          </table:table-cell>
          <table:table-cell/>
        </table:table-row>
        <table:table-row table:style-name="ro1">
          <table:table-cell office:value-type="float" office:value="4914668148">
            <text:p>4914668148</text:p>
          </table:table-cell>
          <table:table-cell office:value-type="float" office:value="191208">
            <text:p>191208</text:p>
          </table:table-cell>
          <table:table-cell office:value-type="float" office:value="155724">
            <text:p>155724</text:p>
          </table:table-cell>
          <table:table-cell office:value-type="float" office:value="152774">
            <text:p>152774</text:p>
          </table:table-cell>
          <table:table-cell office:value-type="float" office:value="12547952">
            <text:p>12547952</text:p>
          </table:table-cell>
          <table:table-cell office:value-type="float" office:value="259158">
            <text:p>259158</text:p>
          </table:table-cell>
          <table:table-cell office:value-type="float" office:value="217118">
            <text:p>217118</text:p>
          </table:table-cell>
          <table:table-cell office:value-type="float" office:value="1261878475">
            <text:p>1261878475</text:p>
          </table:table-cell>
          <table:table-cell office:value-type="float" office:value="205382">
            <text:p>205382</text:p>
          </table:table-cell>
          <table:table-cell office:value-type="float" office:value="166766">
            <text:p>166766</text:p>
          </table:table-cell>
          <table:table-cell office:value-type="float" office:value="160254">
            <text:p>160254</text:p>
          </table:table-cell>
          <table:table-cell office:value-type="float" office:value="14133332">
            <text:p>14133332</text:p>
          </table:table-cell>
          <table:table-cell office:value-type="float" office:value="282648">
            <text:p>282648</text:p>
          </table:table-cell>
          <table:table-cell office:value-type="float" office:value="236360">
            <text:p>236360</text:p>
          </table:table-cell>
          <table:table-cell office:value-type="float" office:value="4257805506">
            <text:p>4257805506</text:p>
          </table:table-cell>
          <table:table-cell office:value-type="float" office:value="254654">
            <text:p>254654</text:p>
          </table:table-cell>
          <table:table-cell office:value-type="float" office:value="167646">
            <text:p>167646</text:p>
          </table:table-cell>
          <table:table-cell office:value-type="float" office:value="180232">
            <text:p>180232</text:p>
          </table:table-cell>
          <table:table-cell office:value-type="float" office:value="13137950">
            <text:p>13137950</text:p>
          </table:table-cell>
          <table:table-cell office:value-type="float" office:value="275186">
            <text:p>275186</text:p>
          </table:table-cell>
          <table:table-cell office:value-type="float" office:value="316884">
            <text:p>316884</text:p>
          </table:table-cell>
          <table:table-cell/>
        </table:table-row>
        <table:table-row table:style-name="ro1">
          <table:table-cell office:value-type="float" office:value="26465382398">
            <text:p>26465382398</text:p>
          </table:table-cell>
          <table:table-cell office:value-type="float" office:value="276598">
            <text:p>276598</text:p>
          </table:table-cell>
          <table:table-cell office:value-type="float" office:value="226800">
            <text:p>226800</text:p>
          </table:table-cell>
          <table:table-cell office:value-type="float" office:value="254692">
            <text:p>254692</text:p>
          </table:table-cell>
          <table:table-cell office:value-type="float" office:value="104688292">
            <text:p>104688292</text:p>
          </table:table-cell>
          <table:table-cell office:value-type="float" office:value="436143">
            <text:p>436143</text:p>
          </table:table-cell>
          <table:table-cell office:value-type="float" office:value="412787">
            <text:p>412787</text:p>
          </table:table-cell>
          <table:table-cell office:value-type="float" office:value="4003584618">
            <text:p>4003584618</text:p>
          </table:table-cell>
          <table:table-cell office:value-type="float" office:value="237490">
            <text:p>237490</text:p>
          </table:table-cell>
          <table:table-cell office:value-type="float" office:value="197202">
            <text:p>197202</text:p>
          </table:table-cell>
          <table:table-cell office:value-type="float" office:value="201187">
            <text:p>201187</text:p>
          </table:table-cell>
          <table:table-cell office:value-type="float" office:value="26938309">
            <text:p>26938309</text:p>
          </table:table-cell>
          <table:table-cell office:value-type="float" office:value="360291">
            <text:p>360291</text:p>
          </table:table-cell>
          <table:table-cell office:value-type="float" office:value="243838">
            <text:p>243838</text:p>
          </table:table-cell>
          <table:table-cell office:value-type="float" office:value="1774107184">
            <text:p>1774107184</text:p>
          </table:table-cell>
          <table:table-cell office:value-type="float" office:value="199758">
            <text:p>199758</text:p>
          </table:table-cell>
          <table:table-cell office:value-type="float" office:value="170352">
            <text:p>170352</text:p>
          </table:table-cell>
          <table:table-cell office:value-type="float" office:value="160460">
            <text:p>160460</text:p>
          </table:table-cell>
          <table:table-cell office:value-type="float" office:value="14463711">
            <text:p>14463711</text:p>
          </table:table-cell>
          <table:table-cell office:value-type="float" office:value="279888">
            <text:p>279888</text:p>
          </table:table-cell>
          <table:table-cell office:value-type="float" office:value="260108">
            <text:p>260108</text:p>
          </table:table-cell>
          <table:table-cell/>
        </table:table-row>
        <table:table-row table:style-name="ro1">
          <table:table-cell office:value-type="float" office:value="4094440279">
            <text:p>4094440279</text:p>
          </table:table-cell>
          <table:table-cell office:value-type="float" office:value="197310">
            <text:p>197310</text:p>
          </table:table-cell>
          <table:table-cell office:value-type="float" office:value="157752">
            <text:p>157752</text:p>
          </table:table-cell>
          <table:table-cell office:value-type="float" office:value="151558">
            <text:p>151558</text:p>
          </table:table-cell>
          <table:table-cell office:value-type="float" office:value="5089195">
            <text:p>5089195</text:p>
          </table:table-cell>
          <table:table-cell office:value-type="float" office:value="280120">
            <text:p>280120</text:p>
          </table:table-cell>
          <table:table-cell office:value-type="float" office:value="353239">
            <text:p>353239</text:p>
          </table:table-cell>
          <table:table-cell office:value-type="float" office:value="2287521497">
            <text:p>2287521497</text:p>
          </table:table-cell>
          <table:table-cell office:value-type="float" office:value="206136">
            <text:p>206136</text:p>
          </table:table-cell>
          <table:table-cell office:value-type="float" office:value="240467">
            <text:p>240467</text:p>
          </table:table-cell>
          <table:table-cell office:value-type="float" office:value="161276">
            <text:p>161276</text:p>
          </table:table-cell>
          <table:table-cell office:value-type="float" office:value="19012081">
            <text:p>19012081</text:p>
          </table:table-cell>
          <table:table-cell office:value-type="float" office:value="332321">
            <text:p>332321</text:p>
          </table:table-cell>
          <table:table-cell office:value-type="float" office:value="244614">
            <text:p>244614</text:p>
          </table:table-cell>
          <table:table-cell office:value-type="float" office:value="15123455134">
            <text:p>15123455134</text:p>
          </table:table-cell>
          <table:table-cell office:value-type="float" office:value="234750">
            <text:p>234750</text:p>
          </table:table-cell>
          <table:table-cell office:value-type="float" office:value="163850">
            <text:p>163850</text:p>
          </table:table-cell>
          <table:table-cell office:value-type="float" office:value="160364">
            <text:p>160364</text:p>
          </table:table-cell>
          <table:table-cell office:value-type="float" office:value="7955905">
            <text:p>7955905</text:p>
          </table:table-cell>
          <table:table-cell office:value-type="float" office:value="378321">
            <text:p>378321</text:p>
          </table:table-cell>
          <table:table-cell office:value-type="float" office:value="235816">
            <text:p>235816</text:p>
          </table:table-cell>
          <table:table-cell/>
        </table:table-row>
        <table:table-row table:style-name="ro1">
          <table:table-cell office:value-type="float" office:value="8651011019">
            <text:p>8651011019</text:p>
          </table:table-cell>
          <table:table-cell office:value-type="float" office:value="194802">
            <text:p>194802</text:p>
          </table:table-cell>
          <table:table-cell office:value-type="float" office:value="154364">
            <text:p>154364</text:p>
          </table:table-cell>
          <table:table-cell office:value-type="float" office:value="150766">
            <text:p>150766</text:p>
          </table:table-cell>
          <table:table-cell office:value-type="float" office:value="5694948">
            <text:p>5694948</text:p>
          </table:table-cell>
          <table:table-cell office:value-type="float" office:value="258922">
            <text:p>258922</text:p>
          </table:table-cell>
          <table:table-cell office:value-type="float" office:value="282631">
            <text:p>282631</text:p>
          </table:table-cell>
          <table:table-cell office:value-type="float" office:value="2414375461">
            <text:p>2414375461</text:p>
          </table:table-cell>
          <table:table-cell office:value-type="float" office:value="244959">
            <text:p>244959</text:p>
          </table:table-cell>
          <table:table-cell office:value-type="float" office:value="349135">
            <text:p>349135</text:p>
          </table:table-cell>
          <table:table-cell office:value-type="float" office:value="210895">
            <text:p>210895</text:p>
          </table:table-cell>
          <table:table-cell office:value-type="float" office:value="2348672">
            <text:p>2348672</text:p>
          </table:table-cell>
          <table:table-cell office:value-type="float" office:value="271652">
            <text:p>271652</text:p>
          </table:table-cell>
          <table:table-cell office:value-type="float" office:value="354357">
            <text:p>354357</text:p>
          </table:table-cell>
          <table:table-cell office:value-type="float" office:value="2148805795">
            <text:p>2148805795</text:p>
          </table:table-cell>
          <table:table-cell office:value-type="float" office:value="206100">
            <text:p>206100</text:p>
          </table:table-cell>
          <table:table-cell office:value-type="float" office:value="163516">
            <text:p>163516</text:p>
          </table:table-cell>
          <table:table-cell office:value-type="float" office:value="158802">
            <text:p>158802</text:p>
          </table:table-cell>
          <table:table-cell office:value-type="float" office:value="459024">
            <text:p>459024</text:p>
          </table:table-cell>
          <table:table-cell office:value-type="float" office:value="262964">
            <text:p>262964</text:p>
          </table:table-cell>
          <table:table-cell office:value-type="float" office:value="226512">
            <text:p>226512</text:p>
          </table:table-cell>
          <table:table-cell/>
        </table:table-row>
        <table:table-row table:style-name="ro1">
          <table:table-cell office:value-type="float" office:value="3025851175">
            <text:p>3025851175</text:p>
          </table:table-cell>
          <table:table-cell office:value-type="float" office:value="196140">
            <text:p>196140</text:p>
          </table:table-cell>
          <table:table-cell office:value-type="float" office:value="150522">
            <text:p>150522</text:p>
          </table:table-cell>
          <table:table-cell office:value-type="float" office:value="150334">
            <text:p>150334</text:p>
          </table:table-cell>
          <table:table-cell office:value-type="float" office:value="13532437">
            <text:p>13532437</text:p>
          </table:table-cell>
          <table:table-cell office:value-type="float" office:value="274278">
            <text:p>274278</text:p>
          </table:table-cell>
          <table:table-cell office:value-type="float" office:value="226156">
            <text:p>226156</text:p>
          </table:table-cell>
          <table:table-cell office:value-type="float" office:value="28168557147">
            <text:p>28168557147</text:p>
          </table:table-cell>
          <table:table-cell office:value-type="float" office:value="204404">
            <text:p>204404</text:p>
          </table:table-cell>
          <table:table-cell office:value-type="float" office:value="169200">
            <text:p>169200</text:p>
          </table:table-cell>
          <table:table-cell office:value-type="float" office:value="290675">
            <text:p>290675</text:p>
          </table:table-cell>
          <table:table-cell office:value-type="float" office:value="22000243">
            <text:p>22000243</text:p>
          </table:table-cell>
          <table:table-cell office:value-type="float" office:value="375360">
            <text:p>375360</text:p>
          </table:table-cell>
          <table:table-cell office:value-type="float" office:value="463577">
            <text:p>463577</text:p>
          </table:table-cell>
          <table:table-cell office:value-type="float" office:value="2015024331">
            <text:p>2015024331</text:p>
          </table:table-cell>
          <table:table-cell office:value-type="float" office:value="264408">
            <text:p>264408</text:p>
          </table:table-cell>
          <table:table-cell office:value-type="float" office:value="180692">
            <text:p>180692</text:p>
          </table:table-cell>
          <table:table-cell office:value-type="float" office:value="278189">
            <text:p>278189</text:p>
          </table:table-cell>
          <table:table-cell office:value-type="float" office:value="9694944">
            <text:p>9694944</text:p>
          </table:table-cell>
          <table:table-cell office:value-type="float" office:value="495352">
            <text:p>495352</text:p>
          </table:table-cell>
          <table:table-cell office:value-type="float" office:value="257172">
            <text:p>257172</text:p>
          </table:table-cell>
          <table:table-cell/>
        </table:table-row>
        <table:table-row table:style-name="ro1">
          <table:table-cell office:value-type="float" office:value="1483392529">
            <text:p>1483392529</text:p>
          </table:table-cell>
          <table:table-cell office:value-type="float" office:value="214609">
            <text:p>214609</text:p>
          </table:table-cell>
          <table:table-cell office:value-type="float" office:value="172661">
            <text:p>172661</text:p>
          </table:table-cell>
          <table:table-cell office:value-type="float" office:value="150122">
            <text:p>150122</text:p>
          </table:table-cell>
          <table:table-cell office:value-type="float" office:value="27400716">
            <text:p>27400716</text:p>
          </table:table-cell>
          <table:table-cell office:value-type="float" office:value="266532">
            <text:p>266532</text:p>
          </table:table-cell>
          <table:table-cell office:value-type="float" office:value="368502">
            <text:p>368502</text:p>
          </table:table-cell>
          <table:table-cell office:value-type="float" office:value="23630588849">
            <text:p>23630588849</text:p>
          </table:table-cell>
          <table:table-cell office:value-type="float" office:value="206642">
            <text:p>206642</text:p>
          </table:table-cell>
          <table:table-cell office:value-type="float" office:value="186605">
            <text:p>186605</text:p>
          </table:table-cell>
          <table:table-cell office:value-type="float" office:value="164484">
            <text:p>164484</text:p>
          </table:table-cell>
          <table:table-cell office:value-type="float" office:value="9709650">
            <text:p>9709650</text:p>
          </table:table-cell>
          <table:table-cell office:value-type="float" office:value="270660">
            <text:p>270660</text:p>
          </table:table-cell>
          <table:table-cell office:value-type="float" office:value="238026">
            <text:p>238026</text:p>
          </table:table-cell>
          <table:table-cell office:value-type="float" office:value="6522235604">
            <text:p>6522235604</text:p>
          </table:table-cell>
          <table:table-cell office:value-type="float" office:value="202260">
            <text:p>202260</text:p>
          </table:table-cell>
          <table:table-cell office:value-type="float" office:value="171572">
            <text:p>171572</text:p>
          </table:table-cell>
          <table:table-cell office:value-type="float" office:value="214736">
            <text:p>214736</text:p>
          </table:table-cell>
          <table:table-cell office:value-type="float" office:value="39865844">
            <text:p>39865844</text:p>
          </table:table-cell>
          <table:table-cell office:value-type="float" office:value="284394">
            <text:p>284394</text:p>
          </table:table-cell>
          <table:table-cell office:value-type="float" office:value="311107">
            <text:p>311107</text:p>
          </table:table-cell>
          <table:table-cell/>
        </table:table-row>
        <table:table-row table:style-name="ro1">
          <table:table-cell office:value-type="float" office:value="12982467802">
            <text:p>12982467802</text:p>
          </table:table-cell>
          <table:table-cell office:value-type="float" office:value="298231">
            <text:p>298231</text:p>
          </table:table-cell>
          <table:table-cell office:value-type="float" office:value="175950">
            <text:p>175950</text:p>
          </table:table-cell>
          <table:table-cell office:value-type="float" office:value="153384">
            <text:p>153384</text:p>
          </table:table-cell>
          <table:table-cell office:value-type="float" office:value="992329">
            <text:p>992329</text:p>
          </table:table-cell>
          <table:table-cell office:value-type="float" office:value="289482">
            <text:p>289482</text:p>
          </table:table-cell>
          <table:table-cell office:value-type="float" office:value="260015">
            <text:p>260015</text:p>
          </table:table-cell>
          <table:table-cell office:value-type="float" office:value="2621494354">
            <text:p>2621494354</text:p>
          </table:table-cell>
          <table:table-cell office:value-type="float" office:value="292687">
            <text:p>292687</text:p>
          </table:table-cell>
          <table:table-cell office:value-type="float" office:value="187844">
            <text:p>187844</text:p>
          </table:table-cell>
          <table:table-cell office:value-type="float" office:value="181913">
            <text:p>181913</text:p>
          </table:table-cell>
          <table:table-cell office:value-type="float" office:value="12286947">
            <text:p>12286947</text:p>
          </table:table-cell>
          <table:table-cell office:value-type="float" office:value="265966">
            <text:p>265966</text:p>
          </table:table-cell>
          <table:table-cell office:value-type="float" office:value="283677">
            <text:p>283677</text:p>
          </table:table-cell>
          <table:table-cell office:value-type="float" office:value="2314549642">
            <text:p>2314549642</text:p>
          </table:table-cell>
          <table:table-cell office:value-type="float" office:value="201148">
            <text:p>201148</text:p>
          </table:table-cell>
          <table:table-cell office:value-type="float" office:value="163366">
            <text:p>163366</text:p>
          </table:table-cell>
          <table:table-cell office:value-type="float" office:value="160472">
            <text:p>160472</text:p>
          </table:table-cell>
          <table:table-cell office:value-type="float" office:value="251106">
            <text:p>251106</text:p>
          </table:table-cell>
          <table:table-cell office:value-type="float" office:value="260836">
            <text:p>260836</text:p>
          </table:table-cell>
          <table:table-cell office:value-type="float" office:value="235614">
            <text:p>235614</text:p>
          </table:table-cell>
          <table:table-cell/>
        </table:table-row>
        <table:table-row table:style-name="ro1">
          <table:table-cell office:value-type="float" office:value="27771884589">
            <text:p>27771884589</text:p>
          </table:table-cell>
          <table:table-cell office:value-type="float" office:value="430937">
            <text:p>430937</text:p>
          </table:table-cell>
          <table:table-cell office:value-type="float" office:value="279633">
            <text:p>279633</text:p>
          </table:table-cell>
          <table:table-cell office:value-type="float" office:value="269129">
            <text:p>269129</text:p>
          </table:table-cell>
          <table:table-cell office:value-type="float" office:value="5980143">
            <text:p>5980143</text:p>
          </table:table-cell>
          <table:table-cell office:value-type="float" office:value="465029">
            <text:p>465029</text:p>
          </table:table-cell>
          <table:table-cell office:value-type="float" office:value="420546">
            <text:p>420546</text:p>
          </table:table-cell>
          <table:table-cell office:value-type="float" office:value="6184891273">
            <text:p>6184891273</text:p>
          </table:table-cell>
          <table:table-cell office:value-type="float" office:value="206122">
            <text:p>206122</text:p>
          </table:table-cell>
          <table:table-cell office:value-type="float" office:value="170582">
            <text:p>170582</text:p>
          </table:table-cell>
          <table:table-cell office:value-type="float" office:value="185336">
            <text:p>185336</text:p>
          </table:table-cell>
          <table:table-cell office:value-type="float" office:value="260632">
            <text:p>260632</text:p>
          </table:table-cell>
          <table:table-cell office:value-type="float" office:value="286788">
            <text:p>286788</text:p>
          </table:table-cell>
          <table:table-cell office:value-type="float" office:value="236270">
            <text:p>236270</text:p>
          </table:table-cell>
          <table:table-cell office:value-type="float" office:value="5274976808">
            <text:p>5274976808</text:p>
          </table:table-cell>
          <table:table-cell office:value-type="float" office:value="203800">
            <text:p>203800</text:p>
          </table:table-cell>
          <table:table-cell office:value-type="float" office:value="162824">
            <text:p>162824</text:p>
          </table:table-cell>
          <table:table-cell office:value-type="float" office:value="160360">
            <text:p>160360</text:p>
          </table:table-cell>
          <table:table-cell office:value-type="float" office:value="6656662">
            <text:p>6656662</text:p>
          </table:table-cell>
          <table:table-cell office:value-type="float" office:value="277628">
            <text:p>277628</text:p>
          </table:table-cell>
          <table:table-cell office:value-type="float" office:value="236970">
            <text:p>236970</text:p>
          </table:table-cell>
          <table:table-cell/>
        </table:table-row>
        <table:table-row table:style-name="ro1">
          <table:table-cell office:value-type="float" office:value="25420004294">
            <text:p>25420004294</text:p>
          </table:table-cell>
          <table:table-cell office:value-type="float" office:value="194974">
            <text:p>194974</text:p>
          </table:table-cell>
          <table:table-cell office:value-type="float" office:value="154760">
            <text:p>154760</text:p>
          </table:table-cell>
          <table:table-cell office:value-type="float" office:value="152770">
            <text:p>152770</text:p>
          </table:table-cell>
          <table:table-cell office:value-type="float" office:value="8796162">
            <text:p>8796162</text:p>
          </table:table-cell>
          <table:table-cell office:value-type="float" office:value="257452">
            <text:p>257452</text:p>
          </table:table-cell>
          <table:table-cell office:value-type="float" office:value="217028">
            <text:p>217028</text:p>
          </table:table-cell>
          <table:table-cell office:value-type="float" office:value="11641775408">
            <text:p>11641775408</text:p>
          </table:table-cell>
          <table:table-cell office:value-type="float" office:value="202606">
            <text:p>202606</text:p>
          </table:table-cell>
          <table:table-cell office:value-type="float" office:value="163852">
            <text:p>163852</text:p>
          </table:table-cell>
          <table:table-cell office:value-type="float" office:value="194667">
            <text:p>194667</text:p>
          </table:table-cell>
          <table:table-cell office:value-type="float" office:value="279530">
            <text:p>279530</text:p>
          </table:table-cell>
          <table:table-cell office:value-type="float" office:value="284652">
            <text:p>284652</text:p>
          </table:table-cell>
          <table:table-cell office:value-type="float" office:value="351059">
            <text:p>351059</text:p>
          </table:table-cell>
          <table:table-cell office:value-type="float" office:value="3008658643">
            <text:p>3008658643</text:p>
          </table:table-cell>
          <table:table-cell office:value-type="float" office:value="205080">
            <text:p>205080</text:p>
          </table:table-cell>
          <table:table-cell office:value-type="float" office:value="185419">
            <text:p>185419</text:p>
          </table:table-cell>
          <table:table-cell office:value-type="float" office:value="159786">
            <text:p>159786</text:p>
          </table:table-cell>
          <table:table-cell office:value-type="float" office:value="12834919">
            <text:p>12834919</text:p>
          </table:table-cell>
          <table:table-cell office:value-type="float" office:value="277200">
            <text:p>277200</text:p>
          </table:table-cell>
          <table:table-cell office:value-type="float" office:value="234688">
            <text:p>234688</text:p>
          </table:table-cell>
          <table:table-cell/>
        </table:table-row>
        <table:table-row table:style-name="ro1">
          <table:table-cell office:value-type="float" office:value="22319435303">
            <text:p>22319435303</text:p>
          </table:table-cell>
          <table:table-cell office:value-type="float" office:value="227862">
            <text:p>227862</text:p>
          </table:table-cell>
          <table:table-cell office:value-type="float" office:value="171135">
            <text:p>171135</text:p>
          </table:table-cell>
          <table:table-cell office:value-type="float" office:value="150332">
            <text:p>150332</text:p>
          </table:table-cell>
          <table:table-cell office:value-type="float" office:value="2504727">
            <text:p>2504727</text:p>
          </table:table-cell>
          <table:table-cell office:value-type="float" office:value="260502">
            <text:p>260502</text:p>
          </table:table-cell>
          <table:table-cell office:value-type="float" office:value="222828">
            <text:p>222828</text:p>
          </table:table-cell>
          <table:table-cell office:value-type="float" office:value="1346059371">
            <text:p>1346059371</text:p>
          </table:table-cell>
          <table:table-cell office:value-type="float" office:value="212906">
            <text:p>212906</text:p>
          </table:table-cell>
          <table:table-cell office:value-type="float" office:value="189396">
            <text:p>189396</text:p>
          </table:table-cell>
          <table:table-cell office:value-type="float" office:value="213125">
            <text:p>213125</text:p>
          </table:table-cell>
          <table:table-cell office:value-type="float" office:value="4743825">
            <text:p>4743825</text:p>
          </table:table-cell>
          <table:table-cell office:value-type="float" office:value="265200">
            <text:p>265200</text:p>
          </table:table-cell>
          <table:table-cell office:value-type="float" office:value="224248">
            <text:p>224248</text:p>
          </table:table-cell>
          <table:table-cell office:value-type="float" office:value="18327657207">
            <text:p>18327657207</text:p>
          </table:table-cell>
          <table:table-cell office:value-type="float" office:value="364193">
            <text:p>364193</text:p>
          </table:table-cell>
          <table:table-cell office:value-type="float" office:value="297766">
            <text:p>297766</text:p>
          </table:table-cell>
          <table:table-cell office:value-type="float" office:value="298577">
            <text:p>298577</text:p>
          </table:table-cell>
          <table:table-cell office:value-type="float" office:value="6698436">
            <text:p>6698436</text:p>
          </table:table-cell>
          <table:table-cell office:value-type="float" office:value="489627">
            <text:p>489627</text:p>
          </table:table-cell>
          <table:table-cell office:value-type="float" office:value="419677">
            <text:p>419677</text:p>
          </table:table-cell>
          <table:table-cell/>
        </table:table-row>
        <table:table-row table:style-name="ro1">
          <table:table-cell office:value-type="float" office:value="9236904341">
            <text:p>9236904341</text:p>
          </table:table-cell>
          <table:table-cell office:value-type="float" office:value="223752">
            <text:p>223752</text:p>
          </table:table-cell>
          <table:table-cell office:value-type="float" office:value="157560">
            <text:p>157560</text:p>
          </table:table-cell>
          <table:table-cell office:value-type="float" office:value="214476">
            <text:p>214476</text:p>
          </table:table-cell>
          <table:table-cell office:value-type="float" office:value="8168183">
            <text:p>8168183</text:p>
          </table:table-cell>
          <table:table-cell office:value-type="float" office:value="266972">
            <text:p>266972</text:p>
          </table:table-cell>
          <table:table-cell office:value-type="float" office:value="221228">
            <text:p>221228</text:p>
          </table:table-cell>
          <table:table-cell office:value-type="float" office:value="4441427283">
            <text:p>4441427283</text:p>
          </table:table-cell>
          <table:table-cell office:value-type="float" office:value="207016">
            <text:p>207016</text:p>
          </table:table-cell>
          <table:table-cell office:value-type="float" office:value="175106">
            <text:p>175106</text:p>
          </table:table-cell>
          <table:table-cell office:value-type="float" office:value="322284">
            <text:p>322284</text:p>
          </table:table-cell>
          <table:table-cell office:value-type="float" office:value="853812">
            <text:p>853812</text:p>
          </table:table-cell>
          <table:table-cell office:value-type="float" office:value="311720">
            <text:p>311720</text:p>
          </table:table-cell>
          <table:table-cell office:value-type="float" office:value="288800">
            <text:p>288800</text:p>
          </table:table-cell>
          <table:table-cell office:value-type="float" office:value="7613287114">
            <text:p>7613287114</text:p>
          </table:table-cell>
          <table:table-cell office:value-type="float" office:value="233420">
            <text:p>233420</text:p>
          </table:table-cell>
          <table:table-cell office:value-type="float" office:value="195079">
            <text:p>195079</text:p>
          </table:table-cell>
          <table:table-cell office:value-type="float" office:value="159360">
            <text:p>159360</text:p>
          </table:table-cell>
          <table:table-cell office:value-type="float" office:value="942892">
            <text:p>942892</text:p>
          </table:table-cell>
          <table:table-cell office:value-type="float" office:value="452394">
            <text:p>452394</text:p>
          </table:table-cell>
          <table:table-cell office:value-type="float" office:value="365232">
            <text:p>365232</text:p>
          </table:table-cell>
          <table:table-cell/>
        </table:table-row>
        <table:table-row table:style-name="ro1">
          <table:table-cell office:value-type="float" office:value="1758655243">
            <text:p>1758655243</text:p>
          </table:table-cell>
          <table:table-cell office:value-type="float" office:value="268035">
            <text:p>268035</text:p>
          </table:table-cell>
          <table:table-cell office:value-type="float" office:value="158068">
            <text:p>158068</text:p>
          </table:table-cell>
          <table:table-cell office:value-type="float" office:value="270805">
            <text:p>270805</text:p>
          </table:table-cell>
          <table:table-cell office:value-type="float" office:value="1042242">
            <text:p>1042242</text:p>
          </table:table-cell>
          <table:table-cell office:value-type="float" office:value="277808">
            <text:p>277808</text:p>
          </table:table-cell>
          <table:table-cell office:value-type="float" office:value="216752">
            <text:p>216752</text:p>
          </table:table-cell>
          <table:table-cell office:value-type="float" office:value="4241298516">
            <text:p>4241298516</text:p>
          </table:table-cell>
          <table:table-cell office:value-type="float" office:value="206538">
            <text:p>206538</text:p>
          </table:table-cell>
          <table:table-cell office:value-type="float" office:value="173930">
            <text:p>173930</text:p>
          </table:table-cell>
          <table:table-cell office:value-type="float" office:value="164322">
            <text:p>164322</text:p>
          </table:table-cell>
          <table:table-cell office:value-type="float" office:value="3074480">
            <text:p>3074480</text:p>
          </table:table-cell>
          <table:table-cell office:value-type="float" office:value="283084">
            <text:p>283084</text:p>
          </table:table-cell>
          <table:table-cell office:value-type="float" office:value="270208">
            <text:p>270208</text:p>
          </table:table-cell>
          <table:table-cell office:value-type="float" office:value="5362803170">
            <text:p>5362803170</text:p>
          </table:table-cell>
          <table:table-cell office:value-type="float" office:value="203928">
            <text:p>203928</text:p>
          </table:table-cell>
          <table:table-cell office:value-type="float" office:value="164832">
            <text:p>164832</text:p>
          </table:table-cell>
          <table:table-cell office:value-type="float" office:value="166508">
            <text:p>166508</text:p>
          </table:table-cell>
          <table:table-cell office:value-type="float" office:value="708216">
            <text:p>708216</text:p>
          </table:table-cell>
          <table:table-cell office:value-type="float" office:value="264056">
            <text:p>264056</text:p>
          </table:table-cell>
          <table:table-cell office:value-type="float" office:value="228590">
            <text:p>228590</text:p>
          </table:table-cell>
          <table:table-cell/>
        </table:table-row>
        <table:table-row table:style-name="ro1">
          <table:table-cell office:value-type="float" office:value="3702695388">
            <text:p>3702695388</text:p>
          </table:table-cell>
          <table:table-cell office:value-type="float" office:value="193790">
            <text:p>193790</text:p>
          </table:table-cell>
          <table:table-cell office:value-type="float" office:value="161830">
            <text:p>161830</text:p>
          </table:table-cell>
          <table:table-cell office:value-type="float" office:value="155160">
            <text:p>155160</text:p>
          </table:table-cell>
          <table:table-cell office:value-type="float" office:value="17345486">
            <text:p>17345486</text:p>
          </table:table-cell>
          <table:table-cell office:value-type="float" office:value="272792">
            <text:p>272792</text:p>
          </table:table-cell>
          <table:table-cell office:value-type="float" office:value="535405">
            <text:p>535405</text:p>
          </table:table-cell>
          <table:table-cell office:value-type="float" office:value="3414748870">
            <text:p>3414748870</text:p>
          </table:table-cell>
          <table:table-cell office:value-type="float" office:value="215930">
            <text:p>215930</text:p>
          </table:table-cell>
          <table:table-cell office:value-type="float" office:value="165038">
            <text:p>165038</text:p>
          </table:table-cell>
          <table:table-cell office:value-type="float" office:value="185608">
            <text:p>185608</text:p>
          </table:table-cell>
          <table:table-cell office:value-type="float" office:value="9320916">
            <text:p>9320916</text:p>
          </table:table-cell>
          <table:table-cell office:value-type="float" office:value="285602">
            <text:p>285602</text:p>
          </table:table-cell>
          <table:table-cell office:value-type="float" office:value="231408">
            <text:p>231408</text:p>
          </table:table-cell>
          <table:table-cell office:value-type="float" office:value="2092053606">
            <text:p>2092053606</text:p>
          </table:table-cell>
          <table:table-cell office:value-type="float" office:value="304196">
            <text:p>304196</text:p>
          </table:table-cell>
          <table:table-cell office:value-type="float" office:value="181604">
            <text:p>181604</text:p>
          </table:table-cell>
          <table:table-cell office:value-type="float" office:value="160000">
            <text:p>160000</text:p>
          </table:table-cell>
          <table:table-cell office:value-type="float" office:value="6571881">
            <text:p>6571881</text:p>
          </table:table-cell>
          <table:table-cell office:value-type="float" office:value="498644">
            <text:p>498644</text:p>
          </table:table-cell>
          <table:table-cell office:value-type="float" office:value="441796">
            <text:p>441796</text:p>
          </table:table-cell>
          <table:table-cell/>
        </table:table-row>
        <table:table-row table:style-name="ro1">
          <table:table-cell office:value-type="float" office:value="8583249747">
            <text:p>8583249747</text:p>
          </table:table-cell>
          <table:table-cell office:value-type="float" office:value="193306">
            <text:p>193306</text:p>
          </table:table-cell>
          <table:table-cell office:value-type="float" office:value="152450">
            <text:p>152450</text:p>
          </table:table-cell>
          <table:table-cell office:value-type="float" office:value="149460">
            <text:p>149460</text:p>
          </table:table-cell>
          <table:table-cell office:value-type="float" office:value="63076212">
            <text:p>63076212</text:p>
          </table:table-cell>
          <table:table-cell office:value-type="float" office:value="277636">
            <text:p>277636</text:p>
          </table:table-cell>
          <table:table-cell office:value-type="float" office:value="230666">
            <text:p>230666</text:p>
          </table:table-cell>
          <table:table-cell office:value-type="float" office:value="3579947785">
            <text:p>3579947785</text:p>
          </table:table-cell>
          <table:table-cell office:value-type="float" office:value="203690">
            <text:p>203690</text:p>
          </table:table-cell>
          <table:table-cell office:value-type="float" office:value="171238">
            <text:p>171238</text:p>
          </table:table-cell>
          <table:table-cell office:value-type="float" office:value="164726">
            <text:p>164726</text:p>
          </table:table-cell>
          <table:table-cell office:value-type="float" office:value="251452">
            <text:p>251452</text:p>
          </table:table-cell>
          <table:table-cell office:value-type="float" office:value="339999">
            <text:p>339999</text:p>
          </table:table-cell>
          <table:table-cell office:value-type="float" office:value="222512">
            <text:p>222512</text:p>
          </table:table-cell>
          <table:table-cell office:value-type="float" office:value="4997010958">
            <text:p>4997010958</text:p>
          </table:table-cell>
          <table:table-cell office:value-type="float" office:value="241086">
            <text:p>241086</text:p>
          </table:table-cell>
          <table:table-cell office:value-type="float" office:value="164618">
            <text:p>164618</text:p>
          </table:table-cell>
          <table:table-cell office:value-type="float" office:value="164726">
            <text:p>164726</text:p>
          </table:table-cell>
          <table:table-cell office:value-type="float" office:value="14328847">
            <text:p>14328847</text:p>
          </table:table-cell>
          <table:table-cell office:value-type="float" office:value="275861">
            <text:p>275861</text:p>
          </table:table-cell>
          <table:table-cell office:value-type="float" office:value="296452">
            <text:p>296452</text:p>
          </table:table-cell>
          <table:table-cell/>
        </table:table-row>
        <table:table-row table:style-name="ro1">
          <table:table-cell office:value-type="float" office:value="5756622436">
            <text:p>5756622436</text:p>
          </table:table-cell>
          <table:table-cell office:value-type="float" office:value="192212">
            <text:p>192212</text:p>
          </table:table-cell>
          <table:table-cell office:value-type="float" office:value="155270">
            <text:p>155270</text:p>
          </table:table-cell>
          <table:table-cell office:value-type="float" office:value="152008">
            <text:p>152008</text:p>
          </table:table-cell>
          <table:table-cell office:value-type="float" office:value="6771432">
            <text:p>6771432</text:p>
          </table:table-cell>
          <table:table-cell office:value-type="float" office:value="292075">
            <text:p>292075</text:p>
          </table:table-cell>
          <table:table-cell office:value-type="float" office:value="234512">
            <text:p>234512</text:p>
          </table:table-cell>
          <table:table-cell office:value-type="float" office:value="8555860823">
            <text:p>8555860823</text:p>
          </table:table-cell>
          <table:table-cell office:value-type="float" office:value="254153">
            <text:p>254153</text:p>
          </table:table-cell>
          <table:table-cell office:value-type="float" office:value="165262">
            <text:p>165262</text:p>
          </table:table-cell>
          <table:table-cell office:value-type="float" office:value="160958">
            <text:p>160958</text:p>
          </table:table-cell>
          <table:table-cell office:value-type="float" office:value="3337684">
            <text:p>3337684</text:p>
          </table:table-cell>
          <table:table-cell office:value-type="float" office:value="257750">
            <text:p>257750</text:p>
          </table:table-cell>
          <table:table-cell office:value-type="float" office:value="226638">
            <text:p>226638</text:p>
          </table:table-cell>
          <table:table-cell office:value-type="float" office:value="4402000439">
            <text:p>4402000439</text:p>
          </table:table-cell>
          <table:table-cell office:value-type="float" office:value="222881">
            <text:p>222881</text:p>
          </table:table-cell>
          <table:table-cell office:value-type="float" office:value="166746">
            <text:p>166746</text:p>
          </table:table-cell>
          <table:table-cell office:value-type="float" office:value="159780">
            <text:p>159780</text:p>
          </table:table-cell>
          <table:table-cell office:value-type="float" office:value="1369331">
            <text:p>1369331</text:p>
          </table:table-cell>
          <table:table-cell office:value-type="float" office:value="269238">
            <text:p>269238</text:p>
          </table:table-cell>
          <table:table-cell office:value-type="float" office:value="231476">
            <text:p>231476</text:p>
          </table:table-cell>
          <table:table-cell/>
        </table:table-row>
        <table:table-row table:style-name="ro1">
          <table:table-cell office:value-type="float" office:value="5534928371">
            <text:p>5534928371</text:p>
          </table:table-cell>
          <table:table-cell office:value-type="float" office:value="192228">
            <text:p>192228</text:p>
          </table:table-cell>
          <table:table-cell office:value-type="float" office:value="155044">
            <text:p>155044</text:p>
          </table:table-cell>
          <table:table-cell office:value-type="float" office:value="150004">
            <text:p>150004</text:p>
          </table:table-cell>
          <table:table-cell office:value-type="float" office:value="19820520">
            <text:p>19820520</text:p>
          </table:table-cell>
          <table:table-cell office:value-type="float" office:value="438996">
            <text:p>438996</text:p>
          </table:table-cell>
          <table:table-cell office:value-type="float" office:value="231564">
            <text:p>231564</text:p>
          </table:table-cell>
          <table:table-cell office:value-type="float" office:value="6783723728">
            <text:p>6783723728</text:p>
          </table:table-cell>
          <table:table-cell office:value-type="float" office:value="203938">
            <text:p>203938</text:p>
          </table:table-cell>
          <table:table-cell office:value-type="float" office:value="168806">
            <text:p>168806</text:p>
          </table:table-cell>
          <table:table-cell office:value-type="float" office:value="165660">
            <text:p>165660</text:p>
          </table:table-cell>
          <table:table-cell office:value-type="float" office:value="10507592">
            <text:p>10507592</text:p>
          </table:table-cell>
          <table:table-cell office:value-type="float" office:value="266138">
            <text:p>266138</text:p>
          </table:table-cell>
          <table:table-cell office:value-type="float" office:value="233432">
            <text:p>233432</text:p>
          </table:table-cell>
          <table:table-cell office:value-type="float" office:value="26159786690">
            <text:p>26159786690</text:p>
          </table:table-cell>
          <table:table-cell office:value-type="float" office:value="204372">
            <text:p>204372</text:p>
          </table:table-cell>
          <table:table-cell office:value-type="float" office:value="163284">
            <text:p>163284</text:p>
          </table:table-cell>
          <table:table-cell office:value-type="float" office:value="158266">
            <text:p>158266</text:p>
          </table:table-cell>
          <table:table-cell office:value-type="float" office:value="2121938">
            <text:p>2121938</text:p>
          </table:table-cell>
          <table:table-cell office:value-type="float" office:value="285750">
            <text:p>285750</text:p>
          </table:table-cell>
          <table:table-cell office:value-type="float" office:value="235068">
            <text:p>235068</text:p>
          </table:table-cell>
          <table:table-cell/>
        </table:table-row>
        <table:table-row table:style-name="ro1">
          <table:table-cell office:value-type="float" office:value="2352920875">
            <text:p>2352920875</text:p>
          </table:table-cell>
          <table:table-cell office:value-type="float" office:value="195184">
            <text:p>195184</text:p>
          </table:table-cell>
          <table:table-cell office:value-type="float" office:value="174037">
            <text:p>174037</text:p>
          </table:table-cell>
          <table:table-cell office:value-type="float" office:value="153410">
            <text:p>153410</text:p>
          </table:table-cell>
          <table:table-cell office:value-type="float" office:value="17016012">
            <text:p>17016012</text:p>
          </table:table-cell>
          <table:table-cell office:value-type="float" office:value="271860">
            <text:p>271860</text:p>
          </table:table-cell>
          <table:table-cell office:value-type="float" office:value="223670">
            <text:p>223670</text:p>
          </table:table-cell>
          <table:table-cell office:value-type="float" office:value="11375388184">
            <text:p>11375388184</text:p>
          </table:table-cell>
          <table:table-cell office:value-type="float" office:value="202320">
            <text:p>202320</text:p>
          </table:table-cell>
          <table:table-cell office:value-type="float" office:value="168000">
            <text:p>168000</text:p>
          </table:table-cell>
          <table:table-cell office:value-type="float" office:value="162008">
            <text:p>162008</text:p>
          </table:table-cell>
          <table:table-cell office:value-type="float" office:value="1461198">
            <text:p>1461198</text:p>
          </table:table-cell>
          <table:table-cell office:value-type="float" office:value="347567">
            <text:p>347567</text:p>
          </table:table-cell>
          <table:table-cell office:value-type="float" office:value="225100">
            <text:p>225100</text:p>
          </table:table-cell>
          <table:table-cell office:value-type="float" office:value="2854568588">
            <text:p>2854568588</text:p>
          </table:table-cell>
          <table:table-cell office:value-type="float" office:value="203376">
            <text:p>203376</text:p>
          </table:table-cell>
          <table:table-cell office:value-type="float" office:value="164848">
            <text:p>164848</text:p>
          </table:table-cell>
          <table:table-cell office:value-type="float" office:value="160380">
            <text:p>160380</text:p>
          </table:table-cell>
          <table:table-cell office:value-type="float" office:value="5778996">
            <text:p>5778996</text:p>
          </table:table-cell>
          <table:table-cell office:value-type="float" office:value="266064">
            <text:p>266064</text:p>
          </table:table-cell>
          <table:table-cell office:value-type="float" office:value="270423">
            <text:p>270423</text:p>
          </table:table-cell>
          <table:table-cell/>
        </table:table-row>
        <table:table-row table:style-name="ro1">
          <table:table-cell office:value-type="float" office:value="5219863658">
            <text:p>5219863658</text:p>
          </table:table-cell>
          <table:table-cell office:value-type="float" office:value="190860">
            <text:p>190860</text:p>
          </table:table-cell>
          <table:table-cell office:value-type="float" office:value="179315">
            <text:p>179315</text:p>
          </table:table-cell>
          <table:table-cell office:value-type="float" office:value="150620">
            <text:p>150620</text:p>
          </table:table-cell>
          <table:table-cell office:value-type="float" office:value="5005296">
            <text:p>5005296</text:p>
          </table:table-cell>
          <table:table-cell office:value-type="float" office:value="280671">
            <text:p>280671</text:p>
          </table:table-cell>
          <table:table-cell office:value-type="float" office:value="217032">
            <text:p>217032</text:p>
          </table:table-cell>
          <table:table-cell office:value-type="float" office:value="3490581821">
            <text:p>3490581821</text:p>
          </table:table-cell>
          <table:table-cell office:value-type="float" office:value="202820">
            <text:p>202820</text:p>
          </table:table-cell>
          <table:table-cell office:value-type="float" office:value="164500">
            <text:p>164500</text:p>
          </table:table-cell>
          <table:table-cell office:value-type="float" office:value="162050">
            <text:p>162050</text:p>
          </table:table-cell>
          <table:table-cell office:value-type="float" office:value="479930">
            <text:p>479930</text:p>
          </table:table-cell>
          <table:table-cell office:value-type="float" office:value="272864">
            <text:p>272864</text:p>
          </table:table-cell>
          <table:table-cell office:value-type="float" office:value="234328">
            <text:p>234328</text:p>
          </table:table-cell>
          <table:table-cell office:value-type="float" office:value="2558034681">
            <text:p>2558034681</text:p>
          </table:table-cell>
          <table:table-cell office:value-type="float" office:value="214510">
            <text:p>214510</text:p>
          </table:table-cell>
          <table:table-cell office:value-type="float" office:value="165014">
            <text:p>165014</text:p>
          </table:table-cell>
          <table:table-cell office:value-type="float" office:value="192981">
            <text:p>192981</text:p>
          </table:table-cell>
          <table:table-cell office:value-type="float" office:value="2570963">
            <text:p>2570963</text:p>
          </table:table-cell>
          <table:table-cell office:value-type="float" office:value="326634">
            <text:p>326634</text:p>
          </table:table-cell>
          <table:table-cell office:value-type="float" office:value="230528">
            <text:p>230528</text:p>
          </table:table-cell>
          <table:table-cell/>
        </table:table-row>
        <table:table-row table:style-name="ro1">
          <table:table-cell office:value-type="float" office:value="28962107002">
            <text:p>28962107002</text:p>
          </table:table-cell>
          <table:table-cell office:value-type="float" office:value="194814">
            <text:p>194814</text:p>
          </table:table-cell>
          <table:table-cell office:value-type="float" office:value="152942">
            <text:p>152942</text:p>
          </table:table-cell>
          <table:table-cell office:value-type="float" office:value="152052">
            <text:p>152052</text:p>
          </table:table-cell>
          <table:table-cell office:value-type="float" office:value="22646661">
            <text:p>22646661</text:p>
          </table:table-cell>
          <table:table-cell office:value-type="float" office:value="265382">
            <text:p>265382</text:p>
          </table:table-cell>
          <table:table-cell office:value-type="float" office:value="218074">
            <text:p>218074</text:p>
          </table:table-cell>
          <table:table-cell office:value-type="float" office:value="1681366800">
            <text:p>1681366800</text:p>
          </table:table-cell>
          <table:table-cell office:value-type="float" office:value="202390">
            <text:p>202390</text:p>
          </table:table-cell>
          <table:table-cell office:value-type="float" office:value="166442">
            <text:p>166442</text:p>
          </table:table-cell>
          <table:table-cell office:value-type="float" office:value="162306">
            <text:p>162306</text:p>
          </table:table-cell>
          <table:table-cell office:value-type="float" office:value="26153468">
            <text:p>26153468</text:p>
          </table:table-cell>
          <table:table-cell office:value-type="float" office:value="264158">
            <text:p>264158</text:p>
          </table:table-cell>
          <table:table-cell office:value-type="float" office:value="225814">
            <text:p>225814</text:p>
          </table:table-cell>
          <table:table-cell office:value-type="float" office:value="4666911844">
            <text:p>4666911844</text:p>
          </table:table-cell>
          <table:table-cell office:value-type="float" office:value="201692">
            <text:p>201692</text:p>
          </table:table-cell>
          <table:table-cell office:value-type="float" office:value="164808">
            <text:p>164808</text:p>
          </table:table-cell>
          <table:table-cell office:value-type="float" office:value="158132">
            <text:p>158132</text:p>
          </table:table-cell>
          <table:table-cell office:value-type="float" office:value="2050491">
            <text:p>2050491</text:p>
          </table:table-cell>
          <table:table-cell office:value-type="float" office:value="286452">
            <text:p>286452</text:p>
          </table:table-cell>
          <table:table-cell office:value-type="float" office:value="242230">
            <text:p>242230</text:p>
          </table:table-cell>
          <table:table-cell/>
        </table:table-row>
        <table:table-row table:style-name="ro1">
          <table:table-cell office:value-type="float" office:value="18625374070">
            <text:p>18625374070</text:p>
          </table:table-cell>
          <table:table-cell office:value-type="float" office:value="191384">
            <text:p>191384</text:p>
          </table:table-cell>
          <table:table-cell office:value-type="float" office:value="156980">
            <text:p>156980</text:p>
          </table:table-cell>
          <table:table-cell office:value-type="float" office:value="185610">
            <text:p>185610</text:p>
          </table:table-cell>
          <table:table-cell office:value-type="float" office:value="5811455">
            <text:p>5811455</text:p>
          </table:table-cell>
          <table:table-cell office:value-type="float" office:value="271600">
            <text:p>271600</text:p>
          </table:table-cell>
          <table:table-cell office:value-type="float" office:value="222062">
            <text:p>222062</text:p>
          </table:table-cell>
          <table:table-cell office:value-type="float" office:value="4228262983">
            <text:p>4228262983</text:p>
          </table:table-cell>
          <table:table-cell office:value-type="float" office:value="328991">
            <text:p>328991</text:p>
          </table:table-cell>
          <table:table-cell office:value-type="float" office:value="165184">
            <text:p>165184</text:p>
          </table:table-cell>
          <table:table-cell office:value-type="float" office:value="163102">
            <text:p>163102</text:p>
          </table:table-cell>
          <table:table-cell office:value-type="float" office:value="26953451">
            <text:p>26953451</text:p>
          </table:table-cell>
          <table:table-cell office:value-type="float" office:value="264780">
            <text:p>264780</text:p>
          </table:table-cell>
          <table:table-cell office:value-type="float" office:value="220148">
            <text:p>220148</text:p>
          </table:table-cell>
          <table:table-cell office:value-type="float" office:value="26715538616">
            <text:p>26715538616</text:p>
          </table:table-cell>
          <table:table-cell office:value-type="float" office:value="341119">
            <text:p>341119</text:p>
          </table:table-cell>
          <table:table-cell office:value-type="float" office:value="171280">
            <text:p>171280</text:p>
          </table:table-cell>
          <table:table-cell office:value-type="float" office:value="273436">
            <text:p>273436</text:p>
          </table:table-cell>
          <table:table-cell office:value-type="float" office:value="109650659">
            <text:p>109650659</text:p>
          </table:table-cell>
          <table:table-cell office:value-type="float" office:value="547855">
            <text:p>547855</text:p>
          </table:table-cell>
          <table:table-cell office:value-type="float" office:value="319651">
            <text:p>319651</text:p>
          </table:table-cell>
          <table:table-cell/>
        </table:table-row>
        <table:table-row table:style-name="ro1">
          <table:table-cell office:value-type="float" office:value="24357880873">
            <text:p>24357880873</text:p>
          </table:table-cell>
          <table:table-cell office:value-type="float" office:value="290751">
            <text:p>290751</text:p>
          </table:table-cell>
          <table:table-cell office:value-type="float" office:value="169675">
            <text:p>169675</text:p>
          </table:table-cell>
          <table:table-cell office:value-type="float" office:value="154620">
            <text:p>154620</text:p>
          </table:table-cell>
          <table:table-cell office:value-type="float" office:value="5914228">
            <text:p>5914228</text:p>
          </table:table-cell>
          <table:table-cell office:value-type="float" office:value="264218">
            <text:p>264218</text:p>
          </table:table-cell>
          <table:table-cell office:value-type="float" office:value="231980">
            <text:p>231980</text:p>
          </table:table-cell>
          <table:table-cell office:value-type="float" office:value="2610920545">
            <text:p>2610920545</text:p>
          </table:table-cell>
          <table:table-cell office:value-type="float" office:value="309246">
            <text:p>309246</text:p>
          </table:table-cell>
          <table:table-cell office:value-type="float" office:value="191643">
            <text:p>191643</text:p>
          </table:table-cell>
          <table:table-cell office:value-type="float" office:value="196678">
            <text:p>196678</text:p>
          </table:table-cell>
          <table:table-cell office:value-type="float" office:value="17774692">
            <text:p>17774692</text:p>
          </table:table-cell>
          <table:table-cell office:value-type="float" office:value="267594">
            <text:p>267594</text:p>
          </table:table-cell>
          <table:table-cell office:value-type="float" office:value="226446">
            <text:p>226446</text:p>
          </table:table-cell>
          <table:table-cell office:value-type="float" office:value="27602034385">
            <text:p>27602034385</text:p>
          </table:table-cell>
          <table:table-cell office:value-type="float" office:value="201708">
            <text:p>201708</text:p>
          </table:table-cell>
          <table:table-cell office:value-type="float" office:value="161716">
            <text:p>161716</text:p>
          </table:table-cell>
          <table:table-cell office:value-type="float" office:value="158896">
            <text:p>158896</text:p>
          </table:table-cell>
          <table:table-cell office:value-type="float" office:value="8266985">
            <text:p>8266985</text:p>
          </table:table-cell>
          <table:table-cell office:value-type="float" office:value="267334">
            <text:p>267334</text:p>
          </table:table-cell>
          <table:table-cell office:value-type="float" office:value="220240">
            <text:p>220240</text:p>
          </table:table-cell>
          <table:table-cell/>
        </table:table-row>
        <table:table-row table:style-name="ro1">
          <table:table-cell office:value-type="float" office:value="5227021312">
            <text:p>5227021312</text:p>
          </table:table-cell>
          <table:table-cell office:value-type="float" office:value="195316">
            <text:p>195316</text:p>
          </table:table-cell>
          <table:table-cell office:value-type="float" office:value="154530">
            <text:p>154530</text:p>
          </table:table-cell>
          <table:table-cell office:value-type="float" office:value="418212">
            <text:p>418212</text:p>
          </table:table-cell>
          <table:table-cell office:value-type="float" office:value="5914091">
            <text:p>5914091</text:p>
          </table:table-cell>
          <table:table-cell office:value-type="float" office:value="323488">
            <text:p>323488</text:p>
          </table:table-cell>
          <table:table-cell office:value-type="float" office:value="241186">
            <text:p>241186</text:p>
          </table:table-cell>
          <table:table-cell office:value-type="float" office:value="22256984979">
            <text:p>22256984979</text:p>
          </table:table-cell>
          <table:table-cell office:value-type="float" office:value="285490">
            <text:p>285490</text:p>
          </table:table-cell>
          <table:table-cell office:value-type="float" office:value="187818">
            <text:p>187818</text:p>
          </table:table-cell>
          <table:table-cell office:value-type="float" office:value="163802">
            <text:p>163802</text:p>
          </table:table-cell>
          <table:table-cell office:value-type="float" office:value="1694444">
            <text:p>1694444</text:p>
          </table:table-cell>
          <table:table-cell office:value-type="float" office:value="261858">
            <text:p>261858</text:p>
          </table:table-cell>
          <table:table-cell office:value-type="float" office:value="247854">
            <text:p>247854</text:p>
          </table:table-cell>
          <table:table-cell office:value-type="float" office:value="6788237543">
            <text:p>6788237543</text:p>
          </table:table-cell>
          <table:table-cell office:value-type="float" office:value="204484">
            <text:p>204484</text:p>
          </table:table-cell>
          <table:table-cell office:value-type="float" office:value="272700">
            <text:p>272700</text:p>
          </table:table-cell>
          <table:table-cell office:value-type="float" office:value="309145">
            <text:p>309145</text:p>
          </table:table-cell>
          <table:table-cell office:value-type="float" office:value="6130215">
            <text:p>6130215</text:p>
          </table:table-cell>
          <table:table-cell office:value-type="float" office:value="290374">
            <text:p>290374</text:p>
          </table:table-cell>
          <table:table-cell office:value-type="float" office:value="234630">
            <text:p>234630</text:p>
          </table:table-cell>
          <table:table-cell/>
        </table:table-row>
        <table:table-row table:style-name="ro1">
          <table:table-cell office:value-type="float" office:value="4467221356">
            <text:p>4467221356</text:p>
          </table:table-cell>
          <table:table-cell office:value-type="float" office:value="189492">
            <text:p>189492</text:p>
          </table:table-cell>
          <table:table-cell office:value-type="float" office:value="156152">
            <text:p>156152</text:p>
          </table:table-cell>
          <table:table-cell office:value-type="float" office:value="171141">
            <text:p>171141</text:p>
          </table:table-cell>
          <table:table-cell office:value-type="float" office:value="600883">
            <text:p>600883</text:p>
          </table:table-cell>
          <table:table-cell office:value-type="float" office:value="256476">
            <text:p>256476</text:p>
          </table:table-cell>
          <table:table-cell office:value-type="float" office:value="260359">
            <text:p>260359</text:p>
          </table:table-cell>
          <table:table-cell office:value-type="float" office:value="3652811270">
            <text:p>3652811270</text:p>
          </table:table-cell>
          <table:table-cell office:value-type="float" office:value="204152">
            <text:p>204152</text:p>
          </table:table-cell>
          <table:table-cell office:value-type="float" office:value="166680">
            <text:p>166680</text:p>
          </table:table-cell>
          <table:table-cell office:value-type="float" office:value="159902">
            <text:p>159902</text:p>
          </table:table-cell>
          <table:table-cell office:value-type="float" office:value="3656683">
            <text:p>3656683</text:p>
          </table:table-cell>
          <table:table-cell office:value-type="float" office:value="267482">
            <text:p>267482</text:p>
          </table:table-cell>
          <table:table-cell office:value-type="float" office:value="226480">
            <text:p>226480</text:p>
          </table:table-cell>
          <table:table-cell office:value-type="float" office:value="19701450147">
            <text:p>19701450147</text:p>
          </table:table-cell>
          <table:table-cell office:value-type="float" office:value="204014">
            <text:p>204014</text:p>
          </table:table-cell>
          <table:table-cell office:value-type="float" office:value="167078">
            <text:p>167078</text:p>
          </table:table-cell>
          <table:table-cell office:value-type="float" office:value="161288">
            <text:p>161288</text:p>
          </table:table-cell>
          <table:table-cell office:value-type="float" office:value="37921052">
            <text:p>37921052</text:p>
          </table:table-cell>
          <table:table-cell office:value-type="float" office:value="310033">
            <text:p>310033</text:p>
          </table:table-cell>
          <table:table-cell office:value-type="float" office:value="234880">
            <text:p>234880</text:p>
          </table:table-cell>
          <table:table-cell/>
        </table:table-row>
        <table:table-row table:style-name="ro1">
          <table:table-cell office:value-type="float" office:value="3823426876">
            <text:p>3823426876</text:p>
          </table:table-cell>
          <table:table-cell office:value-type="float" office:value="252695">
            <text:p>252695</text:p>
          </table:table-cell>
          <table:table-cell office:value-type="float" office:value="150424">
            <text:p>150424</text:p>
          </table:table-cell>
          <table:table-cell office:value-type="float" office:value="151250">
            <text:p>151250</text:p>
          </table:table-cell>
          <table:table-cell office:value-type="float" office:value="4994581">
            <text:p>4994581</text:p>
          </table:table-cell>
          <table:table-cell office:value-type="float" office:value="287538">
            <text:p>287538</text:p>
          </table:table-cell>
          <table:table-cell office:value-type="float" office:value="231642">
            <text:p>231642</text:p>
          </table:table-cell>
          <table:table-cell office:value-type="float" office:value="2188282535">
            <text:p>2188282535</text:p>
          </table:table-cell>
          <table:table-cell office:value-type="float" office:value="219004">
            <text:p>219004</text:p>
          </table:table-cell>
          <table:table-cell office:value-type="float" office:value="165952">
            <text:p>165952</text:p>
          </table:table-cell>
          <table:table-cell office:value-type="float" office:value="208925">
            <text:p>208925</text:p>
          </table:table-cell>
          <table:table-cell office:value-type="float" office:value="441787">
            <text:p>441787</text:p>
          </table:table-cell>
          <table:table-cell office:value-type="float" office:value="285362">
            <text:p>285362</text:p>
          </table:table-cell>
          <table:table-cell office:value-type="float" office:value="239026">
            <text:p>239026</text:p>
          </table:table-cell>
          <table:table-cell office:value-type="float" office:value="3816485628">
            <text:p>3816485628</text:p>
          </table:table-cell>
          <table:table-cell office:value-type="float" office:value="199634">
            <text:p>199634</text:p>
          </table:table-cell>
          <table:table-cell office:value-type="float" office:value="215196">
            <text:p>215196</text:p>
          </table:table-cell>
          <table:table-cell office:value-type="float" office:value="187102">
            <text:p>187102</text:p>
          </table:table-cell>
          <table:table-cell office:value-type="float" office:value="26782362">
            <text:p>26782362</text:p>
          </table:table-cell>
          <table:table-cell office:value-type="float" office:value="271972">
            <text:p>271972</text:p>
          </table:table-cell>
          <table:table-cell office:value-type="float" office:value="227780">
            <text:p>227780</text:p>
          </table:table-cell>
          <table:table-cell/>
        </table:table-row>
        <table:table-row table:style-name="ro1">
          <table:table-cell office:value-type="float" office:value="3161195236">
            <text:p>3161195236</text:p>
          </table:table-cell>
          <table:table-cell office:value-type="float" office:value="193334">
            <text:p>193334</text:p>
          </table:table-cell>
          <table:table-cell office:value-type="float" office:value="179061">
            <text:p>179061</text:p>
          </table:table-cell>
          <table:table-cell office:value-type="float" office:value="153410">
            <text:p>153410</text:p>
          </table:table-cell>
          <table:table-cell office:value-type="float" office:value="5065191">
            <text:p>5065191</text:p>
          </table:table-cell>
          <table:table-cell office:value-type="float" office:value="278084">
            <text:p>278084</text:p>
          </table:table-cell>
          <table:table-cell office:value-type="float" office:value="234404">
            <text:p>234404</text:p>
          </table:table-cell>
          <table:table-cell office:value-type="float" office:value="4194025347">
            <text:p>4194025347</text:p>
          </table:table-cell>
          <table:table-cell office:value-type="float" office:value="235316">
            <text:p>235316</text:p>
          </table:table-cell>
          <table:table-cell office:value-type="float" office:value="189472">
            <text:p>189472</text:p>
          </table:table-cell>
          <table:table-cell office:value-type="float" office:value="167814">
            <text:p>167814</text:p>
          </table:table-cell>
          <table:table-cell office:value-type="float" office:value="10940743">
            <text:p>10940743</text:p>
          </table:table-cell>
          <table:table-cell office:value-type="float" office:value="274772">
            <text:p>274772</text:p>
          </table:table-cell>
          <table:table-cell office:value-type="float" office:value="248823">
            <text:p>248823</text:p>
          </table:table-cell>
          <table:table-cell office:value-type="float" office:value="2635910366">
            <text:p>2635910366</text:p>
          </table:table-cell>
          <table:table-cell office:value-type="float" office:value="233883">
            <text:p>233883</text:p>
          </table:table-cell>
          <table:table-cell office:value-type="float" office:value="201352">
            <text:p>201352</text:p>
          </table:table-cell>
          <table:table-cell office:value-type="float" office:value="166930">
            <text:p>166930</text:p>
          </table:table-cell>
          <table:table-cell office:value-type="float" office:value="812883">
            <text:p>812883</text:p>
          </table:table-cell>
          <table:table-cell office:value-type="float" office:value="272650">
            <text:p>272650</text:p>
          </table:table-cell>
          <table:table-cell office:value-type="float" office:value="226006">
            <text:p>226006</text:p>
          </table:table-cell>
          <table:table-cell/>
        </table:table-row>
        <table:table-row table:style-name="ro1">
          <table:table-cell office:value-type="float" office:value="23180094448">
            <text:p>23180094448</text:p>
          </table:table-cell>
          <table:table-cell office:value-type="float" office:value="194410">
            <text:p>194410</text:p>
          </table:table-cell>
          <table:table-cell office:value-type="float" office:value="156624">
            <text:p>156624</text:p>
          </table:table-cell>
          <table:table-cell office:value-type="float" office:value="151216">
            <text:p>151216</text:p>
          </table:table-cell>
          <table:table-cell office:value-type="float" office:value="7324904">
            <text:p>7324904</text:p>
          </table:table-cell>
          <table:table-cell office:value-type="float" office:value="265152">
            <text:p>265152</text:p>
          </table:table-cell>
          <table:table-cell office:value-type="float" office:value="220514">
            <text:p>220514</text:p>
          </table:table-cell>
          <table:table-cell office:value-type="float" office:value="3778298979">
            <text:p>3778298979</text:p>
          </table:table-cell>
          <table:table-cell office:value-type="float" office:value="205628">
            <text:p>205628</text:p>
          </table:table-cell>
          <table:table-cell office:value-type="float" office:value="268787">
            <text:p>268787</text:p>
          </table:table-cell>
          <table:table-cell office:value-type="float" office:value="172378">
            <text:p>172378</text:p>
          </table:table-cell>
          <table:table-cell office:value-type="float" office:value="3594307">
            <text:p>3594307</text:p>
          </table:table-cell>
          <table:table-cell office:value-type="float" office:value="282810">
            <text:p>282810</text:p>
          </table:table-cell>
          <table:table-cell office:value-type="float" office:value="230968">
            <text:p>230968</text:p>
          </table:table-cell>
          <table:table-cell office:value-type="float" office:value="3642946371">
            <text:p>3642946371</text:p>
          </table:table-cell>
          <table:table-cell office:value-type="float" office:value="202092">
            <text:p>202092</text:p>
          </table:table-cell>
          <table:table-cell office:value-type="float" office:value="275747">
            <text:p>275747</text:p>
          </table:table-cell>
          <table:table-cell office:value-type="float" office:value="177108">
            <text:p>177108</text:p>
          </table:table-cell>
          <table:table-cell office:value-type="float" office:value="28833662">
            <text:p>28833662</text:p>
          </table:table-cell>
          <table:table-cell office:value-type="float" office:value="282510">
            <text:p>282510</text:p>
          </table:table-cell>
          <table:table-cell office:value-type="float" office:value="269950">
            <text:p>269950</text:p>
          </table:table-cell>
          <table:table-cell/>
        </table:table-row>
        <table:table-row table:style-name="ro1">
          <table:table-cell office:value-type="float" office:value="2188697442">
            <text:p>2188697442</text:p>
          </table:table-cell>
          <table:table-cell office:value-type="float" office:value="193994">
            <text:p>193994</text:p>
          </table:table-cell>
          <table:table-cell office:value-type="float" office:value="155464">
            <text:p>155464</text:p>
          </table:table-cell>
          <table:table-cell office:value-type="float" office:value="149428">
            <text:p>149428</text:p>
          </table:table-cell>
          <table:table-cell office:value-type="float" office:value="452466">
            <text:p>452466</text:p>
          </table:table-cell>
          <table:table-cell office:value-type="float" office:value="258340">
            <text:p>258340</text:p>
          </table:table-cell>
          <table:table-cell office:value-type="float" office:value="219522">
            <text:p>219522</text:p>
          </table:table-cell>
          <table:table-cell office:value-type="float" office:value="21668612074">
            <text:p>21668612074</text:p>
          </table:table-cell>
          <table:table-cell office:value-type="float" office:value="207506">
            <text:p>207506</text:p>
          </table:table-cell>
          <table:table-cell office:value-type="float" office:value="166758">
            <text:p>166758</text:p>
          </table:table-cell>
          <table:table-cell office:value-type="float" office:value="161790">
            <text:p>161790</text:p>
          </table:table-cell>
          <table:table-cell office:value-type="float" office:value="14016833">
            <text:p>14016833</text:p>
          </table:table-cell>
          <table:table-cell office:value-type="float" office:value="278580">
            <text:p>278580</text:p>
          </table:table-cell>
          <table:table-cell office:value-type="float" office:value="240138">
            <text:p>240138</text:p>
          </table:table-cell>
          <table:table-cell office:value-type="float" office:value="3354419672">
            <text:p>3354419672</text:p>
          </table:table-cell>
          <table:table-cell office:value-type="float" office:value="204722">
            <text:p>204722</text:p>
          </table:table-cell>
          <table:table-cell office:value-type="float" office:value="163502">
            <text:p>163502</text:p>
          </table:table-cell>
          <table:table-cell office:value-type="float" office:value="157218">
            <text:p>157218</text:p>
          </table:table-cell>
          <table:table-cell office:value-type="float" office:value="7707304">
            <text:p>7707304</text:p>
          </table:table-cell>
          <table:table-cell office:value-type="float" office:value="307303">
            <text:p>307303</text:p>
          </table:table-cell>
          <table:table-cell office:value-type="float" office:value="231128">
            <text:p>231128</text:p>
          </table:table-cell>
          <table:table-cell/>
        </table:table-row>
        <table:table-row table:style-name="ro1">
          <table:table-cell office:value-type="float" office:value="11857677099">
            <text:p>11857677099</text:p>
          </table:table-cell>
          <table:table-cell office:value-type="float" office:value="317684">
            <text:p>317684</text:p>
          </table:table-cell>
          <table:table-cell office:value-type="float" office:value="255550">
            <text:p>255550</text:p>
          </table:table-cell>
          <table:table-cell office:value-type="float" office:value="189697">
            <text:p>189697</text:p>
          </table:table-cell>
          <table:table-cell office:value-type="float" office:value="6389223">
            <text:p>6389223</text:p>
          </table:table-cell>
          <table:table-cell office:value-type="float" office:value="522788">
            <text:p>522788</text:p>
          </table:table-cell>
          <table:table-cell office:value-type="float" office:value="387412">
            <text:p>387412</text:p>
          </table:table-cell>
          <table:table-cell office:value-type="float" office:value="5018609833">
            <text:p>5018609833</text:p>
          </table:table-cell>
          <table:table-cell office:value-type="float" office:value="205738">
            <text:p>205738</text:p>
          </table:table-cell>
          <table:table-cell office:value-type="float" office:value="165710">
            <text:p>165710</text:p>
          </table:table-cell>
          <table:table-cell office:value-type="float" office:value="221174">
            <text:p>221174</text:p>
          </table:table-cell>
          <table:table-cell office:value-type="float" office:value="49728256">
            <text:p>49728256</text:p>
          </table:table-cell>
          <table:table-cell office:value-type="float" office:value="284156">
            <text:p>284156</text:p>
          </table:table-cell>
          <table:table-cell office:value-type="float" office:value="244234">
            <text:p>244234</text:p>
          </table:table-cell>
          <table:table-cell office:value-type="float" office:value="13937248505">
            <text:p>13937248505</text:p>
          </table:table-cell>
          <table:table-cell office:value-type="float" office:value="246406">
            <text:p>246406</text:p>
          </table:table-cell>
          <table:table-cell office:value-type="float" office:value="162110">
            <text:p>162110</text:p>
          </table:table-cell>
          <table:table-cell office:value-type="float" office:value="160210">
            <text:p>160210</text:p>
          </table:table-cell>
          <table:table-cell office:value-type="float" office:value="139421319">
            <text:p>139421319</text:p>
          </table:table-cell>
          <table:table-cell office:value-type="float" office:value="279118">
            <text:p>279118</text:p>
          </table:table-cell>
          <table:table-cell office:value-type="float" office:value="233572">
            <text:p>233572</text:p>
          </table:table-cell>
          <table:table-cell/>
        </table:table-row>
        <table:table-row table:style-name="ro1">
          <table:table-cell office:value-type="float" office:value="4894978987">
            <text:p>4894978987</text:p>
          </table:table-cell>
          <table:table-cell office:value-type="float" office:value="192952">
            <text:p>192952</text:p>
          </table:table-cell>
          <table:table-cell office:value-type="float" office:value="153210">
            <text:p>153210</text:p>
          </table:table-cell>
          <table:table-cell office:value-type="float" office:value="150918">
            <text:p>150918</text:p>
          </table:table-cell>
          <table:table-cell office:value-type="float" office:value="2637919">
            <text:p>2637919</text:p>
          </table:table-cell>
          <table:table-cell office:value-type="float" office:value="261598">
            <text:p>261598</text:p>
          </table:table-cell>
          <table:table-cell office:value-type="float" office:value="222898">
            <text:p>222898</text:p>
          </table:table-cell>
          <table:table-cell office:value-type="float" office:value="3042615371">
            <text:p>3042615371</text:p>
          </table:table-cell>
          <table:table-cell office:value-type="float" office:value="205252">
            <text:p>205252</text:p>
          </table:table-cell>
          <table:table-cell office:value-type="float" office:value="167420">
            <text:p>167420</text:p>
          </table:table-cell>
          <table:table-cell office:value-type="float" office:value="159820">
            <text:p>159820</text:p>
          </table:table-cell>
          <table:table-cell office:value-type="float" office:value="37561506">
            <text:p>37561506</text:p>
          </table:table-cell>
          <table:table-cell office:value-type="float" office:value="287408">
            <text:p>287408</text:p>
          </table:table-cell>
          <table:table-cell office:value-type="float" office:value="250856">
            <text:p>250856</text:p>
          </table:table-cell>
          <table:table-cell office:value-type="float" office:value="2570947872">
            <text:p>2570947872</text:p>
          </table:table-cell>
          <table:table-cell office:value-type="float" office:value="207370">
            <text:p>207370</text:p>
          </table:table-cell>
          <table:table-cell office:value-type="float" office:value="162144">
            <text:p>162144</text:p>
          </table:table-cell>
          <table:table-cell office:value-type="float" office:value="158790">
            <text:p>158790</text:p>
          </table:table-cell>
          <table:table-cell office:value-type="float" office:value="5799793">
            <text:p>5799793</text:p>
          </table:table-cell>
          <table:table-cell office:value-type="float" office:value="271368">
            <text:p>271368</text:p>
          </table:table-cell>
          <table:table-cell office:value-type="float" office:value="239222">
            <text:p>239222</text:p>
          </table:table-cell>
          <table:table-cell/>
        </table:table-row>
        <table:table-row table:style-name="ro1">
          <table:table-cell office:value-type="float" office:value="4280897005">
            <text:p>4280897005</text:p>
          </table:table-cell>
          <table:table-cell office:value-type="float" office:value="327120">
            <text:p>327120</text:p>
          </table:table-cell>
          <table:table-cell office:value-type="float" office:value="153856">
            <text:p>153856</text:p>
          </table:table-cell>
          <table:table-cell office:value-type="float" office:value="149958">
            <text:p>149958</text:p>
          </table:table-cell>
          <table:table-cell office:value-type="float" office:value="3340376">
            <text:p>3340376</text:p>
          </table:table-cell>
          <table:table-cell office:value-type="float" office:value="379318">
            <text:p>379318</text:p>
          </table:table-cell>
          <table:table-cell office:value-type="float" office:value="220438">
            <text:p>220438</text:p>
          </table:table-cell>
          <table:table-cell office:value-type="float" office:value="962475898">
            <text:p>962475898</text:p>
          </table:table-cell>
          <table:table-cell office:value-type="float" office:value="204518">
            <text:p>204518</text:p>
          </table:table-cell>
          <table:table-cell office:value-type="float" office:value="167038">
            <text:p>167038</text:p>
          </table:table-cell>
          <table:table-cell office:value-type="float" office:value="200801">
            <text:p>200801</text:p>
          </table:table-cell>
          <table:table-cell office:value-type="float" office:value="2530304">
            <text:p>2530304</text:p>
          </table:table-cell>
          <table:table-cell office:value-type="float" office:value="281318">
            <text:p>281318</text:p>
          </table:table-cell>
          <table:table-cell office:value-type="float" office:value="241304">
            <text:p>241304</text:p>
          </table:table-cell>
          <table:table-cell office:value-type="float" office:value="3219530001">
            <text:p>3219530001</text:p>
          </table:table-cell>
          <table:table-cell office:value-type="float" office:value="204894">
            <text:p>204894</text:p>
          </table:table-cell>
          <table:table-cell office:value-type="float" office:value="162534">
            <text:p>162534</text:p>
          </table:table-cell>
          <table:table-cell office:value-type="float" office:value="160272">
            <text:p>160272</text:p>
          </table:table-cell>
          <table:table-cell office:value-type="float" office:value="6874773">
            <text:p>6874773</text:p>
          </table:table-cell>
          <table:table-cell office:value-type="float" office:value="259204">
            <text:p>259204</text:p>
          </table:table-cell>
          <table:table-cell office:value-type="float" office:value="243074">
            <text:p>243074</text:p>
          </table:table-cell>
          <table:table-cell/>
        </table:table-row>
        <table:table-row table:style-name="ro1">
          <table:table-cell office:value-type="float" office:value="2746103323">
            <text:p>2746103323</text:p>
          </table:table-cell>
          <table:table-cell office:value-type="float" office:value="192358">
            <text:p>192358</text:p>
          </table:table-cell>
          <table:table-cell office:value-type="float" office:value="153538">
            <text:p>153538</text:p>
          </table:table-cell>
          <table:table-cell office:value-type="float" office:value="150600">
            <text:p>150600</text:p>
          </table:table-cell>
          <table:table-cell office:value-type="float" office:value="4587340">
            <text:p>4587340</text:p>
          </table:table-cell>
          <table:table-cell office:value-type="float" office:value="279052">
            <text:p>279052</text:p>
          </table:table-cell>
          <table:table-cell office:value-type="float" office:value="256534">
            <text:p>256534</text:p>
          </table:table-cell>
          <table:table-cell office:value-type="float" office:value="4579399388">
            <text:p>4579399388</text:p>
          </table:table-cell>
          <table:table-cell office:value-type="float" office:value="204148">
            <text:p>204148</text:p>
          </table:table-cell>
          <table:table-cell office:value-type="float" office:value="168832">
            <text:p>168832</text:p>
          </table:table-cell>
          <table:table-cell office:value-type="float" office:value="159976">
            <text:p>159976</text:p>
          </table:table-cell>
          <table:table-cell office:value-type="float" office:value="12514550">
            <text:p>12514550</text:p>
          </table:table-cell>
          <table:table-cell office:value-type="float" office:value="280106">
            <text:p>280106</text:p>
          </table:table-cell>
          <table:table-cell office:value-type="float" office:value="281310">
            <text:p>281310</text:p>
          </table:table-cell>
          <table:table-cell office:value-type="float" office:value="1480469852">
            <text:p>1480469852</text:p>
          </table:table-cell>
          <table:table-cell office:value-type="float" office:value="206098">
            <text:p>206098</text:p>
          </table:table-cell>
          <table:table-cell office:value-type="float" office:value="165846">
            <text:p>165846</text:p>
          </table:table-cell>
          <table:table-cell office:value-type="float" office:value="162500">
            <text:p>162500</text:p>
          </table:table-cell>
          <table:table-cell office:value-type="float" office:value="29160194">
            <text:p>29160194</text:p>
          </table:table-cell>
          <table:table-cell office:value-type="float" office:value="277648">
            <text:p>277648</text:p>
          </table:table-cell>
          <table:table-cell office:value-type="float" office:value="236056">
            <text:p>236056</text:p>
          </table:table-cell>
          <table:table-cell/>
        </table:table-row>
        <table:table-row table:style-name="ro1">
          <table:table-cell office:value-type="float" office:value="6234178650">
            <text:p>6234178650</text:p>
          </table:table-cell>
          <table:table-cell office:value-type="float" office:value="192374">
            <text:p>192374</text:p>
          </table:table-cell>
          <table:table-cell office:value-type="float" office:value="152044">
            <text:p>152044</text:p>
          </table:table-cell>
          <table:table-cell office:value-type="float" office:value="200324">
            <text:p>200324</text:p>
          </table:table-cell>
          <table:table-cell office:value-type="float" office:value="36904837">
            <text:p>36904837</text:p>
          </table:table-cell>
          <table:table-cell office:value-type="float" office:value="372562">
            <text:p>372562</text:p>
          </table:table-cell>
          <table:table-cell office:value-type="float" office:value="264530">
            <text:p>264530</text:p>
          </table:table-cell>
          <table:table-cell office:value-type="float" office:value="5968901125">
            <text:p>5968901125</text:p>
          </table:table-cell>
          <table:table-cell office:value-type="float" office:value="227766">
            <text:p>227766</text:p>
          </table:table-cell>
          <table:table-cell office:value-type="float" office:value="165844">
            <text:p>165844</text:p>
          </table:table-cell>
          <table:table-cell office:value-type="float" office:value="164170">
            <text:p>164170</text:p>
          </table:table-cell>
          <table:table-cell office:value-type="float" office:value="7797657">
            <text:p>7797657</text:p>
          </table:table-cell>
          <table:table-cell office:value-type="float" office:value="323013">
            <text:p>323013</text:p>
          </table:table-cell>
          <table:table-cell office:value-type="float" office:value="242548">
            <text:p>242548</text:p>
          </table:table-cell>
          <table:table-cell office:value-type="float" office:value="16152083957">
            <text:p>16152083957</text:p>
          </table:table-cell>
          <table:table-cell office:value-type="float" office:value="203802">
            <text:p>203802</text:p>
          </table:table-cell>
          <table:table-cell office:value-type="float" office:value="166824">
            <text:p>166824</text:p>
          </table:table-cell>
          <table:table-cell office:value-type="float" office:value="159970">
            <text:p>159970</text:p>
          </table:table-cell>
          <table:table-cell office:value-type="float" office:value="5101958">
            <text:p>5101958</text:p>
          </table:table-cell>
          <table:table-cell office:value-type="float" office:value="302649">
            <text:p>302649</text:p>
          </table:table-cell>
          <table:table-cell office:value-type="float" office:value="240402">
            <text:p>240402</text:p>
          </table:table-cell>
          <table:table-cell/>
        </table:table-row>
        <table:table-row table:style-name="ro1">
          <table:table-cell office:value-type="float" office:value="3677323486">
            <text:p>3677323486</text:p>
          </table:table-cell>
          <table:table-cell office:value-type="float" office:value="230531">
            <text:p>230531</text:p>
          </table:table-cell>
          <table:table-cell office:value-type="float" office:value="185134">
            <text:p>185134</text:p>
          </table:table-cell>
          <table:table-cell office:value-type="float" office:value="190848">
            <text:p>190848</text:p>
          </table:table-cell>
          <table:table-cell office:value-type="float" office:value="3757004">
            <text:p>3757004</text:p>
          </table:table-cell>
          <table:table-cell office:value-type="float" office:value="395796">
            <text:p>395796</text:p>
          </table:table-cell>
          <table:table-cell office:value-type="float" office:value="393963">
            <text:p>393963</text:p>
          </table:table-cell>
          <table:table-cell office:value-type="float" office:value="4580043671">
            <text:p>4580043671</text:p>
          </table:table-cell>
          <table:table-cell office:value-type="float" office:value="223648">
            <text:p>223648</text:p>
          </table:table-cell>
          <table:table-cell office:value-type="float" office:value="168084">
            <text:p>168084</text:p>
          </table:table-cell>
          <table:table-cell office:value-type="float" office:value="160258">
            <text:p>160258</text:p>
          </table:table-cell>
          <table:table-cell office:value-type="float" office:value="27719250">
            <text:p>27719250</text:p>
          </table:table-cell>
          <table:table-cell office:value-type="float" office:value="308664">
            <text:p>308664</text:p>
          </table:table-cell>
          <table:table-cell office:value-type="float" office:value="224742">
            <text:p>224742</text:p>
          </table:table-cell>
          <table:table-cell office:value-type="float" office:value="11794333982">
            <text:p>11794333982</text:p>
          </table:table-cell>
          <table:table-cell office:value-type="float" office:value="260861">
            <text:p>260861</text:p>
          </table:table-cell>
          <table:table-cell office:value-type="float" office:value="289013">
            <text:p>289013</text:p>
          </table:table-cell>
          <table:table-cell office:value-type="float" office:value="202194">
            <text:p>202194</text:p>
          </table:table-cell>
          <table:table-cell office:value-type="float" office:value="10919234">
            <text:p>10919234</text:p>
          </table:table-cell>
          <table:table-cell office:value-type="float" office:value="380930">
            <text:p>380930</text:p>
          </table:table-cell>
          <table:table-cell office:value-type="float" office:value="287283">
            <text:p>287283</text:p>
          </table:table-cell>
          <table:table-cell/>
        </table:table-row>
        <table:table-row table:style-name="ro1">
          <table:table-cell office:value-type="float" office:value="9195803095">
            <text:p>9195803095</text:p>
          </table:table-cell>
          <table:table-cell office:value-type="float" office:value="283284">
            <text:p>283284</text:p>
          </table:table-cell>
          <table:table-cell office:value-type="float" office:value="328598">
            <text:p>328598</text:p>
          </table:table-cell>
          <table:table-cell office:value-type="float" office:value="287778">
            <text:p>287778</text:p>
          </table:table-cell>
          <table:table-cell office:value-type="float" office:value="8201741">
            <text:p>8201741</text:p>
          </table:table-cell>
          <table:table-cell office:value-type="float" office:value="453800">
            <text:p>453800</text:p>
          </table:table-cell>
          <table:table-cell office:value-type="float" office:value="404120">
            <text:p>404120</text:p>
          </table:table-cell>
          <table:table-cell office:value-type="float" office:value="4989324430">
            <text:p>4989324430</text:p>
          </table:table-cell>
          <table:table-cell office:value-type="float" office:value="205786">
            <text:p>205786</text:p>
          </table:table-cell>
          <table:table-cell office:value-type="float" office:value="168016">
            <text:p>168016</text:p>
          </table:table-cell>
          <table:table-cell office:value-type="float" office:value="164296">
            <text:p>164296</text:p>
          </table:table-cell>
          <table:table-cell office:value-type="float" office:value="286796">
            <text:p>286796</text:p>
          </table:table-cell>
          <table:table-cell office:value-type="float" office:value="255378">
            <text:p>255378</text:p>
          </table:table-cell>
          <table:table-cell office:value-type="float" office:value="242405">
            <text:p>242405</text:p>
          </table:table-cell>
          <table:table-cell office:value-type="float" office:value="3890815767">
            <text:p>3890815767</text:p>
          </table:table-cell>
          <table:table-cell office:value-type="float" office:value="305335">
            <text:p>305335</text:p>
          </table:table-cell>
          <table:table-cell office:value-type="float" office:value="210904">
            <text:p>210904</text:p>
          </table:table-cell>
          <table:table-cell office:value-type="float" office:value="195288">
            <text:p>195288</text:p>
          </table:table-cell>
          <table:table-cell office:value-type="float" office:value="9541780">
            <text:p>9541780</text:p>
          </table:table-cell>
          <table:table-cell office:value-type="float" office:value="319928">
            <text:p>319928</text:p>
          </table:table-cell>
          <table:table-cell office:value-type="float" office:value="236708">
            <text:p>236708</text:p>
          </table:table-cell>
          <table:table-cell/>
        </table:table-row>
        <table:table-row table:style-name="ro1">
          <table:table-cell office:value-type="float" office:value="6365447270">
            <text:p>6365447270</text:p>
          </table:table-cell>
          <table:table-cell office:value-type="float" office:value="195370">
            <text:p>195370</text:p>
          </table:table-cell>
          <table:table-cell office:value-type="float" office:value="158858">
            <text:p>158858</text:p>
          </table:table-cell>
          <table:table-cell office:value-type="float" office:value="154002">
            <text:p>154002</text:p>
          </table:table-cell>
          <table:table-cell office:value-type="float" office:value="252410">
            <text:p>252410</text:p>
          </table:table-cell>
          <table:table-cell office:value-type="float" office:value="293550">
            <text:p>293550</text:p>
          </table:table-cell>
          <table:table-cell office:value-type="float" office:value="260901">
            <text:p>260901</text:p>
          </table:table-cell>
          <table:table-cell office:value-type="float" office:value="3873621952">
            <text:p>3873621952</text:p>
          </table:table-cell>
          <table:table-cell office:value-type="float" office:value="206160">
            <text:p>206160</text:p>
          </table:table-cell>
          <table:table-cell office:value-type="float" office:value="167046">
            <text:p>167046</text:p>
          </table:table-cell>
          <table:table-cell office:value-type="float" office:value="161884">
            <text:p>161884</text:p>
          </table:table-cell>
          <table:table-cell office:value-type="float" office:value="526926">
            <text:p>526926</text:p>
          </table:table-cell>
          <table:table-cell office:value-type="float" office:value="283178">
            <text:p>283178</text:p>
          </table:table-cell>
          <table:table-cell office:value-type="float" office:value="247250">
            <text:p>247250</text:p>
          </table:table-cell>
          <table:table-cell office:value-type="float" office:value="7974787506">
            <text:p>7974787506</text:p>
          </table:table-cell>
          <table:table-cell office:value-type="float" office:value="200416">
            <text:p>200416</text:p>
          </table:table-cell>
          <table:table-cell office:value-type="float" office:value="170040">
            <text:p>170040</text:p>
          </table:table-cell>
          <table:table-cell office:value-type="float" office:value="160932">
            <text:p>160932</text:p>
          </table:table-cell>
          <table:table-cell office:value-type="float" office:value="52416207">
            <text:p>52416207</text:p>
          </table:table-cell>
          <table:table-cell office:value-type="float" office:value="294212">
            <text:p>294212</text:p>
          </table:table-cell>
          <table:table-cell office:value-type="float" office:value="228614">
            <text:p>228614</text:p>
          </table:table-cell>
          <table:table-cell/>
        </table:table-row>
        <table:table-row table:style-name="ro1">
          <table:table-cell office:value-type="float" office:value="26726925093">
            <text:p>26726925093</text:p>
          </table:table-cell>
          <table:table-cell office:value-type="float" office:value="201262">
            <text:p>201262</text:p>
          </table:table-cell>
          <table:table-cell office:value-type="float" office:value="172303">
            <text:p>172303</text:p>
          </table:table-cell>
          <table:table-cell office:value-type="float" office:value="151784">
            <text:p>151784</text:p>
          </table:table-cell>
          <table:table-cell office:value-type="float" office:value="3402668">
            <text:p>3402668</text:p>
          </table:table-cell>
          <table:table-cell office:value-type="float" office:value="260264">
            <text:p>260264</text:p>
          </table:table-cell>
          <table:table-cell office:value-type="float" office:value="220576">
            <text:p>220576</text:p>
          </table:table-cell>
          <table:table-cell office:value-type="float" office:value="5819155353">
            <text:p>5819155353</text:p>
          </table:table-cell>
          <table:table-cell office:value-type="float" office:value="201408">
            <text:p>201408</text:p>
          </table:table-cell>
          <table:table-cell office:value-type="float" office:value="165606">
            <text:p>165606</text:p>
          </table:table-cell>
          <table:table-cell office:value-type="float" office:value="163698">
            <text:p>163698</text:p>
          </table:table-cell>
          <table:table-cell office:value-type="float" office:value="52164323">
            <text:p>52164323</text:p>
          </table:table-cell>
          <table:table-cell office:value-type="float" office:value="287152">
            <text:p>287152</text:p>
          </table:table-cell>
          <table:table-cell office:value-type="float" office:value="239048">
            <text:p>239048</text:p>
          </table:table-cell>
          <table:table-cell office:value-type="float" office:value="3386365702">
            <text:p>3386365702</text:p>
          </table:table-cell>
          <table:table-cell office:value-type="float" office:value="200474">
            <text:p>200474</text:p>
          </table:table-cell>
          <table:table-cell office:value-type="float" office:value="182603">
            <text:p>182603</text:p>
          </table:table-cell>
          <table:table-cell office:value-type="float" office:value="156524">
            <text:p>156524</text:p>
          </table:table-cell>
          <table:table-cell office:value-type="float" office:value="4722138">
            <text:p>4722138</text:p>
          </table:table-cell>
          <table:table-cell office:value-type="float" office:value="267290">
            <text:p>267290</text:p>
          </table:table-cell>
          <table:table-cell office:value-type="float" office:value="231140">
            <text:p>231140</text:p>
          </table:table-cell>
          <table:table-cell/>
        </table:table-row>
        <table:table-row table:style-name="ro1">
          <table:table-cell office:value-type="float" office:value="3940267355">
            <text:p>3940267355</text:p>
          </table:table-cell>
          <table:table-cell office:value-type="float" office:value="213758">
            <text:p>213758</text:p>
          </table:table-cell>
          <table:table-cell office:value-type="float" office:value="181711">
            <text:p>181711</text:p>
          </table:table-cell>
          <table:table-cell office:value-type="float" office:value="170198">
            <text:p>170198</text:p>
          </table:table-cell>
          <table:table-cell office:value-type="float" office:value="4682303">
            <text:p>4682303</text:p>
          </table:table-cell>
          <table:table-cell office:value-type="float" office:value="269638">
            <text:p>269638</text:p>
          </table:table-cell>
          <table:table-cell office:value-type="float" office:value="234054">
            <text:p>234054</text:p>
          </table:table-cell>
          <table:table-cell office:value-type="float" office:value="2841733614">
            <text:p>2841733614</text:p>
          </table:table-cell>
          <table:table-cell office:value-type="float" office:value="269195">
            <text:p>269195</text:p>
          </table:table-cell>
          <table:table-cell office:value-type="float" office:value="197173">
            <text:p>197173</text:p>
          </table:table-cell>
          <table:table-cell office:value-type="float" office:value="176444">
            <text:p>176444</text:p>
          </table:table-cell>
          <table:table-cell office:value-type="float" office:value="2186351">
            <text:p>2186351</text:p>
          </table:table-cell>
          <table:table-cell office:value-type="float" office:value="317807">
            <text:p>317807</text:p>
          </table:table-cell>
          <table:table-cell office:value-type="float" office:value="249298">
            <text:p>249298</text:p>
          </table:table-cell>
          <table:table-cell office:value-type="float" office:value="6997484201">
            <text:p>6997484201</text:p>
          </table:table-cell>
          <table:table-cell office:value-type="float" office:value="201016">
            <text:p>201016</text:p>
          </table:table-cell>
          <table:table-cell office:value-type="float" office:value="163148">
            <text:p>163148</text:p>
          </table:table-cell>
          <table:table-cell office:value-type="float" office:value="159392">
            <text:p>159392</text:p>
          </table:table-cell>
          <table:table-cell office:value-type="float" office:value="1619356">
            <text:p>1619356</text:p>
          </table:table-cell>
          <table:table-cell office:value-type="float" office:value="256314">
            <text:p>256314</text:p>
          </table:table-cell>
          <table:table-cell office:value-type="float" office:value="220052">
            <text:p>220052</text:p>
          </table:table-cell>
          <table:table-cell/>
        </table:table-row>
        <table:table-row table:style-name="ro1">
          <table:table-cell office:value-type="float" office:value="883670592">
            <text:p>883670592</text:p>
          </table:table-cell>
          <table:table-cell office:value-type="float" office:value="193850">
            <text:p>193850</text:p>
          </table:table-cell>
          <table:table-cell office:value-type="float" office:value="154214">
            <text:p>154214</text:p>
          </table:table-cell>
          <table:table-cell office:value-type="float" office:value="153264">
            <text:p>153264</text:p>
          </table:table-cell>
          <table:table-cell office:value-type="float" office:value="5066595">
            <text:p>5066595</text:p>
          </table:table-cell>
          <table:table-cell office:value-type="float" office:value="265882">
            <text:p>265882</text:p>
          </table:table-cell>
          <table:table-cell office:value-type="float" office:value="227942">
            <text:p>227942</text:p>
          </table:table-cell>
          <table:table-cell office:value-type="float" office:value="3455686266">
            <text:p>3455686266</text:p>
          </table:table-cell>
          <table:table-cell office:value-type="float" office:value="208500">
            <text:p>208500</text:p>
          </table:table-cell>
          <table:table-cell office:value-type="float" office:value="168282">
            <text:p>168282</text:p>
          </table:table-cell>
          <table:table-cell office:value-type="float" office:value="165046">
            <text:p>165046</text:p>
          </table:table-cell>
          <table:table-cell office:value-type="float" office:value="3223416">
            <text:p>3223416</text:p>
          </table:table-cell>
          <table:table-cell office:value-type="float" office:value="263296">
            <text:p>263296</text:p>
          </table:table-cell>
          <table:table-cell office:value-type="float" office:value="234641">
            <text:p>234641</text:p>
          </table:table-cell>
          <table:table-cell office:value-type="float" office:value="29559256315">
            <text:p>29559256315</text:p>
          </table:table-cell>
          <table:table-cell office:value-type="float" office:value="203734">
            <text:p>203734</text:p>
          </table:table-cell>
          <table:table-cell office:value-type="float" office:value="164228">
            <text:p>164228</text:p>
          </table:table-cell>
          <table:table-cell office:value-type="float" office:value="159676">
            <text:p>159676</text:p>
          </table:table-cell>
          <table:table-cell office:value-type="float" office:value="744846">
            <text:p>744846</text:p>
          </table:table-cell>
          <table:table-cell office:value-type="float" office:value="264236">
            <text:p>264236</text:p>
          </table:table-cell>
          <table:table-cell office:value-type="float" office:value="241858">
            <text:p>241858</text:p>
          </table:table-cell>
          <table:table-cell/>
        </table:table-row>
        <table:table-row table:style-name="ro1">
          <table:table-cell office:value-type="float" office:value="2809099196">
            <text:p>2809099196</text:p>
          </table:table-cell>
          <table:table-cell office:value-type="float" office:value="194276">
            <text:p>194276</text:p>
          </table:table-cell>
          <table:table-cell office:value-type="float" office:value="182461">
            <text:p>182461</text:p>
          </table:table-cell>
          <table:table-cell office:value-type="float" office:value="180678">
            <text:p>180678</text:p>
          </table:table-cell>
          <table:table-cell office:value-type="float" office:value="113059463">
            <text:p>113059463</text:p>
          </table:table-cell>
          <table:table-cell office:value-type="float" office:value="328623">
            <text:p>328623</text:p>
          </table:table-cell>
          <table:table-cell office:value-type="float" office:value="237390">
            <text:p>237390</text:p>
          </table:table-cell>
          <table:table-cell office:value-type="float" office:value="1801836437">
            <text:p>1801836437</text:p>
          </table:table-cell>
          <table:table-cell office:value-type="float" office:value="205262">
            <text:p>205262</text:p>
          </table:table-cell>
          <table:table-cell office:value-type="float" office:value="165792">
            <text:p>165792</text:p>
          </table:table-cell>
          <table:table-cell office:value-type="float" office:value="196856">
            <text:p>196856</text:p>
          </table:table-cell>
          <table:table-cell office:value-type="float" office:value="55145677">
            <text:p>55145677</text:p>
          </table:table-cell>
          <table:table-cell office:value-type="float" office:value="293108">
            <text:p>293108</text:p>
          </table:table-cell>
          <table:table-cell office:value-type="float" office:value="357165">
            <text:p>357165</text:p>
          </table:table-cell>
          <table:table-cell office:value-type="float" office:value="2160415132">
            <text:p>2160415132</text:p>
          </table:table-cell>
          <table:table-cell office:value-type="float" office:value="203928">
            <text:p>203928</text:p>
          </table:table-cell>
          <table:table-cell office:value-type="float" office:value="200341">
            <text:p>200341</text:p>
          </table:table-cell>
          <table:table-cell office:value-type="float" office:value="159338">
            <text:p>159338</text:p>
          </table:table-cell>
          <table:table-cell office:value-type="float" office:value="6772997">
            <text:p>6772997</text:p>
          </table:table-cell>
          <table:table-cell office:value-type="float" office:value="284046">
            <text:p>284046</text:p>
          </table:table-cell>
          <table:table-cell office:value-type="float" office:value="238136">
            <text:p>238136</text:p>
          </table:table-cell>
          <table:table-cell/>
        </table:table-row>
        <table:table-row table:style-name="ro1">
          <table:table-cell office:value-type="float" office:value="3504845069">
            <text:p>3504845069</text:p>
          </table:table-cell>
          <table:table-cell office:value-type="float" office:value="198292">
            <text:p>198292</text:p>
          </table:table-cell>
          <table:table-cell office:value-type="float" office:value="156814">
            <text:p>156814</text:p>
          </table:table-cell>
          <table:table-cell office:value-type="float" office:value="150742">
            <text:p>150742</text:p>
          </table:table-cell>
          <table:table-cell office:value-type="float" office:value="4371043">
            <text:p>4371043</text:p>
          </table:table-cell>
          <table:table-cell office:value-type="float" office:value="273938">
            <text:p>273938</text:p>
          </table:table-cell>
          <table:table-cell office:value-type="float" office:value="235220">
            <text:p>235220</text:p>
          </table:table-cell>
          <table:table-cell office:value-type="float" office:value="6208353342">
            <text:p>6208353342</text:p>
          </table:table-cell>
          <table:table-cell office:value-type="float" office:value="208364">
            <text:p>208364</text:p>
          </table:table-cell>
          <table:table-cell office:value-type="float" office:value="224742">
            <text:p>224742</text:p>
          </table:table-cell>
          <table:table-cell office:value-type="float" office:value="160500">
            <text:p>160500</text:p>
          </table:table-cell>
          <table:table-cell office:value-type="float" office:value="30233498">
            <text:p>30233498</text:p>
          </table:table-cell>
          <table:table-cell office:value-type="float" office:value="273630">
            <text:p>273630</text:p>
          </table:table-cell>
          <table:table-cell office:value-type="float" office:value="229366">
            <text:p>229366</text:p>
          </table:table-cell>
          <table:table-cell office:value-type="float" office:value="786693202">
            <text:p>786693202</text:p>
          </table:table-cell>
          <table:table-cell office:value-type="float" office:value="204494">
            <text:p>204494</text:p>
          </table:table-cell>
          <table:table-cell office:value-type="float" office:value="165574">
            <text:p>165574</text:p>
          </table:table-cell>
          <table:table-cell office:value-type="float" office:value="159290">
            <text:p>159290</text:p>
          </table:table-cell>
          <table:table-cell office:value-type="float" office:value="4222911">
            <text:p>4222911</text:p>
          </table:table-cell>
          <table:table-cell office:value-type="float" office:value="274432">
            <text:p>274432</text:p>
          </table:table-cell>
          <table:table-cell office:value-type="float" office:value="234492">
            <text:p>234492</text:p>
          </table:table-cell>
          <table:table-cell/>
        </table:table-row>
        <table:table-row table:style-name="ro1">
          <table:table-cell office:value-type="float" office:value="3650594474">
            <text:p>3650594474</text:p>
          </table:table-cell>
          <table:table-cell office:value-type="float" office:value="194942">
            <text:p>194942</text:p>
          </table:table-cell>
          <table:table-cell office:value-type="float" office:value="179665">
            <text:p>179665</text:p>
          </table:table-cell>
          <table:table-cell office:value-type="float" office:value="155090">
            <text:p>155090</text:p>
          </table:table-cell>
          <table:table-cell office:value-type="float" office:value="8044198">
            <text:p>8044198</text:p>
          </table:table-cell>
          <table:table-cell office:value-type="float" office:value="343363">
            <text:p>343363</text:p>
          </table:table-cell>
          <table:table-cell office:value-type="float" office:value="233120">
            <text:p>233120</text:p>
          </table:table-cell>
          <table:table-cell office:value-type="float" office:value="4961707146">
            <text:p>4961707146</text:p>
          </table:table-cell>
          <table:table-cell office:value-type="float" office:value="207136">
            <text:p>207136</text:p>
          </table:table-cell>
          <table:table-cell office:value-type="float" office:value="167200">
            <text:p>167200</text:p>
          </table:table-cell>
          <table:table-cell office:value-type="float" office:value="166252">
            <text:p>166252</text:p>
          </table:table-cell>
          <table:table-cell office:value-type="float" office:value="5650832">
            <text:p>5650832</text:p>
          </table:table-cell>
          <table:table-cell office:value-type="float" office:value="310974">
            <text:p>310974</text:p>
          </table:table-cell>
          <table:table-cell office:value-type="float" office:value="242962">
            <text:p>242962</text:p>
          </table:table-cell>
          <table:table-cell office:value-type="float" office:value="3851983530">
            <text:p>3851983530</text:p>
          </table:table-cell>
          <table:table-cell office:value-type="float" office:value="207268">
            <text:p>207268</text:p>
          </table:table-cell>
          <table:table-cell office:value-type="float" office:value="164836">
            <text:p>164836</text:p>
          </table:table-cell>
          <table:table-cell office:value-type="float" office:value="159254">
            <text:p>159254</text:p>
          </table:table-cell>
          <table:table-cell office:value-type="float" office:value="743746">
            <text:p>743746</text:p>
          </table:table-cell>
          <table:table-cell office:value-type="float" office:value="280704">
            <text:p>280704</text:p>
          </table:table-cell>
          <table:table-cell office:value-type="float" office:value="240404">
            <text:p>240404</text:p>
          </table:table-cell>
          <table:table-cell/>
        </table:table-row>
        <table:table-row table:style-name="ro1">
          <table:table-cell office:value-type="float" office:value="2313616124">
            <text:p>2313616124</text:p>
          </table:table-cell>
          <table:table-cell office:value-type="float" office:value="232857">
            <text:p>232857</text:p>
          </table:table-cell>
          <table:table-cell office:value-type="float" office:value="283734">
            <text:p>283734</text:p>
          </table:table-cell>
          <table:table-cell office:value-type="float" office:value="248525">
            <text:p>248525</text:p>
          </table:table-cell>
          <table:table-cell office:value-type="float" office:value="62460043">
            <text:p>62460043</text:p>
          </table:table-cell>
          <table:table-cell office:value-type="float" office:value="334821">
            <text:p>334821</text:p>
          </table:table-cell>
          <table:table-cell office:value-type="float" office:value="401263">
            <text:p>401263</text:p>
          </table:table-cell>
          <table:table-cell office:value-type="float" office:value="16623818140">
            <text:p>16623818140</text:p>
          </table:table-cell>
          <table:table-cell office:value-type="float" office:value="205252">
            <text:p>205252</text:p>
          </table:table-cell>
          <table:table-cell office:value-type="float" office:value="243200">
            <text:p>243200</text:p>
          </table:table-cell>
          <table:table-cell office:value-type="float" office:value="163200">
            <text:p>163200</text:p>
          </table:table-cell>
          <table:table-cell office:value-type="float" office:value="17249161">
            <text:p>17249161</text:p>
          </table:table-cell>
          <table:table-cell office:value-type="float" office:value="327768">
            <text:p>327768</text:p>
          </table:table-cell>
          <table:table-cell office:value-type="float" office:value="232668">
            <text:p>232668</text:p>
          </table:table-cell>
          <table:table-cell office:value-type="float" office:value="876855854">
            <text:p>876855854</text:p>
          </table:table-cell>
          <table:table-cell office:value-type="float" office:value="204114">
            <text:p>204114</text:p>
          </table:table-cell>
          <table:table-cell office:value-type="float" office:value="165110">
            <text:p>165110</text:p>
          </table:table-cell>
          <table:table-cell office:value-type="float" office:value="158600">
            <text:p>158600</text:p>
          </table:table-cell>
          <table:table-cell office:value-type="float" office:value="245816">
            <text:p>245816</text:p>
          </table:table-cell>
          <table:table-cell office:value-type="float" office:value="295774">
            <text:p>295774</text:p>
          </table:table-cell>
          <table:table-cell office:value-type="float" office:value="215610">
            <text:p>215610</text:p>
          </table:table-cell>
          <table:table-cell/>
        </table:table-row>
        <table:table-row table:style-name="ro1">
          <table:table-cell office:value-type="float" office:value="2879329853">
            <text:p>2879329853</text:p>
          </table:table-cell>
          <table:table-cell office:value-type="float" office:value="195340">
            <text:p>195340</text:p>
          </table:table-cell>
          <table:table-cell office:value-type="float" office:value="174811">
            <text:p>174811</text:p>
          </table:table-cell>
          <table:table-cell office:value-type="float" office:value="153472">
            <text:p>153472</text:p>
          </table:table-cell>
          <table:table-cell office:value-type="float" office:value="492644">
            <text:p>492644</text:p>
          </table:table-cell>
          <table:table-cell office:value-type="float" office:value="263198">
            <text:p>263198</text:p>
          </table:table-cell>
          <table:table-cell office:value-type="float" office:value="227076">
            <text:p>227076</text:p>
          </table:table-cell>
          <table:table-cell office:value-type="float" office:value="3534932764">
            <text:p>3534932764</text:p>
          </table:table-cell>
          <table:table-cell office:value-type="float" office:value="203464">
            <text:p>203464</text:p>
          </table:table-cell>
          <table:table-cell office:value-type="float" office:value="166480">
            <text:p>166480</text:p>
          </table:table-cell>
          <table:table-cell office:value-type="float" office:value="159800">
            <text:p>159800</text:p>
          </table:table-cell>
          <table:table-cell office:value-type="float" office:value="7956651">
            <text:p>7956651</text:p>
          </table:table-cell>
          <table:table-cell office:value-type="float" office:value="264936">
            <text:p>264936</text:p>
          </table:table-cell>
          <table:table-cell office:value-type="float" office:value="226184">
            <text:p>226184</text:p>
          </table:table-cell>
          <table:table-cell office:value-type="float" office:value="20381471995">
            <text:p>20381471995</text:p>
          </table:table-cell>
          <table:table-cell office:value-type="float" office:value="201472">
            <text:p>201472</text:p>
          </table:table-cell>
          <table:table-cell office:value-type="float" office:value="163358">
            <text:p>163358</text:p>
          </table:table-cell>
          <table:table-cell office:value-type="float" office:value="218168">
            <text:p>218168</text:p>
          </table:table-cell>
          <table:table-cell office:value-type="float" office:value="1093828">
            <text:p>1093828</text:p>
          </table:table-cell>
          <table:table-cell office:value-type="float" office:value="279750">
            <text:p>279750</text:p>
          </table:table-cell>
          <table:table-cell office:value-type="float" office:value="286242">
            <text:p>286242</text:p>
          </table:table-cell>
          <table:table-cell/>
        </table:table-row>
        <table:table-row table:style-name="ro1">
          <table:table-cell office:value-type="float" office:value="3791257346">
            <text:p>3791257346</text:p>
          </table:table-cell>
          <table:table-cell office:value-type="float" office:value="193752">
            <text:p>193752</text:p>
          </table:table-cell>
          <table:table-cell office:value-type="float" office:value="153894">
            <text:p>153894</text:p>
          </table:table-cell>
          <table:table-cell office:value-type="float" office:value="151046">
            <text:p>151046</text:p>
          </table:table-cell>
          <table:table-cell office:value-type="float" office:value="14316713">
            <text:p>14316713</text:p>
          </table:table-cell>
          <table:table-cell office:value-type="float" office:value="273956">
            <text:p>273956</text:p>
          </table:table-cell>
          <table:table-cell office:value-type="float" office:value="227966">
            <text:p>227966</text:p>
          </table:table-cell>
          <table:table-cell office:value-type="float" office:value="1630310197">
            <text:p>1630310197</text:p>
          </table:table-cell>
          <table:table-cell office:value-type="float" office:value="203284">
            <text:p>203284</text:p>
          </table:table-cell>
          <table:table-cell office:value-type="float" office:value="165786">
            <text:p>165786</text:p>
          </table:table-cell>
          <table:table-cell office:value-type="float" office:value="164184">
            <text:p>164184</text:p>
          </table:table-cell>
          <table:table-cell office:value-type="float" office:value="11440213">
            <text:p>11440213</text:p>
          </table:table-cell>
          <table:table-cell office:value-type="float" office:value="265332">
            <text:p>265332</text:p>
          </table:table-cell>
          <table:table-cell office:value-type="float" office:value="223388">
            <text:p>223388</text:p>
          </table:table-cell>
          <table:table-cell office:value-type="float" office:value="7065823754">
            <text:p>7065823754</text:p>
          </table:table-cell>
          <table:table-cell office:value-type="float" office:value="205962">
            <text:p>205962</text:p>
          </table:table-cell>
          <table:table-cell office:value-type="float" office:value="167012">
            <text:p>167012</text:p>
          </table:table-cell>
          <table:table-cell office:value-type="float" office:value="160234">
            <text:p>160234</text:p>
          </table:table-cell>
          <table:table-cell office:value-type="float" office:value="12114798">
            <text:p>12114798</text:p>
          </table:table-cell>
          <table:table-cell office:value-type="float" office:value="276256">
            <text:p>276256</text:p>
          </table:table-cell>
          <table:table-cell office:value-type="float" office:value="253440">
            <text:p>253440</text:p>
          </table:table-cell>
          <table:table-cell/>
        </table:table-row>
        <table:table-row table:style-name="ro1">
          <table:table-cell office:value-type="float" office:value="6740722776">
            <text:p>6740722776</text:p>
          </table:table-cell>
          <table:table-cell office:value-type="float" office:value="191082">
            <text:p>191082</text:p>
          </table:table-cell>
          <table:table-cell office:value-type="float" office:value="153980">
            <text:p>153980</text:p>
          </table:table-cell>
          <table:table-cell office:value-type="float" office:value="152812">
            <text:p>152812</text:p>
          </table:table-cell>
          <table:table-cell office:value-type="float" office:value="2697344">
            <text:p>2697344</text:p>
          </table:table-cell>
          <table:table-cell office:value-type="float" office:value="298180">
            <text:p>298180</text:p>
          </table:table-cell>
          <table:table-cell office:value-type="float" office:value="308480">
            <text:p>308480</text:p>
          </table:table-cell>
          <table:table-cell office:value-type="float" office:value="9873186822">
            <text:p>9873186822</text:p>
          </table:table-cell>
          <table:table-cell office:value-type="float" office:value="202542">
            <text:p>202542</text:p>
          </table:table-cell>
          <table:table-cell office:value-type="float" office:value="165718">
            <text:p>165718</text:p>
          </table:table-cell>
          <table:table-cell office:value-type="float" office:value="178231">
            <text:p>178231</text:p>
          </table:table-cell>
          <table:table-cell office:value-type="float" office:value="2472636">
            <text:p>2472636</text:p>
          </table:table-cell>
          <table:table-cell office:value-type="float" office:value="290650">
            <text:p>290650</text:p>
          </table:table-cell>
          <table:table-cell office:value-type="float" office:value="313225">
            <text:p>313225</text:p>
          </table:table-cell>
          <table:table-cell office:value-type="float" office:value="24544632499">
            <text:p>24544632499</text:p>
          </table:table-cell>
          <table:table-cell office:value-type="float" office:value="231387">
            <text:p>231387</text:p>
          </table:table-cell>
          <table:table-cell office:value-type="float" office:value="166810">
            <text:p>166810</text:p>
          </table:table-cell>
          <table:table-cell office:value-type="float" office:value="158834">
            <text:p>158834</text:p>
          </table:table-cell>
          <table:table-cell office:value-type="float" office:value="5836062">
            <text:p>5836062</text:p>
          </table:table-cell>
          <table:table-cell office:value-type="float" office:value="312524">
            <text:p>312524</text:p>
          </table:table-cell>
          <table:table-cell office:value-type="float" office:value="240890">
            <text:p>240890</text:p>
          </table:table-cell>
          <table:table-cell/>
        </table:table-row>
        <table:table-row table:style-name="ro1">
          <table:table-cell office:value-type="float" office:value="29307556770">
            <text:p>29307556770</text:p>
          </table:table-cell>
          <table:table-cell office:value-type="float" office:value="194730">
            <text:p>194730</text:p>
          </table:table-cell>
          <table:table-cell office:value-type="float" office:value="155652">
            <text:p>155652</text:p>
          </table:table-cell>
          <table:table-cell office:value-type="float" office:value="177624">
            <text:p>177624</text:p>
          </table:table-cell>
          <table:table-cell office:value-type="float" office:value="8863337">
            <text:p>8863337</text:p>
          </table:table-cell>
          <table:table-cell office:value-type="float" office:value="325580">
            <text:p>325580</text:p>
          </table:table-cell>
          <table:table-cell office:value-type="float" office:value="229694">
            <text:p>229694</text:p>
          </table:table-cell>
          <table:table-cell office:value-type="float" office:value="5301381959">
            <text:p>5301381959</text:p>
          </table:table-cell>
          <table:table-cell office:value-type="float" office:value="203304">
            <text:p>203304</text:p>
          </table:table-cell>
          <table:table-cell office:value-type="float" office:value="166634">
            <text:p>166634</text:p>
          </table:table-cell>
          <table:table-cell office:value-type="float" office:value="161258">
            <text:p>161258</text:p>
          </table:table-cell>
          <table:table-cell office:value-type="float" office:value="8295415">
            <text:p>8295415</text:p>
          </table:table-cell>
          <table:table-cell office:value-type="float" office:value="273564">
            <text:p>273564</text:p>
          </table:table-cell>
          <table:table-cell office:value-type="float" office:value="233978">
            <text:p>233978</text:p>
          </table:table-cell>
          <table:table-cell office:value-type="float" office:value="19190976697">
            <text:p>19190976697</text:p>
          </table:table-cell>
          <table:table-cell office:value-type="float" office:value="201246">
            <text:p>201246</text:p>
          </table:table-cell>
          <table:table-cell office:value-type="float" office:value="160936">
            <text:p>160936</text:p>
          </table:table-cell>
          <table:table-cell office:value-type="float" office:value="162212">
            <text:p>162212</text:p>
          </table:table-cell>
          <table:table-cell office:value-type="float" office:value="5813433">
            <text:p>5813433</text:p>
          </table:table-cell>
          <table:table-cell office:value-type="float" office:value="275020">
            <text:p>275020</text:p>
          </table:table-cell>
          <table:table-cell office:value-type="float" office:value="266433">
            <text:p>266433</text:p>
          </table:table-cell>
          <table:table-cell/>
        </table:table-row>
        <table:table-row table:style-name="ro1">
          <table:table-cell office:value-type="float" office:value="26612518707">
            <text:p>26612518707</text:p>
          </table:table-cell>
          <table:table-cell office:value-type="float" office:value="193722">
            <text:p>193722</text:p>
          </table:table-cell>
          <table:table-cell office:value-type="float" office:value="156280">
            <text:p>156280</text:p>
          </table:table-cell>
          <table:table-cell office:value-type="float" office:value="152902">
            <text:p>152902</text:p>
          </table:table-cell>
          <table:table-cell office:value-type="float" office:value="6236961">
            <text:p>6236961</text:p>
          </table:table-cell>
          <table:table-cell office:value-type="float" office:value="257034">
            <text:p>257034</text:p>
          </table:table-cell>
          <table:table-cell office:value-type="float" office:value="213988">
            <text:p>213988</text:p>
          </table:table-cell>
          <table:table-cell office:value-type="float" office:value="2935399436">
            <text:p>2935399436</text:p>
          </table:table-cell>
          <table:table-cell office:value-type="float" office:value="206110">
            <text:p>206110</text:p>
          </table:table-cell>
          <table:table-cell office:value-type="float" office:value="164448">
            <text:p>164448</text:p>
          </table:table-cell>
          <table:table-cell office:value-type="float" office:value="160290">
            <text:p>160290</text:p>
          </table:table-cell>
          <table:table-cell office:value-type="float" office:value="13032425">
            <text:p>13032425</text:p>
          </table:table-cell>
          <table:table-cell office:value-type="float" office:value="269224">
            <text:p>269224</text:p>
          </table:table-cell>
          <table:table-cell office:value-type="float" office:value="224518">
            <text:p>224518</text:p>
          </table:table-cell>
          <table:table-cell office:value-type="float" office:value="7328538654">
            <text:p>7328538654</text:p>
          </table:table-cell>
          <table:table-cell office:value-type="float" office:value="200674">
            <text:p>200674</text:p>
          </table:table-cell>
          <table:table-cell office:value-type="float" office:value="165734">
            <text:p>165734</text:p>
          </table:table-cell>
          <table:table-cell office:value-type="float" office:value="193581">
            <text:p>193581</text:p>
          </table:table-cell>
          <table:table-cell office:value-type="float" office:value="256674">
            <text:p>256674</text:p>
          </table:table-cell>
          <table:table-cell office:value-type="float" office:value="266664">
            <text:p>266664</text:p>
          </table:table-cell>
          <table:table-cell office:value-type="float" office:value="253304">
            <text:p>253304</text:p>
          </table:table-cell>
          <table:table-cell/>
        </table:table-row>
        <table:table-row table:style-name="ro1">
          <table:table-cell office:value-type="float" office:value="2844679894">
            <text:p>2844679894</text:p>
          </table:table-cell>
          <table:table-cell office:value-type="float" office:value="193388">
            <text:p>193388</text:p>
          </table:table-cell>
          <table:table-cell office:value-type="float" office:value="153070">
            <text:p>153070</text:p>
          </table:table-cell>
          <table:table-cell office:value-type="float" office:value="154508">
            <text:p>154508</text:p>
          </table:table-cell>
          <table:table-cell office:value-type="float" office:value="2613382">
            <text:p>2613382</text:p>
          </table:table-cell>
          <table:table-cell office:value-type="float" office:value="272834">
            <text:p>272834</text:p>
          </table:table-cell>
          <table:table-cell office:value-type="float" office:value="237806">
            <text:p>237806</text:p>
          </table:table-cell>
          <table:table-cell office:value-type="float" office:value="10245318461">
            <text:p>10245318461</text:p>
          </table:table-cell>
          <table:table-cell office:value-type="float" office:value="206110">
            <text:p>206110</text:p>
          </table:table-cell>
          <table:table-cell office:value-type="float" office:value="168036">
            <text:p>168036</text:p>
          </table:table-cell>
          <table:table-cell office:value-type="float" office:value="167032">
            <text:p>167032</text:p>
          </table:table-cell>
          <table:table-cell office:value-type="float" office:value="1156968">
            <text:p>1156968</text:p>
          </table:table-cell>
          <table:table-cell office:value-type="float" office:value="287116">
            <text:p>287116</text:p>
          </table:table-cell>
          <table:table-cell office:value-type="float" office:value="228422">
            <text:p>228422</text:p>
          </table:table-cell>
          <table:table-cell office:value-type="float" office:value="7436708712">
            <text:p>7436708712</text:p>
          </table:table-cell>
          <table:table-cell office:value-type="float" office:value="201828">
            <text:p>201828</text:p>
          </table:table-cell>
          <table:table-cell office:value-type="float" office:value="164848">
            <text:p>164848</text:p>
          </table:table-cell>
          <table:table-cell office:value-type="float" office:value="162028">
            <text:p>162028</text:p>
          </table:table-cell>
          <table:table-cell office:value-type="float" office:value="17512812">
            <text:p>17512812</text:p>
          </table:table-cell>
          <table:table-cell office:value-type="float" office:value="282778">
            <text:p>282778</text:p>
          </table:table-cell>
          <table:table-cell office:value-type="float" office:value="236226">
            <text:p>236226</text:p>
          </table:table-cell>
          <table:table-cell/>
        </table:table-row>
        <table:table-row table:style-name="ro1">
          <table:table-cell office:value-type="float" office:value="2520413417">
            <text:p>2520413417</text:p>
          </table:table-cell>
          <table:table-cell office:value-type="float" office:value="218990">
            <text:p>218990</text:p>
          </table:table-cell>
          <table:table-cell office:value-type="float" office:value="174356">
            <text:p>174356</text:p>
          </table:table-cell>
          <table:table-cell office:value-type="float" office:value="151182">
            <text:p>151182</text:p>
          </table:table-cell>
          <table:table-cell office:value-type="float" office:value="269761">
            <text:p>269761</text:p>
          </table:table-cell>
          <table:table-cell office:value-type="float" office:value="260442">
            <text:p>260442</text:p>
          </table:table-cell>
          <table:table-cell office:value-type="float" office:value="222180">
            <text:p>222180</text:p>
          </table:table-cell>
          <table:table-cell office:value-type="float" office:value="2791431273">
            <text:p>2791431273</text:p>
          </table:table-cell>
          <table:table-cell office:value-type="float" office:value="207870">
            <text:p>207870</text:p>
          </table:table-cell>
          <table:table-cell office:value-type="float" office:value="167956">
            <text:p>167956</text:p>
          </table:table-cell>
          <table:table-cell office:value-type="float" office:value="163608">
            <text:p>163608</text:p>
          </table:table-cell>
          <table:table-cell office:value-type="float" office:value="1837682">
            <text:p>1837682</text:p>
          </table:table-cell>
          <table:table-cell office:value-type="float" office:value="271010">
            <text:p>271010</text:p>
          </table:table-cell>
          <table:table-cell office:value-type="float" office:value="229738">
            <text:p>229738</text:p>
          </table:table-cell>
          <table:table-cell office:value-type="float" office:value="1224287492">
            <text:p>1224287492</text:p>
          </table:table-cell>
          <table:table-cell office:value-type="float" office:value="203260">
            <text:p>203260</text:p>
          </table:table-cell>
          <table:table-cell office:value-type="float" office:value="163146">
            <text:p>163146</text:p>
          </table:table-cell>
          <table:table-cell office:value-type="float" office:value="159844">
            <text:p>159844</text:p>
          </table:table-cell>
          <table:table-cell office:value-type="float" office:value="9867886">
            <text:p>9867886</text:p>
          </table:table-cell>
          <table:table-cell office:value-type="float" office:value="285730">
            <text:p>285730</text:p>
          </table:table-cell>
          <table:table-cell office:value-type="float" office:value="249630">
            <text:p>249630</text:p>
          </table:table-cell>
          <table:table-cell/>
        </table:table-row>
        <table:table-row table:style-name="ro1">
          <table:table-cell office:value-type="float" office:value="5860080614">
            <text:p>5860080614</text:p>
          </table:table-cell>
          <table:table-cell office:value-type="float" office:value="191534">
            <text:p>191534</text:p>
          </table:table-cell>
          <table:table-cell office:value-type="float" office:value="156872">
            <text:p>156872</text:p>
          </table:table-cell>
          <table:table-cell office:value-type="float" office:value="150578">
            <text:p>150578</text:p>
          </table:table-cell>
          <table:table-cell office:value-type="float" office:value="28818179">
            <text:p>28818179</text:p>
          </table:table-cell>
          <table:table-cell office:value-type="float" office:value="282926">
            <text:p>282926</text:p>
          </table:table-cell>
          <table:table-cell office:value-type="float" office:value="240336">
            <text:p>240336</text:p>
          </table:table-cell>
          <table:table-cell office:value-type="float" office:value="4438382690">
            <text:p>4438382690</text:p>
          </table:table-cell>
          <table:table-cell office:value-type="float" office:value="201532">
            <text:p>201532</text:p>
          </table:table-cell>
          <table:table-cell office:value-type="float" office:value="194686">
            <text:p>194686</text:p>
          </table:table-cell>
          <table:table-cell office:value-type="float" office:value="164482">
            <text:p>164482</text:p>
          </table:table-cell>
          <table:table-cell office:value-type="float" office:value="1073775">
            <text:p>1073775</text:p>
          </table:table-cell>
          <table:table-cell office:value-type="float" office:value="261150">
            <text:p>261150</text:p>
          </table:table-cell>
          <table:table-cell office:value-type="float" office:value="219694">
            <text:p>219694</text:p>
          </table:table-cell>
          <table:table-cell office:value-type="float" office:value="1606344091">
            <text:p>1606344091</text:p>
          </table:table-cell>
          <table:table-cell office:value-type="float" office:value="200410">
            <text:p>200410</text:p>
          </table:table-cell>
          <table:table-cell office:value-type="float" office:value="163844">
            <text:p>163844</text:p>
          </table:table-cell>
          <table:table-cell office:value-type="float" office:value="181411">
            <text:p>181411</text:p>
          </table:table-cell>
          <table:table-cell office:value-type="float" office:value="19263986">
            <text:p>19263986</text:p>
          </table:table-cell>
          <table:table-cell office:value-type="float" office:value="299372">
            <text:p>299372</text:p>
          </table:table-cell>
          <table:table-cell office:value-type="float" office:value="237358">
            <text:p>237358</text:p>
          </table:table-cell>
          <table:table-cell/>
        </table:table-row>
        <table:table-row table:style-name="ro1">
          <table:table-cell office:value-type="float" office:value="1873854477">
            <text:p>1873854477</text:p>
          </table:table-cell>
          <table:table-cell office:value-type="float" office:value="193744">
            <text:p>193744</text:p>
          </table:table-cell>
          <table:table-cell office:value-type="float" office:value="155530">
            <text:p>155530</text:p>
          </table:table-cell>
          <table:table-cell office:value-type="float" office:value="152192">
            <text:p>152192</text:p>
          </table:table-cell>
          <table:table-cell office:value-type="float" office:value="10793240">
            <text:p>10793240</text:p>
          </table:table-cell>
          <table:table-cell office:value-type="float" office:value="265088">
            <text:p>265088</text:p>
          </table:table-cell>
          <table:table-cell office:value-type="float" office:value="240664">
            <text:p>240664</text:p>
          </table:table-cell>
          <table:table-cell office:value-type="float" office:value="7679778222">
            <text:p>7679778222</text:p>
          </table:table-cell>
          <table:table-cell office:value-type="float" office:value="203458">
            <text:p>203458</text:p>
          </table:table-cell>
          <table:table-cell office:value-type="float" office:value="186826">
            <text:p>186826</text:p>
          </table:table-cell>
          <table:table-cell office:value-type="float" office:value="193105">
            <text:p>193105</text:p>
          </table:table-cell>
          <table:table-cell office:value-type="float" office:value="13499871">
            <text:p>13499871</text:p>
          </table:table-cell>
          <table:table-cell office:value-type="float" office:value="280366">
            <text:p>280366</text:p>
          </table:table-cell>
          <table:table-cell office:value-type="float" office:value="321162">
            <text:p>321162</text:p>
          </table:table-cell>
          <table:table-cell office:value-type="float" office:value="4117641541">
            <text:p>4117641541</text:p>
          </table:table-cell>
          <table:table-cell office:value-type="float" office:value="200526">
            <text:p>200526</text:p>
          </table:table-cell>
          <table:table-cell office:value-type="float" office:value="170876">
            <text:p>170876</text:p>
          </table:table-cell>
          <table:table-cell office:value-type="float" office:value="184656">
            <text:p>184656</text:p>
          </table:table-cell>
          <table:table-cell office:value-type="float" office:value="2294998">
            <text:p>2294998</text:p>
          </table:table-cell>
          <table:table-cell office:value-type="float" office:value="260888">
            <text:p>260888</text:p>
          </table:table-cell>
          <table:table-cell office:value-type="float" office:value="225024">
            <text:p>225024</text:p>
          </table:table-cell>
          <table:table-cell/>
        </table:table-row>
        <table:table-row table:style-name="ro1">
          <table:table-cell office:value-type="float" office:value="812523017">
            <text:p>812523017</text:p>
          </table:table-cell>
          <table:table-cell office:value-type="float" office:value="209546">
            <text:p>209546</text:p>
          </table:table-cell>
          <table:table-cell office:value-type="float" office:value="151298">
            <text:p>151298</text:p>
          </table:table-cell>
          <table:table-cell office:value-type="float" office:value="154246">
            <text:p>154246</text:p>
          </table:table-cell>
          <table:table-cell office:value-type="float" office:value="5952504">
            <text:p>5952504</text:p>
          </table:table-cell>
          <table:table-cell office:value-type="float" office:value="263108">
            <text:p>263108</text:p>
          </table:table-cell>
          <table:table-cell office:value-type="float" office:value="217638">
            <text:p>217638</text:p>
          </table:table-cell>
          <table:table-cell office:value-type="float" office:value="3166685465">
            <text:p>3166685465</text:p>
          </table:table-cell>
          <table:table-cell office:value-type="float" office:value="205088">
            <text:p>205088</text:p>
          </table:table-cell>
          <table:table-cell office:value-type="float" office:value="169244">
            <text:p>169244</text:p>
          </table:table-cell>
          <table:table-cell office:value-type="float" office:value="164004">
            <text:p>164004</text:p>
          </table:table-cell>
          <table:table-cell office:value-type="float" office:value="13129722">
            <text:p>13129722</text:p>
          </table:table-cell>
          <table:table-cell office:value-type="float" office:value="272768">
            <text:p>272768</text:p>
          </table:table-cell>
          <table:table-cell office:value-type="float" office:value="234062">
            <text:p>234062</text:p>
          </table:table-cell>
          <table:table-cell office:value-type="float" office:value="4685814103">
            <text:p>4685814103</text:p>
          </table:table-cell>
          <table:table-cell office:value-type="float" office:value="202486">
            <text:p>202486</text:p>
          </table:table-cell>
          <table:table-cell office:value-type="float" office:value="165756">
            <text:p>165756</text:p>
          </table:table-cell>
          <table:table-cell office:value-type="float" office:value="158992">
            <text:p>158992</text:p>
          </table:table-cell>
          <table:table-cell office:value-type="float" office:value="24805852">
            <text:p>24805852</text:p>
          </table:table-cell>
          <table:table-cell office:value-type="float" office:value="267850">
            <text:p>267850</text:p>
          </table:table-cell>
          <table:table-cell office:value-type="float" office:value="223724">
            <text:p>223724</text:p>
          </table:table-cell>
          <table:table-cell/>
        </table:table-row>
        <table:table-row table:style-name="ro1">
          <table:table-cell office:value-type="float" office:value="1378737762">
            <text:p>1378737762</text:p>
          </table:table-cell>
          <table:table-cell office:value-type="float" office:value="191072">
            <text:p>191072</text:p>
          </table:table-cell>
          <table:table-cell office:value-type="float" office:value="266407">
            <text:p>266407</text:p>
          </table:table-cell>
          <table:table-cell office:value-type="float" office:value="150458">
            <text:p>150458</text:p>
          </table:table-cell>
          <table:table-cell office:value-type="float" office:value="50398239">
            <text:p>50398239</text:p>
          </table:table-cell>
          <table:table-cell office:value-type="float" office:value="329041">
            <text:p>329041</text:p>
          </table:table-cell>
          <table:table-cell office:value-type="float" office:value="250048">
            <text:p>250048</text:p>
          </table:table-cell>
          <table:table-cell office:value-type="float" office:value="3559485143">
            <text:p>3559485143</text:p>
          </table:table-cell>
          <table:table-cell office:value-type="float" office:value="202584">
            <text:p>202584</text:p>
          </table:table-cell>
          <table:table-cell office:value-type="float" office:value="169598">
            <text:p>169598</text:p>
          </table:table-cell>
          <table:table-cell office:value-type="float" office:value="160576">
            <text:p>160576</text:p>
          </table:table-cell>
          <table:table-cell office:value-type="float" office:value="12022011">
            <text:p>12022011</text:p>
          </table:table-cell>
          <table:table-cell office:value-type="float" office:value="267486">
            <text:p>267486</text:p>
          </table:table-cell>
          <table:table-cell office:value-type="float" office:value="226096">
            <text:p>226096</text:p>
          </table:table-cell>
          <table:table-cell office:value-type="float" office:value="1124209920">
            <text:p>1124209920</text:p>
          </table:table-cell>
          <table:table-cell office:value-type="float" office:value="203588">
            <text:p>203588</text:p>
          </table:table-cell>
          <table:table-cell office:value-type="float" office:value="167688">
            <text:p>167688</text:p>
          </table:table-cell>
          <table:table-cell office:value-type="float" office:value="161166">
            <text:p>161166</text:p>
          </table:table-cell>
          <table:table-cell office:value-type="float" office:value="18598597">
            <text:p>18598597</text:p>
          </table:table-cell>
          <table:table-cell office:value-type="float" office:value="282770">
            <text:p>282770</text:p>
          </table:table-cell>
          <table:table-cell office:value-type="float" office:value="233018">
            <text:p>233018</text:p>
          </table:table-cell>
          <table:table-cell/>
        </table:table-row>
        <table:table-row table:style-name="ro1">
          <table:table-cell office:value-type="float" office:value="20751867789">
            <text:p>20751867789</text:p>
          </table:table-cell>
          <table:table-cell office:value-type="float" office:value="194546">
            <text:p>194546</text:p>
          </table:table-cell>
          <table:table-cell office:value-type="float" office:value="154814">
            <text:p>154814</text:p>
          </table:table-cell>
          <table:table-cell office:value-type="float" office:value="266502">
            <text:p>266502</text:p>
          </table:table-cell>
          <table:table-cell office:value-type="float" office:value="12490576">
            <text:p>12490576</text:p>
          </table:table-cell>
          <table:table-cell office:value-type="float" office:value="317295">
            <text:p>317295</text:p>
          </table:table-cell>
          <table:table-cell office:value-type="float" office:value="397188">
            <text:p>397188</text:p>
          </table:table-cell>
          <table:table-cell office:value-type="float" office:value="4251625032">
            <text:p>4251625032</text:p>
          </table:table-cell>
          <table:table-cell office:value-type="float" office:value="202966">
            <text:p>202966</text:p>
          </table:table-cell>
          <table:table-cell office:value-type="float" office:value="168238">
            <text:p>168238</text:p>
          </table:table-cell>
          <table:table-cell office:value-type="float" office:value="239006">
            <text:p>239006</text:p>
          </table:table-cell>
          <table:table-cell office:value-type="float" office:value="1775236">
            <text:p>1775236</text:p>
          </table:table-cell>
          <table:table-cell office:value-type="float" office:value="281170">
            <text:p>281170</text:p>
          </table:table-cell>
          <table:table-cell office:value-type="float" office:value="232528">
            <text:p>232528</text:p>
          </table:table-cell>
          <table:table-cell office:value-type="float" office:value="26913302641">
            <text:p>26913302641</text:p>
          </table:table-cell>
          <table:table-cell office:value-type="float" office:value="201682">
            <text:p>201682</text:p>
          </table:table-cell>
          <table:table-cell office:value-type="float" office:value="166500">
            <text:p>166500</text:p>
          </table:table-cell>
          <table:table-cell office:value-type="float" office:value="160352">
            <text:p>160352</text:p>
          </table:table-cell>
          <table:table-cell office:value-type="float" office:value="250450">
            <text:p>250450</text:p>
          </table:table-cell>
          <table:table-cell office:value-type="float" office:value="260762">
            <text:p>260762</text:p>
          </table:table-cell>
          <table:table-cell office:value-type="float" office:value="223070">
            <text:p>223070</text:p>
          </table:table-cell>
          <table:table-cell/>
        </table:table-row>
        <table:table-row table:style-name="ro1">
          <table:table-cell office:value-type="float" office:value="5778806393">
            <text:p>5778806393</text:p>
          </table:table-cell>
          <table:table-cell office:value-type="float" office:value="191942">
            <text:p>191942</text:p>
          </table:table-cell>
          <table:table-cell office:value-type="float" office:value="155254">
            <text:p>155254</text:p>
          </table:table-cell>
          <table:table-cell office:value-type="float" office:value="154408">
            <text:p>154408</text:p>
          </table:table-cell>
          <table:table-cell office:value-type="float" office:value="16220643">
            <text:p>16220643</text:p>
          </table:table-cell>
          <table:table-cell office:value-type="float" office:value="305426">
            <text:p>305426</text:p>
          </table:table-cell>
          <table:table-cell office:value-type="float" office:value="283116">
            <text:p>283116</text:p>
          </table:table-cell>
          <table:table-cell office:value-type="float" office:value="8118029675">
            <text:p>8118029675</text:p>
          </table:table-cell>
          <table:table-cell office:value-type="float" office:value="204820">
            <text:p>204820</text:p>
          </table:table-cell>
          <table:table-cell office:value-type="float" office:value="170528">
            <text:p>170528</text:p>
          </table:table-cell>
          <table:table-cell office:value-type="float" office:value="163538">
            <text:p>163538</text:p>
          </table:table-cell>
          <table:table-cell office:value-type="float" office:value="107498329">
            <text:p>107498329</text:p>
          </table:table-cell>
          <table:table-cell office:value-type="float" office:value="291722">
            <text:p>291722</text:p>
          </table:table-cell>
          <table:table-cell office:value-type="float" office:value="246382">
            <text:p>246382</text:p>
          </table:table-cell>
          <table:table-cell office:value-type="float" office:value="2745399311">
            <text:p>2745399311</text:p>
          </table:table-cell>
          <table:table-cell office:value-type="float" office:value="204824">
            <text:p>204824</text:p>
          </table:table-cell>
          <table:table-cell office:value-type="float" office:value="163382">
            <text:p>163382</text:p>
          </table:table-cell>
          <table:table-cell office:value-type="float" office:value="189565">
            <text:p>189565</text:p>
          </table:table-cell>
          <table:table-cell office:value-type="float" office:value="3886790">
            <text:p>3886790</text:p>
          </table:table-cell>
          <table:table-cell office:value-type="float" office:value="299726">
            <text:p>299726</text:p>
          </table:table-cell>
          <table:table-cell office:value-type="float" office:value="254848">
            <text:p>254848</text:p>
          </table:table-cell>
          <table:table-cell/>
        </table:table-row>
        <table:table-row table:style-name="ro1">
          <table:table-cell office:value-type="float" office:value="3648798300">
            <text:p>3648798300</text:p>
          </table:table-cell>
          <table:table-cell office:value-type="float" office:value="241313">
            <text:p>241313</text:p>
          </table:table-cell>
          <table:table-cell office:value-type="float" office:value="155596">
            <text:p>155596</text:p>
          </table:table-cell>
          <table:table-cell office:value-type="float" office:value="151354">
            <text:p>151354</text:p>
          </table:table-cell>
          <table:table-cell office:value-type="float" office:value="4361427">
            <text:p>4361427</text:p>
          </table:table-cell>
          <table:table-cell office:value-type="float" office:value="264442">
            <text:p>264442</text:p>
          </table:table-cell>
          <table:table-cell office:value-type="float" office:value="331028">
            <text:p>331028</text:p>
          </table:table-cell>
          <table:table-cell office:value-type="float" office:value="4909110963">
            <text:p>4909110963</text:p>
          </table:table-cell>
          <table:table-cell office:value-type="float" office:value="206958">
            <text:p>206958</text:p>
          </table:table-cell>
          <table:table-cell office:value-type="float" office:value="165482">
            <text:p>165482</text:p>
          </table:table-cell>
          <table:table-cell office:value-type="float" office:value="161546">
            <text:p>161546</text:p>
          </table:table-cell>
          <table:table-cell office:value-type="float" office:value="3443347">
            <text:p>3443347</text:p>
          </table:table-cell>
          <table:table-cell office:value-type="float" office:value="314984">
            <text:p>314984</text:p>
          </table:table-cell>
          <table:table-cell office:value-type="float" office:value="237704">
            <text:p>237704</text:p>
          </table:table-cell>
          <table:table-cell office:value-type="float" office:value="7462222315">
            <text:p>7462222315</text:p>
          </table:table-cell>
          <table:table-cell office:value-type="float" office:value="203500">
            <text:p>203500</text:p>
          </table:table-cell>
          <table:table-cell office:value-type="float" office:value="183866">
            <text:p>183866</text:p>
          </table:table-cell>
          <table:table-cell office:value-type="float" office:value="163792">
            <text:p>163792</text:p>
          </table:table-cell>
          <table:table-cell office:value-type="float" office:value="6438522">
            <text:p>6438522</text:p>
          </table:table-cell>
          <table:table-cell office:value-type="float" office:value="451149">
            <text:p>451149</text:p>
          </table:table-cell>
          <table:table-cell office:value-type="float" office:value="254732">
            <text:p>254732</text:p>
          </table:table-cell>
          <table:table-cell/>
        </table:table-row>
        <table:table-row table:style-name="ro1">
          <table:table-cell office:value-type="float" office:value="5129932965">
            <text:p>5129932965</text:p>
          </table:table-cell>
          <table:table-cell office:value-type="float" office:value="199650">
            <text:p>199650</text:p>
          </table:table-cell>
          <table:table-cell office:value-type="float" office:value="155206">
            <text:p>155206</text:p>
          </table:table-cell>
          <table:table-cell office:value-type="float" office:value="155026">
            <text:p>155026</text:p>
          </table:table-cell>
          <table:table-cell office:value-type="float" office:value="2549507">
            <text:p>2549507</text:p>
          </table:table-cell>
          <table:table-cell office:value-type="float" office:value="315344">
            <text:p>315344</text:p>
          </table:table-cell>
          <table:table-cell office:value-type="float" office:value="346411">
            <text:p>346411</text:p>
          </table:table-cell>
          <table:table-cell office:value-type="float" office:value="4444473396">
            <text:p>4444473396</text:p>
          </table:table-cell>
          <table:table-cell office:value-type="float" office:value="201314">
            <text:p>201314</text:p>
          </table:table-cell>
          <table:table-cell office:value-type="float" office:value="164302">
            <text:p>164302</text:p>
          </table:table-cell>
          <table:table-cell office:value-type="float" office:value="163660">
            <text:p>163660</text:p>
          </table:table-cell>
          <table:table-cell office:value-type="float" office:value="9979062">
            <text:p>9979062</text:p>
          </table:table-cell>
          <table:table-cell office:value-type="float" office:value="269260">
            <text:p>269260</text:p>
          </table:table-cell>
          <table:table-cell office:value-type="float" office:value="227576">
            <text:p>227576</text:p>
          </table:table-cell>
          <table:table-cell office:value-type="float" office:value="3605296700">
            <text:p>3605296700</text:p>
          </table:table-cell>
          <table:table-cell office:value-type="float" office:value="277961">
            <text:p>277961</text:p>
          </table:table-cell>
          <table:table-cell office:value-type="float" office:value="164434">
            <text:p>164434</text:p>
          </table:table-cell>
          <table:table-cell office:value-type="float" office:value="273583">
            <text:p>273583</text:p>
          </table:table-cell>
          <table:table-cell office:value-type="float" office:value="6037326">
            <text:p>6037326</text:p>
          </table:table-cell>
          <table:table-cell office:value-type="float" office:value="414741">
            <text:p>414741</text:p>
          </table:table-cell>
          <table:table-cell office:value-type="float" office:value="274231">
            <text:p>274231</text:p>
          </table:table-cell>
          <table:table-cell/>
        </table:table-row>
        <table:table-row table:style-name="ro1">
          <table:table-cell office:value-type="float" office:value="25229548385">
            <text:p>25229548385</text:p>
          </table:table-cell>
          <table:table-cell office:value-type="float" office:value="239868">
            <text:p>239868</text:p>
          </table:table-cell>
          <table:table-cell office:value-type="float" office:value="155086">
            <text:p>155086</text:p>
          </table:table-cell>
          <table:table-cell office:value-type="float" office:value="154726">
            <text:p>154726</text:p>
          </table:table-cell>
          <table:table-cell office:value-type="float" office:value="16052841">
            <text:p>16052841</text:p>
          </table:table-cell>
          <table:table-cell office:value-type="float" office:value="379377">
            <text:p>379377</text:p>
          </table:table-cell>
          <table:table-cell office:value-type="float" office:value="234382">
            <text:p>234382</text:p>
          </table:table-cell>
          <table:table-cell office:value-type="float" office:value="9516563364">
            <text:p>9516563364</text:p>
          </table:table-cell>
          <table:table-cell office:value-type="float" office:value="245274">
            <text:p>245274</text:p>
          </table:table-cell>
          <table:table-cell office:value-type="float" office:value="358440">
            <text:p>358440</text:p>
          </table:table-cell>
          <table:table-cell office:value-type="float" office:value="217065">
            <text:p>217065</text:p>
          </table:table-cell>
          <table:table-cell office:value-type="float" office:value="28134158">
            <text:p>28134158</text:p>
          </table:table-cell>
          <table:table-cell office:value-type="float" office:value="353921">
            <text:p>353921</text:p>
          </table:table-cell>
          <table:table-cell office:value-type="float" office:value="306884">
            <text:p>306884</text:p>
          </table:table-cell>
          <table:table-cell office:value-type="float" office:value="2365658305">
            <text:p>2365658305</text:p>
          </table:table-cell>
          <table:table-cell office:value-type="float" office:value="416381">
            <text:p>416381</text:p>
          </table:table-cell>
          <table:table-cell office:value-type="float" office:value="215768">
            <text:p>215768</text:p>
          </table:table-cell>
          <table:table-cell office:value-type="float" office:value="237635">
            <text:p>237635</text:p>
          </table:table-cell>
          <table:table-cell office:value-type="float" office:value="978688">
            <text:p>978688</text:p>
          </table:table-cell>
          <table:table-cell office:value-type="float" office:value="357113">
            <text:p>357113</text:p>
          </table:table-cell>
          <table:table-cell office:value-type="float" office:value="442172">
            <text:p>442172</text:p>
          </table:table-cell>
          <table:table-cell/>
        </table:table-row>
        <table:table-row table:style-name="ro1">
          <table:table-cell office:value-type="float" office:value="3547713010">
            <text:p>3547713010</text:p>
          </table:table-cell>
          <table:table-cell office:value-type="float" office:value="192356">
            <text:p>192356</text:p>
          </table:table-cell>
          <table:table-cell office:value-type="float" office:value="152894">
            <text:p>152894</text:p>
          </table:table-cell>
          <table:table-cell office:value-type="float" office:value="151920">
            <text:p>151920</text:p>
          </table:table-cell>
          <table:table-cell office:value-type="float" office:value="27266087">
            <text:p>27266087</text:p>
          </table:table-cell>
          <table:table-cell office:value-type="float" office:value="314568">
            <text:p>314568</text:p>
          </table:table-cell>
          <table:table-cell office:value-type="float" office:value="234162">
            <text:p>234162</text:p>
          </table:table-cell>
          <table:table-cell office:value-type="float" office:value="3888938358">
            <text:p>3888938358</text:p>
          </table:table-cell>
          <table:table-cell office:value-type="float" office:value="344252">
            <text:p>344252</text:p>
          </table:table-cell>
          <table:table-cell office:value-type="float" office:value="276095">
            <text:p>276095</text:p>
          </table:table-cell>
          <table:table-cell office:value-type="float" office:value="171460">
            <text:p>171460</text:p>
          </table:table-cell>
          <table:table-cell office:value-type="float" office:value="541174">
            <text:p>541174</text:p>
          </table:table-cell>
          <table:table-cell office:value-type="float" office:value="314092">
            <text:p>314092</text:p>
          </table:table-cell>
          <table:table-cell office:value-type="float" office:value="234818">
            <text:p>234818</text:p>
          </table:table-cell>
          <table:table-cell office:value-type="float" office:value="900905039">
            <text:p>900905039</text:p>
          </table:table-cell>
          <table:table-cell office:value-type="float" office:value="310476">
            <text:p>310476</text:p>
          </table:table-cell>
          <table:table-cell office:value-type="float" office:value="278386">
            <text:p>278386</text:p>
          </table:table-cell>
          <table:table-cell office:value-type="float" office:value="196282">
            <text:p>196282</text:p>
          </table:table-cell>
          <table:table-cell office:value-type="float" office:value="1671007">
            <text:p>1671007</text:p>
          </table:table-cell>
          <table:table-cell office:value-type="float" office:value="350761">
            <text:p>350761</text:p>
          </table:table-cell>
          <table:table-cell office:value-type="float" office:value="507738">
            <text:p>507738</text:p>
          </table:table-cell>
          <table:table-cell/>
        </table:table-row>
        <table:table-row table:style-name="ro1">
          <table:table-cell office:value-type="float" office:value="2989690177">
            <text:p>2989690177</text:p>
          </table:table-cell>
          <table:table-cell office:value-type="float" office:value="193178">
            <text:p>193178</text:p>
          </table:table-cell>
          <table:table-cell office:value-type="float" office:value="155192">
            <text:p>155192</text:p>
          </table:table-cell>
          <table:table-cell office:value-type="float" office:value="185083">
            <text:p>185083</text:p>
          </table:table-cell>
          <table:table-cell office:value-type="float" office:value="42399374">
            <text:p>42399374</text:p>
          </table:table-cell>
          <table:table-cell office:value-type="float" office:value="353101">
            <text:p>353101</text:p>
          </table:table-cell>
          <table:table-cell office:value-type="float" office:value="237410">
            <text:p>237410</text:p>
          </table:table-cell>
          <table:table-cell office:value-type="float" office:value="1252149433">
            <text:p>1252149433</text:p>
          </table:table-cell>
          <table:table-cell office:value-type="float" office:value="206816">
            <text:p>206816</text:p>
          </table:table-cell>
          <table:table-cell office:value-type="float" office:value="169024">
            <text:p>169024</text:p>
          </table:table-cell>
          <table:table-cell office:value-type="float" office:value="191794">
            <text:p>191794</text:p>
          </table:table-cell>
          <table:table-cell office:value-type="float" office:value="11112808">
            <text:p>11112808</text:p>
          </table:table-cell>
          <table:table-cell office:value-type="float" office:value="315577">
            <text:p>315577</text:p>
          </table:table-cell>
          <table:table-cell office:value-type="float" office:value="403591">
            <text:p>403591</text:p>
          </table:table-cell>
          <table:table-cell office:value-type="float" office:value="7024305311">
            <text:p>7024305311</text:p>
          </table:table-cell>
          <table:table-cell office:value-type="float" office:value="230503">
            <text:p>230503</text:p>
          </table:table-cell>
          <table:table-cell office:value-type="float" office:value="206775">
            <text:p>206775</text:p>
          </table:table-cell>
          <table:table-cell office:value-type="float" office:value="202455">
            <text:p>202455</text:p>
          </table:table-cell>
          <table:table-cell office:value-type="float" office:value="575019">
            <text:p>575019</text:p>
          </table:table-cell>
          <table:table-cell office:value-type="float" office:value="375160">
            <text:p>375160</text:p>
          </table:table-cell>
          <table:table-cell office:value-type="float" office:value="383758">
            <text:p>383758</text:p>
          </table:table-cell>
          <table:table-cell/>
        </table:table-row>
        <table:table-row table:style-name="ro1">
          <table:table-cell office:value-type="float" office:value="2050059213">
            <text:p>2050059213</text:p>
          </table:table-cell>
          <table:table-cell office:value-type="float" office:value="279574">
            <text:p>279574</text:p>
          </table:table-cell>
          <table:table-cell office:value-type="float" office:value="185054">
            <text:p>185054</text:p>
          </table:table-cell>
          <table:table-cell office:value-type="float" office:value="189393">
            <text:p>189393</text:p>
          </table:table-cell>
          <table:table-cell office:value-type="float" office:value="9400728">
            <text:p>9400728</text:p>
          </table:table-cell>
          <table:table-cell office:value-type="float" office:value="430444">
            <text:p>430444</text:p>
          </table:table-cell>
          <table:table-cell office:value-type="float" office:value="408465">
            <text:p>408465</text:p>
          </table:table-cell>
          <table:table-cell office:value-type="float" office:value="4661626229">
            <text:p>4661626229</text:p>
          </table:table-cell>
          <table:table-cell office:value-type="float" office:value="231920">
            <text:p>231920</text:p>
          </table:table-cell>
          <table:table-cell office:value-type="float" office:value="201945">
            <text:p>201945</text:p>
          </table:table-cell>
          <table:table-cell office:value-type="float" office:value="179042">
            <text:p>179042</text:p>
          </table:table-cell>
          <table:table-cell office:value-type="float" office:value="4525930">
            <text:p>4525930</text:p>
          </table:table-cell>
          <table:table-cell office:value-type="float" office:value="323302">
            <text:p>323302</text:p>
          </table:table-cell>
          <table:table-cell office:value-type="float" office:value="227488">
            <text:p>227488</text:p>
          </table:table-cell>
          <table:table-cell office:value-type="float" office:value="7870861689">
            <text:p>7870861689</text:p>
          </table:table-cell>
          <table:table-cell office:value-type="float" office:value="200552">
            <text:p>200552</text:p>
          </table:table-cell>
          <table:table-cell office:value-type="float" office:value="162166">
            <text:p>162166</text:p>
          </table:table-cell>
          <table:table-cell office:value-type="float" office:value="191937">
            <text:p>191937</text:p>
          </table:table-cell>
          <table:table-cell office:value-type="float" office:value="4390843">
            <text:p>4390843</text:p>
          </table:table-cell>
          <table:table-cell office:value-type="float" office:value="274674">
            <text:p>274674</text:p>
          </table:table-cell>
          <table:table-cell office:value-type="float" office:value="258559">
            <text:p>258559</text:p>
          </table:table-cell>
          <table:table-cell/>
        </table:table-row>
        <table:table-row table:style-name="ro1">
          <table:table-cell office:value-type="float" office:value="23210734257">
            <text:p>23210734257</text:p>
          </table:table-cell>
          <table:table-cell office:value-type="float" office:value="195234">
            <text:p>195234</text:p>
          </table:table-cell>
          <table:table-cell office:value-type="float" office:value="171354">
            <text:p>171354</text:p>
          </table:table-cell>
          <table:table-cell office:value-type="float" office:value="155116">
            <text:p>155116</text:p>
          </table:table-cell>
          <table:table-cell office:value-type="float" office:value="67200539">
            <text:p>67200539</text:p>
          </table:table-cell>
          <table:table-cell office:value-type="float" office:value="278954">
            <text:p>278954</text:p>
          </table:table-cell>
          <table:table-cell office:value-type="float" office:value="286312">
            <text:p>286312</text:p>
          </table:table-cell>
          <table:table-cell office:value-type="float" office:value="654606853">
            <text:p>654606853</text:p>
          </table:table-cell>
          <table:table-cell office:value-type="float" office:value="202600">
            <text:p>202600</text:p>
          </table:table-cell>
          <table:table-cell office:value-type="float" office:value="165028">
            <text:p>165028</text:p>
          </table:table-cell>
          <table:table-cell office:value-type="float" office:value="161020">
            <text:p>161020</text:p>
          </table:table-cell>
          <table:table-cell office:value-type="float" office:value="13085008">
            <text:p>13085008</text:p>
          </table:table-cell>
          <table:table-cell office:value-type="float" office:value="348388">
            <text:p>348388</text:p>
          </table:table-cell>
          <table:table-cell office:value-type="float" office:value="237294">
            <text:p>237294</text:p>
          </table:table-cell>
          <table:table-cell office:value-type="float" office:value="5689335103">
            <text:p>5689335103</text:p>
          </table:table-cell>
          <table:table-cell office:value-type="float" office:value="220534">
            <text:p>220534</text:p>
          </table:table-cell>
          <table:table-cell office:value-type="float" office:value="190470">
            <text:p>190470</text:p>
          </table:table-cell>
          <table:table-cell office:value-type="float" office:value="162874">
            <text:p>162874</text:p>
          </table:table-cell>
          <table:table-cell office:value-type="float" office:value="1768626">
            <text:p>1768626</text:p>
          </table:table-cell>
          <table:table-cell office:value-type="float" office:value="275358">
            <text:p>275358</text:p>
          </table:table-cell>
          <table:table-cell office:value-type="float" office:value="229810">
            <text:p>229810</text:p>
          </table:table-cell>
          <table:table-cell/>
        </table:table-row>
        <table:table-row table:style-name="ro1">
          <table:table-cell office:value-type="float" office:value="5958520411">
            <text:p>5958520411</text:p>
          </table:table-cell>
          <table:table-cell office:value-type="float" office:value="195728">
            <text:p>195728</text:p>
          </table:table-cell>
          <table:table-cell office:value-type="float" office:value="155270">
            <text:p>155270</text:p>
          </table:table-cell>
          <table:table-cell office:value-type="float" office:value="187884">
            <text:p>187884</text:p>
          </table:table-cell>
          <table:table-cell office:value-type="float" office:value="50030174">
            <text:p>50030174</text:p>
          </table:table-cell>
          <table:table-cell office:value-type="float" office:value="356870">
            <text:p>356870</text:p>
          </table:table-cell>
          <table:table-cell office:value-type="float" office:value="229890">
            <text:p>229890</text:p>
          </table:table-cell>
          <table:table-cell office:value-type="float" office:value="9756005244">
            <text:p>9756005244</text:p>
          </table:table-cell>
          <table:table-cell office:value-type="float" office:value="206050">
            <text:p>206050</text:p>
          </table:table-cell>
          <table:table-cell office:value-type="float" office:value="168966">
            <text:p>168966</text:p>
          </table:table-cell>
          <table:table-cell office:value-type="float" office:value="167558">
            <text:p>167558</text:p>
          </table:table-cell>
          <table:table-cell office:value-type="float" office:value="1533988">
            <text:p>1533988</text:p>
          </table:table-cell>
          <table:table-cell office:value-type="float" office:value="345389">
            <text:p>345389</text:p>
          </table:table-cell>
          <table:table-cell office:value-type="float" office:value="251362">
            <text:p>251362</text:p>
          </table:table-cell>
          <table:table-cell office:value-type="float" office:value="19102803648">
            <text:p>19102803648</text:p>
          </table:table-cell>
          <table:table-cell office:value-type="float" office:value="275254">
            <text:p>275254</text:p>
          </table:table-cell>
          <table:table-cell office:value-type="float" office:value="205802">
            <text:p>205802</text:p>
          </table:table-cell>
          <table:table-cell office:value-type="float" office:value="163018">
            <text:p>163018</text:p>
          </table:table-cell>
          <table:table-cell office:value-type="float" office:value="54581271">
            <text:p>54581271</text:p>
          </table:table-cell>
          <table:table-cell office:value-type="float" office:value="361941">
            <text:p>361941</text:p>
          </table:table-cell>
          <table:table-cell office:value-type="float" office:value="349055">
            <text:p>349055</text:p>
          </table:table-cell>
          <table:table-cell/>
        </table:table-row>
        <table:table-row table:style-name="ro1">
          <table:table-cell office:value-type="float" office:value="3723105674">
            <text:p>3723105674</text:p>
          </table:table-cell>
          <table:table-cell office:value-type="float" office:value="192616">
            <text:p>192616</text:p>
          </table:table-cell>
          <table:table-cell office:value-type="float" office:value="151570">
            <text:p>151570</text:p>
          </table:table-cell>
          <table:table-cell office:value-type="float" office:value="168753">
            <text:p>168753</text:p>
          </table:table-cell>
          <table:table-cell office:value-type="float" office:value="14707595">
            <text:p>14707595</text:p>
          </table:table-cell>
          <table:table-cell office:value-type="float" office:value="264812">
            <text:p>264812</text:p>
          </table:table-cell>
          <table:table-cell office:value-type="float" office:value="255678">
            <text:p>255678</text:p>
          </table:table-cell>
          <table:table-cell office:value-type="float" office:value="10777363675">
            <text:p>10777363675</text:p>
          </table:table-cell>
          <table:table-cell office:value-type="float" office:value="204626">
            <text:p>204626</text:p>
          </table:table-cell>
          <table:table-cell office:value-type="float" office:value="207753">
            <text:p>207753</text:p>
          </table:table-cell>
          <table:table-cell office:value-type="float" office:value="163346">
            <text:p>163346</text:p>
          </table:table-cell>
          <table:table-cell office:value-type="float" office:value="13717883">
            <text:p>13717883</text:p>
          </table:table-cell>
          <table:table-cell office:value-type="float" office:value="274014">
            <text:p>274014</text:p>
          </table:table-cell>
          <table:table-cell office:value-type="float" office:value="254029">
            <text:p>254029</text:p>
          </table:table-cell>
          <table:table-cell office:value-type="float" office:value="23682490853">
            <text:p>23682490853</text:p>
          </table:table-cell>
          <table:table-cell office:value-type="float" office:value="239203">
            <text:p>239203</text:p>
          </table:table-cell>
          <table:table-cell office:value-type="float" office:value="171142">
            <text:p>171142</text:p>
          </table:table-cell>
          <table:table-cell office:value-type="float" office:value="158866">
            <text:p>158866</text:p>
          </table:table-cell>
          <table:table-cell office:value-type="float" office:value="10020134">
            <text:p>10020134</text:p>
          </table:table-cell>
          <table:table-cell office:value-type="float" office:value="305054">
            <text:p>305054</text:p>
          </table:table-cell>
          <table:table-cell office:value-type="float" office:value="247310">
            <text:p>247310</text:p>
          </table:table-cell>
          <table:table-cell/>
        </table:table-row>
        <table:table-row table:style-name="ro1">
          <table:table-cell office:value-type="float" office:value="6310336038">
            <text:p>6310336038</text:p>
          </table:table-cell>
          <table:table-cell office:value-type="float" office:value="264161">
            <text:p>264161</text:p>
          </table:table-cell>
          <table:table-cell office:value-type="float" office:value="183874">
            <text:p>183874</text:p>
          </table:table-cell>
          <table:table-cell office:value-type="float" office:value="153684">
            <text:p>153684</text:p>
          </table:table-cell>
          <table:table-cell office:value-type="float" office:value="70542296">
            <text:p>70542296</text:p>
          </table:table-cell>
          <table:table-cell office:value-type="float" office:value="269348">
            <text:p>269348</text:p>
          </table:table-cell>
          <table:table-cell office:value-type="float" office:value="218052">
            <text:p>218052</text:p>
          </table:table-cell>
          <table:table-cell office:value-type="float" office:value="1218778179">
            <text:p>1218778179</text:p>
          </table:table-cell>
          <table:table-cell office:value-type="float" office:value="206934">
            <text:p>206934</text:p>
          </table:table-cell>
          <table:table-cell office:value-type="float" office:value="186112">
            <text:p>186112</text:p>
          </table:table-cell>
          <table:table-cell office:value-type="float" office:value="161360">
            <text:p>161360</text:p>
          </table:table-cell>
          <table:table-cell office:value-type="float" office:value="16987279">
            <text:p>16987279</text:p>
          </table:table-cell>
          <table:table-cell office:value-type="float" office:value="272096">
            <text:p>272096</text:p>
          </table:table-cell>
          <table:table-cell office:value-type="float" office:value="266976">
            <text:p>266976</text:p>
          </table:table-cell>
          <table:table-cell office:value-type="float" office:value="5546523411">
            <text:p>5546523411</text:p>
          </table:table-cell>
          <table:table-cell office:value-type="float" office:value="204436">
            <text:p>204436</text:p>
          </table:table-cell>
          <table:table-cell office:value-type="float" office:value="165014">
            <text:p>165014</text:p>
          </table:table-cell>
          <table:table-cell office:value-type="float" office:value="163350">
            <text:p>163350</text:p>
          </table:table-cell>
          <table:table-cell office:value-type="float" office:value="7343806">
            <text:p>7343806</text:p>
          </table:table-cell>
          <table:table-cell office:value-type="float" office:value="284136">
            <text:p>284136</text:p>
          </table:table-cell>
          <table:table-cell office:value-type="float" office:value="236500">
            <text:p>236500</text:p>
          </table:table-cell>
          <table:table-cell/>
        </table:table-row>
        <table:table-row table:style-name="ro1">
          <table:table-cell office:value-type="float" office:value="30698234593">
            <text:p>30698234593</text:p>
          </table:table-cell>
          <table:table-cell office:value-type="float" office:value="192536">
            <text:p>192536</text:p>
          </table:table-cell>
          <table:table-cell office:value-type="float" office:value="157082">
            <text:p>157082</text:p>
          </table:table-cell>
          <table:table-cell office:value-type="float" office:value="149114">
            <text:p>149114</text:p>
          </table:table-cell>
          <table:table-cell office:value-type="float" office:value="71572844">
            <text:p>71572844</text:p>
          </table:table-cell>
          <table:table-cell office:value-type="float" office:value="267182">
            <text:p>267182</text:p>
          </table:table-cell>
          <table:table-cell office:value-type="float" office:value="221602">
            <text:p>221602</text:p>
          </table:table-cell>
          <table:table-cell office:value-type="float" office:value="7078243449">
            <text:p>7078243449</text:p>
          </table:table-cell>
          <table:table-cell office:value-type="float" office:value="229122">
            <text:p>229122</text:p>
          </table:table-cell>
          <table:table-cell office:value-type="float" office:value="165886">
            <text:p>165886</text:p>
          </table:table-cell>
          <table:table-cell office:value-type="float" office:value="162740">
            <text:p>162740</text:p>
          </table:table-cell>
          <table:table-cell office:value-type="float" office:value="19992168">
            <text:p>19992168</text:p>
          </table:table-cell>
          <table:table-cell office:value-type="float" office:value="268362">
            <text:p>268362</text:p>
          </table:table-cell>
          <table:table-cell office:value-type="float" office:value="229882">
            <text:p>229882</text:p>
          </table:table-cell>
          <table:table-cell office:value-type="float" office:value="8732762479">
            <text:p>8732762479</text:p>
          </table:table-cell>
          <table:table-cell office:value-type="float" office:value="373781">
            <text:p>373781</text:p>
          </table:table-cell>
          <table:table-cell office:value-type="float" office:value="293451">
            <text:p>293451</text:p>
          </table:table-cell>
          <table:table-cell office:value-type="float" office:value="269295">
            <text:p>269295</text:p>
          </table:table-cell>
          <table:table-cell office:value-type="float" office:value="15019912">
            <text:p>15019912</text:p>
          </table:table-cell>
          <table:table-cell office:value-type="float" office:value="371342">
            <text:p>371342</text:p>
          </table:table-cell>
          <table:table-cell office:value-type="float" office:value="512592">
            <text:p>512592</text:p>
          </table:table-cell>
          <table:table-cell/>
        </table:table-row>
        <table:table-row table:style-name="ro1">
          <table:table-cell office:value-type="float" office:value="5265507642">
            <text:p>5265507642</text:p>
          </table:table-cell>
          <table:table-cell office:value-type="float" office:value="226454">
            <text:p>226454</text:p>
          </table:table-cell>
          <table:table-cell office:value-type="float" office:value="154474">
            <text:p>154474</text:p>
          </table:table-cell>
          <table:table-cell office:value-type="float" office:value="175676">
            <text:p>175676</text:p>
          </table:table-cell>
          <table:table-cell office:value-type="float" office:value="511069">
            <text:p>511069</text:p>
          </table:table-cell>
          <table:table-cell office:value-type="float" office:value="328448">
            <text:p>328448</text:p>
          </table:table-cell>
          <table:table-cell office:value-type="float" office:value="243214">
            <text:p>243214</text:p>
          </table:table-cell>
          <table:table-cell office:value-type="float" office:value="2221196436">
            <text:p>2221196436</text:p>
          </table:table-cell>
          <table:table-cell office:value-type="float" office:value="261248">
            <text:p>261248</text:p>
          </table:table-cell>
          <table:table-cell office:value-type="float" office:value="278666">
            <text:p>278666</text:p>
          </table:table-cell>
          <table:table-cell office:value-type="float" office:value="325274">
            <text:p>325274</text:p>
          </table:table-cell>
          <table:table-cell office:value-type="float" office:value="22484920">
            <text:p>22484920</text:p>
          </table:table-cell>
          <table:table-cell office:value-type="float" office:value="452732">
            <text:p>452732</text:p>
          </table:table-cell>
          <table:table-cell office:value-type="float" office:value="397237">
            <text:p>397237</text:p>
          </table:table-cell>
          <table:table-cell office:value-type="float" office:value="23578121515">
            <text:p>23578121515</text:p>
          </table:table-cell>
          <table:table-cell office:value-type="float" office:value="367465">
            <text:p>367465</text:p>
          </table:table-cell>
          <table:table-cell office:value-type="float" office:value="293254">
            <text:p>293254</text:p>
          </table:table-cell>
          <table:table-cell office:value-type="float" office:value="290039">
            <text:p>290039</text:p>
          </table:table-cell>
          <table:table-cell office:value-type="float" office:value="6243601">
            <text:p>6243601</text:p>
          </table:table-cell>
          <table:table-cell office:value-type="float" office:value="504890">
            <text:p>504890</text:p>
          </table:table-cell>
          <table:table-cell office:value-type="float" office:value="498473">
            <text:p>498473</text:p>
          </table:table-cell>
          <table:table-cell/>
        </table:table-row>
        <table:table-row table:style-name="ro1">
          <table:table-cell office:value-type="float" office:value="8722110110">
            <text:p>8722110110</text:p>
          </table:table-cell>
          <table:table-cell office:value-type="float" office:value="213816">
            <text:p>213816</text:p>
          </table:table-cell>
          <table:table-cell office:value-type="float" office:value="190426">
            <text:p>190426</text:p>
          </table:table-cell>
          <table:table-cell office:value-type="float" office:value="154922">
            <text:p>154922</text:p>
          </table:table-cell>
          <table:table-cell office:value-type="float" office:value="5491896">
            <text:p>5491896</text:p>
          </table:table-cell>
          <table:table-cell office:value-type="float" office:value="258284">
            <text:p>258284</text:p>
          </table:table-cell>
          <table:table-cell office:value-type="float" office:value="291698">
            <text:p>291698</text:p>
          </table:table-cell>
          <table:table-cell office:value-type="float" office:value="7449794509">
            <text:p>7449794509</text:p>
          </table:table-cell>
          <table:table-cell office:value-type="float" office:value="203702">
            <text:p>203702</text:p>
          </table:table-cell>
          <table:table-cell office:value-type="float" office:value="168402">
            <text:p>168402</text:p>
          </table:table-cell>
          <table:table-cell office:value-type="float" office:value="161240">
            <text:p>161240</text:p>
          </table:table-cell>
          <table:table-cell office:value-type="float" office:value="35689211">
            <text:p>35689211</text:p>
          </table:table-cell>
          <table:table-cell office:value-type="float" office:value="506632">
            <text:p>506632</text:p>
          </table:table-cell>
          <table:table-cell office:value-type="float" office:value="256324">
            <text:p>256324</text:p>
          </table:table-cell>
          <table:table-cell office:value-type="float" office:value="3625135764">
            <text:p>3625135764</text:p>
          </table:table-cell>
          <table:table-cell office:value-type="float" office:value="201828">
            <text:p>201828</text:p>
          </table:table-cell>
          <table:table-cell office:value-type="float" office:value="162420">
            <text:p>162420</text:p>
          </table:table-cell>
          <table:table-cell office:value-type="float" office:value="160288">
            <text:p>160288</text:p>
          </table:table-cell>
          <table:table-cell office:value-type="float" office:value="251142">
            <text:p>251142</text:p>
          </table:table-cell>
          <table:table-cell office:value-type="float" office:value="268608">
            <text:p>268608</text:p>
          </table:table-cell>
          <table:table-cell office:value-type="float" office:value="234604">
            <text:p>234604</text:p>
          </table:table-cell>
          <table:table-cell/>
        </table:table-row>
        <table:table-row table:style-name="ro1">
          <table:table-cell office:value-type="float" office:value="4888077776">
            <text:p>4888077776</text:p>
          </table:table-cell>
          <table:table-cell office:value-type="float" office:value="195230">
            <text:p>195230</text:p>
          </table:table-cell>
          <table:table-cell office:value-type="float" office:value="152166">
            <text:p>152166</text:p>
          </table:table-cell>
          <table:table-cell office:value-type="float" office:value="154082">
            <text:p>154082</text:p>
          </table:table-cell>
          <table:table-cell office:value-type="float" office:value="6126344">
            <text:p>6126344</text:p>
          </table:table-cell>
          <table:table-cell office:value-type="float" office:value="266318">
            <text:p>266318</text:p>
          </table:table-cell>
          <table:table-cell office:value-type="float" office:value="232592">
            <text:p>232592</text:p>
          </table:table-cell>
          <table:table-cell office:value-type="float" office:value="4750701844">
            <text:p>4750701844</text:p>
          </table:table-cell>
          <table:table-cell office:value-type="float" office:value="248143">
            <text:p>248143</text:p>
          </table:table-cell>
          <table:table-cell office:value-type="float" office:value="169526">
            <text:p>169526</text:p>
          </table:table-cell>
          <table:table-cell office:value-type="float" office:value="163532">
            <text:p>163532</text:p>
          </table:table-cell>
          <table:table-cell office:value-type="float" office:value="4008278">
            <text:p>4008278</text:p>
          </table:table-cell>
          <table:table-cell office:value-type="float" office:value="288180">
            <text:p>288180</text:p>
          </table:table-cell>
          <table:table-cell office:value-type="float" office:value="241524">
            <text:p>241524</text:p>
          </table:table-cell>
          <table:table-cell office:value-type="float" office:value="1189634538">
            <text:p>1189634538</text:p>
          </table:table-cell>
          <table:table-cell office:value-type="float" office:value="227930">
            <text:p>227930</text:p>
          </table:table-cell>
          <table:table-cell office:value-type="float" office:value="164596">
            <text:p>164596</text:p>
          </table:table-cell>
          <table:table-cell office:value-type="float" office:value="162894">
            <text:p>162894</text:p>
          </table:table-cell>
          <table:table-cell office:value-type="float" office:value="30304437">
            <text:p>30304437</text:p>
          </table:table-cell>
          <table:table-cell office:value-type="float" office:value="301561">
            <text:p>301561</text:p>
          </table:table-cell>
          <table:table-cell office:value-type="float" office:value="239854">
            <text:p>239854</text:p>
          </table:table-cell>
          <table:table-cell/>
        </table:table-row>
        <table:table-row table:style-name="ro1">
          <table:table-cell office:value-type="float" office:value="3706268791">
            <text:p>3706268791</text:p>
          </table:table-cell>
          <table:table-cell office:value-type="float" office:value="309521">
            <text:p>309521</text:p>
          </table:table-cell>
          <table:table-cell office:value-type="float" office:value="229074">
            <text:p>229074</text:p>
          </table:table-cell>
          <table:table-cell office:value-type="float" office:value="234891">
            <text:p>234891</text:p>
          </table:table-cell>
          <table:table-cell office:value-type="float" office:value="14860342">
            <text:p>14860342</text:p>
          </table:table-cell>
          <table:table-cell office:value-type="float" office:value="429380">
            <text:p>429380</text:p>
          </table:table-cell>
          <table:table-cell office:value-type="float" office:value="303471">
            <text:p>303471</text:p>
          </table:table-cell>
          <table:table-cell office:value-type="float" office:value="5383922797">
            <text:p>5383922797</text:p>
          </table:table-cell>
          <table:table-cell office:value-type="float" office:value="241502">
            <text:p>241502</text:p>
          </table:table-cell>
          <table:table-cell office:value-type="float" office:value="169164">
            <text:p>169164</text:p>
          </table:table-cell>
          <table:table-cell office:value-type="float" office:value="163634">
            <text:p>163634</text:p>
          </table:table-cell>
          <table:table-cell office:value-type="float" office:value="21634763">
            <text:p>21634763</text:p>
          </table:table-cell>
          <table:table-cell office:value-type="float" office:value="315544">
            <text:p>315544</text:p>
          </table:table-cell>
          <table:table-cell office:value-type="float" office:value="237624">
            <text:p>237624</text:p>
          </table:table-cell>
          <table:table-cell office:value-type="float" office:value="5695236386">
            <text:p>5695236386</text:p>
          </table:table-cell>
          <table:table-cell office:value-type="float" office:value="203114">
            <text:p>203114</text:p>
          </table:table-cell>
          <table:table-cell office:value-type="float" office:value="163534">
            <text:p>163534</text:p>
          </table:table-cell>
          <table:table-cell office:value-type="float" office:value="167500">
            <text:p>167500</text:p>
          </table:table-cell>
          <table:table-cell office:value-type="float" office:value="7850883">
            <text:p>7850883</text:p>
          </table:table-cell>
          <table:table-cell office:value-type="float" office:value="389850">
            <text:p>389850</text:p>
          </table:table-cell>
          <table:table-cell office:value-type="float" office:value="221894">
            <text:p>221894</text:p>
          </table:table-cell>
          <table:table-cell/>
        </table:table-row>
        <table:table-row table:style-name="ro1">
          <table:table-cell office:value-type="float" office:value="19899816300">
            <text:p>19899816300</text:p>
          </table:table-cell>
          <table:table-cell office:value-type="float" office:value="213939">
            <text:p>213939</text:p>
          </table:table-cell>
          <table:table-cell office:value-type="float" office:value="154880">
            <text:p>154880</text:p>
          </table:table-cell>
          <table:table-cell office:value-type="float" office:value="151360">
            <text:p>151360</text:p>
          </table:table-cell>
          <table:table-cell office:value-type="float" office:value="1825881">
            <text:p>1825881</text:p>
          </table:table-cell>
          <table:table-cell office:value-type="float" office:value="256502">
            <text:p>256502</text:p>
          </table:table-cell>
          <table:table-cell office:value-type="float" office:value="210952">
            <text:p>210952</text:p>
          </table:table-cell>
          <table:table-cell office:value-type="float" office:value="1400882824">
            <text:p>1400882824</text:p>
          </table:table-cell>
          <table:table-cell office:value-type="float" office:value="204232">
            <text:p>204232</text:p>
          </table:table-cell>
          <table:table-cell office:value-type="float" office:value="167276">
            <text:p>167276</text:p>
          </table:table-cell>
          <table:table-cell office:value-type="float" office:value="167688">
            <text:p>167688</text:p>
          </table:table-cell>
          <table:table-cell office:value-type="float" office:value="19211090">
            <text:p>19211090</text:p>
          </table:table-cell>
          <table:table-cell office:value-type="float" office:value="287012">
            <text:p>287012</text:p>
          </table:table-cell>
          <table:table-cell office:value-type="float" office:value="232010">
            <text:p>232010</text:p>
          </table:table-cell>
          <table:table-cell office:value-type="float" office:value="398376719">
            <text:p>398376719</text:p>
          </table:table-cell>
          <table:table-cell office:value-type="float" office:value="201744">
            <text:p>201744</text:p>
          </table:table-cell>
          <table:table-cell office:value-type="float" office:value="225898">
            <text:p>225898</text:p>
          </table:table-cell>
          <table:table-cell office:value-type="float" office:value="159630">
            <text:p>159630</text:p>
          </table:table-cell>
          <table:table-cell office:value-type="float" office:value="129824007">
            <text:p>129824007</text:p>
          </table:table-cell>
          <table:table-cell office:value-type="float" office:value="319700">
            <text:p>319700</text:p>
          </table:table-cell>
          <table:table-cell office:value-type="float" office:value="231340">
            <text:p>231340</text:p>
          </table:table-cell>
          <table:table-cell/>
        </table:table-row>
        <table:table-row table:style-name="ro1">
          <table:table-cell office:value-type="float" office:value="1487065964">
            <text:p>1487065964</text:p>
          </table:table-cell>
          <table:table-cell office:value-type="float" office:value="211700">
            <text:p>211700</text:p>
          </table:table-cell>
          <table:table-cell office:value-type="float" office:value="156518">
            <text:p>156518</text:p>
          </table:table-cell>
          <table:table-cell office:value-type="float" office:value="157118">
            <text:p>157118</text:p>
          </table:table-cell>
          <table:table-cell office:value-type="float" office:value="7674796">
            <text:p>7674796</text:p>
          </table:table-cell>
          <table:table-cell office:value-type="float" office:value="272282">
            <text:p>272282</text:p>
          </table:table-cell>
          <table:table-cell office:value-type="float" office:value="226086">
            <text:p>226086</text:p>
          </table:table-cell>
          <table:table-cell office:value-type="float" office:value="5834324574">
            <text:p>5834324574</text:p>
          </table:table-cell>
          <table:table-cell office:value-type="float" office:value="223224">
            <text:p>223224</text:p>
          </table:table-cell>
          <table:table-cell office:value-type="float" office:value="169356">
            <text:p>169356</text:p>
          </table:table-cell>
          <table:table-cell office:value-type="float" office:value="184900">
            <text:p>184900</text:p>
          </table:table-cell>
          <table:table-cell office:value-type="float" office:value="38825580">
            <text:p>38825580</text:p>
          </table:table-cell>
          <table:table-cell office:value-type="float" office:value="289668">
            <text:p>289668</text:p>
          </table:table-cell>
          <table:table-cell office:value-type="float" office:value="259018">
            <text:p>259018</text:p>
          </table:table-cell>
          <table:table-cell office:value-type="float" office:value="1198496558">
            <text:p>1198496558</text:p>
          </table:table-cell>
          <table:table-cell office:value-type="float" office:value="227904">
            <text:p>227904</text:p>
          </table:table-cell>
          <table:table-cell office:value-type="float" office:value="202247">
            <text:p>202247</text:p>
          </table:table-cell>
          <table:table-cell office:value-type="float" office:value="162800">
            <text:p>162800</text:p>
          </table:table-cell>
          <table:table-cell office:value-type="float" office:value="9166800">
            <text:p>9166800</text:p>
          </table:table-cell>
          <table:table-cell office:value-type="float" office:value="265668">
            <text:p>265668</text:p>
          </table:table-cell>
          <table:table-cell office:value-type="float" office:value="265557">
            <text:p>265557</text:p>
          </table:table-cell>
          <table:table-cell/>
        </table:table-row>
        <table:table-row table:style-name="ro1">
          <table:table-cell office:value-type="float" office:value="6510811550">
            <text:p>6510811550</text:p>
          </table:table-cell>
          <table:table-cell office:value-type="float" office:value="194214">
            <text:p>194214</text:p>
          </table:table-cell>
          <table:table-cell office:value-type="float" office:value="152788">
            <text:p>152788</text:p>
          </table:table-cell>
          <table:table-cell office:value-type="float" office:value="183923">
            <text:p>183923</text:p>
          </table:table-cell>
          <table:table-cell office:value-type="float" office:value="8741113">
            <text:p>8741113</text:p>
          </table:table-cell>
          <table:table-cell office:value-type="float" office:value="262684">
            <text:p>262684</text:p>
          </table:table-cell>
          <table:table-cell office:value-type="float" office:value="245189">
            <text:p>245189</text:p>
          </table:table-cell>
          <table:table-cell office:value-type="float" office:value="19139629799">
            <text:p>19139629799</text:p>
          </table:table-cell>
          <table:table-cell office:value-type="float" office:value="208594">
            <text:p>208594</text:p>
          </table:table-cell>
          <table:table-cell office:value-type="float" office:value="279652">
            <text:p>279652</text:p>
          </table:table-cell>
          <table:table-cell office:value-type="float" office:value="245264">
            <text:p>245264</text:p>
          </table:table-cell>
          <table:table-cell office:value-type="float" office:value="23916460">
            <text:p>23916460</text:p>
          </table:table-cell>
          <table:table-cell office:value-type="float" office:value="292066">
            <text:p>292066</text:p>
          </table:table-cell>
          <table:table-cell office:value-type="float" office:value="249682">
            <text:p>249682</text:p>
          </table:table-cell>
          <table:table-cell office:value-type="float" office:value="25758359143">
            <text:p>25758359143</text:p>
          </table:table-cell>
          <table:table-cell office:value-type="float" office:value="211786">
            <text:p>211786</text:p>
          </table:table-cell>
          <table:table-cell office:value-type="float" office:value="167380">
            <text:p>167380</text:p>
          </table:table-cell>
          <table:table-cell office:value-type="float" office:value="200696">
            <text:p>200696</text:p>
          </table:table-cell>
          <table:table-cell office:value-type="float" office:value="300634">
            <text:p>300634</text:p>
          </table:table-cell>
          <table:table-cell office:value-type="float" office:value="829260">
            <text:p>829260</text:p>
          </table:table-cell>
          <table:table-cell office:value-type="float" office:value="330482">
            <text:p>330482</text:p>
          </table:table-cell>
          <table:table-cell/>
        </table:table-row>
        <table:table-row table:style-name="ro1">
          <table:table-cell office:value-type="float" office:value="11567733321">
            <text:p>11567733321</text:p>
          </table:table-cell>
          <table:table-cell office:value-type="float" office:value="198600">
            <text:p>198600</text:p>
          </table:table-cell>
          <table:table-cell office:value-type="float" office:value="180160">
            <text:p>180160</text:p>
          </table:table-cell>
          <table:table-cell office:value-type="float" office:value="152368">
            <text:p>152368</text:p>
          </table:table-cell>
          <table:table-cell office:value-type="float" office:value="3518118">
            <text:p>3518118</text:p>
          </table:table-cell>
          <table:table-cell office:value-type="float" office:value="268008">
            <text:p>268008</text:p>
          </table:table-cell>
          <table:table-cell office:value-type="float" office:value="219218">
            <text:p>219218</text:p>
          </table:table-cell>
          <table:table-cell office:value-type="float" office:value="8677321683">
            <text:p>8677321683</text:p>
          </table:table-cell>
          <table:table-cell office:value-type="float" office:value="207064">
            <text:p>207064</text:p>
          </table:table-cell>
          <table:table-cell office:value-type="float" office:value="171482">
            <text:p>171482</text:p>
          </table:table-cell>
          <table:table-cell office:value-type="float" office:value="158932">
            <text:p>158932</text:p>
          </table:table-cell>
          <table:table-cell office:value-type="float" office:value="7040363">
            <text:p>7040363</text:p>
          </table:table-cell>
          <table:table-cell office:value-type="float" office:value="276094">
            <text:p>276094</text:p>
          </table:table-cell>
          <table:table-cell office:value-type="float" office:value="239442">
            <text:p>239442</text:p>
          </table:table-cell>
          <table:table-cell office:value-type="float" office:value="4538689278">
            <text:p>4538689278</text:p>
          </table:table-cell>
          <table:table-cell office:value-type="float" office:value="200272">
            <text:p>200272</text:p>
          </table:table-cell>
          <table:table-cell office:value-type="float" office:value="161176">
            <text:p>161176</text:p>
          </table:table-cell>
          <table:table-cell office:value-type="float" office:value="183811">
            <text:p>183811</text:p>
          </table:table-cell>
          <table:table-cell office:value-type="float" office:value="16016154">
            <text:p>16016154</text:p>
          </table:table-cell>
          <table:table-cell office:value-type="float" office:value="279672">
            <text:p>279672</text:p>
          </table:table-cell>
          <table:table-cell office:value-type="float" office:value="358812">
            <text:p>358812</text:p>
          </table:table-cell>
          <table:table-cell/>
        </table:table-row>
        <table:table-row table:style-name="ro1">
          <table:table-cell office:value-type="float" office:value="20170342419">
            <text:p>20170342419</text:p>
          </table:table-cell>
          <table:table-cell office:value-type="float" office:value="230552">
            <text:p>230552</text:p>
          </table:table-cell>
          <table:table-cell office:value-type="float" office:value="159610">
            <text:p>159610</text:p>
          </table:table-cell>
          <table:table-cell office:value-type="float" office:value="150430">
            <text:p>150430</text:p>
          </table:table-cell>
          <table:table-cell office:value-type="float" office:value="44902931">
            <text:p>44902931</text:p>
          </table:table-cell>
          <table:table-cell office:value-type="float" office:value="277970">
            <text:p>277970</text:p>
          </table:table-cell>
          <table:table-cell office:value-type="float" office:value="304594">
            <text:p>304594</text:p>
          </table:table-cell>
          <table:table-cell office:value-type="float" office:value="3373686950">
            <text:p>3373686950</text:p>
          </table:table-cell>
          <table:table-cell office:value-type="float" office:value="287578">
            <text:p>287578</text:p>
          </table:table-cell>
          <table:table-cell office:value-type="float" office:value="179294">
            <text:p>179294</text:p>
          </table:table-cell>
          <table:table-cell office:value-type="float" office:value="165288">
            <text:p>165288</text:p>
          </table:table-cell>
          <table:table-cell office:value-type="float" office:value="37773635">
            <text:p>37773635</text:p>
          </table:table-cell>
          <table:table-cell office:value-type="float" office:value="362378">
            <text:p>362378</text:p>
          </table:table-cell>
          <table:table-cell office:value-type="float" office:value="336587">
            <text:p>336587</text:p>
          </table:table-cell>
          <table:table-cell office:value-type="float" office:value="4642447951">
            <text:p>4642447951</text:p>
          </table:table-cell>
          <table:table-cell office:value-type="float" office:value="200638">
            <text:p>200638</text:p>
          </table:table-cell>
          <table:table-cell office:value-type="float" office:value="358546">
            <text:p>358546</text:p>
          </table:table-cell>
          <table:table-cell office:value-type="float" office:value="284478">
            <text:p>284478</text:p>
          </table:table-cell>
          <table:table-cell office:value-type="float" office:value="4280919">
            <text:p>4280919</text:p>
          </table:table-cell>
          <table:table-cell office:value-type="float" office:value="269786">
            <text:p>269786</text:p>
          </table:table-cell>
          <table:table-cell office:value-type="float" office:value="227602">
            <text:p>227602</text:p>
          </table:table-cell>
          <table:table-cell/>
        </table:table-row>
        <table:table-row table:style-name="ro1">
          <table:table-cell office:value-type="float" office:value="5022461856">
            <text:p>5022461856</text:p>
          </table:table-cell>
          <table:table-cell office:value-type="float" office:value="213306">
            <text:p>213306</text:p>
          </table:table-cell>
          <table:table-cell office:value-type="float" office:value="165522">
            <text:p>165522</text:p>
          </table:table-cell>
          <table:table-cell office:value-type="float" office:value="156886">
            <text:p>156886</text:p>
          </table:table-cell>
          <table:table-cell office:value-type="float" office:value="40977546">
            <text:p>40977546</text:p>
          </table:table-cell>
          <table:table-cell office:value-type="float" office:value="281508">
            <text:p>281508</text:p>
          </table:table-cell>
          <table:table-cell office:value-type="float" office:value="222742">
            <text:p>222742</text:p>
          </table:table-cell>
          <table:table-cell office:value-type="float" office:value="6658518066">
            <text:p>6658518066</text:p>
          </table:table-cell>
          <table:table-cell office:value-type="float" office:value="205892">
            <text:p>205892</text:p>
          </table:table-cell>
          <table:table-cell office:value-type="float" office:value="180514">
            <text:p>180514</text:p>
          </table:table-cell>
          <table:table-cell office:value-type="float" office:value="216187">
            <text:p>216187</text:p>
          </table:table-cell>
          <table:table-cell office:value-type="float" office:value="3230060">
            <text:p>3230060</text:p>
          </table:table-cell>
          <table:table-cell office:value-type="float" office:value="276186">
            <text:p>276186</text:p>
          </table:table-cell>
          <table:table-cell office:value-type="float" office:value="235528">
            <text:p>235528</text:p>
          </table:table-cell>
          <table:table-cell office:value-type="float" office:value="2604080814">
            <text:p>2604080814</text:p>
          </table:table-cell>
          <table:table-cell office:value-type="float" office:value="255962">
            <text:p>255962</text:p>
          </table:table-cell>
          <table:table-cell office:value-type="float" office:value="173068">
            <text:p>173068</text:p>
          </table:table-cell>
          <table:table-cell office:value-type="float" office:value="156848">
            <text:p>156848</text:p>
          </table:table-cell>
          <table:table-cell office:value-type="float" office:value="1863895">
            <text:p>1863895</text:p>
          </table:table-cell>
          <table:table-cell office:value-type="float" office:value="271244">
            <text:p>271244</text:p>
          </table:table-cell>
          <table:table-cell office:value-type="float" office:value="283417">
            <text:p>283417</text:p>
          </table:table-cell>
          <table:table-cell/>
        </table:table-row>
        <table:table-row table:style-name="ro1">
          <table:table-cell office:value-type="float" office:value="12715177395">
            <text:p>12715177395</text:p>
          </table:table-cell>
          <table:table-cell office:value-type="float" office:value="283680">
            <text:p>283680</text:p>
          </table:table-cell>
          <table:table-cell office:value-type="float" office:value="221279">
            <text:p>221279</text:p>
          </table:table-cell>
          <table:table-cell office:value-type="float" office:value="161296">
            <text:p>161296</text:p>
          </table:table-cell>
          <table:table-cell office:value-type="float" office:value="21118209">
            <text:p>21118209</text:p>
          </table:table-cell>
          <table:table-cell office:value-type="float" office:value="285356">
            <text:p>285356</text:p>
          </table:table-cell>
          <table:table-cell office:value-type="float" office:value="291002">
            <text:p>291002</text:p>
          </table:table-cell>
          <table:table-cell office:value-type="float" office:value="7245012436">
            <text:p>7245012436</text:p>
          </table:table-cell>
          <table:table-cell office:value-type="float" office:value="225148">
            <text:p>225148</text:p>
          </table:table-cell>
          <table:table-cell office:value-type="float" office:value="173000">
            <text:p>173000</text:p>
          </table:table-cell>
          <table:table-cell office:value-type="float" office:value="161098">
            <text:p>161098</text:p>
          </table:table-cell>
          <table:table-cell office:value-type="float" office:value="5414759">
            <text:p>5414759</text:p>
          </table:table-cell>
          <table:table-cell office:value-type="float" office:value="357606">
            <text:p>357606</text:p>
          </table:table-cell>
          <table:table-cell office:value-type="float" office:value="283376">
            <text:p>283376</text:p>
          </table:table-cell>
          <table:table-cell office:value-type="float" office:value="1332288076">
            <text:p>1332288076</text:p>
          </table:table-cell>
          <table:table-cell office:value-type="float" office:value="233565">
            <text:p>233565</text:p>
          </table:table-cell>
          <table:table-cell office:value-type="float" office:value="181270">
            <text:p>181270</text:p>
          </table:table-cell>
          <table:table-cell office:value-type="float" office:value="209865">
            <text:p>209865</text:p>
          </table:table-cell>
          <table:table-cell office:value-type="float" office:value="66789195">
            <text:p>66789195</text:p>
          </table:table-cell>
          <table:table-cell office:value-type="float" office:value="282108">
            <text:p>282108</text:p>
          </table:table-cell>
          <table:table-cell office:value-type="float" office:value="288465">
            <text:p>288465</text:p>
          </table:table-cell>
          <table:table-cell/>
        </table:table-row>
        <table:table-row table:style-name="ro1">
          <table:table-cell office:value-type="float" office:value="1096526295">
            <text:p>1096526295</text:p>
          </table:table-cell>
          <table:table-cell office:value-type="float" office:value="396167">
            <text:p>396167</text:p>
          </table:table-cell>
          <table:table-cell office:value-type="float" office:value="181488">
            <text:p>181488</text:p>
          </table:table-cell>
          <table:table-cell office:value-type="float" office:value="133498">
            <text:p>133498</text:p>
          </table:table-cell>
          <table:table-cell office:value-type="float" office:value="711756">
            <text:p>711756</text:p>
          </table:table-cell>
          <table:table-cell office:value-type="float" office:value="358328">
            <text:p>358328</text:p>
          </table:table-cell>
          <table:table-cell office:value-type="float" office:value="269389">
            <text:p>269389</text:p>
          </table:table-cell>
          <table:table-cell office:value-type="float" office:value="28774970542">
            <text:p>28774970542</text:p>
          </table:table-cell>
          <table:table-cell office:value-type="float" office:value="303022">
            <text:p>303022</text:p>
          </table:table-cell>
          <table:table-cell office:value-type="float" office:value="211329">
            <text:p>211329</text:p>
          </table:table-cell>
          <table:table-cell office:value-type="float" office:value="190487">
            <text:p>190487</text:p>
          </table:table-cell>
          <table:table-cell office:value-type="float" office:value="11591143">
            <text:p>11591143</text:p>
          </table:table-cell>
          <table:table-cell office:value-type="float" office:value="282686">
            <text:p>282686</text:p>
          </table:table-cell>
          <table:table-cell office:value-type="float" office:value="400087">
            <text:p>400087</text:p>
          </table:table-cell>
          <table:table-cell office:value-type="float" office:value="1051585497">
            <text:p>1051585497</text:p>
          </table:table-cell>
          <table:table-cell office:value-type="float" office:value="212866">
            <text:p>212866</text:p>
          </table:table-cell>
          <table:table-cell office:value-type="float" office:value="190859">
            <text:p>190859</text:p>
          </table:table-cell>
          <table:table-cell office:value-type="float" office:value="163632">
            <text:p>163632</text:p>
          </table:table-cell>
          <table:table-cell office:value-type="float" office:value="4792500">
            <text:p>4792500</text:p>
          </table:table-cell>
          <table:table-cell office:value-type="float" office:value="290364">
            <text:p>290364</text:p>
          </table:table-cell>
          <table:table-cell office:value-type="float" office:value="253662">
            <text:p>253662</text:p>
          </table:table-cell>
          <table:table-cell/>
        </table:table-row>
        <table:table-row table:style-name="ro1">
          <table:table-cell office:value-type="float" office:value="2390985814">
            <text:p>2390985814</text:p>
          </table:table-cell>
          <table:table-cell office:value-type="float" office:value="201270">
            <text:p>201270</text:p>
          </table:table-cell>
          <table:table-cell office:value-type="float" office:value="154178">
            <text:p>154178</text:p>
          </table:table-cell>
          <table:table-cell office:value-type="float" office:value="154358">
            <text:p>154358</text:p>
          </table:table-cell>
          <table:table-cell office:value-type="float" office:value="4483008">
            <text:p>4483008</text:p>
          </table:table-cell>
          <table:table-cell office:value-type="float" office:value="287866">
            <text:p>287866</text:p>
          </table:table-cell>
          <table:table-cell office:value-type="float" office:value="231148">
            <text:p>231148</text:p>
          </table:table-cell>
          <table:table-cell office:value-type="float" office:value="1866224453">
            <text:p>1866224453</text:p>
          </table:table-cell>
          <table:table-cell office:value-type="float" office:value="237409">
            <text:p>237409</text:p>
          </table:table-cell>
          <table:table-cell office:value-type="float" office:value="191630">
            <text:p>191630</text:p>
          </table:table-cell>
          <table:table-cell office:value-type="float" office:value="172244">
            <text:p>172244</text:p>
          </table:table-cell>
          <table:table-cell office:value-type="float" office:value="4093042">
            <text:p>4093042</text:p>
          </table:table-cell>
          <table:table-cell office:value-type="float" office:value="289808">
            <text:p>289808</text:p>
          </table:table-cell>
          <table:table-cell office:value-type="float" office:value="295951">
            <text:p>295951</text:p>
          </table:table-cell>
          <table:table-cell office:value-type="float" office:value="5205390590">
            <text:p>5205390590</text:p>
          </table:table-cell>
          <table:table-cell office:value-type="float" office:value="206102">
            <text:p>206102</text:p>
          </table:table-cell>
          <table:table-cell office:value-type="float" office:value="246598">
            <text:p>246598</text:p>
          </table:table-cell>
          <table:table-cell office:value-type="float" office:value="165978">
            <text:p>165978</text:p>
          </table:table-cell>
          <table:table-cell office:value-type="float" office:value="7119447">
            <text:p>7119447</text:p>
          </table:table-cell>
          <table:table-cell office:value-type="float" office:value="509335">
            <text:p>509335</text:p>
          </table:table-cell>
          <table:table-cell office:value-type="float" office:value="305852">
            <text:p>305852</text:p>
          </table:table-cell>
          <table:table-cell/>
        </table:table-row>
        <table:table-row table:style-name="ro1">
          <table:table-cell office:value-type="float" office:value="7624122792">
            <text:p>7624122792</text:p>
          </table:table-cell>
          <table:table-cell office:value-type="float" office:value="195708">
            <text:p>195708</text:p>
          </table:table-cell>
          <table:table-cell office:value-type="float" office:value="188031">
            <text:p>188031</text:p>
          </table:table-cell>
          <table:table-cell office:value-type="float" office:value="182117">
            <text:p>182117</text:p>
          </table:table-cell>
          <table:table-cell office:value-type="float" office:value="7608782">
            <text:p>7608782</text:p>
          </table:table-cell>
          <table:table-cell office:value-type="float" office:value="370689">
            <text:p>370689</text:p>
          </table:table-cell>
          <table:table-cell office:value-type="float" office:value="290815">
            <text:p>290815</text:p>
          </table:table-cell>
          <table:table-cell office:value-type="float" office:value="23239454588">
            <text:p>23239454588</text:p>
          </table:table-cell>
          <table:table-cell office:value-type="float" office:value="204036">
            <text:p>204036</text:p>
          </table:table-cell>
          <table:table-cell office:value-type="float" office:value="198405">
            <text:p>198405</text:p>
          </table:table-cell>
          <table:table-cell office:value-type="float" office:value="193575">
            <text:p>193575</text:p>
          </table:table-cell>
          <table:table-cell office:value-type="float" office:value="3160751">
            <text:p>3160751</text:p>
          </table:table-cell>
          <table:table-cell office:value-type="float" office:value="275472">
            <text:p>275472</text:p>
          </table:table-cell>
          <table:table-cell office:value-type="float" office:value="227540">
            <text:p>227540</text:p>
          </table:table-cell>
          <table:table-cell office:value-type="float" office:value="4489653130">
            <text:p>4489653130</text:p>
          </table:table-cell>
          <table:table-cell office:value-type="float" office:value="204346">
            <text:p>204346</text:p>
          </table:table-cell>
          <table:table-cell office:value-type="float" office:value="167732">
            <text:p>167732</text:p>
          </table:table-cell>
          <table:table-cell office:value-type="float" office:value="166438">
            <text:p>166438</text:p>
          </table:table-cell>
          <table:table-cell office:value-type="float" office:value="288437">
            <text:p>288437</text:p>
          </table:table-cell>
          <table:table-cell office:value-type="float" office:value="337911">
            <text:p>337911</text:p>
          </table:table-cell>
          <table:table-cell office:value-type="float" office:value="222950">
            <text:p>222950</text:p>
          </table:table-cell>
          <table:table-cell/>
        </table:table-row>
        <table:table-row table:style-name="ro1">
          <table:table-cell office:value-type="float" office:value="5718305403">
            <text:p>5718305403</text:p>
          </table:table-cell>
          <table:table-cell office:value-type="float" office:value="359854">
            <text:p>359854</text:p>
          </table:table-cell>
          <table:table-cell office:value-type="float" office:value="169316">
            <text:p>169316</text:p>
          </table:table-cell>
          <table:table-cell office:value-type="float" office:value="154104">
            <text:p>154104</text:p>
          </table:table-cell>
          <table:table-cell office:value-type="float" office:value="470144">
            <text:p>470144</text:p>
          </table:table-cell>
          <table:table-cell office:value-type="float" office:value="322405">
            <text:p>322405</text:p>
          </table:table-cell>
          <table:table-cell office:value-type="float" office:value="282113">
            <text:p>282113</text:p>
          </table:table-cell>
          <table:table-cell office:value-type="float" office:value="3420423395">
            <text:p>3420423395</text:p>
          </table:table-cell>
          <table:table-cell office:value-type="float" office:value="203264">
            <text:p>203264</text:p>
          </table:table-cell>
          <table:table-cell office:value-type="float" office:value="321653">
            <text:p>321653</text:p>
          </table:table-cell>
          <table:table-cell office:value-type="float" office:value="216949">
            <text:p>216949</text:p>
          </table:table-cell>
          <table:table-cell office:value-type="float" office:value="483138">
            <text:p>483138</text:p>
          </table:table-cell>
          <table:table-cell office:value-type="float" office:value="354597">
            <text:p>354597</text:p>
          </table:table-cell>
          <table:table-cell office:value-type="float" office:value="250564">
            <text:p>250564</text:p>
          </table:table-cell>
          <table:table-cell office:value-type="float" office:value="8837160387">
            <text:p>8837160387</text:p>
          </table:table-cell>
          <table:table-cell office:value-type="float" office:value="310134">
            <text:p>310134</text:p>
          </table:table-cell>
          <table:table-cell office:value-type="float" office:value="170140">
            <text:p>170140</text:p>
          </table:table-cell>
          <table:table-cell office:value-type="float" office:value="162508">
            <text:p>162508</text:p>
          </table:table-cell>
          <table:table-cell office:value-type="float" office:value="15479733">
            <text:p>15479733</text:p>
          </table:table-cell>
          <table:table-cell office:value-type="float" office:value="312201">
            <text:p>312201</text:p>
          </table:table-cell>
          <table:table-cell office:value-type="float" office:value="262565">
            <text:p>262565</text:p>
          </table:table-cell>
          <table:table-cell/>
        </table:table-row>
        <table:table-row table:style-name="ro1">
          <table:table-cell office:value-type="float" office:value="1191039386">
            <text:p>1191039386</text:p>
          </table:table-cell>
          <table:table-cell office:value-type="float" office:value="190886">
            <text:p>190886</text:p>
          </table:table-cell>
          <table:table-cell office:value-type="float" office:value="165680">
            <text:p>165680</text:p>
          </table:table-cell>
          <table:table-cell office:value-type="float" office:value="165950">
            <text:p>165950</text:p>
          </table:table-cell>
          <table:table-cell office:value-type="float" office:value="6814495">
            <text:p>6814495</text:p>
          </table:table-cell>
          <table:table-cell office:value-type="float" office:value="311785">
            <text:p>311785</text:p>
          </table:table-cell>
          <table:table-cell office:value-type="float" office:value="238984">
            <text:p>238984</text:p>
          </table:table-cell>
          <table:table-cell office:value-type="float" office:value="8079621676">
            <text:p>8079621676</text:p>
          </table:table-cell>
          <table:table-cell office:value-type="float" office:value="204758">
            <text:p>204758</text:p>
          </table:table-cell>
          <table:table-cell office:value-type="float" office:value="204351">
            <text:p>204351</text:p>
          </table:table-cell>
          <table:table-cell office:value-type="float" office:value="208390">
            <text:p>208390</text:p>
          </table:table-cell>
          <table:table-cell office:value-type="float" office:value="3399414">
            <text:p>3399414</text:p>
          </table:table-cell>
          <table:table-cell office:value-type="float" office:value="278128">
            <text:p>278128</text:p>
          </table:table-cell>
          <table:table-cell office:value-type="float" office:value="262646">
            <text:p>262646</text:p>
          </table:table-cell>
          <table:table-cell office:value-type="float" office:value="5317939640">
            <text:p>5317939640</text:p>
          </table:table-cell>
          <table:table-cell office:value-type="float" office:value="260920">
            <text:p>260920</text:p>
          </table:table-cell>
          <table:table-cell office:value-type="float" office:value="178814">
            <text:p>178814</text:p>
          </table:table-cell>
          <table:table-cell office:value-type="float" office:value="168560">
            <text:p>168560</text:p>
          </table:table-cell>
          <table:table-cell office:value-type="float" office:value="16017923">
            <text:p>16017923</text:p>
          </table:table-cell>
          <table:table-cell office:value-type="float" office:value="295786">
            <text:p>295786</text:p>
          </table:table-cell>
          <table:table-cell office:value-type="float" office:value="223664">
            <text:p>223664</text:p>
          </table:table-cell>
          <table:table-cell/>
        </table:table-row>
        <table:table-row table:style-name="ro1">
          <table:table-cell office:value-type="float" office:value="2240615519">
            <text:p>2240615519</text:p>
          </table:table-cell>
          <table:table-cell office:value-type="float" office:value="226034">
            <text:p>226034</text:p>
          </table:table-cell>
          <table:table-cell office:value-type="float" office:value="173208">
            <text:p>173208</text:p>
          </table:table-cell>
          <table:table-cell office:value-type="float" office:value="156016">
            <text:p>156016</text:p>
          </table:table-cell>
          <table:table-cell office:value-type="float" office:value="595058">
            <text:p>595058</text:p>
          </table:table-cell>
          <table:table-cell office:value-type="float" office:value="292906">
            <text:p>292906</text:p>
          </table:table-cell>
          <table:table-cell office:value-type="float" office:value="321402">
            <text:p>321402</text:p>
          </table:table-cell>
          <table:table-cell office:value-type="float" office:value="22792057541">
            <text:p>22792057541</text:p>
          </table:table-cell>
          <table:table-cell office:value-type="float" office:value="208646">
            <text:p>208646</text:p>
          </table:table-cell>
          <table:table-cell office:value-type="float" office:value="196171">
            <text:p>196171</text:p>
          </table:table-cell>
          <table:table-cell office:value-type="float" office:value="207016">
            <text:p>207016</text:p>
          </table:table-cell>
          <table:table-cell office:value-type="float" office:value="23715966">
            <text:p>23715966</text:p>
          </table:table-cell>
          <table:table-cell office:value-type="float" office:value="289878">
            <text:p>289878</text:p>
          </table:table-cell>
          <table:table-cell office:value-type="float" office:value="370105">
            <text:p>370105</text:p>
          </table:table-cell>
          <table:table-cell office:value-type="float" office:value="13690276564">
            <text:p>13690276564</text:p>
          </table:table-cell>
          <table:table-cell office:value-type="float" office:value="240986">
            <text:p>240986</text:p>
          </table:table-cell>
          <table:table-cell office:value-type="float" office:value="200241">
            <text:p>200241</text:p>
          </table:table-cell>
          <table:table-cell office:value-type="float" office:value="201316">
            <text:p>201316</text:p>
          </table:table-cell>
          <table:table-cell office:value-type="float" office:value="4705267">
            <text:p>4705267</text:p>
          </table:table-cell>
          <table:table-cell office:value-type="float" office:value="263846">
            <text:p>263846</text:p>
          </table:table-cell>
          <table:table-cell office:value-type="float" office:value="230494">
            <text:p>230494</text:p>
          </table:table-cell>
          <table:table-cell/>
        </table:table-row>
        <table:table-row table:style-name="ro1">
          <table:table-cell office:value-type="float" office:value="3181394314">
            <text:p>3181394314</text:p>
          </table:table-cell>
          <table:table-cell office:value-type="float" office:value="220885">
            <text:p>220885</text:p>
          </table:table-cell>
          <table:table-cell office:value-type="float" office:value="185255">
            <text:p>185255</text:p>
          </table:table-cell>
          <table:table-cell office:value-type="float" office:value="254172">
            <text:p>254172</text:p>
          </table:table-cell>
          <table:table-cell office:value-type="float" office:value="305125">
            <text:p>305125</text:p>
          </table:table-cell>
          <table:table-cell office:value-type="float" office:value="368779">
            <text:p>368779</text:p>
          </table:table-cell>
          <table:table-cell office:value-type="float" office:value="250198">
            <text:p>250198</text:p>
          </table:table-cell>
          <table:table-cell office:value-type="float" office:value="6910755321">
            <text:p>6910755321</text:p>
          </table:table-cell>
          <table:table-cell office:value-type="float" office:value="206128">
            <text:p>206128</text:p>
          </table:table-cell>
          <table:table-cell office:value-type="float" office:value="167974">
            <text:p>167974</text:p>
          </table:table-cell>
          <table:table-cell office:value-type="float" office:value="248950">
            <text:p>248950</text:p>
          </table:table-cell>
          <table:table-cell office:value-type="float" office:value="10896234">
            <text:p>10896234</text:p>
          </table:table-cell>
          <table:table-cell office:value-type="float" office:value="450663">
            <text:p>450663</text:p>
          </table:table-cell>
          <table:table-cell office:value-type="float" office:value="519621">
            <text:p>519621</text:p>
          </table:table-cell>
          <table:table-cell office:value-type="float" office:value="3468278729">
            <text:p>3468278729</text:p>
          </table:table-cell>
          <table:table-cell office:value-type="float" office:value="243635">
            <text:p>243635</text:p>
          </table:table-cell>
          <table:table-cell office:value-type="float" office:value="184783">
            <text:p>184783</text:p>
          </table:table-cell>
          <table:table-cell office:value-type="float" office:value="158782">
            <text:p>158782</text:p>
          </table:table-cell>
          <table:table-cell office:value-type="float" office:value="615264">
            <text:p>615264</text:p>
          </table:table-cell>
          <table:table-cell office:value-type="float" office:value="321396">
            <text:p>321396</text:p>
          </table:table-cell>
          <table:table-cell office:value-type="float" office:value="245880">
            <text:p>245880</text:p>
          </table:table-cell>
          <table:table-cell/>
        </table:table-row>
        <table:table-row table:style-name="ro1">
          <table:table-cell office:value-type="float" office:value="2665401604">
            <text:p>2665401604</text:p>
          </table:table-cell>
          <table:table-cell office:value-type="float" office:value="197112">
            <text:p>197112</text:p>
          </table:table-cell>
          <table:table-cell office:value-type="float" office:value="339896">
            <text:p>339896</text:p>
          </table:table-cell>
          <table:table-cell office:value-type="float" office:value="199716">
            <text:p>199716</text:p>
          </table:table-cell>
          <table:table-cell office:value-type="float" office:value="647526">
            <text:p>647526</text:p>
          </table:table-cell>
          <table:table-cell office:value-type="float" office:value="376233">
            <text:p>376233</text:p>
          </table:table-cell>
          <table:table-cell office:value-type="float" office:value="296282">
            <text:p>296282</text:p>
          </table:table-cell>
          <table:table-cell office:value-type="float" office:value="2667771279">
            <text:p>2667771279</text:p>
          </table:table-cell>
          <table:table-cell office:value-type="float" office:value="206214">
            <text:p>206214</text:p>
          </table:table-cell>
          <table:table-cell office:value-type="float" office:value="319515">
            <text:p>319515</text:p>
          </table:table-cell>
          <table:table-cell office:value-type="float" office:value="181478">
            <text:p>181478</text:p>
          </table:table-cell>
          <table:table-cell office:value-type="float" office:value="4344074">
            <text:p>4344074</text:p>
          </table:table-cell>
          <table:table-cell office:value-type="float" office:value="308097">
            <text:p>308097</text:p>
          </table:table-cell>
          <table:table-cell office:value-type="float" office:value="397632">
            <text:p>397632</text:p>
          </table:table-cell>
          <table:table-cell office:value-type="float" office:value="9929004267">
            <text:p>9929004267</text:p>
          </table:table-cell>
          <table:table-cell office:value-type="float" office:value="294126">
            <text:p>294126</text:p>
          </table:table-cell>
          <table:table-cell office:value-type="float" office:value="173720">
            <text:p>173720</text:p>
          </table:table-cell>
          <table:table-cell office:value-type="float" office:value="160148">
            <text:p>160148</text:p>
          </table:table-cell>
          <table:table-cell office:value-type="float" office:value="481580">
            <text:p>481580</text:p>
          </table:table-cell>
          <table:table-cell office:value-type="float" office:value="383471">
            <text:p>383471</text:p>
          </table:table-cell>
          <table:table-cell office:value-type="float" office:value="407240">
            <text:p>407240</text:p>
          </table:table-cell>
          <table:table-cell/>
        </table:table-row>
        <table:table-row table:style-name="ro1">
          <table:table-cell office:value-type="float" office:value="3686535586">
            <text:p>3686535586</text:p>
          </table:table-cell>
          <table:table-cell office:value-type="float" office:value="192226">
            <text:p>192226</text:p>
          </table:table-cell>
          <table:table-cell office:value-type="float" office:value="176787">
            <text:p>176787</text:p>
          </table:table-cell>
          <table:table-cell office:value-type="float" office:value="190785">
            <text:p>190785</text:p>
          </table:table-cell>
          <table:table-cell office:value-type="float" office:value="6583583">
            <text:p>6583583</text:p>
          </table:table-cell>
          <table:table-cell office:value-type="float" office:value="302276">
            <text:p>302276</text:p>
          </table:table-cell>
          <table:table-cell office:value-type="float" office:value="292617">
            <text:p>292617</text:p>
          </table:table-cell>
          <table:table-cell office:value-type="float" office:value="22453963377">
            <text:p>22453963377</text:p>
          </table:table-cell>
          <table:table-cell office:value-type="float" office:value="234175">
            <text:p>234175</text:p>
          </table:table-cell>
          <table:table-cell office:value-type="float" office:value="176612">
            <text:p>176612</text:p>
          </table:table-cell>
          <table:table-cell office:value-type="float" office:value="169742">
            <text:p>169742</text:p>
          </table:table-cell>
          <table:table-cell office:value-type="float" office:value="8307703">
            <text:p>8307703</text:p>
          </table:table-cell>
          <table:table-cell office:value-type="float" office:value="330091">
            <text:p>330091</text:p>
          </table:table-cell>
          <table:table-cell office:value-type="float" office:value="248870">
            <text:p>248870</text:p>
          </table:table-cell>
          <table:table-cell office:value-type="float" office:value="659839224">
            <text:p>659839224</text:p>
          </table:table-cell>
          <table:table-cell office:value-type="float" office:value="216842">
            <text:p>216842</text:p>
          </table:table-cell>
          <table:table-cell office:value-type="float" office:value="166300">
            <text:p>166300</text:p>
          </table:table-cell>
          <table:table-cell office:value-type="float" office:value="252111">
            <text:p>252111</text:p>
          </table:table-cell>
          <table:table-cell office:value-type="float" office:value="5068640">
            <text:p>5068640</text:p>
          </table:table-cell>
          <table:table-cell office:value-type="float" office:value="370830">
            <text:p>370830</text:p>
          </table:table-cell>
          <table:table-cell office:value-type="float" office:value="404841">
            <text:p>404841</text:p>
          </table:table-cell>
          <table:table-cell/>
        </table:table-row>
        <table:table-row table:style-name="ro1">
          <table:table-cell office:value-type="float" office:value="1781718333">
            <text:p>1781718333</text:p>
          </table:table-cell>
          <table:table-cell office:value-type="float" office:value="192820">
            <text:p>192820</text:p>
          </table:table-cell>
          <table:table-cell office:value-type="float" office:value="180432">
            <text:p>180432</text:p>
          </table:table-cell>
          <table:table-cell office:value-type="float" office:value="235267">
            <text:p>235267</text:p>
          </table:table-cell>
          <table:table-cell office:value-type="float" office:value="255476">
            <text:p>255476</text:p>
          </table:table-cell>
          <table:table-cell office:value-type="float" office:value="383811">
            <text:p>383811</text:p>
          </table:table-cell>
          <table:table-cell office:value-type="float" office:value="228726">
            <text:p>228726</text:p>
          </table:table-cell>
          <table:table-cell office:value-type="float" office:value="1623352644">
            <text:p>1623352644</text:p>
          </table:table-cell>
          <table:table-cell office:value-type="float" office:value="237273">
            <text:p>237273</text:p>
          </table:table-cell>
          <table:table-cell office:value-type="float" office:value="172742">
            <text:p>172742</text:p>
          </table:table-cell>
          <table:table-cell office:value-type="float" office:value="163298">
            <text:p>163298</text:p>
          </table:table-cell>
          <table:table-cell office:value-type="float" office:value="18818012">
            <text:p>18818012</text:p>
          </table:table-cell>
          <table:table-cell office:value-type="float" office:value="280594">
            <text:p>280594</text:p>
          </table:table-cell>
          <table:table-cell office:value-type="float" office:value="234200">
            <text:p>234200</text:p>
          </table:table-cell>
          <table:table-cell office:value-type="float" office:value="26811390936">
            <text:p>26811390936</text:p>
          </table:table-cell>
          <table:table-cell office:value-type="float" office:value="294646">
            <text:p>294646</text:p>
          </table:table-cell>
          <table:table-cell office:value-type="float" office:value="231208">
            <text:p>231208</text:p>
          </table:table-cell>
          <table:table-cell office:value-type="float" office:value="213794">
            <text:p>213794</text:p>
          </table:table-cell>
          <table:table-cell office:value-type="float" office:value="153924010">
            <text:p>153924010</text:p>
          </table:table-cell>
          <table:table-cell office:value-type="float" office:value="459190">
            <text:p>459190</text:p>
          </table:table-cell>
          <table:table-cell office:value-type="float" office:value="410635">
            <text:p>410635</text:p>
          </table:table-cell>
          <table:table-cell/>
        </table:table-row>
        <table:table-row table:style-name="ro1">
          <table:table-cell office:value-type="float" office:value="6770955308">
            <text:p>6770955308</text:p>
          </table:table-cell>
          <table:table-cell office:value-type="float" office:value="195012">
            <text:p>195012</text:p>
          </table:table-cell>
          <table:table-cell office:value-type="float" office:value="159702">
            <text:p>159702</text:p>
          </table:table-cell>
          <table:table-cell office:value-type="float" office:value="152416">
            <text:p>152416</text:p>
          </table:table-cell>
          <table:table-cell office:value-type="float" office:value="7644896">
            <text:p>7644896</text:p>
          </table:table-cell>
          <table:table-cell office:value-type="float" office:value="273616">
            <text:p>273616</text:p>
          </table:table-cell>
          <table:table-cell office:value-type="float" office:value="232426">
            <text:p>232426</text:p>
          </table:table-cell>
          <table:table-cell office:value-type="float" office:value="1729169952">
            <text:p>1729169952</text:p>
          </table:table-cell>
          <table:table-cell office:value-type="float" office:value="210032">
            <text:p>210032</text:p>
          </table:table-cell>
          <table:table-cell office:value-type="float" office:value="225370">
            <text:p>225370</text:p>
          </table:table-cell>
          <table:table-cell office:value-type="float" office:value="167774">
            <text:p>167774</text:p>
          </table:table-cell>
          <table:table-cell office:value-type="float" office:value="26361788">
            <text:p>26361788</text:p>
          </table:table-cell>
          <table:table-cell office:value-type="float" office:value="277198">
            <text:p>277198</text:p>
          </table:table-cell>
          <table:table-cell office:value-type="float" office:value="228706">
            <text:p>228706</text:p>
          </table:table-cell>
          <table:table-cell office:value-type="float" office:value="2220646099">
            <text:p>2220646099</text:p>
          </table:table-cell>
          <table:table-cell office:value-type="float" office:value="236274">
            <text:p>236274</text:p>
          </table:table-cell>
          <table:table-cell office:value-type="float" office:value="165236">
            <text:p>165236</text:p>
          </table:table-cell>
          <table:table-cell office:value-type="float" office:value="166018">
            <text:p>166018</text:p>
          </table:table-cell>
          <table:table-cell office:value-type="float" office:value="13032118">
            <text:p>13032118</text:p>
          </table:table-cell>
          <table:table-cell office:value-type="float" office:value="262254">
            <text:p>262254</text:p>
          </table:table-cell>
          <table:table-cell office:value-type="float" office:value="218282">
            <text:p>218282</text:p>
          </table:table-cell>
          <table:table-cell/>
        </table:table-row>
        <table:table-row table:style-name="ro1">
          <table:table-cell office:value-type="float" office:value="1146593509">
            <text:p>1146593509</text:p>
          </table:table-cell>
          <table:table-cell office:value-type="float" office:value="191988">
            <text:p>191988</text:p>
          </table:table-cell>
          <table:table-cell office:value-type="float" office:value="163598">
            <text:p>163598</text:p>
          </table:table-cell>
          <table:table-cell office:value-type="float" office:value="152970">
            <text:p>152970</text:p>
          </table:table-cell>
          <table:table-cell office:value-type="float" office:value="62721308">
            <text:p>62721308</text:p>
          </table:table-cell>
          <table:table-cell office:value-type="float" office:value="284832">
            <text:p>284832</text:p>
          </table:table-cell>
          <table:table-cell office:value-type="float" office:value="233414">
            <text:p>233414</text:p>
          </table:table-cell>
          <table:table-cell office:value-type="float" office:value="5802491436">
            <text:p>5802491436</text:p>
          </table:table-cell>
          <table:table-cell office:value-type="float" office:value="249520">
            <text:p>249520</text:p>
          </table:table-cell>
          <table:table-cell office:value-type="float" office:value="282572">
            <text:p>282572</text:p>
          </table:table-cell>
          <table:table-cell office:value-type="float" office:value="288250">
            <text:p>288250</text:p>
          </table:table-cell>
          <table:table-cell office:value-type="float" office:value="9139734">
            <text:p>9139734</text:p>
          </table:table-cell>
          <table:table-cell office:value-type="float" office:value="367278">
            <text:p>367278</text:p>
          </table:table-cell>
          <table:table-cell office:value-type="float" office:value="304247">
            <text:p>304247</text:p>
          </table:table-cell>
          <table:table-cell office:value-type="float" office:value="28042787600">
            <text:p>28042787600</text:p>
          </table:table-cell>
          <table:table-cell office:value-type="float" office:value="222892">
            <text:p>222892</text:p>
          </table:table-cell>
          <table:table-cell office:value-type="float" office:value="179242">
            <text:p>179242</text:p>
          </table:table-cell>
          <table:table-cell office:value-type="float" office:value="169246">
            <text:p>169246</text:p>
          </table:table-cell>
          <table:table-cell office:value-type="float" office:value="277656">
            <text:p>277656</text:p>
          </table:table-cell>
          <table:table-cell office:value-type="float" office:value="466565">
            <text:p>466565</text:p>
          </table:table-cell>
          <table:table-cell office:value-type="float" office:value="248698">
            <text:p>248698</text:p>
          </table:table-cell>
          <table:table-cell/>
        </table:table-row>
        <table:table-row table:style-name="ro1">
          <table:table-cell office:value-type="float" office:value="31119337678">
            <text:p>31119337678</text:p>
          </table:table-cell>
          <table:table-cell office:value-type="float" office:value="197142">
            <text:p>197142</text:p>
          </table:table-cell>
          <table:table-cell office:value-type="float" office:value="152096">
            <text:p>152096</text:p>
          </table:table-cell>
          <table:table-cell office:value-type="float" office:value="152962">
            <text:p>152962</text:p>
          </table:table-cell>
          <table:table-cell office:value-type="float" office:value="20472855">
            <text:p>20472855</text:p>
          </table:table-cell>
          <table:table-cell office:value-type="float" office:value="272564">
            <text:p>272564</text:p>
          </table:table-cell>
          <table:table-cell office:value-type="float" office:value="222528">
            <text:p>222528</text:p>
          </table:table-cell>
          <table:table-cell office:value-type="float" office:value="10842510154">
            <text:p>10842510154</text:p>
          </table:table-cell>
          <table:table-cell office:value-type="float" office:value="354722">
            <text:p>354722</text:p>
          </table:table-cell>
          <table:table-cell office:value-type="float" office:value="255326">
            <text:p>255326</text:p>
          </table:table-cell>
          <table:table-cell office:value-type="float" office:value="270177">
            <text:p>270177</text:p>
          </table:table-cell>
          <table:table-cell office:value-type="float" office:value="4758661">
            <text:p>4758661</text:p>
          </table:table-cell>
          <table:table-cell office:value-type="float" office:value="366391">
            <text:p>366391</text:p>
          </table:table-cell>
          <table:table-cell office:value-type="float" office:value="328523">
            <text:p>328523</text:p>
          </table:table-cell>
          <table:table-cell office:value-type="float" office:value="1185284416">
            <text:p>1185284416</text:p>
          </table:table-cell>
          <table:table-cell office:value-type="float" office:value="210278">
            <text:p>210278</text:p>
          </table:table-cell>
          <table:table-cell office:value-type="float" office:value="164972">
            <text:p>164972</text:p>
          </table:table-cell>
          <table:table-cell office:value-type="float" office:value="161436">
            <text:p>161436</text:p>
          </table:table-cell>
          <table:table-cell office:value-type="float" office:value="16902523">
            <text:p>16902523</text:p>
          </table:table-cell>
          <table:table-cell office:value-type="float" office:value="285400">
            <text:p>285400</text:p>
          </table:table-cell>
          <table:table-cell office:value-type="float" office:value="237146">
            <text:p>237146</text:p>
          </table:table-cell>
          <table:table-cell/>
        </table:table-row>
        <table:table-row table:style-name="ro1">
          <table:table-cell office:value-type="float" office:value="598084137">
            <text:p>598084137</text:p>
          </table:table-cell>
          <table:table-cell office:value-type="float" office:value="192154">
            <text:p>192154</text:p>
          </table:table-cell>
          <table:table-cell office:value-type="float" office:value="151960">
            <text:p>151960</text:p>
          </table:table-cell>
          <table:table-cell office:value-type="float" office:value="151418">
            <text:p>151418</text:p>
          </table:table-cell>
          <table:table-cell office:value-type="float" office:value="1734416">
            <text:p>1734416</text:p>
          </table:table-cell>
          <table:table-cell office:value-type="float" office:value="255652">
            <text:p>255652</text:p>
          </table:table-cell>
          <table:table-cell office:value-type="float" office:value="356059">
            <text:p>356059</text:p>
          </table:table-cell>
          <table:table-cell office:value-type="float" office:value="3675037641">
            <text:p>3675037641</text:p>
          </table:table-cell>
          <table:table-cell office:value-type="float" office:value="208354">
            <text:p>208354</text:p>
          </table:table-cell>
          <table:table-cell office:value-type="float" office:value="167804">
            <text:p>167804</text:p>
          </table:table-cell>
          <table:table-cell office:value-type="float" office:value="162790">
            <text:p>162790</text:p>
          </table:table-cell>
          <table:table-cell office:value-type="float" office:value="5047504">
            <text:p>5047504</text:p>
          </table:table-cell>
          <table:table-cell office:value-type="float" office:value="278610">
            <text:p>278610</text:p>
          </table:table-cell>
          <table:table-cell office:value-type="float" office:value="239300">
            <text:p>239300</text:p>
          </table:table-cell>
          <table:table-cell office:value-type="float" office:value="3717614409">
            <text:p>3717614409</text:p>
          </table:table-cell>
          <table:table-cell office:value-type="float" office:value="349439">
            <text:p>349439</text:p>
          </table:table-cell>
          <table:table-cell office:value-type="float" office:value="252120">
            <text:p>252120</text:p>
          </table:table-cell>
          <table:table-cell office:value-type="float" office:value="259244">
            <text:p>259244</text:p>
          </table:table-cell>
          <table:table-cell office:value-type="float" office:value="38869169">
            <text:p>38869169</text:p>
          </table:table-cell>
          <table:table-cell office:value-type="float" office:value="351596">
            <text:p>351596</text:p>
          </table:table-cell>
          <table:table-cell office:value-type="float" office:value="524037">
            <text:p>524037</text:p>
          </table:table-cell>
          <table:table-cell/>
        </table:table-row>
        <table:table-row table:style-name="ro1">
          <table:table-cell office:value-type="float" office:value="6573226359">
            <text:p>6573226359</text:p>
          </table:table-cell>
          <table:table-cell office:value-type="float" office:value="195996">
            <text:p>195996</text:p>
          </table:table-cell>
          <table:table-cell office:value-type="float" office:value="153318">
            <text:p>153318</text:p>
          </table:table-cell>
          <table:table-cell office:value-type="float" office:value="153766">
            <text:p>153766</text:p>
          </table:table-cell>
          <table:table-cell office:value-type="float" office:value="1817636">
            <text:p>1817636</text:p>
          </table:table-cell>
          <table:table-cell office:value-type="float" office:value="271532">
            <text:p>271532</text:p>
          </table:table-cell>
          <table:table-cell office:value-type="float" office:value="268568">
            <text:p>268568</text:p>
          </table:table-cell>
          <table:table-cell office:value-type="float" office:value="2006255723">
            <text:p>2006255723</text:p>
          </table:table-cell>
          <table:table-cell office:value-type="float" office:value="231729">
            <text:p>231729</text:p>
          </table:table-cell>
          <table:table-cell office:value-type="float" office:value="168160">
            <text:p>168160</text:p>
          </table:table-cell>
          <table:table-cell office:value-type="float" office:value="198744">
            <text:p>198744</text:p>
          </table:table-cell>
          <table:table-cell office:value-type="float" office:value="24089315">
            <text:p>24089315</text:p>
          </table:table-cell>
          <table:table-cell office:value-type="float" office:value="297208">
            <text:p>297208</text:p>
          </table:table-cell>
          <table:table-cell office:value-type="float" office:value="251184">
            <text:p>251184</text:p>
          </table:table-cell>
          <table:table-cell office:value-type="float" office:value="4422318705">
            <text:p>4422318705</text:p>
          </table:table-cell>
          <table:table-cell office:value-type="float" office:value="205358">
            <text:p>205358</text:p>
          </table:table-cell>
          <table:table-cell office:value-type="float" office:value="243734">
            <text:p>243734</text:p>
          </table:table-cell>
          <table:table-cell office:value-type="float" office:value="201134">
            <text:p>201134</text:p>
          </table:table-cell>
          <table:table-cell office:value-type="float" office:value="2256624">
            <text:p>2256624</text:p>
          </table:table-cell>
          <table:table-cell office:value-type="float" office:value="317044">
            <text:p>317044</text:p>
          </table:table-cell>
          <table:table-cell office:value-type="float" office:value="232388">
            <text:p>232388</text:p>
          </table:table-cell>
          <table:table-cell/>
        </table:table-row>
        <table:table-row table:style-name="ro1">
          <table:table-cell office:value-type="float" office:value="5403461051">
            <text:p>5403461051</text:p>
          </table:table-cell>
          <table:table-cell office:value-type="float" office:value="240055">
            <text:p>240055</text:p>
          </table:table-cell>
          <table:table-cell office:value-type="float" office:value="166882">
            <text:p>166882</text:p>
          </table:table-cell>
          <table:table-cell office:value-type="float" office:value="215662">
            <text:p>215662</text:p>
          </table:table-cell>
          <table:table-cell office:value-type="float" office:value="4704863">
            <text:p>4704863</text:p>
          </table:table-cell>
          <table:table-cell office:value-type="float" office:value="329458">
            <text:p>329458</text:p>
          </table:table-cell>
          <table:table-cell office:value-type="float" office:value="316138">
            <text:p>316138</text:p>
          </table:table-cell>
          <table:table-cell office:value-type="float" office:value="2465732408">
            <text:p>2465732408</text:p>
          </table:table-cell>
          <table:table-cell office:value-type="float" office:value="368209">
            <text:p>368209</text:p>
          </table:table-cell>
          <table:table-cell office:value-type="float" office:value="482165">
            <text:p>482165</text:p>
          </table:table-cell>
          <table:table-cell office:value-type="float" office:value="292519">
            <text:p>292519</text:p>
          </table:table-cell>
          <table:table-cell office:value-type="float" office:value="7146375">
            <text:p>7146375</text:p>
          </table:table-cell>
          <table:table-cell office:value-type="float" office:value="527899">
            <text:p>527899</text:p>
          </table:table-cell>
          <table:table-cell office:value-type="float" office:value="458301">
            <text:p>458301</text:p>
          </table:table-cell>
          <table:table-cell office:value-type="float" office:value="9188488965">
            <text:p>9188488965</text:p>
          </table:table-cell>
          <table:table-cell office:value-type="float" office:value="202324">
            <text:p>202324</text:p>
          </table:table-cell>
          <table:table-cell office:value-type="float" office:value="164718">
            <text:p>164718</text:p>
          </table:table-cell>
          <table:table-cell office:value-type="float" office:value="160950">
            <text:p>160950</text:p>
          </table:table-cell>
          <table:table-cell office:value-type="float" office:value="1520243">
            <text:p>1520243</text:p>
          </table:table-cell>
          <table:table-cell office:value-type="float" office:value="283946">
            <text:p>283946</text:p>
          </table:table-cell>
          <table:table-cell office:value-type="float" office:value="233910">
            <text:p>233910</text:p>
          </table:table-cell>
          <table:table-cell/>
        </table:table-row>
        <table:table-row table:style-name="ro1">
          <table:table-cell office:value-type="float" office:value="2488362977">
            <text:p>2488362977</text:p>
          </table:table-cell>
          <table:table-cell office:value-type="float" office:value="192116">
            <text:p>192116</text:p>
          </table:table-cell>
          <table:table-cell office:value-type="float" office:value="154682">
            <text:p>154682</text:p>
          </table:table-cell>
          <table:table-cell office:value-type="float" office:value="150976">
            <text:p>150976</text:p>
          </table:table-cell>
          <table:table-cell office:value-type="float" office:value="2187616">
            <text:p>2187616</text:p>
          </table:table-cell>
          <table:table-cell office:value-type="float" office:value="262694">
            <text:p>262694</text:p>
          </table:table-cell>
          <table:table-cell office:value-type="float" office:value="218510">
            <text:p>218510</text:p>
          </table:table-cell>
          <table:table-cell office:value-type="float" office:value="3804737461">
            <text:p>3804737461</text:p>
          </table:table-cell>
          <table:table-cell office:value-type="float" office:value="206862">
            <text:p>206862</text:p>
          </table:table-cell>
          <table:table-cell office:value-type="float" office:value="186525">
            <text:p>186525</text:p>
          </table:table-cell>
          <table:table-cell office:value-type="float" office:value="161996">
            <text:p>161996</text:p>
          </table:table-cell>
          <table:table-cell office:value-type="float" office:value="104563029">
            <text:p>104563029</text:p>
          </table:table-cell>
          <table:table-cell office:value-type="float" office:value="311034">
            <text:p>311034</text:p>
          </table:table-cell>
          <table:table-cell office:value-type="float" office:value="254300">
            <text:p>254300</text:p>
          </table:table-cell>
          <table:table-cell office:value-type="float" office:value="6972564059">
            <text:p>6972564059</text:p>
          </table:table-cell>
          <table:table-cell office:value-type="float" office:value="201128">
            <text:p>201128</text:p>
          </table:table-cell>
          <table:table-cell office:value-type="float" office:value="168242">
            <text:p>168242</text:p>
          </table:table-cell>
          <table:table-cell office:value-type="float" office:value="158050">
            <text:p>158050</text:p>
          </table:table-cell>
          <table:table-cell office:value-type="float" office:value="5899176">
            <text:p>5899176</text:p>
          </table:table-cell>
          <table:table-cell office:value-type="float" office:value="281826">
            <text:p>281826</text:p>
          </table:table-cell>
          <table:table-cell office:value-type="float" office:value="279512">
            <text:p>279512</text:p>
          </table:table-cell>
          <table:table-cell/>
        </table:table-row>
        <table:table-row table:style-name="ro1">
          <table:table-cell office:value-type="float" office:value="1547606111">
            <text:p>1547606111</text:p>
          </table:table-cell>
          <table:table-cell office:value-type="float" office:value="194066">
            <text:p>194066</text:p>
          </table:table-cell>
          <table:table-cell office:value-type="float" office:value="153652">
            <text:p>153652</text:p>
          </table:table-cell>
          <table:table-cell office:value-type="float" office:value="153922">
            <text:p>153922</text:p>
          </table:table-cell>
          <table:table-cell office:value-type="float" office:value="6260783">
            <text:p>6260783</text:p>
          </table:table-cell>
          <table:table-cell office:value-type="float" office:value="300487">
            <text:p>300487</text:p>
          </table:table-cell>
          <table:table-cell office:value-type="float" office:value="231190">
            <text:p>231190</text:p>
          </table:table-cell>
          <table:table-cell office:value-type="float" office:value="7045836213">
            <text:p>7045836213</text:p>
          </table:table-cell>
          <table:table-cell office:value-type="float" office:value="204478">
            <text:p>204478</text:p>
          </table:table-cell>
          <table:table-cell office:value-type="float" office:value="166594">
            <text:p>166594</text:p>
          </table:table-cell>
          <table:table-cell office:value-type="float" office:value="195521">
            <text:p>195521</text:p>
          </table:table-cell>
          <table:table-cell office:value-type="float" office:value="259208">
            <text:p>259208</text:p>
          </table:table-cell>
          <table:table-cell office:value-type="float" office:value="273352">
            <text:p>273352</text:p>
          </table:table-cell>
          <table:table-cell office:value-type="float" office:value="234974">
            <text:p>234974</text:p>
          </table:table-cell>
          <table:table-cell office:value-type="float" office:value="2438376481">
            <text:p>2438376481</text:p>
          </table:table-cell>
          <table:table-cell office:value-type="float" office:value="227888">
            <text:p>227888</text:p>
          </table:table-cell>
          <table:table-cell office:value-type="float" office:value="164862">
            <text:p>164862</text:p>
          </table:table-cell>
          <table:table-cell office:value-type="float" office:value="219260">
            <text:p>219260</text:p>
          </table:table-cell>
          <table:table-cell office:value-type="float" office:value="7675444">
            <text:p>7675444</text:p>
          </table:table-cell>
          <table:table-cell office:value-type="float" office:value="385139">
            <text:p>385139</text:p>
          </table:table-cell>
          <table:table-cell office:value-type="float" office:value="227896">
            <text:p>227896</text:p>
          </table:table-cell>
          <table:table-cell/>
        </table:table-row>
        <table:table-row table:style-name="ro1">
          <table:table-cell office:value-type="float" office:value="11251395387">
            <text:p>11251395387</text:p>
          </table:table-cell>
          <table:table-cell office:value-type="float" office:value="192236">
            <text:p>192236</text:p>
          </table:table-cell>
          <table:table-cell office:value-type="float" office:value="151288">
            <text:p>151288</text:p>
          </table:table-cell>
          <table:table-cell office:value-type="float" office:value="155172">
            <text:p>155172</text:p>
          </table:table-cell>
          <table:table-cell office:value-type="float" office:value="458520">
            <text:p>458520</text:p>
          </table:table-cell>
          <table:table-cell office:value-type="float" office:value="264776">
            <text:p>264776</text:p>
          </table:table-cell>
          <table:table-cell office:value-type="float" office:value="222128">
            <text:p>222128</text:p>
          </table:table-cell>
          <table:table-cell office:value-type="float" office:value="1874490505">
            <text:p>1874490505</text:p>
          </table:table-cell>
          <table:table-cell office:value-type="float" office:value="203418">
            <text:p>203418</text:p>
          </table:table-cell>
          <table:table-cell office:value-type="float" office:value="165784">
            <text:p>165784</text:p>
          </table:table-cell>
          <table:table-cell office:value-type="float" office:value="160278">
            <text:p>160278</text:p>
          </table:table-cell>
          <table:table-cell office:value-type="float" office:value="465150">
            <text:p>465150</text:p>
          </table:table-cell>
          <table:table-cell office:value-type="float" office:value="267850">
            <text:p>267850</text:p>
          </table:table-cell>
          <table:table-cell office:value-type="float" office:value="237164">
            <text:p>237164</text:p>
          </table:table-cell>
          <table:table-cell office:value-type="float" office:value="28679683751">
            <text:p>28679683751</text:p>
          </table:table-cell>
          <table:table-cell office:value-type="float" office:value="206626">
            <text:p>206626</text:p>
          </table:table-cell>
          <table:table-cell office:value-type="float" office:value="162726">
            <text:p>162726</text:p>
          </table:table-cell>
          <table:table-cell office:value-type="float" office:value="274755">
            <text:p>274755</text:p>
          </table:table-cell>
          <table:table-cell office:value-type="float" office:value="47932457">
            <text:p>47932457</text:p>
          </table:table-cell>
          <table:table-cell office:value-type="float" office:value="296792">
            <text:p>296792</text:p>
          </table:table-cell>
          <table:table-cell office:value-type="float" office:value="246726">
            <text:p>246726</text:p>
          </table:table-cell>
          <table:table-cell/>
        </table:table-row>
        <table:table-row table:style-name="ro1">
          <table:table-cell office:value-type="float" office:value="9892171778">
            <text:p>9892171778</text:p>
          </table:table-cell>
          <table:table-cell office:value-type="float" office:value="217003">
            <text:p>217003</text:p>
          </table:table-cell>
          <table:table-cell office:value-type="float" office:value="180021">
            <text:p>180021</text:p>
          </table:table-cell>
          <table:table-cell office:value-type="float" office:value="242322">
            <text:p>242322</text:p>
          </table:table-cell>
          <table:table-cell office:value-type="float" office:value="1066823">
            <text:p>1066823</text:p>
          </table:table-cell>
          <table:table-cell office:value-type="float" office:value="300522">
            <text:p>300522</text:p>
          </table:table-cell>
          <table:table-cell office:value-type="float" office:value="225544">
            <text:p>225544</text:p>
          </table:table-cell>
          <table:table-cell office:value-type="float" office:value="7185127636">
            <text:p>7185127636</text:p>
          </table:table-cell>
          <table:table-cell office:value-type="float" office:value="266371">
            <text:p>266371</text:p>
          </table:table-cell>
          <table:table-cell office:value-type="float" office:value="166772">
            <text:p>166772</text:p>
          </table:table-cell>
          <table:table-cell office:value-type="float" office:value="164780">
            <text:p>164780</text:p>
          </table:table-cell>
          <table:table-cell office:value-type="float" office:value="11447794">
            <text:p>11447794</text:p>
          </table:table-cell>
          <table:table-cell office:value-type="float" office:value="288000">
            <text:p>288000</text:p>
          </table:table-cell>
          <table:table-cell office:value-type="float" office:value="290074">
            <text:p>290074</text:p>
          </table:table-cell>
          <table:table-cell office:value-type="float" office:value="5524305803">
            <text:p>5524305803</text:p>
          </table:table-cell>
          <table:table-cell office:value-type="float" office:value="203992">
            <text:p>203992</text:p>
          </table:table-cell>
          <table:table-cell office:value-type="float" office:value="164484">
            <text:p>164484</text:p>
          </table:table-cell>
          <table:table-cell office:value-type="float" office:value="157122">
            <text:p>157122</text:p>
          </table:table-cell>
          <table:table-cell office:value-type="float" office:value="20148778">
            <text:p>20148778</text:p>
          </table:table-cell>
          <table:table-cell office:value-type="float" office:value="274316">
            <text:p>274316</text:p>
          </table:table-cell>
          <table:table-cell office:value-type="float" office:value="347146">
            <text:p>347146</text:p>
          </table:table-cell>
          <table:table-cell/>
        </table:table-row>
        <table:table-row table:style-name="ro1">
          <table:table-cell office:value-type="float" office:value="2121979755">
            <text:p>2121979755</text:p>
          </table:table-cell>
          <table:table-cell office:value-type="float" office:value="191450">
            <text:p>191450</text:p>
          </table:table-cell>
          <table:table-cell office:value-type="float" office:value="185285">
            <text:p>185285</text:p>
          </table:table-cell>
          <table:table-cell office:value-type="float" office:value="153046">
            <text:p>153046</text:p>
          </table:table-cell>
          <table:table-cell office:value-type="float" office:value="4834809">
            <text:p>4834809</text:p>
          </table:table-cell>
          <table:table-cell office:value-type="float" office:value="301884">
            <text:p>301884</text:p>
          </table:table-cell>
          <table:table-cell office:value-type="float" office:value="306707">
            <text:p>306707</text:p>
          </table:table-cell>
          <table:table-cell office:value-type="float" office:value="16382465356">
            <text:p>16382465356</text:p>
          </table:table-cell>
          <table:table-cell office:value-type="float" office:value="205248">
            <text:p>205248</text:p>
          </table:table-cell>
          <table:table-cell office:value-type="float" office:value="164936">
            <text:p>164936</text:p>
          </table:table-cell>
          <table:table-cell office:value-type="float" office:value="160292">
            <text:p>160292</text:p>
          </table:table-cell>
          <table:table-cell office:value-type="float" office:value="5931596">
            <text:p>5931596</text:p>
          </table:table-cell>
          <table:table-cell office:value-type="float" office:value="288792">
            <text:p>288792</text:p>
          </table:table-cell>
          <table:table-cell office:value-type="float" office:value="276750">
            <text:p>276750</text:p>
          </table:table-cell>
          <table:table-cell office:value-type="float" office:value="6925283984">
            <text:p>6925283984</text:p>
          </table:table-cell>
          <table:table-cell office:value-type="float" office:value="208772">
            <text:p>208772</text:p>
          </table:table-cell>
          <table:table-cell office:value-type="float" office:value="225505">
            <text:p>225505</text:p>
          </table:table-cell>
          <table:table-cell office:value-type="float" office:value="325505">
            <text:p>325505</text:p>
          </table:table-cell>
          <table:table-cell office:value-type="float" office:value="12188223">
            <text:p>12188223</text:p>
          </table:table-cell>
          <table:table-cell office:value-type="float" office:value="281746">
            <text:p>281746</text:p>
          </table:table-cell>
          <table:table-cell office:value-type="float" office:value="293029">
            <text:p>293029</text:p>
          </table:table-cell>
          <table:table-cell/>
        </table:table-row>
        <table:table-row table:style-name="ro1">
          <table:table-cell office:value-type="float" office:value="13078181636">
            <text:p>13078181636</text:p>
          </table:table-cell>
          <table:table-cell office:value-type="float" office:value="191214">
            <text:p>191214</text:p>
          </table:table-cell>
          <table:table-cell office:value-type="float" office:value="154596">
            <text:p>154596</text:p>
          </table:table-cell>
          <table:table-cell office:value-type="float" office:value="150368">
            <text:p>150368</text:p>
          </table:table-cell>
          <table:table-cell office:value-type="float" office:value="3562110">
            <text:p>3562110</text:p>
          </table:table-cell>
          <table:table-cell office:value-type="float" office:value="315059">
            <text:p>315059</text:p>
          </table:table-cell>
          <table:table-cell office:value-type="float" office:value="380425">
            <text:p>380425</text:p>
          </table:table-cell>
          <table:table-cell office:value-type="float" office:value="2423904804">
            <text:p>2423904804</text:p>
          </table:table-cell>
          <table:table-cell office:value-type="float" office:value="205900">
            <text:p>205900</text:p>
          </table:table-cell>
          <table:table-cell office:value-type="float" office:value="167240">
            <text:p>167240</text:p>
          </table:table-cell>
          <table:table-cell office:value-type="float" office:value="194544">
            <text:p>194544</text:p>
          </table:table-cell>
          <table:table-cell office:value-type="float" office:value="11955070">
            <text:p>11955070</text:p>
          </table:table-cell>
          <table:table-cell office:value-type="float" office:value="279606">
            <text:p>279606</text:p>
          </table:table-cell>
          <table:table-cell office:value-type="float" office:value="241068">
            <text:p>241068</text:p>
          </table:table-cell>
          <table:table-cell office:value-type="float" office:value="28094232459">
            <text:p>28094232459</text:p>
          </table:table-cell>
          <table:table-cell office:value-type="float" office:value="209588">
            <text:p>209588</text:p>
          </table:table-cell>
          <table:table-cell office:value-type="float" office:value="162600">
            <text:p>162600</text:p>
          </table:table-cell>
          <table:table-cell office:value-type="float" office:value="163102">
            <text:p>163102</text:p>
          </table:table-cell>
          <table:table-cell office:value-type="float" office:value="246402">
            <text:p>246402</text:p>
          </table:table-cell>
          <table:table-cell office:value-type="float" office:value="257794">
            <text:p>257794</text:p>
          </table:table-cell>
          <table:table-cell office:value-type="float" office:value="218592">
            <text:p>218592</text:p>
          </table:table-cell>
          <table:table-cell/>
        </table:table-row>
        <table:table-row table:style-name="ro1">
          <table:table-cell office:value-type="float" office:value="9189223596">
            <text:p>9189223596</text:p>
          </table:table-cell>
          <table:table-cell office:value-type="float" office:value="190330">
            <text:p>190330</text:p>
          </table:table-cell>
          <table:table-cell office:value-type="float" office:value="151466">
            <text:p>151466</text:p>
          </table:table-cell>
          <table:table-cell office:value-type="float" office:value="154198">
            <text:p>154198</text:p>
          </table:table-cell>
          <table:table-cell office:value-type="float" office:value="17578062">
            <text:p>17578062</text:p>
          </table:table-cell>
          <table:table-cell office:value-type="float" office:value="264246">
            <text:p>264246</text:p>
          </table:table-cell>
          <table:table-cell office:value-type="float" office:value="222120">
            <text:p>222120</text:p>
          </table:table-cell>
          <table:table-cell office:value-type="float" office:value="3026304614">
            <text:p>3026304614</text:p>
          </table:table-cell>
          <table:table-cell office:value-type="float" office:value="205200">
            <text:p>205200</text:p>
          </table:table-cell>
          <table:table-cell office:value-type="float" office:value="167778">
            <text:p>167778</text:p>
          </table:table-cell>
          <table:table-cell office:value-type="float" office:value="160206">
            <text:p>160206</text:p>
          </table:table-cell>
          <table:table-cell office:value-type="float" office:value="672530">
            <text:p>672530</text:p>
          </table:table-cell>
          <table:table-cell office:value-type="float" office:value="261514">
            <text:p>261514</text:p>
          </table:table-cell>
          <table:table-cell office:value-type="float" office:value="305655">
            <text:p>305655</text:p>
          </table:table-cell>
          <table:table-cell office:value-type="float" office:value="2438141755">
            <text:p>2438141755</text:p>
          </table:table-cell>
          <table:table-cell office:value-type="float" office:value="200660">
            <text:p>200660</text:p>
          </table:table-cell>
          <table:table-cell office:value-type="float" office:value="160046">
            <text:p>160046</text:p>
          </table:table-cell>
          <table:table-cell office:value-type="float" office:value="159992">
            <text:p>159992</text:p>
          </table:table-cell>
          <table:table-cell office:value-type="float" office:value="8007479">
            <text:p>8007479</text:p>
          </table:table-cell>
          <table:table-cell office:value-type="float" office:value="288528">
            <text:p>288528</text:p>
          </table:table-cell>
          <table:table-cell office:value-type="float" office:value="242390">
            <text:p>242390</text:p>
          </table:table-cell>
          <table:table-cell/>
        </table:table-row>
        <table:table-row table:style-name="ro1">
          <table:table-cell office:value-type="float" office:value="4877100278">
            <text:p>4877100278</text:p>
          </table:table-cell>
          <table:table-cell office:value-type="float" office:value="286580">
            <text:p>286580</text:p>
          </table:table-cell>
          <table:table-cell office:value-type="float" office:value="164886">
            <text:p>164886</text:p>
          </table:table-cell>
          <table:table-cell office:value-type="float" office:value="155554">
            <text:p>155554</text:p>
          </table:table-cell>
          <table:table-cell office:value-type="float" office:value="12455903">
            <text:p>12455903</text:p>
          </table:table-cell>
          <table:table-cell office:value-type="float" office:value="440886">
            <text:p>440886</text:p>
          </table:table-cell>
          <table:table-cell office:value-type="float" office:value="252500">
            <text:p>252500</text:p>
          </table:table-cell>
          <table:table-cell office:value-type="float" office:value="3175577875">
            <text:p>3175577875</text:p>
          </table:table-cell>
          <table:table-cell office:value-type="float" office:value="330693">
            <text:p>330693</text:p>
          </table:table-cell>
          <table:table-cell office:value-type="float" office:value="217859">
            <text:p>217859</text:p>
          </table:table-cell>
          <table:table-cell office:value-type="float" office:value="174730">
            <text:p>174730</text:p>
          </table:table-cell>
          <table:table-cell office:value-type="float" office:value="3835973">
            <text:p>3835973</text:p>
          </table:table-cell>
          <table:table-cell office:value-type="float" office:value="468502">
            <text:p>468502</text:p>
          </table:table-cell>
          <table:table-cell office:value-type="float" office:value="322826">
            <text:p>322826</text:p>
          </table:table-cell>
          <table:table-cell office:value-type="float" office:value="5171735284">
            <text:p>5171735284</text:p>
          </table:table-cell>
          <table:table-cell office:value-type="float" office:value="234340">
            <text:p>234340</text:p>
          </table:table-cell>
          <table:table-cell office:value-type="float" office:value="181577">
            <text:p>181577</text:p>
          </table:table-cell>
          <table:table-cell office:value-type="float" office:value="174499">
            <text:p>174499</text:p>
          </table:table-cell>
          <table:table-cell office:value-type="float" office:value="14326676">
            <text:p>14326676</text:p>
          </table:table-cell>
          <table:table-cell office:value-type="float" office:value="360541">
            <text:p>360541</text:p>
          </table:table-cell>
          <table:table-cell office:value-type="float" office:value="274019">
            <text:p>274019</text:p>
          </table:table-cell>
          <table:table-cell/>
        </table:table-row>
        <table:table-row table:style-name="ro1">
          <table:table-cell office:value-type="float" office:value="5831853480">
            <text:p>5831853480</text:p>
          </table:table-cell>
          <table:table-cell office:value-type="float" office:value="223004">
            <text:p>223004</text:p>
          </table:table-cell>
          <table:table-cell office:value-type="float" office:value="156864">
            <text:p>156864</text:p>
          </table:table-cell>
          <table:table-cell office:value-type="float" office:value="152600">
            <text:p>152600</text:p>
          </table:table-cell>
          <table:table-cell office:value-type="float" office:value="4395650">
            <text:p>4395650</text:p>
          </table:table-cell>
          <table:table-cell office:value-type="float" office:value="263876">
            <text:p>263876</text:p>
          </table:table-cell>
          <table:table-cell office:value-type="float" office:value="235530">
            <text:p>235530</text:p>
          </table:table-cell>
          <table:table-cell office:value-type="float" office:value="2540228795">
            <text:p>2540228795</text:p>
          </table:table-cell>
          <table:table-cell office:value-type="float" office:value="205628">
            <text:p>205628</text:p>
          </table:table-cell>
          <table:table-cell office:value-type="float" office:value="163738">
            <text:p>163738</text:p>
          </table:table-cell>
          <table:table-cell office:value-type="float" office:value="161664">
            <text:p>161664</text:p>
          </table:table-cell>
          <table:table-cell office:value-type="float" office:value="6101327">
            <text:p>6101327</text:p>
          </table:table-cell>
          <table:table-cell office:value-type="float" office:value="260784">
            <text:p>260784</text:p>
          </table:table-cell>
          <table:table-cell office:value-type="float" office:value="247872">
            <text:p>247872</text:p>
          </table:table-cell>
          <table:table-cell office:value-type="float" office:value="2593235083">
            <text:p>2593235083</text:p>
          </table:table-cell>
          <table:table-cell office:value-type="float" office:value="227611">
            <text:p>227611</text:p>
          </table:table-cell>
          <table:table-cell office:value-type="float" office:value="163728">
            <text:p>163728</text:p>
          </table:table-cell>
          <table:table-cell office:value-type="float" office:value="180674">
            <text:p>180674</text:p>
          </table:table-cell>
          <table:table-cell office:value-type="float" office:value="65393722">
            <text:p>65393722</text:p>
          </table:table-cell>
          <table:table-cell office:value-type="float" office:value="320820">
            <text:p>320820</text:p>
          </table:table-cell>
          <table:table-cell office:value-type="float" office:value="237568">
            <text:p>237568</text:p>
          </table:table-cell>
          <table:table-cell/>
        </table:table-row>
        <table:table-row table:style-name="ro1">
          <table:table-cell office:value-type="float" office:value="1241842075">
            <text:p>1241842075</text:p>
          </table:table-cell>
          <table:table-cell office:value-type="float" office:value="212904">
            <text:p>212904</text:p>
          </table:table-cell>
          <table:table-cell office:value-type="float" office:value="155692">
            <text:p>155692</text:p>
          </table:table-cell>
          <table:table-cell office:value-type="float" office:value="153746">
            <text:p>153746</text:p>
          </table:table-cell>
          <table:table-cell office:value-type="float" office:value="12313397">
            <text:p>12313397</text:p>
          </table:table-cell>
          <table:table-cell office:value-type="float" office:value="280322">
            <text:p>280322</text:p>
          </table:table-cell>
          <table:table-cell office:value-type="float" office:value="240716">
            <text:p>240716</text:p>
          </table:table-cell>
          <table:table-cell office:value-type="float" office:value="896499055">
            <text:p>896499055</text:p>
          </table:table-cell>
          <table:table-cell office:value-type="float" office:value="362310">
            <text:p>362310</text:p>
          </table:table-cell>
          <table:table-cell office:value-type="float" office:value="177668">
            <text:p>177668</text:p>
          </table:table-cell>
          <table:table-cell office:value-type="float" office:value="170274">
            <text:p>170274</text:p>
          </table:table-cell>
          <table:table-cell office:value-type="float" office:value="24891030">
            <text:p>24891030</text:p>
          </table:table-cell>
          <table:table-cell office:value-type="float" office:value="311418">
            <text:p>311418</text:p>
          </table:table-cell>
          <table:table-cell office:value-type="float" office:value="270732">
            <text:p>270732</text:p>
          </table:table-cell>
          <table:table-cell office:value-type="float" office:value="15492277242">
            <text:p>15492277242</text:p>
          </table:table-cell>
          <table:table-cell office:value-type="float" office:value="204486">
            <text:p>204486</text:p>
          </table:table-cell>
          <table:table-cell office:value-type="float" office:value="174184">
            <text:p>174184</text:p>
          </table:table-cell>
          <table:table-cell office:value-type="float" office:value="163714">
            <text:p>163714</text:p>
          </table:table-cell>
          <table:table-cell office:value-type="float" office:value="60318093">
            <text:p>60318093</text:p>
          </table:table-cell>
          <table:table-cell office:value-type="float" office:value="284460">
            <text:p>284460</text:p>
          </table:table-cell>
          <table:table-cell office:value-type="float" office:value="237872">
            <text:p>237872</text:p>
          </table:table-cell>
          <table:table-cell/>
        </table:table-row>
        <table:table-row table:style-name="ro1">
          <table:table-cell office:value-type="float" office:value="2178771352">
            <text:p>2178771352</text:p>
          </table:table-cell>
          <table:table-cell office:value-type="float" office:value="233837">
            <text:p>233837</text:p>
          </table:table-cell>
          <table:table-cell office:value-type="float" office:value="188158">
            <text:p>188158</text:p>
          </table:table-cell>
          <table:table-cell office:value-type="float" office:value="158500">
            <text:p>158500</text:p>
          </table:table-cell>
          <table:table-cell office:value-type="float" office:value="12136527">
            <text:p>12136527</text:p>
          </table:table-cell>
          <table:table-cell office:value-type="float" office:value="272762">
            <text:p>272762</text:p>
          </table:table-cell>
          <table:table-cell office:value-type="float" office:value="224790">
            <text:p>224790</text:p>
          </table:table-cell>
          <table:table-cell office:value-type="float" office:value="1040008366">
            <text:p>1040008366</text:p>
          </table:table-cell>
          <table:table-cell office:value-type="float" office:value="210064">
            <text:p>210064</text:p>
          </table:table-cell>
          <table:table-cell office:value-type="float" office:value="169380">
            <text:p>169380</text:p>
          </table:table-cell>
          <table:table-cell office:value-type="float" office:value="194998">
            <text:p>194998</text:p>
          </table:table-cell>
          <table:table-cell office:value-type="float" office:value="1894941">
            <text:p>1894941</text:p>
          </table:table-cell>
          <table:table-cell office:value-type="float" office:value="271934">
            <text:p>271934</text:p>
          </table:table-cell>
          <table:table-cell office:value-type="float" office:value="235052">
            <text:p>235052</text:p>
          </table:table-cell>
          <table:table-cell office:value-type="float" office:value="4374713817">
            <text:p>4374713817</text:p>
          </table:table-cell>
          <table:table-cell office:value-type="float" office:value="228114">
            <text:p>228114</text:p>
          </table:table-cell>
          <table:table-cell office:value-type="float" office:value="168096">
            <text:p>168096</text:p>
          </table:table-cell>
          <table:table-cell office:value-type="float" office:value="158322">
            <text:p>158322</text:p>
          </table:table-cell>
          <table:table-cell office:value-type="float" office:value="2710792">
            <text:p>2710792</text:p>
          </table:table-cell>
          <table:table-cell office:value-type="float" office:value="345750">
            <text:p>345750</text:p>
          </table:table-cell>
          <table:table-cell office:value-type="float" office:value="236984">
            <text:p>236984</text:p>
          </table:table-cell>
          <table:table-cell/>
        </table:table-row>
        <table:table-row table:style-name="ro1">
          <table:table-cell office:value-type="float" office:value="7613927779">
            <text:p>7613927779</text:p>
          </table:table-cell>
          <table:table-cell office:value-type="float" office:value="215117">
            <text:p>215117</text:p>
          </table:table-cell>
          <table:table-cell office:value-type="float" office:value="174266">
            <text:p>174266</text:p>
          </table:table-cell>
          <table:table-cell office:value-type="float" office:value="167491">
            <text:p>167491</text:p>
          </table:table-cell>
          <table:table-cell office:value-type="float" office:value="1000140">
            <text:p>1000140</text:p>
          </table:table-cell>
          <table:table-cell office:value-type="float" office:value="264230">
            <text:p>264230</text:p>
          </table:table-cell>
          <table:table-cell office:value-type="float" office:value="224600">
            <text:p>224600</text:p>
          </table:table-cell>
          <table:table-cell office:value-type="float" office:value="4487485386">
            <text:p>4487485386</text:p>
          </table:table-cell>
          <table:table-cell office:value-type="float" office:value="202728">
            <text:p>202728</text:p>
          </table:table-cell>
          <table:table-cell office:value-type="float" office:value="172436">
            <text:p>172436</text:p>
          </table:table-cell>
          <table:table-cell office:value-type="float" office:value="162864">
            <text:p>162864</text:p>
          </table:table-cell>
          <table:table-cell office:value-type="float" office:value="1694284">
            <text:p>1694284</text:p>
          </table:table-cell>
          <table:table-cell office:value-type="float" office:value="276860">
            <text:p>276860</text:p>
          </table:table-cell>
          <table:table-cell office:value-type="float" office:value="238016">
            <text:p>238016</text:p>
          </table:table-cell>
          <table:table-cell office:value-type="float" office:value="13181919615">
            <text:p>13181919615</text:p>
          </table:table-cell>
          <table:table-cell office:value-type="float" office:value="205128">
            <text:p>205128</text:p>
          </table:table-cell>
          <table:table-cell office:value-type="float" office:value="162218">
            <text:p>162218</text:p>
          </table:table-cell>
          <table:table-cell office:value-type="float" office:value="203607">
            <text:p>203607</text:p>
          </table:table-cell>
          <table:table-cell office:value-type="float" office:value="24472364">
            <text:p>24472364</text:p>
          </table:table-cell>
          <table:table-cell office:value-type="float" office:value="404421">
            <text:p>404421</text:p>
          </table:table-cell>
          <table:table-cell office:value-type="float" office:value="239908">
            <text:p>239908</text:p>
          </table:table-cell>
          <table:table-cell/>
        </table:table-row>
        <table:table-row table:style-name="ro1">
          <table:table-cell office:value-type="float" office:value="14188019300">
            <text:p>14188019300</text:p>
          </table:table-cell>
          <table:table-cell office:value-type="float" office:value="198566">
            <text:p>198566</text:p>
          </table:table-cell>
          <table:table-cell office:value-type="float" office:value="155876">
            <text:p>155876</text:p>
          </table:table-cell>
          <table:table-cell office:value-type="float" office:value="175763">
            <text:p>175763</text:p>
          </table:table-cell>
          <table:table-cell office:value-type="float" office:value="254092">
            <text:p>254092</text:p>
          </table:table-cell>
          <table:table-cell office:value-type="float" office:value="335137">
            <text:p>335137</text:p>
          </table:table-cell>
          <table:table-cell office:value-type="float" office:value="218648">
            <text:p>218648</text:p>
          </table:table-cell>
          <table:table-cell office:value-type="float" office:value="3490427983">
            <text:p>3490427983</text:p>
          </table:table-cell>
          <table:table-cell office:value-type="float" office:value="242471">
            <text:p>242471</text:p>
          </table:table-cell>
          <table:table-cell office:value-type="float" office:value="177248">
            <text:p>177248</text:p>
          </table:table-cell>
          <table:table-cell office:value-type="float" office:value="162084">
            <text:p>162084</text:p>
          </table:table-cell>
          <table:table-cell office:value-type="float" office:value="6409921">
            <text:p>6409921</text:p>
          </table:table-cell>
          <table:table-cell office:value-type="float" office:value="304772">
            <text:p>304772</text:p>
          </table:table-cell>
          <table:table-cell office:value-type="float" office:value="231592">
            <text:p>231592</text:p>
          </table:table-cell>
          <table:table-cell office:value-type="float" office:value="6946344475">
            <text:p>6946344475</text:p>
          </table:table-cell>
          <table:table-cell office:value-type="float" office:value="202946">
            <text:p>202946</text:p>
          </table:table-cell>
          <table:table-cell office:value-type="float" office:value="163982">
            <text:p>163982</text:p>
          </table:table-cell>
          <table:table-cell office:value-type="float" office:value="163222">
            <text:p>163222</text:p>
          </table:table-cell>
          <table:table-cell office:value-type="float" office:value="291265">
            <text:p>291265</text:p>
          </table:table-cell>
          <table:table-cell office:value-type="float" office:value="293050">
            <text:p>293050</text:p>
          </table:table-cell>
          <table:table-cell office:value-type="float" office:value="322280">
            <text:p>322280</text:p>
          </table:table-cell>
          <table:table-cell/>
        </table:table-row>
        <table:table-row table:style-name="ro1">
          <table:table-cell office:value-type="float" office:value="5533345129">
            <text:p>5533345129</text:p>
          </table:table-cell>
          <table:table-cell office:value-type="float" office:value="190362">
            <text:p>190362</text:p>
          </table:table-cell>
          <table:table-cell office:value-type="float" office:value="157888">
            <text:p>157888</text:p>
          </table:table-cell>
          <table:table-cell office:value-type="float" office:value="304838">
            <text:p>304838</text:p>
          </table:table-cell>
          <table:table-cell office:value-type="float" office:value="250668">
            <text:p>250668</text:p>
          </table:table-cell>
          <table:table-cell office:value-type="float" office:value="262574">
            <text:p>262574</text:p>
          </table:table-cell>
          <table:table-cell office:value-type="float" office:value="220804">
            <text:p>220804</text:p>
          </table:table-cell>
          <table:table-cell office:value-type="float" office:value="4674931907">
            <text:p>4674931907</text:p>
          </table:table-cell>
          <table:table-cell office:value-type="float" office:value="230664">
            <text:p>230664</text:p>
          </table:table-cell>
          <table:table-cell office:value-type="float" office:value="171302">
            <text:p>171302</text:p>
          </table:table-cell>
          <table:table-cell office:value-type="float" office:value="166308">
            <text:p>166308</text:p>
          </table:table-cell>
          <table:table-cell office:value-type="float" office:value="894042">
            <text:p>894042</text:p>
          </table:table-cell>
          <table:table-cell office:value-type="float" office:value="259576">
            <text:p>259576</text:p>
          </table:table-cell>
          <table:table-cell office:value-type="float" office:value="220332">
            <text:p>220332</text:p>
          </table:table-cell>
          <table:table-cell office:value-type="float" office:value="4836252424">
            <text:p>4836252424</text:p>
          </table:table-cell>
          <table:table-cell office:value-type="float" office:value="222929">
            <text:p>222929</text:p>
          </table:table-cell>
          <table:table-cell office:value-type="float" office:value="276101">
            <text:p>276101</text:p>
          </table:table-cell>
          <table:table-cell office:value-type="float" office:value="177871">
            <text:p>177871</text:p>
          </table:table-cell>
          <table:table-cell office:value-type="float" office:value="1771136">
            <text:p>1771136</text:p>
          </table:table-cell>
          <table:table-cell office:value-type="float" office:value="259892">
            <text:p>259892</text:p>
          </table:table-cell>
          <table:table-cell office:value-type="float" office:value="219482">
            <text:p>219482</text:p>
          </table:table-cell>
          <table:table-cell/>
        </table:table-row>
        <table:table-row table:style-name="ro1">
          <table:table-cell office:value-type="float" office:value="2461325472">
            <text:p>2461325472</text:p>
          </table:table-cell>
          <table:table-cell office:value-type="float" office:value="192100">
            <text:p>192100</text:p>
          </table:table-cell>
          <table:table-cell office:value-type="float" office:value="152720">
            <text:p>152720</text:p>
          </table:table-cell>
          <table:table-cell office:value-type="float" office:value="150866">
            <text:p>150866</text:p>
          </table:table-cell>
          <table:table-cell office:value-type="float" office:value="7422462">
            <text:p>7422462</text:p>
          </table:table-cell>
          <table:table-cell office:value-type="float" office:value="277466">
            <text:p>277466</text:p>
          </table:table-cell>
          <table:table-cell office:value-type="float" office:value="232274">
            <text:p>232274</text:p>
          </table:table-cell>
          <table:table-cell office:value-type="float" office:value="25471712658">
            <text:p>25471712658</text:p>
          </table:table-cell>
          <table:table-cell office:value-type="float" office:value="206212">
            <text:p>206212</text:p>
          </table:table-cell>
          <table:table-cell office:value-type="float" office:value="166248">
            <text:p>166248</text:p>
          </table:table-cell>
          <table:table-cell office:value-type="float" office:value="160564">
            <text:p>160564</text:p>
          </table:table-cell>
          <table:table-cell office:value-type="float" office:value="39941242">
            <text:p>39941242</text:p>
          </table:table-cell>
          <table:table-cell office:value-type="float" office:value="280462">
            <text:p>280462</text:p>
          </table:table-cell>
          <table:table-cell office:value-type="float" office:value="233134">
            <text:p>233134</text:p>
          </table:table-cell>
          <table:table-cell office:value-type="float" office:value="11327053758">
            <text:p>11327053758</text:p>
          </table:table-cell>
          <table:table-cell office:value-type="float" office:value="201386">
            <text:p>201386</text:p>
          </table:table-cell>
          <table:table-cell office:value-type="float" office:value="162224">
            <text:p>162224</text:p>
          </table:table-cell>
          <table:table-cell office:value-type="float" office:value="160210">
            <text:p>160210</text:p>
          </table:table-cell>
          <table:table-cell office:value-type="float" office:value="29023549">
            <text:p>29023549</text:p>
          </table:table-cell>
          <table:table-cell office:value-type="float" office:value="262172">
            <text:p>262172</text:p>
          </table:table-cell>
          <table:table-cell office:value-type="float" office:value="226690">
            <text:p>226690</text:p>
          </table:table-cell>
          <table:table-cell/>
        </table:table-row>
        <table:table-row table:style-name="ro1">
          <table:table-cell office:value-type="float" office:value="3649919884">
            <text:p>3649919884</text:p>
          </table:table-cell>
          <table:table-cell office:value-type="float" office:value="192374">
            <text:p>192374</text:p>
          </table:table-cell>
          <table:table-cell office:value-type="float" office:value="151476">
            <text:p>151476</text:p>
          </table:table-cell>
          <table:table-cell office:value-type="float" office:value="152532">
            <text:p>152532</text:p>
          </table:table-cell>
          <table:table-cell office:value-type="float" office:value="11128751">
            <text:p>11128751</text:p>
          </table:table-cell>
          <table:table-cell office:value-type="float" office:value="267064">
            <text:p>267064</text:p>
          </table:table-cell>
          <table:table-cell office:value-type="float" office:value="221620">
            <text:p>221620</text:p>
          </table:table-cell>
          <table:table-cell office:value-type="float" office:value="3016690528">
            <text:p>3016690528</text:p>
          </table:table-cell>
          <table:table-cell office:value-type="float" office:value="205500">
            <text:p>205500</text:p>
          </table:table-cell>
          <table:table-cell office:value-type="float" office:value="167052">
            <text:p>167052</text:p>
          </table:table-cell>
          <table:table-cell office:value-type="float" office:value="159114">
            <text:p>159114</text:p>
          </table:table-cell>
          <table:table-cell office:value-type="float" office:value="4841876">
            <text:p>4841876</text:p>
          </table:table-cell>
          <table:table-cell office:value-type="float" office:value="261462">
            <text:p>261462</text:p>
          </table:table-cell>
          <table:table-cell office:value-type="float" office:value="224010">
            <text:p>224010</text:p>
          </table:table-cell>
          <table:table-cell office:value-type="float" office:value="3678999211">
            <text:p>3678999211</text:p>
          </table:table-cell>
          <table:table-cell office:value-type="float" office:value="202318">
            <text:p>202318</text:p>
          </table:table-cell>
          <table:table-cell office:value-type="float" office:value="196153">
            <text:p>196153</text:p>
          </table:table-cell>
          <table:table-cell office:value-type="float" office:value="157882">
            <text:p>157882</text:p>
          </table:table-cell>
          <table:table-cell office:value-type="float" office:value="470794">
            <text:p>470794</text:p>
          </table:table-cell>
          <table:table-cell office:value-type="float" office:value="271306">
            <text:p>271306</text:p>
          </table:table-cell>
          <table:table-cell office:value-type="float" office:value="236028">
            <text:p>236028</text:p>
          </table:table-cell>
          <table:table-cell/>
        </table:table-row>
        <table:table-row table:style-name="ro1">
          <table:table-cell office:value-type="float" office:value="28174870916">
            <text:p>28174870916</text:p>
          </table:table-cell>
          <table:table-cell office:value-type="float" office:value="194256">
            <text:p>194256</text:p>
          </table:table-cell>
          <table:table-cell office:value-type="float" office:value="151934">
            <text:p>151934</text:p>
          </table:table-cell>
          <table:table-cell office:value-type="float" office:value="151874">
            <text:p>151874</text:p>
          </table:table-cell>
          <table:table-cell office:value-type="float" office:value="3357758">
            <text:p>3357758</text:p>
          </table:table-cell>
          <table:table-cell office:value-type="float" office:value="270618">
            <text:p>270618</text:p>
          </table:table-cell>
          <table:table-cell office:value-type="float" office:value="227618">
            <text:p>227618</text:p>
          </table:table-cell>
          <table:table-cell office:value-type="float" office:value="16409322615">
            <text:p>16409322615</text:p>
          </table:table-cell>
          <table:table-cell office:value-type="float" office:value="228770">
            <text:p>228770</text:p>
          </table:table-cell>
          <table:table-cell office:value-type="float" office:value="167024">
            <text:p>167024</text:p>
          </table:table-cell>
          <table:table-cell office:value-type="float" office:value="162650">
            <text:p>162650</text:p>
          </table:table-cell>
          <table:table-cell office:value-type="float" office:value="13719283">
            <text:p>13719283</text:p>
          </table:table-cell>
          <table:table-cell office:value-type="float" office:value="263366">
            <text:p>263366</text:p>
          </table:table-cell>
          <table:table-cell office:value-type="float" office:value="225372">
            <text:p>225372</text:p>
          </table:table-cell>
          <table:table-cell office:value-type="float" office:value="4280056853">
            <text:p>4280056853</text:p>
          </table:table-cell>
          <table:table-cell office:value-type="float" office:value="201954">
            <text:p>201954</text:p>
          </table:table-cell>
          <table:table-cell office:value-type="float" office:value="166502">
            <text:p>166502</text:p>
          </table:table-cell>
          <table:table-cell office:value-type="float" office:value="161342">
            <text:p>161342</text:p>
          </table:table-cell>
          <table:table-cell office:value-type="float" office:value="1449770">
            <text:p>1449770</text:p>
          </table:table-cell>
          <table:table-cell office:value-type="float" office:value="440230">
            <text:p>440230</text:p>
          </table:table-cell>
          <table:table-cell office:value-type="float" office:value="435833">
            <text:p>435833</text:p>
          </table:table-cell>
          <table:table-cell/>
        </table:table-row>
        <table:table-row table:style-name="ro1">
          <table:table-cell office:value-type="float" office:value="1398094320">
            <text:p>1398094320</text:p>
          </table:table-cell>
          <table:table-cell office:value-type="float" office:value="192086">
            <text:p>192086</text:p>
          </table:table-cell>
          <table:table-cell office:value-type="float" office:value="152448">
            <text:p>152448</text:p>
          </table:table-cell>
          <table:table-cell office:value-type="float" office:value="153306">
            <text:p>153306</text:p>
          </table:table-cell>
          <table:table-cell office:value-type="float" office:value="24218669">
            <text:p>24218669</text:p>
          </table:table-cell>
          <table:table-cell office:value-type="float" office:value="273112">
            <text:p>273112</text:p>
          </table:table-cell>
          <table:table-cell office:value-type="float" office:value="281616">
            <text:p>281616</text:p>
          </table:table-cell>
          <table:table-cell office:value-type="float" office:value="2803282342">
            <text:p>2803282342</text:p>
          </table:table-cell>
          <table:table-cell office:value-type="float" office:value="202508">
            <text:p>202508</text:p>
          </table:table-cell>
          <table:table-cell office:value-type="float" office:value="197980">
            <text:p>197980</text:p>
          </table:table-cell>
          <table:table-cell office:value-type="float" office:value="184229">
            <text:p>184229</text:p>
          </table:table-cell>
          <table:table-cell office:value-type="float" office:value="126015728">
            <text:p>126015728</text:p>
          </table:table-cell>
          <table:table-cell office:value-type="float" office:value="369224">
            <text:p>369224</text:p>
          </table:table-cell>
          <table:table-cell office:value-type="float" office:value="315628">
            <text:p>315628</text:p>
          </table:table-cell>
          <table:table-cell office:value-type="float" office:value="1452755822">
            <text:p>1452755822</text:p>
          </table:table-cell>
          <table:table-cell office:value-type="float" office:value="200084">
            <text:p>200084</text:p>
          </table:table-cell>
          <table:table-cell office:value-type="float" office:value="221725">
            <text:p>221725</text:p>
          </table:table-cell>
          <table:table-cell office:value-type="float" office:value="159214">
            <text:p>159214</text:p>
          </table:table-cell>
          <table:table-cell office:value-type="float" office:value="1676484">
            <text:p>1676484</text:p>
          </table:table-cell>
          <table:table-cell office:value-type="float" office:value="280174">
            <text:p>280174</text:p>
          </table:table-cell>
          <table:table-cell office:value-type="float" office:value="240058">
            <text:p>240058</text:p>
          </table:table-cell>
          <table:table-cell/>
        </table:table-row>
        <table:table-row table:style-name="ro1">
          <table:table-cell office:value-type="float" office:value="2539181420">
            <text:p>2539181420</text:p>
          </table:table-cell>
          <table:table-cell office:value-type="float" office:value="191156">
            <text:p>191156</text:p>
          </table:table-cell>
          <table:table-cell office:value-type="float" office:value="150394">
            <text:p>150394</text:p>
          </table:table-cell>
          <table:table-cell office:value-type="float" office:value="151106">
            <text:p>151106</text:p>
          </table:table-cell>
          <table:table-cell office:value-type="float" office:value="4540952">
            <text:p>4540952</text:p>
          </table:table-cell>
          <table:table-cell office:value-type="float" office:value="250852">
            <text:p>250852</text:p>
          </table:table-cell>
          <table:table-cell office:value-type="float" office:value="209738">
            <text:p>209738</text:p>
          </table:table-cell>
          <table:table-cell office:value-type="float" office:value="2465898973">
            <text:p>2465898973</text:p>
          </table:table-cell>
          <table:table-cell office:value-type="float" office:value="229723">
            <text:p>229723</text:p>
          </table:table-cell>
          <table:table-cell office:value-type="float" office:value="166372">
            <text:p>166372</text:p>
          </table:table-cell>
          <table:table-cell office:value-type="float" office:value="162080">
            <text:p>162080</text:p>
          </table:table-cell>
          <table:table-cell office:value-type="float" office:value="769206">
            <text:p>769206</text:p>
          </table:table-cell>
          <table:table-cell office:value-type="float" office:value="275960">
            <text:p>275960</text:p>
          </table:table-cell>
          <table:table-cell office:value-type="float" office:value="237310">
            <text:p>237310</text:p>
          </table:table-cell>
          <table:table-cell office:value-type="float" office:value="1415409961">
            <text:p>1415409961</text:p>
          </table:table-cell>
          <table:table-cell office:value-type="float" office:value="206676">
            <text:p>206676</text:p>
          </table:table-cell>
          <table:table-cell office:value-type="float" office:value="166400">
            <text:p>166400</text:p>
          </table:table-cell>
          <table:table-cell office:value-type="float" office:value="159094">
            <text:p>159094</text:p>
          </table:table-cell>
          <table:table-cell office:value-type="float" office:value="9269339">
            <text:p>9269339</text:p>
          </table:table-cell>
          <table:table-cell office:value-type="float" office:value="297656">
            <text:p>297656</text:p>
          </table:table-cell>
          <table:table-cell office:value-type="float" office:value="238466">
            <text:p>238466</text:p>
          </table:table-cell>
          <table:table-cell/>
        </table:table-row>
        <table:table-row table:style-name="ro1">
          <table:table-cell office:value-type="float" office:value="1729574513">
            <text:p>1729574513</text:p>
          </table:table-cell>
          <table:table-cell office:value-type="float" office:value="191058">
            <text:p>191058</text:p>
          </table:table-cell>
          <table:table-cell office:value-type="float" office:value="153494">
            <text:p>153494</text:p>
          </table:table-cell>
          <table:table-cell office:value-type="float" office:value="181065">
            <text:p>181065</text:p>
          </table:table-cell>
          <table:table-cell office:value-type="float" office:value="1551041">
            <text:p>1551041</text:p>
          </table:table-cell>
          <table:table-cell office:value-type="float" office:value="267940">
            <text:p>267940</text:p>
          </table:table-cell>
          <table:table-cell office:value-type="float" office:value="222378">
            <text:p>222378</text:p>
          </table:table-cell>
          <table:table-cell office:value-type="float" office:value="4151710467">
            <text:p>4151710467</text:p>
          </table:table-cell>
          <table:table-cell office:value-type="float" office:value="200906">
            <text:p>200906</text:p>
          </table:table-cell>
          <table:table-cell office:value-type="float" office:value="168914">
            <text:p>168914</text:p>
          </table:table-cell>
          <table:table-cell office:value-type="float" office:value="161242">
            <text:p>161242</text:p>
          </table:table-cell>
          <table:table-cell office:value-type="float" office:value="5795414">
            <text:p>5795414</text:p>
          </table:table-cell>
          <table:table-cell office:value-type="float" office:value="265272">
            <text:p>265272</text:p>
          </table:table-cell>
          <table:table-cell office:value-type="float" office:value="228386">
            <text:p>228386</text:p>
          </table:table-cell>
          <table:table-cell office:value-type="float" office:value="5630625131">
            <text:p>5630625131</text:p>
          </table:table-cell>
          <table:table-cell office:value-type="float" office:value="201656">
            <text:p>201656</text:p>
          </table:table-cell>
          <table:table-cell office:value-type="float" office:value="165910">
            <text:p>165910</text:p>
          </table:table-cell>
          <table:table-cell office:value-type="float" office:value="160828">
            <text:p>160828</text:p>
          </table:table-cell>
          <table:table-cell office:value-type="float" office:value="33151605">
            <text:p>33151605</text:p>
          </table:table-cell>
          <table:table-cell office:value-type="float" office:value="278586">
            <text:p>278586</text:p>
          </table:table-cell>
          <table:table-cell office:value-type="float" office:value="231666">
            <text:p>231666</text:p>
          </table:table-cell>
          <table:table-cell/>
        </table:table-row>
        <table:table-row table:style-name="ro1">
          <table:table-cell office:value-type="float" office:value="4120449093">
            <text:p>4120449093</text:p>
          </table:table-cell>
          <table:table-cell office:value-type="float" office:value="194912">
            <text:p>194912</text:p>
          </table:table-cell>
          <table:table-cell office:value-type="float" office:value="151784">
            <text:p>151784</text:p>
          </table:table-cell>
          <table:table-cell office:value-type="float" office:value="150100">
            <text:p>150100</text:p>
          </table:table-cell>
          <table:table-cell office:value-type="float" office:value="11125596">
            <text:p>11125596</text:p>
          </table:table-cell>
          <table:table-cell office:value-type="float" office:value="262122">
            <text:p>262122</text:p>
          </table:table-cell>
          <table:table-cell office:value-type="float" office:value="224464">
            <text:p>224464</text:p>
          </table:table-cell>
          <table:table-cell office:value-type="float" office:value="28821416915">
            <text:p>28821416915</text:p>
          </table:table-cell>
          <table:table-cell office:value-type="float" office:value="308352">
            <text:p>308352</text:p>
          </table:table-cell>
          <table:table-cell office:value-type="float" office:value="238074">
            <text:p>238074</text:p>
          </table:table-cell>
          <table:table-cell office:value-type="float" office:value="240436">
            <text:p>240436</text:p>
          </table:table-cell>
          <table:table-cell office:value-type="float" office:value="8262428">
            <text:p>8262428</text:p>
          </table:table-cell>
          <table:table-cell office:value-type="float" office:value="397052">
            <text:p>397052</text:p>
          </table:table-cell>
          <table:table-cell office:value-type="float" office:value="280598">
            <text:p>280598</text:p>
          </table:table-cell>
          <table:table-cell office:value-type="float" office:value="2319938506">
            <text:p>2319938506</text:p>
          </table:table-cell>
          <table:table-cell office:value-type="float" office:value="199856">
            <text:p>199856</text:p>
          </table:table-cell>
          <table:table-cell office:value-type="float" office:value="163222">
            <text:p>163222</text:p>
          </table:table-cell>
          <table:table-cell office:value-type="float" office:value="158268">
            <text:p>158268</text:p>
          </table:table-cell>
          <table:table-cell office:value-type="float" office:value="13093737">
            <text:p>13093737</text:p>
          </table:table-cell>
          <table:table-cell office:value-type="float" office:value="301467">
            <text:p>301467</text:p>
          </table:table-cell>
          <table:table-cell office:value-type="float" office:value="225776">
            <text:p>225776</text:p>
          </table:table-cell>
          <table:table-cell/>
        </table:table-row>
        <table:table-row table:style-name="ro1">
          <table:table-cell office:value-type="float" office:value="3371494684">
            <text:p>3371494684</text:p>
          </table:table-cell>
          <table:table-cell office:value-type="float" office:value="354620">
            <text:p>354620</text:p>
          </table:table-cell>
          <table:table-cell office:value-type="float" office:value="170962">
            <text:p>170962</text:p>
          </table:table-cell>
          <table:table-cell office:value-type="float" office:value="154720">
            <text:p>154720</text:p>
          </table:table-cell>
          <table:table-cell office:value-type="float" office:value="675540">
            <text:p>675540</text:p>
          </table:table-cell>
          <table:table-cell office:value-type="float" office:value="390992">
            <text:p>390992</text:p>
          </table:table-cell>
          <table:table-cell office:value-type="float" office:value="291550">
            <text:p>291550</text:p>
          </table:table-cell>
          <table:table-cell office:value-type="float" office:value="1345727904">
            <text:p>1345727904</text:p>
          </table:table-cell>
          <table:table-cell office:value-type="float" office:value="205564">
            <text:p>205564</text:p>
          </table:table-cell>
          <table:table-cell office:value-type="float" office:value="166728">
            <text:p>166728</text:p>
          </table:table-cell>
          <table:table-cell office:value-type="float" office:value="162140">
            <text:p>162140</text:p>
          </table:table-cell>
          <table:table-cell office:value-type="float" office:value="20445947">
            <text:p>20445947</text:p>
          </table:table-cell>
          <table:table-cell office:value-type="float" office:value="259784">
            <text:p>259784</text:p>
          </table:table-cell>
          <table:table-cell office:value-type="float" office:value="223834">
            <text:p>223834</text:p>
          </table:table-cell>
          <table:table-cell office:value-type="float" office:value="3868581510">
            <text:p>3868581510</text:p>
          </table:table-cell>
          <table:table-cell office:value-type="float" office:value="213488">
            <text:p>213488</text:p>
          </table:table-cell>
          <table:table-cell office:value-type="float" office:value="209408">
            <text:p>209408</text:p>
          </table:table-cell>
          <table:table-cell office:value-type="float" office:value="184850">
            <text:p>184850</text:p>
          </table:table-cell>
          <table:table-cell office:value-type="float" office:value="22738689">
            <text:p>22738689</text:p>
          </table:table-cell>
          <table:table-cell office:value-type="float" office:value="275288">
            <text:p>275288</text:p>
          </table:table-cell>
          <table:table-cell office:value-type="float" office:value="245342">
            <text:p>245342</text:p>
          </table:table-cell>
          <table:table-cell/>
        </table:table-row>
        <table:table-row table:style-name="ro1">
          <table:table-cell office:value-type="float" office:value="1015656165">
            <text:p>1015656165</text:p>
          </table:table-cell>
          <table:table-cell office:value-type="float" office:value="190252">
            <text:p>190252</text:p>
          </table:table-cell>
          <table:table-cell office:value-type="float" office:value="180646">
            <text:p>180646</text:p>
          </table:table-cell>
          <table:table-cell office:value-type="float" office:value="216221">
            <text:p>216221</text:p>
          </table:table-cell>
          <table:table-cell office:value-type="float" office:value="8024346">
            <text:p>8024346</text:p>
          </table:table-cell>
          <table:table-cell office:value-type="float" office:value="268828">
            <text:p>268828</text:p>
          </table:table-cell>
          <table:table-cell office:value-type="float" office:value="278477">
            <text:p>278477</text:p>
          </table:table-cell>
          <table:table-cell office:value-type="float" office:value="8765171633">
            <text:p>8765171633</text:p>
          </table:table-cell>
          <table:table-cell office:value-type="float" office:value="241829">
            <text:p>241829</text:p>
          </table:table-cell>
          <table:table-cell office:value-type="float" office:value="172040">
            <text:p>172040</text:p>
          </table:table-cell>
          <table:table-cell office:value-type="float" office:value="164766">
            <text:p>164766</text:p>
          </table:table-cell>
          <table:table-cell office:value-type="float" office:value="259582">
            <text:p>259582</text:p>
          </table:table-cell>
          <table:table-cell office:value-type="float" office:value="361593">
            <text:p>361593</text:p>
          </table:table-cell>
          <table:table-cell office:value-type="float" office:value="240106">
            <text:p>240106</text:p>
          </table:table-cell>
          <table:table-cell office:value-type="float" office:value="734771573">
            <text:p>734771573</text:p>
          </table:table-cell>
          <table:table-cell office:value-type="float" office:value="202512">
            <text:p>202512</text:p>
          </table:table-cell>
          <table:table-cell office:value-type="float" office:value="164430">
            <text:p>164430</text:p>
          </table:table-cell>
          <table:table-cell office:value-type="float" office:value="159696">
            <text:p>159696</text:p>
          </table:table-cell>
          <table:table-cell office:value-type="float" office:value="3516341">
            <text:p>3516341</text:p>
          </table:table-cell>
          <table:table-cell office:value-type="float" office:value="265822">
            <text:p>265822</text:p>
          </table:table-cell>
          <table:table-cell office:value-type="float" office:value="230818">
            <text:p>230818</text:p>
          </table:table-cell>
          <table:table-cell/>
        </table:table-row>
        <table:table-row table:style-name="ro1">
          <table:table-cell office:value-type="float" office:value="12023517935">
            <text:p>12023517935</text:p>
          </table:table-cell>
          <table:table-cell office:value-type="float" office:value="195276">
            <text:p>195276</text:p>
          </table:table-cell>
          <table:table-cell office:value-type="float" office:value="151138">
            <text:p>151138</text:p>
          </table:table-cell>
          <table:table-cell office:value-type="float" office:value="158320">
            <text:p>158320</text:p>
          </table:table-cell>
          <table:table-cell office:value-type="float" office:value="953926">
            <text:p>953926</text:p>
          </table:table-cell>
          <table:table-cell office:value-type="float" office:value="273706">
            <text:p>273706</text:p>
          </table:table-cell>
          <table:table-cell office:value-type="float" office:value="230258">
            <text:p>230258</text:p>
          </table:table-cell>
          <table:table-cell office:value-type="float" office:value="5301767980">
            <text:p>5301767980</text:p>
          </table:table-cell>
          <table:table-cell office:value-type="float" office:value="238042">
            <text:p>238042</text:p>
          </table:table-cell>
          <table:table-cell office:value-type="float" office:value="173230">
            <text:p>173230</text:p>
          </table:table-cell>
          <table:table-cell office:value-type="float" office:value="163406">
            <text:p>163406</text:p>
          </table:table-cell>
          <table:table-cell office:value-type="float" office:value="17620973">
            <text:p>17620973</text:p>
          </table:table-cell>
          <table:table-cell office:value-type="float" office:value="311230">
            <text:p>311230</text:p>
          </table:table-cell>
          <table:table-cell office:value-type="float" office:value="288076">
            <text:p>288076</text:p>
          </table:table-cell>
          <table:table-cell office:value-type="float" office:value="2364894432">
            <text:p>2364894432</text:p>
          </table:table-cell>
          <table:table-cell office:value-type="float" office:value="286805">
            <text:p>286805</text:p>
          </table:table-cell>
          <table:table-cell office:value-type="float" office:value="203853">
            <text:p>203853</text:p>
          </table:table-cell>
          <table:table-cell office:value-type="float" office:value="206348">
            <text:p>206348</text:p>
          </table:table-cell>
          <table:table-cell office:value-type="float" office:value="1853790">
            <text:p>1853790</text:p>
          </table:table-cell>
          <table:table-cell office:value-type="float" office:value="382185">
            <text:p>382185</text:p>
          </table:table-cell>
          <table:table-cell office:value-type="float" office:value="304281">
            <text:p>304281</text:p>
          </table:table-cell>
          <table:table-cell/>
        </table:table-row>
        <table:table-row table:style-name="ro1">
          <table:table-cell office:value-type="float" office:value="13769692683">
            <text:p>13769692683</text:p>
          </table:table-cell>
          <table:table-cell office:value-type="float" office:value="195006">
            <text:p>195006</text:p>
          </table:table-cell>
          <table:table-cell office:value-type="float" office:value="154170">
            <text:p>154170</text:p>
          </table:table-cell>
          <table:table-cell office:value-type="float" office:value="152900">
            <text:p>152900</text:p>
          </table:table-cell>
          <table:table-cell office:value-type="float" office:value="1881382">
            <text:p>1881382</text:p>
          </table:table-cell>
          <table:table-cell office:value-type="float" office:value="322299">
            <text:p>322299</text:p>
          </table:table-cell>
          <table:table-cell office:value-type="float" office:value="226814">
            <text:p>226814</text:p>
          </table:table-cell>
          <table:table-cell office:value-type="float" office:value="28508232504">
            <text:p>28508232504</text:p>
          </table:table-cell>
          <table:table-cell office:value-type="float" office:value="208412">
            <text:p>208412</text:p>
          </table:table-cell>
          <table:table-cell office:value-type="float" office:value="194270">
            <text:p>194270</text:p>
          </table:table-cell>
          <table:table-cell office:value-type="float" office:value="179967">
            <text:p>179967</text:p>
          </table:table-cell>
          <table:table-cell office:value-type="float" office:value="509674">
            <text:p>509674</text:p>
          </table:table-cell>
          <table:table-cell office:value-type="float" office:value="314459">
            <text:p>314459</text:p>
          </table:table-cell>
          <table:table-cell office:value-type="float" office:value="267468">
            <text:p>267468</text:p>
          </table:table-cell>
          <table:table-cell office:value-type="float" office:value="7340362850">
            <text:p>7340362850</text:p>
          </table:table-cell>
          <table:table-cell office:value-type="float" office:value="202066">
            <text:p>202066</text:p>
          </table:table-cell>
          <table:table-cell office:value-type="float" office:value="162892">
            <text:p>162892</text:p>
          </table:table-cell>
          <table:table-cell office:value-type="float" office:value="159170">
            <text:p>159170</text:p>
          </table:table-cell>
          <table:table-cell office:value-type="float" office:value="322593">
            <text:p>322593</text:p>
          </table:table-cell>
          <table:table-cell office:value-type="float" office:value="274904">
            <text:p>274904</text:p>
          </table:table-cell>
          <table:table-cell office:value-type="float" office:value="232604">
            <text:p>232604</text:p>
          </table:table-cell>
          <table:table-cell/>
        </table:table-row>
        <table:table-row table:style-name="ro1">
          <table:table-cell office:value-type="float" office:value="851756474">
            <text:p>851756474</text:p>
          </table:table-cell>
          <table:table-cell office:value-type="float" office:value="190914">
            <text:p>190914</text:p>
          </table:table-cell>
          <table:table-cell office:value-type="float" office:value="163438">
            <text:p>163438</text:p>
          </table:table-cell>
          <table:table-cell office:value-type="float" office:value="152908">
            <text:p>152908</text:p>
          </table:table-cell>
          <table:table-cell office:value-type="float" office:value="12968213">
            <text:p>12968213</text:p>
          </table:table-cell>
          <table:table-cell office:value-type="float" office:value="281356">
            <text:p>281356</text:p>
          </table:table-cell>
          <table:table-cell office:value-type="float" office:value="231272">
            <text:p>231272</text:p>
          </table:table-cell>
          <table:table-cell office:value-type="float" office:value="2677478268">
            <text:p>2677478268</text:p>
          </table:table-cell>
          <table:table-cell office:value-type="float" office:value="203092">
            <text:p>203092</text:p>
          </table:table-cell>
          <table:table-cell office:value-type="float" office:value="166422">
            <text:p>166422</text:p>
          </table:table-cell>
          <table:table-cell office:value-type="float" office:value="163602">
            <text:p>163602</text:p>
          </table:table-cell>
          <table:table-cell office:value-type="float" office:value="7376140">
            <text:p>7376140</text:p>
          </table:table-cell>
          <table:table-cell office:value-type="float" office:value="299247">
            <text:p>299247</text:p>
          </table:table-cell>
          <table:table-cell office:value-type="float" office:value="408440">
            <text:p>408440</text:p>
          </table:table-cell>
          <table:table-cell office:value-type="float" office:value="24310494241">
            <text:p>24310494241</text:p>
          </table:table-cell>
          <table:table-cell office:value-type="float" office:value="204474">
            <text:p>204474</text:p>
          </table:table-cell>
          <table:table-cell office:value-type="float" office:value="161774">
            <text:p>161774</text:p>
          </table:table-cell>
          <table:table-cell office:value-type="float" office:value="327376">
            <text:p>327376</text:p>
          </table:table-cell>
          <table:table-cell office:value-type="float" office:value="34917914">
            <text:p>34917914</text:p>
          </table:table-cell>
          <table:table-cell office:value-type="float" office:value="286978">
            <text:p>286978</text:p>
          </table:table-cell>
          <table:table-cell office:value-type="float" office:value="233136">
            <text:p>233136</text:p>
          </table:table-cell>
          <table:table-cell/>
        </table:table-row>
        <table:table-row table:style-name="ro1">
          <table:table-cell office:value-type="float" office:value="9149407391">
            <text:p>9149407391</text:p>
          </table:table-cell>
          <table:table-cell office:value-type="float" office:value="240246">
            <text:p>240246</text:p>
          </table:table-cell>
          <table:table-cell office:value-type="float" office:value="181959">
            <text:p>181959</text:p>
          </table:table-cell>
          <table:table-cell office:value-type="float" office:value="163172">
            <text:p>163172</text:p>
          </table:table-cell>
          <table:table-cell office:value-type="float" office:value="2265562">
            <text:p>2265562</text:p>
          </table:table-cell>
          <table:table-cell office:value-type="float" office:value="601857">
            <text:p>601857</text:p>
          </table:table-cell>
          <table:table-cell office:value-type="float" office:value="312987">
            <text:p>312987</text:p>
          </table:table-cell>
          <table:table-cell office:value-type="float" office:value="15136794190">
            <text:p>15136794190</text:p>
          </table:table-cell>
          <table:table-cell office:value-type="float" office:value="255880">
            <text:p>255880</text:p>
          </table:table-cell>
          <table:table-cell office:value-type="float" office:value="199750">
            <text:p>199750</text:p>
          </table:table-cell>
          <table:table-cell office:value-type="float" office:value="179726">
            <text:p>179726</text:p>
          </table:table-cell>
          <table:table-cell office:value-type="float" office:value="19163091">
            <text:p>19163091</text:p>
          </table:table-cell>
          <table:table-cell office:value-type="float" office:value="394432">
            <text:p>394432</text:p>
          </table:table-cell>
          <table:table-cell office:value-type="float" office:value="243236">
            <text:p>243236</text:p>
          </table:table-cell>
          <table:table-cell office:value-type="float" office:value="1585417178">
            <text:p>1585417178</text:p>
          </table:table-cell>
          <table:table-cell office:value-type="float" office:value="203948">
            <text:p>203948</text:p>
          </table:table-cell>
          <table:table-cell office:value-type="float" office:value="173098">
            <text:p>173098</text:p>
          </table:table-cell>
          <table:table-cell office:value-type="float" office:value="160894">
            <text:p>160894</text:p>
          </table:table-cell>
          <table:table-cell office:value-type="float" office:value="32253063">
            <text:p>32253063</text:p>
          </table:table-cell>
          <table:table-cell office:value-type="float" office:value="280450">
            <text:p>280450</text:p>
          </table:table-cell>
          <table:table-cell office:value-type="float" office:value="276410">
            <text:p>276410</text:p>
          </table:table-cell>
          <table:table-cell/>
        </table:table-row>
        <table:table-row table:style-name="ro1">
          <table:table-cell office:value-type="float" office:value="12840767344">
            <text:p>12840767344</text:p>
          </table:table-cell>
          <table:table-cell office:value-type="float" office:value="194742">
            <text:p>194742</text:p>
          </table:table-cell>
          <table:table-cell office:value-type="float" office:value="212677">
            <text:p>212677</text:p>
          </table:table-cell>
          <table:table-cell office:value-type="float" office:value="151986">
            <text:p>151986</text:p>
          </table:table-cell>
          <table:table-cell office:value-type="float" office:value="20024959">
            <text:p>20024959</text:p>
          </table:table-cell>
          <table:table-cell office:value-type="float" office:value="275350">
            <text:p>275350</text:p>
          </table:table-cell>
          <table:table-cell office:value-type="float" office:value="228894">
            <text:p>228894</text:p>
          </table:table-cell>
          <table:table-cell office:value-type="float" office:value="3505372618">
            <text:p>3505372618</text:p>
          </table:table-cell>
          <table:table-cell office:value-type="float" office:value="225784">
            <text:p>225784</text:p>
          </table:table-cell>
          <table:table-cell office:value-type="float" office:value="168964">
            <text:p>168964</text:p>
          </table:table-cell>
          <table:table-cell office:value-type="float" office:value="217885">
            <text:p>217885</text:p>
          </table:table-cell>
          <table:table-cell office:value-type="float" office:value="879527">
            <text:p>879527</text:p>
          </table:table-cell>
          <table:table-cell office:value-type="float" office:value="288455">
            <text:p>288455</text:p>
          </table:table-cell>
          <table:table-cell office:value-type="float" office:value="222026">
            <text:p>222026</text:p>
          </table:table-cell>
          <table:table-cell office:value-type="float" office:value="7774595055">
            <text:p>7774595055</text:p>
          </table:table-cell>
          <table:table-cell office:value-type="float" office:value="204324">
            <text:p>204324</text:p>
          </table:table-cell>
          <table:table-cell office:value-type="float" office:value="163288">
            <text:p>163288</text:p>
          </table:table-cell>
          <table:table-cell office:value-type="float" office:value="160556">
            <text:p>160556</text:p>
          </table:table-cell>
          <table:table-cell office:value-type="float" office:value="631462">
            <text:p>631462</text:p>
          </table:table-cell>
          <table:table-cell office:value-type="float" office:value="255576">
            <text:p>255576</text:p>
          </table:table-cell>
          <table:table-cell office:value-type="float" office:value="218070">
            <text:p>218070</text:p>
          </table:table-cell>
          <table:table-cell/>
        </table:table-row>
        <table:table-row table:style-name="ro1">
          <table:table-cell office:value-type="float" office:value="1364259378">
            <text:p>1364259378</text:p>
          </table:table-cell>
          <table:table-cell office:value-type="float" office:value="194186">
            <text:p>194186</text:p>
          </table:table-cell>
          <table:table-cell office:value-type="float" office:value="155350">
            <text:p>155350</text:p>
          </table:table-cell>
          <table:table-cell office:value-type="float" office:value="159408">
            <text:p>159408</text:p>
          </table:table-cell>
          <table:table-cell office:value-type="float" office:value="120186185">
            <text:p>120186185</text:p>
          </table:table-cell>
          <table:table-cell office:value-type="float" office:value="281910">
            <text:p>281910</text:p>
          </table:table-cell>
          <table:table-cell office:value-type="float" office:value="257460">
            <text:p>257460</text:p>
          </table:table-cell>
          <table:table-cell office:value-type="float" office:value="8316824475">
            <text:p>8316824475</text:p>
          </table:table-cell>
          <table:table-cell office:value-type="float" office:value="236823">
            <text:p>236823</text:p>
          </table:table-cell>
          <table:table-cell office:value-type="float" office:value="172986">
            <text:p>172986</text:p>
          </table:table-cell>
          <table:table-cell office:value-type="float" office:value="168922">
            <text:p>168922</text:p>
          </table:table-cell>
          <table:table-cell office:value-type="float" office:value="10635334">
            <text:p>10635334</text:p>
          </table:table-cell>
          <table:table-cell office:value-type="float" office:value="369388">
            <text:p>369388</text:p>
          </table:table-cell>
          <table:table-cell office:value-type="float" office:value="243394">
            <text:p>243394</text:p>
          </table:table-cell>
          <table:table-cell office:value-type="float" office:value="2508166951">
            <text:p>2508166951</text:p>
          </table:table-cell>
          <table:table-cell office:value-type="float" office:value="205228">
            <text:p>205228</text:p>
          </table:table-cell>
          <table:table-cell office:value-type="float" office:value="162924">
            <text:p>162924</text:p>
          </table:table-cell>
          <table:table-cell office:value-type="float" office:value="159056">
            <text:p>159056</text:p>
          </table:table-cell>
          <table:table-cell office:value-type="float" office:value="515802">
            <text:p>515802</text:p>
          </table:table-cell>
          <table:table-cell office:value-type="float" office:value="274238">
            <text:p>274238</text:p>
          </table:table-cell>
          <table:table-cell office:value-type="float" office:value="234522">
            <text:p>234522</text:p>
          </table:table-cell>
          <table:table-cell/>
        </table:table-row>
        <table:table-row table:style-name="ro1">
          <table:table-cell office:value-type="float" office:value="336985895">
            <text:p>336985895</text:p>
          </table:table-cell>
          <table:table-cell office:value-type="float" office:value="192064">
            <text:p>192064</text:p>
          </table:table-cell>
          <table:table-cell office:value-type="float" office:value="154278">
            <text:p>154278</text:p>
          </table:table-cell>
          <table:table-cell office:value-type="float" office:value="151142">
            <text:p>151142</text:p>
          </table:table-cell>
          <table:table-cell office:value-type="float" office:value="1806102">
            <text:p>1806102</text:p>
          </table:table-cell>
          <table:table-cell office:value-type="float" office:value="342157">
            <text:p>342157</text:p>
          </table:table-cell>
          <table:table-cell office:value-type="float" office:value="229654">
            <text:p>229654</text:p>
          </table:table-cell>
          <table:table-cell office:value-type="float" office:value="1987221333">
            <text:p>1987221333</text:p>
          </table:table-cell>
          <table:table-cell office:value-type="float" office:value="274524">
            <text:p>274524</text:p>
          </table:table-cell>
          <table:table-cell office:value-type="float" office:value="224738">
            <text:p>224738</text:p>
          </table:table-cell>
          <table:table-cell office:value-type="float" office:value="211514">
            <text:p>211514</text:p>
          </table:table-cell>
          <table:table-cell office:value-type="float" office:value="60437273">
            <text:p>60437273</text:p>
          </table:table-cell>
          <table:table-cell office:value-type="float" office:value="274040">
            <text:p>274040</text:p>
          </table:table-cell>
          <table:table-cell office:value-type="float" office:value="225196">
            <text:p>225196</text:p>
          </table:table-cell>
          <table:table-cell office:value-type="float" office:value="552440018">
            <text:p>552440018</text:p>
          </table:table-cell>
          <table:table-cell office:value-type="float" office:value="297405">
            <text:p>297405</text:p>
          </table:table-cell>
          <table:table-cell office:value-type="float" office:value="191616">
            <text:p>191616</text:p>
          </table:table-cell>
          <table:table-cell office:value-type="float" office:value="185922">
            <text:p>185922</text:p>
          </table:table-cell>
          <table:table-cell office:value-type="float" office:value="10076019">
            <text:p>10076019</text:p>
          </table:table-cell>
          <table:table-cell office:value-type="float" office:value="282290">
            <text:p>282290</text:p>
          </table:table-cell>
          <table:table-cell office:value-type="float" office:value="240030">
            <text:p>240030</text:p>
          </table:table-cell>
          <table:table-cell/>
        </table:table-row>
        <table:table-row table:style-name="ro1">
          <table:table-cell office:value-type="float" office:value="9014714814">
            <text:p>9014714814</text:p>
          </table:table-cell>
          <table:table-cell office:value-type="float" office:value="337627">
            <text:p>337627</text:p>
          </table:table-cell>
          <table:table-cell office:value-type="float" office:value="236256">
            <text:p>236256</text:p>
          </table:table-cell>
          <table:table-cell office:value-type="float" office:value="195128">
            <text:p>195128</text:p>
          </table:table-cell>
          <table:table-cell office:value-type="float" office:value="4338663">
            <text:p>4338663</text:p>
          </table:table-cell>
          <table:table-cell office:value-type="float" office:value="610732">
            <text:p>610732</text:p>
          </table:table-cell>
          <table:table-cell office:value-type="float" office:value="441371">
            <text:p>441371</text:p>
          </table:table-cell>
          <table:table-cell office:value-type="float" office:value="3073844587">
            <text:p>3073844587</text:p>
          </table:table-cell>
          <table:table-cell office:value-type="float" office:value="204020">
            <text:p>204020</text:p>
          </table:table-cell>
          <table:table-cell office:value-type="float" office:value="164280">
            <text:p>164280</text:p>
          </table:table-cell>
          <table:table-cell office:value-type="float" office:value="164434">
            <text:p>164434</text:p>
          </table:table-cell>
          <table:table-cell office:value-type="float" office:value="12496838">
            <text:p>12496838</text:p>
          </table:table-cell>
          <table:table-cell office:value-type="float" office:value="318510">
            <text:p>318510</text:p>
          </table:table-cell>
          <table:table-cell office:value-type="float" office:value="247698">
            <text:p>247698</text:p>
          </table:table-cell>
          <table:table-cell office:value-type="float" office:value="2659794009">
            <text:p>2659794009</text:p>
          </table:table-cell>
          <table:table-cell office:value-type="float" office:value="202126">
            <text:p>202126</text:p>
          </table:table-cell>
          <table:table-cell office:value-type="float" office:value="217709">
            <text:p>217709</text:p>
          </table:table-cell>
          <table:table-cell office:value-type="float" office:value="159610">
            <text:p>159610</text:p>
          </table:table-cell>
          <table:table-cell office:value-type="float" office:value="25097340">
            <text:p>25097340</text:p>
          </table:table-cell>
          <table:table-cell office:value-type="float" office:value="333442">
            <text:p>333442</text:p>
          </table:table-cell>
          <table:table-cell office:value-type="float" office:value="244728">
            <text:p>244728</text:p>
          </table:table-cell>
          <table:table-cell/>
        </table:table-row>
        <table:table-row table:style-name="ro1">
          <table:table-cell office:value-type="float" office:value="3017113963">
            <text:p>3017113963</text:p>
          </table:table-cell>
          <table:table-cell office:value-type="float" office:value="191336">
            <text:p>191336</text:p>
          </table:table-cell>
          <table:table-cell office:value-type="float" office:value="179395">
            <text:p>179395</text:p>
          </table:table-cell>
          <table:table-cell office:value-type="float" office:value="148392">
            <text:p>148392</text:p>
          </table:table-cell>
          <table:table-cell office:value-type="float" office:value="10134246">
            <text:p>10134246</text:p>
          </table:table-cell>
          <table:table-cell office:value-type="float" office:value="312953">
            <text:p>312953</text:p>
          </table:table-cell>
          <table:table-cell office:value-type="float" office:value="249649">
            <text:p>249649</text:p>
          </table:table-cell>
          <table:table-cell office:value-type="float" office:value="2961846454">
            <text:p>2961846454</text:p>
          </table:table-cell>
          <table:table-cell office:value-type="float" office:value="203636">
            <text:p>203636</text:p>
          </table:table-cell>
          <table:table-cell office:value-type="float" office:value="210451">
            <text:p>210451</text:p>
          </table:table-cell>
          <table:table-cell office:value-type="float" office:value="195419">
            <text:p>195419</text:p>
          </table:table-cell>
          <table:table-cell office:value-type="float" office:value="3173277">
            <text:p>3173277</text:p>
          </table:table-cell>
          <table:table-cell office:value-type="float" office:value="285374">
            <text:p>285374</text:p>
          </table:table-cell>
          <table:table-cell office:value-type="float" office:value="315469">
            <text:p>315469</text:p>
          </table:table-cell>
          <table:table-cell office:value-type="float" office:value="1321908365">
            <text:p>1321908365</text:p>
          </table:table-cell>
          <table:table-cell office:value-type="float" office:value="227128">
            <text:p>227128</text:p>
          </table:table-cell>
          <table:table-cell office:value-type="float" office:value="268617">
            <text:p>268617</text:p>
          </table:table-cell>
          <table:table-cell office:value-type="float" office:value="161832">
            <text:p>161832</text:p>
          </table:table-cell>
          <table:table-cell office:value-type="float" office:value="36474732">
            <text:p>36474732</text:p>
          </table:table-cell>
          <table:table-cell office:value-type="float" office:value="286282">
            <text:p>286282</text:p>
          </table:table-cell>
          <table:table-cell office:value-type="float" office:value="238174">
            <text:p>238174</text:p>
          </table:table-cell>
          <table:table-cell/>
        </table:table-row>
        <table:table-row table:style-name="ro1">
          <table:table-cell office:value-type="float" office:value="12965749296">
            <text:p>12965749296</text:p>
          </table:table-cell>
          <table:table-cell office:value-type="float" office:value="192210">
            <text:p>192210</text:p>
          </table:table-cell>
          <table:table-cell office:value-type="float" office:value="154714">
            <text:p>154714</text:p>
          </table:table-cell>
          <table:table-cell office:value-type="float" office:value="153076">
            <text:p>153076</text:p>
          </table:table-cell>
          <table:table-cell office:value-type="float" office:value="864876">
            <text:p>864876</text:p>
          </table:table-cell>
          <table:table-cell office:value-type="float" office:value="268598">
            <text:p>268598</text:p>
          </table:table-cell>
          <table:table-cell office:value-type="float" office:value="226256">
            <text:p>226256</text:p>
          </table:table-cell>
          <table:table-cell office:value-type="float" office:value="4024658846">
            <text:p>4024658846</text:p>
          </table:table-cell>
          <table:table-cell office:value-type="float" office:value="203434">
            <text:p>203434</text:p>
          </table:table-cell>
          <table:table-cell office:value-type="float" office:value="168240">
            <text:p>168240</text:p>
          </table:table-cell>
          <table:table-cell office:value-type="float" office:value="160552">
            <text:p>160552</text:p>
          </table:table-cell>
          <table:table-cell office:value-type="float" office:value="43205522">
            <text:p>43205522</text:p>
          </table:table-cell>
          <table:table-cell office:value-type="float" office:value="272554">
            <text:p>272554</text:p>
          </table:table-cell>
          <table:table-cell office:value-type="float" office:value="228130">
            <text:p>228130</text:p>
          </table:table-cell>
          <table:table-cell office:value-type="float" office:value="23721874417">
            <text:p>23721874417</text:p>
          </table:table-cell>
          <table:table-cell office:value-type="float" office:value="201908">
            <text:p>201908</text:p>
          </table:table-cell>
          <table:table-cell office:value-type="float" office:value="163240">
            <text:p>163240</text:p>
          </table:table-cell>
          <table:table-cell office:value-type="float" office:value="164380">
            <text:p>164380</text:p>
          </table:table-cell>
          <table:table-cell office:value-type="float" office:value="243924">
            <text:p>243924</text:p>
          </table:table-cell>
          <table:table-cell office:value-type="float" office:value="269794">
            <text:p>269794</text:p>
          </table:table-cell>
          <table:table-cell office:value-type="float" office:value="243574">
            <text:p>243574</text:p>
          </table:table-cell>
          <table:table-cell/>
        </table:table-row>
        <table:table-row table:style-name="ro1">
          <table:table-cell office:value-type="float" office:value="7034231768">
            <text:p>7034231768</text:p>
          </table:table-cell>
          <table:table-cell office:value-type="float" office:value="191010">
            <text:p>191010</text:p>
          </table:table-cell>
          <table:table-cell office:value-type="float" office:value="154016">
            <text:p>154016</text:p>
          </table:table-cell>
          <table:table-cell office:value-type="float" office:value="150390">
            <text:p>150390</text:p>
          </table:table-cell>
          <table:table-cell office:value-type="float" office:value="24988034">
            <text:p>24988034</text:p>
          </table:table-cell>
          <table:table-cell office:value-type="float" office:value="281318">
            <text:p>281318</text:p>
          </table:table-cell>
          <table:table-cell office:value-type="float" office:value="252584">
            <text:p>252584</text:p>
          </table:table-cell>
          <table:table-cell office:value-type="float" office:value="28394135923">
            <text:p>28394135923</text:p>
          </table:table-cell>
          <table:table-cell office:value-type="float" office:value="205332">
            <text:p>205332</text:p>
          </table:table-cell>
          <table:table-cell office:value-type="float" office:value="168652">
            <text:p>168652</text:p>
          </table:table-cell>
          <table:table-cell office:value-type="float" office:value="165652">
            <text:p>165652</text:p>
          </table:table-cell>
          <table:table-cell office:value-type="float" office:value="2477429">
            <text:p>2477429</text:p>
          </table:table-cell>
          <table:table-cell office:value-type="float" office:value="357588">
            <text:p>357588</text:p>
          </table:table-cell>
          <table:table-cell office:value-type="float" office:value="284189">
            <text:p>284189</text:p>
          </table:table-cell>
          <table:table-cell office:value-type="float" office:value="2066911967">
            <text:p>2066911967</text:p>
          </table:table-cell>
          <table:table-cell office:value-type="float" office:value="293578">
            <text:p>293578</text:p>
          </table:table-cell>
          <table:table-cell office:value-type="float" office:value="165768">
            <text:p>165768</text:p>
          </table:table-cell>
          <table:table-cell office:value-type="float" office:value="246422">
            <text:p>246422</text:p>
          </table:table-cell>
          <table:table-cell office:value-type="float" office:value="3930821">
            <text:p>3930821</text:p>
          </table:table-cell>
          <table:table-cell office:value-type="float" office:value="300834">
            <text:p>300834</text:p>
          </table:table-cell>
          <table:table-cell office:value-type="float" office:value="250556">
            <text:p>250556</text:p>
          </table:table-cell>
          <table:table-cell/>
        </table:table-row>
        <table:table-row table:style-name="ro1">
          <table:table-cell office:value-type="float" office:value="9097052891">
            <text:p>9097052891</text:p>
          </table:table-cell>
          <table:table-cell office:value-type="float" office:value="191246">
            <text:p>191246</text:p>
          </table:table-cell>
          <table:table-cell office:value-type="float" office:value="152386">
            <text:p>152386</text:p>
          </table:table-cell>
          <table:table-cell office:value-type="float" office:value="152464">
            <text:p>152464</text:p>
          </table:table-cell>
          <table:table-cell office:value-type="float" office:value="28352242">
            <text:p>28352242</text:p>
          </table:table-cell>
          <table:table-cell office:value-type="float" office:value="273272">
            <text:p>273272</text:p>
          </table:table-cell>
          <table:table-cell office:value-type="float" office:value="222968">
            <text:p>222968</text:p>
          </table:table-cell>
          <table:table-cell office:value-type="float" office:value="21803662347">
            <text:p>21803662347</text:p>
          </table:table-cell>
          <table:table-cell office:value-type="float" office:value="329708">
            <text:p>329708</text:p>
          </table:table-cell>
          <table:table-cell office:value-type="float" office:value="284700">
            <text:p>284700</text:p>
          </table:table-cell>
          <table:table-cell office:value-type="float" office:value="237852">
            <text:p>237852</text:p>
          </table:table-cell>
          <table:table-cell office:value-type="float" office:value="15887198">
            <text:p>15887198</text:p>
          </table:table-cell>
          <table:table-cell office:value-type="float" office:value="429476">
            <text:p>429476</text:p>
          </table:table-cell>
          <table:table-cell office:value-type="float" office:value="406254">
            <text:p>406254</text:p>
          </table:table-cell>
          <table:table-cell office:value-type="float" office:value="718732842">
            <text:p>718732842</text:p>
          </table:table-cell>
          <table:table-cell office:value-type="float" office:value="226128">
            <text:p>226128</text:p>
          </table:table-cell>
          <table:table-cell office:value-type="float" office:value="185300">
            <text:p>185300</text:p>
          </table:table-cell>
          <table:table-cell office:value-type="float" office:value="160116">
            <text:p>160116</text:p>
          </table:table-cell>
          <table:table-cell office:value-type="float" office:value="6834278">
            <text:p>6834278</text:p>
          </table:table-cell>
          <table:table-cell office:value-type="float" office:value="266396">
            <text:p>266396</text:p>
          </table:table-cell>
          <table:table-cell office:value-type="float" office:value="227308">
            <text:p>227308</text:p>
          </table:table-cell>
          <table:table-cell/>
        </table:table-row>
        <table:table-row table:style-name="ro1">
          <table:table-cell office:value-type="float" office:value="1822368388">
            <text:p>1822368388</text:p>
          </table:table-cell>
          <table:table-cell office:value-type="float" office:value="346311">
            <text:p>346311</text:p>
          </table:table-cell>
          <table:table-cell office:value-type="float" office:value="197842">
            <text:p>197842</text:p>
          </table:table-cell>
          <table:table-cell office:value-type="float" office:value="256687">
            <text:p>256687</text:p>
          </table:table-cell>
          <table:table-cell office:value-type="float" office:value="8188497">
            <text:p>8188497</text:p>
          </table:table-cell>
          <table:table-cell office:value-type="float" office:value="381151">
            <text:p>381151</text:p>
          </table:table-cell>
          <table:table-cell office:value-type="float" office:value="374826">
            <text:p>374826</text:p>
          </table:table-cell>
          <table:table-cell office:value-type="float" office:value="10097982659">
            <text:p>10097982659</text:p>
          </table:table-cell>
          <table:table-cell office:value-type="float" office:value="201048">
            <text:p>201048</text:p>
          </table:table-cell>
          <table:table-cell office:value-type="float" office:value="167472">
            <text:p>167472</text:p>
          </table:table-cell>
          <table:table-cell office:value-type="float" office:value="160998">
            <text:p>160998</text:p>
          </table:table-cell>
          <table:table-cell office:value-type="float" office:value="266888">
            <text:p>266888</text:p>
          </table:table-cell>
          <table:table-cell office:value-type="float" office:value="294021">
            <text:p>294021</text:p>
          </table:table-cell>
          <table:table-cell office:value-type="float" office:value="297234">
            <text:p>297234</text:p>
          </table:table-cell>
          <table:table-cell office:value-type="float" office:value="26048336252">
            <text:p>26048336252</text:p>
          </table:table-cell>
          <table:table-cell office:value-type="float" office:value="204334">
            <text:p>204334</text:p>
          </table:table-cell>
          <table:table-cell office:value-type="float" office:value="169424">
            <text:p>169424</text:p>
          </table:table-cell>
          <table:table-cell office:value-type="float" office:value="163598">
            <text:p>163598</text:p>
          </table:table-cell>
          <table:table-cell office:value-type="float" office:value="73198346">
            <text:p>73198346</text:p>
          </table:table-cell>
          <table:table-cell office:value-type="float" office:value="285766">
            <text:p>285766</text:p>
          </table:table-cell>
          <table:table-cell office:value-type="float" office:value="244126">
            <text:p>244126</text:p>
          </table:table-cell>
          <table:table-cell/>
        </table:table-row>
        <table:table-row table:style-name="ro1">
          <table:table-cell office:value-type="float" office:value="12123144529">
            <text:p>12123144529</text:p>
          </table:table-cell>
          <table:table-cell office:value-type="float" office:value="200876">
            <text:p>200876</text:p>
          </table:table-cell>
          <table:table-cell office:value-type="float" office:value="157184">
            <text:p>157184</text:p>
          </table:table-cell>
          <table:table-cell office:value-type="float" office:value="154532">
            <text:p>154532</text:p>
          </table:table-cell>
          <table:table-cell office:value-type="float" office:value="249638">
            <text:p>249638</text:p>
          </table:table-cell>
          <table:table-cell office:value-type="float" office:value="329723">
            <text:p>329723</text:p>
          </table:table-cell>
          <table:table-cell office:value-type="float" office:value="233546">
            <text:p>233546</text:p>
          </table:table-cell>
          <table:table-cell office:value-type="float" office:value="2223266690">
            <text:p>2223266690</text:p>
          </table:table-cell>
          <table:table-cell office:value-type="float" office:value="373788">
            <text:p>373788</text:p>
          </table:table-cell>
          <table:table-cell office:value-type="float" office:value="262659">
            <text:p>262659</text:p>
          </table:table-cell>
          <table:table-cell office:value-type="float" office:value="169236">
            <text:p>169236</text:p>
          </table:table-cell>
          <table:table-cell office:value-type="float" office:value="20786807">
            <text:p>20786807</text:p>
          </table:table-cell>
          <table:table-cell office:value-type="float" office:value="328848">
            <text:p>328848</text:p>
          </table:table-cell>
          <table:table-cell office:value-type="float" office:value="355680">
            <text:p>355680</text:p>
          </table:table-cell>
          <table:table-cell office:value-type="float" office:value="28997532332">
            <text:p>28997532332</text:p>
          </table:table-cell>
          <table:table-cell office:value-type="float" office:value="230178">
            <text:p>230178</text:p>
          </table:table-cell>
          <table:table-cell office:value-type="float" office:value="281703">
            <text:p>281703</text:p>
          </table:table-cell>
          <table:table-cell office:value-type="float" office:value="172298">
            <text:p>172298</text:p>
          </table:table-cell>
          <table:table-cell office:value-type="float" office:value="278242">
            <text:p>278242</text:p>
          </table:table-cell>
          <table:table-cell office:value-type="float" office:value="289294">
            <text:p>289294</text:p>
          </table:table-cell>
          <table:table-cell office:value-type="float" office:value="239424">
            <text:p>239424</text:p>
          </table:table-cell>
          <table:table-cell/>
        </table:table-row>
        <table:table-row table:style-name="ro1">
          <table:table-cell office:value-type="float" office:value="4279121242">
            <text:p>4279121242</text:p>
          </table:table-cell>
          <table:table-cell office:value-type="float" office:value="193158">
            <text:p>193158</text:p>
          </table:table-cell>
          <table:table-cell office:value-type="float" office:value="155426">
            <text:p>155426</text:p>
          </table:table-cell>
          <table:table-cell office:value-type="float" office:value="152350">
            <text:p>152350</text:p>
          </table:table-cell>
          <table:table-cell office:value-type="float" office:value="31227047">
            <text:p>31227047</text:p>
          </table:table-cell>
          <table:table-cell office:value-type="float" office:value="329165">
            <text:p>329165</text:p>
          </table:table-cell>
          <table:table-cell office:value-type="float" office:value="227592">
            <text:p>227592</text:p>
          </table:table-cell>
          <table:table-cell office:value-type="float" office:value="8921141283">
            <text:p>8921141283</text:p>
          </table:table-cell>
          <table:table-cell office:value-type="float" office:value="228905">
            <text:p>228905</text:p>
          </table:table-cell>
          <table:table-cell office:value-type="float" office:value="171490">
            <text:p>171490</text:p>
          </table:table-cell>
          <table:table-cell office:value-type="float" office:value="193148">
            <text:p>193148</text:p>
          </table:table-cell>
          <table:table-cell office:value-type="float" office:value="29577463">
            <text:p>29577463</text:p>
          </table:table-cell>
          <table:table-cell office:value-type="float" office:value="289070">
            <text:p>289070</text:p>
          </table:table-cell>
          <table:table-cell office:value-type="float" office:value="287027">
            <text:p>287027</text:p>
          </table:table-cell>
          <table:table-cell office:value-type="float" office:value="17793539661">
            <text:p>17793539661</text:p>
          </table:table-cell>
          <table:table-cell office:value-type="float" office:value="275787">
            <text:p>275787</text:p>
          </table:table-cell>
          <table:table-cell office:value-type="float" office:value="168056">
            <text:p>168056</text:p>
          </table:table-cell>
          <table:table-cell office:value-type="float" office:value="181329">
            <text:p>181329</text:p>
          </table:table-cell>
          <table:table-cell office:value-type="float" office:value="4057834">
            <text:p>4057834</text:p>
          </table:table-cell>
          <table:table-cell office:value-type="float" office:value="368944">
            <text:p>368944</text:p>
          </table:table-cell>
          <table:table-cell office:value-type="float" office:value="322837">
            <text:p>322837</text:p>
          </table:table-cell>
          <table:table-cell/>
        </table:table-row>
        <table:table-row table:style-name="ro1">
          <table:table-cell office:value-type="float" office:value="10486264283">
            <text:p>10486264283</text:p>
          </table:table-cell>
          <table:table-cell office:value-type="float" office:value="229177">
            <text:p>229177</text:p>
          </table:table-cell>
          <table:table-cell office:value-type="float" office:value="154112">
            <text:p>154112</text:p>
          </table:table-cell>
          <table:table-cell office:value-type="float" office:value="154210">
            <text:p>154210</text:p>
          </table:table-cell>
          <table:table-cell office:value-type="float" office:value="11591021">
            <text:p>11591021</text:p>
          </table:table-cell>
          <table:table-cell office:value-type="float" office:value="300057">
            <text:p>300057</text:p>
          </table:table-cell>
          <table:table-cell office:value-type="float" office:value="256545">
            <text:p>256545</text:p>
          </table:table-cell>
          <table:table-cell office:value-type="float" office:value="7755785173">
            <text:p>7755785173</text:p>
          </table:table-cell>
          <table:table-cell office:value-type="float" office:value="204418">
            <text:p>204418</text:p>
          </table:table-cell>
          <table:table-cell office:value-type="float" office:value="217727">
            <text:p>217727</text:p>
          </table:table-cell>
          <table:table-cell office:value-type="float" office:value="168772">
            <text:p>168772</text:p>
          </table:table-cell>
          <table:table-cell office:value-type="float" office:value="2630190">
            <text:p>2630190</text:p>
          </table:table-cell>
          <table:table-cell office:value-type="float" office:value="286704">
            <text:p>286704</text:p>
          </table:table-cell>
          <table:table-cell office:value-type="float" office:value="308670">
            <text:p>308670</text:p>
          </table:table-cell>
          <table:table-cell office:value-type="float" office:value="30437490071">
            <text:p>30437490071</text:p>
          </table:table-cell>
          <table:table-cell office:value-type="float" office:value="349977">
            <text:p>349977</text:p>
          </table:table-cell>
          <table:table-cell office:value-type="float" office:value="281854">
            <text:p>281854</text:p>
          </table:table-cell>
          <table:table-cell office:value-type="float" office:value="168082">
            <text:p>168082</text:p>
          </table:table-cell>
          <table:table-cell office:value-type="float" office:value="1558978">
            <text:p>1558978</text:p>
          </table:table-cell>
          <table:table-cell office:value-type="float" office:value="470804">
            <text:p>470804</text:p>
          </table:table-cell>
          <table:table-cell office:value-type="float" office:value="289733">
            <text:p>289733</text:p>
          </table:table-cell>
          <table:table-cell/>
        </table:table-row>
        <table:table-row table:style-name="ro1">
          <table:table-cell office:value-type="float" office:value="4897270178">
            <text:p>4897270178</text:p>
          </table:table-cell>
          <table:table-cell office:value-type="float" office:value="197920">
            <text:p>197920</text:p>
          </table:table-cell>
          <table:table-cell office:value-type="float" office:value="155298">
            <text:p>155298</text:p>
          </table:table-cell>
          <table:table-cell office:value-type="float" office:value="179123">
            <text:p>179123</text:p>
          </table:table-cell>
          <table:table-cell office:value-type="float" office:value="9245741">
            <text:p>9245741</text:p>
          </table:table-cell>
          <table:table-cell office:value-type="float" office:value="271442">
            <text:p>271442</text:p>
          </table:table-cell>
          <table:table-cell office:value-type="float" office:value="227578">
            <text:p>227578</text:p>
          </table:table-cell>
          <table:table-cell office:value-type="float" office:value="18312785052">
            <text:p>18312785052</text:p>
          </table:table-cell>
          <table:table-cell office:value-type="float" office:value="227533">
            <text:p>227533</text:p>
          </table:table-cell>
          <table:table-cell office:value-type="float" office:value="209851">
            <text:p>209851</text:p>
          </table:table-cell>
          <table:table-cell office:value-type="float" office:value="202521">
            <text:p>202521</text:p>
          </table:table-cell>
          <table:table-cell office:value-type="float" office:value="34029829">
            <text:p>34029829</text:p>
          </table:table-cell>
          <table:table-cell office:value-type="float" office:value="334244">
            <text:p>334244</text:p>
          </table:table-cell>
          <table:table-cell office:value-type="float" office:value="273362">
            <text:p>273362</text:p>
          </table:table-cell>
          <table:table-cell office:value-type="float" office:value="1875294792">
            <text:p>1875294792</text:p>
          </table:table-cell>
          <table:table-cell office:value-type="float" office:value="202310">
            <text:p>202310</text:p>
          </table:table-cell>
          <table:table-cell office:value-type="float" office:value="166010">
            <text:p>166010</text:p>
          </table:table-cell>
          <table:table-cell office:value-type="float" office:value="242375">
            <text:p>242375</text:p>
          </table:table-cell>
          <table:table-cell office:value-type="float" office:value="791261">
            <text:p>791261</text:p>
          </table:table-cell>
          <table:table-cell office:value-type="float" office:value="271704">
            <text:p>271704</text:p>
          </table:table-cell>
          <table:table-cell office:value-type="float" office:value="224140">
            <text:p>224140</text:p>
          </table:table-cell>
          <table:table-cell/>
        </table:table-row>
        <table:table-row table:style-name="ro1">
          <table:table-cell office:value-type="float" office:value="3769288112">
            <text:p>3769288112</text:p>
          </table:table-cell>
          <table:table-cell office:value-type="float" office:value="200052">
            <text:p>200052</text:p>
          </table:table-cell>
          <table:table-cell office:value-type="float" office:value="151062">
            <text:p>151062</text:p>
          </table:table-cell>
          <table:table-cell office:value-type="float" office:value="152700">
            <text:p>152700</text:p>
          </table:table-cell>
          <table:table-cell office:value-type="float" office:value="15284573">
            <text:p>15284573</text:p>
          </table:table-cell>
          <table:table-cell office:value-type="float" office:value="275134">
            <text:p>275134</text:p>
          </table:table-cell>
          <table:table-cell office:value-type="float" office:value="222256">
            <text:p>222256</text:p>
          </table:table-cell>
          <table:table-cell office:value-type="float" office:value="5540095920">
            <text:p>5540095920</text:p>
          </table:table-cell>
          <table:table-cell office:value-type="float" office:value="248935">
            <text:p>248935</text:p>
          </table:table-cell>
          <table:table-cell office:value-type="float" office:value="317848">
            <text:p>317848</text:p>
          </table:table-cell>
          <table:table-cell office:value-type="float" office:value="171312">
            <text:p>171312</text:p>
          </table:table-cell>
          <table:table-cell office:value-type="float" office:value="7946793">
            <text:p>7946793</text:p>
          </table:table-cell>
          <table:table-cell office:value-type="float" office:value="648362">
            <text:p>648362</text:p>
          </table:table-cell>
          <table:table-cell office:value-type="float" office:value="414823">
            <text:p>414823</text:p>
          </table:table-cell>
          <table:table-cell office:value-type="float" office:value="31028834662">
            <text:p>31028834662</text:p>
          </table:table-cell>
          <table:table-cell office:value-type="float" office:value="203660">
            <text:p>203660</text:p>
          </table:table-cell>
          <table:table-cell office:value-type="float" office:value="164598">
            <text:p>164598</text:p>
          </table:table-cell>
          <table:table-cell office:value-type="float" office:value="538516">
            <text:p>538516</text:p>
          </table:table-cell>
          <table:table-cell office:value-type="float" office:value="5899630">
            <text:p>5899630</text:p>
          </table:table-cell>
          <table:table-cell office:value-type="float" office:value="287484">
            <text:p>287484</text:p>
          </table:table-cell>
          <table:table-cell office:value-type="float" office:value="240330">
            <text:p>240330</text:p>
          </table:table-cell>
          <table:table-cell/>
        </table:table-row>
        <table:table-row table:style-name="ro1">
          <table:table-cell office:value-type="float" office:value="4742900409">
            <text:p>4742900409</text:p>
          </table:table-cell>
          <table:table-cell office:value-type="float" office:value="193198">
            <text:p>193198</text:p>
          </table:table-cell>
          <table:table-cell office:value-type="float" office:value="177312">
            <text:p>177312</text:p>
          </table:table-cell>
          <table:table-cell office:value-type="float" office:value="171830">
            <text:p>171830</text:p>
          </table:table-cell>
          <table:table-cell office:value-type="float" office:value="9737646">
            <text:p>9737646</text:p>
          </table:table-cell>
          <table:table-cell office:value-type="float" office:value="280598">
            <text:p>280598</text:p>
          </table:table-cell>
          <table:table-cell office:value-type="float" office:value="257265">
            <text:p>257265</text:p>
          </table:table-cell>
          <table:table-cell office:value-type="float" office:value="2084738203">
            <text:p>2084738203</text:p>
          </table:table-cell>
          <table:table-cell office:value-type="float" office:value="206914">
            <text:p>206914</text:p>
          </table:table-cell>
          <table:table-cell office:value-type="float" office:value="168880">
            <text:p>168880</text:p>
          </table:table-cell>
          <table:table-cell office:value-type="float" office:value="333631">
            <text:p>333631</text:p>
          </table:table-cell>
          <table:table-cell office:value-type="float" office:value="1658097">
            <text:p>1658097</text:p>
          </table:table-cell>
          <table:table-cell office:value-type="float" office:value="270522">
            <text:p>270522</text:p>
          </table:table-cell>
          <table:table-cell office:value-type="float" office:value="283162">
            <text:p>283162</text:p>
          </table:table-cell>
          <table:table-cell office:value-type="float" office:value="4051709985">
            <text:p>4051709985</text:p>
          </table:table-cell>
          <table:table-cell office:value-type="float" office:value="396541">
            <text:p>396541</text:p>
          </table:table-cell>
          <table:table-cell office:value-type="float" office:value="290906">
            <text:p>290906</text:p>
          </table:table-cell>
          <table:table-cell office:value-type="float" office:value="278116">
            <text:p>278116</text:p>
          </table:table-cell>
          <table:table-cell office:value-type="float" office:value="21425448">
            <text:p>21425448</text:p>
          </table:table-cell>
          <table:table-cell office:value-type="float" office:value="406230">
            <text:p>406230</text:p>
          </table:table-cell>
          <table:table-cell office:value-type="float" office:value="446101">
            <text:p>446101</text:p>
          </table:table-cell>
          <table:table-cell/>
        </table:table-row>
        <table:table-row table:style-name="ro1">
          <table:table-cell office:value-type="float" office:value="4695207569">
            <text:p>4695207569</text:p>
          </table:table-cell>
          <table:table-cell office:value-type="float" office:value="226878">
            <text:p>226878</text:p>
          </table:table-cell>
          <table:table-cell office:value-type="float" office:value="164866">
            <text:p>164866</text:p>
          </table:table-cell>
          <table:table-cell office:value-type="float" office:value="153864">
            <text:p>153864</text:p>
          </table:table-cell>
          <table:table-cell office:value-type="float" office:value="3764472">
            <text:p>3764472</text:p>
          </table:table-cell>
          <table:table-cell office:value-type="float" office:value="362730">
            <text:p>362730</text:p>
          </table:table-cell>
          <table:table-cell office:value-type="float" office:value="286065">
            <text:p>286065</text:p>
          </table:table-cell>
          <table:table-cell office:value-type="float" office:value="4838248329">
            <text:p>4838248329</text:p>
          </table:table-cell>
          <table:table-cell office:value-type="float" office:value="279986">
            <text:p>279986</text:p>
          </table:table-cell>
          <table:table-cell office:value-type="float" office:value="274501">
            <text:p>274501</text:p>
          </table:table-cell>
          <table:table-cell office:value-type="float" office:value="270751">
            <text:p>270751</text:p>
          </table:table-cell>
          <table:table-cell office:value-type="float" office:value="58070925">
            <text:p>58070925</text:p>
          </table:table-cell>
          <table:table-cell office:value-type="float" office:value="334307">
            <text:p>334307</text:p>
          </table:table-cell>
          <table:table-cell office:value-type="float" office:value="295071">
            <text:p>295071</text:p>
          </table:table-cell>
          <table:table-cell office:value-type="float" office:value="6931859004">
            <text:p>6931859004</text:p>
          </table:table-cell>
          <table:table-cell office:value-type="float" office:value="202634">
            <text:p>202634</text:p>
          </table:table-cell>
          <table:table-cell office:value-type="float" office:value="171466">
            <text:p>171466</text:p>
          </table:table-cell>
          <table:table-cell office:value-type="float" office:value="163568">
            <text:p>163568</text:p>
          </table:table-cell>
          <table:table-cell office:value-type="float" office:value="14513056">
            <text:p>14513056</text:p>
          </table:table-cell>
          <table:table-cell office:value-type="float" office:value="265778">
            <text:p>265778</text:p>
          </table:table-cell>
          <table:table-cell office:value-type="float" office:value="357484">
            <text:p>357484</text:p>
          </table:table-cell>
          <table:table-cell/>
        </table:table-row>
        <table:table-row table:style-name="ro1">
          <table:table-cell office:value-type="float" office:value="2488478576">
            <text:p>2488478576</text:p>
          </table:table-cell>
          <table:table-cell office:value-type="float" office:value="194658">
            <text:p>194658</text:p>
          </table:table-cell>
          <table:table-cell office:value-type="float" office:value="166490">
            <text:p>166490</text:p>
          </table:table-cell>
          <table:table-cell office:value-type="float" office:value="153448">
            <text:p>153448</text:p>
          </table:table-cell>
          <table:table-cell office:value-type="float" office:value="40166400">
            <text:p>40166400</text:p>
          </table:table-cell>
          <table:table-cell office:value-type="float" office:value="277364">
            <text:p>277364</text:p>
          </table:table-cell>
          <table:table-cell office:value-type="float" office:value="235188">
            <text:p>235188</text:p>
          </table:table-cell>
          <table:table-cell office:value-type="float" office:value="30400814324">
            <text:p>30400814324</text:p>
          </table:table-cell>
          <table:table-cell office:value-type="float" office:value="206230">
            <text:p>206230</text:p>
          </table:table-cell>
          <table:table-cell office:value-type="float" office:value="194412">
            <text:p>194412</text:p>
          </table:table-cell>
          <table:table-cell office:value-type="float" office:value="164878">
            <text:p>164878</text:p>
          </table:table-cell>
          <table:table-cell office:value-type="float" office:value="1127203">
            <text:p>1127203</text:p>
          </table:table-cell>
          <table:table-cell office:value-type="float" office:value="274388">
            <text:p>274388</text:p>
          </table:table-cell>
          <table:table-cell office:value-type="float" office:value="230186">
            <text:p>230186</text:p>
          </table:table-cell>
          <table:table-cell office:value-type="float" office:value="11639605125">
            <text:p>11639605125</text:p>
          </table:table-cell>
          <table:table-cell office:value-type="float" office:value="201682">
            <text:p>201682</text:p>
          </table:table-cell>
          <table:table-cell office:value-type="float" office:value="165094">
            <text:p>165094</text:p>
          </table:table-cell>
          <table:table-cell office:value-type="float" office:value="164370">
            <text:p>164370</text:p>
          </table:table-cell>
          <table:table-cell office:value-type="float" office:value="42129921">
            <text:p>42129921</text:p>
          </table:table-cell>
          <table:table-cell office:value-type="float" office:value="280650">
            <text:p>280650</text:p>
          </table:table-cell>
          <table:table-cell office:value-type="float" office:value="238076">
            <text:p>238076</text:p>
          </table:table-cell>
          <table:table-cell/>
        </table:table-row>
        <table:table-row table:style-name="ro1">
          <table:table-cell office:value-type="float" office:value="30393019012">
            <text:p>30393019012</text:p>
          </table:table-cell>
          <table:table-cell office:value-type="float" office:value="343704">
            <text:p>343704</text:p>
          </table:table-cell>
          <table:table-cell office:value-type="float" office:value="182960">
            <text:p>182960</text:p>
          </table:table-cell>
          <table:table-cell office:value-type="float" office:value="251768">
            <text:p>251768</text:p>
          </table:table-cell>
          <table:table-cell office:value-type="float" office:value="17127436">
            <text:p>17127436</text:p>
          </table:table-cell>
          <table:table-cell office:value-type="float" office:value="330456">
            <text:p>330456</text:p>
          </table:table-cell>
          <table:table-cell office:value-type="float" office:value="252159">
            <text:p>252159</text:p>
          </table:table-cell>
          <table:table-cell office:value-type="float" office:value="7066437885">
            <text:p>7066437885</text:p>
          </table:table-cell>
          <table:table-cell office:value-type="float" office:value="206634">
            <text:p>206634</text:p>
          </table:table-cell>
          <table:table-cell office:value-type="float" office:value="167762">
            <text:p>167762</text:p>
          </table:table-cell>
          <table:table-cell office:value-type="float" office:value="162836">
            <text:p>162836</text:p>
          </table:table-cell>
          <table:table-cell office:value-type="float" office:value="38683190">
            <text:p>38683190</text:p>
          </table:table-cell>
          <table:table-cell office:value-type="float" office:value="297088">
            <text:p>297088</text:p>
          </table:table-cell>
          <table:table-cell office:value-type="float" office:value="245636">
            <text:p>245636</text:p>
          </table:table-cell>
          <table:table-cell office:value-type="float" office:value="13696897494">
            <text:p>13696897494</text:p>
          </table:table-cell>
          <table:table-cell office:value-type="float" office:value="202176">
            <text:p>202176</text:p>
          </table:table-cell>
          <table:table-cell office:value-type="float" office:value="170864">
            <text:p>170864</text:p>
          </table:table-cell>
          <table:table-cell office:value-type="float" office:value="203857">
            <text:p>203857</text:p>
          </table:table-cell>
          <table:table-cell office:value-type="float" office:value="30174063">
            <text:p>30174063</text:p>
          </table:table-cell>
          <table:table-cell office:value-type="float" office:value="345308">
            <text:p>345308</text:p>
          </table:table-cell>
          <table:table-cell office:value-type="float" office:value="259492">
            <text:p>259492</text:p>
          </table:table-cell>
          <table:table-cell/>
        </table:table-row>
        <table:table-row table:style-name="ro1">
          <table:table-cell office:value-type="float" office:value="1986569701">
            <text:p>1986569701</text:p>
          </table:table-cell>
          <table:table-cell office:value-type="float" office:value="191664">
            <text:p>191664</text:p>
          </table:table-cell>
          <table:table-cell office:value-type="float" office:value="155512">
            <text:p>155512</text:p>
          </table:table-cell>
          <table:table-cell office:value-type="float" office:value="159956">
            <text:p>159956</text:p>
          </table:table-cell>
          <table:table-cell office:value-type="float" office:value="7694359">
            <text:p>7694359</text:p>
          </table:table-cell>
          <table:table-cell office:value-type="float" office:value="352499">
            <text:p>352499</text:p>
          </table:table-cell>
          <table:table-cell office:value-type="float" office:value="230686">
            <text:p>230686</text:p>
          </table:table-cell>
          <table:table-cell office:value-type="float" office:value="5506515162">
            <text:p>5506515162</text:p>
          </table:table-cell>
          <table:table-cell office:value-type="float" office:value="205520">
            <text:p>205520</text:p>
          </table:table-cell>
          <table:table-cell office:value-type="float" office:value="169040">
            <text:p>169040</text:p>
          </table:table-cell>
          <table:table-cell office:value-type="float" office:value="163994">
            <text:p>163994</text:p>
          </table:table-cell>
          <table:table-cell office:value-type="float" office:value="51006941">
            <text:p>51006941</text:p>
          </table:table-cell>
          <table:table-cell office:value-type="float" office:value="298984">
            <text:p>298984</text:p>
          </table:table-cell>
          <table:table-cell office:value-type="float" office:value="245752">
            <text:p>245752</text:p>
          </table:table-cell>
          <table:table-cell office:value-type="float" office:value="34000902993">
            <text:p>34000902993</text:p>
          </table:table-cell>
          <table:table-cell office:value-type="float" office:value="204810">
            <text:p>204810</text:p>
          </table:table-cell>
          <table:table-cell office:value-type="float" office:value="217470">
            <text:p>217470</text:p>
          </table:table-cell>
          <table:table-cell office:value-type="float" office:value="164930">
            <text:p>164930</text:p>
          </table:table-cell>
          <table:table-cell office:value-type="float" office:value="969610">
            <text:p>969610</text:p>
          </table:table-cell>
          <table:table-cell office:value-type="float" office:value="284378">
            <text:p>284378</text:p>
          </table:table-cell>
          <table:table-cell office:value-type="float" office:value="236368">
            <text:p>236368</text:p>
          </table:table-cell>
          <table:table-cell/>
        </table:table-row>
        <table:table-row table:style-name="ro1">
          <table:table-cell office:value-type="float" office:value="5380973620">
            <text:p>5380973620</text:p>
          </table:table-cell>
          <table:table-cell office:value-type="float" office:value="192496">
            <text:p>192496</text:p>
          </table:table-cell>
          <table:table-cell office:value-type="float" office:value="152524">
            <text:p>152524</text:p>
          </table:table-cell>
          <table:table-cell office:value-type="float" office:value="189635">
            <text:p>189635</text:p>
          </table:table-cell>
          <table:table-cell office:value-type="float" office:value="20819347">
            <text:p>20819347</text:p>
          </table:table-cell>
          <table:table-cell office:value-type="float" office:value="283058">
            <text:p>283058</text:p>
          </table:table-cell>
          <table:table-cell office:value-type="float" office:value="278813">
            <text:p>278813</text:p>
          </table:table-cell>
          <table:table-cell office:value-type="float" office:value="3531899105">
            <text:p>3531899105</text:p>
          </table:table-cell>
          <table:table-cell office:value-type="float" office:value="212440">
            <text:p>212440</text:p>
          </table:table-cell>
          <table:table-cell office:value-type="float" office:value="169242">
            <text:p>169242</text:p>
          </table:table-cell>
          <table:table-cell office:value-type="float" office:value="202769">
            <text:p>202769</text:p>
          </table:table-cell>
          <table:table-cell office:value-type="float" office:value="12596366">
            <text:p>12596366</text:p>
          </table:table-cell>
          <table:table-cell office:value-type="float" office:value="350343">
            <text:p>350343</text:p>
          </table:table-cell>
          <table:table-cell office:value-type="float" office:value="231456">
            <text:p>231456</text:p>
          </table:table-cell>
          <table:table-cell office:value-type="float" office:value="6210381018">
            <text:p>6210381018</text:p>
          </table:table-cell>
          <table:table-cell office:value-type="float" office:value="312399">
            <text:p>312399</text:p>
          </table:table-cell>
          <table:table-cell office:value-type="float" office:value="187882">
            <text:p>187882</text:p>
          </table:table-cell>
          <table:table-cell office:value-type="float" office:value="159238">
            <text:p>159238</text:p>
          </table:table-cell>
          <table:table-cell office:value-type="float" office:value="9258305">
            <text:p>9258305</text:p>
          </table:table-cell>
          <table:table-cell office:value-type="float" office:value="277474">
            <text:p>277474</text:p>
          </table:table-cell>
          <table:table-cell office:value-type="float" office:value="273838">
            <text:p>273838</text:p>
          </table:table-cell>
          <table:table-cell/>
        </table:table-row>
        <table:table-row table:style-name="ro1">
          <table:table-cell office:value-type="float" office:value="5214896017">
            <text:p>5214896017</text:p>
          </table:table-cell>
          <table:table-cell office:value-type="float" office:value="192454">
            <text:p>192454</text:p>
          </table:table-cell>
          <table:table-cell office:value-type="float" office:value="153346">
            <text:p>153346</text:p>
          </table:table-cell>
          <table:table-cell office:value-type="float" office:value="299302">
            <text:p>299302</text:p>
          </table:table-cell>
          <table:table-cell office:value-type="float" office:value="9557042">
            <text:p>9557042</text:p>
          </table:table-cell>
          <table:table-cell office:value-type="float" office:value="272386">
            <text:p>272386</text:p>
          </table:table-cell>
          <table:table-cell office:value-type="float" office:value="216660">
            <text:p>216660</text:p>
          </table:table-cell>
          <table:table-cell office:value-type="float" office:value="11572393870">
            <text:p>11572393870</text:p>
          </table:table-cell>
          <table:table-cell office:value-type="float" office:value="240172">
            <text:p>240172</text:p>
          </table:table-cell>
          <table:table-cell office:value-type="float" office:value="195372">
            <text:p>195372</text:p>
          </table:table-cell>
          <table:table-cell office:value-type="float" office:value="416425">
            <text:p>416425</text:p>
          </table:table-cell>
          <table:table-cell office:value-type="float" office:value="53732877">
            <text:p>53732877</text:p>
          </table:table-cell>
          <table:table-cell office:value-type="float" office:value="414477">
            <text:p>414477</text:p>
          </table:table-cell>
          <table:table-cell office:value-type="float" office:value="345640">
            <text:p>345640</text:p>
          </table:table-cell>
          <table:table-cell office:value-type="float" office:value="2836701637">
            <text:p>2836701637</text:p>
          </table:table-cell>
          <table:table-cell office:value-type="float" office:value="225792">
            <text:p>225792</text:p>
          </table:table-cell>
          <table:table-cell office:value-type="float" office:value="260134">
            <text:p>260134</text:p>
          </table:table-cell>
          <table:table-cell office:value-type="float" office:value="228174">
            <text:p>228174</text:p>
          </table:table-cell>
          <table:table-cell office:value-type="float" office:value="8425920">
            <text:p>8425920</text:p>
          </table:table-cell>
          <table:table-cell office:value-type="float" office:value="300407">
            <text:p>300407</text:p>
          </table:table-cell>
          <table:table-cell office:value-type="float" office:value="265054">
            <text:p>265054</text:p>
          </table:table-cell>
          <table:table-cell/>
        </table:table-row>
        <table:table-row table:style-name="ro1">
          <table:table-cell office:value-type="float" office:value="6328003310">
            <text:p>6328003310</text:p>
          </table:table-cell>
          <table:table-cell office:value-type="float" office:value="193760">
            <text:p>193760</text:p>
          </table:table-cell>
          <table:table-cell office:value-type="float" office:value="510497">
            <text:p>510497</text:p>
          </table:table-cell>
          <table:table-cell office:value-type="float" office:value="155046">
            <text:p>155046</text:p>
          </table:table-cell>
          <table:table-cell office:value-type="float" office:value="126343016">
            <text:p>126343016</text:p>
          </table:table-cell>
          <table:table-cell office:value-type="float" office:value="285138">
            <text:p>285138</text:p>
          </table:table-cell>
          <table:table-cell office:value-type="float" office:value="260610">
            <text:p>260610</text:p>
          </table:table-cell>
          <table:table-cell office:value-type="float" office:value="29297061554">
            <text:p>29297061554</text:p>
          </table:table-cell>
          <table:table-cell office:value-type="float" office:value="309052">
            <text:p>309052</text:p>
          </table:table-cell>
          <table:table-cell office:value-type="float" office:value="219417">
            <text:p>219417</text:p>
          </table:table-cell>
          <table:table-cell office:value-type="float" office:value="232348">
            <text:p>232348</text:p>
          </table:table-cell>
          <table:table-cell office:value-type="float" office:value="30384489">
            <text:p>30384489</text:p>
          </table:table-cell>
          <table:table-cell office:value-type="float" office:value="358903">
            <text:p>358903</text:p>
          </table:table-cell>
          <table:table-cell office:value-type="float" office:value="231908">
            <text:p>231908</text:p>
          </table:table-cell>
          <table:table-cell office:value-type="float" office:value="5502478871">
            <text:p>5502478871</text:p>
          </table:table-cell>
          <table:table-cell office:value-type="float" office:value="227401">
            <text:p>227401</text:p>
          </table:table-cell>
          <table:table-cell office:value-type="float" office:value="233906">
            <text:p>233906</text:p>
          </table:table-cell>
          <table:table-cell office:value-type="float" office:value="165408">
            <text:p>165408</text:p>
          </table:table-cell>
          <table:table-cell office:value-type="float" office:value="1524646">
            <text:p>1524646</text:p>
          </table:table-cell>
          <table:table-cell office:value-type="float" office:value="315384">
            <text:p>315384</text:p>
          </table:table-cell>
          <table:table-cell office:value-type="float" office:value="254708">
            <text:p>254708</text:p>
          </table:table-cell>
          <table:table-cell/>
        </table:table-row>
        <table:table-row table:style-name="ro1">
          <table:table-cell office:value-type="float" office:value="2250740312">
            <text:p>2250740312</text:p>
          </table:table-cell>
          <table:table-cell office:value-type="float" office:value="192536">
            <text:p>192536</text:p>
          </table:table-cell>
          <table:table-cell office:value-type="float" office:value="174439">
            <text:p>174439</text:p>
          </table:table-cell>
          <table:table-cell office:value-type="float" office:value="179467">
            <text:p>179467</text:p>
          </table:table-cell>
          <table:table-cell office:value-type="float" office:value="10893470">
            <text:p>10893470</text:p>
          </table:table-cell>
          <table:table-cell office:value-type="float" office:value="344476">
            <text:p>344476</text:p>
          </table:table-cell>
          <table:table-cell office:value-type="float" office:value="245760">
            <text:p>245760</text:p>
          </table:table-cell>
          <table:table-cell office:value-type="float" office:value="2227902209">
            <text:p>2227902209</text:p>
          </table:table-cell>
          <table:table-cell office:value-type="float" office:value="203974">
            <text:p>203974</text:p>
          </table:table-cell>
          <table:table-cell office:value-type="float" office:value="201788">
            <text:p>201788</text:p>
          </table:table-cell>
          <table:table-cell office:value-type="float" office:value="165332">
            <text:p>165332</text:p>
          </table:table-cell>
          <table:table-cell office:value-type="float" office:value="37822081">
            <text:p>37822081</text:p>
          </table:table-cell>
          <table:table-cell office:value-type="float" office:value="319104">
            <text:p>319104</text:p>
          </table:table-cell>
          <table:table-cell office:value-type="float" office:value="228810">
            <text:p>228810</text:p>
          </table:table-cell>
          <table:table-cell office:value-type="float" office:value="3357193038">
            <text:p>3357193038</text:p>
          </table:table-cell>
          <table:table-cell office:value-type="float" office:value="239236">
            <text:p>239236</text:p>
          </table:table-cell>
          <table:table-cell office:value-type="float" office:value="165584">
            <text:p>165584</text:p>
          </table:table-cell>
          <table:table-cell office:value-type="float" office:value="195834">
            <text:p>195834</text:p>
          </table:table-cell>
          <table:table-cell office:value-type="float" office:value="84331348">
            <text:p>84331348</text:p>
          </table:table-cell>
          <table:table-cell office:value-type="float" office:value="330359">
            <text:p>330359</text:p>
          </table:table-cell>
          <table:table-cell office:value-type="float" office:value="295288">
            <text:p>295288</text:p>
          </table:table-cell>
          <table:table-cell/>
        </table:table-row>
        <table:table-row table:style-name="ro1">
          <table:table-cell office:value-type="float" office:value="2881264310">
            <text:p>2881264310</text:p>
          </table:table-cell>
          <table:table-cell office:value-type="float" office:value="193364">
            <text:p>193364</text:p>
          </table:table-cell>
          <table:table-cell office:value-type="float" office:value="150478">
            <text:p>150478</text:p>
          </table:table-cell>
          <table:table-cell office:value-type="float" office:value="203333">
            <text:p>203333</text:p>
          </table:table-cell>
          <table:table-cell office:value-type="float" office:value="3436708">
            <text:p>3436708</text:p>
          </table:table-cell>
          <table:table-cell office:value-type="float" office:value="317126">
            <text:p>317126</text:p>
          </table:table-cell>
          <table:table-cell office:value-type="float" office:value="242534">
            <text:p>242534</text:p>
          </table:table-cell>
          <table:table-cell office:value-type="float" office:value="2534925689">
            <text:p>2534925689</text:p>
          </table:table-cell>
          <table:table-cell office:value-type="float" office:value="255225">
            <text:p>255225</text:p>
          </table:table-cell>
          <table:table-cell office:value-type="float" office:value="167472">
            <text:p>167472</text:p>
          </table:table-cell>
          <table:table-cell office:value-type="float" office:value="197247">
            <text:p>197247</text:p>
          </table:table-cell>
          <table:table-cell office:value-type="float" office:value="89970289">
            <text:p>89970289</text:p>
          </table:table-cell>
          <table:table-cell office:value-type="float" office:value="277796">
            <text:p>277796</text:p>
          </table:table-cell>
          <table:table-cell office:value-type="float" office:value="249994">
            <text:p>249994</text:p>
          </table:table-cell>
          <table:table-cell office:value-type="float" office:value="4256663613">
            <text:p>4256663613</text:p>
          </table:table-cell>
          <table:table-cell office:value-type="float" office:value="207156">
            <text:p>207156</text:p>
          </table:table-cell>
          <table:table-cell office:value-type="float" office:value="164854">
            <text:p>164854</text:p>
          </table:table-cell>
          <table:table-cell office:value-type="float" office:value="257223">
            <text:p>257223</text:p>
          </table:table-cell>
          <table:table-cell office:value-type="float" office:value="34715181">
            <text:p>34715181</text:p>
          </table:table-cell>
          <table:table-cell office:value-type="float" office:value="277022">
            <text:p>277022</text:p>
          </table:table-cell>
          <table:table-cell office:value-type="float" office:value="245982">
            <text:p>245982</text:p>
          </table:table-cell>
          <table:table-cell/>
        </table:table-row>
        <table:table-row table:style-name="ro1">
          <table:table-cell office:value-type="float" office:value="8209307072">
            <text:p>8209307072</text:p>
          </table:table-cell>
          <table:table-cell office:value-type="float" office:value="336532">
            <text:p>336532</text:p>
          </table:table-cell>
          <table:table-cell office:value-type="float" office:value="159796">
            <text:p>159796</text:p>
          </table:table-cell>
          <table:table-cell office:value-type="float" office:value="228618">
            <text:p>228618</text:p>
          </table:table-cell>
          <table:table-cell office:value-type="float" office:value="67657235">
            <text:p>67657235</text:p>
          </table:table-cell>
          <table:table-cell office:value-type="float" office:value="284142">
            <text:p>284142</text:p>
          </table:table-cell>
          <table:table-cell office:value-type="float" office:value="249339">
            <text:p>249339</text:p>
          </table:table-cell>
          <table:table-cell office:value-type="float" office:value="5930457707">
            <text:p>5930457707</text:p>
          </table:table-cell>
          <table:table-cell office:value-type="float" office:value="291755">
            <text:p>291755</text:p>
          </table:table-cell>
          <table:table-cell office:value-type="float" office:value="263353">
            <text:p>263353</text:p>
          </table:table-cell>
          <table:table-cell office:value-type="float" office:value="164510">
            <text:p>164510</text:p>
          </table:table-cell>
          <table:table-cell office:value-type="float" office:value="1439754">
            <text:p>1439754</text:p>
          </table:table-cell>
          <table:table-cell office:value-type="float" office:value="295395">
            <text:p>295395</text:p>
          </table:table-cell>
          <table:table-cell office:value-type="float" office:value="256938">
            <text:p>256938</text:p>
          </table:table-cell>
          <table:table-cell office:value-type="float" office:value="2576866560">
            <text:p>2576866560</text:p>
          </table:table-cell>
          <table:table-cell office:value-type="float" office:value="214384">
            <text:p>214384</text:p>
          </table:table-cell>
          <table:table-cell office:value-type="float" office:value="170392">
            <text:p>170392</text:p>
          </table:table-cell>
          <table:table-cell office:value-type="float" office:value="163644">
            <text:p>163644</text:p>
          </table:table-cell>
          <table:table-cell office:value-type="float" office:value="47908364">
            <text:p>47908364</text:p>
          </table:table-cell>
          <table:table-cell office:value-type="float" office:value="284122">
            <text:p>284122</text:p>
          </table:table-cell>
          <table:table-cell office:value-type="float" office:value="269997">
            <text:p>269997</text:p>
          </table:table-cell>
          <table:table-cell/>
        </table:table-row>
        <table:table-row table:style-name="ro1">
          <table:table-cell office:value-type="float" office:value="1440373479">
            <text:p>1440373479</text:p>
          </table:table-cell>
          <table:table-cell office:value-type="float" office:value="197876">
            <text:p>197876</text:p>
          </table:table-cell>
          <table:table-cell office:value-type="float" office:value="160608">
            <text:p>160608</text:p>
          </table:table-cell>
          <table:table-cell office:value-type="float" office:value="173945">
            <text:p>173945</text:p>
          </table:table-cell>
          <table:table-cell office:value-type="float" office:value="10332301">
            <text:p>10332301</text:p>
          </table:table-cell>
          <table:table-cell office:value-type="float" office:value="279086">
            <text:p>279086</text:p>
          </table:table-cell>
          <table:table-cell office:value-type="float" office:value="227430">
            <text:p>227430</text:p>
          </table:table-cell>
          <table:table-cell office:value-type="float" office:value="21220764636">
            <text:p>21220764636</text:p>
          </table:table-cell>
          <table:table-cell office:value-type="float" office:value="245874">
            <text:p>245874</text:p>
          </table:table-cell>
          <table:table-cell office:value-type="float" office:value="181659">
            <text:p>181659</text:p>
          </table:table-cell>
          <table:table-cell office:value-type="float" office:value="162128">
            <text:p>162128</text:p>
          </table:table-cell>
          <table:table-cell office:value-type="float" office:value="43543654">
            <text:p>43543654</text:p>
          </table:table-cell>
          <table:table-cell office:value-type="float" office:value="355773">
            <text:p>355773</text:p>
          </table:table-cell>
          <table:table-cell office:value-type="float" office:value="246716">
            <text:p>246716</text:p>
          </table:table-cell>
          <table:table-cell office:value-type="float" office:value="4624543183">
            <text:p>4624543183</text:p>
          </table:table-cell>
          <table:table-cell office:value-type="float" office:value="199864">
            <text:p>199864</text:p>
          </table:table-cell>
          <table:table-cell office:value-type="float" office:value="164230">
            <text:p>164230</text:p>
          </table:table-cell>
          <table:table-cell office:value-type="float" office:value="194894">
            <text:p>194894</text:p>
          </table:table-cell>
          <table:table-cell office:value-type="float" office:value="2652683">
            <text:p>2652683</text:p>
          </table:table-cell>
          <table:table-cell office:value-type="float" office:value="311409">
            <text:p>311409</text:p>
          </table:table-cell>
          <table:table-cell office:value-type="float" office:value="231778">
            <text:p>231778</text:p>
          </table:table-cell>
          <table:table-cell/>
        </table:table-row>
        <table:table-row table:style-name="ro1">
          <table:table-cell office:value-type="float" office:value="1353992850">
            <text:p>1353992850</text:p>
          </table:table-cell>
          <table:table-cell office:value-type="float" office:value="283636">
            <text:p>283636</text:p>
          </table:table-cell>
          <table:table-cell office:value-type="float" office:value="179010">
            <text:p>179010</text:p>
          </table:table-cell>
          <table:table-cell office:value-type="float" office:value="200636">
            <text:p>200636</text:p>
          </table:table-cell>
          <table:table-cell office:value-type="float" office:value="1438508">
            <text:p>1438508</text:p>
          </table:table-cell>
          <table:table-cell office:value-type="float" office:value="363291">
            <text:p>363291</text:p>
          </table:table-cell>
          <table:table-cell office:value-type="float" office:value="356394">
            <text:p>356394</text:p>
          </table:table-cell>
          <table:table-cell office:value-type="float" office:value="3960660961">
            <text:p>3960660961</text:p>
          </table:table-cell>
          <table:table-cell office:value-type="float" office:value="205404">
            <text:p>205404</text:p>
          </table:table-cell>
          <table:table-cell office:value-type="float" office:value="169646">
            <text:p>169646</text:p>
          </table:table-cell>
          <table:table-cell office:value-type="float" office:value="193366">
            <text:p>193366</text:p>
          </table:table-cell>
          <table:table-cell office:value-type="float" office:value="7873833">
            <text:p>7873833</text:p>
          </table:table-cell>
          <table:table-cell office:value-type="float" office:value="329719">
            <text:p>329719</text:p>
          </table:table-cell>
          <table:table-cell office:value-type="float" office:value="247608">
            <text:p>247608</text:p>
          </table:table-cell>
          <table:table-cell office:value-type="float" office:value="2736426433">
            <text:p>2736426433</text:p>
          </table:table-cell>
          <table:table-cell office:value-type="float" office:value="386934">
            <text:p>386934</text:p>
          </table:table-cell>
          <table:table-cell office:value-type="float" office:value="170674">
            <text:p>170674</text:p>
          </table:table-cell>
          <table:table-cell office:value-type="float" office:value="188019">
            <text:p>188019</text:p>
          </table:table-cell>
          <table:table-cell office:value-type="float" office:value="9144846">
            <text:p>9144846</text:p>
          </table:table-cell>
          <table:table-cell office:value-type="float" office:value="277074">
            <text:p>277074</text:p>
          </table:table-cell>
          <table:table-cell office:value-type="float" office:value="235230">
            <text:p>235230</text:p>
          </table:table-cell>
          <table:table-cell/>
        </table:table-row>
        <table:table-row table:style-name="ro1">
          <table:table-cell office:value-type="float" office:value="10485306300">
            <text:p>10485306300</text:p>
          </table:table-cell>
          <table:table-cell office:value-type="float" office:value="229123">
            <text:p>229123</text:p>
          </table:table-cell>
          <table:table-cell office:value-type="float" office:value="173819">
            <text:p>173819</text:p>
          </table:table-cell>
          <table:table-cell office:value-type="float" office:value="153078">
            <text:p>153078</text:p>
          </table:table-cell>
          <table:table-cell office:value-type="float" office:value="22928382">
            <text:p>22928382</text:p>
          </table:table-cell>
          <table:table-cell office:value-type="float" office:value="282494">
            <text:p>282494</text:p>
          </table:table-cell>
          <table:table-cell office:value-type="float" office:value="296669">
            <text:p>296669</text:p>
          </table:table-cell>
          <table:table-cell office:value-type="float" office:value="7252503276">
            <text:p>7252503276</text:p>
          </table:table-cell>
          <table:table-cell office:value-type="float" office:value="248259">
            <text:p>248259</text:p>
          </table:table-cell>
          <table:table-cell office:value-type="float" office:value="169696">
            <text:p>169696</text:p>
          </table:table-cell>
          <table:table-cell office:value-type="float" office:value="166176">
            <text:p>166176</text:p>
          </table:table-cell>
          <table:table-cell office:value-type="float" office:value="3795005">
            <text:p>3795005</text:p>
          </table:table-cell>
          <table:table-cell office:value-type="float" office:value="282010">
            <text:p>282010</text:p>
          </table:table-cell>
          <table:table-cell office:value-type="float" office:value="342076">
            <text:p>342076</text:p>
          </table:table-cell>
          <table:table-cell office:value-type="float" office:value="5918894050">
            <text:p>5918894050</text:p>
          </table:table-cell>
          <table:table-cell office:value-type="float" office:value="240958">
            <text:p>240958</text:p>
          </table:table-cell>
          <table:table-cell office:value-type="float" office:value="166444">
            <text:p>166444</text:p>
          </table:table-cell>
          <table:table-cell office:value-type="float" office:value="235505">
            <text:p>235505</text:p>
          </table:table-cell>
          <table:table-cell office:value-type="float" office:value="11751120">
            <text:p>11751120</text:p>
          </table:table-cell>
          <table:table-cell office:value-type="float" office:value="320057">
            <text:p>320057</text:p>
          </table:table-cell>
          <table:table-cell office:value-type="float" office:value="283481">
            <text:p>283481</text:p>
          </table:table-cell>
          <table:table-cell/>
        </table:table-row>
        <table:table-row table:style-name="ro1">
          <table:table-cell office:value-type="float" office:value="10341642399">
            <text:p>10341642399</text:p>
          </table:table-cell>
          <table:table-cell office:value-type="float" office:value="217311">
            <text:p>217311</text:p>
          </table:table-cell>
          <table:table-cell office:value-type="float" office:value="156520">
            <text:p>156520</text:p>
          </table:table-cell>
          <table:table-cell office:value-type="float" office:value="269458">
            <text:p>269458</text:p>
          </table:table-cell>
          <table:table-cell office:value-type="float" office:value="9884359">
            <text:p>9884359</text:p>
          </table:table-cell>
          <table:table-cell office:value-type="float" office:value="296812">
            <text:p>296812</text:p>
          </table:table-cell>
          <table:table-cell office:value-type="float" office:value="337916">
            <text:p>337916</text:p>
          </table:table-cell>
          <table:table-cell office:value-type="float" office:value="13522682495">
            <text:p>13522682495</text:p>
          </table:table-cell>
          <table:table-cell office:value-type="float" office:value="343621">
            <text:p>343621</text:p>
          </table:table-cell>
          <table:table-cell office:value-type="float" office:value="218450">
            <text:p>218450</text:p>
          </table:table-cell>
          <table:table-cell office:value-type="float" office:value="166064">
            <text:p>166064</text:p>
          </table:table-cell>
          <table:table-cell office:value-type="float" office:value="13485576">
            <text:p>13485576</text:p>
          </table:table-cell>
          <table:table-cell office:value-type="float" office:value="282798">
            <text:p>282798</text:p>
          </table:table-cell>
          <table:table-cell office:value-type="float" office:value="290090">
            <text:p>290090</text:p>
          </table:table-cell>
          <table:table-cell office:value-type="float" office:value="10625954964">
            <text:p>10625954964</text:p>
          </table:table-cell>
          <table:table-cell office:value-type="float" office:value="1094132">
            <text:p>1094132</text:p>
          </table:table-cell>
          <table:table-cell office:value-type="float" office:value="210991">
            <text:p>210991</text:p>
          </table:table-cell>
          <table:table-cell office:value-type="float" office:value="195177">
            <text:p>195177</text:p>
          </table:table-cell>
          <table:table-cell office:value-type="float" office:value="539937">
            <text:p>539937</text:p>
          </table:table-cell>
          <table:table-cell office:value-type="float" office:value="272320">
            <text:p>272320</text:p>
          </table:table-cell>
          <table:table-cell office:value-type="float" office:value="224362">
            <text:p>224362</text:p>
          </table:table-cell>
          <table:table-cell/>
        </table:table-row>
        <table:table-row table:style-name="ro1">
          <table:table-cell office:value-type="float" office:value="1455411236">
            <text:p>1455411236</text:p>
          </table:table-cell>
          <table:table-cell office:value-type="float" office:value="323261">
            <text:p>323261</text:p>
          </table:table-cell>
          <table:table-cell office:value-type="float" office:value="182259">
            <text:p>182259</text:p>
          </table:table-cell>
          <table:table-cell office:value-type="float" office:value="156962">
            <text:p>156962</text:p>
          </table:table-cell>
          <table:table-cell office:value-type="float" office:value="281812">
            <text:p>281812</text:p>
          </table:table-cell>
          <table:table-cell office:value-type="float" office:value="356449">
            <text:p>356449</text:p>
          </table:table-cell>
          <table:table-cell office:value-type="float" office:value="235702">
            <text:p>235702</text:p>
          </table:table-cell>
          <table:table-cell office:value-type="float" office:value="17753008601">
            <text:p>17753008601</text:p>
          </table:table-cell>
          <table:table-cell office:value-type="float" office:value="235854">
            <text:p>235854</text:p>
          </table:table-cell>
          <table:table-cell office:value-type="float" office:value="169416">
            <text:p>169416</text:p>
          </table:table-cell>
          <table:table-cell office:value-type="float" office:value="191868">
            <text:p>191868</text:p>
          </table:table-cell>
          <table:table-cell office:value-type="float" office:value="1839454">
            <text:p>1839454</text:p>
          </table:table-cell>
          <table:table-cell office:value-type="float" office:value="278646">
            <text:p>278646</text:p>
          </table:table-cell>
          <table:table-cell office:value-type="float" office:value="580646">
            <text:p>580646</text:p>
          </table:table-cell>
          <table:table-cell office:value-type="float" office:value="7693681246">
            <text:p>7693681246</text:p>
          </table:table-cell>
          <table:table-cell office:value-type="float" office:value="340242">
            <text:p>340242</text:p>
          </table:table-cell>
          <table:table-cell office:value-type="float" office:value="189677">
            <text:p>189677</text:p>
          </table:table-cell>
          <table:table-cell office:value-type="float" office:value="199087">
            <text:p>199087</text:p>
          </table:table-cell>
          <table:table-cell office:value-type="float" office:value="3667424">
            <text:p>3667424</text:p>
          </table:table-cell>
          <table:table-cell office:value-type="float" office:value="356076">
            <text:p>356076</text:p>
          </table:table-cell>
          <table:table-cell office:value-type="float" office:value="380427">
            <text:p>380427</text:p>
          </table:table-cell>
          <table:table-cell/>
        </table:table-row>
        <table:table-row table:style-name="ro1">
          <table:table-cell office:value-type="float" office:value="6575085839">
            <text:p>6575085839</text:p>
          </table:table-cell>
          <table:table-cell office:value-type="float" office:value="249773">
            <text:p>249773</text:p>
          </table:table-cell>
          <table:table-cell office:value-type="float" office:value="165352">
            <text:p>165352</text:p>
          </table:table-cell>
          <table:table-cell office:value-type="float" office:value="185634">
            <text:p>185634</text:p>
          </table:table-cell>
          <table:table-cell office:value-type="float" office:value="23524893">
            <text:p>23524893</text:p>
          </table:table-cell>
          <table:table-cell office:value-type="float" office:value="279352">
            <text:p>279352</text:p>
          </table:table-cell>
          <table:table-cell office:value-type="float" office:value="250412">
            <text:p>250412</text:p>
          </table:table-cell>
          <table:table-cell office:value-type="float" office:value="773832344">
            <text:p>773832344</text:p>
          </table:table-cell>
          <table:table-cell office:value-type="float" office:value="498276">
            <text:p>498276</text:p>
          </table:table-cell>
          <table:table-cell office:value-type="float" office:value="197015">
            <text:p>197015</text:p>
          </table:table-cell>
          <table:table-cell office:value-type="float" office:value="169852">
            <text:p>169852</text:p>
          </table:table-cell>
          <table:table-cell office:value-type="float" office:value="745415">
            <text:p>745415</text:p>
          </table:table-cell>
          <table:table-cell office:value-type="float" office:value="337312">
            <text:p>337312</text:p>
          </table:table-cell>
          <table:table-cell office:value-type="float" office:value="243952">
            <text:p>243952</text:p>
          </table:table-cell>
          <table:table-cell office:value-type="float" office:value="5806952879">
            <text:p>5806952879</text:p>
          </table:table-cell>
          <table:table-cell office:value-type="float" office:value="206156">
            <text:p>206156</text:p>
          </table:table-cell>
          <table:table-cell office:value-type="float" office:value="248000">
            <text:p>248000</text:p>
          </table:table-cell>
          <table:table-cell office:value-type="float" office:value="168434">
            <text:p>168434</text:p>
          </table:table-cell>
          <table:table-cell office:value-type="float" office:value="688544">
            <text:p>688544</text:p>
          </table:table-cell>
          <table:table-cell office:value-type="float" office:value="342775">
            <text:p>342775</text:p>
          </table:table-cell>
          <table:table-cell office:value-type="float" office:value="276671">
            <text:p>276671</text:p>
          </table:table-cell>
          <table:table-cell/>
        </table:table-row>
        <table:table-row table:style-name="ro1">
          <table:table-cell office:value-type="float" office:value="2871689214">
            <text:p>2871689214</text:p>
          </table:table-cell>
          <table:table-cell office:value-type="float" office:value="194744">
            <text:p>194744</text:p>
          </table:table-cell>
          <table:table-cell office:value-type="float" office:value="151204">
            <text:p>151204</text:p>
          </table:table-cell>
          <table:table-cell office:value-type="float" office:value="262733">
            <text:p>262733</text:p>
          </table:table-cell>
          <table:table-cell office:value-type="float" office:value="6320848">
            <text:p>6320848</text:p>
          </table:table-cell>
          <table:table-cell office:value-type="float" office:value="328233">
            <text:p>328233</text:p>
          </table:table-cell>
          <table:table-cell office:value-type="float" office:value="296627">
            <text:p>296627</text:p>
          </table:table-cell>
          <table:table-cell office:value-type="float" office:value="25916818146">
            <text:p>25916818146</text:p>
          </table:table-cell>
          <table:table-cell office:value-type="float" office:value="248551">
            <text:p>248551</text:p>
          </table:table-cell>
          <table:table-cell office:value-type="float" office:value="197391">
            <text:p>197391</text:p>
          </table:table-cell>
          <table:table-cell office:value-type="float" office:value="196010">
            <text:p>196010</text:p>
          </table:table-cell>
          <table:table-cell office:value-type="float" office:value="393752">
            <text:p>393752</text:p>
          </table:table-cell>
          <table:table-cell office:value-type="float" office:value="336320">
            <text:p>336320</text:p>
          </table:table-cell>
          <table:table-cell office:value-type="float" office:value="295320">
            <text:p>295320</text:p>
          </table:table-cell>
          <table:table-cell office:value-type="float" office:value="13668009486">
            <text:p>13668009486</text:p>
          </table:table-cell>
          <table:table-cell office:value-type="float" office:value="206594">
            <text:p>206594</text:p>
          </table:table-cell>
          <table:table-cell office:value-type="float" office:value="240234">
            <text:p>240234</text:p>
          </table:table-cell>
          <table:table-cell office:value-type="float" office:value="464593">
            <text:p>464593</text:p>
          </table:table-cell>
          <table:table-cell office:value-type="float" office:value="917400">
            <text:p>917400</text:p>
          </table:table-cell>
          <table:table-cell office:value-type="float" office:value="312315">
            <text:p>312315</text:p>
          </table:table-cell>
          <table:table-cell office:value-type="float" office:value="420624">
            <text:p>420624</text:p>
          </table:table-cell>
          <table:table-cell/>
        </table:table-row>
        <table:table-row table:style-name="ro1">
          <table:table-cell office:value-type="float" office:value="31362998615">
            <text:p>31362998615</text:p>
          </table:table-cell>
          <table:table-cell office:value-type="float" office:value="195402">
            <text:p>195402</text:p>
          </table:table-cell>
          <table:table-cell office:value-type="float" office:value="156560">
            <text:p>156560</text:p>
          </table:table-cell>
          <table:table-cell office:value-type="float" office:value="174391">
            <text:p>174391</text:p>
          </table:table-cell>
          <table:table-cell office:value-type="float" office:value="4203482">
            <text:p>4203482</text:p>
          </table:table-cell>
          <table:table-cell office:value-type="float" office:value="405119">
            <text:p>405119</text:p>
          </table:table-cell>
          <table:table-cell office:value-type="float" office:value="234010">
            <text:p>234010</text:p>
          </table:table-cell>
          <table:table-cell office:value-type="float" office:value="3667446460">
            <text:p>3667446460</text:p>
          </table:table-cell>
          <table:table-cell office:value-type="float" office:value="291199">
            <text:p>291199</text:p>
          </table:table-cell>
          <table:table-cell office:value-type="float" office:value="173756">
            <text:p>173756</text:p>
          </table:table-cell>
          <table:table-cell office:value-type="float" office:value="164354">
            <text:p>164354</text:p>
          </table:table-cell>
          <table:table-cell office:value-type="float" office:value="3782740">
            <text:p>3782740</text:p>
          </table:table-cell>
          <table:table-cell office:value-type="float" office:value="295226">
            <text:p>295226</text:p>
          </table:table-cell>
          <table:table-cell office:value-type="float" office:value="242348">
            <text:p>242348</text:p>
          </table:table-cell>
          <table:table-cell office:value-type="float" office:value="2591175242">
            <text:p>2591175242</text:p>
          </table:table-cell>
          <table:table-cell office:value-type="float" office:value="225217">
            <text:p>225217</text:p>
          </table:table-cell>
          <table:table-cell office:value-type="float" office:value="200105">
            <text:p>200105</text:p>
          </table:table-cell>
          <table:table-cell office:value-type="float" office:value="161662">
            <text:p>161662</text:p>
          </table:table-cell>
          <table:table-cell office:value-type="float" office:value="3351445">
            <text:p>3351445</text:p>
          </table:table-cell>
          <table:table-cell office:value-type="float" office:value="278768">
            <text:p>278768</text:p>
          </table:table-cell>
          <table:table-cell office:value-type="float" office:value="1112781">
            <text:p>1112781</text:p>
          </table:table-cell>
          <table:table-cell/>
        </table:table-row>
        <table:table-row table:style-name="ro1">
          <table:table-cell office:value-type="float" office:value="2922013102">
            <text:p>2922013102</text:p>
          </table:table-cell>
          <table:table-cell office:value-type="float" office:value="250378">
            <text:p>250378</text:p>
          </table:table-cell>
          <table:table-cell office:value-type="float" office:value="154072">
            <text:p>154072</text:p>
          </table:table-cell>
          <table:table-cell office:value-type="float" office:value="155314">
            <text:p>155314</text:p>
          </table:table-cell>
          <table:table-cell office:value-type="float" office:value="721296">
            <text:p>721296</text:p>
          </table:table-cell>
          <table:table-cell office:value-type="float" office:value="309757">
            <text:p>309757</text:p>
          </table:table-cell>
          <table:table-cell office:value-type="float" office:value="232366">
            <text:p>232366</text:p>
          </table:table-cell>
          <table:table-cell office:value-type="float" office:value="2227931754">
            <text:p>2227931754</text:p>
          </table:table-cell>
          <table:table-cell office:value-type="float" office:value="206244">
            <text:p>206244</text:p>
          </table:table-cell>
          <table:table-cell office:value-type="float" office:value="274625">
            <text:p>274625</text:p>
          </table:table-cell>
          <table:table-cell office:value-type="float" office:value="175594">
            <text:p>175594</text:p>
          </table:table-cell>
          <table:table-cell office:value-type="float" office:value="468318">
            <text:p>468318</text:p>
          </table:table-cell>
          <table:table-cell office:value-type="float" office:value="349605">
            <text:p>349605</text:p>
          </table:table-cell>
          <table:table-cell office:value-type="float" office:value="245160">
            <text:p>245160</text:p>
          </table:table-cell>
          <table:table-cell office:value-type="float" office:value="4057143011">
            <text:p>4057143011</text:p>
          </table:table-cell>
          <table:table-cell office:value-type="float" office:value="203710">
            <text:p>203710</text:p>
          </table:table-cell>
          <table:table-cell office:value-type="float" office:value="198962">
            <text:p>198962</text:p>
          </table:table-cell>
          <table:table-cell office:value-type="float" office:value="159410">
            <text:p>159410</text:p>
          </table:table-cell>
          <table:table-cell office:value-type="float" office:value="93019960">
            <text:p>93019960</text:p>
          </table:table-cell>
          <table:table-cell office:value-type="float" office:value="293238">
            <text:p>293238</text:p>
          </table:table-cell>
          <table:table-cell office:value-type="float" office:value="310889">
            <text:p>310889</text:p>
          </table:table-cell>
          <table:table-cell/>
        </table:table-row>
        <table:table-row table:style-name="ro1">
          <table:table-cell office:value-type="float" office:value="7921542499">
            <text:p>7921542499</text:p>
          </table:table-cell>
          <table:table-cell office:value-type="float" office:value="1285217">
            <text:p>1285217</text:p>
          </table:table-cell>
          <table:table-cell office:value-type="float" office:value="161070">
            <text:p>161070</text:p>
          </table:table-cell>
          <table:table-cell office:value-type="float" office:value="157816">
            <text:p>157816</text:p>
          </table:table-cell>
          <table:table-cell office:value-type="float" office:value="21570183">
            <text:p>21570183</text:p>
          </table:table-cell>
          <table:table-cell office:value-type="float" office:value="649970">
            <text:p>649970</text:p>
          </table:table-cell>
          <table:table-cell office:value-type="float" office:value="313527">
            <text:p>313527</text:p>
          </table:table-cell>
          <table:table-cell office:value-type="float" office:value="8371652419">
            <text:p>8371652419</text:p>
          </table:table-cell>
          <table:table-cell office:value-type="float" office:value="352772">
            <text:p>352772</text:p>
          </table:table-cell>
          <table:table-cell office:value-type="float" office:value="203675">
            <text:p>203675</text:p>
          </table:table-cell>
          <table:table-cell office:value-type="float" office:value="184904">
            <text:p>184904</text:p>
          </table:table-cell>
          <table:table-cell office:value-type="float" office:value="30323510">
            <text:p>30323510</text:p>
          </table:table-cell>
          <table:table-cell office:value-type="float" office:value="281220">
            <text:p>281220</text:p>
          </table:table-cell>
          <table:table-cell office:value-type="float" office:value="327565">
            <text:p>327565</text:p>
          </table:table-cell>
          <table:table-cell office:value-type="float" office:value="1356195802">
            <text:p>1356195802</text:p>
          </table:table-cell>
          <table:table-cell office:value-type="float" office:value="246476">
            <text:p>246476</text:p>
          </table:table-cell>
          <table:table-cell office:value-type="float" office:value="195640">
            <text:p>195640</text:p>
          </table:table-cell>
          <table:table-cell office:value-type="float" office:value="169932">
            <text:p>169932</text:p>
          </table:table-cell>
          <table:table-cell office:value-type="float" office:value="1309818">
            <text:p>1309818</text:p>
          </table:table-cell>
          <table:table-cell office:value-type="float" office:value="318405">
            <text:p>318405</text:p>
          </table:table-cell>
          <table:table-cell office:value-type="float" office:value="231438">
            <text:p>231438</text:p>
          </table:table-cell>
          <table:table-cell/>
        </table:table-row>
        <table:table-row table:style-name="ro1">
          <table:table-cell office:value-type="float" office:value="4918400568">
            <text:p>4918400568</text:p>
          </table:table-cell>
          <table:table-cell office:value-type="float" office:value="233168">
            <text:p>233168</text:p>
          </table:table-cell>
          <table:table-cell office:value-type="float" office:value="153740">
            <text:p>153740</text:p>
          </table:table-cell>
          <table:table-cell office:value-type="float" office:value="220802">
            <text:p>220802</text:p>
          </table:table-cell>
          <table:table-cell office:value-type="float" office:value="9562589">
            <text:p>9562589</text:p>
          </table:table-cell>
          <table:table-cell office:value-type="float" office:value="326619">
            <text:p>326619</text:p>
          </table:table-cell>
          <table:table-cell office:value-type="float" office:value="293201">
            <text:p>293201</text:p>
          </table:table-cell>
          <table:table-cell office:value-type="float" office:value="4296094169">
            <text:p>4296094169</text:p>
          </table:table-cell>
          <table:table-cell office:value-type="float" office:value="202910">
            <text:p>202910</text:p>
          </table:table-cell>
          <table:table-cell office:value-type="float" office:value="237135">
            <text:p>237135</text:p>
          </table:table-cell>
          <table:table-cell office:value-type="float" office:value="195863">
            <text:p>195863</text:p>
          </table:table-cell>
          <table:table-cell office:value-type="float" office:value="8174547">
            <text:p>8174547</text:p>
          </table:table-cell>
          <table:table-cell office:value-type="float" office:value="316660">
            <text:p>316660</text:p>
          </table:table-cell>
          <table:table-cell office:value-type="float" office:value="235722">
            <text:p>235722</text:p>
          </table:table-cell>
          <table:table-cell office:value-type="float" office:value="1852283061">
            <text:p>1852283061</text:p>
          </table:table-cell>
          <table:table-cell office:value-type="float" office:value="202988">
            <text:p>202988</text:p>
          </table:table-cell>
          <table:table-cell office:value-type="float" office:value="166616">
            <text:p>166616</text:p>
          </table:table-cell>
          <table:table-cell office:value-type="float" office:value="203538">
            <text:p>203538</text:p>
          </table:table-cell>
          <table:table-cell office:value-type="float" office:value="14117788">
            <text:p>14117788</text:p>
          </table:table-cell>
          <table:table-cell office:value-type="float" office:value="307402">
            <text:p>307402</text:p>
          </table:table-cell>
          <table:table-cell office:value-type="float" office:value="241912">
            <text:p>241912</text:p>
          </table:table-cell>
          <table:table-cell/>
        </table:table-row>
        <table:table-row table:style-name="ro1">
          <table:table-cell office:value-type="float" office:value="11040381151">
            <text:p>11040381151</text:p>
          </table:table-cell>
          <table:table-cell office:value-type="float" office:value="218992">
            <text:p>218992</text:p>
          </table:table-cell>
          <table:table-cell office:value-type="float" office:value="180487">
            <text:p>180487</text:p>
          </table:table-cell>
          <table:table-cell office:value-type="float" office:value="223368">
            <text:p>223368</text:p>
          </table:table-cell>
          <table:table-cell office:value-type="float" office:value="17614293">
            <text:p>17614293</text:p>
          </table:table-cell>
          <table:table-cell office:value-type="float" office:value="338007">
            <text:p>338007</text:p>
          </table:table-cell>
          <table:table-cell office:value-type="float" office:value="240448">
            <text:p>240448</text:p>
          </table:table-cell>
          <table:table-cell office:value-type="float" office:value="9498449204">
            <text:p>9498449204</text:p>
          </table:table-cell>
          <table:table-cell office:value-type="float" office:value="393896">
            <text:p>393896</text:p>
          </table:table-cell>
          <table:table-cell office:value-type="float" office:value="172556">
            <text:p>172556</text:p>
          </table:table-cell>
          <table:table-cell office:value-type="float" office:value="161526">
            <text:p>161526</text:p>
          </table:table-cell>
          <table:table-cell office:value-type="float" office:value="10579633">
            <text:p>10579633</text:p>
          </table:table-cell>
          <table:table-cell office:value-type="float" office:value="501232">
            <text:p>501232</text:p>
          </table:table-cell>
          <table:table-cell office:value-type="float" office:value="424863">
            <text:p>424863</text:p>
          </table:table-cell>
          <table:table-cell office:value-type="float" office:value="31919862356">
            <text:p>31919862356</text:p>
          </table:table-cell>
          <table:table-cell office:value-type="float" office:value="234468">
            <text:p>234468</text:p>
          </table:table-cell>
          <table:table-cell office:value-type="float" office:value="168558">
            <text:p>168558</text:p>
          </table:table-cell>
          <table:table-cell office:value-type="float" office:value="167180">
            <text:p>167180</text:p>
          </table:table-cell>
          <table:table-cell office:value-type="float" office:value="257482">
            <text:p>257482</text:p>
          </table:table-cell>
          <table:table-cell office:value-type="float" office:value="377308">
            <text:p>377308</text:p>
          </table:table-cell>
          <table:table-cell office:value-type="float" office:value="256298">
            <text:p>256298</text:p>
          </table:table-cell>
          <table:table-cell/>
        </table:table-row>
        <table:table-row table:style-name="ro1">
          <table:table-cell office:value-type="float" office:value="10832575214">
            <text:p>10832575214</text:p>
          </table:table-cell>
          <table:table-cell office:value-type="float" office:value="232532">
            <text:p>232532</text:p>
          </table:table-cell>
          <table:table-cell office:value-type="float" office:value="155752">
            <text:p>155752</text:p>
          </table:table-cell>
          <table:table-cell office:value-type="float" office:value="154132">
            <text:p>154132</text:p>
          </table:table-cell>
          <table:table-cell office:value-type="float" office:value="2506196">
            <text:p>2506196</text:p>
          </table:table-cell>
          <table:table-cell office:value-type="float" office:value="320574">
            <text:p>320574</text:p>
          </table:table-cell>
          <table:table-cell office:value-type="float" office:value="227518">
            <text:p>227518</text:p>
          </table:table-cell>
          <table:table-cell office:value-type="float" office:value="4306790654">
            <text:p>4306790654</text:p>
          </table:table-cell>
          <table:table-cell office:value-type="float" office:value="240566">
            <text:p>240566</text:p>
          </table:table-cell>
          <table:table-cell office:value-type="float" office:value="184008">
            <text:p>184008</text:p>
          </table:table-cell>
          <table:table-cell office:value-type="float" office:value="211961">
            <text:p>211961</text:p>
          </table:table-cell>
          <table:table-cell office:value-type="float" office:value="20077457">
            <text:p>20077457</text:p>
          </table:table-cell>
          <table:table-cell office:value-type="float" office:value="352240">
            <text:p>352240</text:p>
          </table:table-cell>
          <table:table-cell office:value-type="float" office:value="322618">
            <text:p>322618</text:p>
          </table:table-cell>
          <table:table-cell office:value-type="float" office:value="13881959353">
            <text:p>13881959353</text:p>
          </table:table-cell>
          <table:table-cell office:value-type="float" office:value="206474">
            <text:p>206474</text:p>
          </table:table-cell>
          <table:table-cell office:value-type="float" office:value="162198">
            <text:p>162198</text:p>
          </table:table-cell>
          <table:table-cell office:value-type="float" office:value="175842">
            <text:p>175842</text:p>
          </table:table-cell>
          <table:table-cell office:value-type="float" office:value="13853176">
            <text:p>13853176</text:p>
          </table:table-cell>
          <table:table-cell office:value-type="float" office:value="383178">
            <text:p>383178</text:p>
          </table:table-cell>
          <table:table-cell office:value-type="float" office:value="235402">
            <text:p>235402</text:p>
          </table:table-cell>
          <table:table-cell/>
        </table:table-row>
        <table:table-row table:style-name="ro1">
          <table:table-cell office:value-type="float" office:value="880956420">
            <text:p>880956420</text:p>
          </table:table-cell>
          <table:table-cell office:value-type="float" office:value="193094">
            <text:p>193094</text:p>
          </table:table-cell>
          <table:table-cell office:value-type="float" office:value="155468">
            <text:p>155468</text:p>
          </table:table-cell>
          <table:table-cell office:value-type="float" office:value="152002">
            <text:p>152002</text:p>
          </table:table-cell>
          <table:table-cell office:value-type="float" office:value="22203929">
            <text:p>22203929</text:p>
          </table:table-cell>
          <table:table-cell office:value-type="float" office:value="462464">
            <text:p>462464</text:p>
          </table:table-cell>
          <table:table-cell office:value-type="float" office:value="283339">
            <text:p>283339</text:p>
          </table:table-cell>
          <table:table-cell office:value-type="float" office:value="5191209164">
            <text:p>5191209164</text:p>
          </table:table-cell>
          <table:table-cell office:value-type="float" office:value="213556">
            <text:p>213556</text:p>
          </table:table-cell>
          <table:table-cell office:value-type="float" office:value="235742">
            <text:p>235742</text:p>
          </table:table-cell>
          <table:table-cell office:value-type="float" office:value="192429">
            <text:p>192429</text:p>
          </table:table-cell>
          <table:table-cell office:value-type="float" office:value="3051721">
            <text:p>3051721</text:p>
          </table:table-cell>
          <table:table-cell office:value-type="float" office:value="343213">
            <text:p>343213</text:p>
          </table:table-cell>
          <table:table-cell office:value-type="float" office:value="425304">
            <text:p>425304</text:p>
          </table:table-cell>
          <table:table-cell office:value-type="float" office:value="4562860815">
            <text:p>4562860815</text:p>
          </table:table-cell>
          <table:table-cell office:value-type="float" office:value="236465">
            <text:p>236465</text:p>
          </table:table-cell>
          <table:table-cell office:value-type="float" office:value="275030">
            <text:p>275030</text:p>
          </table:table-cell>
          <table:table-cell office:value-type="float" office:value="176202">
            <text:p>176202</text:p>
          </table:table-cell>
          <table:table-cell office:value-type="float" office:value="452728">
            <text:p>452728</text:p>
          </table:table-cell>
          <table:table-cell office:value-type="float" office:value="286747">
            <text:p>286747</text:p>
          </table:table-cell>
          <table:table-cell office:value-type="float" office:value="362380">
            <text:p>362380</text:p>
          </table:table-cell>
          <table:table-cell/>
        </table:table-row>
        <table:table-row table:style-name="ro1">
          <table:table-cell office:value-type="float" office:value="4935530157">
            <text:p>4935530157</text:p>
          </table:table-cell>
          <table:table-cell office:value-type="float" office:value="266119">
            <text:p>266119</text:p>
          </table:table-cell>
          <table:table-cell office:value-type="float" office:value="158568">
            <text:p>158568</text:p>
          </table:table-cell>
          <table:table-cell office:value-type="float" office:value="269713">
            <text:p>269713</text:p>
          </table:table-cell>
          <table:table-cell office:value-type="float" office:value="23909975">
            <text:p>23909975</text:p>
          </table:table-cell>
          <table:table-cell office:value-type="float" office:value="1263603">
            <text:p>1263603</text:p>
          </table:table-cell>
          <table:table-cell office:value-type="float" office:value="307315">
            <text:p>307315</text:p>
          </table:table-cell>
          <table:table-cell office:value-type="float" office:value="6290125659">
            <text:p>6290125659</text:p>
          </table:table-cell>
          <table:table-cell office:value-type="float" office:value="320240">
            <text:p>320240</text:p>
          </table:table-cell>
          <table:table-cell office:value-type="float" office:value="174406">
            <text:p>174406</text:p>
          </table:table-cell>
          <table:table-cell office:value-type="float" office:value="190264">
            <text:p>190264</text:p>
          </table:table-cell>
          <table:table-cell office:value-type="float" office:value="966436">
            <text:p>966436</text:p>
          </table:table-cell>
          <table:table-cell office:value-type="float" office:value="324829">
            <text:p>324829</text:p>
          </table:table-cell>
          <table:table-cell office:value-type="float" office:value="236926">
            <text:p>236926</text:p>
          </table:table-cell>
          <table:table-cell office:value-type="float" office:value="4758565325">
            <text:p>4758565325</text:p>
          </table:table-cell>
          <table:table-cell office:value-type="float" office:value="205354">
            <text:p>205354</text:p>
          </table:table-cell>
          <table:table-cell office:value-type="float" office:value="167326">
            <text:p>167326</text:p>
          </table:table-cell>
          <table:table-cell office:value-type="float" office:value="244664">
            <text:p>244664</text:p>
          </table:table-cell>
          <table:table-cell office:value-type="float" office:value="5255654">
            <text:p>5255654</text:p>
          </table:table-cell>
          <table:table-cell office:value-type="float" office:value="376429">
            <text:p>376429</text:p>
          </table:table-cell>
          <table:table-cell office:value-type="float" office:value="231606">
            <text:p>231606</text:p>
          </table:table-cell>
          <table:table-cell/>
        </table:table-row>
        <table:table-row table:style-name="ro1">
          <table:table-cell office:value-type="float" office:value="9518324806">
            <text:p>9518324806</text:p>
          </table:table-cell>
          <table:table-cell office:value-type="float" office:value="216735">
            <text:p>216735</text:p>
          </table:table-cell>
          <table:table-cell office:value-type="float" office:value="170739">
            <text:p>170739</text:p>
          </table:table-cell>
          <table:table-cell office:value-type="float" office:value="195129">
            <text:p>195129</text:p>
          </table:table-cell>
          <table:table-cell office:value-type="float" office:value="4657268">
            <text:p>4657268</text:p>
          </table:table-cell>
          <table:table-cell office:value-type="float" office:value="275536">
            <text:p>275536</text:p>
          </table:table-cell>
          <table:table-cell office:value-type="float" office:value="271169">
            <text:p>271169</text:p>
          </table:table-cell>
          <table:table-cell office:value-type="float" office:value="1903812506">
            <text:p>1903812506</text:p>
          </table:table-cell>
          <table:table-cell office:value-type="float" office:value="233646">
            <text:p>233646</text:p>
          </table:table-cell>
          <table:table-cell office:value-type="float" office:value="215320">
            <text:p>215320</text:p>
          </table:table-cell>
          <table:table-cell office:value-type="float" office:value="164296">
            <text:p>164296</text:p>
          </table:table-cell>
          <table:table-cell office:value-type="float" office:value="16565922">
            <text:p>16565922</text:p>
          </table:table-cell>
          <table:table-cell office:value-type="float" office:value="283678">
            <text:p>283678</text:p>
          </table:table-cell>
          <table:table-cell office:value-type="float" office:value="252288">
            <text:p>252288</text:p>
          </table:table-cell>
          <table:table-cell office:value-type="float" office:value="13587656880">
            <text:p>13587656880</text:p>
          </table:table-cell>
          <table:table-cell office:value-type="float" office:value="332915">
            <text:p>332915</text:p>
          </table:table-cell>
          <table:table-cell office:value-type="float" office:value="295758">
            <text:p>295758</text:p>
          </table:table-cell>
          <table:table-cell office:value-type="float" office:value="171366">
            <text:p>171366</text:p>
          </table:table-cell>
          <table:table-cell office:value-type="float" office:value="5358897">
            <text:p>5358897</text:p>
          </table:table-cell>
          <table:table-cell office:value-type="float" office:value="343638">
            <text:p>343638</text:p>
          </table:table-cell>
          <table:table-cell office:value-type="float" office:value="246612">
            <text:p>246612</text:p>
          </table:table-cell>
          <table:table-cell/>
        </table:table-row>
        <table:table-row table:style-name="ro1">
          <table:table-cell office:value-type="float" office:value="7447359952">
            <text:p>7447359952</text:p>
          </table:table-cell>
          <table:table-cell office:value-type="float" office:value="315598">
            <text:p>315598</text:p>
          </table:table-cell>
          <table:table-cell office:value-type="float" office:value="156348">
            <text:p>156348</text:p>
          </table:table-cell>
          <table:table-cell office:value-type="float" office:value="153064">
            <text:p>153064</text:p>
          </table:table-cell>
          <table:table-cell office:value-type="float" office:value="14166958">
            <text:p>14166958</text:p>
          </table:table-cell>
          <table:table-cell office:value-type="float" office:value="298088">
            <text:p>298088</text:p>
          </table:table-cell>
          <table:table-cell office:value-type="float" office:value="228172">
            <text:p>228172</text:p>
          </table:table-cell>
          <table:table-cell office:value-type="float" office:value="3540956044">
            <text:p>3540956044</text:p>
          </table:table-cell>
          <table:table-cell office:value-type="float" office:value="207318">
            <text:p>207318</text:p>
          </table:table-cell>
          <table:table-cell office:value-type="float" office:value="215133">
            <text:p>215133</text:p>
          </table:table-cell>
          <table:table-cell office:value-type="float" office:value="230930">
            <text:p>230930</text:p>
          </table:table-cell>
          <table:table-cell office:value-type="float" office:value="8139961">
            <text:p>8139961</text:p>
          </table:table-cell>
          <table:table-cell office:value-type="float" office:value="280236">
            <text:p>280236</text:p>
          </table:table-cell>
          <table:table-cell office:value-type="float" office:value="360069">
            <text:p>360069</text:p>
          </table:table-cell>
          <table:table-cell office:value-type="float" office:value="26183579242">
            <text:p>26183579242</text:p>
          </table:table-cell>
          <table:table-cell office:value-type="float" office:value="205618">
            <text:p>205618</text:p>
          </table:table-cell>
          <table:table-cell office:value-type="float" office:value="196320">
            <text:p>196320</text:p>
          </table:table-cell>
          <table:table-cell office:value-type="float" office:value="205205">
            <text:p>205205</text:p>
          </table:table-cell>
          <table:table-cell office:value-type="float" office:value="3690490">
            <text:p>3690490</text:p>
          </table:table-cell>
          <table:table-cell office:value-type="float" office:value="363078">
            <text:p>363078</text:p>
          </table:table-cell>
          <table:table-cell office:value-type="float" office:value="234594">
            <text:p>234594</text:p>
          </table:table-cell>
          <table:table-cell/>
        </table:table-row>
        <table:table-row table:style-name="ro1">
          <table:table-cell office:value-type="float" office:value="3069384630">
            <text:p>3069384630</text:p>
          </table:table-cell>
          <table:table-cell office:value-type="float" office:value="195716">
            <text:p>195716</text:p>
          </table:table-cell>
          <table:table-cell office:value-type="float" office:value="243334">
            <text:p>243334</text:p>
          </table:table-cell>
          <table:table-cell office:value-type="float" office:value="154564">
            <text:p>154564</text:p>
          </table:table-cell>
          <table:table-cell office:value-type="float" office:value="8161083">
            <text:p>8161083</text:p>
          </table:table-cell>
          <table:table-cell office:value-type="float" office:value="344533">
            <text:p>344533</text:p>
          </table:table-cell>
          <table:table-cell office:value-type="float" office:value="250888">
            <text:p>250888</text:p>
          </table:table-cell>
          <table:table-cell office:value-type="float" office:value="4969894766">
            <text:p>4969894766</text:p>
          </table:table-cell>
          <table:table-cell office:value-type="float" office:value="235467">
            <text:p>235467</text:p>
          </table:table-cell>
          <table:table-cell office:value-type="float" office:value="195323">
            <text:p>195323</text:p>
          </table:table-cell>
          <table:table-cell office:value-type="float" office:value="199427">
            <text:p>199427</text:p>
          </table:table-cell>
          <table:table-cell office:value-type="float" office:value="302275">
            <text:p>302275</text:p>
          </table:table-cell>
          <table:table-cell office:value-type="float" office:value="266196">
            <text:p>266196</text:p>
          </table:table-cell>
          <table:table-cell office:value-type="float" office:value="240962">
            <text:p>240962</text:p>
          </table:table-cell>
          <table:table-cell office:value-type="float" office:value="7252743548">
            <text:p>7252743548</text:p>
          </table:table-cell>
          <table:table-cell office:value-type="float" office:value="242535">
            <text:p>242535</text:p>
          </table:table-cell>
          <table:table-cell office:value-type="float" office:value="233055">
            <text:p>233055</text:p>
          </table:table-cell>
          <table:table-cell office:value-type="float" office:value="190759">
            <text:p>190759</text:p>
          </table:table-cell>
          <table:table-cell office:value-type="float" office:value="25684741">
            <text:p>25684741</text:p>
          </table:table-cell>
          <table:table-cell office:value-type="float" office:value="1028379">
            <text:p>1028379</text:p>
          </table:table-cell>
          <table:table-cell office:value-type="float" office:value="269138">
            <text:p>269138</text:p>
          </table:table-cell>
          <table:table-cell/>
        </table:table-row>
        <table:table-row table:style-name="ro1">
          <table:table-cell office:value-type="float" office:value="3647019720">
            <text:p>3647019720</text:p>
          </table:table-cell>
          <table:table-cell office:value-type="float" office:value="192740">
            <text:p>192740</text:p>
          </table:table-cell>
          <table:table-cell office:value-type="float" office:value="153610">
            <text:p>153610</text:p>
          </table:table-cell>
          <table:table-cell office:value-type="float" office:value="188890">
            <text:p>188890</text:p>
          </table:table-cell>
          <table:table-cell office:value-type="float" office:value="6242511">
            <text:p>6242511</text:p>
          </table:table-cell>
          <table:table-cell office:value-type="float" office:value="415909">
            <text:p>415909</text:p>
          </table:table-cell>
          <table:table-cell office:value-type="float" office:value="239544">
            <text:p>239544</text:p>
          </table:table-cell>
          <table:table-cell office:value-type="float" office:value="3674645099">
            <text:p>3674645099</text:p>
          </table:table-cell>
          <table:table-cell office:value-type="float" office:value="238806">
            <text:p>238806</text:p>
          </table:table-cell>
          <table:table-cell office:value-type="float" office:value="170708">
            <text:p>170708</text:p>
          </table:table-cell>
          <table:table-cell office:value-type="float" office:value="163560">
            <text:p>163560</text:p>
          </table:table-cell>
          <table:table-cell office:value-type="float" office:value="5396844">
            <text:p>5396844</text:p>
          </table:table-cell>
          <table:table-cell office:value-type="float" office:value="280652">
            <text:p>280652</text:p>
          </table:table-cell>
          <table:table-cell office:value-type="float" office:value="253668">
            <text:p>253668</text:p>
          </table:table-cell>
          <table:table-cell office:value-type="float" office:value="5825264045">
            <text:p>5825264045</text:p>
          </table:table-cell>
          <table:table-cell office:value-type="float" office:value="212562">
            <text:p>212562</text:p>
          </table:table-cell>
          <table:table-cell office:value-type="float" office:value="163214">
            <text:p>163214</text:p>
          </table:table-cell>
          <table:table-cell office:value-type="float" office:value="161678">
            <text:p>161678</text:p>
          </table:table-cell>
          <table:table-cell office:value-type="float" office:value="24975862">
            <text:p>24975862</text:p>
          </table:table-cell>
          <table:table-cell office:value-type="float" office:value="275756">
            <text:p>275756</text:p>
          </table:table-cell>
          <table:table-cell office:value-type="float" office:value="227692">
            <text:p>227692</text:p>
          </table:table-cell>
          <table:table-cell/>
        </table:table-row>
        <table:table-row table:style-name="ro1">
          <table:table-cell office:value-type="float" office:value="6854699175">
            <text:p>6854699175</text:p>
          </table:table-cell>
          <table:table-cell office:value-type="float" office:value="312428">
            <text:p>312428</text:p>
          </table:table-cell>
          <table:table-cell office:value-type="float" office:value="247250">
            <text:p>247250</text:p>
          </table:table-cell>
          <table:table-cell office:value-type="float" office:value="274043">
            <text:p>274043</text:p>
          </table:table-cell>
          <table:table-cell office:value-type="float" office:value="250672">
            <text:p>250672</text:p>
          </table:table-cell>
          <table:table-cell office:value-type="float" office:value="296024">
            <text:p>296024</text:p>
          </table:table-cell>
          <table:table-cell office:value-type="float" office:value="268227">
            <text:p>268227</text:p>
          </table:table-cell>
          <table:table-cell office:value-type="float" office:value="8982235022">
            <text:p>8982235022</text:p>
          </table:table-cell>
          <table:table-cell office:value-type="float" office:value="207266">
            <text:p>207266</text:p>
          </table:table-cell>
          <table:table-cell office:value-type="float" office:value="169202">
            <text:p>169202</text:p>
          </table:table-cell>
          <table:table-cell office:value-type="float" office:value="414341">
            <text:p>414341</text:p>
          </table:table-cell>
          <table:table-cell office:value-type="float" office:value="19131767">
            <text:p>19131767</text:p>
          </table:table-cell>
          <table:table-cell office:value-type="float" office:value="302156">
            <text:p>302156</text:p>
          </table:table-cell>
          <table:table-cell office:value-type="float" office:value="297160">
            <text:p>297160</text:p>
          </table:table-cell>
          <table:table-cell office:value-type="float" office:value="2513139729">
            <text:p>2513139729</text:p>
          </table:table-cell>
          <table:table-cell office:value-type="float" office:value="237814">
            <text:p>237814</text:p>
          </table:table-cell>
          <table:table-cell office:value-type="float" office:value="167182">
            <text:p>167182</text:p>
          </table:table-cell>
          <table:table-cell office:value-type="float" office:value="200144">
            <text:p>200144</text:p>
          </table:table-cell>
          <table:table-cell office:value-type="float" office:value="3102571">
            <text:p>3102571</text:p>
          </table:table-cell>
          <table:table-cell office:value-type="float" office:value="274046">
            <text:p>274046</text:p>
          </table:table-cell>
          <table:table-cell office:value-type="float" office:value="378252">
            <text:p>378252</text:p>
          </table:table-cell>
          <table:table-cell/>
        </table:table-row>
        <table:table-row table:style-name="ro1">
          <table:table-cell office:value-type="float" office:value="3336173805">
            <text:p>3336173805</text:p>
          </table:table-cell>
          <table:table-cell office:value-type="float" office:value="191668">
            <text:p>191668</text:p>
          </table:table-cell>
          <table:table-cell office:value-type="float" office:value="178804">
            <text:p>178804</text:p>
          </table:table-cell>
          <table:table-cell office:value-type="float" office:value="151260">
            <text:p>151260</text:p>
          </table:table-cell>
          <table:table-cell office:value-type="float" office:value="12809866">
            <text:p>12809866</text:p>
          </table:table-cell>
          <table:table-cell office:value-type="float" office:value="309218">
            <text:p>309218</text:p>
          </table:table-cell>
          <table:table-cell office:value-type="float" office:value="354805">
            <text:p>354805</text:p>
          </table:table-cell>
          <table:table-cell office:value-type="float" office:value="1721706479">
            <text:p>1721706479</text:p>
          </table:table-cell>
          <table:table-cell office:value-type="float" office:value="205048">
            <text:p>205048</text:p>
          </table:table-cell>
          <table:table-cell office:value-type="float" office:value="172330">
            <text:p>172330</text:p>
          </table:table-cell>
          <table:table-cell office:value-type="float" office:value="169320">
            <text:p>169320</text:p>
          </table:table-cell>
          <table:table-cell office:value-type="float" office:value="1124708">
            <text:p>1124708</text:p>
          </table:table-cell>
          <table:table-cell office:value-type="float" office:value="288000">
            <text:p>288000</text:p>
          </table:table-cell>
          <table:table-cell office:value-type="float" office:value="252112">
            <text:p>252112</text:p>
          </table:table-cell>
          <table:table-cell office:value-type="float" office:value="2155896938">
            <text:p>2155896938</text:p>
          </table:table-cell>
          <table:table-cell office:value-type="float" office:value="377821">
            <text:p>377821</text:p>
          </table:table-cell>
          <table:table-cell office:value-type="float" office:value="162180">
            <text:p>162180</text:p>
          </table:table-cell>
          <table:table-cell office:value-type="float" office:value="220946">
            <text:p>220946</text:p>
          </table:table-cell>
          <table:table-cell office:value-type="float" office:value="8043215">
            <text:p>8043215</text:p>
          </table:table-cell>
          <table:table-cell office:value-type="float" office:value="304109">
            <text:p>304109</text:p>
          </table:table-cell>
          <table:table-cell office:value-type="float" office:value="259533">
            <text:p>259533</text:p>
          </table:table-cell>
          <table:table-cell/>
        </table:table-row>
        <table:table-row table:style-name="ro1">
          <table:table-cell office:value-type="float" office:value="4030214641">
            <text:p>4030214641</text:p>
          </table:table-cell>
          <table:table-cell office:value-type="float" office:value="193998">
            <text:p>193998</text:p>
          </table:table-cell>
          <table:table-cell office:value-type="float" office:value="184367">
            <text:p>184367</text:p>
          </table:table-cell>
          <table:table-cell office:value-type="float" office:value="246080">
            <text:p>246080</text:p>
          </table:table-cell>
          <table:table-cell office:value-type="float" office:value="5564647">
            <text:p>5564647</text:p>
          </table:table-cell>
          <table:table-cell office:value-type="float" office:value="381910">
            <text:p>381910</text:p>
          </table:table-cell>
          <table:table-cell office:value-type="float" office:value="254124">
            <text:p>254124</text:p>
          </table:table-cell>
          <table:table-cell office:value-type="float" office:value="13115545742">
            <text:p>13115545742</text:p>
          </table:table-cell>
          <table:table-cell office:value-type="float" office:value="237356">
            <text:p>237356</text:p>
          </table:table-cell>
          <table:table-cell office:value-type="float" office:value="169036">
            <text:p>169036</text:p>
          </table:table-cell>
          <table:table-cell office:value-type="float" office:value="162898">
            <text:p>162898</text:p>
          </table:table-cell>
          <table:table-cell office:value-type="float" office:value="596107">
            <text:p>596107</text:p>
          </table:table-cell>
          <table:table-cell office:value-type="float" office:value="278236">
            <text:p>278236</text:p>
          </table:table-cell>
          <table:table-cell office:value-type="float" office:value="230128">
            <text:p>230128</text:p>
          </table:table-cell>
          <table:table-cell office:value-type="float" office:value="4595672866">
            <text:p>4595672866</text:p>
          </table:table-cell>
          <table:table-cell office:value-type="float" office:value="269129">
            <text:p>269129</text:p>
          </table:table-cell>
          <table:table-cell office:value-type="float" office:value="174098">
            <text:p>174098</text:p>
          </table:table-cell>
          <table:table-cell office:value-type="float" office:value="167396">
            <text:p>167396</text:p>
          </table:table-cell>
          <table:table-cell office:value-type="float" office:value="482668">
            <text:p>482668</text:p>
          </table:table-cell>
          <table:table-cell office:value-type="float" office:value="359117">
            <text:p>359117</text:p>
          </table:table-cell>
          <table:table-cell office:value-type="float" office:value="238008">
            <text:p>238008</text:p>
          </table:table-cell>
          <table:table-cell/>
        </table:table-row>
        <table:table-row table:style-name="ro1">
          <table:table-cell office:value-type="float" office:value="6956018404">
            <text:p>6956018404</text:p>
          </table:table-cell>
          <table:table-cell office:value-type="float" office:value="1081943">
            <text:p>1081943</text:p>
          </table:table-cell>
          <table:table-cell office:value-type="float" office:value="192030">
            <text:p>192030</text:p>
          </table:table-cell>
          <table:table-cell office:value-type="float" office:value="187062">
            <text:p>187062</text:p>
          </table:table-cell>
          <table:table-cell office:value-type="float" office:value="15350145">
            <text:p>15350145</text:p>
          </table:table-cell>
          <table:table-cell office:value-type="float" office:value="423886">
            <text:p>423886</text:p>
          </table:table-cell>
          <table:table-cell office:value-type="float" office:value="225384">
            <text:p>225384</text:p>
          </table:table-cell>
          <table:table-cell office:value-type="float" office:value="26537314584">
            <text:p>26537314584</text:p>
          </table:table-cell>
          <table:table-cell office:value-type="float" office:value="216116">
            <text:p>216116</text:p>
          </table:table-cell>
          <table:table-cell office:value-type="float" office:value="171360">
            <text:p>171360</text:p>
          </table:table-cell>
          <table:table-cell office:value-type="float" office:value="161878">
            <text:p>161878</text:p>
          </table:table-cell>
          <table:table-cell office:value-type="float" office:value="24705510">
            <text:p>24705510</text:p>
          </table:table-cell>
          <table:table-cell office:value-type="float" office:value="286268">
            <text:p>286268</text:p>
          </table:table-cell>
          <table:table-cell office:value-type="float" office:value="240688">
            <text:p>240688</text:p>
          </table:table-cell>
          <table:table-cell office:value-type="float" office:value="7114629351">
            <text:p>7114629351</text:p>
          </table:table-cell>
          <table:table-cell office:value-type="float" office:value="200824">
            <text:p>200824</text:p>
          </table:table-cell>
          <table:table-cell office:value-type="float" office:value="259184">
            <text:p>259184</text:p>
          </table:table-cell>
          <table:table-cell office:value-type="float" office:value="169446">
            <text:p>169446</text:p>
          </table:table-cell>
          <table:table-cell office:value-type="float" office:value="41533618">
            <text:p>41533618</text:p>
          </table:table-cell>
          <table:table-cell office:value-type="float" office:value="303302">
            <text:p>303302</text:p>
          </table:table-cell>
          <table:table-cell office:value-type="float" office:value="260590">
            <text:p>260590</text:p>
          </table:table-cell>
          <table:table-cell/>
        </table:table-row>
        <table:table-row table:style-name="ro1">
          <table:table-cell office:value-type="float" office:value="6513893729">
            <text:p>6513893729</text:p>
          </table:table-cell>
          <table:table-cell office:value-type="float" office:value="201804">
            <text:p>201804</text:p>
          </table:table-cell>
          <table:table-cell office:value-type="float" office:value="158690">
            <text:p>158690</text:p>
          </table:table-cell>
          <table:table-cell office:value-type="float" office:value="152770">
            <text:p>152770</text:p>
          </table:table-cell>
          <table:table-cell office:value-type="float" office:value="17419722">
            <text:p>17419722</text:p>
          </table:table-cell>
          <table:table-cell office:value-type="float" office:value="283652">
            <text:p>283652</text:p>
          </table:table-cell>
          <table:table-cell office:value-type="float" office:value="237228">
            <text:p>237228</text:p>
          </table:table-cell>
          <table:table-cell office:value-type="float" office:value="5068441716">
            <text:p>5068441716</text:p>
          </table:table-cell>
          <table:table-cell office:value-type="float" office:value="204214">
            <text:p>204214</text:p>
          </table:table-cell>
          <table:table-cell office:value-type="float" office:value="230503">
            <text:p>230503</text:p>
          </table:table-cell>
          <table:table-cell office:value-type="float" office:value="169434">
            <text:p>169434</text:p>
          </table:table-cell>
          <table:table-cell office:value-type="float" office:value="4247515">
            <text:p>4247515</text:p>
          </table:table-cell>
          <table:table-cell office:value-type="float" office:value="284252">
            <text:p>284252</text:p>
          </table:table-cell>
          <table:table-cell office:value-type="float" office:value="233626">
            <text:p>233626</text:p>
          </table:table-cell>
          <table:table-cell office:value-type="float" office:value="2625662801">
            <text:p>2625662801</text:p>
          </table:table-cell>
          <table:table-cell office:value-type="float" office:value="202536">
            <text:p>202536</text:p>
          </table:table-cell>
          <table:table-cell office:value-type="float" office:value="195963">
            <text:p>195963</text:p>
          </table:table-cell>
          <table:table-cell office:value-type="float" office:value="163206">
            <text:p>163206</text:p>
          </table:table-cell>
          <table:table-cell office:value-type="float" office:value="44075639">
            <text:p>44075639</text:p>
          </table:table-cell>
          <table:table-cell office:value-type="float" office:value="324821">
            <text:p>324821</text:p>
          </table:table-cell>
          <table:table-cell office:value-type="float" office:value="230654">
            <text:p>230654</text:p>
          </table:table-cell>
          <table:table-cell/>
        </table:table-row>
        <table:table-row table:style-name="ro1">
          <table:table-cell office:value-type="float" office:value="14921111327">
            <text:p>14921111327</text:p>
          </table:table-cell>
          <table:table-cell office:value-type="float" office:value="191932">
            <text:p>191932</text:p>
          </table:table-cell>
          <table:table-cell office:value-type="float" office:value="154512">
            <text:p>154512</text:p>
          </table:table-cell>
          <table:table-cell office:value-type="float" office:value="159772">
            <text:p>159772</text:p>
          </table:table-cell>
          <table:table-cell office:value-type="float" office:value="7253494">
            <text:p>7253494</text:p>
          </table:table-cell>
          <table:table-cell office:value-type="float" office:value="269682">
            <text:p>269682</text:p>
          </table:table-cell>
          <table:table-cell office:value-type="float" office:value="274037">
            <text:p>274037</text:p>
          </table:table-cell>
          <table:table-cell office:value-type="float" office:value="13286854100">
            <text:p>13286854100</text:p>
          </table:table-cell>
          <table:table-cell office:value-type="float" office:value="232192">
            <text:p>232192</text:p>
          </table:table-cell>
          <table:table-cell office:value-type="float" office:value="174008">
            <text:p>174008</text:p>
          </table:table-cell>
          <table:table-cell office:value-type="float" office:value="165602">
            <text:p>165602</text:p>
          </table:table-cell>
          <table:table-cell office:value-type="float" office:value="35488685">
            <text:p>35488685</text:p>
          </table:table-cell>
          <table:table-cell office:value-type="float" office:value="292966">
            <text:p>292966</text:p>
          </table:table-cell>
          <table:table-cell office:value-type="float" office:value="293692">
            <text:p>293692</text:p>
          </table:table-cell>
          <table:table-cell office:value-type="float" office:value="2295581704">
            <text:p>2295581704</text:p>
          </table:table-cell>
          <table:table-cell office:value-type="float" office:value="201602">
            <text:p>201602</text:p>
          </table:table-cell>
          <table:table-cell office:value-type="float" office:value="177014">
            <text:p>177014</text:p>
          </table:table-cell>
          <table:table-cell office:value-type="float" office:value="163370">
            <text:p>163370</text:p>
          </table:table-cell>
          <table:table-cell office:value-type="float" office:value="248828">
            <text:p>248828</text:p>
          </table:table-cell>
          <table:table-cell office:value-type="float" office:value="427053">
            <text:p>427053</text:p>
          </table:table-cell>
          <table:table-cell office:value-type="float" office:value="287687">
            <text:p>287687</text:p>
          </table:table-cell>
          <table:table-cell/>
        </table:table-row>
        <table:table-row table:style-name="ro1">
          <table:table-cell office:value-type="float" office:value="3381903960">
            <text:p>3381903960</text:p>
          </table:table-cell>
          <table:table-cell office:value-type="float" office:value="194698">
            <text:p>194698</text:p>
          </table:table-cell>
          <table:table-cell office:value-type="float" office:value="225289">
            <text:p>225289</text:p>
          </table:table-cell>
          <table:table-cell office:value-type="float" office:value="155060">
            <text:p>155060</text:p>
          </table:table-cell>
          <table:table-cell office:value-type="float" office:value="6862140">
            <text:p>6862140</text:p>
          </table:table-cell>
          <table:table-cell office:value-type="float" office:value="268494">
            <text:p>268494</text:p>
          </table:table-cell>
          <table:table-cell office:value-type="float" office:value="356933">
            <text:p>356933</text:p>
          </table:table-cell>
          <table:table-cell office:value-type="float" office:value="4982142772">
            <text:p>4982142772</text:p>
          </table:table-cell>
          <table:table-cell office:value-type="float" office:value="309060">
            <text:p>309060</text:p>
          </table:table-cell>
          <table:table-cell office:value-type="float" office:value="169276">
            <text:p>169276</text:p>
          </table:table-cell>
          <table:table-cell office:value-type="float" office:value="165376">
            <text:p>165376</text:p>
          </table:table-cell>
          <table:table-cell office:value-type="float" office:value="3940864">
            <text:p>3940864</text:p>
          </table:table-cell>
          <table:table-cell office:value-type="float" office:value="274056">
            <text:p>274056</text:p>
          </table:table-cell>
          <table:table-cell office:value-type="float" office:value="355057">
            <text:p>355057</text:p>
          </table:table-cell>
          <table:table-cell office:value-type="float" office:value="4966174575">
            <text:p>4966174575</text:p>
          </table:table-cell>
          <table:table-cell office:value-type="float" office:value="203734">
            <text:p>203734</text:p>
          </table:table-cell>
          <table:table-cell office:value-type="float" office:value="161862">
            <text:p>161862</text:p>
          </table:table-cell>
          <table:table-cell office:value-type="float" office:value="200337">
            <text:p>200337</text:p>
          </table:table-cell>
          <table:table-cell office:value-type="float" office:value="55235409">
            <text:p>55235409</text:p>
          </table:table-cell>
          <table:table-cell office:value-type="float" office:value="272570">
            <text:p>272570</text:p>
          </table:table-cell>
          <table:table-cell office:value-type="float" office:value="287884">
            <text:p>287884</text:p>
          </table:table-cell>
          <table:table-cell/>
        </table:table-row>
        <table:table-row table:style-name="ro1">
          <table:table-cell office:value-type="float" office:value="4660868330">
            <text:p>4660868330</text:p>
          </table:table-cell>
          <table:table-cell office:value-type="float" office:value="192944">
            <text:p>192944</text:p>
          </table:table-cell>
          <table:table-cell office:value-type="float" office:value="199189">
            <text:p>199189</text:p>
          </table:table-cell>
          <table:table-cell office:value-type="float" office:value="155216">
            <text:p>155216</text:p>
          </table:table-cell>
          <table:table-cell office:value-type="float" office:value="22521354">
            <text:p>22521354</text:p>
          </table:table-cell>
          <table:table-cell office:value-type="float" office:value="355657">
            <text:p>355657</text:p>
          </table:table-cell>
          <table:table-cell office:value-type="float" office:value="270134">
            <text:p>270134</text:p>
          </table:table-cell>
          <table:table-cell office:value-type="float" office:value="5750467103">
            <text:p>5750467103</text:p>
          </table:table-cell>
          <table:table-cell office:value-type="float" office:value="228068">
            <text:p>228068</text:p>
          </table:table-cell>
          <table:table-cell office:value-type="float" office:value="175044">
            <text:p>175044</text:p>
          </table:table-cell>
          <table:table-cell office:value-type="float" office:value="257852">
            <text:p>257852</text:p>
          </table:table-cell>
          <table:table-cell office:value-type="float" office:value="8468058">
            <text:p>8468058</text:p>
          </table:table-cell>
          <table:table-cell office:value-type="float" office:value="411357">
            <text:p>411357</text:p>
          </table:table-cell>
          <table:table-cell office:value-type="float" office:value="249388">
            <text:p>249388</text:p>
          </table:table-cell>
          <table:table-cell office:value-type="float" office:value="8045870760">
            <text:p>8045870760</text:p>
          </table:table-cell>
          <table:table-cell office:value-type="float" office:value="201154">
            <text:p>201154</text:p>
          </table:table-cell>
          <table:table-cell office:value-type="float" office:value="272750">
            <text:p>272750</text:p>
          </table:table-cell>
          <table:table-cell office:value-type="float" office:value="164380">
            <text:p>164380</text:p>
          </table:table-cell>
          <table:table-cell office:value-type="float" office:value="9436335">
            <text:p>9436335</text:p>
          </table:table-cell>
          <table:table-cell office:value-type="float" office:value="309071">
            <text:p>309071</text:p>
          </table:table-cell>
          <table:table-cell office:value-type="float" office:value="229414">
            <text:p>229414</text:p>
          </table:table-cell>
          <table:table-cell/>
        </table:table-row>
        <table:table-row table:style-name="ro1">
          <table:table-cell office:value-type="float" office:value="4349967965">
            <text:p>4349967965</text:p>
          </table:table-cell>
          <table:table-cell office:value-type="float" office:value="195868">
            <text:p>195868</text:p>
          </table:table-cell>
          <table:table-cell office:value-type="float" office:value="258829">
            <text:p>258829</text:p>
          </table:table-cell>
          <table:table-cell office:value-type="float" office:value="155056">
            <text:p>155056</text:p>
          </table:table-cell>
          <table:table-cell office:value-type="float" office:value="6175054">
            <text:p>6175054</text:p>
          </table:table-cell>
          <table:table-cell office:value-type="float" office:value="279734">
            <text:p>279734</text:p>
          </table:table-cell>
          <table:table-cell office:value-type="float" office:value="223042">
            <text:p>223042</text:p>
          </table:table-cell>
          <table:table-cell office:value-type="float" office:value="4306541363">
            <text:p>4306541363</text:p>
          </table:table-cell>
          <table:table-cell office:value-type="float" office:value="229086">
            <text:p>229086</text:p>
          </table:table-cell>
          <table:table-cell office:value-type="float" office:value="1096558">
            <text:p>1096558</text:p>
          </table:table-cell>
          <table:table-cell office:value-type="float" office:value="170158">
            <text:p>170158</text:p>
          </table:table-cell>
          <table:table-cell office:value-type="float" office:value="17841331">
            <text:p>17841331</text:p>
          </table:table-cell>
          <table:table-cell office:value-type="float" office:value="288328">
            <text:p>288328</text:p>
          </table:table-cell>
          <table:table-cell office:value-type="float" office:value="250888">
            <text:p>250888</text:p>
          </table:table-cell>
          <table:table-cell office:value-type="float" office:value="29668674231">
            <text:p>29668674231</text:p>
          </table:table-cell>
          <table:table-cell office:value-type="float" office:value="256088">
            <text:p>256088</text:p>
          </table:table-cell>
          <table:table-cell office:value-type="float" office:value="163334">
            <text:p>163334</text:p>
          </table:table-cell>
          <table:table-cell office:value-type="float" office:value="165230">
            <text:p>165230</text:p>
          </table:table-cell>
          <table:table-cell office:value-type="float" office:value="39356869">
            <text:p>39356869</text:p>
          </table:table-cell>
          <table:table-cell office:value-type="float" office:value="329800">
            <text:p>329800</text:p>
          </table:table-cell>
          <table:table-cell office:value-type="float" office:value="239546">
            <text:p>239546</text:p>
          </table:table-cell>
          <table:table-cell/>
        </table:table-row>
        <table:table-row table:style-name="ro1">
          <table:table-cell office:value-type="float" office:value="2834320708">
            <text:p>2834320708</text:p>
          </table:table-cell>
          <table:table-cell office:value-type="float" office:value="196648">
            <text:p>196648</text:p>
          </table:table-cell>
          <table:table-cell office:value-type="float" office:value="154004">
            <text:p>154004</text:p>
          </table:table-cell>
          <table:table-cell office:value-type="float" office:value="204264">
            <text:p>204264</text:p>
          </table:table-cell>
          <table:table-cell office:value-type="float" office:value="285167">
            <text:p>285167</text:p>
          </table:table-cell>
          <table:table-cell office:value-type="float" office:value="319617">
            <text:p>319617</text:p>
          </table:table-cell>
          <table:table-cell office:value-type="float" office:value="248056">
            <text:p>248056</text:p>
          </table:table-cell>
          <table:table-cell office:value-type="float" office:value="15293037685">
            <text:p>15293037685</text:p>
          </table:table-cell>
          <table:table-cell office:value-type="float" office:value="299474">
            <text:p>299474</text:p>
          </table:table-cell>
          <table:table-cell office:value-type="float" office:value="212067">
            <text:p>212067</text:p>
          </table:table-cell>
          <table:table-cell office:value-type="float" office:value="283280">
            <text:p>283280</text:p>
          </table:table-cell>
          <table:table-cell office:value-type="float" office:value="274362">
            <text:p>274362</text:p>
          </table:table-cell>
          <table:table-cell office:value-type="float" office:value="269036">
            <text:p>269036</text:p>
          </table:table-cell>
          <table:table-cell office:value-type="float" office:value="234476">
            <text:p>234476</text:p>
          </table:table-cell>
          <table:table-cell office:value-type="float" office:value="10174445159">
            <text:p>10174445159</text:p>
          </table:table-cell>
          <table:table-cell office:value-type="float" office:value="236506">
            <text:p>236506</text:p>
          </table:table-cell>
          <table:table-cell office:value-type="float" office:value="206178">
            <text:p>206178</text:p>
          </table:table-cell>
          <table:table-cell office:value-type="float" office:value="192392">
            <text:p>192392</text:p>
          </table:table-cell>
          <table:table-cell office:value-type="float" office:value="9052096">
            <text:p>9052096</text:p>
          </table:table-cell>
          <table:table-cell office:value-type="float" office:value="315418">
            <text:p>315418</text:p>
          </table:table-cell>
          <table:table-cell office:value-type="float" office:value="279997">
            <text:p>279997</text:p>
          </table:table-cell>
          <table:table-cell/>
        </table:table-row>
        <table:table-row table:style-name="ro1">
          <table:table-cell office:value-type="float" office:value="2432003207">
            <text:p>2432003207</text:p>
          </table:table-cell>
          <table:table-cell office:value-type="float" office:value="252156">
            <text:p>252156</text:p>
          </table:table-cell>
          <table:table-cell office:value-type="float" office:value="165752">
            <text:p>165752</text:p>
          </table:table-cell>
          <table:table-cell office:value-type="float" office:value="185489">
            <text:p>185489</text:p>
          </table:table-cell>
          <table:table-cell office:value-type="float" office:value="11687096">
            <text:p>11687096</text:p>
          </table:table-cell>
          <table:table-cell office:value-type="float" office:value="411364">
            <text:p>411364</text:p>
          </table:table-cell>
          <table:table-cell office:value-type="float" office:value="279580">
            <text:p>279580</text:p>
          </table:table-cell>
          <table:table-cell office:value-type="float" office:value="9832009569">
            <text:p>9832009569</text:p>
          </table:table-cell>
          <table:table-cell office:value-type="float" office:value="352408">
            <text:p>352408</text:p>
          </table:table-cell>
          <table:table-cell office:value-type="float" office:value="328352">
            <text:p>328352</text:p>
          </table:table-cell>
          <table:table-cell office:value-type="float" office:value="165490">
            <text:p>165490</text:p>
          </table:table-cell>
          <table:table-cell office:value-type="float" office:value="2500009">
            <text:p>2500009</text:p>
          </table:table-cell>
          <table:table-cell office:value-type="float" office:value="349229">
            <text:p>349229</text:p>
          </table:table-cell>
          <table:table-cell office:value-type="float" office:value="438842">
            <text:p>438842</text:p>
          </table:table-cell>
          <table:table-cell office:value-type="float" office:value="2593178846">
            <text:p>2593178846</text:p>
          </table:table-cell>
          <table:table-cell office:value-type="float" office:value="214114">
            <text:p>214114</text:p>
          </table:table-cell>
          <table:table-cell office:value-type="float" office:value="228915">
            <text:p>228915</text:p>
          </table:table-cell>
          <table:table-cell office:value-type="float" office:value="171790">
            <text:p>171790</text:p>
          </table:table-cell>
          <table:table-cell office:value-type="float" office:value="542195">
            <text:p>542195</text:p>
          </table:table-cell>
          <table:table-cell office:value-type="float" office:value="452850">
            <text:p>452850</text:p>
          </table:table-cell>
          <table:table-cell office:value-type="float" office:value="237120">
            <text:p>237120</text:p>
          </table:table-cell>
          <table:table-cell/>
        </table:table-row>
        <table:table-row table:style-name="ro1">
          <table:table-cell office:value-type="float" office:value="2358525612">
            <text:p>2358525612</text:p>
          </table:table-cell>
          <table:table-cell office:value-type="float" office:value="218212">
            <text:p>218212</text:p>
          </table:table-cell>
          <table:table-cell office:value-type="float" office:value="153754">
            <text:p>153754</text:p>
          </table:table-cell>
          <table:table-cell office:value-type="float" office:value="153504">
            <text:p>153504</text:p>
          </table:table-cell>
          <table:table-cell office:value-type="float" office:value="4834445">
            <text:p>4834445</text:p>
          </table:table-cell>
          <table:table-cell office:value-type="float" office:value="308252">
            <text:p>308252</text:p>
          </table:table-cell>
          <table:table-cell office:value-type="float" office:value="239756">
            <text:p>239756</text:p>
          </table:table-cell>
          <table:table-cell office:value-type="float" office:value="2626758912">
            <text:p>2626758912</text:p>
          </table:table-cell>
          <table:table-cell office:value-type="float" office:value="201942">
            <text:p>201942</text:p>
          </table:table-cell>
          <table:table-cell office:value-type="float" office:value="278347">
            <text:p>278347</text:p>
          </table:table-cell>
          <table:table-cell office:value-type="float" office:value="331066">
            <text:p>331066</text:p>
          </table:table-cell>
          <table:table-cell office:value-type="float" office:value="11772460">
            <text:p>11772460</text:p>
          </table:table-cell>
          <table:table-cell office:value-type="float" office:value="302860">
            <text:p>302860</text:p>
          </table:table-cell>
          <table:table-cell office:value-type="float" office:value="296472">
            <text:p>296472</text:p>
          </table:table-cell>
          <table:table-cell office:value-type="float" office:value="4370048642">
            <text:p>4370048642</text:p>
          </table:table-cell>
          <table:table-cell office:value-type="float" office:value="259692">
            <text:p>259692</text:p>
          </table:table-cell>
          <table:table-cell office:value-type="float" office:value="294470">
            <text:p>294470</text:p>
          </table:table-cell>
          <table:table-cell office:value-type="float" office:value="288116">
            <text:p>288116</text:p>
          </table:table-cell>
          <table:table-cell office:value-type="float" office:value="4722926">
            <text:p>4722926</text:p>
          </table:table-cell>
          <table:table-cell office:value-type="float" office:value="409133">
            <text:p>409133</text:p>
          </table:table-cell>
          <table:table-cell office:value-type="float" office:value="252520">
            <text:p>252520</text:p>
          </table:table-cell>
          <table:table-cell/>
        </table:table-row>
        <table:table-row table:style-name="ro1">
          <table:table-cell office:value-type="float" office:value="4101820140">
            <text:p>4101820140</text:p>
          </table:table-cell>
          <table:table-cell office:value-type="float" office:value="202766">
            <text:p>202766</text:p>
          </table:table-cell>
          <table:table-cell office:value-type="float" office:value="212957">
            <text:p>212957</text:p>
          </table:table-cell>
          <table:table-cell office:value-type="float" office:value="158652">
            <text:p>158652</text:p>
          </table:table-cell>
          <table:table-cell office:value-type="float" office:value="21735351">
            <text:p>21735351</text:p>
          </table:table-cell>
          <table:table-cell office:value-type="float" office:value="327040">
            <text:p>327040</text:p>
          </table:table-cell>
          <table:table-cell office:value-type="float" office:value="306586">
            <text:p>306586</text:p>
          </table:table-cell>
          <table:table-cell office:value-type="float" office:value="803262916">
            <text:p>803262916</text:p>
          </table:table-cell>
          <table:table-cell office:value-type="float" office:value="209014">
            <text:p>209014</text:p>
          </table:table-cell>
          <table:table-cell office:value-type="float" office:value="170976">
            <text:p>170976</text:p>
          </table:table-cell>
          <table:table-cell office:value-type="float" office:value="198744">
            <text:p>198744</text:p>
          </table:table-cell>
          <table:table-cell office:value-type="float" office:value="26413706">
            <text:p>26413706</text:p>
          </table:table-cell>
          <table:table-cell office:value-type="float" office:value="290724">
            <text:p>290724</text:p>
          </table:table-cell>
          <table:table-cell office:value-type="float" office:value="240462">
            <text:p>240462</text:p>
          </table:table-cell>
          <table:table-cell office:value-type="float" office:value="3209946044">
            <text:p>3209946044</text:p>
          </table:table-cell>
          <table:table-cell office:value-type="float" office:value="203078">
            <text:p>203078</text:p>
          </table:table-cell>
          <table:table-cell office:value-type="float" office:value="202109">
            <text:p>202109</text:p>
          </table:table-cell>
          <table:table-cell office:value-type="float" office:value="161618">
            <text:p>161618</text:p>
          </table:table-cell>
          <table:table-cell office:value-type="float" office:value="7364904">
            <text:p>7364904</text:p>
          </table:table-cell>
          <table:table-cell office:value-type="float" office:value="372578">
            <text:p>372578</text:p>
          </table:table-cell>
          <table:table-cell office:value-type="float" office:value="399164">
            <text:p>399164</text:p>
          </table:table-cell>
          <table:table-cell/>
        </table:table-row>
        <table:table-row table:style-name="ro1">
          <table:table-cell office:value-type="float" office:value="5334548546">
            <text:p>5334548546</text:p>
          </table:table-cell>
          <table:table-cell office:value-type="float" office:value="548776">
            <text:p>548776</text:p>
          </table:table-cell>
          <table:table-cell office:value-type="float" office:value="179044">
            <text:p>179044</text:p>
          </table:table-cell>
          <table:table-cell office:value-type="float" office:value="160148">
            <text:p>160148</text:p>
          </table:table-cell>
          <table:table-cell office:value-type="float" office:value="6408152">
            <text:p>6408152</text:p>
          </table:table-cell>
          <table:table-cell office:value-type="float" office:value="322798">
            <text:p>322798</text:p>
          </table:table-cell>
          <table:table-cell office:value-type="float" office:value="302872">
            <text:p>302872</text:p>
          </table:table-cell>
          <table:table-cell office:value-type="float" office:value="20486713605">
            <text:p>20486713605</text:p>
          </table:table-cell>
          <table:table-cell office:value-type="float" office:value="206728">
            <text:p>206728</text:p>
          </table:table-cell>
          <table:table-cell office:value-type="float" office:value="173572">
            <text:p>173572</text:p>
          </table:table-cell>
          <table:table-cell office:value-type="float" office:value="205957">
            <text:p>205957</text:p>
          </table:table-cell>
          <table:table-cell office:value-type="float" office:value="15710110">
            <text:p>15710110</text:p>
          </table:table-cell>
          <table:table-cell office:value-type="float" office:value="294054">
            <text:p>294054</text:p>
          </table:table-cell>
          <table:table-cell office:value-type="float" office:value="340680">
            <text:p>340680</text:p>
          </table:table-cell>
          <table:table-cell office:value-type="float" office:value="2565999499">
            <text:p>2565999499</text:p>
          </table:table-cell>
          <table:table-cell office:value-type="float" office:value="337834">
            <text:p>337834</text:p>
          </table:table-cell>
          <table:table-cell office:value-type="float" office:value="169394">
            <text:p>169394</text:p>
          </table:table-cell>
          <table:table-cell office:value-type="float" office:value="157452">
            <text:p>157452</text:p>
          </table:table-cell>
          <table:table-cell office:value-type="float" office:value="11574189">
            <text:p>11574189</text:p>
          </table:table-cell>
          <table:table-cell office:value-type="float" office:value="286786">
            <text:p>286786</text:p>
          </table:table-cell>
          <table:table-cell office:value-type="float" office:value="232832">
            <text:p>232832</text:p>
          </table:table-cell>
          <table:table-cell/>
        </table:table-row>
        <table:table-row table:style-name="ro1">
          <table:table-cell office:value-type="float" office:value="23537573704">
            <text:p>23537573704</text:p>
          </table:table-cell>
          <table:table-cell office:value-type="float" office:value="192192">
            <text:p>192192</text:p>
          </table:table-cell>
          <table:table-cell office:value-type="float" office:value="162118">
            <text:p>162118</text:p>
          </table:table-cell>
          <table:table-cell office:value-type="float" office:value="183828">
            <text:p>183828</text:p>
          </table:table-cell>
          <table:table-cell office:value-type="float" office:value="1695288">
            <text:p>1695288</text:p>
          </table:table-cell>
          <table:table-cell office:value-type="float" office:value="343725">
            <text:p>343725</text:p>
          </table:table-cell>
          <table:table-cell office:value-type="float" office:value="252308">
            <text:p>252308</text:p>
          </table:table-cell>
          <table:table-cell office:value-type="float" office:value="3791326711">
            <text:p>3791326711</text:p>
          </table:table-cell>
          <table:table-cell office:value-type="float" office:value="320067">
            <text:p>320067</text:p>
          </table:table-cell>
          <table:table-cell office:value-type="float" office:value="167800">
            <text:p>167800</text:p>
          </table:table-cell>
          <table:table-cell office:value-type="float" office:value="184409">
            <text:p>184409</text:p>
          </table:table-cell>
          <table:table-cell office:value-type="float" office:value="3910204">
            <text:p>3910204</text:p>
          </table:table-cell>
          <table:table-cell office:value-type="float" office:value="324728">
            <text:p>324728</text:p>
          </table:table-cell>
          <table:table-cell office:value-type="float" office:value="305227">
            <text:p>305227</text:p>
          </table:table-cell>
          <table:table-cell office:value-type="float" office:value="5337169612">
            <text:p>5337169612</text:p>
          </table:table-cell>
          <table:table-cell office:value-type="float" office:value="203626">
            <text:p>203626</text:p>
          </table:table-cell>
          <table:table-cell office:value-type="float" office:value="185595">
            <text:p>185595</text:p>
          </table:table-cell>
          <table:table-cell office:value-type="float" office:value="187594">
            <text:p>187594</text:p>
          </table:table-cell>
          <table:table-cell office:value-type="float" office:value="30851758">
            <text:p>30851758</text:p>
          </table:table-cell>
          <table:table-cell office:value-type="float" office:value="282482">
            <text:p>282482</text:p>
          </table:table-cell>
          <table:table-cell office:value-type="float" office:value="353380">
            <text:p>353380</text:p>
          </table:table-cell>
          <table:table-cell/>
        </table:table-row>
        <table:table-row table:style-name="ro1">
          <table:table-cell office:value-type="float" office:value="4980892035">
            <text:p>4980892035</text:p>
          </table:table-cell>
          <table:table-cell office:value-type="float" office:value="222283">
            <text:p>222283</text:p>
          </table:table-cell>
          <table:table-cell office:value-type="float" office:value="248014">
            <text:p>248014</text:p>
          </table:table-cell>
          <table:table-cell office:value-type="float" office:value="284495">
            <text:p>284495</text:p>
          </table:table-cell>
          <table:table-cell office:value-type="float" office:value="25949350">
            <text:p>25949350</text:p>
          </table:table-cell>
          <table:table-cell office:value-type="float" office:value="309181">
            <text:p>309181</text:p>
          </table:table-cell>
          <table:table-cell office:value-type="float" office:value="239226">
            <text:p>239226</text:p>
          </table:table-cell>
          <table:table-cell office:value-type="float" office:value="10614979994">
            <text:p>10614979994</text:p>
          </table:table-cell>
          <table:table-cell office:value-type="float" office:value="341146">
            <text:p>341146</text:p>
          </table:table-cell>
          <table:table-cell office:value-type="float" office:value="205893">
            <text:p>205893</text:p>
          </table:table-cell>
          <table:table-cell office:value-type="float" office:value="164880">
            <text:p>164880</text:p>
          </table:table-cell>
          <table:table-cell office:value-type="float" office:value="253410">
            <text:p>253410</text:p>
          </table:table-cell>
          <table:table-cell office:value-type="float" office:value="348296">
            <text:p>348296</text:p>
          </table:table-cell>
          <table:table-cell office:value-type="float" office:value="447615">
            <text:p>447615</text:p>
          </table:table-cell>
          <table:table-cell office:value-type="float" office:value="3672354121">
            <text:p>3672354121</text:p>
          </table:table-cell>
          <table:table-cell office:value-type="float" office:value="203684">
            <text:p>203684</text:p>
          </table:table-cell>
          <table:table-cell office:value-type="float" office:value="215445">
            <text:p>215445</text:p>
          </table:table-cell>
          <table:table-cell office:value-type="float" office:value="249466">
            <text:p>249466</text:p>
          </table:table-cell>
          <table:table-cell office:value-type="float" office:value="5829301">
            <text:p>5829301</text:p>
          </table:table-cell>
          <table:table-cell office:value-type="float" office:value="268556">
            <text:p>268556</text:p>
          </table:table-cell>
          <table:table-cell office:value-type="float" office:value="271756">
            <text:p>271756</text:p>
          </table:table-cell>
          <table:table-cell/>
        </table:table-row>
        <table:table-row table:style-name="ro1">
          <table:table-cell office:value-type="float" office:value="2912953693">
            <text:p>2912953693</text:p>
          </table:table-cell>
          <table:table-cell office:value-type="float" office:value="195680">
            <text:p>195680</text:p>
          </table:table-cell>
          <table:table-cell office:value-type="float" office:value="159844">
            <text:p>159844</text:p>
          </table:table-cell>
          <table:table-cell office:value-type="float" office:value="236290">
            <text:p>236290</text:p>
          </table:table-cell>
          <table:table-cell office:value-type="float" office:value="59550185">
            <text:p>59550185</text:p>
          </table:table-cell>
          <table:table-cell office:value-type="float" office:value="366941">
            <text:p>366941</text:p>
          </table:table-cell>
          <table:table-cell office:value-type="float" office:value="250984">
            <text:p>250984</text:p>
          </table:table-cell>
          <table:table-cell office:value-type="float" office:value="10259038148">
            <text:p>10259038148</text:p>
          </table:table-cell>
          <table:table-cell office:value-type="float" office:value="319177">
            <text:p>319177</text:p>
          </table:table-cell>
          <table:table-cell office:value-type="float" office:value="176914">
            <text:p>176914</text:p>
          </table:table-cell>
          <table:table-cell office:value-type="float" office:value="163582">
            <text:p>163582</text:p>
          </table:table-cell>
          <table:table-cell office:value-type="float" office:value="33454616">
            <text:p>33454616</text:p>
          </table:table-cell>
          <table:table-cell office:value-type="float" office:value="493707">
            <text:p>493707</text:p>
          </table:table-cell>
          <table:table-cell office:value-type="float" office:value="448788">
            <text:p>448788</text:p>
          </table:table-cell>
          <table:table-cell office:value-type="float" office:value="7161556895">
            <text:p>7161556895</text:p>
          </table:table-cell>
          <table:table-cell office:value-type="float" office:value="286990">
            <text:p>286990</text:p>
          </table:table-cell>
          <table:table-cell office:value-type="float" office:value="178158">
            <text:p>178158</text:p>
          </table:table-cell>
          <table:table-cell office:value-type="float" office:value="160946">
            <text:p>160946</text:p>
          </table:table-cell>
          <table:table-cell office:value-type="float" office:value="248874">
            <text:p>248874</text:p>
          </table:table-cell>
          <table:table-cell office:value-type="float" office:value="316874">
            <text:p>316874</text:p>
          </table:table-cell>
          <table:table-cell office:value-type="float" office:value="233468">
            <text:p>233468</text:p>
          </table:table-cell>
          <table:table-cell/>
        </table:table-row>
        <table:table-row table:style-name="ro1">
          <table:table-cell office:value-type="float" office:value="6847877119">
            <text:p>6847877119</text:p>
          </table:table-cell>
          <table:table-cell office:value-type="float" office:value="193720">
            <text:p>193720</text:p>
          </table:table-cell>
          <table:table-cell office:value-type="float" office:value="157562">
            <text:p>157562</text:p>
          </table:table-cell>
          <table:table-cell office:value-type="float" office:value="258940">
            <text:p>258940</text:p>
          </table:table-cell>
          <table:table-cell office:value-type="float" office:value="34666401">
            <text:p>34666401</text:p>
          </table:table-cell>
          <table:table-cell office:value-type="float" office:value="280454">
            <text:p>280454</text:p>
          </table:table-cell>
          <table:table-cell office:value-type="float" office:value="295003">
            <text:p>295003</text:p>
          </table:table-cell>
          <table:table-cell office:value-type="float" office:value="6507636522">
            <text:p>6507636522</text:p>
          </table:table-cell>
          <table:table-cell office:value-type="float" office:value="246460">
            <text:p>246460</text:p>
          </table:table-cell>
          <table:table-cell office:value-type="float" office:value="202028">
            <text:p>202028</text:p>
          </table:table-cell>
          <table:table-cell office:value-type="float" office:value="169028">
            <text:p>169028</text:p>
          </table:table-cell>
          <table:table-cell office:value-type="float" office:value="7034919">
            <text:p>7034919</text:p>
          </table:table-cell>
          <table:table-cell office:value-type="float" office:value="276054">
            <text:p>276054</text:p>
          </table:table-cell>
          <table:table-cell office:value-type="float" office:value="223248">
            <text:p>223248</text:p>
          </table:table-cell>
          <table:table-cell office:value-type="float" office:value="2896105197">
            <text:p>2896105197</text:p>
          </table:table-cell>
          <table:table-cell office:value-type="float" office:value="296726">
            <text:p>296726</text:p>
          </table:table-cell>
          <table:table-cell office:value-type="float" office:value="168654">
            <text:p>168654</text:p>
          </table:table-cell>
          <table:table-cell office:value-type="float" office:value="184206">
            <text:p>184206</text:p>
          </table:table-cell>
          <table:table-cell office:value-type="float" office:value="6564374">
            <text:p>6564374</text:p>
          </table:table-cell>
          <table:table-cell office:value-type="float" office:value="269184">
            <text:p>269184</text:p>
          </table:table-cell>
          <table:table-cell office:value-type="float" office:value="409504">
            <text:p>409504</text:p>
          </table:table-cell>
          <table:table-cell/>
        </table:table-row>
        <table:table-row table:style-name="ro1">
          <table:table-cell office:value-type="float" office:value="17904360282">
            <text:p>17904360282</text:p>
          </table:table-cell>
          <table:table-cell office:value-type="float" office:value="191028">
            <text:p>191028</text:p>
          </table:table-cell>
          <table:table-cell office:value-type="float" office:value="228388">
            <text:p>228388</text:p>
          </table:table-cell>
          <table:table-cell office:value-type="float" office:value="186386">
            <text:p>186386</text:p>
          </table:table-cell>
          <table:table-cell office:value-type="float" office:value="21056027">
            <text:p>21056027</text:p>
          </table:table-cell>
          <table:table-cell office:value-type="float" office:value="411653">
            <text:p>411653</text:p>
          </table:table-cell>
          <table:table-cell office:value-type="float" office:value="255162">
            <text:p>255162</text:p>
          </table:table-cell>
          <table:table-cell office:value-type="float" office:value="8685423383">
            <text:p>8685423383</text:p>
          </table:table-cell>
          <table:table-cell office:value-type="float" office:value="210770">
            <text:p>210770</text:p>
          </table:table-cell>
          <table:table-cell office:value-type="float" office:value="168230">
            <text:p>168230</text:p>
          </table:table-cell>
          <table:table-cell office:value-type="float" office:value="164712">
            <text:p>164712</text:p>
          </table:table-cell>
          <table:table-cell office:value-type="float" office:value="18060937">
            <text:p>18060937</text:p>
          </table:table-cell>
          <table:table-cell office:value-type="float" office:value="275534">
            <text:p>275534</text:p>
          </table:table-cell>
          <table:table-cell office:value-type="float" office:value="225738">
            <text:p>225738</text:p>
          </table:table-cell>
          <table:table-cell office:value-type="float" office:value="5622668362">
            <text:p>5622668362</text:p>
          </table:table-cell>
          <table:table-cell office:value-type="float" office:value="206320">
            <text:p>206320</text:p>
          </table:table-cell>
          <table:table-cell office:value-type="float" office:value="163094">
            <text:p>163094</text:p>
          </table:table-cell>
          <table:table-cell office:value-type="float" office:value="167536">
            <text:p>167536</text:p>
          </table:table-cell>
          <table:table-cell office:value-type="float" office:value="20699361">
            <text:p>20699361</text:p>
          </table:table-cell>
          <table:table-cell office:value-type="float" office:value="462177">
            <text:p>462177</text:p>
          </table:table-cell>
          <table:table-cell office:value-type="float" office:value="387950">
            <text:p>387950</text:p>
          </table:table-cell>
          <table:table-cell/>
        </table:table-row>
        <table:table-row table:style-name="ro1">
          <table:table-cell office:value-type="float" office:value="15639839917">
            <text:p>15639839917</text:p>
          </table:table-cell>
          <table:table-cell office:value-type="float" office:value="285018">
            <text:p>285018</text:p>
          </table:table-cell>
          <table:table-cell office:value-type="float" office:value="157410">
            <text:p>157410</text:p>
          </table:table-cell>
          <table:table-cell office:value-type="float" office:value="147988">
            <text:p>147988</text:p>
          </table:table-cell>
          <table:table-cell office:value-type="float" office:value="7646781">
            <text:p>7646781</text:p>
          </table:table-cell>
          <table:table-cell office:value-type="float" office:value="391178">
            <text:p>391178</text:p>
          </table:table-cell>
          <table:table-cell office:value-type="float" office:value="276945">
            <text:p>276945</text:p>
          </table:table-cell>
          <table:table-cell office:value-type="float" office:value="5938506683">
            <text:p>5938506683</text:p>
          </table:table-cell>
          <table:table-cell office:value-type="float" office:value="418000">
            <text:p>418000</text:p>
          </table:table-cell>
          <table:table-cell office:value-type="float" office:value="292264">
            <text:p>292264</text:p>
          </table:table-cell>
          <table:table-cell office:value-type="float" office:value="250826">
            <text:p>250826</text:p>
          </table:table-cell>
          <table:table-cell office:value-type="float" office:value="117161399">
            <text:p>117161399</text:p>
          </table:table-cell>
          <table:table-cell office:value-type="float" office:value="370283">
            <text:p>370283</text:p>
          </table:table-cell>
          <table:table-cell office:value-type="float" office:value="420941">
            <text:p>420941</text:p>
          </table:table-cell>
          <table:table-cell office:value-type="float" office:value="3966081728">
            <text:p>3966081728</text:p>
          </table:table-cell>
          <table:table-cell office:value-type="float" office:value="274058">
            <text:p>274058</text:p>
          </table:table-cell>
          <table:table-cell office:value-type="float" office:value="166368">
            <text:p>166368</text:p>
          </table:table-cell>
          <table:table-cell office:value-type="float" office:value="193271">
            <text:p>193271</text:p>
          </table:table-cell>
          <table:table-cell office:value-type="float" office:value="12503037">
            <text:p>12503037</text:p>
          </table:table-cell>
          <table:table-cell office:value-type="float" office:value="286188">
            <text:p>286188</text:p>
          </table:table-cell>
          <table:table-cell office:value-type="float" office:value="233922">
            <text:p>233922</text:p>
          </table:table-cell>
          <table:table-cell/>
        </table:table-row>
        <table:table-row table:style-name="ro1">
          <table:table-cell office:value-type="float" office:value="7480413102">
            <text:p>7480413102</text:p>
          </table:table-cell>
          <table:table-cell office:value-type="float" office:value="234016">
            <text:p>234016</text:p>
          </table:table-cell>
          <table:table-cell office:value-type="float" office:value="155712">
            <text:p>155712</text:p>
          </table:table-cell>
          <table:table-cell office:value-type="float" office:value="236230">
            <text:p>236230</text:p>
          </table:table-cell>
          <table:table-cell office:value-type="float" office:value="927779">
            <text:p>927779</text:p>
          </table:table-cell>
          <table:table-cell office:value-type="float" office:value="412951">
            <text:p>412951</text:p>
          </table:table-cell>
          <table:table-cell office:value-type="float" office:value="250974">
            <text:p>250974</text:p>
          </table:table-cell>
          <table:table-cell office:value-type="float" office:value="1925623305">
            <text:p>1925623305</text:p>
          </table:table-cell>
          <table:table-cell office:value-type="float" office:value="264694">
            <text:p>264694</text:p>
          </table:table-cell>
          <table:table-cell office:value-type="float" office:value="180180">
            <text:p>180180</text:p>
          </table:table-cell>
          <table:table-cell office:value-type="float" office:value="190279">
            <text:p>190279</text:p>
          </table:table-cell>
          <table:table-cell office:value-type="float" office:value="18894885">
            <text:p>18894885</text:p>
          </table:table-cell>
          <table:table-cell office:value-type="float" office:value="285998">
            <text:p>285998</text:p>
          </table:table-cell>
          <table:table-cell office:value-type="float" office:value="365180">
            <text:p>365180</text:p>
          </table:table-cell>
          <table:table-cell office:value-type="float" office:value="2811391266">
            <text:p>2811391266</text:p>
          </table:table-cell>
          <table:table-cell office:value-type="float" office:value="262552">
            <text:p>262552</text:p>
          </table:table-cell>
          <table:table-cell office:value-type="float" office:value="171608">
            <text:p>171608</text:p>
          </table:table-cell>
          <table:table-cell office:value-type="float" office:value="189403">
            <text:p>189403</text:p>
          </table:table-cell>
          <table:table-cell office:value-type="float" office:value="17802266">
            <text:p>17802266</text:p>
          </table:table-cell>
          <table:table-cell office:value-type="float" office:value="291566">
            <text:p>291566</text:p>
          </table:table-cell>
          <table:table-cell office:value-type="float" office:value="370772">
            <text:p>370772</text:p>
          </table:table-cell>
          <table:table-cell/>
        </table:table-row>
        <table:table-row table:style-name="ro1">
          <table:table-cell office:value-type="float" office:value="32369538422">
            <text:p>32369538422</text:p>
          </table:table-cell>
          <table:table-cell office:value-type="float" office:value="284304">
            <text:p>284304</text:p>
          </table:table-cell>
          <table:table-cell office:value-type="float" office:value="257758">
            <text:p>257758</text:p>
          </table:table-cell>
          <table:table-cell office:value-type="float" office:value="174894">
            <text:p>174894</text:p>
          </table:table-cell>
          <table:table-cell office:value-type="float" office:value="68513150">
            <text:p>68513150</text:p>
          </table:table-cell>
          <table:table-cell office:value-type="float" office:value="279452">
            <text:p>279452</text:p>
          </table:table-cell>
          <table:table-cell office:value-type="float" office:value="230396">
            <text:p>230396</text:p>
          </table:table-cell>
          <table:table-cell office:value-type="float" office:value="3352447801">
            <text:p>3352447801</text:p>
          </table:table-cell>
          <table:table-cell office:value-type="float" office:value="262958">
            <text:p>262958</text:p>
          </table:table-cell>
          <table:table-cell office:value-type="float" office:value="194760">
            <text:p>194760</text:p>
          </table:table-cell>
          <table:table-cell office:value-type="float" office:value="160816">
            <text:p>160816</text:p>
          </table:table-cell>
          <table:table-cell office:value-type="float" office:value="40017334">
            <text:p>40017334</text:p>
          </table:table-cell>
          <table:table-cell office:value-type="float" office:value="329985">
            <text:p>329985</text:p>
          </table:table-cell>
          <table:table-cell office:value-type="float" office:value="231532">
            <text:p>231532</text:p>
          </table:table-cell>
          <table:table-cell office:value-type="float" office:value="2508897514">
            <text:p>2508897514</text:p>
          </table:table-cell>
          <table:table-cell office:value-type="float" office:value="237896">
            <text:p>237896</text:p>
          </table:table-cell>
          <table:table-cell office:value-type="float" office:value="194197">
            <text:p>194197</text:p>
          </table:table-cell>
          <table:table-cell office:value-type="float" office:value="159798">
            <text:p>159798</text:p>
          </table:table-cell>
          <table:table-cell office:value-type="float" office:value="7561350">
            <text:p>7561350</text:p>
          </table:table-cell>
          <table:table-cell office:value-type="float" office:value="351357">
            <text:p>351357</text:p>
          </table:table-cell>
          <table:table-cell office:value-type="float" office:value="320650">
            <text:p>320650</text:p>
          </table:table-cell>
          <table:table-cell/>
        </table:table-row>
        <table:table-row table:style-name="ro1">
          <table:table-cell office:value-type="float" office:value="29983350120">
            <text:p>29983350120</text:p>
          </table:table-cell>
          <table:table-cell office:value-type="float" office:value="281459">
            <text:p>281459</text:p>
          </table:table-cell>
          <table:table-cell office:value-type="float" office:value="183395">
            <text:p>183395</text:p>
          </table:table-cell>
          <table:table-cell office:value-type="float" office:value="186105">
            <text:p>186105</text:p>
          </table:table-cell>
          <table:table-cell office:value-type="float" office:value="7688905">
            <text:p>7688905</text:p>
          </table:table-cell>
          <table:table-cell office:value-type="float" office:value="360922">
            <text:p>360922</text:p>
          </table:table-cell>
          <table:table-cell office:value-type="float" office:value="445285">
            <text:p>445285</text:p>
          </table:table-cell>
          <table:table-cell office:value-type="float" office:value="10705742514">
            <text:p>10705742514</text:p>
          </table:table-cell>
          <table:table-cell office:value-type="float" office:value="204528">
            <text:p>204528</text:p>
          </table:table-cell>
          <table:table-cell office:value-type="float" office:value="175352">
            <text:p>175352</text:p>
          </table:table-cell>
          <table:table-cell office:value-type="float" office:value="171324">
            <text:p>171324</text:p>
          </table:table-cell>
          <table:table-cell office:value-type="float" office:value="335640">
            <text:p>335640</text:p>
          </table:table-cell>
          <table:table-cell office:value-type="float" office:value="275886">
            <text:p>275886</text:p>
          </table:table-cell>
          <table:table-cell office:value-type="float" office:value="234094">
            <text:p>234094</text:p>
          </table:table-cell>
          <table:table-cell office:value-type="float" office:value="13916531301">
            <text:p>13916531301</text:p>
          </table:table-cell>
          <table:table-cell office:value-type="float" office:value="204798">
            <text:p>204798</text:p>
          </table:table-cell>
          <table:table-cell office:value-type="float" office:value="194949">
            <text:p>194949</text:p>
          </table:table-cell>
          <table:table-cell office:value-type="float" office:value="168352">
            <text:p>168352</text:p>
          </table:table-cell>
          <table:table-cell office:value-type="float" office:value="5349690">
            <text:p>5349690</text:p>
          </table:table-cell>
          <table:table-cell office:value-type="float" office:value="274718">
            <text:p>274718</text:p>
          </table:table-cell>
          <table:table-cell office:value-type="float" office:value="268447">
            <text:p>268447</text:p>
          </table:table-cell>
          <table:table-cell/>
        </table:table-row>
        <table:table-row table:style-name="ro1">
          <table:table-cell office:value-type="float" office:value="4007041085">
            <text:p>4007041085</text:p>
          </table:table-cell>
          <table:table-cell office:value-type="float" office:value="225732">
            <text:p>225732</text:p>
          </table:table-cell>
          <table:table-cell office:value-type="float" office:value="158350">
            <text:p>158350</text:p>
          </table:table-cell>
          <table:table-cell office:value-type="float" office:value="150998">
            <text:p>150998</text:p>
          </table:table-cell>
          <table:table-cell office:value-type="float" office:value="5713804">
            <text:p>5713804</text:p>
          </table:table-cell>
          <table:table-cell office:value-type="float" office:value="417468">
            <text:p>417468</text:p>
          </table:table-cell>
          <table:table-cell office:value-type="float" office:value="288300">
            <text:p>288300</text:p>
          </table:table-cell>
          <table:table-cell office:value-type="float" office:value="5967124582">
            <text:p>5967124582</text:p>
          </table:table-cell>
          <table:table-cell office:value-type="float" office:value="204910">
            <text:p>204910</text:p>
          </table:table-cell>
          <table:table-cell office:value-type="float" office:value="201590">
            <text:p>201590</text:p>
          </table:table-cell>
          <table:table-cell office:value-type="float" office:value="204374">
            <text:p>204374</text:p>
          </table:table-cell>
          <table:table-cell office:value-type="float" office:value="19442116">
            <text:p>19442116</text:p>
          </table:table-cell>
          <table:table-cell office:value-type="float" office:value="1372222">
            <text:p>1372222</text:p>
          </table:table-cell>
          <table:table-cell office:value-type="float" office:value="323538">
            <text:p>323538</text:p>
          </table:table-cell>
          <table:table-cell office:value-type="float" office:value="1595361509">
            <text:p>1595361509</text:p>
          </table:table-cell>
          <table:table-cell office:value-type="float" office:value="366576">
            <text:p>366576</text:p>
          </table:table-cell>
          <table:table-cell office:value-type="float" office:value="170034">
            <text:p>170034</text:p>
          </table:table-cell>
          <table:table-cell office:value-type="float" office:value="161688">
            <text:p>161688</text:p>
          </table:table-cell>
          <table:table-cell office:value-type="float" office:value="34425881">
            <text:p>34425881</text:p>
          </table:table-cell>
          <table:table-cell office:value-type="float" office:value="312955">
            <text:p>312955</text:p>
          </table:table-cell>
          <table:table-cell office:value-type="float" office:value="232698">
            <text:p>232698</text:p>
          </table:table-cell>
          <table:table-cell/>
        </table:table-row>
        <table:table-row table:style-name="ro1">
          <table:table-cell office:value-type="float" office:value="7709728208">
            <text:p>7709728208</text:p>
          </table:table-cell>
          <table:table-cell office:value-type="float" office:value="260982">
            <text:p>260982</text:p>
          </table:table-cell>
          <table:table-cell office:value-type="float" office:value="161408">
            <text:p>161408</text:p>
          </table:table-cell>
          <table:table-cell office:value-type="float" office:value="179550">
            <text:p>179550</text:p>
          </table:table-cell>
          <table:table-cell office:value-type="float" office:value="4788974">
            <text:p>4788974</text:p>
          </table:table-cell>
          <table:table-cell office:value-type="float" office:value="325427">
            <text:p>325427</text:p>
          </table:table-cell>
          <table:table-cell office:value-type="float" office:value="235540">
            <text:p>235540</text:p>
          </table:table-cell>
          <table:table-cell office:value-type="float" office:value="321210967">
            <text:p>321210967</text:p>
          </table:table-cell>
          <table:table-cell office:value-type="float" office:value="205864">
            <text:p>205864</text:p>
          </table:table-cell>
          <table:table-cell office:value-type="float" office:value="173386">
            <text:p>173386</text:p>
          </table:table-cell>
          <table:table-cell office:value-type="float" office:value="180136">
            <text:p>180136</text:p>
          </table:table-cell>
          <table:table-cell office:value-type="float" office:value="17181166">
            <text:p>17181166</text:p>
          </table:table-cell>
          <table:table-cell office:value-type="float" office:value="282618">
            <text:p>282618</text:p>
          </table:table-cell>
          <table:table-cell office:value-type="float" office:value="346184">
            <text:p>346184</text:p>
          </table:table-cell>
          <table:table-cell office:value-type="float" office:value="2789835401">
            <text:p>2789835401</text:p>
          </table:table-cell>
          <table:table-cell office:value-type="float" office:value="202682">
            <text:p>202682</text:p>
          </table:table-cell>
          <table:table-cell office:value-type="float" office:value="426776">
            <text:p>426776</text:p>
          </table:table-cell>
          <table:table-cell office:value-type="float" office:value="250735">
            <text:p>250735</text:p>
          </table:table-cell>
          <table:table-cell office:value-type="float" office:value="8066500">
            <text:p>8066500</text:p>
          </table:table-cell>
          <table:table-cell office:value-type="float" office:value="346655">
            <text:p>346655</text:p>
          </table:table-cell>
          <table:table-cell office:value-type="float" office:value="247402">
            <text:p>247402</text:p>
          </table:table-cell>
          <table:table-cell/>
        </table:table-row>
        <table:table-row table:style-name="ro1">
          <table:table-cell office:value-type="float" office:value="4921022134">
            <text:p>4921022134</text:p>
          </table:table-cell>
          <table:table-cell office:value-type="float" office:value="276818">
            <text:p>276818</text:p>
          </table:table-cell>
          <table:table-cell office:value-type="float" office:value="207919">
            <text:p>207919</text:p>
          </table:table-cell>
          <table:table-cell office:value-type="float" office:value="180959">
            <text:p>180959</text:p>
          </table:table-cell>
          <table:table-cell office:value-type="float" office:value="13276623">
            <text:p>13276623</text:p>
          </table:table-cell>
          <table:table-cell office:value-type="float" office:value="294603">
            <text:p>294603</text:p>
          </table:table-cell>
          <table:table-cell office:value-type="float" office:value="220426">
            <text:p>220426</text:p>
          </table:table-cell>
          <table:table-cell office:value-type="float" office:value="4338651241">
            <text:p>4338651241</text:p>
          </table:table-cell>
          <table:table-cell office:value-type="float" office:value="206462">
            <text:p>206462</text:p>
          </table:table-cell>
          <table:table-cell office:value-type="float" office:value="180022">
            <text:p>180022</text:p>
          </table:table-cell>
          <table:table-cell office:value-type="float" office:value="193324">
            <text:p>193324</text:p>
          </table:table-cell>
          <table:table-cell office:value-type="float" office:value="17393439">
            <text:p>17393439</text:p>
          </table:table-cell>
          <table:table-cell office:value-type="float" office:value="397163">
            <text:p>397163</text:p>
          </table:table-cell>
          <table:table-cell office:value-type="float" office:value="280613">
            <text:p>280613</text:p>
          </table:table-cell>
          <table:table-cell office:value-type="float" office:value="4257342548">
            <text:p>4257342548</text:p>
          </table:table-cell>
          <table:table-cell office:value-type="float" office:value="202000">
            <text:p>202000</text:p>
          </table:table-cell>
          <table:table-cell office:value-type="float" office:value="204663">
            <text:p>204663</text:p>
          </table:table-cell>
          <table:table-cell office:value-type="float" office:value="164610">
            <text:p>164610</text:p>
          </table:table-cell>
          <table:table-cell office:value-type="float" office:value="485862">
            <text:p>485862</text:p>
          </table:table-cell>
          <table:table-cell office:value-type="float" office:value="484723">
            <text:p>484723</text:p>
          </table:table-cell>
          <table:table-cell office:value-type="float" office:value="300702">
            <text:p>300702</text:p>
          </table:table-cell>
          <table:table-cell/>
        </table:table-row>
        <table:table-row table:style-name="ro1">
          <table:table-cell office:value-type="float" office:value="6429062884">
            <text:p>6429062884</text:p>
          </table:table-cell>
          <table:table-cell office:value-type="float" office:value="194486">
            <text:p>194486</text:p>
          </table:table-cell>
          <table:table-cell office:value-type="float" office:value="160338">
            <text:p>160338</text:p>
          </table:table-cell>
          <table:table-cell office:value-type="float" office:value="155892">
            <text:p>155892</text:p>
          </table:table-cell>
          <table:table-cell office:value-type="float" office:value="639938">
            <text:p>639938</text:p>
          </table:table-cell>
          <table:table-cell office:value-type="float" office:value="280752">
            <text:p>280752</text:p>
          </table:table-cell>
          <table:table-cell office:value-type="float" office:value="224666">
            <text:p>224666</text:p>
          </table:table-cell>
          <table:table-cell office:value-type="float" office:value="14311907738">
            <text:p>14311907738</text:p>
          </table:table-cell>
          <table:table-cell office:value-type="float" office:value="205034">
            <text:p>205034</text:p>
          </table:table-cell>
          <table:table-cell office:value-type="float" office:value="206992">
            <text:p>206992</text:p>
          </table:table-cell>
          <table:table-cell office:value-type="float" office:value="164888">
            <text:p>164888</text:p>
          </table:table-cell>
          <table:table-cell office:value-type="float" office:value="12443011">
            <text:p>12443011</text:p>
          </table:table-cell>
          <table:table-cell office:value-type="float" office:value="270846">
            <text:p>270846</text:p>
          </table:table-cell>
          <table:table-cell office:value-type="float" office:value="493388">
            <text:p>493388</text:p>
          </table:table-cell>
          <table:table-cell office:value-type="float" office:value="2219499036">
            <text:p>2219499036</text:p>
          </table:table-cell>
          <table:table-cell office:value-type="float" office:value="275463">
            <text:p>275463</text:p>
          </table:table-cell>
          <table:table-cell office:value-type="float" office:value="165474">
            <text:p>165474</text:p>
          </table:table-cell>
          <table:table-cell office:value-type="float" office:value="159614">
            <text:p>159614</text:p>
          </table:table-cell>
          <table:table-cell office:value-type="float" office:value="8110858">
            <text:p>8110858</text:p>
          </table:table-cell>
          <table:table-cell office:value-type="float" office:value="357580">
            <text:p>357580</text:p>
          </table:table-cell>
          <table:table-cell office:value-type="float" office:value="280350">
            <text:p>280350</text:p>
          </table:table-cell>
          <table:table-cell/>
        </table:table-row>
        <table:table-row table:style-name="ro1">
          <table:table-cell office:value-type="float" office:value="633118683">
            <text:p>633118683</text:p>
          </table:table-cell>
          <table:table-cell office:value-type="float" office:value="192236">
            <text:p>192236</text:p>
          </table:table-cell>
          <table:table-cell office:value-type="float" office:value="152638">
            <text:p>152638</text:p>
          </table:table-cell>
          <table:table-cell office:value-type="float" office:value="160544">
            <text:p>160544</text:p>
          </table:table-cell>
          <table:table-cell office:value-type="float" office:value="5658078">
            <text:p>5658078</text:p>
          </table:table-cell>
          <table:table-cell office:value-type="float" office:value="275198">
            <text:p>275198</text:p>
          </table:table-cell>
          <table:table-cell office:value-type="float" office:value="227352">
            <text:p>227352</text:p>
          </table:table-cell>
          <table:table-cell office:value-type="float" office:value="2660892667">
            <text:p>2660892667</text:p>
          </table:table-cell>
          <table:table-cell office:value-type="float" office:value="202458">
            <text:p>202458</text:p>
          </table:table-cell>
          <table:table-cell office:value-type="float" office:value="190214">
            <text:p>190214</text:p>
          </table:table-cell>
          <table:table-cell office:value-type="float" office:value="185218">
            <text:p>185218</text:p>
          </table:table-cell>
          <table:table-cell office:value-type="float" office:value="1074934">
            <text:p>1074934</text:p>
          </table:table-cell>
          <table:table-cell office:value-type="float" office:value="528378">
            <text:p>528378</text:p>
          </table:table-cell>
          <table:table-cell office:value-type="float" office:value="255744">
            <text:p>255744</text:p>
          </table:table-cell>
          <table:table-cell office:value-type="float" office:value="9457284034">
            <text:p>9457284034</text:p>
          </table:table-cell>
          <table:table-cell office:value-type="float" office:value="199938">
            <text:p>199938</text:p>
          </table:table-cell>
          <table:table-cell office:value-type="float" office:value="280582">
            <text:p>280582</text:p>
          </table:table-cell>
          <table:table-cell office:value-type="float" office:value="315769">
            <text:p>315769</text:p>
          </table:table-cell>
          <table:table-cell office:value-type="float" office:value="1894424">
            <text:p>1894424</text:p>
          </table:table-cell>
          <table:table-cell office:value-type="float" office:value="400288">
            <text:p>400288</text:p>
          </table:table-cell>
          <table:table-cell office:value-type="float" office:value="240996">
            <text:p>240996</text:p>
          </table:table-cell>
          <table:table-cell/>
        </table:table-row>
        <table:table-row table:style-name="ro1">
          <table:table-cell office:value-type="float" office:value="6741840657">
            <text:p>6741840657</text:p>
          </table:table-cell>
          <table:table-cell office:value-type="float" office:value="235563">
            <text:p>235563</text:p>
          </table:table-cell>
          <table:table-cell office:value-type="float" office:value="287087">
            <text:p>287087</text:p>
          </table:table-cell>
          <table:table-cell office:value-type="float" office:value="157716">
            <text:p>157716</text:p>
          </table:table-cell>
          <table:table-cell office:value-type="float" office:value="23261776">
            <text:p>23261776</text:p>
          </table:table-cell>
          <table:table-cell office:value-type="float" office:value="268602">
            <text:p>268602</text:p>
          </table:table-cell>
          <table:table-cell office:value-type="float" office:value="264356">
            <text:p>264356</text:p>
          </table:table-cell>
          <table:table-cell office:value-type="float" office:value="4093424289">
            <text:p>4093424289</text:p>
          </table:table-cell>
          <table:table-cell office:value-type="float" office:value="208588">
            <text:p>208588</text:p>
          </table:table-cell>
          <table:table-cell office:value-type="float" office:value="281051">
            <text:p>281051</text:p>
          </table:table-cell>
          <table:table-cell office:value-type="float" office:value="170462">
            <text:p>170462</text:p>
          </table:table-cell>
          <table:table-cell office:value-type="float" office:value="22494553">
            <text:p>22494553</text:p>
          </table:table-cell>
          <table:table-cell office:value-type="float" office:value="353092">
            <text:p>353092</text:p>
          </table:table-cell>
          <table:table-cell office:value-type="float" office:value="264638">
            <text:p>264638</text:p>
          </table:table-cell>
          <table:table-cell office:value-type="float" office:value="9847430381">
            <text:p>9847430381</text:p>
          </table:table-cell>
          <table:table-cell office:value-type="float" office:value="287427">
            <text:p>287427</text:p>
          </table:table-cell>
          <table:table-cell office:value-type="float" office:value="166098">
            <text:p>166098</text:p>
          </table:table-cell>
          <table:table-cell office:value-type="float" office:value="206248">
            <text:p>206248</text:p>
          </table:table-cell>
          <table:table-cell office:value-type="float" office:value="256342">
            <text:p>256342</text:p>
          </table:table-cell>
          <table:table-cell office:value-type="float" office:value="284050">
            <text:p>284050</text:p>
          </table:table-cell>
          <table:table-cell office:value-type="float" office:value="376105">
            <text:p>376105</text:p>
          </table:table-cell>
          <table:table-cell/>
        </table:table-row>
        <table:table-row table:style-name="ro1">
          <table:table-cell office:value-type="float" office:value="5822900083">
            <text:p>5822900083</text:p>
          </table:table-cell>
          <table:table-cell office:value-type="float" office:value="192788">
            <text:p>192788</text:p>
          </table:table-cell>
          <table:table-cell office:value-type="float" office:value="211831">
            <text:p>211831</text:p>
          </table:table-cell>
          <table:table-cell office:value-type="float" office:value="161160">
            <text:p>161160</text:p>
          </table:table-cell>
          <table:table-cell office:value-type="float" office:value="25313618">
            <text:p>25313618</text:p>
          </table:table-cell>
          <table:table-cell office:value-type="float" office:value="265184">
            <text:p>265184</text:p>
          </table:table-cell>
          <table:table-cell office:value-type="float" office:value="237766">
            <text:p>237766</text:p>
          </table:table-cell>
          <table:table-cell office:value-type="float" office:value="2675628435">
            <text:p>2675628435</text:p>
          </table:table-cell>
          <table:table-cell office:value-type="float" office:value="202310">
            <text:p>202310</text:p>
          </table:table-cell>
          <table:table-cell office:value-type="float" office:value="225384">
            <text:p>225384</text:p>
          </table:table-cell>
          <table:table-cell office:value-type="float" office:value="170870">
            <text:p>170870</text:p>
          </table:table-cell>
          <table:table-cell office:value-type="float" office:value="1193064">
            <text:p>1193064</text:p>
          </table:table-cell>
          <table:table-cell office:value-type="float" office:value="288358">
            <text:p>288358</text:p>
          </table:table-cell>
          <table:table-cell office:value-type="float" office:value="226962">
            <text:p>226962</text:p>
          </table:table-cell>
          <table:table-cell office:value-type="float" office:value="4224732475">
            <text:p>4224732475</text:p>
          </table:table-cell>
          <table:table-cell office:value-type="float" office:value="227704">
            <text:p>227704</text:p>
          </table:table-cell>
          <table:table-cell office:value-type="float" office:value="207392">
            <text:p>207392</text:p>
          </table:table-cell>
          <table:table-cell office:value-type="float" office:value="162784">
            <text:p>162784</text:p>
          </table:table-cell>
          <table:table-cell office:value-type="float" office:value="65162347">
            <text:p>65162347</text:p>
          </table:table-cell>
          <table:table-cell office:value-type="float" office:value="270278">
            <text:p>270278</text:p>
          </table:table-cell>
          <table:table-cell office:value-type="float" office:value="248472">
            <text:p>248472</text:p>
          </table:table-cell>
          <table:table-cell/>
        </table:table-row>
        <table:table-row table:style-name="ro1">
          <table:table-cell office:value-type="float" office:value="31390746481">
            <text:p>31390746481</text:p>
          </table:table-cell>
          <table:table-cell office:value-type="float" office:value="203300">
            <text:p>203300</text:p>
          </table:table-cell>
          <table:table-cell office:value-type="float" office:value="183530">
            <text:p>183530</text:p>
          </table:table-cell>
          <table:table-cell office:value-type="float" office:value="186653">
            <text:p>186653</text:p>
          </table:table-cell>
          <table:table-cell office:value-type="float" office:value="11613955">
            <text:p>11613955</text:p>
          </table:table-cell>
          <table:table-cell office:value-type="float" office:value="437301">
            <text:p>437301</text:p>
          </table:table-cell>
          <table:table-cell office:value-type="float" office:value="296794">
            <text:p>296794</text:p>
          </table:table-cell>
          <table:table-cell office:value-type="float" office:value="2902145029">
            <text:p>2902145029</text:p>
          </table:table-cell>
          <table:table-cell office:value-type="float" office:value="214598">
            <text:p>214598</text:p>
          </table:table-cell>
          <table:table-cell office:value-type="float" office:value="171632">
            <text:p>171632</text:p>
          </table:table-cell>
          <table:table-cell office:value-type="float" office:value="168178">
            <text:p>168178</text:p>
          </table:table-cell>
          <table:table-cell office:value-type="float" office:value="12575871">
            <text:p>12575871</text:p>
          </table:table-cell>
          <table:table-cell office:value-type="float" office:value="493032">
            <text:p>493032</text:p>
          </table:table-cell>
          <table:table-cell office:value-type="float" office:value="273396">
            <text:p>273396</text:p>
          </table:table-cell>
          <table:table-cell office:value-type="float" office:value="7569659766">
            <text:p>7569659766</text:p>
          </table:table-cell>
          <table:table-cell office:value-type="float" office:value="243336">
            <text:p>243336</text:p>
          </table:table-cell>
          <table:table-cell office:value-type="float" office:value="250742">
            <text:p>250742</text:p>
          </table:table-cell>
          <table:table-cell office:value-type="float" office:value="190281">
            <text:p>190281</text:p>
          </table:table-cell>
          <table:table-cell office:value-type="float" office:value="11705466">
            <text:p>11705466</text:p>
          </table:table-cell>
          <table:table-cell office:value-type="float" office:value="340803">
            <text:p>340803</text:p>
          </table:table-cell>
          <table:table-cell office:value-type="float" office:value="436751">
            <text:p>436751</text:p>
          </table:table-cell>
          <table:table-cell/>
        </table:table-row>
        <table:table-row table:style-name="ro1">
          <table:table-cell office:value-type="float" office:value="2612580150">
            <text:p>2612580150</text:p>
          </table:table-cell>
          <table:table-cell office:value-type="float" office:value="277622">
            <text:p>277622</text:p>
          </table:table-cell>
          <table:table-cell office:value-type="float" office:value="213031">
            <text:p>213031</text:p>
          </table:table-cell>
          <table:table-cell office:value-type="float" office:value="233487">
            <text:p>233487</text:p>
          </table:table-cell>
          <table:table-cell office:value-type="float" office:value="661036">
            <text:p>661036</text:p>
          </table:table-cell>
          <table:table-cell office:value-type="float" office:value="325414">
            <text:p>325414</text:p>
          </table:table-cell>
          <table:table-cell office:value-type="float" office:value="294181">
            <text:p>294181</text:p>
          </table:table-cell>
          <table:table-cell office:value-type="float" office:value="6548468389">
            <text:p>6548468389</text:p>
          </table:table-cell>
          <table:table-cell office:value-type="float" office:value="236829">
            <text:p>236829</text:p>
          </table:table-cell>
          <table:table-cell office:value-type="float" office:value="177932">
            <text:p>177932</text:p>
          </table:table-cell>
          <table:table-cell office:value-type="float" office:value="191834">
            <text:p>191834</text:p>
          </table:table-cell>
          <table:table-cell office:value-type="float" office:value="10845470">
            <text:p>10845470</text:p>
          </table:table-cell>
          <table:table-cell office:value-type="float" office:value="340832">
            <text:p>340832</text:p>
          </table:table-cell>
          <table:table-cell office:value-type="float" office:value="315486">
            <text:p>315486</text:p>
          </table:table-cell>
          <table:table-cell office:value-type="float" office:value="5001458378">
            <text:p>5001458378</text:p>
          </table:table-cell>
          <table:table-cell office:value-type="float" office:value="202336">
            <text:p>202336</text:p>
          </table:table-cell>
          <table:table-cell office:value-type="float" office:value="171098">
            <text:p>171098</text:p>
          </table:table-cell>
          <table:table-cell office:value-type="float" office:value="175820">
            <text:p>175820</text:p>
          </table:table-cell>
          <table:table-cell office:value-type="float" office:value="14089578">
            <text:p>14089578</text:p>
          </table:table-cell>
          <table:table-cell office:value-type="float" office:value="324855">
            <text:p>324855</text:p>
          </table:table-cell>
          <table:table-cell office:value-type="float" office:value="328810">
            <text:p>328810</text:p>
          </table:table-cell>
          <table:table-cell/>
        </table:table-row>
        <table:table-row table:style-name="ro1">
          <table:table-cell office:value-type="float" office:value="28820868557">
            <text:p>28820868557</text:p>
          </table:table-cell>
          <table:table-cell office:value-type="float" office:value="217984">
            <text:p>217984</text:p>
          </table:table-cell>
          <table:table-cell office:value-type="float" office:value="176447">
            <text:p>176447</text:p>
          </table:table-cell>
          <table:table-cell office:value-type="float" office:value="169226">
            <text:p>169226</text:p>
          </table:table-cell>
          <table:table-cell office:value-type="float" office:value="19198256">
            <text:p>19198256</text:p>
          </table:table-cell>
          <table:table-cell office:value-type="float" office:value="276664">
            <text:p>276664</text:p>
          </table:table-cell>
          <table:table-cell office:value-type="float" office:value="229268">
            <text:p>229268</text:p>
          </table:table-cell>
          <table:table-cell office:value-type="float" office:value="4621613357">
            <text:p>4621613357</text:p>
          </table:table-cell>
          <table:table-cell office:value-type="float" office:value="283258">
            <text:p>283258</text:p>
          </table:table-cell>
          <table:table-cell office:value-type="float" office:value="289495">
            <text:p>289495</text:p>
          </table:table-cell>
          <table:table-cell office:value-type="float" office:value="199884">
            <text:p>199884</text:p>
          </table:table-cell>
          <table:table-cell office:value-type="float" office:value="62087689">
            <text:p>62087689</text:p>
          </table:table-cell>
          <table:table-cell office:value-type="float" office:value="479272">
            <text:p>479272</text:p>
          </table:table-cell>
          <table:table-cell office:value-type="float" office:value="250154">
            <text:p>250154</text:p>
          </table:table-cell>
          <table:table-cell office:value-type="float" office:value="22147497029">
            <text:p>22147497029</text:p>
          </table:table-cell>
          <table:table-cell office:value-type="float" office:value="236600">
            <text:p>236600</text:p>
          </table:table-cell>
          <table:table-cell office:value-type="float" office:value="191420">
            <text:p>191420</text:p>
          </table:table-cell>
          <table:table-cell office:value-type="float" office:value="193734">
            <text:p>193734</text:p>
          </table:table-cell>
          <table:table-cell office:value-type="float" office:value="781254">
            <text:p>781254</text:p>
          </table:table-cell>
          <table:table-cell office:value-type="float" office:value="292652">
            <text:p>292652</text:p>
          </table:table-cell>
          <table:table-cell office:value-type="float" office:value="252678">
            <text:p>252678</text:p>
          </table:table-cell>
          <table:table-cell/>
        </table:table-row>
        <table:table-row table:style-name="ro1">
          <table:table-cell office:value-type="float" office:value="2984007398">
            <text:p>2984007398</text:p>
          </table:table-cell>
          <table:table-cell office:value-type="float" office:value="201314">
            <text:p>201314</text:p>
          </table:table-cell>
          <table:table-cell office:value-type="float" office:value="155146">
            <text:p>155146</text:p>
          </table:table-cell>
          <table:table-cell office:value-type="float" office:value="155180">
            <text:p>155180</text:p>
          </table:table-cell>
          <table:table-cell office:value-type="float" office:value="24228368">
            <text:p>24228368</text:p>
          </table:table-cell>
          <table:table-cell office:value-type="float" office:value="299699">
            <text:p>299699</text:p>
          </table:table-cell>
          <table:table-cell office:value-type="float" office:value="358279">
            <text:p>358279</text:p>
          </table:table-cell>
          <table:table-cell office:value-type="float" office:value="1828631575">
            <text:p>1828631575</text:p>
          </table:table-cell>
          <table:table-cell office:value-type="float" office:value="211824">
            <text:p>211824</text:p>
          </table:table-cell>
          <table:table-cell office:value-type="float" office:value="189389">
            <text:p>189389</text:p>
          </table:table-cell>
          <table:table-cell office:value-type="float" office:value="255593">
            <text:p>255593</text:p>
          </table:table-cell>
          <table:table-cell office:value-type="float" office:value="16444579">
            <text:p>16444579</text:p>
          </table:table-cell>
          <table:table-cell office:value-type="float" office:value="283104">
            <text:p>283104</text:p>
          </table:table-cell>
          <table:table-cell office:value-type="float" office:value="348126">
            <text:p>348126</text:p>
          </table:table-cell>
          <table:table-cell office:value-type="float" office:value="31617292842">
            <text:p>31617292842</text:p>
          </table:table-cell>
          <table:table-cell office:value-type="float" office:value="208860">
            <text:p>208860</text:p>
          </table:table-cell>
          <table:table-cell office:value-type="float" office:value="268623">
            <text:p>268623</text:p>
          </table:table-cell>
          <table:table-cell office:value-type="float" office:value="188122">
            <text:p>188122</text:p>
          </table:table-cell>
          <table:table-cell office:value-type="float" office:value="22335916">
            <text:p>22335916</text:p>
          </table:table-cell>
          <table:table-cell office:value-type="float" office:value="278896">
            <text:p>278896</text:p>
          </table:table-cell>
          <table:table-cell office:value-type="float" office:value="267752">
            <text:p>267752</text:p>
          </table:table-cell>
          <table:table-cell/>
        </table:table-row>
        <table:table-row table:style-name="ro1">
          <table:table-cell office:value-type="float" office:value="24627806513">
            <text:p>24627806513</text:p>
          </table:table-cell>
          <table:table-cell office:value-type="float" office:value="194628">
            <text:p>194628</text:p>
          </table:table-cell>
          <table:table-cell office:value-type="float" office:value="154188">
            <text:p>154188</text:p>
          </table:table-cell>
          <table:table-cell office:value-type="float" office:value="182654">
            <text:p>182654</text:p>
          </table:table-cell>
          <table:table-cell office:value-type="float" office:value="2101754">
            <text:p>2101754</text:p>
          </table:table-cell>
          <table:table-cell office:value-type="float" office:value="347954">
            <text:p>347954</text:p>
          </table:table-cell>
          <table:table-cell office:value-type="float" office:value="275806">
            <text:p>275806</text:p>
          </table:table-cell>
          <table:table-cell office:value-type="float" office:value="2477403255">
            <text:p>2477403255</text:p>
          </table:table-cell>
          <table:table-cell office:value-type="float" office:value="206066">
            <text:p>206066</text:p>
          </table:table-cell>
          <table:table-cell office:value-type="float" office:value="180968">
            <text:p>180968</text:p>
          </table:table-cell>
          <table:table-cell office:value-type="float" office:value="197627">
            <text:p>197627</text:p>
          </table:table-cell>
          <table:table-cell office:value-type="float" office:value="340009">
            <text:p>340009</text:p>
          </table:table-cell>
          <table:table-cell office:value-type="float" office:value="297946">
            <text:p>297946</text:p>
          </table:table-cell>
          <table:table-cell office:value-type="float" office:value="269495">
            <text:p>269495</text:p>
          </table:table-cell>
          <table:table-cell office:value-type="float" office:value="1618584881">
            <text:p>1618584881</text:p>
          </table:table-cell>
          <table:table-cell office:value-type="float" office:value="321470">
            <text:p>321470</text:p>
          </table:table-cell>
          <table:table-cell office:value-type="float" office:value="171926">
            <text:p>171926</text:p>
          </table:table-cell>
          <table:table-cell office:value-type="float" office:value="163588">
            <text:p>163588</text:p>
          </table:table-cell>
          <table:table-cell office:value-type="float" office:value="49723923">
            <text:p>49723923</text:p>
          </table:table-cell>
          <table:table-cell office:value-type="float" office:value="281518">
            <text:p>281518</text:p>
          </table:table-cell>
          <table:table-cell office:value-type="float" office:value="365213">
            <text:p>365213</text:p>
          </table:table-cell>
          <table:table-cell/>
        </table:table-row>
        <table:table-row table:style-name="ro1">
          <table:table-cell office:value-type="float" office:value="16001728050">
            <text:p>16001728050</text:p>
          </table:table-cell>
          <table:table-cell office:value-type="float" office:value="245722">
            <text:p>245722</text:p>
          </table:table-cell>
          <table:table-cell office:value-type="float" office:value="159956">
            <text:p>159956</text:p>
          </table:table-cell>
          <table:table-cell office:value-type="float" office:value="295851">
            <text:p>295851</text:p>
          </table:table-cell>
          <table:table-cell office:value-type="float" office:value="36088326">
            <text:p>36088326</text:p>
          </table:table-cell>
          <table:table-cell office:value-type="float" office:value="279610">
            <text:p>279610</text:p>
          </table:table-cell>
          <table:table-cell office:value-type="float" office:value="227094">
            <text:p>227094</text:p>
          </table:table-cell>
          <table:table-cell office:value-type="float" office:value="19182848106">
            <text:p>19182848106</text:p>
          </table:table-cell>
          <table:table-cell office:value-type="float" office:value="207684">
            <text:p>207684</text:p>
          </table:table-cell>
          <table:table-cell office:value-type="float" office:value="196501">
            <text:p>196501</text:p>
          </table:table-cell>
          <table:table-cell office:value-type="float" office:value="195028">
            <text:p>195028</text:p>
          </table:table-cell>
          <table:table-cell office:value-type="float" office:value="9329521">
            <text:p>9329521</text:p>
          </table:table-cell>
          <table:table-cell office:value-type="float" office:value="296636">
            <text:p>296636</text:p>
          </table:table-cell>
          <table:table-cell office:value-type="float" office:value="250693">
            <text:p>250693</text:p>
          </table:table-cell>
          <table:table-cell office:value-type="float" office:value="1711577901">
            <text:p>1711577901</text:p>
          </table:table-cell>
          <table:table-cell office:value-type="float" office:value="203804">
            <text:p>203804</text:p>
          </table:table-cell>
          <table:table-cell office:value-type="float" office:value="167868">
            <text:p>167868</text:p>
          </table:table-cell>
          <table:table-cell office:value-type="float" office:value="170696">
            <text:p>170696</text:p>
          </table:table-cell>
          <table:table-cell office:value-type="float" office:value="37027317">
            <text:p>37027317</text:p>
          </table:table-cell>
          <table:table-cell office:value-type="float" office:value="286790">
            <text:p>286790</text:p>
          </table:table-cell>
          <table:table-cell office:value-type="float" office:value="257066">
            <text:p>257066</text:p>
          </table:table-cell>
          <table:table-cell/>
        </table:table-row>
        <table:table-row table:style-name="ro1">
          <table:table-cell office:value-type="float" office:value="6750977153">
            <text:p>6750977153</text:p>
          </table:table-cell>
          <table:table-cell office:value-type="float" office:value="195362">
            <text:p>195362</text:p>
          </table:table-cell>
          <table:table-cell office:value-type="float" office:value="151362">
            <text:p>151362</text:p>
          </table:table-cell>
          <table:table-cell office:value-type="float" office:value="235238">
            <text:p>235238</text:p>
          </table:table-cell>
          <table:table-cell office:value-type="float" office:value="298278">
            <text:p>298278</text:p>
          </table:table-cell>
          <table:table-cell office:value-type="float" office:value="304430">
            <text:p>304430</text:p>
          </table:table-cell>
          <table:table-cell office:value-type="float" office:value="343579">
            <text:p>343579</text:p>
          </table:table-cell>
          <table:table-cell office:value-type="float" office:value="10535491229">
            <text:p>10535491229</text:p>
          </table:table-cell>
          <table:table-cell office:value-type="float" office:value="461684">
            <text:p>461684</text:p>
          </table:table-cell>
          <table:table-cell office:value-type="float" office:value="185919">
            <text:p>185919</text:p>
          </table:table-cell>
          <table:table-cell office:value-type="float" office:value="168686">
            <text:p>168686</text:p>
          </table:table-cell>
          <table:table-cell office:value-type="float" office:value="19917762">
            <text:p>19917762</text:p>
          </table:table-cell>
          <table:table-cell office:value-type="float" office:value="284890">
            <text:p>284890</text:p>
          </table:table-cell>
          <table:table-cell office:value-type="float" office:value="227368">
            <text:p>227368</text:p>
          </table:table-cell>
          <table:table-cell office:value-type="float" office:value="2244699947">
            <text:p>2244699947</text:p>
          </table:table-cell>
          <table:table-cell office:value-type="float" office:value="397029">
            <text:p>397029</text:p>
          </table:table-cell>
          <table:table-cell office:value-type="float" office:value="164982">
            <text:p>164982</text:p>
          </table:table-cell>
          <table:table-cell office:value-type="float" office:value="164430">
            <text:p>164430</text:p>
          </table:table-cell>
          <table:table-cell office:value-type="float" office:value="7470922">
            <text:p>7470922</text:p>
          </table:table-cell>
          <table:table-cell office:value-type="float" office:value="319107">
            <text:p>319107</text:p>
          </table:table-cell>
          <table:table-cell office:value-type="float" office:value="1149508">
            <text:p>1149508</text:p>
          </table:table-cell>
          <table:table-cell/>
        </table:table-row>
        <table:table-row table:style-name="ro1">
          <table:table-cell office:value-type="float" office:value="3002443748">
            <text:p>3002443748</text:p>
          </table:table-cell>
          <table:table-cell office:value-type="float" office:value="196246">
            <text:p>196246</text:p>
          </table:table-cell>
          <table:table-cell office:value-type="float" office:value="153268">
            <text:p>153268</text:p>
          </table:table-cell>
          <table:table-cell office:value-type="float" office:value="241000">
            <text:p>241000</text:p>
          </table:table-cell>
          <table:table-cell office:value-type="float" office:value="1976854">
            <text:p>1976854</text:p>
          </table:table-cell>
          <table:table-cell office:value-type="float" office:value="260002">
            <text:p>260002</text:p>
          </table:table-cell>
          <table:table-cell office:value-type="float" office:value="271584">
            <text:p>271584</text:p>
          </table:table-cell>
          <table:table-cell office:value-type="float" office:value="1610139641">
            <text:p>1610139641</text:p>
          </table:table-cell>
          <table:table-cell office:value-type="float" office:value="202436">
            <text:p>202436</text:p>
          </table:table-cell>
          <table:table-cell office:value-type="float" office:value="163694">
            <text:p>163694</text:p>
          </table:table-cell>
          <table:table-cell office:value-type="float" office:value="186682">
            <text:p>186682</text:p>
          </table:table-cell>
          <table:table-cell office:value-type="float" office:value="20901124">
            <text:p>20901124</text:p>
          </table:table-cell>
          <table:table-cell office:value-type="float" office:value="438502">
            <text:p>438502</text:p>
          </table:table-cell>
          <table:table-cell office:value-type="float" office:value="291325">
            <text:p>291325</text:p>
          </table:table-cell>
          <table:table-cell office:value-type="float" office:value="1317833658">
            <text:p>1317833658</text:p>
          </table:table-cell>
          <table:table-cell office:value-type="float" office:value="202288">
            <text:p>202288</text:p>
          </table:table-cell>
          <table:table-cell office:value-type="float" office:value="192827">
            <text:p>192827</text:p>
          </table:table-cell>
          <table:table-cell office:value-type="float" office:value="198390">
            <text:p>198390</text:p>
          </table:table-cell>
          <table:table-cell office:value-type="float" office:value="5318052">
            <text:p>5318052</text:p>
          </table:table-cell>
          <table:table-cell office:value-type="float" office:value="327996">
            <text:p>327996</text:p>
          </table:table-cell>
          <table:table-cell office:value-type="float" office:value="233206">
            <text:p>233206</text:p>
          </table:table-cell>
          <table:table-cell/>
        </table:table-row>
        <table:table-row table:style-name="ro1">
          <table:table-cell office:value-type="float" office:value="2830328399">
            <text:p>2830328399</text:p>
          </table:table-cell>
          <table:table-cell office:value-type="float" office:value="215008">
            <text:p>215008</text:p>
          </table:table-cell>
          <table:table-cell office:value-type="float" office:value="188672">
            <text:p>188672</text:p>
          </table:table-cell>
          <table:table-cell office:value-type="float" office:value="182421">
            <text:p>182421</text:p>
          </table:table-cell>
          <table:table-cell office:value-type="float" office:value="15892739">
            <text:p>15892739</text:p>
          </table:table-cell>
          <table:table-cell office:value-type="float" office:value="339328">
            <text:p>339328</text:p>
          </table:table-cell>
          <table:table-cell office:value-type="float" office:value="276018">
            <text:p>276018</text:p>
          </table:table-cell>
          <table:table-cell office:value-type="float" office:value="4359495890">
            <text:p>4359495890</text:p>
          </table:table-cell>
          <table:table-cell office:value-type="float" office:value="251211">
            <text:p>251211</text:p>
          </table:table-cell>
          <table:table-cell office:value-type="float" office:value="200798">
            <text:p>200798</text:p>
          </table:table-cell>
          <table:table-cell office:value-type="float" office:value="161522">
            <text:p>161522</text:p>
          </table:table-cell>
          <table:table-cell office:value-type="float" office:value="5309544">
            <text:p>5309544</text:p>
          </table:table-cell>
          <table:table-cell office:value-type="float" office:value="285900">
            <text:p>285900</text:p>
          </table:table-cell>
          <table:table-cell office:value-type="float" office:value="402947">
            <text:p>402947</text:p>
          </table:table-cell>
          <table:table-cell office:value-type="float" office:value="4418404084">
            <text:p>4418404084</text:p>
          </table:table-cell>
          <table:table-cell office:value-type="float" office:value="203524">
            <text:p>203524</text:p>
          </table:table-cell>
          <table:table-cell office:value-type="float" office:value="217676">
            <text:p>217676</text:p>
          </table:table-cell>
          <table:table-cell office:value-type="float" office:value="198660">
            <text:p>198660</text:p>
          </table:table-cell>
          <table:table-cell office:value-type="float" office:value="35847501">
            <text:p>35847501</text:p>
          </table:table-cell>
          <table:table-cell office:value-type="float" office:value="322496">
            <text:p>322496</text:p>
          </table:table-cell>
          <table:table-cell office:value-type="float" office:value="404492">
            <text:p>404492</text:p>
          </table:table-cell>
          <table:table-cell/>
        </table:table-row>
        <table:table-row table:style-name="ro1">
          <table:table-cell office:value-type="float" office:value="1281275182">
            <text:p>1281275182</text:p>
          </table:table-cell>
          <table:table-cell office:value-type="float" office:value="193498">
            <text:p>193498</text:p>
          </table:table-cell>
          <table:table-cell office:value-type="float" office:value="151112">
            <text:p>151112</text:p>
          </table:table-cell>
          <table:table-cell office:value-type="float" office:value="184233">
            <text:p>184233</text:p>
          </table:table-cell>
          <table:table-cell office:value-type="float" office:value="1471367">
            <text:p>1471367</text:p>
          </table:table-cell>
          <table:table-cell office:value-type="float" office:value="416696">
            <text:p>416696</text:p>
          </table:table-cell>
          <table:table-cell office:value-type="float" office:value="238334">
            <text:p>238334</text:p>
          </table:table-cell>
          <table:table-cell office:value-type="float" office:value="6256704677">
            <text:p>6256704677</text:p>
          </table:table-cell>
          <table:table-cell office:value-type="float" office:value="281046">
            <text:p>281046</text:p>
          </table:table-cell>
          <table:table-cell office:value-type="float" office:value="172852">
            <text:p>172852</text:p>
          </table:table-cell>
          <table:table-cell office:value-type="float" office:value="162496">
            <text:p>162496</text:p>
          </table:table-cell>
          <table:table-cell office:value-type="float" office:value="28374952">
            <text:p>28374952</text:p>
          </table:table-cell>
          <table:table-cell office:value-type="float" office:value="533922">
            <text:p>533922</text:p>
          </table:table-cell>
          <table:table-cell office:value-type="float" office:value="259722">
            <text:p>259722</text:p>
          </table:table-cell>
          <table:table-cell office:value-type="float" office:value="8592644007">
            <text:p>8592644007</text:p>
          </table:table-cell>
          <table:table-cell office:value-type="float" office:value="352053">
            <text:p>352053</text:p>
          </table:table-cell>
          <table:table-cell office:value-type="float" office:value="174472">
            <text:p>174472</text:p>
          </table:table-cell>
          <table:table-cell office:value-type="float" office:value="164850">
            <text:p>164850</text:p>
          </table:table-cell>
          <table:table-cell office:value-type="float" office:value="4979938">
            <text:p>4979938</text:p>
          </table:table-cell>
          <table:table-cell office:value-type="float" office:value="552935">
            <text:p>552935</text:p>
          </table:table-cell>
          <table:table-cell office:value-type="float" office:value="395963">
            <text:p>395963</text:p>
          </table:table-cell>
          <table:table-cell/>
        </table:table-row>
        <table:table-row table:style-name="ro1">
          <table:table-cell office:value-type="float" office:value="27581232028">
            <text:p>27581232028</text:p>
          </table:table-cell>
          <table:table-cell office:value-type="float" office:value="222137">
            <text:p>222137</text:p>
          </table:table-cell>
          <table:table-cell office:value-type="float" office:value="178525">
            <text:p>178525</text:p>
          </table:table-cell>
          <table:table-cell office:value-type="float" office:value="238510">
            <text:p>238510</text:p>
          </table:table-cell>
          <table:table-cell office:value-type="float" office:value="6499145">
            <text:p>6499145</text:p>
          </table:table-cell>
          <table:table-cell office:value-type="float" office:value="435721">
            <text:p>435721</text:p>
          </table:table-cell>
          <table:table-cell office:value-type="float" office:value="230188">
            <text:p>230188</text:p>
          </table:table-cell>
          <table:table-cell office:value-type="float" office:value="26020193945">
            <text:p>26020193945</text:p>
          </table:table-cell>
          <table:table-cell office:value-type="float" office:value="208380">
            <text:p>208380</text:p>
          </table:table-cell>
          <table:table-cell office:value-type="float" office:value="236899">
            <text:p>236899</text:p>
          </table:table-cell>
          <table:table-cell office:value-type="float" office:value="222494">
            <text:p>222494</text:p>
          </table:table-cell>
          <table:table-cell office:value-type="float" office:value="6070226">
            <text:p>6070226</text:p>
          </table:table-cell>
          <table:table-cell office:value-type="float" office:value="277514">
            <text:p>277514</text:p>
          </table:table-cell>
          <table:table-cell office:value-type="float" office:value="269263">
            <text:p>269263</text:p>
          </table:table-cell>
          <table:table-cell office:value-type="float" office:value="3766749827">
            <text:p>3766749827</text:p>
          </table:table-cell>
          <table:table-cell office:value-type="float" office:value="252467">
            <text:p>252467</text:p>
          </table:table-cell>
          <table:table-cell office:value-type="float" office:value="196482">
            <text:p>196482</text:p>
          </table:table-cell>
          <table:table-cell office:value-type="float" office:value="188375">
            <text:p>188375</text:p>
          </table:table-cell>
          <table:table-cell office:value-type="float" office:value="120364214">
            <text:p>120364214</text:p>
          </table:table-cell>
          <table:table-cell office:value-type="float" office:value="338538">
            <text:p>338538</text:p>
          </table:table-cell>
          <table:table-cell office:value-type="float" office:value="238820">
            <text:p>238820</text:p>
          </table:table-cell>
          <table:table-cell/>
        </table:table-row>
        <table:table-row table:style-name="ro1">
          <table:table-cell office:value-type="float" office:value="6243649593">
            <text:p>6243649593</text:p>
          </table:table-cell>
          <table:table-cell office:value-type="float" office:value="277012">
            <text:p>277012</text:p>
          </table:table-cell>
          <table:table-cell office:value-type="float" office:value="243230">
            <text:p>243230</text:p>
          </table:table-cell>
          <table:table-cell office:value-type="float" office:value="153202">
            <text:p>153202</text:p>
          </table:table-cell>
          <table:table-cell office:value-type="float" office:value="14947320">
            <text:p>14947320</text:p>
          </table:table-cell>
          <table:table-cell office:value-type="float" office:value="278724">
            <text:p>278724</text:p>
          </table:table-cell>
          <table:table-cell office:value-type="float" office:value="276354">
            <text:p>276354</text:p>
          </table:table-cell>
          <table:table-cell office:value-type="float" office:value="27486638425">
            <text:p>27486638425</text:p>
          </table:table-cell>
          <table:table-cell office:value-type="float" office:value="339510">
            <text:p>339510</text:p>
          </table:table-cell>
          <table:table-cell office:value-type="float" office:value="330572">
            <text:p>330572</text:p>
          </table:table-cell>
          <table:table-cell office:value-type="float" office:value="238828">
            <text:p>238828</text:p>
          </table:table-cell>
          <table:table-cell office:value-type="float" office:value="6840816">
            <text:p>6840816</text:p>
          </table:table-cell>
          <table:table-cell office:value-type="float" office:value="286648">
            <text:p>286648</text:p>
          </table:table-cell>
          <table:table-cell office:value-type="float" office:value="376816">
            <text:p>376816</text:p>
          </table:table-cell>
          <table:table-cell office:value-type="float" office:value="11701981906">
            <text:p>11701981906</text:p>
          </table:table-cell>
          <table:table-cell office:value-type="float" office:value="201676">
            <text:p>201676</text:p>
          </table:table-cell>
          <table:table-cell office:value-type="float" office:value="217557">
            <text:p>217557</text:p>
          </table:table-cell>
          <table:table-cell office:value-type="float" office:value="191303">
            <text:p>191303</text:p>
          </table:table-cell>
          <table:table-cell office:value-type="float" office:value="10213018">
            <text:p>10213018</text:p>
          </table:table-cell>
          <table:table-cell office:value-type="float" office:value="459147">
            <text:p>459147</text:p>
          </table:table-cell>
          <table:table-cell office:value-type="float" office:value="269086">
            <text:p>269086</text:p>
          </table:table-cell>
          <table:table-cell/>
        </table:table-row>
        <table:table-row table:style-name="ro1">
          <table:table-cell office:value-type="float" office:value="2751064568">
            <text:p>2751064568</text:p>
          </table:table-cell>
          <table:table-cell office:value-type="float" office:value="193770">
            <text:p>193770</text:p>
          </table:table-cell>
          <table:table-cell office:value-type="float" office:value="239490">
            <text:p>239490</text:p>
          </table:table-cell>
          <table:table-cell office:value-type="float" office:value="289950">
            <text:p>289950</text:p>
          </table:table-cell>
          <table:table-cell office:value-type="float" office:value="14768015">
            <text:p>14768015</text:p>
          </table:table-cell>
          <table:table-cell office:value-type="float" office:value="277934">
            <text:p>277934</text:p>
          </table:table-cell>
          <table:table-cell office:value-type="float" office:value="283101">
            <text:p>283101</text:p>
          </table:table-cell>
          <table:table-cell office:value-type="float" office:value="9417015915">
            <text:p>9417015915</text:p>
          </table:table-cell>
          <table:table-cell office:value-type="float" office:value="205740">
            <text:p>205740</text:p>
          </table:table-cell>
          <table:table-cell office:value-type="float" office:value="221984">
            <text:p>221984</text:p>
          </table:table-cell>
          <table:table-cell office:value-type="float" office:value="270640">
            <text:p>270640</text:p>
          </table:table-cell>
          <table:table-cell office:value-type="float" office:value="49205260">
            <text:p>49205260</text:p>
          </table:table-cell>
          <table:table-cell office:value-type="float" office:value="286200">
            <text:p>286200</text:p>
          </table:table-cell>
          <table:table-cell office:value-type="float" office:value="229908">
            <text:p>229908</text:p>
          </table:table-cell>
          <table:table-cell office:value-type="float" office:value="5956364034">
            <text:p>5956364034</text:p>
          </table:table-cell>
          <table:table-cell office:value-type="float" office:value="252078">
            <text:p>252078</text:p>
          </table:table-cell>
          <table:table-cell office:value-type="float" office:value="221025">
            <text:p>221025</text:p>
          </table:table-cell>
          <table:table-cell office:value-type="float" office:value="165986">
            <text:p>165986</text:p>
          </table:table-cell>
          <table:table-cell office:value-type="float" office:value="14968514">
            <text:p>14968514</text:p>
          </table:table-cell>
          <table:table-cell office:value-type="float" office:value="333196">
            <text:p>333196</text:p>
          </table:table-cell>
          <table:table-cell office:value-type="float" office:value="290942">
            <text:p>290942</text:p>
          </table:table-cell>
          <table:table-cell/>
        </table:table-row>
        <table:table-row table:style-name="ro1">
          <table:table-cell office:value-type="float" office:value="5686225830">
            <text:p>5686225830</text:p>
          </table:table-cell>
          <table:table-cell office:value-type="float" office:value="227311">
            <text:p>227311</text:p>
          </table:table-cell>
          <table:table-cell office:value-type="float" office:value="189142">
            <text:p>189142</text:p>
          </table:table-cell>
          <table:table-cell office:value-type="float" office:value="152582">
            <text:p>152582</text:p>
          </table:table-cell>
          <table:table-cell office:value-type="float" office:value="8878538">
            <text:p>8878538</text:p>
          </table:table-cell>
          <table:table-cell office:value-type="float" office:value="391070">
            <text:p>391070</text:p>
          </table:table-cell>
          <table:table-cell office:value-type="float" office:value="281250">
            <text:p>281250</text:p>
          </table:table-cell>
          <table:table-cell office:value-type="float" office:value="8969392139">
            <text:p>8969392139</text:p>
          </table:table-cell>
          <table:table-cell office:value-type="float" office:value="202086">
            <text:p>202086</text:p>
          </table:table-cell>
          <table:table-cell office:value-type="float" office:value="178918">
            <text:p>178918</text:p>
          </table:table-cell>
          <table:table-cell office:value-type="float" office:value="190553">
            <text:p>190553</text:p>
          </table:table-cell>
          <table:table-cell office:value-type="float" office:value="1162694">
            <text:p>1162694</text:p>
          </table:table-cell>
          <table:table-cell office:value-type="float" office:value="324803">
            <text:p>324803</text:p>
          </table:table-cell>
          <table:table-cell office:value-type="float" office:value="287604">
            <text:p>287604</text:p>
          </table:table-cell>
          <table:table-cell office:value-type="float" office:value="8474930536">
            <text:p>8474930536</text:p>
          </table:table-cell>
          <table:table-cell office:value-type="float" office:value="241504">
            <text:p>241504</text:p>
          </table:table-cell>
          <table:table-cell office:value-type="float" office:value="171906">
            <text:p>171906</text:p>
          </table:table-cell>
          <table:table-cell office:value-type="float" office:value="238201">
            <text:p>238201</text:p>
          </table:table-cell>
          <table:table-cell office:value-type="float" office:value="20140509">
            <text:p>20140509</text:p>
          </table:table-cell>
          <table:table-cell office:value-type="float" office:value="279750">
            <text:p>279750</text:p>
          </table:table-cell>
          <table:table-cell office:value-type="float" office:value="292124">
            <text:p>292124</text:p>
          </table:table-cell>
          <table:table-cell/>
        </table:table-row>
        <table:table-row table:style-name="ro1">
          <table:table-cell office:value-type="float" office:value="3055663947">
            <text:p>3055663947</text:p>
          </table:table-cell>
          <table:table-cell office:value-type="float" office:value="196310">
            <text:p>196310</text:p>
          </table:table-cell>
          <table:table-cell office:value-type="float" office:value="157954">
            <text:p>157954</text:p>
          </table:table-cell>
          <table:table-cell office:value-type="float" office:value="182149">
            <text:p>182149</text:p>
          </table:table-cell>
          <table:table-cell office:value-type="float" office:value="42889007">
            <text:p>42889007</text:p>
          </table:table-cell>
          <table:table-cell office:value-type="float" office:value="484091">
            <text:p>484091</text:p>
          </table:table-cell>
          <table:table-cell office:value-type="float" office:value="290122">
            <text:p>290122</text:p>
          </table:table-cell>
          <table:table-cell office:value-type="float" office:value="14117867053">
            <text:p>14117867053</text:p>
          </table:table-cell>
          <table:table-cell office:value-type="float" office:value="321353">
            <text:p>321353</text:p>
          </table:table-cell>
          <table:table-cell office:value-type="float" office:value="208681">
            <text:p>208681</text:p>
          </table:table-cell>
          <table:table-cell office:value-type="float" office:value="208577">
            <text:p>208577</text:p>
          </table:table-cell>
          <table:table-cell office:value-type="float" office:value="16614352">
            <text:p>16614352</text:p>
          </table:table-cell>
          <table:table-cell office:value-type="float" office:value="351375">
            <text:p>351375</text:p>
          </table:table-cell>
          <table:table-cell office:value-type="float" office:value="323604">
            <text:p>323604</text:p>
          </table:table-cell>
          <table:table-cell office:value-type="float" office:value="2446876119">
            <text:p>2446876119</text:p>
          </table:table-cell>
          <table:table-cell office:value-type="float" office:value="245541">
            <text:p>245541</text:p>
          </table:table-cell>
          <table:table-cell office:value-type="float" office:value="169926">
            <text:p>169926</text:p>
          </table:table-cell>
          <table:table-cell office:value-type="float" office:value="159126">
            <text:p>159126</text:p>
          </table:table-cell>
          <table:table-cell office:value-type="float" office:value="325531">
            <text:p>325531</text:p>
          </table:table-cell>
          <table:table-cell office:value-type="float" office:value="343302">
            <text:p>343302</text:p>
          </table:table-cell>
          <table:table-cell office:value-type="float" office:value="278989">
            <text:p>278989</text:p>
          </table:table-cell>
          <table:table-cell/>
        </table:table-row>
        <table:table-row table:style-name="ro1">
          <table:table-cell office:value-type="float" office:value="6530142257">
            <text:p>6530142257</text:p>
          </table:table-cell>
          <table:table-cell office:value-type="float" office:value="221756">
            <text:p>221756</text:p>
          </table:table-cell>
          <table:table-cell office:value-type="float" office:value="152400">
            <text:p>152400</text:p>
          </table:table-cell>
          <table:table-cell office:value-type="float" office:value="152144">
            <text:p>152144</text:p>
          </table:table-cell>
          <table:table-cell office:value-type="float" office:value="417119">
            <text:p>417119</text:p>
          </table:table-cell>
          <table:table-cell office:value-type="float" office:value="394374">
            <text:p>394374</text:p>
          </table:table-cell>
          <table:table-cell office:value-type="float" office:value="249667">
            <text:p>249667</text:p>
          </table:table-cell>
          <table:table-cell office:value-type="float" office:value="1533956167">
            <text:p>1533956167</text:p>
          </table:table-cell>
          <table:table-cell office:value-type="float" office:value="272314">
            <text:p>272314</text:p>
          </table:table-cell>
          <table:table-cell office:value-type="float" office:value="236307">
            <text:p>236307</text:p>
          </table:table-cell>
          <table:table-cell office:value-type="float" office:value="168418">
            <text:p>168418</text:p>
          </table:table-cell>
          <table:table-cell office:value-type="float" office:value="2527153">
            <text:p>2527153</text:p>
          </table:table-cell>
          <table:table-cell office:value-type="float" office:value="327678">
            <text:p>327678</text:p>
          </table:table-cell>
          <table:table-cell office:value-type="float" office:value="243116">
            <text:p>243116</text:p>
          </table:table-cell>
          <table:table-cell office:value-type="float" office:value="2763800866">
            <text:p>2763800866</text:p>
          </table:table-cell>
          <table:table-cell office:value-type="float" office:value="207522">
            <text:p>207522</text:p>
          </table:table-cell>
          <table:table-cell office:value-type="float" office:value="165484">
            <text:p>165484</text:p>
          </table:table-cell>
          <table:table-cell office:value-type="float" office:value="161392">
            <text:p>161392</text:p>
          </table:table-cell>
          <table:table-cell office:value-type="float" office:value="1595224">
            <text:p>1595224</text:p>
          </table:table-cell>
          <table:table-cell office:value-type="float" office:value="314326">
            <text:p>314326</text:p>
          </table:table-cell>
          <table:table-cell office:value-type="float" office:value="391124">
            <text:p>391124</text:p>
          </table:table-cell>
          <table:table-cell/>
        </table:table-row>
        <table:table-row table:style-name="ro1">
          <table:table-cell office:value-type="float" office:value="13252154384">
            <text:p>13252154384</text:p>
          </table:table-cell>
          <table:table-cell office:value-type="float" office:value="191898">
            <text:p>191898</text:p>
          </table:table-cell>
          <table:table-cell office:value-type="float" office:value="185145">
            <text:p>185145</text:p>
          </table:table-cell>
          <table:table-cell office:value-type="float" office:value="197520">
            <text:p>197520</text:p>
          </table:table-cell>
          <table:table-cell office:value-type="float" office:value="2874143">
            <text:p>2874143</text:p>
          </table:table-cell>
          <table:table-cell office:value-type="float" office:value="387766">
            <text:p>387766</text:p>
          </table:table-cell>
          <table:table-cell office:value-type="float" office:value="243185">
            <text:p>243185</text:p>
          </table:table-cell>
          <table:table-cell office:value-type="float" office:value="7594716211">
            <text:p>7594716211</text:p>
          </table:table-cell>
          <table:table-cell office:value-type="float" office:value="316950">
            <text:p>316950</text:p>
          </table:table-cell>
          <table:table-cell office:value-type="float" office:value="249804">
            <text:p>249804</text:p>
          </table:table-cell>
          <table:table-cell office:value-type="float" office:value="169836">
            <text:p>169836</text:p>
          </table:table-cell>
          <table:table-cell office:value-type="float" office:value="4336396">
            <text:p>4336396</text:p>
          </table:table-cell>
          <table:table-cell office:value-type="float" office:value="345770">
            <text:p>345770</text:p>
          </table:table-cell>
          <table:table-cell office:value-type="float" office:value="358944">
            <text:p>358944</text:p>
          </table:table-cell>
          <table:table-cell office:value-type="float" office:value="4428366142">
            <text:p>4428366142</text:p>
          </table:table-cell>
          <table:table-cell office:value-type="float" office:value="253440">
            <text:p>253440</text:p>
          </table:table-cell>
          <table:table-cell office:value-type="float" office:value="253252">
            <text:p>253252</text:p>
          </table:table-cell>
          <table:table-cell office:value-type="float" office:value="160762">
            <text:p>160762</text:p>
          </table:table-cell>
          <table:table-cell office:value-type="float" office:value="5878498">
            <text:p>5878498</text:p>
          </table:table-cell>
          <table:table-cell office:value-type="float" office:value="340292">
            <text:p>340292</text:p>
          </table:table-cell>
          <table:table-cell office:value-type="float" office:value="375526">
            <text:p>375526</text:p>
          </table:table-cell>
          <table:table-cell/>
        </table:table-row>
        <table:table-row table:style-name="ro1">
          <table:table-cell office:value-type="float" office:value="1084952743">
            <text:p>1084952743</text:p>
          </table:table-cell>
          <table:table-cell office:value-type="float" office:value="266542">
            <text:p>266542</text:p>
          </table:table-cell>
          <table:table-cell office:value-type="float" office:value="246309">
            <text:p>246309</text:p>
          </table:table-cell>
          <table:table-cell office:value-type="float" office:value="564255">
            <text:p>564255</text:p>
          </table:table-cell>
          <table:table-cell office:value-type="float" office:value="6012242">
            <text:p>6012242</text:p>
          </table:table-cell>
          <table:table-cell office:value-type="float" office:value="301826">
            <text:p>301826</text:p>
          </table:table-cell>
          <table:table-cell office:value-type="float" office:value="359357">
            <text:p>359357</text:p>
          </table:table-cell>
          <table:table-cell office:value-type="float" office:value="4345964182">
            <text:p>4345964182</text:p>
          </table:table-cell>
          <table:table-cell office:value-type="float" office:value="208762">
            <text:p>208762</text:p>
          </table:table-cell>
          <table:table-cell office:value-type="float" office:value="167714">
            <text:p>167714</text:p>
          </table:table-cell>
          <table:table-cell office:value-type="float" office:value="227717">
            <text:p>227717</text:p>
          </table:table-cell>
          <table:table-cell office:value-type="float" office:value="7143317">
            <text:p>7143317</text:p>
          </table:table-cell>
          <table:table-cell office:value-type="float" office:value="392356">
            <text:p>392356</text:p>
          </table:table-cell>
          <table:table-cell office:value-type="float" office:value="431867">
            <text:p>431867</text:p>
          </table:table-cell>
          <table:table-cell office:value-type="float" office:value="13905880923">
            <text:p>13905880923</text:p>
          </table:table-cell>
          <table:table-cell office:value-type="float" office:value="228869">
            <text:p>228869</text:p>
          </table:table-cell>
          <table:table-cell office:value-type="float" office:value="166736">
            <text:p>166736</text:p>
          </table:table-cell>
          <table:table-cell office:value-type="float" office:value="264775">
            <text:p>264775</text:p>
          </table:table-cell>
          <table:table-cell office:value-type="float" office:value="7210762">
            <text:p>7210762</text:p>
          </table:table-cell>
          <table:table-cell office:value-type="float" office:value="325085">
            <text:p>325085</text:p>
          </table:table-cell>
          <table:table-cell office:value-type="float" office:value="227452">
            <text:p>227452</text:p>
          </table:table-cell>
          <table:table-cell/>
        </table:table-row>
        <table:table-row table:style-name="ro1">
          <table:table-cell office:value-type="float" office:value="3283120344">
            <text:p>3283120344</text:p>
          </table:table-cell>
          <table:table-cell office:value-type="float" office:value="498672">
            <text:p>498672</text:p>
          </table:table-cell>
          <table:table-cell office:value-type="float" office:value="156142">
            <text:p>156142</text:p>
          </table:table-cell>
          <table:table-cell office:value-type="float" office:value="191390">
            <text:p>191390</text:p>
          </table:table-cell>
          <table:table-cell office:value-type="float" office:value="4209753">
            <text:p>4209753</text:p>
          </table:table-cell>
          <table:table-cell office:value-type="float" office:value="418926">
            <text:p>418926</text:p>
          </table:table-cell>
          <table:table-cell office:value-type="float" office:value="295300">
            <text:p>295300</text:p>
          </table:table-cell>
          <table:table-cell office:value-type="float" office:value="8508304319">
            <text:p>8508304319</text:p>
          </table:table-cell>
          <table:table-cell office:value-type="float" office:value="320841">
            <text:p>320841</text:p>
          </table:table-cell>
          <table:table-cell office:value-type="float" office:value="177210">
            <text:p>177210</text:p>
          </table:table-cell>
          <table:table-cell office:value-type="float" office:value="170694">
            <text:p>170694</text:p>
          </table:table-cell>
          <table:table-cell office:value-type="float" office:value="50355554">
            <text:p>50355554</text:p>
          </table:table-cell>
          <table:table-cell office:value-type="float" office:value="329517">
            <text:p>329517</text:p>
          </table:table-cell>
          <table:table-cell office:value-type="float" office:value="320733">
            <text:p>320733</text:p>
          </table:table-cell>
          <table:table-cell office:value-type="float" office:value="35746941007">
            <text:p>35746941007</text:p>
          </table:table-cell>
          <table:table-cell office:value-type="float" office:value="276713">
            <text:p>276713</text:p>
          </table:table-cell>
          <table:table-cell office:value-type="float" office:value="305210">
            <text:p>305210</text:p>
          </table:table-cell>
          <table:table-cell office:value-type="float" office:value="198658">
            <text:p>198658</text:p>
          </table:table-cell>
          <table:table-cell office:value-type="float" office:value="35330253">
            <text:p>35330253</text:p>
          </table:table-cell>
          <table:table-cell office:value-type="float" office:value="284830">
            <text:p>284830</text:p>
          </table:table-cell>
          <table:table-cell office:value-type="float" office:value="276770">
            <text:p>276770</text:p>
          </table:table-cell>
          <table:table-cell/>
        </table:table-row>
        <table:table-row table:style-name="ro1">
          <table:table-cell office:value-type="float" office:value="29853898779">
            <text:p>29853898779</text:p>
          </table:table-cell>
          <table:table-cell office:value-type="float" office:value="244090">
            <text:p>244090</text:p>
          </table:table-cell>
          <table:table-cell office:value-type="float" office:value="176381">
            <text:p>176381</text:p>
          </table:table-cell>
          <table:table-cell office:value-type="float" office:value="152374">
            <text:p>152374</text:p>
          </table:table-cell>
          <table:table-cell office:value-type="float" office:value="36123941">
            <text:p>36123941</text:p>
          </table:table-cell>
          <table:table-cell office:value-type="float" office:value="281632">
            <text:p>281632</text:p>
          </table:table-cell>
          <table:table-cell office:value-type="float" office:value="233136">
            <text:p>233136</text:p>
          </table:table-cell>
          <table:table-cell office:value-type="float" office:value="11048852045">
            <text:p>11048852045</text:p>
          </table:table-cell>
          <table:table-cell office:value-type="float" office:value="237074">
            <text:p>237074</text:p>
          </table:table-cell>
          <table:table-cell office:value-type="float" office:value="315533">
            <text:p>315533</text:p>
          </table:table-cell>
          <table:table-cell office:value-type="float" office:value="192419">
            <text:p>192419</text:p>
          </table:table-cell>
          <table:table-cell office:value-type="float" office:value="8633172">
            <text:p>8633172</text:p>
          </table:table-cell>
          <table:table-cell office:value-type="float" office:value="276902">
            <text:p>276902</text:p>
          </table:table-cell>
          <table:table-cell office:value-type="float" office:value="245098">
            <text:p>245098</text:p>
          </table:table-cell>
          <table:table-cell office:value-type="float" office:value="12275042323">
            <text:p>12275042323</text:p>
          </table:table-cell>
          <table:table-cell office:value-type="float" office:value="203716">
            <text:p>203716</text:p>
          </table:table-cell>
          <table:table-cell office:value-type="float" office:value="194225">
            <text:p>194225</text:p>
          </table:table-cell>
          <table:table-cell office:value-type="float" office:value="193216">
            <text:p>193216</text:p>
          </table:table-cell>
          <table:table-cell office:value-type="float" office:value="8909503">
            <text:p>8909503</text:p>
          </table:table-cell>
          <table:table-cell office:value-type="float" office:value="476433">
            <text:p>476433</text:p>
          </table:table-cell>
          <table:table-cell office:value-type="float" office:value="311810">
            <text:p>311810</text:p>
          </table:table-cell>
          <table:table-cell/>
        </table:table-row>
        <table:table-row table:style-name="ro1">
          <table:table-cell office:value-type="float" office:value="1476869525">
            <text:p>1476869525</text:p>
          </table:table-cell>
          <table:table-cell office:value-type="float" office:value="220900">
            <text:p>220900</text:p>
          </table:table-cell>
          <table:table-cell office:value-type="float" office:value="196416">
            <text:p>196416</text:p>
          </table:table-cell>
          <table:table-cell office:value-type="float" office:value="159928">
            <text:p>159928</text:p>
          </table:table-cell>
          <table:table-cell office:value-type="float" office:value="472676">
            <text:p>472676</text:p>
          </table:table-cell>
          <table:table-cell office:value-type="float" office:value="364724">
            <text:p>364724</text:p>
          </table:table-cell>
          <table:table-cell office:value-type="float" office:value="241328">
            <text:p>241328</text:p>
          </table:table-cell>
          <table:table-cell office:value-type="float" office:value="20184443323">
            <text:p>20184443323</text:p>
          </table:table-cell>
          <table:table-cell office:value-type="float" office:value="203862">
            <text:p>203862</text:p>
          </table:table-cell>
          <table:table-cell office:value-type="float" office:value="192831">
            <text:p>192831</text:p>
          </table:table-cell>
          <table:table-cell office:value-type="float" office:value="254970">
            <text:p>254970</text:p>
          </table:table-cell>
          <table:table-cell office:value-type="float" office:value="4959892">
            <text:p>4959892</text:p>
          </table:table-cell>
          <table:table-cell office:value-type="float" office:value="332495">
            <text:p>332495</text:p>
          </table:table-cell>
          <table:table-cell office:value-type="float" office:value="240210">
            <text:p>240210</text:p>
          </table:table-cell>
          <table:table-cell office:value-type="float" office:value="13822225311">
            <text:p>13822225311</text:p>
          </table:table-cell>
          <table:table-cell office:value-type="float" office:value="203196">
            <text:p>203196</text:p>
          </table:table-cell>
          <table:table-cell office:value-type="float" office:value="163448">
            <text:p>163448</text:p>
          </table:table-cell>
          <table:table-cell office:value-type="float" office:value="277066">
            <text:p>277066</text:p>
          </table:table-cell>
          <table:table-cell office:value-type="float" office:value="20314462">
            <text:p>20314462</text:p>
          </table:table-cell>
          <table:table-cell office:value-type="float" office:value="283612">
            <text:p>283612</text:p>
          </table:table-cell>
          <table:table-cell office:value-type="float" office:value="280120">
            <text:p>280120</text:p>
          </table:table-cell>
          <table:table-cell/>
        </table:table-row>
        <table:table-row table:style-name="ro1">
          <table:table-cell office:value-type="float" office:value="10944254690">
            <text:p>10944254690</text:p>
          </table:table-cell>
          <table:table-cell office:value-type="float" office:value="265391">
            <text:p>265391</text:p>
          </table:table-cell>
          <table:table-cell office:value-type="float" office:value="158454">
            <text:p>158454</text:p>
          </table:table-cell>
          <table:table-cell office:value-type="float" office:value="313166">
            <text:p>313166</text:p>
          </table:table-cell>
          <table:table-cell office:value-type="float" office:value="799143">
            <text:p>799143</text:p>
          </table:table-cell>
          <table:table-cell office:value-type="float" office:value="400584">
            <text:p>400584</text:p>
          </table:table-cell>
          <table:table-cell office:value-type="float" office:value="295384">
            <text:p>295384</text:p>
          </table:table-cell>
          <table:table-cell office:value-type="float" office:value="2692463851">
            <text:p>2692463851</text:p>
          </table:table-cell>
          <table:table-cell office:value-type="float" office:value="208524">
            <text:p>208524</text:p>
          </table:table-cell>
          <table:table-cell office:value-type="float" office:value="255319">
            <text:p>255319</text:p>
          </table:table-cell>
          <table:table-cell office:value-type="float" office:value="368117">
            <text:p>368117</text:p>
          </table:table-cell>
          <table:table-cell office:value-type="float" office:value="3326789">
            <text:p>3326789</text:p>
          </table:table-cell>
          <table:table-cell office:value-type="float" office:value="422199">
            <text:p>422199</text:p>
          </table:table-cell>
          <table:table-cell office:value-type="float" office:value="240716">
            <text:p>240716</text:p>
          </table:table-cell>
          <table:table-cell office:value-type="float" office:value="1694353761">
            <text:p>1694353761</text:p>
          </table:table-cell>
          <table:table-cell office:value-type="float" office:value="270306">
            <text:p>270306</text:p>
          </table:table-cell>
          <table:table-cell office:value-type="float" office:value="166488">
            <text:p>166488</text:p>
          </table:table-cell>
          <table:table-cell office:value-type="float" office:value="223437">
            <text:p>223437</text:p>
          </table:table-cell>
          <table:table-cell office:value-type="float" office:value="6556056">
            <text:p>6556056</text:p>
          </table:table-cell>
          <table:table-cell office:value-type="float" office:value="274392">
            <text:p>274392</text:p>
          </table:table-cell>
          <table:table-cell office:value-type="float" office:value="239228">
            <text:p>239228</text:p>
          </table:table-cell>
          <table:table-cell/>
        </table:table-row>
        <table:table-row table:style-name="ro1">
          <table:table-cell office:value-type="float" office:value="5167685497">
            <text:p>5167685497</text:p>
          </table:table-cell>
          <table:table-cell office:value-type="float" office:value="321166">
            <text:p>321166</text:p>
          </table:table-cell>
          <table:table-cell office:value-type="float" office:value="170816">
            <text:p>170816</text:p>
          </table:table-cell>
          <table:table-cell office:value-type="float" office:value="153220">
            <text:p>153220</text:p>
          </table:table-cell>
          <table:table-cell office:value-type="float" office:value="11314957">
            <text:p>11314957</text:p>
          </table:table-cell>
          <table:table-cell office:value-type="float" office:value="348922">
            <text:p>348922</text:p>
          </table:table-cell>
          <table:table-cell office:value-type="float" office:value="228796">
            <text:p>228796</text:p>
          </table:table-cell>
          <table:table-cell office:value-type="float" office:value="3304072204">
            <text:p>3304072204</text:p>
          </table:table-cell>
          <table:table-cell office:value-type="float" office:value="239038">
            <text:p>239038</text:p>
          </table:table-cell>
          <table:table-cell office:value-type="float" office:value="167472">
            <text:p>167472</text:p>
          </table:table-cell>
          <table:table-cell office:value-type="float" office:value="186522">
            <text:p>186522</text:p>
          </table:table-cell>
          <table:table-cell office:value-type="float" office:value="2909893">
            <text:p>2909893</text:p>
          </table:table-cell>
          <table:table-cell office:value-type="float" office:value="308946">
            <text:p>308946</text:p>
          </table:table-cell>
          <table:table-cell office:value-type="float" office:value="250072">
            <text:p>250072</text:p>
          </table:table-cell>
          <table:table-cell office:value-type="float" office:value="2782048518">
            <text:p>2782048518</text:p>
          </table:table-cell>
          <table:table-cell office:value-type="float" office:value="201116">
            <text:p>201116</text:p>
          </table:table-cell>
          <table:table-cell office:value-type="float" office:value="171314">
            <text:p>171314</text:p>
          </table:table-cell>
          <table:table-cell office:value-type="float" office:value="162496">
            <text:p>162496</text:p>
          </table:table-cell>
          <table:table-cell office:value-type="float" office:value="11973142">
            <text:p>11973142</text:p>
          </table:table-cell>
          <table:table-cell office:value-type="float" office:value="286716">
            <text:p>286716</text:p>
          </table:table-cell>
          <table:table-cell office:value-type="float" office:value="939129">
            <text:p>939129</text:p>
          </table:table-cell>
          <table:table-cell/>
        </table:table-row>
        <table:table-row table:style-name="ro1">
          <table:table-cell office:value-type="float" office:value="27177121369">
            <text:p>27177121369</text:p>
          </table:table-cell>
          <table:table-cell office:value-type="float" office:value="413333">
            <text:p>413333</text:p>
          </table:table-cell>
          <table:table-cell office:value-type="float" office:value="180716">
            <text:p>180716</text:p>
          </table:table-cell>
          <table:table-cell office:value-type="float" office:value="151956">
            <text:p>151956</text:p>
          </table:table-cell>
          <table:table-cell office:value-type="float" office:value="34560677">
            <text:p>34560677</text:p>
          </table:table-cell>
          <table:table-cell office:value-type="float" office:value="371282">
            <text:p>371282</text:p>
          </table:table-cell>
          <table:table-cell office:value-type="float" office:value="276176">
            <text:p>276176</text:p>
          </table:table-cell>
          <table:table-cell office:value-type="float" office:value="5665061062">
            <text:p>5665061062</text:p>
          </table:table-cell>
          <table:table-cell office:value-type="float" office:value="225102">
            <text:p>225102</text:p>
          </table:table-cell>
          <table:table-cell office:value-type="float" office:value="174824">
            <text:p>174824</text:p>
          </table:table-cell>
          <table:table-cell office:value-type="float" office:value="166052">
            <text:p>166052</text:p>
          </table:table-cell>
          <table:table-cell office:value-type="float" office:value="48882457">
            <text:p>48882457</text:p>
          </table:table-cell>
          <table:table-cell office:value-type="float" office:value="288082">
            <text:p>288082</text:p>
          </table:table-cell>
          <table:table-cell office:value-type="float" office:value="287689">
            <text:p>287689</text:p>
          </table:table-cell>
          <table:table-cell office:value-type="float" office:value="23363288398">
            <text:p>23363288398</text:p>
          </table:table-cell>
          <table:table-cell office:value-type="float" office:value="218552">
            <text:p>218552</text:p>
          </table:table-cell>
          <table:table-cell office:value-type="float" office:value="171634">
            <text:p>171634</text:p>
          </table:table-cell>
          <table:table-cell office:value-type="float" office:value="165902">
            <text:p>165902</text:p>
          </table:table-cell>
          <table:table-cell office:value-type="float" office:value="3144458">
            <text:p>3144458</text:p>
          </table:table-cell>
          <table:table-cell office:value-type="float" office:value="286942">
            <text:p>286942</text:p>
          </table:table-cell>
          <table:table-cell office:value-type="float" office:value="253200">
            <text:p>253200</text:p>
          </table:table-cell>
          <table:table-cell/>
        </table:table-row>
        <table:table-row table:style-name="ro1">
          <table:table-cell office:value-type="float" office:value="5277136626">
            <text:p>5277136626</text:p>
          </table:table-cell>
          <table:table-cell office:value-type="float" office:value="192226">
            <text:p>192226</text:p>
          </table:table-cell>
          <table:table-cell office:value-type="float" office:value="150504">
            <text:p>150504</text:p>
          </table:table-cell>
          <table:table-cell office:value-type="float" office:value="153006">
            <text:p>153006</text:p>
          </table:table-cell>
          <table:table-cell office:value-type="float" office:value="4704466">
            <text:p>4704466</text:p>
          </table:table-cell>
          <table:table-cell office:value-type="float" office:value="265990">
            <text:p>265990</text:p>
          </table:table-cell>
          <table:table-cell office:value-type="float" office:value="252102">
            <text:p>252102</text:p>
          </table:table-cell>
          <table:table-cell office:value-type="float" office:value="4309732179">
            <text:p>4309732179</text:p>
          </table:table-cell>
          <table:table-cell office:value-type="float" office:value="204494">
            <text:p>204494</text:p>
          </table:table-cell>
          <table:table-cell office:value-type="float" office:value="166708">
            <text:p>166708</text:p>
          </table:table-cell>
          <table:table-cell office:value-type="float" office:value="183137">
            <text:p>183137</text:p>
          </table:table-cell>
          <table:table-cell office:value-type="float" office:value="55249254">
            <text:p>55249254</text:p>
          </table:table-cell>
          <table:table-cell office:value-type="float" office:value="297498">
            <text:p>297498</text:p>
          </table:table-cell>
          <table:table-cell office:value-type="float" office:value="377475">
            <text:p>377475</text:p>
          </table:table-cell>
          <table:table-cell office:value-type="float" office:value="4196420630">
            <text:p>4196420630</text:p>
          </table:table-cell>
          <table:table-cell office:value-type="float" office:value="202746">
            <text:p>202746</text:p>
          </table:table-cell>
          <table:table-cell office:value-type="float" office:value="176622">
            <text:p>176622</text:p>
          </table:table-cell>
          <table:table-cell office:value-type="float" office:value="160172">
            <text:p>160172</text:p>
          </table:table-cell>
          <table:table-cell office:value-type="float" office:value="912766">
            <text:p>912766</text:p>
          </table:table-cell>
          <table:table-cell office:value-type="float" office:value="282132">
            <text:p>282132</text:p>
          </table:table-cell>
          <table:table-cell office:value-type="float" office:value="232120">
            <text:p>232120</text:p>
          </table:table-cell>
          <table:table-cell/>
        </table:table-row>
        <table:table-row table:style-name="ro1">
          <table:table-cell office:value-type="float" office:value="2745914736">
            <text:p>2745914736</text:p>
          </table:table-cell>
          <table:table-cell office:value-type="float" office:value="191860">
            <text:p>191860</text:p>
          </table:table-cell>
          <table:table-cell office:value-type="float" office:value="195519">
            <text:p>195519</text:p>
          </table:table-cell>
          <table:table-cell office:value-type="float" office:value="165310">
            <text:p>165310</text:p>
          </table:table-cell>
          <table:table-cell office:value-type="float" office:value="2648981">
            <text:p>2648981</text:p>
          </table:table-cell>
          <table:table-cell office:value-type="float" office:value="450472">
            <text:p>450472</text:p>
          </table:table-cell>
          <table:table-cell office:value-type="float" office:value="317552">
            <text:p>317552</text:p>
          </table:table-cell>
          <table:table-cell office:value-type="float" office:value="3357602387">
            <text:p>3357602387</text:p>
          </table:table-cell>
          <table:table-cell office:value-type="float" office:value="205138">
            <text:p>205138</text:p>
          </table:table-cell>
          <table:table-cell office:value-type="float" office:value="169240">
            <text:p>169240</text:p>
          </table:table-cell>
          <table:table-cell office:value-type="float" office:value="160826">
            <text:p>160826</text:p>
          </table:table-cell>
          <table:table-cell office:value-type="float" office:value="1242468">
            <text:p>1242468</text:p>
          </table:table-cell>
          <table:table-cell office:value-type="float" office:value="332501">
            <text:p>332501</text:p>
          </table:table-cell>
          <table:table-cell office:value-type="float" office:value="253422">
            <text:p>253422</text:p>
          </table:table-cell>
          <table:table-cell office:value-type="float" office:value="8153834552">
            <text:p>8153834552</text:p>
          </table:table-cell>
          <table:table-cell office:value-type="float" office:value="225946">
            <text:p>225946</text:p>
          </table:table-cell>
          <table:table-cell office:value-type="float" office:value="170742">
            <text:p>170742</text:p>
          </table:table-cell>
          <table:table-cell office:value-type="float" office:value="165458">
            <text:p>165458</text:p>
          </table:table-cell>
          <table:table-cell office:value-type="float" office:value="5759869">
            <text:p>5759869</text:p>
          </table:table-cell>
          <table:table-cell office:value-type="float" office:value="282396">
            <text:p>282396</text:p>
          </table:table-cell>
          <table:table-cell office:value-type="float" office:value="259220">
            <text:p>259220</text:p>
          </table:table-cell>
          <table:table-cell/>
        </table:table-row>
        <table:table-row table:style-name="ro1">
          <table:table-cell office:value-type="float" office:value="3449893514">
            <text:p>3449893514</text:p>
          </table:table-cell>
          <table:table-cell office:value-type="float" office:value="199548">
            <text:p>199548</text:p>
          </table:table-cell>
          <table:table-cell office:value-type="float" office:value="159586">
            <text:p>159586</text:p>
          </table:table-cell>
          <table:table-cell office:value-type="float" office:value="202506">
            <text:p>202506</text:p>
          </table:table-cell>
          <table:table-cell office:value-type="float" office:value="5000834">
            <text:p>5000834</text:p>
          </table:table-cell>
          <table:table-cell office:value-type="float" office:value="337761">
            <text:p>337761</text:p>
          </table:table-cell>
          <table:table-cell office:value-type="float" office:value="288388">
            <text:p>288388</text:p>
          </table:table-cell>
          <table:table-cell office:value-type="float" office:value="3843929183">
            <text:p>3843929183</text:p>
          </table:table-cell>
          <table:table-cell office:value-type="float" office:value="203262">
            <text:p>203262</text:p>
          </table:table-cell>
          <table:table-cell office:value-type="float" office:value="167938">
            <text:p>167938</text:p>
          </table:table-cell>
          <table:table-cell office:value-type="float" office:value="257533">
            <text:p>257533</text:p>
          </table:table-cell>
          <table:table-cell office:value-type="float" office:value="290768">
            <text:p>290768</text:p>
          </table:table-cell>
          <table:table-cell office:value-type="float" office:value="295507">
            <text:p>295507</text:p>
          </table:table-cell>
          <table:table-cell office:value-type="float" office:value="298431">
            <text:p>298431</text:p>
          </table:table-cell>
          <table:table-cell office:value-type="float" office:value="2534832749">
            <text:p>2534832749</text:p>
          </table:table-cell>
          <table:table-cell office:value-type="float" office:value="201738">
            <text:p>201738</text:p>
          </table:table-cell>
          <table:table-cell office:value-type="float" office:value="197670">
            <text:p>197670</text:p>
          </table:table-cell>
          <table:table-cell office:value-type="float" office:value="167452">
            <text:p>167452</text:p>
          </table:table-cell>
          <table:table-cell office:value-type="float" office:value="7263561">
            <text:p>7263561</text:p>
          </table:table-cell>
          <table:table-cell office:value-type="float" office:value="318406">
            <text:p>318406</text:p>
          </table:table-cell>
          <table:table-cell office:value-type="float" office:value="277498">
            <text:p>277498</text:p>
          </table:table-cell>
          <table:table-cell/>
        </table:table-row>
        <table:table-row table:style-name="ro1">
          <table:table-cell office:value-type="float" office:value="3331187970">
            <text:p>3331187970</text:p>
          </table:table-cell>
          <table:table-cell office:value-type="float" office:value="204110">
            <text:p>204110</text:p>
          </table:table-cell>
          <table:table-cell office:value-type="float" office:value="198356">
            <text:p>198356</text:p>
          </table:table-cell>
          <table:table-cell office:value-type="float" office:value="157302">
            <text:p>157302</text:p>
          </table:table-cell>
          <table:table-cell office:value-type="float" office:value="15151921">
            <text:p>15151921</text:p>
          </table:table-cell>
          <table:table-cell office:value-type="float" office:value="295737">
            <text:p>295737</text:p>
          </table:table-cell>
          <table:table-cell office:value-type="float" office:value="241108">
            <text:p>241108</text:p>
          </table:table-cell>
          <table:table-cell office:value-type="float" office:value="10573941016">
            <text:p>10573941016</text:p>
          </table:table-cell>
          <table:table-cell office:value-type="float" office:value="211214">
            <text:p>211214</text:p>
          </table:table-cell>
          <table:table-cell office:value-type="float" office:value="166486">
            <text:p>166486</text:p>
          </table:table-cell>
          <table:table-cell office:value-type="float" office:value="170860">
            <text:p>170860</text:p>
          </table:table-cell>
          <table:table-cell office:value-type="float" office:value="735351">
            <text:p>735351</text:p>
          </table:table-cell>
          <table:table-cell office:value-type="float" office:value="307424">
            <text:p>307424</text:p>
          </table:table-cell>
          <table:table-cell office:value-type="float" office:value="235360">
            <text:p>235360</text:p>
          </table:table-cell>
          <table:table-cell office:value-type="float" office:value="4594558716">
            <text:p>4594558716</text:p>
          </table:table-cell>
          <table:table-cell office:value-type="float" office:value="202404">
            <text:p>202404</text:p>
          </table:table-cell>
          <table:table-cell office:value-type="float" office:value="162120">
            <text:p>162120</text:p>
          </table:table-cell>
          <table:table-cell office:value-type="float" office:value="2861007">
            <text:p>2861007</text:p>
          </table:table-cell>
          <table:table-cell office:value-type="float" office:value="49650270">
            <text:p>49650270</text:p>
          </table:table-cell>
          <table:table-cell office:value-type="float" office:value="285810">
            <text:p>285810</text:p>
          </table:table-cell>
          <table:table-cell office:value-type="float" office:value="308348">
            <text:p>308348</text:p>
          </table:table-cell>
          <table:table-cell/>
        </table:table-row>
        <table:table-row table:style-name="ro1">
          <table:table-cell office:value-type="float" office:value="5982275635">
            <text:p>5982275635</text:p>
          </table:table-cell>
          <table:table-cell office:value-type="float" office:value="230679">
            <text:p>230679</text:p>
          </table:table-cell>
          <table:table-cell office:value-type="float" office:value="168282">
            <text:p>168282</text:p>
          </table:table-cell>
          <table:table-cell office:value-type="float" office:value="174422">
            <text:p>174422</text:p>
          </table:table-cell>
          <table:table-cell office:value-type="float" office:value="786777">
            <text:p>786777</text:p>
          </table:table-cell>
          <table:table-cell office:value-type="float" office:value="264872">
            <text:p>264872</text:p>
          </table:table-cell>
          <table:table-cell office:value-type="float" office:value="213190">
            <text:p>213190</text:p>
          </table:table-cell>
          <table:table-cell office:value-type="float" office:value="5871292627">
            <text:p>5871292627</text:p>
          </table:table-cell>
          <table:table-cell office:value-type="float" office:value="206452">
            <text:p>206452</text:p>
          </table:table-cell>
          <table:table-cell office:value-type="float" office:value="167422">
            <text:p>167422</text:p>
          </table:table-cell>
          <table:table-cell office:value-type="float" office:value="173218">
            <text:p>173218</text:p>
          </table:table-cell>
          <table:table-cell office:value-type="float" office:value="9868805">
            <text:p>9868805</text:p>
          </table:table-cell>
          <table:table-cell office:value-type="float" office:value="357229">
            <text:p>357229</text:p>
          </table:table-cell>
          <table:table-cell office:value-type="float" office:value="432646">
            <text:p>432646</text:p>
          </table:table-cell>
          <table:table-cell office:value-type="float" office:value="4895631221">
            <text:p>4895631221</text:p>
          </table:table-cell>
          <table:table-cell office:value-type="float" office:value="323784">
            <text:p>323784</text:p>
          </table:table-cell>
          <table:table-cell office:value-type="float" office:value="221768">
            <text:p>221768</text:p>
          </table:table-cell>
          <table:table-cell office:value-type="float" office:value="222496">
            <text:p>222496</text:p>
          </table:table-cell>
          <table:table-cell office:value-type="float" office:value="12276392">
            <text:p>12276392</text:p>
          </table:table-cell>
          <table:table-cell office:value-type="float" office:value="454578">
            <text:p>454578</text:p>
          </table:table-cell>
          <table:table-cell office:value-type="float" office:value="349729">
            <text:p>349729</text:p>
          </table:table-cell>
          <table:table-cell/>
        </table:table-row>
        <table:table-row table:style-name="ro1">
          <table:table-cell office:value-type="float" office:value="9214522473">
            <text:p>9214522473</text:p>
          </table:table-cell>
          <table:table-cell office:value-type="float" office:value="198112">
            <text:p>198112</text:p>
          </table:table-cell>
          <table:table-cell office:value-type="float" office:value="189616">
            <text:p>189616</text:p>
          </table:table-cell>
          <table:table-cell office:value-type="float" office:value="155662">
            <text:p>155662</text:p>
          </table:table-cell>
          <table:table-cell office:value-type="float" office:value="19859485">
            <text:p>19859485</text:p>
          </table:table-cell>
          <table:table-cell office:value-type="float" office:value="276298">
            <text:p>276298</text:p>
          </table:table-cell>
          <table:table-cell office:value-type="float" office:value="227288">
            <text:p>227288</text:p>
          </table:table-cell>
          <table:table-cell office:value-type="float" office:value="3016836866">
            <text:p>3016836866</text:p>
          </table:table-cell>
          <table:table-cell office:value-type="float" office:value="243761">
            <text:p>243761</text:p>
          </table:table-cell>
          <table:table-cell office:value-type="float" office:value="175306">
            <text:p>175306</text:p>
          </table:table-cell>
          <table:table-cell office:value-type="float" office:value="162402">
            <text:p>162402</text:p>
          </table:table-cell>
          <table:table-cell office:value-type="float" office:value="6682669">
            <text:p>6682669</text:p>
          </table:table-cell>
          <table:table-cell office:value-type="float" office:value="283142">
            <text:p>283142</text:p>
          </table:table-cell>
          <table:table-cell office:value-type="float" office:value="221912">
            <text:p>221912</text:p>
          </table:table-cell>
          <table:table-cell office:value-type="float" office:value="2713772763">
            <text:p>2713772763</text:p>
          </table:table-cell>
          <table:table-cell office:value-type="float" office:value="207606">
            <text:p>207606</text:p>
          </table:table-cell>
          <table:table-cell office:value-type="float" office:value="171992">
            <text:p>171992</text:p>
          </table:table-cell>
          <table:table-cell office:value-type="float" office:value="160734">
            <text:p>160734</text:p>
          </table:table-cell>
          <table:table-cell office:value-type="float" office:value="6033240">
            <text:p>6033240</text:p>
          </table:table-cell>
          <table:table-cell office:value-type="float" office:value="291590">
            <text:p>291590</text:p>
          </table:table-cell>
          <table:table-cell office:value-type="float" office:value="368769">
            <text:p>368769</text:p>
          </table:table-cell>
          <table:table-cell/>
        </table:table-row>
        <table:table-row table:style-name="ro1">
          <table:table-cell office:value-type="float" office:value="4290540924">
            <text:p>4290540924</text:p>
          </table:table-cell>
          <table:table-cell office:value-type="float" office:value="193004">
            <text:p>193004</text:p>
          </table:table-cell>
          <table:table-cell office:value-type="float" office:value="158326">
            <text:p>158326</text:p>
          </table:table-cell>
          <table:table-cell office:value-type="float" office:value="186645">
            <text:p>186645</text:p>
          </table:table-cell>
          <table:table-cell office:value-type="float" office:value="6068150">
            <text:p>6068150</text:p>
          </table:table-cell>
          <table:table-cell office:value-type="float" office:value="416878">
            <text:p>416878</text:p>
          </table:table-cell>
          <table:table-cell office:value-type="float" office:value="232954">
            <text:p>232954</text:p>
          </table:table-cell>
          <table:table-cell office:value-type="float" office:value="5257697715">
            <text:p>5257697715</text:p>
          </table:table-cell>
          <table:table-cell office:value-type="float" office:value="262718">
            <text:p>262718</text:p>
          </table:table-cell>
          <table:table-cell office:value-type="float" office:value="173622">
            <text:p>173622</text:p>
          </table:table-cell>
          <table:table-cell office:value-type="float" office:value="205426">
            <text:p>205426</text:p>
          </table:table-cell>
          <table:table-cell office:value-type="float" office:value="50723404">
            <text:p>50723404</text:p>
          </table:table-cell>
          <table:table-cell office:value-type="float" office:value="340988">
            <text:p>340988</text:p>
          </table:table-cell>
          <table:table-cell office:value-type="float" office:value="303614">
            <text:p>303614</text:p>
          </table:table-cell>
          <table:table-cell office:value-type="float" office:value="22313456037">
            <text:p>22313456037</text:p>
          </table:table-cell>
          <table:table-cell office:value-type="float" office:value="234521">
            <text:p>234521</text:p>
          </table:table-cell>
          <table:table-cell office:value-type="float" office:value="248696">
            <text:p>248696</text:p>
          </table:table-cell>
          <table:table-cell office:value-type="float" office:value="169554">
            <text:p>169554</text:p>
          </table:table-cell>
          <table:table-cell office:value-type="float" office:value="300260">
            <text:p>300260</text:p>
          </table:table-cell>
          <table:table-cell office:value-type="float" office:value="291320">
            <text:p>291320</text:p>
          </table:table-cell>
          <table:table-cell office:value-type="float" office:value="221258">
            <text:p>221258</text:p>
          </table:table-cell>
          <table:table-cell/>
        </table:table-row>
        <table:table-row table:style-name="ro1">
          <table:table-cell office:value-type="float" office:value="1311457440">
            <text:p>1311457440</text:p>
          </table:table-cell>
          <table:table-cell office:value-type="float" office:value="191498">
            <text:p>191498</text:p>
          </table:table-cell>
          <table:table-cell office:value-type="float" office:value="150340">
            <text:p>150340</text:p>
          </table:table-cell>
          <table:table-cell office:value-type="float" office:value="158500">
            <text:p>158500</text:p>
          </table:table-cell>
          <table:table-cell office:value-type="float" office:value="2621306">
            <text:p>2621306</text:p>
          </table:table-cell>
          <table:table-cell office:value-type="float" office:value="265994">
            <text:p>265994</text:p>
          </table:table-cell>
          <table:table-cell office:value-type="float" office:value="234440">
            <text:p>234440</text:p>
          </table:table-cell>
          <table:table-cell office:value-type="float" office:value="31156480052">
            <text:p>31156480052</text:p>
          </table:table-cell>
          <table:table-cell office:value-type="float" office:value="204166">
            <text:p>204166</text:p>
          </table:table-cell>
          <table:table-cell office:value-type="float" office:value="183848">
            <text:p>183848</text:p>
          </table:table-cell>
          <table:table-cell office:value-type="float" office:value="196482">
            <text:p>196482</text:p>
          </table:table-cell>
          <table:table-cell office:value-type="float" office:value="8546977">
            <text:p>8546977</text:p>
          </table:table-cell>
          <table:table-cell office:value-type="float" office:value="285424">
            <text:p>285424</text:p>
          </table:table-cell>
          <table:table-cell office:value-type="float" office:value="426313">
            <text:p>426313</text:p>
          </table:table-cell>
          <table:table-cell office:value-type="float" office:value="700151863">
            <text:p>700151863</text:p>
          </table:table-cell>
          <table:table-cell office:value-type="float" office:value="205336">
            <text:p>205336</text:p>
          </table:table-cell>
          <table:table-cell office:value-type="float" office:value="225278">
            <text:p>225278</text:p>
          </table:table-cell>
          <table:table-cell office:value-type="float" office:value="288994">
            <text:p>288994</text:p>
          </table:table-cell>
          <table:table-cell office:value-type="float" office:value="14981570">
            <text:p>14981570</text:p>
          </table:table-cell>
          <table:table-cell office:value-type="float" office:value="356792">
            <text:p>356792</text:p>
          </table:table-cell>
          <table:table-cell office:value-type="float" office:value="346307">
            <text:p>346307</text:p>
          </table:table-cell>
          <table:table-cell/>
        </table:table-row>
        <table:table-row table:style-name="ro1">
          <table:table-cell office:value-type="float" office:value="3461270370">
            <text:p>3461270370</text:p>
          </table:table-cell>
          <table:table-cell office:value-type="float" office:value="297624">
            <text:p>297624</text:p>
          </table:table-cell>
          <table:table-cell office:value-type="float" office:value="213779">
            <text:p>213779</text:p>
          </table:table-cell>
          <table:table-cell office:value-type="float" office:value="240032">
            <text:p>240032</text:p>
          </table:table-cell>
          <table:table-cell office:value-type="float" office:value="428772">
            <text:p>428772</text:p>
          </table:table-cell>
          <table:table-cell office:value-type="float" office:value="367878">
            <text:p>367878</text:p>
          </table:table-cell>
          <table:table-cell office:value-type="float" office:value="230520">
            <text:p>230520</text:p>
          </table:table-cell>
          <table:table-cell office:value-type="float" office:value="3841667303">
            <text:p>3841667303</text:p>
          </table:table-cell>
          <table:table-cell office:value-type="float" office:value="298563">
            <text:p>298563</text:p>
          </table:table-cell>
          <table:table-cell office:value-type="float" office:value="189522">
            <text:p>189522</text:p>
          </table:table-cell>
          <table:table-cell office:value-type="float" office:value="163384">
            <text:p>163384</text:p>
          </table:table-cell>
          <table:table-cell office:value-type="float" office:value="8958011">
            <text:p>8958011</text:p>
          </table:table-cell>
          <table:table-cell office:value-type="float" office:value="505038">
            <text:p>505038</text:p>
          </table:table-cell>
          <table:table-cell office:value-type="float" office:value="298514">
            <text:p>298514</text:p>
          </table:table-cell>
          <table:table-cell office:value-type="float" office:value="9422239789">
            <text:p>9422239789</text:p>
          </table:table-cell>
          <table:table-cell office:value-type="float" office:value="275326">
            <text:p>275326</text:p>
          </table:table-cell>
          <table:table-cell office:value-type="float" office:value="236196">
            <text:p>236196</text:p>
          </table:table-cell>
          <table:table-cell office:value-type="float" office:value="161516">
            <text:p>161516</text:p>
          </table:table-cell>
          <table:table-cell office:value-type="float" office:value="24676881">
            <text:p>24676881</text:p>
          </table:table-cell>
          <table:table-cell office:value-type="float" office:value="421754">
            <text:p>421754</text:p>
          </table:table-cell>
          <table:table-cell office:value-type="float" office:value="338451">
            <text:p>338451</text:p>
          </table:table-cell>
          <table:table-cell/>
        </table:table-row>
        <table:table-row table:style-name="ro1">
          <table:table-cell office:value-type="float" office:value="15513606969">
            <text:p>15513606969</text:p>
          </table:table-cell>
          <table:table-cell office:value-type="float" office:value="234508">
            <text:p>234508</text:p>
          </table:table-cell>
          <table:table-cell office:value-type="float" office:value="159564">
            <text:p>159564</text:p>
          </table:table-cell>
          <table:table-cell office:value-type="float" office:value="249862">
            <text:p>249862</text:p>
          </table:table-cell>
          <table:table-cell office:value-type="float" office:value="29671342">
            <text:p>29671342</text:p>
          </table:table-cell>
          <table:table-cell office:value-type="float" office:value="332311">
            <text:p>332311</text:p>
          </table:table-cell>
          <table:table-cell office:value-type="float" office:value="350863">
            <text:p>350863</text:p>
          </table:table-cell>
          <table:table-cell office:value-type="float" office:value="1288895886">
            <text:p>1288895886</text:p>
          </table:table-cell>
          <table:table-cell office:value-type="float" office:value="203220">
            <text:p>203220</text:p>
          </table:table-cell>
          <table:table-cell office:value-type="float" office:value="209570">
            <text:p>209570</text:p>
          </table:table-cell>
          <table:table-cell office:value-type="float" office:value="282612">
            <text:p>282612</text:p>
          </table:table-cell>
          <table:table-cell office:value-type="float" office:value="775402">
            <text:p>775402</text:p>
          </table:table-cell>
          <table:table-cell office:value-type="float" office:value="366374">
            <text:p>366374</text:p>
          </table:table-cell>
          <table:table-cell office:value-type="float" office:value="238582">
            <text:p>238582</text:p>
          </table:table-cell>
          <table:table-cell office:value-type="float" office:value="3505870835">
            <text:p>3505870835</text:p>
          </table:table-cell>
          <table:table-cell office:value-type="float" office:value="242972">
            <text:p>242972</text:p>
          </table:table-cell>
          <table:table-cell office:value-type="float" office:value="440681">
            <text:p>440681</text:p>
          </table:table-cell>
          <table:table-cell office:value-type="float" office:value="169914">
            <text:p>169914</text:p>
          </table:table-cell>
          <table:table-cell office:value-type="float" office:value="17146172">
            <text:p>17146172</text:p>
          </table:table-cell>
          <table:table-cell office:value-type="float" office:value="472177">
            <text:p>472177</text:p>
          </table:table-cell>
          <table:table-cell office:value-type="float" office:value="263600">
            <text:p>263600</text:p>
          </table:table-cell>
          <table:table-cell/>
        </table:table-row>
        <table:table-row table:style-name="ro1">
          <table:table-cell office:value-type="float" office:value="2559810665">
            <text:p>2559810665</text:p>
          </table:table-cell>
          <table:table-cell office:value-type="float" office:value="235250">
            <text:p>235250</text:p>
          </table:table-cell>
          <table:table-cell office:value-type="float" office:value="163614">
            <text:p>163614</text:p>
          </table:table-cell>
          <table:table-cell office:value-type="float" office:value="155344">
            <text:p>155344</text:p>
          </table:table-cell>
          <table:table-cell office:value-type="float" office:value="66035721">
            <text:p>66035721</text:p>
          </table:table-cell>
          <table:table-cell office:value-type="float" office:value="304022">
            <text:p>304022</text:p>
          </table:table-cell>
          <table:table-cell office:value-type="float" office:value="315988">
            <text:p>315988</text:p>
          </table:table-cell>
          <table:table-cell office:value-type="float" office:value="1628305298">
            <text:p>1628305298</text:p>
          </table:table-cell>
          <table:table-cell office:value-type="float" office:value="206680">
            <text:p>206680</text:p>
          </table:table-cell>
          <table:table-cell office:value-type="float" office:value="242286">
            <text:p>242286</text:p>
          </table:table-cell>
          <table:table-cell office:value-type="float" office:value="167300">
            <text:p>167300</text:p>
          </table:table-cell>
          <table:table-cell office:value-type="float" office:value="1244968">
            <text:p>1244968</text:p>
          </table:table-cell>
          <table:table-cell office:value-type="float" office:value="321993">
            <text:p>321993</text:p>
          </table:table-cell>
          <table:table-cell office:value-type="float" office:value="339424">
            <text:p>339424</text:p>
          </table:table-cell>
          <table:table-cell office:value-type="float" office:value="2619560498">
            <text:p>2619560498</text:p>
          </table:table-cell>
          <table:table-cell office:value-type="float" office:value="346787">
            <text:p>346787</text:p>
          </table:table-cell>
          <table:table-cell office:value-type="float" office:value="204941">
            <text:p>204941</text:p>
          </table:table-cell>
          <table:table-cell office:value-type="float" office:value="232868">
            <text:p>232868</text:p>
          </table:table-cell>
          <table:table-cell office:value-type="float" office:value="6081389">
            <text:p>6081389</text:p>
          </table:table-cell>
          <table:table-cell office:value-type="float" office:value="422359">
            <text:p>422359</text:p>
          </table:table-cell>
          <table:table-cell office:value-type="float" office:value="298286">
            <text:p>298286</text:p>
          </table:table-cell>
          <table:table-cell/>
        </table:table-row>
        <table:table-row table:style-name="ro1">
          <table:table-cell office:value-type="float" office:value="3287168359">
            <text:p>3287168359</text:p>
          </table:table-cell>
          <table:table-cell office:value-type="float" office:value="301933">
            <text:p>301933</text:p>
          </table:table-cell>
          <table:table-cell office:value-type="float" office:value="176407">
            <text:p>176407</text:p>
          </table:table-cell>
          <table:table-cell office:value-type="float" office:value="241651">
            <text:p>241651</text:p>
          </table:table-cell>
          <table:table-cell office:value-type="float" office:value="15017471">
            <text:p>15017471</text:p>
          </table:table-cell>
          <table:table-cell office:value-type="float" office:value="348824">
            <text:p>348824</text:p>
          </table:table-cell>
          <table:table-cell office:value-type="float" office:value="390870">
            <text:p>390870</text:p>
          </table:table-cell>
          <table:table-cell office:value-type="float" office:value="5155215793">
            <text:p>5155215793</text:p>
          </table:table-cell>
          <table:table-cell office:value-type="float" office:value="300188">
            <text:p>300188</text:p>
          </table:table-cell>
          <table:table-cell office:value-type="float" office:value="287234">
            <text:p>287234</text:p>
          </table:table-cell>
          <table:table-cell office:value-type="float" office:value="221987">
            <text:p>221987</text:p>
          </table:table-cell>
          <table:table-cell office:value-type="float" office:value="1124226">
            <text:p>1124226</text:p>
          </table:table-cell>
          <table:table-cell office:value-type="float" office:value="310518">
            <text:p>310518</text:p>
          </table:table-cell>
          <table:table-cell office:value-type="float" office:value="307386">
            <text:p>307386</text:p>
          </table:table-cell>
          <table:table-cell office:value-type="float" office:value="4887026655">
            <text:p>4887026655</text:p>
          </table:table-cell>
          <table:table-cell office:value-type="float" office:value="340870">
            <text:p>340870</text:p>
          </table:table-cell>
          <table:table-cell office:value-type="float" office:value="372118">
            <text:p>372118</text:p>
          </table:table-cell>
          <table:table-cell office:value-type="float" office:value="210365">
            <text:p>210365</text:p>
          </table:table-cell>
          <table:table-cell office:value-type="float" office:value="7998024">
            <text:p>7998024</text:p>
          </table:table-cell>
          <table:table-cell office:value-type="float" office:value="355868">
            <text:p>355868</text:p>
          </table:table-cell>
          <table:table-cell office:value-type="float" office:value="256356">
            <text:p>256356</text:p>
          </table:table-cell>
          <table:table-cell/>
        </table:table-row>
        <table:table-row table:style-name="ro1">
          <table:table-cell office:value-type="float" office:value="4230455463">
            <text:p>4230455463</text:p>
          </table:table-cell>
          <table:table-cell office:value-type="float" office:value="248875">
            <text:p>248875</text:p>
          </table:table-cell>
          <table:table-cell office:value-type="float" office:value="214355">
            <text:p>214355</text:p>
          </table:table-cell>
          <table:table-cell office:value-type="float" office:value="244605">
            <text:p>244605</text:p>
          </table:table-cell>
          <table:table-cell office:value-type="float" office:value="84997497">
            <text:p>84997497</text:p>
          </table:table-cell>
          <table:table-cell office:value-type="float" office:value="283394">
            <text:p>283394</text:p>
          </table:table-cell>
          <table:table-cell office:value-type="float" office:value="372686">
            <text:p>372686</text:p>
          </table:table-cell>
          <table:table-cell office:value-type="float" office:value="4380782931">
            <text:p>4380782931</text:p>
          </table:table-cell>
          <table:table-cell office:value-type="float" office:value="428212">
            <text:p>428212</text:p>
          </table:table-cell>
          <table:table-cell office:value-type="float" office:value="181768">
            <text:p>181768</text:p>
          </table:table-cell>
          <table:table-cell office:value-type="float" office:value="167110">
            <text:p>167110</text:p>
          </table:table-cell>
          <table:table-cell office:value-type="float" office:value="2411726">
            <text:p>2411726</text:p>
          </table:table-cell>
          <table:table-cell office:value-type="float" office:value="278606">
            <text:p>278606</text:p>
          </table:table-cell>
          <table:table-cell office:value-type="float" office:value="223960">
            <text:p>223960</text:p>
          </table:table-cell>
          <table:table-cell office:value-type="float" office:value="6787357487">
            <text:p>6787357487</text:p>
          </table:table-cell>
          <table:table-cell office:value-type="float" office:value="203104">
            <text:p>203104</text:p>
          </table:table-cell>
          <table:table-cell office:value-type="float" office:value="206794">
            <text:p>206794</text:p>
          </table:table-cell>
          <table:table-cell office:value-type="float" office:value="251718">
            <text:p>251718</text:p>
          </table:table-cell>
          <table:table-cell office:value-type="float" office:value="13562887">
            <text:p>13562887</text:p>
          </table:table-cell>
          <table:table-cell office:value-type="float" office:value="4389808">
            <text:p>4389808</text:p>
          </table:table-cell>
          <table:table-cell office:value-type="float" office:value="290619">
            <text:p>290619</text:p>
          </table:table-cell>
          <table:table-cell/>
        </table:table-row>
        <table:table-row table:style-name="ro1">
          <table:table-cell office:value-type="float" office:value="6592385194">
            <text:p>6592385194</text:p>
          </table:table-cell>
          <table:table-cell office:value-type="float" office:value="266137">
            <text:p>266137</text:p>
          </table:table-cell>
          <table:table-cell office:value-type="float" office:value="163670">
            <text:p>163670</text:p>
          </table:table-cell>
          <table:table-cell office:value-type="float" office:value="153248">
            <text:p>153248</text:p>
          </table:table-cell>
          <table:table-cell office:value-type="float" office:value="9888768">
            <text:p>9888768</text:p>
          </table:table-cell>
          <table:table-cell office:value-type="float" office:value="272758">
            <text:p>272758</text:p>
          </table:table-cell>
          <table:table-cell office:value-type="float" office:value="4271551">
            <text:p>4271551</text:p>
          </table:table-cell>
          <table:table-cell office:value-type="float" office:value="1879945481">
            <text:p>1879945481</text:p>
          </table:table-cell>
          <table:table-cell office:value-type="float" office:value="277782">
            <text:p>277782</text:p>
          </table:table-cell>
          <table:table-cell office:value-type="float" office:value="175372">
            <text:p>175372</text:p>
          </table:table-cell>
          <table:table-cell office:value-type="float" office:value="181190">
            <text:p>181190</text:p>
          </table:table-cell>
          <table:table-cell office:value-type="float" office:value="8510130">
            <text:p>8510130</text:p>
          </table:table-cell>
          <table:table-cell office:value-type="float" office:value="281412">
            <text:p>281412</text:p>
          </table:table-cell>
          <table:table-cell office:value-type="float" office:value="293190">
            <text:p>293190</text:p>
          </table:table-cell>
          <table:table-cell office:value-type="float" office:value="5797821078">
            <text:p>5797821078</text:p>
          </table:table-cell>
          <table:table-cell office:value-type="float" office:value="203598">
            <text:p>203598</text:p>
          </table:table-cell>
          <table:table-cell office:value-type="float" office:value="241766">
            <text:p>241766</text:p>
          </table:table-cell>
          <table:table-cell office:value-type="float" office:value="175264">
            <text:p>175264</text:p>
          </table:table-cell>
          <table:table-cell office:value-type="float" office:value="12166929">
            <text:p>12166929</text:p>
          </table:table-cell>
          <table:table-cell office:value-type="float" office:value="284676">
            <text:p>284676</text:p>
          </table:table-cell>
          <table:table-cell office:value-type="float" office:value="282113">
            <text:p>282113</text:p>
          </table:table-cell>
          <table:table-cell/>
        </table:table-row>
        <table:table-row table:style-name="ro1">
          <table:table-cell office:value-type="float" office:value="26966366788">
            <text:p>26966366788</text:p>
          </table:table-cell>
          <table:table-cell office:value-type="float" office:value="195922">
            <text:p>195922</text:p>
          </table:table-cell>
          <table:table-cell office:value-type="float" office:value="155440">
            <text:p>155440</text:p>
          </table:table-cell>
          <table:table-cell office:value-type="float" office:value="160054">
            <text:p>160054</text:p>
          </table:table-cell>
          <table:table-cell office:value-type="float" office:value="11423224">
            <text:p>11423224</text:p>
          </table:table-cell>
          <table:table-cell office:value-type="float" office:value="309026">
            <text:p>309026</text:p>
          </table:table-cell>
          <table:table-cell office:value-type="float" office:value="213960">
            <text:p>213960</text:p>
          </table:table-cell>
          <table:table-cell office:value-type="float" office:value="6051577662">
            <text:p>6051577662</text:p>
          </table:table-cell>
          <table:table-cell office:value-type="float" office:value="206102">
            <text:p>206102</text:p>
          </table:table-cell>
          <table:table-cell office:value-type="float" office:value="272387">
            <text:p>272387</text:p>
          </table:table-cell>
          <table:table-cell office:value-type="float" office:value="171984">
            <text:p>171984</text:p>
          </table:table-cell>
          <table:table-cell office:value-type="float" office:value="17583957">
            <text:p>17583957</text:p>
          </table:table-cell>
          <table:table-cell office:value-type="float" office:value="4152016">
            <text:p>4152016</text:p>
          </table:table-cell>
          <table:table-cell office:value-type="float" office:value="351354">
            <text:p>351354</text:p>
          </table:table-cell>
          <table:table-cell office:value-type="float" office:value="9074555471">
            <text:p>9074555471</text:p>
          </table:table-cell>
          <table:table-cell office:value-type="float" office:value="202450">
            <text:p>202450</text:p>
          </table:table-cell>
          <table:table-cell office:value-type="float" office:value="199699">
            <text:p>199699</text:p>
          </table:table-cell>
          <table:table-cell office:value-type="float" office:value="245280">
            <text:p>245280</text:p>
          </table:table-cell>
          <table:table-cell office:value-type="float" office:value="3966439">
            <text:p>3966439</text:p>
          </table:table-cell>
          <table:table-cell office:value-type="float" office:value="268940">
            <text:p>268940</text:p>
          </table:table-cell>
          <table:table-cell office:value-type="float" office:value="421630">
            <text:p>421630</text:p>
          </table:table-cell>
          <table:table-cell/>
        </table:table-row>
        <table:table-row table:style-name="ro1">
          <table:table-cell office:value-type="float" office:value="2665987911">
            <text:p>2665987911</text:p>
          </table:table-cell>
          <table:table-cell office:value-type="float" office:value="196972">
            <text:p>196972</text:p>
          </table:table-cell>
          <table:table-cell office:value-type="float" office:value="153232">
            <text:p>153232</text:p>
          </table:table-cell>
          <table:table-cell office:value-type="float" office:value="153396">
            <text:p>153396</text:p>
          </table:table-cell>
          <table:table-cell office:value-type="float" office:value="3183041">
            <text:p>3183041</text:p>
          </table:table-cell>
          <table:table-cell office:value-type="float" office:value="263588">
            <text:p>263588</text:p>
          </table:table-cell>
          <table:table-cell office:value-type="float" office:value="275751">
            <text:p>275751</text:p>
          </table:table-cell>
          <table:table-cell office:value-type="float" office:value="3047461453">
            <text:p>3047461453</text:p>
          </table:table-cell>
          <table:table-cell office:value-type="float" office:value="239240">
            <text:p>239240</text:p>
          </table:table-cell>
          <table:table-cell office:value-type="float" office:value="194939">
            <text:p>194939</text:p>
          </table:table-cell>
          <table:table-cell office:value-type="float" office:value="286490">
            <text:p>286490</text:p>
          </table:table-cell>
          <table:table-cell office:value-type="float" office:value="19376410">
            <text:p>19376410</text:p>
          </table:table-cell>
          <table:table-cell office:value-type="float" office:value="379631">
            <text:p>379631</text:p>
          </table:table-cell>
          <table:table-cell office:value-type="float" office:value="274471">
            <text:p>274471</text:p>
          </table:table-cell>
          <table:table-cell office:value-type="float" office:value="6377661555">
            <text:p>6377661555</text:p>
          </table:table-cell>
          <table:table-cell office:value-type="float" office:value="203274">
            <text:p>203274</text:p>
          </table:table-cell>
          <table:table-cell office:value-type="float" office:value="199935">
            <text:p>199935</text:p>
          </table:table-cell>
          <table:table-cell office:value-type="float" office:value="167112">
            <text:p>167112</text:p>
          </table:table-cell>
          <table:table-cell office:value-type="float" office:value="38047550">
            <text:p>38047550</text:p>
          </table:table-cell>
          <table:table-cell office:value-type="float" office:value="281298">
            <text:p>281298</text:p>
          </table:table-cell>
          <table:table-cell office:value-type="float" office:value="307125">
            <text:p>307125</text:p>
          </table:table-cell>
          <table:table-cell/>
        </table:table-row>
        <table:table-row table:style-name="ro1">
          <table:table-cell office:value-type="float" office:value="5981779020">
            <text:p>5981779020</text:p>
          </table:table-cell>
          <table:table-cell office:value-type="float" office:value="318231">
            <text:p>318231</text:p>
          </table:table-cell>
          <table:table-cell office:value-type="float" office:value="181293">
            <text:p>181293</text:p>
          </table:table-cell>
          <table:table-cell office:value-type="float" office:value="195028">
            <text:p>195028</text:p>
          </table:table-cell>
          <table:table-cell office:value-type="float" office:value="21794645">
            <text:p>21794645</text:p>
          </table:table-cell>
          <table:table-cell office:value-type="float" office:value="355862">
            <text:p>355862</text:p>
          </table:table-cell>
          <table:table-cell office:value-type="float" office:value="236556">
            <text:p>236556</text:p>
          </table:table-cell>
          <table:table-cell office:value-type="float" office:value="2705314575">
            <text:p>2705314575</text:p>
          </table:table-cell>
          <table:table-cell office:value-type="float" office:value="211340">
            <text:p>211340</text:p>
          </table:table-cell>
          <table:table-cell office:value-type="float" office:value="221282">
            <text:p>221282</text:p>
          </table:table-cell>
          <table:table-cell office:value-type="float" office:value="202744">
            <text:p>202744</text:p>
          </table:table-cell>
          <table:table-cell office:value-type="float" office:value="56912415">
            <text:p>56912415</text:p>
          </table:table-cell>
          <table:table-cell office:value-type="float" office:value="3751345">
            <text:p>3751345</text:p>
          </table:table-cell>
          <table:table-cell office:value-type="float" office:value="276881">
            <text:p>276881</text:p>
          </table:table-cell>
          <table:table-cell office:value-type="float" office:value="17953710988">
            <text:p>17953710988</text:p>
          </table:table-cell>
          <table:table-cell office:value-type="float" office:value="202058">
            <text:p>202058</text:p>
          </table:table-cell>
          <table:table-cell office:value-type="float" office:value="163586">
            <text:p>163586</text:p>
          </table:table-cell>
          <table:table-cell office:value-type="float" office:value="177034">
            <text:p>177034</text:p>
          </table:table-cell>
          <table:table-cell office:value-type="float" office:value="10690229">
            <text:p>10690229</text:p>
          </table:table-cell>
          <table:table-cell office:value-type="float" office:value="453590">
            <text:p>453590</text:p>
          </table:table-cell>
          <table:table-cell office:value-type="float" office:value="425457">
            <text:p>425457</text:p>
          </table:table-cell>
          <table:table-cell/>
        </table:table-row>
        <table:table-row table:style-name="ro1">
          <table:table-cell office:value-type="float" office:value="940296475">
            <text:p>940296475</text:p>
          </table:table-cell>
          <table:table-cell office:value-type="float" office:value="195614">
            <text:p>195614</text:p>
          </table:table-cell>
          <table:table-cell office:value-type="float" office:value="162728">
            <text:p>162728</text:p>
          </table:table-cell>
          <table:table-cell office:value-type="float" office:value="347401">
            <text:p>347401</text:p>
          </table:table-cell>
          <table:table-cell office:value-type="float" office:value="26843323">
            <text:p>26843323</text:p>
          </table:table-cell>
          <table:table-cell office:value-type="float" office:value="308945">
            <text:p>308945</text:p>
          </table:table-cell>
          <table:table-cell office:value-type="float" office:value="294347">
            <text:p>294347</text:p>
          </table:table-cell>
          <table:table-cell office:value-type="float" office:value="4763051220">
            <text:p>4763051220</text:p>
          </table:table-cell>
          <table:table-cell office:value-type="float" office:value="340457">
            <text:p>340457</text:p>
          </table:table-cell>
          <table:table-cell office:value-type="float" office:value="221950">
            <text:p>221950</text:p>
          </table:table-cell>
          <table:table-cell office:value-type="float" office:value="162786">
            <text:p>162786</text:p>
          </table:table-cell>
          <table:table-cell office:value-type="float" office:value="9892982">
            <text:p>9892982</text:p>
          </table:table-cell>
          <table:table-cell office:value-type="float" office:value="350024">
            <text:p>350024</text:p>
          </table:table-cell>
          <table:table-cell office:value-type="float" office:value="268961">
            <text:p>268961</text:p>
          </table:table-cell>
          <table:table-cell office:value-type="float" office:value="4683708911">
            <text:p>4683708911</text:p>
          </table:table-cell>
          <table:table-cell office:value-type="float" office:value="259197">
            <text:p>259197</text:p>
          </table:table-cell>
          <table:table-cell office:value-type="float" office:value="166740">
            <text:p>166740</text:p>
          </table:table-cell>
          <table:table-cell office:value-type="float" office:value="245930">
            <text:p>245930</text:p>
          </table:table-cell>
          <table:table-cell office:value-type="float" office:value="5103993">
            <text:p>5103993</text:p>
          </table:table-cell>
          <table:table-cell office:value-type="float" office:value="360043">
            <text:p>360043</text:p>
          </table:table-cell>
          <table:table-cell office:value-type="float" office:value="272434">
            <text:p>272434</text:p>
          </table:table-cell>
          <table:table-cell/>
        </table:table-row>
        <table:table-row table:style-name="ro1">
          <table:table-cell office:value-type="float" office:value="1849907024">
            <text:p>1849907024</text:p>
          </table:table-cell>
          <table:table-cell office:value-type="float" office:value="194534">
            <text:p>194534</text:p>
          </table:table-cell>
          <table:table-cell office:value-type="float" office:value="177684">
            <text:p>177684</text:p>
          </table:table-cell>
          <table:table-cell office:value-type="float" office:value="160536">
            <text:p>160536</text:p>
          </table:table-cell>
          <table:table-cell office:value-type="float" office:value="35092215">
            <text:p>35092215</text:p>
          </table:table-cell>
          <table:table-cell office:value-type="float" office:value="426787">
            <text:p>426787</text:p>
          </table:table-cell>
          <table:table-cell office:value-type="float" office:value="286119">
            <text:p>286119</text:p>
          </table:table-cell>
          <table:table-cell office:value-type="float" office:value="10052477597">
            <text:p>10052477597</text:p>
          </table:table-cell>
          <table:table-cell office:value-type="float" office:value="229474">
            <text:p>229474</text:p>
          </table:table-cell>
          <table:table-cell office:value-type="float" office:value="1644221">
            <text:p>1644221</text:p>
          </table:table-cell>
          <table:table-cell office:value-type="float" office:value="168580">
            <text:p>168580</text:p>
          </table:table-cell>
          <table:table-cell office:value-type="float" office:value="6572115">
            <text:p>6572115</text:p>
          </table:table-cell>
          <table:table-cell office:value-type="float" office:value="287428">
            <text:p>287428</text:p>
          </table:table-cell>
          <table:table-cell office:value-type="float" office:value="250567">
            <text:p>250567</text:p>
          </table:table-cell>
          <table:table-cell office:value-type="float" office:value="25721371558">
            <text:p>25721371558</text:p>
          </table:table-cell>
          <table:table-cell office:value-type="float" office:value="214616">
            <text:p>214616</text:p>
          </table:table-cell>
          <table:table-cell office:value-type="float" office:value="173866">
            <text:p>173866</text:p>
          </table:table-cell>
          <table:table-cell office:value-type="float" office:value="189291">
            <text:p>189291</text:p>
          </table:table-cell>
          <table:table-cell office:value-type="float" office:value="71253503">
            <text:p>71253503</text:p>
          </table:table-cell>
          <table:table-cell office:value-type="float" office:value="280948">
            <text:p>280948</text:p>
          </table:table-cell>
          <table:table-cell office:value-type="float" office:value="235498">
            <text:p>235498</text:p>
          </table:table-cell>
          <table:table-cell/>
        </table:table-row>
        <table:table-row table:style-name="ro1">
          <table:table-cell office:value-type="float" office:value="6599573238">
            <text:p>6599573238</text:p>
          </table:table-cell>
          <table:table-cell office:value-type="float" office:value="218707">
            <text:p>218707</text:p>
          </table:table-cell>
          <table:table-cell office:value-type="float" office:value="240094">
            <text:p>240094</text:p>
          </table:table-cell>
          <table:table-cell office:value-type="float" office:value="207757">
            <text:p>207757</text:p>
          </table:table-cell>
          <table:table-cell office:value-type="float" office:value="6357715">
            <text:p>6357715</text:p>
          </table:table-cell>
          <table:table-cell office:value-type="float" office:value="293712">
            <text:p>293712</text:p>
          </table:table-cell>
          <table:table-cell office:value-type="float" office:value="268813">
            <text:p>268813</text:p>
          </table:table-cell>
          <table:table-cell office:value-type="float" office:value="23191932828">
            <text:p>23191932828</text:p>
          </table:table-cell>
          <table:table-cell office:value-type="float" office:value="210384">
            <text:p>210384</text:p>
          </table:table-cell>
          <table:table-cell office:value-type="float" office:value="168288">
            <text:p>168288</text:p>
          </table:table-cell>
          <table:table-cell office:value-type="float" office:value="250180">
            <text:p>250180</text:p>
          </table:table-cell>
          <table:table-cell office:value-type="float" office:value="585382">
            <text:p>585382</text:p>
          </table:table-cell>
          <table:table-cell office:value-type="float" office:value="482547">
            <text:p>482547</text:p>
          </table:table-cell>
          <table:table-cell office:value-type="float" office:value="326929">
            <text:p>326929</text:p>
          </table:table-cell>
          <table:table-cell office:value-type="float" office:value="8730065589">
            <text:p>8730065589</text:p>
          </table:table-cell>
          <table:table-cell office:value-type="float" office:value="233935">
            <text:p>233935</text:p>
          </table:table-cell>
          <table:table-cell office:value-type="float" office:value="206652">
            <text:p>206652</text:p>
          </table:table-cell>
          <table:table-cell office:value-type="float" office:value="211665">
            <text:p>211665</text:p>
          </table:table-cell>
          <table:table-cell office:value-type="float" office:value="25021318">
            <text:p>25021318</text:p>
          </table:table-cell>
          <table:table-cell office:value-type="float" office:value="296786">
            <text:p>296786</text:p>
          </table:table-cell>
          <table:table-cell office:value-type="float" office:value="244620">
            <text:p>244620</text:p>
          </table:table-cell>
          <table:table-cell/>
        </table:table-row>
        <table:table-row table:style-name="ro1">
          <table:table-cell office:value-type="float" office:value="3838737313">
            <text:p>3838737313</text:p>
          </table:table-cell>
          <table:table-cell office:value-type="float" office:value="197052">
            <text:p>197052</text:p>
          </table:table-cell>
          <table:table-cell office:value-type="float" office:value="154060">
            <text:p>154060</text:p>
          </table:table-cell>
          <table:table-cell office:value-type="float" office:value="205439">
            <text:p>205439</text:p>
          </table:table-cell>
          <table:table-cell office:value-type="float" office:value="8003695">
            <text:p>8003695</text:p>
          </table:table-cell>
          <table:table-cell office:value-type="float" office:value="340457">
            <text:p>340457</text:p>
          </table:table-cell>
          <table:table-cell office:value-type="float" office:value="236204">
            <text:p>236204</text:p>
          </table:table-cell>
          <table:table-cell office:value-type="float" office:value="4320195740">
            <text:p>4320195740</text:p>
          </table:table-cell>
          <table:table-cell office:value-type="float" office:value="300388">
            <text:p>300388</text:p>
          </table:table-cell>
          <table:table-cell office:value-type="float" office:value="174754">
            <text:p>174754</text:p>
          </table:table-cell>
          <table:table-cell office:value-type="float" office:value="164044">
            <text:p>164044</text:p>
          </table:table-cell>
          <table:table-cell office:value-type="float" office:value="1321291">
            <text:p>1321291</text:p>
          </table:table-cell>
          <table:table-cell office:value-type="float" office:value="485757">
            <text:p>485757</text:p>
          </table:table-cell>
          <table:table-cell office:value-type="float" office:value="430667">
            <text:p>430667</text:p>
          </table:table-cell>
          <table:table-cell office:value-type="float" office:value="5310962975">
            <text:p>5310962975</text:p>
          </table:table-cell>
          <table:table-cell office:value-type="float" office:value="282846">
            <text:p>282846</text:p>
          </table:table-cell>
          <table:table-cell office:value-type="float" office:value="245008">
            <text:p>245008</text:p>
          </table:table-cell>
          <table:table-cell office:value-type="float" office:value="206666">
            <text:p>206666</text:p>
          </table:table-cell>
          <table:table-cell office:value-type="float" office:value="37300261">
            <text:p>37300261</text:p>
          </table:table-cell>
          <table:table-cell office:value-type="float" office:value="359967">
            <text:p>359967</text:p>
          </table:table-cell>
          <table:table-cell office:value-type="float" office:value="240580">
            <text:p>240580</text:p>
          </table:table-cell>
          <table:table-cell/>
        </table:table-row>
        <table:table-row table:style-name="ro1">
          <table:table-cell office:value-type="float" office:value="1517273578">
            <text:p>1517273578</text:p>
          </table:table-cell>
          <table:table-cell office:value-type="float" office:value="245988">
            <text:p>245988</text:p>
          </table:table-cell>
          <table:table-cell office:value-type="float" office:value="260429">
            <text:p>260429</text:p>
          </table:table-cell>
          <table:table-cell office:value-type="float" office:value="168446">
            <text:p>168446</text:p>
          </table:table-cell>
          <table:table-cell office:value-type="float" office:value="40797651">
            <text:p>40797651</text:p>
          </table:table-cell>
          <table:table-cell office:value-type="float" office:value="328931">
            <text:p>328931</text:p>
          </table:table-cell>
          <table:table-cell office:value-type="float" office:value="225040">
            <text:p>225040</text:p>
          </table:table-cell>
          <table:table-cell office:value-type="float" office:value="28036388579">
            <text:p>28036388579</text:p>
          </table:table-cell>
          <table:table-cell office:value-type="float" office:value="236536">
            <text:p>236536</text:p>
          </table:table-cell>
          <table:table-cell office:value-type="float" office:value="189066">
            <text:p>189066</text:p>
          </table:table-cell>
          <table:table-cell office:value-type="float" office:value="172802">
            <text:p>172802</text:p>
          </table:table-cell>
          <table:table-cell office:value-type="float" office:value="497139">
            <text:p>497139</text:p>
          </table:table-cell>
          <table:table-cell office:value-type="float" office:value="404121">
            <text:p>404121</text:p>
          </table:table-cell>
          <table:table-cell office:value-type="float" office:value="268408">
            <text:p>268408</text:p>
          </table:table-cell>
          <table:table-cell office:value-type="float" office:value="2150910068">
            <text:p>2150910068</text:p>
          </table:table-cell>
          <table:table-cell office:value-type="float" office:value="205324">
            <text:p>205324</text:p>
          </table:table-cell>
          <table:table-cell office:value-type="float" office:value="190585">
            <text:p>190585</text:p>
          </table:table-cell>
          <table:table-cell office:value-type="float" office:value="192739">
            <text:p>192739</text:p>
          </table:table-cell>
          <table:table-cell office:value-type="float" office:value="254554">
            <text:p>254554</text:p>
          </table:table-cell>
          <table:table-cell office:value-type="float" office:value="294240">
            <text:p>294240</text:p>
          </table:table-cell>
          <table:table-cell office:value-type="float" office:value="238614">
            <text:p>238614</text:p>
          </table:table-cell>
          <table:table-cell/>
        </table:table-row>
        <table:table-row table:style-name="ro1">
          <table:table-cell office:value-type="float" office:value="1765055247">
            <text:p>1765055247</text:p>
          </table:table-cell>
          <table:table-cell office:value-type="float" office:value="228665">
            <text:p>228665</text:p>
          </table:table-cell>
          <table:table-cell office:value-type="float" office:value="156172">
            <text:p>156172</text:p>
          </table:table-cell>
          <table:table-cell office:value-type="float" office:value="151420">
            <text:p>151420</text:p>
          </table:table-cell>
          <table:table-cell office:value-type="float" office:value="28697435">
            <text:p>28697435</text:p>
          </table:table-cell>
          <table:table-cell office:value-type="float" office:value="416096">
            <text:p>416096</text:p>
          </table:table-cell>
          <table:table-cell office:value-type="float" office:value="231736">
            <text:p>231736</text:p>
          </table:table-cell>
          <table:table-cell office:value-type="float" office:value="12116493797">
            <text:p>12116493797</text:p>
          </table:table-cell>
          <table:table-cell office:value-type="float" office:value="337329">
            <text:p>337329</text:p>
          </table:table-cell>
          <table:table-cell office:value-type="float" office:value="198150">
            <text:p>198150</text:p>
          </table:table-cell>
          <table:table-cell office:value-type="float" office:value="163824">
            <text:p>163824</text:p>
          </table:table-cell>
          <table:table-cell office:value-type="float" office:value="4658796">
            <text:p>4658796</text:p>
          </table:table-cell>
          <table:table-cell office:value-type="float" office:value="408720">
            <text:p>408720</text:p>
          </table:table-cell>
          <table:table-cell office:value-type="float" office:value="410563">
            <text:p>410563</text:p>
          </table:table-cell>
          <table:table-cell office:value-type="float" office:value="10730897622">
            <text:p>10730897622</text:p>
          </table:table-cell>
          <table:table-cell office:value-type="float" office:value="352858">
            <text:p>352858</text:p>
          </table:table-cell>
          <table:table-cell office:value-type="float" office:value="171932">
            <text:p>171932</text:p>
          </table:table-cell>
          <table:table-cell office:value-type="float" office:value="227752">
            <text:p>227752</text:p>
          </table:table-cell>
          <table:table-cell office:value-type="float" office:value="24205248">
            <text:p>24205248</text:p>
          </table:table-cell>
          <table:table-cell office:value-type="float" office:value="282742">
            <text:p>282742</text:p>
          </table:table-cell>
          <table:table-cell office:value-type="float" office:value="275944">
            <text:p>275944</text:p>
          </table:table-cell>
          <table:table-cell/>
        </table:table-row>
        <table:table-row table:style-name="ro1">
          <table:table-cell office:value-type="float" office:value="8763753148">
            <text:p>8763753148</text:p>
          </table:table-cell>
          <table:table-cell office:value-type="float" office:value="195794">
            <text:p>195794</text:p>
          </table:table-cell>
          <table:table-cell office:value-type="float" office:value="155926">
            <text:p>155926</text:p>
          </table:table-cell>
          <table:table-cell office:value-type="float" office:value="152000">
            <text:p>152000</text:p>
          </table:table-cell>
          <table:table-cell office:value-type="float" office:value="8506930">
            <text:p>8506930</text:p>
          </table:table-cell>
          <table:table-cell office:value-type="float" office:value="413937">
            <text:p>413937</text:p>
          </table:table-cell>
          <table:table-cell office:value-type="float" office:value="285575">
            <text:p>285575</text:p>
          </table:table-cell>
          <table:table-cell office:value-type="float" office:value="12813865467">
            <text:p>12813865467</text:p>
          </table:table-cell>
          <table:table-cell office:value-type="float" office:value="213248">
            <text:p>213248</text:p>
          </table:table-cell>
          <table:table-cell office:value-type="float" office:value="303015">
            <text:p>303015</text:p>
          </table:table-cell>
          <table:table-cell office:value-type="float" office:value="257205">
            <text:p>257205</text:p>
          </table:table-cell>
          <table:table-cell office:value-type="float" office:value="173486177">
            <text:p>173486177</text:p>
          </table:table-cell>
          <table:table-cell office:value-type="float" office:value="311572">
            <text:p>311572</text:p>
          </table:table-cell>
          <table:table-cell office:value-type="float" office:value="452671">
            <text:p>452671</text:p>
          </table:table-cell>
          <table:table-cell office:value-type="float" office:value="5034981490">
            <text:p>5034981490</text:p>
          </table:table-cell>
          <table:table-cell office:value-type="float" office:value="203088">
            <text:p>203088</text:p>
          </table:table-cell>
          <table:table-cell office:value-type="float" office:value="165752">
            <text:p>165752</text:p>
          </table:table-cell>
          <table:table-cell office:value-type="float" office:value="226032">
            <text:p>226032</text:p>
          </table:table-cell>
          <table:table-cell office:value-type="float" office:value="698710">
            <text:p>698710</text:p>
          </table:table-cell>
          <table:table-cell office:value-type="float" office:value="3139326">
            <text:p>3139326</text:p>
          </table:table-cell>
          <table:table-cell office:value-type="float" office:value="287625">
            <text:p>287625</text:p>
          </table:table-cell>
          <table:table-cell/>
        </table:table-row>
        <table:table-row table:style-name="ro1">
          <table:table-cell office:value-type="float" office:value="6821302181">
            <text:p>6821302181</text:p>
          </table:table-cell>
          <table:table-cell office:value-type="float" office:value="246963">
            <text:p>246963</text:p>
          </table:table-cell>
          <table:table-cell office:value-type="float" office:value="157740">
            <text:p>157740</text:p>
          </table:table-cell>
          <table:table-cell office:value-type="float" office:value="153058">
            <text:p>153058</text:p>
          </table:table-cell>
          <table:table-cell office:value-type="float" office:value="4595048">
            <text:p>4595048</text:p>
          </table:table-cell>
          <table:table-cell office:value-type="float" office:value="312016">
            <text:p>312016</text:p>
          </table:table-cell>
          <table:table-cell office:value-type="float" office:value="221378">
            <text:p>221378</text:p>
          </table:table-cell>
          <table:table-cell office:value-type="float" office:value="5893580434">
            <text:p>5893580434</text:p>
          </table:table-cell>
          <table:table-cell office:value-type="float" office:value="204402">
            <text:p>204402</text:p>
          </table:table-cell>
          <table:table-cell office:value-type="float" office:value="178440">
            <text:p>178440</text:p>
          </table:table-cell>
          <table:table-cell office:value-type="float" office:value="171824">
            <text:p>171824</text:p>
          </table:table-cell>
          <table:table-cell office:value-type="float" office:value="245229737">
            <text:p>245229737</text:p>
          </table:table-cell>
          <table:table-cell office:value-type="float" office:value="327544">
            <text:p>327544</text:p>
          </table:table-cell>
          <table:table-cell office:value-type="float" office:value="320901">
            <text:p>320901</text:p>
          </table:table-cell>
          <table:table-cell office:value-type="float" office:value="9600344949">
            <text:p>9600344949</text:p>
          </table:table-cell>
          <table:table-cell office:value-type="float" office:value="203920">
            <text:p>203920</text:p>
          </table:table-cell>
          <table:table-cell office:value-type="float" office:value="226224">
            <text:p>226224</text:p>
          </table:table-cell>
          <table:table-cell office:value-type="float" office:value="159958">
            <text:p>159958</text:p>
          </table:table-cell>
          <table:table-cell office:value-type="float" office:value="1646134">
            <text:p>1646134</text:p>
          </table:table-cell>
          <table:table-cell office:value-type="float" office:value="493372">
            <text:p>493372</text:p>
          </table:table-cell>
          <table:table-cell office:value-type="float" office:value="234210">
            <text:p>234210</text:p>
          </table:table-cell>
          <table:table-cell/>
        </table:table-row>
        <table:table-row table:style-name="ro1">
          <table:table-cell office:value-type="float" office:value="9503942867">
            <text:p>9503942867</text:p>
          </table:table-cell>
          <table:table-cell office:value-type="float" office:value="205306">
            <text:p>205306</text:p>
          </table:table-cell>
          <table:table-cell office:value-type="float" office:value="153508">
            <text:p>153508</text:p>
          </table:table-cell>
          <table:table-cell office:value-type="float" office:value="155648">
            <text:p>155648</text:p>
          </table:table-cell>
          <table:table-cell office:value-type="float" office:value="24809482">
            <text:p>24809482</text:p>
          </table:table-cell>
          <table:table-cell office:value-type="float" office:value="448190">
            <text:p>448190</text:p>
          </table:table-cell>
          <table:table-cell office:value-type="float" office:value="227802">
            <text:p>227802</text:p>
          </table:table-cell>
          <table:table-cell office:value-type="float" office:value="3300626364">
            <text:p>3300626364</text:p>
          </table:table-cell>
          <table:table-cell office:value-type="float" office:value="212380">
            <text:p>212380</text:p>
          </table:table-cell>
          <table:table-cell office:value-type="float" office:value="171360">
            <text:p>171360</text:p>
          </table:table-cell>
          <table:table-cell office:value-type="float" office:value="203233">
            <text:p>203233</text:p>
          </table:table-cell>
          <table:table-cell office:value-type="float" office:value="8395267">
            <text:p>8395267</text:p>
          </table:table-cell>
          <table:table-cell office:value-type="float" office:value="370111">
            <text:p>370111</text:p>
          </table:table-cell>
          <table:table-cell office:value-type="float" office:value="303006">
            <text:p>303006</text:p>
          </table:table-cell>
          <table:table-cell office:value-type="float" office:value="15132108897">
            <text:p>15132108897</text:p>
          </table:table-cell>
          <table:table-cell office:value-type="float" office:value="206226">
            <text:p>206226</text:p>
          </table:table-cell>
          <table:table-cell office:value-type="float" office:value="190383">
            <text:p>190383</text:p>
          </table:table-cell>
          <table:table-cell office:value-type="float" office:value="293505">
            <text:p>293505</text:p>
          </table:table-cell>
          <table:table-cell office:value-type="float" office:value="380920">
            <text:p>380920</text:p>
          </table:table-cell>
          <table:table-cell office:value-type="float" office:value="278316">
            <text:p>278316</text:p>
          </table:table-cell>
          <table:table-cell office:value-type="float" office:value="274159">
            <text:p>274159</text:p>
          </table:table-cell>
          <table:table-cell/>
        </table:table-row>
        <table:table-row table:style-name="ro1">
          <table:table-cell office:value-type="float" office:value="866980012">
            <text:p>866980012</text:p>
          </table:table-cell>
          <table:table-cell office:value-type="float" office:value="190958">
            <text:p>190958</text:p>
          </table:table-cell>
          <table:table-cell office:value-type="float" office:value="192497">
            <text:p>192497</text:p>
          </table:table-cell>
          <table:table-cell office:value-type="float" office:value="151778">
            <text:p>151778</text:p>
          </table:table-cell>
          <table:table-cell office:value-type="float" office:value="12600179">
            <text:p>12600179</text:p>
          </table:table-cell>
          <table:table-cell office:value-type="float" office:value="393832">
            <text:p>393832</text:p>
          </table:table-cell>
          <table:table-cell office:value-type="float" office:value="281469">
            <text:p>281469</text:p>
          </table:table-cell>
          <table:table-cell office:value-type="float" office:value="624076313">
            <text:p>624076313</text:p>
          </table:table-cell>
          <table:table-cell office:value-type="float" office:value="211376">
            <text:p>211376</text:p>
          </table:table-cell>
          <table:table-cell office:value-type="float" office:value="237202">
            <text:p>237202</text:p>
          </table:table-cell>
          <table:table-cell office:value-type="float" office:value="257790">
            <text:p>257790</text:p>
          </table:table-cell>
          <table:table-cell office:value-type="float" office:value="7375462">
            <text:p>7375462</text:p>
          </table:table-cell>
          <table:table-cell office:value-type="float" office:value="344573">
            <text:p>344573</text:p>
          </table:table-cell>
          <table:table-cell office:value-type="float" office:value="255496">
            <text:p>255496</text:p>
          </table:table-cell>
          <table:table-cell office:value-type="float" office:value="7382277540">
            <text:p>7382277540</text:p>
          </table:table-cell>
          <table:table-cell office:value-type="float" office:value="374688">
            <text:p>374688</text:p>
          </table:table-cell>
          <table:table-cell office:value-type="float" office:value="199627">
            <text:p>199627</text:p>
          </table:table-cell>
          <table:table-cell office:value-type="float" office:value="185914">
            <text:p>185914</text:p>
          </table:table-cell>
          <table:table-cell office:value-type="float" office:value="1388244">
            <text:p>1388244</text:p>
          </table:table-cell>
          <table:table-cell office:value-type="float" office:value="280918">
            <text:p>280918</text:p>
          </table:table-cell>
          <table:table-cell office:value-type="float" office:value="323684">
            <text:p>323684</text:p>
          </table:table-cell>
          <table:table-cell/>
        </table:table-row>
        <table:table-row table:style-name="ro1">
          <table:table-cell office:value-type="float" office:value="3007746942">
            <text:p>3007746942</text:p>
          </table:table-cell>
          <table:table-cell office:value-type="float" office:value="281327">
            <text:p>281327</text:p>
          </table:table-cell>
          <table:table-cell office:value-type="float" office:value="184057">
            <text:p>184057</text:p>
          </table:table-cell>
          <table:table-cell office:value-type="float" office:value="169398">
            <text:p>169398</text:p>
          </table:table-cell>
          <table:table-cell office:value-type="float" office:value="4994368">
            <text:p>4994368</text:p>
          </table:table-cell>
          <table:table-cell office:value-type="float" office:value="297768">
            <text:p>297768</text:p>
          </table:table-cell>
          <table:table-cell office:value-type="float" office:value="390093">
            <text:p>390093</text:p>
          </table:table-cell>
          <table:table-cell office:value-type="float" office:value="3589333946">
            <text:p>3589333946</text:p>
          </table:table-cell>
          <table:table-cell office:value-type="float" office:value="206158">
            <text:p>206158</text:p>
          </table:table-cell>
          <table:table-cell office:value-type="float" office:value="276671">
            <text:p>276671</text:p>
          </table:table-cell>
          <table:table-cell office:value-type="float" office:value="164570">
            <text:p>164570</text:p>
          </table:table-cell>
          <table:table-cell office:value-type="float" office:value="43615971">
            <text:p>43615971</text:p>
          </table:table-cell>
          <table:table-cell office:value-type="float" office:value="320293">
            <text:p>320293</text:p>
          </table:table-cell>
          <table:table-cell office:value-type="float" office:value="287633">
            <text:p>287633</text:p>
          </table:table-cell>
          <table:table-cell office:value-type="float" office:value="12499138519">
            <text:p>12499138519</text:p>
          </table:table-cell>
          <table:table-cell office:value-type="float" office:value="201020">
            <text:p>201020</text:p>
          </table:table-cell>
          <table:table-cell office:value-type="float" office:value="199276">
            <text:p>199276</text:p>
          </table:table-cell>
          <table:table-cell office:value-type="float" office:value="227906">
            <text:p>227906</text:p>
          </table:table-cell>
          <table:table-cell office:value-type="float" office:value="11681230">
            <text:p>11681230</text:p>
          </table:table-cell>
          <table:table-cell office:value-type="float" office:value="267864">
            <text:p>267864</text:p>
          </table:table-cell>
          <table:table-cell office:value-type="float" office:value="359193">
            <text:p>359193</text:p>
          </table:table-cell>
          <table:table-cell/>
        </table:table-row>
        <table:table-row table:style-name="ro1">
          <table:table-cell office:value-type="float" office:value="4002710640">
            <text:p>4002710640</text:p>
          </table:table-cell>
          <table:table-cell office:value-type="float" office:value="193224">
            <text:p>193224</text:p>
          </table:table-cell>
          <table:table-cell office:value-type="float" office:value="156538">
            <text:p>156538</text:p>
          </table:table-cell>
          <table:table-cell office:value-type="float" office:value="192540">
            <text:p>192540</text:p>
          </table:table-cell>
          <table:table-cell office:value-type="float" office:value="14006796">
            <text:p>14006796</text:p>
          </table:table-cell>
          <table:table-cell office:value-type="float" office:value="350211">
            <text:p>350211</text:p>
          </table:table-cell>
          <table:table-cell office:value-type="float" office:value="341992">
            <text:p>341992</text:p>
          </table:table-cell>
          <table:table-cell office:value-type="float" office:value="5425273782">
            <text:p>5425273782</text:p>
          </table:table-cell>
          <table:table-cell office:value-type="float" office:value="206632">
            <text:p>206632</text:p>
          </table:table-cell>
          <table:table-cell office:value-type="float" office:value="269510">
            <text:p>269510</text:p>
          </table:table-cell>
          <table:table-cell office:value-type="float" office:value="167272">
            <text:p>167272</text:p>
          </table:table-cell>
          <table:table-cell office:value-type="float" office:value="1979223">
            <text:p>1979223</text:p>
          </table:table-cell>
          <table:table-cell office:value-type="float" office:value="394098">
            <text:p>394098</text:p>
          </table:table-cell>
          <table:table-cell office:value-type="float" office:value="324314">
            <text:p>324314</text:p>
          </table:table-cell>
          <table:table-cell office:value-type="float" office:value="5393733645">
            <text:p>5393733645</text:p>
          </table:table-cell>
          <table:table-cell office:value-type="float" office:value="206024">
            <text:p>206024</text:p>
          </table:table-cell>
          <table:table-cell office:value-type="float" office:value="175140">
            <text:p>175140</text:p>
          </table:table-cell>
          <table:table-cell office:value-type="float" office:value="189986">
            <text:p>189986</text:p>
          </table:table-cell>
          <table:table-cell office:value-type="float" office:value="5035170">
            <text:p>5035170</text:p>
          </table:table-cell>
          <table:table-cell office:value-type="float" office:value="400125">
            <text:p>400125</text:p>
          </table:table-cell>
          <table:table-cell office:value-type="float" office:value="231722">
            <text:p>231722</text:p>
          </table:table-cell>
          <table:table-cell/>
        </table:table-row>
        <table:table-row table:style-name="ro1">
          <table:table-cell office:value-type="float" office:value="28979927598">
            <text:p>28979927598</text:p>
          </table:table-cell>
          <table:table-cell office:value-type="float" office:value="216750">
            <text:p>216750</text:p>
          </table:table-cell>
          <table:table-cell office:value-type="float" office:value="161180">
            <text:p>161180</text:p>
          </table:table-cell>
          <table:table-cell office:value-type="float" office:value="151710">
            <text:p>151710</text:p>
          </table:table-cell>
          <table:table-cell office:value-type="float" office:value="19780112">
            <text:p>19780112</text:p>
          </table:table-cell>
          <table:table-cell office:value-type="float" office:value="272480">
            <text:p>272480</text:p>
          </table:table-cell>
          <table:table-cell office:value-type="float" office:value="250615">
            <text:p>250615</text:p>
          </table:table-cell>
          <table:table-cell office:value-type="float" office:value="2324451886">
            <text:p>2324451886</text:p>
          </table:table-cell>
          <table:table-cell office:value-type="float" office:value="213744">
            <text:p>213744</text:p>
          </table:table-cell>
          <table:table-cell office:value-type="float" office:value="200946">
            <text:p>200946</text:p>
          </table:table-cell>
          <table:table-cell office:value-type="float" office:value="168280">
            <text:p>168280</text:p>
          </table:table-cell>
          <table:table-cell office:value-type="float" office:value="251698">
            <text:p>251698</text:p>
          </table:table-cell>
          <table:table-cell office:value-type="float" office:value="271180">
            <text:p>271180</text:p>
          </table:table-cell>
          <table:table-cell office:value-type="float" office:value="254166">
            <text:p>254166</text:p>
          </table:table-cell>
          <table:table-cell office:value-type="float" office:value="3846893784">
            <text:p>3846893784</text:p>
          </table:table-cell>
          <table:table-cell office:value-type="float" office:value="234175">
            <text:p>234175</text:p>
          </table:table-cell>
          <table:table-cell office:value-type="float" office:value="169096">
            <text:p>169096</text:p>
          </table:table-cell>
          <table:table-cell office:value-type="float" office:value="162886">
            <text:p>162886</text:p>
          </table:table-cell>
          <table:table-cell office:value-type="float" office:value="29997889">
            <text:p>29997889</text:p>
          </table:table-cell>
          <table:table-cell office:value-type="float" office:value="380797">
            <text:p>380797</text:p>
          </table:table-cell>
          <table:table-cell office:value-type="float" office:value="332976">
            <text:p>332976</text:p>
          </table:table-cell>
          <table:table-cell/>
        </table:table-row>
        <table:table-row table:style-name="ro1">
          <table:table-cell office:value-type="float" office:value="2789028518">
            <text:p>2789028518</text:p>
          </table:table-cell>
          <table:table-cell office:value-type="float" office:value="191594">
            <text:p>191594</text:p>
          </table:table-cell>
          <table:table-cell office:value-type="float" office:value="152642">
            <text:p>152642</text:p>
          </table:table-cell>
          <table:table-cell office:value-type="float" office:value="162174">
            <text:p>162174</text:p>
          </table:table-cell>
          <table:table-cell office:value-type="float" office:value="1315624">
            <text:p>1315624</text:p>
          </table:table-cell>
          <table:table-cell office:value-type="float" office:value="299958">
            <text:p>299958</text:p>
          </table:table-cell>
          <table:table-cell office:value-type="float" office:value="230436">
            <text:p>230436</text:p>
          </table:table-cell>
          <table:table-cell office:value-type="float" office:value="514772569">
            <text:p>514772569</text:p>
          </table:table-cell>
          <table:table-cell office:value-type="float" office:value="321975">
            <text:p>321975</text:p>
          </table:table-cell>
          <table:table-cell office:value-type="float" office:value="168438">
            <text:p>168438</text:p>
          </table:table-cell>
          <table:table-cell office:value-type="float" office:value="172578">
            <text:p>172578</text:p>
          </table:table-cell>
          <table:table-cell office:value-type="float" office:value="46793203">
            <text:p>46793203</text:p>
          </table:table-cell>
          <table:table-cell office:value-type="float" office:value="379474">
            <text:p>379474</text:p>
          </table:table-cell>
          <table:table-cell office:value-type="float" office:value="262892">
            <text:p>262892</text:p>
          </table:table-cell>
          <table:table-cell office:value-type="float" office:value="7400395517">
            <text:p>7400395517</text:p>
          </table:table-cell>
          <table:table-cell office:value-type="float" office:value="244570">
            <text:p>244570</text:p>
          </table:table-cell>
          <table:table-cell office:value-type="float" office:value="201954">
            <text:p>201954</text:p>
          </table:table-cell>
          <table:table-cell office:value-type="float" office:value="161886">
            <text:p>161886</text:p>
          </table:table-cell>
          <table:table-cell office:value-type="float" office:value="3887356">
            <text:p>3887356</text:p>
          </table:table-cell>
          <table:table-cell office:value-type="float" office:value="349847">
            <text:p>349847</text:p>
          </table:table-cell>
          <table:table-cell office:value-type="float" office:value="239020">
            <text:p>239020</text:p>
          </table:table-cell>
          <table:table-cell/>
        </table:table-row>
        <table:table-row table:style-name="ro1">
          <table:table-cell office:value-type="float" office:value="3238764394">
            <text:p>3238764394</text:p>
          </table:table-cell>
          <table:table-cell office:value-type="float" office:value="293702">
            <text:p>293702</text:p>
          </table:table-cell>
          <table:table-cell office:value-type="float" office:value="206688">
            <text:p>206688</text:p>
          </table:table-cell>
          <table:table-cell office:value-type="float" office:value="193033">
            <text:p>193033</text:p>
          </table:table-cell>
          <table:table-cell office:value-type="float" office:value="25075441">
            <text:p>25075441</text:p>
          </table:table-cell>
          <table:table-cell office:value-type="float" office:value="352495">
            <text:p>352495</text:p>
          </table:table-cell>
          <table:table-cell office:value-type="float" office:value="244056">
            <text:p>244056</text:p>
          </table:table-cell>
          <table:table-cell office:value-type="float" office:value="7961344627">
            <text:p>7961344627</text:p>
          </table:table-cell>
          <table:table-cell office:value-type="float" office:value="289032">
            <text:p>289032</text:p>
          </table:table-cell>
          <table:table-cell office:value-type="float" office:value="202024">
            <text:p>202024</text:p>
          </table:table-cell>
          <table:table-cell office:value-type="float" office:value="231595">
            <text:p>231595</text:p>
          </table:table-cell>
          <table:table-cell office:value-type="float" office:value="1934832">
            <text:p>1934832</text:p>
          </table:table-cell>
          <table:table-cell office:value-type="float" office:value="276164">
            <text:p>276164</text:p>
          </table:table-cell>
          <table:table-cell office:value-type="float" office:value="285928">
            <text:p>285928</text:p>
          </table:table-cell>
          <table:table-cell office:value-type="float" office:value="3025992260">
            <text:p>3025992260</text:p>
          </table:table-cell>
          <table:table-cell office:value-type="float" office:value="287638">
            <text:p>287638</text:p>
          </table:table-cell>
          <table:table-cell office:value-type="float" office:value="171806">
            <text:p>171806</text:p>
          </table:table-cell>
          <table:table-cell office:value-type="float" office:value="168426">
            <text:p>168426</text:p>
          </table:table-cell>
          <table:table-cell office:value-type="float" office:value="3252189">
            <text:p>3252189</text:p>
          </table:table-cell>
          <table:table-cell office:value-type="float" office:value="286694">
            <text:p>286694</text:p>
          </table:table-cell>
          <table:table-cell office:value-type="float" office:value="331110">
            <text:p>331110</text:p>
          </table:table-cell>
          <table:table-cell/>
        </table:table-row>
        <table:table-row table:style-name="ro1">
          <table:table-cell office:value-type="float" office:value="5749478356">
            <text:p>5749478356</text:p>
          </table:table-cell>
          <table:table-cell office:value-type="float" office:value="254191">
            <text:p>254191</text:p>
          </table:table-cell>
          <table:table-cell office:value-type="float" office:value="162720">
            <text:p>162720</text:p>
          </table:table-cell>
          <table:table-cell office:value-type="float" office:value="153358">
            <text:p>153358</text:p>
          </table:table-cell>
          <table:table-cell office:value-type="float" office:value="311982">
            <text:p>311982</text:p>
          </table:table-cell>
          <table:table-cell office:value-type="float" office:value="378438">
            <text:p>378438</text:p>
          </table:table-cell>
          <table:table-cell office:value-type="float" office:value="235206">
            <text:p>235206</text:p>
          </table:table-cell>
          <table:table-cell office:value-type="float" office:value="1371978693">
            <text:p>1371978693</text:p>
          </table:table-cell>
          <table:table-cell office:value-type="float" office:value="233907">
            <text:p>233907</text:p>
          </table:table-cell>
          <table:table-cell office:value-type="float" office:value="169012">
            <text:p>169012</text:p>
          </table:table-cell>
          <table:table-cell office:value-type="float" office:value="165202">
            <text:p>165202</text:p>
          </table:table-cell>
          <table:table-cell office:value-type="float" office:value="19878142">
            <text:p>19878142</text:p>
          </table:table-cell>
          <table:table-cell office:value-type="float" office:value="277990">
            <text:p>277990</text:p>
          </table:table-cell>
          <table:table-cell office:value-type="float" office:value="229360">
            <text:p>229360</text:p>
          </table:table-cell>
          <table:table-cell office:value-type="float" office:value="5123584341">
            <text:p>5123584341</text:p>
          </table:table-cell>
          <table:table-cell office:value-type="float" office:value="316861">
            <text:p>316861</text:p>
          </table:table-cell>
          <table:table-cell office:value-type="float" office:value="238323">
            <text:p>238323</text:p>
          </table:table-cell>
          <table:table-cell office:value-type="float" office:value="202315">
            <text:p>202315</text:p>
          </table:table-cell>
          <table:table-cell office:value-type="float" office:value="25503880">
            <text:p>25503880</text:p>
          </table:table-cell>
          <table:table-cell office:value-type="float" office:value="298476">
            <text:p>298476</text:p>
          </table:table-cell>
          <table:table-cell office:value-type="float" office:value="288407">
            <text:p>288407</text:p>
          </table:table-cell>
          <table:table-cell/>
        </table:table-row>
        <table:table-row table:style-name="ro1">
          <table:table-cell office:value-type="float" office:value="5900999008">
            <text:p>5900999008</text:p>
          </table:table-cell>
          <table:table-cell office:value-type="float" office:value="194500">
            <text:p>194500</text:p>
          </table:table-cell>
          <table:table-cell office:value-type="float" office:value="153324">
            <text:p>153324</text:p>
          </table:table-cell>
          <table:table-cell office:value-type="float" office:value="285791">
            <text:p>285791</text:p>
          </table:table-cell>
          <table:table-cell office:value-type="float" office:value="1170116">
            <text:p>1170116</text:p>
          </table:table-cell>
          <table:table-cell office:value-type="float" office:value="445045">
            <text:p>445045</text:p>
          </table:table-cell>
          <table:table-cell office:value-type="float" office:value="244780">
            <text:p>244780</text:p>
          </table:table-cell>
          <table:table-cell office:value-type="float" office:value="3130857245">
            <text:p>3130857245</text:p>
          </table:table-cell>
          <table:table-cell office:value-type="float" office:value="253498">
            <text:p>253498</text:p>
          </table:table-cell>
          <table:table-cell office:value-type="float" office:value="176852">
            <text:p>176852</text:p>
          </table:table-cell>
          <table:table-cell office:value-type="float" office:value="189756">
            <text:p>189756</text:p>
          </table:table-cell>
          <table:table-cell office:value-type="float" office:value="25557797">
            <text:p>25557797</text:p>
          </table:table-cell>
          <table:table-cell office:value-type="float" office:value="408154">
            <text:p>408154</text:p>
          </table:table-cell>
          <table:table-cell office:value-type="float" office:value="258692">
            <text:p>258692</text:p>
          </table:table-cell>
          <table:table-cell office:value-type="float" office:value="5215281949">
            <text:p>5215281949</text:p>
          </table:table-cell>
          <table:table-cell office:value-type="float" office:value="201162">
            <text:p>201162</text:p>
          </table:table-cell>
          <table:table-cell office:value-type="float" office:value="161638">
            <text:p>161638</text:p>
          </table:table-cell>
          <table:table-cell office:value-type="float" office:value="177300">
            <text:p>177300</text:p>
          </table:table-cell>
          <table:table-cell office:value-type="float" office:value="800234">
            <text:p>800234</text:p>
          </table:table-cell>
          <table:table-cell office:value-type="float" office:value="403743">
            <text:p>403743</text:p>
          </table:table-cell>
          <table:table-cell office:value-type="float" office:value="294776">
            <text:p>294776</text:p>
          </table:table-cell>
          <table:table-cell/>
        </table:table-row>
        <table:table-row table:style-name="ro1">
          <table:table-cell office:value-type="float" office:value="6746342681">
            <text:p>6746342681</text:p>
          </table:table-cell>
          <table:table-cell office:value-type="float" office:value="227628">
            <text:p>227628</text:p>
          </table:table-cell>
          <table:table-cell office:value-type="float" office:value="172491">
            <text:p>172491</text:p>
          </table:table-cell>
          <table:table-cell office:value-type="float" office:value="193649">
            <text:p>193649</text:p>
          </table:table-cell>
          <table:table-cell office:value-type="float" office:value="791288">
            <text:p>791288</text:p>
          </table:table-cell>
          <table:table-cell office:value-type="float" office:value="277374">
            <text:p>277374</text:p>
          </table:table-cell>
          <table:table-cell office:value-type="float" office:value="236490">
            <text:p>236490</text:p>
          </table:table-cell>
          <table:table-cell office:value-type="float" office:value="2419045722">
            <text:p>2419045722</text:p>
          </table:table-cell>
          <table:table-cell office:value-type="float" office:value="204150">
            <text:p>204150</text:p>
          </table:table-cell>
          <table:table-cell office:value-type="float" office:value="208660">
            <text:p>208660</text:p>
          </table:table-cell>
          <table:table-cell office:value-type="float" office:value="169442">
            <text:p>169442</text:p>
          </table:table-cell>
          <table:table-cell office:value-type="float" office:value="60822289">
            <text:p>60822289</text:p>
          </table:table-cell>
          <table:table-cell office:value-type="float" office:value="324352">
            <text:p>324352</text:p>
          </table:table-cell>
          <table:table-cell office:value-type="float" office:value="288775">
            <text:p>288775</text:p>
          </table:table-cell>
          <table:table-cell office:value-type="float" office:value="4074331350">
            <text:p>4074331350</text:p>
          </table:table-cell>
          <table:table-cell office:value-type="float" office:value="203568">
            <text:p>203568</text:p>
          </table:table-cell>
          <table:table-cell office:value-type="float" office:value="171342">
            <text:p>171342</text:p>
          </table:table-cell>
          <table:table-cell office:value-type="float" office:value="187905">
            <text:p>187905</text:p>
          </table:table-cell>
          <table:table-cell office:value-type="float" office:value="8357248">
            <text:p>8357248</text:p>
          </table:table-cell>
          <table:table-cell office:value-type="float" office:value="273060">
            <text:p>273060</text:p>
          </table:table-cell>
          <table:table-cell office:value-type="float" office:value="230366">
            <text:p>230366</text:p>
          </table:table-cell>
          <table:table-cell/>
        </table:table-row>
        <table:table-row table:style-name="ro1">
          <table:table-cell office:value-type="float" office:value="13008492603">
            <text:p>13008492603</text:p>
          </table:table-cell>
          <table:table-cell office:value-type="float" office:value="198134">
            <text:p>198134</text:p>
          </table:table-cell>
          <table:table-cell office:value-type="float" office:value="175946">
            <text:p>175946</text:p>
          </table:table-cell>
          <table:table-cell office:value-type="float" office:value="3452970">
            <text:p>3452970</text:p>
          </table:table-cell>
          <table:table-cell office:value-type="float" office:value="5630842">
            <text:p>5630842</text:p>
          </table:table-cell>
          <table:table-cell office:value-type="float" office:value="362295">
            <text:p>362295</text:p>
          </table:table-cell>
          <table:table-cell office:value-type="float" office:value="238030">
            <text:p>238030</text:p>
          </table:table-cell>
          <table:table-cell office:value-type="float" office:value="7529333754">
            <text:p>7529333754</text:p>
          </table:table-cell>
          <table:table-cell office:value-type="float" office:value="240503">
            <text:p>240503</text:p>
          </table:table-cell>
          <table:table-cell office:value-type="float" office:value="167474">
            <text:p>167474</text:p>
          </table:table-cell>
          <table:table-cell office:value-type="float" office:value="171852">
            <text:p>171852</text:p>
          </table:table-cell>
          <table:table-cell office:value-type="float" office:value="368966">
            <text:p>368966</text:p>
          </table:table-cell>
          <table:table-cell office:value-type="float" office:value="453314">
            <text:p>453314</text:p>
          </table:table-cell>
          <table:table-cell office:value-type="float" office:value="284076">
            <text:p>284076</text:p>
          </table:table-cell>
          <table:table-cell office:value-type="float" office:value="3186337851">
            <text:p>3186337851</text:p>
          </table:table-cell>
          <table:table-cell office:value-type="float" office:value="261972">
            <text:p>261972</text:p>
          </table:table-cell>
          <table:table-cell office:value-type="float" office:value="251026">
            <text:p>251026</text:p>
          </table:table-cell>
          <table:table-cell office:value-type="float" office:value="277151">
            <text:p>277151</text:p>
          </table:table-cell>
          <table:table-cell office:value-type="float" office:value="18021799">
            <text:p>18021799</text:p>
          </table:table-cell>
          <table:table-cell office:value-type="float" office:value="353857">
            <text:p>353857</text:p>
          </table:table-cell>
          <table:table-cell office:value-type="float" office:value="330025">
            <text:p>330025</text:p>
          </table:table-cell>
          <table:table-cell/>
        </table:table-row>
        <table:table-row table:style-name="ro1">
          <table:table-cell office:value-type="float" office:value="36898699085">
            <text:p>36898699085</text:p>
          </table:table-cell>
          <table:table-cell office:value-type="float" office:value="220090">
            <text:p>220090</text:p>
          </table:table-cell>
          <table:table-cell office:value-type="float" office:value="280726">
            <text:p>280726</text:p>
          </table:table-cell>
          <table:table-cell office:value-type="float" office:value="169174">
            <text:p>169174</text:p>
          </table:table-cell>
          <table:table-cell office:value-type="float" office:value="2404336">
            <text:p>2404336</text:p>
          </table:table-cell>
          <table:table-cell office:value-type="float" office:value="1744047">
            <text:p>1744047</text:p>
          </table:table-cell>
          <table:table-cell office:value-type="float" office:value="282052">
            <text:p>282052</text:p>
          </table:table-cell>
          <table:table-cell office:value-type="float" office:value="714461384">
            <text:p>714461384</text:p>
          </table:table-cell>
          <table:table-cell office:value-type="float" office:value="203724">
            <text:p>203724</text:p>
          </table:table-cell>
          <table:table-cell office:value-type="float" office:value="192676">
            <text:p>192676</text:p>
          </table:table-cell>
          <table:table-cell office:value-type="float" office:value="208455">
            <text:p>208455</text:p>
          </table:table-cell>
          <table:table-cell office:value-type="float" office:value="19545319">
            <text:p>19545319</text:p>
          </table:table-cell>
          <table:table-cell office:value-type="float" office:value="367060">
            <text:p>367060</text:p>
          </table:table-cell>
          <table:table-cell office:value-type="float" office:value="238394">
            <text:p>238394</text:p>
          </table:table-cell>
          <table:table-cell office:value-type="float" office:value="1951263941">
            <text:p>1951263941</text:p>
          </table:table-cell>
          <table:table-cell office:value-type="float" office:value="242943">
            <text:p>242943</text:p>
          </table:table-cell>
          <table:table-cell office:value-type="float" office:value="205322">
            <text:p>205322</text:p>
          </table:table-cell>
          <table:table-cell office:value-type="float" office:value="159780">
            <text:p>159780</text:p>
          </table:table-cell>
          <table:table-cell office:value-type="float" office:value="6854360">
            <text:p>6854360</text:p>
          </table:table-cell>
          <table:table-cell office:value-type="float" office:value="335816">
            <text:p>335816</text:p>
          </table:table-cell>
          <table:table-cell office:value-type="float" office:value="270946">
            <text:p>270946</text:p>
          </table:table-cell>
          <table:table-cell/>
        </table:table-row>
        <table:table-row table:style-name="ro1">
          <table:table-cell office:value-type="float" office:value="3478493514">
            <text:p>3478493514</text:p>
          </table:table-cell>
          <table:table-cell office:value-type="float" office:value="193928">
            <text:p>193928</text:p>
          </table:table-cell>
          <table:table-cell office:value-type="float" office:value="180942">
            <text:p>180942</text:p>
          </table:table-cell>
          <table:table-cell office:value-type="float" office:value="175602">
            <text:p>175602</text:p>
          </table:table-cell>
          <table:table-cell office:value-type="float" office:value="7756367">
            <text:p>7756367</text:p>
          </table:table-cell>
          <table:table-cell office:value-type="float" office:value="377471">
            <text:p>377471</text:p>
          </table:table-cell>
          <table:table-cell office:value-type="float" office:value="342180">
            <text:p>342180</text:p>
          </table:table-cell>
          <table:table-cell office:value-type="float" office:value="2966963069">
            <text:p>2966963069</text:p>
          </table:table-cell>
          <table:table-cell office:value-type="float" office:value="229791">
            <text:p>229791</text:p>
          </table:table-cell>
          <table:table-cell office:value-type="float" office:value="249753">
            <text:p>249753</text:p>
          </table:table-cell>
          <table:table-cell office:value-type="float" office:value="203407">
            <text:p>203407</text:p>
          </table:table-cell>
          <table:table-cell office:value-type="float" office:value="2827452">
            <text:p>2827452</text:p>
          </table:table-cell>
          <table:table-cell office:value-type="float" office:value="326298">
            <text:p>326298</text:p>
          </table:table-cell>
          <table:table-cell office:value-type="float" office:value="258350">
            <text:p>258350</text:p>
          </table:table-cell>
          <table:table-cell office:value-type="float" office:value="14463459047">
            <text:p>14463459047</text:p>
          </table:table-cell>
          <table:table-cell office:value-type="float" office:value="204052">
            <text:p>204052</text:p>
          </table:table-cell>
          <table:table-cell office:value-type="float" office:value="164844">
            <text:p>164844</text:p>
          </table:table-cell>
          <table:table-cell office:value-type="float" office:value="2804306">
            <text:p>2804306</text:p>
          </table:table-cell>
          <table:table-cell office:value-type="float" office:value="33269326">
            <text:p>33269326</text:p>
          </table:table-cell>
          <table:table-cell office:value-type="float" office:value="275146">
            <text:p>275146</text:p>
          </table:table-cell>
          <table:table-cell office:value-type="float" office:value="222802">
            <text:p>222802</text:p>
          </table:table-cell>
          <table:table-cell/>
        </table:table-row>
        <table:table-row table:style-name="ro1">
          <table:table-cell office:value-type="float" office:value="13523453434">
            <text:p>13523453434</text:p>
          </table:table-cell>
          <table:table-cell office:value-type="float" office:value="301008">
            <text:p>301008</text:p>
          </table:table-cell>
          <table:table-cell office:value-type="float" office:value="160846">
            <text:p>160846</text:p>
          </table:table-cell>
          <table:table-cell office:value-type="float" office:value="188237">
            <text:p>188237</text:p>
          </table:table-cell>
          <table:table-cell office:value-type="float" office:value="5400408">
            <text:p>5400408</text:p>
          </table:table-cell>
          <table:table-cell office:value-type="float" office:value="285926">
            <text:p>285926</text:p>
          </table:table-cell>
          <table:table-cell office:value-type="float" office:value="224936">
            <text:p>224936</text:p>
          </table:table-cell>
          <table:table-cell office:value-type="float" office:value="34478542901">
            <text:p>34478542901</text:p>
          </table:table-cell>
          <table:table-cell office:value-type="float" office:value="205322">
            <text:p>205322</text:p>
          </table:table-cell>
          <table:table-cell office:value-type="float" office:value="168770">
            <text:p>168770</text:p>
          </table:table-cell>
          <table:table-cell office:value-type="float" office:value="256313">
            <text:p>256313</text:p>
          </table:table-cell>
          <table:table-cell office:value-type="float" office:value="4719426">
            <text:p>4719426</text:p>
          </table:table-cell>
          <table:table-cell office:value-type="float" office:value="360814">
            <text:p>360814</text:p>
          </table:table-cell>
          <table:table-cell office:value-type="float" office:value="331957">
            <text:p>331957</text:p>
          </table:table-cell>
          <table:table-cell office:value-type="float" office:value="6224309499">
            <text:p>6224309499</text:p>
          </table:table-cell>
          <table:table-cell office:value-type="float" office:value="445239">
            <text:p>445239</text:p>
          </table:table-cell>
          <table:table-cell office:value-type="float" office:value="225929">
            <text:p>225929</text:p>
          </table:table-cell>
          <table:table-cell office:value-type="float" office:value="179972">
            <text:p>179972</text:p>
          </table:table-cell>
          <table:table-cell office:value-type="float" office:value="61354668">
            <text:p>61354668</text:p>
          </table:table-cell>
          <table:table-cell office:value-type="float" office:value="295118">
            <text:p>295118</text:p>
          </table:table-cell>
          <table:table-cell office:value-type="float" office:value="401523">
            <text:p>401523</text:p>
          </table:table-cell>
          <table:table-cell/>
        </table:table-row>
        <table:table-row table:style-name="ro1">
          <table:table-cell office:value-type="float" office:value="5174879652">
            <text:p>5174879652</text:p>
          </table:table-cell>
          <table:table-cell office:value-type="float" office:value="195910">
            <text:p>195910</text:p>
          </table:table-cell>
          <table:table-cell office:value-type="float" office:value="158342">
            <text:p>158342</text:p>
          </table:table-cell>
          <table:table-cell office:value-type="float" office:value="188137">
            <text:p>188137</text:p>
          </table:table-cell>
          <table:table-cell office:value-type="float" office:value="19361748">
            <text:p>19361748</text:p>
          </table:table-cell>
          <table:table-cell office:value-type="float" office:value="764931">
            <text:p>764931</text:p>
          </table:table-cell>
          <table:table-cell office:value-type="float" office:value="281397">
            <text:p>281397</text:p>
          </table:table-cell>
          <table:table-cell office:value-type="float" office:value="699349884">
            <text:p>699349884</text:p>
          </table:table-cell>
          <table:table-cell office:value-type="float" office:value="256961">
            <text:p>256961</text:p>
          </table:table-cell>
          <table:table-cell office:value-type="float" office:value="274720">
            <text:p>274720</text:p>
          </table:table-cell>
          <table:table-cell office:value-type="float" office:value="171274">
            <text:p>171274</text:p>
          </table:table-cell>
          <table:table-cell office:value-type="float" office:value="27405336">
            <text:p>27405336</text:p>
          </table:table-cell>
          <table:table-cell office:value-type="float" office:value="275038">
            <text:p>275038</text:p>
          </table:table-cell>
          <table:table-cell office:value-type="float" office:value="262258">
            <text:p>262258</text:p>
          </table:table-cell>
          <table:table-cell office:value-type="float" office:value="5369949448">
            <text:p>5369949448</text:p>
          </table:table-cell>
          <table:table-cell office:value-type="float" office:value="318506">
            <text:p>318506</text:p>
          </table:table-cell>
          <table:table-cell office:value-type="float" office:value="212864">
            <text:p>212864</text:p>
          </table:table-cell>
          <table:table-cell office:value-type="float" office:value="176720">
            <text:p>176720</text:p>
          </table:table-cell>
          <table:table-cell office:value-type="float" office:value="26713808">
            <text:p>26713808</text:p>
          </table:table-cell>
          <table:table-cell office:value-type="float" office:value="336351">
            <text:p>336351</text:p>
          </table:table-cell>
          <table:table-cell office:value-type="float" office:value="411162">
            <text:p>411162</text:p>
          </table:table-cell>
          <table:table-cell/>
        </table:table-row>
        <table:table-row table:style-name="ro1">
          <table:table-cell office:value-type="float" office:value="31300696102">
            <text:p>31300696102</text:p>
          </table:table-cell>
          <table:table-cell office:value-type="float" office:value="200164">
            <text:p>200164</text:p>
          </table:table-cell>
          <table:table-cell office:value-type="float" office:value="163606">
            <text:p>163606</text:p>
          </table:table-cell>
          <table:table-cell office:value-type="float" office:value="162688">
            <text:p>162688</text:p>
          </table:table-cell>
          <table:table-cell office:value-type="float" office:value="3923506">
            <text:p>3923506</text:p>
          </table:table-cell>
          <table:table-cell office:value-type="float" office:value="320805">
            <text:p>320805</text:p>
          </table:table-cell>
          <table:table-cell office:value-type="float" office:value="304840">
            <text:p>304840</text:p>
          </table:table-cell>
          <table:table-cell office:value-type="float" office:value="8800109399">
            <text:p>8800109399</text:p>
          </table:table-cell>
          <table:table-cell office:value-type="float" office:value="248213">
            <text:p>248213</text:p>
          </table:table-cell>
          <table:table-cell office:value-type="float" office:value="215420">
            <text:p>215420</text:p>
          </table:table-cell>
          <table:table-cell office:value-type="float" office:value="217685">
            <text:p>217685</text:p>
          </table:table-cell>
          <table:table-cell office:value-type="float" office:value="34377179">
            <text:p>34377179</text:p>
          </table:table-cell>
          <table:table-cell office:value-type="float" office:value="284250">
            <text:p>284250</text:p>
          </table:table-cell>
          <table:table-cell office:value-type="float" office:value="243038">
            <text:p>243038</text:p>
          </table:table-cell>
          <table:table-cell office:value-type="float" office:value="7445237483">
            <text:p>7445237483</text:p>
          </table:table-cell>
          <table:table-cell office:value-type="float" office:value="216556">
            <text:p>216556</text:p>
          </table:table-cell>
          <table:table-cell office:value-type="float" office:value="164390">
            <text:p>164390</text:p>
          </table:table-cell>
          <table:table-cell office:value-type="float" office:value="181398">
            <text:p>181398</text:p>
          </table:table-cell>
          <table:table-cell office:value-type="float" office:value="9066338">
            <text:p>9066338</text:p>
          </table:table-cell>
          <table:table-cell office:value-type="float" office:value="340905">
            <text:p>340905</text:p>
          </table:table-cell>
          <table:table-cell office:value-type="float" office:value="242004">
            <text:p>242004</text:p>
          </table:table-cell>
          <table:table-cell/>
        </table:table-row>
        <table:table-row table:style-name="ro1">
          <table:table-cell office:value-type="float" office:value="8412202334">
            <text:p>8412202334</text:p>
          </table:table-cell>
          <table:table-cell office:value-type="float" office:value="332760">
            <text:p>332760</text:p>
          </table:table-cell>
          <table:table-cell office:value-type="float" office:value="172914">
            <text:p>172914</text:p>
          </table:table-cell>
          <table:table-cell office:value-type="float" office:value="155748">
            <text:p>155748</text:p>
          </table:table-cell>
          <table:table-cell office:value-type="float" office:value="6214506">
            <text:p>6214506</text:p>
          </table:table-cell>
          <table:table-cell office:value-type="float" office:value="279738">
            <text:p>279738</text:p>
          </table:table-cell>
          <table:table-cell office:value-type="float" office:value="318872">
            <text:p>318872</text:p>
          </table:table-cell>
          <table:table-cell office:value-type="float" office:value="7175930544">
            <text:p>7175930544</text:p>
          </table:table-cell>
          <table:table-cell office:value-type="float" office:value="332601">
            <text:p>332601</text:p>
          </table:table-cell>
          <table:table-cell office:value-type="float" office:value="179334">
            <text:p>179334</text:p>
          </table:table-cell>
          <table:table-cell office:value-type="float" office:value="163766">
            <text:p>163766</text:p>
          </table:table-cell>
          <table:table-cell office:value-type="float" office:value="42081934">
            <text:p>42081934</text:p>
          </table:table-cell>
          <table:table-cell office:value-type="float" office:value="327424">
            <text:p>327424</text:p>
          </table:table-cell>
          <table:table-cell office:value-type="float" office:value="305805">
            <text:p>305805</text:p>
          </table:table-cell>
          <table:table-cell office:value-type="float" office:value="11406633124">
            <text:p>11406633124</text:p>
          </table:table-cell>
          <table:table-cell office:value-type="float" office:value="251088">
            <text:p>251088</text:p>
          </table:table-cell>
          <table:table-cell office:value-type="float" office:value="174178">
            <text:p>174178</text:p>
          </table:table-cell>
          <table:table-cell office:value-type="float" office:value="170380">
            <text:p>170380</text:p>
          </table:table-cell>
          <table:table-cell office:value-type="float" office:value="370326">
            <text:p>370326</text:p>
          </table:table-cell>
          <table:table-cell office:value-type="float" office:value="282524">
            <text:p>282524</text:p>
          </table:table-cell>
          <table:table-cell office:value-type="float" office:value="249680">
            <text:p>249680</text:p>
          </table:table-cell>
          <table:table-cell/>
        </table:table-row>
        <table:table-row table:style-name="ro1">
          <table:table-cell office:value-type="float" office:value="2998067236">
            <text:p>2998067236</text:p>
          </table:table-cell>
          <table:table-cell office:value-type="float" office:value="285697">
            <text:p>285697</text:p>
          </table:table-cell>
          <table:table-cell office:value-type="float" office:value="155170">
            <text:p>155170</text:p>
          </table:table-cell>
          <table:table-cell office:value-type="float" office:value="159810">
            <text:p>159810</text:p>
          </table:table-cell>
          <table:table-cell office:value-type="float" office:value="8284458">
            <text:p>8284458</text:p>
          </table:table-cell>
          <table:table-cell office:value-type="float" office:value="397981">
            <text:p>397981</text:p>
          </table:table-cell>
          <table:table-cell office:value-type="float" office:value="251100">
            <text:p>251100</text:p>
          </table:table-cell>
          <table:table-cell office:value-type="float" office:value="3518031783">
            <text:p>3518031783</text:p>
          </table:table-cell>
          <table:table-cell office:value-type="float" office:value="202294">
            <text:p>202294</text:p>
          </table:table-cell>
          <table:table-cell office:value-type="float" office:value="267302">
            <text:p>267302</text:p>
          </table:table-cell>
          <table:table-cell office:value-type="float" office:value="258118">
            <text:p>258118</text:p>
          </table:table-cell>
          <table:table-cell office:value-type="float" office:value="10419422">
            <text:p>10419422</text:p>
          </table:table-cell>
          <table:table-cell office:value-type="float" office:value="290350">
            <text:p>290350</text:p>
          </table:table-cell>
          <table:table-cell office:value-type="float" office:value="256158">
            <text:p>256158</text:p>
          </table:table-cell>
          <table:table-cell office:value-type="float" office:value="1380205032">
            <text:p>1380205032</text:p>
          </table:table-cell>
          <table:table-cell office:value-type="float" office:value="204196">
            <text:p>204196</text:p>
          </table:table-cell>
          <table:table-cell office:value-type="float" office:value="163842">
            <text:p>163842</text:p>
          </table:table-cell>
          <table:table-cell office:value-type="float" office:value="159154">
            <text:p>159154</text:p>
          </table:table-cell>
          <table:table-cell office:value-type="float" office:value="24660105">
            <text:p>24660105</text:p>
          </table:table-cell>
          <table:table-cell office:value-type="float" office:value="304342">
            <text:p>304342</text:p>
          </table:table-cell>
          <table:table-cell office:value-type="float" office:value="298616">
            <text:p>298616</text:p>
          </table:table-cell>
          <table:table-cell/>
        </table:table-row>
        <table:table-row table:style-name="ro1">
          <table:table-cell office:value-type="float" office:value="16050084578">
            <text:p>16050084578</text:p>
          </table:table-cell>
          <table:table-cell office:value-type="float" office:value="201802">
            <text:p>201802</text:p>
          </table:table-cell>
          <table:table-cell office:value-type="float" office:value="155530">
            <text:p>155530</text:p>
          </table:table-cell>
          <table:table-cell office:value-type="float" office:value="151374">
            <text:p>151374</text:p>
          </table:table-cell>
          <table:table-cell office:value-type="float" office:value="415391">
            <text:p>415391</text:p>
          </table:table-cell>
          <table:table-cell office:value-type="float" office:value="267176">
            <text:p>267176</text:p>
          </table:table-cell>
          <table:table-cell office:value-type="float" office:value="242480">
            <text:p>242480</text:p>
          </table:table-cell>
          <table:table-cell office:value-type="float" office:value="8107393925">
            <text:p>8107393925</text:p>
          </table:table-cell>
          <table:table-cell office:value-type="float" office:value="223832">
            <text:p>223832</text:p>
          </table:table-cell>
          <table:table-cell office:value-type="float" office:value="177242">
            <text:p>177242</text:p>
          </table:table-cell>
          <table:table-cell office:value-type="float" office:value="322306">
            <text:p>322306</text:p>
          </table:table-cell>
          <table:table-cell office:value-type="float" office:value="544478">
            <text:p>544478</text:p>
          </table:table-cell>
          <table:table-cell office:value-type="float" office:value="436248">
            <text:p>436248</text:p>
          </table:table-cell>
          <table:table-cell office:value-type="float" office:value="276239">
            <text:p>276239</text:p>
          </table:table-cell>
          <table:table-cell office:value-type="float" office:value="852168532">
            <text:p>852168532</text:p>
          </table:table-cell>
          <table:table-cell office:value-type="float" office:value="205496">
            <text:p>205496</text:p>
          </table:table-cell>
          <table:table-cell office:value-type="float" office:value="258549">
            <text:p>258549</text:p>
          </table:table-cell>
          <table:table-cell office:value-type="float" office:value="243696">
            <text:p>243696</text:p>
          </table:table-cell>
          <table:table-cell office:value-type="float" office:value="382167">
            <text:p>382167</text:p>
          </table:table-cell>
          <table:table-cell office:value-type="float" office:value="3081694">
            <text:p>3081694</text:p>
          </table:table-cell>
          <table:table-cell office:value-type="float" office:value="240684">
            <text:p>240684</text:p>
          </table:table-cell>
          <table:table-cell/>
        </table:table-row>
        <table:table-row table:style-name="ro1">
          <table:table-cell office:value-type="float" office:value="1492030129">
            <text:p>1492030129</text:p>
          </table:table-cell>
          <table:table-cell office:value-type="float" office:value="194902">
            <text:p>194902</text:p>
          </table:table-cell>
          <table:table-cell office:value-type="float" office:value="154752">
            <text:p>154752</text:p>
          </table:table-cell>
          <table:table-cell office:value-type="float" office:value="189510">
            <text:p>189510</text:p>
          </table:table-cell>
          <table:table-cell office:value-type="float" office:value="952752">
            <text:p>952752</text:p>
          </table:table-cell>
          <table:table-cell office:value-type="float" office:value="321623">
            <text:p>321623</text:p>
          </table:table-cell>
          <table:table-cell office:value-type="float" office:value="237750">
            <text:p>237750</text:p>
          </table:table-cell>
          <table:table-cell office:value-type="float" office:value="5587590938">
            <text:p>5587590938</text:p>
          </table:table-cell>
          <table:table-cell office:value-type="float" office:value="204668">
            <text:p>204668</text:p>
          </table:table-cell>
          <table:table-cell office:value-type="float" office:value="168708">
            <text:p>168708</text:p>
          </table:table-cell>
          <table:table-cell office:value-type="float" office:value="207836">
            <text:p>207836</text:p>
          </table:table-cell>
          <table:table-cell office:value-type="float" office:value="18069850">
            <text:p>18069850</text:p>
          </table:table-cell>
          <table:table-cell office:value-type="float" office:value="330571">
            <text:p>330571</text:p>
          </table:table-cell>
          <table:table-cell office:value-type="float" office:value="338591">
            <text:p>338591</text:p>
          </table:table-cell>
          <table:table-cell office:value-type="float" office:value="1302061050">
            <text:p>1302061050</text:p>
          </table:table-cell>
          <table:table-cell office:value-type="float" office:value="2376034">
            <text:p>2376034</text:p>
          </table:table-cell>
          <table:table-cell office:value-type="float" office:value="173344">
            <text:p>173344</text:p>
          </table:table-cell>
          <table:table-cell office:value-type="float" office:value="160504">
            <text:p>160504</text:p>
          </table:table-cell>
          <table:table-cell office:value-type="float" office:value="808103">
            <text:p>808103</text:p>
          </table:table-cell>
          <table:table-cell office:value-type="float" office:value="285908">
            <text:p>285908</text:p>
          </table:table-cell>
          <table:table-cell office:value-type="float" office:value="233624">
            <text:p>233624</text:p>
          </table:table-cell>
          <table:table-cell/>
        </table:table-row>
        <table:table-row table:style-name="ro1">
          <table:table-cell office:value-type="float" office:value="6740430215">
            <text:p>6740430215</text:p>
          </table:table-cell>
          <table:table-cell office:value-type="float" office:value="215911">
            <text:p>215911</text:p>
          </table:table-cell>
          <table:table-cell office:value-type="float" office:value="194225">
            <text:p>194225</text:p>
          </table:table-cell>
          <table:table-cell office:value-type="float" office:value="156340">
            <text:p>156340</text:p>
          </table:table-cell>
          <table:table-cell office:value-type="float" office:value="7366545">
            <text:p>7366545</text:p>
          </table:table-cell>
          <table:table-cell office:value-type="float" office:value="305446">
            <text:p>305446</text:p>
          </table:table-cell>
          <table:table-cell office:value-type="float" office:value="2996237">
            <text:p>2996237</text:p>
          </table:table-cell>
          <table:table-cell office:value-type="float" office:value="6431446254">
            <text:p>6431446254</text:p>
          </table:table-cell>
          <table:table-cell office:value-type="float" office:value="205242">
            <text:p>205242</text:p>
          </table:table-cell>
          <table:table-cell office:value-type="float" office:value="167804">
            <text:p>167804</text:p>
          </table:table-cell>
          <table:table-cell office:value-type="float" office:value="192948">
            <text:p>192948</text:p>
          </table:table-cell>
          <table:table-cell office:value-type="float" office:value="260326">
            <text:p>260326</text:p>
          </table:table-cell>
          <table:table-cell office:value-type="float" office:value="274214">
            <text:p>274214</text:p>
          </table:table-cell>
          <table:table-cell office:value-type="float" office:value="284420">
            <text:p>284420</text:p>
          </table:table-cell>
          <table:table-cell office:value-type="float" office:value="2376083726">
            <text:p>2376083726</text:p>
          </table:table-cell>
          <table:table-cell office:value-type="float" office:value="200130">
            <text:p>200130</text:p>
          </table:table-cell>
          <table:table-cell office:value-type="float" office:value="174312">
            <text:p>174312</text:p>
          </table:table-cell>
          <table:table-cell office:value-type="float" office:value="220137">
            <text:p>220137</text:p>
          </table:table-cell>
          <table:table-cell office:value-type="float" office:value="2799006">
            <text:p>2799006</text:p>
          </table:table-cell>
          <table:table-cell office:value-type="float" office:value="324762">
            <text:p>324762</text:p>
          </table:table-cell>
          <table:table-cell office:value-type="float" office:value="230800">
            <text:p>230800</text:p>
          </table:table-cell>
          <table:table-cell/>
        </table:table-row>
        <table:table-row table:style-name="ro1">
          <table:table-cell office:value-type="float" office:value="24565954702">
            <text:p>24565954702</text:p>
          </table:table-cell>
          <table:table-cell office:value-type="float" office:value="194544">
            <text:p>194544</text:p>
          </table:table-cell>
          <table:table-cell office:value-type="float" office:value="180089">
            <text:p>180089</text:p>
          </table:table-cell>
          <table:table-cell office:value-type="float" office:value="156458">
            <text:p>156458</text:p>
          </table:table-cell>
          <table:table-cell office:value-type="float" office:value="14667229">
            <text:p>14667229</text:p>
          </table:table-cell>
          <table:table-cell office:value-type="float" office:value="277308">
            <text:p>277308</text:p>
          </table:table-cell>
          <table:table-cell office:value-type="float" office:value="301102">
            <text:p>301102</text:p>
          </table:table-cell>
          <table:table-cell office:value-type="float" office:value="2730052203">
            <text:p>2730052203</text:p>
          </table:table-cell>
          <table:table-cell office:value-type="float" office:value="267735">
            <text:p>267735</text:p>
          </table:table-cell>
          <table:table-cell office:value-type="float" office:value="239781">
            <text:p>239781</text:p>
          </table:table-cell>
          <table:table-cell office:value-type="float" office:value="193150">
            <text:p>193150</text:p>
          </table:table-cell>
          <table:table-cell office:value-type="float" office:value="264352">
            <text:p>264352</text:p>
          </table:table-cell>
          <table:table-cell office:value-type="float" office:value="278598">
            <text:p>278598</text:p>
          </table:table-cell>
          <table:table-cell office:value-type="float" office:value="244944">
            <text:p>244944</text:p>
          </table:table-cell>
          <table:table-cell office:value-type="float" office:value="5043517842">
            <text:p>5043517842</text:p>
          </table:table-cell>
          <table:table-cell office:value-type="float" office:value="203352">
            <text:p>203352</text:p>
          </table:table-cell>
          <table:table-cell office:value-type="float" office:value="202572">
            <text:p>202572</text:p>
          </table:table-cell>
          <table:table-cell office:value-type="float" office:value="190234">
            <text:p>190234</text:p>
          </table:table-cell>
          <table:table-cell office:value-type="float" office:value="2169536">
            <text:p>2169536</text:p>
          </table:table-cell>
          <table:table-cell office:value-type="float" office:value="337461">
            <text:p>337461</text:p>
          </table:table-cell>
          <table:table-cell office:value-type="float" office:value="241540">
            <text:p>241540</text:p>
          </table:table-cell>
          <table:table-cell/>
        </table:table-row>
        <table:table-row table:style-name="ro1">
          <table:table-cell office:value-type="float" office:value="25548498637">
            <text:p>25548498637</text:p>
          </table:table-cell>
          <table:table-cell office:value-type="float" office:value="196436">
            <text:p>196436</text:p>
          </table:table-cell>
          <table:table-cell office:value-type="float" office:value="169338">
            <text:p>169338</text:p>
          </table:table-cell>
          <table:table-cell office:value-type="float" office:value="161284">
            <text:p>161284</text:p>
          </table:table-cell>
          <table:table-cell office:value-type="float" office:value="246086">
            <text:p>246086</text:p>
          </table:table-cell>
          <table:table-cell office:value-type="float" office:value="299489">
            <text:p>299489</text:p>
          </table:table-cell>
          <table:table-cell office:value-type="float" office:value="279055">
            <text:p>279055</text:p>
          </table:table-cell>
          <table:table-cell office:value-type="float" office:value="1730738561">
            <text:p>1730738561</text:p>
          </table:table-cell>
          <table:table-cell office:value-type="float" office:value="246774">
            <text:p>246774</text:p>
          </table:table-cell>
          <table:table-cell office:value-type="float" office:value="191858">
            <text:p>191858</text:p>
          </table:table-cell>
          <table:table-cell office:value-type="float" office:value="161496">
            <text:p>161496</text:p>
          </table:table-cell>
          <table:table-cell office:value-type="float" office:value="41421585">
            <text:p>41421585</text:p>
          </table:table-cell>
          <table:table-cell office:value-type="float" office:value="288408">
            <text:p>288408</text:p>
          </table:table-cell>
          <table:table-cell office:value-type="float" office:value="234668">
            <text:p>234668</text:p>
          </table:table-cell>
          <table:table-cell office:value-type="float" office:value="5458522905">
            <text:p>5458522905</text:p>
          </table:table-cell>
          <table:table-cell office:value-type="float" office:value="202768">
            <text:p>202768</text:p>
          </table:table-cell>
          <table:table-cell office:value-type="float" office:value="223458">
            <text:p>223458</text:p>
          </table:table-cell>
          <table:table-cell office:value-type="float" office:value="186709">
            <text:p>186709</text:p>
          </table:table-cell>
          <table:table-cell office:value-type="float" office:value="16068093">
            <text:p>16068093</text:p>
          </table:table-cell>
          <table:table-cell office:value-type="float" office:value="346288">
            <text:p>346288</text:p>
          </table:table-cell>
          <table:table-cell office:value-type="float" office:value="286282">
            <text:p>286282</text:p>
          </table:table-cell>
          <table:table-cell/>
        </table:table-row>
        <table:table-row table:style-name="ro1">
          <table:table-cell office:value-type="float" office:value="2576702701">
            <text:p>2576702701</text:p>
          </table:table-cell>
          <table:table-cell office:value-type="float" office:value="226614">
            <text:p>226614</text:p>
          </table:table-cell>
          <table:table-cell office:value-type="float" office:value="258035">
            <text:p>258035</text:p>
          </table:table-cell>
          <table:table-cell office:value-type="float" office:value="154746">
            <text:p>154746</text:p>
          </table:table-cell>
          <table:table-cell office:value-type="float" office:value="6714236">
            <text:p>6714236</text:p>
          </table:table-cell>
          <table:table-cell office:value-type="float" office:value="267198">
            <text:p>267198</text:p>
          </table:table-cell>
          <table:table-cell office:value-type="float" office:value="264227">
            <text:p>264227</text:p>
          </table:table-cell>
          <table:table-cell office:value-type="float" office:value="32042704074">
            <text:p>32042704074</text:p>
          </table:table-cell>
          <table:table-cell office:value-type="float" office:value="215118">
            <text:p>215118</text:p>
          </table:table-cell>
          <table:table-cell office:value-type="float" office:value="169126">
            <text:p>169126</text:p>
          </table:table-cell>
          <table:table-cell office:value-type="float" office:value="164070">
            <text:p>164070</text:p>
          </table:table-cell>
          <table:table-cell office:value-type="float" office:value="321262">
            <text:p>321262</text:p>
          </table:table-cell>
          <table:table-cell office:value-type="float" office:value="340768">
            <text:p>340768</text:p>
          </table:table-cell>
          <table:table-cell office:value-type="float" office:value="224366">
            <text:p>224366</text:p>
          </table:table-cell>
          <table:table-cell office:value-type="float" office:value="3521640358">
            <text:p>3521640358</text:p>
          </table:table-cell>
          <table:table-cell office:value-type="float" office:value="201234">
            <text:p>201234</text:p>
          </table:table-cell>
          <table:table-cell office:value-type="float" office:value="166198">
            <text:p>166198</text:p>
          </table:table-cell>
          <table:table-cell office:value-type="float" office:value="283186">
            <text:p>283186</text:p>
          </table:table-cell>
          <table:table-cell office:value-type="float" office:value="22433739">
            <text:p>22433739</text:p>
          </table:table-cell>
          <table:table-cell office:value-type="float" office:value="324154">
            <text:p>324154</text:p>
          </table:table-cell>
          <table:table-cell office:value-type="float" office:value="236368">
            <text:p>236368</text:p>
          </table:table-cell>
          <table:table-cell/>
        </table:table-row>
        <table:table-row table:style-name="ro1">
          <table:table-cell office:value-type="float" office:value="1253405441">
            <text:p>1253405441</text:p>
          </table:table-cell>
          <table:table-cell office:value-type="float" office:value="308458">
            <text:p>308458</text:p>
          </table:table-cell>
          <table:table-cell office:value-type="float" office:value="184783">
            <text:p>184783</text:p>
          </table:table-cell>
          <table:table-cell office:value-type="float" office:value="210360">
            <text:p>210360</text:p>
          </table:table-cell>
          <table:table-cell office:value-type="float" office:value="273001">
            <text:p>273001</text:p>
          </table:table-cell>
          <table:table-cell office:value-type="float" office:value="327235">
            <text:p>327235</text:p>
          </table:table-cell>
          <table:table-cell office:value-type="float" office:value="278117">
            <text:p>278117</text:p>
          </table:table-cell>
          <table:table-cell office:value-type="float" office:value="2819140551">
            <text:p>2819140551</text:p>
          </table:table-cell>
          <table:table-cell office:value-type="float" office:value="233015">
            <text:p>233015</text:p>
          </table:table-cell>
          <table:table-cell office:value-type="float" office:value="170958">
            <text:p>170958</text:p>
          </table:table-cell>
          <table:table-cell office:value-type="float" office:value="190955">
            <text:p>190955</text:p>
          </table:table-cell>
          <table:table-cell office:value-type="float" office:value="1922288">
            <text:p>1922288</text:p>
          </table:table-cell>
          <table:table-cell office:value-type="float" office:value="279854">
            <text:p>279854</text:p>
          </table:table-cell>
          <table:table-cell office:value-type="float" office:value="432601">
            <text:p>432601</text:p>
          </table:table-cell>
          <table:table-cell office:value-type="float" office:value="8832533826">
            <text:p>8832533826</text:p>
          </table:table-cell>
          <table:table-cell office:value-type="float" office:value="234181">
            <text:p>234181</text:p>
          </table:table-cell>
          <table:table-cell office:value-type="float" office:value="169332">
            <text:p>169332</text:p>
          </table:table-cell>
          <table:table-cell office:value-type="float" office:value="164312">
            <text:p>164312</text:p>
          </table:table-cell>
          <table:table-cell office:value-type="float" office:value="10785686">
            <text:p>10785686</text:p>
          </table:table-cell>
          <table:table-cell office:value-type="float" office:value="414586">
            <text:p>414586</text:p>
          </table:table-cell>
          <table:table-cell office:value-type="float" office:value="276343">
            <text:p>276343</text:p>
          </table:table-cell>
          <table:table-cell/>
        </table:table-row>
        <table:table-row table:style-name="ro1">
          <table:table-cell office:value-type="float" office:value="2580577109">
            <text:p>2580577109</text:p>
          </table:table-cell>
          <table:table-cell office:value-type="float" office:value="230784">
            <text:p>230784</text:p>
          </table:table-cell>
          <table:table-cell office:value-type="float" office:value="155204">
            <text:p>155204</text:p>
          </table:table-cell>
          <table:table-cell office:value-type="float" office:value="261549">
            <text:p>261549</text:p>
          </table:table-cell>
          <table:table-cell office:value-type="float" office:value="21768904">
            <text:p>21768904</text:p>
          </table:table-cell>
          <table:table-cell office:value-type="float" office:value="267236">
            <text:p>267236</text:p>
          </table:table-cell>
          <table:table-cell office:value-type="float" office:value="286697">
            <text:p>286697</text:p>
          </table:table-cell>
          <table:table-cell office:value-type="float" office:value="1554488155">
            <text:p>1554488155</text:p>
          </table:table-cell>
          <table:table-cell office:value-type="float" office:value="312773">
            <text:p>312773</text:p>
          </table:table-cell>
          <table:table-cell office:value-type="float" office:value="294933">
            <text:p>294933</text:p>
          </table:table-cell>
          <table:table-cell office:value-type="float" office:value="233482">
            <text:p>233482</text:p>
          </table:table-cell>
          <table:table-cell office:value-type="float" office:value="19512279">
            <text:p>19512279</text:p>
          </table:table-cell>
          <table:table-cell office:value-type="float" office:value="289082">
            <text:p>289082</text:p>
          </table:table-cell>
          <table:table-cell office:value-type="float" office:value="228936">
            <text:p>228936</text:p>
          </table:table-cell>
          <table:table-cell office:value-type="float" office:value="8422607318">
            <text:p>8422607318</text:p>
          </table:table-cell>
          <table:table-cell office:value-type="float" office:value="204336">
            <text:p>204336</text:p>
          </table:table-cell>
          <table:table-cell office:value-type="float" office:value="194614">
            <text:p>194614</text:p>
          </table:table-cell>
          <table:table-cell office:value-type="float" office:value="160664">
            <text:p>160664</text:p>
          </table:table-cell>
          <table:table-cell office:value-type="float" office:value="542770">
            <text:p>542770</text:p>
          </table:table-cell>
          <table:table-cell office:value-type="float" office:value="352663">
            <text:p>352663</text:p>
          </table:table-cell>
          <table:table-cell office:value-type="float" office:value="242090">
            <text:p>242090</text:p>
          </table:table-cell>
          <table:table-cell/>
        </table:table-row>
        <table:table-row table:style-name="ro1">
          <table:table-cell office:value-type="float" office:value="1872083654">
            <text:p>1872083654</text:p>
          </table:table-cell>
          <table:table-cell office:value-type="float" office:value="266160">
            <text:p>266160</text:p>
          </table:table-cell>
          <table:table-cell office:value-type="float" office:value="155806">
            <text:p>155806</text:p>
          </table:table-cell>
          <table:table-cell office:value-type="float" office:value="170568">
            <text:p>170568</text:p>
          </table:table-cell>
          <table:table-cell office:value-type="float" office:value="2091298">
            <text:p>2091298</text:p>
          </table:table-cell>
          <table:table-cell office:value-type="float" office:value="526000">
            <text:p>526000</text:p>
          </table:table-cell>
          <table:table-cell office:value-type="float" office:value="270969">
            <text:p>270969</text:p>
          </table:table-cell>
          <table:table-cell office:value-type="float" office:value="3695622969">
            <text:p>3695622969</text:p>
          </table:table-cell>
          <table:table-cell office:value-type="float" office:value="304338">
            <text:p>304338</text:p>
          </table:table-cell>
          <table:table-cell office:value-type="float" office:value="296387">
            <text:p>296387</text:p>
          </table:table-cell>
          <table:table-cell office:value-type="float" office:value="188337">
            <text:p>188337</text:p>
          </table:table-cell>
          <table:table-cell office:value-type="float" office:value="751665">
            <text:p>751665</text:p>
          </table:table-cell>
          <table:table-cell office:value-type="float" office:value="298580">
            <text:p>298580</text:p>
          </table:table-cell>
          <table:table-cell office:value-type="float" office:value="259636">
            <text:p>259636</text:p>
          </table:table-cell>
          <table:table-cell office:value-type="float" office:value="34078219694">
            <text:p>34078219694</text:p>
          </table:table-cell>
          <table:table-cell office:value-type="float" office:value="240582">
            <text:p>240582</text:p>
          </table:table-cell>
          <table:table-cell office:value-type="float" office:value="242188">
            <text:p>242188</text:p>
          </table:table-cell>
          <table:table-cell office:value-type="float" office:value="281085">
            <text:p>281085</text:p>
          </table:table-cell>
          <table:table-cell office:value-type="float" office:value="2980331">
            <text:p>2980331</text:p>
          </table:table-cell>
          <table:table-cell office:value-type="float" office:value="267166">
            <text:p>267166</text:p>
          </table:table-cell>
          <table:table-cell office:value-type="float" office:value="267327">
            <text:p>267327</text:p>
          </table:table-cell>
          <table:table-cell/>
        </table:table-row>
        <table:table-row table:style-name="ro1">
          <table:table-cell office:value-type="float" office:value="6213019374">
            <text:p>6213019374</text:p>
          </table:table-cell>
          <table:table-cell office:value-type="float" office:value="218735">
            <text:p>218735</text:p>
          </table:table-cell>
          <table:table-cell office:value-type="float" office:value="251173">
            <text:p>251173</text:p>
          </table:table-cell>
          <table:table-cell office:value-type="float" office:value="223704">
            <text:p>223704</text:p>
          </table:table-cell>
          <table:table-cell office:value-type="float" office:value="39520940">
            <text:p>39520940</text:p>
          </table:table-cell>
          <table:table-cell office:value-type="float" office:value="315201">
            <text:p>315201</text:p>
          </table:table-cell>
          <table:table-cell office:value-type="float" office:value="253283">
            <text:p>253283</text:p>
          </table:table-cell>
          <table:table-cell office:value-type="float" office:value="4340090024">
            <text:p>4340090024</text:p>
          </table:table-cell>
          <table:table-cell office:value-type="float" office:value="317238">
            <text:p>317238</text:p>
          </table:table-cell>
          <table:table-cell office:value-type="float" office:value="174520">
            <text:p>174520</text:p>
          </table:table-cell>
          <table:table-cell office:value-type="float" office:value="170094">
            <text:p>170094</text:p>
          </table:table-cell>
          <table:table-cell office:value-type="float" office:value="4223052">
            <text:p>4223052</text:p>
          </table:table-cell>
          <table:table-cell office:value-type="float" office:value="408731">
            <text:p>408731</text:p>
          </table:table-cell>
          <table:table-cell office:value-type="float" office:value="255162">
            <text:p>255162</text:p>
          </table:table-cell>
          <table:table-cell office:value-type="float" office:value="30571876367">
            <text:p>30571876367</text:p>
          </table:table-cell>
          <table:table-cell office:value-type="float" office:value="352750">
            <text:p>352750</text:p>
          </table:table-cell>
          <table:table-cell office:value-type="float" office:value="203048">
            <text:p>203048</text:p>
          </table:table-cell>
          <table:table-cell office:value-type="float" office:value="159936">
            <text:p>159936</text:p>
          </table:table-cell>
          <table:table-cell office:value-type="float" office:value="38397119">
            <text:p>38397119</text:p>
          </table:table-cell>
          <table:table-cell office:value-type="float" office:value="292806">
            <text:p>292806</text:p>
          </table:table-cell>
          <table:table-cell office:value-type="float" office:value="239190">
            <text:p>239190</text:p>
          </table:table-cell>
          <table:table-cell/>
        </table:table-row>
        <table:table-row table:style-name="ro1">
          <table:table-cell office:value-type="float" office:value="3629098303">
            <text:p>3629098303</text:p>
          </table:table-cell>
          <table:table-cell office:value-type="float" office:value="195796">
            <text:p>195796</text:p>
          </table:table-cell>
          <table:table-cell office:value-type="float" office:value="235630">
            <text:p>235630</text:p>
          </table:table-cell>
          <table:table-cell office:value-type="float" office:value="156952">
            <text:p>156952</text:p>
          </table:table-cell>
          <table:table-cell office:value-type="float" office:value="1197178">
            <text:p>1197178</text:p>
          </table:table-cell>
          <table:table-cell office:value-type="float" office:value="439299">
            <text:p>439299</text:p>
          </table:table-cell>
          <table:table-cell office:value-type="float" office:value="236556">
            <text:p>236556</text:p>
          </table:table-cell>
          <table:table-cell office:value-type="float" office:value="9760698446">
            <text:p>9760698446</text:p>
          </table:table-cell>
          <table:table-cell office:value-type="float" office:value="206150">
            <text:p>206150</text:p>
          </table:table-cell>
          <table:table-cell office:value-type="float" office:value="166362">
            <text:p>166362</text:p>
          </table:table-cell>
          <table:table-cell office:value-type="float" office:value="232252">
            <text:p>232252</text:p>
          </table:table-cell>
          <table:table-cell office:value-type="float" office:value="23580994">
            <text:p>23580994</text:p>
          </table:table-cell>
          <table:table-cell office:value-type="float" office:value="311032">
            <text:p>311032</text:p>
          </table:table-cell>
          <table:table-cell office:value-type="float" office:value="242264">
            <text:p>242264</text:p>
          </table:table-cell>
          <table:table-cell office:value-type="float" office:value="6487001398">
            <text:p>6487001398</text:p>
          </table:table-cell>
          <table:table-cell office:value-type="float" office:value="2427537">
            <text:p>2427537</text:p>
          </table:table-cell>
          <table:table-cell office:value-type="float" office:value="198267">
            <text:p>198267</text:p>
          </table:table-cell>
          <table:table-cell office:value-type="float" office:value="182822">
            <text:p>182822</text:p>
          </table:table-cell>
          <table:table-cell office:value-type="float" office:value="433015">
            <text:p>433015</text:p>
          </table:table-cell>
          <table:table-cell office:value-type="float" office:value="270606">
            <text:p>270606</text:p>
          </table:table-cell>
          <table:table-cell office:value-type="float" office:value="274499">
            <text:p>274499</text:p>
          </table:table-cell>
          <table:table-cell/>
        </table:table-row>
        <table:table-row table:style-name="ro1">
          <table:table-cell office:value-type="float" office:value="7892949048">
            <text:p>7892949048</text:p>
          </table:table-cell>
          <table:table-cell office:value-type="float" office:value="194420">
            <text:p>194420</text:p>
          </table:table-cell>
          <table:table-cell office:value-type="float" office:value="156250">
            <text:p>156250</text:p>
          </table:table-cell>
          <table:table-cell office:value-type="float" office:value="180999">
            <text:p>180999</text:p>
          </table:table-cell>
          <table:table-cell office:value-type="float" office:value="1228624">
            <text:p>1228624</text:p>
          </table:table-cell>
          <table:table-cell office:value-type="float" office:value="599469">
            <text:p>599469</text:p>
          </table:table-cell>
          <table:table-cell office:value-type="float" office:value="241242">
            <text:p>241242</text:p>
          </table:table-cell>
          <table:table-cell office:value-type="float" office:value="2730974026">
            <text:p>2730974026</text:p>
          </table:table-cell>
          <table:table-cell office:value-type="float" office:value="220664">
            <text:p>220664</text:p>
          </table:table-cell>
          <table:table-cell office:value-type="float" office:value="261678">
            <text:p>261678</text:p>
          </table:table-cell>
          <table:table-cell office:value-type="float" office:value="164156">
            <text:p>164156</text:p>
          </table:table-cell>
          <table:table-cell office:value-type="float" office:value="2910627">
            <text:p>2910627</text:p>
          </table:table-cell>
          <table:table-cell office:value-type="float" office:value="282344">
            <text:p>282344</text:p>
          </table:table-cell>
          <table:table-cell office:value-type="float" office:value="327911">
            <text:p>327911</text:p>
          </table:table-cell>
          <table:table-cell office:value-type="float" office:value="31506599774">
            <text:p>31506599774</text:p>
          </table:table-cell>
          <table:table-cell office:value-type="float" office:value="216646">
            <text:p>216646</text:p>
          </table:table-cell>
          <table:table-cell office:value-type="float" office:value="270440">
            <text:p>270440</text:p>
          </table:table-cell>
          <table:table-cell office:value-type="float" office:value="164408">
            <text:p>164408</text:p>
          </table:table-cell>
          <table:table-cell office:value-type="float" office:value="4629119">
            <text:p>4629119</text:p>
          </table:table-cell>
          <table:table-cell office:value-type="float" office:value="285758">
            <text:p>285758</text:p>
          </table:table-cell>
          <table:table-cell office:value-type="float" office:value="369440">
            <text:p>369440</text:p>
          </table:table-cell>
          <table:table-cell/>
        </table:table-row>
        <table:table-row table:style-name="ro1">
          <table:table-cell office:value-type="float" office:value="900950395">
            <text:p>900950395</text:p>
          </table:table-cell>
          <table:table-cell office:value-type="float" office:value="310715">
            <text:p>310715</text:p>
          </table:table-cell>
          <table:table-cell office:value-type="float" office:value="160160">
            <text:p>160160</text:p>
          </table:table-cell>
          <table:table-cell office:value-type="float" office:value="151022">
            <text:p>151022</text:p>
          </table:table-cell>
          <table:table-cell office:value-type="float" office:value="10675875">
            <text:p>10675875</text:p>
          </table:table-cell>
          <table:table-cell office:value-type="float" office:value="265966">
            <text:p>265966</text:p>
          </table:table-cell>
          <table:table-cell office:value-type="float" office:value="264129">
            <text:p>264129</text:p>
          </table:table-cell>
          <table:table-cell office:value-type="float" office:value="30680597927">
            <text:p>30680597927</text:p>
          </table:table-cell>
          <table:table-cell office:value-type="float" office:value="228480">
            <text:p>228480</text:p>
          </table:table-cell>
          <table:table-cell office:value-type="float" office:value="166154">
            <text:p>166154</text:p>
          </table:table-cell>
          <table:table-cell office:value-type="float" office:value="241568">
            <text:p>241568</text:p>
          </table:table-cell>
          <table:table-cell office:value-type="float" office:value="6477406">
            <text:p>6477406</text:p>
          </table:table-cell>
          <table:table-cell office:value-type="float" office:value="278600">
            <text:p>278600</text:p>
          </table:table-cell>
          <table:table-cell office:value-type="float" office:value="271002">
            <text:p>271002</text:p>
          </table:table-cell>
          <table:table-cell office:value-type="float" office:value="2988215206">
            <text:p>2988215206</text:p>
          </table:table-cell>
          <table:table-cell office:value-type="float" office:value="221625">
            <text:p>221625</text:p>
          </table:table-cell>
          <table:table-cell office:value-type="float" office:value="214355">
            <text:p>214355</text:p>
          </table:table-cell>
          <table:table-cell office:value-type="float" office:value="166750">
            <text:p>166750</text:p>
          </table:table-cell>
          <table:table-cell office:value-type="float" office:value="12272805">
            <text:p>12272805</text:p>
          </table:table-cell>
          <table:table-cell office:value-type="float" office:value="270256">
            <text:p>270256</text:p>
          </table:table-cell>
          <table:table-cell office:value-type="float" office:value="272916">
            <text:p>272916</text:p>
          </table:table-cell>
          <table:table-cell/>
        </table:table-row>
        <table:table-row table:style-name="ro1">
          <table:table-cell office:value-type="float" office:value="7716631095">
            <text:p>7716631095</text:p>
          </table:table-cell>
          <table:table-cell office:value-type="float" office:value="292782">
            <text:p>292782</text:p>
          </table:table-cell>
          <table:table-cell office:value-type="float" office:value="160652">
            <text:p>160652</text:p>
          </table:table-cell>
          <table:table-cell office:value-type="float" office:value="176758">
            <text:p>176758</text:p>
          </table:table-cell>
          <table:table-cell office:value-type="float" office:value="601096">
            <text:p>601096</text:p>
          </table:table-cell>
          <table:table-cell office:value-type="float" office:value="264398">
            <text:p>264398</text:p>
          </table:table-cell>
          <table:table-cell office:value-type="float" office:value="218372">
            <text:p>218372</text:p>
          </table:table-cell>
          <table:table-cell office:value-type="float" office:value="16263839029">
            <text:p>16263839029</text:p>
          </table:table-cell>
          <table:table-cell office:value-type="float" office:value="204628">
            <text:p>204628</text:p>
          </table:table-cell>
          <table:table-cell office:value-type="float" office:value="198800">
            <text:p>198800</text:p>
          </table:table-cell>
          <table:table-cell office:value-type="float" office:value="164606">
            <text:p>164606</text:p>
          </table:table-cell>
          <table:table-cell office:value-type="float" office:value="60869511">
            <text:p>60869511</text:p>
          </table:table-cell>
          <table:table-cell office:value-type="float" office:value="293618">
            <text:p>293618</text:p>
          </table:table-cell>
          <table:table-cell office:value-type="float" office:value="235786">
            <text:p>235786</text:p>
          </table:table-cell>
          <table:table-cell office:value-type="float" office:value="8041615048">
            <text:p>8041615048</text:p>
          </table:table-cell>
          <table:table-cell office:value-type="float" office:value="201272">
            <text:p>201272</text:p>
          </table:table-cell>
          <table:table-cell office:value-type="float" office:value="170074">
            <text:p>170074</text:p>
          </table:table-cell>
          <table:table-cell office:value-type="float" office:value="197599">
            <text:p>197599</text:p>
          </table:table-cell>
          <table:table-cell office:value-type="float" office:value="7171603">
            <text:p>7171603</text:p>
          </table:table-cell>
          <table:table-cell office:value-type="float" office:value="441044">
            <text:p>441044</text:p>
          </table:table-cell>
          <table:table-cell office:value-type="float" office:value="253488">
            <text:p>253488</text:p>
          </table:table-cell>
          <table:table-cell/>
        </table:table-row>
        <table:table-row table:style-name="ro1">
          <table:table-cell office:value-type="float" office:value="3125727674">
            <text:p>3125727674</text:p>
          </table:table-cell>
          <table:table-cell office:value-type="float" office:value="265184">
            <text:p>265184</text:p>
          </table:table-cell>
          <table:table-cell office:value-type="float" office:value="153552">
            <text:p>153552</text:p>
          </table:table-cell>
          <table:table-cell office:value-type="float" office:value="152044">
            <text:p>152044</text:p>
          </table:table-cell>
          <table:table-cell office:value-type="float" office:value="6797159">
            <text:p>6797159</text:p>
          </table:table-cell>
          <table:table-cell office:value-type="float" office:value="267536">
            <text:p>267536</text:p>
          </table:table-cell>
          <table:table-cell office:value-type="float" office:value="258612">
            <text:p>258612</text:p>
          </table:table-cell>
          <table:table-cell office:value-type="float" office:value="1694920677">
            <text:p>1694920677</text:p>
          </table:table-cell>
          <table:table-cell office:value-type="float" office:value="202534">
            <text:p>202534</text:p>
          </table:table-cell>
          <table:table-cell office:value-type="float" office:value="175754">
            <text:p>175754</text:p>
          </table:table-cell>
          <table:table-cell office:value-type="float" office:value="178474">
            <text:p>178474</text:p>
          </table:table-cell>
          <table:table-cell office:value-type="float" office:value="26016973">
            <text:p>26016973</text:p>
          </table:table-cell>
          <table:table-cell office:value-type="float" office:value="285832">
            <text:p>285832</text:p>
          </table:table-cell>
          <table:table-cell office:value-type="float" office:value="230508">
            <text:p>230508</text:p>
          </table:table-cell>
          <table:table-cell office:value-type="float" office:value="1879499484">
            <text:p>1879499484</text:p>
          </table:table-cell>
          <table:table-cell office:value-type="float" office:value="253621">
            <text:p>253621</text:p>
          </table:table-cell>
          <table:table-cell office:value-type="float" office:value="262042">
            <text:p>262042</text:p>
          </table:table-cell>
          <table:table-cell office:value-type="float" office:value="190987">
            <text:p>190987</text:p>
          </table:table-cell>
          <table:table-cell office:value-type="float" office:value="48472080">
            <text:p>48472080</text:p>
          </table:table-cell>
          <table:table-cell office:value-type="float" office:value="316826">
            <text:p>316826</text:p>
          </table:table-cell>
          <table:table-cell office:value-type="float" office:value="285476">
            <text:p>285476</text:p>
          </table:table-cell>
          <table:table-cell/>
        </table:table-row>
        <table:table-row table:style-name="ro1">
          <table:table-cell office:value-type="float" office:value="3440129544">
            <text:p>3440129544</text:p>
          </table:table-cell>
          <table:table-cell office:value-type="float" office:value="192866">
            <text:p>192866</text:p>
          </table:table-cell>
          <table:table-cell office:value-type="float" office:value="154422">
            <text:p>154422</text:p>
          </table:table-cell>
          <table:table-cell office:value-type="float" office:value="290480">
            <text:p>290480</text:p>
          </table:table-cell>
          <table:table-cell office:value-type="float" office:value="35020936">
            <text:p>35020936</text:p>
          </table:table-cell>
          <table:table-cell office:value-type="float" office:value="283718">
            <text:p>283718</text:p>
          </table:table-cell>
          <table:table-cell office:value-type="float" office:value="425435">
            <text:p>425435</text:p>
          </table:table-cell>
          <table:table-cell office:value-type="float" office:value="7735888525">
            <text:p>7735888525</text:p>
          </table:table-cell>
          <table:table-cell office:value-type="float" office:value="231831">
            <text:p>231831</text:p>
          </table:table-cell>
          <table:table-cell office:value-type="float" office:value="1125002">
            <text:p>1125002</text:p>
          </table:table-cell>
          <table:table-cell office:value-type="float" office:value="263870">
            <text:p>263870</text:p>
          </table:table-cell>
          <table:table-cell office:value-type="float" office:value="15411186">
            <text:p>15411186</text:p>
          </table:table-cell>
          <table:table-cell office:value-type="float" office:value="420762">
            <text:p>420762</text:p>
          </table:table-cell>
          <table:table-cell office:value-type="float" office:value="305119">
            <text:p>305119</text:p>
          </table:table-cell>
          <table:table-cell office:value-type="float" office:value="672647519">
            <text:p>672647519</text:p>
          </table:table-cell>
          <table:table-cell office:value-type="float" office:value="342284">
            <text:p>342284</text:p>
          </table:table-cell>
          <table:table-cell office:value-type="float" office:value="172680">
            <text:p>172680</text:p>
          </table:table-cell>
          <table:table-cell office:value-type="float" office:value="158996">
            <text:p>158996</text:p>
          </table:table-cell>
          <table:table-cell office:value-type="float" office:value="9390826">
            <text:p>9390826</text:p>
          </table:table-cell>
          <table:table-cell office:value-type="float" office:value="372339">
            <text:p>372339</text:p>
          </table:table-cell>
          <table:table-cell office:value-type="float" office:value="308034">
            <text:p>308034</text:p>
          </table:table-cell>
          <table:table-cell/>
        </table:table-row>
        <table:table-row table:style-name="ro1">
          <table:table-cell office:value-type="float" office:value="6791200249">
            <text:p>6791200249</text:p>
          </table:table-cell>
          <table:table-cell office:value-type="float" office:value="193620">
            <text:p>193620</text:p>
          </table:table-cell>
          <table:table-cell office:value-type="float" office:value="163248">
            <text:p>163248</text:p>
          </table:table-cell>
          <table:table-cell office:value-type="float" office:value="223135">
            <text:p>223135</text:p>
          </table:table-cell>
          <table:table-cell office:value-type="float" office:value="20448036">
            <text:p>20448036</text:p>
          </table:table-cell>
          <table:table-cell office:value-type="float" office:value="314366">
            <text:p>314366</text:p>
          </table:table-cell>
          <table:table-cell office:value-type="float" office:value="337737">
            <text:p>337737</text:p>
          </table:table-cell>
          <table:table-cell office:value-type="float" office:value="14787108515">
            <text:p>14787108515</text:p>
          </table:table-cell>
          <table:table-cell office:value-type="float" office:value="206038">
            <text:p>206038</text:p>
          </table:table-cell>
          <table:table-cell office:value-type="float" office:value="167964">
            <text:p>167964</text:p>
          </table:table-cell>
          <table:table-cell office:value-type="float" office:value="176288">
            <text:p>176288</text:p>
          </table:table-cell>
          <table:table-cell office:value-type="float" office:value="1188319">
            <text:p>1188319</text:p>
          </table:table-cell>
          <table:table-cell office:value-type="float" office:value="338912">
            <text:p>338912</text:p>
          </table:table-cell>
          <table:table-cell office:value-type="float" office:value="330225">
            <text:p>330225</text:p>
          </table:table-cell>
          <table:table-cell office:value-type="float" office:value="2959613288">
            <text:p>2959613288</text:p>
          </table:table-cell>
          <table:table-cell office:value-type="float" office:value="207830">
            <text:p>207830</text:p>
          </table:table-cell>
          <table:table-cell office:value-type="float" office:value="166254">
            <text:p>166254</text:p>
          </table:table-cell>
          <table:table-cell office:value-type="float" office:value="159382">
            <text:p>159382</text:p>
          </table:table-cell>
          <table:table-cell office:value-type="float" office:value="4388858">
            <text:p>4388858</text:p>
          </table:table-cell>
          <table:table-cell office:value-type="float" office:value="265568">
            <text:p>265568</text:p>
          </table:table-cell>
          <table:table-cell office:value-type="float" office:value="271161">
            <text:p>271161</text:p>
          </table:table-cell>
          <table:table-cell/>
        </table:table-row>
        <table:table-row table:style-name="ro1">
          <table:table-cell office:value-type="float" office:value="28906058903">
            <text:p>28906058903</text:p>
          </table:table-cell>
          <table:table-cell office:value-type="float" office:value="198878">
            <text:p>198878</text:p>
          </table:table-cell>
          <table:table-cell office:value-type="float" office:value="168493">
            <text:p>168493</text:p>
          </table:table-cell>
          <table:table-cell office:value-type="float" office:value="200870">
            <text:p>200870</text:p>
          </table:table-cell>
          <table:table-cell office:value-type="float" office:value="4766517">
            <text:p>4766517</text:p>
          </table:table-cell>
          <table:table-cell office:value-type="float" office:value="300258">
            <text:p>300258</text:p>
          </table:table-cell>
          <table:table-cell office:value-type="float" office:value="239706">
            <text:p>239706</text:p>
          </table:table-cell>
          <table:table-cell office:value-type="float" office:value="1303396905">
            <text:p>1303396905</text:p>
          </table:table-cell>
          <table:table-cell office:value-type="float" office:value="232826">
            <text:p>232826</text:p>
          </table:table-cell>
          <table:table-cell office:value-type="float" office:value="237686">
            <text:p>237686</text:p>
          </table:table-cell>
          <table:table-cell office:value-type="float" office:value="195468">
            <text:p>195468</text:p>
          </table:table-cell>
          <table:table-cell office:value-type="float" office:value="4447785">
            <text:p>4447785</text:p>
          </table:table-cell>
          <table:table-cell office:value-type="float" office:value="287812">
            <text:p>287812</text:p>
          </table:table-cell>
          <table:table-cell office:value-type="float" office:value="394573">
            <text:p>394573</text:p>
          </table:table-cell>
          <table:table-cell office:value-type="float" office:value="4752534404">
            <text:p>4752534404</text:p>
          </table:table-cell>
          <table:table-cell office:value-type="float" office:value="265598">
            <text:p>265598</text:p>
          </table:table-cell>
          <table:table-cell office:value-type="float" office:value="175768">
            <text:p>175768</text:p>
          </table:table-cell>
          <table:table-cell office:value-type="float" office:value="158770">
            <text:p>158770</text:p>
          </table:table-cell>
          <table:table-cell office:value-type="float" office:value="9156496">
            <text:p>9156496</text:p>
          </table:table-cell>
          <table:table-cell office:value-type="float" office:value="276138">
            <text:p>276138</text:p>
          </table:table-cell>
          <table:table-cell office:value-type="float" office:value="226924">
            <text:p>226924</text:p>
          </table:table-cell>
          <table:table-cell/>
        </table:table-row>
        <table:table-row table:style-name="ro1">
          <table:table-cell office:value-type="float" office:value="31272414456">
            <text:p>31272414456</text:p>
          </table:table-cell>
          <table:table-cell office:value-type="float" office:value="302361">
            <text:p>302361</text:p>
          </table:table-cell>
          <table:table-cell office:value-type="float" office:value="158488">
            <text:p>158488</text:p>
          </table:table-cell>
          <table:table-cell office:value-type="float" office:value="207243">
            <text:p>207243</text:p>
          </table:table-cell>
          <table:table-cell office:value-type="float" office:value="4523452">
            <text:p>4523452</text:p>
          </table:table-cell>
          <table:table-cell office:value-type="float" office:value="557490">
            <text:p>557490</text:p>
          </table:table-cell>
          <table:table-cell office:value-type="float" office:value="410114">
            <text:p>410114</text:p>
          </table:table-cell>
          <table:table-cell office:value-type="float" office:value="2513388868">
            <text:p>2513388868</text:p>
          </table:table-cell>
          <table:table-cell office:value-type="float" office:value="204158">
            <text:p>204158</text:p>
          </table:table-cell>
          <table:table-cell office:value-type="float" office:value="164764">
            <text:p>164764</text:p>
          </table:table-cell>
          <table:table-cell office:value-type="float" office:value="231759">
            <text:p>231759</text:p>
          </table:table-cell>
          <table:table-cell office:value-type="float" office:value="7123026">
            <text:p>7123026</text:p>
          </table:table-cell>
          <table:table-cell office:value-type="float" office:value="279912">
            <text:p>279912</text:p>
          </table:table-cell>
          <table:table-cell office:value-type="float" office:value="233368">
            <text:p>233368</text:p>
          </table:table-cell>
          <table:table-cell office:value-type="float" office:value="32041029069">
            <text:p>32041029069</text:p>
          </table:table-cell>
          <table:table-cell office:value-type="float" office:value="253130">
            <text:p>253130</text:p>
          </table:table-cell>
          <table:table-cell office:value-type="float" office:value="174006">
            <text:p>174006</text:p>
          </table:table-cell>
          <table:table-cell office:value-type="float" office:value="160116">
            <text:p>160116</text:p>
          </table:table-cell>
          <table:table-cell office:value-type="float" office:value="11558981">
            <text:p>11558981</text:p>
          </table:table-cell>
          <table:table-cell office:value-type="float" office:value="280494">
            <text:p>280494</text:p>
          </table:table-cell>
          <table:table-cell office:value-type="float" office:value="292502">
            <text:p>292502</text:p>
          </table:table-cell>
          <table:table-cell/>
        </table:table-row>
        <table:table-row table:style-name="ro1">
          <table:table-cell office:value-type="float" office:value="2258123192">
            <text:p>2258123192</text:p>
          </table:table-cell>
          <table:table-cell office:value-type="float" office:value="240430">
            <text:p>240430</text:p>
          </table:table-cell>
          <table:table-cell office:value-type="float" office:value="153160">
            <text:p>153160</text:p>
          </table:table-cell>
          <table:table-cell office:value-type="float" office:value="251700">
            <text:p>251700</text:p>
          </table:table-cell>
          <table:table-cell office:value-type="float" office:value="243256">
            <text:p>243256</text:p>
          </table:table-cell>
          <table:table-cell office:value-type="float" office:value="332272">
            <text:p>332272</text:p>
          </table:table-cell>
          <table:table-cell office:value-type="float" office:value="412180">
            <text:p>412180</text:p>
          </table:table-cell>
          <table:table-cell office:value-type="float" office:value="10870120194">
            <text:p>10870120194</text:p>
          </table:table-cell>
          <table:table-cell office:value-type="float" office:value="406024">
            <text:p>406024</text:p>
          </table:table-cell>
          <table:table-cell office:value-type="float" office:value="294753">
            <text:p>294753</text:p>
          </table:table-cell>
          <table:table-cell office:value-type="float" office:value="205420">
            <text:p>205420</text:p>
          </table:table-cell>
          <table:table-cell office:value-type="float" office:value="14272663">
            <text:p>14272663</text:p>
          </table:table-cell>
          <table:table-cell office:value-type="float" office:value="420903">
            <text:p>420903</text:p>
          </table:table-cell>
          <table:table-cell office:value-type="float" office:value="873669">
            <text:p>873669</text:p>
          </table:table-cell>
          <table:table-cell office:value-type="float" office:value="31796952011">
            <text:p>31796952011</text:p>
          </table:table-cell>
          <table:table-cell office:value-type="float" office:value="202590">
            <text:p>202590</text:p>
          </table:table-cell>
          <table:table-cell office:value-type="float" office:value="178908">
            <text:p>178908</text:p>
          </table:table-cell>
          <table:table-cell office:value-type="float" office:value="161226">
            <text:p>161226</text:p>
          </table:table-cell>
          <table:table-cell office:value-type="float" office:value="20386793">
            <text:p>20386793</text:p>
          </table:table-cell>
          <table:table-cell office:value-type="float" office:value="308221">
            <text:p>308221</text:p>
          </table:table-cell>
          <table:table-cell office:value-type="float" office:value="236124">
            <text:p>236124</text:p>
          </table:table-cell>
          <table:table-cell/>
        </table:table-row>
        <table:table-row table:style-name="ro1">
          <table:table-cell office:value-type="float" office:value="12422005497">
            <text:p>12422005497</text:p>
          </table:table-cell>
          <table:table-cell office:value-type="float" office:value="3585525">
            <text:p>3585525</text:p>
          </table:table-cell>
          <table:table-cell office:value-type="float" office:value="182350">
            <text:p>182350</text:p>
          </table:table-cell>
          <table:table-cell office:value-type="float" office:value="294374">
            <text:p>294374</text:p>
          </table:table-cell>
          <table:table-cell office:value-type="float" office:value="636329">
            <text:p>636329</text:p>
          </table:table-cell>
          <table:table-cell office:value-type="float" office:value="276844">
            <text:p>276844</text:p>
          </table:table-cell>
          <table:table-cell office:value-type="float" office:value="257612">
            <text:p>257612</text:p>
          </table:table-cell>
          <table:table-cell office:value-type="float" office:value="13255890710">
            <text:p>13255890710</text:p>
          </table:table-cell>
          <table:table-cell office:value-type="float" office:value="257644">
            <text:p>257644</text:p>
          </table:table-cell>
          <table:table-cell office:value-type="float" office:value="285548">
            <text:p>285548</text:p>
          </table:table-cell>
          <table:table-cell office:value-type="float" office:value="254256">
            <text:p>254256</text:p>
          </table:table-cell>
          <table:table-cell office:value-type="float" office:value="27427313">
            <text:p>27427313</text:p>
          </table:table-cell>
          <table:table-cell office:value-type="float" office:value="930803">
            <text:p>930803</text:p>
          </table:table-cell>
          <table:table-cell office:value-type="float" office:value="260092">
            <text:p>260092</text:p>
          </table:table-cell>
          <table:table-cell office:value-type="float" office:value="2591776832">
            <text:p>2591776832</text:p>
          </table:table-cell>
          <table:table-cell office:value-type="float" office:value="313495">
            <text:p>313495</text:p>
          </table:table-cell>
          <table:table-cell office:value-type="float" office:value="202895">
            <text:p>202895</text:p>
          </table:table-cell>
          <table:table-cell office:value-type="float" office:value="242330">
            <text:p>242330</text:p>
          </table:table-cell>
          <table:table-cell office:value-type="float" office:value="14449146">
            <text:p>14449146</text:p>
          </table:table-cell>
          <table:table-cell office:value-type="float" office:value="400110">
            <text:p>400110</text:p>
          </table:table-cell>
          <table:table-cell office:value-type="float" office:value="233518">
            <text:p>233518</text:p>
          </table:table-cell>
          <table:table-cell/>
        </table:table-row>
        <table:table-row table:style-name="ro1">
          <table:table-cell office:value-type="float" office:value="271370525">
            <text:p>271370525</text:p>
          </table:table-cell>
          <table:table-cell office:value-type="float" office:value="255832">
            <text:p>255832</text:p>
          </table:table-cell>
          <table:table-cell office:value-type="float" office:value="190249">
            <text:p>190249</text:p>
          </table:table-cell>
          <table:table-cell office:value-type="float" office:value="249490">
            <text:p>249490</text:p>
          </table:table-cell>
          <table:table-cell office:value-type="float" office:value="770440">
            <text:p>770440</text:p>
          </table:table-cell>
          <table:table-cell office:value-type="float" office:value="431496">
            <text:p>431496</text:p>
          </table:table-cell>
          <table:table-cell office:value-type="float" office:value="357330">
            <text:p>357330</text:p>
          </table:table-cell>
          <table:table-cell office:value-type="float" office:value="1781846887">
            <text:p>1781846887</text:p>
          </table:table-cell>
          <table:table-cell office:value-type="float" office:value="205900">
            <text:p>205900</text:p>
          </table:table-cell>
          <table:table-cell office:value-type="float" office:value="173882">
            <text:p>173882</text:p>
          </table:table-cell>
          <table:table-cell office:value-type="float" office:value="161374">
            <text:p>161374</text:p>
          </table:table-cell>
          <table:table-cell office:value-type="float" office:value="8682012">
            <text:p>8682012</text:p>
          </table:table-cell>
          <table:table-cell office:value-type="float" office:value="399530">
            <text:p>399530</text:p>
          </table:table-cell>
          <table:table-cell office:value-type="float" office:value="279782">
            <text:p>279782</text:p>
          </table:table-cell>
          <table:table-cell office:value-type="float" office:value="3463001469">
            <text:p>3463001469</text:p>
          </table:table-cell>
          <table:table-cell office:value-type="float" office:value="228405">
            <text:p>228405</text:p>
          </table:table-cell>
          <table:table-cell office:value-type="float" office:value="227235">
            <text:p>227235</text:p>
          </table:table-cell>
          <table:table-cell office:value-type="float" office:value="271457">
            <text:p>271457</text:p>
          </table:table-cell>
          <table:table-cell office:value-type="float" office:value="5743782">
            <text:p>5743782</text:p>
          </table:table-cell>
          <table:table-cell office:value-type="float" office:value="397594">
            <text:p>397594</text:p>
          </table:table-cell>
          <table:table-cell office:value-type="float" office:value="380804">
            <text:p>380804</text:p>
          </table:table-cell>
          <table:table-cell/>
        </table:table-row>
        <table:table-row table:style-name="ro1">
          <table:table-cell office:value-type="float" office:value="876497108">
            <text:p>876497108</text:p>
          </table:table-cell>
          <table:table-cell office:value-type="float" office:value="192394">
            <text:p>192394</text:p>
          </table:table-cell>
          <table:table-cell office:value-type="float" office:value="223268">
            <text:p>223268</text:p>
          </table:table-cell>
          <table:table-cell office:value-type="float" office:value="158956">
            <text:p>158956</text:p>
          </table:table-cell>
          <table:table-cell office:value-type="float" office:value="34763726">
            <text:p>34763726</text:p>
          </table:table-cell>
          <table:table-cell office:value-type="float" office:value="573484">
            <text:p>573484</text:p>
          </table:table-cell>
          <table:table-cell office:value-type="float" office:value="259332">
            <text:p>259332</text:p>
          </table:table-cell>
          <table:table-cell office:value-type="float" office:value="2856742616">
            <text:p>2856742616</text:p>
          </table:table-cell>
          <table:table-cell office:value-type="float" office:value="204428">
            <text:p>204428</text:p>
          </table:table-cell>
          <table:table-cell office:value-type="float" office:value="190247">
            <text:p>190247</text:p>
          </table:table-cell>
          <table:table-cell office:value-type="float" office:value="202538">
            <text:p>202538</text:p>
          </table:table-cell>
          <table:table-cell office:value-type="float" office:value="2166218">
            <text:p>2166218</text:p>
          </table:table-cell>
          <table:table-cell office:value-type="float" office:value="279454">
            <text:p>279454</text:p>
          </table:table-cell>
          <table:table-cell office:value-type="float" office:value="270218">
            <text:p>270218</text:p>
          </table:table-cell>
          <table:table-cell office:value-type="float" office:value="5187721156">
            <text:p>5187721156</text:p>
          </table:table-cell>
          <table:table-cell office:value-type="float" office:value="362389">
            <text:p>362389</text:p>
          </table:table-cell>
          <table:table-cell office:value-type="float" office:value="285494">
            <text:p>285494</text:p>
          </table:table-cell>
          <table:table-cell office:value-type="float" office:value="171612">
            <text:p>171612</text:p>
          </table:table-cell>
          <table:table-cell office:value-type="float" office:value="375004">
            <text:p>375004</text:p>
          </table:table-cell>
          <table:table-cell office:value-type="float" office:value="312535">
            <text:p>312535</text:p>
          </table:table-cell>
          <table:table-cell office:value-type="float" office:value="238906">
            <text:p>238906</text:p>
          </table:table-cell>
          <table:table-cell/>
        </table:table-row>
        <table:table-row table:style-name="ro1">
          <table:table-cell office:value-type="float" office:value="3054722683">
            <text:p>3054722683</text:p>
          </table:table-cell>
          <table:table-cell office:value-type="float" office:value="305542">
            <text:p>305542</text:p>
          </table:table-cell>
          <table:table-cell office:value-type="float" office:value="156710">
            <text:p>156710</text:p>
          </table:table-cell>
          <table:table-cell office:value-type="float" office:value="196335">
            <text:p>196335</text:p>
          </table:table-cell>
          <table:table-cell office:value-type="float" office:value="24363207">
            <text:p>24363207</text:p>
          </table:table-cell>
          <table:table-cell office:value-type="float" office:value="278778">
            <text:p>278778</text:p>
          </table:table-cell>
          <table:table-cell office:value-type="float" office:value="278124">
            <text:p>278124</text:p>
          </table:table-cell>
          <table:table-cell office:value-type="float" office:value="7466415832">
            <text:p>7466415832</text:p>
          </table:table-cell>
          <table:table-cell office:value-type="float" office:value="231837">
            <text:p>231837</text:p>
          </table:table-cell>
          <table:table-cell office:value-type="float" office:value="167866">
            <text:p>167866</text:p>
          </table:table-cell>
          <table:table-cell office:value-type="float" office:value="190355">
            <text:p>190355</text:p>
          </table:table-cell>
          <table:table-cell office:value-type="float" office:value="10735543">
            <text:p>10735543</text:p>
          </table:table-cell>
          <table:table-cell office:value-type="float" office:value="283256">
            <text:p>283256</text:p>
          </table:table-cell>
          <table:table-cell office:value-type="float" office:value="230944">
            <text:p>230944</text:p>
          </table:table-cell>
          <table:table-cell office:value-type="float" office:value="25680857852">
            <text:p>25680857852</text:p>
          </table:table-cell>
          <table:table-cell office:value-type="float" office:value="237077">
            <text:p>237077</text:p>
          </table:table-cell>
          <table:table-cell office:value-type="float" office:value="167490">
            <text:p>167490</text:p>
          </table:table-cell>
          <table:table-cell office:value-type="float" office:value="216060">
            <text:p>216060</text:p>
          </table:table-cell>
          <table:table-cell office:value-type="float" office:value="17431422">
            <text:p>17431422</text:p>
          </table:table-cell>
          <table:table-cell office:value-type="float" office:value="275994">
            <text:p>275994</text:p>
          </table:table-cell>
          <table:table-cell office:value-type="float" office:value="225684">
            <text:p>225684</text:p>
          </table:table-cell>
          <table:table-cell/>
        </table:table-row>
        <table:table-row table:style-name="ro1">
          <table:table-cell office:value-type="float" office:value="4382494285">
            <text:p>4382494285</text:p>
          </table:table-cell>
          <table:table-cell office:value-type="float" office:value="225255">
            <text:p>225255</text:p>
          </table:table-cell>
          <table:table-cell office:value-type="float" office:value="156912">
            <text:p>156912</text:p>
          </table:table-cell>
          <table:table-cell office:value-type="float" office:value="151188">
            <text:p>151188</text:p>
          </table:table-cell>
          <table:table-cell office:value-type="float" office:value="8888962">
            <text:p>8888962</text:p>
          </table:table-cell>
          <table:table-cell office:value-type="float" office:value="275906">
            <text:p>275906</text:p>
          </table:table-cell>
          <table:table-cell office:value-type="float" office:value="216142">
            <text:p>216142</text:p>
          </table:table-cell>
          <table:table-cell office:value-type="float" office:value="26989035233">
            <text:p>26989035233</text:p>
          </table:table-cell>
          <table:table-cell office:value-type="float" office:value="342408">
            <text:p>342408</text:p>
          </table:table-cell>
          <table:table-cell office:value-type="float" office:value="203823">
            <text:p>203823</text:p>
          </table:table-cell>
          <table:table-cell office:value-type="float" office:value="168910">
            <text:p>168910</text:p>
          </table:table-cell>
          <table:table-cell office:value-type="float" office:value="6276190">
            <text:p>6276190</text:p>
          </table:table-cell>
          <table:table-cell office:value-type="float" office:value="415299">
            <text:p>415299</text:p>
          </table:table-cell>
          <table:table-cell office:value-type="float" office:value="246128">
            <text:p>246128</text:p>
          </table:table-cell>
          <table:table-cell office:value-type="float" office:value="3946120757">
            <text:p>3946120757</text:p>
          </table:table-cell>
          <table:table-cell office:value-type="float" office:value="200526">
            <text:p>200526</text:p>
          </table:table-cell>
          <table:table-cell office:value-type="float" office:value="165982">
            <text:p>165982</text:p>
          </table:table-cell>
          <table:table-cell office:value-type="float" office:value="267595">
            <text:p>267595</text:p>
          </table:table-cell>
          <table:table-cell office:value-type="float" office:value="874376">
            <text:p>874376</text:p>
          </table:table-cell>
          <table:table-cell office:value-type="float" office:value="274942">
            <text:p>274942</text:p>
          </table:table-cell>
          <table:table-cell office:value-type="float" office:value="356596">
            <text:p>356596</text:p>
          </table:table-cell>
          <table:table-cell/>
        </table:table-row>
        <table:table-row table:style-name="ro1">
          <table:table-cell office:value-type="float" office:value="675927349">
            <text:p>675927349</text:p>
          </table:table-cell>
          <table:table-cell office:value-type="float" office:value="199016">
            <text:p>199016</text:p>
          </table:table-cell>
          <table:table-cell office:value-type="float" office:value="188938">
            <text:p>188938</text:p>
          </table:table-cell>
          <table:table-cell office:value-type="float" office:value="157104">
            <text:p>157104</text:p>
          </table:table-cell>
          <table:table-cell office:value-type="float" office:value="150220591">
            <text:p>150220591</text:p>
          </table:table-cell>
          <table:table-cell office:value-type="float" office:value="270878">
            <text:p>270878</text:p>
          </table:table-cell>
          <table:table-cell office:value-type="float" office:value="548895">
            <text:p>548895</text:p>
          </table:table-cell>
          <table:table-cell office:value-type="float" office:value="1551391252">
            <text:p>1551391252</text:p>
          </table:table-cell>
          <table:table-cell office:value-type="float" office:value="296514">
            <text:p>296514</text:p>
          </table:table-cell>
          <table:table-cell office:value-type="float" office:value="174374">
            <text:p>174374</text:p>
          </table:table-cell>
          <table:table-cell office:value-type="float" office:value="162550">
            <text:p>162550</text:p>
          </table:table-cell>
          <table:table-cell office:value-type="float" office:value="11838321">
            <text:p>11838321</text:p>
          </table:table-cell>
          <table:table-cell office:value-type="float" office:value="344304">
            <text:p>344304</text:p>
          </table:table-cell>
          <table:table-cell office:value-type="float" office:value="253786">
            <text:p>253786</text:p>
          </table:table-cell>
          <table:table-cell office:value-type="float" office:value="13421781063">
            <text:p>13421781063</text:p>
          </table:table-cell>
          <table:table-cell office:value-type="float" office:value="347660">
            <text:p>347660</text:p>
          </table:table-cell>
          <table:table-cell office:value-type="float" office:value="169886">
            <text:p>169886</text:p>
          </table:table-cell>
          <table:table-cell office:value-type="float" office:value="159650">
            <text:p>159650</text:p>
          </table:table-cell>
          <table:table-cell office:value-type="float" office:value="1279260">
            <text:p>1279260</text:p>
          </table:table-cell>
          <table:table-cell office:value-type="float" office:value="280310">
            <text:p>280310</text:p>
          </table:table-cell>
          <table:table-cell office:value-type="float" office:value="279867">
            <text:p>279867</text:p>
          </table:table-cell>
          <table:table-cell/>
        </table:table-row>
        <table:table-row table:style-name="ro1">
          <table:table-cell office:value-type="float" office:value="2461191418">
            <text:p>2461191418</text:p>
          </table:table-cell>
          <table:table-cell office:value-type="float" office:value="283078">
            <text:p>283078</text:p>
          </table:table-cell>
          <table:table-cell office:value-type="float" office:value="270168">
            <text:p>270168</text:p>
          </table:table-cell>
          <table:table-cell office:value-type="float" office:value="220288">
            <text:p>220288</text:p>
          </table:table-cell>
          <table:table-cell office:value-type="float" office:value="14182161">
            <text:p>14182161</text:p>
          </table:table-cell>
          <table:table-cell office:value-type="float" office:value="332720">
            <text:p>332720</text:p>
          </table:table-cell>
          <table:table-cell office:value-type="float" office:value="272423">
            <text:p>272423</text:p>
          </table:table-cell>
          <table:table-cell office:value-type="float" office:value="3911280207">
            <text:p>3911280207</text:p>
          </table:table-cell>
          <table:table-cell office:value-type="float" office:value="299689">
            <text:p>299689</text:p>
          </table:table-cell>
          <table:table-cell office:value-type="float" office:value="272927">
            <text:p>272927</text:p>
          </table:table-cell>
          <table:table-cell office:value-type="float" office:value="229604">
            <text:p>229604</text:p>
          </table:table-cell>
          <table:table-cell office:value-type="float" office:value="7872248">
            <text:p>7872248</text:p>
          </table:table-cell>
          <table:table-cell office:value-type="float" office:value="523353">
            <text:p>523353</text:p>
          </table:table-cell>
          <table:table-cell office:value-type="float" office:value="400843">
            <text:p>400843</text:p>
          </table:table-cell>
          <table:table-cell office:value-type="float" office:value="2608940313">
            <text:p>2608940313</text:p>
          </table:table-cell>
          <table:table-cell office:value-type="float" office:value="201572">
            <text:p>201572</text:p>
          </table:table-cell>
          <table:table-cell office:value-type="float" office:value="169266">
            <text:p>169266</text:p>
          </table:table-cell>
          <table:table-cell office:value-type="float" office:value="266968">
            <text:p>266968</text:p>
          </table:table-cell>
          <table:table-cell office:value-type="float" office:value="4652728">
            <text:p>4652728</text:p>
          </table:table-cell>
          <table:table-cell office:value-type="float" office:value="275168">
            <text:p>275168</text:p>
          </table:table-cell>
          <table:table-cell office:value-type="float" office:value="281501">
            <text:p>281501</text:p>
          </table:table-cell>
          <table:table-cell/>
        </table:table-row>
        <table:table-row table:style-name="ro1">
          <table:table-cell office:value-type="float" office:value="6124342578">
            <text:p>6124342578</text:p>
          </table:table-cell>
          <table:table-cell office:value-type="float" office:value="189996">
            <text:p>189996</text:p>
          </table:table-cell>
          <table:table-cell office:value-type="float" office:value="163592">
            <text:p>163592</text:p>
          </table:table-cell>
          <table:table-cell office:value-type="float" office:value="158134">
            <text:p>158134</text:p>
          </table:table-cell>
          <table:table-cell office:value-type="float" office:value="25419789">
            <text:p>25419789</text:p>
          </table:table-cell>
          <table:table-cell office:value-type="float" office:value="290034">
            <text:p>290034</text:p>
          </table:table-cell>
          <table:table-cell office:value-type="float" office:value="243608">
            <text:p>243608</text:p>
          </table:table-cell>
          <table:table-cell office:value-type="float" office:value="9591509115">
            <text:p>9591509115</text:p>
          </table:table-cell>
          <table:table-cell office:value-type="float" office:value="212344">
            <text:p>212344</text:p>
          </table:table-cell>
          <table:table-cell office:value-type="float" office:value="195774">
            <text:p>195774</text:p>
          </table:table-cell>
          <table:table-cell office:value-type="float" office:value="211544">
            <text:p>211544</text:p>
          </table:table-cell>
          <table:table-cell office:value-type="float" office:value="24736467">
            <text:p>24736467</text:p>
          </table:table-cell>
          <table:table-cell office:value-type="float" office:value="270138">
            <text:p>270138</text:p>
          </table:table-cell>
          <table:table-cell office:value-type="float" office:value="221208">
            <text:p>221208</text:p>
          </table:table-cell>
          <table:table-cell office:value-type="float" office:value="19804264888">
            <text:p>19804264888</text:p>
          </table:table-cell>
          <table:table-cell office:value-type="float" office:value="203424">
            <text:p>203424</text:p>
          </table:table-cell>
          <table:table-cell office:value-type="float" office:value="190039">
            <text:p>190039</text:p>
          </table:table-cell>
          <table:table-cell office:value-type="float" office:value="159450">
            <text:p>159450</text:p>
          </table:table-cell>
          <table:table-cell office:value-type="float" office:value="9443845">
            <text:p>9443845</text:p>
          </table:table-cell>
          <table:table-cell office:value-type="float" office:value="283110">
            <text:p>283110</text:p>
          </table:table-cell>
          <table:table-cell office:value-type="float" office:value="248384">
            <text:p>248384</text:p>
          </table:table-cell>
          <table:table-cell/>
        </table:table-row>
        <table:table-row table:style-name="ro1">
          <table:table-cell office:value-type="float" office:value="4966756071">
            <text:p>4966756071</text:p>
          </table:table-cell>
          <table:table-cell office:value-type="float" office:value="318329">
            <text:p>318329</text:p>
          </table:table-cell>
          <table:table-cell office:value-type="float" office:value="158928">
            <text:p>158928</text:p>
          </table:table-cell>
          <table:table-cell office:value-type="float" office:value="150620">
            <text:p>150620</text:p>
          </table:table-cell>
          <table:table-cell office:value-type="float" office:value="24276696">
            <text:p>24276696</text:p>
          </table:table-cell>
          <table:table-cell office:value-type="float" office:value="283914">
            <text:p>283914</text:p>
          </table:table-cell>
          <table:table-cell office:value-type="float" office:value="278633">
            <text:p>278633</text:p>
          </table:table-cell>
          <table:table-cell office:value-type="float" office:value="17689911728">
            <text:p>17689911728</text:p>
          </table:table-cell>
          <table:table-cell office:value-type="float" office:value="205766">
            <text:p>205766</text:p>
          </table:table-cell>
          <table:table-cell office:value-type="float" office:value="189278">
            <text:p>189278</text:p>
          </table:table-cell>
          <table:table-cell office:value-type="float" office:value="169656">
            <text:p>169656</text:p>
          </table:table-cell>
          <table:table-cell office:value-type="float" office:value="70989619">
            <text:p>70989619</text:p>
          </table:table-cell>
          <table:table-cell office:value-type="float" office:value="292234">
            <text:p>292234</text:p>
          </table:table-cell>
          <table:table-cell office:value-type="float" office:value="242178">
            <text:p>242178</text:p>
          </table:table-cell>
          <table:table-cell office:value-type="float" office:value="3043984978">
            <text:p>3043984978</text:p>
          </table:table-cell>
          <table:table-cell office:value-type="float" office:value="203702">
            <text:p>203702</text:p>
          </table:table-cell>
          <table:table-cell office:value-type="float" office:value="164562">
            <text:p>164562</text:p>
          </table:table-cell>
          <table:table-cell office:value-type="float" office:value="159780">
            <text:p>159780</text:p>
          </table:table-cell>
          <table:table-cell office:value-type="float" office:value="5968136">
            <text:p>5968136</text:p>
          </table:table-cell>
          <table:table-cell office:value-type="float" office:value="297196">
            <text:p>297196</text:p>
          </table:table-cell>
          <table:table-cell office:value-type="float" office:value="293978">
            <text:p>293978</text:p>
          </table:table-cell>
          <table:table-cell/>
        </table:table-row>
        <table:table-row table:style-name="ro1">
          <table:table-cell office:value-type="float" office:value="29790934090">
            <text:p>29790934090</text:p>
          </table:table-cell>
          <table:table-cell office:value-type="float" office:value="193932">
            <text:p>193932</text:p>
          </table:table-cell>
          <table:table-cell office:value-type="float" office:value="155326">
            <text:p>155326</text:p>
          </table:table-cell>
          <table:table-cell office:value-type="float" office:value="153750">
            <text:p>153750</text:p>
          </table:table-cell>
          <table:table-cell office:value-type="float" office:value="10978662">
            <text:p>10978662</text:p>
          </table:table-cell>
          <table:table-cell office:value-type="float" office:value="335662">
            <text:p>335662</text:p>
          </table:table-cell>
          <table:table-cell office:value-type="float" office:value="236584">
            <text:p>236584</text:p>
          </table:table-cell>
          <table:table-cell office:value-type="float" office:value="3017340071">
            <text:p>3017340071</text:p>
          </table:table-cell>
          <table:table-cell office:value-type="float" office:value="203222">
            <text:p>203222</text:p>
          </table:table-cell>
          <table:table-cell office:value-type="float" office:value="176972">
            <text:p>176972</text:p>
          </table:table-cell>
          <table:table-cell office:value-type="float" office:value="194474">
            <text:p>194474</text:p>
          </table:table-cell>
          <table:table-cell office:value-type="float" office:value="53843566">
            <text:p>53843566</text:p>
          </table:table-cell>
          <table:table-cell office:value-type="float" office:value="274660">
            <text:p>274660</text:p>
          </table:table-cell>
          <table:table-cell office:value-type="float" office:value="239846">
            <text:p>239846</text:p>
          </table:table-cell>
          <table:table-cell office:value-type="float" office:value="5695726211">
            <text:p>5695726211</text:p>
          </table:table-cell>
          <table:table-cell office:value-type="float" office:value="201210">
            <text:p>201210</text:p>
          </table:table-cell>
          <table:table-cell office:value-type="float" office:value="165722">
            <text:p>165722</text:p>
          </table:table-cell>
          <table:table-cell office:value-type="float" office:value="166044">
            <text:p>166044</text:p>
          </table:table-cell>
          <table:table-cell office:value-type="float" office:value="20945074">
            <text:p>20945074</text:p>
          </table:table-cell>
          <table:table-cell office:value-type="float" office:value="267872">
            <text:p>267872</text:p>
          </table:table-cell>
          <table:table-cell office:value-type="float" office:value="232988">
            <text:p>232988</text:p>
          </table:table-cell>
          <table:table-cell/>
        </table:table-row>
        <table:table-row table:style-name="ro1">
          <table:table-cell office:value-type="float" office:value="1222080240">
            <text:p>1222080240</text:p>
          </table:table-cell>
          <table:table-cell office:value-type="float" office:value="234262">
            <text:p>234262</text:p>
          </table:table-cell>
          <table:table-cell office:value-type="float" office:value="154448">
            <text:p>154448</text:p>
          </table:table-cell>
          <table:table-cell office:value-type="float" office:value="153022">
            <text:p>153022</text:p>
          </table:table-cell>
          <table:table-cell office:value-type="float" office:value="20303557">
            <text:p>20303557</text:p>
          </table:table-cell>
          <table:table-cell office:value-type="float" office:value="278514">
            <text:p>278514</text:p>
          </table:table-cell>
          <table:table-cell office:value-type="float" office:value="309730">
            <text:p>309730</text:p>
          </table:table-cell>
          <table:table-cell office:value-type="float" office:value="2786173569">
            <text:p>2786173569</text:p>
          </table:table-cell>
          <table:table-cell office:value-type="float" office:value="202778">
            <text:p>202778</text:p>
          </table:table-cell>
          <table:table-cell office:value-type="float" office:value="169672">
            <text:p>169672</text:p>
          </table:table-cell>
          <table:table-cell office:value-type="float" office:value="187045">
            <text:p>187045</text:p>
          </table:table-cell>
          <table:table-cell office:value-type="float" office:value="9015237">
            <text:p>9015237</text:p>
          </table:table-cell>
          <table:table-cell office:value-type="float" office:value="287230">
            <text:p>287230</text:p>
          </table:table-cell>
          <table:table-cell office:value-type="float" office:value="284527">
            <text:p>284527</text:p>
          </table:table-cell>
          <table:table-cell office:value-type="float" office:value="1817788097">
            <text:p>1817788097</text:p>
          </table:table-cell>
          <table:table-cell office:value-type="float" office:value="205812">
            <text:p>205812</text:p>
          </table:table-cell>
          <table:table-cell office:value-type="float" office:value="250365">
            <text:p>250365</text:p>
          </table:table-cell>
          <table:table-cell office:value-type="float" office:value="164870">
            <text:p>164870</text:p>
          </table:table-cell>
          <table:table-cell office:value-type="float" office:value="3066566">
            <text:p>3066566</text:p>
          </table:table-cell>
          <table:table-cell office:value-type="float" office:value="310945">
            <text:p>310945</text:p>
          </table:table-cell>
          <table:table-cell office:value-type="float" office:value="236538">
            <text:p>236538</text:p>
          </table:table-cell>
          <table:table-cell/>
        </table:table-row>
        <table:table-row table:style-name="ro1">
          <table:table-cell office:value-type="float" office:value="2701392910">
            <text:p>2701392910</text:p>
          </table:table-cell>
          <table:table-cell office:value-type="float" office:value="192022">
            <text:p>192022</text:p>
          </table:table-cell>
          <table:table-cell office:value-type="float" office:value="185272">
            <text:p>185272</text:p>
          </table:table-cell>
          <table:table-cell office:value-type="float" office:value="203001">
            <text:p>203001</text:p>
          </table:table-cell>
          <table:table-cell office:value-type="float" office:value="3792280">
            <text:p>3792280</text:p>
          </table:table-cell>
          <table:table-cell office:value-type="float" office:value="271472">
            <text:p>271472</text:p>
          </table:table-cell>
          <table:table-cell office:value-type="float" office:value="290096">
            <text:p>290096</text:p>
          </table:table-cell>
          <table:table-cell office:value-type="float" office:value="12249384586">
            <text:p>12249384586</text:p>
          </table:table-cell>
          <table:table-cell office:value-type="float" office:value="216730">
            <text:p>216730</text:p>
          </table:table-cell>
          <table:table-cell office:value-type="float" office:value="165868">
            <text:p>165868</text:p>
          </table:table-cell>
          <table:table-cell office:value-type="float" office:value="169162">
            <text:p>169162</text:p>
          </table:table-cell>
          <table:table-cell office:value-type="float" office:value="50481075">
            <text:p>50481075</text:p>
          </table:table-cell>
          <table:table-cell office:value-type="float" office:value="289220">
            <text:p>289220</text:p>
          </table:table-cell>
          <table:table-cell office:value-type="float" office:value="258349">
            <text:p>258349</text:p>
          </table:table-cell>
          <table:table-cell office:value-type="float" office:value="464524587">
            <text:p>464524587</text:p>
          </table:table-cell>
          <table:table-cell office:value-type="float" office:value="207856">
            <text:p>207856</text:p>
          </table:table-cell>
          <table:table-cell office:value-type="float" office:value="225352">
            <text:p>225352</text:p>
          </table:table-cell>
          <table:table-cell office:value-type="float" office:value="161504">
            <text:p>161504</text:p>
          </table:table-cell>
          <table:table-cell office:value-type="float" office:value="1249910">
            <text:p>1249910</text:p>
          </table:table-cell>
          <table:table-cell office:value-type="float" office:value="302358">
            <text:p>302358</text:p>
          </table:table-cell>
          <table:table-cell office:value-type="float" office:value="238814">
            <text:p>238814</text:p>
          </table:table-cell>
          <table:table-cell/>
        </table:table-row>
        <table:table-row table:style-name="ro1">
          <table:table-cell office:value-type="float" office:value="1768227268">
            <text:p>1768227268</text:p>
          </table:table-cell>
          <table:table-cell office:value-type="float" office:value="226601">
            <text:p>226601</text:p>
          </table:table-cell>
          <table:table-cell office:value-type="float" office:value="159948">
            <text:p>159948</text:p>
          </table:table-cell>
          <table:table-cell office:value-type="float" office:value="156188">
            <text:p>156188</text:p>
          </table:table-cell>
          <table:table-cell office:value-type="float" office:value="11465755">
            <text:p>11465755</text:p>
          </table:table-cell>
          <table:table-cell office:value-type="float" office:value="299266">
            <text:p>299266</text:p>
          </table:table-cell>
          <table:table-cell office:value-type="float" office:value="243532">
            <text:p>243532</text:p>
          </table:table-cell>
          <table:table-cell office:value-type="float" office:value="2396151306">
            <text:p>2396151306</text:p>
          </table:table-cell>
          <table:table-cell office:value-type="float" office:value="265360">
            <text:p>265360</text:p>
          </table:table-cell>
          <table:table-cell office:value-type="float" office:value="199339">
            <text:p>199339</text:p>
          </table:table-cell>
          <table:table-cell office:value-type="float" office:value="160618">
            <text:p>160618</text:p>
          </table:table-cell>
          <table:table-cell office:value-type="float" office:value="1201268">
            <text:p>1201268</text:p>
          </table:table-cell>
          <table:table-cell office:value-type="float" office:value="287574">
            <text:p>287574</text:p>
          </table:table-cell>
          <table:table-cell office:value-type="float" office:value="259128">
            <text:p>259128</text:p>
          </table:table-cell>
          <table:table-cell office:value-type="float" office:value="5038113401">
            <text:p>5038113401</text:p>
          </table:table-cell>
          <table:table-cell office:value-type="float" office:value="202210">
            <text:p>202210</text:p>
          </table:table-cell>
          <table:table-cell office:value-type="float" office:value="161738">
            <text:p>161738</text:p>
          </table:table-cell>
          <table:table-cell office:value-type="float" office:value="170354">
            <text:p>170354</text:p>
          </table:table-cell>
          <table:table-cell office:value-type="float" office:value="21659512">
            <text:p>21659512</text:p>
          </table:table-cell>
          <table:table-cell office:value-type="float" office:value="364848">
            <text:p>364848</text:p>
          </table:table-cell>
          <table:table-cell office:value-type="float" office:value="239112">
            <text:p>239112</text:p>
          </table:table-cell>
          <table:table-cell/>
        </table:table-row>
        <table:table-row table:style-name="ro1">
          <table:table-cell office:value-type="float" office:value="4585455271">
            <text:p>4585455271</text:p>
          </table:table-cell>
          <table:table-cell office:value-type="float" office:value="232384">
            <text:p>232384</text:p>
          </table:table-cell>
          <table:table-cell office:value-type="float" office:value="174199">
            <text:p>174199</text:p>
          </table:table-cell>
          <table:table-cell office:value-type="float" office:value="152320">
            <text:p>152320</text:p>
          </table:table-cell>
          <table:table-cell office:value-type="float" office:value="272124">
            <text:p>272124</text:p>
          </table:table-cell>
          <table:table-cell office:value-type="float" office:value="274088">
            <text:p>274088</text:p>
          </table:table-cell>
          <table:table-cell office:value-type="float" office:value="235050">
            <text:p>235050</text:p>
          </table:table-cell>
          <table:table-cell office:value-type="float" office:value="23558113894">
            <text:p>23558113894</text:p>
          </table:table-cell>
          <table:table-cell office:value-type="float" office:value="206744">
            <text:p>206744</text:p>
          </table:table-cell>
          <table:table-cell office:value-type="float" office:value="208244">
            <text:p>208244</text:p>
          </table:table-cell>
          <table:table-cell office:value-type="float" office:value="193840">
            <text:p>193840</text:p>
          </table:table-cell>
          <table:table-cell office:value-type="float" office:value="291250">
            <text:p>291250</text:p>
          </table:table-cell>
          <table:table-cell office:value-type="float" office:value="308812">
            <text:p>308812</text:p>
          </table:table-cell>
          <table:table-cell office:value-type="float" office:value="242942">
            <text:p>242942</text:p>
          </table:table-cell>
          <table:table-cell office:value-type="float" office:value="2082454653">
            <text:p>2082454653</text:p>
          </table:table-cell>
          <table:table-cell office:value-type="float" office:value="242316">
            <text:p>242316</text:p>
          </table:table-cell>
          <table:table-cell office:value-type="float" office:value="195372">
            <text:p>195372</text:p>
          </table:table-cell>
          <table:table-cell office:value-type="float" office:value="167698">
            <text:p>167698</text:p>
          </table:table-cell>
          <table:table-cell office:value-type="float" office:value="288012">
            <text:p>288012</text:p>
          </table:table-cell>
          <table:table-cell office:value-type="float" office:value="318185">
            <text:p>318185</text:p>
          </table:table-cell>
          <table:table-cell office:value-type="float" office:value="238094">
            <text:p>238094</text:p>
          </table:table-cell>
          <table:table-cell/>
        </table:table-row>
        <table:table-row table:style-name="ro1">
          <table:table-cell office:value-type="float" office:value="3778158166">
            <text:p>3778158166</text:p>
          </table:table-cell>
          <table:table-cell office:value-type="float" office:value="226919">
            <text:p>226919</text:p>
          </table:table-cell>
          <table:table-cell office:value-type="float" office:value="166076">
            <text:p>166076</text:p>
          </table:table-cell>
          <table:table-cell office:value-type="float" office:value="155994">
            <text:p>155994</text:p>
          </table:table-cell>
          <table:table-cell office:value-type="float" office:value="4842534">
            <text:p>4842534</text:p>
          </table:table-cell>
          <table:table-cell office:value-type="float" office:value="410210">
            <text:p>410210</text:p>
          </table:table-cell>
          <table:table-cell office:value-type="float" office:value="240708">
            <text:p>240708</text:p>
          </table:table-cell>
          <table:table-cell office:value-type="float" office:value="5104232162">
            <text:p>5104232162</text:p>
          </table:table-cell>
          <table:table-cell office:value-type="float" office:value="204162">
            <text:p>204162</text:p>
          </table:table-cell>
          <table:table-cell office:value-type="float" office:value="201049">
            <text:p>201049</text:p>
          </table:table-cell>
          <table:table-cell office:value-type="float" office:value="208795">
            <text:p>208795</text:p>
          </table:table-cell>
          <table:table-cell office:value-type="float" office:value="12611900">
            <text:p>12611900</text:p>
          </table:table-cell>
          <table:table-cell office:value-type="float" office:value="288342">
            <text:p>288342</text:p>
          </table:table-cell>
          <table:table-cell office:value-type="float" office:value="238658">
            <text:p>238658</text:p>
          </table:table-cell>
          <table:table-cell office:value-type="float" office:value="1490001268">
            <text:p>1490001268</text:p>
          </table:table-cell>
          <table:table-cell office:value-type="float" office:value="254526">
            <text:p>254526</text:p>
          </table:table-cell>
          <table:table-cell office:value-type="float" office:value="202449">
            <text:p>202449</text:p>
          </table:table-cell>
          <table:table-cell office:value-type="float" office:value="163138">
            <text:p>163138</text:p>
          </table:table-cell>
          <table:table-cell office:value-type="float" office:value="4508447">
            <text:p>4508447</text:p>
          </table:table-cell>
          <table:table-cell office:value-type="float" office:value="280738">
            <text:p>280738</text:p>
          </table:table-cell>
          <table:table-cell office:value-type="float" office:value="233438">
            <text:p>233438</text:p>
          </table:table-cell>
          <table:table-cell/>
        </table:table-row>
        <table:table-row table:style-name="ro1">
          <table:table-cell office:value-type="float" office:value="2964699148">
            <text:p>2964699148</text:p>
          </table:table-cell>
          <table:table-cell office:value-type="float" office:value="422562">
            <text:p>422562</text:p>
          </table:table-cell>
          <table:table-cell office:value-type="float" office:value="190511">
            <text:p>190511</text:p>
          </table:table-cell>
          <table:table-cell office:value-type="float" office:value="188129">
            <text:p>188129</text:p>
          </table:table-cell>
          <table:table-cell office:value-type="float" office:value="567205">
            <text:p>567205</text:p>
          </table:table-cell>
          <table:table-cell office:value-type="float" office:value="299066">
            <text:p>299066</text:p>
          </table:table-cell>
          <table:table-cell office:value-type="float" office:value="242180">
            <text:p>242180</text:p>
          </table:table-cell>
          <table:table-cell office:value-type="float" office:value="3083313723">
            <text:p>3083313723</text:p>
          </table:table-cell>
          <table:table-cell office:value-type="float" office:value="205872">
            <text:p>205872</text:p>
          </table:table-cell>
          <table:table-cell office:value-type="float" office:value="167960">
            <text:p>167960</text:p>
          </table:table-cell>
          <table:table-cell office:value-type="float" office:value="163306">
            <text:p>163306</text:p>
          </table:table-cell>
          <table:table-cell office:value-type="float" office:value="8115020">
            <text:p>8115020</text:p>
          </table:table-cell>
          <table:table-cell office:value-type="float" office:value="279572">
            <text:p>279572</text:p>
          </table:table-cell>
          <table:table-cell office:value-type="float" office:value="261854">
            <text:p>261854</text:p>
          </table:table-cell>
          <table:table-cell office:value-type="float" office:value="7734296737">
            <text:p>7734296737</text:p>
          </table:table-cell>
          <table:table-cell office:value-type="float" office:value="328517">
            <text:p>328517</text:p>
          </table:table-cell>
          <table:table-cell office:value-type="float" office:value="190753">
            <text:p>190753</text:p>
          </table:table-cell>
          <table:table-cell office:value-type="float" office:value="164540">
            <text:p>164540</text:p>
          </table:table-cell>
          <table:table-cell office:value-type="float" office:value="6035174">
            <text:p>6035174</text:p>
          </table:table-cell>
          <table:table-cell office:value-type="float" office:value="303601">
            <text:p>303601</text:p>
          </table:table-cell>
          <table:table-cell office:value-type="float" office:value="264418">
            <text:p>264418</text:p>
          </table:table-cell>
          <table:table-cell/>
        </table:table-row>
        <table:table-row table:style-name="ro1">
          <table:table-cell office:value-type="float" office:value="3273646289">
            <text:p>3273646289</text:p>
          </table:table-cell>
          <table:table-cell office:value-type="float" office:value="194074">
            <text:p>194074</text:p>
          </table:table-cell>
          <table:table-cell office:value-type="float" office:value="186379">
            <text:p>186379</text:p>
          </table:table-cell>
          <table:table-cell office:value-type="float" office:value="179673">
            <text:p>179673</text:p>
          </table:table-cell>
          <table:table-cell office:value-type="float" office:value="2495288">
            <text:p>2495288</text:p>
          </table:table-cell>
          <table:table-cell office:value-type="float" office:value="447075">
            <text:p>447075</text:p>
          </table:table-cell>
          <table:table-cell office:value-type="float" office:value="240694">
            <text:p>240694</text:p>
          </table:table-cell>
          <table:table-cell office:value-type="float" office:value="14124082945">
            <text:p>14124082945</text:p>
          </table:table-cell>
          <table:table-cell office:value-type="float" office:value="215934">
            <text:p>215934</text:p>
          </table:table-cell>
          <table:table-cell office:value-type="float" office:value="193216">
            <text:p>193216</text:p>
          </table:table-cell>
          <table:table-cell office:value-type="float" office:value="164014">
            <text:p>164014</text:p>
          </table:table-cell>
          <table:table-cell office:value-type="float" office:value="4063320">
            <text:p>4063320</text:p>
          </table:table-cell>
          <table:table-cell office:value-type="float" office:value="281890">
            <text:p>281890</text:p>
          </table:table-cell>
          <table:table-cell office:value-type="float" office:value="234208">
            <text:p>234208</text:p>
          </table:table-cell>
          <table:table-cell office:value-type="float" office:value="4011898699">
            <text:p>4011898699</text:p>
          </table:table-cell>
          <table:table-cell office:value-type="float" office:value="200186">
            <text:p>200186</text:p>
          </table:table-cell>
          <table:table-cell office:value-type="float" office:value="167820">
            <text:p>167820</text:p>
          </table:table-cell>
          <table:table-cell office:value-type="float" office:value="185034">
            <text:p>185034</text:p>
          </table:table-cell>
          <table:table-cell office:value-type="float" office:value="12077851">
            <text:p>12077851</text:p>
          </table:table-cell>
          <table:table-cell office:value-type="float" office:value="283874">
            <text:p>283874</text:p>
          </table:table-cell>
          <table:table-cell office:value-type="float" office:value="325450">
            <text:p>325450</text:p>
          </table:table-cell>
          <table:table-cell/>
        </table:table-row>
        <table:table-row table:style-name="ro1">
          <table:table-cell office:value-type="float" office:value="4300656714">
            <text:p>4300656714</text:p>
          </table:table-cell>
          <table:table-cell office:value-type="float" office:value="200098">
            <text:p>200098</text:p>
          </table:table-cell>
          <table:table-cell office:value-type="float" office:value="154698">
            <text:p>154698</text:p>
          </table:table-cell>
          <table:table-cell office:value-type="float" office:value="151448">
            <text:p>151448</text:p>
          </table:table-cell>
          <table:table-cell office:value-type="float" office:value="7707180">
            <text:p>7707180</text:p>
          </table:table-cell>
          <table:table-cell office:value-type="float" office:value="272014">
            <text:p>272014</text:p>
          </table:table-cell>
          <table:table-cell office:value-type="float" office:value="277070">
            <text:p>277070</text:p>
          </table:table-cell>
          <table:table-cell office:value-type="float" office:value="4336981727">
            <text:p>4336981727</text:p>
          </table:table-cell>
          <table:table-cell office:value-type="float" office:value="245557">
            <text:p>245557</text:p>
          </table:table-cell>
          <table:table-cell office:value-type="float" office:value="291365">
            <text:p>291365</text:p>
          </table:table-cell>
          <table:table-cell office:value-type="float" office:value="186547">
            <text:p>186547</text:p>
          </table:table-cell>
          <table:table-cell office:value-type="float" office:value="40781033">
            <text:p>40781033</text:p>
          </table:table-cell>
          <table:table-cell office:value-type="float" office:value="305557">
            <text:p>305557</text:p>
          </table:table-cell>
          <table:table-cell office:value-type="float" office:value="229120">
            <text:p>229120</text:p>
          </table:table-cell>
          <table:table-cell office:value-type="float" office:value="21586397972">
            <text:p>21586397972</text:p>
          </table:table-cell>
          <table:table-cell office:value-type="float" office:value="201468">
            <text:p>201468</text:p>
          </table:table-cell>
          <table:table-cell office:value-type="float" office:value="201265">
            <text:p>201265</text:p>
          </table:table-cell>
          <table:table-cell office:value-type="float" office:value="172494">
            <text:p>172494</text:p>
          </table:table-cell>
          <table:table-cell office:value-type="float" office:value="7959328">
            <text:p>7959328</text:p>
          </table:table-cell>
          <table:table-cell office:value-type="float" office:value="287978">
            <text:p>287978</text:p>
          </table:table-cell>
          <table:table-cell office:value-type="float" office:value="270604">
            <text:p>270604</text:p>
          </table:table-cell>
          <table:table-cell/>
        </table:table-row>
        <table:table-row table:style-name="ro1">
          <table:table-cell office:value-type="float" office:value="3071881453">
            <text:p>3071881453</text:p>
          </table:table-cell>
          <table:table-cell office:value-type="float" office:value="253453">
            <text:p>253453</text:p>
          </table:table-cell>
          <table:table-cell office:value-type="float" office:value="156342">
            <text:p>156342</text:p>
          </table:table-cell>
          <table:table-cell office:value-type="float" office:value="162096">
            <text:p>162096</text:p>
          </table:table-cell>
          <table:table-cell office:value-type="float" office:value="18950380">
            <text:p>18950380</text:p>
          </table:table-cell>
          <table:table-cell office:value-type="float" office:value="301846">
            <text:p>301846</text:p>
          </table:table-cell>
          <table:table-cell office:value-type="float" office:value="233982">
            <text:p>233982</text:p>
          </table:table-cell>
          <table:table-cell office:value-type="float" office:value="14336626375">
            <text:p>14336626375</text:p>
          </table:table-cell>
          <table:table-cell office:value-type="float" office:value="204834">
            <text:p>204834</text:p>
          </table:table-cell>
          <table:table-cell office:value-type="float" office:value="278665">
            <text:p>278665</text:p>
          </table:table-cell>
          <table:table-cell office:value-type="float" office:value="162598">
            <text:p>162598</text:p>
          </table:table-cell>
          <table:table-cell office:value-type="float" office:value="6257182">
            <text:p>6257182</text:p>
          </table:table-cell>
          <table:table-cell office:value-type="float" office:value="281224">
            <text:p>281224</text:p>
          </table:table-cell>
          <table:table-cell office:value-type="float" office:value="243644">
            <text:p>243644</text:p>
          </table:table-cell>
          <table:table-cell office:value-type="float" office:value="5806955002">
            <text:p>5806955002</text:p>
          </table:table-cell>
          <table:table-cell office:value-type="float" office:value="339946">
            <text:p>339946</text:p>
          </table:table-cell>
          <table:table-cell office:value-type="float" office:value="171850">
            <text:p>171850</text:p>
          </table:table-cell>
          <table:table-cell office:value-type="float" office:value="190651">
            <text:p>190651</text:p>
          </table:table-cell>
          <table:table-cell office:value-type="float" office:value="1800863">
            <text:p>1800863</text:p>
          </table:table-cell>
          <table:table-cell office:value-type="float" office:value="276168">
            <text:p>276168</text:p>
          </table:table-cell>
          <table:table-cell office:value-type="float" office:value="254886">
            <text:p>254886</text:p>
          </table:table-cell>
          <table:table-cell/>
        </table:table-row>
        <table:table-row table:style-name="ro1">
          <table:table-cell office:value-type="float" office:value="578772818">
            <text:p>578772818</text:p>
          </table:table-cell>
          <table:table-cell office:value-type="float" office:value="189540">
            <text:p>189540</text:p>
          </table:table-cell>
          <table:table-cell office:value-type="float" office:value="181452">
            <text:p>181452</text:p>
          </table:table-cell>
          <table:table-cell office:value-type="float" office:value="214657">
            <text:p>214657</text:p>
          </table:table-cell>
          <table:table-cell office:value-type="float" office:value="249304">
            <text:p>249304</text:p>
          </table:table-cell>
          <table:table-cell office:value-type="float" office:value="254290">
            <text:p>254290</text:p>
          </table:table-cell>
          <table:table-cell office:value-type="float" office:value="283530">
            <text:p>283530</text:p>
          </table:table-cell>
          <table:table-cell office:value-type="float" office:value="10623942473">
            <text:p>10623942473</text:p>
          </table:table-cell>
          <table:table-cell office:value-type="float" office:value="243542">
            <text:p>243542</text:p>
          </table:table-cell>
          <table:table-cell office:value-type="float" office:value="168686">
            <text:p>168686</text:p>
          </table:table-cell>
          <table:table-cell office:value-type="float" office:value="212933">
            <text:p>212933</text:p>
          </table:table-cell>
          <table:table-cell office:value-type="float" office:value="4276614">
            <text:p>4276614</text:p>
          </table:table-cell>
          <table:table-cell office:value-type="float" office:value="290820">
            <text:p>290820</text:p>
          </table:table-cell>
          <table:table-cell office:value-type="float" office:value="238128">
            <text:p>238128</text:p>
          </table:table-cell>
          <table:table-cell office:value-type="float" office:value="4020873263">
            <text:p>4020873263</text:p>
          </table:table-cell>
          <table:table-cell office:value-type="float" office:value="253381">
            <text:p>253381</text:p>
          </table:table-cell>
          <table:table-cell office:value-type="float" office:value="166166">
            <text:p>166166</text:p>
          </table:table-cell>
          <table:table-cell office:value-type="float" office:value="162388">
            <text:p>162388</text:p>
          </table:table-cell>
          <table:table-cell office:value-type="float" office:value="37016568">
            <text:p>37016568</text:p>
          </table:table-cell>
          <table:table-cell office:value-type="float" office:value="285540">
            <text:p>285540</text:p>
          </table:table-cell>
          <table:table-cell office:value-type="float" office:value="234180">
            <text:p>234180</text:p>
          </table:table-cell>
          <table:table-cell/>
        </table:table-row>
        <table:table-row table:style-name="ro1">
          <table:table-cell office:value-type="float" office:value="1601461116">
            <text:p>1601461116</text:p>
          </table:table-cell>
          <table:table-cell office:value-type="float" office:value="299009">
            <text:p>299009</text:p>
          </table:table-cell>
          <table:table-cell office:value-type="float" office:value="156030">
            <text:p>156030</text:p>
          </table:table-cell>
          <table:table-cell office:value-type="float" office:value="183668">
            <text:p>183668</text:p>
          </table:table-cell>
          <table:table-cell office:value-type="float" office:value="40408327">
            <text:p>40408327</text:p>
          </table:table-cell>
          <table:table-cell office:value-type="float" office:value="381255">
            <text:p>381255</text:p>
          </table:table-cell>
          <table:table-cell office:value-type="float" office:value="237572">
            <text:p>237572</text:p>
          </table:table-cell>
          <table:table-cell office:value-type="float" office:value="2128366783">
            <text:p>2128366783</text:p>
          </table:table-cell>
          <table:table-cell office:value-type="float" office:value="208182">
            <text:p>208182</text:p>
          </table:table-cell>
          <table:table-cell office:value-type="float" office:value="165808">
            <text:p>165808</text:p>
          </table:table-cell>
          <table:table-cell office:value-type="float" office:value="179408">
            <text:p>179408</text:p>
          </table:table-cell>
          <table:table-cell office:value-type="float" office:value="594590">
            <text:p>594590</text:p>
          </table:table-cell>
          <table:table-cell office:value-type="float" office:value="280148">
            <text:p>280148</text:p>
          </table:table-cell>
          <table:table-cell office:value-type="float" office:value="241238">
            <text:p>241238</text:p>
          </table:table-cell>
          <table:table-cell office:value-type="float" office:value="3482343415">
            <text:p>3482343415</text:p>
          </table:table-cell>
          <table:table-cell office:value-type="float" office:value="201096">
            <text:p>201096</text:p>
          </table:table-cell>
          <table:table-cell office:value-type="float" office:value="163186">
            <text:p>163186</text:p>
          </table:table-cell>
          <table:table-cell office:value-type="float" office:value="215450">
            <text:p>215450</text:p>
          </table:table-cell>
          <table:table-cell office:value-type="float" office:value="269378">
            <text:p>269378</text:p>
          </table:table-cell>
          <table:table-cell office:value-type="float" office:value="274768">
            <text:p>274768</text:p>
          </table:table-cell>
          <table:table-cell office:value-type="float" office:value="258752">
            <text:p>258752</text:p>
          </table:table-cell>
          <table:table-cell/>
        </table:table-row>
        <table:table-row table:style-name="ro1">
          <table:table-cell office:value-type="float" office:value="3933145148">
            <text:p>3933145148</text:p>
          </table:table-cell>
          <table:table-cell office:value-type="float" office:value="196794">
            <text:p>196794</text:p>
          </table:table-cell>
          <table:table-cell office:value-type="float" office:value="167478">
            <text:p>167478</text:p>
          </table:table-cell>
          <table:table-cell office:value-type="float" office:value="156812">
            <text:p>156812</text:p>
          </table:table-cell>
          <table:table-cell office:value-type="float" office:value="22639670">
            <text:p>22639670</text:p>
          </table:table-cell>
          <table:table-cell office:value-type="float" office:value="453754">
            <text:p>453754</text:p>
          </table:table-cell>
          <table:table-cell office:value-type="float" office:value="225486">
            <text:p>225486</text:p>
          </table:table-cell>
          <table:table-cell office:value-type="float" office:value="8804434231">
            <text:p>8804434231</text:p>
          </table:table-cell>
          <table:table-cell office:value-type="float" office:value="224556">
            <text:p>224556</text:p>
          </table:table-cell>
          <table:table-cell office:value-type="float" office:value="199348">
            <text:p>199348</text:p>
          </table:table-cell>
          <table:table-cell office:value-type="float" office:value="212973">
            <text:p>212973</text:p>
          </table:table-cell>
          <table:table-cell office:value-type="float" office:value="543293">
            <text:p>543293</text:p>
          </table:table-cell>
          <table:table-cell office:value-type="float" office:value="462758">
            <text:p>462758</text:p>
          </table:table-cell>
          <table:table-cell office:value-type="float" office:value="274430">
            <text:p>274430</text:p>
          </table:table-cell>
          <table:table-cell office:value-type="float" office:value="4225962903">
            <text:p>4225962903</text:p>
          </table:table-cell>
          <table:table-cell office:value-type="float" office:value="314358">
            <text:p>314358</text:p>
          </table:table-cell>
          <table:table-cell office:value-type="float" office:value="174758">
            <text:p>174758</text:p>
          </table:table-cell>
          <table:table-cell office:value-type="float" office:value="159034">
            <text:p>159034</text:p>
          </table:table-cell>
          <table:table-cell office:value-type="float" office:value="12459649">
            <text:p>12459649</text:p>
          </table:table-cell>
          <table:table-cell office:value-type="float" office:value="286456">
            <text:p>286456</text:p>
          </table:table-cell>
          <table:table-cell office:value-type="float" office:value="245384">
            <text:p>245384</text:p>
          </table:table-cell>
          <table:table-cell/>
        </table:table-row>
        <table:table-row table:style-name="ro1">
          <table:table-cell office:value-type="float" office:value="1564643918">
            <text:p>1564643918</text:p>
          </table:table-cell>
          <table:table-cell office:value-type="float" office:value="198560">
            <text:p>198560</text:p>
          </table:table-cell>
          <table:table-cell office:value-type="float" office:value="155332">
            <text:p>155332</text:p>
          </table:table-cell>
          <table:table-cell office:value-type="float" office:value="173534">
            <text:p>173534</text:p>
          </table:table-cell>
          <table:table-cell office:value-type="float" office:value="5636569">
            <text:p>5636569</text:p>
          </table:table-cell>
          <table:table-cell office:value-type="float" office:value="479755">
            <text:p>479755</text:p>
          </table:table-cell>
          <table:table-cell office:value-type="float" office:value="288811">
            <text:p>288811</text:p>
          </table:table-cell>
          <table:table-cell office:value-type="float" office:value="27112649612">
            <text:p>27112649612</text:p>
          </table:table-cell>
          <table:table-cell office:value-type="float" office:value="210876">
            <text:p>210876</text:p>
          </table:table-cell>
          <table:table-cell office:value-type="float" office:value="169204">
            <text:p>169204</text:p>
          </table:table-cell>
          <table:table-cell office:value-type="float" office:value="196025">
            <text:p>196025</text:p>
          </table:table-cell>
          <table:table-cell office:value-type="float" office:value="29670218">
            <text:p>29670218</text:p>
          </table:table-cell>
          <table:table-cell office:value-type="float" office:value="286846">
            <text:p>286846</text:p>
          </table:table-cell>
          <table:table-cell office:value-type="float" office:value="260797">
            <text:p>260797</text:p>
          </table:table-cell>
          <table:table-cell office:value-type="float" office:value="2152552433">
            <text:p>2152552433</text:p>
          </table:table-cell>
          <table:table-cell office:value-type="float" office:value="222897">
            <text:p>222897</text:p>
          </table:table-cell>
          <table:table-cell office:value-type="float" office:value="170262">
            <text:p>170262</text:p>
          </table:table-cell>
          <table:table-cell office:value-type="float" office:value="160062">
            <text:p>160062</text:p>
          </table:table-cell>
          <table:table-cell office:value-type="float" office:value="11154272">
            <text:p>11154272</text:p>
          </table:table-cell>
          <table:table-cell office:value-type="float" office:value="287914">
            <text:p>287914</text:p>
          </table:table-cell>
          <table:table-cell office:value-type="float" office:value="272396">
            <text:p>272396</text:p>
          </table:table-cell>
          <table:table-cell/>
        </table:table-row>
        <table:table-row table:style-name="ro1">
          <table:table-cell office:value-type="float" office:value="4281066083">
            <text:p>4281066083</text:p>
          </table:table-cell>
          <table:table-cell office:value-type="float" office:value="194578">
            <text:p>194578</text:p>
          </table:table-cell>
          <table:table-cell office:value-type="float" office:value="157782">
            <text:p>157782</text:p>
          </table:table-cell>
          <table:table-cell office:value-type="float" office:value="153074">
            <text:p>153074</text:p>
          </table:table-cell>
          <table:table-cell office:value-type="float" office:value="37388752">
            <text:p>37388752</text:p>
          </table:table-cell>
          <table:table-cell office:value-type="float" office:value="341940">
            <text:p>341940</text:p>
          </table:table-cell>
          <table:table-cell office:value-type="float" office:value="240356">
            <text:p>240356</text:p>
          </table:table-cell>
          <table:table-cell office:value-type="float" office:value="2066684548">
            <text:p>2066684548</text:p>
          </table:table-cell>
          <table:table-cell office:value-type="float" office:value="205546">
            <text:p>205546</text:p>
          </table:table-cell>
          <table:table-cell office:value-type="float" office:value="188630">
            <text:p>188630</text:p>
          </table:table-cell>
          <table:table-cell office:value-type="float" office:value="165864">
            <text:p>165864</text:p>
          </table:table-cell>
          <table:table-cell office:value-type="float" office:value="62426265">
            <text:p>62426265</text:p>
          </table:table-cell>
          <table:table-cell office:value-type="float" office:value="303979">
            <text:p>303979</text:p>
          </table:table-cell>
          <table:table-cell office:value-type="float" office:value="355970">
            <text:p>355970</text:p>
          </table:table-cell>
          <table:table-cell office:value-type="float" office:value="15651883729">
            <text:p>15651883729</text:p>
          </table:table-cell>
          <table:table-cell office:value-type="float" office:value="219192">
            <text:p>219192</text:p>
          </table:table-cell>
          <table:table-cell office:value-type="float" office:value="174592">
            <text:p>174592</text:p>
          </table:table-cell>
          <table:table-cell office:value-type="float" office:value="160682">
            <text:p>160682</text:p>
          </table:table-cell>
          <table:table-cell office:value-type="float" office:value="26643426">
            <text:p>26643426</text:p>
          </table:table-cell>
          <table:table-cell office:value-type="float" office:value="278118">
            <text:p>278118</text:p>
          </table:table-cell>
          <table:table-cell office:value-type="float" office:value="231132">
            <text:p>231132</text:p>
          </table:table-cell>
          <table:table-cell/>
        </table:table-row>
        <table:table-row table:style-name="ro1">
          <table:table-cell office:value-type="float" office:value="6102133372">
            <text:p>6102133372</text:p>
          </table:table-cell>
          <table:table-cell office:value-type="float" office:value="205736">
            <text:p>205736</text:p>
          </table:table-cell>
          <table:table-cell office:value-type="float" office:value="153992">
            <text:p>153992</text:p>
          </table:table-cell>
          <table:table-cell office:value-type="float" office:value="929318">
            <text:p>929318</text:p>
          </table:table-cell>
          <table:table-cell office:value-type="float" office:value="20264811">
            <text:p>20264811</text:p>
          </table:table-cell>
          <table:table-cell office:value-type="float" office:value="361577">
            <text:p>361577</text:p>
          </table:table-cell>
          <table:table-cell office:value-type="float" office:value="351365">
            <text:p>351365</text:p>
          </table:table-cell>
          <table:table-cell office:value-type="float" office:value="2304074414">
            <text:p>2304074414</text:p>
          </table:table-cell>
          <table:table-cell office:value-type="float" office:value="205414">
            <text:p>205414</text:p>
          </table:table-cell>
          <table:table-cell office:value-type="float" office:value="190256">
            <text:p>190256</text:p>
          </table:table-cell>
          <table:table-cell office:value-type="float" office:value="167140">
            <text:p>167140</text:p>
          </table:table-cell>
          <table:table-cell office:value-type="float" office:value="2260425">
            <text:p>2260425</text:p>
          </table:table-cell>
          <table:table-cell office:value-type="float" office:value="271540">
            <text:p>271540</text:p>
          </table:table-cell>
          <table:table-cell office:value-type="float" office:value="222488">
            <text:p>222488</text:p>
          </table:table-cell>
          <table:table-cell office:value-type="float" office:value="3551571034">
            <text:p>3551571034</text:p>
          </table:table-cell>
          <table:table-cell office:value-type="float" office:value="205668">
            <text:p>205668</text:p>
          </table:table-cell>
          <table:table-cell office:value-type="float" office:value="170408">
            <text:p>170408</text:p>
          </table:table-cell>
          <table:table-cell office:value-type="float" office:value="160148">
            <text:p>160148</text:p>
          </table:table-cell>
          <table:table-cell office:value-type="float" office:value="823146">
            <text:p>823146</text:p>
          </table:table-cell>
          <table:table-cell office:value-type="float" office:value="298876">
            <text:p>298876</text:p>
          </table:table-cell>
          <table:table-cell office:value-type="float" office:value="244488">
            <text:p>244488</text:p>
          </table:table-cell>
          <table:table-cell/>
        </table:table-row>
        <table:table-row table:style-name="ro1">
          <table:table-cell office:value-type="float" office:value="1048388652">
            <text:p>1048388652</text:p>
          </table:table-cell>
          <table:table-cell office:value-type="float" office:value="196564">
            <text:p>196564</text:p>
          </table:table-cell>
          <table:table-cell office:value-type="float" office:value="153358">
            <text:p>153358</text:p>
          </table:table-cell>
          <table:table-cell office:value-type="float" office:value="188084">
            <text:p>188084</text:p>
          </table:table-cell>
          <table:table-cell office:value-type="float" office:value="4292683">
            <text:p>4292683</text:p>
          </table:table-cell>
          <table:table-cell office:value-type="float" office:value="307736">
            <text:p>307736</text:p>
          </table:table-cell>
          <table:table-cell office:value-type="float" office:value="236148">
            <text:p>236148</text:p>
          </table:table-cell>
          <table:table-cell office:value-type="float" office:value="1768148964">
            <text:p>1768148964</text:p>
          </table:table-cell>
          <table:table-cell office:value-type="float" office:value="251224">
            <text:p>251224</text:p>
          </table:table-cell>
          <table:table-cell office:value-type="float" office:value="201066">
            <text:p>201066</text:p>
          </table:table-cell>
          <table:table-cell office:value-type="float" office:value="274804">
            <text:p>274804</text:p>
          </table:table-cell>
          <table:table-cell office:value-type="float" office:value="12083426">
            <text:p>12083426</text:p>
          </table:table-cell>
          <table:table-cell office:value-type="float" office:value="324830">
            <text:p>324830</text:p>
          </table:table-cell>
          <table:table-cell office:value-type="float" office:value="332092">
            <text:p>332092</text:p>
          </table:table-cell>
          <table:table-cell office:value-type="float" office:value="10912190034">
            <text:p>10912190034</text:p>
          </table:table-cell>
          <table:table-cell office:value-type="float" office:value="229779">
            <text:p>229779</text:p>
          </table:table-cell>
          <table:table-cell office:value-type="float" office:value="171032">
            <text:p>171032</text:p>
          </table:table-cell>
          <table:table-cell office:value-type="float" office:value="158188">
            <text:p>158188</text:p>
          </table:table-cell>
          <table:table-cell office:value-type="float" office:value="36160239">
            <text:p>36160239</text:p>
          </table:table-cell>
          <table:table-cell office:value-type="float" office:value="319577">
            <text:p>319577</text:p>
          </table:table-cell>
          <table:table-cell office:value-type="float" office:value="245802">
            <text:p>245802</text:p>
          </table:table-cell>
          <table:table-cell/>
        </table:table-row>
        <table:table-row table:style-name="ro1">
          <table:table-cell office:value-type="float" office:value="7222313679">
            <text:p>7222313679</text:p>
          </table:table-cell>
          <table:table-cell office:value-type="float" office:value="197420">
            <text:p>197420</text:p>
          </table:table-cell>
          <table:table-cell office:value-type="float" office:value="156518">
            <text:p>156518</text:p>
          </table:table-cell>
          <table:table-cell office:value-type="float" office:value="187433">
            <text:p>187433</text:p>
          </table:table-cell>
          <table:table-cell office:value-type="float" office:value="11205201">
            <text:p>11205201</text:p>
          </table:table-cell>
          <table:table-cell office:value-type="float" office:value="277504">
            <text:p>277504</text:p>
          </table:table-cell>
          <table:table-cell office:value-type="float" office:value="225168">
            <text:p>225168</text:p>
          </table:table-cell>
          <table:table-cell office:value-type="float" office:value="6594306729">
            <text:p>6594306729</text:p>
          </table:table-cell>
          <table:table-cell office:value-type="float" office:value="337811">
            <text:p>337811</text:p>
          </table:table-cell>
          <table:table-cell office:value-type="float" office:value="208273">
            <text:p>208273</text:p>
          </table:table-cell>
          <table:table-cell office:value-type="float" office:value="174256">
            <text:p>174256</text:p>
          </table:table-cell>
          <table:table-cell office:value-type="float" office:value="47719765">
            <text:p>47719765</text:p>
          </table:table-cell>
          <table:table-cell office:value-type="float" office:value="288782">
            <text:p>288782</text:p>
          </table:table-cell>
          <table:table-cell office:value-type="float" office:value="315059">
            <text:p>315059</text:p>
          </table:table-cell>
          <table:table-cell office:value-type="float" office:value="15443886129">
            <text:p>15443886129</text:p>
          </table:table-cell>
          <table:table-cell office:value-type="float" office:value="200462">
            <text:p>200462</text:p>
          </table:table-cell>
          <table:table-cell office:value-type="float" office:value="257083">
            <text:p>257083</text:p>
          </table:table-cell>
          <table:table-cell office:value-type="float" office:value="195668">
            <text:p>195668</text:p>
          </table:table-cell>
          <table:table-cell office:value-type="float" office:value="13338803">
            <text:p>13338803</text:p>
          </table:table-cell>
          <table:table-cell office:value-type="float" office:value="281342">
            <text:p>281342</text:p>
          </table:table-cell>
          <table:table-cell office:value-type="float" office:value="238778">
            <text:p>238778</text:p>
          </table:table-cell>
          <table:table-cell/>
        </table:table-row>
        <table:table-row table:style-name="ro1">
          <table:table-cell office:value-type="float" office:value="1813260900">
            <text:p>1813260900</text:p>
          </table:table-cell>
          <table:table-cell office:value-type="float" office:value="194542">
            <text:p>194542</text:p>
          </table:table-cell>
          <table:table-cell office:value-type="float" office:value="163482">
            <text:p>163482</text:p>
          </table:table-cell>
          <table:table-cell office:value-type="float" office:value="166384">
            <text:p>166384</text:p>
          </table:table-cell>
          <table:table-cell office:value-type="float" office:value="10447366">
            <text:p>10447366</text:p>
          </table:table-cell>
          <table:table-cell office:value-type="float" office:value="274716">
            <text:p>274716</text:p>
          </table:table-cell>
          <table:table-cell office:value-type="float" office:value="233404">
            <text:p>233404</text:p>
          </table:table-cell>
          <table:table-cell office:value-type="float" office:value="4490289649">
            <text:p>4490289649</text:p>
          </table:table-cell>
          <table:table-cell office:value-type="float" office:value="206576">
            <text:p>206576</text:p>
          </table:table-cell>
          <table:table-cell office:value-type="float" office:value="170040">
            <text:p>170040</text:p>
          </table:table-cell>
          <table:table-cell office:value-type="float" office:value="167996">
            <text:p>167996</text:p>
          </table:table-cell>
          <table:table-cell office:value-type="float" office:value="15930709">
            <text:p>15930709</text:p>
          </table:table-cell>
          <table:table-cell office:value-type="float" office:value="276654">
            <text:p>276654</text:p>
          </table:table-cell>
          <table:table-cell office:value-type="float" office:value="260050">
            <text:p>260050</text:p>
          </table:table-cell>
          <table:table-cell office:value-type="float" office:value="3913335274">
            <text:p>3913335274</text:p>
          </table:table-cell>
          <table:table-cell office:value-type="float" office:value="292367">
            <text:p>292367</text:p>
          </table:table-cell>
          <table:table-cell office:value-type="float" office:value="170270">
            <text:p>170270</text:p>
          </table:table-cell>
          <table:table-cell office:value-type="float" office:value="159452">
            <text:p>159452</text:p>
          </table:table-cell>
          <table:table-cell office:value-type="float" office:value="23490543">
            <text:p>23490543</text:p>
          </table:table-cell>
          <table:table-cell office:value-type="float" office:value="294018">
            <text:p>294018</text:p>
          </table:table-cell>
          <table:table-cell office:value-type="float" office:value="247126">
            <text:p>247126</text:p>
          </table:table-cell>
          <table:table-cell/>
        </table:table-row>
        <table:table-row table:style-name="ro1">
          <table:table-cell office:value-type="float" office:value="3460903241">
            <text:p>3460903241</text:p>
          </table:table-cell>
          <table:table-cell office:value-type="float" office:value="192976">
            <text:p>192976</text:p>
          </table:table-cell>
          <table:table-cell office:value-type="float" office:value="150664">
            <text:p>150664</text:p>
          </table:table-cell>
          <table:table-cell office:value-type="float" office:value="150224">
            <text:p>150224</text:p>
          </table:table-cell>
          <table:table-cell office:value-type="float" office:value="4433704">
            <text:p>4433704</text:p>
          </table:table-cell>
          <table:table-cell office:value-type="float" office:value="270206">
            <text:p>270206</text:p>
          </table:table-cell>
          <table:table-cell office:value-type="float" office:value="485327">
            <text:p>485327</text:p>
          </table:table-cell>
          <table:table-cell office:value-type="float" office:value="2894026726">
            <text:p>2894026726</text:p>
          </table:table-cell>
          <table:table-cell office:value-type="float" office:value="258857">
            <text:p>258857</text:p>
          </table:table-cell>
          <table:table-cell office:value-type="float" office:value="190902">
            <text:p>190902</text:p>
          </table:table-cell>
          <table:table-cell office:value-type="float" office:value="164366">
            <text:p>164366</text:p>
          </table:table-cell>
          <table:table-cell office:value-type="float" office:value="5783886">
            <text:p>5783886</text:p>
          </table:table-cell>
          <table:table-cell office:value-type="float" office:value="276294">
            <text:p>276294</text:p>
          </table:table-cell>
          <table:table-cell office:value-type="float" office:value="370472">
            <text:p>370472</text:p>
          </table:table-cell>
          <table:table-cell office:value-type="float" office:value="2086734355">
            <text:p>2086734355</text:p>
          </table:table-cell>
          <table:table-cell office:value-type="float" office:value="202650">
            <text:p>202650</text:p>
          </table:table-cell>
          <table:table-cell office:value-type="float" office:value="199703">
            <text:p>199703</text:p>
          </table:table-cell>
          <table:table-cell office:value-type="float" office:value="161408">
            <text:p>161408</text:p>
          </table:table-cell>
          <table:table-cell office:value-type="float" office:value="717144">
            <text:p>717144</text:p>
          </table:table-cell>
          <table:table-cell office:value-type="float" office:value="353421">
            <text:p>353421</text:p>
          </table:table-cell>
          <table:table-cell office:value-type="float" office:value="247756">
            <text:p>247756</text:p>
          </table:table-cell>
          <table:table-cell/>
        </table:table-row>
        <table:table-row table:style-name="ro1">
          <table:table-cell office:value-type="float" office:value="6840328792">
            <text:p>6840328792</text:p>
          </table:table-cell>
          <table:table-cell office:value-type="float" office:value="198714">
            <text:p>198714</text:p>
          </table:table-cell>
          <table:table-cell office:value-type="float" office:value="155142">
            <text:p>155142</text:p>
          </table:table-cell>
          <table:table-cell office:value-type="float" office:value="243124">
            <text:p>243124</text:p>
          </table:table-cell>
          <table:table-cell office:value-type="float" office:value="4115426">
            <text:p>4115426</text:p>
          </table:table-cell>
          <table:table-cell office:value-type="float" office:value="267658">
            <text:p>267658</text:p>
          </table:table-cell>
          <table:table-cell office:value-type="float" office:value="351462">
            <text:p>351462</text:p>
          </table:table-cell>
          <table:table-cell office:value-type="float" office:value="3172647588">
            <text:p>3172647588</text:p>
          </table:table-cell>
          <table:table-cell office:value-type="float" office:value="206664">
            <text:p>206664</text:p>
          </table:table-cell>
          <table:table-cell office:value-type="float" office:value="223487">
            <text:p>223487</text:p>
          </table:table-cell>
          <table:table-cell office:value-type="float" office:value="183950">
            <text:p>183950</text:p>
          </table:table-cell>
          <table:table-cell office:value-type="float" office:value="10761344">
            <text:p>10761344</text:p>
          </table:table-cell>
          <table:table-cell office:value-type="float" office:value="294314">
            <text:p>294314</text:p>
          </table:table-cell>
          <table:table-cell office:value-type="float" office:value="240534">
            <text:p>240534</text:p>
          </table:table-cell>
          <table:table-cell office:value-type="float" office:value="7657903934">
            <text:p>7657903934</text:p>
          </table:table-cell>
          <table:table-cell office:value-type="float" office:value="200686">
            <text:p>200686</text:p>
          </table:table-cell>
          <table:table-cell office:value-type="float" office:value="263876">
            <text:p>263876</text:p>
          </table:table-cell>
          <table:table-cell office:value-type="float" office:value="164828">
            <text:p>164828</text:p>
          </table:table-cell>
          <table:table-cell office:value-type="float" office:value="31955632">
            <text:p>31955632</text:p>
          </table:table-cell>
          <table:table-cell office:value-type="float" office:value="267198">
            <text:p>267198</text:p>
          </table:table-cell>
          <table:table-cell office:value-type="float" office:value="251878">
            <text:p>251878</text:p>
          </table:table-cell>
          <table:table-cell/>
        </table:table-row>
        <table:table-row table:style-name="ro1">
          <table:table-cell office:value-type="float" office:value="2137549440">
            <text:p>2137549440</text:p>
          </table:table-cell>
          <table:table-cell office:value-type="float" office:value="192300">
            <text:p>192300</text:p>
          </table:table-cell>
          <table:table-cell office:value-type="float" office:value="166320">
            <text:p>166320</text:p>
          </table:table-cell>
          <table:table-cell office:value-type="float" office:value="152584">
            <text:p>152584</text:p>
          </table:table-cell>
          <table:table-cell office:value-type="float" office:value="9467692">
            <text:p>9467692</text:p>
          </table:table-cell>
          <table:table-cell office:value-type="float" office:value="274296">
            <text:p>274296</text:p>
          </table:table-cell>
          <table:table-cell office:value-type="float" office:value="230490">
            <text:p>230490</text:p>
          </table:table-cell>
          <table:table-cell office:value-type="float" office:value="7150240465">
            <text:p>7150240465</text:p>
          </table:table-cell>
          <table:table-cell office:value-type="float" office:value="204334">
            <text:p>204334</text:p>
          </table:table-cell>
          <table:table-cell office:value-type="float" office:value="203820">
            <text:p>203820</text:p>
          </table:table-cell>
          <table:table-cell office:value-type="float" office:value="176610">
            <text:p>176610</text:p>
          </table:table-cell>
          <table:table-cell office:value-type="float" office:value="1751984">
            <text:p>1751984</text:p>
          </table:table-cell>
          <table:table-cell office:value-type="float" office:value="365935">
            <text:p>365935</text:p>
          </table:table-cell>
          <table:table-cell office:value-type="float" office:value="239170">
            <text:p>239170</text:p>
          </table:table-cell>
          <table:table-cell office:value-type="float" office:value="4045529786">
            <text:p>4045529786</text:p>
          </table:table-cell>
          <table:table-cell office:value-type="float" office:value="208764">
            <text:p>208764</text:p>
          </table:table-cell>
          <table:table-cell office:value-type="float" office:value="246968">
            <text:p>246968</text:p>
          </table:table-cell>
          <table:table-cell office:value-type="float" office:value="196830">
            <text:p>196830</text:p>
          </table:table-cell>
          <table:table-cell office:value-type="float" office:value="341087">
            <text:p>341087</text:p>
          </table:table-cell>
          <table:table-cell office:value-type="float" office:value="265658">
            <text:p>265658</text:p>
          </table:table-cell>
          <table:table-cell office:value-type="float" office:value="260102">
            <text:p>260102</text:p>
          </table:table-cell>
          <table:table-cell/>
        </table:table-row>
        <table:table-row table:style-name="ro1">
          <table:table-cell office:value-type="float" office:value="1844068476">
            <text:p>1844068476</text:p>
          </table:table-cell>
          <table:table-cell office:value-type="float" office:value="196466">
            <text:p>196466</text:p>
          </table:table-cell>
          <table:table-cell office:value-type="float" office:value="205275">
            <text:p>205275</text:p>
          </table:table-cell>
          <table:table-cell office:value-type="float" office:value="163750">
            <text:p>163750</text:p>
          </table:table-cell>
          <table:table-cell office:value-type="float" office:value="10780864">
            <text:p>10780864</text:p>
          </table:table-cell>
          <table:table-cell office:value-type="float" office:value="345081">
            <text:p>345081</text:p>
          </table:table-cell>
          <table:table-cell office:value-type="float" office:value="267270">
            <text:p>267270</text:p>
          </table:table-cell>
          <table:table-cell office:value-type="float" office:value="4610811182">
            <text:p>4610811182</text:p>
          </table:table-cell>
          <table:table-cell office:value-type="float" office:value="205370">
            <text:p>205370</text:p>
          </table:table-cell>
          <table:table-cell office:value-type="float" office:value="170662">
            <text:p>170662</text:p>
          </table:table-cell>
          <table:table-cell office:value-type="float" office:value="170628">
            <text:p>170628</text:p>
          </table:table-cell>
          <table:table-cell office:value-type="float" office:value="2157887">
            <text:p>2157887</text:p>
          </table:table-cell>
          <table:table-cell office:value-type="float" office:value="283658">
            <text:p>283658</text:p>
          </table:table-cell>
          <table:table-cell office:value-type="float" office:value="235136">
            <text:p>235136</text:p>
          </table:table-cell>
          <table:table-cell office:value-type="float" office:value="28424340759">
            <text:p>28424340759</text:p>
          </table:table-cell>
          <table:table-cell office:value-type="float" office:value="215262">
            <text:p>215262</text:p>
          </table:table-cell>
          <table:table-cell office:value-type="float" office:value="173470">
            <text:p>173470</text:p>
          </table:table-cell>
          <table:table-cell office:value-type="float" office:value="162588">
            <text:p>162588</text:p>
          </table:table-cell>
          <table:table-cell office:value-type="float" office:value="2697375">
            <text:p>2697375</text:p>
          </table:table-cell>
          <table:table-cell office:value-type="float" office:value="282122">
            <text:p>282122</text:p>
          </table:table-cell>
          <table:table-cell office:value-type="float" office:value="429412">
            <text:p>429412</text:p>
          </table:table-cell>
          <table:table-cell/>
        </table:table-row>
        <table:table-row table:style-name="ro1">
          <table:table-cell office:value-type="float" office:value="787688665">
            <text:p>787688665</text:p>
          </table:table-cell>
          <table:table-cell office:value-type="float" office:value="203436">
            <text:p>203436</text:p>
          </table:table-cell>
          <table:table-cell office:value-type="float" office:value="227381">
            <text:p>227381</text:p>
          </table:table-cell>
          <table:table-cell office:value-type="float" office:value="153728">
            <text:p>153728</text:p>
          </table:table-cell>
          <table:table-cell office:value-type="float" office:value="311844">
            <text:p>311844</text:p>
          </table:table-cell>
          <table:table-cell office:value-type="float" office:value="305600">
            <text:p>305600</text:p>
          </table:table-cell>
          <table:table-cell office:value-type="float" office:value="258230">
            <text:p>258230</text:p>
          </table:table-cell>
          <table:table-cell office:value-type="float" office:value="944162169">
            <text:p>944162169</text:p>
          </table:table-cell>
          <table:table-cell office:value-type="float" office:value="293603">
            <text:p>293603</text:p>
          </table:table-cell>
          <table:table-cell office:value-type="float" office:value="170394">
            <text:p>170394</text:p>
          </table:table-cell>
          <table:table-cell office:value-type="float" office:value="166352">
            <text:p>166352</text:p>
          </table:table-cell>
          <table:table-cell office:value-type="float" office:value="28190293">
            <text:p>28190293</text:p>
          </table:table-cell>
          <table:table-cell office:value-type="float" office:value="282752">
            <text:p>282752</text:p>
          </table:table-cell>
          <table:table-cell office:value-type="float" office:value="301291">
            <text:p>301291</text:p>
          </table:table-cell>
          <table:table-cell office:value-type="float" office:value="3031501239">
            <text:p>3031501239</text:p>
          </table:table-cell>
          <table:table-cell office:value-type="float" office:value="202474">
            <text:p>202474</text:p>
          </table:table-cell>
          <table:table-cell office:value-type="float" office:value="170000">
            <text:p>170000</text:p>
          </table:table-cell>
          <table:table-cell office:value-type="float" office:value="169266">
            <text:p>169266</text:p>
          </table:table-cell>
          <table:table-cell office:value-type="float" office:value="13519284">
            <text:p>13519284</text:p>
          </table:table-cell>
          <table:table-cell office:value-type="float" office:value="278274">
            <text:p>278274</text:p>
          </table:table-cell>
          <table:table-cell office:value-type="float" office:value="244728">
            <text:p>244728</text:p>
          </table:table-cell>
          <table:table-cell/>
        </table:table-row>
        <table:table-row table:style-name="ro1">
          <table:table-cell office:value-type="float" office:value="2669177268">
            <text:p>2669177268</text:p>
          </table:table-cell>
          <table:table-cell office:value-type="float" office:value="199248">
            <text:p>199248</text:p>
          </table:table-cell>
          <table:table-cell office:value-type="float" office:value="155488">
            <text:p>155488</text:p>
          </table:table-cell>
          <table:table-cell office:value-type="float" office:value="167314">
            <text:p>167314</text:p>
          </table:table-cell>
          <table:table-cell office:value-type="float" office:value="50325315">
            <text:p>50325315</text:p>
          </table:table-cell>
          <table:table-cell office:value-type="float" office:value="312874">
            <text:p>312874</text:p>
          </table:table-cell>
          <table:table-cell office:value-type="float" office:value="274087">
            <text:p>274087</text:p>
          </table:table-cell>
          <table:table-cell office:value-type="float" office:value="6298397925">
            <text:p>6298397925</text:p>
          </table:table-cell>
          <table:table-cell office:value-type="float" office:value="205076">
            <text:p>205076</text:p>
          </table:table-cell>
          <table:table-cell office:value-type="float" office:value="163612">
            <text:p>163612</text:p>
          </table:table-cell>
          <table:table-cell office:value-type="float" office:value="161086">
            <text:p>161086</text:p>
          </table:table-cell>
          <table:table-cell office:value-type="float" office:value="7123536">
            <text:p>7123536</text:p>
          </table:table-cell>
          <table:table-cell office:value-type="float" office:value="354717">
            <text:p>354717</text:p>
          </table:table-cell>
          <table:table-cell office:value-type="float" office:value="245068">
            <text:p>245068</text:p>
          </table:table-cell>
          <table:table-cell office:value-type="float" office:value="2957685597">
            <text:p>2957685597</text:p>
          </table:table-cell>
          <table:table-cell office:value-type="float" office:value="297374">
            <text:p>297374</text:p>
          </table:table-cell>
          <table:table-cell office:value-type="float" office:value="169576">
            <text:p>169576</text:p>
          </table:table-cell>
          <table:table-cell office:value-type="float" office:value="161788">
            <text:p>161788</text:p>
          </table:table-cell>
          <table:table-cell office:value-type="float" office:value="10391479">
            <text:p>10391479</text:p>
          </table:table-cell>
          <table:table-cell office:value-type="float" office:value="260874">
            <text:p>260874</text:p>
          </table:table-cell>
          <table:table-cell office:value-type="float" office:value="307571">
            <text:p>307571</text:p>
          </table:table-cell>
          <table:table-cell/>
        </table:table-row>
        <table:table-row table:style-name="ro1">
          <table:table-cell office:value-type="float" office:value="28288044348">
            <text:p>28288044348</text:p>
          </table:table-cell>
          <table:table-cell office:value-type="float" office:value="194004">
            <text:p>194004</text:p>
          </table:table-cell>
          <table:table-cell office:value-type="float" office:value="184416">
            <text:p>184416</text:p>
          </table:table-cell>
          <table:table-cell office:value-type="float" office:value="197899">
            <text:p>197899</text:p>
          </table:table-cell>
          <table:table-cell office:value-type="float" office:value="244424">
            <text:p>244424</text:p>
          </table:table-cell>
          <table:table-cell office:value-type="float" office:value="272787">
            <text:p>272787</text:p>
          </table:table-cell>
          <table:table-cell office:value-type="float" office:value="220334">
            <text:p>220334</text:p>
          </table:table-cell>
          <table:table-cell office:value-type="float" office:value="9062642846">
            <text:p>9062642846</text:p>
          </table:table-cell>
          <table:table-cell office:value-type="float" office:value="250178">
            <text:p>250178</text:p>
          </table:table-cell>
          <table:table-cell office:value-type="float" office:value="171708">
            <text:p>171708</text:p>
          </table:table-cell>
          <table:table-cell office:value-type="float" office:value="196273">
            <text:p>196273</text:p>
          </table:table-cell>
          <table:table-cell office:value-type="float" office:value="4730813">
            <text:p>4730813</text:p>
          </table:table-cell>
          <table:table-cell office:value-type="float" office:value="290928">
            <text:p>290928</text:p>
          </table:table-cell>
          <table:table-cell office:value-type="float" office:value="265142">
            <text:p>265142</text:p>
          </table:table-cell>
          <table:table-cell office:value-type="float" office:value="888158323">
            <text:p>888158323</text:p>
          </table:table-cell>
          <table:table-cell office:value-type="float" office:value="242862">
            <text:p>242862</text:p>
          </table:table-cell>
          <table:table-cell office:value-type="float" office:value="163460">
            <text:p>163460</text:p>
          </table:table-cell>
          <table:table-cell office:value-type="float" office:value="158312">
            <text:p>158312</text:p>
          </table:table-cell>
          <table:table-cell office:value-type="float" office:value="8988384">
            <text:p>8988384</text:p>
          </table:table-cell>
          <table:table-cell office:value-type="float" office:value="284386">
            <text:p>284386</text:p>
          </table:table-cell>
          <table:table-cell office:value-type="float" office:value="268319">
            <text:p>268319</text:p>
          </table:table-cell>
          <table:table-cell/>
        </table:table-row>
        <table:table-row table:style-name="ro1">
          <table:table-cell office:value-type="float" office:value="2318319897">
            <text:p>2318319897</text:p>
          </table:table-cell>
          <table:table-cell office:value-type="float" office:value="191450">
            <text:p>191450</text:p>
          </table:table-cell>
          <table:table-cell office:value-type="float" office:value="152036">
            <text:p>152036</text:p>
          </table:table-cell>
          <table:table-cell office:value-type="float" office:value="199824">
            <text:p>199824</text:p>
          </table:table-cell>
          <table:table-cell office:value-type="float" office:value="7540444">
            <text:p>7540444</text:p>
          </table:table-cell>
          <table:table-cell office:value-type="float" office:value="283758">
            <text:p>283758</text:p>
          </table:table-cell>
          <table:table-cell office:value-type="float" office:value="231746">
            <text:p>231746</text:p>
          </table:table-cell>
          <table:table-cell office:value-type="float" office:value="686882338">
            <text:p>686882338</text:p>
          </table:table-cell>
          <table:table-cell office:value-type="float" office:value="206992">
            <text:p>206992</text:p>
          </table:table-cell>
          <table:table-cell office:value-type="float" office:value="172456">
            <text:p>172456</text:p>
          </table:table-cell>
          <table:table-cell office:value-type="float" office:value="216053">
            <text:p>216053</text:p>
          </table:table-cell>
          <table:table-cell office:value-type="float" office:value="460370">
            <text:p>460370</text:p>
          </table:table-cell>
          <table:table-cell office:value-type="float" office:value="280120">
            <text:p>280120</text:p>
          </table:table-cell>
          <table:table-cell office:value-type="float" office:value="285213">
            <text:p>285213</text:p>
          </table:table-cell>
          <table:table-cell office:value-type="float" office:value="5017277615">
            <text:p>5017277615</text:p>
          </table:table-cell>
          <table:table-cell office:value-type="float" office:value="202292">
            <text:p>202292</text:p>
          </table:table-cell>
          <table:table-cell office:value-type="float" office:value="173040">
            <text:p>173040</text:p>
          </table:table-cell>
          <table:table-cell office:value-type="float" office:value="164110">
            <text:p>164110</text:p>
          </table:table-cell>
          <table:table-cell office:value-type="float" office:value="14012703">
            <text:p>14012703</text:p>
          </table:table-cell>
          <table:table-cell office:value-type="float" office:value="277430">
            <text:p>277430</text:p>
          </table:table-cell>
          <table:table-cell office:value-type="float" office:value="381990">
            <text:p>381990</text:p>
          </table:table-cell>
          <table:table-cell/>
        </table:table-row>
        <table:table-row table:style-name="ro1">
          <table:table-cell office:value-type="float" office:value="2910486045">
            <text:p>2910486045</text:p>
          </table:table-cell>
          <table:table-cell office:value-type="float" office:value="218488">
            <text:p>218488</text:p>
          </table:table-cell>
          <table:table-cell office:value-type="float" office:value="151936">
            <text:p>151936</text:p>
          </table:table-cell>
          <table:table-cell office:value-type="float" office:value="181016">
            <text:p>181016</text:p>
          </table:table-cell>
          <table:table-cell office:value-type="float" office:value="8555875">
            <text:p>8555875</text:p>
          </table:table-cell>
          <table:table-cell office:value-type="float" office:value="303023">
            <text:p>303023</text:p>
          </table:table-cell>
          <table:table-cell office:value-type="float" office:value="234396">
            <text:p>234396</text:p>
          </table:table-cell>
          <table:table-cell office:value-type="float" office:value="8683028288">
            <text:p>8683028288</text:p>
          </table:table-cell>
          <table:table-cell office:value-type="float" office:value="206304">
            <text:p>206304</text:p>
          </table:table-cell>
          <table:table-cell office:value-type="float" office:value="174648">
            <text:p>174648</text:p>
          </table:table-cell>
          <table:table-cell office:value-type="float" office:value="161630">
            <text:p>161630</text:p>
          </table:table-cell>
          <table:table-cell office:value-type="float" office:value="17751997">
            <text:p>17751997</text:p>
          </table:table-cell>
          <table:table-cell office:value-type="float" office:value="373795">
            <text:p>373795</text:p>
          </table:table-cell>
          <table:table-cell office:value-type="float" office:value="236152">
            <text:p>236152</text:p>
          </table:table-cell>
          <table:table-cell office:value-type="float" office:value="4452816994">
            <text:p>4452816994</text:p>
          </table:table-cell>
          <table:table-cell office:value-type="float" office:value="216542">
            <text:p>216542</text:p>
          </table:table-cell>
          <table:table-cell office:value-type="float" office:value="165750">
            <text:p>165750</text:p>
          </table:table-cell>
          <table:table-cell office:value-type="float" office:value="188128">
            <text:p>188128</text:p>
          </table:table-cell>
          <table:table-cell office:value-type="float" office:value="247374">
            <text:p>247374</text:p>
          </table:table-cell>
          <table:table-cell office:value-type="float" office:value="264578">
            <text:p>264578</text:p>
          </table:table-cell>
          <table:table-cell office:value-type="float" office:value="225228">
            <text:p>225228</text:p>
          </table:table-cell>
          <table:table-cell/>
        </table:table-row>
        <table:table-row table:style-name="ro1">
          <table:table-cell office:value-type="float" office:value="27378609784">
            <text:p>27378609784</text:p>
          </table:table-cell>
          <table:table-cell office:value-type="float" office:value="196674">
            <text:p>196674</text:p>
          </table:table-cell>
          <table:table-cell office:value-type="float" office:value="249435">
            <text:p>249435</text:p>
          </table:table-cell>
          <table:table-cell office:value-type="float" office:value="152906">
            <text:p>152906</text:p>
          </table:table-cell>
          <table:table-cell office:value-type="float" office:value="1014883">
            <text:p>1014883</text:p>
          </table:table-cell>
          <table:table-cell office:value-type="float" office:value="326844">
            <text:p>326844</text:p>
          </table:table-cell>
          <table:table-cell office:value-type="float" office:value="235722">
            <text:p>235722</text:p>
          </table:table-cell>
          <table:table-cell office:value-type="float" office:value="3489765601">
            <text:p>3489765601</text:p>
          </table:table-cell>
          <table:table-cell office:value-type="float" office:value="315061">
            <text:p>315061</text:p>
          </table:table-cell>
          <table:table-cell office:value-type="float" office:value="172638">
            <text:p>172638</text:p>
          </table:table-cell>
          <table:table-cell office:value-type="float" office:value="162144">
            <text:p>162144</text:p>
          </table:table-cell>
          <table:table-cell office:value-type="float" office:value="7449171">
            <text:p>7449171</text:p>
          </table:table-cell>
          <table:table-cell office:value-type="float" office:value="432933">
            <text:p>432933</text:p>
          </table:table-cell>
          <table:table-cell office:value-type="float" office:value="253460">
            <text:p>253460</text:p>
          </table:table-cell>
          <table:table-cell office:value-type="float" office:value="1519671500">
            <text:p>1519671500</text:p>
          </table:table-cell>
          <table:table-cell office:value-type="float" office:value="205472">
            <text:p>205472</text:p>
          </table:table-cell>
          <table:table-cell office:value-type="float" office:value="163854">
            <text:p>163854</text:p>
          </table:table-cell>
          <table:table-cell office:value-type="float" office:value="159630">
            <text:p>159630</text:p>
          </table:table-cell>
          <table:table-cell office:value-type="float" office:value="54440983">
            <text:p>54440983</text:p>
          </table:table-cell>
          <table:table-cell office:value-type="float" office:value="282758">
            <text:p>282758</text:p>
          </table:table-cell>
          <table:table-cell office:value-type="float" office:value="280302">
            <text:p>280302</text:p>
          </table:table-cell>
          <table:table-cell/>
        </table:table-row>
        <table:table-row table:style-name="ro1">
          <table:table-cell office:value-type="float" office:value="12391624136">
            <text:p>12391624136</text:p>
          </table:table-cell>
          <table:table-cell office:value-type="float" office:value="196166">
            <text:p>196166</text:p>
          </table:table-cell>
          <table:table-cell office:value-type="float" office:value="153390">
            <text:p>153390</text:p>
          </table:table-cell>
          <table:table-cell office:value-type="float" office:value="149840">
            <text:p>149840</text:p>
          </table:table-cell>
          <table:table-cell office:value-type="float" office:value="5793470">
            <text:p>5793470</text:p>
          </table:table-cell>
          <table:table-cell office:value-type="float" office:value="265980">
            <text:p>265980</text:p>
          </table:table-cell>
          <table:table-cell office:value-type="float" office:value="222940">
            <text:p>222940</text:p>
          </table:table-cell>
          <table:table-cell office:value-type="float" office:value="15459902871">
            <text:p>15459902871</text:p>
          </table:table-cell>
          <table:table-cell office:value-type="float" office:value="202866">
            <text:p>202866</text:p>
          </table:table-cell>
          <table:table-cell office:value-type="float" office:value="227499">
            <text:p>227499</text:p>
          </table:table-cell>
          <table:table-cell office:value-type="float" office:value="204956">
            <text:p>204956</text:p>
          </table:table-cell>
          <table:table-cell office:value-type="float" office:value="481320">
            <text:p>481320</text:p>
          </table:table-cell>
          <table:table-cell office:value-type="float" office:value="371223">
            <text:p>371223</text:p>
          </table:table-cell>
          <table:table-cell office:value-type="float" office:value="239226">
            <text:p>239226</text:p>
          </table:table-cell>
          <table:table-cell office:value-type="float" office:value="2701185169">
            <text:p>2701185169</text:p>
          </table:table-cell>
          <table:table-cell office:value-type="float" office:value="201274">
            <text:p>201274</text:p>
          </table:table-cell>
          <table:table-cell office:value-type="float" office:value="175670">
            <text:p>175670</text:p>
          </table:table-cell>
          <table:table-cell office:value-type="float" office:value="166342">
            <text:p>166342</text:p>
          </table:table-cell>
          <table:table-cell office:value-type="float" office:value="176664257">
            <text:p>176664257</text:p>
          </table:table-cell>
          <table:table-cell office:value-type="float" office:value="283962">
            <text:p>283962</text:p>
          </table:table-cell>
          <table:table-cell office:value-type="float" office:value="237204">
            <text:p>237204</text:p>
          </table:table-cell>
          <table:table-cell/>
        </table:table-row>
        <table:table-row table:style-name="ro1">
          <table:table-cell office:value-type="float" office:value="3671168847">
            <text:p>3671168847</text:p>
          </table:table-cell>
          <table:table-cell office:value-type="float" office:value="196106">
            <text:p>196106</text:p>
          </table:table-cell>
          <table:table-cell office:value-type="float" office:value="224886">
            <text:p>224886</text:p>
          </table:table-cell>
          <table:table-cell office:value-type="float" office:value="154798">
            <text:p>154798</text:p>
          </table:table-cell>
          <table:table-cell office:value-type="float" office:value="795679">
            <text:p>795679</text:p>
          </table:table-cell>
          <table:table-cell office:value-type="float" office:value="335380">
            <text:p>335380</text:p>
          </table:table-cell>
          <table:table-cell office:value-type="float" office:value="236430">
            <text:p>236430</text:p>
          </table:table-cell>
          <table:table-cell office:value-type="float" office:value="14665765741">
            <text:p>14665765741</text:p>
          </table:table-cell>
          <table:table-cell office:value-type="float" office:value="220214">
            <text:p>220214</text:p>
          </table:table-cell>
          <table:table-cell office:value-type="float" office:value="169414">
            <text:p>169414</text:p>
          </table:table-cell>
          <table:table-cell office:value-type="float" office:value="171204">
            <text:p>171204</text:p>
          </table:table-cell>
          <table:table-cell office:value-type="float" office:value="252530">
            <text:p>252530</text:p>
          </table:table-cell>
          <table:table-cell office:value-type="float" office:value="343273">
            <text:p>343273</text:p>
          </table:table-cell>
          <table:table-cell office:value-type="float" office:value="221842">
            <text:p>221842</text:p>
          </table:table-cell>
          <table:table-cell office:value-type="float" office:value="3611818600">
            <text:p>3611818600</text:p>
          </table:table-cell>
          <table:table-cell office:value-type="float" office:value="201988">
            <text:p>201988</text:p>
          </table:table-cell>
          <table:table-cell office:value-type="float" office:value="200889">
            <text:p>200889</text:p>
          </table:table-cell>
          <table:table-cell office:value-type="float" office:value="162656">
            <text:p>162656</text:p>
          </table:table-cell>
          <table:table-cell office:value-type="float" office:value="252164">
            <text:p>252164</text:p>
          </table:table-cell>
          <table:table-cell office:value-type="float" office:value="337847">
            <text:p>337847</text:p>
          </table:table-cell>
          <table:table-cell office:value-type="float" office:value="243710">
            <text:p>243710</text:p>
          </table:table-cell>
          <table:table-cell/>
        </table:table-row>
        <table:table-row table:style-name="ro1">
          <table:table-cell office:value-type="float" office:value="1791905516">
            <text:p>1791905516</text:p>
          </table:table-cell>
          <table:table-cell office:value-type="float" office:value="194624">
            <text:p>194624</text:p>
          </table:table-cell>
          <table:table-cell office:value-type="float" office:value="190068">
            <text:p>190068</text:p>
          </table:table-cell>
          <table:table-cell office:value-type="float" office:value="180370">
            <text:p>180370</text:p>
          </table:table-cell>
          <table:table-cell office:value-type="float" office:value="2131980">
            <text:p>2131980</text:p>
          </table:table-cell>
          <table:table-cell office:value-type="float" office:value="397502">
            <text:p>397502</text:p>
          </table:table-cell>
          <table:table-cell office:value-type="float" office:value="303348">
            <text:p>303348</text:p>
          </table:table-cell>
          <table:table-cell office:value-type="float" office:value="2140752665">
            <text:p>2140752665</text:p>
          </table:table-cell>
          <table:table-cell office:value-type="float" office:value="249360">
            <text:p>249360</text:p>
          </table:table-cell>
          <table:table-cell office:value-type="float" office:value="205974">
            <text:p>205974</text:p>
          </table:table-cell>
          <table:table-cell office:value-type="float" office:value="164618">
            <text:p>164618</text:p>
          </table:table-cell>
          <table:table-cell office:value-type="float" office:value="7386157">
            <text:p>7386157</text:p>
          </table:table-cell>
          <table:table-cell office:value-type="float" office:value="272408">
            <text:p>272408</text:p>
          </table:table-cell>
          <table:table-cell office:value-type="float" office:value="225146">
            <text:p>225146</text:p>
          </table:table-cell>
          <table:table-cell office:value-type="float" office:value="18593308462">
            <text:p>18593308462</text:p>
          </table:table-cell>
          <table:table-cell office:value-type="float" office:value="201668">
            <text:p>201668</text:p>
          </table:table-cell>
          <table:table-cell office:value-type="float" office:value="191658">
            <text:p>191658</text:p>
          </table:table-cell>
          <table:table-cell office:value-type="float" office:value="169188">
            <text:p>169188</text:p>
          </table:table-cell>
          <table:table-cell office:value-type="float" office:value="3957142">
            <text:p>3957142</text:p>
          </table:table-cell>
          <table:table-cell office:value-type="float" office:value="330816">
            <text:p>330816</text:p>
          </table:table-cell>
          <table:table-cell office:value-type="float" office:value="267199">
            <text:p>267199</text:p>
          </table:table-cell>
          <table:table-cell/>
        </table:table-row>
        <table:table-row table:style-name="ro1">
          <table:table-cell office:value-type="float" office:value="874330183">
            <text:p>874330183</text:p>
          </table:table-cell>
          <table:table-cell office:value-type="float" office:value="215968">
            <text:p>215968</text:p>
          </table:table-cell>
          <table:table-cell office:value-type="float" office:value="185530">
            <text:p>185530</text:p>
          </table:table-cell>
          <table:table-cell office:value-type="float" office:value="193098">
            <text:p>193098</text:p>
          </table:table-cell>
          <table:table-cell office:value-type="float" office:value="238854">
            <text:p>238854</text:p>
          </table:table-cell>
          <table:table-cell office:value-type="float" office:value="336936">
            <text:p>336936</text:p>
          </table:table-cell>
          <table:table-cell office:value-type="float" office:value="238636">
            <text:p>238636</text:p>
          </table:table-cell>
          <table:table-cell office:value-type="float" office:value="11478522608">
            <text:p>11478522608</text:p>
          </table:table-cell>
          <table:table-cell office:value-type="float" office:value="206554">
            <text:p>206554</text:p>
          </table:table-cell>
          <table:table-cell office:value-type="float" office:value="168476">
            <text:p>168476</text:p>
          </table:table-cell>
          <table:table-cell office:value-type="float" office:value="180925">
            <text:p>180925</text:p>
          </table:table-cell>
          <table:table-cell office:value-type="float" office:value="1218085">
            <text:p>1218085</text:p>
          </table:table-cell>
          <table:table-cell office:value-type="float" office:value="270312">
            <text:p>270312</text:p>
          </table:table-cell>
          <table:table-cell office:value-type="float" office:value="265772">
            <text:p>265772</text:p>
          </table:table-cell>
          <table:table-cell office:value-type="float" office:value="2725065286">
            <text:p>2725065286</text:p>
          </table:table-cell>
          <table:table-cell office:value-type="float" office:value="272933">
            <text:p>272933</text:p>
          </table:table-cell>
          <table:table-cell office:value-type="float" office:value="197731">
            <text:p>197731</text:p>
          </table:table-cell>
          <table:table-cell office:value-type="float" office:value="167474">
            <text:p>167474</text:p>
          </table:table-cell>
          <table:table-cell office:value-type="float" office:value="7028028">
            <text:p>7028028</text:p>
          </table:table-cell>
          <table:table-cell office:value-type="float" office:value="292960">
            <text:p>292960</text:p>
          </table:table-cell>
          <table:table-cell office:value-type="float" office:value="234472">
            <text:p>234472</text:p>
          </table:table-cell>
          <table:table-cell/>
        </table:table-row>
        <table:table-row table:style-name="ro1">
          <table:table-cell office:value-type="float" office:value="2014199074">
            <text:p>2014199074</text:p>
          </table:table-cell>
          <table:table-cell office:value-type="float" office:value="203246">
            <text:p>203246</text:p>
          </table:table-cell>
          <table:table-cell office:value-type="float" office:value="154940">
            <text:p>154940</text:p>
          </table:table-cell>
          <table:table-cell office:value-type="float" office:value="154034">
            <text:p>154034</text:p>
          </table:table-cell>
          <table:table-cell office:value-type="float" office:value="6247668">
            <text:p>6247668</text:p>
          </table:table-cell>
          <table:table-cell office:value-type="float" office:value="275284">
            <text:p>275284</text:p>
          </table:table-cell>
          <table:table-cell office:value-type="float" office:value="368609">
            <text:p>368609</text:p>
          </table:table-cell>
          <table:table-cell office:value-type="float" office:value="992771151">
            <text:p>992771151</text:p>
          </table:table-cell>
          <table:table-cell office:value-type="float" office:value="248300">
            <text:p>248300</text:p>
          </table:table-cell>
          <table:table-cell office:value-type="float" office:value="171062">
            <text:p>171062</text:p>
          </table:table-cell>
          <table:table-cell office:value-type="float" office:value="164302">
            <text:p>164302</text:p>
          </table:table-cell>
          <table:table-cell office:value-type="float" office:value="6669371">
            <text:p>6669371</text:p>
          </table:table-cell>
          <table:table-cell office:value-type="float" office:value="322545">
            <text:p>322545</text:p>
          </table:table-cell>
          <table:table-cell office:value-type="float" office:value="245660">
            <text:p>245660</text:p>
          </table:table-cell>
          <table:table-cell office:value-type="float" office:value="27763374837">
            <text:p>27763374837</text:p>
          </table:table-cell>
          <table:table-cell office:value-type="float" office:value="205336">
            <text:p>205336</text:p>
          </table:table-cell>
          <table:table-cell office:value-type="float" office:value="161908">
            <text:p>161908</text:p>
          </table:table-cell>
          <table:table-cell office:value-type="float" office:value="171868">
            <text:p>171868</text:p>
          </table:table-cell>
          <table:table-cell office:value-type="float" office:value="247178">
            <text:p>247178</text:p>
          </table:table-cell>
          <table:table-cell office:value-type="float" office:value="264298">
            <text:p>264298</text:p>
          </table:table-cell>
          <table:table-cell office:value-type="float" office:value="226328">
            <text:p>226328</text:p>
          </table:table-cell>
          <table:table-cell/>
        </table:table-row>
        <table:table-row table:style-name="ro1">
          <table:table-cell office:value-type="float" office:value="2985849442">
            <text:p>2985849442</text:p>
          </table:table-cell>
          <table:table-cell office:value-type="float" office:value="195780">
            <text:p>195780</text:p>
          </table:table-cell>
          <table:table-cell office:value-type="float" office:value="153970">
            <text:p>153970</text:p>
          </table:table-cell>
          <table:table-cell office:value-type="float" office:value="161292">
            <text:p>161292</text:p>
          </table:table-cell>
          <table:table-cell office:value-type="float" office:value="8025818">
            <text:p>8025818</text:p>
          </table:table-cell>
          <table:table-cell office:value-type="float" office:value="737385">
            <text:p>737385</text:p>
          </table:table-cell>
          <table:table-cell office:value-type="float" office:value="227212">
            <text:p>227212</text:p>
          </table:table-cell>
          <table:table-cell office:value-type="float" office:value="971113758">
            <text:p>971113758</text:p>
          </table:table-cell>
          <table:table-cell office:value-type="float" office:value="215568">
            <text:p>215568</text:p>
          </table:table-cell>
          <table:table-cell office:value-type="float" office:value="176356">
            <text:p>176356</text:p>
          </table:table-cell>
          <table:table-cell office:value-type="float" office:value="195052">
            <text:p>195052</text:p>
          </table:table-cell>
          <table:table-cell office:value-type="float" office:value="2640912">
            <text:p>2640912</text:p>
          </table:table-cell>
          <table:table-cell office:value-type="float" office:value="269080">
            <text:p>269080</text:p>
          </table:table-cell>
          <table:table-cell office:value-type="float" office:value="223498">
            <text:p>223498</text:p>
          </table:table-cell>
          <table:table-cell office:value-type="float" office:value="7259035368">
            <text:p>7259035368</text:p>
          </table:table-cell>
          <table:table-cell office:value-type="float" office:value="208078">
            <text:p>208078</text:p>
          </table:table-cell>
          <table:table-cell office:value-type="float" office:value="182890">
            <text:p>182890</text:p>
          </table:table-cell>
          <table:table-cell office:value-type="float" office:value="160336">
            <text:p>160336</text:p>
          </table:table-cell>
          <table:table-cell office:value-type="float" office:value="4628498">
            <text:p>4628498</text:p>
          </table:table-cell>
          <table:table-cell office:value-type="float" office:value="346732">
            <text:p>346732</text:p>
          </table:table-cell>
          <table:table-cell office:value-type="float" office:value="348159">
            <text:p>348159</text:p>
          </table:table-cell>
          <table:table-cell/>
        </table:table-row>
        <table:table-row table:style-name="ro1">
          <table:table-cell office:value-type="float" office:value="2342161436">
            <text:p>2342161436</text:p>
          </table:table-cell>
          <table:table-cell office:value-type="float" office:value="196686">
            <text:p>196686</text:p>
          </table:table-cell>
          <table:table-cell office:value-type="float" office:value="236217">
            <text:p>236217</text:p>
          </table:table-cell>
          <table:table-cell office:value-type="float" office:value="152686">
            <text:p>152686</text:p>
          </table:table-cell>
          <table:table-cell office:value-type="float" office:value="3764212">
            <text:p>3764212</text:p>
          </table:table-cell>
          <table:table-cell office:value-type="float" office:value="293744">
            <text:p>293744</text:p>
          </table:table-cell>
          <table:table-cell office:value-type="float" office:value="233116">
            <text:p>233116</text:p>
          </table:table-cell>
          <table:table-cell office:value-type="float" office:value="27678903529">
            <text:p>27678903529</text:p>
          </table:table-cell>
          <table:table-cell office:value-type="float" office:value="210010">
            <text:p>210010</text:p>
          </table:table-cell>
          <table:table-cell office:value-type="float" office:value="170070">
            <text:p>170070</text:p>
          </table:table-cell>
          <table:table-cell office:value-type="float" office:value="163572">
            <text:p>163572</text:p>
          </table:table-cell>
          <table:table-cell office:value-type="float" office:value="5557488">
            <text:p>5557488</text:p>
          </table:table-cell>
          <table:table-cell office:value-type="float" office:value="343079">
            <text:p>343079</text:p>
          </table:table-cell>
          <table:table-cell office:value-type="float" office:value="244074">
            <text:p>244074</text:p>
          </table:table-cell>
          <table:table-cell office:value-type="float" office:value="10268962710">
            <text:p>10268962710</text:p>
          </table:table-cell>
          <table:table-cell office:value-type="float" office:value="280414">
            <text:p>280414</text:p>
          </table:table-cell>
          <table:table-cell office:value-type="float" office:value="164598">
            <text:p>164598</text:p>
          </table:table-cell>
          <table:table-cell office:value-type="float" office:value="160686">
            <text:p>160686</text:p>
          </table:table-cell>
          <table:table-cell office:value-type="float" office:value="18734487">
            <text:p>18734487</text:p>
          </table:table-cell>
          <table:table-cell office:value-type="float" office:value="553900">
            <text:p>553900</text:p>
          </table:table-cell>
          <table:table-cell office:value-type="float" office:value="304760">
            <text:p>304760</text:p>
          </table:table-cell>
          <table:table-cell/>
        </table:table-row>
        <table:table-row table:style-name="ro1">
          <table:table-cell office:value-type="float" office:value="2764685203">
            <text:p>2764685203</text:p>
          </table:table-cell>
          <table:table-cell office:value-type="float" office:value="191898">
            <text:p>191898</text:p>
          </table:table-cell>
          <table:table-cell office:value-type="float" office:value="184809">
            <text:p>184809</text:p>
          </table:table-cell>
          <table:table-cell office:value-type="float" office:value="328841">
            <text:p>328841</text:p>
          </table:table-cell>
          <table:table-cell office:value-type="float" office:value="1120780">
            <text:p>1120780</text:p>
          </table:table-cell>
          <table:table-cell office:value-type="float" office:value="440092">
            <text:p>440092</text:p>
          </table:table-cell>
          <table:table-cell office:value-type="float" office:value="264622">
            <text:p>264622</text:p>
          </table:table-cell>
          <table:table-cell office:value-type="float" office:value="6435236151">
            <text:p>6435236151</text:p>
          </table:table-cell>
          <table:table-cell office:value-type="float" office:value="201584">
            <text:p>201584</text:p>
          </table:table-cell>
          <table:table-cell office:value-type="float" office:value="171200">
            <text:p>171200</text:p>
          </table:table-cell>
          <table:table-cell office:value-type="float" office:value="292752">
            <text:p>292752</text:p>
          </table:table-cell>
          <table:table-cell office:value-type="float" office:value="6051379">
            <text:p>6051379</text:p>
          </table:table-cell>
          <table:table-cell office:value-type="float" office:value="379223">
            <text:p>379223</text:p>
          </table:table-cell>
          <table:table-cell office:value-type="float" office:value="245286">
            <text:p>245286</text:p>
          </table:table-cell>
          <table:table-cell office:value-type="float" office:value="3906318132">
            <text:p>3906318132</text:p>
          </table:table-cell>
          <table:table-cell office:value-type="float" office:value="203984">
            <text:p>203984</text:p>
          </table:table-cell>
          <table:table-cell office:value-type="float" office:value="291694">
            <text:p>291694</text:p>
          </table:table-cell>
          <table:table-cell office:value-type="float" office:value="163872">
            <text:p>163872</text:p>
          </table:table-cell>
          <table:table-cell office:value-type="float" office:value="19338977">
            <text:p>19338977</text:p>
          </table:table-cell>
          <table:table-cell office:value-type="float" office:value="287010">
            <text:p>287010</text:p>
          </table:table-cell>
          <table:table-cell office:value-type="float" office:value="255292">
            <text:p>255292</text:p>
          </table:table-cell>
          <table:table-cell/>
        </table:table-row>
        <table:table-row table:style-name="ro1">
          <table:table-cell office:value-type="float" office:value="2257229656">
            <text:p>2257229656</text:p>
          </table:table-cell>
          <table:table-cell office:value-type="float" office:value="193554">
            <text:p>193554</text:p>
          </table:table-cell>
          <table:table-cell office:value-type="float" office:value="156026">
            <text:p>156026</text:p>
          </table:table-cell>
          <table:table-cell office:value-type="float" office:value="161820">
            <text:p>161820</text:p>
          </table:table-cell>
          <table:table-cell office:value-type="float" office:value="8830934">
            <text:p>8830934</text:p>
          </table:table-cell>
          <table:table-cell office:value-type="float" office:value="270926">
            <text:p>270926</text:p>
          </table:table-cell>
          <table:table-cell office:value-type="float" office:value="221774">
            <text:p>221774</text:p>
          </table:table-cell>
          <table:table-cell office:value-type="float" office:value="2629884150">
            <text:p>2629884150</text:p>
          </table:table-cell>
          <table:table-cell office:value-type="float" office:value="205776">
            <text:p>205776</text:p>
          </table:table-cell>
          <table:table-cell office:value-type="float" office:value="166082">
            <text:p>166082</text:p>
          </table:table-cell>
          <table:table-cell office:value-type="float" office:value="166452">
            <text:p>166452</text:p>
          </table:table-cell>
          <table:table-cell office:value-type="float" office:value="483723">
            <text:p>483723</text:p>
          </table:table-cell>
          <table:table-cell office:value-type="float" office:value="271656">
            <text:p>271656</text:p>
          </table:table-cell>
          <table:table-cell office:value-type="float" office:value="298994">
            <text:p>298994</text:p>
          </table:table-cell>
          <table:table-cell office:value-type="float" office:value="3412330614">
            <text:p>3412330614</text:p>
          </table:table-cell>
          <table:table-cell office:value-type="float" office:value="203650">
            <text:p>203650</text:p>
          </table:table-cell>
          <table:table-cell office:value-type="float" office:value="164620">
            <text:p>164620</text:p>
          </table:table-cell>
          <table:table-cell office:value-type="float" office:value="968638">
            <text:p>968638</text:p>
          </table:table-cell>
          <table:table-cell office:value-type="float" office:value="9216661">
            <text:p>9216661</text:p>
          </table:table-cell>
          <table:table-cell office:value-type="float" office:value="278890">
            <text:p>278890</text:p>
          </table:table-cell>
          <table:table-cell office:value-type="float" office:value="225126">
            <text:p>225126</text:p>
          </table:table-cell>
          <table:table-cell/>
        </table:table-row>
        <table:table-row table:style-name="ro1">
          <table:table-cell office:value-type="float" office:value="3656598128">
            <text:p>3656598128</text:p>
          </table:table-cell>
          <table:table-cell office:value-type="float" office:value="189442">
            <text:p>189442</text:p>
          </table:table-cell>
          <table:table-cell office:value-type="float" office:value="175831">
            <text:p>175831</text:p>
          </table:table-cell>
          <table:table-cell office:value-type="float" office:value="187502">
            <text:p>187502</text:p>
          </table:table-cell>
          <table:table-cell office:value-type="float" office:value="249230">
            <text:p>249230</text:p>
          </table:table-cell>
          <table:table-cell office:value-type="float" office:value="284780">
            <text:p>284780</text:p>
          </table:table-cell>
          <table:table-cell office:value-type="float" office:value="224898">
            <text:p>224898</text:p>
          </table:table-cell>
          <table:table-cell office:value-type="float" office:value="2690871883">
            <text:p>2690871883</text:p>
          </table:table-cell>
          <table:table-cell office:value-type="float" office:value="311774">
            <text:p>311774</text:p>
          </table:table-cell>
          <table:table-cell office:value-type="float" office:value="204901">
            <text:p>204901</text:p>
          </table:table-cell>
          <table:table-cell office:value-type="float" office:value="180155">
            <text:p>180155</text:p>
          </table:table-cell>
          <table:table-cell office:value-type="float" office:value="278590">
            <text:p>278590</text:p>
          </table:table-cell>
          <table:table-cell office:value-type="float" office:value="272412">
            <text:p>272412</text:p>
          </table:table-cell>
          <table:table-cell office:value-type="float" office:value="252150">
            <text:p>252150</text:p>
          </table:table-cell>
          <table:table-cell office:value-type="float" office:value="7744003844">
            <text:p>7744003844</text:p>
          </table:table-cell>
          <table:table-cell office:value-type="float" office:value="295128">
            <text:p>295128</text:p>
          </table:table-cell>
          <table:table-cell office:value-type="float" office:value="216411">
            <text:p>216411</text:p>
          </table:table-cell>
          <table:table-cell office:value-type="float" office:value="163396">
            <text:p>163396</text:p>
          </table:table-cell>
          <table:table-cell office:value-type="float" office:value="285120">
            <text:p>285120</text:p>
          </table:table-cell>
          <table:table-cell office:value-type="float" office:value="269772">
            <text:p>269772</text:p>
          </table:table-cell>
          <table:table-cell office:value-type="float" office:value="306395">
            <text:p>306395</text:p>
          </table:table-cell>
          <table:table-cell/>
        </table:table-row>
        <table:table-row table:style-name="ro1">
          <table:table-cell office:value-type="float" office:value="5830391910">
            <text:p>5830391910</text:p>
          </table:table-cell>
          <table:table-cell office:value-type="float" office:value="194150">
            <text:p>194150</text:p>
          </table:table-cell>
          <table:table-cell office:value-type="float" office:value="154102">
            <text:p>154102</text:p>
          </table:table-cell>
          <table:table-cell office:value-type="float" office:value="182235">
            <text:p>182235</text:p>
          </table:table-cell>
          <table:table-cell office:value-type="float" office:value="19851419">
            <text:p>19851419</text:p>
          </table:table-cell>
          <table:table-cell office:value-type="float" office:value="317713">
            <text:p>317713</text:p>
          </table:table-cell>
          <table:table-cell office:value-type="float" office:value="240946">
            <text:p>240946</text:p>
          </table:table-cell>
          <table:table-cell office:value-type="float" office:value="9655269758">
            <text:p>9655269758</text:p>
          </table:table-cell>
          <table:table-cell office:value-type="float" office:value="256375">
            <text:p>256375</text:p>
          </table:table-cell>
          <table:table-cell office:value-type="float" office:value="168132">
            <text:p>168132</text:p>
          </table:table-cell>
          <table:table-cell office:value-type="float" office:value="175896">
            <text:p>175896</text:p>
          </table:table-cell>
          <table:table-cell office:value-type="float" office:value="31948283">
            <text:p>31948283</text:p>
          </table:table-cell>
          <table:table-cell office:value-type="float" office:value="326860">
            <text:p>326860</text:p>
          </table:table-cell>
          <table:table-cell office:value-type="float" office:value="242892">
            <text:p>242892</text:p>
          </table:table-cell>
          <table:table-cell office:value-type="float" office:value="6225834473">
            <text:p>6225834473</text:p>
          </table:table-cell>
          <table:table-cell office:value-type="float" office:value="201610">
            <text:p>201610</text:p>
          </table:table-cell>
          <table:table-cell office:value-type="float" office:value="202697">
            <text:p>202697</text:p>
          </table:table-cell>
          <table:table-cell office:value-type="float" office:value="166960">
            <text:p>166960</text:p>
          </table:table-cell>
          <table:table-cell office:value-type="float" office:value="23481660">
            <text:p>23481660</text:p>
          </table:table-cell>
          <table:table-cell office:value-type="float" office:value="440314">
            <text:p>440314</text:p>
          </table:table-cell>
          <table:table-cell office:value-type="float" office:value="252800">
            <text:p>252800</text:p>
          </table:table-cell>
          <table:table-cell/>
        </table:table-row>
        <table:table-row table:style-name="ro1">
          <table:table-cell office:value-type="float" office:value="3319273975">
            <text:p>3319273975</text:p>
          </table:table-cell>
          <table:table-cell office:value-type="float" office:value="193014">
            <text:p>193014</text:p>
          </table:table-cell>
          <table:table-cell office:value-type="float" office:value="153270">
            <text:p>153270</text:p>
          </table:table-cell>
          <table:table-cell office:value-type="float" office:value="196242">
            <text:p>196242</text:p>
          </table:table-cell>
          <table:table-cell office:value-type="float" office:value="336955">
            <text:p>336955</text:p>
          </table:table-cell>
          <table:table-cell office:value-type="float" office:value="267584">
            <text:p>267584</text:p>
          </table:table-cell>
          <table:table-cell office:value-type="float" office:value="249320">
            <text:p>249320</text:p>
          </table:table-cell>
          <table:table-cell office:value-type="float" office:value="7564105707">
            <text:p>7564105707</text:p>
          </table:table-cell>
          <table:table-cell office:value-type="float" office:value="204448">
            <text:p>204448</text:p>
          </table:table-cell>
          <table:table-cell office:value-type="float" office:value="176428">
            <text:p>176428</text:p>
          </table:table-cell>
          <table:table-cell office:value-type="float" office:value="160480">
            <text:p>160480</text:p>
          </table:table-cell>
          <table:table-cell office:value-type="float" office:value="299517">
            <text:p>299517</text:p>
          </table:table-cell>
          <table:table-cell office:value-type="float" office:value="441424">
            <text:p>441424</text:p>
          </table:table-cell>
          <table:table-cell office:value-type="float" office:value="227404">
            <text:p>227404</text:p>
          </table:table-cell>
          <table:table-cell office:value-type="float" office:value="16794937607">
            <text:p>16794937607</text:p>
          </table:table-cell>
          <table:table-cell office:value-type="float" office:value="201150">
            <text:p>201150</text:p>
          </table:table-cell>
          <table:table-cell office:value-type="float" office:value="161158">
            <text:p>161158</text:p>
          </table:table-cell>
          <table:table-cell office:value-type="float" office:value="283549">
            <text:p>283549</text:p>
          </table:table-cell>
          <table:table-cell office:value-type="float" office:value="3280800">
            <text:p>3280800</text:p>
          </table:table-cell>
          <table:table-cell office:value-type="float" office:value="286122">
            <text:p>286122</text:p>
          </table:table-cell>
          <table:table-cell office:value-type="float" office:value="270200">
            <text:p>270200</text:p>
          </table:table-cell>
          <table:table-cell/>
        </table:table-row>
        <table:table-row table:style-name="ro1">
          <table:table-cell office:value-type="float" office:value="20171193481">
            <text:p>20171193481</text:p>
          </table:table-cell>
          <table:table-cell office:value-type="float" office:value="196816">
            <text:p>196816</text:p>
          </table:table-cell>
          <table:table-cell office:value-type="float" office:value="165572">
            <text:p>165572</text:p>
          </table:table-cell>
          <table:table-cell office:value-type="float" office:value="153330">
            <text:p>153330</text:p>
          </table:table-cell>
          <table:table-cell office:value-type="float" office:value="3261614">
            <text:p>3261614</text:p>
          </table:table-cell>
          <table:table-cell office:value-type="float" office:value="269390">
            <text:p>269390</text:p>
          </table:table-cell>
          <table:table-cell office:value-type="float" office:value="219778">
            <text:p>219778</text:p>
          </table:table-cell>
          <table:table-cell office:value-type="float" office:value="4359001351">
            <text:p>4359001351</text:p>
          </table:table-cell>
          <table:table-cell office:value-type="float" office:value="247129">
            <text:p>247129</text:p>
          </table:table-cell>
          <table:table-cell office:value-type="float" office:value="167206">
            <text:p>167206</text:p>
          </table:table-cell>
          <table:table-cell office:value-type="float" office:value="228174">
            <text:p>228174</text:p>
          </table:table-cell>
          <table:table-cell office:value-type="float" office:value="13545169">
            <text:p>13545169</text:p>
          </table:table-cell>
          <table:table-cell office:value-type="float" office:value="280496">
            <text:p>280496</text:p>
          </table:table-cell>
          <table:table-cell office:value-type="float" office:value="272510">
            <text:p>272510</text:p>
          </table:table-cell>
          <table:table-cell office:value-type="float" office:value="28665340988">
            <text:p>28665340988</text:p>
          </table:table-cell>
          <table:table-cell office:value-type="float" office:value="213234">
            <text:p>213234</text:p>
          </table:table-cell>
          <table:table-cell office:value-type="float" office:value="176490">
            <text:p>176490</text:p>
          </table:table-cell>
          <table:table-cell office:value-type="float" office:value="160260">
            <text:p>160260</text:p>
          </table:table-cell>
          <table:table-cell office:value-type="float" office:value="83390031">
            <text:p>83390031</text:p>
          </table:table-cell>
          <table:table-cell office:value-type="float" office:value="335047">
            <text:p>335047</text:p>
          </table:table-cell>
          <table:table-cell office:value-type="float" office:value="426351">
            <text:p>426351</text:p>
          </table:table-cell>
          <table:table-cell/>
        </table:table-row>
        <table:table-row table:style-name="ro1">
          <table:table-cell office:value-type="float" office:value="8145345008">
            <text:p>8145345008</text:p>
          </table:table-cell>
          <table:table-cell office:value-type="float" office:value="203716">
            <text:p>203716</text:p>
          </table:table-cell>
          <table:table-cell office:value-type="float" office:value="161096">
            <text:p>161096</text:p>
          </table:table-cell>
          <table:table-cell office:value-type="float" office:value="154646">
            <text:p>154646</text:p>
          </table:table-cell>
          <table:table-cell office:value-type="float" office:value="2938598">
            <text:p>2938598</text:p>
          </table:table-cell>
          <table:table-cell office:value-type="float" office:value="341862">
            <text:p>341862</text:p>
          </table:table-cell>
          <table:table-cell office:value-type="float" office:value="231450">
            <text:p>231450</text:p>
          </table:table-cell>
          <table:table-cell office:value-type="float" office:value="24957553052">
            <text:p>24957553052</text:p>
          </table:table-cell>
          <table:table-cell office:value-type="float" office:value="207750">
            <text:p>207750</text:p>
          </table:table-cell>
          <table:table-cell office:value-type="float" office:value="201598">
            <text:p>201598</text:p>
          </table:table-cell>
          <table:table-cell office:value-type="float" office:value="164318">
            <text:p>164318</text:p>
          </table:table-cell>
          <table:table-cell office:value-type="float" office:value="5912441">
            <text:p>5912441</text:p>
          </table:table-cell>
          <table:table-cell office:value-type="float" office:value="368363">
            <text:p>368363</text:p>
          </table:table-cell>
          <table:table-cell office:value-type="float" office:value="237070">
            <text:p>237070</text:p>
          </table:table-cell>
          <table:table-cell office:value-type="float" office:value="4824280072">
            <text:p>4824280072</text:p>
          </table:table-cell>
          <table:table-cell office:value-type="float" office:value="262318">
            <text:p>262318</text:p>
          </table:table-cell>
          <table:table-cell office:value-type="float" office:value="276165">
            <text:p>276165</text:p>
          </table:table-cell>
          <table:table-cell office:value-type="float" office:value="269026">
            <text:p>269026</text:p>
          </table:table-cell>
          <table:table-cell office:value-type="float" office:value="394305">
            <text:p>394305</text:p>
          </table:table-cell>
          <table:table-cell office:value-type="float" office:value="353451">
            <text:p>353451</text:p>
          </table:table-cell>
          <table:table-cell office:value-type="float" office:value="241920">
            <text:p>241920</text:p>
          </table:table-cell>
          <table:table-cell/>
        </table:table-row>
        <table:table-row table:style-name="ro1">
          <table:table-cell office:value-type="float" office:value="2216869637">
            <text:p>2216869637</text:p>
          </table:table-cell>
          <table:table-cell office:value-type="float" office:value="193548">
            <text:p>193548</text:p>
          </table:table-cell>
          <table:table-cell office:value-type="float" office:value="225868">
            <text:p>225868</text:p>
          </table:table-cell>
          <table:table-cell office:value-type="float" office:value="158070">
            <text:p>158070</text:p>
          </table:table-cell>
          <table:table-cell office:value-type="float" office:value="3709280">
            <text:p>3709280</text:p>
          </table:table-cell>
          <table:table-cell office:value-type="float" office:value="297438">
            <text:p>297438</text:p>
          </table:table-cell>
          <table:table-cell office:value-type="float" office:value="234946">
            <text:p>234946</text:p>
          </table:table-cell>
          <table:table-cell office:value-type="float" office:value="1822579491">
            <text:p>1822579491</text:p>
          </table:table-cell>
          <table:table-cell office:value-type="float" office:value="209382">
            <text:p>209382</text:p>
          </table:table-cell>
          <table:table-cell office:value-type="float" office:value="169642">
            <text:p>169642</text:p>
          </table:table-cell>
          <table:table-cell office:value-type="float" office:value="219859">
            <text:p>219859</text:p>
          </table:table-cell>
          <table:table-cell office:value-type="float" office:value="4993561">
            <text:p>4993561</text:p>
          </table:table-cell>
          <table:table-cell office:value-type="float" office:value="343699">
            <text:p>343699</text:p>
          </table:table-cell>
          <table:table-cell office:value-type="float" office:value="247022">
            <text:p>247022</text:p>
          </table:table-cell>
          <table:table-cell office:value-type="float" office:value="11338144672">
            <text:p>11338144672</text:p>
          </table:table-cell>
          <table:table-cell office:value-type="float" office:value="219628">
            <text:p>219628</text:p>
          </table:table-cell>
          <table:table-cell office:value-type="float" office:value="165622">
            <text:p>165622</text:p>
          </table:table-cell>
          <table:table-cell office:value-type="float" office:value="165062">
            <text:p>165062</text:p>
          </table:table-cell>
          <table:table-cell office:value-type="float" office:value="5816582">
            <text:p>5816582</text:p>
          </table:table-cell>
          <table:table-cell office:value-type="float" office:value="292610">
            <text:p>292610</text:p>
          </table:table-cell>
          <table:table-cell office:value-type="float" office:value="296876">
            <text:p>296876</text:p>
          </table:table-cell>
          <table:table-cell/>
        </table:table-row>
        <table:table-row table:style-name="ro1">
          <table:table-cell office:value-type="float" office:value="22181586612">
            <text:p>22181586612</text:p>
          </table:table-cell>
          <table:table-cell office:value-type="float" office:value="899684">
            <text:p>899684</text:p>
          </table:table-cell>
          <table:table-cell office:value-type="float" office:value="159008">
            <text:p>159008</text:p>
          </table:table-cell>
          <table:table-cell office:value-type="float" office:value="151958">
            <text:p>151958</text:p>
          </table:table-cell>
          <table:table-cell office:value-type="float" office:value="289244">
            <text:p>289244</text:p>
          </table:table-cell>
          <table:table-cell office:value-type="float" office:value="279162">
            <text:p>279162</text:p>
          </table:table-cell>
          <table:table-cell office:value-type="float" office:value="225950">
            <text:p>225950</text:p>
          </table:table-cell>
          <table:table-cell office:value-type="float" office:value="2556929034">
            <text:p>2556929034</text:p>
          </table:table-cell>
          <table:table-cell office:value-type="float" office:value="216660">
            <text:p>216660</text:p>
          </table:table-cell>
          <table:table-cell office:value-type="float" office:value="171956">
            <text:p>171956</text:p>
          </table:table-cell>
          <table:table-cell office:value-type="float" office:value="248381">
            <text:p>248381</text:p>
          </table:table-cell>
          <table:table-cell office:value-type="float" office:value="28401465">
            <text:p>28401465</text:p>
          </table:table-cell>
          <table:table-cell office:value-type="float" office:value="269458">
            <text:p>269458</text:p>
          </table:table-cell>
          <table:table-cell office:value-type="float" office:value="281537">
            <text:p>281537</text:p>
          </table:table-cell>
          <table:table-cell office:value-type="float" office:value="8994900668">
            <text:p>8994900668</text:p>
          </table:table-cell>
          <table:table-cell office:value-type="float" office:value="319205">
            <text:p>319205</text:p>
          </table:table-cell>
          <table:table-cell office:value-type="float" office:value="175714">
            <text:p>175714</text:p>
          </table:table-cell>
          <table:table-cell office:value-type="float" office:value="160870">
            <text:p>160870</text:p>
          </table:table-cell>
          <table:table-cell office:value-type="float" office:value="2757566">
            <text:p>2757566</text:p>
          </table:table-cell>
          <table:table-cell office:value-type="float" office:value="282534">
            <text:p>282534</text:p>
          </table:table-cell>
          <table:table-cell office:value-type="float" office:value="234124">
            <text:p>234124</text:p>
          </table:table-cell>
          <table:table-cell/>
        </table:table-row>
        <table:table-row table:style-name="ro1">
          <table:table-cell office:value-type="float" office:value="18655119106">
            <text:p>18655119106</text:p>
          </table:table-cell>
          <table:table-cell office:value-type="float" office:value="193664">
            <text:p>193664</text:p>
          </table:table-cell>
          <table:table-cell office:value-type="float" office:value="259112">
            <text:p>259112</text:p>
          </table:table-cell>
          <table:table-cell office:value-type="float" office:value="277832">
            <text:p>277832</text:p>
          </table:table-cell>
          <table:table-cell office:value-type="float" office:value="2365252">
            <text:p>2365252</text:p>
          </table:table-cell>
          <table:table-cell office:value-type="float" office:value="1094294">
            <text:p>1094294</text:p>
          </table:table-cell>
          <table:table-cell office:value-type="float" office:value="227604">
            <text:p>227604</text:p>
          </table:table-cell>
          <table:table-cell office:value-type="float" office:value="6279800507">
            <text:p>6279800507</text:p>
          </table:table-cell>
          <table:table-cell office:value-type="float" office:value="206338">
            <text:p>206338</text:p>
          </table:table-cell>
          <table:table-cell office:value-type="float" office:value="168664">
            <text:p>168664</text:p>
          </table:table-cell>
          <table:table-cell office:value-type="float" office:value="253359">
            <text:p>253359</text:p>
          </table:table-cell>
          <table:table-cell office:value-type="float" office:value="42786386">
            <text:p>42786386</text:p>
          </table:table-cell>
          <table:table-cell office:value-type="float" office:value="276596">
            <text:p>276596</text:p>
          </table:table-cell>
          <table:table-cell office:value-type="float" office:value="239364">
            <text:p>239364</text:p>
          </table:table-cell>
          <table:table-cell office:value-type="float" office:value="5336901196">
            <text:p>5336901196</text:p>
          </table:table-cell>
          <table:table-cell office:value-type="float" office:value="208006">
            <text:p>208006</text:p>
          </table:table-cell>
          <table:table-cell office:value-type="float" office:value="163570">
            <text:p>163570</text:p>
          </table:table-cell>
          <table:table-cell office:value-type="float" office:value="174664">
            <text:p>174664</text:p>
          </table:table-cell>
          <table:table-cell office:value-type="float" office:value="85066579">
            <text:p>85066579</text:p>
          </table:table-cell>
          <table:table-cell office:value-type="float" office:value="305604">
            <text:p>305604</text:p>
          </table:table-cell>
          <table:table-cell office:value-type="float" office:value="286648">
            <text:p>286648</text:p>
          </table:table-cell>
          <table:table-cell/>
        </table:table-row>
        <table:table-row table:style-name="ro1">
          <table:table-cell office:value-type="float" office:value="4615145598">
            <text:p>4615145598</text:p>
          </table:table-cell>
          <table:table-cell office:value-type="float" office:value="227239">
            <text:p>227239</text:p>
          </table:table-cell>
          <table:table-cell office:value-type="float" office:value="163306">
            <text:p>163306</text:p>
          </table:table-cell>
          <table:table-cell office:value-type="float" office:value="154418">
            <text:p>154418</text:p>
          </table:table-cell>
          <table:table-cell office:value-type="float" office:value="5041630">
            <text:p>5041630</text:p>
          </table:table-cell>
          <table:table-cell office:value-type="float" office:value="282562">
            <text:p>282562</text:p>
          </table:table-cell>
          <table:table-cell office:value-type="float" office:value="307604">
            <text:p>307604</text:p>
          </table:table-cell>
          <table:table-cell office:value-type="float" office:value="5528882478">
            <text:p>5528882478</text:p>
          </table:table-cell>
          <table:table-cell office:value-type="float" office:value="246426">
            <text:p>246426</text:p>
          </table:table-cell>
          <table:table-cell office:value-type="float" office:value="165688">
            <text:p>165688</text:p>
          </table:table-cell>
          <table:table-cell office:value-type="float" office:value="426306">
            <text:p>426306</text:p>
          </table:table-cell>
          <table:table-cell office:value-type="float" office:value="37667866">
            <text:p>37667866</text:p>
          </table:table-cell>
          <table:table-cell office:value-type="float" office:value="292632">
            <text:p>292632</text:p>
          </table:table-cell>
          <table:table-cell office:value-type="float" office:value="286065">
            <text:p>286065</text:p>
          </table:table-cell>
          <table:table-cell office:value-type="float" office:value="2017794804">
            <text:p>2017794804</text:p>
          </table:table-cell>
          <table:table-cell office:value-type="float" office:value="203996">
            <text:p>203996</text:p>
          </table:table-cell>
          <table:table-cell office:value-type="float" office:value="184592">
            <text:p>184592</text:p>
          </table:table-cell>
          <table:table-cell office:value-type="float" office:value="164130">
            <text:p>164130</text:p>
          </table:table-cell>
          <table:table-cell office:value-type="float" office:value="11721716">
            <text:p>11721716</text:p>
          </table:table-cell>
          <table:table-cell office:value-type="float" office:value="439405">
            <text:p>439405</text:p>
          </table:table-cell>
          <table:table-cell office:value-type="float" office:value="232522">
            <text:p>232522</text:p>
          </table:table-cell>
          <table:table-cell/>
        </table:table-row>
        <table:table-row table:style-name="ro1">
          <table:table-cell office:value-type="float" office:value="10456148940">
            <text:p>10456148940</text:p>
          </table:table-cell>
          <table:table-cell office:value-type="float" office:value="193910">
            <text:p>193910</text:p>
          </table:table-cell>
          <table:table-cell office:value-type="float" office:value="191641">
            <text:p>191641</text:p>
          </table:table-cell>
          <table:table-cell office:value-type="float" office:value="161094">
            <text:p>161094</text:p>
          </table:table-cell>
          <table:table-cell office:value-type="float" office:value="1136376">
            <text:p>1136376</text:p>
          </table:table-cell>
          <table:table-cell office:value-type="float" office:value="276400">
            <text:p>276400</text:p>
          </table:table-cell>
          <table:table-cell office:value-type="float" office:value="251377">
            <text:p>251377</text:p>
          </table:table-cell>
          <table:table-cell office:value-type="float" office:value="1843205853">
            <text:p>1843205853</text:p>
          </table:table-cell>
          <table:table-cell office:value-type="float" office:value="241159">
            <text:p>241159</text:p>
          </table:table-cell>
          <table:table-cell office:value-type="float" office:value="173316">
            <text:p>173316</text:p>
          </table:table-cell>
          <table:table-cell office:value-type="float" office:value="161980">
            <text:p>161980</text:p>
          </table:table-cell>
          <table:table-cell office:value-type="float" office:value="17664164">
            <text:p>17664164</text:p>
          </table:table-cell>
          <table:table-cell office:value-type="float" office:value="344448">
            <text:p>344448</text:p>
          </table:table-cell>
          <table:table-cell office:value-type="float" office:value="243366">
            <text:p>243366</text:p>
          </table:table-cell>
          <table:table-cell office:value-type="float" office:value="7584546549">
            <text:p>7584546549</text:p>
          </table:table-cell>
          <table:table-cell office:value-type="float" office:value="202618">
            <text:p>202618</text:p>
          </table:table-cell>
          <table:table-cell office:value-type="float" office:value="201104">
            <text:p>201104</text:p>
          </table:table-cell>
          <table:table-cell office:value-type="float" office:value="255249">
            <text:p>255249</text:p>
          </table:table-cell>
          <table:table-cell office:value-type="float" office:value="1527013">
            <text:p>1527013</text:p>
          </table:table-cell>
          <table:table-cell office:value-type="float" office:value="271958">
            <text:p>271958</text:p>
          </table:table-cell>
          <table:table-cell office:value-type="float" office:value="353560">
            <text:p>353560</text:p>
          </table:table-cell>
          <table:table-cell/>
        </table:table-row>
        <table:table-row table:style-name="ro1">
          <table:table-cell office:value-type="float" office:value="27386414111">
            <text:p>27386414111</text:p>
          </table:table-cell>
          <table:table-cell office:value-type="float" office:value="193406">
            <text:p>193406</text:p>
          </table:table-cell>
          <table:table-cell office:value-type="float" office:value="161912">
            <text:p>161912</text:p>
          </table:table-cell>
          <table:table-cell office:value-type="float" office:value="150212">
            <text:p>150212</text:p>
          </table:table-cell>
          <table:table-cell office:value-type="float" office:value="7570939">
            <text:p>7570939</text:p>
          </table:table-cell>
          <table:table-cell office:value-type="float" office:value="374564">
            <text:p>374564</text:p>
          </table:table-cell>
          <table:table-cell office:value-type="float" office:value="293488">
            <text:p>293488</text:p>
          </table:table-cell>
          <table:table-cell office:value-type="float" office:value="964214017">
            <text:p>964214017</text:p>
          </table:table-cell>
          <table:table-cell office:value-type="float" office:value="204266">
            <text:p>204266</text:p>
          </table:table-cell>
          <table:table-cell office:value-type="float" office:value="257123">
            <text:p>257123</text:p>
          </table:table-cell>
          <table:table-cell office:value-type="float" office:value="167162">
            <text:p>167162</text:p>
          </table:table-cell>
          <table:table-cell office:value-type="float" office:value="4077852">
            <text:p>4077852</text:p>
          </table:table-cell>
          <table:table-cell office:value-type="float" office:value="281272">
            <text:p>281272</text:p>
          </table:table-cell>
          <table:table-cell office:value-type="float" office:value="289309">
            <text:p>289309</text:p>
          </table:table-cell>
          <table:table-cell office:value-type="float" office:value="7748881636">
            <text:p>7748881636</text:p>
          </table:table-cell>
          <table:table-cell office:value-type="float" office:value="244150">
            <text:p>244150</text:p>
          </table:table-cell>
          <table:table-cell office:value-type="float" office:value="173458">
            <text:p>173458</text:p>
          </table:table-cell>
          <table:table-cell office:value-type="float" office:value="161016">
            <text:p>161016</text:p>
          </table:table-cell>
          <table:table-cell office:value-type="float" office:value="1544858">
            <text:p>1544858</text:p>
          </table:table-cell>
          <table:table-cell office:value-type="float" office:value="268670">
            <text:p>268670</text:p>
          </table:table-cell>
          <table:table-cell office:value-type="float" office:value="223608">
            <text:p>223608</text:p>
          </table:table-cell>
          <table:table-cell/>
        </table:table-row>
        <table:table-row table:style-name="ro1">
          <table:table-cell office:value-type="float" office:value="1368313549">
            <text:p>1368313549</text:p>
          </table:table-cell>
          <table:table-cell office:value-type="float" office:value="195560">
            <text:p>195560</text:p>
          </table:table-cell>
          <table:table-cell office:value-type="float" office:value="264340">
            <text:p>264340</text:p>
          </table:table-cell>
          <table:table-cell office:value-type="float" office:value="160488">
            <text:p>160488</text:p>
          </table:table-cell>
          <table:table-cell office:value-type="float" office:value="5437944">
            <text:p>5437944</text:p>
          </table:table-cell>
          <table:table-cell office:value-type="float" office:value="260810">
            <text:p>260810</text:p>
          </table:table-cell>
          <table:table-cell office:value-type="float" office:value="301305">
            <text:p>301305</text:p>
          </table:table-cell>
          <table:table-cell office:value-type="float" office:value="4391123551">
            <text:p>4391123551</text:p>
          </table:table-cell>
          <table:table-cell office:value-type="float" office:value="233424">
            <text:p>233424</text:p>
          </table:table-cell>
          <table:table-cell office:value-type="float" office:value="168888">
            <text:p>168888</text:p>
          </table:table-cell>
          <table:table-cell office:value-type="float" office:value="298047">
            <text:p>298047</text:p>
          </table:table-cell>
          <table:table-cell office:value-type="float" office:value="75248309">
            <text:p>75248309</text:p>
          </table:table-cell>
          <table:table-cell office:value-type="float" office:value="294740">
            <text:p>294740</text:p>
          </table:table-cell>
          <table:table-cell office:value-type="float" office:value="263776">
            <text:p>263776</text:p>
          </table:table-cell>
          <table:table-cell office:value-type="float" office:value="9216916895">
            <text:p>9216916895</text:p>
          </table:table-cell>
          <table:table-cell office:value-type="float" office:value="202908">
            <text:p>202908</text:p>
          </table:table-cell>
          <table:table-cell office:value-type="float" office:value="163108">
            <text:p>163108</text:p>
          </table:table-cell>
          <table:table-cell office:value-type="float" office:value="171720">
            <text:p>171720</text:p>
          </table:table-cell>
          <table:table-cell office:value-type="float" office:value="5243254">
            <text:p>5243254</text:p>
          </table:table-cell>
          <table:table-cell office:value-type="float" office:value="279528">
            <text:p>279528</text:p>
          </table:table-cell>
          <table:table-cell office:value-type="float" office:value="234556">
            <text:p>234556</text:p>
          </table:table-cell>
          <table:table-cell/>
        </table:table-row>
        <table:table-row table:style-name="ro1">
          <table:table-cell office:value-type="float" office:value="21835531953">
            <text:p>21835531953</text:p>
          </table:table-cell>
          <table:table-cell office:value-type="float" office:value="191430">
            <text:p>191430</text:p>
          </table:table-cell>
          <table:table-cell office:value-type="float" office:value="154796">
            <text:p>154796</text:p>
          </table:table-cell>
          <table:table-cell office:value-type="float" office:value="219472">
            <text:p>219472</text:p>
          </table:table-cell>
          <table:table-cell office:value-type="float" office:value="10342034">
            <text:p>10342034</text:p>
          </table:table-cell>
          <table:table-cell office:value-type="float" office:value="276104">
            <text:p>276104</text:p>
          </table:table-cell>
          <table:table-cell office:value-type="float" office:value="229756">
            <text:p>229756</text:p>
          </table:table-cell>
          <table:table-cell office:value-type="float" office:value="5212238195">
            <text:p>5212238195</text:p>
          </table:table-cell>
          <table:table-cell office:value-type="float" office:value="240084">
            <text:p>240084</text:p>
          </table:table-cell>
          <table:table-cell office:value-type="float" office:value="174760">
            <text:p>174760</text:p>
          </table:table-cell>
          <table:table-cell office:value-type="float" office:value="170256">
            <text:p>170256</text:p>
          </table:table-cell>
          <table:table-cell office:value-type="float" office:value="174821653">
            <text:p>174821653</text:p>
          </table:table-cell>
          <table:table-cell office:value-type="float" office:value="289824">
            <text:p>289824</text:p>
          </table:table-cell>
          <table:table-cell office:value-type="float" office:value="365428">
            <text:p>365428</text:p>
          </table:table-cell>
          <table:table-cell office:value-type="float" office:value="9173767237">
            <text:p>9173767237</text:p>
          </table:table-cell>
          <table:table-cell office:value-type="float" office:value="266169">
            <text:p>266169</text:p>
          </table:table-cell>
          <table:table-cell office:value-type="float" office:value="167032">
            <text:p>167032</text:p>
          </table:table-cell>
          <table:table-cell office:value-type="float" office:value="160462">
            <text:p>160462</text:p>
          </table:table-cell>
          <table:table-cell office:value-type="float" office:value="5909814">
            <text:p>5909814</text:p>
          </table:table-cell>
          <table:table-cell office:value-type="float" office:value="270348">
            <text:p>270348</text:p>
          </table:table-cell>
          <table:table-cell office:value-type="float" office:value="306015">
            <text:p>306015</text:p>
          </table:table-cell>
          <table:table-cell/>
        </table:table-row>
        <table:table-row table:style-name="ro1">
          <table:table-cell office:value-type="float" office:value="3630288864">
            <text:p>3630288864</text:p>
          </table:table-cell>
          <table:table-cell office:value-type="float" office:value="195058">
            <text:p>195058</text:p>
          </table:table-cell>
          <table:table-cell office:value-type="float" office:value="225714">
            <text:p>225714</text:p>
          </table:table-cell>
          <table:table-cell office:value-type="float" office:value="151710">
            <text:p>151710</text:p>
          </table:table-cell>
          <table:table-cell office:value-type="float" office:value="13863152">
            <text:p>13863152</text:p>
          </table:table-cell>
          <table:table-cell office:value-type="float" office:value="317641">
            <text:p>317641</text:p>
          </table:table-cell>
          <table:table-cell office:value-type="float" office:value="221922">
            <text:p>221922</text:p>
          </table:table-cell>
          <table:table-cell office:value-type="float" office:value="2320550676">
            <text:p>2320550676</text:p>
          </table:table-cell>
          <table:table-cell office:value-type="float" office:value="265838">
            <text:p>265838</text:p>
          </table:table-cell>
          <table:table-cell office:value-type="float" office:value="175546">
            <text:p>175546</text:p>
          </table:table-cell>
          <table:table-cell office:value-type="float" office:value="162328">
            <text:p>162328</text:p>
          </table:table-cell>
          <table:table-cell office:value-type="float" office:value="1410991">
            <text:p>1410991</text:p>
          </table:table-cell>
          <table:table-cell office:value-type="float" office:value="409228">
            <text:p>409228</text:p>
          </table:table-cell>
          <table:table-cell office:value-type="float" office:value="240120">
            <text:p>240120</text:p>
          </table:table-cell>
          <table:table-cell office:value-type="float" office:value="6430159933">
            <text:p>6430159933</text:p>
          </table:table-cell>
          <table:table-cell office:value-type="float" office:value="200316">
            <text:p>200316</text:p>
          </table:table-cell>
          <table:table-cell office:value-type="float" office:value="163276">
            <text:p>163276</text:p>
          </table:table-cell>
          <table:table-cell office:value-type="float" office:value="206548">
            <text:p>206548</text:p>
          </table:table-cell>
          <table:table-cell office:value-type="float" office:value="7955634">
            <text:p>7955634</text:p>
          </table:table-cell>
          <table:table-cell office:value-type="float" office:value="278580">
            <text:p>278580</text:p>
          </table:table-cell>
          <table:table-cell office:value-type="float" office:value="223742">
            <text:p>223742</text:p>
          </table:table-cell>
          <table:table-cell/>
        </table:table-row>
        <table:table-row table:style-name="ro1">
          <table:table-cell office:value-type="float" office:value="9127990982">
            <text:p>9127990982</text:p>
          </table:table-cell>
          <table:table-cell office:value-type="float" office:value="193514">
            <text:p>193514</text:p>
          </table:table-cell>
          <table:table-cell office:value-type="float" office:value="156130">
            <text:p>156130</text:p>
          </table:table-cell>
          <table:table-cell office:value-type="float" office:value="155030">
            <text:p>155030</text:p>
          </table:table-cell>
          <table:table-cell office:value-type="float" office:value="6218892">
            <text:p>6218892</text:p>
          </table:table-cell>
          <table:table-cell office:value-type="float" office:value="301580">
            <text:p>301580</text:p>
          </table:table-cell>
          <table:table-cell office:value-type="float" office:value="226316">
            <text:p>226316</text:p>
          </table:table-cell>
          <table:table-cell office:value-type="float" office:value="8067215386">
            <text:p>8067215386</text:p>
          </table:table-cell>
          <table:table-cell office:value-type="float" office:value="207700">
            <text:p>207700</text:p>
          </table:table-cell>
          <table:table-cell office:value-type="float" office:value="188409">
            <text:p>188409</text:p>
          </table:table-cell>
          <table:table-cell office:value-type="float" office:value="224753">
            <text:p>224753</text:p>
          </table:table-cell>
          <table:table-cell office:value-type="float" office:value="5492320">
            <text:p>5492320</text:p>
          </table:table-cell>
          <table:table-cell office:value-type="float" office:value="303669">
            <text:p>303669</text:p>
          </table:table-cell>
          <table:table-cell office:value-type="float" office:value="389443">
            <text:p>389443</text:p>
          </table:table-cell>
          <table:table-cell office:value-type="float" office:value="28278229428">
            <text:p>28278229428</text:p>
          </table:table-cell>
          <table:table-cell office:value-type="float" office:value="204404">
            <text:p>204404</text:p>
          </table:table-cell>
          <table:table-cell office:value-type="float" office:value="168298">
            <text:p>168298</text:p>
          </table:table-cell>
          <table:table-cell office:value-type="float" office:value="163888">
            <text:p>163888</text:p>
          </table:table-cell>
          <table:table-cell office:value-type="float" office:value="1308304">
            <text:p>1308304</text:p>
          </table:table-cell>
          <table:table-cell office:value-type="float" office:value="291784">
            <text:p>291784</text:p>
          </table:table-cell>
          <table:table-cell office:value-type="float" office:value="318372">
            <text:p>318372</text:p>
          </table:table-cell>
          <table:table-cell/>
        </table:table-row>
        <table:table-row table:style-name="ro1">
          <table:table-cell office:value-type="float" office:value="15435414497">
            <text:p>15435414497</text:p>
          </table:table-cell>
          <table:table-cell office:value-type="float" office:value="195718">
            <text:p>195718</text:p>
          </table:table-cell>
          <table:table-cell office:value-type="float" office:value="158044">
            <text:p>158044</text:p>
          </table:table-cell>
          <table:table-cell office:value-type="float" office:value="186813">
            <text:p>186813</text:p>
          </table:table-cell>
          <table:table-cell office:value-type="float" office:value="25300266">
            <text:p>25300266</text:p>
          </table:table-cell>
          <table:table-cell office:value-type="float" office:value="369824">
            <text:p>369824</text:p>
          </table:table-cell>
          <table:table-cell office:value-type="float" office:value="251317">
            <text:p>251317</text:p>
          </table:table-cell>
          <table:table-cell office:value-type="float" office:value="2178788491">
            <text:p>2178788491</text:p>
          </table:table-cell>
          <table:table-cell office:value-type="float" office:value="202798">
            <text:p>202798</text:p>
          </table:table-cell>
          <table:table-cell office:value-type="float" office:value="168770">
            <text:p>168770</text:p>
          </table:table-cell>
          <table:table-cell office:value-type="float" office:value="162718">
            <text:p>162718</text:p>
          </table:table-cell>
          <table:table-cell office:value-type="float" office:value="65981168">
            <text:p>65981168</text:p>
          </table:table-cell>
          <table:table-cell office:value-type="float" office:value="287488">
            <text:p>287488</text:p>
          </table:table-cell>
          <table:table-cell office:value-type="float" office:value="230034">
            <text:p>230034</text:p>
          </table:table-cell>
          <table:table-cell office:value-type="float" office:value="4409495209">
            <text:p>4409495209</text:p>
          </table:table-cell>
          <table:table-cell office:value-type="float" office:value="203110">
            <text:p>203110</text:p>
          </table:table-cell>
          <table:table-cell office:value-type="float" office:value="163218">
            <text:p>163218</text:p>
          </table:table-cell>
          <table:table-cell office:value-type="float" office:value="161026">
            <text:p>161026</text:p>
          </table:table-cell>
          <table:table-cell office:value-type="float" office:value="56549582">
            <text:p>56549582</text:p>
          </table:table-cell>
          <table:table-cell office:value-type="float" office:value="536626">
            <text:p>536626</text:p>
          </table:table-cell>
          <table:table-cell office:value-type="float" office:value="277132">
            <text:p>277132</text:p>
          </table:table-cell>
          <table:table-cell/>
        </table:table-row>
        <table:table-row table:style-name="ro1">
          <table:table-cell office:value-type="float" office:value="11012471784">
            <text:p>11012471784</text:p>
          </table:table-cell>
          <table:table-cell office:value-type="float" office:value="258850">
            <text:p>258850</text:p>
          </table:table-cell>
          <table:table-cell office:value-type="float" office:value="185493">
            <text:p>185493</text:p>
          </table:table-cell>
          <table:table-cell office:value-type="float" office:value="169563">
            <text:p>169563</text:p>
          </table:table-cell>
          <table:table-cell office:value-type="float" office:value="1164754">
            <text:p>1164754</text:p>
          </table:table-cell>
          <table:table-cell office:value-type="float" office:value="347175">
            <text:p>347175</text:p>
          </table:table-cell>
          <table:table-cell office:value-type="float" office:value="256960">
            <text:p>256960</text:p>
          </table:table-cell>
          <table:table-cell office:value-type="float" office:value="4606930136">
            <text:p>4606930136</text:p>
          </table:table-cell>
          <table:table-cell office:value-type="float" office:value="221860">
            <text:p>221860</text:p>
          </table:table-cell>
          <table:table-cell office:value-type="float" office:value="243038">
            <text:p>243038</text:p>
          </table:table-cell>
          <table:table-cell office:value-type="float" office:value="161228">
            <text:p>161228</text:p>
          </table:table-cell>
          <table:table-cell office:value-type="float" office:value="263818">
            <text:p>263818</text:p>
          </table:table-cell>
          <table:table-cell office:value-type="float" office:value="300171">
            <text:p>300171</text:p>
          </table:table-cell>
          <table:table-cell office:value-type="float" office:value="249966">
            <text:p>249966</text:p>
          </table:table-cell>
          <table:table-cell office:value-type="float" office:value="7228946604">
            <text:p>7228946604</text:p>
          </table:table-cell>
          <table:table-cell office:value-type="float" office:value="225907">
            <text:p>225907</text:p>
          </table:table-cell>
          <table:table-cell office:value-type="float" office:value="167286">
            <text:p>167286</text:p>
          </table:table-cell>
          <table:table-cell office:value-type="float" office:value="172088">
            <text:p>172088</text:p>
          </table:table-cell>
          <table:table-cell office:value-type="float" office:value="493736">
            <text:p>493736</text:p>
          </table:table-cell>
          <table:table-cell office:value-type="float" office:value="262298">
            <text:p>262298</text:p>
          </table:table-cell>
          <table:table-cell office:value-type="float" office:value="238914">
            <text:p>238914</text:p>
          </table:table-cell>
          <table:table-cell/>
        </table:table-row>
        <table:table-row table:style-name="ro1">
          <table:table-cell office:value-type="float" office:value="6291205602">
            <text:p>6291205602</text:p>
          </table:table-cell>
          <table:table-cell office:value-type="float" office:value="196470">
            <text:p>196470</text:p>
          </table:table-cell>
          <table:table-cell office:value-type="float" office:value="156456">
            <text:p>156456</text:p>
          </table:table-cell>
          <table:table-cell office:value-type="float" office:value="150780">
            <text:p>150780</text:p>
          </table:table-cell>
          <table:table-cell office:value-type="float" office:value="16825862">
            <text:p>16825862</text:p>
          </table:table-cell>
          <table:table-cell office:value-type="float" office:value="301780">
            <text:p>301780</text:p>
          </table:table-cell>
          <table:table-cell office:value-type="float" office:value="227110">
            <text:p>227110</text:p>
          </table:table-cell>
          <table:table-cell office:value-type="float" office:value="2270333038">
            <text:p>2270333038</text:p>
          </table:table-cell>
          <table:table-cell office:value-type="float" office:value="212942">
            <text:p>212942</text:p>
          </table:table-cell>
          <table:table-cell office:value-type="float" office:value="166900">
            <text:p>166900</text:p>
          </table:table-cell>
          <table:table-cell office:value-type="float" office:value="160276">
            <text:p>160276</text:p>
          </table:table-cell>
          <table:table-cell office:value-type="float" office:value="18894257">
            <text:p>18894257</text:p>
          </table:table-cell>
          <table:table-cell office:value-type="float" office:value="316404">
            <text:p>316404</text:p>
          </table:table-cell>
          <table:table-cell office:value-type="float" office:value="277598">
            <text:p>277598</text:p>
          </table:table-cell>
          <table:table-cell office:value-type="float" office:value="22663455895">
            <text:p>22663455895</text:p>
          </table:table-cell>
          <table:table-cell office:value-type="float" office:value="203534">
            <text:p>203534</text:p>
          </table:table-cell>
          <table:table-cell office:value-type="float" office:value="163142">
            <text:p>163142</text:p>
          </table:table-cell>
          <table:table-cell office:value-type="float" office:value="165456">
            <text:p>165456</text:p>
          </table:table-cell>
          <table:table-cell office:value-type="float" office:value="9556370">
            <text:p>9556370</text:p>
          </table:table-cell>
          <table:table-cell office:value-type="float" office:value="286982">
            <text:p>286982</text:p>
          </table:table-cell>
          <table:table-cell office:value-type="float" office:value="275816">
            <text:p>275816</text:p>
          </table:table-cell>
          <table:table-cell/>
        </table:table-row>
        <table:table-row table:style-name="ro1">
          <table:table-cell office:value-type="float" office:value="4654891080">
            <text:p>4654891080</text:p>
          </table:table-cell>
          <table:table-cell office:value-type="float" office:value="252450">
            <text:p>252450</text:p>
          </table:table-cell>
          <table:table-cell office:value-type="float" office:value="156674">
            <text:p>156674</text:p>
          </table:table-cell>
          <table:table-cell office:value-type="float" office:value="150512">
            <text:p>150512</text:p>
          </table:table-cell>
          <table:table-cell office:value-type="float" office:value="383027">
            <text:p>383027</text:p>
          </table:table-cell>
          <table:table-cell office:value-type="float" office:value="293390">
            <text:p>293390</text:p>
          </table:table-cell>
          <table:table-cell office:value-type="float" office:value="214310">
            <text:p>214310</text:p>
          </table:table-cell>
          <table:table-cell office:value-type="float" office:value="28430397297">
            <text:p>28430397297</text:p>
          </table:table-cell>
          <table:table-cell office:value-type="float" office:value="205412">
            <text:p>205412</text:p>
          </table:table-cell>
          <table:table-cell office:value-type="float" office:value="186782">
            <text:p>186782</text:p>
          </table:table-cell>
          <table:table-cell office:value-type="float" office:value="164968">
            <text:p>164968</text:p>
          </table:table-cell>
          <table:table-cell office:value-type="float" office:value="4769969">
            <text:p>4769969</text:p>
          </table:table-cell>
          <table:table-cell office:value-type="float" office:value="275918">
            <text:p>275918</text:p>
          </table:table-cell>
          <table:table-cell office:value-type="float" office:value="229110">
            <text:p>229110</text:p>
          </table:table-cell>
          <table:table-cell office:value-type="float" office:value="7774779077">
            <text:p>7774779077</text:p>
          </table:table-cell>
          <table:table-cell office:value-type="float" office:value="212638">
            <text:p>212638</text:p>
          </table:table-cell>
          <table:table-cell office:value-type="float" office:value="169536">
            <text:p>169536</text:p>
          </table:table-cell>
          <table:table-cell office:value-type="float" office:value="160542">
            <text:p>160542</text:p>
          </table:table-cell>
          <table:table-cell office:value-type="float" office:value="55589105">
            <text:p>55589105</text:p>
          </table:table-cell>
          <table:table-cell office:value-type="float" office:value="308105">
            <text:p>308105</text:p>
          </table:table-cell>
          <table:table-cell office:value-type="float" office:value="253584">
            <text:p>253584</text:p>
          </table:table-cell>
          <table:table-cell/>
        </table:table-row>
        <table:table-row table:style-name="ro1">
          <table:table-cell office:value-type="float" office:value="8369713926">
            <text:p>8369713926</text:p>
          </table:table-cell>
          <table:table-cell office:value-type="float" office:value="213612">
            <text:p>213612</text:p>
          </table:table-cell>
          <table:table-cell office:value-type="float" office:value="152300">
            <text:p>152300</text:p>
          </table:table-cell>
          <table:table-cell office:value-type="float" office:value="188651">
            <text:p>188651</text:p>
          </table:table-cell>
          <table:table-cell office:value-type="float" office:value="6043297">
            <text:p>6043297</text:p>
          </table:table-cell>
          <table:table-cell office:value-type="float" office:value="274990">
            <text:p>274990</text:p>
          </table:table-cell>
          <table:table-cell office:value-type="float" office:value="358783">
            <text:p>358783</text:p>
          </table:table-cell>
          <table:table-cell office:value-type="float" office:value="5683129016">
            <text:p>5683129016</text:p>
          </table:table-cell>
          <table:table-cell office:value-type="float" office:value="205226">
            <text:p>205226</text:p>
          </table:table-cell>
          <table:table-cell office:value-type="float" office:value="284259">
            <text:p>284259</text:p>
          </table:table-cell>
          <table:table-cell office:value-type="float" office:value="166066">
            <text:p>166066</text:p>
          </table:table-cell>
          <table:table-cell office:value-type="float" office:value="7970758">
            <text:p>7970758</text:p>
          </table:table-cell>
          <table:table-cell office:value-type="float" office:value="278790">
            <text:p>278790</text:p>
          </table:table-cell>
          <table:table-cell office:value-type="float" office:value="242638">
            <text:p>242638</text:p>
          </table:table-cell>
          <table:table-cell office:value-type="float" office:value="3857096975">
            <text:p>3857096975</text:p>
          </table:table-cell>
          <table:table-cell office:value-type="float" office:value="249084">
            <text:p>249084</text:p>
          </table:table-cell>
          <table:table-cell office:value-type="float" office:value="188400">
            <text:p>188400</text:p>
          </table:table-cell>
          <table:table-cell office:value-type="float" office:value="243002">
            <text:p>243002</text:p>
          </table:table-cell>
          <table:table-cell office:value-type="float" office:value="18710302">
            <text:p>18710302</text:p>
          </table:table-cell>
          <table:table-cell office:value-type="float" office:value="304047">
            <text:p>304047</text:p>
          </table:table-cell>
          <table:table-cell office:value-type="float" office:value="302953">
            <text:p>302953</text:p>
          </table:table-cell>
          <table:table-cell/>
        </table:table-row>
        <table:table-row table:style-name="ro1">
          <table:table-cell office:value-type="float" office:value="8808684546">
            <text:p>8808684546</text:p>
          </table:table-cell>
          <table:table-cell office:value-type="float" office:value="301841">
            <text:p>301841</text:p>
          </table:table-cell>
          <table:table-cell office:value-type="float" office:value="156672">
            <text:p>156672</text:p>
          </table:table-cell>
          <table:table-cell office:value-type="float" office:value="173268">
            <text:p>173268</text:p>
          </table:table-cell>
          <table:table-cell office:value-type="float" office:value="26945932">
            <text:p>26945932</text:p>
          </table:table-cell>
          <table:table-cell office:value-type="float" office:value="323004">
            <text:p>323004</text:p>
          </table:table-cell>
          <table:table-cell office:value-type="float" office:value="238000">
            <text:p>238000</text:p>
          </table:table-cell>
          <table:table-cell office:value-type="float" office:value="6710060557">
            <text:p>6710060557</text:p>
          </table:table-cell>
          <table:table-cell office:value-type="float" office:value="226008">
            <text:p>226008</text:p>
          </table:table-cell>
          <table:table-cell office:value-type="float" office:value="186236">
            <text:p>186236</text:p>
          </table:table-cell>
          <table:table-cell office:value-type="float" office:value="164062">
            <text:p>164062</text:p>
          </table:table-cell>
          <table:table-cell office:value-type="float" office:value="11471096">
            <text:p>11471096</text:p>
          </table:table-cell>
          <table:table-cell office:value-type="float" office:value="357724">
            <text:p>357724</text:p>
          </table:table-cell>
          <table:table-cell office:value-type="float" office:value="237836">
            <text:p>237836</text:p>
          </table:table-cell>
          <table:table-cell office:value-type="float" office:value="10521678817">
            <text:p>10521678817</text:p>
          </table:table-cell>
          <table:table-cell office:value-type="float" office:value="229501">
            <text:p>229501</text:p>
          </table:table-cell>
          <table:table-cell office:value-type="float" office:value="169450">
            <text:p>169450</text:p>
          </table:table-cell>
          <table:table-cell office:value-type="float" office:value="157920">
            <text:p>157920</text:p>
          </table:table-cell>
          <table:table-cell office:value-type="float" office:value="9549671">
            <text:p>9549671</text:p>
          </table:table-cell>
          <table:table-cell office:value-type="float" office:value="284778">
            <text:p>284778</text:p>
          </table:table-cell>
          <table:table-cell office:value-type="float" office:value="257314">
            <text:p>257314</text:p>
          </table:table-cell>
          <table:table-cell/>
        </table:table-row>
        <table:table-row table:style-name="ro1">
          <table:table-cell office:value-type="float" office:value="6610409728">
            <text:p>6610409728</text:p>
          </table:table-cell>
          <table:table-cell office:value-type="float" office:value="194618">
            <text:p>194618</text:p>
          </table:table-cell>
          <table:table-cell office:value-type="float" office:value="153486">
            <text:p>153486</text:p>
          </table:table-cell>
          <table:table-cell office:value-type="float" office:value="210729">
            <text:p>210729</text:p>
          </table:table-cell>
          <table:table-cell office:value-type="float" office:value="5316184">
            <text:p>5316184</text:p>
          </table:table-cell>
          <table:table-cell office:value-type="float" office:value="275636">
            <text:p>275636</text:p>
          </table:table-cell>
          <table:table-cell office:value-type="float" office:value="284395">
            <text:p>284395</text:p>
          </table:table-cell>
          <table:table-cell office:value-type="float" office:value="5762535988">
            <text:p>5762535988</text:p>
          </table:table-cell>
          <table:table-cell office:value-type="float" office:value="224559">
            <text:p>224559</text:p>
          </table:table-cell>
          <table:table-cell office:value-type="float" office:value="296521">
            <text:p>296521</text:p>
          </table:table-cell>
          <table:table-cell office:value-type="float" office:value="165288">
            <text:p>165288</text:p>
          </table:table-cell>
          <table:table-cell office:value-type="float" office:value="21413059">
            <text:p>21413059</text:p>
          </table:table-cell>
          <table:table-cell office:value-type="float" office:value="348719">
            <text:p>348719</text:p>
          </table:table-cell>
          <table:table-cell office:value-type="float" office:value="250354">
            <text:p>250354</text:p>
          </table:table-cell>
          <table:table-cell office:value-type="float" office:value="4219106419">
            <text:p>4219106419</text:p>
          </table:table-cell>
          <table:table-cell office:value-type="float" office:value="207930">
            <text:p>207930</text:p>
          </table:table-cell>
          <table:table-cell office:value-type="float" office:value="183156">
            <text:p>183156</text:p>
          </table:table-cell>
          <table:table-cell office:value-type="float" office:value="265287">
            <text:p>265287</text:p>
          </table:table-cell>
          <table:table-cell office:value-type="float" office:value="247774">
            <text:p>247774</text:p>
          </table:table-cell>
          <table:table-cell office:value-type="float" office:value="314031">
            <text:p>314031</text:p>
          </table:table-cell>
          <table:table-cell office:value-type="float" office:value="244948">
            <text:p>244948</text:p>
          </table:table-cell>
          <table:table-cell/>
        </table:table-row>
        <table:table-row table:style-name="ro1">
          <table:table-cell office:value-type="float" office:value="1164601689">
            <text:p>1164601689</text:p>
          </table:table-cell>
          <table:table-cell office:value-type="float" office:value="196738">
            <text:p>196738</text:p>
          </table:table-cell>
          <table:table-cell office:value-type="float" office:value="154144">
            <text:p>154144</text:p>
          </table:table-cell>
          <table:table-cell office:value-type="float" office:value="151824">
            <text:p>151824</text:p>
          </table:table-cell>
          <table:table-cell office:value-type="float" office:value="9502502">
            <text:p>9502502</text:p>
          </table:table-cell>
          <table:table-cell office:value-type="float" office:value="528907">
            <text:p>528907</text:p>
          </table:table-cell>
          <table:table-cell office:value-type="float" office:value="238294">
            <text:p>238294</text:p>
          </table:table-cell>
          <table:table-cell office:value-type="float" office:value="11545494185">
            <text:p>11545494185</text:p>
          </table:table-cell>
          <table:table-cell office:value-type="float" office:value="204100">
            <text:p>204100</text:p>
          </table:table-cell>
          <table:table-cell office:value-type="float" office:value="241372">
            <text:p>241372</text:p>
          </table:table-cell>
          <table:table-cell office:value-type="float" office:value="223485">
            <text:p>223485</text:p>
          </table:table-cell>
          <table:table-cell office:value-type="float" office:value="8663044">
            <text:p>8663044</text:p>
          </table:table-cell>
          <table:table-cell office:value-type="float" office:value="359594">
            <text:p>359594</text:p>
          </table:table-cell>
          <table:table-cell office:value-type="float" office:value="252783">
            <text:p>252783</text:p>
          </table:table-cell>
          <table:table-cell office:value-type="float" office:value="1277831786">
            <text:p>1277831786</text:p>
          </table:table-cell>
          <table:table-cell office:value-type="float" office:value="315441">
            <text:p>315441</text:p>
          </table:table-cell>
          <table:table-cell office:value-type="float" office:value="220718">
            <text:p>220718</text:p>
          </table:table-cell>
          <table:table-cell office:value-type="float" office:value="161698">
            <text:p>161698</text:p>
          </table:table-cell>
          <table:table-cell office:value-type="float" office:value="90486060">
            <text:p>90486060</text:p>
          </table:table-cell>
          <table:table-cell office:value-type="float" office:value="304645">
            <text:p>304645</text:p>
          </table:table-cell>
          <table:table-cell office:value-type="float" office:value="243766">
            <text:p>243766</text:p>
          </table:table-cell>
          <table:table-cell/>
        </table:table-row>
        <table:table-row table:style-name="ro1">
          <table:table-cell office:value-type="float" office:value="5991827869">
            <text:p>5991827869</text:p>
          </table:table-cell>
          <table:table-cell office:value-type="float" office:value="195522">
            <text:p>195522</text:p>
          </table:table-cell>
          <table:table-cell office:value-type="float" office:value="155760">
            <text:p>155760</text:p>
          </table:table-cell>
          <table:table-cell office:value-type="float" office:value="175330">
            <text:p>175330</text:p>
          </table:table-cell>
          <table:table-cell office:value-type="float" office:value="33688684">
            <text:p>33688684</text:p>
          </table:table-cell>
          <table:table-cell office:value-type="float" office:value="288538">
            <text:p>288538</text:p>
          </table:table-cell>
          <table:table-cell office:value-type="float" office:value="226462">
            <text:p>226462</text:p>
          </table:table-cell>
          <table:table-cell office:value-type="float" office:value="10474293615">
            <text:p>10474293615</text:p>
          </table:table-cell>
          <table:table-cell office:value-type="float" office:value="208282">
            <text:p>208282</text:p>
          </table:table-cell>
          <table:table-cell office:value-type="float" office:value="171166">
            <text:p>171166</text:p>
          </table:table-cell>
          <table:table-cell office:value-type="float" office:value="163392">
            <text:p>163392</text:p>
          </table:table-cell>
          <table:table-cell office:value-type="float" office:value="17626372">
            <text:p>17626372</text:p>
          </table:table-cell>
          <table:table-cell office:value-type="float" office:value="369147">
            <text:p>369147</text:p>
          </table:table-cell>
          <table:table-cell office:value-type="float" office:value="226932">
            <text:p>226932</text:p>
          </table:table-cell>
          <table:table-cell office:value-type="float" office:value="2887803394">
            <text:p>2887803394</text:p>
          </table:table-cell>
          <table:table-cell office:value-type="float" office:value="238869">
            <text:p>238869</text:p>
          </table:table-cell>
          <table:table-cell office:value-type="float" office:value="163050">
            <text:p>163050</text:p>
          </table:table-cell>
          <table:table-cell office:value-type="float" office:value="209130">
            <text:p>209130</text:p>
          </table:table-cell>
          <table:table-cell office:value-type="float" office:value="3860715">
            <text:p>3860715</text:p>
          </table:table-cell>
          <table:table-cell office:value-type="float" office:value="279106">
            <text:p>279106</text:p>
          </table:table-cell>
          <table:table-cell office:value-type="float" office:value="360870">
            <text:p>360870</text:p>
          </table:table-cell>
          <table:table-cell/>
        </table:table-row>
        <table:table-row table:style-name="ro1">
          <table:table-cell office:value-type="float" office:value="9425589658">
            <text:p>9425589658</text:p>
          </table:table-cell>
          <table:table-cell office:value-type="float" office:value="892473">
            <text:p>892473</text:p>
          </table:table-cell>
          <table:table-cell office:value-type="float" office:value="179890">
            <text:p>179890</text:p>
          </table:table-cell>
          <table:table-cell office:value-type="float" office:value="154128">
            <text:p>154128</text:p>
          </table:table-cell>
          <table:table-cell office:value-type="float" office:value="444458">
            <text:p>444458</text:p>
          </table:table-cell>
          <table:table-cell office:value-type="float" office:value="305547">
            <text:p>305547</text:p>
          </table:table-cell>
          <table:table-cell office:value-type="float" office:value="249297">
            <text:p>249297</text:p>
          </table:table-cell>
          <table:table-cell office:value-type="float" office:value="8562124580">
            <text:p>8562124580</text:p>
          </table:table-cell>
          <table:table-cell office:value-type="float" office:value="431512">
            <text:p>431512</text:p>
          </table:table-cell>
          <table:table-cell office:value-type="float" office:value="187202">
            <text:p>187202</text:p>
          </table:table-cell>
          <table:table-cell office:value-type="float" office:value="276552">
            <text:p>276552</text:p>
          </table:table-cell>
          <table:table-cell office:value-type="float" office:value="2257986">
            <text:p>2257986</text:p>
          </table:table-cell>
          <table:table-cell office:value-type="float" office:value="299366">
            <text:p>299366</text:p>
          </table:table-cell>
          <table:table-cell office:value-type="float" office:value="247106">
            <text:p>247106</text:p>
          </table:table-cell>
          <table:table-cell office:value-type="float" office:value="4986395410">
            <text:p>4986395410</text:p>
          </table:table-cell>
          <table:table-cell office:value-type="float" office:value="204952">
            <text:p>204952</text:p>
          </table:table-cell>
          <table:table-cell office:value-type="float" office:value="161118">
            <text:p>161118</text:p>
          </table:table-cell>
          <table:table-cell office:value-type="float" office:value="217603">
            <text:p>217603</text:p>
          </table:table-cell>
          <table:table-cell office:value-type="float" office:value="11350297">
            <text:p>11350297</text:p>
          </table:table-cell>
          <table:table-cell office:value-type="float" office:value="273300">
            <text:p>273300</text:p>
          </table:table-cell>
          <table:table-cell office:value-type="float" office:value="217088">
            <text:p>217088</text:p>
          </table:table-cell>
          <table:table-cell/>
        </table:table-row>
        <table:table-row table:style-name="ro1">
          <table:table-cell office:value-type="float" office:value="749137446">
            <text:p>749137446</text:p>
          </table:table-cell>
          <table:table-cell office:value-type="float" office:value="190034">
            <text:p>190034</text:p>
          </table:table-cell>
          <table:table-cell office:value-type="float" office:value="241502">
            <text:p>241502</text:p>
          </table:table-cell>
          <table:table-cell office:value-type="float" office:value="153018">
            <text:p>153018</text:p>
          </table:table-cell>
          <table:table-cell office:value-type="float" office:value="476412">
            <text:p>476412</text:p>
          </table:table-cell>
          <table:table-cell office:value-type="float" office:value="258782">
            <text:p>258782</text:p>
          </table:table-cell>
          <table:table-cell office:value-type="float" office:value="265627">
            <text:p>265627</text:p>
          </table:table-cell>
          <table:table-cell office:value-type="float" office:value="2894551046">
            <text:p>2894551046</text:p>
          </table:table-cell>
          <table:table-cell office:value-type="float" office:value="204544">
            <text:p>204544</text:p>
          </table:table-cell>
          <table:table-cell office:value-type="float" office:value="218002">
            <text:p>218002</text:p>
          </table:table-cell>
          <table:table-cell office:value-type="float" office:value="195387">
            <text:p>195387</text:p>
          </table:table-cell>
          <table:table-cell office:value-type="float" office:value="16827203">
            <text:p>16827203</text:p>
          </table:table-cell>
          <table:table-cell office:value-type="float" office:value="446089">
            <text:p>446089</text:p>
          </table:table-cell>
          <table:table-cell office:value-type="float" office:value="246012">
            <text:p>246012</text:p>
          </table:table-cell>
          <table:table-cell office:value-type="float" office:value="3091745514">
            <text:p>3091745514</text:p>
          </table:table-cell>
          <table:table-cell office:value-type="float" office:value="231912">
            <text:p>231912</text:p>
          </table:table-cell>
          <table:table-cell office:value-type="float" office:value="162142">
            <text:p>162142</text:p>
          </table:table-cell>
          <table:table-cell office:value-type="float" office:value="159126">
            <text:p>159126</text:p>
          </table:table-cell>
          <table:table-cell office:value-type="float" office:value="683295">
            <text:p>683295</text:p>
          </table:table-cell>
          <table:table-cell office:value-type="float" office:value="316610">
            <text:p>316610</text:p>
          </table:table-cell>
          <table:table-cell office:value-type="float" office:value="223062">
            <text:p>223062</text:p>
          </table:table-cell>
          <table:table-cell/>
        </table:table-row>
        <table:table-row table:style-name="ro1">
          <table:table-cell office:value-type="float" office:value="1552306278">
            <text:p>1552306278</text:p>
          </table:table-cell>
          <table:table-cell office:value-type="float" office:value="190866">
            <text:p>190866</text:p>
          </table:table-cell>
          <table:table-cell office:value-type="float" office:value="159358">
            <text:p>159358</text:p>
          </table:table-cell>
          <table:table-cell office:value-type="float" office:value="153104">
            <text:p>153104</text:p>
          </table:table-cell>
          <table:table-cell office:value-type="float" office:value="38298780">
            <text:p>38298780</text:p>
          </table:table-cell>
          <table:table-cell office:value-type="float" office:value="336585">
            <text:p>336585</text:p>
          </table:table-cell>
          <table:table-cell office:value-type="float" office:value="236966">
            <text:p>236966</text:p>
          </table:table-cell>
          <table:table-cell office:value-type="float" office:value="801252535">
            <text:p>801252535</text:p>
          </table:table-cell>
          <table:table-cell office:value-type="float" office:value="205916">
            <text:p>205916</text:p>
          </table:table-cell>
          <table:table-cell office:value-type="float" office:value="164516">
            <text:p>164516</text:p>
          </table:table-cell>
          <table:table-cell office:value-type="float" office:value="160952">
            <text:p>160952</text:p>
          </table:table-cell>
          <table:table-cell office:value-type="float" office:value="13800677">
            <text:p>13800677</text:p>
          </table:table-cell>
          <table:table-cell office:value-type="float" office:value="277024">
            <text:p>277024</text:p>
          </table:table-cell>
          <table:table-cell office:value-type="float" office:value="228086">
            <text:p>228086</text:p>
          </table:table-cell>
          <table:table-cell office:value-type="float" office:value="12697055837">
            <text:p>12697055837</text:p>
          </table:table-cell>
          <table:table-cell office:value-type="float" office:value="204086">
            <text:p>204086</text:p>
          </table:table-cell>
          <table:table-cell office:value-type="float" office:value="197513">
            <text:p>197513</text:p>
          </table:table-cell>
          <table:table-cell office:value-type="float" office:value="168366">
            <text:p>168366</text:p>
          </table:table-cell>
          <table:table-cell office:value-type="float" office:value="251360">
            <text:p>251360</text:p>
          </table:table-cell>
          <table:table-cell office:value-type="float" office:value="276632">
            <text:p>276632</text:p>
          </table:table-cell>
          <table:table-cell office:value-type="float" office:value="311665">
            <text:p>311665</text:p>
          </table:table-cell>
          <table:table-cell/>
        </table:table-row>
        <table:table-row table:style-name="ro1">
          <table:table-cell office:value-type="float" office:value="3950602098">
            <text:p>3950602098</text:p>
          </table:table-cell>
          <table:table-cell office:value-type="float" office:value="193802">
            <text:p>193802</text:p>
          </table:table-cell>
          <table:table-cell office:value-type="float" office:value="199274">
            <text:p>199274</text:p>
          </table:table-cell>
          <table:table-cell office:value-type="float" office:value="217304">
            <text:p>217304</text:p>
          </table:table-cell>
          <table:table-cell office:value-type="float" office:value="4309511">
            <text:p>4309511</text:p>
          </table:table-cell>
          <table:table-cell office:value-type="float" office:value="267102">
            <text:p>267102</text:p>
          </table:table-cell>
          <table:table-cell office:value-type="float" office:value="216284">
            <text:p>216284</text:p>
          </table:table-cell>
          <table:table-cell office:value-type="float" office:value="2272441108">
            <text:p>2272441108</text:p>
          </table:table-cell>
          <table:table-cell office:value-type="float" office:value="204826">
            <text:p>204826</text:p>
          </table:table-cell>
          <table:table-cell office:value-type="float" office:value="165068">
            <text:p>165068</text:p>
          </table:table-cell>
          <table:table-cell office:value-type="float" office:value="170602">
            <text:p>170602</text:p>
          </table:table-cell>
          <table:table-cell office:value-type="float" office:value="12185129">
            <text:p>12185129</text:p>
          </table:table-cell>
          <table:table-cell office:value-type="float" office:value="285542">
            <text:p>285542</text:p>
          </table:table-cell>
          <table:table-cell office:value-type="float" office:value="226870">
            <text:p>226870</text:p>
          </table:table-cell>
          <table:table-cell office:value-type="float" office:value="1309801486">
            <text:p>1309801486</text:p>
          </table:table-cell>
          <table:table-cell office:value-type="float" office:value="204414">
            <text:p>204414</text:p>
          </table:table-cell>
          <table:table-cell office:value-type="float" office:value="163312">
            <text:p>163312</text:p>
          </table:table-cell>
          <table:table-cell office:value-type="float" office:value="167876">
            <text:p>167876</text:p>
          </table:table-cell>
          <table:table-cell office:value-type="float" office:value="12627335">
            <text:p>12627335</text:p>
          </table:table-cell>
          <table:table-cell office:value-type="float" office:value="283880">
            <text:p>283880</text:p>
          </table:table-cell>
          <table:table-cell office:value-type="float" office:value="233976">
            <text:p>233976</text:p>
          </table:table-cell>
          <table:table-cell/>
        </table:table-row>
        <table:table-row table:style-name="ro1">
          <table:table-cell office:value-type="float" office:value="3336460232">
            <text:p>3336460232</text:p>
          </table:table-cell>
          <table:table-cell office:value-type="float" office:value="194142">
            <text:p>194142</text:p>
          </table:table-cell>
          <table:table-cell office:value-type="float" office:value="156438">
            <text:p>156438</text:p>
          </table:table-cell>
          <table:table-cell office:value-type="float" office:value="152124">
            <text:p>152124</text:p>
          </table:table-cell>
          <table:table-cell office:value-type="float" office:value="2357083">
            <text:p>2357083</text:p>
          </table:table-cell>
          <table:table-cell office:value-type="float" office:value="273894">
            <text:p>273894</text:p>
          </table:table-cell>
          <table:table-cell office:value-type="float" office:value="218602">
            <text:p>218602</text:p>
          </table:table-cell>
          <table:table-cell office:value-type="float" office:value="1369138422">
            <text:p>1369138422</text:p>
          </table:table-cell>
          <table:table-cell office:value-type="float" office:value="203018">
            <text:p>203018</text:p>
          </table:table-cell>
          <table:table-cell office:value-type="float" office:value="177954">
            <text:p>177954</text:p>
          </table:table-cell>
          <table:table-cell office:value-type="float" office:value="181707">
            <text:p>181707</text:p>
          </table:table-cell>
          <table:table-cell office:value-type="float" office:value="30459546">
            <text:p>30459546</text:p>
          </table:table-cell>
          <table:table-cell office:value-type="float" office:value="280866">
            <text:p>280866</text:p>
          </table:table-cell>
          <table:table-cell office:value-type="float" office:value="233386">
            <text:p>233386</text:p>
          </table:table-cell>
          <table:table-cell office:value-type="float" office:value="28864584043">
            <text:p>28864584043</text:p>
          </table:table-cell>
          <table:table-cell office:value-type="float" office:value="247926">
            <text:p>247926</text:p>
          </table:table-cell>
          <table:table-cell office:value-type="float" office:value="164344">
            <text:p>164344</text:p>
          </table:table-cell>
          <table:table-cell office:value-type="float" office:value="231079">
            <text:p>231079</text:p>
          </table:table-cell>
          <table:table-cell office:value-type="float" office:value="15441210">
            <text:p>15441210</text:p>
          </table:table-cell>
          <table:table-cell office:value-type="float" office:value="301112">
            <text:p>301112</text:p>
          </table:table-cell>
          <table:table-cell office:value-type="float" office:value="242034">
            <text:p>242034</text:p>
          </table:table-cell>
          <table:table-cell/>
        </table:table-row>
        <table:table-row table:style-name="ro1">
          <table:table-cell office:value-type="float" office:value="10056499796">
            <text:p>10056499796</text:p>
          </table:table-cell>
          <table:table-cell office:value-type="float" office:value="320082">
            <text:p>320082</text:p>
          </table:table-cell>
          <table:table-cell office:value-type="float" office:value="154670">
            <text:p>154670</text:p>
          </table:table-cell>
          <table:table-cell office:value-type="float" office:value="165236">
            <text:p>165236</text:p>
          </table:table-cell>
          <table:table-cell office:value-type="float" office:value="12539967">
            <text:p>12539967</text:p>
          </table:table-cell>
          <table:table-cell office:value-type="float" office:value="284456">
            <text:p>284456</text:p>
          </table:table-cell>
          <table:table-cell office:value-type="float" office:value="282055">
            <text:p>282055</text:p>
          </table:table-cell>
          <table:table-cell office:value-type="float" office:value="816700550">
            <text:p>816700550</text:p>
          </table:table-cell>
          <table:table-cell office:value-type="float" office:value="203174">
            <text:p>203174</text:p>
          </table:table-cell>
          <table:table-cell office:value-type="float" office:value="229084">
            <text:p>229084</text:p>
          </table:table-cell>
          <table:table-cell office:value-type="float" office:value="185706">
            <text:p>185706</text:p>
          </table:table-cell>
          <table:table-cell office:value-type="float" office:value="13394291">
            <text:p>13394291</text:p>
          </table:table-cell>
          <table:table-cell office:value-type="float" office:value="323822">
            <text:p>323822</text:p>
          </table:table-cell>
          <table:table-cell office:value-type="float" office:value="240666">
            <text:p>240666</text:p>
          </table:table-cell>
          <table:table-cell office:value-type="float" office:value="3961917444">
            <text:p>3961917444</text:p>
          </table:table-cell>
          <table:table-cell office:value-type="float" office:value="204842">
            <text:p>204842</text:p>
          </table:table-cell>
          <table:table-cell office:value-type="float" office:value="163234">
            <text:p>163234</text:p>
          </table:table-cell>
          <table:table-cell office:value-type="float" office:value="175966">
            <text:p>175966</text:p>
          </table:table-cell>
          <table:table-cell office:value-type="float" office:value="200763631">
            <text:p>200763631</text:p>
          </table:table-cell>
          <table:table-cell office:value-type="float" office:value="311563">
            <text:p>311563</text:p>
          </table:table-cell>
          <table:table-cell office:value-type="float" office:value="273070">
            <text:p>273070</text:p>
          </table:table-cell>
          <table:table-cell/>
        </table:table-row>
        <table:table-row table:style-name="ro1">
          <table:table-cell office:value-type="float" office:value="2040606201">
            <text:p>2040606201</text:p>
          </table:table-cell>
          <table:table-cell office:value-type="float" office:value="235769">
            <text:p>235769</text:p>
          </table:table-cell>
          <table:table-cell office:value-type="float" office:value="155364">
            <text:p>155364</text:p>
          </table:table-cell>
          <table:table-cell office:value-type="float" office:value="151704">
            <text:p>151704</text:p>
          </table:table-cell>
          <table:table-cell office:value-type="float" office:value="44089792">
            <text:p>44089792</text:p>
          </table:table-cell>
          <table:table-cell office:value-type="float" office:value="267800">
            <text:p>267800</text:p>
          </table:table-cell>
          <table:table-cell office:value-type="float" office:value="254349">
            <text:p>254349</text:p>
          </table:table-cell>
          <table:table-cell office:value-type="float" office:value="30540169145">
            <text:p>30540169145</text:p>
          </table:table-cell>
          <table:table-cell office:value-type="float" office:value="204388">
            <text:p>204388</text:p>
          </table:table-cell>
          <table:table-cell office:value-type="float" office:value="168020">
            <text:p>168020</text:p>
          </table:table-cell>
          <table:table-cell office:value-type="float" office:value="177960">
            <text:p>177960</text:p>
          </table:table-cell>
          <table:table-cell office:value-type="float" office:value="4870468">
            <text:p>4870468</text:p>
          </table:table-cell>
          <table:table-cell office:value-type="float" office:value="950621">
            <text:p>950621</text:p>
          </table:table-cell>
          <table:table-cell office:value-type="float" office:value="247292">
            <text:p>247292</text:p>
          </table:table-cell>
          <table:table-cell office:value-type="float" office:value="2315701646">
            <text:p>2315701646</text:p>
          </table:table-cell>
          <table:table-cell office:value-type="float" office:value="281771">
            <text:p>281771</text:p>
          </table:table-cell>
          <table:table-cell office:value-type="float" office:value="165828">
            <text:p>165828</text:p>
          </table:table-cell>
          <table:table-cell office:value-type="float" office:value="166782">
            <text:p>166782</text:p>
          </table:table-cell>
          <table:table-cell office:value-type="float" office:value="14083677">
            <text:p>14083677</text:p>
          </table:table-cell>
          <table:table-cell office:value-type="float" office:value="332087">
            <text:p>332087</text:p>
          </table:table-cell>
          <table:table-cell office:value-type="float" office:value="268572">
            <text:p>268572</text:p>
          </table:table-cell>
          <table:table-cell/>
        </table:table-row>
        <table:table-row table:style-name="ro1">
          <table:table-cell office:value-type="float" office:value="3333359925">
            <text:p>3333359925</text:p>
          </table:table-cell>
          <table:table-cell office:value-type="float" office:value="196006">
            <text:p>196006</text:p>
          </table:table-cell>
          <table:table-cell office:value-type="float" office:value="151398">
            <text:p>151398</text:p>
          </table:table-cell>
          <table:table-cell office:value-type="float" office:value="209735">
            <text:p>209735</text:p>
          </table:table-cell>
          <table:table-cell office:value-type="float" office:value="8527789">
            <text:p>8527789</text:p>
          </table:table-cell>
          <table:table-cell office:value-type="float" office:value="313308">
            <text:p>313308</text:p>
          </table:table-cell>
          <table:table-cell office:value-type="float" office:value="219884">
            <text:p>219884</text:p>
          </table:table-cell>
          <table:table-cell office:value-type="float" office:value="4328094040">
            <text:p>4328094040</text:p>
          </table:table-cell>
          <table:table-cell office:value-type="float" office:value="291626">
            <text:p>291626</text:p>
          </table:table-cell>
          <table:table-cell office:value-type="float" office:value="203477">
            <text:p>203477</text:p>
          </table:table-cell>
          <table:table-cell office:value-type="float" office:value="229980">
            <text:p>229980</text:p>
          </table:table-cell>
          <table:table-cell office:value-type="float" office:value="250678">
            <text:p>250678</text:p>
          </table:table-cell>
          <table:table-cell office:value-type="float" office:value="261358">
            <text:p>261358</text:p>
          </table:table-cell>
          <table:table-cell office:value-type="float" office:value="314408">
            <text:p>314408</text:p>
          </table:table-cell>
          <table:table-cell office:value-type="float" office:value="21361095209">
            <text:p>21361095209</text:p>
          </table:table-cell>
          <table:table-cell office:value-type="float" office:value="233521">
            <text:p>233521</text:p>
          </table:table-cell>
          <table:table-cell office:value-type="float" office:value="181305">
            <text:p>181305</text:p>
          </table:table-cell>
          <table:table-cell office:value-type="float" office:value="196520">
            <text:p>196520</text:p>
          </table:table-cell>
          <table:table-cell office:value-type="float" office:value="2416358">
            <text:p>2416358</text:p>
          </table:table-cell>
          <table:table-cell office:value-type="float" office:value="287906">
            <text:p>287906</text:p>
          </table:table-cell>
          <table:table-cell office:value-type="float" office:value="407461">
            <text:p>407461</text:p>
          </table:table-cell>
          <table:table-cell/>
        </table:table-row>
        <table:table-row table:style-name="ro1">
          <table:table-cell office:value-type="float" office:value="12254324117">
            <text:p>12254324117</text:p>
          </table:table-cell>
          <table:table-cell office:value-type="float" office:value="214255">
            <text:p>214255</text:p>
          </table:table-cell>
          <table:table-cell office:value-type="float" office:value="154878">
            <text:p>154878</text:p>
          </table:table-cell>
          <table:table-cell office:value-type="float" office:value="178209">
            <text:p>178209</text:p>
          </table:table-cell>
          <table:table-cell office:value-type="float" office:value="242520">
            <text:p>242520</text:p>
          </table:table-cell>
          <table:table-cell office:value-type="float" office:value="284508">
            <text:p>284508</text:p>
          </table:table-cell>
          <table:table-cell office:value-type="float" office:value="224722">
            <text:p>224722</text:p>
          </table:table-cell>
          <table:table-cell office:value-type="float" office:value="1269117390">
            <text:p>1269117390</text:p>
          </table:table-cell>
          <table:table-cell office:value-type="float" office:value="204656">
            <text:p>204656</text:p>
          </table:table-cell>
          <table:table-cell office:value-type="float" office:value="172396">
            <text:p>172396</text:p>
          </table:table-cell>
          <table:table-cell office:value-type="float" office:value="161020">
            <text:p>161020</text:p>
          </table:table-cell>
          <table:table-cell office:value-type="float" office:value="28236998">
            <text:p>28236998</text:p>
          </table:table-cell>
          <table:table-cell office:value-type="float" office:value="305358">
            <text:p>305358</text:p>
          </table:table-cell>
          <table:table-cell office:value-type="float" office:value="269732">
            <text:p>269732</text:p>
          </table:table-cell>
          <table:table-cell office:value-type="float" office:value="2164562659">
            <text:p>2164562659</text:p>
          </table:table-cell>
          <table:table-cell office:value-type="float" office:value="202818">
            <text:p>202818</text:p>
          </table:table-cell>
          <table:table-cell office:value-type="float" office:value="171070">
            <text:p>171070</text:p>
          </table:table-cell>
          <table:table-cell office:value-type="float" office:value="180411">
            <text:p>180411</text:p>
          </table:table-cell>
          <table:table-cell office:value-type="float" office:value="541192">
            <text:p>541192</text:p>
          </table:table-cell>
          <table:table-cell office:value-type="float" office:value="259396">
            <text:p>259396</text:p>
          </table:table-cell>
          <table:table-cell office:value-type="float" office:value="276407">
            <text:p>276407</text:p>
          </table:table-cell>
          <table:table-cell/>
        </table:table-row>
        <table:table-row table:style-name="ro1">
          <table:table-cell office:value-type="float" office:value="1459016329">
            <text:p>1459016329</text:p>
          </table:table-cell>
          <table:table-cell office:value-type="float" office:value="192278">
            <text:p>192278</text:p>
          </table:table-cell>
          <table:table-cell office:value-type="float" office:value="175022">
            <text:p>175022</text:p>
          </table:table-cell>
          <table:table-cell office:value-type="float" office:value="151146">
            <text:p>151146</text:p>
          </table:table-cell>
          <table:table-cell office:value-type="float" office:value="1046180">
            <text:p>1046180</text:p>
          </table:table-cell>
          <table:table-cell office:value-type="float" office:value="258082">
            <text:p>258082</text:p>
          </table:table-cell>
          <table:table-cell office:value-type="float" office:value="259056">
            <text:p>259056</text:p>
          </table:table-cell>
          <table:table-cell office:value-type="float" office:value="2578629454">
            <text:p>2578629454</text:p>
          </table:table-cell>
          <table:table-cell office:value-type="float" office:value="203084">
            <text:p>203084</text:p>
          </table:table-cell>
          <table:table-cell office:value-type="float" office:value="166790">
            <text:p>166790</text:p>
          </table:table-cell>
          <table:table-cell office:value-type="float" office:value="188326">
            <text:p>188326</text:p>
          </table:table-cell>
          <table:table-cell office:value-type="float" office:value="3181589">
            <text:p>3181589</text:p>
          </table:table-cell>
          <table:table-cell office:value-type="float" office:value="292895">
            <text:p>292895</text:p>
          </table:table-cell>
          <table:table-cell office:value-type="float" office:value="237278">
            <text:p>237278</text:p>
          </table:table-cell>
          <table:table-cell office:value-type="float" office:value="2216978832">
            <text:p>2216978832</text:p>
          </table:table-cell>
          <table:table-cell office:value-type="float" office:value="235229">
            <text:p>235229</text:p>
          </table:table-cell>
          <table:table-cell office:value-type="float" office:value="164364">
            <text:p>164364</text:p>
          </table:table-cell>
          <table:table-cell office:value-type="float" office:value="160898">
            <text:p>160898</text:p>
          </table:table-cell>
          <table:table-cell office:value-type="float" office:value="362557">
            <text:p>362557</text:p>
          </table:table-cell>
          <table:table-cell office:value-type="float" office:value="298614">
            <text:p>298614</text:p>
          </table:table-cell>
          <table:table-cell office:value-type="float" office:value="215820">
            <text:p>215820</text:p>
          </table:table-cell>
          <table:table-cell/>
        </table:table-row>
        <table:table-row table:style-name="ro1">
          <table:table-cell office:value-type="float" office:value="809246476">
            <text:p>809246476</text:p>
          </table:table-cell>
          <table:table-cell office:value-type="float" office:value="298097">
            <text:p>298097</text:p>
          </table:table-cell>
          <table:table-cell office:value-type="float" office:value="160346">
            <text:p>160346</text:p>
          </table:table-cell>
          <table:table-cell office:value-type="float" office:value="149970">
            <text:p>149970</text:p>
          </table:table-cell>
          <table:table-cell office:value-type="float" office:value="30137680">
            <text:p>30137680</text:p>
          </table:table-cell>
          <table:table-cell office:value-type="float" office:value="414893">
            <text:p>414893</text:p>
          </table:table-cell>
          <table:table-cell office:value-type="float" office:value="352102">
            <text:p>352102</text:p>
          </table:table-cell>
          <table:table-cell office:value-type="float" office:value="1285695618">
            <text:p>1285695618</text:p>
          </table:table-cell>
          <table:table-cell office:value-type="float" office:value="208768">
            <text:p>208768</text:p>
          </table:table-cell>
          <table:table-cell office:value-type="float" office:value="167234">
            <text:p>167234</text:p>
          </table:table-cell>
          <table:table-cell office:value-type="float" office:value="361479">
            <text:p>361479</text:p>
          </table:table-cell>
          <table:table-cell office:value-type="float" office:value="2322664">
            <text:p>2322664</text:p>
          </table:table-cell>
          <table:table-cell office:value-type="float" office:value="334454">
            <text:p>334454</text:p>
          </table:table-cell>
          <table:table-cell office:value-type="float" office:value="296854">
            <text:p>296854</text:p>
          </table:table-cell>
          <table:table-cell office:value-type="float" office:value="13015584477">
            <text:p>13015584477</text:p>
          </table:table-cell>
          <table:table-cell office:value-type="float" office:value="229634">
            <text:p>229634</text:p>
          </table:table-cell>
          <table:table-cell office:value-type="float" office:value="174270">
            <text:p>174270</text:p>
          </table:table-cell>
          <table:table-cell office:value-type="float" office:value="185217">
            <text:p>185217</text:p>
          </table:table-cell>
          <table:table-cell office:value-type="float" office:value="1977890">
            <text:p>1977890</text:p>
          </table:table-cell>
          <table:table-cell office:value-type="float" office:value="309381">
            <text:p>309381</text:p>
          </table:table-cell>
          <table:table-cell office:value-type="float" office:value="340180">
            <text:p>340180</text:p>
          </table:table-cell>
          <table:table-cell/>
        </table:table-row>
        <table:table-row table:style-name="ro1">
          <table:table-cell office:value-type="float" office:value="3971072575">
            <text:p>3971072575</text:p>
          </table:table-cell>
          <table:table-cell office:value-type="float" office:value="261350">
            <text:p>261350</text:p>
          </table:table-cell>
          <table:table-cell office:value-type="float" office:value="157634">
            <text:p>157634</text:p>
          </table:table-cell>
          <table:table-cell office:value-type="float" office:value="152170">
            <text:p>152170</text:p>
          </table:table-cell>
          <table:table-cell office:value-type="float" office:value="291558">
            <text:p>291558</text:p>
          </table:table-cell>
          <table:table-cell office:value-type="float" office:value="307273">
            <text:p>307273</text:p>
          </table:table-cell>
          <table:table-cell office:value-type="float" office:value="226100">
            <text:p>226100</text:p>
          </table:table-cell>
          <table:table-cell office:value-type="float" office:value="23880268286">
            <text:p>23880268286</text:p>
          </table:table-cell>
          <table:table-cell office:value-type="float" office:value="202938">
            <text:p>202938</text:p>
          </table:table-cell>
          <table:table-cell office:value-type="float" office:value="193028">
            <text:p>193028</text:p>
          </table:table-cell>
          <table:table-cell office:value-type="float" office:value="167812">
            <text:p>167812</text:p>
          </table:table-cell>
          <table:table-cell office:value-type="float" office:value="16224549">
            <text:p>16224549</text:p>
          </table:table-cell>
          <table:table-cell office:value-type="float" office:value="380792">
            <text:p>380792</text:p>
          </table:table-cell>
          <table:table-cell office:value-type="float" office:value="250238">
            <text:p>250238</text:p>
          </table:table-cell>
          <table:table-cell office:value-type="float" office:value="22392853016">
            <text:p>22392853016</text:p>
          </table:table-cell>
          <table:table-cell office:value-type="float" office:value="202198">
            <text:p>202198</text:p>
          </table:table-cell>
          <table:table-cell office:value-type="float" office:value="165936">
            <text:p>165936</text:p>
          </table:table-cell>
          <table:table-cell office:value-type="float" office:value="159448">
            <text:p>159448</text:p>
          </table:table-cell>
          <table:table-cell office:value-type="float" office:value="99931140">
            <text:p>99931140</text:p>
          </table:table-cell>
          <table:table-cell office:value-type="float" office:value="312112">
            <text:p>312112</text:p>
          </table:table-cell>
          <table:table-cell office:value-type="float" office:value="275012">
            <text:p>275012</text:p>
          </table:table-cell>
          <table:table-cell/>
        </table:table-row>
        <table:table-row table:style-name="ro1">
          <table:table-cell office:value-type="float" office:value="847000320">
            <text:p>847000320</text:p>
          </table:table-cell>
          <table:table-cell office:value-type="float" office:value="274198">
            <text:p>274198</text:p>
          </table:table-cell>
          <table:table-cell office:value-type="float" office:value="174771">
            <text:p>174771</text:p>
          </table:table-cell>
          <table:table-cell office:value-type="float" office:value="156810">
            <text:p>156810</text:p>
          </table:table-cell>
          <table:table-cell office:value-type="float" office:value="8271416">
            <text:p>8271416</text:p>
          </table:table-cell>
          <table:table-cell office:value-type="float" office:value="282146">
            <text:p>282146</text:p>
          </table:table-cell>
          <table:table-cell office:value-type="float" office:value="230390">
            <text:p>230390</text:p>
          </table:table-cell>
          <table:table-cell office:value-type="float" office:value="2268088032">
            <text:p>2268088032</text:p>
          </table:table-cell>
          <table:table-cell office:value-type="float" office:value="226115">
            <text:p>226115</text:p>
          </table:table-cell>
          <table:table-cell office:value-type="float" office:value="420868">
            <text:p>420868</text:p>
          </table:table-cell>
          <table:table-cell office:value-type="float" office:value="168680">
            <text:p>168680</text:p>
          </table:table-cell>
          <table:table-cell office:value-type="float" office:value="32236362">
            <text:p>32236362</text:p>
          </table:table-cell>
          <table:table-cell office:value-type="float" office:value="295390">
            <text:p>295390</text:p>
          </table:table-cell>
          <table:table-cell office:value-type="float" office:value="244990">
            <text:p>244990</text:p>
          </table:table-cell>
          <table:table-cell office:value-type="float" office:value="725734618">
            <text:p>725734618</text:p>
          </table:table-cell>
          <table:table-cell office:value-type="float" office:value="201698">
            <text:p>201698</text:p>
          </table:table-cell>
          <table:table-cell office:value-type="float" office:value="291378">
            <text:p>291378</text:p>
          </table:table-cell>
          <table:table-cell office:value-type="float" office:value="162754">
            <text:p>162754</text:p>
          </table:table-cell>
          <table:table-cell office:value-type="float" office:value="1640390">
            <text:p>1640390</text:p>
          </table:table-cell>
          <table:table-cell office:value-type="float" office:value="345865">
            <text:p>345865</text:p>
          </table:table-cell>
          <table:table-cell office:value-type="float" office:value="248926">
            <text:p>248926</text:p>
          </table:table-cell>
          <table:table-cell/>
        </table:table-row>
        <table:table-row table:style-name="ro1">
          <table:table-cell office:value-type="float" office:value="2357999879">
            <text:p>2357999879</text:p>
          </table:table-cell>
          <table:table-cell office:value-type="float" office:value="313044">
            <text:p>313044</text:p>
          </table:table-cell>
          <table:table-cell office:value-type="float" office:value="180948">
            <text:p>180948</text:p>
          </table:table-cell>
          <table:table-cell office:value-type="float" office:value="153254">
            <text:p>153254</text:p>
          </table:table-cell>
          <table:table-cell office:value-type="float" office:value="7023699">
            <text:p>7023699</text:p>
          </table:table-cell>
          <table:table-cell office:value-type="float" office:value="279878">
            <text:p>279878</text:p>
          </table:table-cell>
          <table:table-cell office:value-type="float" office:value="263458">
            <text:p>263458</text:p>
          </table:table-cell>
          <table:table-cell office:value-type="float" office:value="4451834245">
            <text:p>4451834245</text:p>
          </table:table-cell>
          <table:table-cell office:value-type="float" office:value="203044">
            <text:p>203044</text:p>
          </table:table-cell>
          <table:table-cell office:value-type="float" office:value="166794">
            <text:p>166794</text:p>
          </table:table-cell>
          <table:table-cell office:value-type="float" office:value="195712">
            <text:p>195712</text:p>
          </table:table-cell>
          <table:table-cell office:value-type="float" office:value="103059968">
            <text:p>103059968</text:p>
          </table:table-cell>
          <table:table-cell office:value-type="float" office:value="312760">
            <text:p>312760</text:p>
          </table:table-cell>
          <table:table-cell office:value-type="float" office:value="417743">
            <text:p>417743</text:p>
          </table:table-cell>
          <table:table-cell office:value-type="float" office:value="715388497">
            <text:p>715388497</text:p>
          </table:table-cell>
          <table:table-cell office:value-type="float" office:value="318665">
            <text:p>318665</text:p>
          </table:table-cell>
          <table:table-cell office:value-type="float" office:value="174054">
            <text:p>174054</text:p>
          </table:table-cell>
          <table:table-cell office:value-type="float" office:value="162258">
            <text:p>162258</text:p>
          </table:table-cell>
          <table:table-cell office:value-type="float" office:value="487338">
            <text:p>487338</text:p>
          </table:table-cell>
          <table:table-cell office:value-type="float" office:value="339720">
            <text:p>339720</text:p>
          </table:table-cell>
          <table:table-cell office:value-type="float" office:value="240716">
            <text:p>240716</text:p>
          </table:table-cell>
          <table:table-cell/>
        </table:table-row>
        <table:table-row table:style-name="ro1">
          <table:table-cell office:value-type="float" office:value="1560871362">
            <text:p>1560871362</text:p>
          </table:table-cell>
          <table:table-cell office:value-type="float" office:value="196730">
            <text:p>196730</text:p>
          </table:table-cell>
          <table:table-cell office:value-type="float" office:value="153134">
            <text:p>153134</text:p>
          </table:table-cell>
          <table:table-cell office:value-type="float" office:value="150564">
            <text:p>150564</text:p>
          </table:table-cell>
          <table:table-cell office:value-type="float" office:value="20202967">
            <text:p>20202967</text:p>
          </table:table-cell>
          <table:table-cell office:value-type="float" office:value="378420">
            <text:p>378420</text:p>
          </table:table-cell>
          <table:table-cell office:value-type="float" office:value="246688">
            <text:p>246688</text:p>
          </table:table-cell>
          <table:table-cell office:value-type="float" office:value="1613830419">
            <text:p>1613830419</text:p>
          </table:table-cell>
          <table:table-cell office:value-type="float" office:value="206334">
            <text:p>206334</text:p>
          </table:table-cell>
          <table:table-cell office:value-type="float" office:value="228480">
            <text:p>228480</text:p>
          </table:table-cell>
          <table:table-cell office:value-type="float" office:value="184640">
            <text:p>184640</text:p>
          </table:table-cell>
          <table:table-cell office:value-type="float" office:value="24161039">
            <text:p>24161039</text:p>
          </table:table-cell>
          <table:table-cell office:value-type="float" office:value="369236">
            <text:p>369236</text:p>
          </table:table-cell>
          <table:table-cell office:value-type="float" office:value="236072">
            <text:p>236072</text:p>
          </table:table-cell>
          <table:table-cell office:value-type="float" office:value="3418347554">
            <text:p>3418347554</text:p>
          </table:table-cell>
          <table:table-cell office:value-type="float" office:value="204472">
            <text:p>204472</text:p>
          </table:table-cell>
          <table:table-cell office:value-type="float" office:value="161796">
            <text:p>161796</text:p>
          </table:table-cell>
          <table:table-cell office:value-type="float" office:value="179459">
            <text:p>179459</text:p>
          </table:table-cell>
          <table:table-cell office:value-type="float" office:value="3314427">
            <text:p>3314427</text:p>
          </table:table-cell>
          <table:table-cell office:value-type="float" office:value="275382">
            <text:p>275382</text:p>
          </table:table-cell>
          <table:table-cell office:value-type="float" office:value="265803">
            <text:p>265803</text:p>
          </table:table-cell>
          <table:table-cell/>
        </table:table-row>
        <table:table-row table:style-name="ro1">
          <table:table-cell office:value-type="float" office:value="20872531793">
            <text:p>20872531793</text:p>
          </table:table-cell>
          <table:table-cell office:value-type="float" office:value="193018">
            <text:p>193018</text:p>
          </table:table-cell>
          <table:table-cell office:value-type="float" office:value="152300">
            <text:p>152300</text:p>
          </table:table-cell>
          <table:table-cell office:value-type="float" office:value="152070">
            <text:p>152070</text:p>
          </table:table-cell>
          <table:table-cell office:value-type="float" office:value="1120788">
            <text:p>1120788</text:p>
          </table:table-cell>
          <table:table-cell office:value-type="float" office:value="359666">
            <text:p>359666</text:p>
          </table:table-cell>
          <table:table-cell office:value-type="float" office:value="216580">
            <text:p>216580</text:p>
          </table:table-cell>
          <table:table-cell office:value-type="float" office:value="7519040427">
            <text:p>7519040427</text:p>
          </table:table-cell>
          <table:table-cell office:value-type="float" office:value="203746">
            <text:p>203746</text:p>
          </table:table-cell>
          <table:table-cell office:value-type="float" office:value="168584">
            <text:p>168584</text:p>
          </table:table-cell>
          <table:table-cell office:value-type="float" office:value="161528">
            <text:p>161528</text:p>
          </table:table-cell>
          <table:table-cell office:value-type="float" office:value="47046829">
            <text:p>47046829</text:p>
          </table:table-cell>
          <table:table-cell office:value-type="float" office:value="337263">
            <text:p>337263</text:p>
          </table:table-cell>
          <table:table-cell office:value-type="float" office:value="343372">
            <text:p>343372</text:p>
          </table:table-cell>
          <table:table-cell office:value-type="float" office:value="19837966328">
            <text:p>19837966328</text:p>
          </table:table-cell>
          <table:table-cell office:value-type="float" office:value="199658">
            <text:p>199658</text:p>
          </table:table-cell>
          <table:table-cell office:value-type="float" office:value="165854">
            <text:p>165854</text:p>
          </table:table-cell>
          <table:table-cell office:value-type="float" office:value="205251">
            <text:p>205251</text:p>
          </table:table-cell>
          <table:table-cell office:value-type="float" office:value="14414500">
            <text:p>14414500</text:p>
          </table:table-cell>
          <table:table-cell office:value-type="float" office:value="402101">
            <text:p>402101</text:p>
          </table:table-cell>
          <table:table-cell office:value-type="float" office:value="225164">
            <text:p>225164</text:p>
          </table:table-cell>
          <table:table-cell/>
        </table:table-row>
        <table:table-row table:style-name="ro1">
          <table:table-cell office:value-type="float" office:value="3347429851">
            <text:p>3347429851</text:p>
          </table:table-cell>
          <table:table-cell office:value-type="float" office:value="190518">
            <text:p>190518</text:p>
          </table:table-cell>
          <table:table-cell office:value-type="float" office:value="154450">
            <text:p>154450</text:p>
          </table:table-cell>
          <table:table-cell office:value-type="float" office:value="189308">
            <text:p>189308</text:p>
          </table:table-cell>
          <table:table-cell office:value-type="float" office:value="12855618">
            <text:p>12855618</text:p>
          </table:table-cell>
          <table:table-cell office:value-type="float" office:value="270602">
            <text:p>270602</text:p>
          </table:table-cell>
          <table:table-cell office:value-type="float" office:value="219382">
            <text:p>219382</text:p>
          </table:table-cell>
          <table:table-cell office:value-type="float" office:value="5695734599">
            <text:p>5695734599</text:p>
          </table:table-cell>
          <table:table-cell office:value-type="float" office:value="206282">
            <text:p>206282</text:p>
          </table:table-cell>
          <table:table-cell office:value-type="float" office:value="171966">
            <text:p>171966</text:p>
          </table:table-cell>
          <table:table-cell office:value-type="float" office:value="162460">
            <text:p>162460</text:p>
          </table:table-cell>
          <table:table-cell office:value-type="float" office:value="287494">
            <text:p>287494</text:p>
          </table:table-cell>
          <table:table-cell office:value-type="float" office:value="300037">
            <text:p>300037</text:p>
          </table:table-cell>
          <table:table-cell office:value-type="float" office:value="371075">
            <text:p>371075</text:p>
          </table:table-cell>
          <table:table-cell office:value-type="float" office:value="29333789418">
            <text:p>29333789418</text:p>
          </table:table-cell>
          <table:table-cell office:value-type="float" office:value="206440">
            <text:p>206440</text:p>
          </table:table-cell>
          <table:table-cell office:value-type="float" office:value="191870">
            <text:p>191870</text:p>
          </table:table-cell>
          <table:table-cell office:value-type="float" office:value="160600">
            <text:p>160600</text:p>
          </table:table-cell>
          <table:table-cell office:value-type="float" office:value="69044456">
            <text:p>69044456</text:p>
          </table:table-cell>
          <table:table-cell office:value-type="float" office:value="291250">
            <text:p>291250</text:p>
          </table:table-cell>
          <table:table-cell office:value-type="float" office:value="454308">
            <text:p>454308</text:p>
          </table:table-cell>
          <table:table-cell/>
        </table:table-row>
        <table:table-row table:style-name="ro1">
          <table:table-cell office:value-type="float" office:value="1272853721">
            <text:p>1272853721</text:p>
          </table:table-cell>
          <table:table-cell office:value-type="float" office:value="198306">
            <text:p>198306</text:p>
          </table:table-cell>
          <table:table-cell office:value-type="float" office:value="156224">
            <text:p>156224</text:p>
          </table:table-cell>
          <table:table-cell office:value-type="float" office:value="149104">
            <text:p>149104</text:p>
          </table:table-cell>
          <table:table-cell office:value-type="float" office:value="246100">
            <text:p>246100</text:p>
          </table:table-cell>
          <table:table-cell office:value-type="float" office:value="344954">
            <text:p>344954</text:p>
          </table:table-cell>
          <table:table-cell office:value-type="float" office:value="244739">
            <text:p>244739</text:p>
          </table:table-cell>
          <table:table-cell office:value-type="float" office:value="1524624211">
            <text:p>1524624211</text:p>
          </table:table-cell>
          <table:table-cell office:value-type="float" office:value="208210">
            <text:p>208210</text:p>
          </table:table-cell>
          <table:table-cell office:value-type="float" office:value="167230">
            <text:p>167230</text:p>
          </table:table-cell>
          <table:table-cell office:value-type="float" office:value="206735">
            <text:p>206735</text:p>
          </table:table-cell>
          <table:table-cell office:value-type="float" office:value="6235370">
            <text:p>6235370</text:p>
          </table:table-cell>
          <table:table-cell office:value-type="float" office:value="375003">
            <text:p>375003</text:p>
          </table:table-cell>
          <table:table-cell office:value-type="float" office:value="971789">
            <text:p>971789</text:p>
          </table:table-cell>
          <table:table-cell office:value-type="float" office:value="4676574534">
            <text:p>4676574534</text:p>
          </table:table-cell>
          <table:table-cell office:value-type="float" office:value="203472">
            <text:p>203472</text:p>
          </table:table-cell>
          <table:table-cell office:value-type="float" office:value="162524">
            <text:p>162524</text:p>
          </table:table-cell>
          <table:table-cell office:value-type="float" office:value="165184">
            <text:p>165184</text:p>
          </table:table-cell>
          <table:table-cell office:value-type="float" office:value="192313835">
            <text:p>192313835</text:p>
          </table:table-cell>
          <table:table-cell office:value-type="float" office:value="279614">
            <text:p>279614</text:p>
          </table:table-cell>
          <table:table-cell office:value-type="float" office:value="331884">
            <text:p>331884</text:p>
          </table:table-cell>
          <table:table-cell/>
        </table:table-row>
        <table:table-row table:style-name="ro1">
          <table:table-cell office:value-type="float" office:value="4539342759">
            <text:p>4539342759</text:p>
          </table:table-cell>
          <table:table-cell office:value-type="float" office:value="238168">
            <text:p>238168</text:p>
          </table:table-cell>
          <table:table-cell office:value-type="float" office:value="179686">
            <text:p>179686</text:p>
          </table:table-cell>
          <table:table-cell office:value-type="float" office:value="151470">
            <text:p>151470</text:p>
          </table:table-cell>
          <table:table-cell office:value-type="float" office:value="13481240">
            <text:p>13481240</text:p>
          </table:table-cell>
          <table:table-cell office:value-type="float" office:value="298843">
            <text:p>298843</text:p>
          </table:table-cell>
          <table:table-cell office:value-type="float" office:value="308408">
            <text:p>308408</text:p>
          </table:table-cell>
          <table:table-cell office:value-type="float" office:value="12523075544">
            <text:p>12523075544</text:p>
          </table:table-cell>
          <table:table-cell office:value-type="float" office:value="270023">
            <text:p>270023</text:p>
          </table:table-cell>
          <table:table-cell office:value-type="float" office:value="165364">
            <text:p>165364</text:p>
          </table:table-cell>
          <table:table-cell office:value-type="float" office:value="171424">
            <text:p>171424</text:p>
          </table:table-cell>
          <table:table-cell office:value-type="float" office:value="11485618">
            <text:p>11485618</text:p>
          </table:table-cell>
          <table:table-cell office:value-type="float" office:value="272744">
            <text:p>272744</text:p>
          </table:table-cell>
          <table:table-cell office:value-type="float" office:value="228098">
            <text:p>228098</text:p>
          </table:table-cell>
          <table:table-cell office:value-type="float" office:value="1111528462">
            <text:p>1111528462</text:p>
          </table:table-cell>
          <table:table-cell office:value-type="float" office:value="351026">
            <text:p>351026</text:p>
          </table:table-cell>
          <table:table-cell office:value-type="float" office:value="163776">
            <text:p>163776</text:p>
          </table:table-cell>
          <table:table-cell office:value-type="float" office:value="251075">
            <text:p>251075</text:p>
          </table:table-cell>
          <table:table-cell office:value-type="float" office:value="10820814">
            <text:p>10820814</text:p>
          </table:table-cell>
          <table:table-cell office:value-type="float" office:value="318982">
            <text:p>318982</text:p>
          </table:table-cell>
          <table:table-cell office:value-type="float" office:value="253108">
            <text:p>253108</text:p>
          </table:table-cell>
          <table:table-cell/>
        </table:table-row>
        <table:table-row table:style-name="ro1">
          <table:table-cell office:value-type="float" office:value="6753320051">
            <text:p>6753320051</text:p>
          </table:table-cell>
          <table:table-cell office:value-type="float" office:value="193538">
            <text:p>193538</text:p>
          </table:table-cell>
          <table:table-cell office:value-type="float" office:value="205919">
            <text:p>205919</text:p>
          </table:table-cell>
          <table:table-cell office:value-type="float" office:value="182864">
            <text:p>182864</text:p>
          </table:table-cell>
          <table:table-cell office:value-type="float" office:value="22953355">
            <text:p>22953355</text:p>
          </table:table-cell>
          <table:table-cell office:value-type="float" office:value="276216">
            <text:p>276216</text:p>
          </table:table-cell>
          <table:table-cell office:value-type="float" office:value="259143">
            <text:p>259143</text:p>
          </table:table-cell>
          <table:table-cell office:value-type="float" office:value="2150418219">
            <text:p>2150418219</text:p>
          </table:table-cell>
          <table:table-cell office:value-type="float" office:value="240790">
            <text:p>240790</text:p>
          </table:table-cell>
          <table:table-cell office:value-type="float" office:value="282982">
            <text:p>282982</text:p>
          </table:table-cell>
          <table:table-cell office:value-type="float" office:value="167034">
            <text:p>167034</text:p>
          </table:table-cell>
          <table:table-cell office:value-type="float" office:value="14466629">
            <text:p>14466629</text:p>
          </table:table-cell>
          <table:table-cell office:value-type="float" office:value="281440">
            <text:p>281440</text:p>
          </table:table-cell>
          <table:table-cell office:value-type="float" office:value="468399">
            <text:p>468399</text:p>
          </table:table-cell>
          <table:table-cell office:value-type="float" office:value="584957998">
            <text:p>584957998</text:p>
          </table:table-cell>
          <table:table-cell office:value-type="float" office:value="384856">
            <text:p>384856</text:p>
          </table:table-cell>
          <table:table-cell office:value-type="float" office:value="162780">
            <text:p>162780</text:p>
          </table:table-cell>
          <table:table-cell office:value-type="float" office:value="158680">
            <text:p>158680</text:p>
          </table:table-cell>
          <table:table-cell office:value-type="float" office:value="8818692">
            <text:p>8818692</text:p>
          </table:table-cell>
          <table:table-cell office:value-type="float" office:value="306232">
            <text:p>306232</text:p>
          </table:table-cell>
          <table:table-cell office:value-type="float" office:value="224388">
            <text:p>224388</text:p>
          </table:table-cell>
          <table:table-cell/>
        </table:table-row>
        <table:table-row table:style-name="ro1">
          <table:table-cell office:value-type="float" office:value="1707347648">
            <text:p>1707347648</text:p>
          </table:table-cell>
          <table:table-cell office:value-type="float" office:value="282632">
            <text:p>282632</text:p>
          </table:table-cell>
          <table:table-cell office:value-type="float" office:value="257404">
            <text:p>257404</text:p>
          </table:table-cell>
          <table:table-cell office:value-type="float" office:value="224268">
            <text:p>224268</text:p>
          </table:table-cell>
          <table:table-cell office:value-type="float" office:value="2267704">
            <text:p>2267704</text:p>
          </table:table-cell>
          <table:table-cell office:value-type="float" office:value="281002">
            <text:p>281002</text:p>
          </table:table-cell>
          <table:table-cell office:value-type="float" office:value="390193">
            <text:p>390193</text:p>
          </table:table-cell>
          <table:table-cell office:value-type="float" office:value="13927175360">
            <text:p>13927175360</text:p>
          </table:table-cell>
          <table:table-cell office:value-type="float" office:value="235979">
            <text:p>235979</text:p>
          </table:table-cell>
          <table:table-cell office:value-type="float" office:value="168236">
            <text:p>168236</text:p>
          </table:table-cell>
          <table:table-cell office:value-type="float" office:value="160474">
            <text:p>160474</text:p>
          </table:table-cell>
          <table:table-cell office:value-type="float" office:value="16342440">
            <text:p>16342440</text:p>
          </table:table-cell>
          <table:table-cell office:value-type="float" office:value="319305">
            <text:p>319305</text:p>
          </table:table-cell>
          <table:table-cell office:value-type="float" office:value="232756">
            <text:p>232756</text:p>
          </table:table-cell>
          <table:table-cell office:value-type="float" office:value="5194909604">
            <text:p>5194909604</text:p>
          </table:table-cell>
          <table:table-cell office:value-type="float" office:value="240556">
            <text:p>240556</text:p>
          </table:table-cell>
          <table:table-cell office:value-type="float" office:value="164906">
            <text:p>164906</text:p>
          </table:table-cell>
          <table:table-cell office:value-type="float" office:value="269637">
            <text:p>269637</text:p>
          </table:table-cell>
          <table:table-cell office:value-type="float" office:value="1282979">
            <text:p>1282979</text:p>
          </table:table-cell>
          <table:table-cell office:value-type="float" office:value="289198">
            <text:p>289198</text:p>
          </table:table-cell>
          <table:table-cell office:value-type="float" office:value="388050">
            <text:p>388050</text:p>
          </table:table-cell>
          <table:table-cell/>
        </table:table-row>
        <table:table-row table:style-name="ro1">
          <table:table-cell office:value-type="float" office:value="3753589407">
            <text:p>3753589407</text:p>
          </table:table-cell>
          <table:table-cell office:value-type="float" office:value="219954">
            <text:p>219954</text:p>
          </table:table-cell>
          <table:table-cell office:value-type="float" office:value="157450">
            <text:p>157450</text:p>
          </table:table-cell>
          <table:table-cell office:value-type="float" office:value="150176">
            <text:p>150176</text:p>
          </table:table-cell>
          <table:table-cell office:value-type="float" office:value="12370229">
            <text:p>12370229</text:p>
          </table:table-cell>
          <table:table-cell office:value-type="float" office:value="360990">
            <text:p>360990</text:p>
          </table:table-cell>
          <table:table-cell office:value-type="float" office:value="499910">
            <text:p>499910</text:p>
          </table:table-cell>
          <table:table-cell office:value-type="float" office:value="28484843769">
            <text:p>28484843769</text:p>
          </table:table-cell>
          <table:table-cell office:value-type="float" office:value="206570">
            <text:p>206570</text:p>
          </table:table-cell>
          <table:table-cell office:value-type="float" office:value="169736">
            <text:p>169736</text:p>
          </table:table-cell>
          <table:table-cell office:value-type="float" office:value="164614">
            <text:p>164614</text:p>
          </table:table-cell>
          <table:table-cell office:value-type="float" office:value="5782681">
            <text:p>5782681</text:p>
          </table:table-cell>
          <table:table-cell office:value-type="float" office:value="287436">
            <text:p>287436</text:p>
          </table:table-cell>
          <table:table-cell office:value-type="float" office:value="294249">
            <text:p>294249</text:p>
          </table:table-cell>
          <table:table-cell office:value-type="float" office:value="4115154022">
            <text:p>4115154022</text:p>
          </table:table-cell>
          <table:table-cell office:value-type="float" office:value="203738">
            <text:p>203738</text:p>
          </table:table-cell>
          <table:table-cell office:value-type="float" office:value="184607">
            <text:p>184607</text:p>
          </table:table-cell>
          <table:table-cell office:value-type="float" office:value="165218">
            <text:p>165218</text:p>
          </table:table-cell>
          <table:table-cell office:value-type="float" office:value="4948630">
            <text:p>4948630</text:p>
          </table:table-cell>
          <table:table-cell office:value-type="float" office:value="302023">
            <text:p>302023</text:p>
          </table:table-cell>
          <table:table-cell office:value-type="float" office:value="333608">
            <text:p>333608</text:p>
          </table:table-cell>
          <table:table-cell/>
        </table:table-row>
        <table:table-row table:style-name="ro1">
          <table:table-cell office:value-type="float" office:value="5786665969">
            <text:p>5786665969</text:p>
          </table:table-cell>
          <table:table-cell office:value-type="float" office:value="192706">
            <text:p>192706</text:p>
          </table:table-cell>
          <table:table-cell office:value-type="float" office:value="185632">
            <text:p>185632</text:p>
          </table:table-cell>
          <table:table-cell office:value-type="float" office:value="152516">
            <text:p>152516</text:p>
          </table:table-cell>
          <table:table-cell office:value-type="float" office:value="16831950">
            <text:p>16831950</text:p>
          </table:table-cell>
          <table:table-cell office:value-type="float" office:value="259474">
            <text:p>259474</text:p>
          </table:table-cell>
          <table:table-cell office:value-type="float" office:value="209686">
            <text:p>209686</text:p>
          </table:table-cell>
          <table:table-cell office:value-type="float" office:value="9192445474">
            <text:p>9192445474</text:p>
          </table:table-cell>
          <table:table-cell office:value-type="float" office:value="204116">
            <text:p>204116</text:p>
          </table:table-cell>
          <table:table-cell office:value-type="float" office:value="166900">
            <text:p>166900</text:p>
          </table:table-cell>
          <table:table-cell office:value-type="float" office:value="158752">
            <text:p>158752</text:p>
          </table:table-cell>
          <table:table-cell office:value-type="float" office:value="11563556">
            <text:p>11563556</text:p>
          </table:table-cell>
          <table:table-cell office:value-type="float" office:value="276222">
            <text:p>276222</text:p>
          </table:table-cell>
          <table:table-cell office:value-type="float" office:value="227348">
            <text:p>227348</text:p>
          </table:table-cell>
          <table:table-cell office:value-type="float" office:value="18998957576">
            <text:p>18998957576</text:p>
          </table:table-cell>
          <table:table-cell office:value-type="float" office:value="203072">
            <text:p>203072</text:p>
          </table:table-cell>
          <table:table-cell office:value-type="float" office:value="167058">
            <text:p>167058</text:p>
          </table:table-cell>
          <table:table-cell office:value-type="float" office:value="179446">
            <text:p>179446</text:p>
          </table:table-cell>
          <table:table-cell office:value-type="float" office:value="4075098">
            <text:p>4075098</text:p>
          </table:table-cell>
          <table:table-cell office:value-type="float" office:value="448280">
            <text:p>448280</text:p>
          </table:table-cell>
          <table:table-cell office:value-type="float" office:value="255948">
            <text:p>255948</text:p>
          </table:table-cell>
          <table:table-cell/>
        </table:table-row>
        <table:table-row table:style-name="ro1">
          <table:table-cell office:value-type="float" office:value="1429293769">
            <text:p>1429293769</text:p>
          </table:table-cell>
          <table:table-cell office:value-type="float" office:value="205644">
            <text:p>205644</text:p>
          </table:table-cell>
          <table:table-cell office:value-type="float" office:value="154294">
            <text:p>154294</text:p>
          </table:table-cell>
          <table:table-cell office:value-type="float" office:value="180336">
            <text:p>180336</text:p>
          </table:table-cell>
          <table:table-cell office:value-type="float" office:value="1041074">
            <text:p>1041074</text:p>
          </table:table-cell>
          <table:table-cell office:value-type="float" office:value="262162">
            <text:p>262162</text:p>
          </table:table-cell>
          <table:table-cell office:value-type="float" office:value="216730">
            <text:p>216730</text:p>
          </table:table-cell>
          <table:table-cell office:value-type="float" office:value="2478467704">
            <text:p>2478467704</text:p>
          </table:table-cell>
          <table:table-cell office:value-type="float" office:value="213518">
            <text:p>213518</text:p>
          </table:table-cell>
          <table:table-cell office:value-type="float" office:value="168806">
            <text:p>168806</text:p>
          </table:table-cell>
          <table:table-cell office:value-type="float" office:value="164228">
            <text:p>164228</text:p>
          </table:table-cell>
          <table:table-cell office:value-type="float" office:value="4760383">
            <text:p>4760383</text:p>
          </table:table-cell>
          <table:table-cell office:value-type="float" office:value="279508">
            <text:p>279508</text:p>
          </table:table-cell>
          <table:table-cell office:value-type="float" office:value="222876">
            <text:p>222876</text:p>
          </table:table-cell>
          <table:table-cell office:value-type="float" office:value="9969480093">
            <text:p>9969480093</text:p>
          </table:table-cell>
          <table:table-cell office:value-type="float" office:value="204176">
            <text:p>204176</text:p>
          </table:table-cell>
          <table:table-cell office:value-type="float" office:value="163016">
            <text:p>163016</text:p>
          </table:table-cell>
          <table:table-cell office:value-type="float" office:value="164628">
            <text:p>164628</text:p>
          </table:table-cell>
          <table:table-cell office:value-type="float" office:value="490950">
            <text:p>490950</text:p>
          </table:table-cell>
          <table:table-cell office:value-type="float" office:value="275712">
            <text:p>275712</text:p>
          </table:table-cell>
          <table:table-cell office:value-type="float" office:value="233742">
            <text:p>233742</text:p>
          </table:table-cell>
          <table:table-cell/>
        </table:table-row>
        <table:table-row table:style-name="ro1">
          <table:table-cell office:value-type="float" office:value="1815133445">
            <text:p>1815133445</text:p>
          </table:table-cell>
          <table:table-cell office:value-type="float" office:value="192172">
            <text:p>192172</text:p>
          </table:table-cell>
          <table:table-cell office:value-type="float" office:value="158964">
            <text:p>158964</text:p>
          </table:table-cell>
          <table:table-cell office:value-type="float" office:value="172159">
            <text:p>172159</text:p>
          </table:table-cell>
          <table:table-cell office:value-type="float" office:value="14076892">
            <text:p>14076892</text:p>
          </table:table-cell>
          <table:table-cell office:value-type="float" office:value="268846">
            <text:p>268846</text:p>
          </table:table-cell>
          <table:table-cell office:value-type="float" office:value="241670">
            <text:p>241670</text:p>
          </table:table-cell>
          <table:table-cell office:value-type="float" office:value="1801200133">
            <text:p>1801200133</text:p>
          </table:table-cell>
          <table:table-cell office:value-type="float" office:value="313120">
            <text:p>313120</text:p>
          </table:table-cell>
          <table:table-cell office:value-type="float" office:value="168638">
            <text:p>168638</text:p>
          </table:table-cell>
          <table:table-cell office:value-type="float" office:value="183269">
            <text:p>183269</text:p>
          </table:table-cell>
          <table:table-cell office:value-type="float" office:value="16784334">
            <text:p>16784334</text:p>
          </table:table-cell>
          <table:table-cell office:value-type="float" office:value="291434">
            <text:p>291434</text:p>
          </table:table-cell>
          <table:table-cell office:value-type="float" office:value="238256">
            <text:p>238256</text:p>
          </table:table-cell>
          <table:table-cell office:value-type="float" office:value="11498381180">
            <text:p>11498381180</text:p>
          </table:table-cell>
          <table:table-cell office:value-type="float" office:value="198562">
            <text:p>198562</text:p>
          </table:table-cell>
          <table:table-cell office:value-type="float" office:value="167312">
            <text:p>167312</text:p>
          </table:table-cell>
          <table:table-cell office:value-type="float" office:value="161344">
            <text:p>161344</text:p>
          </table:table-cell>
          <table:table-cell office:value-type="float" office:value="22244284">
            <text:p>22244284</text:p>
          </table:table-cell>
          <table:table-cell office:value-type="float" office:value="273696">
            <text:p>273696</text:p>
          </table:table-cell>
          <table:table-cell office:value-type="float" office:value="257559">
            <text:p>257559</text:p>
          </table:table-cell>
          <table:table-cell/>
        </table:table-row>
        <table:table-row table:style-name="ro1">
          <table:table-cell office:value-type="float" office:value="13629897598">
            <text:p>13629897598</text:p>
          </table:table-cell>
          <table:table-cell office:value-type="float" office:value="263980">
            <text:p>263980</text:p>
          </table:table-cell>
          <table:table-cell office:value-type="float" office:value="163008">
            <text:p>163008</text:p>
          </table:table-cell>
          <table:table-cell office:value-type="float" office:value="154808">
            <text:p>154808</text:p>
          </table:table-cell>
          <table:table-cell office:value-type="float" office:value="2465204">
            <text:p>2465204</text:p>
          </table:table-cell>
          <table:table-cell office:value-type="float" office:value="274180">
            <text:p>274180</text:p>
          </table:table-cell>
          <table:table-cell office:value-type="float" office:value="217708">
            <text:p>217708</text:p>
          </table:table-cell>
          <table:table-cell office:value-type="float" office:value="2964150357">
            <text:p>2964150357</text:p>
          </table:table-cell>
          <table:table-cell office:value-type="float" office:value="204842">
            <text:p>204842</text:p>
          </table:table-cell>
          <table:table-cell office:value-type="float" office:value="200164">
            <text:p>200164</text:p>
          </table:table-cell>
          <table:table-cell office:value-type="float" office:value="993973">
            <text:p>993973</text:p>
          </table:table-cell>
          <table:table-cell office:value-type="float" office:value="1168026">
            <text:p>1168026</text:p>
          </table:table-cell>
          <table:table-cell office:value-type="float" office:value="280230">
            <text:p>280230</text:p>
          </table:table-cell>
          <table:table-cell office:value-type="float" office:value="323488">
            <text:p>323488</text:p>
          </table:table-cell>
          <table:table-cell office:value-type="float" office:value="2903656671">
            <text:p>2903656671</text:p>
          </table:table-cell>
          <table:table-cell office:value-type="float" office:value="200036">
            <text:p>200036</text:p>
          </table:table-cell>
          <table:table-cell office:value-type="float" office:value="207689">
            <text:p>207689</text:p>
          </table:table-cell>
          <table:table-cell office:value-type="float" office:value="163980">
            <text:p>163980</text:p>
          </table:table-cell>
          <table:table-cell office:value-type="float" office:value="19517367">
            <text:p>19517367</text:p>
          </table:table-cell>
          <table:table-cell office:value-type="float" office:value="367185">
            <text:p>367185</text:p>
          </table:table-cell>
          <table:table-cell office:value-type="float" office:value="248102">
            <text:p>248102</text:p>
          </table:table-cell>
          <table:table-cell/>
        </table:table-row>
        <table:table-row table:style-name="ro1">
          <table:table-cell office:value-type="float" office:value="3932435807">
            <text:p>3932435807</text:p>
          </table:table-cell>
          <table:table-cell office:value-type="float" office:value="191526">
            <text:p>191526</text:p>
          </table:table-cell>
          <table:table-cell office:value-type="float" office:value="182586">
            <text:p>182586</text:p>
          </table:table-cell>
          <table:table-cell office:value-type="float" office:value="160410">
            <text:p>160410</text:p>
          </table:table-cell>
          <table:table-cell office:value-type="float" office:value="17275523">
            <text:p>17275523</text:p>
          </table:table-cell>
          <table:table-cell office:value-type="float" office:value="328846">
            <text:p>328846</text:p>
          </table:table-cell>
          <table:table-cell office:value-type="float" office:value="237232">
            <text:p>237232</text:p>
          </table:table-cell>
          <table:table-cell office:value-type="float" office:value="1667654477">
            <text:p>1667654477</text:p>
          </table:table-cell>
          <table:table-cell office:value-type="float" office:value="221280">
            <text:p>221280</text:p>
          </table:table-cell>
          <table:table-cell office:value-type="float" office:value="173428">
            <text:p>173428</text:p>
          </table:table-cell>
          <table:table-cell office:value-type="float" office:value="163116">
            <text:p>163116</text:p>
          </table:table-cell>
          <table:table-cell office:value-type="float" office:value="541200">
            <text:p>541200</text:p>
          </table:table-cell>
          <table:table-cell office:value-type="float" office:value="443806">
            <text:p>443806</text:p>
          </table:table-cell>
          <table:table-cell office:value-type="float" office:value="255242">
            <text:p>255242</text:p>
          </table:table-cell>
          <table:table-cell office:value-type="float" office:value="14011737278">
            <text:p>14011737278</text:p>
          </table:table-cell>
          <table:table-cell office:value-type="float" office:value="213250">
            <text:p>213250</text:p>
          </table:table-cell>
          <table:table-cell office:value-type="float" office:value="207262">
            <text:p>207262</text:p>
          </table:table-cell>
          <table:table-cell office:value-type="float" office:value="203186">
            <text:p>203186</text:p>
          </table:table-cell>
          <table:table-cell office:value-type="float" office:value="2065529">
            <text:p>2065529</text:p>
          </table:table-cell>
          <table:table-cell office:value-type="float" office:value="271530">
            <text:p>271530</text:p>
          </table:table-cell>
          <table:table-cell office:value-type="float" office:value="342875">
            <text:p>342875</text:p>
          </table:table-cell>
          <table:table-cell/>
        </table:table-row>
        <table:table-row table:style-name="ro1">
          <table:table-cell office:value-type="float" office:value="4450774971">
            <text:p>4450774971</text:p>
          </table:table-cell>
          <table:table-cell office:value-type="float" office:value="294491">
            <text:p>294491</text:p>
          </table:table-cell>
          <table:table-cell office:value-type="float" office:value="158342">
            <text:p>158342</text:p>
          </table:table-cell>
          <table:table-cell office:value-type="float" office:value="152700">
            <text:p>152700</text:p>
          </table:table-cell>
          <table:table-cell office:value-type="float" office:value="5947066">
            <text:p>5947066</text:p>
          </table:table-cell>
          <table:table-cell office:value-type="float" office:value="277186">
            <text:p>277186</text:p>
          </table:table-cell>
          <table:table-cell office:value-type="float" office:value="228624">
            <text:p>228624</text:p>
          </table:table-cell>
          <table:table-cell office:value-type="float" office:value="29433168672">
            <text:p>29433168672</text:p>
          </table:table-cell>
          <table:table-cell office:value-type="float" office:value="211378">
            <text:p>211378</text:p>
          </table:table-cell>
          <table:table-cell office:value-type="float" office:value="216000">
            <text:p>216000</text:p>
          </table:table-cell>
          <table:table-cell office:value-type="float" office:value="163282">
            <text:p>163282</text:p>
          </table:table-cell>
          <table:table-cell office:value-type="float" office:value="527855">
            <text:p>527855</text:p>
          </table:table-cell>
          <table:table-cell office:value-type="float" office:value="275696">
            <text:p>275696</text:p>
          </table:table-cell>
          <table:table-cell office:value-type="float" office:value="231866">
            <text:p>231866</text:p>
          </table:table-cell>
          <table:table-cell office:value-type="float" office:value="3525698431">
            <text:p>3525698431</text:p>
          </table:table-cell>
          <table:table-cell office:value-type="float" office:value="199750">
            <text:p>199750</text:p>
          </table:table-cell>
          <table:table-cell office:value-type="float" office:value="164412">
            <text:p>164412</text:p>
          </table:table-cell>
          <table:table-cell office:value-type="float" office:value="168872">
            <text:p>168872</text:p>
          </table:table-cell>
          <table:table-cell office:value-type="float" office:value="54590587">
            <text:p>54590587</text:p>
          </table:table-cell>
          <table:table-cell office:value-type="float" office:value="269004">
            <text:p>269004</text:p>
          </table:table-cell>
          <table:table-cell office:value-type="float" office:value="271178">
            <text:p>271178</text:p>
          </table:table-cell>
          <table:table-cell/>
        </table:table-row>
        <table:table-row table:style-name="ro1">
          <table:table-cell office:value-type="float" office:value="31393468751">
            <text:p>31393468751</text:p>
          </table:table-cell>
          <table:table-cell office:value-type="float" office:value="296882">
            <text:p>296882</text:p>
          </table:table-cell>
          <table:table-cell office:value-type="float" office:value="155908">
            <text:p>155908</text:p>
          </table:table-cell>
          <table:table-cell office:value-type="float" office:value="191388">
            <text:p>191388</text:p>
          </table:table-cell>
          <table:table-cell office:value-type="float" office:value="131585036">
            <text:p>131585036</text:p>
          </table:table-cell>
          <table:table-cell office:value-type="float" office:value="275058">
            <text:p>275058</text:p>
          </table:table-cell>
          <table:table-cell office:value-type="float" office:value="225658">
            <text:p>225658</text:p>
          </table:table-cell>
          <table:table-cell office:value-type="float" office:value="1454940769">
            <text:p>1454940769</text:p>
          </table:table-cell>
          <table:table-cell office:value-type="float" office:value="224156">
            <text:p>224156</text:p>
          </table:table-cell>
          <table:table-cell office:value-type="float" office:value="167064">
            <text:p>167064</text:p>
          </table:table-cell>
          <table:table-cell office:value-type="float" office:value="168950">
            <text:p>168950</text:p>
          </table:table-cell>
          <table:table-cell office:value-type="float" office:value="18210033">
            <text:p>18210033</text:p>
          </table:table-cell>
          <table:table-cell office:value-type="float" office:value="273232">
            <text:p>273232</text:p>
          </table:table-cell>
          <table:table-cell office:value-type="float" office:value="282045">
            <text:p>282045</text:p>
          </table:table-cell>
          <table:table-cell office:value-type="float" office:value="8075643889">
            <text:p>8075643889</text:p>
          </table:table-cell>
          <table:table-cell office:value-type="float" office:value="206838">
            <text:p>206838</text:p>
          </table:table-cell>
          <table:table-cell office:value-type="float" office:value="165726">
            <text:p>165726</text:p>
          </table:table-cell>
          <table:table-cell office:value-type="float" office:value="182244">
            <text:p>182244</text:p>
          </table:table-cell>
          <table:table-cell office:value-type="float" office:value="1943008">
            <text:p>1943008</text:p>
          </table:table-cell>
          <table:table-cell office:value-type="float" office:value="328491">
            <text:p>328491</text:p>
          </table:table-cell>
          <table:table-cell office:value-type="float" office:value="243268">
            <text:p>243268</text:p>
          </table:table-cell>
          <table:table-cell/>
        </table:table-row>
        <table:table-row table:style-name="ro1">
          <table:table-cell office:value-type="float" office:value="4024861032">
            <text:p>4024861032</text:p>
          </table:table-cell>
          <table:table-cell office:value-type="float" office:value="223730">
            <text:p>223730</text:p>
          </table:table-cell>
          <table:table-cell office:value-type="float" office:value="181539">
            <text:p>181539</text:p>
          </table:table-cell>
          <table:table-cell office:value-type="float" office:value="159474">
            <text:p>159474</text:p>
          </table:table-cell>
          <table:table-cell office:value-type="float" office:value="6036870">
            <text:p>6036870</text:p>
          </table:table-cell>
          <table:table-cell office:value-type="float" office:value="314912">
            <text:p>314912</text:p>
          </table:table-cell>
          <table:table-cell office:value-type="float" office:value="223986">
            <text:p>223986</text:p>
          </table:table-cell>
          <table:table-cell office:value-type="float" office:value="2520511835">
            <text:p>2520511835</text:p>
          </table:table-cell>
          <table:table-cell office:value-type="float" office:value="202486">
            <text:p>202486</text:p>
          </table:table-cell>
          <table:table-cell office:value-type="float" office:value="176530">
            <text:p>176530</text:p>
          </table:table-cell>
          <table:table-cell office:value-type="float" office:value="163154">
            <text:p>163154</text:p>
          </table:table-cell>
          <table:table-cell office:value-type="float" office:value="250532">
            <text:p>250532</text:p>
          </table:table-cell>
          <table:table-cell office:value-type="float" office:value="367638">
            <text:p>367638</text:p>
          </table:table-cell>
          <table:table-cell office:value-type="float" office:value="318196">
            <text:p>318196</text:p>
          </table:table-cell>
          <table:table-cell office:value-type="float" office:value="4441887217">
            <text:p>4441887217</text:p>
          </table:table-cell>
          <table:table-cell office:value-type="float" office:value="207038">
            <text:p>207038</text:p>
          </table:table-cell>
          <table:table-cell office:value-type="float" office:value="273988">
            <text:p>273988</text:p>
          </table:table-cell>
          <table:table-cell office:value-type="float" office:value="162476">
            <text:p>162476</text:p>
          </table:table-cell>
          <table:table-cell office:value-type="float" office:value="4870666">
            <text:p>4870666</text:p>
          </table:table-cell>
          <table:table-cell office:value-type="float" office:value="267920">
            <text:p>267920</text:p>
          </table:table-cell>
          <table:table-cell office:value-type="float" office:value="279905">
            <text:p>279905</text:p>
          </table:table-cell>
          <table:table-cell/>
        </table:table-row>
        <table:table-row table:style-name="ro1">
          <table:table-cell office:value-type="float" office:value="1198841562">
            <text:p>1198841562</text:p>
          </table:table-cell>
          <table:table-cell office:value-type="float" office:value="192202">
            <text:p>192202</text:p>
          </table:table-cell>
          <table:table-cell office:value-type="float" office:value="153456">
            <text:p>153456</text:p>
          </table:table-cell>
          <table:table-cell office:value-type="float" office:value="186173">
            <text:p>186173</text:p>
          </table:table-cell>
          <table:table-cell office:value-type="float" office:value="14013427">
            <text:p>14013427</text:p>
          </table:table-cell>
          <table:table-cell office:value-type="float" office:value="258858">
            <text:p>258858</text:p>
          </table:table-cell>
          <table:table-cell office:value-type="float" office:value="213880">
            <text:p>213880</text:p>
          </table:table-cell>
          <table:table-cell office:value-type="float" office:value="2684143749">
            <text:p>2684143749</text:p>
          </table:table-cell>
          <table:table-cell office:value-type="float" office:value="203070">
            <text:p>203070</text:p>
          </table:table-cell>
          <table:table-cell office:value-type="float" office:value="165776">
            <text:p>165776</text:p>
          </table:table-cell>
          <table:table-cell office:value-type="float" office:value="189395">
            <text:p>189395</text:p>
          </table:table-cell>
          <table:table-cell office:value-type="float" office:value="924294">
            <text:p>924294</text:p>
          </table:table-cell>
          <table:table-cell office:value-type="float" office:value="256930">
            <text:p>256930</text:p>
          </table:table-cell>
          <table:table-cell office:value-type="float" office:value="354559">
            <text:p>354559</text:p>
          </table:table-cell>
          <table:table-cell office:value-type="float" office:value="13428258777">
            <text:p>13428258777</text:p>
          </table:table-cell>
          <table:table-cell office:value-type="float" office:value="226132">
            <text:p>226132</text:p>
          </table:table-cell>
          <table:table-cell office:value-type="float" office:value="174952">
            <text:p>174952</text:p>
          </table:table-cell>
          <table:table-cell office:value-type="float" office:value="166928">
            <text:p>166928</text:p>
          </table:table-cell>
          <table:table-cell office:value-type="float" office:value="18915297">
            <text:p>18915297</text:p>
          </table:table-cell>
          <table:table-cell office:value-type="float" office:value="379949">
            <text:p>379949</text:p>
          </table:table-cell>
          <table:table-cell office:value-type="float" office:value="325142">
            <text:p>325142</text:p>
          </table:table-cell>
          <table:table-cell/>
        </table:table-row>
        <table:table-row table:style-name="ro1">
          <table:table-cell office:value-type="float" office:value="1184436150">
            <text:p>1184436150</text:p>
          </table:table-cell>
          <table:table-cell office:value-type="float" office:value="193888">
            <text:p>193888</text:p>
          </table:table-cell>
          <table:table-cell office:value-type="float" office:value="156524">
            <text:p>156524</text:p>
          </table:table-cell>
          <table:table-cell office:value-type="float" office:value="189787">
            <text:p>189787</text:p>
          </table:table-cell>
          <table:table-cell office:value-type="float" office:value="292547">
            <text:p>292547</text:p>
          </table:table-cell>
          <table:table-cell office:value-type="float" office:value="290058">
            <text:p>290058</text:p>
          </table:table-cell>
          <table:table-cell office:value-type="float" office:value="215212">
            <text:p>215212</text:p>
          </table:table-cell>
          <table:table-cell office:value-type="float" office:value="9200712506">
            <text:p>9200712506</text:p>
          </table:table-cell>
          <table:table-cell office:value-type="float" office:value="203286">
            <text:p>203286</text:p>
          </table:table-cell>
          <table:table-cell office:value-type="float" office:value="241757">
            <text:p>241757</text:p>
          </table:table-cell>
          <table:table-cell office:value-type="float" office:value="162790">
            <text:p>162790</text:p>
          </table:table-cell>
          <table:table-cell office:value-type="float" office:value="519568">
            <text:p>519568</text:p>
          </table:table-cell>
          <table:table-cell office:value-type="float" office:value="310679">
            <text:p>310679</text:p>
          </table:table-cell>
          <table:table-cell office:value-type="float" office:value="255902">
            <text:p>255902</text:p>
          </table:table-cell>
          <table:table-cell office:value-type="float" office:value="3100858307">
            <text:p>3100858307</text:p>
          </table:table-cell>
          <table:table-cell office:value-type="float" office:value="251920">
            <text:p>251920</text:p>
          </table:table-cell>
          <table:table-cell office:value-type="float" office:value="163128">
            <text:p>163128</text:p>
          </table:table-cell>
          <table:table-cell office:value-type="float" office:value="158870">
            <text:p>158870</text:p>
          </table:table-cell>
          <table:table-cell office:value-type="float" office:value="7100110">
            <text:p>7100110</text:p>
          </table:table-cell>
          <table:table-cell office:value-type="float" office:value="439875">
            <text:p>439875</text:p>
          </table:table-cell>
          <table:table-cell office:value-type="float" office:value="231534">
            <text:p>231534</text:p>
          </table:table-cell>
          <table:table-cell/>
        </table:table-row>
        <table:table-row table:style-name="ro1">
          <table:table-cell office:value-type="float" office:value="2437673847">
            <text:p>2437673847</text:p>
          </table:table-cell>
          <table:table-cell office:value-type="float" office:value="195296">
            <text:p>195296</text:p>
          </table:table-cell>
          <table:table-cell office:value-type="float" office:value="154906">
            <text:p>154906</text:p>
          </table:table-cell>
          <table:table-cell office:value-type="float" office:value="153108">
            <text:p>153108</text:p>
          </table:table-cell>
          <table:table-cell office:value-type="float" office:value="6499065">
            <text:p>6499065</text:p>
          </table:table-cell>
          <table:table-cell office:value-type="float" office:value="272484">
            <text:p>272484</text:p>
          </table:table-cell>
          <table:table-cell office:value-type="float" office:value="431585">
            <text:p>431585</text:p>
          </table:table-cell>
          <table:table-cell office:value-type="float" office:value="1089739949">
            <text:p>1089739949</text:p>
          </table:table-cell>
          <table:table-cell office:value-type="float" office:value="207856">
            <text:p>207856</text:p>
          </table:table-cell>
          <table:table-cell office:value-type="float" office:value="166984">
            <text:p>166984</text:p>
          </table:table-cell>
          <table:table-cell office:value-type="float" office:value="197257">
            <text:p>197257</text:p>
          </table:table-cell>
          <table:table-cell office:value-type="float" office:value="5232590">
            <text:p>5232590</text:p>
          </table:table-cell>
          <table:table-cell office:value-type="float" office:value="276376">
            <text:p>276376</text:p>
          </table:table-cell>
          <table:table-cell office:value-type="float" office:value="251420">
            <text:p>251420</text:p>
          </table:table-cell>
          <table:table-cell office:value-type="float" office:value="6654357278">
            <text:p>6654357278</text:p>
          </table:table-cell>
          <table:table-cell office:value-type="float" office:value="203498">
            <text:p>203498</text:p>
          </table:table-cell>
          <table:table-cell office:value-type="float" office:value="169384">
            <text:p>169384</text:p>
          </table:table-cell>
          <table:table-cell office:value-type="float" office:value="162454">
            <text:p>162454</text:p>
          </table:table-cell>
          <table:table-cell office:value-type="float" office:value="4258018">
            <text:p>4258018</text:p>
          </table:table-cell>
          <table:table-cell office:value-type="float" office:value="289190">
            <text:p>289190</text:p>
          </table:table-cell>
          <table:table-cell office:value-type="float" office:value="337732">
            <text:p>337732</text:p>
          </table:table-cell>
          <table:table-cell/>
        </table:table-row>
        <table:table-row table:style-name="ro1">
          <table:table-cell office:value-type="float" office:value="5049093484">
            <text:p>5049093484</text:p>
          </table:table-cell>
          <table:table-cell office:value-type="float" office:value="191832">
            <text:p>191832</text:p>
          </table:table-cell>
          <table:table-cell office:value-type="float" office:value="161314">
            <text:p>161314</text:p>
          </table:table-cell>
          <table:table-cell office:value-type="float" office:value="152094">
            <text:p>152094</text:p>
          </table:table-cell>
          <table:table-cell office:value-type="float" office:value="10759519">
            <text:p>10759519</text:p>
          </table:table-cell>
          <table:table-cell office:value-type="float" office:value="273234">
            <text:p>273234</text:p>
          </table:table-cell>
          <table:table-cell office:value-type="float" office:value="230040">
            <text:p>230040</text:p>
          </table:table-cell>
          <table:table-cell office:value-type="float" office:value="3512075369">
            <text:p>3512075369</text:p>
          </table:table-cell>
          <table:table-cell office:value-type="float" office:value="228904">
            <text:p>228904</text:p>
          </table:table-cell>
          <table:table-cell office:value-type="float" office:value="165878">
            <text:p>165878</text:p>
          </table:table-cell>
          <table:table-cell office:value-type="float" office:value="162936">
            <text:p>162936</text:p>
          </table:table-cell>
          <table:table-cell office:value-type="float" office:value="258286">
            <text:p>258286</text:p>
          </table:table-cell>
          <table:table-cell office:value-type="float" office:value="277136">
            <text:p>277136</text:p>
          </table:table-cell>
          <table:table-cell office:value-type="float" office:value="231938">
            <text:p>231938</text:p>
          </table:table-cell>
          <table:table-cell office:value-type="float" office:value="3789980252">
            <text:p>3789980252</text:p>
          </table:table-cell>
          <table:table-cell office:value-type="float" office:value="202210">
            <text:p>202210</text:p>
          </table:table-cell>
          <table:table-cell office:value-type="float" office:value="164586">
            <text:p>164586</text:p>
          </table:table-cell>
          <table:table-cell office:value-type="float" office:value="160092">
            <text:p>160092</text:p>
          </table:table-cell>
          <table:table-cell office:value-type="float" office:value="6443462">
            <text:p>6443462</text:p>
          </table:table-cell>
          <table:table-cell office:value-type="float" office:value="344426">
            <text:p>344426</text:p>
          </table:table-cell>
          <table:table-cell office:value-type="float" office:value="288519">
            <text:p>288519</text:p>
          </table:table-cell>
          <table:table-cell/>
        </table:table-row>
        <table:table-row table:style-name="ro1">
          <table:table-cell office:value-type="float" office:value="9137707089">
            <text:p>9137707089</text:p>
          </table:table-cell>
          <table:table-cell office:value-type="float" office:value="359000">
            <text:p>359000</text:p>
          </table:table-cell>
          <table:table-cell office:value-type="float" office:value="342472">
            <text:p>342472</text:p>
          </table:table-cell>
          <table:table-cell office:value-type="float" office:value="203491">
            <text:p>203491</text:p>
          </table:table-cell>
          <table:table-cell office:value-type="float" office:value="8781367">
            <text:p>8781367</text:p>
          </table:table-cell>
          <table:table-cell office:value-type="float" office:value="429465">
            <text:p>429465</text:p>
          </table:table-cell>
          <table:table-cell office:value-type="float" office:value="231188">
            <text:p>231188</text:p>
          </table:table-cell>
          <table:table-cell office:value-type="float" office:value="3309230925">
            <text:p>3309230925</text:p>
          </table:table-cell>
          <table:table-cell office:value-type="float" office:value="235480">
            <text:p>235480</text:p>
          </table:table-cell>
          <table:table-cell office:value-type="float" office:value="183619">
            <text:p>183619</text:p>
          </table:table-cell>
          <table:table-cell office:value-type="float" office:value="159994">
            <text:p>159994</text:p>
          </table:table-cell>
          <table:table-cell office:value-type="float" office:value="265508">
            <text:p>265508</text:p>
          </table:table-cell>
          <table:table-cell office:value-type="float" office:value="287204">
            <text:p>287204</text:p>
          </table:table-cell>
          <table:table-cell office:value-type="float" office:value="232730">
            <text:p>232730</text:p>
          </table:table-cell>
          <table:table-cell office:value-type="float" office:value="4329161962">
            <text:p>4329161962</text:p>
          </table:table-cell>
          <table:table-cell office:value-type="float" office:value="202422">
            <text:p>202422</text:p>
          </table:table-cell>
          <table:table-cell office:value-type="float" office:value="222836">
            <text:p>222836</text:p>
          </table:table-cell>
          <table:table-cell office:value-type="float" office:value="164294">
            <text:p>164294</text:p>
          </table:table-cell>
          <table:table-cell office:value-type="float" office:value="12316813">
            <text:p>12316813</text:p>
          </table:table-cell>
          <table:table-cell office:value-type="float" office:value="301208">
            <text:p>301208</text:p>
          </table:table-cell>
          <table:table-cell office:value-type="float" office:value="236936">
            <text:p>236936</text:p>
          </table:table-cell>
          <table:table-cell/>
        </table:table-row>
        <table:table-row table:style-name="ro1">
          <table:table-cell office:value-type="float" office:value="10365711088">
            <text:p>10365711088</text:p>
          </table:table-cell>
          <table:table-cell office:value-type="float" office:value="299291">
            <text:p>299291</text:p>
          </table:table-cell>
          <table:table-cell office:value-type="float" office:value="175156">
            <text:p>175156</text:p>
          </table:table-cell>
          <table:table-cell office:value-type="float" office:value="151890">
            <text:p>151890</text:p>
          </table:table-cell>
          <table:table-cell office:value-type="float" office:value="64045914">
            <text:p>64045914</text:p>
          </table:table-cell>
          <table:table-cell office:value-type="float" office:value="282126">
            <text:p>282126</text:p>
          </table:table-cell>
          <table:table-cell office:value-type="float" office:value="389840">
            <text:p>389840</text:p>
          </table:table-cell>
          <table:table-cell office:value-type="float" office:value="1282661716">
            <text:p>1282661716</text:p>
          </table:table-cell>
          <table:table-cell office:value-type="float" office:value="205384">
            <text:p>205384</text:p>
          </table:table-cell>
          <table:table-cell office:value-type="float" office:value="167756">
            <text:p>167756</text:p>
          </table:table-cell>
          <table:table-cell office:value-type="float" office:value="160938">
            <text:p>160938</text:p>
          </table:table-cell>
          <table:table-cell office:value-type="float" office:value="18524786">
            <text:p>18524786</text:p>
          </table:table-cell>
          <table:table-cell office:value-type="float" office:value="276690">
            <text:p>276690</text:p>
          </table:table-cell>
          <table:table-cell office:value-type="float" office:value="223132">
            <text:p>223132</text:p>
          </table:table-cell>
          <table:table-cell office:value-type="float" office:value="6333286370">
            <text:p>6333286370</text:p>
          </table:table-cell>
          <table:table-cell office:value-type="float" office:value="200182">
            <text:p>200182</text:p>
          </table:table-cell>
          <table:table-cell office:value-type="float" office:value="252177">
            <text:p>252177</text:p>
          </table:table-cell>
          <table:table-cell office:value-type="float" office:value="160694">
            <text:p>160694</text:p>
          </table:table-cell>
          <table:table-cell office:value-type="float" office:value="7012209">
            <text:p>7012209</text:p>
          </table:table-cell>
          <table:table-cell office:value-type="float" office:value="283798">
            <text:p>283798</text:p>
          </table:table-cell>
          <table:table-cell office:value-type="float" office:value="255880">
            <text:p>255880</text:p>
          </table:table-cell>
          <table:table-cell/>
        </table:table-row>
        <table:table-row table:style-name="ro1">
          <table:table-cell office:value-type="float" office:value="4140486867">
            <text:p>4140486867</text:p>
          </table:table-cell>
          <table:table-cell office:value-type="float" office:value="227792">
            <text:p>227792</text:p>
          </table:table-cell>
          <table:table-cell office:value-type="float" office:value="192565">
            <text:p>192565</text:p>
          </table:table-cell>
          <table:table-cell office:value-type="float" office:value="152258">
            <text:p>152258</text:p>
          </table:table-cell>
          <table:table-cell office:value-type="float" office:value="2984664">
            <text:p>2984664</text:p>
          </table:table-cell>
          <table:table-cell office:value-type="float" office:value="372802">
            <text:p>372802</text:p>
          </table:table-cell>
          <table:table-cell office:value-type="float" office:value="222488">
            <text:p>222488</text:p>
          </table:table-cell>
          <table:table-cell office:value-type="float" office:value="3683563548">
            <text:p>3683563548</text:p>
          </table:table-cell>
          <table:table-cell office:value-type="float" office:value="202026">
            <text:p>202026</text:p>
          </table:table-cell>
          <table:table-cell office:value-type="float" office:value="166194">
            <text:p>166194</text:p>
          </table:table-cell>
          <table:table-cell office:value-type="float" office:value="162122">
            <text:p>162122</text:p>
          </table:table-cell>
          <table:table-cell office:value-type="float" office:value="10386488">
            <text:p>10386488</text:p>
          </table:table-cell>
          <table:table-cell office:value-type="float" office:value="281782">
            <text:p>281782</text:p>
          </table:table-cell>
          <table:table-cell office:value-type="float" office:value="251248">
            <text:p>251248</text:p>
          </table:table-cell>
          <table:table-cell office:value-type="float" office:value="4449221411">
            <text:p>4449221411</text:p>
          </table:table-cell>
          <table:table-cell office:value-type="float" office:value="236936">
            <text:p>236936</text:p>
          </table:table-cell>
          <table:table-cell office:value-type="float" office:value="163668">
            <text:p>163668</text:p>
          </table:table-cell>
          <table:table-cell office:value-type="float" office:value="156944">
            <text:p>156944</text:p>
          </table:table-cell>
          <table:table-cell office:value-type="float" office:value="1249429">
            <text:p>1249429</text:p>
          </table:table-cell>
          <table:table-cell office:value-type="float" office:value="282790">
            <text:p>282790</text:p>
          </table:table-cell>
          <table:table-cell office:value-type="float" office:value="231900">
            <text:p>231900</text:p>
          </table:table-cell>
          <table:table-cell/>
        </table:table-row>
        <table:table-row table:style-name="ro1">
          <table:table-cell office:value-type="float" office:value="2955272965">
            <text:p>2955272965</text:p>
          </table:table-cell>
          <table:table-cell office:value-type="float" office:value="195042">
            <text:p>195042</text:p>
          </table:table-cell>
          <table:table-cell office:value-type="float" office:value="253177">
            <text:p>253177</text:p>
          </table:table-cell>
          <table:table-cell office:value-type="float" office:value="246077">
            <text:p>246077</text:p>
          </table:table-cell>
          <table:table-cell office:value-type="float" office:value="3371182">
            <text:p>3371182</text:p>
          </table:table-cell>
          <table:table-cell office:value-type="float" office:value="303762">
            <text:p>303762</text:p>
          </table:table-cell>
          <table:table-cell office:value-type="float" office:value="245964">
            <text:p>245964</text:p>
          </table:table-cell>
          <table:table-cell office:value-type="float" office:value="5573054432">
            <text:p>5573054432</text:p>
          </table:table-cell>
          <table:table-cell office:value-type="float" office:value="245372">
            <text:p>245372</text:p>
          </table:table-cell>
          <table:table-cell office:value-type="float" office:value="168696">
            <text:p>168696</text:p>
          </table:table-cell>
          <table:table-cell office:value-type="float" office:value="161854">
            <text:p>161854</text:p>
          </table:table-cell>
          <table:table-cell office:value-type="float" office:value="32152123">
            <text:p>32152123</text:p>
          </table:table-cell>
          <table:table-cell office:value-type="float" office:value="333362">
            <text:p>333362</text:p>
          </table:table-cell>
          <table:table-cell office:value-type="float" office:value="235272">
            <text:p>235272</text:p>
          </table:table-cell>
          <table:table-cell office:value-type="float" office:value="4851044539">
            <text:p>4851044539</text:p>
          </table:table-cell>
          <table:table-cell office:value-type="float" office:value="201154">
            <text:p>201154</text:p>
          </table:table-cell>
          <table:table-cell office:value-type="float" office:value="164642">
            <text:p>164642</text:p>
          </table:table-cell>
          <table:table-cell office:value-type="float" office:value="208453">
            <text:p>208453</text:p>
          </table:table-cell>
          <table:table-cell office:value-type="float" office:value="1249082">
            <text:p>1249082</text:p>
          </table:table-cell>
          <table:table-cell office:value-type="float" office:value="258884">
            <text:p>258884</text:p>
          </table:table-cell>
          <table:table-cell office:value-type="float" office:value="245054">
            <text:p>245054</text:p>
          </table:table-cell>
          <table:table-cell/>
        </table:table-row>
        <table:table-row table:style-name="ro1">
          <table:table-cell office:value-type="float" office:value="991085688">
            <text:p>991085688</text:p>
          </table:table-cell>
          <table:table-cell office:value-type="float" office:value="203752">
            <text:p>203752</text:p>
          </table:table-cell>
          <table:table-cell office:value-type="float" office:value="152576">
            <text:p>152576</text:p>
          </table:table-cell>
          <table:table-cell office:value-type="float" office:value="192072">
            <text:p>192072</text:p>
          </table:table-cell>
          <table:table-cell office:value-type="float" office:value="33579665">
            <text:p>33579665</text:p>
          </table:table-cell>
          <table:table-cell office:value-type="float" office:value="285102">
            <text:p>285102</text:p>
          </table:table-cell>
          <table:table-cell office:value-type="float" office:value="293036">
            <text:p>293036</text:p>
          </table:table-cell>
          <table:table-cell office:value-type="float" office:value="1536452778">
            <text:p>1536452778</text:p>
          </table:table-cell>
          <table:table-cell office:value-type="float" office:value="206598">
            <text:p>206598</text:p>
          </table:table-cell>
          <table:table-cell office:value-type="float" office:value="175398">
            <text:p>175398</text:p>
          </table:table-cell>
          <table:table-cell office:value-type="float" office:value="186752">
            <text:p>186752</text:p>
          </table:table-cell>
          <table:table-cell office:value-type="float" office:value="2175170">
            <text:p>2175170</text:p>
          </table:table-cell>
          <table:table-cell office:value-type="float" office:value="267236">
            <text:p>267236</text:p>
          </table:table-cell>
          <table:table-cell office:value-type="float" office:value="224886">
            <text:p>224886</text:p>
          </table:table-cell>
          <table:table-cell office:value-type="float" office:value="1692432241">
            <text:p>1692432241</text:p>
          </table:table-cell>
          <table:table-cell office:value-type="float" office:value="199210">
            <text:p>199210</text:p>
          </table:table-cell>
          <table:table-cell office:value-type="float" office:value="198445">
            <text:p>198445</text:p>
          </table:table-cell>
          <table:table-cell office:value-type="float" office:value="165330">
            <text:p>165330</text:p>
          </table:table-cell>
          <table:table-cell office:value-type="float" office:value="271870">
            <text:p>271870</text:p>
          </table:table-cell>
          <table:table-cell office:value-type="float" office:value="260392">
            <text:p>260392</text:p>
          </table:table-cell>
          <table:table-cell office:value-type="float" office:value="234838">
            <text:p>234838</text:p>
          </table:table-cell>
          <table:table-cell/>
        </table:table-row>
        <table:table-row table:style-name="ro1">
          <table:table-cell office:value-type="float" office:value="1929398905">
            <text:p>1929398905</text:p>
          </table:table-cell>
          <table:table-cell office:value-type="float" office:value="192688">
            <text:p>192688</text:p>
          </table:table-cell>
          <table:table-cell office:value-type="float" office:value="154622">
            <text:p>154622</text:p>
          </table:table-cell>
          <table:table-cell office:value-type="float" office:value="347566">
            <text:p>347566</text:p>
          </table:table-cell>
          <table:table-cell office:value-type="float" office:value="4552618">
            <text:p>4552618</text:p>
          </table:table-cell>
          <table:table-cell office:value-type="float" office:value="291478">
            <text:p>291478</text:p>
          </table:table-cell>
          <table:table-cell office:value-type="float" office:value="309393">
            <text:p>309393</text:p>
          </table:table-cell>
          <table:table-cell office:value-type="float" office:value="4033437799">
            <text:p>4033437799</text:p>
          </table:table-cell>
          <table:table-cell office:value-type="float" office:value="209990">
            <text:p>209990</text:p>
          </table:table-cell>
          <table:table-cell office:value-type="float" office:value="239900">
            <text:p>239900</text:p>
          </table:table-cell>
          <table:table-cell office:value-type="float" office:value="164042">
            <text:p>164042</text:p>
          </table:table-cell>
          <table:table-cell office:value-type="float" office:value="394791">
            <text:p>394791</text:p>
          </table:table-cell>
          <table:table-cell office:value-type="float" office:value="323892">
            <text:p>323892</text:p>
          </table:table-cell>
          <table:table-cell office:value-type="float" office:value="232314">
            <text:p>232314</text:p>
          </table:table-cell>
          <table:table-cell office:value-type="float" office:value="1761599887">
            <text:p>1761599887</text:p>
          </table:table-cell>
          <table:table-cell office:value-type="float" office:value="256710">
            <text:p>256710</text:p>
          </table:table-cell>
          <table:table-cell office:value-type="float" office:value="165636">
            <text:p>165636</text:p>
          </table:table-cell>
          <table:table-cell office:value-type="float" office:value="155816">
            <text:p>155816</text:p>
          </table:table-cell>
          <table:table-cell office:value-type="float" office:value="4864404">
            <text:p>4864404</text:p>
          </table:table-cell>
          <table:table-cell office:value-type="float" office:value="275410">
            <text:p>275410</text:p>
          </table:table-cell>
          <table:table-cell office:value-type="float" office:value="232740">
            <text:p>232740</text:p>
          </table:table-cell>
          <table:table-cell/>
        </table:table-row>
        <table:table-row table:style-name="ro1">
          <table:table-cell office:value-type="float" office:value="1516379022">
            <text:p>1516379022</text:p>
          </table:table-cell>
          <table:table-cell office:value-type="float" office:value="259177">
            <text:p>259177</text:p>
          </table:table-cell>
          <table:table-cell office:value-type="float" office:value="162314">
            <text:p>162314</text:p>
          </table:table-cell>
          <table:table-cell office:value-type="float" office:value="192674">
            <text:p>192674</text:p>
          </table:table-cell>
          <table:table-cell office:value-type="float" office:value="328706">
            <text:p>328706</text:p>
          </table:table-cell>
          <table:table-cell office:value-type="float" office:value="290161">
            <text:p>290161</text:p>
          </table:table-cell>
          <table:table-cell office:value-type="float" office:value="218842">
            <text:p>218842</text:p>
          </table:table-cell>
          <table:table-cell office:value-type="float" office:value="8655174992">
            <text:p>8655174992</text:p>
          </table:table-cell>
          <table:table-cell office:value-type="float" office:value="341260">
            <text:p>341260</text:p>
          </table:table-cell>
          <table:table-cell office:value-type="float" office:value="171182">
            <text:p>171182</text:p>
          </table:table-cell>
          <table:table-cell office:value-type="float" office:value="240012">
            <text:p>240012</text:p>
          </table:table-cell>
          <table:table-cell office:value-type="float" office:value="63178280">
            <text:p>63178280</text:p>
          </table:table-cell>
          <table:table-cell office:value-type="float" office:value="286578">
            <text:p>286578</text:p>
          </table:table-cell>
          <table:table-cell office:value-type="float" office:value="240794">
            <text:p>240794</text:p>
          </table:table-cell>
          <table:table-cell office:value-type="float" office:value="5785079044">
            <text:p>5785079044</text:p>
          </table:table-cell>
          <table:table-cell office:value-type="float" office:value="199778">
            <text:p>199778</text:p>
          </table:table-cell>
          <table:table-cell office:value-type="float" office:value="175358">
            <text:p>175358</text:p>
          </table:table-cell>
          <table:table-cell office:value-type="float" office:value="166458">
            <text:p>166458</text:p>
          </table:table-cell>
          <table:table-cell office:value-type="float" office:value="48481574">
            <text:p>48481574</text:p>
          </table:table-cell>
          <table:table-cell office:value-type="float" office:value="311070">
            <text:p>311070</text:p>
          </table:table-cell>
          <table:table-cell office:value-type="float" office:value="301631">
            <text:p>301631</text:p>
          </table:table-cell>
          <table:table-cell/>
        </table:table-row>
        <table:table-row table:style-name="ro1">
          <table:table-cell office:value-type="float" office:value="4972764939">
            <text:p>4972764939</text:p>
          </table:table-cell>
          <table:table-cell office:value-type="float" office:value="193012">
            <text:p>193012</text:p>
          </table:table-cell>
          <table:table-cell office:value-type="float" office:value="174488">
            <text:p>174488</text:p>
          </table:table-cell>
          <table:table-cell office:value-type="float" office:value="156100">
            <text:p>156100</text:p>
          </table:table-cell>
          <table:table-cell office:value-type="float" office:value="14390003">
            <text:p>14390003</text:p>
          </table:table-cell>
          <table:table-cell office:value-type="float" office:value="271168">
            <text:p>271168</text:p>
          </table:table-cell>
          <table:table-cell office:value-type="float" office:value="297974">
            <text:p>297974</text:p>
          </table:table-cell>
          <table:table-cell office:value-type="float" office:value="2706668974">
            <text:p>2706668974</text:p>
          </table:table-cell>
          <table:table-cell office:value-type="float" office:value="313810">
            <text:p>313810</text:p>
          </table:table-cell>
          <table:table-cell office:value-type="float" office:value="171286">
            <text:p>171286</text:p>
          </table:table-cell>
          <table:table-cell office:value-type="float" office:value="157684">
            <text:p>157684</text:p>
          </table:table-cell>
          <table:table-cell office:value-type="float" office:value="11502461">
            <text:p>11502461</text:p>
          </table:table-cell>
          <table:table-cell office:value-type="float" office:value="286074">
            <text:p>286074</text:p>
          </table:table-cell>
          <table:table-cell office:value-type="float" office:value="255502">
            <text:p>255502</text:p>
          </table:table-cell>
          <table:table-cell office:value-type="float" office:value="1787707715">
            <text:p>1787707715</text:p>
          </table:table-cell>
          <table:table-cell office:value-type="float" office:value="206286">
            <text:p>206286</text:p>
          </table:table-cell>
          <table:table-cell office:value-type="float" office:value="163634">
            <text:p>163634</text:p>
          </table:table-cell>
          <table:table-cell office:value-type="float" office:value="161898">
            <text:p>161898</text:p>
          </table:table-cell>
          <table:table-cell office:value-type="float" office:value="8243814">
            <text:p>8243814</text:p>
          </table:table-cell>
          <table:table-cell office:value-type="float" office:value="273304">
            <text:p>273304</text:p>
          </table:table-cell>
          <table:table-cell office:value-type="float" office:value="301464">
            <text:p>301464</text:p>
          </table:table-cell>
          <table:table-cell/>
        </table:table-row>
        <table:table-row table:style-name="ro1">
          <table:table-cell office:value-type="float" office:value="3542334999">
            <text:p>3542334999</text:p>
          </table:table-cell>
          <table:table-cell office:value-type="float" office:value="204496">
            <text:p>204496</text:p>
          </table:table-cell>
          <table:table-cell office:value-type="float" office:value="152816">
            <text:p>152816</text:p>
          </table:table-cell>
          <table:table-cell office:value-type="float" office:value="212778">
            <text:p>212778</text:p>
          </table:table-cell>
          <table:table-cell office:value-type="float" office:value="13465256">
            <text:p>13465256</text:p>
          </table:table-cell>
          <table:table-cell office:value-type="float" office:value="367838">
            <text:p>367838</text:p>
          </table:table-cell>
          <table:table-cell office:value-type="float" office:value="237774">
            <text:p>237774</text:p>
          </table:table-cell>
          <table:table-cell office:value-type="float" office:value="13675039817">
            <text:p>13675039817</text:p>
          </table:table-cell>
          <table:table-cell office:value-type="float" office:value="336069">
            <text:p>336069</text:p>
          </table:table-cell>
          <table:table-cell office:value-type="float" office:value="203947">
            <text:p>203947</text:p>
          </table:table-cell>
          <table:table-cell office:value-type="float" office:value="164892">
            <text:p>164892</text:p>
          </table:table-cell>
          <table:table-cell office:value-type="float" office:value="276534">
            <text:p>276534</text:p>
          </table:table-cell>
          <table:table-cell office:value-type="float" office:value="1069656">
            <text:p>1069656</text:p>
          </table:table-cell>
          <table:table-cell office:value-type="float" office:value="250172">
            <text:p>250172</text:p>
          </table:table-cell>
          <table:table-cell office:value-type="float" office:value="5439292608">
            <text:p>5439292608</text:p>
          </table:table-cell>
          <table:table-cell office:value-type="float" office:value="202118">
            <text:p>202118</text:p>
          </table:table-cell>
          <table:table-cell office:value-type="float" office:value="169700">
            <text:p>169700</text:p>
          </table:table-cell>
          <table:table-cell office:value-type="float" office:value="161812">
            <text:p>161812</text:p>
          </table:table-cell>
          <table:table-cell office:value-type="float" office:value="18739054">
            <text:p>18739054</text:p>
          </table:table-cell>
          <table:table-cell office:value-type="float" office:value="438317">
            <text:p>438317</text:p>
          </table:table-cell>
          <table:table-cell office:value-type="float" office:value="229066">
            <text:p>229066</text:p>
          </table:table-cell>
          <table:table-cell/>
        </table:table-row>
        <table:table-row table:style-name="ro1">
          <table:table-cell office:value-type="float" office:value="1502944809">
            <text:p>1502944809</text:p>
          </table:table-cell>
          <table:table-cell office:value-type="float" office:value="191212">
            <text:p>191212</text:p>
          </table:table-cell>
          <table:table-cell office:value-type="float" office:value="157422">
            <text:p>157422</text:p>
          </table:table-cell>
          <table:table-cell office:value-type="float" office:value="179137">
            <text:p>179137</text:p>
          </table:table-cell>
          <table:table-cell office:value-type="float" office:value="43836918">
            <text:p>43836918</text:p>
          </table:table-cell>
          <table:table-cell office:value-type="float" office:value="405734">
            <text:p>405734</text:p>
          </table:table-cell>
          <table:table-cell office:value-type="float" office:value="272344">
            <text:p>272344</text:p>
          </table:table-cell>
          <table:table-cell office:value-type="float" office:value="30626986812">
            <text:p>30626986812</text:p>
          </table:table-cell>
          <table:table-cell office:value-type="float" office:value="207412">
            <text:p>207412</text:p>
          </table:table-cell>
          <table:table-cell office:value-type="float" office:value="167290">
            <text:p>167290</text:p>
          </table:table-cell>
          <table:table-cell office:value-type="float" office:value="161670">
            <text:p>161670</text:p>
          </table:table-cell>
          <table:table-cell office:value-type="float" office:value="20691526">
            <text:p>20691526</text:p>
          </table:table-cell>
          <table:table-cell office:value-type="float" office:value="285200">
            <text:p>285200</text:p>
          </table:table-cell>
          <table:table-cell office:value-type="float" office:value="255765">
            <text:p>255765</text:p>
          </table:table-cell>
          <table:table-cell office:value-type="float" office:value="14313664163">
            <text:p>14313664163</text:p>
          </table:table-cell>
          <table:table-cell office:value-type="float" office:value="233610">
            <text:p>233610</text:p>
          </table:table-cell>
          <table:table-cell office:value-type="float" office:value="172474">
            <text:p>172474</text:p>
          </table:table-cell>
          <table:table-cell office:value-type="float" office:value="162030">
            <text:p>162030</text:p>
          </table:table-cell>
          <table:table-cell office:value-type="float" office:value="8243451">
            <text:p>8243451</text:p>
          </table:table-cell>
          <table:table-cell office:value-type="float" office:value="290116">
            <text:p>290116</text:p>
          </table:table-cell>
          <table:table-cell office:value-type="float" office:value="248406">
            <text:p>248406</text:p>
          </table:table-cell>
          <table:table-cell/>
        </table:table-row>
        <table:table-row table:style-name="ro1">
          <table:table-cell office:value-type="float" office:value="2324506156">
            <text:p>2324506156</text:p>
          </table:table-cell>
          <table:table-cell office:value-type="float" office:value="192246">
            <text:p>192246</text:p>
          </table:table-cell>
          <table:table-cell office:value-type="float" office:value="161222">
            <text:p>161222</text:p>
          </table:table-cell>
          <table:table-cell office:value-type="float" office:value="153532">
            <text:p>153532</text:p>
          </table:table-cell>
          <table:table-cell office:value-type="float" office:value="12956263">
            <text:p>12956263</text:p>
          </table:table-cell>
          <table:table-cell office:value-type="float" office:value="276374">
            <text:p>276374</text:p>
          </table:table-cell>
          <table:table-cell office:value-type="float" office:value="267504">
            <text:p>267504</text:p>
          </table:table-cell>
          <table:table-cell office:value-type="float" office:value="1932980664">
            <text:p>1932980664</text:p>
          </table:table-cell>
          <table:table-cell office:value-type="float" office:value="223382">
            <text:p>223382</text:p>
          </table:table-cell>
          <table:table-cell office:value-type="float" office:value="169532">
            <text:p>169532</text:p>
          </table:table-cell>
          <table:table-cell office:value-type="float" office:value="159944">
            <text:p>159944</text:p>
          </table:table-cell>
          <table:table-cell office:value-type="float" office:value="13434871">
            <text:p>13434871</text:p>
          </table:table-cell>
          <table:table-cell office:value-type="float" office:value="394572">
            <text:p>394572</text:p>
          </table:table-cell>
          <table:table-cell office:value-type="float" office:value="286571">
            <text:p>286571</text:p>
          </table:table-cell>
          <table:table-cell office:value-type="float" office:value="5948001880">
            <text:p>5948001880</text:p>
          </table:table-cell>
          <table:table-cell office:value-type="float" office:value="334692">
            <text:p>334692</text:p>
          </table:table-cell>
          <table:table-cell office:value-type="float" office:value="169554">
            <text:p>169554</text:p>
          </table:table-cell>
          <table:table-cell office:value-type="float" office:value="160534">
            <text:p>160534</text:p>
          </table:table-cell>
          <table:table-cell office:value-type="float" office:value="2027983">
            <text:p>2027983</text:p>
          </table:table-cell>
          <table:table-cell office:value-type="float" office:value="284674">
            <text:p>284674</text:p>
          </table:table-cell>
          <table:table-cell office:value-type="float" office:value="343590">
            <text:p>343590</text:p>
          </table:table-cell>
          <table:table-cell/>
        </table:table-row>
        <table:table-row table:style-name="ro1">
          <table:table-cell office:value-type="float" office:value="321978667">
            <text:p>321978667</text:p>
          </table:table-cell>
          <table:table-cell office:value-type="float" office:value="337743">
            <text:p>337743</text:p>
          </table:table-cell>
          <table:table-cell office:value-type="float" office:value="158992">
            <text:p>158992</text:p>
          </table:table-cell>
          <table:table-cell office:value-type="float" office:value="152368">
            <text:p>152368</text:p>
          </table:table-cell>
          <table:table-cell office:value-type="float" office:value="6744470">
            <text:p>6744470</text:p>
          </table:table-cell>
          <table:table-cell office:value-type="float" office:value="270460">
            <text:p>270460</text:p>
          </table:table-cell>
          <table:table-cell office:value-type="float" office:value="240936">
            <text:p>240936</text:p>
          </table:table-cell>
          <table:table-cell office:value-type="float" office:value="492229185">
            <text:p>492229185</text:p>
          </table:table-cell>
          <table:table-cell office:value-type="float" office:value="204538">
            <text:p>204538</text:p>
          </table:table-cell>
          <table:table-cell office:value-type="float" office:value="164954">
            <text:p>164954</text:p>
          </table:table-cell>
          <table:table-cell office:value-type="float" office:value="161118">
            <text:p>161118</text:p>
          </table:table-cell>
          <table:table-cell office:value-type="float" office:value="466620">
            <text:p>466620</text:p>
          </table:table-cell>
          <table:table-cell office:value-type="float" office:value="268698">
            <text:p>268698</text:p>
          </table:table-cell>
          <table:table-cell office:value-type="float" office:value="230366">
            <text:p>230366</text:p>
          </table:table-cell>
          <table:table-cell office:value-type="float" office:value="7155077669">
            <text:p>7155077669</text:p>
          </table:table-cell>
          <table:table-cell office:value-type="float" office:value="256238">
            <text:p>256238</text:p>
          </table:table-cell>
          <table:table-cell office:value-type="float" office:value="171446">
            <text:p>171446</text:p>
          </table:table-cell>
          <table:table-cell office:value-type="float" office:value="162344">
            <text:p>162344</text:p>
          </table:table-cell>
          <table:table-cell office:value-type="float" office:value="9922646">
            <text:p>9922646</text:p>
          </table:table-cell>
          <table:table-cell office:value-type="float" office:value="272188">
            <text:p>272188</text:p>
          </table:table-cell>
          <table:table-cell office:value-type="float" office:value="220834">
            <text:p>220834</text:p>
          </table:table-cell>
          <table:table-cell/>
        </table:table-row>
        <table:table-row table:style-name="ro1">
          <table:table-cell office:value-type="float" office:value="16081736332">
            <text:p>16081736332</text:p>
          </table:table-cell>
          <table:table-cell office:value-type="float" office:value="200378">
            <text:p>200378</text:p>
          </table:table-cell>
          <table:table-cell office:value-type="float" office:value="152110">
            <text:p>152110</text:p>
          </table:table-cell>
          <table:table-cell office:value-type="float" office:value="150722">
            <text:p>150722</text:p>
          </table:table-cell>
          <table:table-cell office:value-type="float" office:value="5891780">
            <text:p>5891780</text:p>
          </table:table-cell>
          <table:table-cell office:value-type="float" office:value="258506">
            <text:p>258506</text:p>
          </table:table-cell>
          <table:table-cell office:value-type="float" office:value="217340">
            <text:p>217340</text:p>
          </table:table-cell>
          <table:table-cell office:value-type="float" office:value="2692857387">
            <text:p>2692857387</text:p>
          </table:table-cell>
          <table:table-cell office:value-type="float" office:value="331742">
            <text:p>331742</text:p>
          </table:table-cell>
          <table:table-cell office:value-type="float" office:value="172638">
            <text:p>172638</text:p>
          </table:table-cell>
          <table:table-cell office:value-type="float" office:value="160972">
            <text:p>160972</text:p>
          </table:table-cell>
          <table:table-cell office:value-type="float" office:value="440362">
            <text:p>440362</text:p>
          </table:table-cell>
          <table:table-cell office:value-type="float" office:value="340250">
            <text:p>340250</text:p>
          </table:table-cell>
          <table:table-cell office:value-type="float" office:value="224938">
            <text:p>224938</text:p>
          </table:table-cell>
          <table:table-cell office:value-type="float" office:value="1409190765">
            <text:p>1409190765</text:p>
          </table:table-cell>
          <table:table-cell office:value-type="float" office:value="251319">
            <text:p>251319</text:p>
          </table:table-cell>
          <table:table-cell office:value-type="float" office:value="163336">
            <text:p>163336</text:p>
          </table:table-cell>
          <table:table-cell office:value-type="float" office:value="165174">
            <text:p>165174</text:p>
          </table:table-cell>
          <table:table-cell office:value-type="float" office:value="530157">
            <text:p>530157</text:p>
          </table:table-cell>
          <table:table-cell office:value-type="float" office:value="263396">
            <text:p>263396</text:p>
          </table:table-cell>
          <table:table-cell office:value-type="float" office:value="235348">
            <text:p>235348</text:p>
          </table:table-cell>
          <table:table-cell/>
        </table:table-row>
        <table:table-row table:style-name="ro1">
          <table:table-cell office:value-type="float" office:value="972714935">
            <text:p>972714935</text:p>
          </table:table-cell>
          <table:table-cell office:value-type="float" office:value="195152">
            <text:p>195152</text:p>
          </table:table-cell>
          <table:table-cell office:value-type="float" office:value="152996">
            <text:p>152996</text:p>
          </table:table-cell>
          <table:table-cell office:value-type="float" office:value="156570">
            <text:p>156570</text:p>
          </table:table-cell>
          <table:table-cell office:value-type="float" office:value="15483651">
            <text:p>15483651</text:p>
          </table:table-cell>
          <table:table-cell office:value-type="float" office:value="279504">
            <text:p>279504</text:p>
          </table:table-cell>
          <table:table-cell office:value-type="float" office:value="272089">
            <text:p>272089</text:p>
          </table:table-cell>
          <table:table-cell office:value-type="float" office:value="5520392547">
            <text:p>5520392547</text:p>
          </table:table-cell>
          <table:table-cell office:value-type="float" office:value="891021">
            <text:p>891021</text:p>
          </table:table-cell>
          <table:table-cell office:value-type="float" office:value="206333">
            <text:p>206333</text:p>
          </table:table-cell>
          <table:table-cell office:value-type="float" office:value="164100">
            <text:p>164100</text:p>
          </table:table-cell>
          <table:table-cell office:value-type="float" office:value="5545446">
            <text:p>5545446</text:p>
          </table:table-cell>
          <table:table-cell office:value-type="float" office:value="285396">
            <text:p>285396</text:p>
          </table:table-cell>
          <table:table-cell office:value-type="float" office:value="226604">
            <text:p>226604</text:p>
          </table:table-cell>
          <table:table-cell office:value-type="float" office:value="6958597240">
            <text:p>6958597240</text:p>
          </table:table-cell>
          <table:table-cell office:value-type="float" office:value="209542">
            <text:p>209542</text:p>
          </table:table-cell>
          <table:table-cell office:value-type="float" office:value="194926">
            <text:p>194926</text:p>
          </table:table-cell>
          <table:table-cell office:value-type="float" office:value="165836">
            <text:p>165836</text:p>
          </table:table-cell>
          <table:table-cell office:value-type="float" office:value="746331">
            <text:p>746331</text:p>
          </table:table-cell>
          <table:table-cell office:value-type="float" office:value="355460">
            <text:p>355460</text:p>
          </table:table-cell>
          <table:table-cell office:value-type="float" office:value="254622">
            <text:p>254622</text:p>
          </table:table-cell>
          <table:table-cell/>
        </table:table-row>
        <table:table-row table:style-name="ro1">
          <table:table-cell office:value-type="float" office:value="3146826257">
            <text:p>3146826257</text:p>
          </table:table-cell>
          <table:table-cell office:value-type="float" office:value="198490">
            <text:p>198490</text:p>
          </table:table-cell>
          <table:table-cell office:value-type="float" office:value="152136">
            <text:p>152136</text:p>
          </table:table-cell>
          <table:table-cell office:value-type="float" office:value="192698">
            <text:p>192698</text:p>
          </table:table-cell>
          <table:table-cell office:value-type="float" office:value="83401286">
            <text:p>83401286</text:p>
          </table:table-cell>
          <table:table-cell office:value-type="float" office:value="282050">
            <text:p>282050</text:p>
          </table:table-cell>
          <table:table-cell office:value-type="float" office:value="242702">
            <text:p>242702</text:p>
          </table:table-cell>
          <table:table-cell office:value-type="float" office:value="28855763475">
            <text:p>28855763475</text:p>
          </table:table-cell>
          <table:table-cell office:value-type="float" office:value="211436">
            <text:p>211436</text:p>
          </table:table-cell>
          <table:table-cell office:value-type="float" office:value="182306">
            <text:p>182306</text:p>
          </table:table-cell>
          <table:table-cell office:value-type="float" office:value="164216">
            <text:p>164216</text:p>
          </table:table-cell>
          <table:table-cell office:value-type="float" office:value="804762">
            <text:p>804762</text:p>
          </table:table-cell>
          <table:table-cell office:value-type="float" office:value="344915">
            <text:p>344915</text:p>
          </table:table-cell>
          <table:table-cell office:value-type="float" office:value="248240">
            <text:p>248240</text:p>
          </table:table-cell>
          <table:table-cell office:value-type="float" office:value="1380446859">
            <text:p>1380446859</text:p>
          </table:table-cell>
          <table:table-cell office:value-type="float" office:value="205484">
            <text:p>205484</text:p>
          </table:table-cell>
          <table:table-cell office:value-type="float" office:value="165788">
            <text:p>165788</text:p>
          </table:table-cell>
          <table:table-cell office:value-type="float" office:value="158482">
            <text:p>158482</text:p>
          </table:table-cell>
          <table:table-cell office:value-type="float" office:value="17122581">
            <text:p>17122581</text:p>
          </table:table-cell>
          <table:table-cell office:value-type="float" office:value="284854">
            <text:p>284854</text:p>
          </table:table-cell>
          <table:table-cell office:value-type="float" office:value="245162">
            <text:p>245162</text:p>
          </table:table-cell>
          <table:table-cell/>
        </table:table-row>
        <table:table-row table:style-name="ro1">
          <table:table-cell office:value-type="float" office:value="4755731224">
            <text:p>4755731224</text:p>
          </table:table-cell>
          <table:table-cell office:value-type="float" office:value="217192">
            <text:p>217192</text:p>
          </table:table-cell>
          <table:table-cell office:value-type="float" office:value="178204">
            <text:p>178204</text:p>
          </table:table-cell>
          <table:table-cell office:value-type="float" office:value="152964">
            <text:p>152964</text:p>
          </table:table-cell>
          <table:table-cell office:value-type="float" office:value="66597843">
            <text:p>66597843</text:p>
          </table:table-cell>
          <table:table-cell office:value-type="float" office:value="365464">
            <text:p>365464</text:p>
          </table:table-cell>
          <table:table-cell office:value-type="float" office:value="280636">
            <text:p>280636</text:p>
          </table:table-cell>
          <table:table-cell office:value-type="float" office:value="3848056012">
            <text:p>3848056012</text:p>
          </table:table-cell>
          <table:table-cell office:value-type="float" office:value="205416">
            <text:p>205416</text:p>
          </table:table-cell>
          <table:table-cell office:value-type="float" office:value="177214">
            <text:p>177214</text:p>
          </table:table-cell>
          <table:table-cell office:value-type="float" office:value="163932">
            <text:p>163932</text:p>
          </table:table-cell>
          <table:table-cell office:value-type="float" office:value="22733869">
            <text:p>22733869</text:p>
          </table:table-cell>
          <table:table-cell office:value-type="float" office:value="285576">
            <text:p>285576</text:p>
          </table:table-cell>
          <table:table-cell office:value-type="float" office:value="262501">
            <text:p>262501</text:p>
          </table:table-cell>
          <table:table-cell office:value-type="float" office:value="8172720369">
            <text:p>8172720369</text:p>
          </table:table-cell>
          <table:table-cell office:value-type="float" office:value="284907">
            <text:p>284907</text:p>
          </table:table-cell>
          <table:table-cell office:value-type="float" office:value="166074">
            <text:p>166074</text:p>
          </table:table-cell>
          <table:table-cell office:value-type="float" office:value="170266">
            <text:p>170266</text:p>
          </table:table-cell>
          <table:table-cell office:value-type="float" office:value="27956784">
            <text:p>27956784</text:p>
          </table:table-cell>
          <table:table-cell office:value-type="float" office:value="289024">
            <text:p>289024</text:p>
          </table:table-cell>
          <table:table-cell office:value-type="float" office:value="245588">
            <text:p>245588</text:p>
          </table:table-cell>
          <table:table-cell/>
        </table:table-row>
        <table:table-row table:style-name="ro1">
          <table:table-cell office:value-type="float" office:value="3124403127">
            <text:p>3124403127</text:p>
          </table:table-cell>
          <table:table-cell office:value-type="float" office:value="220350">
            <text:p>220350</text:p>
          </table:table-cell>
          <table:table-cell office:value-type="float" office:value="171592">
            <text:p>171592</text:p>
          </table:table-cell>
          <table:table-cell office:value-type="float" office:value="246500">
            <text:p>246500</text:p>
          </table:table-cell>
          <table:table-cell office:value-type="float" office:value="8816173">
            <text:p>8816173</text:p>
          </table:table-cell>
          <table:table-cell office:value-type="float" office:value="268748">
            <text:p>268748</text:p>
          </table:table-cell>
          <table:table-cell office:value-type="float" office:value="233862">
            <text:p>233862</text:p>
          </table:table-cell>
          <table:table-cell office:value-type="float" office:value="6577936803">
            <text:p>6577936803</text:p>
          </table:table-cell>
          <table:table-cell office:value-type="float" office:value="206104">
            <text:p>206104</text:p>
          </table:table-cell>
          <table:table-cell office:value-type="float" office:value="185633">
            <text:p>185633</text:p>
          </table:table-cell>
          <table:table-cell office:value-type="float" office:value="167074">
            <text:p>167074</text:p>
          </table:table-cell>
          <table:table-cell office:value-type="float" office:value="78023588">
            <text:p>78023588</text:p>
          </table:table-cell>
          <table:table-cell office:value-type="float" office:value="295890">
            <text:p>295890</text:p>
          </table:table-cell>
          <table:table-cell office:value-type="float" office:value="313612">
            <text:p>313612</text:p>
          </table:table-cell>
          <table:table-cell office:value-type="float" office:value="3397818490">
            <text:p>3397818490</text:p>
          </table:table-cell>
          <table:table-cell office:value-type="float" office:value="224830">
            <text:p>224830</text:p>
          </table:table-cell>
          <table:table-cell office:value-type="float" office:value="200379">
            <text:p>200379</text:p>
          </table:table-cell>
          <table:table-cell office:value-type="float" office:value="159532">
            <text:p>159532</text:p>
          </table:table-cell>
          <table:table-cell office:value-type="float" office:value="258178">
            <text:p>258178</text:p>
          </table:table-cell>
          <table:table-cell office:value-type="float" office:value="273084">
            <text:p>273084</text:p>
          </table:table-cell>
          <table:table-cell office:value-type="float" office:value="224906">
            <text:p>224906</text:p>
          </table:table-cell>
          <table:table-cell/>
        </table:table-row>
        <table:table-row table:style-name="ro1">
          <table:table-cell office:value-type="float" office:value="4121452270">
            <text:p>4121452270</text:p>
          </table:table-cell>
          <table:table-cell office:value-type="float" office:value="315849">
            <text:p>315849</text:p>
          </table:table-cell>
          <table:table-cell office:value-type="float" office:value="157960">
            <text:p>157960</text:p>
          </table:table-cell>
          <table:table-cell office:value-type="float" office:value="151946">
            <text:p>151946</text:p>
          </table:table-cell>
          <table:table-cell office:value-type="float" office:value="7874491">
            <text:p>7874491</text:p>
          </table:table-cell>
          <table:table-cell office:value-type="float" office:value="266796">
            <text:p>266796</text:p>
          </table:table-cell>
          <table:table-cell office:value-type="float" office:value="219742">
            <text:p>219742</text:p>
          </table:table-cell>
          <table:table-cell office:value-type="float" office:value="4458968262">
            <text:p>4458968262</text:p>
          </table:table-cell>
          <table:table-cell office:value-type="float" office:value="229331">
            <text:p>229331</text:p>
          </table:table-cell>
          <table:table-cell office:value-type="float" office:value="170382">
            <text:p>170382</text:p>
          </table:table-cell>
          <table:table-cell office:value-type="float" office:value="260500">
            <text:p>260500</text:p>
          </table:table-cell>
          <table:table-cell office:value-type="float" office:value="3213706">
            <text:p>3213706</text:p>
          </table:table-cell>
          <table:table-cell office:value-type="float" office:value="274174">
            <text:p>274174</text:p>
          </table:table-cell>
          <table:table-cell office:value-type="float" office:value="247662">
            <text:p>247662</text:p>
          </table:table-cell>
          <table:table-cell office:value-type="float" office:value="4938846110">
            <text:p>4938846110</text:p>
          </table:table-cell>
          <table:table-cell office:value-type="float" office:value="248013">
            <text:p>248013</text:p>
          </table:table-cell>
          <table:table-cell office:value-type="float" office:value="171176">
            <text:p>171176</text:p>
          </table:table-cell>
          <table:table-cell office:value-type="float" office:value="160442">
            <text:p>160442</text:p>
          </table:table-cell>
          <table:table-cell office:value-type="float" office:value="23723691">
            <text:p>23723691</text:p>
          </table:table-cell>
          <table:table-cell office:value-type="float" office:value="313571">
            <text:p>313571</text:p>
          </table:table-cell>
          <table:table-cell office:value-type="float" office:value="337807">
            <text:p>337807</text:p>
          </table:table-cell>
          <table:table-cell/>
        </table:table-row>
        <table:table-row table:style-name="ro1">
          <table:table-cell office:value-type="float" office:value="1743337298">
            <text:p>1743337298</text:p>
          </table:table-cell>
          <table:table-cell office:value-type="float" office:value="207570">
            <text:p>207570</text:p>
          </table:table-cell>
          <table:table-cell office:value-type="float" office:value="158560">
            <text:p>158560</text:p>
          </table:table-cell>
          <table:table-cell office:value-type="float" office:value="184918">
            <text:p>184918</text:p>
          </table:table-cell>
          <table:table-cell office:value-type="float" office:value="572293">
            <text:p>572293</text:p>
          </table:table-cell>
          <table:table-cell office:value-type="float" office:value="284540">
            <text:p>284540</text:p>
          </table:table-cell>
          <table:table-cell office:value-type="float" office:value="220638">
            <text:p>220638</text:p>
          </table:table-cell>
          <table:table-cell office:value-type="float" office:value="3723013411">
            <text:p>3723013411</text:p>
          </table:table-cell>
          <table:table-cell office:value-type="float" office:value="201740">
            <text:p>201740</text:p>
          </table:table-cell>
          <table:table-cell office:value-type="float" office:value="168182">
            <text:p>168182</text:p>
          </table:table-cell>
          <table:table-cell office:value-type="float" office:value="159388">
            <text:p>159388</text:p>
          </table:table-cell>
          <table:table-cell office:value-type="float" office:value="37119741">
            <text:p>37119741</text:p>
          </table:table-cell>
          <table:table-cell office:value-type="float" office:value="424939">
            <text:p>424939</text:p>
          </table:table-cell>
          <table:table-cell office:value-type="float" office:value="368939">
            <text:p>368939</text:p>
          </table:table-cell>
          <table:table-cell office:value-type="float" office:value="5146694336">
            <text:p>5146694336</text:p>
          </table:table-cell>
          <table:table-cell office:value-type="float" office:value="200430">
            <text:p>200430</text:p>
          </table:table-cell>
          <table:table-cell office:value-type="float" office:value="219126">
            <text:p>219126</text:p>
          </table:table-cell>
          <table:table-cell office:value-type="float" office:value="171698">
            <text:p>171698</text:p>
          </table:table-cell>
          <table:table-cell office:value-type="float" office:value="31095879">
            <text:p>31095879</text:p>
          </table:table-cell>
          <table:table-cell office:value-type="float" office:value="293862">
            <text:p>293862</text:p>
          </table:table-cell>
          <table:table-cell office:value-type="float" office:value="370407">
            <text:p>370407</text:p>
          </table:table-cell>
          <table:table-cell/>
        </table:table-row>
        <table:table-row table:style-name="ro1">
          <table:table-cell office:value-type="float" office:value="6995116256">
            <text:p>6995116256</text:p>
          </table:table-cell>
          <table:table-cell office:value-type="float" office:value="195100">
            <text:p>195100</text:p>
          </table:table-cell>
          <table:table-cell office:value-type="float" office:value="153970">
            <text:p>153970</text:p>
          </table:table-cell>
          <table:table-cell office:value-type="float" office:value="159658">
            <text:p>159658</text:p>
          </table:table-cell>
          <table:table-cell office:value-type="float" office:value="20966490">
            <text:p>20966490</text:p>
          </table:table-cell>
          <table:table-cell office:value-type="float" office:value="281500">
            <text:p>281500</text:p>
          </table:table-cell>
          <table:table-cell office:value-type="float" office:value="229946">
            <text:p>229946</text:p>
          </table:table-cell>
          <table:table-cell office:value-type="float" office:value="2687759769">
            <text:p>2687759769</text:p>
          </table:table-cell>
          <table:table-cell office:value-type="float" office:value="208114">
            <text:p>208114</text:p>
          </table:table-cell>
          <table:table-cell office:value-type="float" office:value="281903">
            <text:p>281903</text:p>
          </table:table-cell>
          <table:table-cell office:value-type="float" office:value="193174">
            <text:p>193174</text:p>
          </table:table-cell>
          <table:table-cell office:value-type="float" office:value="31489743">
            <text:p>31489743</text:p>
          </table:table-cell>
          <table:table-cell office:value-type="float" office:value="282816">
            <text:p>282816</text:p>
          </table:table-cell>
          <table:table-cell office:value-type="float" office:value="255070">
            <text:p>255070</text:p>
          </table:table-cell>
          <table:table-cell office:value-type="float" office:value="1542003837">
            <text:p>1542003837</text:p>
          </table:table-cell>
          <table:table-cell office:value-type="float" office:value="218494">
            <text:p>218494</text:p>
          </table:table-cell>
          <table:table-cell office:value-type="float" office:value="412332">
            <text:p>412332</text:p>
          </table:table-cell>
          <table:table-cell office:value-type="float" office:value="164652">
            <text:p>164652</text:p>
          </table:table-cell>
          <table:table-cell office:value-type="float" office:value="17658373">
            <text:p>17658373</text:p>
          </table:table-cell>
          <table:table-cell office:value-type="float" office:value="280094">
            <text:p>280094</text:p>
          </table:table-cell>
          <table:table-cell office:value-type="float" office:value="228522">
            <text:p>228522</text:p>
          </table:table-cell>
          <table:table-cell/>
        </table:table-row>
        <table:table-row table:style-name="ro1">
          <table:table-cell office:value-type="float" office:value="2279215168">
            <text:p>2279215168</text:p>
          </table:table-cell>
          <table:table-cell office:value-type="float" office:value="192698">
            <text:p>192698</text:p>
          </table:table-cell>
          <table:table-cell office:value-type="float" office:value="153878">
            <text:p>153878</text:p>
          </table:table-cell>
          <table:table-cell office:value-type="float" office:value="355893">
            <text:p>355893</text:p>
          </table:table-cell>
          <table:table-cell office:value-type="float" office:value="12178181">
            <text:p>12178181</text:p>
          </table:table-cell>
          <table:table-cell office:value-type="float" office:value="277866">
            <text:p>277866</text:p>
          </table:table-cell>
          <table:table-cell office:value-type="float" office:value="224822">
            <text:p>224822</text:p>
          </table:table-cell>
          <table:table-cell office:value-type="float" office:value="7356312414">
            <text:p>7356312414</text:p>
          </table:table-cell>
          <table:table-cell office:value-type="float" office:value="336279">
            <text:p>336279</text:p>
          </table:table-cell>
          <table:table-cell office:value-type="float" office:value="171730">
            <text:p>171730</text:p>
          </table:table-cell>
          <table:table-cell office:value-type="float" office:value="202628">
            <text:p>202628</text:p>
          </table:table-cell>
          <table:table-cell office:value-type="float" office:value="870994">
            <text:p>870994</text:p>
          </table:table-cell>
          <table:table-cell office:value-type="float" office:value="625289">
            <text:p>625289</text:p>
          </table:table-cell>
          <table:table-cell office:value-type="float" office:value="293573">
            <text:p>293573</text:p>
          </table:table-cell>
          <table:table-cell office:value-type="float" office:value="4856995110">
            <text:p>4856995110</text:p>
          </table:table-cell>
          <table:table-cell office:value-type="float" office:value="207870">
            <text:p>207870</text:p>
          </table:table-cell>
          <table:table-cell office:value-type="float" office:value="164350">
            <text:p>164350</text:p>
          </table:table-cell>
          <table:table-cell office:value-type="float" office:value="176508">
            <text:p>176508</text:p>
          </table:table-cell>
          <table:table-cell office:value-type="float" office:value="6789497">
            <text:p>6789497</text:p>
          </table:table-cell>
          <table:table-cell office:value-type="float" office:value="283988">
            <text:p>283988</text:p>
          </table:table-cell>
          <table:table-cell office:value-type="float" office:value="265564">
            <text:p>265564</text:p>
          </table:table-cell>
          <table:table-cell/>
        </table:table-row>
        <table:table-row table:style-name="ro1">
          <table:table-cell office:value-type="float" office:value="3589541879">
            <text:p>3589541879</text:p>
          </table:table-cell>
          <table:table-cell office:value-type="float" office:value="322147">
            <text:p>322147</text:p>
          </table:table-cell>
          <table:table-cell office:value-type="float" office:value="187676">
            <text:p>187676</text:p>
          </table:table-cell>
          <table:table-cell office:value-type="float" office:value="221364">
            <text:p>221364</text:p>
          </table:table-cell>
          <table:table-cell office:value-type="float" office:value="4136291">
            <text:p>4136291</text:p>
          </table:table-cell>
          <table:table-cell office:value-type="float" office:value="287146">
            <text:p>287146</text:p>
          </table:table-cell>
          <table:table-cell office:value-type="float" office:value="234480">
            <text:p>234480</text:p>
          </table:table-cell>
          <table:table-cell office:value-type="float" office:value="6781900148">
            <text:p>6781900148</text:p>
          </table:table-cell>
          <table:table-cell office:value-type="float" office:value="203378">
            <text:p>203378</text:p>
          </table:table-cell>
          <table:table-cell office:value-type="float" office:value="169480">
            <text:p>169480</text:p>
          </table:table-cell>
          <table:table-cell office:value-type="float" office:value="161560">
            <text:p>161560</text:p>
          </table:table-cell>
          <table:table-cell office:value-type="float" office:value="32980387">
            <text:p>32980387</text:p>
          </table:table-cell>
          <table:table-cell office:value-type="float" office:value="275534">
            <text:p>275534</text:p>
          </table:table-cell>
          <table:table-cell office:value-type="float" office:value="228968">
            <text:p>228968</text:p>
          </table:table-cell>
          <table:table-cell office:value-type="float" office:value="3051557623">
            <text:p>3051557623</text:p>
          </table:table-cell>
          <table:table-cell office:value-type="float" office:value="202838">
            <text:p>202838</text:p>
          </table:table-cell>
          <table:table-cell office:value-type="float" office:value="189748">
            <text:p>189748</text:p>
          </table:table-cell>
          <table:table-cell office:value-type="float" office:value="183889">
            <text:p>183889</text:p>
          </table:table-cell>
          <table:table-cell office:value-type="float" office:value="255416">
            <text:p>255416</text:p>
          </table:table-cell>
          <table:table-cell office:value-type="float" office:value="277932">
            <text:p>277932</text:p>
          </table:table-cell>
          <table:table-cell office:value-type="float" office:value="345518">
            <text:p>345518</text:p>
          </table:table-cell>
          <table:table-cell/>
        </table:table-row>
        <table:table-row table:style-name="ro1">
          <table:table-cell office:value-type="float" office:value="1567519959">
            <text:p>1567519959</text:p>
          </table:table-cell>
          <table:table-cell office:value-type="float" office:value="196296">
            <text:p>196296</text:p>
          </table:table-cell>
          <table:table-cell office:value-type="float" office:value="176126">
            <text:p>176126</text:p>
          </table:table-cell>
          <table:table-cell office:value-type="float" office:value="220747">
            <text:p>220747</text:p>
          </table:table-cell>
          <table:table-cell office:value-type="float" office:value="1033248">
            <text:p>1033248</text:p>
          </table:table-cell>
          <table:table-cell office:value-type="float" office:value="254972">
            <text:p>254972</text:p>
          </table:table-cell>
          <table:table-cell office:value-type="float" office:value="354278">
            <text:p>354278</text:p>
          </table:table-cell>
          <table:table-cell office:value-type="float" office:value="2514101014">
            <text:p>2514101014</text:p>
          </table:table-cell>
          <table:table-cell office:value-type="float" office:value="232492">
            <text:p>232492</text:p>
          </table:table-cell>
          <table:table-cell office:value-type="float" office:value="186130">
            <text:p>186130</text:p>
          </table:table-cell>
          <table:table-cell office:value-type="float" office:value="158008">
            <text:p>158008</text:p>
          </table:table-cell>
          <table:table-cell office:value-type="float" office:value="12834980">
            <text:p>12834980</text:p>
          </table:table-cell>
          <table:table-cell office:value-type="float" office:value="288992">
            <text:p>288992</text:p>
          </table:table-cell>
          <table:table-cell office:value-type="float" office:value="255878">
            <text:p>255878</text:p>
          </table:table-cell>
          <table:table-cell office:value-type="float" office:value="3084639538">
            <text:p>3084639538</text:p>
          </table:table-cell>
          <table:table-cell office:value-type="float" office:value="284834">
            <text:p>284834</text:p>
          </table:table-cell>
          <table:table-cell office:value-type="float" office:value="171710">
            <text:p>171710</text:p>
          </table:table-cell>
          <table:table-cell office:value-type="float" office:value="159316">
            <text:p>159316</text:p>
          </table:table-cell>
          <table:table-cell office:value-type="float" office:value="3723390">
            <text:p>3723390</text:p>
          </table:table-cell>
          <table:table-cell office:value-type="float" office:value="281962">
            <text:p>281962</text:p>
          </table:table-cell>
          <table:table-cell office:value-type="float" office:value="227292">
            <text:p>227292</text:p>
          </table:table-cell>
          <table:table-cell/>
        </table:table-row>
        <table:table-row table:style-name="ro1">
          <table:table-cell office:value-type="float" office:value="8366531141">
            <text:p>8366531141</text:p>
          </table:table-cell>
          <table:table-cell office:value-type="float" office:value="191792">
            <text:p>191792</text:p>
          </table:table-cell>
          <table:table-cell office:value-type="float" office:value="158344">
            <text:p>158344</text:p>
          </table:table-cell>
          <table:table-cell office:value-type="float" office:value="159366">
            <text:p>159366</text:p>
          </table:table-cell>
          <table:table-cell office:value-type="float" office:value="10515022">
            <text:p>10515022</text:p>
          </table:table-cell>
          <table:table-cell office:value-type="float" office:value="289442">
            <text:p>289442</text:p>
          </table:table-cell>
          <table:table-cell office:value-type="float" office:value="237752">
            <text:p>237752</text:p>
          </table:table-cell>
          <table:table-cell office:value-type="float" office:value="3496872014">
            <text:p>3496872014</text:p>
          </table:table-cell>
          <table:table-cell office:value-type="float" office:value="202614">
            <text:p>202614</text:p>
          </table:table-cell>
          <table:table-cell office:value-type="float" office:value="187387">
            <text:p>187387</text:p>
          </table:table-cell>
          <table:table-cell office:value-type="float" office:value="187950">
            <text:p>187950</text:p>
          </table:table-cell>
          <table:table-cell office:value-type="float" office:value="10586797">
            <text:p>10586797</text:p>
          </table:table-cell>
          <table:table-cell office:value-type="float" office:value="288994">
            <text:p>288994</text:p>
          </table:table-cell>
          <table:table-cell office:value-type="float" office:value="239100">
            <text:p>239100</text:p>
          </table:table-cell>
          <table:table-cell office:value-type="float" office:value="2139638989">
            <text:p>2139638989</text:p>
          </table:table-cell>
          <table:table-cell office:value-type="float" office:value="228790">
            <text:p>228790</text:p>
          </table:table-cell>
          <table:table-cell office:value-type="float" office:value="162122">
            <text:p>162122</text:p>
          </table:table-cell>
          <table:table-cell office:value-type="float" office:value="159456">
            <text:p>159456</text:p>
          </table:table-cell>
          <table:table-cell office:value-type="float" office:value="8826981">
            <text:p>8826981</text:p>
          </table:table-cell>
          <table:table-cell office:value-type="float" office:value="314032">
            <text:p>314032</text:p>
          </table:table-cell>
          <table:table-cell office:value-type="float" office:value="340833">
            <text:p>340833</text:p>
          </table:table-cell>
          <table:table-cell/>
        </table:table-row>
        <table:table-row table:style-name="ro1">
          <table:table-cell office:value-type="float" office:value="4204636972">
            <text:p>4204636972</text:p>
          </table:table-cell>
          <table:table-cell office:value-type="float" office:value="193764">
            <text:p>193764</text:p>
          </table:table-cell>
          <table:table-cell office:value-type="float" office:value="185100">
            <text:p>185100</text:p>
          </table:table-cell>
          <table:table-cell office:value-type="float" office:value="152688">
            <text:p>152688</text:p>
          </table:table-cell>
          <table:table-cell office:value-type="float" office:value="25025861">
            <text:p>25025861</text:p>
          </table:table-cell>
          <table:table-cell office:value-type="float" office:value="276002">
            <text:p>276002</text:p>
          </table:table-cell>
          <table:table-cell office:value-type="float" office:value="224730">
            <text:p>224730</text:p>
          </table:table-cell>
          <table:table-cell office:value-type="float" office:value="6358236542">
            <text:p>6358236542</text:p>
          </table:table-cell>
          <table:table-cell office:value-type="float" office:value="204584">
            <text:p>204584</text:p>
          </table:table-cell>
          <table:table-cell office:value-type="float" office:value="171640">
            <text:p>171640</text:p>
          </table:table-cell>
          <table:table-cell office:value-type="float" office:value="164598">
            <text:p>164598</text:p>
          </table:table-cell>
          <table:table-cell office:value-type="float" office:value="269564">
            <text:p>269564</text:p>
          </table:table-cell>
          <table:table-cell office:value-type="float" office:value="357882">
            <text:p>357882</text:p>
          </table:table-cell>
          <table:table-cell office:value-type="float" office:value="237238">
            <text:p>237238</text:p>
          </table:table-cell>
          <table:table-cell office:value-type="float" office:value="3840608076">
            <text:p>3840608076</text:p>
          </table:table-cell>
          <table:table-cell office:value-type="float" office:value="223389">
            <text:p>223389</text:p>
          </table:table-cell>
          <table:table-cell office:value-type="float" office:value="170444">
            <text:p>170444</text:p>
          </table:table-cell>
          <table:table-cell office:value-type="float" office:value="211395">
            <text:p>211395</text:p>
          </table:table-cell>
          <table:table-cell office:value-type="float" office:value="23709539">
            <text:p>23709539</text:p>
          </table:table-cell>
          <table:table-cell office:value-type="float" office:value="444569">
            <text:p>444569</text:p>
          </table:table-cell>
          <table:table-cell office:value-type="float" office:value="261073">
            <text:p>261073</text:p>
          </table:table-cell>
          <table:table-cell/>
        </table:table-row>
        <table:table-row table:style-name="ro1">
          <table:table-cell office:value-type="float" office:value="5198230443">
            <text:p>5198230443</text:p>
          </table:table-cell>
          <table:table-cell office:value-type="float" office:value="248271">
            <text:p>248271</text:p>
          </table:table-cell>
          <table:table-cell office:value-type="float" office:value="154910">
            <text:p>154910</text:p>
          </table:table-cell>
          <table:table-cell office:value-type="float" office:value="209118">
            <text:p>209118</text:p>
          </table:table-cell>
          <table:table-cell office:value-type="float" office:value="31301101">
            <text:p>31301101</text:p>
          </table:table-cell>
          <table:table-cell office:value-type="float" office:value="277750">
            <text:p>277750</text:p>
          </table:table-cell>
          <table:table-cell office:value-type="float" office:value="263999">
            <text:p>263999</text:p>
          </table:table-cell>
          <table:table-cell office:value-type="float" office:value="7176060648">
            <text:p>7176060648</text:p>
          </table:table-cell>
          <table:table-cell office:value-type="float" office:value="237900">
            <text:p>237900</text:p>
          </table:table-cell>
          <table:table-cell office:value-type="float" office:value="171690">
            <text:p>171690</text:p>
          </table:table-cell>
          <table:table-cell office:value-type="float" office:value="163434">
            <text:p>163434</text:p>
          </table:table-cell>
          <table:table-cell office:value-type="float" office:value="8536314">
            <text:p>8536314</text:p>
          </table:table-cell>
          <table:table-cell office:value-type="float" office:value="286772">
            <text:p>286772</text:p>
          </table:table-cell>
          <table:table-cell office:value-type="float" office:value="234790">
            <text:p>234790</text:p>
          </table:table-cell>
          <table:table-cell office:value-type="float" office:value="10788895998">
            <text:p>10788895998</text:p>
          </table:table-cell>
          <table:table-cell office:value-type="float" office:value="202782">
            <text:p>202782</text:p>
          </table:table-cell>
          <table:table-cell office:value-type="float" office:value="274860">
            <text:p>274860</text:p>
          </table:table-cell>
          <table:table-cell office:value-type="float" office:value="160370">
            <text:p>160370</text:p>
          </table:table-cell>
          <table:table-cell office:value-type="float" office:value="16776909">
            <text:p>16776909</text:p>
          </table:table-cell>
          <table:table-cell office:value-type="float" office:value="309419">
            <text:p>309419</text:p>
          </table:table-cell>
          <table:table-cell office:value-type="float" office:value="244618">
            <text:p>244618</text:p>
          </table:table-cell>
          <table:table-cell/>
        </table:table-row>
        <table:table-row table:style-name="ro1">
          <table:table-cell office:value-type="float" office:value="11766310226">
            <text:p>11766310226</text:p>
          </table:table-cell>
          <table:table-cell office:value-type="float" office:value="283292">
            <text:p>283292</text:p>
          </table:table-cell>
          <table:table-cell office:value-type="float" office:value="158724">
            <text:p>158724</text:p>
          </table:table-cell>
          <table:table-cell office:value-type="float" office:value="152748">
            <text:p>152748</text:p>
          </table:table-cell>
          <table:table-cell office:value-type="float" office:value="14455994">
            <text:p>14455994</text:p>
          </table:table-cell>
          <table:table-cell office:value-type="float" office:value="275308">
            <text:p>275308</text:p>
          </table:table-cell>
          <table:table-cell office:value-type="float" office:value="225836">
            <text:p>225836</text:p>
          </table:table-cell>
          <table:table-cell office:value-type="float" office:value="2495858796">
            <text:p>2495858796</text:p>
          </table:table-cell>
          <table:table-cell office:value-type="float" office:value="203048">
            <text:p>203048</text:p>
          </table:table-cell>
          <table:table-cell office:value-type="float" office:value="787638">
            <text:p>787638</text:p>
          </table:table-cell>
          <table:table-cell office:value-type="float" office:value="166382">
            <text:p>166382</text:p>
          </table:table-cell>
          <table:table-cell office:value-type="float" office:value="12791630">
            <text:p>12791630</text:p>
          </table:table-cell>
          <table:table-cell office:value-type="float" office:value="349726">
            <text:p>349726</text:p>
          </table:table-cell>
          <table:table-cell office:value-type="float" office:value="477117">
            <text:p>477117</text:p>
          </table:table-cell>
          <table:table-cell office:value-type="float" office:value="2743385795">
            <text:p>2743385795</text:p>
          </table:table-cell>
          <table:table-cell office:value-type="float" office:value="201974">
            <text:p>201974</text:p>
          </table:table-cell>
          <table:table-cell office:value-type="float" office:value="288124">
            <text:p>288124</text:p>
          </table:table-cell>
          <table:table-cell office:value-type="float" office:value="163704">
            <text:p>163704</text:p>
          </table:table-cell>
          <table:table-cell office:value-type="float" office:value="17816236">
            <text:p>17816236</text:p>
          </table:table-cell>
          <table:table-cell office:value-type="float" office:value="456497">
            <text:p>456497</text:p>
          </table:table-cell>
          <table:table-cell office:value-type="float" office:value="263140">
            <text:p>263140</text:p>
          </table:table-cell>
          <table:table-cell/>
        </table:table-row>
        <table:table-row table:style-name="ro1">
          <table:table-cell office:value-type="float" office:value="6578795021">
            <text:p>6578795021</text:p>
          </table:table-cell>
          <table:table-cell office:value-type="float" office:value="338507">
            <text:p>338507</text:p>
          </table:table-cell>
          <table:table-cell office:value-type="float" office:value="271885">
            <text:p>271885</text:p>
          </table:table-cell>
          <table:table-cell office:value-type="float" office:value="153398">
            <text:p>153398</text:p>
          </table:table-cell>
          <table:table-cell office:value-type="float" office:value="2313669">
            <text:p>2313669</text:p>
          </table:table-cell>
          <table:table-cell office:value-type="float" office:value="272872">
            <text:p>272872</text:p>
          </table:table-cell>
          <table:table-cell office:value-type="float" office:value="222744">
            <text:p>222744</text:p>
          </table:table-cell>
          <table:table-cell office:value-type="float" office:value="10590951197">
            <text:p>10590951197</text:p>
          </table:table-cell>
          <table:table-cell office:value-type="float" office:value="205270">
            <text:p>205270</text:p>
          </table:table-cell>
          <table:table-cell office:value-type="float" office:value="164198">
            <text:p>164198</text:p>
          </table:table-cell>
          <table:table-cell office:value-type="float" office:value="283535">
            <text:p>283535</text:p>
          </table:table-cell>
          <table:table-cell office:value-type="float" office:value="2981726">
            <text:p>2981726</text:p>
          </table:table-cell>
          <table:table-cell office:value-type="float" office:value="421489">
            <text:p>421489</text:p>
          </table:table-cell>
          <table:table-cell office:value-type="float" office:value="302168">
            <text:p>302168</text:p>
          </table:table-cell>
          <table:table-cell office:value-type="float" office:value="9716248802">
            <text:p>9716248802</text:p>
          </table:table-cell>
          <table:table-cell office:value-type="float" office:value="205182">
            <text:p>205182</text:p>
          </table:table-cell>
          <table:table-cell office:value-type="float" office:value="261162">
            <text:p>261162</text:p>
          </table:table-cell>
          <table:table-cell office:value-type="float" office:value="185982">
            <text:p>185982</text:p>
          </table:table-cell>
          <table:table-cell office:value-type="float" office:value="245358">
            <text:p>245358</text:p>
          </table:table-cell>
          <table:table-cell office:value-type="float" office:value="417331">
            <text:p>417331</text:p>
          </table:table-cell>
          <table:table-cell office:value-type="float" office:value="267070">
            <text:p>267070</text:p>
          </table:table-cell>
          <table:table-cell/>
        </table:table-row>
        <table:table-row table:style-name="ro1">
          <table:table-cell office:value-type="float" office:value="4840787888">
            <text:p>4840787888</text:p>
          </table:table-cell>
          <table:table-cell office:value-type="float" office:value="269744">
            <text:p>269744</text:p>
          </table:table-cell>
          <table:table-cell office:value-type="float" office:value="160336">
            <text:p>160336</text:p>
          </table:table-cell>
          <table:table-cell office:value-type="float" office:value="156542">
            <text:p>156542</text:p>
          </table:table-cell>
          <table:table-cell office:value-type="float" office:value="1531701">
            <text:p>1531701</text:p>
          </table:table-cell>
          <table:table-cell office:value-type="float" office:value="270766">
            <text:p>270766</text:p>
          </table:table-cell>
          <table:table-cell office:value-type="float" office:value="221876">
            <text:p>221876</text:p>
          </table:table-cell>
          <table:table-cell office:value-type="float" office:value="12568888306">
            <text:p>12568888306</text:p>
          </table:table-cell>
          <table:table-cell office:value-type="float" office:value="241449">
            <text:p>241449</text:p>
          </table:table-cell>
          <table:table-cell office:value-type="float" office:value="175718">
            <text:p>175718</text:p>
          </table:table-cell>
          <table:table-cell office:value-type="float" office:value="167330">
            <text:p>167330</text:p>
          </table:table-cell>
          <table:table-cell office:value-type="float" office:value="253544">
            <text:p>253544</text:p>
          </table:table-cell>
          <table:table-cell office:value-type="float" office:value="355842">
            <text:p>355842</text:p>
          </table:table-cell>
          <table:table-cell office:value-type="float" office:value="394280">
            <text:p>394280</text:p>
          </table:table-cell>
          <table:table-cell office:value-type="float" office:value="2671372738">
            <text:p>2671372738</text:p>
          </table:table-cell>
          <table:table-cell office:value-type="float" office:value="213430">
            <text:p>213430</text:p>
          </table:table-cell>
          <table:table-cell office:value-type="float" office:value="165922">
            <text:p>165922</text:p>
          </table:table-cell>
          <table:table-cell office:value-type="float" office:value="160734">
            <text:p>160734</text:p>
          </table:table-cell>
          <table:table-cell office:value-type="float" office:value="312794">
            <text:p>312794</text:p>
          </table:table-cell>
          <table:table-cell office:value-type="float" office:value="270190">
            <text:p>270190</text:p>
          </table:table-cell>
          <table:table-cell office:value-type="float" office:value="219482">
            <text:p>219482</text:p>
          </table:table-cell>
          <table:table-cell/>
        </table:table-row>
        <table:table-row table:style-name="ro1">
          <table:table-cell office:value-type="float" office:value="27918451772">
            <text:p>27918451772</text:p>
          </table:table-cell>
          <table:table-cell office:value-type="float" office:value="194638">
            <text:p>194638</text:p>
          </table:table-cell>
          <table:table-cell office:value-type="float" office:value="205518">
            <text:p>205518</text:p>
          </table:table-cell>
          <table:table-cell office:value-type="float" office:value="165242">
            <text:p>165242</text:p>
          </table:table-cell>
          <table:table-cell office:value-type="float" office:value="120677435">
            <text:p>120677435</text:p>
          </table:table-cell>
          <table:table-cell office:value-type="float" office:value="408790">
            <text:p>408790</text:p>
          </table:table-cell>
          <table:table-cell office:value-type="float" office:value="234940">
            <text:p>234940</text:p>
          </table:table-cell>
          <table:table-cell office:value-type="float" office:value="2739681278">
            <text:p>2739681278</text:p>
          </table:table-cell>
          <table:table-cell office:value-type="float" office:value="205416">
            <text:p>205416</text:p>
          </table:table-cell>
          <table:table-cell office:value-type="float" office:value="170000">
            <text:p>170000</text:p>
          </table:table-cell>
          <table:table-cell office:value-type="float" office:value="257639">
            <text:p>257639</text:p>
          </table:table-cell>
          <table:table-cell office:value-type="float" office:value="42266772">
            <text:p>42266772</text:p>
          </table:table-cell>
          <table:table-cell office:value-type="float" office:value="272518">
            <text:p>272518</text:p>
          </table:table-cell>
          <table:table-cell office:value-type="float" office:value="244248">
            <text:p>244248</text:p>
          </table:table-cell>
          <table:table-cell office:value-type="float" office:value="29256107395">
            <text:p>29256107395</text:p>
          </table:table-cell>
          <table:table-cell office:value-type="float" office:value="238914">
            <text:p>238914</text:p>
          </table:table-cell>
          <table:table-cell office:value-type="float" office:value="398803">
            <text:p>398803</text:p>
          </table:table-cell>
          <table:table-cell office:value-type="float" office:value="168826">
            <text:p>168826</text:p>
          </table:table-cell>
          <table:table-cell office:value-type="float" office:value="10480061">
            <text:p>10480061</text:p>
          </table:table-cell>
          <table:table-cell office:value-type="float" office:value="270722">
            <text:p>270722</text:p>
          </table:table-cell>
          <table:table-cell office:value-type="float" office:value="306604">
            <text:p>306604</text:p>
          </table:table-cell>
          <table:table-cell/>
        </table:table-row>
        <table:table-row table:style-name="ro1">
          <table:table-cell office:value-type="float" office:value="2754645664">
            <text:p>2754645664</text:p>
          </table:table-cell>
          <table:table-cell office:value-type="float" office:value="191426">
            <text:p>191426</text:p>
          </table:table-cell>
          <table:table-cell office:value-type="float" office:value="167404">
            <text:p>167404</text:p>
          </table:table-cell>
          <table:table-cell office:value-type="float" office:value="154966">
            <text:p>154966</text:p>
          </table:table-cell>
          <table:table-cell office:value-type="float" office:value="1117180">
            <text:p>1117180</text:p>
          </table:table-cell>
          <table:table-cell office:value-type="float" office:value="422193">
            <text:p>422193</text:p>
          </table:table-cell>
          <table:table-cell office:value-type="float" office:value="229058">
            <text:p>229058</text:p>
          </table:table-cell>
          <table:table-cell office:value-type="float" office:value="2634950749">
            <text:p>2634950749</text:p>
          </table:table-cell>
          <table:table-cell office:value-type="float" office:value="212390">
            <text:p>212390</text:p>
          </table:table-cell>
          <table:table-cell office:value-type="float" office:value="165862">
            <text:p>165862</text:p>
          </table:table-cell>
          <table:table-cell office:value-type="float" office:value="159810">
            <text:p>159810</text:p>
          </table:table-cell>
          <table:table-cell office:value-type="float" office:value="31079826">
            <text:p>31079826</text:p>
          </table:table-cell>
          <table:table-cell office:value-type="float" office:value="294308">
            <text:p>294308</text:p>
          </table:table-cell>
          <table:table-cell office:value-type="float" office:value="286461">
            <text:p>286461</text:p>
          </table:table-cell>
          <table:table-cell office:value-type="float" office:value="7887049178">
            <text:p>7887049178</text:p>
          </table:table-cell>
          <table:table-cell office:value-type="float" office:value="243278">
            <text:p>243278</text:p>
          </table:table-cell>
          <table:table-cell office:value-type="float" office:value="162662">
            <text:p>162662</text:p>
          </table:table-cell>
          <table:table-cell office:value-type="float" office:value="221398">
            <text:p>221398</text:p>
          </table:table-cell>
          <table:table-cell office:value-type="float" office:value="879818">
            <text:p>879818</text:p>
          </table:table-cell>
          <table:table-cell office:value-type="float" office:value="272112">
            <text:p>272112</text:p>
          </table:table-cell>
          <table:table-cell office:value-type="float" office:value="223790">
            <text:p>223790</text:p>
          </table:table-cell>
          <table:table-cell/>
        </table:table-row>
        <table:table-row table:style-name="ro1">
          <table:table-cell office:value-type="float" office:value="4276201141">
            <text:p>4276201141</text:p>
          </table:table-cell>
          <table:table-cell office:value-type="float" office:value="216528">
            <text:p>216528</text:p>
          </table:table-cell>
          <table:table-cell office:value-type="float" office:value="152910">
            <text:p>152910</text:p>
          </table:table-cell>
          <table:table-cell office:value-type="float" office:value="151362">
            <text:p>151362</text:p>
          </table:table-cell>
          <table:table-cell office:value-type="float" office:value="1054740">
            <text:p>1054740</text:p>
          </table:table-cell>
          <table:table-cell office:value-type="float" office:value="276258">
            <text:p>276258</text:p>
          </table:table-cell>
          <table:table-cell office:value-type="float" office:value="229056">
            <text:p>229056</text:p>
          </table:table-cell>
          <table:table-cell office:value-type="float" office:value="7873302901">
            <text:p>7873302901</text:p>
          </table:table-cell>
          <table:table-cell office:value-type="float" office:value="204956">
            <text:p>204956</text:p>
          </table:table-cell>
          <table:table-cell office:value-type="float" office:value="184592">
            <text:p>184592</text:p>
          </table:table-cell>
          <table:table-cell office:value-type="float" office:value="164938">
            <text:p>164938</text:p>
          </table:table-cell>
          <table:table-cell office:value-type="float" office:value="10572998">
            <text:p>10572998</text:p>
          </table:table-cell>
          <table:table-cell office:value-type="float" office:value="289408">
            <text:p>289408</text:p>
          </table:table-cell>
          <table:table-cell office:value-type="float" office:value="240658">
            <text:p>240658</text:p>
          </table:table-cell>
          <table:table-cell office:value-type="float" office:value="1324438618">
            <text:p>1324438618</text:p>
          </table:table-cell>
          <table:table-cell office:value-type="float" office:value="206280">
            <text:p>206280</text:p>
          </table:table-cell>
          <table:table-cell office:value-type="float" office:value="185464">
            <text:p>185464</text:p>
          </table:table-cell>
          <table:table-cell office:value-type="float" office:value="178130">
            <text:p>178130</text:p>
          </table:table-cell>
          <table:table-cell office:value-type="float" office:value="1995980">
            <text:p>1995980</text:p>
          </table:table-cell>
          <table:table-cell office:value-type="float" office:value="262588">
            <text:p>262588</text:p>
          </table:table-cell>
          <table:table-cell office:value-type="float" office:value="223180">
            <text:p>223180</text:p>
          </table:table-cell>
          <table:table-cell/>
        </table:table-row>
        <table:table-row table:style-name="ro1">
          <table:table-cell office:value-type="float" office:value="3800408627">
            <text:p>3800408627</text:p>
          </table:table-cell>
          <table:table-cell office:value-type="float" office:value="191464">
            <text:p>191464</text:p>
          </table:table-cell>
          <table:table-cell office:value-type="float" office:value="152752">
            <text:p>152752</text:p>
          </table:table-cell>
          <table:table-cell office:value-type="float" office:value="154060">
            <text:p>154060</text:p>
          </table:table-cell>
          <table:table-cell office:value-type="float" office:value="28751639">
            <text:p>28751639</text:p>
          </table:table-cell>
          <table:table-cell office:value-type="float" office:value="350729">
            <text:p>350729</text:p>
          </table:table-cell>
          <table:table-cell office:value-type="float" office:value="327220">
            <text:p>327220</text:p>
          </table:table-cell>
          <table:table-cell office:value-type="float" office:value="28107372000">
            <text:p>28107372000</text:p>
          </table:table-cell>
          <table:table-cell office:value-type="float" office:value="205814">
            <text:p>205814</text:p>
          </table:table-cell>
          <table:table-cell office:value-type="float" office:value="168582">
            <text:p>168582</text:p>
          </table:table-cell>
          <table:table-cell office:value-type="float" office:value="206730">
            <text:p>206730</text:p>
          </table:table-cell>
          <table:table-cell office:value-type="float" office:value="262230">
            <text:p>262230</text:p>
          </table:table-cell>
          <table:table-cell office:value-type="float" office:value="309485">
            <text:p>309485</text:p>
          </table:table-cell>
          <table:table-cell office:value-type="float" office:value="257028">
            <text:p>257028</text:p>
          </table:table-cell>
          <table:table-cell office:value-type="float" office:value="8956810349">
            <text:p>8956810349</text:p>
          </table:table-cell>
          <table:table-cell office:value-type="float" office:value="204530">
            <text:p>204530</text:p>
          </table:table-cell>
          <table:table-cell office:value-type="float" office:value="205273">
            <text:p>205273</text:p>
          </table:table-cell>
          <table:table-cell office:value-type="float" office:value="162114">
            <text:p>162114</text:p>
          </table:table-cell>
          <table:table-cell office:value-type="float" office:value="25777701">
            <text:p>25777701</text:p>
          </table:table-cell>
          <table:table-cell office:value-type="float" office:value="274752">
            <text:p>274752</text:p>
          </table:table-cell>
          <table:table-cell office:value-type="float" office:value="222784">
            <text:p>222784</text:p>
          </table:table-cell>
          <table:table-cell/>
        </table:table-row>
        <table:table-row table:style-name="ro1">
          <table:table-cell office:value-type="float" office:value="5390810829">
            <text:p>5390810829</text:p>
          </table:table-cell>
          <table:table-cell office:value-type="float" office:value="242636">
            <text:p>242636</text:p>
          </table:table-cell>
          <table:table-cell office:value-type="float" office:value="160324">
            <text:p>160324</text:p>
          </table:table-cell>
          <table:table-cell office:value-type="float" office:value="152958">
            <text:p>152958</text:p>
          </table:table-cell>
          <table:table-cell office:value-type="float" office:value="244076">
            <text:p>244076</text:p>
          </table:table-cell>
          <table:table-cell office:value-type="float" office:value="334726">
            <text:p>334726</text:p>
          </table:table-cell>
          <table:table-cell office:value-type="float" office:value="220330">
            <text:p>220330</text:p>
          </table:table-cell>
          <table:table-cell office:value-type="float" office:value="2830028502">
            <text:p>2830028502</text:p>
          </table:table-cell>
          <table:table-cell office:value-type="float" office:value="206094">
            <text:p>206094</text:p>
          </table:table-cell>
          <table:table-cell office:value-type="float" office:value="264323">
            <text:p>264323</text:p>
          </table:table-cell>
          <table:table-cell office:value-type="float" office:value="166976">
            <text:p>166976</text:p>
          </table:table-cell>
          <table:table-cell office:value-type="float" office:value="53957712">
            <text:p>53957712</text:p>
          </table:table-cell>
          <table:table-cell office:value-type="float" office:value="460563">
            <text:p>460563</text:p>
          </table:table-cell>
          <table:table-cell office:value-type="float" office:value="314791">
            <text:p>314791</text:p>
          </table:table-cell>
          <table:table-cell office:value-type="float" office:value="2578705474">
            <text:p>2578705474</text:p>
          </table:table-cell>
          <table:table-cell office:value-type="float" office:value="201970">
            <text:p>201970</text:p>
          </table:table-cell>
          <table:table-cell office:value-type="float" office:value="203323">
            <text:p>203323</text:p>
          </table:table-cell>
          <table:table-cell office:value-type="float" office:value="166976">
            <text:p>166976</text:p>
          </table:table-cell>
          <table:table-cell office:value-type="float" office:value="16021925">
            <text:p>16021925</text:p>
          </table:table-cell>
          <table:table-cell office:value-type="float" office:value="292984">
            <text:p>292984</text:p>
          </table:table-cell>
          <table:table-cell office:value-type="float" office:value="238654">
            <text:p>238654</text:p>
          </table:table-cell>
          <table:table-cell/>
        </table:table-row>
        <table:table-row table:style-name="ro1">
          <table:table-cell office:value-type="float" office:value="1595349225">
            <text:p>1595349225</text:p>
          </table:table-cell>
          <table:table-cell office:value-type="float" office:value="299964">
            <text:p>299964</text:p>
          </table:table-cell>
          <table:table-cell office:value-type="float" office:value="154804">
            <text:p>154804</text:p>
          </table:table-cell>
          <table:table-cell office:value-type="float" office:value="157054">
            <text:p>157054</text:p>
          </table:table-cell>
          <table:table-cell office:value-type="float" office:value="327445">
            <text:p>327445</text:p>
          </table:table-cell>
          <table:table-cell office:value-type="float" office:value="272360">
            <text:p>272360</text:p>
          </table:table-cell>
          <table:table-cell office:value-type="float" office:value="231320">
            <text:p>231320</text:p>
          </table:table-cell>
          <table:table-cell office:value-type="float" office:value="28150633466">
            <text:p>28150633466</text:p>
          </table:table-cell>
          <table:table-cell office:value-type="float" office:value="271297">
            <text:p>271297</text:p>
          </table:table-cell>
          <table:table-cell office:value-type="float" office:value="174880">
            <text:p>174880</text:p>
          </table:table-cell>
          <table:table-cell office:value-type="float" office:value="208261">
            <text:p>208261</text:p>
          </table:table-cell>
          <table:table-cell office:value-type="float" office:value="58104437">
            <text:p>58104437</text:p>
          </table:table-cell>
          <table:table-cell office:value-type="float" office:value="293084">
            <text:p>293084</text:p>
          </table:table-cell>
          <table:table-cell office:value-type="float" office:value="304262">
            <text:p>304262</text:p>
          </table:table-cell>
          <table:table-cell office:value-type="float" office:value="16843827855">
            <text:p>16843827855</text:p>
          </table:table-cell>
          <table:table-cell office:value-type="float" office:value="270455">
            <text:p>270455</text:p>
          </table:table-cell>
          <table:table-cell office:value-type="float" office:value="220654">
            <text:p>220654</text:p>
          </table:table-cell>
          <table:table-cell office:value-type="float" office:value="274329">
            <text:p>274329</text:p>
          </table:table-cell>
          <table:table-cell office:value-type="float" office:value="70309213">
            <text:p>70309213</text:p>
          </table:table-cell>
          <table:table-cell office:value-type="float" office:value="344371">
            <text:p>344371</text:p>
          </table:table-cell>
          <table:table-cell office:value-type="float" office:value="244952">
            <text:p>244952</text:p>
          </table:table-cell>
          <table:table-cell/>
        </table:table-row>
        <table:table-row table:style-name="ro1">
          <table:table-cell office:value-type="float" office:value="3215021967">
            <text:p>3215021967</text:p>
          </table:table-cell>
          <table:table-cell office:value-type="float" office:value="193228">
            <text:p>193228</text:p>
          </table:table-cell>
          <table:table-cell office:value-type="float" office:value="153432">
            <text:p>153432</text:p>
          </table:table-cell>
          <table:table-cell office:value-type="float" office:value="197827">
            <text:p>197827</text:p>
          </table:table-cell>
          <table:table-cell office:value-type="float" office:value="14756338">
            <text:p>14756338</text:p>
          </table:table-cell>
          <table:table-cell office:value-type="float" office:value="275064">
            <text:p>275064</text:p>
          </table:table-cell>
          <table:table-cell office:value-type="float" office:value="227250">
            <text:p>227250</text:p>
          </table:table-cell>
          <table:table-cell office:value-type="float" office:value="3984587199">
            <text:p>3984587199</text:p>
          </table:table-cell>
          <table:table-cell office:value-type="float" office:value="205714">
            <text:p>205714</text:p>
          </table:table-cell>
          <table:table-cell office:value-type="float" office:value="216821">
            <text:p>216821</text:p>
          </table:table-cell>
          <table:table-cell office:value-type="float" office:value="162390">
            <text:p>162390</text:p>
          </table:table-cell>
          <table:table-cell office:value-type="float" office:value="8910599">
            <text:p>8910599</text:p>
          </table:table-cell>
          <table:table-cell office:value-type="float" office:value="275552">
            <text:p>275552</text:p>
          </table:table-cell>
          <table:table-cell office:value-type="float" office:value="246496">
            <text:p>246496</text:p>
          </table:table-cell>
          <table:table-cell office:value-type="float" office:value="4990576243">
            <text:p>4990576243</text:p>
          </table:table-cell>
          <table:table-cell office:value-type="float" office:value="260973">
            <text:p>260973</text:p>
          </table:table-cell>
          <table:table-cell office:value-type="float" office:value="162470">
            <text:p>162470</text:p>
          </table:table-cell>
          <table:table-cell office:value-type="float" office:value="297054">
            <text:p>297054</text:p>
          </table:table-cell>
          <table:table-cell office:value-type="float" office:value="392793">
            <text:p>392793</text:p>
          </table:table-cell>
          <table:table-cell office:value-type="float" office:value="306455">
            <text:p>306455</text:p>
          </table:table-cell>
          <table:table-cell office:value-type="float" office:value="281428">
            <text:p>281428</text:p>
          </table:table-cell>
          <table:table-cell/>
        </table:table-row>
        <table:table-row table:style-name="ro1">
          <table:table-cell office:value-type="float" office:value="15758371758">
            <text:p>15758371758</text:p>
          </table:table-cell>
          <table:table-cell office:value-type="float" office:value="214037">
            <text:p>214037</text:p>
          </table:table-cell>
          <table:table-cell office:value-type="float" office:value="184378">
            <text:p>184378</text:p>
          </table:table-cell>
          <table:table-cell office:value-type="float" office:value="154482">
            <text:p>154482</text:p>
          </table:table-cell>
          <table:table-cell office:value-type="float" office:value="19926460">
            <text:p>19926460</text:p>
          </table:table-cell>
          <table:table-cell office:value-type="float" office:value="448660">
            <text:p>448660</text:p>
          </table:table-cell>
          <table:table-cell office:value-type="float" office:value="222768">
            <text:p>222768</text:p>
          </table:table-cell>
          <table:table-cell office:value-type="float" office:value="3648657307">
            <text:p>3648657307</text:p>
          </table:table-cell>
          <table:table-cell office:value-type="float" office:value="211936">
            <text:p>211936</text:p>
          </table:table-cell>
          <table:table-cell office:value-type="float" office:value="173586">
            <text:p>173586</text:p>
          </table:table-cell>
          <table:table-cell office:value-type="float" office:value="163390">
            <text:p>163390</text:p>
          </table:table-cell>
          <table:table-cell office:value-type="float" office:value="6317447">
            <text:p>6317447</text:p>
          </table:table-cell>
          <table:table-cell office:value-type="float" office:value="431999">
            <text:p>431999</text:p>
          </table:table-cell>
          <table:table-cell office:value-type="float" office:value="372523">
            <text:p>372523</text:p>
          </table:table-cell>
          <table:table-cell office:value-type="float" office:value="4991075375">
            <text:p>4991075375</text:p>
          </table:table-cell>
          <table:table-cell office:value-type="float" office:value="241141">
            <text:p>241141</text:p>
          </table:table-cell>
          <table:table-cell office:value-type="float" office:value="163386">
            <text:p>163386</text:p>
          </table:table-cell>
          <table:table-cell office:value-type="float" office:value="159392">
            <text:p>159392</text:p>
          </table:table-cell>
          <table:table-cell office:value-type="float" office:value="10415939">
            <text:p>10415939</text:p>
          </table:table-cell>
          <table:table-cell office:value-type="float" office:value="315619">
            <text:p>315619</text:p>
          </table:table-cell>
          <table:table-cell office:value-type="float" office:value="401589">
            <text:p>401589</text:p>
          </table:table-cell>
          <table:table-cell/>
        </table:table-row>
        <table:table-row table:style-name="ro1">
          <table:table-cell office:value-type="float" office:value="6125622407">
            <text:p>6125622407</text:p>
          </table:table-cell>
          <table:table-cell office:value-type="float" office:value="194186">
            <text:p>194186</text:p>
          </table:table-cell>
          <table:table-cell office:value-type="float" office:value="164970">
            <text:p>164970</text:p>
          </table:table-cell>
          <table:table-cell office:value-type="float" office:value="153590">
            <text:p>153590</text:p>
          </table:table-cell>
          <table:table-cell office:value-type="float" office:value="472514">
            <text:p>472514</text:p>
          </table:table-cell>
          <table:table-cell office:value-type="float" office:value="363080">
            <text:p>363080</text:p>
          </table:table-cell>
          <table:table-cell office:value-type="float" office:value="252430">
            <text:p>252430</text:p>
          </table:table-cell>
          <table:table-cell office:value-type="float" office:value="1302273291">
            <text:p>1302273291</text:p>
          </table:table-cell>
          <table:table-cell office:value-type="float" office:value="208128">
            <text:p>208128</text:p>
          </table:table-cell>
          <table:table-cell office:value-type="float" office:value="168238">
            <text:p>168238</text:p>
          </table:table-cell>
          <table:table-cell office:value-type="float" office:value="203745">
            <text:p>203745</text:p>
          </table:table-cell>
          <table:table-cell office:value-type="float" office:value="8856677">
            <text:p>8856677</text:p>
          </table:table-cell>
          <table:table-cell office:value-type="float" office:value="284008">
            <text:p>284008</text:p>
          </table:table-cell>
          <table:table-cell office:value-type="float" office:value="226210">
            <text:p>226210</text:p>
          </table:table-cell>
          <table:table-cell office:value-type="float" office:value="6309274611">
            <text:p>6309274611</text:p>
          </table:table-cell>
          <table:table-cell office:value-type="float" office:value="244732">
            <text:p>244732</text:p>
          </table:table-cell>
          <table:table-cell office:value-type="float" office:value="164788">
            <text:p>164788</text:p>
          </table:table-cell>
          <table:table-cell office:value-type="float" office:value="161960">
            <text:p>161960</text:p>
          </table:table-cell>
          <table:table-cell office:value-type="float" office:value="10666146">
            <text:p>10666146</text:p>
          </table:table-cell>
          <table:table-cell office:value-type="float" office:value="326059">
            <text:p>326059</text:p>
          </table:table-cell>
          <table:table-cell office:value-type="float" office:value="242348">
            <text:p>242348</text:p>
          </table:table-cell>
          <table:table-cell/>
        </table:table-row>
        <table:table-row table:style-name="ro1">
          <table:table-cell office:value-type="float" office:value="859559680">
            <text:p>859559680</text:p>
          </table:table-cell>
          <table:table-cell office:value-type="float" office:value="213584">
            <text:p>213584</text:p>
          </table:table-cell>
          <table:table-cell office:value-type="float" office:value="153582">
            <text:p>153582</text:p>
          </table:table-cell>
          <table:table-cell office:value-type="float" office:value="199204">
            <text:p>199204</text:p>
          </table:table-cell>
          <table:table-cell office:value-type="float" office:value="5594228">
            <text:p>5594228</text:p>
          </table:table-cell>
          <table:table-cell office:value-type="float" office:value="905775">
            <text:p>905775</text:p>
          </table:table-cell>
          <table:table-cell office:value-type="float" office:value="286926">
            <text:p>286926</text:p>
          </table:table-cell>
          <table:table-cell office:value-type="float" office:value="27324062506">
            <text:p>27324062506</text:p>
          </table:table-cell>
          <table:table-cell office:value-type="float" office:value="205970">
            <text:p>205970</text:p>
          </table:table-cell>
          <table:table-cell office:value-type="float" office:value="184432">
            <text:p>184432</text:p>
          </table:table-cell>
          <table:table-cell office:value-type="float" office:value="178406">
            <text:p>178406</text:p>
          </table:table-cell>
          <table:table-cell office:value-type="float" office:value="9813282">
            <text:p>9813282</text:p>
          </table:table-cell>
          <table:table-cell office:value-type="float" office:value="279652">
            <text:p>279652</text:p>
          </table:table-cell>
          <table:table-cell office:value-type="float" office:value="227884">
            <text:p>227884</text:p>
          </table:table-cell>
          <table:table-cell office:value-type="float" office:value="2014334639">
            <text:p>2014334639</text:p>
          </table:table-cell>
          <table:table-cell office:value-type="float" office:value="203990">
            <text:p>203990</text:p>
          </table:table-cell>
          <table:table-cell office:value-type="float" office:value="164442">
            <text:p>164442</text:p>
          </table:table-cell>
          <table:table-cell office:value-type="float" office:value="196331">
            <text:p>196331</text:p>
          </table:table-cell>
          <table:table-cell office:value-type="float" office:value="5155145">
            <text:p>5155145</text:p>
          </table:table-cell>
          <table:table-cell office:value-type="float" office:value="272272">
            <text:p>272272</text:p>
          </table:table-cell>
          <table:table-cell office:value-type="float" office:value="225646">
            <text:p>225646</text:p>
          </table:table-cell>
          <table:table-cell/>
        </table:table-row>
        <table:table-row table:style-name="ro1">
          <table:table-cell office:value-type="float" office:value="5911335539">
            <text:p>5911335539</text:p>
          </table:table-cell>
          <table:table-cell office:value-type="float" office:value="192634">
            <text:p>192634</text:p>
          </table:table-cell>
          <table:table-cell office:value-type="float" office:value="214522">
            <text:p>214522</text:p>
          </table:table-cell>
          <table:table-cell office:value-type="float" office:value="182710">
            <text:p>182710</text:p>
          </table:table-cell>
          <table:table-cell office:value-type="float" office:value="13127388">
            <text:p>13127388</text:p>
          </table:table-cell>
          <table:table-cell office:value-type="float" office:value="283148">
            <text:p>283148</text:p>
          </table:table-cell>
          <table:table-cell office:value-type="float" office:value="385354">
            <text:p>385354</text:p>
          </table:table-cell>
          <table:table-cell office:value-type="float" office:value="1522699786">
            <text:p>1522699786</text:p>
          </table:table-cell>
          <table:table-cell office:value-type="float" office:value="203962">
            <text:p>203962</text:p>
          </table:table-cell>
          <table:table-cell office:value-type="float" office:value="168112">
            <text:p>168112</text:p>
          </table:table-cell>
          <table:table-cell office:value-type="float" office:value="200953">
            <text:p>200953</text:p>
          </table:table-cell>
          <table:table-cell office:value-type="float" office:value="549154">
            <text:p>549154</text:p>
          </table:table-cell>
          <table:table-cell office:value-type="float" office:value="264164">
            <text:p>264164</text:p>
          </table:table-cell>
          <table:table-cell office:value-type="float" office:value="351478">
            <text:p>351478</text:p>
          </table:table-cell>
          <table:table-cell office:value-type="float" office:value="3677060535">
            <text:p>3677060535</text:p>
          </table:table-cell>
          <table:table-cell office:value-type="float" office:value="201070">
            <text:p>201070</text:p>
          </table:table-cell>
          <table:table-cell office:value-type="float" office:value="224770">
            <text:p>224770</text:p>
          </table:table-cell>
          <table:table-cell office:value-type="float" office:value="167266">
            <text:p>167266</text:p>
          </table:table-cell>
          <table:table-cell office:value-type="float" office:value="7104934">
            <text:p>7104934</text:p>
          </table:table-cell>
          <table:table-cell office:value-type="float" office:value="375382">
            <text:p>375382</text:p>
          </table:table-cell>
          <table:table-cell office:value-type="float" office:value="230050">
            <text:p>230050</text:p>
          </table:table-cell>
          <table:table-cell/>
        </table:table-row>
        <table:table-row table:style-name="ro1">
          <table:table-cell office:value-type="float" office:value="6101871537">
            <text:p>6101871537</text:p>
          </table:table-cell>
          <table:table-cell office:value-type="float" office:value="192944">
            <text:p>192944</text:p>
          </table:table-cell>
          <table:table-cell office:value-type="float" office:value="235739">
            <text:p>235739</text:p>
          </table:table-cell>
          <table:table-cell office:value-type="float" office:value="155380">
            <text:p>155380</text:p>
          </table:table-cell>
          <table:table-cell office:value-type="float" office:value="21114245">
            <text:p>21114245</text:p>
          </table:table-cell>
          <table:table-cell office:value-type="float" office:value="314266">
            <text:p>314266</text:p>
          </table:table-cell>
          <table:table-cell office:value-type="float" office:value="235516">
            <text:p>235516</text:p>
          </table:table-cell>
          <table:table-cell office:value-type="float" office:value="29114491189">
            <text:p>29114491189</text:p>
          </table:table-cell>
          <table:table-cell office:value-type="float" office:value="203550">
            <text:p>203550</text:p>
          </table:table-cell>
          <table:table-cell office:value-type="float" office:value="192790">
            <text:p>192790</text:p>
          </table:table-cell>
          <table:table-cell office:value-type="float" office:value="168644">
            <text:p>168644</text:p>
          </table:table-cell>
          <table:table-cell office:value-type="float" office:value="65022356">
            <text:p>65022356</text:p>
          </table:table-cell>
          <table:table-cell office:value-type="float" office:value="311969">
            <text:p>311969</text:p>
          </table:table-cell>
          <table:table-cell office:value-type="float" office:value="286446">
            <text:p>286446</text:p>
          </table:table-cell>
          <table:table-cell office:value-type="float" office:value="2541875654">
            <text:p>2541875654</text:p>
          </table:table-cell>
          <table:table-cell office:value-type="float" office:value="201206">
            <text:p>201206</text:p>
          </table:table-cell>
          <table:table-cell office:value-type="float" office:value="162362">
            <text:p>162362</text:p>
          </table:table-cell>
          <table:table-cell office:value-type="float" office:value="162058">
            <text:p>162058</text:p>
          </table:table-cell>
          <table:table-cell office:value-type="float" office:value="42858856">
            <text:p>42858856</text:p>
          </table:table-cell>
          <table:table-cell office:value-type="float" office:value="270722">
            <text:p>270722</text:p>
          </table:table-cell>
          <table:table-cell office:value-type="float" office:value="276240">
            <text:p>276240</text:p>
          </table:table-cell>
          <table:table-cell/>
        </table:table-row>
        <table:table-row table:style-name="ro1">
          <table:table-cell office:value-type="float" office:value="784349923">
            <text:p>784349923</text:p>
          </table:table-cell>
          <table:table-cell office:value-type="float" office:value="194178">
            <text:p>194178</text:p>
          </table:table-cell>
          <table:table-cell office:value-type="float" office:value="154894">
            <text:p>154894</text:p>
          </table:table-cell>
          <table:table-cell office:value-type="float" office:value="149726">
            <text:p>149726</text:p>
          </table:table-cell>
          <table:table-cell office:value-type="float" office:value="1021513">
            <text:p>1021513</text:p>
          </table:table-cell>
          <table:table-cell office:value-type="float" office:value="304387">
            <text:p>304387</text:p>
          </table:table-cell>
          <table:table-cell office:value-type="float" office:value="225300">
            <text:p>225300</text:p>
          </table:table-cell>
          <table:table-cell office:value-type="float" office:value="11792353295">
            <text:p>11792353295</text:p>
          </table:table-cell>
          <table:table-cell office:value-type="float" office:value="223172">
            <text:p>223172</text:p>
          </table:table-cell>
          <table:table-cell office:value-type="float" office:value="265700">
            <text:p>265700</text:p>
          </table:table-cell>
          <table:table-cell office:value-type="float" office:value="166192">
            <text:p>166192</text:p>
          </table:table-cell>
          <table:table-cell office:value-type="float" office:value="10659010">
            <text:p>10659010</text:p>
          </table:table-cell>
          <table:table-cell office:value-type="float" office:value="288290">
            <text:p>288290</text:p>
          </table:table-cell>
          <table:table-cell office:value-type="float" office:value="238104">
            <text:p>238104</text:p>
          </table:table-cell>
          <table:table-cell office:value-type="float" office:value="2780106627">
            <text:p>2780106627</text:p>
          </table:table-cell>
          <table:table-cell office:value-type="float" office:value="223463">
            <text:p>223463</text:p>
          </table:table-cell>
          <table:table-cell office:value-type="float" office:value="217371">
            <text:p>217371</text:p>
          </table:table-cell>
          <table:table-cell office:value-type="float" office:value="165872">
            <text:p>165872</text:p>
          </table:table-cell>
          <table:table-cell office:value-type="float" office:value="2549338">
            <text:p>2549338</text:p>
          </table:table-cell>
          <table:table-cell office:value-type="float" office:value="311162">
            <text:p>311162</text:p>
          </table:table-cell>
          <table:table-cell office:value-type="float" office:value="222062">
            <text:p>222062</text:p>
          </table:table-cell>
          <table:table-cell/>
        </table:table-row>
        <table:table-row table:style-name="ro1">
          <table:table-cell office:value-type="float" office:value="7515300605">
            <text:p>7515300605</text:p>
          </table:table-cell>
          <table:table-cell office:value-type="float" office:value="223733">
            <text:p>223733</text:p>
          </table:table-cell>
          <table:table-cell office:value-type="float" office:value="171337">
            <text:p>171337</text:p>
          </table:table-cell>
          <table:table-cell office:value-type="float" office:value="192793">
            <text:p>192793</text:p>
          </table:table-cell>
          <table:table-cell office:value-type="float" office:value="30610120">
            <text:p>30610120</text:p>
          </table:table-cell>
          <table:table-cell office:value-type="float" office:value="311287">
            <text:p>311287</text:p>
          </table:table-cell>
          <table:table-cell office:value-type="float" office:value="290238">
            <text:p>290238</text:p>
          </table:table-cell>
          <table:table-cell office:value-type="float" office:value="3746502293">
            <text:p>3746502293</text:p>
          </table:table-cell>
          <table:table-cell office:value-type="float" office:value="226574">
            <text:p>226574</text:p>
          </table:table-cell>
          <table:table-cell office:value-type="float" office:value="170810">
            <text:p>170810</text:p>
          </table:table-cell>
          <table:table-cell office:value-type="float" office:value="159946">
            <text:p>159946</text:p>
          </table:table-cell>
          <table:table-cell office:value-type="float" office:value="6792346">
            <text:p>6792346</text:p>
          </table:table-cell>
          <table:table-cell office:value-type="float" office:value="280142">
            <text:p>280142</text:p>
          </table:table-cell>
          <table:table-cell office:value-type="float" office:value="241652">
            <text:p>241652</text:p>
          </table:table-cell>
          <table:table-cell office:value-type="float" office:value="9247360177">
            <text:p>9247360177</text:p>
          </table:table-cell>
          <table:table-cell office:value-type="float" office:value="201440">
            <text:p>201440</text:p>
          </table:table-cell>
          <table:table-cell office:value-type="float" office:value="285107">
            <text:p>285107</text:p>
          </table:table-cell>
          <table:table-cell office:value-type="float" office:value="162148">
            <text:p>162148</text:p>
          </table:table-cell>
          <table:table-cell office:value-type="float" office:value="3585747">
            <text:p>3585747</text:p>
          </table:table-cell>
          <table:table-cell office:value-type="float" office:value="487578">
            <text:p>487578</text:p>
          </table:table-cell>
          <table:table-cell office:value-type="float" office:value="223348">
            <text:p>223348</text:p>
          </table:table-cell>
          <table:table-cell/>
        </table:table-row>
        <table:table-row table:style-name="ro1">
          <table:table-cell office:value-type="float" office:value="2335071743">
            <text:p>2335071743</text:p>
          </table:table-cell>
          <table:table-cell office:value-type="float" office:value="314770">
            <text:p>314770</text:p>
          </table:table-cell>
          <table:table-cell office:value-type="float" office:value="252946">
            <text:p>252946</text:p>
          </table:table-cell>
          <table:table-cell office:value-type="float" office:value="179620">
            <text:p>179620</text:p>
          </table:table-cell>
          <table:table-cell office:value-type="float" office:value="3641261">
            <text:p>3641261</text:p>
          </table:table-cell>
          <table:table-cell office:value-type="float" office:value="263090">
            <text:p>263090</text:p>
          </table:table-cell>
          <table:table-cell office:value-type="float" office:value="211400">
            <text:p>211400</text:p>
          </table:table-cell>
          <table:table-cell office:value-type="float" office:value="17396189958">
            <text:p>17396189958</text:p>
          </table:table-cell>
          <table:table-cell office:value-type="float" office:value="330189">
            <text:p>330189</text:p>
          </table:table-cell>
          <table:table-cell office:value-type="float" office:value="175580">
            <text:p>175580</text:p>
          </table:table-cell>
          <table:table-cell office:value-type="float" office:value="223024">
            <text:p>223024</text:p>
          </table:table-cell>
          <table:table-cell office:value-type="float" office:value="4671980">
            <text:p>4671980</text:p>
          </table:table-cell>
          <table:table-cell office:value-type="float" office:value="333663">
            <text:p>333663</text:p>
          </table:table-cell>
          <table:table-cell office:value-type="float" office:value="266357">
            <text:p>266357</text:p>
          </table:table-cell>
          <table:table-cell office:value-type="float" office:value="5311912591">
            <text:p>5311912591</text:p>
          </table:table-cell>
          <table:table-cell office:value-type="float" office:value="210586">
            <text:p>210586</text:p>
          </table:table-cell>
          <table:table-cell office:value-type="float" office:value="164890">
            <text:p>164890</text:p>
          </table:table-cell>
          <table:table-cell office:value-type="float" office:value="186605">
            <text:p>186605</text:p>
          </table:table-cell>
          <table:table-cell office:value-type="float" office:value="344480">
            <text:p>344480</text:p>
          </table:table-cell>
          <table:table-cell office:value-type="float" office:value="268942">
            <text:p>268942</text:p>
          </table:table-cell>
          <table:table-cell office:value-type="float" office:value="272506">
            <text:p>272506</text:p>
          </table:table-cell>
          <table:table-cell/>
        </table:table-row>
        <table:table-row table:style-name="ro1">
          <table:table-cell office:value-type="float" office:value="6208624390">
            <text:p>6208624390</text:p>
          </table:table-cell>
          <table:table-cell office:value-type="float" office:value="221901">
            <text:p>221901</text:p>
          </table:table-cell>
          <table:table-cell office:value-type="float" office:value="156376">
            <text:p>156376</text:p>
          </table:table-cell>
          <table:table-cell office:value-type="float" office:value="175454">
            <text:p>175454</text:p>
          </table:table-cell>
          <table:table-cell office:value-type="float" office:value="12128852">
            <text:p>12128852</text:p>
          </table:table-cell>
          <table:table-cell office:value-type="float" office:value="281004">
            <text:p>281004</text:p>
          </table:table-cell>
          <table:table-cell office:value-type="float" office:value="230176">
            <text:p>230176</text:p>
          </table:table-cell>
          <table:table-cell office:value-type="float" office:value="24743839516">
            <text:p>24743839516</text:p>
          </table:table-cell>
          <table:table-cell office:value-type="float" office:value="219098">
            <text:p>219098</text:p>
          </table:table-cell>
          <table:table-cell office:value-type="float" office:value="169758">
            <text:p>169758</text:p>
          </table:table-cell>
          <table:table-cell office:value-type="float" office:value="178967">
            <text:p>178967</text:p>
          </table:table-cell>
          <table:table-cell office:value-type="float" office:value="273324">
            <text:p>273324</text:p>
          </table:table-cell>
          <table:table-cell office:value-type="float" office:value="260000">
            <text:p>260000</text:p>
          </table:table-cell>
          <table:table-cell office:value-type="float" office:value="215900">
            <text:p>215900</text:p>
          </table:table-cell>
          <table:table-cell office:value-type="float" office:value="623691366">
            <text:p>623691366</text:p>
          </table:table-cell>
          <table:table-cell office:value-type="float" office:value="226517">
            <text:p>226517</text:p>
          </table:table-cell>
          <table:table-cell office:value-type="float" office:value="193152">
            <text:p>193152</text:p>
          </table:table-cell>
          <table:table-cell office:value-type="float" office:value="198642">
            <text:p>198642</text:p>
          </table:table-cell>
          <table:table-cell office:value-type="float" office:value="1329774">
            <text:p>1329774</text:p>
          </table:table-cell>
          <table:table-cell office:value-type="float" office:value="296178">
            <text:p>296178</text:p>
          </table:table-cell>
          <table:table-cell office:value-type="float" office:value="254496">
            <text:p>254496</text:p>
          </table:table-cell>
          <table:table-cell/>
        </table:table-row>
        <table:table-row table:style-name="ro1">
          <table:table-cell office:value-type="float" office:value="23765845494">
            <text:p>23765845494</text:p>
          </table:table-cell>
          <table:table-cell office:value-type="float" office:value="218805">
            <text:p>218805</text:p>
          </table:table-cell>
          <table:table-cell office:value-type="float" office:value="154144">
            <text:p>154144</text:p>
          </table:table-cell>
          <table:table-cell office:value-type="float" office:value="151820">
            <text:p>151820</text:p>
          </table:table-cell>
          <table:table-cell office:value-type="float" office:value="15115447">
            <text:p>15115447</text:p>
          </table:table-cell>
          <table:table-cell office:value-type="float" office:value="448930">
            <text:p>448930</text:p>
          </table:table-cell>
          <table:table-cell office:value-type="float" office:value="239542">
            <text:p>239542</text:p>
          </table:table-cell>
          <table:table-cell office:value-type="float" office:value="2508086644">
            <text:p>2508086644</text:p>
          </table:table-cell>
          <table:table-cell office:value-type="float" office:value="203298">
            <text:p>203298</text:p>
          </table:table-cell>
          <table:table-cell office:value-type="float" office:value="199113">
            <text:p>199113</text:p>
          </table:table-cell>
          <table:table-cell office:value-type="float" office:value="230015">
            <text:p>230015</text:p>
          </table:table-cell>
          <table:table-cell office:value-type="float" office:value="5483958">
            <text:p>5483958</text:p>
          </table:table-cell>
          <table:table-cell office:value-type="float" office:value="299840">
            <text:p>299840</text:p>
          </table:table-cell>
          <table:table-cell office:value-type="float" office:value="251772">
            <text:p>251772</text:p>
          </table:table-cell>
          <table:table-cell office:value-type="float" office:value="2768988747">
            <text:p>2768988747</text:p>
          </table:table-cell>
          <table:table-cell office:value-type="float" office:value="207102">
            <text:p>207102</text:p>
          </table:table-cell>
          <table:table-cell office:value-type="float" office:value="164224">
            <text:p>164224</text:p>
          </table:table-cell>
          <table:table-cell office:value-type="float" office:value="190355">
            <text:p>190355</text:p>
          </table:table-cell>
          <table:table-cell office:value-type="float" office:value="376537">
            <text:p>376537</text:p>
          </table:table-cell>
          <table:table-cell office:value-type="float" office:value="273926">
            <text:p>273926</text:p>
          </table:table-cell>
          <table:table-cell office:value-type="float" office:value="370058">
            <text:p>370058</text:p>
          </table:table-cell>
          <table:table-cell/>
        </table:table-row>
        <table:table-row table:style-name="ro1">
          <table:table-cell office:value-type="float" office:value="5186124304">
            <text:p>5186124304</text:p>
          </table:table-cell>
          <table:table-cell office:value-type="float" office:value="213713">
            <text:p>213713</text:p>
          </table:table-cell>
          <table:table-cell office:value-type="float" office:value="158642">
            <text:p>158642</text:p>
          </table:table-cell>
          <table:table-cell office:value-type="float" office:value="156410">
            <text:p>156410</text:p>
          </table:table-cell>
          <table:table-cell office:value-type="float" office:value="248936">
            <text:p>248936</text:p>
          </table:table-cell>
          <table:table-cell office:value-type="float" office:value="493503">
            <text:p>493503</text:p>
          </table:table-cell>
          <table:table-cell office:value-type="float" office:value="230672">
            <text:p>230672</text:p>
          </table:table-cell>
          <table:table-cell office:value-type="float" office:value="16147267918">
            <text:p>16147267918</text:p>
          </table:table-cell>
          <table:table-cell office:value-type="float" office:value="206858">
            <text:p>206858</text:p>
          </table:table-cell>
          <table:table-cell office:value-type="float" office:value="192338">
            <text:p>192338</text:p>
          </table:table-cell>
          <table:table-cell office:value-type="float" office:value="160372">
            <text:p>160372</text:p>
          </table:table-cell>
          <table:table-cell office:value-type="float" office:value="6395507">
            <text:p>6395507</text:p>
          </table:table-cell>
          <table:table-cell office:value-type="float" office:value="274274">
            <text:p>274274</text:p>
          </table:table-cell>
          <table:table-cell office:value-type="float" office:value="402467">
            <text:p>402467</text:p>
          </table:table-cell>
          <table:table-cell office:value-type="float" office:value="15291199036">
            <text:p>15291199036</text:p>
          </table:table-cell>
          <table:table-cell office:value-type="float" office:value="1022974">
            <text:p>1022974</text:p>
          </table:table-cell>
          <table:table-cell office:value-type="float" office:value="167494">
            <text:p>167494</text:p>
          </table:table-cell>
          <table:table-cell office:value-type="float" office:value="161702">
            <text:p>161702</text:p>
          </table:table-cell>
          <table:table-cell office:value-type="float" office:value="3707812">
            <text:p>3707812</text:p>
          </table:table-cell>
          <table:table-cell office:value-type="float" office:value="284470">
            <text:p>284470</text:p>
          </table:table-cell>
          <table:table-cell office:value-type="float" office:value="235732">
            <text:p>235732</text:p>
          </table:table-cell>
          <table:table-cell/>
        </table:table-row>
        <table:table-row table:style-name="ro1">
          <table:table-cell office:value-type="float" office:value="3838788756">
            <text:p>3838788756</text:p>
          </table:table-cell>
          <table:table-cell office:value-type="float" office:value="218420">
            <text:p>218420</text:p>
          </table:table-cell>
          <table:table-cell office:value-type="float" office:value="155460">
            <text:p>155460</text:p>
          </table:table-cell>
          <table:table-cell office:value-type="float" office:value="151948">
            <text:p>151948</text:p>
          </table:table-cell>
          <table:table-cell office:value-type="float" office:value="16798675">
            <text:p>16798675</text:p>
          </table:table-cell>
          <table:table-cell office:value-type="float" office:value="298884">
            <text:p>298884</text:p>
          </table:table-cell>
          <table:table-cell office:value-type="float" office:value="231874">
            <text:p>231874</text:p>
          </table:table-cell>
          <table:table-cell office:value-type="float" office:value="4230896350">
            <text:p>4230896350</text:p>
          </table:table-cell>
          <table:table-cell office:value-type="float" office:value="247278">
            <text:p>247278</text:p>
          </table:table-cell>
          <table:table-cell office:value-type="float" office:value="172474">
            <text:p>172474</text:p>
          </table:table-cell>
          <table:table-cell office:value-type="float" office:value="194272">
            <text:p>194272</text:p>
          </table:table-cell>
          <table:table-cell office:value-type="float" office:value="5526799">
            <text:p>5526799</text:p>
          </table:table-cell>
          <table:table-cell office:value-type="float" office:value="312260">
            <text:p>312260</text:p>
          </table:table-cell>
          <table:table-cell office:value-type="float" office:value="260888">
            <text:p>260888</text:p>
          </table:table-cell>
          <table:table-cell office:value-type="float" office:value="3302019932">
            <text:p>3302019932</text:p>
          </table:table-cell>
          <table:table-cell office:value-type="float" office:value="309476">
            <text:p>309476</text:p>
          </table:table-cell>
          <table:table-cell office:value-type="float" office:value="170378">
            <text:p>170378</text:p>
          </table:table-cell>
          <table:table-cell office:value-type="float" office:value="189407">
            <text:p>189407</text:p>
          </table:table-cell>
          <table:table-cell office:value-type="float" office:value="13019625">
            <text:p>13019625</text:p>
          </table:table-cell>
          <table:table-cell office:value-type="float" office:value="327008">
            <text:p>327008</text:p>
          </table:table-cell>
          <table:table-cell office:value-type="float" office:value="265818">
            <text:p>265818</text:p>
          </table:table-cell>
          <table:table-cell/>
        </table:table-row>
        <table:table-row table:style-name="ro1">
          <table:table-cell office:value-type="float" office:value="588721581">
            <text:p>588721581</text:p>
          </table:table-cell>
          <table:table-cell office:value-type="float" office:value="361494">
            <text:p>361494</text:p>
          </table:table-cell>
          <table:table-cell office:value-type="float" office:value="197285">
            <text:p>197285</text:p>
          </table:table-cell>
          <table:table-cell office:value-type="float" office:value="198101">
            <text:p>198101</text:p>
          </table:table-cell>
          <table:table-cell office:value-type="float" office:value="93840124">
            <text:p>93840124</text:p>
          </table:table-cell>
          <table:table-cell office:value-type="float" office:value="427654">
            <text:p>427654</text:p>
          </table:table-cell>
          <table:table-cell office:value-type="float" office:value="364530">
            <text:p>364530</text:p>
          </table:table-cell>
          <table:table-cell office:value-type="float" office:value="8633578390">
            <text:p>8633578390</text:p>
          </table:table-cell>
          <table:table-cell office:value-type="float" office:value="204872">
            <text:p>204872</text:p>
          </table:table-cell>
          <table:table-cell office:value-type="float" office:value="284899">
            <text:p>284899</text:p>
          </table:table-cell>
          <table:table-cell office:value-type="float" office:value="199829">
            <text:p>199829</text:p>
          </table:table-cell>
          <table:table-cell office:value-type="float" office:value="61625833">
            <text:p>61625833</text:p>
          </table:table-cell>
          <table:table-cell office:value-type="float" office:value="292992">
            <text:p>292992</text:p>
          </table:table-cell>
          <table:table-cell office:value-type="float" office:value="239856">
            <text:p>239856</text:p>
          </table:table-cell>
          <table:table-cell office:value-type="float" office:value="28895039744">
            <text:p>28895039744</text:p>
          </table:table-cell>
          <table:table-cell office:value-type="float" office:value="205770">
            <text:p>205770</text:p>
          </table:table-cell>
          <table:table-cell office:value-type="float" office:value="206573">
            <text:p>206573</text:p>
          </table:table-cell>
          <table:table-cell office:value-type="float" office:value="164842">
            <text:p>164842</text:p>
          </table:table-cell>
          <table:table-cell office:value-type="float" office:value="36963423">
            <text:p>36963423</text:p>
          </table:table-cell>
          <table:table-cell office:value-type="float" office:value="331143">
            <text:p>331143</text:p>
          </table:table-cell>
          <table:table-cell office:value-type="float" office:value="264672">
            <text:p>264672</text:p>
          </table:table-cell>
          <table:table-cell/>
        </table:table-row>
        <table:table-row table:style-name="ro1">
          <table:table-cell office:value-type="float" office:value="18747484516">
            <text:p>18747484516</text:p>
          </table:table-cell>
          <table:table-cell office:value-type="float" office:value="195350">
            <text:p>195350</text:p>
          </table:table-cell>
          <table:table-cell office:value-type="float" office:value="187676">
            <text:p>187676</text:p>
          </table:table-cell>
          <table:table-cell office:value-type="float" office:value="156846">
            <text:p>156846</text:p>
          </table:table-cell>
          <table:table-cell office:value-type="float" office:value="10756204">
            <text:p>10756204</text:p>
          </table:table-cell>
          <table:table-cell office:value-type="float" office:value="380167">
            <text:p>380167</text:p>
          </table:table-cell>
          <table:table-cell office:value-type="float" office:value="298836">
            <text:p>298836</text:p>
          </table:table-cell>
          <table:table-cell office:value-type="float" office:value="5763293946">
            <text:p>5763293946</text:p>
          </table:table-cell>
          <table:table-cell office:value-type="float" office:value="257877">
            <text:p>257877</text:p>
          </table:table-cell>
          <table:table-cell office:value-type="float" office:value="167590">
            <text:p>167590</text:p>
          </table:table-cell>
          <table:table-cell office:value-type="float" office:value="160212">
            <text:p>160212</text:p>
          </table:table-cell>
          <table:table-cell office:value-type="float" office:value="582563">
            <text:p>582563</text:p>
          </table:table-cell>
          <table:table-cell office:value-type="float" office:value="446272">
            <text:p>446272</text:p>
          </table:table-cell>
          <table:table-cell office:value-type="float" office:value="368087">
            <text:p>368087</text:p>
          </table:table-cell>
          <table:table-cell office:value-type="float" office:value="2087944007">
            <text:p>2087944007</text:p>
          </table:table-cell>
          <table:table-cell office:value-type="float" office:value="206930">
            <text:p>206930</text:p>
          </table:table-cell>
          <table:table-cell office:value-type="float" office:value="170710">
            <text:p>170710</text:p>
          </table:table-cell>
          <table:table-cell office:value-type="float" office:value="205748">
            <text:p>205748</text:p>
          </table:table-cell>
          <table:table-cell office:value-type="float" office:value="3052120">
            <text:p>3052120</text:p>
          </table:table-cell>
          <table:table-cell office:value-type="float" office:value="352710">
            <text:p>352710</text:p>
          </table:table-cell>
          <table:table-cell office:value-type="float" office:value="330962">
            <text:p>330962</text:p>
          </table:table-cell>
          <table:table-cell/>
        </table:table-row>
        <table:table-row table:style-name="ro1">
          <table:table-cell office:value-type="float" office:value="1935464121">
            <text:p>1935464121</text:p>
          </table:table-cell>
          <table:table-cell office:value-type="float" office:value="280174">
            <text:p>280174</text:p>
          </table:table-cell>
          <table:table-cell office:value-type="float" office:value="152644">
            <text:p>152644</text:p>
          </table:table-cell>
          <table:table-cell office:value-type="float" office:value="152600">
            <text:p>152600</text:p>
          </table:table-cell>
          <table:table-cell office:value-type="float" office:value="11570425">
            <text:p>11570425</text:p>
          </table:table-cell>
          <table:table-cell office:value-type="float" office:value="659492">
            <text:p>659492</text:p>
          </table:table-cell>
          <table:table-cell office:value-type="float" office:value="323696">
            <text:p>323696</text:p>
          </table:table-cell>
          <table:table-cell office:value-type="float" office:value="17102783332">
            <text:p>17102783332</text:p>
          </table:table-cell>
          <table:table-cell office:value-type="float" office:value="290900">
            <text:p>290900</text:p>
          </table:table-cell>
          <table:table-cell office:value-type="float" office:value="283492">
            <text:p>283492</text:p>
          </table:table-cell>
          <table:table-cell office:value-type="float" office:value="162574">
            <text:p>162574</text:p>
          </table:table-cell>
          <table:table-cell office:value-type="float" office:value="454366">
            <text:p>454366</text:p>
          </table:table-cell>
          <table:table-cell office:value-type="float" office:value="274052">
            <text:p>274052</text:p>
          </table:table-cell>
          <table:table-cell office:value-type="float" office:value="243570">
            <text:p>243570</text:p>
          </table:table-cell>
          <table:table-cell office:value-type="float" office:value="6100062191">
            <text:p>6100062191</text:p>
          </table:table-cell>
          <table:table-cell office:value-type="float" office:value="257573">
            <text:p>257573</text:p>
          </table:table-cell>
          <table:table-cell office:value-type="float" office:value="169474">
            <text:p>169474</text:p>
          </table:table-cell>
          <table:table-cell office:value-type="float" office:value="163744">
            <text:p>163744</text:p>
          </table:table-cell>
          <table:table-cell office:value-type="float" office:value="26954995">
            <text:p>26954995</text:p>
          </table:table-cell>
          <table:table-cell office:value-type="float" office:value="454365">
            <text:p>454365</text:p>
          </table:table-cell>
          <table:table-cell office:value-type="float" office:value="246248">
            <text:p>246248</text:p>
          </table:table-cell>
          <table:table-cell/>
        </table:table-row>
        <table:table-row table:style-name="ro1">
          <table:table-cell office:value-type="float" office:value="28605052252">
            <text:p>28605052252</text:p>
          </table:table-cell>
          <table:table-cell office:value-type="float" office:value="194084">
            <text:p>194084</text:p>
          </table:table-cell>
          <table:table-cell office:value-type="float" office:value="153242">
            <text:p>153242</text:p>
          </table:table-cell>
          <table:table-cell office:value-type="float" office:value="155282">
            <text:p>155282</text:p>
          </table:table-cell>
          <table:table-cell office:value-type="float" office:value="285511">
            <text:p>285511</text:p>
          </table:table-cell>
          <table:table-cell office:value-type="float" office:value="377451">
            <text:p>377451</text:p>
          </table:table-cell>
          <table:table-cell office:value-type="float" office:value="270449">
            <text:p>270449</text:p>
          </table:table-cell>
          <table:table-cell office:value-type="float" office:value="8527770697">
            <text:p>8527770697</text:p>
          </table:table-cell>
          <table:table-cell office:value-type="float" office:value="204124">
            <text:p>204124</text:p>
          </table:table-cell>
          <table:table-cell office:value-type="float" office:value="197714">
            <text:p>197714</text:p>
          </table:table-cell>
          <table:table-cell office:value-type="float" office:value="164930">
            <text:p>164930</text:p>
          </table:table-cell>
          <table:table-cell office:value-type="float" office:value="12065728">
            <text:p>12065728</text:p>
          </table:table-cell>
          <table:table-cell office:value-type="float" office:value="270900">
            <text:p>270900</text:p>
          </table:table-cell>
          <table:table-cell office:value-type="float" office:value="371503">
            <text:p>371503</text:p>
          </table:table-cell>
          <table:table-cell office:value-type="float" office:value="16974922852">
            <text:p>16974922852</text:p>
          </table:table-cell>
          <table:table-cell office:value-type="float" office:value="202688">
            <text:p>202688</text:p>
          </table:table-cell>
          <table:table-cell office:value-type="float" office:value="205747">
            <text:p>205747</text:p>
          </table:table-cell>
          <table:table-cell office:value-type="float" office:value="164450">
            <text:p>164450</text:p>
          </table:table-cell>
          <table:table-cell office:value-type="float" office:value="32606159">
            <text:p>32606159</text:p>
          </table:table-cell>
          <table:table-cell office:value-type="float" office:value="286860">
            <text:p>286860</text:p>
          </table:table-cell>
          <table:table-cell office:value-type="float" office:value="317203">
            <text:p>317203</text:p>
          </table:table-cell>
          <table:table-cell/>
        </table:table-row>
        <table:table-row table:style-name="ro1">
          <table:table-cell office:value-type="float" office:value="6712779309">
            <text:p>6712779309</text:p>
          </table:table-cell>
          <table:table-cell office:value-type="float" office:value="192658">
            <text:p>192658</text:p>
          </table:table-cell>
          <table:table-cell office:value-type="float" office:value="155380">
            <text:p>155380</text:p>
          </table:table-cell>
          <table:table-cell office:value-type="float" office:value="156362">
            <text:p>156362</text:p>
          </table:table-cell>
          <table:table-cell office:value-type="float" office:value="5040510">
            <text:p>5040510</text:p>
          </table:table-cell>
          <table:table-cell office:value-type="float" office:value="285572">
            <text:p>285572</text:p>
          </table:table-cell>
          <table:table-cell office:value-type="float" office:value="227600">
            <text:p>227600</text:p>
          </table:table-cell>
          <table:table-cell office:value-type="float" office:value="2789806207">
            <text:p>2789806207</text:p>
          </table:table-cell>
          <table:table-cell office:value-type="float" office:value="204532">
            <text:p>204532</text:p>
          </table:table-cell>
          <table:table-cell office:value-type="float" office:value="200895">
            <text:p>200895</text:p>
          </table:table-cell>
          <table:table-cell office:value-type="float" office:value="164584">
            <text:p>164584</text:p>
          </table:table-cell>
          <table:table-cell office:value-type="float" office:value="2918550">
            <text:p>2918550</text:p>
          </table:table-cell>
          <table:table-cell office:value-type="float" office:value="315255">
            <text:p>315255</text:p>
          </table:table-cell>
          <table:table-cell office:value-type="float" office:value="229938">
            <text:p>229938</text:p>
          </table:table-cell>
          <table:table-cell office:value-type="float" office:value="5845125153">
            <text:p>5845125153</text:p>
          </table:table-cell>
          <table:table-cell office:value-type="float" office:value="220304">
            <text:p>220304</text:p>
          </table:table-cell>
          <table:table-cell office:value-type="float" office:value="173644">
            <text:p>173644</text:p>
          </table:table-cell>
          <table:table-cell office:value-type="float" office:value="165784">
            <text:p>165784</text:p>
          </table:table-cell>
          <table:table-cell office:value-type="float" office:value="13248952">
            <text:p>13248952</text:p>
          </table:table-cell>
          <table:table-cell office:value-type="float" office:value="278922">
            <text:p>278922</text:p>
          </table:table-cell>
          <table:table-cell office:value-type="float" office:value="280295">
            <text:p>280295</text:p>
          </table:table-cell>
          <table:table-cell/>
        </table:table-row>
        <table:table-row table:style-name="ro1">
          <table:table-cell office:value-type="float" office:value="17738240559">
            <text:p>17738240559</text:p>
          </table:table-cell>
          <table:table-cell office:value-type="float" office:value="193844">
            <text:p>193844</text:p>
          </table:table-cell>
          <table:table-cell office:value-type="float" office:value="153870">
            <text:p>153870</text:p>
          </table:table-cell>
          <table:table-cell office:value-type="float" office:value="152542">
            <text:p>152542</text:p>
          </table:table-cell>
          <table:table-cell office:value-type="float" office:value="29979698">
            <text:p>29979698</text:p>
          </table:table-cell>
          <table:table-cell office:value-type="float" office:value="339826">
            <text:p>339826</text:p>
          </table:table-cell>
          <table:table-cell office:value-type="float" office:value="223540">
            <text:p>223540</text:p>
          </table:table-cell>
          <table:table-cell office:value-type="float" office:value="5603691168">
            <text:p>5603691168</text:p>
          </table:table-cell>
          <table:table-cell office:value-type="float" office:value="205946">
            <text:p>205946</text:p>
          </table:table-cell>
          <table:table-cell office:value-type="float" office:value="168476">
            <text:p>168476</text:p>
          </table:table-cell>
          <table:table-cell office:value-type="float" office:value="158908">
            <text:p>158908</text:p>
          </table:table-cell>
          <table:table-cell office:value-type="float" office:value="8880683">
            <text:p>8880683</text:p>
          </table:table-cell>
          <table:table-cell office:value-type="float" office:value="331624">
            <text:p>331624</text:p>
          </table:table-cell>
          <table:table-cell office:value-type="float" office:value="286220">
            <text:p>286220</text:p>
          </table:table-cell>
          <table:table-cell office:value-type="float" office:value="2673709393">
            <text:p>2673709393</text:p>
          </table:table-cell>
          <table:table-cell office:value-type="float" office:value="206778">
            <text:p>206778</text:p>
          </table:table-cell>
          <table:table-cell office:value-type="float" office:value="165164">
            <text:p>165164</text:p>
          </table:table-cell>
          <table:table-cell office:value-type="float" office:value="156928">
            <text:p>156928</text:p>
          </table:table-cell>
          <table:table-cell office:value-type="float" office:value="1196242">
            <text:p>1196242</text:p>
          </table:table-cell>
          <table:table-cell office:value-type="float" office:value="340648">
            <text:p>340648</text:p>
          </table:table-cell>
          <table:table-cell office:value-type="float" office:value="239876">
            <text:p>239876</text:p>
          </table:table-cell>
          <table:table-cell/>
        </table:table-row>
        <table:table-row table:style-name="ro1">
          <table:table-cell office:value-type="float" office:value="28008887510">
            <text:p>28008887510</text:p>
          </table:table-cell>
          <table:table-cell office:value-type="float" office:value="195562">
            <text:p>195562</text:p>
          </table:table-cell>
          <table:table-cell office:value-type="float" office:value="160940">
            <text:p>160940</text:p>
          </table:table-cell>
          <table:table-cell office:value-type="float" office:value="197779">
            <text:p>197779</text:p>
          </table:table-cell>
          <table:table-cell office:value-type="float" office:value="5997599">
            <text:p>5997599</text:p>
          </table:table-cell>
          <table:table-cell office:value-type="float" office:value="288306">
            <text:p>288306</text:p>
          </table:table-cell>
          <table:table-cell office:value-type="float" office:value="235682">
            <text:p>235682</text:p>
          </table:table-cell>
          <table:table-cell office:value-type="float" office:value="3255761890">
            <text:p>3255761890</text:p>
          </table:table-cell>
          <table:table-cell office:value-type="float" office:value="207438">
            <text:p>207438</text:p>
          </table:table-cell>
          <table:table-cell office:value-type="float" office:value="227926">
            <text:p>227926</text:p>
          </table:table-cell>
          <table:table-cell office:value-type="float" office:value="164804">
            <text:p>164804</text:p>
          </table:table-cell>
          <table:table-cell office:value-type="float" office:value="6291596">
            <text:p>6291596</text:p>
          </table:table-cell>
          <table:table-cell office:value-type="float" office:value="328328">
            <text:p>328328</text:p>
          </table:table-cell>
          <table:table-cell office:value-type="float" office:value="232234">
            <text:p>232234</text:p>
          </table:table-cell>
          <table:table-cell office:value-type="float" office:value="12276235485">
            <text:p>12276235485</text:p>
          </table:table-cell>
          <table:table-cell office:value-type="float" office:value="202136">
            <text:p>202136</text:p>
          </table:table-cell>
          <table:table-cell office:value-type="float" office:value="166396">
            <text:p>166396</text:p>
          </table:table-cell>
          <table:table-cell office:value-type="float" office:value="268496">
            <text:p>268496</text:p>
          </table:table-cell>
          <table:table-cell office:value-type="float" office:value="56500697">
            <text:p>56500697</text:p>
          </table:table-cell>
          <table:table-cell office:value-type="float" office:value="283260">
            <text:p>283260</text:p>
          </table:table-cell>
          <table:table-cell office:value-type="float" office:value="344267">
            <text:p>344267</text:p>
          </table:table-cell>
          <table:table-cell/>
        </table:table-row>
        <table:table-row table:style-name="ro1">
          <table:table-cell office:value-type="float" office:value="13226880648">
            <text:p>13226880648</text:p>
          </table:table-cell>
          <table:table-cell office:value-type="float" office:value="307139">
            <text:p>307139</text:p>
          </table:table-cell>
          <table:table-cell office:value-type="float" office:value="848917">
            <text:p>848917</text:p>
          </table:table-cell>
          <table:table-cell office:value-type="float" office:value="154186">
            <text:p>154186</text:p>
          </table:table-cell>
          <table:table-cell office:value-type="float" office:value="61164439">
            <text:p>61164439</text:p>
          </table:table-cell>
          <table:table-cell office:value-type="float" office:value="307792">
            <text:p>307792</text:p>
          </table:table-cell>
          <table:table-cell office:value-type="float" office:value="297374">
            <text:p>297374</text:p>
          </table:table-cell>
          <table:table-cell office:value-type="float" office:value="1226225724">
            <text:p>1226225724</text:p>
          </table:table-cell>
          <table:table-cell office:value-type="float" office:value="205258">
            <text:p>205258</text:p>
          </table:table-cell>
          <table:table-cell office:value-type="float" office:value="276566">
            <text:p>276566</text:p>
          </table:table-cell>
          <table:table-cell office:value-type="float" office:value="166796">
            <text:p>166796</text:p>
          </table:table-cell>
          <table:table-cell office:value-type="float" office:value="14513515">
            <text:p>14513515</text:p>
          </table:table-cell>
          <table:table-cell office:value-type="float" office:value="269802">
            <text:p>269802</text:p>
          </table:table-cell>
          <table:table-cell office:value-type="float" office:value="226228">
            <text:p>226228</text:p>
          </table:table-cell>
          <table:table-cell office:value-type="float" office:value="2164113429">
            <text:p>2164113429</text:p>
          </table:table-cell>
          <table:table-cell office:value-type="float" office:value="200198">
            <text:p>200198</text:p>
          </table:table-cell>
          <table:table-cell office:value-type="float" office:value="173000">
            <text:p>173000</text:p>
          </table:table-cell>
          <table:table-cell office:value-type="float" office:value="159520">
            <text:p>159520</text:p>
          </table:table-cell>
          <table:table-cell office:value-type="float" office:value="21226146">
            <text:p>21226146</text:p>
          </table:table-cell>
          <table:table-cell office:value-type="float" office:value="281866">
            <text:p>281866</text:p>
          </table:table-cell>
          <table:table-cell office:value-type="float" office:value="247088">
            <text:p>247088</text:p>
          </table:table-cell>
          <table:table-cell/>
        </table:table-row>
        <table:table-row table:style-name="ro1">
          <table:table-cell office:value-type="float" office:value="3206859120">
            <text:p>3206859120</text:p>
          </table:table-cell>
          <table:table-cell office:value-type="float" office:value="228050">
            <text:p>228050</text:p>
          </table:table-cell>
          <table:table-cell office:value-type="float" office:value="181297">
            <text:p>181297</text:p>
          </table:table-cell>
          <table:table-cell office:value-type="float" office:value="154562">
            <text:p>154562</text:p>
          </table:table-cell>
          <table:table-cell office:value-type="float" office:value="724866">
            <text:p>724866</text:p>
          </table:table-cell>
          <table:table-cell office:value-type="float" office:value="331910">
            <text:p>331910</text:p>
          </table:table-cell>
          <table:table-cell office:value-type="float" office:value="225460">
            <text:p>225460</text:p>
          </table:table-cell>
          <table:table-cell office:value-type="float" office:value="8500289302">
            <text:p>8500289302</text:p>
          </table:table-cell>
          <table:table-cell office:value-type="float" office:value="205668">
            <text:p>205668</text:p>
          </table:table-cell>
          <table:table-cell office:value-type="float" office:value="170236">
            <text:p>170236</text:p>
          </table:table-cell>
          <table:table-cell office:value-type="float" office:value="158632">
            <text:p>158632</text:p>
          </table:table-cell>
          <table:table-cell office:value-type="float" office:value="5158444">
            <text:p>5158444</text:p>
          </table:table-cell>
          <table:table-cell office:value-type="float" office:value="290706">
            <text:p>290706</text:p>
          </table:table-cell>
          <table:table-cell office:value-type="float" office:value="350036">
            <text:p>350036</text:p>
          </table:table-cell>
          <table:table-cell office:value-type="float" office:value="5721020732">
            <text:p>5721020732</text:p>
          </table:table-cell>
          <table:table-cell office:value-type="float" office:value="238495">
            <text:p>238495</text:p>
          </table:table-cell>
          <table:table-cell office:value-type="float" office:value="213308">
            <text:p>213308</text:p>
          </table:table-cell>
          <table:table-cell office:value-type="float" office:value="156874">
            <text:p>156874</text:p>
          </table:table-cell>
          <table:table-cell office:value-type="float" office:value="18721241">
            <text:p>18721241</text:p>
          </table:table-cell>
          <table:table-cell office:value-type="float" office:value="332040">
            <text:p>332040</text:p>
          </table:table-cell>
          <table:table-cell office:value-type="float" office:value="268766">
            <text:p>268766</text:p>
          </table:table-cell>
          <table:table-cell/>
        </table:table-row>
        <table:table-row table:style-name="ro1">
          <table:table-cell office:value-type="float" office:value="15731073530">
            <text:p>15731073530</text:p>
          </table:table-cell>
          <table:table-cell office:value-type="float" office:value="226262">
            <text:p>226262</text:p>
          </table:table-cell>
          <table:table-cell office:value-type="float" office:value="151942">
            <text:p>151942</text:p>
          </table:table-cell>
          <table:table-cell office:value-type="float" office:value="187372">
            <text:p>187372</text:p>
          </table:table-cell>
          <table:table-cell office:value-type="float" office:value="82012282">
            <text:p>82012282</text:p>
          </table:table-cell>
          <table:table-cell office:value-type="float" office:value="294566">
            <text:p>294566</text:p>
          </table:table-cell>
          <table:table-cell office:value-type="float" office:value="269440">
            <text:p>269440</text:p>
          </table:table-cell>
          <table:table-cell office:value-type="float" office:value="516885100">
            <text:p>516885100</text:p>
          </table:table-cell>
          <table:table-cell office:value-type="float" office:value="222550">
            <text:p>222550</text:p>
          </table:table-cell>
          <table:table-cell office:value-type="float" office:value="170904">
            <text:p>170904</text:p>
          </table:table-cell>
          <table:table-cell office:value-type="float" office:value="200490">
            <text:p>200490</text:p>
          </table:table-cell>
          <table:table-cell office:value-type="float" office:value="22264706">
            <text:p>22264706</text:p>
          </table:table-cell>
          <table:table-cell office:value-type="float" office:value="1010693">
            <text:p>1010693</text:p>
          </table:table-cell>
          <table:table-cell office:value-type="float" office:value="236744">
            <text:p>236744</text:p>
          </table:table-cell>
          <table:table-cell office:value-type="float" office:value="7226525935">
            <text:p>7226525935</text:p>
          </table:table-cell>
          <table:table-cell office:value-type="float" office:value="205220">
            <text:p>205220</text:p>
          </table:table-cell>
          <table:table-cell office:value-type="float" office:value="167614">
            <text:p>167614</text:p>
          </table:table-cell>
          <table:table-cell office:value-type="float" office:value="166004">
            <text:p>166004</text:p>
          </table:table-cell>
          <table:table-cell office:value-type="float" office:value="7392123">
            <text:p>7392123</text:p>
          </table:table-cell>
          <table:table-cell office:value-type="float" office:value="313452">
            <text:p>313452</text:p>
          </table:table-cell>
          <table:table-cell office:value-type="float" office:value="274110">
            <text:p>274110</text:p>
          </table:table-cell>
          <table:table-cell/>
        </table:table-row>
        <table:table-row table:style-name="ro1">
          <table:table-cell office:value-type="float" office:value="30908930674">
            <text:p>30908930674</text:p>
          </table:table-cell>
          <table:table-cell office:value-type="float" office:value="192574">
            <text:p>192574</text:p>
          </table:table-cell>
          <table:table-cell office:value-type="float" office:value="172086">
            <text:p>172086</text:p>
          </table:table-cell>
          <table:table-cell office:value-type="float" office:value="182376">
            <text:p>182376</text:p>
          </table:table-cell>
          <table:table-cell office:value-type="float" office:value="464452">
            <text:p>464452</text:p>
          </table:table-cell>
          <table:table-cell office:value-type="float" office:value="337114">
            <text:p>337114</text:p>
          </table:table-cell>
          <table:table-cell office:value-type="float" office:value="224912">
            <text:p>224912</text:p>
          </table:table-cell>
          <table:table-cell office:value-type="float" office:value="17021349930">
            <text:p>17021349930</text:p>
          </table:table-cell>
          <table:table-cell office:value-type="float" office:value="212740">
            <text:p>212740</text:p>
          </table:table-cell>
          <table:table-cell office:value-type="float" office:value="202062">
            <text:p>202062</text:p>
          </table:table-cell>
          <table:table-cell office:value-type="float" office:value="164152">
            <text:p>164152</text:p>
          </table:table-cell>
          <table:table-cell office:value-type="float" office:value="9977425">
            <text:p>9977425</text:p>
          </table:table-cell>
          <table:table-cell office:value-type="float" office:value="339425">
            <text:p>339425</text:p>
          </table:table-cell>
          <table:table-cell office:value-type="float" office:value="255458">
            <text:p>255458</text:p>
          </table:table-cell>
          <table:table-cell office:value-type="float" office:value="15023575171">
            <text:p>15023575171</text:p>
          </table:table-cell>
          <table:table-cell office:value-type="float" office:value="199714">
            <text:p>199714</text:p>
          </table:table-cell>
          <table:table-cell office:value-type="float" office:value="210803">
            <text:p>210803</text:p>
          </table:table-cell>
          <table:table-cell office:value-type="float" office:value="164310">
            <text:p>164310</text:p>
          </table:table-cell>
          <table:table-cell office:value-type="float" office:value="16534865">
            <text:p>16534865</text:p>
          </table:table-cell>
          <table:table-cell office:value-type="float" office:value="296552">
            <text:p>296552</text:p>
          </table:table-cell>
          <table:table-cell office:value-type="float" office:value="241546">
            <text:p>241546</text:p>
          </table:table-cell>
          <table:table-cell/>
        </table:table-row>
        <table:table-row table:style-name="ro1">
          <table:table-cell office:value-type="float" office:value="22392107243">
            <text:p>22392107243</text:p>
          </table:table-cell>
          <table:table-cell office:value-type="float" office:value="204578">
            <text:p>204578</text:p>
          </table:table-cell>
          <table:table-cell office:value-type="float" office:value="155646">
            <text:p>155646</text:p>
          </table:table-cell>
          <table:table-cell office:value-type="float" office:value="150032">
            <text:p>150032</text:p>
          </table:table-cell>
          <table:table-cell office:value-type="float" office:value="399476">
            <text:p>399476</text:p>
          </table:table-cell>
          <table:table-cell office:value-type="float" office:value="267470">
            <text:p>267470</text:p>
          </table:table-cell>
          <table:table-cell office:value-type="float" office:value="220384">
            <text:p>220384</text:p>
          </table:table-cell>
          <table:table-cell office:value-type="float" office:value="6825770165">
            <text:p>6825770165</text:p>
          </table:table-cell>
          <table:table-cell office:value-type="float" office:value="349437">
            <text:p>349437</text:p>
          </table:table-cell>
          <table:table-cell office:value-type="float" office:value="172254">
            <text:p>172254</text:p>
          </table:table-cell>
          <table:table-cell office:value-type="float" office:value="162688">
            <text:p>162688</text:p>
          </table:table-cell>
          <table:table-cell office:value-type="float" office:value="558348">
            <text:p>558348</text:p>
          </table:table-cell>
          <table:table-cell office:value-type="float" office:value="282796">
            <text:p>282796</text:p>
          </table:table-cell>
          <table:table-cell office:value-type="float" office:value="257242">
            <text:p>257242</text:p>
          </table:table-cell>
          <table:table-cell office:value-type="float" office:value="22229744457">
            <text:p>22229744457</text:p>
          </table:table-cell>
          <table:table-cell office:value-type="float" office:value="280060">
            <text:p>280060</text:p>
          </table:table-cell>
          <table:table-cell office:value-type="float" office:value="163172">
            <text:p>163172</text:p>
          </table:table-cell>
          <table:table-cell office:value-type="float" office:value="191970">
            <text:p>191970</text:p>
          </table:table-cell>
          <table:table-cell office:value-type="float" office:value="14913028">
            <text:p>14913028</text:p>
          </table:table-cell>
          <table:table-cell office:value-type="float" office:value="275214">
            <text:p>275214</text:p>
          </table:table-cell>
          <table:table-cell office:value-type="float" office:value="219668">
            <text:p>219668</text:p>
          </table:table-cell>
          <table:table-cell/>
        </table:table-row>
        <table:table-row table:style-name="ro1">
          <table:table-cell office:value-type="float" office:value="7623524007">
            <text:p>7623524007</text:p>
          </table:table-cell>
          <table:table-cell office:value-type="float" office:value="200442">
            <text:p>200442</text:p>
          </table:table-cell>
          <table:table-cell office:value-type="float" office:value="152638">
            <text:p>152638</text:p>
          </table:table-cell>
          <table:table-cell office:value-type="float" office:value="158588">
            <text:p>158588</text:p>
          </table:table-cell>
          <table:table-cell office:value-type="float" office:value="380919">
            <text:p>380919</text:p>
          </table:table-cell>
          <table:table-cell office:value-type="float" office:value="262616">
            <text:p>262616</text:p>
          </table:table-cell>
          <table:table-cell office:value-type="float" office:value="222450">
            <text:p>222450</text:p>
          </table:table-cell>
          <table:table-cell office:value-type="float" office:value="7146001685">
            <text:p>7146001685</text:p>
          </table:table-cell>
          <table:table-cell office:value-type="float" office:value="231206">
            <text:p>231206</text:p>
          </table:table-cell>
          <table:table-cell office:value-type="float" office:value="189456">
            <text:p>189456</text:p>
          </table:table-cell>
          <table:table-cell office:value-type="float" office:value="272701">
            <text:p>272701</text:p>
          </table:table-cell>
          <table:table-cell office:value-type="float" office:value="5801895">
            <text:p>5801895</text:p>
          </table:table-cell>
          <table:table-cell office:value-type="float" office:value="276488">
            <text:p>276488</text:p>
          </table:table-cell>
          <table:table-cell office:value-type="float" office:value="304787">
            <text:p>304787</text:p>
          </table:table-cell>
          <table:table-cell office:value-type="float" office:value="1882015024">
            <text:p>1882015024</text:p>
          </table:table-cell>
          <table:table-cell office:value-type="float" office:value="206214">
            <text:p>206214</text:p>
          </table:table-cell>
          <table:table-cell office:value-type="float" office:value="160618">
            <text:p>160618</text:p>
          </table:table-cell>
          <table:table-cell office:value-type="float" office:value="202514">
            <text:p>202514</text:p>
          </table:table-cell>
          <table:table-cell office:value-type="float" office:value="19488654">
            <text:p>19488654</text:p>
          </table:table-cell>
          <table:table-cell office:value-type="float" office:value="286276">
            <text:p>286276</text:p>
          </table:table-cell>
          <table:table-cell office:value-type="float" office:value="306867">
            <text:p>306867</text:p>
          </table:table-cell>
          <table:table-cell/>
        </table:table-row>
        <table:table-row table:style-name="ro1">
          <table:table-cell office:value-type="float" office:value="1221369108">
            <text:p>1221369108</text:p>
          </table:table-cell>
          <table:table-cell office:value-type="float" office:value="192154">
            <text:p>192154</text:p>
          </table:table-cell>
          <table:table-cell office:value-type="float" office:value="154696">
            <text:p>154696</text:p>
          </table:table-cell>
          <table:table-cell office:value-type="float" office:value="159116">
            <text:p>159116</text:p>
          </table:table-cell>
          <table:table-cell office:value-type="float" office:value="1337798">
            <text:p>1337798</text:p>
          </table:table-cell>
          <table:table-cell office:value-type="float" office:value="282748">
            <text:p>282748</text:p>
          </table:table-cell>
          <table:table-cell office:value-type="float" office:value="229868">
            <text:p>229868</text:p>
          </table:table-cell>
          <table:table-cell office:value-type="float" office:value="1283638161">
            <text:p>1283638161</text:p>
          </table:table-cell>
          <table:table-cell office:value-type="float" office:value="259524">
            <text:p>259524</text:p>
          </table:table-cell>
          <table:table-cell office:value-type="float" office:value="173464">
            <text:p>173464</text:p>
          </table:table-cell>
          <table:table-cell office:value-type="float" office:value="162070">
            <text:p>162070</text:p>
          </table:table-cell>
          <table:table-cell office:value-type="float" office:value="4602260">
            <text:p>4602260</text:p>
          </table:table-cell>
          <table:table-cell office:value-type="float" office:value="296150">
            <text:p>296150</text:p>
          </table:table-cell>
          <table:table-cell office:value-type="float" office:value="230902">
            <text:p>230902</text:p>
          </table:table-cell>
          <table:table-cell office:value-type="float" office:value="5690252419">
            <text:p>5690252419</text:p>
          </table:table-cell>
          <table:table-cell office:value-type="float" office:value="198800">
            <text:p>198800</text:p>
          </table:table-cell>
          <table:table-cell office:value-type="float" office:value="205706">
            <text:p>205706</text:p>
          </table:table-cell>
          <table:table-cell office:value-type="float" office:value="207300">
            <text:p>207300</text:p>
          </table:table-cell>
          <table:table-cell office:value-type="float" office:value="1002660">
            <text:p>1002660</text:p>
          </table:table-cell>
          <table:table-cell office:value-type="float" office:value="281992">
            <text:p>281992</text:p>
          </table:table-cell>
          <table:table-cell office:value-type="float" office:value="403005">
            <text:p>403005</text:p>
          </table:table-cell>
          <table:table-cell/>
        </table:table-row>
        <table:table-row table:style-name="ro1">
          <table:table-cell office:value-type="float" office:value="29356199044">
            <text:p>29356199044</text:p>
          </table:table-cell>
          <table:table-cell office:value-type="float" office:value="245515">
            <text:p>245515</text:p>
          </table:table-cell>
          <table:table-cell office:value-type="float" office:value="172518">
            <text:p>172518</text:p>
          </table:table-cell>
          <table:table-cell office:value-type="float" office:value="156972">
            <text:p>156972</text:p>
          </table:table-cell>
          <table:table-cell office:value-type="float" office:value="44260297">
            <text:p>44260297</text:p>
          </table:table-cell>
          <table:table-cell office:value-type="float" office:value="279290">
            <text:p>279290</text:p>
          </table:table-cell>
          <table:table-cell office:value-type="float" office:value="229738">
            <text:p>229738</text:p>
          </table:table-cell>
          <table:table-cell office:value-type="float" office:value="1352992740">
            <text:p>1352992740</text:p>
          </table:table-cell>
          <table:table-cell office:value-type="float" office:value="204550">
            <text:p>204550</text:p>
          </table:table-cell>
          <table:table-cell office:value-type="float" office:value="164504">
            <text:p>164504</text:p>
          </table:table-cell>
          <table:table-cell office:value-type="float" office:value="191862">
            <text:p>191862</text:p>
          </table:table-cell>
          <table:table-cell office:value-type="float" office:value="251058">
            <text:p>251058</text:p>
          </table:table-cell>
          <table:table-cell office:value-type="float" office:value="263662">
            <text:p>263662</text:p>
          </table:table-cell>
          <table:table-cell office:value-type="float" office:value="275644">
            <text:p>275644</text:p>
          </table:table-cell>
          <table:table-cell office:value-type="float" office:value="2947492637">
            <text:p>2947492637</text:p>
          </table:table-cell>
          <table:table-cell office:value-type="float" office:value="212928">
            <text:p>212928</text:p>
          </table:table-cell>
          <table:table-cell office:value-type="float" office:value="164224">
            <text:p>164224</text:p>
          </table:table-cell>
          <table:table-cell office:value-type="float" office:value="159114">
            <text:p>159114</text:p>
          </table:table-cell>
          <table:table-cell office:value-type="float" office:value="27818063">
            <text:p>27818063</text:p>
          </table:table-cell>
          <table:table-cell office:value-type="float" office:value="461918">
            <text:p>461918</text:p>
          </table:table-cell>
          <table:table-cell office:value-type="float" office:value="241464">
            <text:p>241464</text:p>
          </table:table-cell>
          <table:table-cell/>
        </table:table-row>
        <table:table-row table:style-name="ro1">
          <table:table-cell office:value-type="float" office:value="439423599">
            <text:p>439423599</text:p>
          </table:table-cell>
          <table:table-cell office:value-type="float" office:value="358944">
            <text:p>358944</text:p>
          </table:table-cell>
          <table:table-cell office:value-type="float" office:value="155736">
            <text:p>155736</text:p>
          </table:table-cell>
          <table:table-cell office:value-type="float" office:value="152738">
            <text:p>152738</text:p>
          </table:table-cell>
          <table:table-cell office:value-type="float" office:value="67331095">
            <text:p>67331095</text:p>
          </table:table-cell>
          <table:table-cell office:value-type="float" office:value="284030">
            <text:p>284030</text:p>
          </table:table-cell>
          <table:table-cell office:value-type="float" office:value="224506">
            <text:p>224506</text:p>
          </table:table-cell>
          <table:table-cell office:value-type="float" office:value="24645662895">
            <text:p>24645662895</text:p>
          </table:table-cell>
          <table:table-cell office:value-type="float" office:value="964399">
            <text:p>964399</text:p>
          </table:table-cell>
          <table:table-cell office:value-type="float" office:value="172992">
            <text:p>172992</text:p>
          </table:table-cell>
          <table:table-cell office:value-type="float" office:value="165452">
            <text:p>165452</text:p>
          </table:table-cell>
          <table:table-cell office:value-type="float" office:value="4559359">
            <text:p>4559359</text:p>
          </table:table-cell>
          <table:table-cell office:value-type="float" office:value="337537">
            <text:p>337537</text:p>
          </table:table-cell>
          <table:table-cell office:value-type="float" office:value="235998">
            <text:p>235998</text:p>
          </table:table-cell>
          <table:table-cell office:value-type="float" office:value="357170328">
            <text:p>357170328</text:p>
          </table:table-cell>
          <table:table-cell office:value-type="float" office:value="201442">
            <text:p>201442</text:p>
          </table:table-cell>
          <table:table-cell office:value-type="float" office:value="168368">
            <text:p>168368</text:p>
          </table:table-cell>
          <table:table-cell office:value-type="float" office:value="160332">
            <text:p>160332</text:p>
          </table:table-cell>
          <table:table-cell office:value-type="float" office:value="8130943">
            <text:p>8130943</text:p>
          </table:table-cell>
          <table:table-cell office:value-type="float" office:value="285466">
            <text:p>285466</text:p>
          </table:table-cell>
          <table:table-cell office:value-type="float" office:value="325239">
            <text:p>325239</text:p>
          </table:table-cell>
          <table:table-cell/>
        </table:table-row>
        <table:table-row table:style-name="ro1">
          <table:table-cell office:value-type="float" office:value="26548756830">
            <text:p>26548756830</text:p>
          </table:table-cell>
          <table:table-cell office:value-type="float" office:value="272684">
            <text:p>272684</text:p>
          </table:table-cell>
          <table:table-cell office:value-type="float" office:value="162540">
            <text:p>162540</text:p>
          </table:table-cell>
          <table:table-cell office:value-type="float" office:value="149764">
            <text:p>149764</text:p>
          </table:table-cell>
          <table:table-cell office:value-type="float" office:value="12156617">
            <text:p>12156617</text:p>
          </table:table-cell>
          <table:table-cell office:value-type="float" office:value="286196">
            <text:p>286196</text:p>
          </table:table-cell>
          <table:table-cell office:value-type="float" office:value="293947">
            <text:p>293947</text:p>
          </table:table-cell>
          <table:table-cell office:value-type="float" office:value="3647838175">
            <text:p>3647838175</text:p>
          </table:table-cell>
          <table:table-cell office:value-type="float" office:value="252263">
            <text:p>252263</text:p>
          </table:table-cell>
          <table:table-cell office:value-type="float" office:value="169878">
            <text:p>169878</text:p>
          </table:table-cell>
          <table:table-cell office:value-type="float" office:value="161142">
            <text:p>161142</text:p>
          </table:table-cell>
          <table:table-cell office:value-type="float" office:value="2113270">
            <text:p>2113270</text:p>
          </table:table-cell>
          <table:table-cell office:value-type="float" office:value="313763">
            <text:p>313763</text:p>
          </table:table-cell>
          <table:table-cell office:value-type="float" office:value="235816">
            <text:p>235816</text:p>
          </table:table-cell>
          <table:table-cell office:value-type="float" office:value="2593530109">
            <text:p>2593530109</text:p>
          </table:table-cell>
          <table:table-cell office:value-type="float" office:value="199886">
            <text:p>199886</text:p>
          </table:table-cell>
          <table:table-cell office:value-type="float" office:value="193283">
            <text:p>193283</text:p>
          </table:table-cell>
          <table:table-cell office:value-type="float" office:value="315028">
            <text:p>315028</text:p>
          </table:table-cell>
          <table:table-cell office:value-type="float" office:value="20608574">
            <text:p>20608574</text:p>
          </table:table-cell>
          <table:table-cell office:value-type="float" office:value="342909">
            <text:p>342909</text:p>
          </table:table-cell>
          <table:table-cell office:value-type="float" office:value="227106">
            <text:p>227106</text:p>
          </table:table-cell>
          <table:table-cell/>
        </table:table-row>
        <table:table-row table:style-name="ro1">
          <table:table-cell office:value-type="float" office:value="293579631">
            <text:p>293579631</text:p>
          </table:table-cell>
          <table:table-cell office:value-type="float" office:value="238261">
            <text:p>238261</text:p>
          </table:table-cell>
          <table:table-cell office:value-type="float" office:value="155140">
            <text:p>155140</text:p>
          </table:table-cell>
          <table:table-cell office:value-type="float" office:value="158258">
            <text:p>158258</text:p>
          </table:table-cell>
          <table:table-cell office:value-type="float" office:value="39654122">
            <text:p>39654122</text:p>
          </table:table-cell>
          <table:table-cell office:value-type="float" office:value="278388">
            <text:p>278388</text:p>
          </table:table-cell>
          <table:table-cell office:value-type="float" office:value="277444">
            <text:p>277444</text:p>
          </table:table-cell>
          <table:table-cell office:value-type="float" office:value="5051764762">
            <text:p>5051764762</text:p>
          </table:table-cell>
          <table:table-cell office:value-type="float" office:value="205148">
            <text:p>205148</text:p>
          </table:table-cell>
          <table:table-cell office:value-type="float" office:value="210755">
            <text:p>210755</text:p>
          </table:table-cell>
          <table:table-cell office:value-type="float" office:value="169712">
            <text:p>169712</text:p>
          </table:table-cell>
          <table:table-cell office:value-type="float" office:value="11505966">
            <text:p>11505966</text:p>
          </table:table-cell>
          <table:table-cell office:value-type="float" office:value="508790">
            <text:p>508790</text:p>
          </table:table-cell>
          <table:table-cell office:value-type="float" office:value="248936">
            <text:p>248936</text:p>
          </table:table-cell>
          <table:table-cell office:value-type="float" office:value="2893652392">
            <text:p>2893652392</text:p>
          </table:table-cell>
          <table:table-cell office:value-type="float" office:value="197696">
            <text:p>197696</text:p>
          </table:table-cell>
          <table:table-cell office:value-type="float" office:value="245970">
            <text:p>245970</text:p>
          </table:table-cell>
          <table:table-cell office:value-type="float" office:value="173556">
            <text:p>173556</text:p>
          </table:table-cell>
          <table:table-cell office:value-type="float" office:value="10392465">
            <text:p>10392465</text:p>
          </table:table-cell>
          <table:table-cell office:value-type="float" office:value="277746">
            <text:p>277746</text:p>
          </table:table-cell>
          <table:table-cell office:value-type="float" office:value="277500">
            <text:p>277500</text:p>
          </table:table-cell>
          <table:table-cell/>
        </table:table-row>
        <table:table-row table:style-name="ro1">
          <table:table-cell office:value-type="float" office:value="24743352377">
            <text:p>24743352377</text:p>
          </table:table-cell>
          <table:table-cell office:value-type="float" office:value="194110">
            <text:p>194110</text:p>
          </table:table-cell>
          <table:table-cell office:value-type="float" office:value="195488">
            <text:p>195488</text:p>
          </table:table-cell>
          <table:table-cell office:value-type="float" office:value="180212">
            <text:p>180212</text:p>
          </table:table-cell>
          <table:table-cell office:value-type="float" office:value="21513716">
            <text:p>21513716</text:p>
          </table:table-cell>
          <table:table-cell office:value-type="float" office:value="275434">
            <text:p>275434</text:p>
          </table:table-cell>
          <table:table-cell office:value-type="float" office:value="305226">
            <text:p>305226</text:p>
          </table:table-cell>
          <table:table-cell office:value-type="float" office:value="6015226374">
            <text:p>6015226374</text:p>
          </table:table-cell>
          <table:table-cell office:value-type="float" office:value="201434">
            <text:p>201434</text:p>
          </table:table-cell>
          <table:table-cell office:value-type="float" office:value="192710">
            <text:p>192710</text:p>
          </table:table-cell>
          <table:table-cell office:value-type="float" office:value="196923">
            <text:p>196923</text:p>
          </table:table-cell>
          <table:table-cell office:value-type="float" office:value="13911617">
            <text:p>13911617</text:p>
          </table:table-cell>
          <table:table-cell office:value-type="float" office:value="325678">
            <text:p>325678</text:p>
          </table:table-cell>
          <table:table-cell office:value-type="float" office:value="284391">
            <text:p>284391</text:p>
          </table:table-cell>
          <table:table-cell office:value-type="float" office:value="9677612641">
            <text:p>9677612641</text:p>
          </table:table-cell>
          <table:table-cell office:value-type="float" office:value="344260">
            <text:p>344260</text:p>
          </table:table-cell>
          <table:table-cell office:value-type="float" office:value="170036">
            <text:p>170036</text:p>
          </table:table-cell>
          <table:table-cell office:value-type="float" office:value="249516">
            <text:p>249516</text:p>
          </table:table-cell>
          <table:table-cell office:value-type="float" office:value="5600874">
            <text:p>5600874</text:p>
          </table:table-cell>
          <table:table-cell office:value-type="float" office:value="315352">
            <text:p>315352</text:p>
          </table:table-cell>
          <table:table-cell office:value-type="float" office:value="356652">
            <text:p>356652</text:p>
          </table:table-cell>
          <table:table-cell/>
        </table:table-row>
        <table:table-row table:style-name="ro1">
          <table:table-cell office:value-type="float" office:value="6191389725">
            <text:p>6191389725</text:p>
          </table:table-cell>
          <table:table-cell office:value-type="float" office:value="192628">
            <text:p>192628</text:p>
          </table:table-cell>
          <table:table-cell office:value-type="float" office:value="153582">
            <text:p>153582</text:p>
          </table:table-cell>
          <table:table-cell office:value-type="float" office:value="162444">
            <text:p>162444</text:p>
          </table:table-cell>
          <table:table-cell office:value-type="float" office:value="252964">
            <text:p>252964</text:p>
          </table:table-cell>
          <table:table-cell office:value-type="float" office:value="301834">
            <text:p>301834</text:p>
          </table:table-cell>
          <table:table-cell office:value-type="float" office:value="262964">
            <text:p>262964</text:p>
          </table:table-cell>
          <table:table-cell office:value-type="float" office:value="5378443398">
            <text:p>5378443398</text:p>
          </table:table-cell>
          <table:table-cell office:value-type="float" office:value="204512">
            <text:p>204512</text:p>
          </table:table-cell>
          <table:table-cell office:value-type="float" office:value="168770">
            <text:p>168770</text:p>
          </table:table-cell>
          <table:table-cell office:value-type="float" office:value="169320">
            <text:p>169320</text:p>
          </table:table-cell>
          <table:table-cell office:value-type="float" office:value="260982">
            <text:p>260982</text:p>
          </table:table-cell>
          <table:table-cell office:value-type="float" office:value="428357">
            <text:p>428357</text:p>
          </table:table-cell>
          <table:table-cell office:value-type="float" office:value="221308">
            <text:p>221308</text:p>
          </table:table-cell>
          <table:table-cell office:value-type="float" office:value="5291236322">
            <text:p>5291236322</text:p>
          </table:table-cell>
          <table:table-cell office:value-type="float" office:value="203816">
            <text:p>203816</text:p>
          </table:table-cell>
          <table:table-cell office:value-type="float" office:value="233050">
            <text:p>233050</text:p>
          </table:table-cell>
          <table:table-cell office:value-type="float" office:value="162842">
            <text:p>162842</text:p>
          </table:table-cell>
          <table:table-cell office:value-type="float" office:value="19892747">
            <text:p>19892747</text:p>
          </table:table-cell>
          <table:table-cell office:value-type="float" office:value="284076">
            <text:p>284076</text:p>
          </table:table-cell>
          <table:table-cell office:value-type="float" office:value="234954">
            <text:p>234954</text:p>
          </table:table-cell>
          <table:table-cell/>
        </table:table-row>
        <table:table-row table:style-name="ro1">
          <table:table-cell office:value-type="float" office:value="8634635631">
            <text:p>8634635631</text:p>
          </table:table-cell>
          <table:table-cell office:value-type="float" office:value="316578">
            <text:p>316578</text:p>
          </table:table-cell>
          <table:table-cell office:value-type="float" office:value="157950">
            <text:p>157950</text:p>
          </table:table-cell>
          <table:table-cell office:value-type="float" office:value="151258">
            <text:p>151258</text:p>
          </table:table-cell>
          <table:table-cell office:value-type="float" office:value="19328703">
            <text:p>19328703</text:p>
          </table:table-cell>
          <table:table-cell office:value-type="float" office:value="266332">
            <text:p>266332</text:p>
          </table:table-cell>
          <table:table-cell office:value-type="float" office:value="241940">
            <text:p>241940</text:p>
          </table:table-cell>
          <table:table-cell office:value-type="float" office:value="7249133149">
            <text:p>7249133149</text:p>
          </table:table-cell>
          <table:table-cell office:value-type="float" office:value="354821">
            <text:p>354821</text:p>
          </table:table-cell>
          <table:table-cell office:value-type="float" office:value="176036">
            <text:p>176036</text:p>
          </table:table-cell>
          <table:table-cell office:value-type="float" office:value="163358">
            <text:p>163358</text:p>
          </table:table-cell>
          <table:table-cell office:value-type="float" office:value="855488">
            <text:p>855488</text:p>
          </table:table-cell>
          <table:table-cell office:value-type="float" office:value="288216">
            <text:p>288216</text:p>
          </table:table-cell>
          <table:table-cell office:value-type="float" office:value="239080">
            <text:p>239080</text:p>
          </table:table-cell>
          <table:table-cell office:value-type="float" office:value="8767487423">
            <text:p>8767487423</text:p>
          </table:table-cell>
          <table:table-cell office:value-type="float" office:value="203354">
            <text:p>203354</text:p>
          </table:table-cell>
          <table:table-cell office:value-type="float" office:value="258317">
            <text:p>258317</text:p>
          </table:table-cell>
          <table:table-cell office:value-type="float" office:value="170716">
            <text:p>170716</text:p>
          </table:table-cell>
          <table:table-cell office:value-type="float" office:value="261676">
            <text:p>261676</text:p>
          </table:table-cell>
          <table:table-cell office:value-type="float" office:value="265516">
            <text:p>265516</text:p>
          </table:table-cell>
          <table:table-cell office:value-type="float" office:value="265215">
            <text:p>265215</text:p>
          </table:table-cell>
          <table:table-cell/>
        </table:table-row>
        <table:table-row table:style-name="ro1">
          <table:table-cell office:value-type="float" office:value="1486020557">
            <text:p>1486020557</text:p>
          </table:table-cell>
          <table:table-cell office:value-type="float" office:value="240891">
            <text:p>240891</text:p>
          </table:table-cell>
          <table:table-cell office:value-type="float" office:value="162632">
            <text:p>162632</text:p>
          </table:table-cell>
          <table:table-cell office:value-type="float" office:value="150410">
            <text:p>150410</text:p>
          </table:table-cell>
          <table:table-cell office:value-type="float" office:value="475890">
            <text:p>475890</text:p>
          </table:table-cell>
          <table:table-cell office:value-type="float" office:value="276324">
            <text:p>276324</text:p>
          </table:table-cell>
          <table:table-cell office:value-type="float" office:value="227098">
            <text:p>227098</text:p>
          </table:table-cell>
          <table:table-cell office:value-type="float" office:value="12145384711">
            <text:p>12145384711</text:p>
          </table:table-cell>
          <table:table-cell office:value-type="float" office:value="243746">
            <text:p>243746</text:p>
          </table:table-cell>
          <table:table-cell office:value-type="float" office:value="185961">
            <text:p>185961</text:p>
          </table:table-cell>
          <table:table-cell office:value-type="float" office:value="227594">
            <text:p>227594</text:p>
          </table:table-cell>
          <table:table-cell office:value-type="float" office:value="157108587">
            <text:p>157108587</text:p>
          </table:table-cell>
          <table:table-cell office:value-type="float" office:value="343496">
            <text:p>343496</text:p>
          </table:table-cell>
          <table:table-cell office:value-type="float" office:value="394062">
            <text:p>394062</text:p>
          </table:table-cell>
          <table:table-cell office:value-type="float" office:value="10513327780">
            <text:p>10513327780</text:p>
          </table:table-cell>
          <table:table-cell office:value-type="float" office:value="218486">
            <text:p>218486</text:p>
          </table:table-cell>
          <table:table-cell office:value-type="float" office:value="174540">
            <text:p>174540</text:p>
          </table:table-cell>
          <table:table-cell office:value-type="float" office:value="160000">
            <text:p>160000</text:p>
          </table:table-cell>
          <table:table-cell office:value-type="float" office:value="22907269">
            <text:p>22907269</text:p>
          </table:table-cell>
          <table:table-cell office:value-type="float" office:value="289732">
            <text:p>289732</text:p>
          </table:table-cell>
          <table:table-cell office:value-type="float" office:value="289807">
            <text:p>289807</text:p>
          </table:table-cell>
          <table:table-cell/>
        </table:table-row>
        <table:table-row table:style-name="ro1">
          <table:table-cell office:value-type="float" office:value="27076850057">
            <text:p>27076850057</text:p>
          </table:table-cell>
          <table:table-cell office:value-type="float" office:value="194656">
            <text:p>194656</text:p>
          </table:table-cell>
          <table:table-cell office:value-type="float" office:value="152428">
            <text:p>152428</text:p>
          </table:table-cell>
          <table:table-cell office:value-type="float" office:value="153022">
            <text:p>153022</text:p>
          </table:table-cell>
          <table:table-cell office:value-type="float" office:value="5946820">
            <text:p>5946820</text:p>
          </table:table-cell>
          <table:table-cell office:value-type="float" office:value="310471">
            <text:p>310471</text:p>
          </table:table-cell>
          <table:table-cell office:value-type="float" office:value="239300">
            <text:p>239300</text:p>
          </table:table-cell>
          <table:table-cell office:value-type="float" office:value="3511578587">
            <text:p>3511578587</text:p>
          </table:table-cell>
          <table:table-cell office:value-type="float" office:value="205076">
            <text:p>205076</text:p>
          </table:table-cell>
          <table:table-cell office:value-type="float" office:value="166166">
            <text:p>166166</text:p>
          </table:table-cell>
          <table:table-cell office:value-type="float" office:value="212438">
            <text:p>212438</text:p>
          </table:table-cell>
          <table:table-cell office:value-type="float" office:value="2302308">
            <text:p>2302308</text:p>
          </table:table-cell>
          <table:table-cell office:value-type="float" office:value="324649">
            <text:p>324649</text:p>
          </table:table-cell>
          <table:table-cell office:value-type="float" office:value="444297">
            <text:p>444297</text:p>
          </table:table-cell>
          <table:table-cell office:value-type="float" office:value="1580095938">
            <text:p>1580095938</text:p>
          </table:table-cell>
          <table:table-cell office:value-type="float" office:value="278180">
            <text:p>278180</text:p>
          </table:table-cell>
          <table:table-cell office:value-type="float" office:value="172282">
            <text:p>172282</text:p>
          </table:table-cell>
          <table:table-cell office:value-type="float" office:value="156694">
            <text:p>156694</text:p>
          </table:table-cell>
          <table:table-cell office:value-type="float" office:value="2301270">
            <text:p>2301270</text:p>
          </table:table-cell>
          <table:table-cell office:value-type="float" office:value="285854">
            <text:p>285854</text:p>
          </table:table-cell>
          <table:table-cell office:value-type="float" office:value="243924">
            <text:p>243924</text:p>
          </table:table-cell>
          <table:table-cell/>
        </table:table-row>
        <table:table-row table:style-name="ro1">
          <table:table-cell office:value-type="float" office:value="6008907398">
            <text:p>6008907398</text:p>
          </table:table-cell>
          <table:table-cell office:value-type="float" office:value="242139">
            <text:p>242139</text:p>
          </table:table-cell>
          <table:table-cell office:value-type="float" office:value="164150">
            <text:p>164150</text:p>
          </table:table-cell>
          <table:table-cell office:value-type="float" office:value="151196">
            <text:p>151196</text:p>
          </table:table-cell>
          <table:table-cell office:value-type="float" office:value="20120896">
            <text:p>20120896</text:p>
          </table:table-cell>
          <table:table-cell office:value-type="float" office:value="284512">
            <text:p>284512</text:p>
          </table:table-cell>
          <table:table-cell office:value-type="float" office:value="281392">
            <text:p>281392</text:p>
          </table:table-cell>
          <table:table-cell office:value-type="float" office:value="10783606119">
            <text:p>10783606119</text:p>
          </table:table-cell>
          <table:table-cell office:value-type="float" office:value="243651">
            <text:p>243651</text:p>
          </table:table-cell>
          <table:table-cell office:value-type="float" office:value="168088">
            <text:p>168088</text:p>
          </table:table-cell>
          <table:table-cell office:value-type="float" office:value="161956">
            <text:p>161956</text:p>
          </table:table-cell>
          <table:table-cell office:value-type="float" office:value="11762636">
            <text:p>11762636</text:p>
          </table:table-cell>
          <table:table-cell office:value-type="float" office:value="338861">
            <text:p>338861</text:p>
          </table:table-cell>
          <table:table-cell office:value-type="float" office:value="292625">
            <text:p>292625</text:p>
          </table:table-cell>
          <table:table-cell office:value-type="float" office:value="6429046827">
            <text:p>6429046827</text:p>
          </table:table-cell>
          <table:table-cell office:value-type="float" office:value="217358">
            <text:p>217358</text:p>
          </table:table-cell>
          <table:table-cell office:value-type="float" office:value="163936">
            <text:p>163936</text:p>
          </table:table-cell>
          <table:table-cell office:value-type="float" office:value="232753">
            <text:p>232753</text:p>
          </table:table-cell>
          <table:table-cell office:value-type="float" office:value="4359518">
            <text:p>4359518</text:p>
          </table:table-cell>
          <table:table-cell office:value-type="float" office:value="273512">
            <text:p>273512</text:p>
          </table:table-cell>
          <table:table-cell office:value-type="float" office:value="338714">
            <text:p>338714</text:p>
          </table:table-cell>
          <table:table-cell/>
        </table:table-row>
        <table:table-row table:style-name="ro1">
          <table:table-cell office:value-type="float" office:value="1661635704">
            <text:p>1661635704</text:p>
          </table:table-cell>
          <table:table-cell office:value-type="float" office:value="193438">
            <text:p>193438</text:p>
          </table:table-cell>
          <table:table-cell office:value-type="float" office:value="153592">
            <text:p>153592</text:p>
          </table:table-cell>
          <table:table-cell office:value-type="float" office:value="252794">
            <text:p>252794</text:p>
          </table:table-cell>
          <table:table-cell office:value-type="float" office:value="8577861">
            <text:p>8577861</text:p>
          </table:table-cell>
          <table:table-cell office:value-type="float" office:value="283068">
            <text:p>283068</text:p>
          </table:table-cell>
          <table:table-cell office:value-type="float" office:value="225096">
            <text:p>225096</text:p>
          </table:table-cell>
          <table:table-cell office:value-type="float" office:value="6895635655">
            <text:p>6895635655</text:p>
          </table:table-cell>
          <table:table-cell office:value-type="float" office:value="266058">
            <text:p>266058</text:p>
          </table:table-cell>
          <table:table-cell office:value-type="float" office:value="193039">
            <text:p>193039</text:p>
          </table:table-cell>
          <table:table-cell office:value-type="float" office:value="214022">
            <text:p>214022</text:p>
          </table:table-cell>
          <table:table-cell office:value-type="float" office:value="18588021">
            <text:p>18588021</text:p>
          </table:table-cell>
          <table:table-cell office:value-type="float" office:value="447478">
            <text:p>447478</text:p>
          </table:table-cell>
          <table:table-cell office:value-type="float" office:value="287510">
            <text:p>287510</text:p>
          </table:table-cell>
          <table:table-cell office:value-type="float" office:value="2373716926">
            <text:p>2373716926</text:p>
          </table:table-cell>
          <table:table-cell office:value-type="float" office:value="228149">
            <text:p>228149</text:p>
          </table:table-cell>
          <table:table-cell office:value-type="float" office:value="311678">
            <text:p>311678</text:p>
          </table:table-cell>
          <table:table-cell office:value-type="float" office:value="189199">
            <text:p>189199</text:p>
          </table:table-cell>
          <table:table-cell office:value-type="float" office:value="46054535">
            <text:p>46054535</text:p>
          </table:table-cell>
          <table:table-cell office:value-type="float" office:value="340416">
            <text:p>340416</text:p>
          </table:table-cell>
          <table:table-cell office:value-type="float" office:value="468933">
            <text:p>468933</text:p>
          </table:table-cell>
          <table:table-cell/>
        </table:table-row>
        <table:table-row table:style-name="ro1">
          <table:table-cell office:value-type="float" office:value="8720622208">
            <text:p>8720622208</text:p>
          </table:table-cell>
          <table:table-cell office:value-type="float" office:value="204680">
            <text:p>204680</text:p>
          </table:table-cell>
          <table:table-cell office:value-type="float" office:value="158222">
            <text:p>158222</text:p>
          </table:table-cell>
          <table:table-cell office:value-type="float" office:value="292589">
            <text:p>292589</text:p>
          </table:table-cell>
          <table:table-cell office:value-type="float" office:value="4043691">
            <text:p>4043691</text:p>
          </table:table-cell>
          <table:table-cell office:value-type="float" office:value="258048">
            <text:p>258048</text:p>
          </table:table-cell>
          <table:table-cell office:value-type="float" office:value="212006">
            <text:p>212006</text:p>
          </table:table-cell>
          <table:table-cell office:value-type="float" office:value="5187714052">
            <text:p>5187714052</text:p>
          </table:table-cell>
          <table:table-cell office:value-type="float" office:value="280516">
            <text:p>280516</text:p>
          </table:table-cell>
          <table:table-cell office:value-type="float" office:value="171232">
            <text:p>171232</text:p>
          </table:table-cell>
          <table:table-cell office:value-type="float" office:value="163872">
            <text:p>163872</text:p>
          </table:table-cell>
          <table:table-cell office:value-type="float" office:value="259680">
            <text:p>259680</text:p>
          </table:table-cell>
          <table:table-cell office:value-type="float" office:value="306814">
            <text:p>306814</text:p>
          </table:table-cell>
          <table:table-cell office:value-type="float" office:value="248144">
            <text:p>248144</text:p>
          </table:table-cell>
          <table:table-cell office:value-type="float" office:value="3337556886">
            <text:p>3337556886</text:p>
          </table:table-cell>
          <table:table-cell office:value-type="float" office:value="227951">
            <text:p>227951</text:p>
          </table:table-cell>
          <table:table-cell office:value-type="float" office:value="164748">
            <text:p>164748</text:p>
          </table:table-cell>
          <table:table-cell office:value-type="float" office:value="198326">
            <text:p>198326</text:p>
          </table:table-cell>
          <table:table-cell office:value-type="float" office:value="19865817">
            <text:p>19865817</text:p>
          </table:table-cell>
          <table:table-cell office:value-type="float" office:value="267078">
            <text:p>267078</text:p>
          </table:table-cell>
          <table:table-cell office:value-type="float" office:value="295630">
            <text:p>295630</text:p>
          </table:table-cell>
          <table:table-cell/>
        </table:table-row>
        <table:table-row table:style-name="ro1">
          <table:table-cell office:value-type="float" office:value="3625430398">
            <text:p>3625430398</text:p>
          </table:table-cell>
          <table:table-cell office:value-type="float" office:value="194518">
            <text:p>194518</text:p>
          </table:table-cell>
          <table:table-cell office:value-type="float" office:value="159420">
            <text:p>159420</text:p>
          </table:table-cell>
          <table:table-cell office:value-type="float" office:value="151480">
            <text:p>151480</text:p>
          </table:table-cell>
          <table:table-cell office:value-type="float" office:value="967262">
            <text:p>967262</text:p>
          </table:table-cell>
          <table:table-cell office:value-type="float" office:value="409686">
            <text:p>409686</text:p>
          </table:table-cell>
          <table:table-cell office:value-type="float" office:value="229442">
            <text:p>229442</text:p>
          </table:table-cell>
          <table:table-cell office:value-type="float" office:value="7808997053">
            <text:p>7808997053</text:p>
          </table:table-cell>
          <table:table-cell office:value-type="float" office:value="345221">
            <text:p>345221</text:p>
          </table:table-cell>
          <table:table-cell office:value-type="float" office:value="177434">
            <text:p>177434</text:p>
          </table:table-cell>
          <table:table-cell office:value-type="float" office:value="190428">
            <text:p>190428</text:p>
          </table:table-cell>
          <table:table-cell office:value-type="float" office:value="262008">
            <text:p>262008</text:p>
          </table:table-cell>
          <table:table-cell office:value-type="float" office:value="434653">
            <text:p>434653</text:p>
          </table:table-cell>
          <table:table-cell office:value-type="float" office:value="226848">
            <text:p>226848</text:p>
          </table:table-cell>
          <table:table-cell office:value-type="float" office:value="2448696120">
            <text:p>2448696120</text:p>
          </table:table-cell>
          <table:table-cell office:value-type="float" office:value="295260">
            <text:p>295260</text:p>
          </table:table-cell>
          <table:table-cell office:value-type="float" office:value="170022">
            <text:p>170022</text:p>
          </table:table-cell>
          <table:table-cell office:value-type="float" office:value="160802">
            <text:p>160802</text:p>
          </table:table-cell>
          <table:table-cell office:value-type="float" office:value="45334977">
            <text:p>45334977</text:p>
          </table:table-cell>
          <table:table-cell office:value-type="float" office:value="324917">
            <text:p>324917</text:p>
          </table:table-cell>
          <table:table-cell office:value-type="float" office:value="226548">
            <text:p>226548</text:p>
          </table:table-cell>
          <table:table-cell/>
        </table:table-row>
        <table:table-row table:style-name="ro1">
          <table:table-cell office:value-type="float" office:value="11666385375">
            <text:p>11666385375</text:p>
          </table:table-cell>
          <table:table-cell office:value-type="float" office:value="221546">
            <text:p>221546</text:p>
          </table:table-cell>
          <table:table-cell office:value-type="float" office:value="157342">
            <text:p>157342</text:p>
          </table:table-cell>
          <table:table-cell office:value-type="float" office:value="160382">
            <text:p>160382</text:p>
          </table:table-cell>
          <table:table-cell office:value-type="float" office:value="6280368">
            <text:p>6280368</text:p>
          </table:table-cell>
          <table:table-cell office:value-type="float" office:value="264370">
            <text:p>264370</text:p>
          </table:table-cell>
          <table:table-cell office:value-type="float" office:value="225734">
            <text:p>225734</text:p>
          </table:table-cell>
          <table:table-cell office:value-type="float" office:value="2314881286">
            <text:p>2314881286</text:p>
          </table:table-cell>
          <table:table-cell office:value-type="float" office:value="202874">
            <text:p>202874</text:p>
          </table:table-cell>
          <table:table-cell office:value-type="float" office:value="238828">
            <text:p>238828</text:p>
          </table:table-cell>
          <table:table-cell office:value-type="float" office:value="276303">
            <text:p>276303</text:p>
          </table:table-cell>
          <table:table-cell office:value-type="float" office:value="407173">
            <text:p>407173</text:p>
          </table:table-cell>
          <table:table-cell office:value-type="float" office:value="266632">
            <text:p>266632</text:p>
          </table:table-cell>
          <table:table-cell office:value-type="float" office:value="227640">
            <text:p>227640</text:p>
          </table:table-cell>
          <table:table-cell office:value-type="float" office:value="8230764834">
            <text:p>8230764834</text:p>
          </table:table-cell>
          <table:table-cell office:value-type="float" office:value="201872">
            <text:p>201872</text:p>
          </table:table-cell>
          <table:table-cell office:value-type="float" office:value="163398">
            <text:p>163398</text:p>
          </table:table-cell>
          <table:table-cell office:value-type="float" office:value="188080">
            <text:p>188080</text:p>
          </table:table-cell>
          <table:table-cell office:value-type="float" office:value="264522">
            <text:p>264522</text:p>
          </table:table-cell>
          <table:table-cell office:value-type="float" office:value="310460">
            <text:p>310460</text:p>
          </table:table-cell>
          <table:table-cell office:value-type="float" office:value="261520">
            <text:p>261520</text:p>
          </table:table-cell>
          <table:table-cell/>
        </table:table-row>
        <table:table-row table:style-name="ro1">
          <table:table-cell office:value-type="float" office:value="2708765250">
            <text:p>2708765250</text:p>
          </table:table-cell>
          <table:table-cell office:value-type="float" office:value="207166">
            <text:p>207166</text:p>
          </table:table-cell>
          <table:table-cell office:value-type="float" office:value="156050">
            <text:p>156050</text:p>
          </table:table-cell>
          <table:table-cell office:value-type="float" office:value="150282">
            <text:p>150282</text:p>
          </table:table-cell>
          <table:table-cell office:value-type="float" office:value="5381564">
            <text:p>5381564</text:p>
          </table:table-cell>
          <table:table-cell office:value-type="float" office:value="269690">
            <text:p>269690</text:p>
          </table:table-cell>
          <table:table-cell office:value-type="float" office:value="361217">
            <text:p>361217</text:p>
          </table:table-cell>
          <table:table-cell office:value-type="float" office:value="6943679675">
            <text:p>6943679675</text:p>
          </table:table-cell>
          <table:table-cell office:value-type="float" office:value="228939">
            <text:p>228939</text:p>
          </table:table-cell>
          <table:table-cell office:value-type="float" office:value="1091284">
            <text:p>1091284</text:p>
          </table:table-cell>
          <table:table-cell office:value-type="float" office:value="169678">
            <text:p>169678</text:p>
          </table:table-cell>
          <table:table-cell office:value-type="float" office:value="16336087">
            <text:p>16336087</text:p>
          </table:table-cell>
          <table:table-cell office:value-type="float" office:value="339271">
            <text:p>339271</text:p>
          </table:table-cell>
          <table:table-cell office:value-type="float" office:value="268309">
            <text:p>268309</text:p>
          </table:table-cell>
          <table:table-cell office:value-type="float" office:value="5323675672">
            <text:p>5323675672</text:p>
          </table:table-cell>
          <table:table-cell office:value-type="float" office:value="200692">
            <text:p>200692</text:p>
          </table:table-cell>
          <table:table-cell office:value-type="float" office:value="160114">
            <text:p>160114</text:p>
          </table:table-cell>
          <table:table-cell office:value-type="float" office:value="160954">
            <text:p>160954</text:p>
          </table:table-cell>
          <table:table-cell office:value-type="float" office:value="5389080">
            <text:p>5389080</text:p>
          </table:table-cell>
          <table:table-cell office:value-type="float" office:value="502920">
            <text:p>502920</text:p>
          </table:table-cell>
          <table:table-cell office:value-type="float" office:value="447770">
            <text:p>447770</text:p>
          </table:table-cell>
          <table:table-cell/>
        </table:table-row>
        <table:table-row table:style-name="ro1">
          <table:table-cell office:value-type="float" office:value="13361588722">
            <text:p>13361588722</text:p>
          </table:table-cell>
          <table:table-cell office:value-type="float" office:value="225082">
            <text:p>225082</text:p>
          </table:table-cell>
          <table:table-cell office:value-type="float" office:value="155816">
            <text:p>155816</text:p>
          </table:table-cell>
          <table:table-cell office:value-type="float" office:value="158076">
            <text:p>158076</text:p>
          </table:table-cell>
          <table:table-cell office:value-type="float" office:value="30176907">
            <text:p>30176907</text:p>
          </table:table-cell>
          <table:table-cell office:value-type="float" office:value="350258">
            <text:p>350258</text:p>
          </table:table-cell>
          <table:table-cell office:value-type="float" office:value="408816">
            <text:p>408816</text:p>
          </table:table-cell>
          <table:table-cell office:value-type="float" office:value="785903596">
            <text:p>785903596</text:p>
          </table:table-cell>
          <table:table-cell office:value-type="float" office:value="244507">
            <text:p>244507</text:p>
          </table:table-cell>
          <table:table-cell office:value-type="float" office:value="195032">
            <text:p>195032</text:p>
          </table:table-cell>
          <table:table-cell office:value-type="float" office:value="186018">
            <text:p>186018</text:p>
          </table:table-cell>
          <table:table-cell office:value-type="float" office:value="24243160">
            <text:p>24243160</text:p>
          </table:table-cell>
          <table:table-cell office:value-type="float" office:value="436549">
            <text:p>436549</text:p>
          </table:table-cell>
          <table:table-cell office:value-type="float" office:value="485107">
            <text:p>485107</text:p>
          </table:table-cell>
          <table:table-cell office:value-type="float" office:value="2195675536">
            <text:p>2195675536</text:p>
          </table:table-cell>
          <table:table-cell office:value-type="float" office:value="200092">
            <text:p>200092</text:p>
          </table:table-cell>
          <table:table-cell office:value-type="float" office:value="259686">
            <text:p>259686</text:p>
          </table:table-cell>
          <table:table-cell office:value-type="float" office:value="162680">
            <text:p>162680</text:p>
          </table:table-cell>
          <table:table-cell office:value-type="float" office:value="244530">
            <text:p>244530</text:p>
          </table:table-cell>
          <table:table-cell office:value-type="float" office:value="304988">
            <text:p>304988</text:p>
          </table:table-cell>
          <table:table-cell office:value-type="float" office:value="253200">
            <text:p>253200</text:p>
          </table:table-cell>
          <table:table-cell/>
        </table:table-row>
        <table:table-row table:style-name="ro1">
          <table:table-cell office:value-type="float" office:value="2481052466">
            <text:p>2481052466</text:p>
          </table:table-cell>
          <table:table-cell office:value-type="float" office:value="201058">
            <text:p>201058</text:p>
          </table:table-cell>
          <table:table-cell office:value-type="float" office:value="161754">
            <text:p>161754</text:p>
          </table:table-cell>
          <table:table-cell office:value-type="float" office:value="154066">
            <text:p>154066</text:p>
          </table:table-cell>
          <table:table-cell office:value-type="float" office:value="363226">
            <text:p>363226</text:p>
          </table:table-cell>
          <table:table-cell office:value-type="float" office:value="312449">
            <text:p>312449</text:p>
          </table:table-cell>
          <table:table-cell office:value-type="float" office:value="348736">
            <text:p>348736</text:p>
          </table:table-cell>
          <table:table-cell office:value-type="float" office:value="7051877050">
            <text:p>7051877050</text:p>
          </table:table-cell>
          <table:table-cell office:value-type="float" office:value="208070">
            <text:p>208070</text:p>
          </table:table-cell>
          <table:table-cell office:value-type="float" office:value="173850">
            <text:p>173850</text:p>
          </table:table-cell>
          <table:table-cell office:value-type="float" office:value="169078">
            <text:p>169078</text:p>
          </table:table-cell>
          <table:table-cell office:value-type="float" office:value="3549614">
            <text:p>3549614</text:p>
          </table:table-cell>
          <table:table-cell office:value-type="float" office:value="275394">
            <text:p>275394</text:p>
          </table:table-cell>
          <table:table-cell office:value-type="float" office:value="308378">
            <text:p>308378</text:p>
          </table:table-cell>
          <table:table-cell office:value-type="float" office:value="2309812532">
            <text:p>2309812532</text:p>
          </table:table-cell>
          <table:table-cell office:value-type="float" office:value="209488">
            <text:p>209488</text:p>
          </table:table-cell>
          <table:table-cell office:value-type="float" office:value="164776">
            <text:p>164776</text:p>
          </table:table-cell>
          <table:table-cell office:value-type="float" office:value="176706">
            <text:p>176706</text:p>
          </table:table-cell>
          <table:table-cell office:value-type="float" office:value="5150496">
            <text:p>5150496</text:p>
          </table:table-cell>
          <table:table-cell office:value-type="float" office:value="480122">
            <text:p>480122</text:p>
          </table:table-cell>
          <table:table-cell office:value-type="float" office:value="229184">
            <text:p>229184</text:p>
          </table:table-cell>
          <table:table-cell/>
        </table:table-row>
        <table:table-row table:style-name="ro1">
          <table:table-cell office:value-type="float" office:value="3232493808">
            <text:p>3232493808</text:p>
          </table:table-cell>
          <table:table-cell office:value-type="float" office:value="193636">
            <text:p>193636</text:p>
          </table:table-cell>
          <table:table-cell office:value-type="float" office:value="153722">
            <text:p>153722</text:p>
          </table:table-cell>
          <table:table-cell office:value-type="float" office:value="291729">
            <text:p>291729</text:p>
          </table:table-cell>
          <table:table-cell office:value-type="float" office:value="285267">
            <text:p>285267</text:p>
          </table:table-cell>
          <table:table-cell office:value-type="float" office:value="261108">
            <text:p>261108</text:p>
          </table:table-cell>
          <table:table-cell office:value-type="float" office:value="237496">
            <text:p>237496</text:p>
          </table:table-cell>
          <table:table-cell office:value-type="float" office:value="4406177591">
            <text:p>4406177591</text:p>
          </table:table-cell>
          <table:table-cell office:value-type="float" office:value="252750">
            <text:p>252750</text:p>
          </table:table-cell>
          <table:table-cell office:value-type="float" office:value="171788">
            <text:p>171788</text:p>
          </table:table-cell>
          <table:table-cell office:value-type="float" office:value="168686">
            <text:p>168686</text:p>
          </table:table-cell>
          <table:table-cell office:value-type="float" office:value="43014339">
            <text:p>43014339</text:p>
          </table:table-cell>
          <table:table-cell office:value-type="float" office:value="284556">
            <text:p>284556</text:p>
          </table:table-cell>
          <table:table-cell office:value-type="float" office:value="267920">
            <text:p>267920</text:p>
          </table:table-cell>
          <table:table-cell office:value-type="float" office:value="2431240078">
            <text:p>2431240078</text:p>
          </table:table-cell>
          <table:table-cell office:value-type="float" office:value="211424">
            <text:p>211424</text:p>
          </table:table-cell>
          <table:table-cell office:value-type="float" office:value="199676">
            <text:p>199676</text:p>
          </table:table-cell>
          <table:table-cell office:value-type="float" office:value="253576">
            <text:p>253576</text:p>
          </table:table-cell>
          <table:table-cell office:value-type="float" office:value="3157693">
            <text:p>3157693</text:p>
          </table:table-cell>
          <table:table-cell office:value-type="float" office:value="319928">
            <text:p>319928</text:p>
          </table:table-cell>
          <table:table-cell office:value-type="float" office:value="240874">
            <text:p>240874</text:p>
          </table:table-cell>
          <table:table-cell/>
        </table:table-row>
        <table:table-row table:style-name="ro1">
          <table:table-cell office:value-type="float" office:value="2704476009">
            <text:p>2704476009</text:p>
          </table:table-cell>
          <table:table-cell office:value-type="float" office:value="192302">
            <text:p>192302</text:p>
          </table:table-cell>
          <table:table-cell office:value-type="float" office:value="204564">
            <text:p>204564</text:p>
          </table:table-cell>
          <table:table-cell office:value-type="float" office:value="160842">
            <text:p>160842</text:p>
          </table:table-cell>
          <table:table-cell office:value-type="float" office:value="9546250">
            <text:p>9546250</text:p>
          </table:table-cell>
          <table:table-cell office:value-type="float" office:value="265874">
            <text:p>265874</text:p>
          </table:table-cell>
          <table:table-cell office:value-type="float" office:value="212166">
            <text:p>212166</text:p>
          </table:table-cell>
          <table:table-cell office:value-type="float" office:value="29001542371">
            <text:p>29001542371</text:p>
          </table:table-cell>
          <table:table-cell office:value-type="float" office:value="308840">
            <text:p>308840</text:p>
          </table:table-cell>
          <table:table-cell office:value-type="float" office:value="263748">
            <text:p>263748</text:p>
          </table:table-cell>
          <table:table-cell office:value-type="float" office:value="178210">
            <text:p>178210</text:p>
          </table:table-cell>
          <table:table-cell office:value-type="float" office:value="1043804">
            <text:p>1043804</text:p>
          </table:table-cell>
          <table:table-cell office:value-type="float" office:value="265476">
            <text:p>265476</text:p>
          </table:table-cell>
          <table:table-cell office:value-type="float" office:value="236764">
            <text:p>236764</text:p>
          </table:table-cell>
          <table:table-cell office:value-type="float" office:value="6490513457">
            <text:p>6490513457</text:p>
          </table:table-cell>
          <table:table-cell office:value-type="float" office:value="200274">
            <text:p>200274</text:p>
          </table:table-cell>
          <table:table-cell office:value-type="float" office:value="167522">
            <text:p>167522</text:p>
          </table:table-cell>
          <table:table-cell office:value-type="float" office:value="178032">
            <text:p>178032</text:p>
          </table:table-cell>
          <table:table-cell office:value-type="float" office:value="5917211">
            <text:p>5917211</text:p>
          </table:table-cell>
          <table:table-cell office:value-type="float" office:value="353100">
            <text:p>353100</text:p>
          </table:table-cell>
          <table:table-cell office:value-type="float" office:value="225530">
            <text:p>225530</text:p>
          </table:table-cell>
          <table:table-cell/>
        </table:table-row>
        <table:table-row table:style-name="ro1">
          <table:table-cell office:value-type="float" office:value="18530121427">
            <text:p>18530121427</text:p>
          </table:table-cell>
          <table:table-cell office:value-type="float" office:value="458609">
            <text:p>458609</text:p>
          </table:table-cell>
          <table:table-cell office:value-type="float" office:value="169422">
            <text:p>169422</text:p>
          </table:table-cell>
          <table:table-cell office:value-type="float" office:value="154098">
            <text:p>154098</text:p>
          </table:table-cell>
          <table:table-cell office:value-type="float" office:value="19980139">
            <text:p>19980139</text:p>
          </table:table-cell>
          <table:table-cell office:value-type="float" office:value="312482">
            <text:p>312482</text:p>
          </table:table-cell>
          <table:table-cell office:value-type="float" office:value="226714">
            <text:p>226714</text:p>
          </table:table-cell>
          <table:table-cell office:value-type="float" office:value="9513471637">
            <text:p>9513471637</text:p>
          </table:table-cell>
          <table:table-cell office:value-type="float" office:value="1159777">
            <text:p>1159777</text:p>
          </table:table-cell>
          <table:table-cell office:value-type="float" office:value="171128">
            <text:p>171128</text:p>
          </table:table-cell>
          <table:table-cell office:value-type="float" office:value="163084">
            <text:p>163084</text:p>
          </table:table-cell>
          <table:table-cell office:value-type="float" office:value="6766807">
            <text:p>6766807</text:p>
          </table:table-cell>
          <table:table-cell office:value-type="float" office:value="336184">
            <text:p>336184</text:p>
          </table:table-cell>
          <table:table-cell office:value-type="float" office:value="237188">
            <text:p>237188</text:p>
          </table:table-cell>
          <table:table-cell office:value-type="float" office:value="2831037109">
            <text:p>2831037109</text:p>
          </table:table-cell>
          <table:table-cell office:value-type="float" office:value="200684">
            <text:p>200684</text:p>
          </table:table-cell>
          <table:table-cell office:value-type="float" office:value="165012">
            <text:p>165012</text:p>
          </table:table-cell>
          <table:table-cell office:value-type="float" office:value="164088">
            <text:p>164088</text:p>
          </table:table-cell>
          <table:table-cell office:value-type="float" office:value="15296436">
            <text:p>15296436</text:p>
          </table:table-cell>
          <table:table-cell office:value-type="float" office:value="291900">
            <text:p>291900</text:p>
          </table:table-cell>
          <table:table-cell office:value-type="float" office:value="264478">
            <text:p>264478</text:p>
          </table:table-cell>
          <table:table-cell/>
        </table:table-row>
        <table:table-row table:style-name="ro1">
          <table:table-cell office:value-type="float" office:value="1687762615">
            <text:p>1687762615</text:p>
          </table:table-cell>
          <table:table-cell office:value-type="float" office:value="213673">
            <text:p>213673</text:p>
          </table:table-cell>
          <table:table-cell office:value-type="float" office:value="258819">
            <text:p>258819</text:p>
          </table:table-cell>
          <table:table-cell office:value-type="float" office:value="152992">
            <text:p>152992</text:p>
          </table:table-cell>
          <table:table-cell office:value-type="float" office:value="22357956">
            <text:p>22357956</text:p>
          </table:table-cell>
          <table:table-cell office:value-type="float" office:value="284672">
            <text:p>284672</text:p>
          </table:table-cell>
          <table:table-cell office:value-type="float" office:value="223904">
            <text:p>223904</text:p>
          </table:table-cell>
          <table:table-cell office:value-type="float" office:value="5251308982">
            <text:p>5251308982</text:p>
          </table:table-cell>
          <table:table-cell office:value-type="float" office:value="210522">
            <text:p>210522</text:p>
          </table:table-cell>
          <table:table-cell office:value-type="float" office:value="249365">
            <text:p>249365</text:p>
          </table:table-cell>
          <table:table-cell office:value-type="float" office:value="170736">
            <text:p>170736</text:p>
          </table:table-cell>
          <table:table-cell office:value-type="float" office:value="68750033">
            <text:p>68750033</text:p>
          </table:table-cell>
          <table:table-cell office:value-type="float" office:value="283794">
            <text:p>283794</text:p>
          </table:table-cell>
          <table:table-cell office:value-type="float" office:value="847160">
            <text:p>847160</text:p>
          </table:table-cell>
          <table:table-cell office:value-type="float" office:value="3561471369">
            <text:p>3561471369</text:p>
          </table:table-cell>
          <table:table-cell office:value-type="float" office:value="206216">
            <text:p>206216</text:p>
          </table:table-cell>
          <table:table-cell office:value-type="float" office:value="390762">
            <text:p>390762</text:p>
          </table:table-cell>
          <table:table-cell office:value-type="float" office:value="288351">
            <text:p>288351</text:p>
          </table:table-cell>
          <table:table-cell office:value-type="float" office:value="1129397">
            <text:p>1129397</text:p>
          </table:table-cell>
          <table:table-cell office:value-type="float" office:value="278000">
            <text:p>278000</text:p>
          </table:table-cell>
          <table:table-cell office:value-type="float" office:value="243176">
            <text:p>243176</text:p>
          </table:table-cell>
          <table:table-cell/>
        </table:table-row>
        <table:table-row table:style-name="ro1">
          <table:table-cell office:value-type="float" office:value="4695800748">
            <text:p>4695800748</text:p>
          </table:table-cell>
          <table:table-cell office:value-type="float" office:value="294498">
            <text:p>294498</text:p>
          </table:table-cell>
          <table:table-cell office:value-type="float" office:value="158128">
            <text:p>158128</text:p>
          </table:table-cell>
          <table:table-cell office:value-type="float" office:value="160332">
            <text:p>160332</text:p>
          </table:table-cell>
          <table:table-cell office:value-type="float" office:value="4895206">
            <text:p>4895206</text:p>
          </table:table-cell>
          <table:table-cell office:value-type="float" office:value="301207">
            <text:p>301207</text:p>
          </table:table-cell>
          <table:table-cell office:value-type="float" office:value="317666">
            <text:p>317666</text:p>
          </table:table-cell>
          <table:table-cell office:value-type="float" office:value="1889780807">
            <text:p>1889780807</text:p>
          </table:table-cell>
          <table:table-cell office:value-type="float" office:value="258604">
            <text:p>258604</text:p>
          </table:table-cell>
          <table:table-cell office:value-type="float" office:value="178990">
            <text:p>178990</text:p>
          </table:table-cell>
          <table:table-cell office:value-type="float" office:value="162468">
            <text:p>162468</text:p>
          </table:table-cell>
          <table:table-cell office:value-type="float" office:value="4479980">
            <text:p>4479980</text:p>
          </table:table-cell>
          <table:table-cell office:value-type="float" office:value="334927">
            <text:p>334927</text:p>
          </table:table-cell>
          <table:table-cell office:value-type="float" office:value="247258">
            <text:p>247258</text:p>
          </table:table-cell>
          <table:table-cell office:value-type="float" office:value="5743774635">
            <text:p>5743774635</text:p>
          </table:table-cell>
          <table:table-cell office:value-type="float" office:value="210648">
            <text:p>210648</text:p>
          </table:table-cell>
          <table:table-cell office:value-type="float" office:value="164128">
            <text:p>164128</text:p>
          </table:table-cell>
          <table:table-cell office:value-type="float" office:value="181524">
            <text:p>181524</text:p>
          </table:table-cell>
          <table:table-cell office:value-type="float" office:value="6532625">
            <text:p>6532625</text:p>
          </table:table-cell>
          <table:table-cell office:value-type="float" office:value="273006">
            <text:p>273006</text:p>
          </table:table-cell>
          <table:table-cell office:value-type="float" office:value="253336">
            <text:p>253336</text:p>
          </table:table-cell>
          <table:table-cell/>
        </table:table-row>
        <table:table-row table:style-name="ro1">
          <table:table-cell office:value-type="float" office:value="902134695">
            <text:p>902134695</text:p>
          </table:table-cell>
          <table:table-cell office:value-type="float" office:value="197880">
            <text:p>197880</text:p>
          </table:table-cell>
          <table:table-cell office:value-type="float" office:value="231230">
            <text:p>231230</text:p>
          </table:table-cell>
          <table:table-cell office:value-type="float" office:value="159864">
            <text:p>159864</text:p>
          </table:table-cell>
          <table:table-cell office:value-type="float" office:value="2378697">
            <text:p>2378697</text:p>
          </table:table-cell>
          <table:table-cell office:value-type="float" office:value="271582">
            <text:p>271582</text:p>
          </table:table-cell>
          <table:table-cell office:value-type="float" office:value="244374">
            <text:p>244374</text:p>
          </table:table-cell>
          <table:table-cell office:value-type="float" office:value="16250856766">
            <text:p>16250856766</text:p>
          </table:table-cell>
          <table:table-cell office:value-type="float" office:value="209336">
            <text:p>209336</text:p>
          </table:table-cell>
          <table:table-cell office:value-type="float" office:value="165630">
            <text:p>165630</text:p>
          </table:table-cell>
          <table:table-cell office:value-type="float" office:value="182308">
            <text:p>182308</text:p>
          </table:table-cell>
          <table:table-cell office:value-type="float" office:value="263570">
            <text:p>263570</text:p>
          </table:table-cell>
          <table:table-cell office:value-type="float" office:value="319164">
            <text:p>319164</text:p>
          </table:table-cell>
          <table:table-cell office:value-type="float" office:value="257782">
            <text:p>257782</text:p>
          </table:table-cell>
          <table:table-cell office:value-type="float" office:value="1267262966">
            <text:p>1267262966</text:p>
          </table:table-cell>
          <table:table-cell office:value-type="float" office:value="205988">
            <text:p>205988</text:p>
          </table:table-cell>
          <table:table-cell office:value-type="float" office:value="163048">
            <text:p>163048</text:p>
          </table:table-cell>
          <table:table-cell office:value-type="float" office:value="178678">
            <text:p>178678</text:p>
          </table:table-cell>
          <table:table-cell office:value-type="float" office:value="29401022">
            <text:p>29401022</text:p>
          </table:table-cell>
          <table:table-cell office:value-type="float" office:value="291878">
            <text:p>291878</text:p>
          </table:table-cell>
          <table:table-cell office:value-type="float" office:value="251220">
            <text:p>251220</text:p>
          </table:table-cell>
          <table:table-cell/>
        </table:table-row>
        <table:table-row table:style-name="ro1">
          <table:table-cell office:value-type="float" office:value="5931485796">
            <text:p>5931485796</text:p>
          </table:table-cell>
          <table:table-cell office:value-type="float" office:value="197070">
            <text:p>197070</text:p>
          </table:table-cell>
          <table:table-cell office:value-type="float" office:value="160148">
            <text:p>160148</text:p>
          </table:table-cell>
          <table:table-cell office:value-type="float" office:value="180132">
            <text:p>180132</text:p>
          </table:table-cell>
          <table:table-cell office:value-type="float" office:value="7249926">
            <text:p>7249926</text:p>
          </table:table-cell>
          <table:table-cell office:value-type="float" office:value="276794">
            <text:p>276794</text:p>
          </table:table-cell>
          <table:table-cell office:value-type="float" office:value="225942">
            <text:p>225942</text:p>
          </table:table-cell>
          <table:table-cell office:value-type="float" office:value="2472712355">
            <text:p>2472712355</text:p>
          </table:table-cell>
          <table:table-cell office:value-type="float" office:value="204414">
            <text:p>204414</text:p>
          </table:table-cell>
          <table:table-cell office:value-type="float" office:value="172618">
            <text:p>172618</text:p>
          </table:table-cell>
          <table:table-cell office:value-type="float" office:value="183655">
            <text:p>183655</text:p>
          </table:table-cell>
          <table:table-cell office:value-type="float" office:value="473590">
            <text:p>473590</text:p>
          </table:table-cell>
          <table:table-cell office:value-type="float" office:value="279200">
            <text:p>279200</text:p>
          </table:table-cell>
          <table:table-cell office:value-type="float" office:value="232634">
            <text:p>232634</text:p>
          </table:table-cell>
          <table:table-cell office:value-type="float" office:value="5174148114">
            <text:p>5174148114</text:p>
          </table:table-cell>
          <table:table-cell office:value-type="float" office:value="202730">
            <text:p>202730</text:p>
          </table:table-cell>
          <table:table-cell office:value-type="float" office:value="169140">
            <text:p>169140</text:p>
          </table:table-cell>
          <table:table-cell office:value-type="float" office:value="163444">
            <text:p>163444</text:p>
          </table:table-cell>
          <table:table-cell office:value-type="float" office:value="476288">
            <text:p>476288</text:p>
          </table:table-cell>
          <table:table-cell office:value-type="float" office:value="268254">
            <text:p>268254</text:p>
          </table:table-cell>
          <table:table-cell office:value-type="float" office:value="288152">
            <text:p>288152</text:p>
          </table:table-cell>
          <table:table-cell/>
        </table:table-row>
        <table:table-row table:style-name="ro1">
          <table:table-cell office:value-type="float" office:value="5268780961">
            <text:p>5268780961</text:p>
          </table:table-cell>
          <table:table-cell office:value-type="float" office:value="194136">
            <text:p>194136</text:p>
          </table:table-cell>
          <table:table-cell office:value-type="float" office:value="188067">
            <text:p>188067</text:p>
          </table:table-cell>
          <table:table-cell office:value-type="float" office:value="156080">
            <text:p>156080</text:p>
          </table:table-cell>
          <table:table-cell office:value-type="float" office:value="10862279">
            <text:p>10862279</text:p>
          </table:table-cell>
          <table:table-cell office:value-type="float" office:value="271528">
            <text:p>271528</text:p>
          </table:table-cell>
          <table:table-cell office:value-type="float" office:value="265973">
            <text:p>265973</text:p>
          </table:table-cell>
          <table:table-cell office:value-type="float" office:value="2899335282">
            <text:p>2899335282</text:p>
          </table:table-cell>
          <table:table-cell office:value-type="float" office:value="208792">
            <text:p>208792</text:p>
          </table:table-cell>
          <table:table-cell office:value-type="float" office:value="167120">
            <text:p>167120</text:p>
          </table:table-cell>
          <table:table-cell office:value-type="float" office:value="161590">
            <text:p>161590</text:p>
          </table:table-cell>
          <table:table-cell office:value-type="float" office:value="3266680">
            <text:p>3266680</text:p>
          </table:table-cell>
          <table:table-cell office:value-type="float" office:value="320326">
            <text:p>320326</text:p>
          </table:table-cell>
          <table:table-cell office:value-type="float" office:value="267183">
            <text:p>267183</text:p>
          </table:table-cell>
          <table:table-cell office:value-type="float" office:value="4817774555">
            <text:p>4817774555</text:p>
          </table:table-cell>
          <table:table-cell office:value-type="float" office:value="226899">
            <text:p>226899</text:p>
          </table:table-cell>
          <table:table-cell office:value-type="float" office:value="171448">
            <text:p>171448</text:p>
          </table:table-cell>
          <table:table-cell office:value-type="float" office:value="165252">
            <text:p>165252</text:p>
          </table:table-cell>
          <table:table-cell office:value-type="float" office:value="4567848">
            <text:p>4567848</text:p>
          </table:table-cell>
          <table:table-cell office:value-type="float" office:value="291380">
            <text:p>291380</text:p>
          </table:table-cell>
          <table:table-cell office:value-type="float" office:value="239206">
            <text:p>239206</text:p>
          </table:table-cell>
          <table:table-cell/>
        </table:table-row>
        <table:table-row table:style-name="ro1">
          <table:table-cell office:value-type="float" office:value="1560029377">
            <text:p>1560029377</text:p>
          </table:table-cell>
          <table:table-cell office:value-type="float" office:value="193688">
            <text:p>193688</text:p>
          </table:table-cell>
          <table:table-cell office:value-type="float" office:value="190897">
            <text:p>190897</text:p>
          </table:table-cell>
          <table:table-cell office:value-type="float" office:value="161498">
            <text:p>161498</text:p>
          </table:table-cell>
          <table:table-cell office:value-type="float" office:value="12007906">
            <text:p>12007906</text:p>
          </table:table-cell>
          <table:table-cell office:value-type="float" office:value="273284">
            <text:p>273284</text:p>
          </table:table-cell>
          <table:table-cell office:value-type="float" office:value="219632">
            <text:p>219632</text:p>
          </table:table-cell>
          <table:table-cell office:value-type="float" office:value="4620644542">
            <text:p>4620644542</text:p>
          </table:table-cell>
          <table:table-cell office:value-type="float" office:value="204554">
            <text:p>204554</text:p>
          </table:table-cell>
          <table:table-cell office:value-type="float" office:value="168096">
            <text:p>168096</text:p>
          </table:table-cell>
          <table:table-cell office:value-type="float" office:value="284739">
            <text:p>284739</text:p>
          </table:table-cell>
          <table:table-cell office:value-type="float" office:value="1939086">
            <text:p>1939086</text:p>
          </table:table-cell>
          <table:table-cell office:value-type="float" office:value="270368">
            <text:p>270368</text:p>
          </table:table-cell>
          <table:table-cell office:value-type="float" office:value="320998">
            <text:p>320998</text:p>
          </table:table-cell>
          <table:table-cell office:value-type="float" office:value="5477375689">
            <text:p>5477375689</text:p>
          </table:table-cell>
          <table:table-cell office:value-type="float" office:value="206688">
            <text:p>206688</text:p>
          </table:table-cell>
          <table:table-cell office:value-type="float" office:value="219544">
            <text:p>219544</text:p>
          </table:table-cell>
          <table:table-cell office:value-type="float" office:value="162496">
            <text:p>162496</text:p>
          </table:table-cell>
          <table:table-cell office:value-type="float" office:value="315915">
            <text:p>315915</text:p>
          </table:table-cell>
          <table:table-cell office:value-type="float" office:value="295070">
            <text:p>295070</text:p>
          </table:table-cell>
          <table:table-cell office:value-type="float" office:value="237592">
            <text:p>237592</text:p>
          </table:table-cell>
          <table:table-cell/>
        </table:table-row>
        <table:table-row table:style-name="ro1">
          <table:table-cell office:value-type="float" office:value="5034267281">
            <text:p>5034267281</text:p>
          </table:table-cell>
          <table:table-cell office:value-type="float" office:value="191846">
            <text:p>191846</text:p>
          </table:table-cell>
          <table:table-cell office:value-type="float" office:value="151170">
            <text:p>151170</text:p>
          </table:table-cell>
          <table:table-cell office:value-type="float" office:value="163560">
            <text:p>163560</text:p>
          </table:table-cell>
          <table:table-cell office:value-type="float" office:value="26919208">
            <text:p>26919208</text:p>
          </table:table-cell>
          <table:table-cell office:value-type="float" office:value="281234">
            <text:p>281234</text:p>
          </table:table-cell>
          <table:table-cell office:value-type="float" office:value="220626">
            <text:p>220626</text:p>
          </table:table-cell>
          <table:table-cell office:value-type="float" office:value="3213807994">
            <text:p>3213807994</text:p>
          </table:table-cell>
          <table:table-cell office:value-type="float" office:value="202416">
            <text:p>202416</text:p>
          </table:table-cell>
          <table:table-cell office:value-type="float" office:value="167124">
            <text:p>167124</text:p>
          </table:table-cell>
          <table:table-cell office:value-type="float" office:value="161996">
            <text:p>161996</text:p>
          </table:table-cell>
          <table:table-cell office:value-type="float" office:value="16886892">
            <text:p>16886892</text:p>
          </table:table-cell>
          <table:table-cell office:value-type="float" office:value="323298">
            <text:p>323298</text:p>
          </table:table-cell>
          <table:table-cell office:value-type="float" office:value="242256">
            <text:p>242256</text:p>
          </table:table-cell>
          <table:table-cell office:value-type="float" office:value="28645009824">
            <text:p>28645009824</text:p>
          </table:table-cell>
          <table:table-cell office:value-type="float" office:value="203922">
            <text:p>203922</text:p>
          </table:table-cell>
          <table:table-cell office:value-type="float" office:value="274198">
            <text:p>274198</text:p>
          </table:table-cell>
          <table:table-cell office:value-type="float" office:value="196802">
            <text:p>196802</text:p>
          </table:table-cell>
          <table:table-cell office:value-type="float" office:value="488234">
            <text:p>488234</text:p>
          </table:table-cell>
          <table:table-cell office:value-type="float" office:value="282588">
            <text:p>282588</text:p>
          </table:table-cell>
          <table:table-cell office:value-type="float" office:value="248594">
            <text:p>248594</text:p>
          </table:table-cell>
          <table:table-cell/>
        </table:table-row>
        <table:table-row table:style-name="ro1">
          <table:table-cell office:value-type="float" office:value="5215893243">
            <text:p>5215893243</text:p>
          </table:table-cell>
          <table:table-cell office:value-type="float" office:value="213688">
            <text:p>213688</text:p>
          </table:table-cell>
          <table:table-cell office:value-type="float" office:value="154666">
            <text:p>154666</text:p>
          </table:table-cell>
          <table:table-cell office:value-type="float" office:value="152986">
            <text:p>152986</text:p>
          </table:table-cell>
          <table:table-cell office:value-type="float" office:value="5308213">
            <text:p>5308213</text:p>
          </table:table-cell>
          <table:table-cell office:value-type="float" office:value="285704">
            <text:p>285704</text:p>
          </table:table-cell>
          <table:table-cell office:value-type="float" office:value="250812">
            <text:p>250812</text:p>
          </table:table-cell>
          <table:table-cell office:value-type="float" office:value="5612355330">
            <text:p>5612355330</text:p>
          </table:table-cell>
          <table:table-cell office:value-type="float" office:value="204794">
            <text:p>204794</text:p>
          </table:table-cell>
          <table:table-cell office:value-type="float" office:value="196072">
            <text:p>196072</text:p>
          </table:table-cell>
          <table:table-cell office:value-type="float" office:value="173800">
            <text:p>173800</text:p>
          </table:table-cell>
          <table:table-cell office:value-type="float" office:value="13487543">
            <text:p>13487543</text:p>
          </table:table-cell>
          <table:table-cell office:value-type="float" office:value="327199">
            <text:p>327199</text:p>
          </table:table-cell>
          <table:table-cell office:value-type="float" office:value="275417">
            <text:p>275417</text:p>
          </table:table-cell>
          <table:table-cell office:value-type="float" office:value="7004079416">
            <text:p>7004079416</text:p>
          </table:table-cell>
          <table:table-cell office:value-type="float" office:value="214136">
            <text:p>214136</text:p>
          </table:table-cell>
          <table:table-cell office:value-type="float" office:value="166002">
            <text:p>166002</text:p>
          </table:table-cell>
          <table:table-cell office:value-type="float" office:value="162698">
            <text:p>162698</text:p>
          </table:table-cell>
          <table:table-cell office:value-type="float" office:value="2163666">
            <text:p>2163666</text:p>
          </table:table-cell>
          <table:table-cell office:value-type="float" office:value="347425">
            <text:p>347425</text:p>
          </table:table-cell>
          <table:table-cell office:value-type="float" office:value="235178">
            <text:p>235178</text:p>
          </table:table-cell>
          <table:table-cell/>
        </table:table-row>
        <table:table-row table:style-name="ro1">
          <table:table-cell office:value-type="float" office:value="7865694959">
            <text:p>7865694959</text:p>
          </table:table-cell>
          <table:table-cell office:value-type="float" office:value="197608">
            <text:p>197608</text:p>
          </table:table-cell>
          <table:table-cell office:value-type="float" office:value="159914">
            <text:p>159914</text:p>
          </table:table-cell>
          <table:table-cell office:value-type="float" office:value="224876">
            <text:p>224876</text:p>
          </table:table-cell>
          <table:table-cell office:value-type="float" office:value="7779371">
            <text:p>7779371</text:p>
          </table:table-cell>
          <table:table-cell office:value-type="float" office:value="319220">
            <text:p>319220</text:p>
          </table:table-cell>
          <table:table-cell office:value-type="float" office:value="228366">
            <text:p>228366</text:p>
          </table:table-cell>
          <table:table-cell office:value-type="float" office:value="10994732662">
            <text:p>10994732662</text:p>
          </table:table-cell>
          <table:table-cell office:value-type="float" office:value="204536">
            <text:p>204536</text:p>
          </table:table-cell>
          <table:table-cell office:value-type="float" office:value="204971">
            <text:p>204971</text:p>
          </table:table-cell>
          <table:table-cell office:value-type="float" office:value="170068">
            <text:p>170068</text:p>
          </table:table-cell>
          <table:table-cell office:value-type="float" office:value="39893128">
            <text:p>39893128</text:p>
          </table:table-cell>
          <table:table-cell office:value-type="float" office:value="461287">
            <text:p>461287</text:p>
          </table:table-cell>
          <table:table-cell office:value-type="float" office:value="306808">
            <text:p>306808</text:p>
          </table:table-cell>
          <table:table-cell office:value-type="float" office:value="1697091813">
            <text:p>1697091813</text:p>
          </table:table-cell>
          <table:table-cell office:value-type="float" office:value="201128">
            <text:p>201128</text:p>
          </table:table-cell>
          <table:table-cell office:value-type="float" office:value="161420">
            <text:p>161420</text:p>
          </table:table-cell>
          <table:table-cell office:value-type="float" office:value="206242">
            <text:p>206242</text:p>
          </table:table-cell>
          <table:table-cell office:value-type="float" office:value="724322">
            <text:p>724322</text:p>
          </table:table-cell>
          <table:table-cell office:value-type="float" office:value="277436">
            <text:p>277436</text:p>
          </table:table-cell>
          <table:table-cell office:value-type="float" office:value="234858">
            <text:p>234858</text:p>
          </table:table-cell>
          <table:table-cell/>
        </table:table-row>
        <table:table-row table:style-name="ro1">
          <table:table-cell office:value-type="float" office:value="5852412808">
            <text:p>5852412808</text:p>
          </table:table-cell>
          <table:table-cell office:value-type="float" office:value="196674">
            <text:p>196674</text:p>
          </table:table-cell>
          <table:table-cell office:value-type="float" office:value="183352">
            <text:p>183352</text:p>
          </table:table-cell>
          <table:table-cell office:value-type="float" office:value="158066">
            <text:p>158066</text:p>
          </table:table-cell>
          <table:table-cell office:value-type="float" office:value="7808438">
            <text:p>7808438</text:p>
          </table:table-cell>
          <table:table-cell office:value-type="float" office:value="285442">
            <text:p>285442</text:p>
          </table:table-cell>
          <table:table-cell office:value-type="float" office:value="253244">
            <text:p>253244</text:p>
          </table:table-cell>
          <table:table-cell office:value-type="float" office:value="5650699363">
            <text:p>5650699363</text:p>
          </table:table-cell>
          <table:table-cell office:value-type="float" office:value="203802">
            <text:p>203802</text:p>
          </table:table-cell>
          <table:table-cell office:value-type="float" office:value="178420">
            <text:p>178420</text:p>
          </table:table-cell>
          <table:table-cell office:value-type="float" office:value="168772">
            <text:p>168772</text:p>
          </table:table-cell>
          <table:table-cell office:value-type="float" office:value="2390480">
            <text:p>2390480</text:p>
          </table:table-cell>
          <table:table-cell office:value-type="float" office:value="284334">
            <text:p>284334</text:p>
          </table:table-cell>
          <table:table-cell office:value-type="float" office:value="380452">
            <text:p>380452</text:p>
          </table:table-cell>
          <table:table-cell office:value-type="float" office:value="26002523442">
            <text:p>26002523442</text:p>
          </table:table-cell>
          <table:table-cell office:value-type="float" office:value="232135">
            <text:p>232135</text:p>
          </table:table-cell>
          <table:table-cell office:value-type="float" office:value="171410">
            <text:p>171410</text:p>
          </table:table-cell>
          <table:table-cell office:value-type="float" office:value="158904">
            <text:p>158904</text:p>
          </table:table-cell>
          <table:table-cell office:value-type="float" office:value="807330">
            <text:p>807330</text:p>
          </table:table-cell>
          <table:table-cell office:value-type="float" office:value="304510">
            <text:p>304510</text:p>
          </table:table-cell>
          <table:table-cell office:value-type="float" office:value="248296">
            <text:p>248296</text:p>
          </table:table-cell>
          <table:table-cell/>
        </table:table-row>
        <table:table-row table:style-name="ro1">
          <table:table-cell office:value-type="float" office:value="6570243298">
            <text:p>6570243298</text:p>
          </table:table-cell>
          <table:table-cell office:value-type="float" office:value="194394">
            <text:p>194394</text:p>
          </table:table-cell>
          <table:table-cell office:value-type="float" office:value="185177">
            <text:p>185177</text:p>
          </table:table-cell>
          <table:table-cell office:value-type="float" office:value="298862">
            <text:p>298862</text:p>
          </table:table-cell>
          <table:table-cell office:value-type="float" office:value="3411354">
            <text:p>3411354</text:p>
          </table:table-cell>
          <table:table-cell office:value-type="float" office:value="359305">
            <text:p>359305</text:p>
          </table:table-cell>
          <table:table-cell office:value-type="float" office:value="239794">
            <text:p>239794</text:p>
          </table:table-cell>
          <table:table-cell office:value-type="float" office:value="4896138952">
            <text:p>4896138952</text:p>
          </table:table-cell>
          <table:table-cell office:value-type="float" office:value="205828">
            <text:p>205828</text:p>
          </table:table-cell>
          <table:table-cell office:value-type="float" office:value="174938">
            <text:p>174938</text:p>
          </table:table-cell>
          <table:table-cell office:value-type="float" office:value="161782">
            <text:p>161782</text:p>
          </table:table-cell>
          <table:table-cell office:value-type="float" office:value="13980876">
            <text:p>13980876</text:p>
          </table:table-cell>
          <table:table-cell office:value-type="float" office:value="322420">
            <text:p>322420</text:p>
          </table:table-cell>
          <table:table-cell office:value-type="float" office:value="250084">
            <text:p>250084</text:p>
          </table:table-cell>
          <table:table-cell office:value-type="float" office:value="18587968769">
            <text:p>18587968769</text:p>
          </table:table-cell>
          <table:table-cell office:value-type="float" office:value="204508">
            <text:p>204508</text:p>
          </table:table-cell>
          <table:table-cell office:value-type="float" office:value="194716">
            <text:p>194716</text:p>
          </table:table-cell>
          <table:table-cell office:value-type="float" office:value="167620">
            <text:p>167620</text:p>
          </table:table-cell>
          <table:table-cell office:value-type="float" office:value="270550">
            <text:p>270550</text:p>
          </table:table-cell>
          <table:table-cell office:value-type="float" office:value="341830">
            <text:p>341830</text:p>
          </table:table-cell>
          <table:table-cell office:value-type="float" office:value="314340">
            <text:p>314340</text:p>
          </table:table-cell>
          <table:table-cell/>
        </table:table-row>
        <table:table-row table:style-name="ro1">
          <table:table-cell office:value-type="float" office:value="1254324237">
            <text:p>1254324237</text:p>
          </table:table-cell>
          <table:table-cell office:value-type="float" office:value="219046">
            <text:p>219046</text:p>
          </table:table-cell>
          <table:table-cell office:value-type="float" office:value="205486">
            <text:p>205486</text:p>
          </table:table-cell>
          <table:table-cell office:value-type="float" office:value="182081">
            <text:p>182081</text:p>
          </table:table-cell>
          <table:table-cell office:value-type="float" office:value="10303636">
            <text:p>10303636</text:p>
          </table:table-cell>
          <table:table-cell office:value-type="float" office:value="508145">
            <text:p>508145</text:p>
          </table:table-cell>
          <table:table-cell office:value-type="float" office:value="241796">
            <text:p>241796</text:p>
          </table:table-cell>
          <table:table-cell office:value-type="float" office:value="7180878284">
            <text:p>7180878284</text:p>
          </table:table-cell>
          <table:table-cell office:value-type="float" office:value="209982">
            <text:p>209982</text:p>
          </table:table-cell>
          <table:table-cell office:value-type="float" office:value="174298">
            <text:p>174298</text:p>
          </table:table-cell>
          <table:table-cell office:value-type="float" office:value="162998">
            <text:p>162998</text:p>
          </table:table-cell>
          <table:table-cell office:value-type="float" office:value="3735680">
            <text:p>3735680</text:p>
          </table:table-cell>
          <table:table-cell office:value-type="float" office:value="310757">
            <text:p>310757</text:p>
          </table:table-cell>
          <table:table-cell office:value-type="float" office:value="240020">
            <text:p>240020</text:p>
          </table:table-cell>
          <table:table-cell office:value-type="float" office:value="2759405393">
            <text:p>2759405393</text:p>
          </table:table-cell>
          <table:table-cell office:value-type="float" office:value="202224">
            <text:p>202224</text:p>
          </table:table-cell>
          <table:table-cell office:value-type="float" office:value="161884">
            <text:p>161884</text:p>
          </table:table-cell>
          <table:table-cell office:value-type="float" office:value="274301">
            <text:p>274301</text:p>
          </table:table-cell>
          <table:table-cell office:value-type="float" office:value="4201658">
            <text:p>4201658</text:p>
          </table:table-cell>
          <table:table-cell office:value-type="float" office:value="319762">
            <text:p>319762</text:p>
          </table:table-cell>
          <table:table-cell office:value-type="float" office:value="279146">
            <text:p>279146</text:p>
          </table:table-cell>
          <table:table-cell/>
        </table:table-row>
        <table:table-row table:style-name="ro1">
          <table:table-cell office:value-type="float" office:value="7116951209">
            <text:p>7116951209</text:p>
          </table:table-cell>
          <table:table-cell office:value-type="float" office:value="194094">
            <text:p>194094</text:p>
          </table:table-cell>
          <table:table-cell office:value-type="float" office:value="154134">
            <text:p>154134</text:p>
          </table:table-cell>
          <table:table-cell office:value-type="float" office:value="197387">
            <text:p>197387</text:p>
          </table:table-cell>
          <table:table-cell office:value-type="float" office:value="6843250">
            <text:p>6843250</text:p>
          </table:table-cell>
          <table:table-cell office:value-type="float" office:value="323770">
            <text:p>323770</text:p>
          </table:table-cell>
          <table:table-cell office:value-type="float" office:value="222210">
            <text:p>222210</text:p>
          </table:table-cell>
          <table:table-cell office:value-type="float" office:value="7840595092">
            <text:p>7840595092</text:p>
          </table:table-cell>
          <table:table-cell office:value-type="float" office:value="282090">
            <text:p>282090</text:p>
          </table:table-cell>
          <table:table-cell office:value-type="float" office:value="195151">
            <text:p>195151</text:p>
          </table:table-cell>
          <table:table-cell office:value-type="float" office:value="169850">
            <text:p>169850</text:p>
          </table:table-cell>
          <table:table-cell office:value-type="float" office:value="11562520">
            <text:p>11562520</text:p>
          </table:table-cell>
          <table:table-cell office:value-type="float" office:value="276086">
            <text:p>276086</text:p>
          </table:table-cell>
          <table:table-cell office:value-type="float" office:value="565304">
            <text:p>565304</text:p>
          </table:table-cell>
          <table:table-cell office:value-type="float" office:value="2386066108">
            <text:p>2386066108</text:p>
          </table:table-cell>
          <table:table-cell office:value-type="float" office:value="339985">
            <text:p>339985</text:p>
          </table:table-cell>
          <table:table-cell office:value-type="float" office:value="171186">
            <text:p>171186</text:p>
          </table:table-cell>
          <table:table-cell office:value-type="float" office:value="157584">
            <text:p>157584</text:p>
          </table:table-cell>
          <table:table-cell office:value-type="float" office:value="12100963">
            <text:p>12100963</text:p>
          </table:table-cell>
          <table:table-cell office:value-type="float" office:value="349546">
            <text:p>349546</text:p>
          </table:table-cell>
          <table:table-cell office:value-type="float" office:value="301710">
            <text:p>301710</text:p>
          </table:table-cell>
          <table:table-cell/>
        </table:table-row>
        <table:table-row table:style-name="ro1">
          <table:table-cell office:value-type="float" office:value="1074603355">
            <text:p>1074603355</text:p>
          </table:table-cell>
          <table:table-cell office:value-type="float" office:value="266949">
            <text:p>266949</text:p>
          </table:table-cell>
          <table:table-cell office:value-type="float" office:value="153728">
            <text:p>153728</text:p>
          </table:table-cell>
          <table:table-cell office:value-type="float" office:value="158102">
            <text:p>158102</text:p>
          </table:table-cell>
          <table:table-cell office:value-type="float" office:value="11444305">
            <text:p>11444305</text:p>
          </table:table-cell>
          <table:table-cell office:value-type="float" office:value="273010">
            <text:p>273010</text:p>
          </table:table-cell>
          <table:table-cell office:value-type="float" office:value="236364">
            <text:p>236364</text:p>
          </table:table-cell>
          <table:table-cell office:value-type="float" office:value="4855406500">
            <text:p>4855406500</text:p>
          </table:table-cell>
          <table:table-cell office:value-type="float" office:value="207032">
            <text:p>207032</text:p>
          </table:table-cell>
          <table:table-cell office:value-type="float" office:value="267176">
            <text:p>267176</text:p>
          </table:table-cell>
          <table:table-cell office:value-type="float" office:value="170778">
            <text:p>170778</text:p>
          </table:table-cell>
          <table:table-cell office:value-type="float" office:value="4488396">
            <text:p>4488396</text:p>
          </table:table-cell>
          <table:table-cell office:value-type="float" office:value="278988">
            <text:p>278988</text:p>
          </table:table-cell>
          <table:table-cell office:value-type="float" office:value="257637">
            <text:p>257637</text:p>
          </table:table-cell>
          <table:table-cell office:value-type="float" office:value="3259869651">
            <text:p>3259869651</text:p>
          </table:table-cell>
          <table:table-cell office:value-type="float" office:value="203148">
            <text:p>203148</text:p>
          </table:table-cell>
          <table:table-cell office:value-type="float" office:value="168760">
            <text:p>168760</text:p>
          </table:table-cell>
          <table:table-cell office:value-type="float" office:value="261934">
            <text:p>261934</text:p>
          </table:table-cell>
          <table:table-cell office:value-type="float" office:value="20830729">
            <text:p>20830729</text:p>
          </table:table-cell>
          <table:table-cell office:value-type="float" office:value="277682">
            <text:p>277682</text:p>
          </table:table-cell>
          <table:table-cell office:value-type="float" office:value="323459">
            <text:p>323459</text:p>
          </table:table-cell>
          <table:table-cell/>
        </table:table-row>
        <table:table-row table:style-name="ro1">
          <table:table-cell office:value-type="float" office:value="3785295926">
            <text:p>3785295926</text:p>
          </table:table-cell>
          <table:table-cell office:value-type="float" office:value="202664">
            <text:p>202664</text:p>
          </table:table-cell>
          <table:table-cell office:value-type="float" office:value="179425">
            <text:p>179425</text:p>
          </table:table-cell>
          <table:table-cell office:value-type="float" office:value="150506">
            <text:p>150506</text:p>
          </table:table-cell>
          <table:table-cell office:value-type="float" office:value="251454">
            <text:p>251454</text:p>
          </table:table-cell>
          <table:table-cell office:value-type="float" office:value="287748">
            <text:p>287748</text:p>
          </table:table-cell>
          <table:table-cell office:value-type="float" office:value="267106">
            <text:p>267106</text:p>
          </table:table-cell>
          <table:table-cell office:value-type="float" office:value="7847393916">
            <text:p>7847393916</text:p>
          </table:table-cell>
          <table:table-cell office:value-type="float" office:value="210866">
            <text:p>210866</text:p>
          </table:table-cell>
          <table:table-cell office:value-type="float" office:value="222105">
            <text:p>222105</text:p>
          </table:table-cell>
          <table:table-cell office:value-type="float" office:value="162992">
            <text:p>162992</text:p>
          </table:table-cell>
          <table:table-cell office:value-type="float" office:value="7980593">
            <text:p>7980593</text:p>
          </table:table-cell>
          <table:table-cell office:value-type="float" office:value="310792">
            <text:p>310792</text:p>
          </table:table-cell>
          <table:table-cell office:value-type="float" office:value="364051">
            <text:p>364051</text:p>
          </table:table-cell>
          <table:table-cell office:value-type="float" office:value="10753415891">
            <text:p>10753415891</text:p>
          </table:table-cell>
          <table:table-cell office:value-type="float" office:value="229398">
            <text:p>229398</text:p>
          </table:table-cell>
          <table:table-cell office:value-type="float" office:value="171200">
            <text:p>171200</text:p>
          </table:table-cell>
          <table:table-cell office:value-type="float" office:value="162472">
            <text:p>162472</text:p>
          </table:table-cell>
          <table:table-cell office:value-type="float" office:value="13562038">
            <text:p>13562038</text:p>
          </table:table-cell>
          <table:table-cell office:value-type="float" office:value="287250">
            <text:p>287250</text:p>
          </table:table-cell>
          <table:table-cell office:value-type="float" office:value="281299">
            <text:p>281299</text:p>
          </table:table-cell>
          <table:table-cell/>
        </table:table-row>
        <table:table-row table:style-name="ro1">
          <table:table-cell office:value-type="float" office:value="2457908034">
            <text:p>2457908034</text:p>
          </table:table-cell>
          <table:table-cell office:value-type="float" office:value="192854">
            <text:p>192854</text:p>
          </table:table-cell>
          <table:table-cell office:value-type="float" office:value="152824">
            <text:p>152824</text:p>
          </table:table-cell>
          <table:table-cell office:value-type="float" office:value="423324">
            <text:p>423324</text:p>
          </table:table-cell>
          <table:table-cell office:value-type="float" office:value="3859696">
            <text:p>3859696</text:p>
          </table:table-cell>
          <table:table-cell office:value-type="float" office:value="262736">
            <text:p>262736</text:p>
          </table:table-cell>
          <table:table-cell office:value-type="float" office:value="256350">
            <text:p>256350</text:p>
          </table:table-cell>
          <table:table-cell office:value-type="float" office:value="2862722520">
            <text:p>2862722520</text:p>
          </table:table-cell>
          <table:table-cell office:value-type="float" office:value="308928">
            <text:p>308928</text:p>
          </table:table-cell>
          <table:table-cell office:value-type="float" office:value="199183">
            <text:p>199183</text:p>
          </table:table-cell>
          <table:table-cell office:value-type="float" office:value="167562">
            <text:p>167562</text:p>
          </table:table-cell>
          <table:table-cell office:value-type="float" office:value="49919391">
            <text:p>49919391</text:p>
          </table:table-cell>
          <table:table-cell office:value-type="float" office:value="275908">
            <text:p>275908</text:p>
          </table:table-cell>
          <table:table-cell office:value-type="float" office:value="286877">
            <text:p>286877</text:p>
          </table:table-cell>
          <table:table-cell office:value-type="float" office:value="2862971538">
            <text:p>2862971538</text:p>
          </table:table-cell>
          <table:table-cell office:value-type="float" office:value="228763">
            <text:p>228763</text:p>
          </table:table-cell>
          <table:table-cell office:value-type="float" office:value="263421">
            <text:p>263421</text:p>
          </table:table-cell>
          <table:table-cell office:value-type="float" office:value="160450">
            <text:p>160450</text:p>
          </table:table-cell>
          <table:table-cell office:value-type="float" office:value="12402572">
            <text:p>12402572</text:p>
          </table:table-cell>
          <table:table-cell office:value-type="float" office:value="333793">
            <text:p>333793</text:p>
          </table:table-cell>
          <table:table-cell office:value-type="float" office:value="275710">
            <text:p>275710</text:p>
          </table:table-cell>
          <table:table-cell/>
        </table:table-row>
        <table:table-row table:style-name="ro1">
          <table:table-cell office:value-type="float" office:value="5153382208">
            <text:p>5153382208</text:p>
          </table:table-cell>
          <table:table-cell office:value-type="float" office:value="229058">
            <text:p>229058</text:p>
          </table:table-cell>
          <table:table-cell office:value-type="float" office:value="154394">
            <text:p>154394</text:p>
          </table:table-cell>
          <table:table-cell office:value-type="float" office:value="189896">
            <text:p>189896</text:p>
          </table:table-cell>
          <table:table-cell office:value-type="float" office:value="469186">
            <text:p>469186</text:p>
          </table:table-cell>
          <table:table-cell office:value-type="float" office:value="282500">
            <text:p>282500</text:p>
          </table:table-cell>
          <table:table-cell office:value-type="float" office:value="230414">
            <text:p>230414</text:p>
          </table:table-cell>
          <table:table-cell office:value-type="float" office:value="6454837741">
            <text:p>6454837741</text:p>
          </table:table-cell>
          <table:table-cell office:value-type="float" office:value="205706">
            <text:p>205706</text:p>
          </table:table-cell>
          <table:table-cell office:value-type="float" office:value="166266">
            <text:p>166266</text:p>
          </table:table-cell>
          <table:table-cell office:value-type="float" office:value="163962">
            <text:p>163962</text:p>
          </table:table-cell>
          <table:table-cell office:value-type="float" office:value="3537784">
            <text:p>3537784</text:p>
          </table:table-cell>
          <table:table-cell office:value-type="float" office:value="378528">
            <text:p>378528</text:p>
          </table:table-cell>
          <table:table-cell office:value-type="float" office:value="255734">
            <text:p>255734</text:p>
          </table:table-cell>
          <table:table-cell office:value-type="float" office:value="28953234874">
            <text:p>28953234874</text:p>
          </table:table-cell>
          <table:table-cell office:value-type="float" office:value="265930">
            <text:p>265930</text:p>
          </table:table-cell>
          <table:table-cell office:value-type="float" office:value="166112">
            <text:p>166112</text:p>
          </table:table-cell>
          <table:table-cell office:value-type="float" office:value="179530">
            <text:p>179530</text:p>
          </table:table-cell>
          <table:table-cell office:value-type="float" office:value="4952718">
            <text:p>4952718</text:p>
          </table:table-cell>
          <table:table-cell office:value-type="float" office:value="314052">
            <text:p>314052</text:p>
          </table:table-cell>
          <table:table-cell office:value-type="float" office:value="218238">
            <text:p>218238</text:p>
          </table:table-cell>
          <table:table-cell/>
        </table:table-row>
        <table:table-row table:style-name="ro1">
          <table:table-cell office:value-type="float" office:value="18322092040">
            <text:p>18322092040</text:p>
          </table:table-cell>
          <table:table-cell office:value-type="float" office:value="281068">
            <text:p>281068</text:p>
          </table:table-cell>
          <table:table-cell office:value-type="float" office:value="170584">
            <text:p>170584</text:p>
          </table:table-cell>
          <table:table-cell office:value-type="float" office:value="176005">
            <text:p>176005</text:p>
          </table:table-cell>
          <table:table-cell office:value-type="float" office:value="4957070">
            <text:p>4957070</text:p>
          </table:table-cell>
          <table:table-cell office:value-type="float" office:value="274214">
            <text:p>274214</text:p>
          </table:table-cell>
          <table:table-cell office:value-type="float" office:value="303263">
            <text:p>303263</text:p>
          </table:table-cell>
          <table:table-cell office:value-type="float" office:value="12128508028">
            <text:p>12128508028</text:p>
          </table:table-cell>
          <table:table-cell office:value-type="float" office:value="347482">
            <text:p>347482</text:p>
          </table:table-cell>
          <table:table-cell office:value-type="float" office:value="294164">
            <text:p>294164</text:p>
          </table:table-cell>
          <table:table-cell office:value-type="float" office:value="291990">
            <text:p>291990</text:p>
          </table:table-cell>
          <table:table-cell office:value-type="float" office:value="9865813">
            <text:p>9865813</text:p>
          </table:table-cell>
          <table:table-cell office:value-type="float" office:value="1186549">
            <text:p>1186549</text:p>
          </table:table-cell>
          <table:table-cell office:value-type="float" office:value="443326">
            <text:p>443326</text:p>
          </table:table-cell>
          <table:table-cell office:value-type="float" office:value="14749010081">
            <text:p>14749010081</text:p>
          </table:table-cell>
          <table:table-cell office:value-type="float" office:value="207646">
            <text:p>207646</text:p>
          </table:table-cell>
          <table:table-cell office:value-type="float" office:value="233562">
            <text:p>233562</text:p>
          </table:table-cell>
          <table:table-cell office:value-type="float" office:value="167386">
            <text:p>167386</text:p>
          </table:table-cell>
          <table:table-cell office:value-type="float" office:value="273482">
            <text:p>273482</text:p>
          </table:table-cell>
          <table:table-cell office:value-type="float" office:value="1165070">
            <text:p>1165070</text:p>
          </table:table-cell>
          <table:table-cell office:value-type="float" office:value="246596">
            <text:p>246596</text:p>
          </table:table-cell>
          <table:table-cell/>
        </table:table-row>
        <table:table-row table:style-name="ro1">
          <table:table-cell office:value-type="float" office:value="6453852570">
            <text:p>6453852570</text:p>
          </table:table-cell>
          <table:table-cell office:value-type="float" office:value="194500">
            <text:p>194500</text:p>
          </table:table-cell>
          <table:table-cell office:value-type="float" office:value="153460">
            <text:p>153460</text:p>
          </table:table-cell>
          <table:table-cell office:value-type="float" office:value="152930">
            <text:p>152930</text:p>
          </table:table-cell>
          <table:table-cell office:value-type="float" office:value="602040">
            <text:p>602040</text:p>
          </table:table-cell>
          <table:table-cell office:value-type="float" office:value="269626">
            <text:p>269626</text:p>
          </table:table-cell>
          <table:table-cell office:value-type="float" office:value="220998">
            <text:p>220998</text:p>
          </table:table-cell>
          <table:table-cell office:value-type="float" office:value="1611925595">
            <text:p>1611925595</text:p>
          </table:table-cell>
          <table:table-cell office:value-type="float" office:value="237074">
            <text:p>237074</text:p>
          </table:table-cell>
          <table:table-cell office:value-type="float" office:value="174490">
            <text:p>174490</text:p>
          </table:table-cell>
          <table:table-cell office:value-type="float" office:value="199984">
            <text:p>199984</text:p>
          </table:table-cell>
          <table:table-cell office:value-type="float" office:value="998848">
            <text:p>998848</text:p>
          </table:table-cell>
          <table:table-cell office:value-type="float" office:value="272458">
            <text:p>272458</text:p>
          </table:table-cell>
          <table:table-cell office:value-type="float" office:value="218002">
            <text:p>218002</text:p>
          </table:table-cell>
          <table:table-cell office:value-type="float" office:value="1667178302">
            <text:p>1667178302</text:p>
          </table:table-cell>
          <table:table-cell office:value-type="float" office:value="275139">
            <text:p>275139</text:p>
          </table:table-cell>
          <table:table-cell office:value-type="float" office:value="201040">
            <text:p>201040</text:p>
          </table:table-cell>
          <table:table-cell office:value-type="float" office:value="160226">
            <text:p>160226</text:p>
          </table:table-cell>
          <table:table-cell office:value-type="float" office:value="23950227">
            <text:p>23950227</text:p>
          </table:table-cell>
          <table:table-cell office:value-type="float" office:value="284660">
            <text:p>284660</text:p>
          </table:table-cell>
          <table:table-cell office:value-type="float" office:value="309466">
            <text:p>309466</text:p>
          </table:table-cell>
          <table:table-cell/>
        </table:table-row>
        <table:table-row table:style-name="ro1">
          <table:table-cell office:value-type="float" office:value="18074628742">
            <text:p>18074628742</text:p>
          </table:table-cell>
          <table:table-cell office:value-type="float" office:value="221631">
            <text:p>221631</text:p>
          </table:table-cell>
          <table:table-cell office:value-type="float" office:value="162760">
            <text:p>162760</text:p>
          </table:table-cell>
          <table:table-cell office:value-type="float" office:value="194440">
            <text:p>194440</text:p>
          </table:table-cell>
          <table:table-cell office:value-type="float" office:value="7023080">
            <text:p>7023080</text:p>
          </table:table-cell>
          <table:table-cell office:value-type="float" office:value="283220">
            <text:p>283220</text:p>
          </table:table-cell>
          <table:table-cell office:value-type="float" office:value="226608">
            <text:p>226608</text:p>
          </table:table-cell>
          <table:table-cell office:value-type="float" office:value="25003388964">
            <text:p>25003388964</text:p>
          </table:table-cell>
          <table:table-cell office:value-type="float" office:value="240553">
            <text:p>240553</text:p>
          </table:table-cell>
          <table:table-cell office:value-type="float" office:value="166766">
            <text:p>166766</text:p>
          </table:table-cell>
          <table:table-cell office:value-type="float" office:value="158154">
            <text:p>158154</text:p>
          </table:table-cell>
          <table:table-cell office:value-type="float" office:value="8361400">
            <text:p>8361400</text:p>
          </table:table-cell>
          <table:table-cell office:value-type="float" office:value="291490">
            <text:p>291490</text:p>
          </table:table-cell>
          <table:table-cell office:value-type="float" office:value="1079199">
            <text:p>1079199</text:p>
          </table:table-cell>
          <table:table-cell office:value-type="float" office:value="1877075680">
            <text:p>1877075680</text:p>
          </table:table-cell>
          <table:table-cell office:value-type="float" office:value="233404">
            <text:p>233404</text:p>
          </table:table-cell>
          <table:table-cell office:value-type="float" office:value="164240">
            <text:p>164240</text:p>
          </table:table-cell>
          <table:table-cell office:value-type="float" office:value="160270">
            <text:p>160270</text:p>
          </table:table-cell>
          <table:table-cell office:value-type="float" office:value="1136040">
            <text:p>1136040</text:p>
          </table:table-cell>
          <table:table-cell office:value-type="float" office:value="283864">
            <text:p>283864</text:p>
          </table:table-cell>
          <table:table-cell office:value-type="float" office:value="470207">
            <text:p>470207</text:p>
          </table:table-cell>
          <table:table-cell/>
        </table:table-row>
        <table:table-row table:style-name="ro1">
          <table:table-cell office:value-type="float" office:value="1607181672">
            <text:p>1607181672</text:p>
          </table:table-cell>
          <table:table-cell office:value-type="float" office:value="195044">
            <text:p>195044</text:p>
          </table:table-cell>
          <table:table-cell office:value-type="float" office:value="150558">
            <text:p>150558</text:p>
          </table:table-cell>
          <table:table-cell office:value-type="float" office:value="149508">
            <text:p>149508</text:p>
          </table:table-cell>
          <table:table-cell office:value-type="float" office:value="65905050">
            <text:p>65905050</text:p>
          </table:table-cell>
          <table:table-cell office:value-type="float" office:value="279086">
            <text:p>279086</text:p>
          </table:table-cell>
          <table:table-cell office:value-type="float" office:value="232150">
            <text:p>232150</text:p>
          </table:table-cell>
          <table:table-cell office:value-type="float" office:value="13813019429">
            <text:p>13813019429</text:p>
          </table:table-cell>
          <table:table-cell office:value-type="float" office:value="206322">
            <text:p>206322</text:p>
          </table:table-cell>
          <table:table-cell office:value-type="float" office:value="175092">
            <text:p>175092</text:p>
          </table:table-cell>
          <table:table-cell office:value-type="float" office:value="162094">
            <text:p>162094</text:p>
          </table:table-cell>
          <table:table-cell office:value-type="float" office:value="62297547">
            <text:p>62297547</text:p>
          </table:table-cell>
          <table:table-cell office:value-type="float" office:value="386486">
            <text:p>386486</text:p>
          </table:table-cell>
          <table:table-cell office:value-type="float" office:value="244924">
            <text:p>244924</text:p>
          </table:table-cell>
          <table:table-cell office:value-type="float" office:value="6784807968">
            <text:p>6784807968</text:p>
          </table:table-cell>
          <table:table-cell office:value-type="float" office:value="230592">
            <text:p>230592</text:p>
          </table:table-cell>
          <table:table-cell office:value-type="float" office:value="214460">
            <text:p>214460</text:p>
          </table:table-cell>
          <table:table-cell office:value-type="float" office:value="186169">
            <text:p>186169</text:p>
          </table:table-cell>
          <table:table-cell office:value-type="float" office:value="286815">
            <text:p>286815</text:p>
          </table:table-cell>
          <table:table-cell office:value-type="float" office:value="269842">
            <text:p>269842</text:p>
          </table:table-cell>
          <table:table-cell office:value-type="float" office:value="240168">
            <text:p>240168</text:p>
          </table:table-cell>
          <table:table-cell/>
        </table:table-row>
        <table:table-row table:style-name="ro1">
          <table:table-cell office:value-type="float" office:value="1107025980">
            <text:p>1107025980</text:p>
          </table:table-cell>
          <table:table-cell office:value-type="float" office:value="278105">
            <text:p>278105</text:p>
          </table:table-cell>
          <table:table-cell office:value-type="float" office:value="192640">
            <text:p>192640</text:p>
          </table:table-cell>
          <table:table-cell office:value-type="float" office:value="151952">
            <text:p>151952</text:p>
          </table:table-cell>
          <table:table-cell office:value-type="float" office:value="7887608">
            <text:p>7887608</text:p>
          </table:table-cell>
          <table:table-cell office:value-type="float" office:value="277232">
            <text:p>277232</text:p>
          </table:table-cell>
          <table:table-cell office:value-type="float" office:value="225612">
            <text:p>225612</text:p>
          </table:table-cell>
          <table:table-cell office:value-type="float" office:value="8475414695">
            <text:p>8475414695</text:p>
          </table:table-cell>
          <table:table-cell office:value-type="float" office:value="207364">
            <text:p>207364</text:p>
          </table:table-cell>
          <table:table-cell office:value-type="float" office:value="167996">
            <text:p>167996</text:p>
          </table:table-cell>
          <table:table-cell office:value-type="float" office:value="161492">
            <text:p>161492</text:p>
          </table:table-cell>
          <table:table-cell office:value-type="float" office:value="7731494">
            <text:p>7731494</text:p>
          </table:table-cell>
          <table:table-cell office:value-type="float" office:value="431457">
            <text:p>431457</text:p>
          </table:table-cell>
          <table:table-cell office:value-type="float" office:value="289761">
            <text:p>289761</text:p>
          </table:table-cell>
          <table:table-cell office:value-type="float" office:value="3858946434">
            <text:p>3858946434</text:p>
          </table:table-cell>
          <table:table-cell office:value-type="float" office:value="201392">
            <text:p>201392</text:p>
          </table:table-cell>
          <table:table-cell office:value-type="float" office:value="173960">
            <text:p>173960</text:p>
          </table:table-cell>
          <table:table-cell office:value-type="float" office:value="164848">
            <text:p>164848</text:p>
          </table:table-cell>
          <table:table-cell office:value-type="float" office:value="485155">
            <text:p>485155</text:p>
          </table:table-cell>
          <table:table-cell office:value-type="float" office:value="266828">
            <text:p>266828</text:p>
          </table:table-cell>
          <table:table-cell office:value-type="float" office:value="291505">
            <text:p>291505</text:p>
          </table:table-cell>
          <table:table-cell/>
        </table:table-row>
        <table:table-row table:style-name="ro1">
          <table:table-cell office:value-type="float" office:value="12903310141">
            <text:p>12903310141</text:p>
          </table:table-cell>
          <table:table-cell office:value-type="float" office:value="192858">
            <text:p>192858</text:p>
          </table:table-cell>
          <table:table-cell office:value-type="float" office:value="268194">
            <text:p>268194</text:p>
          </table:table-cell>
          <table:table-cell office:value-type="float" office:value="160614">
            <text:p>160614</text:p>
          </table:table-cell>
          <table:table-cell office:value-type="float" office:value="6044420">
            <text:p>6044420</text:p>
          </table:table-cell>
          <table:table-cell office:value-type="float" office:value="288014">
            <text:p>288014</text:p>
          </table:table-cell>
          <table:table-cell office:value-type="float" office:value="236970">
            <text:p>236970</text:p>
          </table:table-cell>
          <table:table-cell office:value-type="float" office:value="3321114167">
            <text:p>3321114167</text:p>
          </table:table-cell>
          <table:table-cell office:value-type="float" office:value="290188">
            <text:p>290188</text:p>
          </table:table-cell>
          <table:table-cell office:value-type="float" office:value="198866">
            <text:p>198866</text:p>
          </table:table-cell>
          <table:table-cell office:value-type="float" office:value="165538">
            <text:p>165538</text:p>
          </table:table-cell>
          <table:table-cell office:value-type="float" office:value="7299168">
            <text:p>7299168</text:p>
          </table:table-cell>
          <table:table-cell office:value-type="float" office:value="285242">
            <text:p>285242</text:p>
          </table:table-cell>
          <table:table-cell office:value-type="float" office:value="250332">
            <text:p>250332</text:p>
          </table:table-cell>
          <table:table-cell office:value-type="float" office:value="1953945765">
            <text:p>1953945765</text:p>
          </table:table-cell>
          <table:table-cell office:value-type="float" office:value="203516">
            <text:p>203516</text:p>
          </table:table-cell>
          <table:table-cell office:value-type="float" office:value="162560">
            <text:p>162560</text:p>
          </table:table-cell>
          <table:table-cell office:value-type="float" office:value="261479">
            <text:p>261479</text:p>
          </table:table-cell>
          <table:table-cell office:value-type="float" office:value="1206502">
            <text:p>1206502</text:p>
          </table:table-cell>
          <table:table-cell office:value-type="float" office:value="275556">
            <text:p>275556</text:p>
          </table:table-cell>
          <table:table-cell office:value-type="float" office:value="297631">
            <text:p>297631</text:p>
          </table:table-cell>
          <table:table-cell/>
        </table:table-row>
        <table:table-row table:style-name="ro1">
          <table:table-cell office:value-type="float" office:value="4451316754">
            <text:p>4451316754</text:p>
          </table:table-cell>
          <table:table-cell office:value-type="float" office:value="194664">
            <text:p>194664</text:p>
          </table:table-cell>
          <table:table-cell office:value-type="float" office:value="182467">
            <text:p>182467</text:p>
          </table:table-cell>
          <table:table-cell office:value-type="float" office:value="157648">
            <text:p>157648</text:p>
          </table:table-cell>
          <table:table-cell office:value-type="float" office:value="7973558">
            <text:p>7973558</text:p>
          </table:table-cell>
          <table:table-cell office:value-type="float" office:value="381821">
            <text:p>381821</text:p>
          </table:table-cell>
          <table:table-cell office:value-type="float" office:value="246146">
            <text:p>246146</text:p>
          </table:table-cell>
          <table:table-cell office:value-type="float" office:value="7606512636">
            <text:p>7606512636</text:p>
          </table:table-cell>
          <table:table-cell office:value-type="float" office:value="277355">
            <text:p>277355</text:p>
          </table:table-cell>
          <table:table-cell office:value-type="float" office:value="176956">
            <text:p>176956</text:p>
          </table:table-cell>
          <table:table-cell office:value-type="float" office:value="190674">
            <text:p>190674</text:p>
          </table:table-cell>
          <table:table-cell office:value-type="float" office:value="26379713">
            <text:p>26379713</text:p>
          </table:table-cell>
          <table:table-cell office:value-type="float" office:value="287738">
            <text:p>287738</text:p>
          </table:table-cell>
          <table:table-cell office:value-type="float" office:value="234278">
            <text:p>234278</text:p>
          </table:table-cell>
          <table:table-cell office:value-type="float" office:value="2790970414">
            <text:p>2790970414</text:p>
          </table:table-cell>
          <table:table-cell office:value-type="float" office:value="231177">
            <text:p>231177</text:p>
          </table:table-cell>
          <table:table-cell office:value-type="float" office:value="171992">
            <text:p>171992</text:p>
          </table:table-cell>
          <table:table-cell office:value-type="float" office:value="162322">
            <text:p>162322</text:p>
          </table:table-cell>
          <table:table-cell office:value-type="float" office:value="6989170">
            <text:p>6989170</text:p>
          </table:table-cell>
          <table:table-cell office:value-type="float" office:value="279442">
            <text:p>279442</text:p>
          </table:table-cell>
          <table:table-cell office:value-type="float" office:value="231868">
            <text:p>231868</text:p>
          </table:table-cell>
          <table:table-cell/>
        </table:table-row>
        <table:table-row table:style-name="ro1">
          <table:table-cell office:value-type="float" office:value="8071674325">
            <text:p>8071674325</text:p>
          </table:table-cell>
          <table:table-cell office:value-type="float" office:value="191846">
            <text:p>191846</text:p>
          </table:table-cell>
          <table:table-cell office:value-type="float" office:value="191095">
            <text:p>191095</text:p>
          </table:table-cell>
          <table:table-cell office:value-type="float" office:value="154306">
            <text:p>154306</text:p>
          </table:table-cell>
          <table:table-cell office:value-type="float" office:value="14914247">
            <text:p>14914247</text:p>
          </table:table-cell>
          <table:table-cell office:value-type="float" office:value="287402">
            <text:p>287402</text:p>
          </table:table-cell>
          <table:table-cell office:value-type="float" office:value="311629">
            <text:p>311629</text:p>
          </table:table-cell>
          <table:table-cell office:value-type="float" office:value="2449258214">
            <text:p>2449258214</text:p>
          </table:table-cell>
          <table:table-cell office:value-type="float" office:value="201960">
            <text:p>201960</text:p>
          </table:table-cell>
          <table:table-cell office:value-type="float" office:value="285757">
            <text:p>285757</text:p>
          </table:table-cell>
          <table:table-cell office:value-type="float" office:value="222137">
            <text:p>222137</text:p>
          </table:table-cell>
          <table:table-cell office:value-type="float" office:value="260078">
            <text:p>260078</text:p>
          </table:table-cell>
          <table:table-cell office:value-type="float" office:value="346179">
            <text:p>346179</text:p>
          </table:table-cell>
          <table:table-cell office:value-type="float" office:value="224768">
            <text:p>224768</text:p>
          </table:table-cell>
          <table:table-cell office:value-type="float" office:value="9210866433">
            <text:p>9210866433</text:p>
          </table:table-cell>
          <table:table-cell office:value-type="float" office:value="205996">
            <text:p>205996</text:p>
          </table:table-cell>
          <table:table-cell office:value-type="float" office:value="161986">
            <text:p>161986</text:p>
          </table:table-cell>
          <table:table-cell office:value-type="float" office:value="160018">
            <text:p>160018</text:p>
          </table:table-cell>
          <table:table-cell office:value-type="float" office:value="49943252">
            <text:p>49943252</text:p>
          </table:table-cell>
          <table:table-cell office:value-type="float" office:value="323584">
            <text:p>323584</text:p>
          </table:table-cell>
          <table:table-cell office:value-type="float" office:value="232148">
            <text:p>232148</text:p>
          </table:table-cell>
          <table:table-cell/>
        </table:table-row>
        <table:table-row table:style-name="ro1">
          <table:table-cell office:value-type="float" office:value="3516167567">
            <text:p>3516167567</text:p>
          </table:table-cell>
          <table:table-cell office:value-type="float" office:value="191278">
            <text:p>191278</text:p>
          </table:table-cell>
          <table:table-cell office:value-type="float" office:value="154332">
            <text:p>154332</text:p>
          </table:table-cell>
          <table:table-cell office:value-type="float" office:value="178915">
            <text:p>178915</text:p>
          </table:table-cell>
          <table:table-cell office:value-type="float" office:value="8048388">
            <text:p>8048388</text:p>
          </table:table-cell>
          <table:table-cell office:value-type="float" office:value="269216">
            <text:p>269216</text:p>
          </table:table-cell>
          <table:table-cell office:value-type="float" office:value="286261">
            <text:p>286261</text:p>
          </table:table-cell>
          <table:table-cell office:value-type="float" office:value="5197781902">
            <text:p>5197781902</text:p>
          </table:table-cell>
          <table:table-cell office:value-type="float" office:value="203768">
            <text:p>203768</text:p>
          </table:table-cell>
          <table:table-cell office:value-type="float" office:value="169462">
            <text:p>169462</text:p>
          </table:table-cell>
          <table:table-cell office:value-type="float" office:value="178223">
            <text:p>178223</text:p>
          </table:table-cell>
          <table:table-cell office:value-type="float" office:value="1209360">
            <text:p>1209360</text:p>
          </table:table-cell>
          <table:table-cell office:value-type="float" office:value="290630">
            <text:p>290630</text:p>
          </table:table-cell>
          <table:table-cell office:value-type="float" office:value="241070">
            <text:p>241070</text:p>
          </table:table-cell>
          <table:table-cell office:value-type="float" office:value="2385350909">
            <text:p>2385350909</text:p>
          </table:table-cell>
          <table:table-cell office:value-type="float" office:value="204538">
            <text:p>204538</text:p>
          </table:table-cell>
          <table:table-cell office:value-type="float" office:value="220184">
            <text:p>220184</text:p>
          </table:table-cell>
          <table:table-cell office:value-type="float" office:value="166618">
            <text:p>166618</text:p>
          </table:table-cell>
          <table:table-cell office:value-type="float" office:value="391110">
            <text:p>391110</text:p>
          </table:table-cell>
          <table:table-cell office:value-type="float" office:value="366904">
            <text:p>366904</text:p>
          </table:table-cell>
          <table:table-cell office:value-type="float" office:value="253386">
            <text:p>253386</text:p>
          </table:table-cell>
          <table:table-cell/>
        </table:table-row>
        <table:table-row table:style-name="ro1">
          <table:table-cell office:value-type="float" office:value="1094753797">
            <text:p>1094753797</text:p>
          </table:table-cell>
          <table:table-cell office:value-type="float" office:value="192444">
            <text:p>192444</text:p>
          </table:table-cell>
          <table:table-cell office:value-type="float" office:value="161126">
            <text:p>161126</text:p>
          </table:table-cell>
          <table:table-cell office:value-type="float" office:value="169168">
            <text:p>169168</text:p>
          </table:table-cell>
          <table:table-cell office:value-type="float" office:value="25115857">
            <text:p>25115857</text:p>
          </table:table-cell>
          <table:table-cell office:value-type="float" office:value="332148">
            <text:p>332148</text:p>
          </table:table-cell>
          <table:table-cell office:value-type="float" office:value="347597">
            <text:p>347597</text:p>
          </table:table-cell>
          <table:table-cell office:value-type="float" office:value="6899830863">
            <text:p>6899830863</text:p>
          </table:table-cell>
          <table:table-cell office:value-type="float" office:value="251109">
            <text:p>251109</text:p>
          </table:table-cell>
          <table:table-cell office:value-type="float" office:value="173838">
            <text:p>173838</text:p>
          </table:table-cell>
          <table:table-cell office:value-type="float" office:value="160032">
            <text:p>160032</text:p>
          </table:table-cell>
          <table:table-cell office:value-type="float" office:value="1494247">
            <text:p>1494247</text:p>
          </table:table-cell>
          <table:table-cell office:value-type="float" office:value="307100">
            <text:p>307100</text:p>
          </table:table-cell>
          <table:table-cell office:value-type="float" office:value="223832">
            <text:p>223832</text:p>
          </table:table-cell>
          <table:table-cell office:value-type="float" office:value="4874797370">
            <text:p>4874797370</text:p>
          </table:table-cell>
          <table:table-cell office:value-type="float" office:value="212028">
            <text:p>212028</text:p>
          </table:table-cell>
          <table:table-cell office:value-type="float" office:value="175202">
            <text:p>175202</text:p>
          </table:table-cell>
          <table:table-cell office:value-type="float" office:value="164260">
            <text:p>164260</text:p>
          </table:table-cell>
          <table:table-cell office:value-type="float" office:value="11029980">
            <text:p>11029980</text:p>
          </table:table-cell>
          <table:table-cell office:value-type="float" office:value="285618">
            <text:p>285618</text:p>
          </table:table-cell>
          <table:table-cell office:value-type="float" office:value="445406">
            <text:p>445406</text:p>
          </table:table-cell>
          <table:table-cell/>
        </table:table-row>
        <table:table-row table:style-name="ro1">
          <table:table-cell office:value-type="float" office:value="28876790811">
            <text:p>28876790811</text:p>
          </table:table-cell>
          <table:table-cell office:value-type="float" office:value="258536">
            <text:p>258536</text:p>
          </table:table-cell>
          <table:table-cell office:value-type="float" office:value="159896">
            <text:p>159896</text:p>
          </table:table-cell>
          <table:table-cell office:value-type="float" office:value="154096">
            <text:p>154096</text:p>
          </table:table-cell>
          <table:table-cell office:value-type="float" office:value="8418722">
            <text:p>8418722</text:p>
          </table:table-cell>
          <table:table-cell office:value-type="float" office:value="271572">
            <text:p>271572</text:p>
          </table:table-cell>
          <table:table-cell office:value-type="float" office:value="977100">
            <text:p>977100</text:p>
          </table:table-cell>
          <table:table-cell office:value-type="float" office:value="3416049370">
            <text:p>3416049370</text:p>
          </table:table-cell>
          <table:table-cell office:value-type="float" office:value="208112">
            <text:p>208112</text:p>
          </table:table-cell>
          <table:table-cell office:value-type="float" office:value="171112">
            <text:p>171112</text:p>
          </table:table-cell>
          <table:table-cell office:value-type="float" office:value="159660">
            <text:p>159660</text:p>
          </table:table-cell>
          <table:table-cell office:value-type="float" office:value="5530537">
            <text:p>5530537</text:p>
          </table:table-cell>
          <table:table-cell office:value-type="float" office:value="381858">
            <text:p>381858</text:p>
          </table:table-cell>
          <table:table-cell office:value-type="float" office:value="232638">
            <text:p>232638</text:p>
          </table:table-cell>
          <table:table-cell office:value-type="float" office:value="5869242521">
            <text:p>5869242521</text:p>
          </table:table-cell>
          <table:table-cell office:value-type="float" office:value="206978">
            <text:p>206978</text:p>
          </table:table-cell>
          <table:table-cell office:value-type="float" office:value="162830">
            <text:p>162830</text:p>
          </table:table-cell>
          <table:table-cell office:value-type="float" office:value="183188">
            <text:p>183188</text:p>
          </table:table-cell>
          <table:table-cell office:value-type="float" office:value="30480289">
            <text:p>30480289</text:p>
          </table:table-cell>
          <table:table-cell office:value-type="float" office:value="292608">
            <text:p>292608</text:p>
          </table:table-cell>
          <table:table-cell office:value-type="float" office:value="269520">
            <text:p>269520</text:p>
          </table:table-cell>
          <table:table-cell/>
        </table:table-row>
        <table:table-row table:style-name="ro1">
          <table:table-cell office:value-type="float" office:value="3613870949">
            <text:p>3613870949</text:p>
          </table:table-cell>
          <table:table-cell office:value-type="float" office:value="192120">
            <text:p>192120</text:p>
          </table:table-cell>
          <table:table-cell office:value-type="float" office:value="219723">
            <text:p>219723</text:p>
          </table:table-cell>
          <table:table-cell office:value-type="float" office:value="169188">
            <text:p>169188</text:p>
          </table:table-cell>
          <table:table-cell office:value-type="float" office:value="15379849">
            <text:p>15379849</text:p>
          </table:table-cell>
          <table:table-cell office:value-type="float" office:value="279238">
            <text:p>279238</text:p>
          </table:table-cell>
          <table:table-cell office:value-type="float" office:value="228730">
            <text:p>228730</text:p>
          </table:table-cell>
          <table:table-cell office:value-type="float" office:value="5267565803">
            <text:p>5267565803</text:p>
          </table:table-cell>
          <table:table-cell office:value-type="float" office:value="206336">
            <text:p>206336</text:p>
          </table:table-cell>
          <table:table-cell office:value-type="float" office:value="166620">
            <text:p>166620</text:p>
          </table:table-cell>
          <table:table-cell office:value-type="float" office:value="206017">
            <text:p>206017</text:p>
          </table:table-cell>
          <table:table-cell office:value-type="float" office:value="15311043">
            <text:p>15311043</text:p>
          </table:table-cell>
          <table:table-cell office:value-type="float" office:value="296192">
            <text:p>296192</text:p>
          </table:table-cell>
          <table:table-cell office:value-type="float" office:value="261260">
            <text:p>261260</text:p>
          </table:table-cell>
          <table:table-cell office:value-type="float" office:value="1785905854">
            <text:p>1785905854</text:p>
          </table:table-cell>
          <table:table-cell office:value-type="float" office:value="201106">
            <text:p>201106</text:p>
          </table:table-cell>
          <table:table-cell office:value-type="float" office:value="167906">
            <text:p>167906</text:p>
          </table:table-cell>
          <table:table-cell office:value-type="float" office:value="165420">
            <text:p>165420</text:p>
          </table:table-cell>
          <table:table-cell office:value-type="float" office:value="3845517">
            <text:p>3845517</text:p>
          </table:table-cell>
          <table:table-cell office:value-type="float" office:value="562362">
            <text:p>562362</text:p>
          </table:table-cell>
          <table:table-cell office:value-type="float" office:value="250534">
            <text:p>250534</text:p>
          </table:table-cell>
          <table:table-cell/>
        </table:table-row>
        <table:table-row table:style-name="ro1">
          <table:table-cell office:value-type="float" office:value="5819190169">
            <text:p>5819190169</text:p>
          </table:table-cell>
          <table:table-cell office:value-type="float" office:value="193828">
            <text:p>193828</text:p>
          </table:table-cell>
          <table:table-cell office:value-type="float" office:value="165940">
            <text:p>165940</text:p>
          </table:table-cell>
          <table:table-cell office:value-type="float" office:value="150876">
            <text:p>150876</text:p>
          </table:table-cell>
          <table:table-cell office:value-type="float" office:value="32145240">
            <text:p>32145240</text:p>
          </table:table-cell>
          <table:table-cell office:value-type="float" office:value="331719">
            <text:p>331719</text:p>
          </table:table-cell>
          <table:table-cell office:value-type="float" office:value="247076">
            <text:p>247076</text:p>
          </table:table-cell>
          <table:table-cell office:value-type="float" office:value="28467901707">
            <text:p>28467901707</text:p>
          </table:table-cell>
          <table:table-cell office:value-type="float" office:value="212448">
            <text:p>212448</text:p>
          </table:table-cell>
          <table:table-cell office:value-type="float" office:value="175404">
            <text:p>175404</text:p>
          </table:table-cell>
          <table:table-cell office:value-type="float" office:value="292600">
            <text:p>292600</text:p>
          </table:table-cell>
          <table:table-cell office:value-type="float" office:value="18115563">
            <text:p>18115563</text:p>
          </table:table-cell>
          <table:table-cell office:value-type="float" office:value="375007">
            <text:p>375007</text:p>
          </table:table-cell>
          <table:table-cell office:value-type="float" office:value="263189">
            <text:p>263189</text:p>
          </table:table-cell>
          <table:table-cell office:value-type="float" office:value="4525703280">
            <text:p>4525703280</text:p>
          </table:table-cell>
          <table:table-cell office:value-type="float" office:value="254066">
            <text:p>254066</text:p>
          </table:table-cell>
          <table:table-cell office:value-type="float" office:value="252499">
            <text:p>252499</text:p>
          </table:table-cell>
          <table:table-cell office:value-type="float" office:value="186860">
            <text:p>186860</text:p>
          </table:table-cell>
          <table:table-cell office:value-type="float" office:value="245986">
            <text:p>245986</text:p>
          </table:table-cell>
          <table:table-cell office:value-type="float" office:value="312871">
            <text:p>312871</text:p>
          </table:table-cell>
          <table:table-cell office:value-type="float" office:value="234768">
            <text:p>234768</text:p>
          </table:table-cell>
          <table:table-cell/>
        </table:table-row>
        <table:table-row table:style-name="ro1">
          <table:table-cell office:value-type="float" office:value="9707294308">
            <text:p>9707294308</text:p>
          </table:table-cell>
          <table:table-cell office:value-type="float" office:value="268570">
            <text:p>268570</text:p>
          </table:table-cell>
          <table:table-cell office:value-type="float" office:value="228758">
            <text:p>228758</text:p>
          </table:table-cell>
          <table:table-cell office:value-type="float" office:value="161596">
            <text:p>161596</text:p>
          </table:table-cell>
          <table:table-cell office:value-type="float" office:value="58332064">
            <text:p>58332064</text:p>
          </table:table-cell>
          <table:table-cell office:value-type="float" office:value="330159">
            <text:p>330159</text:p>
          </table:table-cell>
          <table:table-cell office:value-type="float" office:value="281732">
            <text:p>281732</text:p>
          </table:table-cell>
          <table:table-cell office:value-type="float" office:value="18066273769">
            <text:p>18066273769</text:p>
          </table:table-cell>
          <table:table-cell office:value-type="float" office:value="205114">
            <text:p>205114</text:p>
          </table:table-cell>
          <table:table-cell office:value-type="float" office:value="185250">
            <text:p>185250</text:p>
          </table:table-cell>
          <table:table-cell office:value-type="float" office:value="196858">
            <text:p>196858</text:p>
          </table:table-cell>
          <table:table-cell office:value-type="float" office:value="1140953">
            <text:p>1140953</text:p>
          </table:table-cell>
          <table:table-cell office:value-type="float" office:value="321836">
            <text:p>321836</text:p>
          </table:table-cell>
          <table:table-cell office:value-type="float" office:value="228668">
            <text:p>228668</text:p>
          </table:table-cell>
          <table:table-cell office:value-type="float" office:value="7549285839">
            <text:p>7549285839</text:p>
          </table:table-cell>
          <table:table-cell office:value-type="float" office:value="199340">
            <text:p>199340</text:p>
          </table:table-cell>
          <table:table-cell office:value-type="float" office:value="162462">
            <text:p>162462</text:p>
          </table:table-cell>
          <table:table-cell office:value-type="float" office:value="188205">
            <text:p>188205</text:p>
          </table:table-cell>
          <table:table-cell office:value-type="float" office:value="12907845">
            <text:p>12907845</text:p>
          </table:table-cell>
          <table:table-cell office:value-type="float" office:value="285530">
            <text:p>285530</text:p>
          </table:table-cell>
          <table:table-cell office:value-type="float" office:value="236232">
            <text:p>236232</text:p>
          </table:table-cell>
          <table:table-cell/>
        </table:table-row>
        <table:table-row table:style-name="ro1">
          <table:table-cell office:value-type="float" office:value="2920615594">
            <text:p>2920615594</text:p>
          </table:table-cell>
          <table:table-cell office:value-type="float" office:value="191600">
            <text:p>191600</text:p>
          </table:table-cell>
          <table:table-cell office:value-type="float" office:value="158318">
            <text:p>158318</text:p>
          </table:table-cell>
          <table:table-cell office:value-type="float" office:value="182784">
            <text:p>182784</text:p>
          </table:table-cell>
          <table:table-cell office:value-type="float" office:value="5762006">
            <text:p>5762006</text:p>
          </table:table-cell>
          <table:table-cell office:value-type="float" office:value="491128">
            <text:p>491128</text:p>
          </table:table-cell>
          <table:table-cell office:value-type="float" office:value="273826">
            <text:p>273826</text:p>
          </table:table-cell>
          <table:table-cell office:value-type="float" office:value="28920652411">
            <text:p>28920652411</text:p>
          </table:table-cell>
          <table:table-cell office:value-type="float" office:value="202714">
            <text:p>202714</text:p>
          </table:table-cell>
          <table:table-cell office:value-type="float" office:value="171892">
            <text:p>171892</text:p>
          </table:table-cell>
          <table:table-cell office:value-type="float" office:value="168336">
            <text:p>168336</text:p>
          </table:table-cell>
          <table:table-cell office:value-type="float" office:value="14726318">
            <text:p>14726318</text:p>
          </table:table-cell>
          <table:table-cell office:value-type="float" office:value="288034">
            <text:p>288034</text:p>
          </table:table-cell>
          <table:table-cell office:value-type="float" office:value="250578">
            <text:p>250578</text:p>
          </table:table-cell>
          <table:table-cell office:value-type="float" office:value="24353420111">
            <text:p>24353420111</text:p>
          </table:table-cell>
          <table:table-cell office:value-type="float" office:value="202838">
            <text:p>202838</text:p>
          </table:table-cell>
          <table:table-cell office:value-type="float" office:value="191373">
            <text:p>191373</text:p>
          </table:table-cell>
          <table:table-cell office:value-type="float" office:value="192153">
            <text:p>192153</text:p>
          </table:table-cell>
          <table:table-cell office:value-type="float" office:value="10294249">
            <text:p>10294249</text:p>
          </table:table-cell>
          <table:table-cell office:value-type="float" office:value="286416">
            <text:p>286416</text:p>
          </table:table-cell>
          <table:table-cell office:value-type="float" office:value="236794">
            <text:p>236794</text:p>
          </table:table-cell>
          <table:table-cell/>
        </table:table-row>
        <table:table-row table:style-name="ro1">
          <table:table-cell office:value-type="float" office:value="29129600037">
            <text:p>29129600037</text:p>
          </table:table-cell>
          <table:table-cell office:value-type="float" office:value="197680">
            <text:p>197680</text:p>
          </table:table-cell>
          <table:table-cell office:value-type="float" office:value="166378">
            <text:p>166378</text:p>
          </table:table-cell>
          <table:table-cell office:value-type="float" office:value="199873">
            <text:p>199873</text:p>
          </table:table-cell>
          <table:table-cell office:value-type="float" office:value="6335988">
            <text:p>6335988</text:p>
          </table:table-cell>
          <table:table-cell office:value-type="float" office:value="324505">
            <text:p>324505</text:p>
          </table:table-cell>
          <table:table-cell office:value-type="float" office:value="244356">
            <text:p>244356</text:p>
          </table:table-cell>
          <table:table-cell office:value-type="float" office:value="30249276740">
            <text:p>30249276740</text:p>
          </table:table-cell>
          <table:table-cell office:value-type="float" office:value="215618">
            <text:p>215618</text:p>
          </table:table-cell>
          <table:table-cell office:value-type="float" office:value="166350">
            <text:p>166350</text:p>
          </table:table-cell>
          <table:table-cell office:value-type="float" office:value="160568">
            <text:p>160568</text:p>
          </table:table-cell>
          <table:table-cell office:value-type="float" office:value="9163069">
            <text:p>9163069</text:p>
          </table:table-cell>
          <table:table-cell office:value-type="float" office:value="285112">
            <text:p>285112</text:p>
          </table:table-cell>
          <table:table-cell office:value-type="float" office:value="407709">
            <text:p>407709</text:p>
          </table:table-cell>
          <table:table-cell office:value-type="float" office:value="7580605452">
            <text:p>7580605452</text:p>
          </table:table-cell>
          <table:table-cell office:value-type="float" office:value="965672">
            <text:p>965672</text:p>
          </table:table-cell>
          <table:table-cell office:value-type="float" office:value="169284">
            <text:p>169284</text:p>
          </table:table-cell>
          <table:table-cell office:value-type="float" office:value="158758">
            <text:p>158758</text:p>
          </table:table-cell>
          <table:table-cell office:value-type="float" office:value="35461918">
            <text:p>35461918</text:p>
          </table:table-cell>
          <table:table-cell office:value-type="float" office:value="335682">
            <text:p>335682</text:p>
          </table:table-cell>
          <table:table-cell office:value-type="float" office:value="235320">
            <text:p>235320</text:p>
          </table:table-cell>
          <table:table-cell/>
        </table:table-row>
        <table:table-row table:style-name="ro1">
          <table:table-cell office:value-type="float" office:value="24845776365">
            <text:p>24845776365</text:p>
          </table:table-cell>
          <table:table-cell office:value-type="float" office:value="321184">
            <text:p>321184</text:p>
          </table:table-cell>
          <table:table-cell office:value-type="float" office:value="162408">
            <text:p>162408</text:p>
          </table:table-cell>
          <table:table-cell office:value-type="float" office:value="151142">
            <text:p>151142</text:p>
          </table:table-cell>
          <table:table-cell office:value-type="float" office:value="557585">
            <text:p>557585</text:p>
          </table:table-cell>
          <table:table-cell office:value-type="float" office:value="305550">
            <text:p>305550</text:p>
          </table:table-cell>
          <table:table-cell office:value-type="float" office:value="216808">
            <text:p>216808</text:p>
          </table:table-cell>
          <table:table-cell office:value-type="float" office:value="6064673263">
            <text:p>6064673263</text:p>
          </table:table-cell>
          <table:table-cell office:value-type="float" office:value="286220">
            <text:p>286220</text:p>
          </table:table-cell>
          <table:table-cell office:value-type="float" office:value="215511">
            <text:p>215511</text:p>
          </table:table-cell>
          <table:table-cell office:value-type="float" office:value="261520">
            <text:p>261520</text:p>
          </table:table-cell>
          <table:table-cell office:value-type="float" office:value="629188">
            <text:p>629188</text:p>
          </table:table-cell>
          <table:table-cell office:value-type="float" office:value="287012">
            <text:p>287012</text:p>
          </table:table-cell>
          <table:table-cell office:value-type="float" office:value="234672">
            <text:p>234672</text:p>
          </table:table-cell>
          <table:table-cell office:value-type="float" office:value="2522866169">
            <text:p>2522866169</text:p>
          </table:table-cell>
          <table:table-cell office:value-type="float" office:value="214538">
            <text:p>214538</text:p>
          </table:table-cell>
          <table:table-cell office:value-type="float" office:value="164970">
            <text:p>164970</text:p>
          </table:table-cell>
          <table:table-cell office:value-type="float" office:value="158506">
            <text:p>158506</text:p>
          </table:table-cell>
          <table:table-cell office:value-type="float" office:value="71595250">
            <text:p>71595250</text:p>
          </table:table-cell>
          <table:table-cell office:value-type="float" office:value="288004">
            <text:p>288004</text:p>
          </table:table-cell>
          <table:table-cell office:value-type="float" office:value="236748">
            <text:p>236748</text:p>
          </table:table-cell>
          <table:table-cell/>
        </table:table-row>
        <table:table-row table:style-name="ro1">
          <table:table-cell office:value-type="float" office:value="30779367445">
            <text:p>30779367445</text:p>
          </table:table-cell>
          <table:table-cell office:value-type="float" office:value="193094">
            <text:p>193094</text:p>
          </table:table-cell>
          <table:table-cell office:value-type="float" office:value="242202">
            <text:p>242202</text:p>
          </table:table-cell>
          <table:table-cell office:value-type="float" office:value="159026">
            <text:p>159026</text:p>
          </table:table-cell>
          <table:table-cell office:value-type="float" office:value="7431461">
            <text:p>7431461</text:p>
          </table:table-cell>
          <table:table-cell office:value-type="float" office:value="275180">
            <text:p>275180</text:p>
          </table:table-cell>
          <table:table-cell office:value-type="float" office:value="316884">
            <text:p>316884</text:p>
          </table:table-cell>
          <table:table-cell office:value-type="float" office:value="3172276391">
            <text:p>3172276391</text:p>
          </table:table-cell>
          <table:table-cell office:value-type="float" office:value="204702">
            <text:p>204702</text:p>
          </table:table-cell>
          <table:table-cell office:value-type="float" office:value="168316">
            <text:p>168316</text:p>
          </table:table-cell>
          <table:table-cell office:value-type="float" office:value="162038">
            <text:p>162038</text:p>
          </table:table-cell>
          <table:table-cell office:value-type="float" office:value="282317">
            <text:p>282317</text:p>
          </table:table-cell>
          <table:table-cell office:value-type="float" office:value="291322">
            <text:p>291322</text:p>
          </table:table-cell>
          <table:table-cell office:value-type="float" office:value="229234">
            <text:p>229234</text:p>
          </table:table-cell>
          <table:table-cell office:value-type="float" office:value="9166853942">
            <text:p>9166853942</text:p>
          </table:table-cell>
          <table:table-cell office:value-type="float" office:value="204574">
            <text:p>204574</text:p>
          </table:table-cell>
          <table:table-cell office:value-type="float" office:value="169120">
            <text:p>169120</text:p>
          </table:table-cell>
          <table:table-cell office:value-type="float" office:value="165402">
            <text:p>165402</text:p>
          </table:table-cell>
          <table:table-cell office:value-type="float" office:value="262078">
            <text:p>262078</text:p>
          </table:table-cell>
          <table:table-cell office:value-type="float" office:value="274954">
            <text:p>274954</text:p>
          </table:table-cell>
          <table:table-cell office:value-type="float" office:value="231728">
            <text:p>231728</text:p>
          </table:table-cell>
          <table:table-cell/>
        </table:table-row>
        <table:table-row table:style-name="ro1">
          <table:table-cell office:value-type="float" office:value="9364539937">
            <text:p>9364539937</text:p>
          </table:table-cell>
          <table:table-cell office:value-type="float" office:value="193692">
            <text:p>193692</text:p>
          </table:table-cell>
          <table:table-cell office:value-type="float" office:value="168298">
            <text:p>168298</text:p>
          </table:table-cell>
          <table:table-cell office:value-type="float" office:value="150952">
            <text:p>150952</text:p>
          </table:table-cell>
          <table:table-cell office:value-type="float" office:value="251268">
            <text:p>251268</text:p>
          </table:table-cell>
          <table:table-cell office:value-type="float" office:value="275180">
            <text:p>275180</text:p>
          </table:table-cell>
          <table:table-cell office:value-type="float" office:value="232462">
            <text:p>232462</text:p>
          </table:table-cell>
          <table:table-cell office:value-type="float" office:value="1624997218">
            <text:p>1624997218</text:p>
          </table:table-cell>
          <table:table-cell office:value-type="float" office:value="250378">
            <text:p>250378</text:p>
          </table:table-cell>
          <table:table-cell office:value-type="float" office:value="164480">
            <text:p>164480</text:p>
          </table:table-cell>
          <table:table-cell office:value-type="float" office:value="172798">
            <text:p>172798</text:p>
          </table:table-cell>
          <table:table-cell office:value-type="float" office:value="17689749">
            <text:p>17689749</text:p>
          </table:table-cell>
          <table:table-cell office:value-type="float" office:value="282196">
            <text:p>282196</text:p>
          </table:table-cell>
          <table:table-cell office:value-type="float" office:value="237094">
            <text:p>237094</text:p>
          </table:table-cell>
          <table:table-cell office:value-type="float" office:value="2148361327">
            <text:p>2148361327</text:p>
          </table:table-cell>
          <table:table-cell office:value-type="float" office:value="257850">
            <text:p>257850</text:p>
          </table:table-cell>
          <table:table-cell office:value-type="float" office:value="185844">
            <text:p>185844</text:p>
          </table:table-cell>
          <table:table-cell office:value-type="float" office:value="159270">
            <text:p>159270</text:p>
          </table:table-cell>
          <table:table-cell office:value-type="float" office:value="43310538">
            <text:p>43310538</text:p>
          </table:table-cell>
          <table:table-cell office:value-type="float" office:value="267988">
            <text:p>267988</text:p>
          </table:table-cell>
          <table:table-cell office:value-type="float" office:value="260444">
            <text:p>260444</text:p>
          </table:table-cell>
          <table:table-cell/>
        </table:table-row>
        <table:table-row table:style-name="ro1">
          <table:table-cell office:value-type="float" office:value="18260744486">
            <text:p>18260744486</text:p>
          </table:table-cell>
          <table:table-cell office:value-type="float" office:value="195136">
            <text:p>195136</text:p>
          </table:table-cell>
          <table:table-cell office:value-type="float" office:value="154430">
            <text:p>154430</text:p>
          </table:table-cell>
          <table:table-cell office:value-type="float" office:value="154260">
            <text:p>154260</text:p>
          </table:table-cell>
          <table:table-cell office:value-type="float" office:value="13351831">
            <text:p>13351831</text:p>
          </table:table-cell>
          <table:table-cell office:value-type="float" office:value="423651">
            <text:p>423651</text:p>
          </table:table-cell>
          <table:table-cell office:value-type="float" office:value="239390">
            <text:p>239390</text:p>
          </table:table-cell>
          <table:table-cell office:value-type="float" office:value="3763393783">
            <text:p>3763393783</text:p>
          </table:table-cell>
          <table:table-cell office:value-type="float" office:value="304190">
            <text:p>304190</text:p>
          </table:table-cell>
          <table:table-cell office:value-type="float" office:value="167144">
            <text:p>167144</text:p>
          </table:table-cell>
          <table:table-cell office:value-type="float" office:value="177862">
            <text:p>177862</text:p>
          </table:table-cell>
          <table:table-cell office:value-type="float" office:value="29505936">
            <text:p>29505936</text:p>
          </table:table-cell>
          <table:table-cell office:value-type="float" office:value="330506">
            <text:p>330506</text:p>
          </table:table-cell>
          <table:table-cell office:value-type="float" office:value="224284">
            <text:p>224284</text:p>
          </table:table-cell>
          <table:table-cell office:value-type="float" office:value="997502761">
            <text:p>997502761</text:p>
          </table:table-cell>
          <table:table-cell office:value-type="float" office:value="204676">
            <text:p>204676</text:p>
          </table:table-cell>
          <table:table-cell office:value-type="float" office:value="165786">
            <text:p>165786</text:p>
          </table:table-cell>
          <table:table-cell office:value-type="float" office:value="164676">
            <text:p>164676</text:p>
          </table:table-cell>
          <table:table-cell office:value-type="float" office:value="6134409">
            <text:p>6134409</text:p>
          </table:table-cell>
          <table:table-cell office:value-type="float" office:value="316102">
            <text:p>316102</text:p>
          </table:table-cell>
          <table:table-cell office:value-type="float" office:value="394489">
            <text:p>394489</text:p>
          </table:table-cell>
          <table:table-cell/>
        </table:table-row>
        <table:table-row table:style-name="ro1">
          <table:table-cell office:value-type="float" office:value="4692074222">
            <text:p>4692074222</text:p>
          </table:table-cell>
          <table:table-cell office:value-type="float" office:value="191232">
            <text:p>191232</text:p>
          </table:table-cell>
          <table:table-cell office:value-type="float" office:value="150528">
            <text:p>150528</text:p>
          </table:table-cell>
          <table:table-cell office:value-type="float" office:value="178694">
            <text:p>178694</text:p>
          </table:table-cell>
          <table:table-cell office:value-type="float" office:value="13783073">
            <text:p>13783073</text:p>
          </table:table-cell>
          <table:table-cell office:value-type="float" office:value="276888">
            <text:p>276888</text:p>
          </table:table-cell>
          <table:table-cell office:value-type="float" office:value="230342">
            <text:p>230342</text:p>
          </table:table-cell>
          <table:table-cell office:value-type="float" office:value="5470696119">
            <text:p>5470696119</text:p>
          </table:table-cell>
          <table:table-cell office:value-type="float" office:value="338655">
            <text:p>338655</text:p>
          </table:table-cell>
          <table:table-cell office:value-type="float" office:value="170450">
            <text:p>170450</text:p>
          </table:table-cell>
          <table:table-cell office:value-type="float" office:value="165654">
            <text:p>165654</text:p>
          </table:table-cell>
          <table:table-cell office:value-type="float" office:value="13647722">
            <text:p>13647722</text:p>
          </table:table-cell>
          <table:table-cell office:value-type="float" office:value="292930">
            <text:p>292930</text:p>
          </table:table-cell>
          <table:table-cell office:value-type="float" office:value="242984">
            <text:p>242984</text:p>
          </table:table-cell>
          <table:table-cell office:value-type="float" office:value="4250133741">
            <text:p>4250133741</text:p>
          </table:table-cell>
          <table:table-cell office:value-type="float" office:value="239984">
            <text:p>239984</text:p>
          </table:table-cell>
          <table:table-cell office:value-type="float" office:value="169216">
            <text:p>169216</text:p>
          </table:table-cell>
          <table:table-cell office:value-type="float" office:value="165946">
            <text:p>165946</text:p>
          </table:table-cell>
          <table:table-cell office:value-type="float" office:value="3595487">
            <text:p>3595487</text:p>
          </table:table-cell>
          <table:table-cell office:value-type="float" office:value="277820">
            <text:p>277820</text:p>
          </table:table-cell>
          <table:table-cell office:value-type="float" office:value="358373">
            <text:p>358373</text:p>
          </table:table-cell>
          <table:table-cell/>
        </table:table-row>
        <table:table-row table:style-name="ro1">
          <table:table-cell office:value-type="float" office:value="7612612417">
            <text:p>7612612417</text:p>
          </table:table-cell>
          <table:table-cell office:value-type="float" office:value="317751">
            <text:p>317751</text:p>
          </table:table-cell>
          <table:table-cell office:value-type="float" office:value="154776">
            <text:p>154776</text:p>
          </table:table-cell>
          <table:table-cell office:value-type="float" office:value="150596">
            <text:p>150596</text:p>
          </table:table-cell>
          <table:table-cell office:value-type="float" office:value="18867995">
            <text:p>18867995</text:p>
          </table:table-cell>
          <table:table-cell office:value-type="float" office:value="278616">
            <text:p>278616</text:p>
          </table:table-cell>
          <table:table-cell office:value-type="float" office:value="228676">
            <text:p>228676</text:p>
          </table:table-cell>
          <table:table-cell office:value-type="float" office:value="5811599988">
            <text:p>5811599988</text:p>
          </table:table-cell>
          <table:table-cell office:value-type="float" office:value="308195">
            <text:p>308195</text:p>
          </table:table-cell>
          <table:table-cell office:value-type="float" office:value="205634">
            <text:p>205634</text:p>
          </table:table-cell>
          <table:table-cell office:value-type="float" office:value="186440">
            <text:p>186440</text:p>
          </table:table-cell>
          <table:table-cell office:value-type="float" office:value="65594839">
            <text:p>65594839</text:p>
          </table:table-cell>
          <table:table-cell office:value-type="float" office:value="323746">
            <text:p>323746</text:p>
          </table:table-cell>
          <table:table-cell office:value-type="float" office:value="297710">
            <text:p>297710</text:p>
          </table:table-cell>
          <table:table-cell office:value-type="float" office:value="1429553410">
            <text:p>1429553410</text:p>
          </table:table-cell>
          <table:table-cell office:value-type="float" office:value="203548">
            <text:p>203548</text:p>
          </table:table-cell>
          <table:table-cell office:value-type="float" office:value="217965">
            <text:p>217965</text:p>
          </table:table-cell>
          <table:table-cell office:value-type="float" office:value="730550">
            <text:p>730550</text:p>
          </table:table-cell>
          <table:table-cell office:value-type="float" office:value="638648">
            <text:p>638648</text:p>
          </table:table-cell>
          <table:table-cell office:value-type="float" office:value="258614">
            <text:p>258614</text:p>
          </table:table-cell>
          <table:table-cell office:value-type="float" office:value="218892">
            <text:p>218892</text:p>
          </table:table-cell>
          <table:table-cell/>
        </table:table-row>
        <table:table-row table:style-name="ro1">
          <table:table-cell office:value-type="float" office:value="2514127165">
            <text:p>2514127165</text:p>
          </table:table-cell>
          <table:table-cell office:value-type="float" office:value="193214">
            <text:p>193214</text:p>
          </table:table-cell>
          <table:table-cell office:value-type="float" office:value="195447">
            <text:p>195447</text:p>
          </table:table-cell>
          <table:table-cell office:value-type="float" office:value="245798">
            <text:p>245798</text:p>
          </table:table-cell>
          <table:table-cell office:value-type="float" office:value="732613">
            <text:p>732613</text:p>
          </table:table-cell>
          <table:table-cell office:value-type="float" office:value="258286">
            <text:p>258286</text:p>
          </table:table-cell>
          <table:table-cell office:value-type="float" office:value="221054">
            <text:p>221054</text:p>
          </table:table-cell>
          <table:table-cell office:value-type="float" office:value="1741458574">
            <text:p>1741458574</text:p>
          </table:table-cell>
          <table:table-cell office:value-type="float" office:value="205556">
            <text:p>205556</text:p>
          </table:table-cell>
          <table:table-cell office:value-type="float" office:value="167598">
            <text:p>167598</text:p>
          </table:table-cell>
          <table:table-cell office:value-type="float" office:value="212564">
            <text:p>212564</text:p>
          </table:table-cell>
          <table:table-cell office:value-type="float" office:value="2358301">
            <text:p>2358301</text:p>
          </table:table-cell>
          <table:table-cell office:value-type="float" office:value="302304">
            <text:p>302304</text:p>
          </table:table-cell>
          <table:table-cell office:value-type="float" office:value="291665">
            <text:p>291665</text:p>
          </table:table-cell>
          <table:table-cell office:value-type="float" office:value="8145359559">
            <text:p>8145359559</text:p>
          </table:table-cell>
          <table:table-cell office:value-type="float" office:value="246991">
            <text:p>246991</text:p>
          </table:table-cell>
          <table:table-cell office:value-type="float" office:value="164620">
            <text:p>164620</text:p>
          </table:table-cell>
          <table:table-cell office:value-type="float" office:value="183509">
            <text:p>183509</text:p>
          </table:table-cell>
          <table:table-cell office:value-type="float" office:value="25816576">
            <text:p>25816576</text:p>
          </table:table-cell>
          <table:table-cell office:value-type="float" office:value="285438">
            <text:p>285438</text:p>
          </table:table-cell>
          <table:table-cell office:value-type="float" office:value="228488">
            <text:p>228488</text:p>
          </table:table-cell>
          <table:table-cell/>
        </table:table-row>
        <table:table-row table:style-name="ro1">
          <table:table-cell office:value-type="float" office:value="2550221383">
            <text:p>2550221383</text:p>
          </table:table-cell>
          <table:table-cell office:value-type="float" office:value="193634">
            <text:p>193634</text:p>
          </table:table-cell>
          <table:table-cell office:value-type="float" office:value="153780">
            <text:p>153780</text:p>
          </table:table-cell>
          <table:table-cell office:value-type="float" office:value="156120">
            <text:p>156120</text:p>
          </table:table-cell>
          <table:table-cell office:value-type="float" office:value="5295910">
            <text:p>5295910</text:p>
          </table:table-cell>
          <table:table-cell office:value-type="float" office:value="280232">
            <text:p>280232</text:p>
          </table:table-cell>
          <table:table-cell office:value-type="float" office:value="266547">
            <text:p>266547</text:p>
          </table:table-cell>
          <table:table-cell office:value-type="float" office:value="23703640605">
            <text:p>23703640605</text:p>
          </table:table-cell>
          <table:table-cell office:value-type="float" office:value="334531">
            <text:p>334531</text:p>
          </table:table-cell>
          <table:table-cell office:value-type="float" office:value="170664">
            <text:p>170664</text:p>
          </table:table-cell>
          <table:table-cell office:value-type="float" office:value="178006">
            <text:p>178006</text:p>
          </table:table-cell>
          <table:table-cell office:value-type="float" office:value="468951">
            <text:p>468951</text:p>
          </table:table-cell>
          <table:table-cell office:value-type="float" office:value="343925">
            <text:p>343925</text:p>
          </table:table-cell>
          <table:table-cell office:value-type="float" office:value="237604">
            <text:p>237604</text:p>
          </table:table-cell>
          <table:table-cell office:value-type="float" office:value="6129800476">
            <text:p>6129800476</text:p>
          </table:table-cell>
          <table:table-cell office:value-type="float" office:value="206112">
            <text:p>206112</text:p>
          </table:table-cell>
          <table:table-cell office:value-type="float" office:value="173372">
            <text:p>173372</text:p>
          </table:table-cell>
          <table:table-cell office:value-type="float" office:value="159662">
            <text:p>159662</text:p>
          </table:table-cell>
          <table:table-cell office:value-type="float" office:value="13726844">
            <text:p>13726844</text:p>
          </table:table-cell>
          <table:table-cell office:value-type="float" office:value="320097">
            <text:p>320097</text:p>
          </table:table-cell>
          <table:table-cell office:value-type="float" office:value="241008">
            <text:p>241008</text:p>
          </table:table-cell>
          <table:table-cell/>
        </table:table-row>
        <table:table-row table:style-name="ro1">
          <table:table-cell office:value-type="float" office:value="6503803169">
            <text:p>6503803169</text:p>
          </table:table-cell>
          <table:table-cell office:value-type="float" office:value="192632">
            <text:p>192632</text:p>
          </table:table-cell>
          <table:table-cell office:value-type="float" office:value="190345">
            <text:p>190345</text:p>
          </table:table-cell>
          <table:table-cell office:value-type="float" office:value="153940">
            <text:p>153940</text:p>
          </table:table-cell>
          <table:table-cell office:value-type="float" office:value="19053494">
            <text:p>19053494</text:p>
          </table:table-cell>
          <table:table-cell office:value-type="float" office:value="451350">
            <text:p>451350</text:p>
          </table:table-cell>
          <table:table-cell office:value-type="float" office:value="233522">
            <text:p>233522</text:p>
          </table:table-cell>
          <table:table-cell office:value-type="float" office:value="3245523058">
            <text:p>3245523058</text:p>
          </table:table-cell>
          <table:table-cell office:value-type="float" office:value="269348">
            <text:p>269348</text:p>
          </table:table-cell>
          <table:table-cell office:value-type="float" office:value="175054">
            <text:p>175054</text:p>
          </table:table-cell>
          <table:table-cell office:value-type="float" office:value="169018">
            <text:p>169018</text:p>
          </table:table-cell>
          <table:table-cell office:value-type="float" office:value="20083775">
            <text:p>20083775</text:p>
          </table:table-cell>
          <table:table-cell office:value-type="float" office:value="282558">
            <text:p>282558</text:p>
          </table:table-cell>
          <table:table-cell office:value-type="float" office:value="2286660">
            <text:p>2286660</text:p>
          </table:table-cell>
          <table:table-cell office:value-type="float" office:value="20711868469">
            <text:p>20711868469</text:p>
          </table:table-cell>
          <table:table-cell office:value-type="float" office:value="238404">
            <text:p>238404</text:p>
          </table:table-cell>
          <table:table-cell office:value-type="float" office:value="165318">
            <text:p>165318</text:p>
          </table:table-cell>
          <table:table-cell office:value-type="float" office:value="195283">
            <text:p>195283</text:p>
          </table:table-cell>
          <table:table-cell office:value-type="float" office:value="471452">
            <text:p>471452</text:p>
          </table:table-cell>
          <table:table-cell office:value-type="float" office:value="293478">
            <text:p>293478</text:p>
          </table:table-cell>
          <table:table-cell office:value-type="float" office:value="248212">
            <text:p>248212</text:p>
          </table:table-cell>
          <table:table-cell/>
        </table:table-row>
        <table:table-row table:style-name="ro1">
          <table:table-cell office:value-type="float" office:value="1988064407">
            <text:p>1988064407</text:p>
          </table:table-cell>
          <table:table-cell office:value-type="float" office:value="229898">
            <text:p>229898</text:p>
          </table:table-cell>
          <table:table-cell office:value-type="float" office:value="159394">
            <text:p>159394</text:p>
          </table:table-cell>
          <table:table-cell office:value-type="float" office:value="152344">
            <text:p>152344</text:p>
          </table:table-cell>
          <table:table-cell office:value-type="float" office:value="240184">
            <text:p>240184</text:p>
          </table:table-cell>
          <table:table-cell office:value-type="float" office:value="553714">
            <text:p>553714</text:p>
          </table:table-cell>
          <table:table-cell office:value-type="float" office:value="230760">
            <text:p>230760</text:p>
          </table:table-cell>
          <table:table-cell office:value-type="float" office:value="5236227959">
            <text:p>5236227959</text:p>
          </table:table-cell>
          <table:table-cell office:value-type="float" office:value="203968">
            <text:p>203968</text:p>
          </table:table-cell>
          <table:table-cell office:value-type="float" office:value="862546">
            <text:p>862546</text:p>
          </table:table-cell>
          <table:table-cell office:value-type="float" office:value="166760">
            <text:p>166760</text:p>
          </table:table-cell>
          <table:table-cell office:value-type="float" office:value="83383836">
            <text:p>83383836</text:p>
          </table:table-cell>
          <table:table-cell office:value-type="float" office:value="279302">
            <text:p>279302</text:p>
          </table:table-cell>
          <table:table-cell office:value-type="float" office:value="234528">
            <text:p>234528</text:p>
          </table:table-cell>
          <table:table-cell office:value-type="float" office:value="2812650556">
            <text:p>2812650556</text:p>
          </table:table-cell>
          <table:table-cell office:value-type="float" office:value="252941">
            <text:p>252941</text:p>
          </table:table-cell>
          <table:table-cell office:value-type="float" office:value="163588">
            <text:p>163588</text:p>
          </table:table-cell>
          <table:table-cell office:value-type="float" office:value="178280">
            <text:p>178280</text:p>
          </table:table-cell>
          <table:table-cell office:value-type="float" office:value="7645262">
            <text:p>7645262</text:p>
          </table:table-cell>
          <table:table-cell office:value-type="float" office:value="295664">
            <text:p>295664</text:p>
          </table:table-cell>
          <table:table-cell office:value-type="float" office:value="224078">
            <text:p>224078</text:p>
          </table:table-cell>
          <table:table-cell/>
        </table:table-row>
        <table:table-row table:style-name="ro1">
          <table:table-cell office:value-type="float" office:value="1663058326">
            <text:p>1663058326</text:p>
          </table:table-cell>
          <table:table-cell office:value-type="float" office:value="192828">
            <text:p>192828</text:p>
          </table:table-cell>
          <table:table-cell office:value-type="float" office:value="157278">
            <text:p>157278</text:p>
          </table:table-cell>
          <table:table-cell office:value-type="float" office:value="174252">
            <text:p>174252</text:p>
          </table:table-cell>
          <table:table-cell office:value-type="float" office:value="17286158">
            <text:p>17286158</text:p>
          </table:table-cell>
          <table:table-cell office:value-type="float" office:value="362913">
            <text:p>362913</text:p>
          </table:table-cell>
          <table:table-cell office:value-type="float" office:value="246754">
            <text:p>246754</text:p>
          </table:table-cell>
          <table:table-cell office:value-type="float" office:value="2055779189">
            <text:p>2055779189</text:p>
          </table:table-cell>
          <table:table-cell office:value-type="float" office:value="207910">
            <text:p>207910</text:p>
          </table:table-cell>
          <table:table-cell office:value-type="float" office:value="194703">
            <text:p>194703</text:p>
          </table:table-cell>
          <table:table-cell office:value-type="float" office:value="166150">
            <text:p>166150</text:p>
          </table:table-cell>
          <table:table-cell office:value-type="float" office:value="4308637">
            <text:p>4308637</text:p>
          </table:table-cell>
          <table:table-cell office:value-type="float" office:value="286616">
            <text:p>286616</text:p>
          </table:table-cell>
          <table:table-cell office:value-type="float" office:value="331301">
            <text:p>331301</text:p>
          </table:table-cell>
          <table:table-cell office:value-type="float" office:value="4387182289">
            <text:p>4387182289</text:p>
          </table:table-cell>
          <table:table-cell office:value-type="float" office:value="278086">
            <text:p>278086</text:p>
          </table:table-cell>
          <table:table-cell office:value-type="float" office:value="199703">
            <text:p>199703</text:p>
          </table:table-cell>
          <table:table-cell office:value-type="float" office:value="171132">
            <text:p>171132</text:p>
          </table:table-cell>
          <table:table-cell office:value-type="float" office:value="3463963">
            <text:p>3463963</text:p>
          </table:table-cell>
          <table:table-cell office:value-type="float" office:value="294899">
            <text:p>294899</text:p>
          </table:table-cell>
          <table:table-cell office:value-type="float" office:value="256896">
            <text:p>256896</text:p>
          </table:table-cell>
          <table:table-cell/>
        </table:table-row>
        <table:table-row table:style-name="ro1">
          <table:table-cell office:value-type="float" office:value="1382172799">
            <text:p>1382172799</text:p>
          </table:table-cell>
          <table:table-cell office:value-type="float" office:value="263890">
            <text:p>263890</text:p>
          </table:table-cell>
          <table:table-cell office:value-type="float" office:value="155664">
            <text:p>155664</text:p>
          </table:table-cell>
          <table:table-cell office:value-type="float" office:value="157962">
            <text:p>157962</text:p>
          </table:table-cell>
          <table:table-cell office:value-type="float" office:value="2499395">
            <text:p>2499395</text:p>
          </table:table-cell>
          <table:table-cell office:value-type="float" office:value="258078">
            <text:p>258078</text:p>
          </table:table-cell>
          <table:table-cell office:value-type="float" office:value="212340">
            <text:p>212340</text:p>
          </table:table-cell>
          <table:table-cell office:value-type="float" office:value="8789695842">
            <text:p>8789695842</text:p>
          </table:table-cell>
          <table:table-cell office:value-type="float" office:value="205136">
            <text:p>205136</text:p>
          </table:table-cell>
          <table:table-cell office:value-type="float" office:value="180322">
            <text:p>180322</text:p>
          </table:table-cell>
          <table:table-cell office:value-type="float" office:value="177732">
            <text:p>177732</text:p>
          </table:table-cell>
          <table:table-cell office:value-type="float" office:value="16847776">
            <text:p>16847776</text:p>
          </table:table-cell>
          <table:table-cell office:value-type="float" office:value="317821">
            <text:p>317821</text:p>
          </table:table-cell>
          <table:table-cell office:value-type="float" office:value="254462">
            <text:p>254462</text:p>
          </table:table-cell>
          <table:table-cell office:value-type="float" office:value="26831924486">
            <text:p>26831924486</text:p>
          </table:table-cell>
          <table:table-cell office:value-type="float" office:value="216358">
            <text:p>216358</text:p>
          </table:table-cell>
          <table:table-cell office:value-type="float" office:value="164968">
            <text:p>164968</text:p>
          </table:table-cell>
          <table:table-cell office:value-type="float" office:value="164908">
            <text:p>164908</text:p>
          </table:table-cell>
          <table:table-cell office:value-type="float" office:value="30432393">
            <text:p>30432393</text:p>
          </table:table-cell>
          <table:table-cell office:value-type="float" office:value="283262">
            <text:p>283262</text:p>
          </table:table-cell>
          <table:table-cell office:value-type="float" office:value="232120">
            <text:p>232120</text:p>
          </table:table-cell>
          <table:table-cell/>
        </table:table-row>
        <table:table-row table:style-name="ro1">
          <table:table-cell office:value-type="float" office:value="557336273">
            <text:p>557336273</text:p>
          </table:table-cell>
          <table:table-cell office:value-type="float" office:value="193698">
            <text:p>193698</text:p>
          </table:table-cell>
          <table:table-cell office:value-type="float" office:value="156060">
            <text:p>156060</text:p>
          </table:table-cell>
          <table:table-cell office:value-type="float" office:value="194852">
            <text:p>194852</text:p>
          </table:table-cell>
          <table:table-cell office:value-type="float" office:value="246390">
            <text:p>246390</text:p>
          </table:table-cell>
          <table:table-cell office:value-type="float" office:value="262706">
            <text:p>262706</text:p>
          </table:table-cell>
          <table:table-cell office:value-type="float" office:value="217204">
            <text:p>217204</text:p>
          </table:table-cell>
          <table:table-cell office:value-type="float" office:value="3236600389">
            <text:p>3236600389</text:p>
          </table:table-cell>
          <table:table-cell office:value-type="float" office:value="226907">
            <text:p>226907</text:p>
          </table:table-cell>
          <table:table-cell office:value-type="float" office:value="170818">
            <text:p>170818</text:p>
          </table:table-cell>
          <table:table-cell office:value-type="float" office:value="168248">
            <text:p>168248</text:p>
          </table:table-cell>
          <table:table-cell office:value-type="float" office:value="22414151">
            <text:p>22414151</text:p>
          </table:table-cell>
          <table:table-cell office:value-type="float" office:value="1020792">
            <text:p>1020792</text:p>
          </table:table-cell>
          <table:table-cell office:value-type="float" office:value="239726">
            <text:p>239726</text:p>
          </table:table-cell>
          <table:table-cell office:value-type="float" office:value="14593234687">
            <text:p>14593234687</text:p>
          </table:table-cell>
          <table:table-cell office:value-type="float" office:value="238465">
            <text:p>238465</text:p>
          </table:table-cell>
          <table:table-cell office:value-type="float" office:value="163520">
            <text:p>163520</text:p>
          </table:table-cell>
          <table:table-cell office:value-type="float" office:value="161368">
            <text:p>161368</text:p>
          </table:table-cell>
          <table:table-cell office:value-type="float" office:value="470126">
            <text:p>470126</text:p>
          </table:table-cell>
          <table:table-cell office:value-type="float" office:value="276600">
            <text:p>276600</text:p>
          </table:table-cell>
          <table:table-cell office:value-type="float" office:value="271354">
            <text:p>271354</text:p>
          </table:table-cell>
          <table:table-cell/>
        </table:table-row>
        <table:table-row table:style-name="ro1">
          <table:table-cell office:value-type="float" office:value="4541142588">
            <text:p>4541142588</text:p>
          </table:table-cell>
          <table:table-cell office:value-type="float" office:value="329885">
            <text:p>329885</text:p>
          </table:table-cell>
          <table:table-cell office:value-type="float" office:value="159780">
            <text:p>159780</text:p>
          </table:table-cell>
          <table:table-cell office:value-type="float" office:value="151362">
            <text:p>151362</text:p>
          </table:table-cell>
          <table:table-cell office:value-type="float" office:value="16496349">
            <text:p>16496349</text:p>
          </table:table-cell>
          <table:table-cell office:value-type="float" office:value="427565">
            <text:p>427565</text:p>
          </table:table-cell>
          <table:table-cell office:value-type="float" office:value="249094">
            <text:p>249094</text:p>
          </table:table-cell>
          <table:table-cell office:value-type="float" office:value="9629210616">
            <text:p>9629210616</text:p>
          </table:table-cell>
          <table:table-cell office:value-type="float" office:value="207044">
            <text:p>207044</text:p>
          </table:table-cell>
          <table:table-cell office:value-type="float" office:value="167810">
            <text:p>167810</text:p>
          </table:table-cell>
          <table:table-cell office:value-type="float" office:value="159146">
            <text:p>159146</text:p>
          </table:table-cell>
          <table:table-cell office:value-type="float" office:value="427295">
            <text:p>427295</text:p>
          </table:table-cell>
          <table:table-cell office:value-type="float" office:value="268278">
            <text:p>268278</text:p>
          </table:table-cell>
          <table:table-cell office:value-type="float" office:value="227788">
            <text:p>227788</text:p>
          </table:table-cell>
          <table:table-cell office:value-type="float" office:value="20511961235">
            <text:p>20511961235</text:p>
          </table:table-cell>
          <table:table-cell office:value-type="float" office:value="265285">
            <text:p>265285</text:p>
          </table:table-cell>
          <table:table-cell office:value-type="float" office:value="167060">
            <text:p>167060</text:p>
          </table:table-cell>
          <table:table-cell office:value-type="float" office:value="160938">
            <text:p>160938</text:p>
          </table:table-cell>
          <table:table-cell office:value-type="float" office:value="18317906">
            <text:p>18317906</text:p>
          </table:table-cell>
          <table:table-cell office:value-type="float" office:value="291228">
            <text:p>291228</text:p>
          </table:table-cell>
          <table:table-cell office:value-type="float" office:value="239488">
            <text:p>239488</text:p>
          </table:table-cell>
          <table:table-cell/>
        </table:table-row>
        <table:table-row table:style-name="ro1">
          <table:table-cell office:value-type="float" office:value="7179504046">
            <text:p>7179504046</text:p>
          </table:table-cell>
          <table:table-cell office:value-type="float" office:value="196748">
            <text:p>196748</text:p>
          </table:table-cell>
          <table:table-cell office:value-type="float" office:value="154598">
            <text:p>154598</text:p>
          </table:table-cell>
          <table:table-cell office:value-type="float" office:value="232545">
            <text:p>232545</text:p>
          </table:table-cell>
          <table:table-cell office:value-type="float" office:value="11311499">
            <text:p>11311499</text:p>
          </table:table-cell>
          <table:table-cell office:value-type="float" office:value="278666">
            <text:p>278666</text:p>
          </table:table-cell>
          <table:table-cell office:value-type="float" office:value="225416">
            <text:p>225416</text:p>
          </table:table-cell>
          <table:table-cell office:value-type="float" office:value="6459156410">
            <text:p>6459156410</text:p>
          </table:table-cell>
          <table:table-cell office:value-type="float" office:value="205364">
            <text:p>205364</text:p>
          </table:table-cell>
          <table:table-cell office:value-type="float" office:value="211085">
            <text:p>211085</text:p>
          </table:table-cell>
          <table:table-cell office:value-type="float" office:value="163574">
            <text:p>163574</text:p>
          </table:table-cell>
          <table:table-cell office:value-type="float" office:value="17380286">
            <text:p>17380286</text:p>
          </table:table-cell>
          <table:table-cell office:value-type="float" office:value="277776">
            <text:p>277776</text:p>
          </table:table-cell>
          <table:table-cell office:value-type="float" office:value="228556">
            <text:p>228556</text:p>
          </table:table-cell>
          <table:table-cell office:value-type="float" office:value="3334120850">
            <text:p>3334120850</text:p>
          </table:table-cell>
          <table:table-cell office:value-type="float" office:value="202140">
            <text:p>202140</text:p>
          </table:table-cell>
          <table:table-cell office:value-type="float" office:value="192219">
            <text:p>192219</text:p>
          </table:table-cell>
          <table:table-cell office:value-type="float" office:value="179454">
            <text:p>179454</text:p>
          </table:table-cell>
          <table:table-cell office:value-type="float" office:value="1337562">
            <text:p>1337562</text:p>
          </table:table-cell>
          <table:table-cell office:value-type="float" office:value="276320">
            <text:p>276320</text:p>
          </table:table-cell>
          <table:table-cell office:value-type="float" office:value="384571">
            <text:p>384571</text:p>
          </table:table-cell>
          <table:table-cell/>
        </table:table-row>
        <table:table-row table:style-name="ro1">
          <table:table-cell office:value-type="float" office:value="29274240649">
            <text:p>29274240649</text:p>
          </table:table-cell>
          <table:table-cell office:value-type="float" office:value="309848">
            <text:p>309848</text:p>
          </table:table-cell>
          <table:table-cell office:value-type="float" office:value="163532">
            <text:p>163532</text:p>
          </table:table-cell>
          <table:table-cell office:value-type="float" office:value="152496">
            <text:p>152496</text:p>
          </table:table-cell>
          <table:table-cell office:value-type="float" office:value="11884084">
            <text:p>11884084</text:p>
          </table:table-cell>
          <table:table-cell office:value-type="float" office:value="290600">
            <text:p>290600</text:p>
          </table:table-cell>
          <table:table-cell office:value-type="float" office:value="233230">
            <text:p>233230</text:p>
          </table:table-cell>
          <table:table-cell office:value-type="float" office:value="8166097081">
            <text:p>8166097081</text:p>
          </table:table-cell>
          <table:table-cell office:value-type="float" office:value="265922">
            <text:p>265922</text:p>
          </table:table-cell>
          <table:table-cell office:value-type="float" office:value="168616">
            <text:p>168616</text:p>
          </table:table-cell>
          <table:table-cell office:value-type="float" office:value="208086">
            <text:p>208086</text:p>
          </table:table-cell>
          <table:table-cell office:value-type="float" office:value="15820078">
            <text:p>15820078</text:p>
          </table:table-cell>
          <table:table-cell office:value-type="float" office:value="443617">
            <text:p>443617</text:p>
          </table:table-cell>
          <table:table-cell office:value-type="float" office:value="246460">
            <text:p>246460</text:p>
          </table:table-cell>
          <table:table-cell office:value-type="float" office:value="4804524820">
            <text:p>4804524820</text:p>
          </table:table-cell>
          <table:table-cell office:value-type="float" office:value="201216">
            <text:p>201216</text:p>
          </table:table-cell>
          <table:table-cell office:value-type="float" office:value="177388">
            <text:p>177388</text:p>
          </table:table-cell>
          <table:table-cell office:value-type="float" office:value="296475">
            <text:p>296475</text:p>
          </table:table-cell>
          <table:table-cell office:value-type="float" office:value="19571618">
            <text:p>19571618</text:p>
          </table:table-cell>
          <table:table-cell office:value-type="float" office:value="276176">
            <text:p>276176</text:p>
          </table:table-cell>
          <table:table-cell office:value-type="float" office:value="224662">
            <text:p>224662</text:p>
          </table:table-cell>
          <table:table-cell/>
        </table:table-row>
        <table:table-row table:style-name="ro1">
          <table:table-cell office:value-type="float" office:value="7250486826">
            <text:p>7250486826</text:p>
          </table:table-cell>
          <table:table-cell office:value-type="float" office:value="199836">
            <text:p>199836</text:p>
          </table:table-cell>
          <table:table-cell office:value-type="float" office:value="225467">
            <text:p>225467</text:p>
          </table:table-cell>
          <table:table-cell office:value-type="float" office:value="158280">
            <text:p>158280</text:p>
          </table:table-cell>
          <table:table-cell office:value-type="float" office:value="28166127">
            <text:p>28166127</text:p>
          </table:table-cell>
          <table:table-cell office:value-type="float" office:value="286504">
            <text:p>286504</text:p>
          </table:table-cell>
          <table:table-cell office:value-type="float" office:value="334554">
            <text:p>334554</text:p>
          </table:table-cell>
          <table:table-cell office:value-type="float" office:value="5874744047">
            <text:p>5874744047</text:p>
          </table:table-cell>
          <table:table-cell office:value-type="float" office:value="207134">
            <text:p>207134</text:p>
          </table:table-cell>
          <table:table-cell office:value-type="float" office:value="190042">
            <text:p>190042</text:p>
          </table:table-cell>
          <table:table-cell office:value-type="float" office:value="165944">
            <text:p>165944</text:p>
          </table:table-cell>
          <table:table-cell office:value-type="float" office:value="7757471">
            <text:p>7757471</text:p>
          </table:table-cell>
          <table:table-cell office:value-type="float" office:value="296572">
            <text:p>296572</text:p>
          </table:table-cell>
          <table:table-cell office:value-type="float" office:value="554214">
            <text:p>554214</text:p>
          </table:table-cell>
          <table:table-cell office:value-type="float" office:value="4846431115">
            <text:p>4846431115</text:p>
          </table:table-cell>
          <table:table-cell office:value-type="float" office:value="204504">
            <text:p>204504</text:p>
          </table:table-cell>
          <table:table-cell office:value-type="float" office:value="493991">
            <text:p>493991</text:p>
          </table:table-cell>
          <table:table-cell office:value-type="float" office:value="219156">
            <text:p>219156</text:p>
          </table:table-cell>
          <table:table-cell office:value-type="float" office:value="7189102">
            <text:p>7189102</text:p>
          </table:table-cell>
          <table:table-cell office:value-type="float" office:value="279036">
            <text:p>279036</text:p>
          </table:table-cell>
          <table:table-cell office:value-type="float" office:value="331978">
            <text:p>331978</text:p>
          </table:table-cell>
          <table:table-cell/>
        </table:table-row>
        <table:table-row table:style-name="ro1">
          <table:table-cell office:value-type="float" office:value="4469847028">
            <text:p>4469847028</text:p>
          </table:table-cell>
          <table:table-cell office:value-type="float" office:value="318620">
            <text:p>318620</text:p>
          </table:table-cell>
          <table:table-cell office:value-type="float" office:value="153410">
            <text:p>153410</text:p>
          </table:table-cell>
          <table:table-cell office:value-type="float" office:value="196760">
            <text:p>196760</text:p>
          </table:table-cell>
          <table:table-cell office:value-type="float" office:value="16348427">
            <text:p>16348427</text:p>
          </table:table-cell>
          <table:table-cell office:value-type="float" office:value="278134">
            <text:p>278134</text:p>
          </table:table-cell>
          <table:table-cell office:value-type="float" office:value="270049">
            <text:p>270049</text:p>
          </table:table-cell>
          <table:table-cell office:value-type="float" office:value="1072856346">
            <text:p>1072856346</text:p>
          </table:table-cell>
          <table:table-cell office:value-type="float" office:value="209990">
            <text:p>209990</text:p>
          </table:table-cell>
          <table:table-cell office:value-type="float" office:value="184560">
            <text:p>184560</text:p>
          </table:table-cell>
          <table:table-cell office:value-type="float" office:value="165174">
            <text:p>165174</text:p>
          </table:table-cell>
          <table:table-cell office:value-type="float" office:value="19780022">
            <text:p>19780022</text:p>
          </table:table-cell>
          <table:table-cell office:value-type="float" office:value="391631">
            <text:p>391631</text:p>
          </table:table-cell>
          <table:table-cell office:value-type="float" office:value="236162">
            <text:p>236162</text:p>
          </table:table-cell>
          <table:table-cell office:value-type="float" office:value="6405859733">
            <text:p>6405859733</text:p>
          </table:table-cell>
          <table:table-cell office:value-type="float" office:value="206514">
            <text:p>206514</text:p>
          </table:table-cell>
          <table:table-cell office:value-type="float" office:value="162248">
            <text:p>162248</text:p>
          </table:table-cell>
          <table:table-cell office:value-type="float" office:value="161032">
            <text:p>161032</text:p>
          </table:table-cell>
          <table:table-cell office:value-type="float" office:value="42808159">
            <text:p>42808159</text:p>
          </table:table-cell>
          <table:table-cell office:value-type="float" office:value="327228">
            <text:p>327228</text:p>
          </table:table-cell>
          <table:table-cell office:value-type="float" office:value="389908">
            <text:p>389908</text:p>
          </table:table-cell>
          <table:table-cell/>
        </table:table-row>
        <table:table-row table:style-name="ro1">
          <table:table-cell office:value-type="float" office:value="7878515309">
            <text:p>7878515309</text:p>
          </table:table-cell>
          <table:table-cell office:value-type="float" office:value="191714">
            <text:p>191714</text:p>
          </table:table-cell>
          <table:table-cell office:value-type="float" office:value="182004">
            <text:p>182004</text:p>
          </table:table-cell>
          <table:table-cell office:value-type="float" office:value="160686">
            <text:p>160686</text:p>
          </table:table-cell>
          <table:table-cell office:value-type="float" office:value="16614407">
            <text:p>16614407</text:p>
          </table:table-cell>
          <table:table-cell office:value-type="float" office:value="287136">
            <text:p>287136</text:p>
          </table:table-cell>
          <table:table-cell office:value-type="float" office:value="344142">
            <text:p>344142</text:p>
          </table:table-cell>
          <table:table-cell office:value-type="float" office:value="7728397242">
            <text:p>7728397242</text:p>
          </table:table-cell>
          <table:table-cell office:value-type="float" office:value="245082">
            <text:p>245082</text:p>
          </table:table-cell>
          <table:table-cell office:value-type="float" office:value="175614">
            <text:p>175614</text:p>
          </table:table-cell>
          <table:table-cell office:value-type="float" office:value="165502">
            <text:p>165502</text:p>
          </table:table-cell>
          <table:table-cell office:value-type="float" office:value="7269041">
            <text:p>7269041</text:p>
          </table:table-cell>
          <table:table-cell office:value-type="float" office:value="285348">
            <text:p>285348</text:p>
          </table:table-cell>
          <table:table-cell office:value-type="float" office:value="230534">
            <text:p>230534</text:p>
          </table:table-cell>
          <table:table-cell office:value-type="float" office:value="4551387738">
            <text:p>4551387738</text:p>
          </table:table-cell>
          <table:table-cell office:value-type="float" office:value="238570">
            <text:p>238570</text:p>
          </table:table-cell>
          <table:table-cell office:value-type="float" office:value="165440">
            <text:p>165440</text:p>
          </table:table-cell>
          <table:table-cell office:value-type="float" office:value="172048">
            <text:p>172048</text:p>
          </table:table-cell>
          <table:table-cell office:value-type="float" office:value="4319021">
            <text:p>4319021</text:p>
          </table:table-cell>
          <table:table-cell office:value-type="float" office:value="348343">
            <text:p>348343</text:p>
          </table:table-cell>
          <table:table-cell office:value-type="float" office:value="305938">
            <text:p>305938</text:p>
          </table:table-cell>
          <table:table-cell/>
        </table:table-row>
        <table:table-row table:style-name="ro1">
          <table:table-cell office:value-type="float" office:value="1015424146">
            <text:p>1015424146</text:p>
          </table:table-cell>
          <table:table-cell office:value-type="float" office:value="256377">
            <text:p>256377</text:p>
          </table:table-cell>
          <table:table-cell office:value-type="float" office:value="159560">
            <text:p>159560</text:p>
          </table:table-cell>
          <table:table-cell office:value-type="float" office:value="150954">
            <text:p>150954</text:p>
          </table:table-cell>
          <table:table-cell office:value-type="float" office:value="6586755">
            <text:p>6586755</text:p>
          </table:table-cell>
          <table:table-cell office:value-type="float" office:value="399150">
            <text:p>399150</text:p>
          </table:table-cell>
          <table:table-cell office:value-type="float" office:value="245538">
            <text:p>245538</text:p>
          </table:table-cell>
          <table:table-cell office:value-type="float" office:value="1553785283">
            <text:p>1553785283</text:p>
          </table:table-cell>
          <table:table-cell office:value-type="float" office:value="205150">
            <text:p>205150</text:p>
          </table:table-cell>
          <table:table-cell office:value-type="float" office:value="164478">
            <text:p>164478</text:p>
          </table:table-cell>
          <table:table-cell office:value-type="float" office:value="205356">
            <text:p>205356</text:p>
          </table:table-cell>
          <table:table-cell office:value-type="float" office:value="570828">
            <text:p>570828</text:p>
          </table:table-cell>
          <table:table-cell office:value-type="float" office:value="353060">
            <text:p>353060</text:p>
          </table:table-cell>
          <table:table-cell office:value-type="float" office:value="255072">
            <text:p>255072</text:p>
          </table:table-cell>
          <table:table-cell office:value-type="float" office:value="2229932440">
            <text:p>2229932440</text:p>
          </table:table-cell>
          <table:table-cell office:value-type="float" office:value="201536">
            <text:p>201536</text:p>
          </table:table-cell>
          <table:table-cell office:value-type="float" office:value="167074">
            <text:p>167074</text:p>
          </table:table-cell>
          <table:table-cell office:value-type="float" office:value="160900">
            <text:p>160900</text:p>
          </table:table-cell>
          <table:table-cell office:value-type="float" office:value="9426742">
            <text:p>9426742</text:p>
          </table:table-cell>
          <table:table-cell office:value-type="float" office:value="391742">
            <text:p>391742</text:p>
          </table:table-cell>
          <table:table-cell office:value-type="float" office:value="287071">
            <text:p>287071</text:p>
          </table:table-cell>
          <table:table-cell/>
        </table:table-row>
        <table:table-row table:style-name="ro1">
          <table:table-cell office:value-type="float" office:value="14909408728">
            <text:p>14909408728</text:p>
          </table:table-cell>
          <table:table-cell office:value-type="float" office:value="194180">
            <text:p>194180</text:p>
          </table:table-cell>
          <table:table-cell office:value-type="float" office:value="152486">
            <text:p>152486</text:p>
          </table:table-cell>
          <table:table-cell office:value-type="float" office:value="256283">
            <text:p>256283</text:p>
          </table:table-cell>
          <table:table-cell office:value-type="float" office:value="9466312">
            <text:p>9466312</text:p>
          </table:table-cell>
          <table:table-cell office:value-type="float" office:value="280402">
            <text:p>280402</text:p>
          </table:table-cell>
          <table:table-cell office:value-type="float" office:value="229760">
            <text:p>229760</text:p>
          </table:table-cell>
          <table:table-cell office:value-type="float" office:value="2029669913">
            <text:p>2029669913</text:p>
          </table:table-cell>
          <table:table-cell office:value-type="float" office:value="234279">
            <text:p>234279</text:p>
          </table:table-cell>
          <table:table-cell office:value-type="float" office:value="181590">
            <text:p>181590</text:p>
          </table:table-cell>
          <table:table-cell office:value-type="float" office:value="168238">
            <text:p>168238</text:p>
          </table:table-cell>
          <table:table-cell office:value-type="float" office:value="8364247">
            <text:p>8364247</text:p>
          </table:table-cell>
          <table:table-cell office:value-type="float" office:value="430033">
            <text:p>430033</text:p>
          </table:table-cell>
          <table:table-cell office:value-type="float" office:value="248814">
            <text:p>248814</text:p>
          </table:table-cell>
          <table:table-cell office:value-type="float" office:value="1915548339">
            <text:p>1915548339</text:p>
          </table:table-cell>
          <table:table-cell office:value-type="float" office:value="203480">
            <text:p>203480</text:p>
          </table:table-cell>
          <table:table-cell office:value-type="float" office:value="167732">
            <text:p>167732</text:p>
          </table:table-cell>
          <table:table-cell office:value-type="float" office:value="172002">
            <text:p>172002</text:p>
          </table:table-cell>
          <table:table-cell office:value-type="float" office:value="2110185">
            <text:p>2110185</text:p>
          </table:table-cell>
          <table:table-cell office:value-type="float" office:value="288702">
            <text:p>288702</text:p>
          </table:table-cell>
          <table:table-cell office:value-type="float" office:value="257798">
            <text:p>257798</text:p>
          </table:table-cell>
          <table:table-cell/>
        </table:table-row>
        <table:table-row table:style-name="ro1">
          <table:table-cell office:value-type="float" office:value="3092823853">
            <text:p>3092823853</text:p>
          </table:table-cell>
          <table:table-cell office:value-type="float" office:value="193742">
            <text:p>193742</text:p>
          </table:table-cell>
          <table:table-cell office:value-type="float" office:value="179573">
            <text:p>179573</text:p>
          </table:table-cell>
          <table:table-cell office:value-type="float" office:value="198291">
            <text:p>198291</text:p>
          </table:table-cell>
          <table:table-cell office:value-type="float" office:value="407093">
            <text:p>407093</text:p>
          </table:table-cell>
          <table:table-cell office:value-type="float" office:value="269912">
            <text:p>269912</text:p>
          </table:table-cell>
          <table:table-cell office:value-type="float" office:value="481259">
            <text:p>481259</text:p>
          </table:table-cell>
          <table:table-cell office:value-type="float" office:value="2395045700">
            <text:p>2395045700</text:p>
          </table:table-cell>
          <table:table-cell office:value-type="float" office:value="201932">
            <text:p>201932</text:p>
          </table:table-cell>
          <table:table-cell office:value-type="float" office:value="167556">
            <text:p>167556</text:p>
          </table:table-cell>
          <table:table-cell office:value-type="float" office:value="175362">
            <text:p>175362</text:p>
          </table:table-cell>
          <table:table-cell office:value-type="float" office:value="2360836">
            <text:p>2360836</text:p>
          </table:table-cell>
          <table:table-cell office:value-type="float" office:value="272586">
            <text:p>272586</text:p>
          </table:table-cell>
          <table:table-cell office:value-type="float" office:value="327312">
            <text:p>327312</text:p>
          </table:table-cell>
          <table:table-cell office:value-type="float" office:value="2231779980">
            <text:p>2231779980</text:p>
          </table:table-cell>
          <table:table-cell office:value-type="float" office:value="215072">
            <text:p>215072</text:p>
          </table:table-cell>
          <table:table-cell office:value-type="float" office:value="188992">
            <text:p>188992</text:p>
          </table:table-cell>
          <table:table-cell office:value-type="float" office:value="161722">
            <text:p>161722</text:p>
          </table:table-cell>
          <table:table-cell office:value-type="float" office:value="1920859">
            <text:p>1920859</text:p>
          </table:table-cell>
          <table:table-cell office:value-type="float" office:value="318006">
            <text:p>318006</text:p>
          </table:table-cell>
          <table:table-cell office:value-type="float" office:value="227006">
            <text:p>227006</text:p>
          </table:table-cell>
          <table:table-cell/>
        </table:table-row>
        <table:table-row table:style-name="ro1">
          <table:table-cell office:value-type="float" office:value="7137777767">
            <text:p>7137777767</text:p>
          </table:table-cell>
          <table:table-cell office:value-type="float" office:value="192468">
            <text:p>192468</text:p>
          </table:table-cell>
          <table:table-cell office:value-type="float" office:value="157544">
            <text:p>157544</text:p>
          </table:table-cell>
          <table:table-cell office:value-type="float" office:value="155350">
            <text:p>155350</text:p>
          </table:table-cell>
          <table:table-cell office:value-type="float" office:value="12771502">
            <text:p>12771502</text:p>
          </table:table-cell>
          <table:table-cell office:value-type="float" office:value="278443">
            <text:p>278443</text:p>
          </table:table-cell>
          <table:table-cell office:value-type="float" office:value="359412">
            <text:p>359412</text:p>
          </table:table-cell>
          <table:table-cell office:value-type="float" office:value="13111744918">
            <text:p>13111744918</text:p>
          </table:table-cell>
          <table:table-cell office:value-type="float" office:value="204410">
            <text:p>204410</text:p>
          </table:table-cell>
          <table:table-cell office:value-type="float" office:value="166820">
            <text:p>166820</text:p>
          </table:table-cell>
          <table:table-cell office:value-type="float" office:value="163410">
            <text:p>163410</text:p>
          </table:table-cell>
          <table:table-cell office:value-type="float" office:value="14220243">
            <text:p>14220243</text:p>
          </table:table-cell>
          <table:table-cell office:value-type="float" office:value="300988">
            <text:p>300988</text:p>
          </table:table-cell>
          <table:table-cell office:value-type="float" office:value="241326">
            <text:p>241326</text:p>
          </table:table-cell>
          <table:table-cell office:value-type="float" office:value="1155330640">
            <text:p>1155330640</text:p>
          </table:table-cell>
          <table:table-cell office:value-type="float" office:value="202240">
            <text:p>202240</text:p>
          </table:table-cell>
          <table:table-cell office:value-type="float" office:value="168834">
            <text:p>168834</text:p>
          </table:table-cell>
          <table:table-cell office:value-type="float" office:value="212624">
            <text:p>212624</text:p>
          </table:table-cell>
          <table:table-cell office:value-type="float" office:value="524590">
            <text:p>524590</text:p>
          </table:table-cell>
          <table:table-cell office:value-type="float" office:value="278096">
            <text:p>278096</text:p>
          </table:table-cell>
          <table:table-cell office:value-type="float" office:value="249476">
            <text:p>249476</text:p>
          </table:table-cell>
          <table:table-cell/>
        </table:table-row>
        <table:table-row table:style-name="ro1">
          <table:table-cell office:value-type="float" office:value="1591520944">
            <text:p>1591520944</text:p>
          </table:table-cell>
          <table:table-cell office:value-type="float" office:value="288730">
            <text:p>288730</text:p>
          </table:table-cell>
          <table:table-cell office:value-type="float" office:value="250263">
            <text:p>250263</text:p>
          </table:table-cell>
          <table:table-cell office:value-type="float" office:value="158970">
            <text:p>158970</text:p>
          </table:table-cell>
          <table:table-cell office:value-type="float" office:value="729554">
            <text:p>729554</text:p>
          </table:table-cell>
          <table:table-cell office:value-type="float" office:value="373858">
            <text:p>373858</text:p>
          </table:table-cell>
          <table:table-cell office:value-type="float" office:value="244800">
            <text:p>244800</text:p>
          </table:table-cell>
          <table:table-cell office:value-type="float" office:value="891954234">
            <text:p>891954234</text:p>
          </table:table-cell>
          <table:table-cell office:value-type="float" office:value="244067">
            <text:p>244067</text:p>
          </table:table-cell>
          <table:table-cell office:value-type="float" office:value="168534">
            <text:p>168534</text:p>
          </table:table-cell>
          <table:table-cell office:value-type="float" office:value="162206">
            <text:p>162206</text:p>
          </table:table-cell>
          <table:table-cell office:value-type="float" office:value="1158220">
            <text:p>1158220</text:p>
          </table:table-cell>
          <table:table-cell office:value-type="float" office:value="415351">
            <text:p>415351</text:p>
          </table:table-cell>
          <table:table-cell office:value-type="float" office:value="242952">
            <text:p>242952</text:p>
          </table:table-cell>
          <table:table-cell office:value-type="float" office:value="1479059868">
            <text:p>1479059868</text:p>
          </table:table-cell>
          <table:table-cell office:value-type="float" office:value="201994">
            <text:p>201994</text:p>
          </table:table-cell>
          <table:table-cell office:value-type="float" office:value="166544">
            <text:p>166544</text:p>
          </table:table-cell>
          <table:table-cell office:value-type="float" office:value="187780">
            <text:p>187780</text:p>
          </table:table-cell>
          <table:table-cell office:value-type="float" office:value="2447214">
            <text:p>2447214</text:p>
          </table:table-cell>
          <table:table-cell office:value-type="float" office:value="265968">
            <text:p>265968</text:p>
          </table:table-cell>
          <table:table-cell office:value-type="float" office:value="313490">
            <text:p>313490</text:p>
          </table:table-cell>
          <table:table-cell/>
        </table:table-row>
        <table:table-row table:style-name="ro1">
          <table:table-cell office:value-type="float" office:value="6453863415">
            <text:p>6453863415</text:p>
          </table:table-cell>
          <table:table-cell office:value-type="float" office:value="241824">
            <text:p>241824</text:p>
          </table:table-cell>
          <table:table-cell office:value-type="float" office:value="195538">
            <text:p>195538</text:p>
          </table:table-cell>
          <table:table-cell office:value-type="float" office:value="151704">
            <text:p>151704</text:p>
          </table:table-cell>
          <table:table-cell office:value-type="float" office:value="15840423">
            <text:p>15840423</text:p>
          </table:table-cell>
          <table:table-cell office:value-type="float" office:value="412883">
            <text:p>412883</text:p>
          </table:table-cell>
          <table:table-cell office:value-type="float" office:value="286283">
            <text:p>286283</text:p>
          </table:table-cell>
          <table:table-cell office:value-type="float" office:value="2874329107">
            <text:p>2874329107</text:p>
          </table:table-cell>
          <table:table-cell office:value-type="float" office:value="203688">
            <text:p>203688</text:p>
          </table:table-cell>
          <table:table-cell office:value-type="float" office:value="195162">
            <text:p>195162</text:p>
          </table:table-cell>
          <table:table-cell office:value-type="float" office:value="242211">
            <text:p>242211</text:p>
          </table:table-cell>
          <table:table-cell office:value-type="float" office:value="24738717">
            <text:p>24738717</text:p>
          </table:table-cell>
          <table:table-cell office:value-type="float" office:value="296146">
            <text:p>296146</text:p>
          </table:table-cell>
          <table:table-cell office:value-type="float" office:value="279708">
            <text:p>279708</text:p>
          </table:table-cell>
          <table:table-cell office:value-type="float" office:value="2176015632">
            <text:p>2176015632</text:p>
          </table:table-cell>
          <table:table-cell office:value-type="float" office:value="206776">
            <text:p>206776</text:p>
          </table:table-cell>
          <table:table-cell office:value-type="float" office:value="213147">
            <text:p>213147</text:p>
          </table:table-cell>
          <table:table-cell office:value-type="float" office:value="160808">
            <text:p>160808</text:p>
          </table:table-cell>
          <table:table-cell office:value-type="float" office:value="2789768">
            <text:p>2789768</text:p>
          </table:table-cell>
          <table:table-cell office:value-type="float" office:value="281232">
            <text:p>281232</text:p>
          </table:table-cell>
          <table:table-cell office:value-type="float" office:value="238940">
            <text:p>238940</text:p>
          </table:table-cell>
          <table:table-cell/>
        </table:table-row>
        <table:table-row table:style-name="ro1">
          <table:table-cell office:value-type="float" office:value="9606547334">
            <text:p>9606547334</text:p>
          </table:table-cell>
          <table:table-cell office:value-type="float" office:value="216579">
            <text:p>216579</text:p>
          </table:table-cell>
          <table:table-cell office:value-type="float" office:value="151854">
            <text:p>151854</text:p>
          </table:table-cell>
          <table:table-cell office:value-type="float" office:value="168856">
            <text:p>168856</text:p>
          </table:table-cell>
          <table:table-cell office:value-type="float" office:value="37620411">
            <text:p>37620411</text:p>
          </table:table-cell>
          <table:table-cell office:value-type="float" office:value="398506">
            <text:p>398506</text:p>
          </table:table-cell>
          <table:table-cell office:value-type="float" office:value="252690">
            <text:p>252690</text:p>
          </table:table-cell>
          <table:table-cell office:value-type="float" office:value="3593301598">
            <text:p>3593301598</text:p>
          </table:table-cell>
          <table:table-cell office:value-type="float" office:value="335398">
            <text:p>335398</text:p>
          </table:table-cell>
          <table:table-cell office:value-type="float" office:value="171942">
            <text:p>171942</text:p>
          </table:table-cell>
          <table:table-cell office:value-type="float" office:value="214676">
            <text:p>214676</text:p>
          </table:table-cell>
          <table:table-cell office:value-type="float" office:value="5630800">
            <text:p>5630800</text:p>
          </table:table-cell>
          <table:table-cell office:value-type="float" office:value="275898">
            <text:p>275898</text:p>
          </table:table-cell>
          <table:table-cell office:value-type="float" office:value="271396">
            <text:p>271396</text:p>
          </table:table-cell>
          <table:table-cell office:value-type="float" office:value="1299996307">
            <text:p>1299996307</text:p>
          </table:table-cell>
          <table:table-cell office:value-type="float" office:value="204552">
            <text:p>204552</text:p>
          </table:table-cell>
          <table:table-cell office:value-type="float" office:value="169288">
            <text:p>169288</text:p>
          </table:table-cell>
          <table:table-cell office:value-type="float" office:value="164632">
            <text:p>164632</text:p>
          </table:table-cell>
          <table:table-cell office:value-type="float" office:value="29717752">
            <text:p>29717752</text:p>
          </table:table-cell>
          <table:table-cell office:value-type="float" office:value="289572">
            <text:p>289572</text:p>
          </table:table-cell>
          <table:table-cell office:value-type="float" office:value="249916">
            <text:p>249916</text:p>
          </table:table-cell>
          <table:table-cell/>
        </table:table-row>
        <table:table-row table:style-name="ro1">
          <table:table-cell office:value-type="float" office:value="8424852122">
            <text:p>8424852122</text:p>
          </table:table-cell>
          <table:table-cell office:value-type="float" office:value="194150">
            <text:p>194150</text:p>
          </table:table-cell>
          <table:table-cell office:value-type="float" office:value="153794">
            <text:p>153794</text:p>
          </table:table-cell>
          <table:table-cell office:value-type="float" office:value="162338">
            <text:p>162338</text:p>
          </table:table-cell>
          <table:table-cell office:value-type="float" office:value="23453398">
            <text:p>23453398</text:p>
          </table:table-cell>
          <table:table-cell office:value-type="float" office:value="432010">
            <text:p>432010</text:p>
          </table:table-cell>
          <table:table-cell office:value-type="float" office:value="271611">
            <text:p>271611</text:p>
          </table:table-cell>
          <table:table-cell office:value-type="float" office:value="22271314202">
            <text:p>22271314202</text:p>
          </table:table-cell>
          <table:table-cell office:value-type="float" office:value="216308">
            <text:p>216308</text:p>
          </table:table-cell>
          <table:table-cell office:value-type="float" office:value="261847">
            <text:p>261847</text:p>
          </table:table-cell>
          <table:table-cell office:value-type="float" office:value="211897">
            <text:p>211897</text:p>
          </table:table-cell>
          <table:table-cell office:value-type="float" office:value="25507508">
            <text:p>25507508</text:p>
          </table:table-cell>
          <table:table-cell office:value-type="float" office:value="291574">
            <text:p>291574</text:p>
          </table:table-cell>
          <table:table-cell office:value-type="float" office:value="292885">
            <text:p>292885</text:p>
          </table:table-cell>
          <table:table-cell office:value-type="float" office:value="937929774">
            <text:p>937929774</text:p>
          </table:table-cell>
          <table:table-cell office:value-type="float" office:value="205768">
            <text:p>205768</text:p>
          </table:table-cell>
          <table:table-cell office:value-type="float" office:value="166192">
            <text:p>166192</text:p>
          </table:table-cell>
          <table:table-cell office:value-type="float" office:value="193783">
            <text:p>193783</text:p>
          </table:table-cell>
          <table:table-cell office:value-type="float" office:value="4311238">
            <text:p>4311238</text:p>
          </table:table-cell>
          <table:table-cell office:value-type="float" office:value="354682">
            <text:p>354682</text:p>
          </table:table-cell>
          <table:table-cell office:value-type="float" office:value="356332">
            <text:p>356332</text:p>
          </table:table-cell>
          <table:table-cell/>
        </table:table-row>
        <table:table-row table:style-name="ro1">
          <table:table-cell office:value-type="float" office:value="3682166314">
            <text:p>3682166314</text:p>
          </table:table-cell>
          <table:table-cell office:value-type="float" office:value="208392">
            <text:p>208392</text:p>
          </table:table-cell>
          <table:table-cell office:value-type="float" office:value="195396">
            <text:p>195396</text:p>
          </table:table-cell>
          <table:table-cell office:value-type="float" office:value="154004">
            <text:p>154004</text:p>
          </table:table-cell>
          <table:table-cell office:value-type="float" office:value="14930370">
            <text:p>14930370</text:p>
          </table:table-cell>
          <table:table-cell office:value-type="float" office:value="342426">
            <text:p>342426</text:p>
          </table:table-cell>
          <table:table-cell office:value-type="float" office:value="251224">
            <text:p>251224</text:p>
          </table:table-cell>
          <table:table-cell office:value-type="float" office:value="2053423507">
            <text:p>2053423507</text:p>
          </table:table-cell>
          <table:table-cell office:value-type="float" office:value="335172">
            <text:p>335172</text:p>
          </table:table-cell>
          <table:table-cell office:value-type="float" office:value="173452">
            <text:p>173452</text:p>
          </table:table-cell>
          <table:table-cell office:value-type="float" office:value="162528">
            <text:p>162528</text:p>
          </table:table-cell>
          <table:table-cell office:value-type="float" office:value="9503234">
            <text:p>9503234</text:p>
          </table:table-cell>
          <table:table-cell office:value-type="float" office:value="271598">
            <text:p>271598</text:p>
          </table:table-cell>
          <table:table-cell office:value-type="float" office:value="305267">
            <text:p>305267</text:p>
          </table:table-cell>
          <table:table-cell office:value-type="float" office:value="1554052854">
            <text:p>1554052854</text:p>
          </table:table-cell>
          <table:table-cell office:value-type="float" office:value="227429">
            <text:p>227429</text:p>
          </table:table-cell>
          <table:table-cell office:value-type="float" office:value="164008">
            <text:p>164008</text:p>
          </table:table-cell>
          <table:table-cell office:value-type="float" office:value="159816">
            <text:p>159816</text:p>
          </table:table-cell>
          <table:table-cell office:value-type="float" office:value="654128">
            <text:p>654128</text:p>
          </table:table-cell>
          <table:table-cell office:value-type="float" office:value="281846">
            <text:p>281846</text:p>
          </table:table-cell>
          <table:table-cell office:value-type="float" office:value="225426">
            <text:p>225426</text:p>
          </table:table-cell>
          <table:table-cell/>
        </table:table-row>
        <table:table-row table:style-name="ro1">
          <table:table-cell office:value-type="float" office:value="4695067614">
            <text:p>4695067614</text:p>
          </table:table-cell>
          <table:table-cell office:value-type="float" office:value="190254">
            <text:p>190254</text:p>
          </table:table-cell>
          <table:table-cell office:value-type="float" office:value="153172">
            <text:p>153172</text:p>
          </table:table-cell>
          <table:table-cell office:value-type="float" office:value="152608">
            <text:p>152608</text:p>
          </table:table-cell>
          <table:table-cell office:value-type="float" office:value="1543186">
            <text:p>1543186</text:p>
          </table:table-cell>
          <table:table-cell office:value-type="float" office:value="400461">
            <text:p>400461</text:p>
          </table:table-cell>
          <table:table-cell office:value-type="float" office:value="237020">
            <text:p>237020</text:p>
          </table:table-cell>
          <table:table-cell office:value-type="float" office:value="3361139501">
            <text:p>3361139501</text:p>
          </table:table-cell>
          <table:table-cell office:value-type="float" office:value="307067">
            <text:p>307067</text:p>
          </table:table-cell>
          <table:table-cell office:value-type="float" office:value="170278">
            <text:p>170278</text:p>
          </table:table-cell>
          <table:table-cell office:value-type="float" office:value="160536">
            <text:p>160536</text:p>
          </table:table-cell>
          <table:table-cell office:value-type="float" office:value="60937864">
            <text:p>60937864</text:p>
          </table:table-cell>
          <table:table-cell office:value-type="float" office:value="284074">
            <text:p>284074</text:p>
          </table:table-cell>
          <table:table-cell office:value-type="float" office:value="243472">
            <text:p>243472</text:p>
          </table:table-cell>
          <table:table-cell office:value-type="float" office:value="5801370672">
            <text:p>5801370672</text:p>
          </table:table-cell>
          <table:table-cell office:value-type="float" office:value="199562">
            <text:p>199562</text:p>
          </table:table-cell>
          <table:table-cell office:value-type="float" office:value="171908">
            <text:p>171908</text:p>
          </table:table-cell>
          <table:table-cell office:value-type="float" office:value="158386">
            <text:p>158386</text:p>
          </table:table-cell>
          <table:table-cell office:value-type="float" office:value="11912819">
            <text:p>11912819</text:p>
          </table:table-cell>
          <table:table-cell office:value-type="float" office:value="274000">
            <text:p>274000</text:p>
          </table:table-cell>
          <table:table-cell office:value-type="float" office:value="228906">
            <text:p>228906</text:p>
          </table:table-cell>
          <table:table-cell/>
        </table:table-row>
        <table:table-row table:style-name="ro1">
          <table:table-cell office:value-type="float" office:value="3517145965">
            <text:p>3517145965</text:p>
          </table:table-cell>
          <table:table-cell office:value-type="float" office:value="194252">
            <text:p>194252</text:p>
          </table:table-cell>
          <table:table-cell office:value-type="float" office:value="152046">
            <text:p>152046</text:p>
          </table:table-cell>
          <table:table-cell office:value-type="float" office:value="152126">
            <text:p>152126</text:p>
          </table:table-cell>
          <table:table-cell office:value-type="float" office:value="5050782">
            <text:p>5050782</text:p>
          </table:table-cell>
          <table:table-cell office:value-type="float" office:value="283446">
            <text:p>283446</text:p>
          </table:table-cell>
          <table:table-cell office:value-type="float" office:value="260550">
            <text:p>260550</text:p>
          </table:table-cell>
          <table:table-cell office:value-type="float" office:value="6210889457">
            <text:p>6210889457</text:p>
          </table:table-cell>
          <table:table-cell office:value-type="float" office:value="206508">
            <text:p>206508</text:p>
          </table:table-cell>
          <table:table-cell office:value-type="float" office:value="167088">
            <text:p>167088</text:p>
          </table:table-cell>
          <table:table-cell office:value-type="float" office:value="162114">
            <text:p>162114</text:p>
          </table:table-cell>
          <table:table-cell office:value-type="float" office:value="71939799">
            <text:p>71939799</text:p>
          </table:table-cell>
          <table:table-cell office:value-type="float" office:value="287428">
            <text:p>287428</text:p>
          </table:table-cell>
          <table:table-cell office:value-type="float" office:value="234058">
            <text:p>234058</text:p>
          </table:table-cell>
          <table:table-cell office:value-type="float" office:value="6710849938">
            <text:p>6710849938</text:p>
          </table:table-cell>
          <table:table-cell office:value-type="float" office:value="295632">
            <text:p>295632</text:p>
          </table:table-cell>
          <table:table-cell office:value-type="float" office:value="167762">
            <text:p>167762</text:p>
          </table:table-cell>
          <table:table-cell office:value-type="float" office:value="246706">
            <text:p>246706</text:p>
          </table:table-cell>
          <table:table-cell office:value-type="float" office:value="5446670">
            <text:p>5446670</text:p>
          </table:table-cell>
          <table:table-cell office:value-type="float" office:value="280096">
            <text:p>280096</text:p>
          </table:table-cell>
          <table:table-cell office:value-type="float" office:value="260182">
            <text:p>260182</text:p>
          </table:table-cell>
          <table:table-cell/>
        </table:table-row>
        <table:table-row table:style-name="ro1">
          <table:table-cell office:value-type="float" office:value="1572172501">
            <text:p>1572172501</text:p>
          </table:table-cell>
          <table:table-cell office:value-type="float" office:value="196596">
            <text:p>196596</text:p>
          </table:table-cell>
          <table:table-cell office:value-type="float" office:value="168654">
            <text:p>168654</text:p>
          </table:table-cell>
          <table:table-cell office:value-type="float" office:value="230830">
            <text:p>230830</text:p>
          </table:table-cell>
          <table:table-cell office:value-type="float" office:value="49092405">
            <text:p>49092405</text:p>
          </table:table-cell>
          <table:table-cell office:value-type="float" office:value="307867">
            <text:p>307867</text:p>
          </table:table-cell>
          <table:table-cell office:value-type="float" office:value="224660">
            <text:p>224660</text:p>
          </table:table-cell>
          <table:table-cell office:value-type="float" office:value="2397453847">
            <text:p>2397453847</text:p>
          </table:table-cell>
          <table:table-cell office:value-type="float" office:value="206616">
            <text:p>206616</text:p>
          </table:table-cell>
          <table:table-cell office:value-type="float" office:value="286023">
            <text:p>286023</text:p>
          </table:table-cell>
          <table:table-cell office:value-type="float" office:value="207291">
            <text:p>207291</text:p>
          </table:table-cell>
          <table:table-cell office:value-type="float" office:value="6887922">
            <text:p>6887922</text:p>
          </table:table-cell>
          <table:table-cell office:value-type="float" office:value="312903">
            <text:p>312903</text:p>
          </table:table-cell>
          <table:table-cell office:value-type="float" office:value="348397">
            <text:p>348397</text:p>
          </table:table-cell>
          <table:table-cell office:value-type="float" office:value="4264538186">
            <text:p>4264538186</text:p>
          </table:table-cell>
          <table:table-cell office:value-type="float" office:value="281210">
            <text:p>281210</text:p>
          </table:table-cell>
          <table:table-cell office:value-type="float" office:value="166238">
            <text:p>166238</text:p>
          </table:table-cell>
          <table:table-cell office:value-type="float" office:value="160348">
            <text:p>160348</text:p>
          </table:table-cell>
          <table:table-cell office:value-type="float" office:value="10939516">
            <text:p>10939516</text:p>
          </table:table-cell>
          <table:table-cell office:value-type="float" office:value="327516">
            <text:p>327516</text:p>
          </table:table-cell>
          <table:table-cell office:value-type="float" office:value="379307">
            <text:p>379307</text:p>
          </table:table-cell>
          <table:table-cell/>
        </table:table-row>
        <table:table-row table:style-name="ro1">
          <table:table-cell office:value-type="float" office:value="16881104330">
            <text:p>16881104330</text:p>
          </table:table-cell>
          <table:table-cell office:value-type="float" office:value="196316">
            <text:p>196316</text:p>
          </table:table-cell>
          <table:table-cell office:value-type="float" office:value="151478">
            <text:p>151478</text:p>
          </table:table-cell>
          <table:table-cell office:value-type="float" office:value="258848">
            <text:p>258848</text:p>
          </table:table-cell>
          <table:table-cell office:value-type="float" office:value="10529778">
            <text:p>10529778</text:p>
          </table:table-cell>
          <table:table-cell office:value-type="float" office:value="285228">
            <text:p>285228</text:p>
          </table:table-cell>
          <table:table-cell office:value-type="float" office:value="254582">
            <text:p>254582</text:p>
          </table:table-cell>
          <table:table-cell office:value-type="float" office:value="7077538924">
            <text:p>7077538924</text:p>
          </table:table-cell>
          <table:table-cell office:value-type="float" office:value="205470">
            <text:p>205470</text:p>
          </table:table-cell>
          <table:table-cell office:value-type="float" office:value="187858">
            <text:p>187858</text:p>
          </table:table-cell>
          <table:table-cell office:value-type="float" office:value="169510">
            <text:p>169510</text:p>
          </table:table-cell>
          <table:table-cell office:value-type="float" office:value="36390522">
            <text:p>36390522</text:p>
          </table:table-cell>
          <table:table-cell office:value-type="float" office:value="286040">
            <text:p>286040</text:p>
          </table:table-cell>
          <table:table-cell office:value-type="float" office:value="247486">
            <text:p>247486</text:p>
          </table:table-cell>
          <table:table-cell office:value-type="float" office:value="4586281359">
            <text:p>4586281359</text:p>
          </table:table-cell>
          <table:table-cell office:value-type="float" office:value="243574">
            <text:p>243574</text:p>
          </table:table-cell>
          <table:table-cell office:value-type="float" office:value="284803">
            <text:p>284803</text:p>
          </table:table-cell>
          <table:table-cell office:value-type="float" office:value="163466">
            <text:p>163466</text:p>
          </table:table-cell>
          <table:table-cell office:value-type="float" office:value="5432202">
            <text:p>5432202</text:p>
          </table:table-cell>
          <table:table-cell office:value-type="float" office:value="291278">
            <text:p>291278</text:p>
          </table:table-cell>
          <table:table-cell office:value-type="float" office:value="235486">
            <text:p>235486</text:p>
          </table:table-cell>
          <table:table-cell/>
        </table:table-row>
        <table:table-row table:style-name="ro1">
          <table:table-cell office:value-type="float" office:value="920876247">
            <text:p>920876247</text:p>
          </table:table-cell>
          <table:table-cell office:value-type="float" office:value="256628">
            <text:p>256628</text:p>
          </table:table-cell>
          <table:table-cell office:value-type="float" office:value="194036">
            <text:p>194036</text:p>
          </table:table-cell>
          <table:table-cell office:value-type="float" office:value="209388">
            <text:p>209388</text:p>
          </table:table-cell>
          <table:table-cell office:value-type="float" office:value="4628701">
            <text:p>4628701</text:p>
          </table:table-cell>
          <table:table-cell office:value-type="float" office:value="274850">
            <text:p>274850</text:p>
          </table:table-cell>
          <table:table-cell office:value-type="float" office:value="376051">
            <text:p>376051</text:p>
          </table:table-cell>
          <table:table-cell office:value-type="float" office:value="11776680149">
            <text:p>11776680149</text:p>
          </table:table-cell>
          <table:table-cell office:value-type="float" office:value="214510">
            <text:p>214510</text:p>
          </table:table-cell>
          <table:table-cell office:value-type="float" office:value="168276">
            <text:p>168276</text:p>
          </table:table-cell>
          <table:table-cell office:value-type="float" office:value="216574">
            <text:p>216574</text:p>
          </table:table-cell>
          <table:table-cell office:value-type="float" office:value="1227321">
            <text:p>1227321</text:p>
          </table:table-cell>
          <table:table-cell office:value-type="float" office:value="285720">
            <text:p>285720</text:p>
          </table:table-cell>
          <table:table-cell office:value-type="float" office:value="239382">
            <text:p>239382</text:p>
          </table:table-cell>
          <table:table-cell office:value-type="float" office:value="3988724471">
            <text:p>3988724471</text:p>
          </table:table-cell>
          <table:table-cell office:value-type="float" office:value="202086">
            <text:p>202086</text:p>
          </table:table-cell>
          <table:table-cell office:value-type="float" office:value="256197">
            <text:p>256197</text:p>
          </table:table-cell>
          <table:table-cell office:value-type="float" office:value="188764">
            <text:p>188764</text:p>
          </table:table-cell>
          <table:table-cell office:value-type="float" office:value="745998">
            <text:p>745998</text:p>
          </table:table-cell>
          <table:table-cell office:value-type="float" office:value="268566">
            <text:p>268566</text:p>
          </table:table-cell>
          <table:table-cell office:value-type="float" office:value="261580">
            <text:p>261580</text:p>
          </table:table-cell>
          <table:table-cell/>
        </table:table-row>
        <table:table-row table:style-name="ro1">
          <table:table-cell office:value-type="float" office:value="5795685874">
            <text:p>5795685874</text:p>
          </table:table-cell>
          <table:table-cell office:value-type="float" office:value="191000">
            <text:p>191000</text:p>
          </table:table-cell>
          <table:table-cell office:value-type="float" office:value="167792">
            <text:p>167792</text:p>
          </table:table-cell>
          <table:table-cell office:value-type="float" office:value="153406">
            <text:p>153406</text:p>
          </table:table-cell>
          <table:table-cell office:value-type="float" office:value="43817605">
            <text:p>43817605</text:p>
          </table:table-cell>
          <table:table-cell office:value-type="float" office:value="277776">
            <text:p>277776</text:p>
          </table:table-cell>
          <table:table-cell office:value-type="float" office:value="405964">
            <text:p>405964</text:p>
          </table:table-cell>
          <table:table-cell office:value-type="float" office:value="2434904212">
            <text:p>2434904212</text:p>
          </table:table-cell>
          <table:table-cell office:value-type="float" office:value="253689">
            <text:p>253689</text:p>
          </table:table-cell>
          <table:table-cell office:value-type="float" office:value="169878">
            <text:p>169878</text:p>
          </table:table-cell>
          <table:table-cell office:value-type="float" office:value="161640">
            <text:p>161640</text:p>
          </table:table-cell>
          <table:table-cell office:value-type="float" office:value="7439532">
            <text:p>7439532</text:p>
          </table:table-cell>
          <table:table-cell office:value-type="float" office:value="263666">
            <text:p>263666</text:p>
          </table:table-cell>
          <table:table-cell office:value-type="float" office:value="214772">
            <text:p>214772</text:p>
          </table:table-cell>
          <table:table-cell office:value-type="float" office:value="3564688428">
            <text:p>3564688428</text:p>
          </table:table-cell>
          <table:table-cell office:value-type="float" office:value="214636">
            <text:p>214636</text:p>
          </table:table-cell>
          <table:table-cell office:value-type="float" office:value="165512">
            <text:p>165512</text:p>
          </table:table-cell>
          <table:table-cell office:value-type="float" office:value="161266">
            <text:p>161266</text:p>
          </table:table-cell>
          <table:table-cell office:value-type="float" office:value="52412814">
            <text:p>52412814</text:p>
          </table:table-cell>
          <table:table-cell office:value-type="float" office:value="292418">
            <text:p>292418</text:p>
          </table:table-cell>
          <table:table-cell office:value-type="float" office:value="241016">
            <text:p>241016</text:p>
          </table:table-cell>
          <table:table-cell/>
        </table:table-row>
        <table:table-row table:style-name="ro1">
          <table:table-cell office:value-type="float" office:value="3635821760">
            <text:p>3635821760</text:p>
          </table:table-cell>
          <table:table-cell office:value-type="float" office:value="214444">
            <text:p>214444</text:p>
          </table:table-cell>
          <table:table-cell office:value-type="float" office:value="158658">
            <text:p>158658</text:p>
          </table:table-cell>
          <table:table-cell office:value-type="float" office:value="151750">
            <text:p>151750</text:p>
          </table:table-cell>
          <table:table-cell office:value-type="float" office:value="2847440">
            <text:p>2847440</text:p>
          </table:table-cell>
          <table:table-cell office:value-type="float" office:value="347083">
            <text:p>347083</text:p>
          </table:table-cell>
          <table:table-cell office:value-type="float" office:value="228302">
            <text:p>228302</text:p>
          </table:table-cell>
          <table:table-cell office:value-type="float" office:value="10181904022">
            <text:p>10181904022</text:p>
          </table:table-cell>
          <table:table-cell office:value-type="float" office:value="257822">
            <text:p>257822</text:p>
          </table:table-cell>
          <table:table-cell office:value-type="float" office:value="228040">
            <text:p>228040</text:p>
          </table:table-cell>
          <table:table-cell office:value-type="float" office:value="162836">
            <text:p>162836</text:p>
          </table:table-cell>
          <table:table-cell office:value-type="float" office:value="13987532">
            <text:p>13987532</text:p>
          </table:table-cell>
          <table:table-cell office:value-type="float" office:value="288056">
            <text:p>288056</text:p>
          </table:table-cell>
          <table:table-cell office:value-type="float" office:value="241710">
            <text:p>241710</text:p>
          </table:table-cell>
          <table:table-cell office:value-type="float" office:value="2593372599">
            <text:p>2593372599</text:p>
          </table:table-cell>
          <table:table-cell office:value-type="float" office:value="200900">
            <text:p>200900</text:p>
          </table:table-cell>
          <table:table-cell office:value-type="float" office:value="163914">
            <text:p>163914</text:p>
          </table:table-cell>
          <table:table-cell office:value-type="float" office:value="193173">
            <text:p>193173</text:p>
          </table:table-cell>
          <table:table-cell office:value-type="float" office:value="470586">
            <text:p>470586</text:p>
          </table:table-cell>
          <table:table-cell office:value-type="float" office:value="264422">
            <text:p>264422</text:p>
          </table:table-cell>
          <table:table-cell office:value-type="float" office:value="1057972">
            <text:p>1057972</text:p>
          </table:table-cell>
          <table:table-cell/>
        </table:table-row>
        <table:table-row table:style-name="ro1">
          <table:table-cell office:value-type="float" office:value="21210450113">
            <text:p>21210450113</text:p>
          </table:table-cell>
          <table:table-cell office:value-type="float" office:value="220169">
            <text:p>220169</text:p>
          </table:table-cell>
          <table:table-cell office:value-type="float" office:value="154748">
            <text:p>154748</text:p>
          </table:table-cell>
          <table:table-cell office:value-type="float" office:value="155604">
            <text:p>155604</text:p>
          </table:table-cell>
          <table:table-cell office:value-type="float" office:value="28130474">
            <text:p>28130474</text:p>
          </table:table-cell>
          <table:table-cell office:value-type="float" office:value="273480">
            <text:p>273480</text:p>
          </table:table-cell>
          <table:table-cell office:value-type="float" office:value="284093">
            <text:p>284093</text:p>
          </table:table-cell>
          <table:table-cell office:value-type="float" office:value="28856701672">
            <text:p>28856701672</text:p>
          </table:table-cell>
          <table:table-cell office:value-type="float" office:value="223084">
            <text:p>223084</text:p>
          </table:table-cell>
          <table:table-cell office:value-type="float" office:value="178484">
            <text:p>178484</text:p>
          </table:table-cell>
          <table:table-cell office:value-type="float" office:value="164950">
            <text:p>164950</text:p>
          </table:table-cell>
          <table:table-cell office:value-type="float" office:value="1124266">
            <text:p>1124266</text:p>
          </table:table-cell>
          <table:table-cell office:value-type="float" office:value="348630">
            <text:p>348630</text:p>
          </table:table-cell>
          <table:table-cell office:value-type="float" office:value="241606">
            <text:p>241606</text:p>
          </table:table-cell>
          <table:table-cell office:value-type="float" office:value="6824274828">
            <text:p>6824274828</text:p>
          </table:table-cell>
          <table:table-cell office:value-type="float" office:value="200128">
            <text:p>200128</text:p>
          </table:table-cell>
          <table:table-cell office:value-type="float" office:value="164758">
            <text:p>164758</text:p>
          </table:table-cell>
          <table:table-cell office:value-type="float" office:value="176430">
            <text:p>176430</text:p>
          </table:table-cell>
          <table:table-cell office:value-type="float" office:value="3740451">
            <text:p>3740451</text:p>
          </table:table-cell>
          <table:table-cell office:value-type="float" office:value="272478">
            <text:p>272478</text:p>
          </table:table-cell>
          <table:table-cell office:value-type="float" office:value="302432">
            <text:p>302432</text:p>
          </table:table-cell>
          <table:table-cell/>
        </table:table-row>
        <table:table-row table:style-name="ro1">
          <table:table-cell office:value-type="float" office:value="26960698278">
            <text:p>26960698278</text:p>
          </table:table-cell>
          <table:table-cell office:value-type="float" office:value="216427">
            <text:p>216427</text:p>
          </table:table-cell>
          <table:table-cell office:value-type="float" office:value="150158">
            <text:p>150158</text:p>
          </table:table-cell>
          <table:table-cell office:value-type="float" office:value="162636">
            <text:p>162636</text:p>
          </table:table-cell>
          <table:table-cell office:value-type="float" office:value="260816">
            <text:p>260816</text:p>
          </table:table-cell>
          <table:table-cell office:value-type="float" office:value="318699">
            <text:p>318699</text:p>
          </table:table-cell>
          <table:table-cell office:value-type="float" office:value="361879">
            <text:p>361879</text:p>
          </table:table-cell>
          <table:table-cell office:value-type="float" office:value="3025629962">
            <text:p>3025629962</text:p>
          </table:table-cell>
          <table:table-cell office:value-type="float" office:value="211998">
            <text:p>211998</text:p>
          </table:table-cell>
          <table:table-cell office:value-type="float" office:value="171474">
            <text:p>171474</text:p>
          </table:table-cell>
          <table:table-cell office:value-type="float" office:value="169264">
            <text:p>169264</text:p>
          </table:table-cell>
          <table:table-cell office:value-type="float" office:value="37783431">
            <text:p>37783431</text:p>
          </table:table-cell>
          <table:table-cell office:value-type="float" office:value="315561">
            <text:p>315561</text:p>
          </table:table-cell>
          <table:table-cell office:value-type="float" office:value="320057">
            <text:p>320057</text:p>
          </table:table-cell>
          <table:table-cell office:value-type="float" office:value="3028630021">
            <text:p>3028630021</text:p>
          </table:table-cell>
          <table:table-cell office:value-type="float" office:value="204368">
            <text:p>204368</text:p>
          </table:table-cell>
          <table:table-cell office:value-type="float" office:value="210376">
            <text:p>210376</text:p>
          </table:table-cell>
          <table:table-cell office:value-type="float" office:value="161830">
            <text:p>161830</text:p>
          </table:table-cell>
          <table:table-cell office:value-type="float" office:value="11247112">
            <text:p>11247112</text:p>
          </table:table-cell>
          <table:table-cell office:value-type="float" office:value="271686">
            <text:p>271686</text:p>
          </table:table-cell>
          <table:table-cell office:value-type="float" office:value="233660">
            <text:p>233660</text:p>
          </table:table-cell>
          <table:table-cell/>
        </table:table-row>
        <table:table-row table:style-name="ro1">
          <table:table-cell office:value-type="float" office:value="3534104976">
            <text:p>3534104976</text:p>
          </table:table-cell>
          <table:table-cell office:value-type="float" office:value="191750">
            <text:p>191750</text:p>
          </table:table-cell>
          <table:table-cell office:value-type="float" office:value="184537">
            <text:p>184537</text:p>
          </table:table-cell>
          <table:table-cell office:value-type="float" office:value="156812">
            <text:p>156812</text:p>
          </table:table-cell>
          <table:table-cell office:value-type="float" office:value="13644842">
            <text:p>13644842</text:p>
          </table:table-cell>
          <table:table-cell office:value-type="float" office:value="275236">
            <text:p>275236</text:p>
          </table:table-cell>
          <table:table-cell office:value-type="float" office:value="231224">
            <text:p>231224</text:p>
          </table:table-cell>
          <table:table-cell office:value-type="float" office:value="685692436">
            <text:p>685692436</text:p>
          </table:table-cell>
          <table:table-cell office:value-type="float" office:value="273836">
            <text:p>273836</text:p>
          </table:table-cell>
          <table:table-cell office:value-type="float" office:value="172776">
            <text:p>172776</text:p>
          </table:table-cell>
          <table:table-cell office:value-type="float" office:value="160974">
            <text:p>160974</text:p>
          </table:table-cell>
          <table:table-cell office:value-type="float" office:value="1349588">
            <text:p>1349588</text:p>
          </table:table-cell>
          <table:table-cell office:value-type="float" office:value="290492">
            <text:p>290492</text:p>
          </table:table-cell>
          <table:table-cell office:value-type="float" office:value="274679">
            <text:p>274679</text:p>
          </table:table-cell>
          <table:table-cell office:value-type="float" office:value="9931732118">
            <text:p>9931732118</text:p>
          </table:table-cell>
          <table:table-cell office:value-type="float" office:value="202388">
            <text:p>202388</text:p>
          </table:table-cell>
          <table:table-cell office:value-type="float" office:value="177542">
            <text:p>177542</text:p>
          </table:table-cell>
          <table:table-cell office:value-type="float" office:value="224519">
            <text:p>224519</text:p>
          </table:table-cell>
          <table:table-cell office:value-type="float" office:value="8245340">
            <text:p>8245340</text:p>
          </table:table-cell>
          <table:table-cell office:value-type="float" office:value="291226">
            <text:p>291226</text:p>
          </table:table-cell>
          <table:table-cell office:value-type="float" office:value="235334">
            <text:p>235334</text:p>
          </table:table-cell>
          <table:table-cell/>
        </table:table-row>
        <table:table-row table:style-name="ro1">
          <table:table-cell office:value-type="float" office:value="4505824089">
            <text:p>4505824089</text:p>
          </table:table-cell>
          <table:table-cell office:value-type="float" office:value="3540345">
            <text:p>3540345</text:p>
          </table:table-cell>
          <table:table-cell office:value-type="float" office:value="162312">
            <text:p>162312</text:p>
          </table:table-cell>
          <table:table-cell office:value-type="float" office:value="171441">
            <text:p>171441</text:p>
          </table:table-cell>
          <table:table-cell office:value-type="float" office:value="6040352">
            <text:p>6040352</text:p>
          </table:table-cell>
          <table:table-cell office:value-type="float" office:value="453613">
            <text:p>453613</text:p>
          </table:table-cell>
          <table:table-cell office:value-type="float" office:value="315380">
            <text:p>315380</text:p>
          </table:table-cell>
          <table:table-cell office:value-type="float" office:value="4709101125">
            <text:p>4709101125</text:p>
          </table:table-cell>
          <table:table-cell office:value-type="float" office:value="299965">
            <text:p>299965</text:p>
          </table:table-cell>
          <table:table-cell office:value-type="float" office:value="170202">
            <text:p>170202</text:p>
          </table:table-cell>
          <table:table-cell office:value-type="float" office:value="159698">
            <text:p>159698</text:p>
          </table:table-cell>
          <table:table-cell office:value-type="float" office:value="506896">
            <text:p>506896</text:p>
          </table:table-cell>
          <table:table-cell office:value-type="float" office:value="300428">
            <text:p>300428</text:p>
          </table:table-cell>
          <table:table-cell office:value-type="float" office:value="245978">
            <text:p>245978</text:p>
          </table:table-cell>
          <table:table-cell office:value-type="float" office:value="10737530814">
            <text:p>10737530814</text:p>
          </table:table-cell>
          <table:table-cell office:value-type="float" office:value="252246">
            <text:p>252246</text:p>
          </table:table-cell>
          <table:table-cell office:value-type="float" office:value="173132">
            <text:p>173132</text:p>
          </table:table-cell>
          <table:table-cell office:value-type="float" office:value="159224">
            <text:p>159224</text:p>
          </table:table-cell>
          <table:table-cell office:value-type="float" office:value="10583493">
            <text:p>10583493</text:p>
          </table:table-cell>
          <table:table-cell office:value-type="float" office:value="277942">
            <text:p>277942</text:p>
          </table:table-cell>
          <table:table-cell office:value-type="float" office:value="230514">
            <text:p>230514</text:p>
          </table:table-cell>
          <table:table-cell/>
        </table:table-row>
        <table:table-row table:style-name="ro1">
          <table:table-cell office:value-type="float" office:value="6533633692">
            <text:p>6533633692</text:p>
          </table:table-cell>
          <table:table-cell office:value-type="float" office:value="267654">
            <text:p>267654</text:p>
          </table:table-cell>
          <table:table-cell office:value-type="float" office:value="237078">
            <text:p>237078</text:p>
          </table:table-cell>
          <table:table-cell office:value-type="float" office:value="160300">
            <text:p>160300</text:p>
          </table:table-cell>
          <table:table-cell office:value-type="float" office:value="5877404">
            <text:p>5877404</text:p>
          </table:table-cell>
          <table:table-cell office:value-type="float" office:value="319360">
            <text:p>319360</text:p>
          </table:table-cell>
          <table:table-cell office:value-type="float" office:value="226366">
            <text:p>226366</text:p>
          </table:table-cell>
          <table:table-cell office:value-type="float" office:value="8973461866">
            <text:p>8973461866</text:p>
          </table:table-cell>
          <table:table-cell office:value-type="float" office:value="334302">
            <text:p>334302</text:p>
          </table:table-cell>
          <table:table-cell office:value-type="float" office:value="170982">
            <text:p>170982</text:p>
          </table:table-cell>
          <table:table-cell office:value-type="float" office:value="166960">
            <text:p>166960</text:p>
          </table:table-cell>
          <table:table-cell office:value-type="float" office:value="442420">
            <text:p>442420</text:p>
          </table:table-cell>
          <table:table-cell office:value-type="float" office:value="256242">
            <text:p>256242</text:p>
          </table:table-cell>
          <table:table-cell office:value-type="float" office:value="275940">
            <text:p>275940</text:p>
          </table:table-cell>
          <table:table-cell office:value-type="float" office:value="5370078361">
            <text:p>5370078361</text:p>
          </table:table-cell>
          <table:table-cell office:value-type="float" office:value="257711">
            <text:p>257711</text:p>
          </table:table-cell>
          <table:table-cell office:value-type="float" office:value="176280">
            <text:p>176280</text:p>
          </table:table-cell>
          <table:table-cell office:value-type="float" office:value="181832">
            <text:p>181832</text:p>
          </table:table-cell>
          <table:table-cell office:value-type="float" office:value="258548">
            <text:p>258548</text:p>
          </table:table-cell>
          <table:table-cell office:value-type="float" office:value="389075">
            <text:p>389075</text:p>
          </table:table-cell>
          <table:table-cell office:value-type="float" office:value="257611">
            <text:p>257611</text:p>
          </table:table-cell>
          <table:table-cell/>
        </table:table-row>
        <table:table-row table:style-name="ro1">
          <table:table-cell office:value-type="float" office:value="7460143491">
            <text:p>7460143491</text:p>
          </table:table-cell>
          <table:table-cell office:value-type="float" office:value="263366">
            <text:p>263366</text:p>
          </table:table-cell>
          <table:table-cell office:value-type="float" office:value="157560">
            <text:p>157560</text:p>
          </table:table-cell>
          <table:table-cell office:value-type="float" office:value="151026">
            <text:p>151026</text:p>
          </table:table-cell>
          <table:table-cell office:value-type="float" office:value="13079510">
            <text:p>13079510</text:p>
          </table:table-cell>
          <table:table-cell office:value-type="float" office:value="276596">
            <text:p>276596</text:p>
          </table:table-cell>
          <table:table-cell office:value-type="float" office:value="272761">
            <text:p>272761</text:p>
          </table:table-cell>
          <table:table-cell office:value-type="float" office:value="1840589734">
            <text:p>1840589734</text:p>
          </table:table-cell>
          <table:table-cell office:value-type="float" office:value="329086">
            <text:p>329086</text:p>
          </table:table-cell>
          <table:table-cell office:value-type="float" office:value="218146">
            <text:p>218146</text:p>
          </table:table-cell>
          <table:table-cell office:value-type="float" office:value="200976">
            <text:p>200976</text:p>
          </table:table-cell>
          <table:table-cell office:value-type="float" office:value="16507727">
            <text:p>16507727</text:p>
          </table:table-cell>
          <table:table-cell office:value-type="float" office:value="467621">
            <text:p>467621</text:p>
          </table:table-cell>
          <table:table-cell office:value-type="float" office:value="315384">
            <text:p>315384</text:p>
          </table:table-cell>
          <table:table-cell office:value-type="float" office:value="1026150769">
            <text:p>1026150769</text:p>
          </table:table-cell>
          <table:table-cell office:value-type="float" office:value="253816">
            <text:p>253816</text:p>
          </table:table-cell>
          <table:table-cell office:value-type="float" office:value="190306">
            <text:p>190306</text:p>
          </table:table-cell>
          <table:table-cell office:value-type="float" office:value="165408">
            <text:p>165408</text:p>
          </table:table-cell>
          <table:table-cell office:value-type="float" office:value="31386546">
            <text:p>31386546</text:p>
          </table:table-cell>
          <table:table-cell office:value-type="float" office:value="341305">
            <text:p>341305</text:p>
          </table:table-cell>
          <table:table-cell office:value-type="float" office:value="434864">
            <text:p>434864</text:p>
          </table:table-cell>
          <table:table-cell/>
        </table:table-row>
        <table:table-row table:style-name="ro1">
          <table:table-cell office:value-type="float" office:value="1705008957">
            <text:p>1705008957</text:p>
          </table:table-cell>
          <table:table-cell office:value-type="float" office:value="212704">
            <text:p>212704</text:p>
          </table:table-cell>
          <table:table-cell office:value-type="float" office:value="172482">
            <text:p>172482</text:p>
          </table:table-cell>
          <table:table-cell office:value-type="float" office:value="253713">
            <text:p>253713</text:p>
          </table:table-cell>
          <table:table-cell office:value-type="float" office:value="23287722">
            <text:p>23287722</text:p>
          </table:table-cell>
          <table:table-cell office:value-type="float" office:value="335794">
            <text:p>335794</text:p>
          </table:table-cell>
          <table:table-cell office:value-type="float" office:value="223126">
            <text:p>223126</text:p>
          </table:table-cell>
          <table:table-cell office:value-type="float" office:value="1753285074">
            <text:p>1753285074</text:p>
          </table:table-cell>
          <table:table-cell office:value-type="float" office:value="204480">
            <text:p>204480</text:p>
          </table:table-cell>
          <table:table-cell office:value-type="float" office:value="199485">
            <text:p>199485</text:p>
          </table:table-cell>
          <table:table-cell office:value-type="float" office:value="164156">
            <text:p>164156</text:p>
          </table:table-cell>
          <table:table-cell office:value-type="float" office:value="5880961">
            <text:p>5880961</text:p>
          </table:table-cell>
          <table:table-cell office:value-type="float" office:value="368683">
            <text:p>368683</text:p>
          </table:table-cell>
          <table:table-cell office:value-type="float" office:value="280520">
            <text:p>280520</text:p>
          </table:table-cell>
          <table:table-cell office:value-type="float" office:value="3028703497">
            <text:p>3028703497</text:p>
          </table:table-cell>
          <table:table-cell office:value-type="float" office:value="202766">
            <text:p>202766</text:p>
          </table:table-cell>
          <table:table-cell office:value-type="float" office:value="203141">
            <text:p>203141</text:p>
          </table:table-cell>
          <table:table-cell office:value-type="float" office:value="182472">
            <text:p>182472</text:p>
          </table:table-cell>
          <table:table-cell office:value-type="float" office:value="29900076">
            <text:p>29900076</text:p>
          </table:table-cell>
          <table:table-cell office:value-type="float" office:value="273660">
            <text:p>273660</text:p>
          </table:table-cell>
          <table:table-cell office:value-type="float" office:value="437160">
            <text:p>437160</text:p>
          </table:table-cell>
          <table:table-cell/>
        </table:table-row>
        <table:table-row table:style-name="ro1">
          <table:table-cell office:value-type="float" office:value="1993571818">
            <text:p>1993571818</text:p>
          </table:table-cell>
          <table:table-cell office:value-type="float" office:value="215560">
            <text:p>215560</text:p>
          </table:table-cell>
          <table:table-cell office:value-type="float" office:value="154342">
            <text:p>154342</text:p>
          </table:table-cell>
          <table:table-cell office:value-type="float" office:value="295063">
            <text:p>295063</text:p>
          </table:table-cell>
          <table:table-cell office:value-type="float" office:value="7644143">
            <text:p>7644143</text:p>
          </table:table-cell>
          <table:table-cell office:value-type="float" office:value="307704">
            <text:p>307704</text:p>
          </table:table-cell>
          <table:table-cell office:value-type="float" office:value="229496">
            <text:p>229496</text:p>
          </table:table-cell>
          <table:table-cell office:value-type="float" office:value="5102949277">
            <text:p>5102949277</text:p>
          </table:table-cell>
          <table:table-cell office:value-type="float" office:value="307580">
            <text:p>307580</text:p>
          </table:table-cell>
          <table:table-cell office:value-type="float" office:value="295823">
            <text:p>295823</text:p>
          </table:table-cell>
          <table:table-cell office:value-type="float" office:value="340956">
            <text:p>340956</text:p>
          </table:table-cell>
          <table:table-cell office:value-type="float" office:value="28840788">
            <text:p>28840788</text:p>
          </table:table-cell>
          <table:table-cell office:value-type="float" office:value="327682">
            <text:p>327682</text:p>
          </table:table-cell>
          <table:table-cell office:value-type="float" office:value="270851">
            <text:p>270851</text:p>
          </table:table-cell>
          <table:table-cell office:value-type="float" office:value="3649361939">
            <text:p>3649361939</text:p>
          </table:table-cell>
          <table:table-cell office:value-type="float" office:value="202700">
            <text:p>202700</text:p>
          </table:table-cell>
          <table:table-cell office:value-type="float" office:value="490297">
            <text:p>490297</text:p>
          </table:table-cell>
          <table:table-cell office:value-type="float" office:value="187153">
            <text:p>187153</text:p>
          </table:table-cell>
          <table:table-cell office:value-type="float" office:value="860971">
            <text:p>860971</text:p>
          </table:table-cell>
          <table:table-cell office:value-type="float" office:value="304926">
            <text:p>304926</text:p>
          </table:table-cell>
          <table:table-cell office:value-type="float" office:value="251028">
            <text:p>251028</text:p>
          </table:table-cell>
          <table:table-cell/>
        </table:table-row>
        <table:table-row table:style-name="ro1">
          <table:table-cell office:value-type="float" office:value="18344796923">
            <text:p>18344796923</text:p>
          </table:table-cell>
          <table:table-cell office:value-type="float" office:value="195302">
            <text:p>195302</text:p>
          </table:table-cell>
          <table:table-cell office:value-type="float" office:value="203915">
            <text:p>203915</text:p>
          </table:table-cell>
          <table:table-cell office:value-type="float" office:value="175822">
            <text:p>175822</text:p>
          </table:table-cell>
          <table:table-cell office:value-type="float" office:value="19950554">
            <text:p>19950554</text:p>
          </table:table-cell>
          <table:table-cell office:value-type="float" office:value="270610">
            <text:p>270610</text:p>
          </table:table-cell>
          <table:table-cell office:value-type="float" office:value="223862">
            <text:p>223862</text:p>
          </table:table-cell>
          <table:table-cell office:value-type="float" office:value="14823275339">
            <text:p>14823275339</text:p>
          </table:table-cell>
          <table:table-cell office:value-type="float" office:value="204898">
            <text:p>204898</text:p>
          </table:table-cell>
          <table:table-cell office:value-type="float" office:value="167244">
            <text:p>167244</text:p>
          </table:table-cell>
          <table:table-cell office:value-type="float" office:value="162542">
            <text:p>162542</text:p>
          </table:table-cell>
          <table:table-cell office:value-type="float" office:value="16063193">
            <text:p>16063193</text:p>
          </table:table-cell>
          <table:table-cell office:value-type="float" office:value="284706">
            <text:p>284706</text:p>
          </table:table-cell>
          <table:table-cell office:value-type="float" office:value="308702">
            <text:p>308702</text:p>
          </table:table-cell>
          <table:table-cell office:value-type="float" office:value="24672273291">
            <text:p>24672273291</text:p>
          </table:table-cell>
          <table:table-cell office:value-type="float" office:value="200644">
            <text:p>200644</text:p>
          </table:table-cell>
          <table:table-cell office:value-type="float" office:value="166644">
            <text:p>166644</text:p>
          </table:table-cell>
          <table:table-cell office:value-type="float" office:value="261978">
            <text:p>261978</text:p>
          </table:table-cell>
          <table:table-cell office:value-type="float" office:value="6267224">
            <text:p>6267224</text:p>
          </table:table-cell>
          <table:table-cell office:value-type="float" office:value="379444">
            <text:p>379444</text:p>
          </table:table-cell>
          <table:table-cell office:value-type="float" office:value="240248">
            <text:p>240248</text:p>
          </table:table-cell>
          <table:table-cell/>
        </table:table-row>
        <table:table-row table:style-name="ro1">
          <table:table-cell office:value-type="float" office:value="15933155836">
            <text:p>15933155836</text:p>
          </table:table-cell>
          <table:table-cell office:value-type="float" office:value="194336">
            <text:p>194336</text:p>
          </table:table-cell>
          <table:table-cell office:value-type="float" office:value="188483">
            <text:p>188483</text:p>
          </table:table-cell>
          <table:table-cell office:value-type="float" office:value="161578">
            <text:p>161578</text:p>
          </table:table-cell>
          <table:table-cell office:value-type="float" office:value="399296">
            <text:p>399296</text:p>
          </table:table-cell>
          <table:table-cell office:value-type="float" office:value="272364">
            <text:p>272364</text:p>
          </table:table-cell>
          <table:table-cell office:value-type="float" office:value="213030">
            <text:p>213030</text:p>
          </table:table-cell>
          <table:table-cell office:value-type="float" office:value="7955707864">
            <text:p>7955707864</text:p>
          </table:table-cell>
          <table:table-cell office:value-type="float" office:value="214556">
            <text:p>214556</text:p>
          </table:table-cell>
          <table:table-cell office:value-type="float" office:value="193760">
            <text:p>193760</text:p>
          </table:table-cell>
          <table:table-cell office:value-type="float" office:value="163978">
            <text:p>163978</text:p>
          </table:table-cell>
          <table:table-cell office:value-type="float" office:value="7158335">
            <text:p>7158335</text:p>
          </table:table-cell>
          <table:table-cell office:value-type="float" office:value="287404">
            <text:p>287404</text:p>
          </table:table-cell>
          <table:table-cell office:value-type="float" office:value="238690">
            <text:p>238690</text:p>
          </table:table-cell>
          <table:table-cell office:value-type="float" office:value="5710540146">
            <text:p>5710540146</text:p>
          </table:table-cell>
          <table:table-cell office:value-type="float" office:value="205522">
            <text:p>205522</text:p>
          </table:table-cell>
          <table:table-cell office:value-type="float" office:value="163718">
            <text:p>163718</text:p>
          </table:table-cell>
          <table:table-cell office:value-type="float" office:value="280181">
            <text:p>280181</text:p>
          </table:table-cell>
          <table:table-cell office:value-type="float" office:value="9922119">
            <text:p>9922119</text:p>
          </table:table-cell>
          <table:table-cell office:value-type="float" office:value="498310">
            <text:p>498310</text:p>
          </table:table-cell>
          <table:table-cell office:value-type="float" office:value="241398">
            <text:p>241398</text:p>
          </table:table-cell>
          <table:table-cell/>
        </table:table-row>
        <table:table-row table:style-name="ro1">
          <table:table-cell office:value-type="float" office:value="8906109371">
            <text:p>8906109371</text:p>
          </table:table-cell>
          <table:table-cell office:value-type="float" office:value="343426">
            <text:p>343426</text:p>
          </table:table-cell>
          <table:table-cell office:value-type="float" office:value="260363">
            <text:p>260363</text:p>
          </table:table-cell>
          <table:table-cell office:value-type="float" office:value="262758">
            <text:p>262758</text:p>
          </table:table-cell>
          <table:table-cell office:value-type="float" office:value="91084497">
            <text:p>91084497</text:p>
          </table:table-cell>
          <table:table-cell office:value-type="float" office:value="375866">
            <text:p>375866</text:p>
          </table:table-cell>
          <table:table-cell office:value-type="float" office:value="311769">
            <text:p>311769</text:p>
          </table:table-cell>
          <table:table-cell office:value-type="float" office:value="4665009162">
            <text:p>4665009162</text:p>
          </table:table-cell>
          <table:table-cell office:value-type="float" office:value="201074">
            <text:p>201074</text:p>
          </table:table-cell>
          <table:table-cell office:value-type="float" office:value="196212">
            <text:p>196212</text:p>
          </table:table-cell>
          <table:table-cell office:value-type="float" office:value="164072">
            <text:p>164072</text:p>
          </table:table-cell>
          <table:table-cell office:value-type="float" office:value="13285585">
            <text:p>13285585</text:p>
          </table:table-cell>
          <table:table-cell office:value-type="float" office:value="288840">
            <text:p>288840</text:p>
          </table:table-cell>
          <table:table-cell office:value-type="float" office:value="241950">
            <text:p>241950</text:p>
          </table:table-cell>
          <table:table-cell office:value-type="float" office:value="5829869116">
            <text:p>5829869116</text:p>
          </table:table-cell>
          <table:table-cell office:value-type="float" office:value="208406">
            <text:p>208406</text:p>
          </table:table-cell>
          <table:table-cell office:value-type="float" office:value="187462">
            <text:p>187462</text:p>
          </table:table-cell>
          <table:table-cell office:value-type="float" office:value="314511">
            <text:p>314511</text:p>
          </table:table-cell>
          <table:table-cell office:value-type="float" office:value="31897738">
            <text:p>31897738</text:p>
          </table:table-cell>
          <table:table-cell office:value-type="float" office:value="465664">
            <text:p>465664</text:p>
          </table:table-cell>
          <table:table-cell office:value-type="float" office:value="250288">
            <text:p>250288</text:p>
          </table:table-cell>
          <table:table-cell/>
        </table:table-row>
        <table:table-row table:style-name="ro1">
          <table:table-cell office:value-type="float" office:value="6607464789">
            <text:p>6607464789</text:p>
          </table:table-cell>
          <table:table-cell office:value-type="float" office:value="242584">
            <text:p>242584</text:p>
          </table:table-cell>
          <table:table-cell office:value-type="float" office:value="159250">
            <text:p>159250</text:p>
          </table:table-cell>
          <table:table-cell office:value-type="float" office:value="176915">
            <text:p>176915</text:p>
          </table:table-cell>
          <table:table-cell office:value-type="float" office:value="22490087">
            <text:p>22490087</text:p>
          </table:table-cell>
          <table:table-cell office:value-type="float" office:value="326461">
            <text:p>326461</text:p>
          </table:table-cell>
          <table:table-cell office:value-type="float" office:value="276620">
            <text:p>276620</text:p>
          </table:table-cell>
          <table:table-cell office:value-type="float" office:value="1270649096">
            <text:p>1270649096</text:p>
          </table:table-cell>
          <table:table-cell office:value-type="float" office:value="227725">
            <text:p>227725</text:p>
          </table:table-cell>
          <table:table-cell office:value-type="float" office:value="170742">
            <text:p>170742</text:p>
          </table:table-cell>
          <table:table-cell office:value-type="float" office:value="189811">
            <text:p>189811</text:p>
          </table:table-cell>
          <table:table-cell office:value-type="float" office:value="34718534">
            <text:p>34718534</text:p>
          </table:table-cell>
          <table:table-cell office:value-type="float" office:value="337563">
            <text:p>337563</text:p>
          </table:table-cell>
          <table:table-cell office:value-type="float" office:value="228772">
            <text:p>228772</text:p>
          </table:table-cell>
          <table:table-cell office:value-type="float" office:value="1133945859">
            <text:p>1133945859</text:p>
          </table:table-cell>
          <table:table-cell office:value-type="float" office:value="203124">
            <text:p>203124</text:p>
          </table:table-cell>
          <table:table-cell office:value-type="float" office:value="188118">
            <text:p>188118</text:p>
          </table:table-cell>
          <table:table-cell office:value-type="float" office:value="203905">
            <text:p>203905</text:p>
          </table:table-cell>
          <table:table-cell office:value-type="float" office:value="38422259">
            <text:p>38422259</text:p>
          </table:table-cell>
          <table:table-cell office:value-type="float" office:value="306960">
            <text:p>306960</text:p>
          </table:table-cell>
          <table:table-cell office:value-type="float" office:value="252984">
            <text:p>252984</text:p>
          </table:table-cell>
          <table:table-cell/>
        </table:table-row>
        <table:table-row table:style-name="ro1">
          <table:table-cell office:value-type="float" office:value="24214714138">
            <text:p>24214714138</text:p>
          </table:table-cell>
          <table:table-cell office:value-type="float" office:value="244122">
            <text:p>244122</text:p>
          </table:table-cell>
          <table:table-cell office:value-type="float" office:value="182759">
            <text:p>182759</text:p>
          </table:table-cell>
          <table:table-cell office:value-type="float" office:value="185634">
            <text:p>185634</text:p>
          </table:table-cell>
          <table:table-cell office:value-type="float" office:value="5130440">
            <text:p>5130440</text:p>
          </table:table-cell>
          <table:table-cell office:value-type="float" office:value="362958">
            <text:p>362958</text:p>
          </table:table-cell>
          <table:table-cell office:value-type="float" office:value="478962">
            <text:p>478962</text:p>
          </table:table-cell>
          <table:table-cell office:value-type="float" office:value="10815038526">
            <text:p>10815038526</text:p>
          </table:table-cell>
          <table:table-cell office:value-type="float" office:value="264663">
            <text:p>264663</text:p>
          </table:table-cell>
          <table:table-cell office:value-type="float" office:value="182854">
            <text:p>182854</text:p>
          </table:table-cell>
          <table:table-cell office:value-type="float" office:value="195706">
            <text:p>195706</text:p>
          </table:table-cell>
          <table:table-cell office:value-type="float" office:value="13086249">
            <text:p>13086249</text:p>
          </table:table-cell>
          <table:table-cell office:value-type="float" office:value="318325">
            <text:p>318325</text:p>
          </table:table-cell>
          <table:table-cell office:value-type="float" office:value="437967">
            <text:p>437967</text:p>
          </table:table-cell>
          <table:table-cell office:value-type="float" office:value="8466334770">
            <text:p>8466334770</text:p>
          </table:table-cell>
          <table:table-cell office:value-type="float" office:value="243540">
            <text:p>243540</text:p>
          </table:table-cell>
          <table:table-cell office:value-type="float" office:value="197759">
            <text:p>197759</text:p>
          </table:table-cell>
          <table:table-cell office:value-type="float" office:value="225469">
            <text:p>225469</text:p>
          </table:table-cell>
          <table:table-cell office:value-type="float" office:value="6620263">
            <text:p>6620263</text:p>
          </table:table-cell>
          <table:table-cell office:value-type="float" office:value="317300">
            <text:p>317300</text:p>
          </table:table-cell>
          <table:table-cell office:value-type="float" office:value="227688">
            <text:p>227688</text:p>
          </table:table-cell>
          <table:table-cell/>
        </table:table-row>
        <table:table-row table:style-name="ro1">
          <table:table-cell office:value-type="float" office:value="2656733197">
            <text:p>2656733197</text:p>
          </table:table-cell>
          <table:table-cell office:value-type="float" office:value="209778">
            <text:p>209778</text:p>
          </table:table-cell>
          <table:table-cell office:value-type="float" office:value="153530">
            <text:p>153530</text:p>
          </table:table-cell>
          <table:table-cell office:value-type="float" office:value="150372">
            <text:p>150372</text:p>
          </table:table-cell>
          <table:table-cell office:value-type="float" office:value="10641044">
            <text:p>10641044</text:p>
          </table:table-cell>
          <table:table-cell office:value-type="float" office:value="342091">
            <text:p>342091</text:p>
          </table:table-cell>
          <table:table-cell office:value-type="float" office:value="271860">
            <text:p>271860</text:p>
          </table:table-cell>
          <table:table-cell office:value-type="float" office:value="1624545718">
            <text:p>1624545718</text:p>
          </table:table-cell>
          <table:table-cell office:value-type="float" office:value="204018">
            <text:p>204018</text:p>
          </table:table-cell>
          <table:table-cell office:value-type="float" office:value="166796">
            <text:p>166796</text:p>
          </table:table-cell>
          <table:table-cell office:value-type="float" office:value="220821">
            <text:p>220821</text:p>
          </table:table-cell>
          <table:table-cell office:value-type="float" office:value="14693350">
            <text:p>14693350</text:p>
          </table:table-cell>
          <table:table-cell office:value-type="float" office:value="380569">
            <text:p>380569</text:p>
          </table:table-cell>
          <table:table-cell office:value-type="float" office:value="233184">
            <text:p>233184</text:p>
          </table:table-cell>
          <table:table-cell office:value-type="float" office:value="4527999982">
            <text:p>4527999982</text:p>
          </table:table-cell>
          <table:table-cell office:value-type="float" office:value="228619">
            <text:p>228619</text:p>
          </table:table-cell>
          <table:table-cell office:value-type="float" office:value="191018">
            <text:p>191018</text:p>
          </table:table-cell>
          <table:table-cell office:value-type="float" office:value="166030">
            <text:p>166030</text:p>
          </table:table-cell>
          <table:table-cell office:value-type="float" office:value="6266218">
            <text:p>6266218</text:p>
          </table:table-cell>
          <table:table-cell office:value-type="float" office:value="274548">
            <text:p>274548</text:p>
          </table:table-cell>
          <table:table-cell office:value-type="float" office:value="245846">
            <text:p>245846</text:p>
          </table:table-cell>
          <table:table-cell/>
        </table:table-row>
        <table:table-row table:style-name="ro1">
          <table:table-cell office:value-type="float" office:value="9837427464">
            <text:p>9837427464</text:p>
          </table:table-cell>
          <table:table-cell office:value-type="float" office:value="192090">
            <text:p>192090</text:p>
          </table:table-cell>
          <table:table-cell office:value-type="float" office:value="153700">
            <text:p>153700</text:p>
          </table:table-cell>
          <table:table-cell office:value-type="float" office:value="161796">
            <text:p>161796</text:p>
          </table:table-cell>
          <table:table-cell office:value-type="float" office:value="14098907">
            <text:p>14098907</text:p>
          </table:table-cell>
          <table:table-cell office:value-type="float" office:value="283142">
            <text:p>283142</text:p>
          </table:table-cell>
          <table:table-cell office:value-type="float" office:value="340593">
            <text:p>340593</text:p>
          </table:table-cell>
          <table:table-cell office:value-type="float" office:value="1300454257">
            <text:p>1300454257</text:p>
          </table:table-cell>
          <table:table-cell office:value-type="float" office:value="204086">
            <text:p>204086</text:p>
          </table:table-cell>
          <table:table-cell office:value-type="float" office:value="165094">
            <text:p>165094</text:p>
          </table:table-cell>
          <table:table-cell office:value-type="float" office:value="162250">
            <text:p>162250</text:p>
          </table:table-cell>
          <table:table-cell office:value-type="float" office:value="1614748">
            <text:p>1614748</text:p>
          </table:table-cell>
          <table:table-cell office:value-type="float" office:value="344479">
            <text:p>344479</text:p>
          </table:table-cell>
          <table:table-cell office:value-type="float" office:value="243173">
            <text:p>243173</text:p>
          </table:table-cell>
          <table:table-cell office:value-type="float" office:value="5154760887">
            <text:p>5154760887</text:p>
          </table:table-cell>
          <table:table-cell office:value-type="float" office:value="278492">
            <text:p>278492</text:p>
          </table:table-cell>
          <table:table-cell office:value-type="float" office:value="172572">
            <text:p>172572</text:p>
          </table:table-cell>
          <table:table-cell office:value-type="float" office:value="181330">
            <text:p>181330</text:p>
          </table:table-cell>
          <table:table-cell office:value-type="float" office:value="8031757">
            <text:p>8031757</text:p>
          </table:table-cell>
          <table:table-cell office:value-type="float" office:value="267692">
            <text:p>267692</text:p>
          </table:table-cell>
          <table:table-cell office:value-type="float" office:value="250969">
            <text:p>250969</text:p>
          </table:table-cell>
          <table:table-cell/>
        </table:table-row>
        <table:table-row table:style-name="ro1">
          <table:table-cell office:value-type="float" office:value="6998112912">
            <text:p>6998112912</text:p>
          </table:table-cell>
          <table:table-cell office:value-type="float" office:value="193356">
            <text:p>193356</text:p>
          </table:table-cell>
          <table:table-cell office:value-type="float" office:value="182695">
            <text:p>182695</text:p>
          </table:table-cell>
          <table:table-cell office:value-type="float" office:value="251224">
            <text:p>251224</text:p>
          </table:table-cell>
          <table:table-cell office:value-type="float" office:value="256550">
            <text:p>256550</text:p>
          </table:table-cell>
          <table:table-cell office:value-type="float" office:value="337229">
            <text:p>337229</text:p>
          </table:table-cell>
          <table:table-cell office:value-type="float" office:value="225032">
            <text:p>225032</text:p>
          </table:table-cell>
          <table:table-cell office:value-type="float" office:value="1998204294">
            <text:p>1998204294</text:p>
          </table:table-cell>
          <table:table-cell office:value-type="float" office:value="320112">
            <text:p>320112</text:p>
          </table:table-cell>
          <table:table-cell office:value-type="float" office:value="169980">
            <text:p>169980</text:p>
          </table:table-cell>
          <table:table-cell office:value-type="float" office:value="190268">
            <text:p>190268</text:p>
          </table:table-cell>
          <table:table-cell office:value-type="float" office:value="2837154">
            <text:p>2837154</text:p>
          </table:table-cell>
          <table:table-cell office:value-type="float" office:value="285164">
            <text:p>285164</text:p>
          </table:table-cell>
          <table:table-cell office:value-type="float" office:value="234746">
            <text:p>234746</text:p>
          </table:table-cell>
          <table:table-cell office:value-type="float" office:value="20550648580">
            <text:p>20550648580</text:p>
          </table:table-cell>
          <table:table-cell office:value-type="float" office:value="318586">
            <text:p>318586</text:p>
          </table:table-cell>
          <table:table-cell office:value-type="float" office:value="287578">
            <text:p>287578</text:p>
          </table:table-cell>
          <table:table-cell office:value-type="float" office:value="189187">
            <text:p>189187</text:p>
          </table:table-cell>
          <table:table-cell office:value-type="float" office:value="14927355">
            <text:p>14927355</text:p>
          </table:table-cell>
          <table:table-cell office:value-type="float" office:value="366099">
            <text:p>366099</text:p>
          </table:table-cell>
          <table:table-cell office:value-type="float" office:value="303363">
            <text:p>303363</text:p>
          </table:table-cell>
          <table:table-cell/>
        </table:table-row>
        <table:table-row table:style-name="ro1">
          <table:table-cell office:value-type="float" office:value="3371560359">
            <text:p>3371560359</text:p>
          </table:table-cell>
          <table:table-cell office:value-type="float" office:value="233595">
            <text:p>233595</text:p>
          </table:table-cell>
          <table:table-cell office:value-type="float" office:value="234972">
            <text:p>234972</text:p>
          </table:table-cell>
          <table:table-cell office:value-type="float" office:value="186615">
            <text:p>186615</text:p>
          </table:table-cell>
          <table:table-cell office:value-type="float" office:value="32566652">
            <text:p>32566652</text:p>
          </table:table-cell>
          <table:table-cell office:value-type="float" office:value="343982">
            <text:p>343982</text:p>
          </table:table-cell>
          <table:table-cell office:value-type="float" office:value="458343">
            <text:p>458343</text:p>
          </table:table-cell>
          <table:table-cell office:value-type="float" office:value="15837665976">
            <text:p>15837665976</text:p>
          </table:table-cell>
          <table:table-cell office:value-type="float" office:value="317676">
            <text:p>317676</text:p>
          </table:table-cell>
          <table:table-cell office:value-type="float" office:value="171010">
            <text:p>171010</text:p>
          </table:table-cell>
          <table:table-cell office:value-type="float" office:value="207051">
            <text:p>207051</text:p>
          </table:table-cell>
          <table:table-cell office:value-type="float" office:value="1126714">
            <text:p>1126714</text:p>
          </table:table-cell>
          <table:table-cell office:value-type="float" office:value="311521">
            <text:p>311521</text:p>
          </table:table-cell>
          <table:table-cell office:value-type="float" office:value="333492">
            <text:p>333492</text:p>
          </table:table-cell>
          <table:table-cell office:value-type="float" office:value="7967867024">
            <text:p>7967867024</text:p>
          </table:table-cell>
          <table:table-cell office:value-type="float" office:value="310690">
            <text:p>310690</text:p>
          </table:table-cell>
          <table:table-cell office:value-type="float" office:value="182036">
            <text:p>182036</text:p>
          </table:table-cell>
          <table:table-cell office:value-type="float" office:value="211236">
            <text:p>211236</text:p>
          </table:table-cell>
          <table:table-cell office:value-type="float" office:value="252268">
            <text:p>252268</text:p>
          </table:table-cell>
          <table:table-cell office:value-type="float" office:value="294260">
            <text:p>294260</text:p>
          </table:table-cell>
          <table:table-cell office:value-type="float" office:value="381523">
            <text:p>381523</text:p>
          </table:table-cell>
          <table:table-cell/>
        </table:table-row>
        <table:table-row table:style-name="ro1">
          <table:table-cell office:value-type="float" office:value="3158304458">
            <text:p>3158304458</text:p>
          </table:table-cell>
          <table:table-cell office:value-type="float" office:value="318238">
            <text:p>318238</text:p>
          </table:table-cell>
          <table:table-cell office:value-type="float" office:value="261005">
            <text:p>261005</text:p>
          </table:table-cell>
          <table:table-cell office:value-type="float" office:value="355036">
            <text:p>355036</text:p>
          </table:table-cell>
          <table:table-cell office:value-type="float" office:value="17015817">
            <text:p>17015817</text:p>
          </table:table-cell>
          <table:table-cell office:value-type="float" office:value="636620">
            <text:p>636620</text:p>
          </table:table-cell>
          <table:table-cell office:value-type="float" office:value="398231">
            <text:p>398231</text:p>
          </table:table-cell>
          <table:table-cell office:value-type="float" office:value="5397531384">
            <text:p>5397531384</text:p>
          </table:table-cell>
          <table:table-cell office:value-type="float" office:value="270827">
            <text:p>270827</text:p>
          </table:table-cell>
          <table:table-cell office:value-type="float" office:value="275171">
            <text:p>275171</text:p>
          </table:table-cell>
          <table:table-cell office:value-type="float" office:value="166728">
            <text:p>166728</text:p>
          </table:table-cell>
          <table:table-cell office:value-type="float" office:value="11265629">
            <text:p>11265629</text:p>
          </table:table-cell>
          <table:table-cell office:value-type="float" office:value="302154">
            <text:p>302154</text:p>
          </table:table-cell>
          <table:table-cell office:value-type="float" office:value="266560">
            <text:p>266560</text:p>
          </table:table-cell>
          <table:table-cell office:value-type="float" office:value="4482615308">
            <text:p>4482615308</text:p>
          </table:table-cell>
          <table:table-cell office:value-type="float" office:value="282623">
            <text:p>282623</text:p>
          </table:table-cell>
          <table:table-cell office:value-type="float" office:value="163726">
            <text:p>163726</text:p>
          </table:table-cell>
          <table:table-cell office:value-type="float" office:value="240006">
            <text:p>240006</text:p>
          </table:table-cell>
          <table:table-cell office:value-type="float" office:value="5792700">
            <text:p>5792700</text:p>
          </table:table-cell>
          <table:table-cell office:value-type="float" office:value="297504">
            <text:p>297504</text:p>
          </table:table-cell>
          <table:table-cell office:value-type="float" office:value="246334">
            <text:p>246334</text:p>
          </table:table-cell>
          <table:table-cell/>
        </table:table-row>
        <table:table-row table:style-name="ro1">
          <table:table-cell office:value-type="float" office:value="4544463361">
            <text:p>4544463361</text:p>
          </table:table-cell>
          <table:table-cell office:value-type="float" office:value="293883">
            <text:p>293883</text:p>
          </table:table-cell>
          <table:table-cell office:value-type="float" office:value="224188">
            <text:p>224188</text:p>
          </table:table-cell>
          <table:table-cell office:value-type="float" office:value="235042">
            <text:p>235042</text:p>
          </table:table-cell>
          <table:table-cell office:value-type="float" office:value="4480964">
            <text:p>4480964</text:p>
          </table:table-cell>
          <table:table-cell office:value-type="float" office:value="599815">
            <text:p>599815</text:p>
          </table:table-cell>
          <table:table-cell office:value-type="float" office:value="279268">
            <text:p>279268</text:p>
          </table:table-cell>
          <table:table-cell office:value-type="float" office:value="2897781328">
            <text:p>2897781328</text:p>
          </table:table-cell>
          <table:table-cell office:value-type="float" office:value="318497">
            <text:p>318497</text:p>
          </table:table-cell>
          <table:table-cell office:value-type="float" office:value="293038">
            <text:p>293038</text:p>
          </table:table-cell>
          <table:table-cell office:value-type="float" office:value="196435">
            <text:p>196435</text:p>
          </table:table-cell>
          <table:table-cell office:value-type="float" office:value="20148086">
            <text:p>20148086</text:p>
          </table:table-cell>
          <table:table-cell office:value-type="float" office:value="278182">
            <text:p>278182</text:p>
          </table:table-cell>
          <table:table-cell office:value-type="float" office:value="272482">
            <text:p>272482</text:p>
          </table:table-cell>
          <table:table-cell office:value-type="float" office:value="1000695582">
            <text:p>1000695582</text:p>
          </table:table-cell>
          <table:table-cell office:value-type="float" office:value="203788">
            <text:p>203788</text:p>
          </table:table-cell>
          <table:table-cell office:value-type="float" office:value="168116">
            <text:p>168116</text:p>
          </table:table-cell>
          <table:table-cell office:value-type="float" office:value="166308">
            <text:p>166308</text:p>
          </table:table-cell>
          <table:table-cell office:value-type="float" office:value="9719869">
            <text:p>9719869</text:p>
          </table:table-cell>
          <table:table-cell office:value-type="float" office:value="300538">
            <text:p>300538</text:p>
          </table:table-cell>
          <table:table-cell office:value-type="float" office:value="232686">
            <text:p>232686</text:p>
          </table:table-cell>
          <table:table-cell/>
        </table:table-row>
        <table:table-row table:style-name="ro1">
          <table:table-cell office:value-type="float" office:value="2995370473">
            <text:p>2995370473</text:p>
          </table:table-cell>
          <table:table-cell office:value-type="float" office:value="323914">
            <text:p>323914</text:p>
          </table:table-cell>
          <table:table-cell office:value-type="float" office:value="2000196">
            <text:p>2000196</text:p>
          </table:table-cell>
          <table:table-cell office:value-type="float" office:value="258757">
            <text:p>258757</text:p>
          </table:table-cell>
          <table:table-cell office:value-type="float" office:value="6543829">
            <text:p>6543829</text:p>
          </table:table-cell>
          <table:table-cell office:value-type="float" office:value="667781">
            <text:p>667781</text:p>
          </table:table-cell>
          <table:table-cell office:value-type="float" office:value="390656">
            <text:p>390656</text:p>
          </table:table-cell>
          <table:table-cell office:value-type="float" office:value="28325373452">
            <text:p>28325373452</text:p>
          </table:table-cell>
          <table:table-cell office:value-type="float" office:value="205744">
            <text:p>205744</text:p>
          </table:table-cell>
          <table:table-cell office:value-type="float" office:value="168240">
            <text:p>168240</text:p>
          </table:table-cell>
          <table:table-cell office:value-type="float" office:value="190592">
            <text:p>190592</text:p>
          </table:table-cell>
          <table:table-cell office:value-type="float" office:value="468746">
            <text:p>468746</text:p>
          </table:table-cell>
          <table:table-cell office:value-type="float" office:value="312678">
            <text:p>312678</text:p>
          </table:table-cell>
          <table:table-cell office:value-type="float" office:value="256070">
            <text:p>256070</text:p>
          </table:table-cell>
          <table:table-cell office:value-type="float" office:value="1517351308">
            <text:p>1517351308</text:p>
          </table:table-cell>
          <table:table-cell office:value-type="float" office:value="201938">
            <text:p>201938</text:p>
          </table:table-cell>
          <table:table-cell office:value-type="float" office:value="167778">
            <text:p>167778</text:p>
          </table:table-cell>
          <table:table-cell office:value-type="float" office:value="200565">
            <text:p>200565</text:p>
          </table:table-cell>
          <table:table-cell office:value-type="float" office:value="6645321">
            <text:p>6645321</text:p>
          </table:table-cell>
          <table:table-cell office:value-type="float" office:value="407992">
            <text:p>407992</text:p>
          </table:table-cell>
          <table:table-cell office:value-type="float" office:value="236306">
            <text:p>236306</text:p>
          </table:table-cell>
          <table:table-cell/>
        </table:table-row>
        <table:table-row table:style-name="ro1">
          <table:table-cell office:value-type="float" office:value="2302237195">
            <text:p>2302237195</text:p>
          </table:table-cell>
          <table:table-cell office:value-type="float" office:value="200436">
            <text:p>200436</text:p>
          </table:table-cell>
          <table:table-cell office:value-type="float" office:value="210343">
            <text:p>210343</text:p>
          </table:table-cell>
          <table:table-cell office:value-type="float" office:value="176945">
            <text:p>176945</text:p>
          </table:table-cell>
          <table:table-cell office:value-type="float" office:value="25091816">
            <text:p>25091816</text:p>
          </table:table-cell>
          <table:table-cell office:value-type="float" office:value="315297">
            <text:p>315297</text:p>
          </table:table-cell>
          <table:table-cell office:value-type="float" office:value="337276">
            <text:p>337276</text:p>
          </table:table-cell>
          <table:table-cell office:value-type="float" office:value="11973250256">
            <text:p>11973250256</text:p>
          </table:table-cell>
          <table:table-cell office:value-type="float" office:value="207484">
            <text:p>207484</text:p>
          </table:table-cell>
          <table:table-cell office:value-type="float" office:value="182302">
            <text:p>182302</text:p>
          </table:table-cell>
          <table:table-cell office:value-type="float" office:value="167032">
            <text:p>167032</text:p>
          </table:table-cell>
          <table:table-cell office:value-type="float" office:value="6572042">
            <text:p>6572042</text:p>
          </table:table-cell>
          <table:table-cell office:value-type="float" office:value="569208">
            <text:p>569208</text:p>
          </table:table-cell>
          <table:table-cell office:value-type="float" office:value="261718">
            <text:p>261718</text:p>
          </table:table-cell>
          <table:table-cell office:value-type="float" office:value="1899267970">
            <text:p>1899267970</text:p>
          </table:table-cell>
          <table:table-cell office:value-type="float" office:value="207306">
            <text:p>207306</text:p>
          </table:table-cell>
          <table:table-cell office:value-type="float" office:value="832728">
            <text:p>832728</text:p>
          </table:table-cell>
          <table:table-cell office:value-type="float" office:value="165562">
            <text:p>165562</text:p>
          </table:table-cell>
          <table:table-cell office:value-type="float" office:value="3178576">
            <text:p>3178576</text:p>
          </table:table-cell>
          <table:table-cell office:value-type="float" office:value="994490">
            <text:p>994490</text:p>
          </table:table-cell>
          <table:table-cell office:value-type="float" office:value="264980">
            <text:p>264980</text:p>
          </table:table-cell>
          <table:table-cell/>
        </table:table-row>
        <table:table-row table:style-name="ro1">
          <table:table-cell office:value-type="float" office:value="1571328325">
            <text:p>1571328325</text:p>
          </table:table-cell>
          <table:table-cell office:value-type="float" office:value="194972">
            <text:p>194972</text:p>
          </table:table-cell>
          <table:table-cell office:value-type="float" office:value="242563">
            <text:p>242563</text:p>
          </table:table-cell>
          <table:table-cell office:value-type="float" office:value="227018">
            <text:p>227018</text:p>
          </table:table-cell>
          <table:table-cell office:value-type="float" office:value="1868400">
            <text:p>1868400</text:p>
          </table:table-cell>
          <table:table-cell office:value-type="float" office:value="444159">
            <text:p>444159</text:p>
          </table:table-cell>
          <table:table-cell office:value-type="float" office:value="252276">
            <text:p>252276</text:p>
          </table:table-cell>
          <table:table-cell office:value-type="float" office:value="6620431632">
            <text:p>6620431632</text:p>
          </table:table-cell>
          <table:table-cell office:value-type="float" office:value="208604">
            <text:p>208604</text:p>
          </table:table-cell>
          <table:table-cell office:value-type="float" office:value="201397">
            <text:p>201397</text:p>
          </table:table-cell>
          <table:table-cell office:value-type="float" office:value="222714">
            <text:p>222714</text:p>
          </table:table-cell>
          <table:table-cell office:value-type="float" office:value="370756">
            <text:p>370756</text:p>
          </table:table-cell>
          <table:table-cell office:value-type="float" office:value="277422">
            <text:p>277422</text:p>
          </table:table-cell>
          <table:table-cell office:value-type="float" office:value="228102">
            <text:p>228102</text:p>
          </table:table-cell>
          <table:table-cell office:value-type="float" office:value="2804041516">
            <text:p>2804041516</text:p>
          </table:table-cell>
          <table:table-cell office:value-type="float" office:value="205524">
            <text:p>205524</text:p>
          </table:table-cell>
          <table:table-cell office:value-type="float" office:value="202653">
            <text:p>202653</text:p>
          </table:table-cell>
          <table:table-cell office:value-type="float" office:value="167580">
            <text:p>167580</text:p>
          </table:table-cell>
          <table:table-cell office:value-type="float" office:value="41576378">
            <text:p>41576378</text:p>
          </table:table-cell>
          <table:table-cell office:value-type="float" office:value="280414">
            <text:p>280414</text:p>
          </table:table-cell>
          <table:table-cell office:value-type="float" office:value="223752">
            <text:p>223752</text:p>
          </table:table-cell>
          <table:table-cell/>
        </table:table-row>
        <table:table-row table:style-name="ro1">
          <table:table-cell office:value-type="float" office:value="5724390562">
            <text:p>5724390562</text:p>
          </table:table-cell>
          <table:table-cell office:value-type="float" office:value="240697">
            <text:p>240697</text:p>
          </table:table-cell>
          <table:table-cell office:value-type="float" office:value="160114">
            <text:p>160114</text:p>
          </table:table-cell>
          <table:table-cell office:value-type="float" office:value="212446">
            <text:p>212446</text:p>
          </table:table-cell>
          <table:table-cell office:value-type="float" office:value="5786707">
            <text:p>5786707</text:p>
          </table:table-cell>
          <table:table-cell office:value-type="float" office:value="312494">
            <text:p>312494</text:p>
          </table:table-cell>
          <table:table-cell office:value-type="float" office:value="226338">
            <text:p>226338</text:p>
          </table:table-cell>
          <table:table-cell office:value-type="float" office:value="30578364679">
            <text:p>30578364679</text:p>
          </table:table-cell>
          <table:table-cell office:value-type="float" office:value="248354">
            <text:p>248354</text:p>
          </table:table-cell>
          <table:table-cell office:value-type="float" office:value="207738">
            <text:p>207738</text:p>
          </table:table-cell>
          <table:table-cell office:value-type="float" office:value="162048">
            <text:p>162048</text:p>
          </table:table-cell>
          <table:table-cell office:value-type="float" office:value="35288176">
            <text:p>35288176</text:p>
          </table:table-cell>
          <table:table-cell office:value-type="float" office:value="344592">
            <text:p>344592</text:p>
          </table:table-cell>
          <table:table-cell office:value-type="float" office:value="262911">
            <text:p>262911</text:p>
          </table:table-cell>
          <table:table-cell office:value-type="float" office:value="7423064495">
            <text:p>7423064495</text:p>
          </table:table-cell>
          <table:table-cell office:value-type="float" office:value="224732">
            <text:p>224732</text:p>
          </table:table-cell>
          <table:table-cell office:value-type="float" office:value="168578">
            <text:p>168578</text:p>
          </table:table-cell>
          <table:table-cell office:value-type="float" office:value="160668">
            <text:p>160668</text:p>
          </table:table-cell>
          <table:table-cell office:value-type="float" office:value="46033161">
            <text:p>46033161</text:p>
          </table:table-cell>
          <table:table-cell office:value-type="float" office:value="277820">
            <text:p>277820</text:p>
          </table:table-cell>
          <table:table-cell office:value-type="float" office:value="251226">
            <text:p>251226</text:p>
          </table:table-cell>
          <table:table-cell/>
        </table:table-row>
        <table:table-row table:style-name="ro1">
          <table:table-cell office:value-type="float" office:value="12704450602">
            <text:p>12704450602</text:p>
          </table:table-cell>
          <table:table-cell office:value-type="float" office:value="190750">
            <text:p>190750</text:p>
          </table:table-cell>
          <table:table-cell office:value-type="float" office:value="153166">
            <text:p>153166</text:p>
          </table:table-cell>
          <table:table-cell office:value-type="float" office:value="161802">
            <text:p>161802</text:p>
          </table:table-cell>
          <table:table-cell office:value-type="float" office:value="8865740">
            <text:p>8865740</text:p>
          </table:table-cell>
          <table:table-cell office:value-type="float" office:value="271182">
            <text:p>271182</text:p>
          </table:table-cell>
          <table:table-cell office:value-type="float" office:value="239370">
            <text:p>239370</text:p>
          </table:table-cell>
          <table:table-cell office:value-type="float" office:value="29400087614">
            <text:p>29400087614</text:p>
          </table:table-cell>
          <table:table-cell office:value-type="float" office:value="219858">
            <text:p>219858</text:p>
          </table:table-cell>
          <table:table-cell office:value-type="float" office:value="203730">
            <text:p>203730</text:p>
          </table:table-cell>
          <table:table-cell office:value-type="float" office:value="260767">
            <text:p>260767</text:p>
          </table:table-cell>
          <table:table-cell office:value-type="float" office:value="10777333">
            <text:p>10777333</text:p>
          </table:table-cell>
          <table:table-cell office:value-type="float" office:value="292146">
            <text:p>292146</text:p>
          </table:table-cell>
          <table:table-cell office:value-type="float" office:value="376446">
            <text:p>376446</text:p>
          </table:table-cell>
          <table:table-cell office:value-type="float" office:value="4110979965">
            <text:p>4110979965</text:p>
          </table:table-cell>
          <table:table-cell office:value-type="float" office:value="296799">
            <text:p>296799</text:p>
          </table:table-cell>
          <table:table-cell office:value-type="float" office:value="171864">
            <text:p>171864</text:p>
          </table:table-cell>
          <table:table-cell office:value-type="float" office:value="161724">
            <text:p>161724</text:p>
          </table:table-cell>
          <table:table-cell office:value-type="float" office:value="6531281">
            <text:p>6531281</text:p>
          </table:table-cell>
          <table:table-cell office:value-type="float" office:value="280582">
            <text:p>280582</text:p>
          </table:table-cell>
          <table:table-cell office:value-type="float" office:value="232904">
            <text:p>232904</text:p>
          </table:table-cell>
          <table:table-cell/>
        </table:table-row>
        <table:table-row table:style-name="ro1">
          <table:table-cell office:value-type="float" office:value="3527420804">
            <text:p>3527420804</text:p>
          </table:table-cell>
          <table:table-cell office:value-type="float" office:value="218775">
            <text:p>218775</text:p>
          </table:table-cell>
          <table:table-cell office:value-type="float" office:value="155424">
            <text:p>155424</text:p>
          </table:table-cell>
          <table:table-cell office:value-type="float" office:value="149996">
            <text:p>149996</text:p>
          </table:table-cell>
          <table:table-cell office:value-type="float" office:value="449226">
            <text:p>449226</text:p>
          </table:table-cell>
          <table:table-cell office:value-type="float" office:value="323706">
            <text:p>323706</text:p>
          </table:table-cell>
          <table:table-cell office:value-type="float" office:value="220220">
            <text:p>220220</text:p>
          </table:table-cell>
          <table:table-cell office:value-type="float" office:value="4245335624">
            <text:p>4245335624</text:p>
          </table:table-cell>
          <table:table-cell office:value-type="float" office:value="291462">
            <text:p>291462</text:p>
          </table:table-cell>
          <table:table-cell office:value-type="float" office:value="231433">
            <text:p>231433</text:p>
          </table:table-cell>
          <table:table-cell office:value-type="float" office:value="257576">
            <text:p>257576</text:p>
          </table:table-cell>
          <table:table-cell office:value-type="float" office:value="4165568">
            <text:p>4165568</text:p>
          </table:table-cell>
          <table:table-cell office:value-type="float" office:value="319607">
            <text:p>319607</text:p>
          </table:table-cell>
          <table:table-cell office:value-type="float" office:value="405536">
            <text:p>405536</text:p>
          </table:table-cell>
          <table:table-cell office:value-type="float" office:value="3189272408">
            <text:p>3189272408</text:p>
          </table:table-cell>
          <table:table-cell office:value-type="float" office:value="202168">
            <text:p>202168</text:p>
          </table:table-cell>
          <table:table-cell office:value-type="float" office:value="179674">
            <text:p>179674</text:p>
          </table:table-cell>
          <table:table-cell office:value-type="float" office:value="166996">
            <text:p>166996</text:p>
          </table:table-cell>
          <table:table-cell office:value-type="float" office:value="5326420">
            <text:p>5326420</text:p>
          </table:table-cell>
          <table:table-cell office:value-type="float" office:value="310979">
            <text:p>310979</text:p>
          </table:table-cell>
          <table:table-cell office:value-type="float" office:value="242934">
            <text:p>242934</text:p>
          </table:table-cell>
          <table:table-cell/>
        </table:table-row>
        <table:table-row table:style-name="ro1">
          <table:table-cell office:value-type="float" office:value="6250962218">
            <text:p>6250962218</text:p>
          </table:table-cell>
          <table:table-cell office:value-type="float" office:value="242156">
            <text:p>242156</text:p>
          </table:table-cell>
          <table:table-cell office:value-type="float" office:value="155780">
            <text:p>155780</text:p>
          </table:table-cell>
          <table:table-cell office:value-type="float" office:value="159078">
            <text:p>159078</text:p>
          </table:table-cell>
          <table:table-cell office:value-type="float" office:value="249848">
            <text:p>249848</text:p>
          </table:table-cell>
          <table:table-cell office:value-type="float" office:value="284538">
            <text:p>284538</text:p>
          </table:table-cell>
          <table:table-cell office:value-type="float" office:value="217276">
            <text:p>217276</text:p>
          </table:table-cell>
          <table:table-cell office:value-type="float" office:value="3788398565">
            <text:p>3788398565</text:p>
          </table:table-cell>
          <table:table-cell office:value-type="float" office:value="316000">
            <text:p>316000</text:p>
          </table:table-cell>
          <table:table-cell office:value-type="float" office:value="225518">
            <text:p>225518</text:p>
          </table:table-cell>
          <table:table-cell office:value-type="float" office:value="179620">
            <text:p>179620</text:p>
          </table:table-cell>
          <table:table-cell office:value-type="float" office:value="3255020">
            <text:p>3255020</text:p>
          </table:table-cell>
          <table:table-cell office:value-type="float" office:value="278500">
            <text:p>278500</text:p>
          </table:table-cell>
          <table:table-cell office:value-type="float" office:value="426624">
            <text:p>426624</text:p>
          </table:table-cell>
          <table:table-cell office:value-type="float" office:value="7135696936">
            <text:p>7135696936</text:p>
          </table:table-cell>
          <table:table-cell office:value-type="float" office:value="200934">
            <text:p>200934</text:p>
          </table:table-cell>
          <table:table-cell office:value-type="float" office:value="182242">
            <text:p>182242</text:p>
          </table:table-cell>
          <table:table-cell office:value-type="float" office:value="166424">
            <text:p>166424</text:p>
          </table:table-cell>
          <table:table-cell office:value-type="float" office:value="29018118">
            <text:p>29018118</text:p>
          </table:table-cell>
          <table:table-cell office:value-type="float" office:value="340833">
            <text:p>340833</text:p>
          </table:table-cell>
          <table:table-cell office:value-type="float" office:value="239708">
            <text:p>239708</text:p>
          </table:table-cell>
          <table:table-cell/>
        </table:table-row>
        <table:table-row table:style-name="ro1">
          <table:table-cell office:value-type="float" office:value="1892930509">
            <text:p>1892930509</text:p>
          </table:table-cell>
          <table:table-cell office:value-type="float" office:value="237662">
            <text:p>237662</text:p>
          </table:table-cell>
          <table:table-cell office:value-type="float" office:value="186236">
            <text:p>186236</text:p>
          </table:table-cell>
          <table:table-cell office:value-type="float" office:value="156430">
            <text:p>156430</text:p>
          </table:table-cell>
          <table:table-cell office:value-type="float" office:value="8482084">
            <text:p>8482084</text:p>
          </table:table-cell>
          <table:table-cell office:value-type="float" office:value="317832">
            <text:p>317832</text:p>
          </table:table-cell>
          <table:table-cell office:value-type="float" office:value="243202">
            <text:p>243202</text:p>
          </table:table-cell>
          <table:table-cell office:value-type="float" office:value="2677558193">
            <text:p>2677558193</text:p>
          </table:table-cell>
          <table:table-cell office:value-type="float" office:value="321782">
            <text:p>321782</text:p>
          </table:table-cell>
          <table:table-cell office:value-type="float" office:value="209687">
            <text:p>209687</text:p>
          </table:table-cell>
          <table:table-cell office:value-type="float" office:value="211497">
            <text:p>211497</text:p>
          </table:table-cell>
          <table:table-cell office:value-type="float" office:value="11716960">
            <text:p>11716960</text:p>
          </table:table-cell>
          <table:table-cell office:value-type="float" office:value="560382">
            <text:p>560382</text:p>
          </table:table-cell>
          <table:table-cell office:value-type="float" office:value="437257">
            <text:p>437257</text:p>
          </table:table-cell>
          <table:table-cell office:value-type="float" office:value="2249501425">
            <text:p>2249501425</text:p>
          </table:table-cell>
          <table:table-cell office:value-type="float" office:value="258904">
            <text:p>258904</text:p>
          </table:table-cell>
          <table:table-cell office:value-type="float" office:value="184476">
            <text:p>184476</text:p>
          </table:table-cell>
          <table:table-cell office:value-type="float" office:value="174158">
            <text:p>174158</text:p>
          </table:table-cell>
          <table:table-cell office:value-type="float" office:value="26867633">
            <text:p>26867633</text:p>
          </table:table-cell>
          <table:table-cell office:value-type="float" office:value="414672">
            <text:p>414672</text:p>
          </table:table-cell>
          <table:table-cell office:value-type="float" office:value="320042">
            <text:p>320042</text:p>
          </table:table-cell>
          <table:table-cell/>
        </table:table-row>
        <table:table-row table:style-name="ro1">
          <table:table-cell office:value-type="float" office:value="3625757351">
            <text:p>3625757351</text:p>
          </table:table-cell>
          <table:table-cell office:value-type="float" office:value="195418">
            <text:p>195418</text:p>
          </table:table-cell>
          <table:table-cell office:value-type="float" office:value="227021">
            <text:p>227021</text:p>
          </table:table-cell>
          <table:table-cell office:value-type="float" office:value="207515">
            <text:p>207515</text:p>
          </table:table-cell>
          <table:table-cell office:value-type="float" office:value="280435">
            <text:p>280435</text:p>
          </table:table-cell>
          <table:table-cell office:value-type="float" office:value="315656">
            <text:p>315656</text:p>
          </table:table-cell>
          <table:table-cell office:value-type="float" office:value="250296">
            <text:p>250296</text:p>
          </table:table-cell>
          <table:table-cell office:value-type="float" office:value="9166292831">
            <text:p>9166292831</text:p>
          </table:table-cell>
          <table:table-cell office:value-type="float" office:value="254437">
            <text:p>254437</text:p>
          </table:table-cell>
          <table:table-cell office:value-type="float" office:value="266872">
            <text:p>266872</text:p>
          </table:table-cell>
          <table:table-cell office:value-type="float" office:value="310571">
            <text:p>310571</text:p>
          </table:table-cell>
          <table:table-cell office:value-type="float" office:value="13455343">
            <text:p>13455343</text:p>
          </table:table-cell>
          <table:table-cell office:value-type="float" office:value="282980">
            <text:p>282980</text:p>
          </table:table-cell>
          <table:table-cell office:value-type="float" office:value="394681">
            <text:p>394681</text:p>
          </table:table-cell>
          <table:table-cell office:value-type="float" office:value="3856362203">
            <text:p>3856362203</text:p>
          </table:table-cell>
          <table:table-cell office:value-type="float" office:value="200022">
            <text:p>200022</text:p>
          </table:table-cell>
          <table:table-cell office:value-type="float" office:value="209083">
            <text:p>209083</text:p>
          </table:table-cell>
          <table:table-cell office:value-type="float" office:value="161210">
            <text:p>161210</text:p>
          </table:table-cell>
          <table:table-cell office:value-type="float" office:value="3348886">
            <text:p>3348886</text:p>
          </table:table-cell>
          <table:table-cell office:value-type="float" office:value="274402">
            <text:p>274402</text:p>
          </table:table-cell>
          <table:table-cell office:value-type="float" office:value="263821">
            <text:p>263821</text:p>
          </table:table-cell>
          <table:table-cell/>
        </table:table-row>
        <table:table-row table:style-name="ro1">
          <table:table-cell office:value-type="float" office:value="8760877941">
            <text:p>8760877941</text:p>
          </table:table-cell>
          <table:table-cell office:value-type="float" office:value="221047">
            <text:p>221047</text:p>
          </table:table-cell>
          <table:table-cell office:value-type="float" office:value="162104">
            <text:p>162104</text:p>
          </table:table-cell>
          <table:table-cell office:value-type="float" office:value="153204">
            <text:p>153204</text:p>
          </table:table-cell>
          <table:table-cell office:value-type="float" office:value="3647396">
            <text:p>3647396</text:p>
          </table:table-cell>
          <table:table-cell office:value-type="float" office:value="322182">
            <text:p>322182</text:p>
          </table:table-cell>
          <table:table-cell office:value-type="float" office:value="226300">
            <text:p>226300</text:p>
          </table:table-cell>
          <table:table-cell office:value-type="float" office:value="3617098368">
            <text:p>3617098368</text:p>
          </table:table-cell>
          <table:table-cell office:value-type="float" office:value="243415">
            <text:p>243415</text:p>
          </table:table-cell>
          <table:table-cell office:value-type="float" office:value="185944">
            <text:p>185944</text:p>
          </table:table-cell>
          <table:table-cell office:value-type="float" office:value="229768">
            <text:p>229768</text:p>
          </table:table-cell>
          <table:table-cell office:value-type="float" office:value="17887643">
            <text:p>17887643</text:p>
          </table:table-cell>
          <table:table-cell office:value-type="float" office:value="407806">
            <text:p>407806</text:p>
          </table:table-cell>
          <table:table-cell office:value-type="float" office:value="234834">
            <text:p>234834</text:p>
          </table:table-cell>
          <table:table-cell office:value-type="float" office:value="8081149567">
            <text:p>8081149567</text:p>
          </table:table-cell>
          <table:table-cell office:value-type="float" office:value="203594">
            <text:p>203594</text:p>
          </table:table-cell>
          <table:table-cell office:value-type="float" office:value="241438">
            <text:p>241438</text:p>
          </table:table-cell>
          <table:table-cell office:value-type="float" office:value="222905">
            <text:p>222905</text:p>
          </table:table-cell>
          <table:table-cell office:value-type="float" office:value="26281328">
            <text:p>26281328</text:p>
          </table:table-cell>
          <table:table-cell office:value-type="float" office:value="285634">
            <text:p>285634</text:p>
          </table:table-cell>
          <table:table-cell office:value-type="float" office:value="237856">
            <text:p>237856</text:p>
          </table:table-cell>
          <table:table-cell/>
        </table:table-row>
        <table:table-row table:style-name="ro1">
          <table:table-cell office:value-type="float" office:value="6969327125">
            <text:p>6969327125</text:p>
          </table:table-cell>
          <table:table-cell office:value-type="float" office:value="195568">
            <text:p>195568</text:p>
          </table:table-cell>
          <table:table-cell office:value-type="float" office:value="154446">
            <text:p>154446</text:p>
          </table:table-cell>
          <table:table-cell office:value-type="float" office:value="152682">
            <text:p>152682</text:p>
          </table:table-cell>
          <table:table-cell office:value-type="float" office:value="747406">
            <text:p>747406</text:p>
          </table:table-cell>
          <table:table-cell office:value-type="float" office:value="319282">
            <text:p>319282</text:p>
          </table:table-cell>
          <table:table-cell office:value-type="float" office:value="216288">
            <text:p>216288</text:p>
          </table:table-cell>
          <table:table-cell office:value-type="float" office:value="16886440748">
            <text:p>16886440748</text:p>
          </table:table-cell>
          <table:table-cell office:value-type="float" office:value="206104">
            <text:p>206104</text:p>
          </table:table-cell>
          <table:table-cell office:value-type="float" office:value="208199">
            <text:p>208199</text:p>
          </table:table-cell>
          <table:table-cell office:value-type="float" office:value="164976">
            <text:p>164976</text:p>
          </table:table-cell>
          <table:table-cell office:value-type="float" office:value="478446">
            <text:p>478446</text:p>
          </table:table-cell>
          <table:table-cell office:value-type="float" office:value="328085">
            <text:p>328085</text:p>
          </table:table-cell>
          <table:table-cell office:value-type="float" office:value="358820">
            <text:p>358820</text:p>
          </table:table-cell>
          <table:table-cell office:value-type="float" office:value="6363236681">
            <text:p>6363236681</text:p>
          </table:table-cell>
          <table:table-cell office:value-type="float" office:value="207402">
            <text:p>207402</text:p>
          </table:table-cell>
          <table:table-cell office:value-type="float" office:value="170796">
            <text:p>170796</text:p>
          </table:table-cell>
          <table:table-cell office:value-type="float" office:value="160162">
            <text:p>160162</text:p>
          </table:table-cell>
          <table:table-cell office:value-type="float" office:value="55324531">
            <text:p>55324531</text:p>
          </table:table-cell>
          <table:table-cell office:value-type="float" office:value="305774">
            <text:p>305774</text:p>
          </table:table-cell>
          <table:table-cell office:value-type="float" office:value="230954">
            <text:p>230954</text:p>
          </table:table-cell>
          <table:table-cell/>
        </table:table-row>
        <table:table-row table:style-name="ro1">
          <table:table-cell office:value-type="float" office:value="23255417943">
            <text:p>23255417943</text:p>
          </table:table-cell>
          <table:table-cell office:value-type="float" office:value="193230">
            <text:p>193230</text:p>
          </table:table-cell>
          <table:table-cell office:value-type="float" office:value="157976">
            <text:p>157976</text:p>
          </table:table-cell>
          <table:table-cell office:value-type="float" office:value="158696">
            <text:p>158696</text:p>
          </table:table-cell>
          <table:table-cell office:value-type="float" office:value="33679536">
            <text:p>33679536</text:p>
          </table:table-cell>
          <table:table-cell office:value-type="float" office:value="354467">
            <text:p>354467</text:p>
          </table:table-cell>
          <table:table-cell office:value-type="float" office:value="275136">
            <text:p>275136</text:p>
          </table:table-cell>
          <table:table-cell office:value-type="float" office:value="7323291575">
            <text:p>7323291575</text:p>
          </table:table-cell>
          <table:table-cell office:value-type="float" office:value="251625">
            <text:p>251625</text:p>
          </table:table-cell>
          <table:table-cell office:value-type="float" office:value="174158">
            <text:p>174158</text:p>
          </table:table-cell>
          <table:table-cell office:value-type="float" office:value="160760">
            <text:p>160760</text:p>
          </table:table-cell>
          <table:table-cell office:value-type="float" office:value="7759476">
            <text:p>7759476</text:p>
          </table:table-cell>
          <table:table-cell office:value-type="float" office:value="338861">
            <text:p>338861</text:p>
          </table:table-cell>
          <table:table-cell office:value-type="float" office:value="232158">
            <text:p>232158</text:p>
          </table:table-cell>
          <table:table-cell office:value-type="float" office:value="1671225042">
            <text:p>1671225042</text:p>
          </table:table-cell>
          <table:table-cell office:value-type="float" office:value="206888">
            <text:p>206888</text:p>
          </table:table-cell>
          <table:table-cell office:value-type="float" office:value="169040">
            <text:p>169040</text:p>
          </table:table-cell>
          <table:table-cell office:value-type="float" office:value="165536">
            <text:p>165536</text:p>
          </table:table-cell>
          <table:table-cell office:value-type="float" office:value="8875682">
            <text:p>8875682</text:p>
          </table:table-cell>
          <table:table-cell office:value-type="float" office:value="341602">
            <text:p>341602</text:p>
          </table:table-cell>
          <table:table-cell office:value-type="float" office:value="231410">
            <text:p>231410</text:p>
          </table:table-cell>
          <table:table-cell/>
        </table:table-row>
        <table:table-row table:style-name="ro1">
          <table:table-cell office:value-type="float" office:value="7186602275">
            <text:p>7186602275</text:p>
          </table:table-cell>
          <table:table-cell office:value-type="float" office:value="235518">
            <text:p>235518</text:p>
          </table:table-cell>
          <table:table-cell office:value-type="float" office:value="161108">
            <text:p>161108</text:p>
          </table:table-cell>
          <table:table-cell office:value-type="float" office:value="149772">
            <text:p>149772</text:p>
          </table:table-cell>
          <table:table-cell office:value-type="float" office:value="10515755">
            <text:p>10515755</text:p>
          </table:table-cell>
          <table:table-cell office:value-type="float" office:value="325401">
            <text:p>325401</text:p>
          </table:table-cell>
          <table:table-cell office:value-type="float" office:value="231624">
            <text:p>231624</text:p>
          </table:table-cell>
          <table:table-cell office:value-type="float" office:value="3397270404">
            <text:p>3397270404</text:p>
          </table:table-cell>
          <table:table-cell office:value-type="float" office:value="344751">
            <text:p>344751</text:p>
          </table:table-cell>
          <table:table-cell office:value-type="float" office:value="174126">
            <text:p>174126</text:p>
          </table:table-cell>
          <table:table-cell office:value-type="float" office:value="180536">
            <text:p>180536</text:p>
          </table:table-cell>
          <table:table-cell office:value-type="float" office:value="9028468">
            <text:p>9028468</text:p>
          </table:table-cell>
          <table:table-cell office:value-type="float" office:value="281596">
            <text:p>281596</text:p>
          </table:table-cell>
          <table:table-cell office:value-type="float" office:value="296380">
            <text:p>296380</text:p>
          </table:table-cell>
          <table:table-cell office:value-type="float" office:value="3626453432">
            <text:p>3626453432</text:p>
          </table:table-cell>
          <table:table-cell office:value-type="float" office:value="205708">
            <text:p>205708</text:p>
          </table:table-cell>
          <table:table-cell office:value-type="float" office:value="186569">
            <text:p>186569</text:p>
          </table:table-cell>
          <table:table-cell office:value-type="float" office:value="163044">
            <text:p>163044</text:p>
          </table:table-cell>
          <table:table-cell office:value-type="float" office:value="411945">
            <text:p>411945</text:p>
          </table:table-cell>
          <table:table-cell office:value-type="float" office:value="284154">
            <text:p>284154</text:p>
          </table:table-cell>
          <table:table-cell office:value-type="float" office:value="239438">
            <text:p>239438</text:p>
          </table:table-cell>
          <table:table-cell/>
        </table:table-row>
        <table:table-row table:style-name="ro1">
          <table:table-cell office:value-type="float" office:value="22940131557">
            <text:p>22940131557</text:p>
          </table:table-cell>
          <table:table-cell office:value-type="float" office:value="196372">
            <text:p>196372</text:p>
          </table:table-cell>
          <table:table-cell office:value-type="float" office:value="175294">
            <text:p>175294</text:p>
          </table:table-cell>
          <table:table-cell office:value-type="float" office:value="157192">
            <text:p>157192</text:p>
          </table:table-cell>
          <table:table-cell office:value-type="float" office:value="1075036">
            <text:p>1075036</text:p>
          </table:table-cell>
          <table:table-cell office:value-type="float" office:value="266616">
            <text:p>266616</text:p>
          </table:table-cell>
          <table:table-cell office:value-type="float" office:value="403495">
            <text:p>403495</text:p>
          </table:table-cell>
          <table:table-cell office:value-type="float" office:value="16140797168">
            <text:p>16140797168</text:p>
          </table:table-cell>
          <table:table-cell office:value-type="float" office:value="393229">
            <text:p>393229</text:p>
          </table:table-cell>
          <table:table-cell office:value-type="float" office:value="196038">
            <text:p>196038</text:p>
          </table:table-cell>
          <table:table-cell office:value-type="float" office:value="197128">
            <text:p>197128</text:p>
          </table:table-cell>
          <table:table-cell office:value-type="float" office:value="546155">
            <text:p>546155</text:p>
          </table:table-cell>
          <table:table-cell office:value-type="float" office:value="278530">
            <text:p>278530</text:p>
          </table:table-cell>
          <table:table-cell office:value-type="float" office:value="247019">
            <text:p>247019</text:p>
          </table:table-cell>
          <table:table-cell office:value-type="float" office:value="6674616682">
            <text:p>6674616682</text:p>
          </table:table-cell>
          <table:table-cell office:value-type="float" office:value="329830">
            <text:p>329830</text:p>
          </table:table-cell>
          <table:table-cell office:value-type="float" office:value="199414">
            <text:p>199414</text:p>
          </table:table-cell>
          <table:table-cell office:value-type="float" office:value="160778">
            <text:p>160778</text:p>
          </table:table-cell>
          <table:table-cell office:value-type="float" office:value="6589139">
            <text:p>6589139</text:p>
          </table:table-cell>
          <table:table-cell office:value-type="float" office:value="365587">
            <text:p>365587</text:p>
          </table:table-cell>
          <table:table-cell office:value-type="float" office:value="235930">
            <text:p>235930</text:p>
          </table:table-cell>
          <table:table-cell/>
        </table:table-row>
        <table:table-row table:style-name="ro1">
          <table:table-cell office:value-type="float" office:value="4146106558">
            <text:p>4146106558</text:p>
          </table:table-cell>
          <table:table-cell office:value-type="float" office:value="220766">
            <text:p>220766</text:p>
          </table:table-cell>
          <table:table-cell office:value-type="float" office:value="177389">
            <text:p>177389</text:p>
          </table:table-cell>
          <table:table-cell office:value-type="float" office:value="152200">
            <text:p>152200</text:p>
          </table:table-cell>
          <table:table-cell office:value-type="float" office:value="2409506">
            <text:p>2409506</text:p>
          </table:table-cell>
          <table:table-cell office:value-type="float" office:value="343323">
            <text:p>343323</text:p>
          </table:table-cell>
          <table:table-cell office:value-type="float" office:value="230474">
            <text:p>230474</text:p>
          </table:table-cell>
          <table:table-cell office:value-type="float" office:value="7984773927">
            <text:p>7984773927</text:p>
          </table:table-cell>
          <table:table-cell office:value-type="float" office:value="332752">
            <text:p>332752</text:p>
          </table:table-cell>
          <table:table-cell office:value-type="float" office:value="169254">
            <text:p>169254</text:p>
          </table:table-cell>
          <table:table-cell office:value-type="float" office:value="159992">
            <text:p>159992</text:p>
          </table:table-cell>
          <table:table-cell office:value-type="float" office:value="10751754">
            <text:p>10751754</text:p>
          </table:table-cell>
          <table:table-cell office:value-type="float" office:value="287300">
            <text:p>287300</text:p>
          </table:table-cell>
          <table:table-cell office:value-type="float" office:value="257914">
            <text:p>257914</text:p>
          </table:table-cell>
          <table:table-cell office:value-type="float" office:value="5797271389">
            <text:p>5797271389</text:p>
          </table:table-cell>
          <table:table-cell office:value-type="float" office:value="208368">
            <text:p>208368</text:p>
          </table:table-cell>
          <table:table-cell office:value-type="float" office:value="166162">
            <text:p>166162</text:p>
          </table:table-cell>
          <table:table-cell office:value-type="float" office:value="793781">
            <text:p>793781</text:p>
          </table:table-cell>
          <table:table-cell office:value-type="float" office:value="12206323">
            <text:p>12206323</text:p>
          </table:table-cell>
          <table:table-cell office:value-type="float" office:value="274380">
            <text:p>274380</text:p>
          </table:table-cell>
          <table:table-cell office:value-type="float" office:value="222892">
            <text:p>222892</text:p>
          </table:table-cell>
          <table:table-cell/>
        </table:table-row>
        <table:table-row table:style-name="ro1">
          <table:table-cell office:value-type="float" office:value="7953577967">
            <text:p>7953577967</text:p>
          </table:table-cell>
          <table:table-cell office:value-type="float" office:value="195252">
            <text:p>195252</text:p>
          </table:table-cell>
          <table:table-cell office:value-type="float" office:value="154274">
            <text:p>154274</text:p>
          </table:table-cell>
          <table:table-cell office:value-type="float" office:value="192512">
            <text:p>192512</text:p>
          </table:table-cell>
          <table:table-cell office:value-type="float" office:value="8310091">
            <text:p>8310091</text:p>
          </table:table-cell>
          <table:table-cell office:value-type="float" office:value="283188">
            <text:p>283188</text:p>
          </table:table-cell>
          <table:table-cell office:value-type="float" office:value="241664">
            <text:p>241664</text:p>
          </table:table-cell>
          <table:table-cell office:value-type="float" office:value="3875669846">
            <text:p>3875669846</text:p>
          </table:table-cell>
          <table:table-cell office:value-type="float" office:value="205230">
            <text:p>205230</text:p>
          </table:table-cell>
          <table:table-cell office:value-type="float" office:value="222306">
            <text:p>222306</text:p>
          </table:table-cell>
          <table:table-cell office:value-type="float" office:value="206465">
            <text:p>206465</text:p>
          </table:table-cell>
          <table:table-cell office:value-type="float" office:value="420013">
            <text:p>420013</text:p>
          </table:table-cell>
          <table:table-cell office:value-type="float" office:value="284374">
            <text:p>284374</text:p>
          </table:table-cell>
          <table:table-cell office:value-type="float" office:value="297420">
            <text:p>297420</text:p>
          </table:table-cell>
          <table:table-cell office:value-type="float" office:value="811856516">
            <text:p>811856516</text:p>
          </table:table-cell>
          <table:table-cell office:value-type="float" office:value="201450">
            <text:p>201450</text:p>
          </table:table-cell>
          <table:table-cell office:value-type="float" office:value="163740">
            <text:p>163740</text:p>
          </table:table-cell>
          <table:table-cell office:value-type="float" office:value="195292">
            <text:p>195292</text:p>
          </table:table-cell>
          <table:table-cell office:value-type="float" office:value="1950551">
            <text:p>1950551</text:p>
          </table:table-cell>
          <table:table-cell office:value-type="float" office:value="341968">
            <text:p>341968</text:p>
          </table:table-cell>
          <table:table-cell office:value-type="float" office:value="245954">
            <text:p>245954</text:p>
          </table:table-cell>
          <table:table-cell/>
        </table:table-row>
        <table:table-row table:style-name="ro1">
          <table:table-cell office:value-type="float" office:value="3528703934">
            <text:p>3528703934</text:p>
          </table:table-cell>
          <table:table-cell office:value-type="float" office:value="324088">
            <text:p>324088</text:p>
          </table:table-cell>
          <table:table-cell office:value-type="float" office:value="210806">
            <text:p>210806</text:p>
          </table:table-cell>
          <table:table-cell office:value-type="float" office:value="160286">
            <text:p>160286</text:p>
          </table:table-cell>
          <table:table-cell office:value-type="float" office:value="6565709">
            <text:p>6565709</text:p>
          </table:table-cell>
          <table:table-cell office:value-type="float" office:value="287396">
            <text:p>287396</text:p>
          </table:table-cell>
          <table:table-cell office:value-type="float" office:value="226806">
            <text:p>226806</text:p>
          </table:table-cell>
          <table:table-cell office:value-type="float" office:value="29468598346">
            <text:p>29468598346</text:p>
          </table:table-cell>
          <table:table-cell office:value-type="float" office:value="369168">
            <text:p>369168</text:p>
          </table:table-cell>
          <table:table-cell office:value-type="float" office:value="170970">
            <text:p>170970</text:p>
          </table:table-cell>
          <table:table-cell office:value-type="float" office:value="164522">
            <text:p>164522</text:p>
          </table:table-cell>
          <table:table-cell office:value-type="float" office:value="255178">
            <text:p>255178</text:p>
          </table:table-cell>
          <table:table-cell office:value-type="float" office:value="295410">
            <text:p>295410</text:p>
          </table:table-cell>
          <table:table-cell office:value-type="float" office:value="266836">
            <text:p>266836</text:p>
          </table:table-cell>
          <table:table-cell office:value-type="float" office:value="21338790728">
            <text:p>21338790728</text:p>
          </table:table-cell>
          <table:table-cell office:value-type="float" office:value="205020">
            <text:p>205020</text:p>
          </table:table-cell>
          <table:table-cell office:value-type="float" office:value="165128">
            <text:p>165128</text:p>
          </table:table-cell>
          <table:table-cell office:value-type="float" office:value="160334">
            <text:p>160334</text:p>
          </table:table-cell>
          <table:table-cell office:value-type="float" office:value="3415717">
            <text:p>3415717</text:p>
          </table:table-cell>
          <table:table-cell office:value-type="float" office:value="411551">
            <text:p>411551</text:p>
          </table:table-cell>
          <table:table-cell office:value-type="float" office:value="310956">
            <text:p>310956</text:p>
          </table:table-cell>
          <table:table-cell/>
        </table:table-row>
        <table:table-row table:style-name="ro1">
          <table:table-cell office:value-type="float" office:value="2853159052">
            <text:p>2853159052</text:p>
          </table:table-cell>
          <table:table-cell office:value-type="float" office:value="202152">
            <text:p>202152</text:p>
          </table:table-cell>
          <table:table-cell office:value-type="float" office:value="153518">
            <text:p>153518</text:p>
          </table:table-cell>
          <table:table-cell office:value-type="float" office:value="152254">
            <text:p>152254</text:p>
          </table:table-cell>
          <table:table-cell office:value-type="float" office:value="3113920">
            <text:p>3113920</text:p>
          </table:table-cell>
          <table:table-cell office:value-type="float" office:value="307073">
            <text:p>307073</text:p>
          </table:table-cell>
          <table:table-cell office:value-type="float" office:value="231560">
            <text:p>231560</text:p>
          </table:table-cell>
          <table:table-cell office:value-type="float" office:value="2867518394">
            <text:p>2867518394</text:p>
          </table:table-cell>
          <table:table-cell office:value-type="float" office:value="209518">
            <text:p>209518</text:p>
          </table:table-cell>
          <table:table-cell office:value-type="float" office:value="1221960">
            <text:p>1221960</text:p>
          </table:table-cell>
          <table:table-cell office:value-type="float" office:value="189400">
            <text:p>189400</text:p>
          </table:table-cell>
          <table:table-cell office:value-type="float" office:value="3466682">
            <text:p>3466682</text:p>
          </table:table-cell>
          <table:table-cell office:value-type="float" office:value="269852">
            <text:p>269852</text:p>
          </table:table-cell>
          <table:table-cell office:value-type="float" office:value="360717">
            <text:p>360717</text:p>
          </table:table-cell>
          <table:table-cell office:value-type="float" office:value="4985624135">
            <text:p>4985624135</text:p>
          </table:table-cell>
          <table:table-cell office:value-type="float" office:value="230718">
            <text:p>230718</text:p>
          </table:table-cell>
          <table:table-cell office:value-type="float" office:value="227753">
            <text:p>227753</text:p>
          </table:table-cell>
          <table:table-cell office:value-type="float" office:value="161644">
            <text:p>161644</text:p>
          </table:table-cell>
          <table:table-cell office:value-type="float" office:value="1284297">
            <text:p>1284297</text:p>
          </table:table-cell>
          <table:table-cell office:value-type="float" office:value="356479">
            <text:p>356479</text:p>
          </table:table-cell>
          <table:table-cell office:value-type="float" office:value="364600">
            <text:p>364600</text:p>
          </table:table-cell>
          <table:table-cell/>
        </table:table-row>
        <table:table-row table:style-name="ro1">
          <table:table-cell office:value-type="float" office:value="6435613322">
            <text:p>6435613322</text:p>
          </table:table-cell>
          <table:table-cell office:value-type="float" office:value="196760">
            <text:p>196760</text:p>
          </table:table-cell>
          <table:table-cell office:value-type="float" office:value="153636">
            <text:p>153636</text:p>
          </table:table-cell>
          <table:table-cell office:value-type="float" office:value="167790">
            <text:p>167790</text:p>
          </table:table-cell>
          <table:table-cell office:value-type="float" office:value="31703309">
            <text:p>31703309</text:p>
          </table:table-cell>
          <table:table-cell office:value-type="float" office:value="278548">
            <text:p>278548</text:p>
          </table:table-cell>
          <table:table-cell office:value-type="float" office:value="223820">
            <text:p>223820</text:p>
          </table:table-cell>
          <table:table-cell office:value-type="float" office:value="4504963245">
            <text:p>4504963245</text:p>
          </table:table-cell>
          <table:table-cell office:value-type="float" office:value="370893">
            <text:p>370893</text:p>
          </table:table-cell>
          <table:table-cell office:value-type="float" office:value="205615">
            <text:p>205615</text:p>
          </table:table-cell>
          <table:table-cell office:value-type="float" office:value="165576">
            <text:p>165576</text:p>
          </table:table-cell>
          <table:table-cell office:value-type="float" office:value="14451879">
            <text:p>14451879</text:p>
          </table:table-cell>
          <table:table-cell office:value-type="float" office:value="924891">
            <text:p>924891</text:p>
          </table:table-cell>
          <table:table-cell office:value-type="float" office:value="287560">
            <text:p>287560</text:p>
          </table:table-cell>
          <table:table-cell office:value-type="float" office:value="1444777701">
            <text:p>1444777701</text:p>
          </table:table-cell>
          <table:table-cell office:value-type="float" office:value="215764">
            <text:p>215764</text:p>
          </table:table-cell>
          <table:table-cell office:value-type="float" office:value="200436">
            <text:p>200436</text:p>
          </table:table-cell>
          <table:table-cell office:value-type="float" office:value="160248">
            <text:p>160248</text:p>
          </table:table-cell>
          <table:table-cell office:value-type="float" office:value="16371528">
            <text:p>16371528</text:p>
          </table:table-cell>
          <table:table-cell office:value-type="float" office:value="330238">
            <text:p>330238</text:p>
          </table:table-cell>
          <table:table-cell office:value-type="float" office:value="261004">
            <text:p>261004</text:p>
          </table:table-cell>
          <table:table-cell/>
        </table:table-row>
        <table:table-row table:style-name="ro1">
          <table:table-cell office:value-type="float" office:value="2347829231">
            <text:p>2347829231</text:p>
          </table:table-cell>
          <table:table-cell office:value-type="float" office:value="193464">
            <text:p>193464</text:p>
          </table:table-cell>
          <table:table-cell office:value-type="float" office:value="153340">
            <text:p>153340</text:p>
          </table:table-cell>
          <table:table-cell office:value-type="float" office:value="182006">
            <text:p>182006</text:p>
          </table:table-cell>
          <table:table-cell office:value-type="float" office:value="5409641">
            <text:p>5409641</text:p>
          </table:table-cell>
          <table:table-cell office:value-type="float" office:value="285950">
            <text:p>285950</text:p>
          </table:table-cell>
          <table:table-cell office:value-type="float" office:value="246544">
            <text:p>246544</text:p>
          </table:table-cell>
          <table:table-cell office:value-type="float" office:value="2829824571">
            <text:p>2829824571</text:p>
          </table:table-cell>
          <table:table-cell office:value-type="float" office:value="318742">
            <text:p>318742</text:p>
          </table:table-cell>
          <table:table-cell office:value-type="float" office:value="239026">
            <text:p>239026</text:p>
          </table:table-cell>
          <table:table-cell office:value-type="float" office:value="170404">
            <text:p>170404</text:p>
          </table:table-cell>
          <table:table-cell office:value-type="float" office:value="15474662">
            <text:p>15474662</text:p>
          </table:table-cell>
          <table:table-cell office:value-type="float" office:value="450661">
            <text:p>450661</text:p>
          </table:table-cell>
          <table:table-cell office:value-type="float" office:value="244542">
            <text:p>244542</text:p>
          </table:table-cell>
          <table:table-cell office:value-type="float" office:value="7479146171">
            <text:p>7479146171</text:p>
          </table:table-cell>
          <table:table-cell office:value-type="float" office:value="264038">
            <text:p>264038</text:p>
          </table:table-cell>
          <table:table-cell office:value-type="float" office:value="274692">
            <text:p>274692</text:p>
          </table:table-cell>
          <table:table-cell office:value-type="float" office:value="164228">
            <text:p>164228</text:p>
          </table:table-cell>
          <table:table-cell office:value-type="float" office:value="249852">
            <text:p>249852</text:p>
          </table:table-cell>
          <table:table-cell office:value-type="float" office:value="309077">
            <text:p>309077</text:p>
          </table:table-cell>
          <table:table-cell office:value-type="float" office:value="244456">
            <text:p>244456</text:p>
          </table:table-cell>
          <table:table-cell/>
        </table:table-row>
        <table:table-row table:style-name="ro1">
          <table:table-cell office:value-type="float" office:value="23187253242">
            <text:p>23187253242</text:p>
          </table:table-cell>
          <table:table-cell office:value-type="float" office:value="217844">
            <text:p>217844</text:p>
          </table:table-cell>
          <table:table-cell office:value-type="float" office:value="152720">
            <text:p>152720</text:p>
          </table:table-cell>
          <table:table-cell office:value-type="float" office:value="179001">
            <text:p>179001</text:p>
          </table:table-cell>
          <table:table-cell office:value-type="float" office:value="19411356">
            <text:p>19411356</text:p>
          </table:table-cell>
          <table:table-cell office:value-type="float" office:value="298810">
            <text:p>298810</text:p>
          </table:table-cell>
          <table:table-cell office:value-type="float" office:value="386376">
            <text:p>386376</text:p>
          </table:table-cell>
          <table:table-cell office:value-type="float" office:value="5672205415">
            <text:p>5672205415</text:p>
          </table:table-cell>
          <table:table-cell office:value-type="float" office:value="209706">
            <text:p>209706</text:p>
          </table:table-cell>
          <table:table-cell office:value-type="float" office:value="277015">
            <text:p>277015</text:p>
          </table:table-cell>
          <table:table-cell office:value-type="float" office:value="285033">
            <text:p>285033</text:p>
          </table:table-cell>
          <table:table-cell office:value-type="float" office:value="1347703">
            <text:p>1347703</text:p>
          </table:table-cell>
          <table:table-cell office:value-type="float" office:value="484010">
            <text:p>484010</text:p>
          </table:table-cell>
          <table:table-cell office:value-type="float" office:value="252092">
            <text:p>252092</text:p>
          </table:table-cell>
          <table:table-cell office:value-type="float" office:value="13739571733">
            <text:p>13739571733</text:p>
          </table:table-cell>
          <table:table-cell office:value-type="float" office:value="224542">
            <text:p>224542</text:p>
          </table:table-cell>
          <table:table-cell office:value-type="float" office:value="165870">
            <text:p>165870</text:p>
          </table:table-cell>
          <table:table-cell office:value-type="float" office:value="168024">
            <text:p>168024</text:p>
          </table:table-cell>
          <table:table-cell office:value-type="float" office:value="18151907">
            <text:p>18151907</text:p>
          </table:table-cell>
          <table:table-cell office:value-type="float" office:value="291930">
            <text:p>291930</text:p>
          </table:table-cell>
          <table:table-cell office:value-type="float" office:value="316592">
            <text:p>316592</text:p>
          </table:table-cell>
          <table:table-cell/>
        </table:table-row>
        <table:table-row table:style-name="ro1">
          <table:table-cell office:value-type="float" office:value="531311677">
            <text:p>531311677</text:p>
          </table:table-cell>
          <table:table-cell office:value-type="float" office:value="194116">
            <text:p>194116</text:p>
          </table:table-cell>
          <table:table-cell office:value-type="float" office:value="170089">
            <text:p>170089</text:p>
          </table:table-cell>
          <table:table-cell office:value-type="float" office:value="178623">
            <text:p>178623</text:p>
          </table:table-cell>
          <table:table-cell office:value-type="float" office:value="310358">
            <text:p>310358</text:p>
          </table:table-cell>
          <table:table-cell office:value-type="float" office:value="264430">
            <text:p>264430</text:p>
          </table:table-cell>
          <table:table-cell office:value-type="float" office:value="419050">
            <text:p>419050</text:p>
          </table:table-cell>
          <table:table-cell office:value-type="float" office:value="6586417790">
            <text:p>6586417790</text:p>
          </table:table-cell>
          <table:table-cell office:value-type="float" office:value="260481">
            <text:p>260481</text:p>
          </table:table-cell>
          <table:table-cell office:value-type="float" office:value="166036">
            <text:p>166036</text:p>
          </table:table-cell>
          <table:table-cell office:value-type="float" office:value="163192">
            <text:p>163192</text:p>
          </table:table-cell>
          <table:table-cell office:value-type="float" office:value="279290">
            <text:p>279290</text:p>
          </table:table-cell>
          <table:table-cell office:value-type="float" office:value="287080">
            <text:p>287080</text:p>
          </table:table-cell>
          <table:table-cell office:value-type="float" office:value="424720">
            <text:p>424720</text:p>
          </table:table-cell>
          <table:table-cell office:value-type="float" office:value="11572372513">
            <text:p>11572372513</text:p>
          </table:table-cell>
          <table:table-cell office:value-type="float" office:value="237550">
            <text:p>237550</text:p>
          </table:table-cell>
          <table:table-cell office:value-type="float" office:value="179276">
            <text:p>179276</text:p>
          </table:table-cell>
          <table:table-cell office:value-type="float" office:value="176320">
            <text:p>176320</text:p>
          </table:table-cell>
          <table:table-cell office:value-type="float" office:value="562154">
            <text:p>562154</text:p>
          </table:table-cell>
          <table:table-cell office:value-type="float" office:value="283016">
            <text:p>283016</text:p>
          </table:table-cell>
          <table:table-cell office:value-type="float" office:value="285195">
            <text:p>285195</text:p>
          </table:table-cell>
          <table:table-cell/>
        </table:table-row>
        <table:table-row table:style-name="ro1">
          <table:table-cell office:value-type="float" office:value="29089884005">
            <text:p>29089884005</text:p>
          </table:table-cell>
          <table:table-cell office:value-type="float" office:value="231480">
            <text:p>231480</text:p>
          </table:table-cell>
          <table:table-cell office:value-type="float" office:value="429912">
            <text:p>429912</text:p>
          </table:table-cell>
          <table:table-cell office:value-type="float" office:value="192389">
            <text:p>192389</text:p>
          </table:table-cell>
          <table:table-cell office:value-type="float" office:value="18511685">
            <text:p>18511685</text:p>
          </table:table-cell>
          <table:table-cell office:value-type="float" office:value="506674">
            <text:p>506674</text:p>
          </table:table-cell>
          <table:table-cell office:value-type="float" office:value="281554">
            <text:p>281554</text:p>
          </table:table-cell>
          <table:table-cell office:value-type="float" office:value="1356504267">
            <text:p>1356504267</text:p>
          </table:table-cell>
          <table:table-cell office:value-type="float" office:value="285713">
            <text:p>285713</text:p>
          </table:table-cell>
          <table:table-cell office:value-type="float" office:value="190268">
            <text:p>190268</text:p>
          </table:table-cell>
          <table:table-cell office:value-type="float" office:value="162582">
            <text:p>162582</text:p>
          </table:table-cell>
          <table:table-cell office:value-type="float" office:value="13835405">
            <text:p>13835405</text:p>
          </table:table-cell>
          <table:table-cell office:value-type="float" office:value="449650">
            <text:p>449650</text:p>
          </table:table-cell>
          <table:table-cell office:value-type="float" office:value="248796">
            <text:p>248796</text:p>
          </table:table-cell>
          <table:table-cell office:value-type="float" office:value="827824777">
            <text:p>827824777</text:p>
          </table:table-cell>
          <table:table-cell office:value-type="float" office:value="216195">
            <text:p>216195</text:p>
          </table:table-cell>
          <table:table-cell office:value-type="float" office:value="175132">
            <text:p>175132</text:p>
          </table:table-cell>
          <table:table-cell office:value-type="float" office:value="169868">
            <text:p>169868</text:p>
          </table:table-cell>
          <table:table-cell office:value-type="float" office:value="15400121">
            <text:p>15400121</text:p>
          </table:table-cell>
          <table:table-cell office:value-type="float" office:value="330074">
            <text:p>330074</text:p>
          </table:table-cell>
          <table:table-cell office:value-type="float" office:value="252368">
            <text:p>252368</text:p>
          </table:table-cell>
          <table:table-cell/>
        </table:table-row>
        <table:table-row table:style-name="ro1">
          <table:table-cell office:value-type="float" office:value="3047180824">
            <text:p>3047180824</text:p>
          </table:table-cell>
          <table:table-cell office:value-type="float" office:value="194010">
            <text:p>194010</text:p>
          </table:table-cell>
          <table:table-cell office:value-type="float" office:value="194905">
            <text:p>194905</text:p>
          </table:table-cell>
          <table:table-cell office:value-type="float" office:value="159726">
            <text:p>159726</text:p>
          </table:table-cell>
          <table:table-cell office:value-type="float" office:value="686432">
            <text:p>686432</text:p>
          </table:table-cell>
          <table:table-cell office:value-type="float" office:value="285918">
            <text:p>285918</text:p>
          </table:table-cell>
          <table:table-cell office:value-type="float" office:value="226890">
            <text:p>226890</text:p>
          </table:table-cell>
          <table:table-cell office:value-type="float" office:value="3914540124">
            <text:p>3914540124</text:p>
          </table:table-cell>
          <table:table-cell office:value-type="float" office:value="204556">
            <text:p>204556</text:p>
          </table:table-cell>
          <table:table-cell office:value-type="float" office:value="172000">
            <text:p>172000</text:p>
          </table:table-cell>
          <table:table-cell office:value-type="float" office:value="160896">
            <text:p>160896</text:p>
          </table:table-cell>
          <table:table-cell office:value-type="float" office:value="34443077">
            <text:p>34443077</text:p>
          </table:table-cell>
          <table:table-cell office:value-type="float" office:value="1011890">
            <text:p>1011890</text:p>
          </table:table-cell>
          <table:table-cell office:value-type="float" office:value="248196">
            <text:p>248196</text:p>
          </table:table-cell>
          <table:table-cell office:value-type="float" office:value="5869822582">
            <text:p>5869822582</text:p>
          </table:table-cell>
          <table:table-cell office:value-type="float" office:value="205926">
            <text:p>205926</text:p>
          </table:table-cell>
          <table:table-cell office:value-type="float" office:value="796808">
            <text:p>796808</text:p>
          </table:table-cell>
          <table:table-cell office:value-type="float" office:value="163952">
            <text:p>163952</text:p>
          </table:table-cell>
          <table:table-cell office:value-type="float" office:value="21724617">
            <text:p>21724617</text:p>
          </table:table-cell>
          <table:table-cell office:value-type="float" office:value="304002">
            <text:p>304002</text:p>
          </table:table-cell>
          <table:table-cell office:value-type="float" office:value="240972">
            <text:p>240972</text:p>
          </table:table-cell>
          <table:table-cell/>
        </table:table-row>
        <table:table-row table:style-name="ro1">
          <table:table-cell office:value-type="float" office:value="1541755751">
            <text:p>1541755751</text:p>
          </table:table-cell>
          <table:table-cell office:value-type="float" office:value="198152">
            <text:p>198152</text:p>
          </table:table-cell>
          <table:table-cell office:value-type="float" office:value="152354">
            <text:p>152354</text:p>
          </table:table-cell>
          <table:table-cell office:value-type="float" office:value="149134">
            <text:p>149134</text:p>
          </table:table-cell>
          <table:table-cell office:value-type="float" office:value="899877">
            <text:p>899877</text:p>
          </table:table-cell>
          <table:table-cell office:value-type="float" office:value="300016">
            <text:p>300016</text:p>
          </table:table-cell>
          <table:table-cell office:value-type="float" office:value="227680">
            <text:p>227680</text:p>
          </table:table-cell>
          <table:table-cell office:value-type="float" office:value="3655873861">
            <text:p>3655873861</text:p>
          </table:table-cell>
          <table:table-cell office:value-type="float" office:value="206394">
            <text:p>206394</text:p>
          </table:table-cell>
          <table:table-cell office:value-type="float" office:value="168942">
            <text:p>168942</text:p>
          </table:table-cell>
          <table:table-cell office:value-type="float" office:value="163202">
            <text:p>163202</text:p>
          </table:table-cell>
          <table:table-cell office:value-type="float" office:value="1406017">
            <text:p>1406017</text:p>
          </table:table-cell>
          <table:table-cell office:value-type="float" office:value="467711">
            <text:p>467711</text:p>
          </table:table-cell>
          <table:table-cell office:value-type="float" office:value="253258">
            <text:p>253258</text:p>
          </table:table-cell>
          <table:table-cell office:value-type="float" office:value="4551949123">
            <text:p>4551949123</text:p>
          </table:table-cell>
          <table:table-cell office:value-type="float" office:value="242144">
            <text:p>242144</text:p>
          </table:table-cell>
          <table:table-cell office:value-type="float" office:value="192568">
            <text:p>192568</text:p>
          </table:table-cell>
          <table:table-cell office:value-type="float" office:value="262374">
            <text:p>262374</text:p>
          </table:table-cell>
          <table:table-cell office:value-type="float" office:value="8371348">
            <text:p>8371348</text:p>
          </table:table-cell>
          <table:table-cell office:value-type="float" office:value="323633">
            <text:p>323633</text:p>
          </table:table-cell>
          <table:table-cell office:value-type="float" office:value="415156">
            <text:p>415156</text:p>
          </table:table-cell>
          <table:table-cell/>
        </table:table-row>
        <table:table-row table:style-name="ro1">
          <table:table-cell office:value-type="float" office:value="2316277089">
            <text:p>2316277089</text:p>
          </table:table-cell>
          <table:table-cell office:value-type="float" office:value="256739">
            <text:p>256739</text:p>
          </table:table-cell>
          <table:table-cell office:value-type="float" office:value="159588">
            <text:p>159588</text:p>
          </table:table-cell>
          <table:table-cell office:value-type="float" office:value="151716">
            <text:p>151716</text:p>
          </table:table-cell>
          <table:table-cell office:value-type="float" office:value="23286144">
            <text:p>23286144</text:p>
          </table:table-cell>
          <table:table-cell office:value-type="float" office:value="285972">
            <text:p>285972</text:p>
          </table:table-cell>
          <table:table-cell office:value-type="float" office:value="231972">
            <text:p>231972</text:p>
          </table:table-cell>
          <table:table-cell office:value-type="float" office:value="6946528978">
            <text:p>6946528978</text:p>
          </table:table-cell>
          <table:table-cell office:value-type="float" office:value="319835">
            <text:p>319835</text:p>
          </table:table-cell>
          <table:table-cell office:value-type="float" office:value="171764">
            <text:p>171764</text:p>
          </table:table-cell>
          <table:table-cell office:value-type="float" office:value="284491">
            <text:p>284491</text:p>
          </table:table-cell>
          <table:table-cell office:value-type="float" office:value="6603300">
            <text:p>6603300</text:p>
          </table:table-cell>
          <table:table-cell office:value-type="float" office:value="382335">
            <text:p>382335</text:p>
          </table:table-cell>
          <table:table-cell office:value-type="float" office:value="286849">
            <text:p>286849</text:p>
          </table:table-cell>
          <table:table-cell office:value-type="float" office:value="5926504771">
            <text:p>5926504771</text:p>
          </table:table-cell>
          <table:table-cell office:value-type="float" office:value="199572">
            <text:p>199572</text:p>
          </table:table-cell>
          <table:table-cell office:value-type="float" office:value="368528">
            <text:p>368528</text:p>
          </table:table-cell>
          <table:table-cell office:value-type="float" office:value="197478">
            <text:p>197478</text:p>
          </table:table-cell>
          <table:table-cell office:value-type="float" office:value="18301319">
            <text:p>18301319</text:p>
          </table:table-cell>
          <table:table-cell office:value-type="float" office:value="288258">
            <text:p>288258</text:p>
          </table:table-cell>
          <table:table-cell office:value-type="float" office:value="233816">
            <text:p>233816</text:p>
          </table:table-cell>
          <table:table-cell/>
        </table:table-row>
        <table:table-row table:style-name="ro1">
          <table:table-cell office:value-type="float" office:value="5038497371">
            <text:p>5038497371</text:p>
          </table:table-cell>
          <table:table-cell office:value-type="float" office:value="225082">
            <text:p>225082</text:p>
          </table:table-cell>
          <table:table-cell office:value-type="float" office:value="177530">
            <text:p>177530</text:p>
          </table:table-cell>
          <table:table-cell office:value-type="float" office:value="152170">
            <text:p>152170</text:p>
          </table:table-cell>
          <table:table-cell office:value-type="float" office:value="9336644">
            <text:p>9336644</text:p>
          </table:table-cell>
          <table:table-cell office:value-type="float" office:value="430448">
            <text:p>430448</text:p>
          </table:table-cell>
          <table:table-cell office:value-type="float" office:value="253102">
            <text:p>253102</text:p>
          </table:table-cell>
          <table:table-cell office:value-type="float" office:value="32215162185">
            <text:p>32215162185</text:p>
          </table:table-cell>
          <table:table-cell office:value-type="float" office:value="205092">
            <text:p>205092</text:p>
          </table:table-cell>
          <table:table-cell office:value-type="float" office:value="189012">
            <text:p>189012</text:p>
          </table:table-cell>
          <table:table-cell office:value-type="float" office:value="261292">
            <text:p>261292</text:p>
          </table:table-cell>
          <table:table-cell office:value-type="float" office:value="259390">
            <text:p>259390</text:p>
          </table:table-cell>
          <table:table-cell office:value-type="float" office:value="323624">
            <text:p>323624</text:p>
          </table:table-cell>
          <table:table-cell office:value-type="float" office:value="242848">
            <text:p>242848</text:p>
          </table:table-cell>
          <table:table-cell office:value-type="float" office:value="32260313549">
            <text:p>32260313549</text:p>
          </table:table-cell>
          <table:table-cell office:value-type="float" office:value="203334">
            <text:p>203334</text:p>
          </table:table-cell>
          <table:table-cell office:value-type="float" office:value="161308">
            <text:p>161308</text:p>
          </table:table-cell>
          <table:table-cell office:value-type="float" office:value="160502">
            <text:p>160502</text:p>
          </table:table-cell>
          <table:table-cell office:value-type="float" office:value="55843958">
            <text:p>55843958</text:p>
          </table:table-cell>
          <table:table-cell office:value-type="float" office:value="321870">
            <text:p>321870</text:p>
          </table:table-cell>
          <table:table-cell office:value-type="float" office:value="402727">
            <text:p>402727</text:p>
          </table:table-cell>
          <table:table-cell/>
        </table:table-row>
        <table:table-row table:style-name="ro1">
          <table:table-cell office:value-type="float" office:value="6019776038">
            <text:p>6019776038</text:p>
          </table:table-cell>
          <table:table-cell office:value-type="float" office:value="298571">
            <text:p>298571</text:p>
          </table:table-cell>
          <table:table-cell office:value-type="float" office:value="187038">
            <text:p>187038</text:p>
          </table:table-cell>
          <table:table-cell office:value-type="float" office:value="154306">
            <text:p>154306</text:p>
          </table:table-cell>
          <table:table-cell office:value-type="float" office:value="19735175">
            <text:p>19735175</text:p>
          </table:table-cell>
          <table:table-cell office:value-type="float" office:value="332161">
            <text:p>332161</text:p>
          </table:table-cell>
          <table:table-cell office:value-type="float" office:value="225472">
            <text:p>225472</text:p>
          </table:table-cell>
          <table:table-cell office:value-type="float" office:value="3212079082">
            <text:p>3212079082</text:p>
          </table:table-cell>
          <table:table-cell office:value-type="float" office:value="250145">
            <text:p>250145</text:p>
          </table:table-cell>
          <table:table-cell office:value-type="float" office:value="190825">
            <text:p>190825</text:p>
          </table:table-cell>
          <table:table-cell office:value-type="float" office:value="160162">
            <text:p>160162</text:p>
          </table:table-cell>
          <table:table-cell office:value-type="float" office:value="928066">
            <text:p>928066</text:p>
          </table:table-cell>
          <table:table-cell office:value-type="float" office:value="267508">
            <text:p>267508</text:p>
          </table:table-cell>
          <table:table-cell office:value-type="float" office:value="241741">
            <text:p>241741</text:p>
          </table:table-cell>
          <table:table-cell office:value-type="float" office:value="4368493856">
            <text:p>4368493856</text:p>
          </table:table-cell>
          <table:table-cell office:value-type="float" office:value="276384">
            <text:p>276384</text:p>
          </table:table-cell>
          <table:table-cell office:value-type="float" office:value="192134">
            <text:p>192134</text:p>
          </table:table-cell>
          <table:table-cell office:value-type="float" office:value="172556">
            <text:p>172556</text:p>
          </table:table-cell>
          <table:table-cell office:value-type="float" office:value="21067787">
            <text:p>21067787</text:p>
          </table:table-cell>
          <table:table-cell office:value-type="float" office:value="310080">
            <text:p>310080</text:p>
          </table:table-cell>
          <table:table-cell office:value-type="float" office:value="247532">
            <text:p>247532</text:p>
          </table:table-cell>
          <table:table-cell/>
        </table:table-row>
        <table:table-row table:style-name="ro1">
          <table:table-cell office:value-type="float" office:value="3794557719">
            <text:p>3794557719</text:p>
          </table:table-cell>
          <table:table-cell office:value-type="float" office:value="210414">
            <text:p>210414</text:p>
          </table:table-cell>
          <table:table-cell office:value-type="float" office:value="154236">
            <text:p>154236</text:p>
          </table:table-cell>
          <table:table-cell office:value-type="float" office:value="192075">
            <text:p>192075</text:p>
          </table:table-cell>
          <table:table-cell office:value-type="float" office:value="51192277">
            <text:p>51192277</text:p>
          </table:table-cell>
          <table:table-cell office:value-type="float" office:value="411744">
            <text:p>411744</text:p>
          </table:table-cell>
          <table:table-cell office:value-type="float" office:value="448991">
            <text:p>448991</text:p>
          </table:table-cell>
          <table:table-cell office:value-type="float" office:value="3089676978">
            <text:p>3089676978</text:p>
          </table:table-cell>
          <table:table-cell office:value-type="float" office:value="219454">
            <text:p>219454</text:p>
          </table:table-cell>
          <table:table-cell office:value-type="float" office:value="169264">
            <text:p>169264</text:p>
          </table:table-cell>
          <table:table-cell office:value-type="float" office:value="159650">
            <text:p>159650</text:p>
          </table:table-cell>
          <table:table-cell office:value-type="float" office:value="28972657">
            <text:p>28972657</text:p>
          </table:table-cell>
          <table:table-cell office:value-type="float" office:value="352963">
            <text:p>352963</text:p>
          </table:table-cell>
          <table:table-cell office:value-type="float" office:value="301654">
            <text:p>301654</text:p>
          </table:table-cell>
          <table:table-cell office:value-type="float" office:value="8449983644">
            <text:p>8449983644</text:p>
          </table:table-cell>
          <table:table-cell office:value-type="float" office:value="206260">
            <text:p>206260</text:p>
          </table:table-cell>
          <table:table-cell office:value-type="float" office:value="179922">
            <text:p>179922</text:p>
          </table:table-cell>
          <table:table-cell office:value-type="float" office:value="180418">
            <text:p>180418</text:p>
          </table:table-cell>
          <table:table-cell office:value-type="float" office:value="8404758">
            <text:p>8404758</text:p>
          </table:table-cell>
          <table:table-cell office:value-type="float" office:value="349455">
            <text:p>349455</text:p>
          </table:table-cell>
          <table:table-cell office:value-type="float" office:value="239000">
            <text:p>239000</text:p>
          </table:table-cell>
          <table:table-cell/>
        </table:table-row>
        <table:table-row table:style-name="ro1">
          <table:table-cell office:value-type="float" office:value="18531634942">
            <text:p>18531634942</text:p>
          </table:table-cell>
          <table:table-cell office:value-type="float" office:value="197354">
            <text:p>197354</text:p>
          </table:table-cell>
          <table:table-cell office:value-type="float" office:value="156088">
            <text:p>156088</text:p>
          </table:table-cell>
          <table:table-cell office:value-type="float" office:value="217652">
            <text:p>217652</text:p>
          </table:table-cell>
          <table:table-cell office:value-type="float" office:value="2521431">
            <text:p>2521431</text:p>
          </table:table-cell>
          <table:table-cell office:value-type="float" office:value="311637">
            <text:p>311637</text:p>
          </table:table-cell>
          <table:table-cell office:value-type="float" office:value="356648">
            <text:p>356648</text:p>
          </table:table-cell>
          <table:table-cell office:value-type="float" office:value="3412847542">
            <text:p>3412847542</text:p>
          </table:table-cell>
          <table:table-cell office:value-type="float" office:value="1017227">
            <text:p>1017227</text:p>
          </table:table-cell>
          <table:table-cell office:value-type="float" office:value="175058">
            <text:p>175058</text:p>
          </table:table-cell>
          <table:table-cell office:value-type="float" office:value="162212">
            <text:p>162212</text:p>
          </table:table-cell>
          <table:table-cell office:value-type="float" office:value="3522604">
            <text:p>3522604</text:p>
          </table:table-cell>
          <table:table-cell office:value-type="float" office:value="270352">
            <text:p>270352</text:p>
          </table:table-cell>
          <table:table-cell office:value-type="float" office:value="381835">
            <text:p>381835</text:p>
          </table:table-cell>
          <table:table-cell office:value-type="float" office:value="17159643334">
            <text:p>17159643334</text:p>
          </table:table-cell>
          <table:table-cell office:value-type="float" office:value="231927">
            <text:p>231927</text:p>
          </table:table-cell>
          <table:table-cell office:value-type="float" office:value="164114">
            <text:p>164114</text:p>
          </table:table-cell>
          <table:table-cell office:value-type="float" office:value="547256">
            <text:p>547256</text:p>
          </table:table-cell>
          <table:table-cell office:value-type="float" office:value="8084003">
            <text:p>8084003</text:p>
          </table:table-cell>
          <table:table-cell office:value-type="float" office:value="506018">
            <text:p>506018</text:p>
          </table:table-cell>
          <table:table-cell office:value-type="float" office:value="422223">
            <text:p>422223</text:p>
          </table:table-cell>
          <table:table-cell/>
        </table:table-row>
        <table:table-row table:style-name="ro1">
          <table:table-cell office:value-type="float" office:value="31764625552">
            <text:p>31764625552</text:p>
          </table:table-cell>
          <table:table-cell office:value-type="float" office:value="279025">
            <text:p>279025</text:p>
          </table:table-cell>
          <table:table-cell office:value-type="float" office:value="154636">
            <text:p>154636</text:p>
          </table:table-cell>
          <table:table-cell office:value-type="float" office:value="153368">
            <text:p>153368</text:p>
          </table:table-cell>
          <table:table-cell office:value-type="float" office:value="25178682">
            <text:p>25178682</text:p>
          </table:table-cell>
          <table:table-cell office:value-type="float" office:value="433559">
            <text:p>433559</text:p>
          </table:table-cell>
          <table:table-cell office:value-type="float" office:value="251866">
            <text:p>251866</text:p>
          </table:table-cell>
          <table:table-cell office:value-type="float" office:value="16802148367">
            <text:p>16802148367</text:p>
          </table:table-cell>
          <table:table-cell office:value-type="float" office:value="241989">
            <text:p>241989</text:p>
          </table:table-cell>
          <table:table-cell office:value-type="float" office:value="176694">
            <text:p>176694</text:p>
          </table:table-cell>
          <table:table-cell office:value-type="float" office:value="174410">
            <text:p>174410</text:p>
          </table:table-cell>
          <table:table-cell office:value-type="float" office:value="28340270">
            <text:p>28340270</text:p>
          </table:table-cell>
          <table:table-cell office:value-type="float" office:value="299012">
            <text:p>299012</text:p>
          </table:table-cell>
          <table:table-cell office:value-type="float" office:value="276412">
            <text:p>276412</text:p>
          </table:table-cell>
          <table:table-cell office:value-type="float" office:value="1559161088">
            <text:p>1559161088</text:p>
          </table:table-cell>
          <table:table-cell office:value-type="float" office:value="285186">
            <text:p>285186</text:p>
          </table:table-cell>
          <table:table-cell office:value-type="float" office:value="171876">
            <text:p>171876</text:p>
          </table:table-cell>
          <table:table-cell office:value-type="float" office:value="161006">
            <text:p>161006</text:p>
          </table:table-cell>
          <table:table-cell office:value-type="float" office:value="9640654">
            <text:p>9640654</text:p>
          </table:table-cell>
          <table:table-cell office:value-type="float" office:value="301404">
            <text:p>301404</text:p>
          </table:table-cell>
          <table:table-cell office:value-type="float" office:value="244422">
            <text:p>244422</text:p>
          </table:table-cell>
          <table:table-cell/>
        </table:table-row>
        <table:table-row table:style-name="ro1">
          <table:table-cell office:value-type="float" office:value="1506432780">
            <text:p>1506432780</text:p>
          </table:table-cell>
          <table:table-cell office:value-type="float" office:value="231047">
            <text:p>231047</text:p>
          </table:table-cell>
          <table:table-cell office:value-type="float" office:value="154062">
            <text:p>154062</text:p>
          </table:table-cell>
          <table:table-cell office:value-type="float" office:value="226980">
            <text:p>226980</text:p>
          </table:table-cell>
          <table:table-cell office:value-type="float" office:value="5767053">
            <text:p>5767053</text:p>
          </table:table-cell>
          <table:table-cell office:value-type="float" office:value="265500">
            <text:p>265500</text:p>
          </table:table-cell>
          <table:table-cell office:value-type="float" office:value="230728">
            <text:p>230728</text:p>
          </table:table-cell>
          <table:table-cell office:value-type="float" office:value="7235724702">
            <text:p>7235724702</text:p>
          </table:table-cell>
          <table:table-cell office:value-type="float" office:value="204476">
            <text:p>204476</text:p>
          </table:table-cell>
          <table:table-cell office:value-type="float" office:value="168998">
            <text:p>168998</text:p>
          </table:table-cell>
          <table:table-cell office:value-type="float" office:value="194844">
            <text:p>194844</text:p>
          </table:table-cell>
          <table:table-cell office:value-type="float" office:value="54830042">
            <text:p>54830042</text:p>
          </table:table-cell>
          <table:table-cell office:value-type="float" office:value="299064">
            <text:p>299064</text:p>
          </table:table-cell>
          <table:table-cell office:value-type="float" office:value="261940">
            <text:p>261940</text:p>
          </table:table-cell>
          <table:table-cell office:value-type="float" office:value="2242710084">
            <text:p>2242710084</text:p>
          </table:table-cell>
          <table:table-cell office:value-type="float" office:value="229370">
            <text:p>229370</text:p>
          </table:table-cell>
          <table:table-cell office:value-type="float" office:value="171756">
            <text:p>171756</text:p>
          </table:table-cell>
          <table:table-cell office:value-type="float" office:value="190130">
            <text:p>190130</text:p>
          </table:table-cell>
          <table:table-cell office:value-type="float" office:value="24584829">
            <text:p>24584829</text:p>
          </table:table-cell>
          <table:table-cell office:value-type="float" office:value="416552">
            <text:p>416552</text:p>
          </table:table-cell>
          <table:table-cell office:value-type="float" office:value="237636">
            <text:p>237636</text:p>
          </table:table-cell>
          <table:table-cell/>
        </table:table-row>
        <table:table-row table:style-name="ro1">
          <table:table-cell office:value-type="float" office:value="8245654958">
            <text:p>8245654958</text:p>
          </table:table-cell>
          <table:table-cell office:value-type="float" office:value="317063">
            <text:p>317063</text:p>
          </table:table-cell>
          <table:table-cell office:value-type="float" office:value="218614">
            <text:p>218614</text:p>
          </table:table-cell>
          <table:table-cell office:value-type="float" office:value="249437">
            <text:p>249437</text:p>
          </table:table-cell>
          <table:table-cell office:value-type="float" office:value="27508648">
            <text:p>27508648</text:p>
          </table:table-cell>
          <table:table-cell office:value-type="float" office:value="458380">
            <text:p>458380</text:p>
          </table:table-cell>
          <table:table-cell office:value-type="float" office:value="229940">
            <text:p>229940</text:p>
          </table:table-cell>
          <table:table-cell office:value-type="float" office:value="24960999415">
            <text:p>24960999415</text:p>
          </table:table-cell>
          <table:table-cell office:value-type="float" office:value="207030">
            <text:p>207030</text:p>
          </table:table-cell>
          <table:table-cell office:value-type="float" office:value="267937">
            <text:p>267937</text:p>
          </table:table-cell>
          <table:table-cell office:value-type="float" office:value="248476">
            <text:p>248476</text:p>
          </table:table-cell>
          <table:table-cell office:value-type="float" office:value="11496132">
            <text:p>11496132</text:p>
          </table:table-cell>
          <table:table-cell office:value-type="float" office:value="448383">
            <text:p>448383</text:p>
          </table:table-cell>
          <table:table-cell office:value-type="float" office:value="393108">
            <text:p>393108</text:p>
          </table:table-cell>
          <table:table-cell office:value-type="float" office:value="1701519916">
            <text:p>1701519916</text:p>
          </table:table-cell>
          <table:table-cell office:value-type="float" office:value="205074">
            <text:p>205074</text:p>
          </table:table-cell>
          <table:table-cell office:value-type="float" office:value="165050">
            <text:p>165050</text:p>
          </table:table-cell>
          <table:table-cell office:value-type="float" office:value="205309">
            <text:p>205309</text:p>
          </table:table-cell>
          <table:table-cell office:value-type="float" office:value="19488870">
            <text:p>19488870</text:p>
          </table:table-cell>
          <table:table-cell office:value-type="float" office:value="284790">
            <text:p>284790</text:p>
          </table:table-cell>
          <table:table-cell office:value-type="float" office:value="248344">
            <text:p>248344</text:p>
          </table:table-cell>
          <table:table-cell/>
        </table:table-row>
        <table:table-row table:style-name="ro1">
          <table:table-cell office:value-type="float" office:value="1362512155">
            <text:p>1362512155</text:p>
          </table:table-cell>
          <table:table-cell office:value-type="float" office:value="210752">
            <text:p>210752</text:p>
          </table:table-cell>
          <table:table-cell office:value-type="float" office:value="152852">
            <text:p>152852</text:p>
          </table:table-cell>
          <table:table-cell office:value-type="float" office:value="162792">
            <text:p>162792</text:p>
          </table:table-cell>
          <table:table-cell office:value-type="float" office:value="12776988">
            <text:p>12776988</text:p>
          </table:table-cell>
          <table:table-cell office:value-type="float" office:value="284172">
            <text:p>284172</text:p>
          </table:table-cell>
          <table:table-cell office:value-type="float" office:value="236414">
            <text:p>236414</text:p>
          </table:table-cell>
          <table:table-cell office:value-type="float" office:value="5262053644">
            <text:p>5262053644</text:p>
          </table:table-cell>
          <table:table-cell office:value-type="float" office:value="330276">
            <text:p>330276</text:p>
          </table:table-cell>
          <table:table-cell office:value-type="float" office:value="277124">
            <text:p>277124</text:p>
          </table:table-cell>
          <table:table-cell office:value-type="float" office:value="271772">
            <text:p>271772</text:p>
          </table:table-cell>
          <table:table-cell office:value-type="float" office:value="360486">
            <text:p>360486</text:p>
          </table:table-cell>
          <table:table-cell office:value-type="float" office:value="830256">
            <text:p>830256</text:p>
          </table:table-cell>
          <table:table-cell office:value-type="float" office:value="393215">
            <text:p>393215</text:p>
          </table:table-cell>
          <table:table-cell office:value-type="float" office:value="20388799967">
            <text:p>20388799967</text:p>
          </table:table-cell>
          <table:table-cell office:value-type="float" office:value="224144">
            <text:p>224144</text:p>
          </table:table-cell>
          <table:table-cell office:value-type="float" office:value="166176">
            <text:p>166176</text:p>
          </table:table-cell>
          <table:table-cell office:value-type="float" office:value="162920">
            <text:p>162920</text:p>
          </table:table-cell>
          <table:table-cell office:value-type="float" office:value="15789814">
            <text:p>15789814</text:p>
          </table:table-cell>
          <table:table-cell office:value-type="float" office:value="289764">
            <text:p>289764</text:p>
          </table:table-cell>
          <table:table-cell office:value-type="float" office:value="234896">
            <text:p>234896</text:p>
          </table:table-cell>
          <table:table-cell/>
        </table:table-row>
        <table:table-row table:style-name="ro1">
          <table:table-cell office:value-type="float" office:value="3257049721">
            <text:p>3257049721</text:p>
          </table:table-cell>
          <table:table-cell office:value-type="float" office:value="238064">
            <text:p>238064</text:p>
          </table:table-cell>
          <table:table-cell office:value-type="float" office:value="156136">
            <text:p>156136</text:p>
          </table:table-cell>
          <table:table-cell office:value-type="float" office:value="151136">
            <text:p>151136</text:p>
          </table:table-cell>
          <table:table-cell office:value-type="float" office:value="35911800">
            <text:p>35911800</text:p>
          </table:table-cell>
          <table:table-cell office:value-type="float" office:value="279744">
            <text:p>279744</text:p>
          </table:table-cell>
          <table:table-cell office:value-type="float" office:value="259019">
            <text:p>259019</text:p>
          </table:table-cell>
          <table:table-cell office:value-type="float" office:value="13816954148">
            <text:p>13816954148</text:p>
          </table:table-cell>
          <table:table-cell office:value-type="float" office:value="205958">
            <text:p>205958</text:p>
          </table:table-cell>
          <table:table-cell office:value-type="float" office:value="203516">
            <text:p>203516</text:p>
          </table:table-cell>
          <table:table-cell office:value-type="float" office:value="209705">
            <text:p>209705</text:p>
          </table:table-cell>
          <table:table-cell office:value-type="float" office:value="15858024">
            <text:p>15858024</text:p>
          </table:table-cell>
          <table:table-cell office:value-type="float" office:value="320660">
            <text:p>320660</text:p>
          </table:table-cell>
          <table:table-cell office:value-type="float" office:value="264138">
            <text:p>264138</text:p>
          </table:table-cell>
          <table:table-cell office:value-type="float" office:value="1830723760">
            <text:p>1830723760</text:p>
          </table:table-cell>
          <table:table-cell office:value-type="float" office:value="223626">
            <text:p>223626</text:p>
          </table:table-cell>
          <table:table-cell office:value-type="float" office:value="162044">
            <text:p>162044</text:p>
          </table:table-cell>
          <table:table-cell office:value-type="float" office:value="166006">
            <text:p>166006</text:p>
          </table:table-cell>
          <table:table-cell office:value-type="float" office:value="7255430">
            <text:p>7255430</text:p>
          </table:table-cell>
          <table:table-cell office:value-type="float" office:value="366946">
            <text:p>366946</text:p>
          </table:table-cell>
          <table:table-cell office:value-type="float" office:value="264996">
            <text:p>264996</text:p>
          </table:table-cell>
          <table:table-cell/>
        </table:table-row>
        <table:table-row table:style-name="ro1">
          <table:table-cell office:value-type="float" office:value="5258618266">
            <text:p>5258618266</text:p>
          </table:table-cell>
          <table:table-cell office:value-type="float" office:value="347575">
            <text:p>347575</text:p>
          </table:table-cell>
          <table:table-cell office:value-type="float" office:value="219434">
            <text:p>219434</text:p>
          </table:table-cell>
          <table:table-cell office:value-type="float" office:value="251645">
            <text:p>251645</text:p>
          </table:table-cell>
          <table:table-cell office:value-type="float" office:value="39919983">
            <text:p>39919983</text:p>
          </table:table-cell>
          <table:table-cell office:value-type="float" office:value="346766">
            <text:p>346766</text:p>
          </table:table-cell>
          <table:table-cell office:value-type="float" office:value="302789">
            <text:p>302789</text:p>
          </table:table-cell>
          <table:table-cell office:value-type="float" office:value="7228294584">
            <text:p>7228294584</text:p>
          </table:table-cell>
          <table:table-cell office:value-type="float" office:value="229260">
            <text:p>229260</text:p>
          </table:table-cell>
          <table:table-cell office:value-type="float" office:value="186074">
            <text:p>186074</text:p>
          </table:table-cell>
          <table:table-cell office:value-type="float" office:value="206246">
            <text:p>206246</text:p>
          </table:table-cell>
          <table:table-cell office:value-type="float" office:value="11628570">
            <text:p>11628570</text:p>
          </table:table-cell>
          <table:table-cell office:value-type="float" office:value="436426">
            <text:p>436426</text:p>
          </table:table-cell>
          <table:table-cell office:value-type="float" office:value="244008">
            <text:p>244008</text:p>
          </table:table-cell>
          <table:table-cell office:value-type="float" office:value="8154079783">
            <text:p>8154079783</text:p>
          </table:table-cell>
          <table:table-cell office:value-type="float" office:value="203626">
            <text:p>203626</text:p>
          </table:table-cell>
          <table:table-cell office:value-type="float" office:value="171324">
            <text:p>171324</text:p>
          </table:table-cell>
          <table:table-cell office:value-type="float" office:value="203516">
            <text:p>203516</text:p>
          </table:table-cell>
          <table:table-cell office:value-type="float" office:value="23093479">
            <text:p>23093479</text:p>
          </table:table-cell>
          <table:table-cell office:value-type="float" office:value="440164">
            <text:p>440164</text:p>
          </table:table-cell>
          <table:table-cell office:value-type="float" office:value="376358">
            <text:p>376358</text:p>
          </table:table-cell>
          <table:table-cell/>
        </table:table-row>
        <table:table-row table:style-name="ro1">
          <table:table-cell office:value-type="float" office:value="13572363177">
            <text:p>13572363177</text:p>
          </table:table-cell>
          <table:table-cell office:value-type="float" office:value="1450237">
            <text:p>1450237</text:p>
          </table:table-cell>
          <table:table-cell office:value-type="float" office:value="1330734">
            <text:p>1330734</text:p>
          </table:table-cell>
          <table:table-cell office:value-type="float" office:value="431286">
            <text:p>431286</text:p>
          </table:table-cell>
          <table:table-cell office:value-type="float" office:value="17589882">
            <text:p>17589882</text:p>
          </table:table-cell>
          <table:table-cell office:value-type="float" office:value="1292559">
            <text:p>1292559</text:p>
          </table:table-cell>
          <table:table-cell office:value-type="float" office:value="788421">
            <text:p>788421</text:p>
          </table:table-cell>
          <table:table-cell office:value-type="float" office:value="1739638495">
            <text:p>1739638495</text:p>
          </table:table-cell>
          <table:table-cell office:value-type="float" office:value="256163">
            <text:p>256163</text:p>
          </table:table-cell>
          <table:table-cell office:value-type="float" office:value="225371">
            <text:p>225371</text:p>
          </table:table-cell>
          <table:table-cell office:value-type="float" office:value="198662">
            <text:p>198662</text:p>
          </table:table-cell>
          <table:table-cell office:value-type="float" office:value="15847346">
            <text:p>15847346</text:p>
          </table:table-cell>
          <table:table-cell office:value-type="float" office:value="625752">
            <text:p>625752</text:p>
          </table:table-cell>
          <table:table-cell office:value-type="float" office:value="283957">
            <text:p>283957</text:p>
          </table:table-cell>
          <table:table-cell office:value-type="float" office:value="2915283277">
            <text:p>2915283277</text:p>
          </table:table-cell>
          <table:table-cell office:value-type="float" office:value="337085">
            <text:p>337085</text:p>
          </table:table-cell>
          <table:table-cell office:value-type="float" office:value="169928">
            <text:p>169928</text:p>
          </table:table-cell>
          <table:table-cell office:value-type="float" office:value="252140">
            <text:p>252140</text:p>
          </table:table-cell>
          <table:table-cell office:value-type="float" office:value="32696301">
            <text:p>32696301</text:p>
          </table:table-cell>
          <table:table-cell office:value-type="float" office:value="460067">
            <text:p>460067</text:p>
          </table:table-cell>
          <table:table-cell office:value-type="float" office:value="254352">
            <text:p>254352</text:p>
          </table:table-cell>
          <table:table-cell/>
        </table:table-row>
        <table:table-row table:style-name="ro1">
          <table:table-cell office:value-type="float" office:value="3522400463">
            <text:p>3522400463</text:p>
          </table:table-cell>
          <table:table-cell office:value-type="float" office:value="240329">
            <text:p>240329</text:p>
          </table:table-cell>
          <table:table-cell office:value-type="float" office:value="161226">
            <text:p>161226</text:p>
          </table:table-cell>
          <table:table-cell office:value-type="float" office:value="174706">
            <text:p>174706</text:p>
          </table:table-cell>
          <table:table-cell office:value-type="float" office:value="1947148">
            <text:p>1947148</text:p>
          </table:table-cell>
          <table:table-cell office:value-type="float" office:value="276766">
            <text:p>276766</text:p>
          </table:table-cell>
          <table:table-cell office:value-type="float" office:value="229248">
            <text:p>229248</text:p>
          </table:table-cell>
          <table:table-cell office:value-type="float" office:value="3326316129">
            <text:p>3326316129</text:p>
          </table:table-cell>
          <table:table-cell office:value-type="float" office:value="349579">
            <text:p>349579</text:p>
          </table:table-cell>
          <table:table-cell office:value-type="float" office:value="212035">
            <text:p>212035</text:p>
          </table:table-cell>
          <table:table-cell office:value-type="float" office:value="196467">
            <text:p>196467</text:p>
          </table:table-cell>
          <table:table-cell office:value-type="float" office:value="122320531">
            <text:p>122320531</text:p>
          </table:table-cell>
          <table:table-cell office:value-type="float" office:value="355923">
            <text:p>355923</text:p>
          </table:table-cell>
          <table:table-cell office:value-type="float" office:value="256930">
            <text:p>256930</text:p>
          </table:table-cell>
          <table:table-cell office:value-type="float" office:value="4207851114">
            <text:p>4207851114</text:p>
          </table:table-cell>
          <table:table-cell office:value-type="float" office:value="349286">
            <text:p>349286</text:p>
          </table:table-cell>
          <table:table-cell office:value-type="float" office:value="209364">
            <text:p>209364</text:p>
          </table:table-cell>
          <table:table-cell office:value-type="float" office:value="205898">
            <text:p>205898</text:p>
          </table:table-cell>
          <table:table-cell office:value-type="float" office:value="1909079">
            <text:p>1909079</text:p>
          </table:table-cell>
          <table:table-cell office:value-type="float" office:value="475730">
            <text:p>475730</text:p>
          </table:table-cell>
          <table:table-cell office:value-type="float" office:value="291537">
            <text:p>291537</text:p>
          </table:table-cell>
          <table:table-cell/>
        </table:table-row>
        <table:table-row table:style-name="ro1">
          <table:table-cell office:value-type="float" office:value="7534478802">
            <text:p>7534478802</text:p>
          </table:table-cell>
          <table:table-cell office:value-type="float" office:value="977410">
            <text:p>977410</text:p>
          </table:table-cell>
          <table:table-cell office:value-type="float" office:value="199369">
            <text:p>199369</text:p>
          </table:table-cell>
          <table:table-cell office:value-type="float" office:value="195906">
            <text:p>195906</text:p>
          </table:table-cell>
          <table:table-cell office:value-type="float" office:value="4787530">
            <text:p>4787530</text:p>
          </table:table-cell>
          <table:table-cell office:value-type="float" office:value="399154">
            <text:p>399154</text:p>
          </table:table-cell>
          <table:table-cell office:value-type="float" office:value="304137">
            <text:p>304137</text:p>
          </table:table-cell>
          <table:table-cell office:value-type="float" office:value="6260691428">
            <text:p>6260691428</text:p>
          </table:table-cell>
          <table:table-cell office:value-type="float" office:value="357274">
            <text:p>357274</text:p>
          </table:table-cell>
          <table:table-cell office:value-type="float" office:value="273332">
            <text:p>273332</text:p>
          </table:table-cell>
          <table:table-cell office:value-type="float" office:value="192261">
            <text:p>192261</text:p>
          </table:table-cell>
          <table:table-cell office:value-type="float" office:value="11936517">
            <text:p>11936517</text:p>
          </table:table-cell>
          <table:table-cell office:value-type="float" office:value="405575">
            <text:p>405575</text:p>
          </table:table-cell>
          <table:table-cell office:value-type="float" office:value="384228">
            <text:p>384228</text:p>
          </table:table-cell>
          <table:table-cell office:value-type="float" office:value="6911780780">
            <text:p>6911780780</text:p>
          </table:table-cell>
          <table:table-cell office:value-type="float" office:value="205068">
            <text:p>205068</text:p>
          </table:table-cell>
          <table:table-cell office:value-type="float" office:value="202689">
            <text:p>202689</text:p>
          </table:table-cell>
          <table:table-cell office:value-type="float" office:value="336876">
            <text:p>336876</text:p>
          </table:table-cell>
          <table:table-cell office:value-type="float" office:value="2099407">
            <text:p>2099407</text:p>
          </table:table-cell>
          <table:table-cell office:value-type="float" office:value="497056">
            <text:p>497056</text:p>
          </table:table-cell>
          <table:table-cell office:value-type="float" office:value="412571">
            <text:p>412571</text:p>
          </table:table-cell>
          <table:table-cell/>
        </table:table-row>
        <table:table-row table:style-name="ro1">
          <table:table-cell office:value-type="float" office:value="19893666982">
            <text:p>19893666982</text:p>
          </table:table-cell>
          <table:table-cell office:value-type="float" office:value="238149">
            <text:p>238149</text:p>
          </table:table-cell>
          <table:table-cell office:value-type="float" office:value="152742">
            <text:p>152742</text:p>
          </table:table-cell>
          <table:table-cell office:value-type="float" office:value="148208">
            <text:p>148208</text:p>
          </table:table-cell>
          <table:table-cell office:value-type="float" office:value="30360071">
            <text:p>30360071</text:p>
          </table:table-cell>
          <table:table-cell office:value-type="float" office:value="280722">
            <text:p>280722</text:p>
          </table:table-cell>
          <table:table-cell office:value-type="float" office:value="236738">
            <text:p>236738</text:p>
          </table:table-cell>
          <table:table-cell office:value-type="float" office:value="2306410265">
            <text:p>2306410265</text:p>
          </table:table-cell>
          <table:table-cell office:value-type="float" office:value="222600">
            <text:p>222600</text:p>
          </table:table-cell>
          <table:table-cell office:value-type="float" office:value="187686">
            <text:p>187686</text:p>
          </table:table-cell>
          <table:table-cell office:value-type="float" office:value="167240">
            <text:p>167240</text:p>
          </table:table-cell>
          <table:table-cell office:value-type="float" office:value="21507961">
            <text:p>21507961</text:p>
          </table:table-cell>
          <table:table-cell office:value-type="float" office:value="427463">
            <text:p>427463</text:p>
          </table:table-cell>
          <table:table-cell office:value-type="float" office:value="266961">
            <text:p>266961</text:p>
          </table:table-cell>
          <table:table-cell office:value-type="float" office:value="18995658392">
            <text:p>18995658392</text:p>
          </table:table-cell>
          <table:table-cell office:value-type="float" office:value="214266">
            <text:p>214266</text:p>
          </table:table-cell>
          <table:table-cell office:value-type="float" office:value="185078">
            <text:p>185078</text:p>
          </table:table-cell>
          <table:table-cell office:value-type="float" office:value="165188">
            <text:p>165188</text:p>
          </table:table-cell>
          <table:table-cell office:value-type="float" office:value="1774541">
            <text:p>1774541</text:p>
          </table:table-cell>
          <table:table-cell office:value-type="float" office:value="611923">
            <text:p>611923</text:p>
          </table:table-cell>
          <table:table-cell office:value-type="float" office:value="240700">
            <text:p>240700</text:p>
          </table:table-cell>
          <table:table-cell/>
        </table:table-row>
        <table:table-row table:style-name="ro1">
          <table:table-cell office:value-type="float" office:value="8108617800">
            <text:p>8108617800</text:p>
          </table:table-cell>
          <table:table-cell office:value-type="float" office:value="194128">
            <text:p>194128</text:p>
          </table:table-cell>
          <table:table-cell office:value-type="float" office:value="193104">
            <text:p>193104</text:p>
          </table:table-cell>
          <table:table-cell office:value-type="float" office:value="168751">
            <text:p>168751</text:p>
          </table:table-cell>
          <table:table-cell office:value-type="float" office:value="2145721">
            <text:p>2145721</text:p>
          </table:table-cell>
          <table:table-cell office:value-type="float" office:value="276028">
            <text:p>276028</text:p>
          </table:table-cell>
          <table:table-cell office:value-type="float" office:value="225274">
            <text:p>225274</text:p>
          </table:table-cell>
          <table:table-cell office:value-type="float" office:value="26183728734">
            <text:p>26183728734</text:p>
          </table:table-cell>
          <table:table-cell office:value-type="float" office:value="220950">
            <text:p>220950</text:p>
          </table:table-cell>
          <table:table-cell office:value-type="float" office:value="167582">
            <text:p>167582</text:p>
          </table:table-cell>
          <table:table-cell office:value-type="float" office:value="160144">
            <text:p>160144</text:p>
          </table:table-cell>
          <table:table-cell office:value-type="float" office:value="9249380">
            <text:p>9249380</text:p>
          </table:table-cell>
          <table:table-cell office:value-type="float" office:value="269726">
            <text:p>269726</text:p>
          </table:table-cell>
          <table:table-cell office:value-type="float" office:value="892626">
            <text:p>892626</text:p>
          </table:table-cell>
          <table:table-cell office:value-type="float" office:value="933067633">
            <text:p>933067633</text:p>
          </table:table-cell>
          <table:table-cell office:value-type="float" office:value="244746">
            <text:p>244746</text:p>
          </table:table-cell>
          <table:table-cell office:value-type="float" office:value="232728">
            <text:p>232728</text:p>
          </table:table-cell>
          <table:table-cell office:value-type="float" office:value="163228">
            <text:p>163228</text:p>
          </table:table-cell>
          <table:table-cell office:value-type="float" office:value="3515725">
            <text:p>3515725</text:p>
          </table:table-cell>
          <table:table-cell office:value-type="float" office:value="313068">
            <text:p>313068</text:p>
          </table:table-cell>
          <table:table-cell office:value-type="float" office:value="243468">
            <text:p>243468</text:p>
          </table:table-cell>
          <table:table-cell/>
        </table:table-row>
        <table:table-row table:style-name="ro1">
          <table:table-cell office:value-type="float" office:value="5326829191">
            <text:p>5326829191</text:p>
          </table:table-cell>
          <table:table-cell office:value-type="float" office:value="193374">
            <text:p>193374</text:p>
          </table:table-cell>
          <table:table-cell office:value-type="float" office:value="199060">
            <text:p>199060</text:p>
          </table:table-cell>
          <table:table-cell office:value-type="float" office:value="157372">
            <text:p>157372</text:p>
          </table:table-cell>
          <table:table-cell office:value-type="float" office:value="5945893">
            <text:p>5945893</text:p>
          </table:table-cell>
          <table:table-cell office:value-type="float" office:value="273156">
            <text:p>273156</text:p>
          </table:table-cell>
          <table:table-cell office:value-type="float" office:value="235438">
            <text:p>235438</text:p>
          </table:table-cell>
          <table:table-cell office:value-type="float" office:value="1834269589">
            <text:p>1834269589</text:p>
          </table:table-cell>
          <table:table-cell office:value-type="float" office:value="269480">
            <text:p>269480</text:p>
          </table:table-cell>
          <table:table-cell office:value-type="float" office:value="175160">
            <text:p>175160</text:p>
          </table:table-cell>
          <table:table-cell office:value-type="float" office:value="165656">
            <text:p>165656</text:p>
          </table:table-cell>
          <table:table-cell office:value-type="float" office:value="6336920">
            <text:p>6336920</text:p>
          </table:table-cell>
          <table:table-cell office:value-type="float" office:value="314166">
            <text:p>314166</text:p>
          </table:table-cell>
          <table:table-cell office:value-type="float" office:value="383690">
            <text:p>383690</text:p>
          </table:table-cell>
          <table:table-cell office:value-type="float" office:value="1642694112">
            <text:p>1642694112</text:p>
          </table:table-cell>
          <table:table-cell office:value-type="float" office:value="227428">
            <text:p>227428</text:p>
          </table:table-cell>
          <table:table-cell office:value-type="float" office:value="165456">
            <text:p>165456</text:p>
          </table:table-cell>
          <table:table-cell office:value-type="float" office:value="160640">
            <text:p>160640</text:p>
          </table:table-cell>
          <table:table-cell office:value-type="float" office:value="30429655">
            <text:p>30429655</text:p>
          </table:table-cell>
          <table:table-cell office:value-type="float" office:value="282604">
            <text:p>282604</text:p>
          </table:table-cell>
          <table:table-cell office:value-type="float" office:value="287226">
            <text:p>287226</text:p>
          </table:table-cell>
          <table:table-cell/>
        </table:table-row>
        <table:table-row table:style-name="ro1">
          <table:table-cell office:value-type="float" office:value="7823346984">
            <text:p>7823346984</text:p>
          </table:table-cell>
          <table:table-cell office:value-type="float" office:value="192584">
            <text:p>192584</text:p>
          </table:table-cell>
          <table:table-cell office:value-type="float" office:value="177369">
            <text:p>177369</text:p>
          </table:table-cell>
          <table:table-cell office:value-type="float" office:value="152280">
            <text:p>152280</text:p>
          </table:table-cell>
          <table:table-cell office:value-type="float" office:value="2545810">
            <text:p>2545810</text:p>
          </table:table-cell>
          <table:table-cell office:value-type="float" office:value="323017">
            <text:p>323017</text:p>
          </table:table-cell>
          <table:table-cell office:value-type="float" office:value="363350">
            <text:p>363350</text:p>
          </table:table-cell>
          <table:table-cell office:value-type="float" office:value="3397745234">
            <text:p>3397745234</text:p>
          </table:table-cell>
          <table:table-cell office:value-type="float" office:value="248824">
            <text:p>248824</text:p>
          </table:table-cell>
          <table:table-cell office:value-type="float" office:value="169238">
            <text:p>169238</text:p>
          </table:table-cell>
          <table:table-cell office:value-type="float" office:value="160608">
            <text:p>160608</text:p>
          </table:table-cell>
          <table:table-cell office:value-type="float" office:value="5141491">
            <text:p>5141491</text:p>
          </table:table-cell>
          <table:table-cell office:value-type="float" office:value="271932">
            <text:p>271932</text:p>
          </table:table-cell>
          <table:table-cell office:value-type="float" office:value="227370">
            <text:p>227370</text:p>
          </table:table-cell>
          <table:table-cell office:value-type="float" office:value="12023924289">
            <text:p>12023924289</text:p>
          </table:table-cell>
          <table:table-cell office:value-type="float" office:value="205312">
            <text:p>205312</text:p>
          </table:table-cell>
          <table:table-cell office:value-type="float" office:value="166270">
            <text:p>166270</text:p>
          </table:table-cell>
          <table:table-cell office:value-type="float" office:value="168034">
            <text:p>168034</text:p>
          </table:table-cell>
          <table:table-cell office:value-type="float" office:value="1687930">
            <text:p>1687930</text:p>
          </table:table-cell>
          <table:table-cell office:value-type="float" office:value="260594">
            <text:p>260594</text:p>
          </table:table-cell>
          <table:table-cell office:value-type="float" office:value="229974">
            <text:p>229974</text:p>
          </table:table-cell>
          <table:table-cell/>
        </table:table-row>
        <table:table-row table:style-name="ro1">
          <table:table-cell office:value-type="float" office:value="5344864585">
            <text:p>5344864585</text:p>
          </table:table-cell>
          <table:table-cell office:value-type="float" office:value="222987">
            <text:p>222987</text:p>
          </table:table-cell>
          <table:table-cell office:value-type="float" office:value="156412">
            <text:p>156412</text:p>
          </table:table-cell>
          <table:table-cell office:value-type="float" office:value="154426">
            <text:p>154426</text:p>
          </table:table-cell>
          <table:table-cell office:value-type="float" office:value="6899399">
            <text:p>6899399</text:p>
          </table:table-cell>
          <table:table-cell office:value-type="float" office:value="349550">
            <text:p>349550</text:p>
          </table:table-cell>
          <table:table-cell office:value-type="float" office:value="371435">
            <text:p>371435</text:p>
          </table:table-cell>
          <table:table-cell office:value-type="float" office:value="4526688420">
            <text:p>4526688420</text:p>
          </table:table-cell>
          <table:table-cell office:value-type="float" office:value="207532">
            <text:p>207532</text:p>
          </table:table-cell>
          <table:table-cell office:value-type="float" office:value="168024">
            <text:p>168024</text:p>
          </table:table-cell>
          <table:table-cell office:value-type="float" office:value="159566">
            <text:p>159566</text:p>
          </table:table-cell>
          <table:table-cell office:value-type="float" office:value="8867622">
            <text:p>8867622</text:p>
          </table:table-cell>
          <table:table-cell office:value-type="float" office:value="317269">
            <text:p>317269</text:p>
          </table:table-cell>
          <table:table-cell office:value-type="float" office:value="231334">
            <text:p>231334</text:p>
          </table:table-cell>
          <table:table-cell office:value-type="float" office:value="5123843938">
            <text:p>5123843938</text:p>
          </table:table-cell>
          <table:table-cell office:value-type="float" office:value="221391">
            <text:p>221391</text:p>
          </table:table-cell>
          <table:table-cell office:value-type="float" office:value="164478">
            <text:p>164478</text:p>
          </table:table-cell>
          <table:table-cell office:value-type="float" office:value="188638">
            <text:p>188638</text:p>
          </table:table-cell>
          <table:table-cell office:value-type="float" office:value="4707066">
            <text:p>4707066</text:p>
          </table:table-cell>
          <table:table-cell office:value-type="float" office:value="285139">
            <text:p>285139</text:p>
          </table:table-cell>
          <table:table-cell office:value-type="float" office:value="314675">
            <text:p>314675</text:p>
          </table:table-cell>
          <table:table-cell/>
        </table:table-row>
        <table:table-row table:style-name="ro1">
          <table:table-cell office:value-type="float" office:value="3709499425">
            <text:p>3709499425</text:p>
          </table:table-cell>
          <table:table-cell office:value-type="float" office:value="195508">
            <text:p>195508</text:p>
          </table:table-cell>
          <table:table-cell office:value-type="float" office:value="152432">
            <text:p>152432</text:p>
          </table:table-cell>
          <table:table-cell office:value-type="float" office:value="249298">
            <text:p>249298</text:p>
          </table:table-cell>
          <table:table-cell office:value-type="float" office:value="8701675">
            <text:p>8701675</text:p>
          </table:table-cell>
          <table:table-cell office:value-type="float" office:value="284600">
            <text:p>284600</text:p>
          </table:table-cell>
          <table:table-cell office:value-type="float" office:value="229958">
            <text:p>229958</text:p>
          </table:table-cell>
          <table:table-cell office:value-type="float" office:value="3159483071">
            <text:p>3159483071</text:p>
          </table:table-cell>
          <table:table-cell office:value-type="float" office:value="256277">
            <text:p>256277</text:p>
          </table:table-cell>
          <table:table-cell office:value-type="float" office:value="173620">
            <text:p>173620</text:p>
          </table:table-cell>
          <table:table-cell office:value-type="float" office:value="162956">
            <text:p>162956</text:p>
          </table:table-cell>
          <table:table-cell office:value-type="float" office:value="15735864">
            <text:p>15735864</text:p>
          </table:table-cell>
          <table:table-cell office:value-type="float" office:value="292264">
            <text:p>292264</text:p>
          </table:table-cell>
          <table:table-cell office:value-type="float" office:value="236718">
            <text:p>236718</text:p>
          </table:table-cell>
          <table:table-cell office:value-type="float" office:value="3612558559">
            <text:p>3612558559</text:p>
          </table:table-cell>
          <table:table-cell office:value-type="float" office:value="201442">
            <text:p>201442</text:p>
          </table:table-cell>
          <table:table-cell office:value-type="float" office:value="163352">
            <text:p>163352</text:p>
          </table:table-cell>
          <table:table-cell office:value-type="float" office:value="187700">
            <text:p>187700</text:p>
          </table:table-cell>
          <table:table-cell office:value-type="float" office:value="1845264">
            <text:p>1845264</text:p>
          </table:table-cell>
          <table:table-cell office:value-type="float" office:value="357149">
            <text:p>357149</text:p>
          </table:table-cell>
          <table:table-cell office:value-type="float" office:value="290256">
            <text:p>290256</text:p>
          </table:table-cell>
          <table:table-cell/>
        </table:table-row>
        <table:table-row table:style-name="ro1">
          <table:table-cell office:value-type="float" office:value="3029771009">
            <text:p>3029771009</text:p>
          </table:table-cell>
          <table:table-cell office:value-type="float" office:value="218465">
            <text:p>218465</text:p>
          </table:table-cell>
          <table:table-cell office:value-type="float" office:value="155842">
            <text:p>155842</text:p>
          </table:table-cell>
          <table:table-cell office:value-type="float" office:value="164890">
            <text:p>164890</text:p>
          </table:table-cell>
          <table:table-cell office:value-type="float" office:value="13423516">
            <text:p>13423516</text:p>
          </table:table-cell>
          <table:table-cell office:value-type="float" office:value="280402">
            <text:p>280402</text:p>
          </table:table-cell>
          <table:table-cell office:value-type="float" office:value="238962">
            <text:p>238962</text:p>
          </table:table-cell>
          <table:table-cell office:value-type="float" office:value="835426992">
            <text:p>835426992</text:p>
          </table:table-cell>
          <table:table-cell office:value-type="float" office:value="206374">
            <text:p>206374</text:p>
          </table:table-cell>
          <table:table-cell office:value-type="float" office:value="177132">
            <text:p>177132</text:p>
          </table:table-cell>
          <table:table-cell office:value-type="float" office:value="171498">
            <text:p>171498</text:p>
          </table:table-cell>
          <table:table-cell office:value-type="float" office:value="20727238">
            <text:p>20727238</text:p>
          </table:table-cell>
          <table:table-cell office:value-type="float" office:value="280462">
            <text:p>280462</text:p>
          </table:table-cell>
          <table:table-cell office:value-type="float" office:value="232542">
            <text:p>232542</text:p>
          </table:table-cell>
          <table:table-cell office:value-type="float" office:value="7153305343">
            <text:p>7153305343</text:p>
          </table:table-cell>
          <table:table-cell office:value-type="float" office:value="290164">
            <text:p>290164</text:p>
          </table:table-cell>
          <table:table-cell office:value-type="float" office:value="246952">
            <text:p>246952</text:p>
          </table:table-cell>
          <table:table-cell office:value-type="float" office:value="368821">
            <text:p>368821</text:p>
          </table:table-cell>
          <table:table-cell office:value-type="float" office:value="9035391">
            <text:p>9035391</text:p>
          </table:table-cell>
          <table:table-cell office:value-type="float" office:value="277718">
            <text:p>277718</text:p>
          </table:table-cell>
          <table:table-cell office:value-type="float" office:value="260711">
            <text:p>260711</text:p>
          </table:table-cell>
          <table:table-cell/>
        </table:table-row>
        <table:table-row table:style-name="ro1">
          <table:table-cell office:value-type="float" office:value="29875995328">
            <text:p>29875995328</text:p>
          </table:table-cell>
          <table:table-cell office:value-type="float" office:value="193186">
            <text:p>193186</text:p>
          </table:table-cell>
          <table:table-cell office:value-type="float" office:value="179832">
            <text:p>179832</text:p>
          </table:table-cell>
          <table:table-cell office:value-type="float" office:value="156870">
            <text:p>156870</text:p>
          </table:table-cell>
          <table:table-cell office:value-type="float" office:value="3281108">
            <text:p>3281108</text:p>
          </table:table-cell>
          <table:table-cell office:value-type="float" office:value="273024">
            <text:p>273024</text:p>
          </table:table-cell>
          <table:table-cell office:value-type="float" office:value="343862">
            <text:p>343862</text:p>
          </table:table-cell>
          <table:table-cell office:value-type="float" office:value="3168097967">
            <text:p>3168097967</text:p>
          </table:table-cell>
          <table:table-cell office:value-type="float" office:value="229654">
            <text:p>229654</text:p>
          </table:table-cell>
          <table:table-cell office:value-type="float" office:value="173046">
            <text:p>173046</text:p>
          </table:table-cell>
          <table:table-cell office:value-type="float" office:value="217046">
            <text:p>217046</text:p>
          </table:table-cell>
          <table:table-cell office:value-type="float" office:value="4922956">
            <text:p>4922956</text:p>
          </table:table-cell>
          <table:table-cell office:value-type="float" office:value="319037">
            <text:p>319037</text:p>
          </table:table-cell>
          <table:table-cell office:value-type="float" office:value="236946">
            <text:p>236946</text:p>
          </table:table-cell>
          <table:table-cell office:value-type="float" office:value="1795740930">
            <text:p>1795740930</text:p>
          </table:table-cell>
          <table:table-cell office:value-type="float" office:value="203530">
            <text:p>203530</text:p>
          </table:table-cell>
          <table:table-cell office:value-type="float" office:value="163996">
            <text:p>163996</text:p>
          </table:table-cell>
          <table:table-cell office:value-type="float" office:value="159546">
            <text:p>159546</text:p>
          </table:table-cell>
          <table:table-cell office:value-type="float" office:value="16591387">
            <text:p>16591387</text:p>
          </table:table-cell>
          <table:table-cell office:value-type="float" office:value="370419">
            <text:p>370419</text:p>
          </table:table-cell>
          <table:table-cell office:value-type="float" office:value="276421">
            <text:p>276421</text:p>
          </table:table-cell>
          <table:table-cell/>
        </table:table-row>
        <table:table-row table:style-name="ro1">
          <table:table-cell office:value-type="float" office:value="28963382202">
            <text:p>28963382202</text:p>
          </table:table-cell>
          <table:table-cell office:value-type="float" office:value="195818">
            <text:p>195818</text:p>
          </table:table-cell>
          <table:table-cell office:value-type="float" office:value="156808">
            <text:p>156808</text:p>
          </table:table-cell>
          <table:table-cell office:value-type="float" office:value="179930">
            <text:p>179930</text:p>
          </table:table-cell>
          <table:table-cell office:value-type="float" office:value="6510690">
            <text:p>6510690</text:p>
          </table:table-cell>
          <table:table-cell office:value-type="float" office:value="938721">
            <text:p>938721</text:p>
          </table:table-cell>
          <table:table-cell office:value-type="float" office:value="341148">
            <text:p>341148</text:p>
          </table:table-cell>
          <table:table-cell office:value-type="float" office:value="2712391666">
            <text:p>2712391666</text:p>
          </table:table-cell>
          <table:table-cell office:value-type="float" office:value="210614">
            <text:p>210614</text:p>
          </table:table-cell>
          <table:table-cell office:value-type="float" office:value="165232">
            <text:p>165232</text:p>
          </table:table-cell>
          <table:table-cell office:value-type="float" office:value="172172">
            <text:p>172172</text:p>
          </table:table-cell>
          <table:table-cell office:value-type="float" office:value="5853010">
            <text:p>5853010</text:p>
          </table:table-cell>
          <table:table-cell office:value-type="float" office:value="356179">
            <text:p>356179</text:p>
          </table:table-cell>
          <table:table-cell office:value-type="float" office:value="268745">
            <text:p>268745</text:p>
          </table:table-cell>
          <table:table-cell office:value-type="float" office:value="3757652989">
            <text:p>3757652989</text:p>
          </table:table-cell>
          <table:table-cell office:value-type="float" office:value="201060">
            <text:p>201060</text:p>
          </table:table-cell>
          <table:table-cell office:value-type="float" office:value="165724">
            <text:p>165724</text:p>
          </table:table-cell>
          <table:table-cell office:value-type="float" office:value="161962">
            <text:p>161962</text:p>
          </table:table-cell>
          <table:table-cell office:value-type="float" office:value="939934">
            <text:p>939934</text:p>
          </table:table-cell>
          <table:table-cell office:value-type="float" office:value="288738">
            <text:p>288738</text:p>
          </table:table-cell>
          <table:table-cell office:value-type="float" office:value="237656">
            <text:p>237656</text:p>
          </table:table-cell>
          <table:table-cell/>
        </table:table-row>
        <table:table-row table:style-name="ro1">
          <table:table-cell office:value-type="float" office:value="2454248008">
            <text:p>2454248008</text:p>
          </table:table-cell>
          <table:table-cell office:value-type="float" office:value="193520">
            <text:p>193520</text:p>
          </table:table-cell>
          <table:table-cell office:value-type="float" office:value="168120">
            <text:p>168120</text:p>
          </table:table-cell>
          <table:table-cell office:value-type="float" office:value="155780">
            <text:p>155780</text:p>
          </table:table-cell>
          <table:table-cell office:value-type="float" office:value="10713756">
            <text:p>10713756</text:p>
          </table:table-cell>
          <table:table-cell office:value-type="float" office:value="278048">
            <text:p>278048</text:p>
          </table:table-cell>
          <table:table-cell office:value-type="float" office:value="225306">
            <text:p>225306</text:p>
          </table:table-cell>
          <table:table-cell office:value-type="float" office:value="3127763544">
            <text:p>3127763544</text:p>
          </table:table-cell>
          <table:table-cell office:value-type="float" office:value="202288">
            <text:p>202288</text:p>
          </table:table-cell>
          <table:table-cell office:value-type="float" office:value="170382">
            <text:p>170382</text:p>
          </table:table-cell>
          <table:table-cell office:value-type="float" office:value="316185">
            <text:p>316185</text:p>
          </table:table-cell>
          <table:table-cell office:value-type="float" office:value="10469470">
            <text:p>10469470</text:p>
          </table:table-cell>
          <table:table-cell office:value-type="float" office:value="337769">
            <text:p>337769</text:p>
          </table:table-cell>
          <table:table-cell office:value-type="float" office:value="334273">
            <text:p>334273</text:p>
          </table:table-cell>
          <table:table-cell office:value-type="float" office:value="4047919992">
            <text:p>4047919992</text:p>
          </table:table-cell>
          <table:table-cell office:value-type="float" office:value="202100">
            <text:p>202100</text:p>
          </table:table-cell>
          <table:table-cell office:value-type="float" office:value="190823">
            <text:p>190823</text:p>
          </table:table-cell>
          <table:table-cell office:value-type="float" office:value="161488">
            <text:p>161488</text:p>
          </table:table-cell>
          <table:table-cell office:value-type="float" office:value="3678444">
            <text:p>3678444</text:p>
          </table:table-cell>
          <table:table-cell office:value-type="float" office:value="323867">
            <text:p>323867</text:p>
          </table:table-cell>
          <table:table-cell office:value-type="float" office:value="289102">
            <text:p>289102</text:p>
          </table:table-cell>
          <table:table-cell/>
        </table:table-row>
        <table:table-row table:style-name="ro1">
          <table:table-cell office:value-type="float" office:value="4351424607">
            <text:p>4351424607</text:p>
          </table:table-cell>
          <table:table-cell office:value-type="float" office:value="221268">
            <text:p>221268</text:p>
          </table:table-cell>
          <table:table-cell office:value-type="float" office:value="156038">
            <text:p>156038</text:p>
          </table:table-cell>
          <table:table-cell office:value-type="float" office:value="152802">
            <text:p>152802</text:p>
          </table:table-cell>
          <table:table-cell office:value-type="float" office:value="5931462">
            <text:p>5931462</text:p>
          </table:table-cell>
          <table:table-cell office:value-type="float" office:value="276166">
            <text:p>276166</text:p>
          </table:table-cell>
          <table:table-cell office:value-type="float" office:value="275653">
            <text:p>275653</text:p>
          </table:table-cell>
          <table:table-cell office:value-type="float" office:value="5333391427">
            <text:p>5333391427</text:p>
          </table:table-cell>
          <table:table-cell office:value-type="float" office:value="204168">
            <text:p>204168</text:p>
          </table:table-cell>
          <table:table-cell office:value-type="float" office:value="267775">
            <text:p>267775</text:p>
          </table:table-cell>
          <table:table-cell office:value-type="float" office:value="162620">
            <text:p>162620</text:p>
          </table:table-cell>
          <table:table-cell office:value-type="float" office:value="51286721">
            <text:p>51286721</text:p>
          </table:table-cell>
          <table:table-cell office:value-type="float" office:value="422435">
            <text:p>422435</text:p>
          </table:table-cell>
          <table:table-cell office:value-type="float" office:value="242346">
            <text:p>242346</text:p>
          </table:table-cell>
          <table:table-cell office:value-type="float" office:value="1149765812">
            <text:p>1149765812</text:p>
          </table:table-cell>
          <table:table-cell office:value-type="float" office:value="203220">
            <text:p>203220</text:p>
          </table:table-cell>
          <table:table-cell office:value-type="float" office:value="204545">
            <text:p>204545</text:p>
          </table:table-cell>
          <table:table-cell office:value-type="float" office:value="182406">
            <text:p>182406</text:p>
          </table:table-cell>
          <table:table-cell office:value-type="float" office:value="19814682">
            <text:p>19814682</text:p>
          </table:table-cell>
          <table:table-cell office:value-type="float" office:value="403018">
            <text:p>403018</text:p>
          </table:table-cell>
          <table:table-cell office:value-type="float" office:value="368056">
            <text:p>368056</text:p>
          </table:table-cell>
          <table:table-cell/>
        </table:table-row>
        <table:table-row table:style-name="ro1">
          <table:table-cell office:value-type="float" office:value="4267816141">
            <text:p>4267816141</text:p>
          </table:table-cell>
          <table:table-cell office:value-type="float" office:value="281598">
            <text:p>281598</text:p>
          </table:table-cell>
          <table:table-cell office:value-type="float" office:value="155050">
            <text:p>155050</text:p>
          </table:table-cell>
          <table:table-cell office:value-type="float" office:value="183900">
            <text:p>183900</text:p>
          </table:table-cell>
          <table:table-cell office:value-type="float" office:value="9361655">
            <text:p>9361655</text:p>
          </table:table-cell>
          <table:table-cell office:value-type="float" office:value="347561">
            <text:p>347561</text:p>
          </table:table-cell>
          <table:table-cell office:value-type="float" office:value="236474">
            <text:p>236474</text:p>
          </table:table-cell>
          <table:table-cell office:value-type="float" office:value="14478641230">
            <text:p>14478641230</text:p>
          </table:table-cell>
          <table:table-cell office:value-type="float" office:value="208082">
            <text:p>208082</text:p>
          </table:table-cell>
          <table:table-cell office:value-type="float" office:value="171868">
            <text:p>171868</text:p>
          </table:table-cell>
          <table:table-cell office:value-type="float" office:value="202638">
            <text:p>202638</text:p>
          </table:table-cell>
          <table:table-cell office:value-type="float" office:value="3852331">
            <text:p>3852331</text:p>
          </table:table-cell>
          <table:table-cell office:value-type="float" office:value="268516">
            <text:p>268516</text:p>
          </table:table-cell>
          <table:table-cell office:value-type="float" office:value="220564">
            <text:p>220564</text:p>
          </table:table-cell>
          <table:table-cell office:value-type="float" office:value="2081232250">
            <text:p>2081232250</text:p>
          </table:table-cell>
          <table:table-cell office:value-type="float" office:value="322286">
            <text:p>322286</text:p>
          </table:table-cell>
          <table:table-cell office:value-type="float" office:value="168228">
            <text:p>168228</text:p>
          </table:table-cell>
          <table:table-cell office:value-type="float" office:value="162190">
            <text:p>162190</text:p>
          </table:table-cell>
          <table:table-cell office:value-type="float" office:value="8028226">
            <text:p>8028226</text:p>
          </table:table-cell>
          <table:table-cell office:value-type="float" office:value="382558">
            <text:p>382558</text:p>
          </table:table-cell>
          <table:table-cell office:value-type="float" office:value="253268">
            <text:p>253268</text:p>
          </table:table-cell>
          <table:table-cell/>
        </table:table-row>
        <table:table-row table:style-name="ro1">
          <table:table-cell office:value-type="float" office:value="16862782415">
            <text:p>16862782415</text:p>
          </table:table-cell>
          <table:table-cell office:value-type="float" office:value="197936">
            <text:p>197936</text:p>
          </table:table-cell>
          <table:table-cell office:value-type="float" office:value="213054">
            <text:p>213054</text:p>
          </table:table-cell>
          <table:table-cell office:value-type="float" office:value="156976">
            <text:p>156976</text:p>
          </table:table-cell>
          <table:table-cell office:value-type="float" office:value="19511474">
            <text:p>19511474</text:p>
          </table:table-cell>
          <table:table-cell office:value-type="float" office:value="277396">
            <text:p>277396</text:p>
          </table:table-cell>
          <table:table-cell office:value-type="float" office:value="247650">
            <text:p>247650</text:p>
          </table:table-cell>
          <table:table-cell office:value-type="float" office:value="3624278825">
            <text:p>3624278825</text:p>
          </table:table-cell>
          <table:table-cell office:value-type="float" office:value="311865">
            <text:p>311865</text:p>
          </table:table-cell>
          <table:table-cell office:value-type="float" office:value="169920">
            <text:p>169920</text:p>
          </table:table-cell>
          <table:table-cell office:value-type="float" office:value="242808">
            <text:p>242808</text:p>
          </table:table-cell>
          <table:table-cell office:value-type="float" office:value="17937448">
            <text:p>17937448</text:p>
          </table:table-cell>
          <table:table-cell office:value-type="float" office:value="301376">
            <text:p>301376</text:p>
          </table:table-cell>
          <table:table-cell office:value-type="float" office:value="245478">
            <text:p>245478</text:p>
          </table:table-cell>
          <table:table-cell office:value-type="float" office:value="8705704508">
            <text:p>8705704508</text:p>
          </table:table-cell>
          <table:table-cell office:value-type="float" office:value="204596">
            <text:p>204596</text:p>
          </table:table-cell>
          <table:table-cell office:value-type="float" office:value="224087">
            <text:p>224087</text:p>
          </table:table-cell>
          <table:table-cell office:value-type="float" office:value="169806">
            <text:p>169806</text:p>
          </table:table-cell>
          <table:table-cell office:value-type="float" office:value="11034920">
            <text:p>11034920</text:p>
          </table:table-cell>
          <table:table-cell office:value-type="float" office:value="284608">
            <text:p>284608</text:p>
          </table:table-cell>
          <table:table-cell office:value-type="float" office:value="256649">
            <text:p>256649</text:p>
          </table:table-cell>
          <table:table-cell/>
        </table:table-row>
        <table:table-row table:style-name="ro1">
          <table:table-cell office:value-type="float" office:value="4644688518">
            <text:p>4644688518</text:p>
          </table:table-cell>
          <table:table-cell office:value-type="float" office:value="193104">
            <text:p>193104</text:p>
          </table:table-cell>
          <table:table-cell office:value-type="float" office:value="157500">
            <text:p>157500</text:p>
          </table:table-cell>
          <table:table-cell office:value-type="float" office:value="158522">
            <text:p>158522</text:p>
          </table:table-cell>
          <table:table-cell office:value-type="float" office:value="43731132">
            <text:p>43731132</text:p>
          </table:table-cell>
          <table:table-cell office:value-type="float" office:value="293492">
            <text:p>293492</text:p>
          </table:table-cell>
          <table:table-cell office:value-type="float" office:value="244608">
            <text:p>244608</text:p>
          </table:table-cell>
          <table:table-cell office:value-type="float" office:value="2384198626">
            <text:p>2384198626</text:p>
          </table:table-cell>
          <table:table-cell office:value-type="float" office:value="204278">
            <text:p>204278</text:p>
          </table:table-cell>
          <table:table-cell office:value-type="float" office:value="169332">
            <text:p>169332</text:p>
          </table:table-cell>
          <table:table-cell office:value-type="float" office:value="166668">
            <text:p>166668</text:p>
          </table:table-cell>
          <table:table-cell office:value-type="float" office:value="724036">
            <text:p>724036</text:p>
          </table:table-cell>
          <table:table-cell office:value-type="float" office:value="272776">
            <text:p>272776</text:p>
          </table:table-cell>
          <table:table-cell office:value-type="float" office:value="270729">
            <text:p>270729</text:p>
          </table:table-cell>
          <table:table-cell office:value-type="float" office:value="6395218322">
            <text:p>6395218322</text:p>
          </table:table-cell>
          <table:table-cell office:value-type="float" office:value="203202">
            <text:p>203202</text:p>
          </table:table-cell>
          <table:table-cell office:value-type="float" office:value="206427">
            <text:p>206427</text:p>
          </table:table-cell>
          <table:table-cell office:value-type="float" office:value="189342">
            <text:p>189342</text:p>
          </table:table-cell>
          <table:table-cell office:value-type="float" office:value="657117">
            <text:p>657117</text:p>
          </table:table-cell>
          <table:table-cell office:value-type="float" office:value="315116">
            <text:p>315116</text:p>
          </table:table-cell>
          <table:table-cell office:value-type="float" office:value="240704">
            <text:p>240704</text:p>
          </table:table-cell>
          <table:table-cell/>
        </table:table-row>
        <table:table-row table:style-name="ro1">
          <table:table-cell office:value-type="float" office:value="6859541387">
            <text:p>6859541387</text:p>
          </table:table-cell>
          <table:table-cell office:value-type="float" office:value="252086">
            <text:p>252086</text:p>
          </table:table-cell>
          <table:table-cell office:value-type="float" office:value="183971">
            <text:p>183971</text:p>
          </table:table-cell>
          <table:table-cell office:value-type="float" office:value="156892">
            <text:p>156892</text:p>
          </table:table-cell>
          <table:table-cell office:value-type="float" office:value="291452">
            <text:p>291452</text:p>
          </table:table-cell>
          <table:table-cell office:value-type="float" office:value="275020">
            <text:p>275020</text:p>
          </table:table-cell>
          <table:table-cell office:value-type="float" office:value="224428">
            <text:p>224428</text:p>
          </table:table-cell>
          <table:table-cell office:value-type="float" office:value="1872954286">
            <text:p>1872954286</text:p>
          </table:table-cell>
          <table:table-cell office:value-type="float" office:value="208252">
            <text:p>208252</text:p>
          </table:table-cell>
          <table:table-cell office:value-type="float" office:value="258199">
            <text:p>258199</text:p>
          </table:table-cell>
          <table:table-cell office:value-type="float" office:value="313240">
            <text:p>313240</text:p>
          </table:table-cell>
          <table:table-cell office:value-type="float" office:value="26042707">
            <text:p>26042707</text:p>
          </table:table-cell>
          <table:table-cell office:value-type="float" office:value="272952">
            <text:p>272952</text:p>
          </table:table-cell>
          <table:table-cell office:value-type="float" office:value="236388">
            <text:p>236388</text:p>
          </table:table-cell>
          <table:table-cell office:value-type="float" office:value="2584786444">
            <text:p>2584786444</text:p>
          </table:table-cell>
          <table:table-cell office:value-type="float" office:value="207348">
            <text:p>207348</text:p>
          </table:table-cell>
          <table:table-cell office:value-type="float" office:value="166972">
            <text:p>166972</text:p>
          </table:table-cell>
          <table:table-cell office:value-type="float" office:value="184394">
            <text:p>184394</text:p>
          </table:table-cell>
          <table:table-cell office:value-type="float" office:value="17733433">
            <text:p>17733433</text:p>
          </table:table-cell>
          <table:table-cell office:value-type="float" office:value="286436">
            <text:p>286436</text:p>
          </table:table-cell>
          <table:table-cell office:value-type="float" office:value="274366">
            <text:p>274366</text:p>
          </table:table-cell>
          <table:table-cell/>
        </table:table-row>
        <table:table-row table:style-name="ro1">
          <table:table-cell office:value-type="float" office:value="2415654367">
            <text:p>2415654367</text:p>
          </table:table-cell>
          <table:table-cell office:value-type="float" office:value="190610">
            <text:p>190610</text:p>
          </table:table-cell>
          <table:table-cell office:value-type="float" office:value="169664">
            <text:p>169664</text:p>
          </table:table-cell>
          <table:table-cell office:value-type="float" office:value="206076">
            <text:p>206076</text:p>
          </table:table-cell>
          <table:table-cell office:value-type="float" office:value="68226706">
            <text:p>68226706</text:p>
          </table:table-cell>
          <table:table-cell office:value-type="float" office:value="274054">
            <text:p>274054</text:p>
          </table:table-cell>
          <table:table-cell office:value-type="float" office:value="235216">
            <text:p>235216</text:p>
          </table:table-cell>
          <table:table-cell office:value-type="float" office:value="4402509910">
            <text:p>4402509910</text:p>
          </table:table-cell>
          <table:table-cell office:value-type="float" office:value="203834">
            <text:p>203834</text:p>
          </table:table-cell>
          <table:table-cell office:value-type="float" office:value="166922">
            <text:p>166922</text:p>
          </table:table-cell>
          <table:table-cell office:value-type="float" office:value="161996">
            <text:p>161996</text:p>
          </table:table-cell>
          <table:table-cell office:value-type="float" office:value="251090">
            <text:p>251090</text:p>
          </table:table-cell>
          <table:table-cell office:value-type="float" office:value="275122">
            <text:p>275122</text:p>
          </table:table-cell>
          <table:table-cell office:value-type="float" office:value="224576">
            <text:p>224576</text:p>
          </table:table-cell>
          <table:table-cell office:value-type="float" office:value="2230135927">
            <text:p>2230135927</text:p>
          </table:table-cell>
          <table:table-cell office:value-type="float" office:value="204622">
            <text:p>204622</text:p>
          </table:table-cell>
          <table:table-cell office:value-type="float" office:value="187816">
            <text:p>187816</text:p>
          </table:table-cell>
          <table:table-cell office:value-type="float" office:value="168802">
            <text:p>168802</text:p>
          </table:table-cell>
          <table:table-cell office:value-type="float" office:value="10470230">
            <text:p>10470230</text:p>
          </table:table-cell>
          <table:table-cell office:value-type="float" office:value="367013">
            <text:p>367013</text:p>
          </table:table-cell>
          <table:table-cell office:value-type="float" office:value="239058">
            <text:p>239058</text:p>
          </table:table-cell>
          <table:table-cell/>
        </table:table-row>
        <table:table-row table:style-name="ro1">
          <table:table-cell office:value-type="float" office:value="29065546493">
            <text:p>29065546493</text:p>
          </table:table-cell>
          <table:table-cell office:value-type="float" office:value="196478">
            <text:p>196478</text:p>
          </table:table-cell>
          <table:table-cell office:value-type="float" office:value="152022">
            <text:p>152022</text:p>
          </table:table-cell>
          <table:table-cell office:value-type="float" office:value="156658">
            <text:p>156658</text:p>
          </table:table-cell>
          <table:table-cell office:value-type="float" office:value="5412752">
            <text:p>5412752</text:p>
          </table:table-cell>
          <table:table-cell office:value-type="float" office:value="300150">
            <text:p>300150</text:p>
          </table:table-cell>
          <table:table-cell office:value-type="float" office:value="224450">
            <text:p>224450</text:p>
          </table:table-cell>
          <table:table-cell office:value-type="float" office:value="1573640270">
            <text:p>1573640270</text:p>
          </table:table-cell>
          <table:table-cell office:value-type="float" office:value="206700">
            <text:p>206700</text:p>
          </table:table-cell>
          <table:table-cell office:value-type="float" office:value="289925">
            <text:p>289925</text:p>
          </table:table-cell>
          <table:table-cell office:value-type="float" office:value="248438">
            <text:p>248438</text:p>
          </table:table-cell>
          <table:table-cell office:value-type="float" office:value="280374">
            <text:p>280374</text:p>
          </table:table-cell>
          <table:table-cell office:value-type="float" office:value="539373">
            <text:p>539373</text:p>
          </table:table-cell>
          <table:table-cell office:value-type="float" office:value="415513">
            <text:p>415513</text:p>
          </table:table-cell>
          <table:table-cell office:value-type="float" office:value="6140389969">
            <text:p>6140389969</text:p>
          </table:table-cell>
          <table:table-cell office:value-type="float" office:value="388348">
            <text:p>388348</text:p>
          </table:table-cell>
          <table:table-cell office:value-type="float" office:value="493635">
            <text:p>493635</text:p>
          </table:table-cell>
          <table:table-cell office:value-type="float" office:value="239512">
            <text:p>239512</text:p>
          </table:table-cell>
          <table:table-cell office:value-type="float" office:value="3197840">
            <text:p>3197840</text:p>
          </table:table-cell>
          <table:table-cell office:value-type="float" office:value="490866">
            <text:p>490866</text:p>
          </table:table-cell>
          <table:table-cell office:value-type="float" office:value="612891">
            <text:p>612891</text:p>
          </table:table-cell>
          <table:table-cell/>
        </table:table-row>
        <table:table-row table:style-name="ro1">
          <table:table-cell office:value-type="float" office:value="2802078280">
            <text:p>2802078280</text:p>
          </table:table-cell>
          <table:table-cell office:value-type="float" office:value="191390">
            <text:p>191390</text:p>
          </table:table-cell>
          <table:table-cell office:value-type="float" office:value="150744">
            <text:p>150744</text:p>
          </table:table-cell>
          <table:table-cell office:value-type="float" office:value="188026">
            <text:p>188026</text:p>
          </table:table-cell>
          <table:table-cell office:value-type="float" office:value="25235253">
            <text:p>25235253</text:p>
          </table:table-cell>
          <table:table-cell office:value-type="float" office:value="284380">
            <text:p>284380</text:p>
          </table:table-cell>
          <table:table-cell office:value-type="float" office:value="244316">
            <text:p>244316</text:p>
          </table:table-cell>
          <table:table-cell office:value-type="float" office:value="5829917002">
            <text:p>5829917002</text:p>
          </table:table-cell>
          <table:table-cell office:value-type="float" office:value="239222">
            <text:p>239222</text:p>
          </table:table-cell>
          <table:table-cell office:value-type="float" office:value="198292">
            <text:p>198292</text:p>
          </table:table-cell>
          <table:table-cell office:value-type="float" office:value="171720">
            <text:p>171720</text:p>
          </table:table-cell>
          <table:table-cell office:value-type="float" office:value="22106516">
            <text:p>22106516</text:p>
          </table:table-cell>
          <table:table-cell office:value-type="float" office:value="292280">
            <text:p>292280</text:p>
          </table:table-cell>
          <table:table-cell office:value-type="float" office:value="247236">
            <text:p>247236</text:p>
          </table:table-cell>
          <table:table-cell office:value-type="float" office:value="3281106172">
            <text:p>3281106172</text:p>
          </table:table-cell>
          <table:table-cell office:value-type="float" office:value="231113">
            <text:p>231113</text:p>
          </table:table-cell>
          <table:table-cell office:value-type="float" office:value="166022">
            <text:p>166022</text:p>
          </table:table-cell>
          <table:table-cell office:value-type="float" office:value="182346">
            <text:p>182346</text:p>
          </table:table-cell>
          <table:table-cell office:value-type="float" office:value="689180">
            <text:p>689180</text:p>
          </table:table-cell>
          <table:table-cell office:value-type="float" office:value="418338">
            <text:p>418338</text:p>
          </table:table-cell>
          <table:table-cell office:value-type="float" office:value="246182">
            <text:p>246182</text:p>
          </table:table-cell>
          <table:table-cell/>
        </table:table-row>
        <table:table-row table:style-name="ro1">
          <table:table-cell office:value-type="float" office:value="5789261030">
            <text:p>5789261030</text:p>
          </table:table-cell>
          <table:table-cell office:value-type="float" office:value="303639">
            <text:p>303639</text:p>
          </table:table-cell>
          <table:table-cell office:value-type="float" office:value="237055">
            <text:p>237055</text:p>
          </table:table-cell>
          <table:table-cell office:value-type="float" office:value="156078">
            <text:p>156078</text:p>
          </table:table-cell>
          <table:table-cell office:value-type="float" office:value="5794826">
            <text:p>5794826</text:p>
          </table:table-cell>
          <table:table-cell office:value-type="float" office:value="273868">
            <text:p>273868</text:p>
          </table:table-cell>
          <table:table-cell office:value-type="float" office:value="222672">
            <text:p>222672</text:p>
          </table:table-cell>
          <table:table-cell office:value-type="float" office:value="11447191808">
            <text:p>11447191808</text:p>
          </table:table-cell>
          <table:table-cell office:value-type="float" office:value="202968">
            <text:p>202968</text:p>
          </table:table-cell>
          <table:table-cell office:value-type="float" office:value="167900">
            <text:p>167900</text:p>
          </table:table-cell>
          <table:table-cell office:value-type="float" office:value="195249">
            <text:p>195249</text:p>
          </table:table-cell>
          <table:table-cell office:value-type="float" office:value="55813479">
            <text:p>55813479</text:p>
          </table:table-cell>
          <table:table-cell office:value-type="float" office:value="284226">
            <text:p>284226</text:p>
          </table:table-cell>
          <table:table-cell office:value-type="float" office:value="314778">
            <text:p>314778</text:p>
          </table:table-cell>
          <table:table-cell office:value-type="float" office:value="2863856213">
            <text:p>2863856213</text:p>
          </table:table-cell>
          <table:table-cell office:value-type="float" office:value="193015">
            <text:p>193015</text:p>
          </table:table-cell>
          <table:table-cell office:value-type="float" office:value="189291">
            <text:p>189291</text:p>
          </table:table-cell>
          <table:table-cell office:value-type="float" office:value="165646">
            <text:p>165646</text:p>
          </table:table-cell>
          <table:table-cell office:value-type="float" office:value="1103142">
            <text:p>1103142</text:p>
          </table:table-cell>
          <table:table-cell office:value-type="float" office:value="290912">
            <text:p>290912</text:p>
          </table:table-cell>
          <table:table-cell office:value-type="float" office:value="248204">
            <text:p>248204</text:p>
          </table:table-cell>
          <table:table-cell/>
        </table:table-row>
        <table:table-row table:style-name="ro1">
          <table:table-cell office:value-type="float" office:value="3893181613">
            <text:p>3893181613</text:p>
          </table:table-cell>
          <table:table-cell office:value-type="float" office:value="194636">
            <text:p>194636</text:p>
          </table:table-cell>
          <table:table-cell office:value-type="float" office:value="216434">
            <text:p>216434</text:p>
          </table:table-cell>
          <table:table-cell office:value-type="float" office:value="171872">
            <text:p>171872</text:p>
          </table:table-cell>
          <table:table-cell office:value-type="float" office:value="18932850">
            <text:p>18932850</text:p>
          </table:table-cell>
          <table:table-cell office:value-type="float" office:value="352489">
            <text:p>352489</text:p>
          </table:table-cell>
          <table:table-cell office:value-type="float" office:value="237246">
            <text:p>237246</text:p>
          </table:table-cell>
          <table:table-cell office:value-type="float" office:value="1897974508">
            <text:p>1897974508</text:p>
          </table:table-cell>
          <table:table-cell office:value-type="float" office:value="203682">
            <text:p>203682</text:p>
          </table:table-cell>
          <table:table-cell office:value-type="float" office:value="230061">
            <text:p>230061</text:p>
          </table:table-cell>
          <table:table-cell office:value-type="float" office:value="201475">
            <text:p>201475</text:p>
          </table:table-cell>
          <table:table-cell office:value-type="float" office:value="4112199">
            <text:p>4112199</text:p>
          </table:table-cell>
          <table:table-cell office:value-type="float" office:value="296070">
            <text:p>296070</text:p>
          </table:table-cell>
          <table:table-cell office:value-type="float" office:value="239780">
            <text:p>239780</text:p>
          </table:table-cell>
          <table:table-cell office:value-type="float" office:value="3682602493">
            <text:p>3682602493</text:p>
          </table:table-cell>
          <table:table-cell office:value-type="float" office:value="234154">
            <text:p>234154</text:p>
          </table:table-cell>
          <table:table-cell office:value-type="float" office:value="205447">
            <text:p>205447</text:p>
          </table:table-cell>
          <table:table-cell office:value-type="float" office:value="158758">
            <text:p>158758</text:p>
          </table:table-cell>
          <table:table-cell office:value-type="float" office:value="29700425">
            <text:p>29700425</text:p>
          </table:table-cell>
          <table:table-cell office:value-type="float" office:value="323891">
            <text:p>323891</text:p>
          </table:table-cell>
          <table:table-cell office:value-type="float" office:value="312278">
            <text:p>312278</text:p>
          </table:table-cell>
          <table:table-cell/>
        </table:table-row>
        <table:table-row table:style-name="ro1">
          <table:table-cell office:value-type="float" office:value="1733462809">
            <text:p>1733462809</text:p>
          </table:table-cell>
          <table:table-cell office:value-type="float" office:value="722823">
            <text:p>722823</text:p>
          </table:table-cell>
          <table:table-cell office:value-type="float" office:value="207094">
            <text:p>207094</text:p>
          </table:table-cell>
          <table:table-cell office:value-type="float" office:value="158376">
            <text:p>158376</text:p>
          </table:table-cell>
          <table:table-cell office:value-type="float" office:value="15720252">
            <text:p>15720252</text:p>
          </table:table-cell>
          <table:table-cell office:value-type="float" office:value="279714">
            <text:p>279714</text:p>
          </table:table-cell>
          <table:table-cell office:value-type="float" office:value="333106">
            <text:p>333106</text:p>
          </table:table-cell>
          <table:table-cell office:value-type="float" office:value="12876967579">
            <text:p>12876967579</text:p>
          </table:table-cell>
          <table:table-cell office:value-type="float" office:value="233818">
            <text:p>233818</text:p>
          </table:table-cell>
          <table:table-cell office:value-type="float" office:value="174622">
            <text:p>174622</text:p>
          </table:table-cell>
          <table:table-cell office:value-type="float" office:value="189716">
            <text:p>189716</text:p>
          </table:table-cell>
          <table:table-cell office:value-type="float" office:value="12686285">
            <text:p>12686285</text:p>
          </table:table-cell>
          <table:table-cell office:value-type="float" office:value="360498">
            <text:p>360498</text:p>
          </table:table-cell>
          <table:table-cell office:value-type="float" office:value="241160">
            <text:p>241160</text:p>
          </table:table-cell>
          <table:table-cell office:value-type="float" office:value="7828435760">
            <text:p>7828435760</text:p>
          </table:table-cell>
          <table:table-cell office:value-type="float" office:value="202524">
            <text:p>202524</text:p>
          </table:table-cell>
          <table:table-cell office:value-type="float" office:value="178662">
            <text:p>178662</text:p>
          </table:table-cell>
          <table:table-cell office:value-type="float" office:value="163562">
            <text:p>163562</text:p>
          </table:table-cell>
          <table:table-cell office:value-type="float" office:value="7745443">
            <text:p>7745443</text:p>
          </table:table-cell>
          <table:table-cell office:value-type="float" office:value="272432">
            <text:p>272432</text:p>
          </table:table-cell>
          <table:table-cell office:value-type="float" office:value="221806">
            <text:p>221806</text:p>
          </table:table-cell>
          <table:table-cell/>
        </table:table-row>
        <table:table-row table:style-name="ro1">
          <table:table-cell office:value-type="float" office:value="1705420196">
            <text:p>1705420196</text:p>
          </table:table-cell>
          <table:table-cell office:value-type="float" office:value="284120">
            <text:p>284120</text:p>
          </table:table-cell>
          <table:table-cell office:value-type="float" office:value="181912">
            <text:p>181912</text:p>
          </table:table-cell>
          <table:table-cell office:value-type="float" office:value="184632">
            <text:p>184632</text:p>
          </table:table-cell>
          <table:table-cell office:value-type="float" office:value="18361583">
            <text:p>18361583</text:p>
          </table:table-cell>
          <table:table-cell office:value-type="float" office:value="330499">
            <text:p>330499</text:p>
          </table:table-cell>
          <table:table-cell office:value-type="float" office:value="245572">
            <text:p>245572</text:p>
          </table:table-cell>
          <table:table-cell office:value-type="float" office:value="30390225421">
            <text:p>30390225421</text:p>
          </table:table-cell>
          <table:table-cell office:value-type="float" office:value="237475">
            <text:p>237475</text:p>
          </table:table-cell>
          <table:table-cell office:value-type="float" office:value="186048">
            <text:p>186048</text:p>
          </table:table-cell>
          <table:table-cell office:value-type="float" office:value="189582">
            <text:p>189582</text:p>
          </table:table-cell>
          <table:table-cell office:value-type="float" office:value="18527787">
            <text:p>18527787</text:p>
          </table:table-cell>
          <table:table-cell office:value-type="float" office:value="290022">
            <text:p>290022</text:p>
          </table:table-cell>
          <table:table-cell office:value-type="float" office:value="233044">
            <text:p>233044</text:p>
          </table:table-cell>
          <table:table-cell office:value-type="float" office:value="4444197799">
            <text:p>4444197799</text:p>
          </table:table-cell>
          <table:table-cell office:value-type="float" office:value="205032">
            <text:p>205032</text:p>
          </table:table-cell>
          <table:table-cell office:value-type="float" office:value="191260">
            <text:p>191260</text:p>
          </table:table-cell>
          <table:table-cell office:value-type="float" office:value="164046">
            <text:p>164046</text:p>
          </table:table-cell>
          <table:table-cell office:value-type="float" office:value="902804">
            <text:p>902804</text:p>
          </table:table-cell>
          <table:table-cell office:value-type="float" office:value="297572">
            <text:p>297572</text:p>
          </table:table-cell>
          <table:table-cell office:value-type="float" office:value="258542">
            <text:p>258542</text:p>
          </table:table-cell>
          <table:table-cell/>
        </table:table-row>
        <table:table-row table:style-name="ro1">
          <table:table-cell office:value-type="float" office:value="6538443936">
            <text:p>6538443936</text:p>
          </table:table-cell>
          <table:table-cell office:value-type="float" office:value="194982">
            <text:p>194982</text:p>
          </table:table-cell>
          <table:table-cell office:value-type="float" office:value="157342">
            <text:p>157342</text:p>
          </table:table-cell>
          <table:table-cell office:value-type="float" office:value="238459">
            <text:p>238459</text:p>
          </table:table-cell>
          <table:table-cell office:value-type="float" office:value="98486647">
            <text:p>98486647</text:p>
          </table:table-cell>
          <table:table-cell office:value-type="float" office:value="393382">
            <text:p>393382</text:p>
          </table:table-cell>
          <table:table-cell office:value-type="float" office:value="220792">
            <text:p>220792</text:p>
          </table:table-cell>
          <table:table-cell office:value-type="float" office:value="4943218155">
            <text:p>4943218155</text:p>
          </table:table-cell>
          <table:table-cell office:value-type="float" office:value="518810">
            <text:p>518810</text:p>
          </table:table-cell>
          <table:table-cell office:value-type="float" office:value="214053">
            <text:p>214053</text:p>
          </table:table-cell>
          <table:table-cell office:value-type="float" office:value="258938">
            <text:p>258938</text:p>
          </table:table-cell>
          <table:table-cell office:value-type="float" office:value="7197735">
            <text:p>7197735</text:p>
          </table:table-cell>
          <table:table-cell office:value-type="float" office:value="517894">
            <text:p>517894</text:p>
          </table:table-cell>
          <table:table-cell office:value-type="float" office:value="428058">
            <text:p>428058</text:p>
          </table:table-cell>
          <table:table-cell office:value-type="float" office:value="29456911932">
            <text:p>29456911932</text:p>
          </table:table-cell>
          <table:table-cell office:value-type="float" office:value="212028">
            <text:p>212028</text:p>
          </table:table-cell>
          <table:table-cell office:value-type="float" office:value="214778">
            <text:p>214778</text:p>
          </table:table-cell>
          <table:table-cell office:value-type="float" office:value="277429">
            <text:p>277429</text:p>
          </table:table-cell>
          <table:table-cell office:value-type="float" office:value="5843736">
            <text:p>5843736</text:p>
          </table:table-cell>
          <table:table-cell office:value-type="float" office:value="276780">
            <text:p>276780</text:p>
          </table:table-cell>
          <table:table-cell office:value-type="float" office:value="227852">
            <text:p>227852</text:p>
          </table:table-cell>
          <table:table-cell/>
        </table:table-row>
        <table:table-row table:style-name="ro1">
          <table:table-cell office:value-type="float" office:value="26496020438">
            <text:p>26496020438</text:p>
          </table:table-cell>
          <table:table-cell office:value-type="float" office:value="208014">
            <text:p>208014</text:p>
          </table:table-cell>
          <table:table-cell office:value-type="float" office:value="156512">
            <text:p>156512</text:p>
          </table:table-cell>
          <table:table-cell office:value-type="float" office:value="180729">
            <text:p>180729</text:p>
          </table:table-cell>
          <table:table-cell office:value-type="float" office:value="41103373">
            <text:p>41103373</text:p>
          </table:table-cell>
          <table:table-cell office:value-type="float" office:value="317171">
            <text:p>317171</text:p>
          </table:table-cell>
          <table:table-cell office:value-type="float" office:value="338024">
            <text:p>338024</text:p>
          </table:table-cell>
          <table:table-cell office:value-type="float" office:value="32645502617">
            <text:p>32645502617</text:p>
          </table:table-cell>
          <table:table-cell office:value-type="float" office:value="304922">
            <text:p>304922</text:p>
          </table:table-cell>
          <table:table-cell office:value-type="float" office:value="189707">
            <text:p>189707</text:p>
          </table:table-cell>
          <table:table-cell office:value-type="float" office:value="183261">
            <text:p>183261</text:p>
          </table:table-cell>
          <table:table-cell office:value-type="float" office:value="31512521">
            <text:p>31512521</text:p>
          </table:table-cell>
          <table:table-cell office:value-type="float" office:value="300125">
            <text:p>300125</text:p>
          </table:table-cell>
          <table:table-cell office:value-type="float" office:value="323316">
            <text:p>323316</text:p>
          </table:table-cell>
          <table:table-cell office:value-type="float" office:value="34788519872">
            <text:p>34788519872</text:p>
          </table:table-cell>
          <table:table-cell office:value-type="float" office:value="347707">
            <text:p>347707</text:p>
          </table:table-cell>
          <table:table-cell office:value-type="float" office:value="246114">
            <text:p>246114</text:p>
          </table:table-cell>
          <table:table-cell office:value-type="float" office:value="236356">
            <text:p>236356</text:p>
          </table:table-cell>
          <table:table-cell office:value-type="float" office:value="29397721">
            <text:p>29397721</text:p>
          </table:table-cell>
          <table:table-cell office:value-type="float" office:value="481886">
            <text:p>481886</text:p>
          </table:table-cell>
          <table:table-cell office:value-type="float" office:value="390244">
            <text:p>390244</text:p>
          </table:table-cell>
          <table:table-cell/>
        </table:table-row>
        <table:table-row table:style-name="ro1">
          <table:table-cell office:value-type="float" office:value="1643375280">
            <text:p>1643375280</text:p>
          </table:table-cell>
          <table:table-cell office:value-type="float" office:value="192688">
            <text:p>192688</text:p>
          </table:table-cell>
          <table:table-cell office:value-type="float" office:value="182916">
            <text:p>182916</text:p>
          </table:table-cell>
          <table:table-cell office:value-type="float" office:value="201313">
            <text:p>201313</text:p>
          </table:table-cell>
          <table:table-cell office:value-type="float" office:value="616280">
            <text:p>616280</text:p>
          </table:table-cell>
          <table:table-cell office:value-type="float" office:value="289618">
            <text:p>289618</text:p>
          </table:table-cell>
          <table:table-cell office:value-type="float" office:value="239768">
            <text:p>239768</text:p>
          </table:table-cell>
          <table:table-cell office:value-type="float" office:value="1970782547">
            <text:p>1970782547</text:p>
          </table:table-cell>
          <table:table-cell office:value-type="float" office:value="229287">
            <text:p>229287</text:p>
          </table:table-cell>
          <table:table-cell office:value-type="float" office:value="177944">
            <text:p>177944</text:p>
          </table:table-cell>
          <table:table-cell office:value-type="float" office:value="167904">
            <text:p>167904</text:p>
          </table:table-cell>
          <table:table-cell office:value-type="float" office:value="1766401">
            <text:p>1766401</text:p>
          </table:table-cell>
          <table:table-cell office:value-type="float" office:value="340926">
            <text:p>340926</text:p>
          </table:table-cell>
          <table:table-cell office:value-type="float" office:value="283592">
            <text:p>283592</text:p>
          </table:table-cell>
          <table:table-cell office:value-type="float" office:value="7111531659">
            <text:p>7111531659</text:p>
          </table:table-cell>
          <table:table-cell office:value-type="float" office:value="205504">
            <text:p>205504</text:p>
          </table:table-cell>
          <table:table-cell office:value-type="float" office:value="166808">
            <text:p>166808</text:p>
          </table:table-cell>
          <table:table-cell office:value-type="float" office:value="159344">
            <text:p>159344</text:p>
          </table:table-cell>
          <table:table-cell office:value-type="float" office:value="12429334">
            <text:p>12429334</text:p>
          </table:table-cell>
          <table:table-cell office:value-type="float" office:value="281682">
            <text:p>281682</text:p>
          </table:table-cell>
          <table:table-cell office:value-type="float" office:value="349305">
            <text:p>349305</text:p>
          </table:table-cell>
          <table:table-cell/>
        </table:table-row>
        <table:table-row table:style-name="ro1">
          <table:table-cell office:value-type="float" office:value="5896022093">
            <text:p>5896022093</text:p>
          </table:table-cell>
          <table:table-cell office:value-type="float" office:value="192342">
            <text:p>192342</text:p>
          </table:table-cell>
          <table:table-cell office:value-type="float" office:value="153078">
            <text:p>153078</text:p>
          </table:table-cell>
          <table:table-cell office:value-type="float" office:value="160418">
            <text:p>160418</text:p>
          </table:table-cell>
          <table:table-cell office:value-type="float" office:value="10099601">
            <text:p>10099601</text:p>
          </table:table-cell>
          <table:table-cell office:value-type="float" office:value="392989">
            <text:p>392989</text:p>
          </table:table-cell>
          <table:table-cell office:value-type="float" office:value="244526">
            <text:p>244526</text:p>
          </table:table-cell>
          <table:table-cell office:value-type="float" office:value="9684152347">
            <text:p>9684152347</text:p>
          </table:table-cell>
          <table:table-cell office:value-type="float" office:value="207292">
            <text:p>207292</text:p>
          </table:table-cell>
          <table:table-cell office:value-type="float" office:value="168828">
            <text:p>168828</text:p>
          </table:table-cell>
          <table:table-cell office:value-type="float" office:value="203595">
            <text:p>203595</text:p>
          </table:table-cell>
          <table:table-cell office:value-type="float" office:value="263526">
            <text:p>263526</text:p>
          </table:table-cell>
          <table:table-cell office:value-type="float" office:value="283378">
            <text:p>283378</text:p>
          </table:table-cell>
          <table:table-cell office:value-type="float" office:value="256903">
            <text:p>256903</text:p>
          </table:table-cell>
          <table:table-cell office:value-type="float" office:value="19766896468">
            <text:p>19766896468</text:p>
          </table:table-cell>
          <table:table-cell office:value-type="float" office:value="215850">
            <text:p>215850</text:p>
          </table:table-cell>
          <table:table-cell office:value-type="float" office:value="168852">
            <text:p>168852</text:p>
          </table:table-cell>
          <table:table-cell office:value-type="float" office:value="163202">
            <text:p>163202</text:p>
          </table:table-cell>
          <table:table-cell office:value-type="float" office:value="27441889">
            <text:p>27441889</text:p>
          </table:table-cell>
          <table:table-cell office:value-type="float" office:value="345648">
            <text:p>345648</text:p>
          </table:table-cell>
          <table:table-cell office:value-type="float" office:value="325205">
            <text:p>325205</text:p>
          </table:table-cell>
          <table:table-cell/>
        </table:table-row>
        <table:table-row table:style-name="ro1">
          <table:table-cell office:value-type="float" office:value="10631945176">
            <text:p>10631945176</text:p>
          </table:table-cell>
          <table:table-cell office:value-type="float" office:value="194072">
            <text:p>194072</text:p>
          </table:table-cell>
          <table:table-cell office:value-type="float" office:value="180810">
            <text:p>180810</text:p>
          </table:table-cell>
          <table:table-cell office:value-type="float" office:value="161454">
            <text:p>161454</text:p>
          </table:table-cell>
          <table:table-cell office:value-type="float" office:value="1785208">
            <text:p>1785208</text:p>
          </table:table-cell>
          <table:table-cell office:value-type="float" office:value="363571">
            <text:p>363571</text:p>
          </table:table-cell>
          <table:table-cell office:value-type="float" office:value="258306">
            <text:p>258306</text:p>
          </table:table-cell>
          <table:table-cell office:value-type="float" office:value="3540015799">
            <text:p>3540015799</text:p>
          </table:table-cell>
          <table:table-cell office:value-type="float" office:value="249133">
            <text:p>249133</text:p>
          </table:table-cell>
          <table:table-cell office:value-type="float" office:value="171366">
            <text:p>171366</text:p>
          </table:table-cell>
          <table:table-cell office:value-type="float" office:value="162668">
            <text:p>162668</text:p>
          </table:table-cell>
          <table:table-cell office:value-type="float" office:value="13643237">
            <text:p>13643237</text:p>
          </table:table-cell>
          <table:table-cell office:value-type="float" office:value="464161">
            <text:p>464161</text:p>
          </table:table-cell>
          <table:table-cell office:value-type="float" office:value="239486">
            <text:p>239486</text:p>
          </table:table-cell>
          <table:table-cell office:value-type="float" office:value="5642311617">
            <text:p>5642311617</text:p>
          </table:table-cell>
          <table:table-cell office:value-type="float" office:value="215426">
            <text:p>215426</text:p>
          </table:table-cell>
          <table:table-cell office:value-type="float" office:value="164480">
            <text:p>164480</text:p>
          </table:table-cell>
          <table:table-cell office:value-type="float" office:value="193772">
            <text:p>193772</text:p>
          </table:table-cell>
          <table:table-cell office:value-type="float" office:value="516498">
            <text:p>516498</text:p>
          </table:table-cell>
          <table:table-cell office:value-type="float" office:value="318409">
            <text:p>318409</text:p>
          </table:table-cell>
          <table:table-cell office:value-type="float" office:value="223920">
            <text:p>223920</text:p>
          </table:table-cell>
          <table:table-cell/>
        </table:table-row>
        <table:table-row table:style-name="ro1">
          <table:table-cell office:value-type="float" office:value="5337521214">
            <text:p>5337521214</text:p>
          </table:table-cell>
          <table:table-cell office:value-type="float" office:value="305184">
            <text:p>305184</text:p>
          </table:table-cell>
          <table:table-cell office:value-type="float" office:value="197276">
            <text:p>197276</text:p>
          </table:table-cell>
          <table:table-cell office:value-type="float" office:value="203858">
            <text:p>203858</text:p>
          </table:table-cell>
          <table:table-cell office:value-type="float" office:value="3936227">
            <text:p>3936227</text:p>
          </table:table-cell>
          <table:table-cell office:value-type="float" office:value="489395">
            <text:p>489395</text:p>
          </table:table-cell>
          <table:table-cell office:value-type="float" office:value="426577">
            <text:p>426577</text:p>
          </table:table-cell>
          <table:table-cell office:value-type="float" office:value="11847296559">
            <text:p>11847296559</text:p>
          </table:table-cell>
          <table:table-cell office:value-type="float" office:value="315955">
            <text:p>315955</text:p>
          </table:table-cell>
          <table:table-cell office:value-type="float" office:value="247545">
            <text:p>247545</text:p>
          </table:table-cell>
          <table:table-cell office:value-type="float" office:value="180693">
            <text:p>180693</text:p>
          </table:table-cell>
          <table:table-cell office:value-type="float" office:value="4160454">
            <text:p>4160454</text:p>
          </table:table-cell>
          <table:table-cell office:value-type="float" office:value="347964">
            <text:p>347964</text:p>
          </table:table-cell>
          <table:table-cell office:value-type="float" office:value="226458">
            <text:p>226458</text:p>
          </table:table-cell>
          <table:table-cell office:value-type="float" office:value="2386198993">
            <text:p>2386198993</text:p>
          </table:table-cell>
          <table:table-cell office:value-type="float" office:value="347610">
            <text:p>347610</text:p>
          </table:table-cell>
          <table:table-cell office:value-type="float" office:value="354071">
            <text:p>354071</text:p>
          </table:table-cell>
          <table:table-cell office:value-type="float" office:value="281214">
            <text:p>281214</text:p>
          </table:table-cell>
          <table:table-cell office:value-type="float" office:value="632334">
            <text:p>632334</text:p>
          </table:table-cell>
          <table:table-cell office:value-type="float" office:value="491342">
            <text:p>491342</text:p>
          </table:table-cell>
          <table:table-cell office:value-type="float" office:value="427718">
            <text:p>427718</text:p>
          </table:table-cell>
          <table:table-cell/>
        </table:table-row>
        <table:table-row table:style-name="ro1">
          <table:table-cell office:value-type="float" office:value="16406535349">
            <text:p>16406535349</text:p>
          </table:table-cell>
          <table:table-cell office:value-type="float" office:value="321047">
            <text:p>321047</text:p>
          </table:table-cell>
          <table:table-cell office:value-type="float" office:value="167092">
            <text:p>167092</text:p>
          </table:table-cell>
          <table:table-cell office:value-type="float" office:value="155058">
            <text:p>155058</text:p>
          </table:table-cell>
          <table:table-cell office:value-type="float" office:value="46935277">
            <text:p>46935277</text:p>
          </table:table-cell>
          <table:table-cell office:value-type="float" office:value="300215">
            <text:p>300215</text:p>
          </table:table-cell>
          <table:table-cell office:value-type="float" office:value="303614">
            <text:p>303614</text:p>
          </table:table-cell>
          <table:table-cell office:value-type="float" office:value="8678190683">
            <text:p>8678190683</text:p>
          </table:table-cell>
          <table:table-cell office:value-type="float" office:value="206310">
            <text:p>206310</text:p>
          </table:table-cell>
          <table:table-cell office:value-type="float" office:value="168720">
            <text:p>168720</text:p>
          </table:table-cell>
          <table:table-cell office:value-type="float" office:value="267962">
            <text:p>267962</text:p>
          </table:table-cell>
          <table:table-cell office:value-type="float" office:value="604708">
            <text:p>604708</text:p>
          </table:table-cell>
          <table:table-cell office:value-type="float" office:value="290090">
            <text:p>290090</text:p>
          </table:table-cell>
          <table:table-cell office:value-type="float" office:value="299179">
            <text:p>299179</text:p>
          </table:table-cell>
          <table:table-cell office:value-type="float" office:value="2791092613">
            <text:p>2791092613</text:p>
          </table:table-cell>
          <table:table-cell office:value-type="float" office:value="249626">
            <text:p>249626</text:p>
          </table:table-cell>
          <table:table-cell office:value-type="float" office:value="169320">
            <text:p>169320</text:p>
          </table:table-cell>
          <table:table-cell office:value-type="float" office:value="210120">
            <text:p>210120</text:p>
          </table:table-cell>
          <table:table-cell office:value-type="float" office:value="5994678">
            <text:p>5994678</text:p>
          </table:table-cell>
          <table:table-cell office:value-type="float" office:value="391194">
            <text:p>391194</text:p>
          </table:table-cell>
          <table:table-cell office:value-type="float" office:value="228738">
            <text:p>228738</text:p>
          </table:table-cell>
          <table:table-cell/>
        </table:table-row>
        <table:table-row table:style-name="ro1">
          <table:table-cell office:value-type="float" office:value="1464750273">
            <text:p>1464750273</text:p>
          </table:table-cell>
          <table:table-cell office:value-type="float" office:value="226117">
            <text:p>226117</text:p>
          </table:table-cell>
          <table:table-cell office:value-type="float" office:value="155668">
            <text:p>155668</text:p>
          </table:table-cell>
          <table:table-cell office:value-type="float" office:value="153916">
            <text:p>153916</text:p>
          </table:table-cell>
          <table:table-cell office:value-type="float" office:value="6109052">
            <text:p>6109052</text:p>
          </table:table-cell>
          <table:table-cell office:value-type="float" office:value="338842">
            <text:p>338842</text:p>
          </table:table-cell>
          <table:table-cell office:value-type="float" office:value="240316">
            <text:p>240316</text:p>
          </table:table-cell>
          <table:table-cell office:value-type="float" office:value="24979024740">
            <text:p>24979024740</text:p>
          </table:table-cell>
          <table:table-cell office:value-type="float" office:value="207352">
            <text:p>207352</text:p>
          </table:table-cell>
          <table:table-cell office:value-type="float" office:value="166708">
            <text:p>166708</text:p>
          </table:table-cell>
          <table:table-cell office:value-type="float" office:value="195848">
            <text:p>195848</text:p>
          </table:table-cell>
          <table:table-cell office:value-type="float" office:value="4800368">
            <text:p>4800368</text:p>
          </table:table-cell>
          <table:table-cell office:value-type="float" office:value="360887">
            <text:p>360887</text:p>
          </table:table-cell>
          <table:table-cell office:value-type="float" office:value="251332">
            <text:p>251332</text:p>
          </table:table-cell>
          <table:table-cell office:value-type="float" office:value="1485589015">
            <text:p>1485589015</text:p>
          </table:table-cell>
          <table:table-cell office:value-type="float" office:value="226500">
            <text:p>226500</text:p>
          </table:table-cell>
          <table:table-cell office:value-type="float" office:value="237090">
            <text:p>237090</text:p>
          </table:table-cell>
          <table:table-cell office:value-type="float" office:value="167430">
            <text:p>167430</text:p>
          </table:table-cell>
          <table:table-cell office:value-type="float" office:value="35119883">
            <text:p>35119883</text:p>
          </table:table-cell>
          <table:table-cell office:value-type="float" office:value="469810">
            <text:p>469810</text:p>
          </table:table-cell>
          <table:table-cell office:value-type="float" office:value="244396">
            <text:p>244396</text:p>
          </table:table-cell>
          <table:table-cell/>
        </table:table-row>
        <table:table-row table:style-name="ro1">
          <table:table-cell office:value-type="float" office:value="9479221060">
            <text:p>9479221060</text:p>
          </table:table-cell>
          <table:table-cell office:value-type="float" office:value="210041">
            <text:p>210041</text:p>
          </table:table-cell>
          <table:table-cell office:value-type="float" office:value="155300">
            <text:p>155300</text:p>
          </table:table-cell>
          <table:table-cell office:value-type="float" office:value="153216">
            <text:p>153216</text:p>
          </table:table-cell>
          <table:table-cell office:value-type="float" office:value="18101190">
            <text:p>18101190</text:p>
          </table:table-cell>
          <table:table-cell office:value-type="float" office:value="269930">
            <text:p>269930</text:p>
          </table:table-cell>
          <table:table-cell office:value-type="float" office:value="252990">
            <text:p>252990</text:p>
          </table:table-cell>
          <table:table-cell office:value-type="float" office:value="9629940117">
            <text:p>9629940117</text:p>
          </table:table-cell>
          <table:table-cell office:value-type="float" office:value="283428">
            <text:p>283428</text:p>
          </table:table-cell>
          <table:table-cell office:value-type="float" office:value="174898">
            <text:p>174898</text:p>
          </table:table-cell>
          <table:table-cell office:value-type="float" office:value="179876">
            <text:p>179876</text:p>
          </table:table-cell>
          <table:table-cell office:value-type="float" office:value="2774044">
            <text:p>2774044</text:p>
          </table:table-cell>
          <table:table-cell office:value-type="float" office:value="265868">
            <text:p>265868</text:p>
          </table:table-cell>
          <table:table-cell office:value-type="float" office:value="237314">
            <text:p>237314</text:p>
          </table:table-cell>
          <table:table-cell office:value-type="float" office:value="14335216329">
            <text:p>14335216329</text:p>
          </table:table-cell>
          <table:table-cell office:value-type="float" office:value="384145">
            <text:p>384145</text:p>
          </table:table-cell>
          <table:table-cell office:value-type="float" office:value="254129">
            <text:p>254129</text:p>
          </table:table-cell>
          <table:table-cell office:value-type="float" office:value="208441">
            <text:p>208441</text:p>
          </table:table-cell>
          <table:table-cell office:value-type="float" office:value="2283746">
            <text:p>2283746</text:p>
          </table:table-cell>
          <table:table-cell office:value-type="float" office:value="490894">
            <text:p>490894</text:p>
          </table:table-cell>
          <table:table-cell office:value-type="float" office:value="1003667">
            <text:p>1003667</text:p>
          </table:table-cell>
          <table:table-cell/>
        </table:table-row>
        <table:table-row table:style-name="ro1">
          <table:table-cell office:value-type="float" office:value="2345148838">
            <text:p>2345148838</text:p>
          </table:table-cell>
          <table:table-cell office:value-type="float" office:value="306763">
            <text:p>306763</text:p>
          </table:table-cell>
          <table:table-cell office:value-type="float" office:value="155622">
            <text:p>155622</text:p>
          </table:table-cell>
          <table:table-cell office:value-type="float" office:value="173969">
            <text:p>173969</text:p>
          </table:table-cell>
          <table:table-cell office:value-type="float" office:value="3848042">
            <text:p>3848042</text:p>
          </table:table-cell>
          <table:table-cell office:value-type="float" office:value="287640">
            <text:p>287640</text:p>
          </table:table-cell>
          <table:table-cell office:value-type="float" office:value="216448">
            <text:p>216448</text:p>
          </table:table-cell>
          <table:table-cell office:value-type="float" office:value="6272572126">
            <text:p>6272572126</text:p>
          </table:table-cell>
          <table:table-cell office:value-type="float" office:value="307834">
            <text:p>307834</text:p>
          </table:table-cell>
          <table:table-cell office:value-type="float" office:value="247236">
            <text:p>247236</text:p>
          </table:table-cell>
          <table:table-cell office:value-type="float" office:value="263007">
            <text:p>263007</text:p>
          </table:table-cell>
          <table:table-cell office:value-type="float" office:value="33467615">
            <text:p>33467615</text:p>
          </table:table-cell>
          <table:table-cell office:value-type="float" office:value="312372">
            <text:p>312372</text:p>
          </table:table-cell>
          <table:table-cell office:value-type="float" office:value="258716">
            <text:p>258716</text:p>
          </table:table-cell>
          <table:table-cell office:value-type="float" office:value="3882585238">
            <text:p>3882585238</text:p>
          </table:table-cell>
          <table:table-cell office:value-type="float" office:value="207014">
            <text:p>207014</text:p>
          </table:table-cell>
          <table:table-cell office:value-type="float" office:value="165410">
            <text:p>165410</text:p>
          </table:table-cell>
          <table:table-cell office:value-type="float" office:value="158280">
            <text:p>158280</text:p>
          </table:table-cell>
          <table:table-cell office:value-type="float" office:value="40662695">
            <text:p>40662695</text:p>
          </table:table-cell>
          <table:table-cell office:value-type="float" office:value="288960">
            <text:p>288960</text:p>
          </table:table-cell>
          <table:table-cell office:value-type="float" office:value="271373">
            <text:p>271373</text:p>
          </table:table-cell>
          <table:table-cell/>
        </table:table-row>
        <table:table-row table:style-name="ro1">
          <table:table-cell office:value-type="float" office:value="3396326174">
            <text:p>3396326174</text:p>
          </table:table-cell>
          <table:table-cell office:value-type="float" office:value="218355">
            <text:p>218355</text:p>
          </table:table-cell>
          <table:table-cell office:value-type="float" office:value="244374">
            <text:p>244374</text:p>
          </table:table-cell>
          <table:table-cell office:value-type="float" office:value="154256">
            <text:p>154256</text:p>
          </table:table-cell>
          <table:table-cell office:value-type="float" office:value="22090051">
            <text:p>22090051</text:p>
          </table:table-cell>
          <table:table-cell office:value-type="float" office:value="281086">
            <text:p>281086</text:p>
          </table:table-cell>
          <table:table-cell office:value-type="float" office:value="225294">
            <text:p>225294</text:p>
          </table:table-cell>
          <table:table-cell office:value-type="float" office:value="5639409337">
            <text:p>5639409337</text:p>
          </table:table-cell>
          <table:table-cell office:value-type="float" office:value="295889">
            <text:p>295889</text:p>
          </table:table-cell>
          <table:table-cell office:value-type="float" office:value="169942">
            <text:p>169942</text:p>
          </table:table-cell>
          <table:table-cell office:value-type="float" office:value="190073">
            <text:p>190073</text:p>
          </table:table-cell>
          <table:table-cell office:value-type="float" office:value="47879841">
            <text:p>47879841</text:p>
          </table:table-cell>
          <table:table-cell office:value-type="float" office:value="337246">
            <text:p>337246</text:p>
          </table:table-cell>
          <table:table-cell office:value-type="float" office:value="239606">
            <text:p>239606</text:p>
          </table:table-cell>
          <table:table-cell office:value-type="float" office:value="29183739124">
            <text:p>29183739124</text:p>
          </table:table-cell>
          <table:table-cell office:value-type="float" office:value="208104">
            <text:p>208104</text:p>
          </table:table-cell>
          <table:table-cell office:value-type="float" office:value="166446">
            <text:p>166446</text:p>
          </table:table-cell>
          <table:table-cell office:value-type="float" office:value="161558">
            <text:p>161558</text:p>
          </table:table-cell>
          <table:table-cell office:value-type="float" office:value="2007181">
            <text:p>2007181</text:p>
          </table:table-cell>
          <table:table-cell office:value-type="float" office:value="319482">
            <text:p>319482</text:p>
          </table:table-cell>
          <table:table-cell office:value-type="float" office:value="246010">
            <text:p>246010</text:p>
          </table:table-cell>
          <table:table-cell/>
        </table:table-row>
        <table:table-row table:style-name="ro1">
          <table:table-cell office:value-type="float" office:value="15220253906">
            <text:p>15220253906</text:p>
          </table:table-cell>
          <table:table-cell office:value-type="float" office:value="192578">
            <text:p>192578</text:p>
          </table:table-cell>
          <table:table-cell office:value-type="float" office:value="185774">
            <text:p>185774</text:p>
          </table:table-cell>
          <table:table-cell office:value-type="float" office:value="155740">
            <text:p>155740</text:p>
          </table:table-cell>
          <table:table-cell office:value-type="float" office:value="2800894">
            <text:p>2800894</text:p>
          </table:table-cell>
          <table:table-cell office:value-type="float" office:value="271492">
            <text:p>271492</text:p>
          </table:table-cell>
          <table:table-cell office:value-type="float" office:value="234416">
            <text:p>234416</text:p>
          </table:table-cell>
          <table:table-cell office:value-type="float" office:value="2373733843">
            <text:p>2373733843</text:p>
          </table:table-cell>
          <table:table-cell office:value-type="float" office:value="203356">
            <text:p>203356</text:p>
          </table:table-cell>
          <table:table-cell office:value-type="float" office:value="180710">
            <text:p>180710</text:p>
          </table:table-cell>
          <table:table-cell office:value-type="float" office:value="201610">
            <text:p>201610</text:p>
          </table:table-cell>
          <table:table-cell office:value-type="float" office:value="5894389">
            <text:p>5894389</text:p>
          </table:table-cell>
          <table:table-cell office:value-type="float" office:value="267358">
            <text:p>267358</text:p>
          </table:table-cell>
          <table:table-cell office:value-type="float" office:value="235134">
            <text:p>235134</text:p>
          </table:table-cell>
          <table:table-cell office:value-type="float" office:value="6694722674">
            <text:p>6694722674</text:p>
          </table:table-cell>
          <table:table-cell office:value-type="float" office:value="202170">
            <text:p>202170</text:p>
          </table:table-cell>
          <table:table-cell office:value-type="float" office:value="206254">
            <text:p>206254</text:p>
          </table:table-cell>
          <table:table-cell office:value-type="float" office:value="194605">
            <text:p>194605</text:p>
          </table:table-cell>
          <table:table-cell office:value-type="float" office:value="7488590">
            <text:p>7488590</text:p>
          </table:table-cell>
          <table:table-cell office:value-type="float" office:value="283970">
            <text:p>283970</text:p>
          </table:table-cell>
          <table:table-cell office:value-type="float" office:value="272304">
            <text:p>272304</text:p>
          </table:table-cell>
          <table:table-cell/>
        </table:table-row>
        <table:table-row table:style-name="ro1">
          <table:table-cell office:value-type="float" office:value="8897108964">
            <text:p>8897108964</text:p>
          </table:table-cell>
          <table:table-cell office:value-type="float" office:value="193244">
            <text:p>193244</text:p>
          </table:table-cell>
          <table:table-cell office:value-type="float" office:value="214434">
            <text:p>214434</text:p>
          </table:table-cell>
          <table:table-cell office:value-type="float" office:value="187986">
            <text:p>187986</text:p>
          </table:table-cell>
          <table:table-cell office:value-type="float" office:value="3842908">
            <text:p>3842908</text:p>
          </table:table-cell>
          <table:table-cell office:value-type="float" office:value="273472">
            <text:p>273472</text:p>
          </table:table-cell>
          <table:table-cell office:value-type="float" office:value="218472">
            <text:p>218472</text:p>
          </table:table-cell>
          <table:table-cell office:value-type="float" office:value="2438366334">
            <text:p>2438366334</text:p>
          </table:table-cell>
          <table:table-cell office:value-type="float" office:value="206790">
            <text:p>206790</text:p>
          </table:table-cell>
          <table:table-cell office:value-type="float" office:value="168258">
            <text:p>168258</text:p>
          </table:table-cell>
          <table:table-cell office:value-type="float" office:value="260646">
            <text:p>260646</text:p>
          </table:table-cell>
          <table:table-cell office:value-type="float" office:value="9985392">
            <text:p>9985392</text:p>
          </table:table-cell>
          <table:table-cell office:value-type="float" office:value="281554">
            <text:p>281554</text:p>
          </table:table-cell>
          <table:table-cell office:value-type="float" office:value="236360">
            <text:p>236360</text:p>
          </table:table-cell>
          <table:table-cell office:value-type="float" office:value="16019170882">
            <text:p>16019170882</text:p>
          </table:table-cell>
          <table:table-cell office:value-type="float" office:value="202706">
            <text:p>202706</text:p>
          </table:table-cell>
          <table:table-cell office:value-type="float" office:value="168810">
            <text:p>168810</text:p>
          </table:table-cell>
          <table:table-cell office:value-type="float" office:value="174987">
            <text:p>174987</text:p>
          </table:table-cell>
          <table:table-cell office:value-type="float" office:value="24574913">
            <text:p>24574913</text:p>
          </table:table-cell>
          <table:table-cell office:value-type="float" office:value="284134">
            <text:p>284134</text:p>
          </table:table-cell>
          <table:table-cell office:value-type="float" office:value="387251">
            <text:p>387251</text:p>
          </table:table-cell>
          <table:table-cell/>
        </table:table-row>
        <table:table-row table:style-name="ro1">
          <table:table-cell office:value-type="float" office:value="8760827768">
            <text:p>8760827768</text:p>
          </table:table-cell>
          <table:table-cell office:value-type="float" office:value="192920">
            <text:p>192920</text:p>
          </table:table-cell>
          <table:table-cell office:value-type="float" office:value="161218">
            <text:p>161218</text:p>
          </table:table-cell>
          <table:table-cell office:value-type="float" office:value="158836">
            <text:p>158836</text:p>
          </table:table-cell>
          <table:table-cell office:value-type="float" office:value="4471134">
            <text:p>4471134</text:p>
          </table:table-cell>
          <table:table-cell office:value-type="float" office:value="260258">
            <text:p>260258</text:p>
          </table:table-cell>
          <table:table-cell office:value-type="float" office:value="215220">
            <text:p>215220</text:p>
          </table:table-cell>
          <table:table-cell office:value-type="float" office:value="31232528169">
            <text:p>31232528169</text:p>
          </table:table-cell>
          <table:table-cell office:value-type="float" office:value="266297">
            <text:p>266297</text:p>
          </table:table-cell>
          <table:table-cell office:value-type="float" office:value="168848">
            <text:p>168848</text:p>
          </table:table-cell>
          <table:table-cell office:value-type="float" office:value="163952">
            <text:p>163952</text:p>
          </table:table-cell>
          <table:table-cell office:value-type="float" office:value="3346558">
            <text:p>3346558</text:p>
          </table:table-cell>
          <table:table-cell office:value-type="float" office:value="347165">
            <text:p>347165</text:p>
          </table:table-cell>
          <table:table-cell office:value-type="float" office:value="261524">
            <text:p>261524</text:p>
          </table:table-cell>
          <table:table-cell office:value-type="float" office:value="15941061908">
            <text:p>15941061908</text:p>
          </table:table-cell>
          <table:table-cell office:value-type="float" office:value="202614">
            <text:p>202614</text:p>
          </table:table-cell>
          <table:table-cell office:value-type="float" office:value="163678">
            <text:p>163678</text:p>
          </table:table-cell>
          <table:table-cell office:value-type="float" office:value="186420">
            <text:p>186420</text:p>
          </table:table-cell>
          <table:table-cell office:value-type="float" office:value="942966">
            <text:p>942966</text:p>
          </table:table-cell>
          <table:table-cell office:value-type="float" office:value="336594">
            <text:p>336594</text:p>
          </table:table-cell>
          <table:table-cell office:value-type="float" office:value="242152">
            <text:p>242152</text:p>
          </table:table-cell>
          <table:table-cell/>
        </table:table-row>
        <table:table-row table:style-name="ro1">
          <table:table-cell office:value-type="float" office:value="6872672937">
            <text:p>6872672937</text:p>
          </table:table-cell>
          <table:table-cell office:value-type="float" office:value="214561">
            <text:p>214561</text:p>
          </table:table-cell>
          <table:table-cell office:value-type="float" office:value="160908">
            <text:p>160908</text:p>
          </table:table-cell>
          <table:table-cell office:value-type="float" office:value="163594">
            <text:p>163594</text:p>
          </table:table-cell>
          <table:table-cell office:value-type="float" office:value="243806">
            <text:p>243806</text:p>
          </table:table-cell>
          <table:table-cell office:value-type="float" office:value="396695">
            <text:p>396695</text:p>
          </table:table-cell>
          <table:table-cell office:value-type="float" office:value="236974">
            <text:p>236974</text:p>
          </table:table-cell>
          <table:table-cell office:value-type="float" office:value="2314418038">
            <text:p>2314418038</text:p>
          </table:table-cell>
          <table:table-cell office:value-type="float" office:value="204954">
            <text:p>204954</text:p>
          </table:table-cell>
          <table:table-cell office:value-type="float" office:value="169914">
            <text:p>169914</text:p>
          </table:table-cell>
          <table:table-cell office:value-type="float" office:value="208089">
            <text:p>208089</text:p>
          </table:table-cell>
          <table:table-cell office:value-type="float" office:value="554913">
            <text:p>554913</text:p>
          </table:table-cell>
          <table:table-cell office:value-type="float" office:value="299419">
            <text:p>299419</text:p>
          </table:table-cell>
          <table:table-cell office:value-type="float" office:value="400157">
            <text:p>400157</text:p>
          </table:table-cell>
          <table:table-cell office:value-type="float" office:value="12635332147">
            <text:p>12635332147</text:p>
          </table:table-cell>
          <table:table-cell office:value-type="float" office:value="233833">
            <text:p>233833</text:p>
          </table:table-cell>
          <table:table-cell office:value-type="float" office:value="207347">
            <text:p>207347</text:p>
          </table:table-cell>
          <table:table-cell office:value-type="float" office:value="160372">
            <text:p>160372</text:p>
          </table:table-cell>
          <table:table-cell office:value-type="float" office:value="20277784">
            <text:p>20277784</text:p>
          </table:table-cell>
          <table:table-cell office:value-type="float" office:value="321918">
            <text:p>321918</text:p>
          </table:table-cell>
          <table:table-cell office:value-type="float" office:value="250490">
            <text:p>250490</text:p>
          </table:table-cell>
          <table:table-cell/>
        </table:table-row>
        <table:table-row table:style-name="ro1">
          <table:table-cell office:value-type="float" office:value="15766192860">
            <text:p>15766192860</text:p>
          </table:table-cell>
          <table:table-cell office:value-type="float" office:value="276788">
            <text:p>276788</text:p>
          </table:table-cell>
          <table:table-cell office:value-type="float" office:value="156954">
            <text:p>156954</text:p>
          </table:table-cell>
          <table:table-cell office:value-type="float" office:value="153566">
            <text:p>153566</text:p>
          </table:table-cell>
          <table:table-cell office:value-type="float" office:value="23431278">
            <text:p>23431278</text:p>
          </table:table-cell>
          <table:table-cell office:value-type="float" office:value="295704">
            <text:p>295704</text:p>
          </table:table-cell>
          <table:table-cell office:value-type="float" office:value="225226">
            <text:p>225226</text:p>
          </table:table-cell>
          <table:table-cell office:value-type="float" office:value="948775268">
            <text:p>948775268</text:p>
          </table:table-cell>
          <table:table-cell office:value-type="float" office:value="209940">
            <text:p>209940</text:p>
          </table:table-cell>
          <table:table-cell office:value-type="float" office:value="211461">
            <text:p>211461</text:p>
          </table:table-cell>
          <table:table-cell office:value-type="float" office:value="170846">
            <text:p>170846</text:p>
          </table:table-cell>
          <table:table-cell office:value-type="float" office:value="11751169">
            <text:p>11751169</text:p>
          </table:table-cell>
          <table:table-cell office:value-type="float" office:value="283910">
            <text:p>283910</text:p>
          </table:table-cell>
          <table:table-cell office:value-type="float" office:value="237916">
            <text:p>237916</text:p>
          </table:table-cell>
          <table:table-cell office:value-type="float" office:value="4343493634">
            <text:p>4343493634</text:p>
          </table:table-cell>
          <table:table-cell office:value-type="float" office:value="208138">
            <text:p>208138</text:p>
          </table:table-cell>
          <table:table-cell office:value-type="float" office:value="274321">
            <text:p>274321</text:p>
          </table:table-cell>
          <table:table-cell office:value-type="float" office:value="164138">
            <text:p>164138</text:p>
          </table:table-cell>
          <table:table-cell office:value-type="float" office:value="6466579">
            <text:p>6466579</text:p>
          </table:table-cell>
          <table:table-cell office:value-type="float" office:value="271930">
            <text:p>271930</text:p>
          </table:table-cell>
          <table:table-cell office:value-type="float" office:value="242302">
            <text:p>242302</text:p>
          </table:table-cell>
          <table:table-cell/>
        </table:table-row>
        <table:table-row table:style-name="ro1">
          <table:table-cell office:value-type="float" office:value="3636492924">
            <text:p>3636492924</text:p>
          </table:table-cell>
          <table:table-cell office:value-type="float" office:value="209196">
            <text:p>209196</text:p>
          </table:table-cell>
          <table:table-cell office:value-type="float" office:value="156342">
            <text:p>156342</text:p>
          </table:table-cell>
          <table:table-cell office:value-type="float" office:value="174239">
            <text:p>174239</text:p>
          </table:table-cell>
          <table:table-cell office:value-type="float" office:value="80496249">
            <text:p>80496249</text:p>
          </table:table-cell>
          <table:table-cell office:value-type="float" office:value="274330">
            <text:p>274330</text:p>
          </table:table-cell>
          <table:table-cell office:value-type="float" office:value="260398">
            <text:p>260398</text:p>
          </table:table-cell>
          <table:table-cell office:value-type="float" office:value="10026337191">
            <text:p>10026337191</text:p>
          </table:table-cell>
          <table:table-cell office:value-type="float" office:value="205312">
            <text:p>205312</text:p>
          </table:table-cell>
          <table:table-cell office:value-type="float" office:value="290398">
            <text:p>290398</text:p>
          </table:table-cell>
          <table:table-cell office:value-type="float" office:value="169210">
            <text:p>169210</text:p>
          </table:table-cell>
          <table:table-cell office:value-type="float" office:value="6165416">
            <text:p>6165416</text:p>
          </table:table-cell>
          <table:table-cell office:value-type="float" office:value="278722">
            <text:p>278722</text:p>
          </table:table-cell>
          <table:table-cell office:value-type="float" office:value="227076">
            <text:p>227076</text:p>
          </table:table-cell>
          <table:table-cell office:value-type="float" office:value="21153167120">
            <text:p>21153167120</text:p>
          </table:table-cell>
          <table:table-cell office:value-type="float" office:value="206122">
            <text:p>206122</text:p>
          </table:table-cell>
          <table:table-cell office:value-type="float" office:value="166258">
            <text:p>166258</text:p>
          </table:table-cell>
          <table:table-cell office:value-type="float" office:value="191217">
            <text:p>191217</text:p>
          </table:table-cell>
          <table:table-cell office:value-type="float" office:value="6977396">
            <text:p>6977396</text:p>
          </table:table-cell>
          <table:table-cell office:value-type="float" office:value="311350">
            <text:p>311350</text:p>
          </table:table-cell>
          <table:table-cell office:value-type="float" office:value="254855">
            <text:p>254855</text:p>
          </table:table-cell>
          <table:table-cell/>
        </table:table-row>
        <table:table-row table:style-name="ro1">
          <table:table-cell office:value-type="float" office:value="2755006530">
            <text:p>2755006530</text:p>
          </table:table-cell>
          <table:table-cell office:value-type="float" office:value="192032">
            <text:p>192032</text:p>
          </table:table-cell>
          <table:table-cell office:value-type="float" office:value="155600">
            <text:p>155600</text:p>
          </table:table-cell>
          <table:table-cell office:value-type="float" office:value="177053">
            <text:p>177053</text:p>
          </table:table-cell>
          <table:table-cell office:value-type="float" office:value="9065578">
            <text:p>9065578</text:p>
          </table:table-cell>
          <table:table-cell office:value-type="float" office:value="300331">
            <text:p>300331</text:p>
          </table:table-cell>
          <table:table-cell office:value-type="float" office:value="232620">
            <text:p>232620</text:p>
          </table:table-cell>
          <table:table-cell office:value-type="float" office:value="11985812328">
            <text:p>11985812328</text:p>
          </table:table-cell>
          <table:table-cell office:value-type="float" office:value="245395">
            <text:p>245395</text:p>
          </table:table-cell>
          <table:table-cell office:value-type="float" office:value="265011">
            <text:p>265011</text:p>
          </table:table-cell>
          <table:table-cell office:value-type="float" office:value="331011">
            <text:p>331011</text:p>
          </table:table-cell>
          <table:table-cell office:value-type="float" office:value="3683956">
            <text:p>3683956</text:p>
          </table:table-cell>
          <table:table-cell office:value-type="float" office:value="273698">
            <text:p>273698</text:p>
          </table:table-cell>
          <table:table-cell office:value-type="float" office:value="242664">
            <text:p>242664</text:p>
          </table:table-cell>
          <table:table-cell office:value-type="float" office:value="8876504653">
            <text:p>8876504653</text:p>
          </table:table-cell>
          <table:table-cell office:value-type="float" office:value="220244">
            <text:p>220244</text:p>
          </table:table-cell>
          <table:table-cell office:value-type="float" office:value="194510">
            <text:p>194510</text:p>
          </table:table-cell>
          <table:table-cell office:value-type="float" office:value="186426">
            <text:p>186426</text:p>
          </table:table-cell>
          <table:table-cell office:value-type="float" office:value="41041604">
            <text:p>41041604</text:p>
          </table:table-cell>
          <table:table-cell office:value-type="float" office:value="309080">
            <text:p>309080</text:p>
          </table:table-cell>
          <table:table-cell office:value-type="float" office:value="239454">
            <text:p>239454</text:p>
          </table:table-cell>
          <table:table-cell/>
        </table:table-row>
        <table:table-row table:style-name="ro1">
          <table:table-cell office:value-type="float" office:value="24355533812">
            <text:p>24355533812</text:p>
          </table:table-cell>
          <table:table-cell office:value-type="float" office:value="413178">
            <text:p>413178</text:p>
          </table:table-cell>
          <table:table-cell office:value-type="float" office:value="317313">
            <text:p>317313</text:p>
          </table:table-cell>
          <table:table-cell office:value-type="float" office:value="577936">
            <text:p>577936</text:p>
          </table:table-cell>
          <table:table-cell office:value-type="float" office:value="25552088">
            <text:p>25552088</text:p>
          </table:table-cell>
          <table:table-cell office:value-type="float" office:value="333748">
            <text:p>333748</text:p>
          </table:table-cell>
          <table:table-cell office:value-type="float" office:value="354896">
            <text:p>354896</text:p>
          </table:table-cell>
          <table:table-cell office:value-type="float" office:value="2360928764">
            <text:p>2360928764</text:p>
          </table:table-cell>
          <table:table-cell office:value-type="float" office:value="321502">
            <text:p>321502</text:p>
          </table:table-cell>
          <table:table-cell office:value-type="float" office:value="167470">
            <text:p>167470</text:p>
          </table:table-cell>
          <table:table-cell office:value-type="float" office:value="162478">
            <text:p>162478</text:p>
          </table:table-cell>
          <table:table-cell office:value-type="float" office:value="14383650">
            <text:p>14383650</text:p>
          </table:table-cell>
          <table:table-cell office:value-type="float" office:value="283886">
            <text:p>283886</text:p>
          </table:table-cell>
          <table:table-cell office:value-type="float" office:value="265355">
            <text:p>265355</text:p>
          </table:table-cell>
          <table:table-cell office:value-type="float" office:value="3417733288">
            <text:p>3417733288</text:p>
          </table:table-cell>
          <table:table-cell office:value-type="float" office:value="247491">
            <text:p>247491</text:p>
          </table:table-cell>
          <table:table-cell office:value-type="float" office:value="221440">
            <text:p>221440</text:p>
          </table:table-cell>
          <table:table-cell office:value-type="float" office:value="185634">
            <text:p>185634</text:p>
          </table:table-cell>
          <table:table-cell office:value-type="float" office:value="3971950">
            <text:p>3971950</text:p>
          </table:table-cell>
          <table:table-cell office:value-type="float" office:value="453202">
            <text:p>453202</text:p>
          </table:table-cell>
          <table:table-cell office:value-type="float" office:value="275462">
            <text:p>275462</text:p>
          </table:table-cell>
          <table:table-cell/>
        </table:table-row>
        <table:table-row table:style-name="ro1">
          <table:table-cell office:value-type="float" office:value="2943010362">
            <text:p>2943010362</text:p>
          </table:table-cell>
          <table:table-cell office:value-type="float" office:value="220420">
            <text:p>220420</text:p>
          </table:table-cell>
          <table:table-cell office:value-type="float" office:value="165936">
            <text:p>165936</text:p>
          </table:table-cell>
          <table:table-cell office:value-type="float" office:value="161452">
            <text:p>161452</text:p>
          </table:table-cell>
          <table:table-cell office:value-type="float" office:value="3424710">
            <text:p>3424710</text:p>
          </table:table-cell>
          <table:table-cell office:value-type="float" office:value="398876">
            <text:p>398876</text:p>
          </table:table-cell>
          <table:table-cell office:value-type="float" office:value="279286">
            <text:p>279286</text:p>
          </table:table-cell>
          <table:table-cell office:value-type="float" office:value="8185837393">
            <text:p>8185837393</text:p>
          </table:table-cell>
          <table:table-cell office:value-type="float" office:value="206922">
            <text:p>206922</text:p>
          </table:table-cell>
          <table:table-cell office:value-type="float" office:value="521380">
            <text:p>521380</text:p>
          </table:table-cell>
          <table:table-cell office:value-type="float" office:value="279977">
            <text:p>279977</text:p>
          </table:table-cell>
          <table:table-cell office:value-type="float" office:value="9585812">
            <text:p>9585812</text:p>
          </table:table-cell>
          <table:table-cell office:value-type="float" office:value="528283">
            <text:p>528283</text:p>
          </table:table-cell>
          <table:table-cell office:value-type="float" office:value="444497">
            <text:p>444497</text:p>
          </table:table-cell>
          <table:table-cell office:value-type="float" office:value="9706201502">
            <text:p>9706201502</text:p>
          </table:table-cell>
          <table:table-cell office:value-type="float" office:value="293960">
            <text:p>293960</text:p>
          </table:table-cell>
          <table:table-cell office:value-type="float" office:value="184270">
            <text:p>184270</text:p>
          </table:table-cell>
          <table:table-cell office:value-type="float" office:value="161414">
            <text:p>161414</text:p>
          </table:table-cell>
          <table:table-cell office:value-type="float" office:value="50389933">
            <text:p>50389933</text:p>
          </table:table-cell>
          <table:table-cell office:value-type="float" office:value="327003">
            <text:p>327003</text:p>
          </table:table-cell>
          <table:table-cell office:value-type="float" office:value="271531">
            <text:p>271531</text:p>
          </table:table-cell>
          <table:table-cell/>
        </table:table-row>
        <table:table-row table:style-name="ro1">
          <table:table-cell office:value-type="float" office:value="4083112461">
            <text:p>4083112461</text:p>
          </table:table-cell>
          <table:table-cell office:value-type="float" office:value="194972">
            <text:p>194972</text:p>
          </table:table-cell>
          <table:table-cell office:value-type="float" office:value="152270">
            <text:p>152270</text:p>
          </table:table-cell>
          <table:table-cell office:value-type="float" office:value="190606">
            <text:p>190606</text:p>
          </table:table-cell>
          <table:table-cell office:value-type="float" office:value="1841528">
            <text:p>1841528</text:p>
          </table:table-cell>
          <table:table-cell office:value-type="float" office:value="273256">
            <text:p>273256</text:p>
          </table:table-cell>
          <table:table-cell office:value-type="float" office:value="271726">
            <text:p>271726</text:p>
          </table:table-cell>
          <table:table-cell office:value-type="float" office:value="5827560662">
            <text:p>5827560662</text:p>
          </table:table-cell>
          <table:table-cell office:value-type="float" office:value="207788">
            <text:p>207788</text:p>
          </table:table-cell>
          <table:table-cell office:value-type="float" office:value="167680">
            <text:p>167680</text:p>
          </table:table-cell>
          <table:table-cell office:value-type="float" office:value="174510">
            <text:p>174510</text:p>
          </table:table-cell>
          <table:table-cell office:value-type="float" office:value="1096498">
            <text:p>1096498</text:p>
          </table:table-cell>
          <table:table-cell office:value-type="float" office:value="284880">
            <text:p>284880</text:p>
          </table:table-cell>
          <table:table-cell office:value-type="float" office:value="364896">
            <text:p>364896</text:p>
          </table:table-cell>
          <table:table-cell office:value-type="float" office:value="7920979044">
            <text:p>7920979044</text:p>
          </table:table-cell>
          <table:table-cell office:value-type="float" office:value="233773">
            <text:p>233773</text:p>
          </table:table-cell>
          <table:table-cell office:value-type="float" office:value="172588">
            <text:p>172588</text:p>
          </table:table-cell>
          <table:table-cell office:value-type="float" office:value="196249">
            <text:p>196249</text:p>
          </table:table-cell>
          <table:table-cell office:value-type="float" office:value="5013489">
            <text:p>5013489</text:p>
          </table:table-cell>
          <table:table-cell office:value-type="float" office:value="284356">
            <text:p>284356</text:p>
          </table:table-cell>
          <table:table-cell office:value-type="float" office:value="217502">
            <text:p>217502</text:p>
          </table:table-cell>
          <table:table-cell/>
        </table:table-row>
        <table:table-row table:style-name="ro1">
          <table:table-cell office:value-type="float" office:value="6417670470">
            <text:p>6417670470</text:p>
          </table:table-cell>
          <table:table-cell office:value-type="float" office:value="275130">
            <text:p>275130</text:p>
          </table:table-cell>
          <table:table-cell office:value-type="float" office:value="161502">
            <text:p>161502</text:p>
          </table:table-cell>
          <table:table-cell office:value-type="float" office:value="156494">
            <text:p>156494</text:p>
          </table:table-cell>
          <table:table-cell office:value-type="float" office:value="21317534">
            <text:p>21317534</text:p>
          </table:table-cell>
          <table:table-cell office:value-type="float" office:value="292956">
            <text:p>292956</text:p>
          </table:table-cell>
          <table:table-cell office:value-type="float" office:value="241876">
            <text:p>241876</text:p>
          </table:table-cell>
          <table:table-cell office:value-type="float" office:value="8350863327">
            <text:p>8350863327</text:p>
          </table:table-cell>
          <table:table-cell office:value-type="float" office:value="362440">
            <text:p>362440</text:p>
          </table:table-cell>
          <table:table-cell office:value-type="float" office:value="205092">
            <text:p>205092</text:p>
          </table:table-cell>
          <table:table-cell office:value-type="float" office:value="196263">
            <text:p>196263</text:p>
          </table:table-cell>
          <table:table-cell office:value-type="float" office:value="5511143">
            <text:p>5511143</text:p>
          </table:table-cell>
          <table:table-cell office:value-type="float" office:value="349771">
            <text:p>349771</text:p>
          </table:table-cell>
          <table:table-cell office:value-type="float" office:value="415167">
            <text:p>415167</text:p>
          </table:table-cell>
          <table:table-cell office:value-type="float" office:value="6331056431">
            <text:p>6331056431</text:p>
          </table:table-cell>
          <table:table-cell office:value-type="float" office:value="265064">
            <text:p>265064</text:p>
          </table:table-cell>
          <table:table-cell office:value-type="float" office:value="200205">
            <text:p>200205</text:p>
          </table:table-cell>
          <table:table-cell office:value-type="float" office:value="245511">
            <text:p>245511</text:p>
          </table:table-cell>
          <table:table-cell office:value-type="float" office:value="3420662">
            <text:p>3420662</text:p>
          </table:table-cell>
          <table:table-cell office:value-type="float" office:value="336043">
            <text:p>336043</text:p>
          </table:table-cell>
          <table:table-cell office:value-type="float" office:value="432108">
            <text:p>432108</text:p>
          </table:table-cell>
          <table:table-cell/>
        </table:table-row>
        <table:table-row table:style-name="ro1">
          <table:table-cell office:value-type="float" office:value="16024603616">
            <text:p>16024603616</text:p>
          </table:table-cell>
          <table:table-cell office:value-type="float" office:value="319294">
            <text:p>319294</text:p>
          </table:table-cell>
          <table:table-cell office:value-type="float" office:value="157208">
            <text:p>157208</text:p>
          </table:table-cell>
          <table:table-cell office:value-type="float" office:value="187943">
            <text:p>187943</text:p>
          </table:table-cell>
          <table:table-cell office:value-type="float" office:value="74336459">
            <text:p>74336459</text:p>
          </table:table-cell>
          <table:table-cell office:value-type="float" office:value="491007">
            <text:p>491007</text:p>
          </table:table-cell>
          <table:table-cell office:value-type="float" office:value="284731">
            <text:p>284731</text:p>
          </table:table-cell>
          <table:table-cell office:value-type="float" office:value="5819618563">
            <text:p>5819618563</text:p>
          </table:table-cell>
          <table:table-cell office:value-type="float" office:value="291718">
            <text:p>291718</text:p>
          </table:table-cell>
          <table:table-cell office:value-type="float" office:value="174734">
            <text:p>174734</text:p>
          </table:table-cell>
          <table:table-cell office:value-type="float" office:value="161162">
            <text:p>161162</text:p>
          </table:table-cell>
          <table:table-cell office:value-type="float" office:value="5824447">
            <text:p>5824447</text:p>
          </table:table-cell>
          <table:table-cell office:value-type="float" office:value="298894">
            <text:p>298894</text:p>
          </table:table-cell>
          <table:table-cell office:value-type="float" office:value="299332">
            <text:p>299332</text:p>
          </table:table-cell>
          <table:table-cell office:value-type="float" office:value="15093205633">
            <text:p>15093205633</text:p>
          </table:table-cell>
          <table:table-cell office:value-type="float" office:value="530942">
            <text:p>530942</text:p>
          </table:table-cell>
          <table:table-cell office:value-type="float" office:value="1240033">
            <text:p>1240033</text:p>
          </table:table-cell>
          <table:table-cell office:value-type="float" office:value="267835">
            <text:p>267835</text:p>
          </table:table-cell>
          <table:table-cell office:value-type="float" office:value="17255950">
            <text:p>17255950</text:p>
          </table:table-cell>
          <table:table-cell office:value-type="float" office:value="461571">
            <text:p>461571</text:p>
          </table:table-cell>
          <table:table-cell office:value-type="float" office:value="1395289">
            <text:p>1395289</text:p>
          </table:table-cell>
          <table:table-cell/>
        </table:table-row>
        <table:table-row table:style-name="ro1">
          <table:table-cell office:value-type="float" office:value="6010015395">
            <text:p>6010015395</text:p>
          </table:table-cell>
          <table:table-cell office:value-type="float" office:value="211350">
            <text:p>211350</text:p>
          </table:table-cell>
          <table:table-cell office:value-type="float" office:value="172875">
            <text:p>172875</text:p>
          </table:table-cell>
          <table:table-cell office:value-type="float" office:value="157532">
            <text:p>157532</text:p>
          </table:table-cell>
          <table:table-cell office:value-type="float" office:value="3434098">
            <text:p>3434098</text:p>
          </table:table-cell>
          <table:table-cell office:value-type="float" office:value="321266">
            <text:p>321266</text:p>
          </table:table-cell>
          <table:table-cell office:value-type="float" office:value="368594">
            <text:p>368594</text:p>
          </table:table-cell>
          <table:table-cell office:value-type="float" office:value="3822975904">
            <text:p>3822975904</text:p>
          </table:table-cell>
          <table:table-cell office:value-type="float" office:value="204990">
            <text:p>204990</text:p>
          </table:table-cell>
          <table:table-cell office:value-type="float" office:value="172010">
            <text:p>172010</text:p>
          </table:table-cell>
          <table:table-cell office:value-type="float" office:value="163544">
            <text:p>163544</text:p>
          </table:table-cell>
          <table:table-cell office:value-type="float" office:value="104383160">
            <text:p>104383160</text:p>
          </table:table-cell>
          <table:table-cell office:value-type="float" office:value="289550">
            <text:p>289550</text:p>
          </table:table-cell>
          <table:table-cell office:value-type="float" office:value="278500">
            <text:p>278500</text:p>
          </table:table-cell>
          <table:table-cell office:value-type="float" office:value="2704554252">
            <text:p>2704554252</text:p>
          </table:table-cell>
          <table:table-cell office:value-type="float" office:value="203244">
            <text:p>203244</text:p>
          </table:table-cell>
          <table:table-cell office:value-type="float" office:value="172800">
            <text:p>172800</text:p>
          </table:table-cell>
          <table:table-cell office:value-type="float" office:value="213282">
            <text:p>213282</text:p>
          </table:table-cell>
          <table:table-cell office:value-type="float" office:value="3137304">
            <text:p>3137304</text:p>
          </table:table-cell>
          <table:table-cell office:value-type="float" office:value="271032">
            <text:p>271032</text:p>
          </table:table-cell>
          <table:table-cell office:value-type="float" office:value="244378">
            <text:p>244378</text:p>
          </table:table-cell>
          <table:table-cell/>
        </table:table-row>
        <table:table-row table:style-name="ro1">
          <table:table-cell office:value-type="float" office:value="1678793705">
            <text:p>1678793705</text:p>
          </table:table-cell>
          <table:table-cell office:value-type="float" office:value="191906">
            <text:p>191906</text:p>
          </table:table-cell>
          <table:table-cell office:value-type="float" office:value="178778">
            <text:p>178778</text:p>
          </table:table-cell>
          <table:table-cell office:value-type="float" office:value="156434">
            <text:p>156434</text:p>
          </table:table-cell>
          <table:table-cell office:value-type="float" office:value="11108596">
            <text:p>11108596</text:p>
          </table:table-cell>
          <table:table-cell office:value-type="float" office:value="311669">
            <text:p>311669</text:p>
          </table:table-cell>
          <table:table-cell office:value-type="float" office:value="263648">
            <text:p>263648</text:p>
          </table:table-cell>
          <table:table-cell office:value-type="float" office:value="2162450174">
            <text:p>2162450174</text:p>
          </table:table-cell>
          <table:table-cell office:value-type="float" office:value="203642">
            <text:p>203642</text:p>
          </table:table-cell>
          <table:table-cell office:value-type="float" office:value="166516">
            <text:p>166516</text:p>
          </table:table-cell>
          <table:table-cell office:value-type="float" office:value="167964">
            <text:p>167964</text:p>
          </table:table-cell>
          <table:table-cell office:value-type="float" office:value="14111932">
            <text:p>14111932</text:p>
          </table:table-cell>
          <table:table-cell office:value-type="float" office:value="285818">
            <text:p>285818</text:p>
          </table:table-cell>
          <table:table-cell office:value-type="float" office:value="268621">
            <text:p>268621</text:p>
          </table:table-cell>
          <table:table-cell office:value-type="float" office:value="4166774686">
            <text:p>4166774686</text:p>
          </table:table-cell>
          <table:table-cell office:value-type="float" office:value="200696">
            <text:p>200696</text:p>
          </table:table-cell>
          <table:table-cell office:value-type="float" office:value="167974">
            <text:p>167974</text:p>
          </table:table-cell>
          <table:table-cell office:value-type="float" office:value="159576">
            <text:p>159576</text:p>
          </table:table-cell>
          <table:table-cell office:value-type="float" office:value="1314384">
            <text:p>1314384</text:p>
          </table:table-cell>
          <table:table-cell office:value-type="float" office:value="366220">
            <text:p>366220</text:p>
          </table:table-cell>
          <table:table-cell office:value-type="float" office:value="224990">
            <text:p>224990</text:p>
          </table:table-cell>
          <table:table-cell/>
        </table:table-row>
        <table:table-row table:style-name="ro1">
          <table:table-cell office:value-type="float" office:value="11839538832">
            <text:p>11839538832</text:p>
          </table:table-cell>
          <table:table-cell office:value-type="float" office:value="203396">
            <text:p>203396</text:p>
          </table:table-cell>
          <table:table-cell office:value-type="float" office:value="157964">
            <text:p>157964</text:p>
          </table:table-cell>
          <table:table-cell office:value-type="float" office:value="152912">
            <text:p>152912</text:p>
          </table:table-cell>
          <table:table-cell office:value-type="float" office:value="909074">
            <text:p>909074</text:p>
          </table:table-cell>
          <table:table-cell office:value-type="float" office:value="290232">
            <text:p>290232</text:p>
          </table:table-cell>
          <table:table-cell office:value-type="float" office:value="231054">
            <text:p>231054</text:p>
          </table:table-cell>
          <table:table-cell office:value-type="float" office:value="2863797163">
            <text:p>2863797163</text:p>
          </table:table-cell>
          <table:table-cell office:value-type="float" office:value="203672">
            <text:p>203672</text:p>
          </table:table-cell>
          <table:table-cell office:value-type="float" office:value="168954">
            <text:p>168954</text:p>
          </table:table-cell>
          <table:table-cell office:value-type="float" office:value="166198">
            <text:p>166198</text:p>
          </table:table-cell>
          <table:table-cell office:value-type="float" office:value="26079124">
            <text:p>26079124</text:p>
          </table:table-cell>
          <table:table-cell office:value-type="float" office:value="283108">
            <text:p>283108</text:p>
          </table:table-cell>
          <table:table-cell office:value-type="float" office:value="248588">
            <text:p>248588</text:p>
          </table:table-cell>
          <table:table-cell office:value-type="float" office:value="26173857237">
            <text:p>26173857237</text:p>
          </table:table-cell>
          <table:table-cell office:value-type="float" office:value="210158">
            <text:p>210158</text:p>
          </table:table-cell>
          <table:table-cell office:value-type="float" office:value="167604">
            <text:p>167604</text:p>
          </table:table-cell>
          <table:table-cell office:value-type="float" office:value="178702">
            <text:p>178702</text:p>
          </table:table-cell>
          <table:table-cell office:value-type="float" office:value="29734654">
            <text:p>29734654</text:p>
          </table:table-cell>
          <table:table-cell office:value-type="float" office:value="276658">
            <text:p>276658</text:p>
          </table:table-cell>
          <table:table-cell office:value-type="float" office:value="299134">
            <text:p>299134</text:p>
          </table:table-cell>
          <table:table-cell/>
        </table:table-row>
        <table:table-row table:style-name="ro1">
          <table:table-cell office:value-type="float" office:value="3080514259">
            <text:p>3080514259</text:p>
          </table:table-cell>
          <table:table-cell office:value-type="float" office:value="237367">
            <text:p>237367</text:p>
          </table:table-cell>
          <table:table-cell office:value-type="float" office:value="153076">
            <text:p>153076</text:p>
          </table:table-cell>
          <table:table-cell office:value-type="float" office:value="200670">
            <text:p>200670</text:p>
          </table:table-cell>
          <table:table-cell office:value-type="float" office:value="7981125">
            <text:p>7981125</text:p>
          </table:table-cell>
          <table:table-cell office:value-type="float" office:value="361854">
            <text:p>361854</text:p>
          </table:table-cell>
          <table:table-cell office:value-type="float" office:value="245184">
            <text:p>245184</text:p>
          </table:table-cell>
          <table:table-cell office:value-type="float" office:value="9130729425">
            <text:p>9130729425</text:p>
          </table:table-cell>
          <table:table-cell office:value-type="float" office:value="204926">
            <text:p>204926</text:p>
          </table:table-cell>
          <table:table-cell office:value-type="float" office:value="168340">
            <text:p>168340</text:p>
          </table:table-cell>
          <table:table-cell office:value-type="float" office:value="222414">
            <text:p>222414</text:p>
          </table:table-cell>
          <table:table-cell office:value-type="float" office:value="257304">
            <text:p>257304</text:p>
          </table:table-cell>
          <table:table-cell office:value-type="float" office:value="280338">
            <text:p>280338</text:p>
          </table:table-cell>
          <table:table-cell office:value-type="float" office:value="387381">
            <text:p>387381</text:p>
          </table:table-cell>
          <table:table-cell office:value-type="float" office:value="2522100291">
            <text:p>2522100291</text:p>
          </table:table-cell>
          <table:table-cell office:value-type="float" office:value="221528">
            <text:p>221528</text:p>
          </table:table-cell>
          <table:table-cell office:value-type="float" office:value="167892">
            <text:p>167892</text:p>
          </table:table-cell>
          <table:table-cell office:value-type="float" office:value="158984">
            <text:p>158984</text:p>
          </table:table-cell>
          <table:table-cell office:value-type="float" office:value="11145070">
            <text:p>11145070</text:p>
          </table:table-cell>
          <table:table-cell office:value-type="float" office:value="293290">
            <text:p>293290</text:p>
          </table:table-cell>
          <table:table-cell office:value-type="float" office:value="258280">
            <text:p>258280</text:p>
          </table:table-cell>
          <table:table-cell/>
        </table:table-row>
        <table:table-row table:style-name="ro1">
          <table:table-cell office:value-type="float" office:value="9088376171">
            <text:p>9088376171</text:p>
          </table:table-cell>
          <table:table-cell office:value-type="float" office:value="239666">
            <text:p>239666</text:p>
          </table:table-cell>
          <table:table-cell office:value-type="float" office:value="175273">
            <text:p>175273</text:p>
          </table:table-cell>
          <table:table-cell office:value-type="float" office:value="151882">
            <text:p>151882</text:p>
          </table:table-cell>
          <table:table-cell office:value-type="float" office:value="25561535">
            <text:p>25561535</text:p>
          </table:table-cell>
          <table:table-cell office:value-type="float" office:value="270110">
            <text:p>270110</text:p>
          </table:table-cell>
          <table:table-cell office:value-type="float" office:value="225114">
            <text:p>225114</text:p>
          </table:table-cell>
          <table:table-cell office:value-type="float" office:value="6147994286">
            <text:p>6147994286</text:p>
          </table:table-cell>
          <table:table-cell office:value-type="float" office:value="204186">
            <text:p>204186</text:p>
          </table:table-cell>
          <table:table-cell office:value-type="float" office:value="165048">
            <text:p>165048</text:p>
          </table:table-cell>
          <table:table-cell office:value-type="float" office:value="168262">
            <text:p>168262</text:p>
          </table:table-cell>
          <table:table-cell office:value-type="float" office:value="4080201">
            <text:p>4080201</text:p>
          </table:table-cell>
          <table:table-cell office:value-type="float" office:value="358435">
            <text:p>358435</text:p>
          </table:table-cell>
          <table:table-cell office:value-type="float" office:value="378974">
            <text:p>378974</text:p>
          </table:table-cell>
          <table:table-cell office:value-type="float" office:value="2319063018">
            <text:p>2319063018</text:p>
          </table:table-cell>
          <table:table-cell office:value-type="float" office:value="201806">
            <text:p>201806</text:p>
          </table:table-cell>
          <table:table-cell office:value-type="float" office:value="169514">
            <text:p>169514</text:p>
          </table:table-cell>
          <table:table-cell office:value-type="float" office:value="161764">
            <text:p>161764</text:p>
          </table:table-cell>
          <table:table-cell office:value-type="float" office:value="648046">
            <text:p>648046</text:p>
          </table:table-cell>
          <table:table-cell office:value-type="float" office:value="315420">
            <text:p>315420</text:p>
          </table:table-cell>
          <table:table-cell office:value-type="float" office:value="228380">
            <text:p>228380</text:p>
          </table:table-cell>
          <table:table-cell/>
        </table:table-row>
        <table:table-row table:style-name="ro1">
          <table:table-cell office:value-type="float" office:value="704099952">
            <text:p>704099952</text:p>
          </table:table-cell>
          <table:table-cell office:value-type="float" office:value="208732">
            <text:p>208732</text:p>
          </table:table-cell>
          <table:table-cell office:value-type="float" office:value="152962">
            <text:p>152962</text:p>
          </table:table-cell>
          <table:table-cell office:value-type="float" office:value="151302">
            <text:p>151302</text:p>
          </table:table-cell>
          <table:table-cell office:value-type="float" office:value="20925617">
            <text:p>20925617</text:p>
          </table:table-cell>
          <table:table-cell office:value-type="float" office:value="285978">
            <text:p>285978</text:p>
          </table:table-cell>
          <table:table-cell office:value-type="float" office:value="227664">
            <text:p>227664</text:p>
          </table:table-cell>
          <table:table-cell office:value-type="float" office:value="10551621564">
            <text:p>10551621564</text:p>
          </table:table-cell>
          <table:table-cell office:value-type="float" office:value="232661">
            <text:p>232661</text:p>
          </table:table-cell>
          <table:table-cell office:value-type="float" office:value="170062">
            <text:p>170062</text:p>
          </table:table-cell>
          <table:table-cell office:value-type="float" office:value="168774">
            <text:p>168774</text:p>
          </table:table-cell>
          <table:table-cell office:value-type="float" office:value="2482644">
            <text:p>2482644</text:p>
          </table:table-cell>
          <table:table-cell office:value-type="float" office:value="283966">
            <text:p>283966</text:p>
          </table:table-cell>
          <table:table-cell office:value-type="float" office:value="237920">
            <text:p>237920</text:p>
          </table:table-cell>
          <table:table-cell office:value-type="float" office:value="26836036242">
            <text:p>26836036242</text:p>
          </table:table-cell>
          <table:table-cell office:value-type="float" office:value="344167">
            <text:p>344167</text:p>
          </table:table-cell>
          <table:table-cell office:value-type="float" office:value="167012">
            <text:p>167012</text:p>
          </table:table-cell>
          <table:table-cell office:value-type="float" office:value="181794">
            <text:p>181794</text:p>
          </table:table-cell>
          <table:table-cell office:value-type="float" office:value="8090681">
            <text:p>8090681</text:p>
          </table:table-cell>
          <table:table-cell office:value-type="float" office:value="325525">
            <text:p>325525</text:p>
          </table:table-cell>
          <table:table-cell office:value-type="float" office:value="266808">
            <text:p>266808</text:p>
          </table:table-cell>
          <table:table-cell/>
        </table:table-row>
        <table:table-row table:style-name="ro1">
          <table:table-cell office:value-type="float" office:value="13219807245">
            <text:p>13219807245</text:p>
          </table:table-cell>
          <table:table-cell office:value-type="float" office:value="226786">
            <text:p>226786</text:p>
          </table:table-cell>
          <table:table-cell office:value-type="float" office:value="224657">
            <text:p>224657</text:p>
          </table:table-cell>
          <table:table-cell office:value-type="float" office:value="151282">
            <text:p>151282</text:p>
          </table:table-cell>
          <table:table-cell office:value-type="float" office:value="1668524">
            <text:p>1668524</text:p>
          </table:table-cell>
          <table:table-cell office:value-type="float" office:value="262462">
            <text:p>262462</text:p>
          </table:table-cell>
          <table:table-cell office:value-type="float" office:value="220126">
            <text:p>220126</text:p>
          </table:table-cell>
          <table:table-cell office:value-type="float" office:value="17227625866">
            <text:p>17227625866</text:p>
          </table:table-cell>
          <table:table-cell office:value-type="float" office:value="330344">
            <text:p>330344</text:p>
          </table:table-cell>
          <table:table-cell office:value-type="float" office:value="212056">
            <text:p>212056</text:p>
          </table:table-cell>
          <table:table-cell office:value-type="float" office:value="207668">
            <text:p>207668</text:p>
          </table:table-cell>
          <table:table-cell office:value-type="float" office:value="56082176">
            <text:p>56082176</text:p>
          </table:table-cell>
          <table:table-cell office:value-type="float" office:value="437519">
            <text:p>437519</text:p>
          </table:table-cell>
          <table:table-cell office:value-type="float" office:value="438118">
            <text:p>438118</text:p>
          </table:table-cell>
          <table:table-cell office:value-type="float" office:value="31252508526">
            <text:p>31252508526</text:p>
          </table:table-cell>
          <table:table-cell office:value-type="float" office:value="276672">
            <text:p>276672</text:p>
          </table:table-cell>
          <table:table-cell office:value-type="float" office:value="168164">
            <text:p>168164</text:p>
          </table:table-cell>
          <table:table-cell office:value-type="float" office:value="175258">
            <text:p>175258</text:p>
          </table:table-cell>
          <table:table-cell office:value-type="float" office:value="87552053">
            <text:p>87552053</text:p>
          </table:table-cell>
          <table:table-cell office:value-type="float" office:value="291508">
            <text:p>291508</text:p>
          </table:table-cell>
          <table:table-cell office:value-type="float" office:value="350702">
            <text:p>350702</text:p>
          </table:table-cell>
          <table:table-cell/>
        </table:table-row>
        <table:table-row table:style-name="ro1">
          <table:table-cell office:value-type="float" office:value="1851971185">
            <text:p>1851971185</text:p>
          </table:table-cell>
          <table:table-cell office:value-type="float" office:value="192262">
            <text:p>192262</text:p>
          </table:table-cell>
          <table:table-cell office:value-type="float" office:value="186129">
            <text:p>186129</text:p>
          </table:table-cell>
          <table:table-cell office:value-type="float" office:value="158358">
            <text:p>158358</text:p>
          </table:table-cell>
          <table:table-cell office:value-type="float" office:value="244646">
            <text:p>244646</text:p>
          </table:table-cell>
          <table:table-cell office:value-type="float" office:value="282943">
            <text:p>282943</text:p>
          </table:table-cell>
          <table:table-cell office:value-type="float" office:value="232628">
            <text:p>232628</text:p>
          </table:table-cell>
          <table:table-cell office:value-type="float" office:value="7946934239">
            <text:p>7946934239</text:p>
          </table:table-cell>
          <table:table-cell office:value-type="float" office:value="205526">
            <text:p>205526</text:p>
          </table:table-cell>
          <table:table-cell office:value-type="float" office:value="171876">
            <text:p>171876</text:p>
          </table:table-cell>
          <table:table-cell office:value-type="float" office:value="200651">
            <text:p>200651</text:p>
          </table:table-cell>
          <table:table-cell office:value-type="float" office:value="11255759">
            <text:p>11255759</text:p>
          </table:table-cell>
          <table:table-cell office:value-type="float" office:value="289620">
            <text:p>289620</text:p>
          </table:table-cell>
          <table:table-cell office:value-type="float" office:value="238510">
            <text:p>238510</text:p>
          </table:table-cell>
          <table:table-cell office:value-type="float" office:value="1732912075">
            <text:p>1732912075</text:p>
          </table:table-cell>
          <table:table-cell office:value-type="float" office:value="203388">
            <text:p>203388</text:p>
          </table:table-cell>
          <table:table-cell office:value-type="float" office:value="170998">
            <text:p>170998</text:p>
          </table:table-cell>
          <table:table-cell office:value-type="float" office:value="197610">
            <text:p>197610</text:p>
          </table:table-cell>
          <table:table-cell office:value-type="float" office:value="5064370">
            <text:p>5064370</text:p>
          </table:table-cell>
          <table:table-cell office:value-type="float" office:value="340079">
            <text:p>340079</text:p>
          </table:table-cell>
          <table:table-cell office:value-type="float" office:value="240884">
            <text:p>240884</text:p>
          </table:table-cell>
          <table:table-cell/>
        </table:table-row>
        <table:table-row table:style-name="ro1">
          <table:table-cell office:value-type="float" office:value="32406877205">
            <text:p>32406877205</text:p>
          </table:table-cell>
          <table:table-cell office:value-type="float" office:value="195146">
            <text:p>195146</text:p>
          </table:table-cell>
          <table:table-cell office:value-type="float" office:value="154952">
            <text:p>154952</text:p>
          </table:table-cell>
          <table:table-cell office:value-type="float" office:value="168060">
            <text:p>168060</text:p>
          </table:table-cell>
          <table:table-cell office:value-type="float" office:value="518685">
            <text:p>518685</text:p>
          </table:table-cell>
          <table:table-cell office:value-type="float" office:value="273214">
            <text:p>273214</text:p>
          </table:table-cell>
          <table:table-cell office:value-type="float" office:value="276069">
            <text:p>276069</text:p>
          </table:table-cell>
          <table:table-cell office:value-type="float" office:value="3157478713">
            <text:p>3157478713</text:p>
          </table:table-cell>
          <table:table-cell office:value-type="float" office:value="236448">
            <text:p>236448</text:p>
          </table:table-cell>
          <table:table-cell office:value-type="float" office:value="184079">
            <text:p>184079</text:p>
          </table:table-cell>
          <table:table-cell office:value-type="float" office:value="493643">
            <text:p>493643</text:p>
          </table:table-cell>
          <table:table-cell office:value-type="float" office:value="44476694">
            <text:p>44476694</text:p>
          </table:table-cell>
          <table:table-cell office:value-type="float" office:value="325301">
            <text:p>325301</text:p>
          </table:table-cell>
          <table:table-cell office:value-type="float" office:value="276363">
            <text:p>276363</text:p>
          </table:table-cell>
          <table:table-cell office:value-type="float" office:value="1000469633">
            <text:p>1000469633</text:p>
          </table:table-cell>
          <table:table-cell office:value-type="float" office:value="207516">
            <text:p>207516</text:p>
          </table:table-cell>
          <table:table-cell office:value-type="float" office:value="315828">
            <text:p>315828</text:p>
          </table:table-cell>
          <table:table-cell office:value-type="float" office:value="166398">
            <text:p>166398</text:p>
          </table:table-cell>
          <table:table-cell office:value-type="float" office:value="6712554">
            <text:p>6712554</text:p>
          </table:table-cell>
          <table:table-cell office:value-type="float" office:value="277198">
            <text:p>277198</text:p>
          </table:table-cell>
          <table:table-cell office:value-type="float" office:value="973581">
            <text:p>973581</text:p>
          </table:table-cell>
          <table:table-cell/>
        </table:table-row>
        <table:table-row table:style-name="ro1">
          <table:table-cell office:value-type="float" office:value="910151591">
            <text:p>910151591</text:p>
          </table:table-cell>
          <table:table-cell office:value-type="float" office:value="312810">
            <text:p>312810</text:p>
          </table:table-cell>
          <table:table-cell office:value-type="float" office:value="177609">
            <text:p>177609</text:p>
          </table:table-cell>
          <table:table-cell office:value-type="float" office:value="181559">
            <text:p>181559</text:p>
          </table:table-cell>
          <table:table-cell office:value-type="float" office:value="4193481">
            <text:p>4193481</text:p>
          </table:table-cell>
          <table:table-cell office:value-type="float" office:value="279000">
            <text:p>279000</text:p>
          </table:table-cell>
          <table:table-cell office:value-type="float" office:value="237036">
            <text:p>237036</text:p>
          </table:table-cell>
          <table:table-cell office:value-type="float" office:value="5806518953">
            <text:p>5806518953</text:p>
          </table:table-cell>
          <table:table-cell office:value-type="float" office:value="297438">
            <text:p>297438</text:p>
          </table:table-cell>
          <table:table-cell office:value-type="float" office:value="244356">
            <text:p>244356</text:p>
          </table:table-cell>
          <table:table-cell office:value-type="float" office:value="200751">
            <text:p>200751</text:p>
          </table:table-cell>
          <table:table-cell office:value-type="float" office:value="925427">
            <text:p>925427</text:p>
          </table:table-cell>
          <table:table-cell office:value-type="float" office:value="503844">
            <text:p>503844</text:p>
          </table:table-cell>
          <table:table-cell office:value-type="float" office:value="443061">
            <text:p>443061</text:p>
          </table:table-cell>
          <table:table-cell office:value-type="float" office:value="5361081654">
            <text:p>5361081654</text:p>
          </table:table-cell>
          <table:table-cell office:value-type="float" office:value="230713">
            <text:p>230713</text:p>
          </table:table-cell>
          <table:table-cell office:value-type="float" office:value="237435">
            <text:p>237435</text:p>
          </table:table-cell>
          <table:table-cell office:value-type="float" office:value="169466">
            <text:p>169466</text:p>
          </table:table-cell>
          <table:table-cell office:value-type="float" office:value="13445827">
            <text:p>13445827</text:p>
          </table:table-cell>
          <table:table-cell office:value-type="float" office:value="269702">
            <text:p>269702</text:p>
          </table:table-cell>
          <table:table-cell office:value-type="float" office:value="220182">
            <text:p>220182</text:p>
          </table:table-cell>
          <table:table-cell/>
        </table:table-row>
        <table:table-row table:style-name="ro1">
          <table:table-cell office:value-type="float" office:value="9146782342">
            <text:p>9146782342</text:p>
          </table:table-cell>
          <table:table-cell office:value-type="float" office:value="234080">
            <text:p>234080</text:p>
          </table:table-cell>
          <table:table-cell office:value-type="float" office:value="173080">
            <text:p>173080</text:p>
          </table:table-cell>
          <table:table-cell office:value-type="float" office:value="177425">
            <text:p>177425</text:p>
          </table:table-cell>
          <table:table-cell office:value-type="float" office:value="3798278">
            <text:p>3798278</text:p>
          </table:table-cell>
          <table:table-cell office:value-type="float" office:value="261880">
            <text:p>261880</text:p>
          </table:table-cell>
          <table:table-cell office:value-type="float" office:value="241172">
            <text:p>241172</text:p>
          </table:table-cell>
          <table:table-cell office:value-type="float" office:value="3214163091">
            <text:p>3214163091</text:p>
          </table:table-cell>
          <table:table-cell office:value-type="float" office:value="236695">
            <text:p>236695</text:p>
          </table:table-cell>
          <table:table-cell office:value-type="float" office:value="168684">
            <text:p>168684</text:p>
          </table:table-cell>
          <table:table-cell office:value-type="float" office:value="229139">
            <text:p>229139</text:p>
          </table:table-cell>
          <table:table-cell office:value-type="float" office:value="276972">
            <text:p>276972</text:p>
          </table:table-cell>
          <table:table-cell office:value-type="float" office:value="275506">
            <text:p>275506</text:p>
          </table:table-cell>
          <table:table-cell office:value-type="float" office:value="237566">
            <text:p>237566</text:p>
          </table:table-cell>
          <table:table-cell office:value-type="float" office:value="8218884976">
            <text:p>8218884976</text:p>
          </table:table-cell>
          <table:table-cell office:value-type="float" office:value="202956">
            <text:p>202956</text:p>
          </table:table-cell>
          <table:table-cell office:value-type="float" office:value="164340">
            <text:p>164340</text:p>
          </table:table-cell>
          <table:table-cell office:value-type="float" office:value="215559">
            <text:p>215559</text:p>
          </table:table-cell>
          <table:table-cell office:value-type="float" office:value="3183382">
            <text:p>3183382</text:p>
          </table:table-cell>
          <table:table-cell office:value-type="float" office:value="350572">
            <text:p>350572</text:p>
          </table:table-cell>
          <table:table-cell office:value-type="float" office:value="251650">
            <text:p>251650</text:p>
          </table:table-cell>
          <table:table-cell/>
        </table:table-row>
        <table:table-row table:style-name="ro1">
          <table:table-cell office:value-type="float" office:value="1305016961">
            <text:p>1305016961</text:p>
          </table:table-cell>
          <table:table-cell office:value-type="float" office:value="232348">
            <text:p>232348</text:p>
          </table:table-cell>
          <table:table-cell office:value-type="float" office:value="155998">
            <text:p>155998</text:p>
          </table:table-cell>
          <table:table-cell office:value-type="float" office:value="151946">
            <text:p>151946</text:p>
          </table:table-cell>
          <table:table-cell office:value-type="float" office:value="22907201">
            <text:p>22907201</text:p>
          </table:table-cell>
          <table:table-cell office:value-type="float" office:value="280404">
            <text:p>280404</text:p>
          </table:table-cell>
          <table:table-cell office:value-type="float" office:value="225426">
            <text:p>225426</text:p>
          </table:table-cell>
          <table:table-cell office:value-type="float" office:value="576624570">
            <text:p>576624570</text:p>
          </table:table-cell>
          <table:table-cell office:value-type="float" office:value="265588">
            <text:p>265588</text:p>
          </table:table-cell>
          <table:table-cell office:value-type="float" office:value="196134">
            <text:p>196134</text:p>
          </table:table-cell>
          <table:table-cell office:value-type="float" office:value="176848">
            <text:p>176848</text:p>
          </table:table-cell>
          <table:table-cell office:value-type="float" office:value="965187">
            <text:p>965187</text:p>
          </table:table-cell>
          <table:table-cell office:value-type="float" office:value="283106">
            <text:p>283106</text:p>
          </table:table-cell>
          <table:table-cell office:value-type="float" office:value="239846">
            <text:p>239846</text:p>
          </table:table-cell>
          <table:table-cell office:value-type="float" office:value="7702976260">
            <text:p>7702976260</text:p>
          </table:table-cell>
          <table:table-cell office:value-type="float" office:value="237401">
            <text:p>237401</text:p>
          </table:table-cell>
          <table:table-cell office:value-type="float" office:value="166122">
            <text:p>166122</text:p>
          </table:table-cell>
          <table:table-cell office:value-type="float" office:value="158618">
            <text:p>158618</text:p>
          </table:table-cell>
          <table:table-cell office:value-type="float" office:value="21166624">
            <text:p>21166624</text:p>
          </table:table-cell>
          <table:table-cell office:value-type="float" office:value="285206">
            <text:p>285206</text:p>
          </table:table-cell>
          <table:table-cell office:value-type="float" office:value="352346">
            <text:p>352346</text:p>
          </table:table-cell>
          <table:table-cell/>
        </table:table-row>
        <table:table-row table:style-name="ro1">
          <table:table-cell office:value-type="float" office:value="7422054872">
            <text:p>7422054872</text:p>
          </table:table-cell>
          <table:table-cell office:value-type="float" office:value="233512">
            <text:p>233512</text:p>
          </table:table-cell>
          <table:table-cell office:value-type="float" office:value="166808">
            <text:p>166808</text:p>
          </table:table-cell>
          <table:table-cell office:value-type="float" office:value="154428">
            <text:p>154428</text:p>
          </table:table-cell>
          <table:table-cell office:value-type="float" office:value="3065825">
            <text:p>3065825</text:p>
          </table:table-cell>
          <table:table-cell office:value-type="float" office:value="279360">
            <text:p>279360</text:p>
          </table:table-cell>
          <table:table-cell office:value-type="float" office:value="408340">
            <text:p>408340</text:p>
          </table:table-cell>
          <table:table-cell office:value-type="float" office:value="3545583278">
            <text:p>3545583278</text:p>
          </table:table-cell>
          <table:table-cell office:value-type="float" office:value="206606">
            <text:p>206606</text:p>
          </table:table-cell>
          <table:table-cell office:value-type="float" office:value="178386">
            <text:p>178386</text:p>
          </table:table-cell>
          <table:table-cell office:value-type="float" office:value="276528">
            <text:p>276528</text:p>
          </table:table-cell>
          <table:table-cell office:value-type="float" office:value="3147084">
            <text:p>3147084</text:p>
          </table:table-cell>
          <table:table-cell office:value-type="float" office:value="334882">
            <text:p>334882</text:p>
          </table:table-cell>
          <table:table-cell office:value-type="float" office:value="249746">
            <text:p>249746</text:p>
          </table:table-cell>
          <table:table-cell office:value-type="float" office:value="3286432035">
            <text:p>3286432035</text:p>
          </table:table-cell>
          <table:table-cell office:value-type="float" office:value="201914">
            <text:p>201914</text:p>
          </table:table-cell>
          <table:table-cell office:value-type="float" office:value="250750">
            <text:p>250750</text:p>
          </table:table-cell>
          <table:table-cell office:value-type="float" office:value="209229">
            <text:p>209229</text:p>
          </table:table-cell>
          <table:table-cell office:value-type="float" office:value="5883707">
            <text:p>5883707</text:p>
          </table:table-cell>
          <table:table-cell office:value-type="float" office:value="322671">
            <text:p>322671</text:p>
          </table:table-cell>
          <table:table-cell office:value-type="float" office:value="276250">
            <text:p>276250</text:p>
          </table:table-cell>
          <table:table-cell/>
        </table:table-row>
        <table:table-row table:style-name="ro1">
          <table:table-cell office:value-type="float" office:value="10955113890">
            <text:p>10955113890</text:p>
          </table:table-cell>
          <table:table-cell office:value-type="float" office:value="314204">
            <text:p>314204</text:p>
          </table:table-cell>
          <table:table-cell office:value-type="float" office:value="233691">
            <text:p>233691</text:p>
          </table:table-cell>
          <table:table-cell office:value-type="float" office:value="213548">
            <text:p>213548</text:p>
          </table:table-cell>
          <table:table-cell office:value-type="float" office:value="31386243">
            <text:p>31386243</text:p>
          </table:table-cell>
          <table:table-cell office:value-type="float" office:value="338486">
            <text:p>338486</text:p>
          </table:table-cell>
          <table:table-cell office:value-type="float" office:value="401504">
            <text:p>401504</text:p>
          </table:table-cell>
          <table:table-cell office:value-type="float" office:value="1524397833">
            <text:p>1524397833</text:p>
          </table:table-cell>
          <table:table-cell office:value-type="float" office:value="297914">
            <text:p>297914</text:p>
          </table:table-cell>
          <table:table-cell office:value-type="float" office:value="199236">
            <text:p>199236</text:p>
          </table:table-cell>
          <table:table-cell office:value-type="float" office:value="259464">
            <text:p>259464</text:p>
          </table:table-cell>
          <table:table-cell office:value-type="float" office:value="44574376">
            <text:p>44574376</text:p>
          </table:table-cell>
          <table:table-cell office:value-type="float" office:value="312887">
            <text:p>312887</text:p>
          </table:table-cell>
          <table:table-cell office:value-type="float" office:value="303468">
            <text:p>303468</text:p>
          </table:table-cell>
          <table:table-cell office:value-type="float" office:value="1594086051">
            <text:p>1594086051</text:p>
          </table:table-cell>
          <table:table-cell office:value-type="float" office:value="334771">
            <text:p>334771</text:p>
          </table:table-cell>
          <table:table-cell office:value-type="float" office:value="239513">
            <text:p>239513</text:p>
          </table:table-cell>
          <table:table-cell office:value-type="float" office:value="233047">
            <text:p>233047</text:p>
          </table:table-cell>
          <table:table-cell office:value-type="float" office:value="3637030">
            <text:p>3637030</text:p>
          </table:table-cell>
          <table:table-cell office:value-type="float" office:value="386651">
            <text:p>386651</text:p>
          </table:table-cell>
          <table:table-cell office:value-type="float" office:value="271910">
            <text:p>271910</text:p>
          </table:table-cell>
          <table:table-cell/>
        </table:table-row>
        <table:table-row table:style-name="ro1">
          <table:table-cell office:value-type="float" office:value="575595054">
            <text:p>575595054</text:p>
          </table:table-cell>
          <table:table-cell office:value-type="float" office:value="234479">
            <text:p>234479</text:p>
          </table:table-cell>
          <table:table-cell office:value-type="float" office:value="152362">
            <text:p>152362</text:p>
          </table:table-cell>
          <table:table-cell office:value-type="float" office:value="286717">
            <text:p>286717</text:p>
          </table:table-cell>
          <table:table-cell office:value-type="float" office:value="27958896">
            <text:p>27958896</text:p>
          </table:table-cell>
          <table:table-cell office:value-type="float" office:value="312448">
            <text:p>312448</text:p>
          </table:table-cell>
          <table:table-cell office:value-type="float" office:value="327250">
            <text:p>327250</text:p>
          </table:table-cell>
          <table:table-cell office:value-type="float" office:value="5614726546">
            <text:p>5614726546</text:p>
          </table:table-cell>
          <table:table-cell office:value-type="float" office:value="377090">
            <text:p>377090</text:p>
          </table:table-cell>
          <table:table-cell office:value-type="float" office:value="271877">
            <text:p>271877</text:p>
          </table:table-cell>
          <table:table-cell office:value-type="float" office:value="272680">
            <text:p>272680</text:p>
          </table:table-cell>
          <table:table-cell office:value-type="float" office:value="22565289">
            <text:p>22565289</text:p>
          </table:table-cell>
          <table:table-cell office:value-type="float" office:value="432518">
            <text:p>432518</text:p>
          </table:table-cell>
          <table:table-cell office:value-type="float" office:value="370372">
            <text:p>370372</text:p>
          </table:table-cell>
          <table:table-cell office:value-type="float" office:value="2843673188">
            <text:p>2843673188</text:p>
          </table:table-cell>
          <table:table-cell office:value-type="float" office:value="359391">
            <text:p>359391</text:p>
          </table:table-cell>
          <table:table-cell office:value-type="float" office:value="299128">
            <text:p>299128</text:p>
          </table:table-cell>
          <table:table-cell office:value-type="float" office:value="290156">
            <text:p>290156</text:p>
          </table:table-cell>
          <table:table-cell office:value-type="float" office:value="789506">
            <text:p>789506</text:p>
          </table:table-cell>
          <table:table-cell office:value-type="float" office:value="1323023">
            <text:p>1323023</text:p>
          </table:table-cell>
          <table:table-cell office:value-type="float" office:value="529467">
            <text:p>529467</text:p>
          </table:table-cell>
          <table:table-cell/>
        </table:table-row>
        <table:table-row table:style-name="ro1">
          <table:table-cell office:value-type="float" office:value="1336209860">
            <text:p>1336209860</text:p>
          </table:table-cell>
          <table:table-cell office:value-type="float" office:value="350402">
            <text:p>350402</text:p>
          </table:table-cell>
          <table:table-cell office:value-type="float" office:value="247452">
            <text:p>247452</text:p>
          </table:table-cell>
          <table:table-cell office:value-type="float" office:value="248242">
            <text:p>248242</text:p>
          </table:table-cell>
          <table:table-cell office:value-type="float" office:value="298537">
            <text:p>298537</text:p>
          </table:table-cell>
          <table:table-cell office:value-type="float" office:value="483946">
            <text:p>483946</text:p>
          </table:table-cell>
          <table:table-cell office:value-type="float" office:value="312947">
            <text:p>312947</text:p>
          </table:table-cell>
          <table:table-cell office:value-type="float" office:value="2416270498">
            <text:p>2416270498</text:p>
          </table:table-cell>
          <table:table-cell office:value-type="float" office:value="244392">
            <text:p>244392</text:p>
          </table:table-cell>
          <table:table-cell office:value-type="float" office:value="168772">
            <text:p>168772</text:p>
          </table:table-cell>
          <table:table-cell office:value-type="float" office:value="162452">
            <text:p>162452</text:p>
          </table:table-cell>
          <table:table-cell office:value-type="float" office:value="5636058">
            <text:p>5636058</text:p>
          </table:table-cell>
          <table:table-cell office:value-type="float" office:value="1264860">
            <text:p>1264860</text:p>
          </table:table-cell>
          <table:table-cell office:value-type="float" office:value="320297">
            <text:p>320297</text:p>
          </table:table-cell>
          <table:table-cell office:value-type="float" office:value="1040726355">
            <text:p>1040726355</text:p>
          </table:table-cell>
          <table:table-cell office:value-type="float" office:value="269334">
            <text:p>269334</text:p>
          </table:table-cell>
          <table:table-cell office:value-type="float" office:value="166464">
            <text:p>166464</text:p>
          </table:table-cell>
          <table:table-cell office:value-type="float" office:value="189159">
            <text:p>189159</text:p>
          </table:table-cell>
          <table:table-cell office:value-type="float" office:value="8662891">
            <text:p>8662891</text:p>
          </table:table-cell>
          <table:table-cell office:value-type="float" office:value="393501">
            <text:p>393501</text:p>
          </table:table-cell>
          <table:table-cell office:value-type="float" office:value="239982">
            <text:p>239982</text:p>
          </table:table-cell>
          <table:table-cell/>
        </table:table-row>
        <table:table-row table:style-name="ro1">
          <table:table-cell office:value-type="float" office:value="26038476297">
            <text:p>26038476297</text:p>
          </table:table-cell>
          <table:table-cell office:value-type="float" office:value="193720">
            <text:p>193720</text:p>
          </table:table-cell>
          <table:table-cell office:value-type="float" office:value="160666">
            <text:p>160666</text:p>
          </table:table-cell>
          <table:table-cell office:value-type="float" office:value="640837">
            <text:p>640837</text:p>
          </table:table-cell>
          <table:table-cell office:value-type="float" office:value="6963379">
            <text:p>6963379</text:p>
          </table:table-cell>
          <table:table-cell office:value-type="float" office:value="395645">
            <text:p>395645</text:p>
          </table:table-cell>
          <table:table-cell office:value-type="float" office:value="224790">
            <text:p>224790</text:p>
          </table:table-cell>
          <table:table-cell office:value-type="float" office:value="28652329067">
            <text:p>28652329067</text:p>
          </table:table-cell>
          <table:table-cell office:value-type="float" office:value="367073">
            <text:p>367073</text:p>
          </table:table-cell>
          <table:table-cell office:value-type="float" office:value="339956">
            <text:p>339956</text:p>
          </table:table-cell>
          <table:table-cell office:value-type="float" office:value="240894">
            <text:p>240894</text:p>
          </table:table-cell>
          <table:table-cell office:value-type="float" office:value="22328641">
            <text:p>22328641</text:p>
          </table:table-cell>
          <table:table-cell office:value-type="float" office:value="390462">
            <text:p>390462</text:p>
          </table:table-cell>
          <table:table-cell office:value-type="float" office:value="326077">
            <text:p>326077</text:p>
          </table:table-cell>
          <table:table-cell office:value-type="float" office:value="4028272403">
            <text:p>4028272403</text:p>
          </table:table-cell>
          <table:table-cell office:value-type="float" office:value="202882">
            <text:p>202882</text:p>
          </table:table-cell>
          <table:table-cell office:value-type="float" office:value="172466">
            <text:p>172466</text:p>
          </table:table-cell>
          <table:table-cell office:value-type="float" office:value="162080">
            <text:p>162080</text:p>
          </table:table-cell>
          <table:table-cell office:value-type="float" office:value="293909">
            <text:p>293909</text:p>
          </table:table-cell>
          <table:table-cell office:value-type="float" office:value="392662">
            <text:p>392662</text:p>
          </table:table-cell>
          <table:table-cell office:value-type="float" office:value="230640">
            <text:p>230640</text:p>
          </table:table-cell>
          <table:table-cell/>
        </table:table-row>
        <table:table-row table:style-name="ro1">
          <table:table-cell office:value-type="float" office:value="4245165032">
            <text:p>4245165032</text:p>
          </table:table-cell>
          <table:table-cell office:value-type="float" office:value="226501">
            <text:p>226501</text:p>
          </table:table-cell>
          <table:table-cell office:value-type="float" office:value="252428">
            <text:p>252428</text:p>
          </table:table-cell>
          <table:table-cell office:value-type="float" office:value="192053">
            <text:p>192053</text:p>
          </table:table-cell>
          <table:table-cell office:value-type="float" office:value="253324">
            <text:p>253324</text:p>
          </table:table-cell>
          <table:table-cell office:value-type="float" office:value="302597">
            <text:p>302597</text:p>
          </table:table-cell>
          <table:table-cell office:value-type="float" office:value="309162">
            <text:p>309162</text:p>
          </table:table-cell>
          <table:table-cell office:value-type="float" office:value="8131021836">
            <text:p>8131021836</text:p>
          </table:table-cell>
          <table:table-cell office:value-type="float" office:value="275075">
            <text:p>275075</text:p>
          </table:table-cell>
          <table:table-cell office:value-type="float" office:value="183469">
            <text:p>183469</text:p>
          </table:table-cell>
          <table:table-cell office:value-type="float" office:value="251409">
            <text:p>251409</text:p>
          </table:table-cell>
          <table:table-cell office:value-type="float" office:value="13664976">
            <text:p>13664976</text:p>
          </table:table-cell>
          <table:table-cell office:value-type="float" office:value="350214">
            <text:p>350214</text:p>
          </table:table-cell>
          <table:table-cell office:value-type="float" office:value="240310">
            <text:p>240310</text:p>
          </table:table-cell>
          <table:table-cell office:value-type="float" office:value="6576217398">
            <text:p>6576217398</text:p>
          </table:table-cell>
          <table:table-cell office:value-type="float" office:value="230409">
            <text:p>230409</text:p>
          </table:table-cell>
          <table:table-cell office:value-type="float" office:value="168650">
            <text:p>168650</text:p>
          </table:table-cell>
          <table:table-cell office:value-type="float" office:value="175514">
            <text:p>175514</text:p>
          </table:table-cell>
          <table:table-cell office:value-type="float" office:value="1429422">
            <text:p>1429422</text:p>
          </table:table-cell>
          <table:table-cell office:value-type="float" office:value="285808">
            <text:p>285808</text:p>
          </table:table-cell>
          <table:table-cell office:value-type="float" office:value="341016">
            <text:p>341016</text:p>
          </table:table-cell>
          <table:table-cell/>
        </table:table-row>
        <table:table-row table:style-name="ro1">
          <table:table-cell office:value-type="float" office:value="2019500376">
            <text:p>2019500376</text:p>
          </table:table-cell>
          <table:table-cell office:value-type="float" office:value="192688">
            <text:p>192688</text:p>
          </table:table-cell>
          <table:table-cell office:value-type="float" office:value="155752">
            <text:p>155752</text:p>
          </table:table-cell>
          <table:table-cell office:value-type="float" office:value="158006">
            <text:p>158006</text:p>
          </table:table-cell>
          <table:table-cell office:value-type="float" office:value="8086068">
            <text:p>8086068</text:p>
          </table:table-cell>
          <table:table-cell office:value-type="float" office:value="274568">
            <text:p>274568</text:p>
          </table:table-cell>
          <table:table-cell office:value-type="float" office:value="337048">
            <text:p>337048</text:p>
          </table:table-cell>
          <table:table-cell office:value-type="float" office:value="8035457490">
            <text:p>8035457490</text:p>
          </table:table-cell>
          <table:table-cell office:value-type="float" office:value="330788">
            <text:p>330788</text:p>
          </table:table-cell>
          <table:table-cell office:value-type="float" office:value="199475">
            <text:p>199475</text:p>
          </table:table-cell>
          <table:table-cell office:value-type="float" office:value="196786">
            <text:p>196786</text:p>
          </table:table-cell>
          <table:table-cell office:value-type="float" office:value="57786387">
            <text:p>57786387</text:p>
          </table:table-cell>
          <table:table-cell office:value-type="float" office:value="1249906">
            <text:p>1249906</text:p>
          </table:table-cell>
          <table:table-cell office:value-type="float" office:value="373932">
            <text:p>373932</text:p>
          </table:table-cell>
          <table:table-cell office:value-type="float" office:value="10703655853">
            <text:p>10703655853</text:p>
          </table:table-cell>
          <table:table-cell office:value-type="float" office:value="225750">
            <text:p>225750</text:p>
          </table:table-cell>
          <table:table-cell office:value-type="float" office:value="173156">
            <text:p>173156</text:p>
          </table:table-cell>
          <table:table-cell office:value-type="float" office:value="170178">
            <text:p>170178</text:p>
          </table:table-cell>
          <table:table-cell office:value-type="float" office:value="17996254">
            <text:p>17996254</text:p>
          </table:table-cell>
          <table:table-cell office:value-type="float" office:value="295188">
            <text:p>295188</text:p>
          </table:table-cell>
          <table:table-cell office:value-type="float" office:value="278836">
            <text:p>278836</text:p>
          </table:table-cell>
          <table:table-cell/>
        </table:table-row>
        <table:table-row table:style-name="ro1">
          <table:table-cell office:value-type="float" office:value="1975224047">
            <text:p>1975224047</text:p>
          </table:table-cell>
          <table:table-cell office:value-type="float" office:value="284832">
            <text:p>284832</text:p>
          </table:table-cell>
          <table:table-cell office:value-type="float" office:value="202166">
            <text:p>202166</text:p>
          </table:table-cell>
          <table:table-cell office:value-type="float" office:value="181118">
            <text:p>181118</text:p>
          </table:table-cell>
          <table:table-cell office:value-type="float" office:value="36081291">
            <text:p>36081291</text:p>
          </table:table-cell>
          <table:table-cell office:value-type="float" office:value="515177">
            <text:p>515177</text:p>
          </table:table-cell>
          <table:table-cell office:value-type="float" office:value="265863">
            <text:p>265863</text:p>
          </table:table-cell>
          <table:table-cell office:value-type="float" office:value="5361340203">
            <text:p>5361340203</text:p>
          </table:table-cell>
          <table:table-cell office:value-type="float" office:value="328774">
            <text:p>328774</text:p>
          </table:table-cell>
          <table:table-cell office:value-type="float" office:value="170836">
            <text:p>170836</text:p>
          </table:table-cell>
          <table:table-cell office:value-type="float" office:value="159898">
            <text:p>159898</text:p>
          </table:table-cell>
          <table:table-cell office:value-type="float" office:value="14502605">
            <text:p>14502605</text:p>
          </table:table-cell>
          <table:table-cell office:value-type="float" office:value="513560">
            <text:p>513560</text:p>
          </table:table-cell>
          <table:table-cell office:value-type="float" office:value="284162">
            <text:p>284162</text:p>
          </table:table-cell>
          <table:table-cell office:value-type="float" office:value="6123026338">
            <text:p>6123026338</text:p>
          </table:table-cell>
          <table:table-cell office:value-type="float" office:value="452210">
            <text:p>452210</text:p>
          </table:table-cell>
          <table:table-cell office:value-type="float" office:value="263746">
            <text:p>263746</text:p>
          </table:table-cell>
          <table:table-cell office:value-type="float" office:value="316519">
            <text:p>316519</text:p>
          </table:table-cell>
          <table:table-cell office:value-type="float" office:value="8999166">
            <text:p>8999166</text:p>
          </table:table-cell>
          <table:table-cell office:value-type="float" office:value="354552">
            <text:p>354552</text:p>
          </table:table-cell>
          <table:table-cell office:value-type="float" office:value="326676">
            <text:p>326676</text:p>
          </table:table-cell>
          <table:table-cell/>
        </table:table-row>
        <table:table-row table:style-name="ro1">
          <table:table-cell office:value-type="float" office:value="6681217661">
            <text:p>6681217661</text:p>
          </table:table-cell>
          <table:table-cell office:value-type="float" office:value="196994">
            <text:p>196994</text:p>
          </table:table-cell>
          <table:table-cell office:value-type="float" office:value="154800">
            <text:p>154800</text:p>
          </table:table-cell>
          <table:table-cell office:value-type="float" office:value="172748">
            <text:p>172748</text:p>
          </table:table-cell>
          <table:table-cell office:value-type="float" office:value="32616638">
            <text:p>32616638</text:p>
          </table:table-cell>
          <table:table-cell office:value-type="float" office:value="332341">
            <text:p>332341</text:p>
          </table:table-cell>
          <table:table-cell office:value-type="float" office:value="343472">
            <text:p>343472</text:p>
          </table:table-cell>
          <table:table-cell office:value-type="float" office:value="7998397533">
            <text:p>7998397533</text:p>
          </table:table-cell>
          <table:table-cell office:value-type="float" office:value="275640">
            <text:p>275640</text:p>
          </table:table-cell>
          <table:table-cell office:value-type="float" office:value="214753">
            <text:p>214753</text:p>
          </table:table-cell>
          <table:table-cell office:value-type="float" office:value="172910">
            <text:p>172910</text:p>
          </table:table-cell>
          <table:table-cell office:value-type="float" office:value="8490953">
            <text:p>8490953</text:p>
          </table:table-cell>
          <table:table-cell office:value-type="float" office:value="377440">
            <text:p>377440</text:p>
          </table:table-cell>
          <table:table-cell office:value-type="float" office:value="252152">
            <text:p>252152</text:p>
          </table:table-cell>
          <table:table-cell office:value-type="float" office:value="25730839244">
            <text:p>25730839244</text:p>
          </table:table-cell>
          <table:table-cell office:value-type="float" office:value="208396">
            <text:p>208396</text:p>
          </table:table-cell>
          <table:table-cell office:value-type="float" office:value="210509">
            <text:p>210509</text:p>
          </table:table-cell>
          <table:table-cell office:value-type="float" office:value="170014">
            <text:p>170014</text:p>
          </table:table-cell>
          <table:table-cell office:value-type="float" office:value="7963945">
            <text:p>7963945</text:p>
          </table:table-cell>
          <table:table-cell office:value-type="float" office:value="292940">
            <text:p>292940</text:p>
          </table:table-cell>
          <table:table-cell office:value-type="float" office:value="261454">
            <text:p>261454</text:p>
          </table:table-cell>
          <table:table-cell/>
        </table:table-row>
        <table:table-row table:style-name="ro1">
          <table:table-cell office:value-type="float" office:value="1500925997">
            <text:p>1500925997</text:p>
          </table:table-cell>
          <table:table-cell office:value-type="float" office:value="196798">
            <text:p>196798</text:p>
          </table:table-cell>
          <table:table-cell office:value-type="float" office:value="179097">
            <text:p>179097</text:p>
          </table:table-cell>
          <table:table-cell office:value-type="float" office:value="156820">
            <text:p>156820</text:p>
          </table:table-cell>
          <table:table-cell office:value-type="float" office:value="9020852">
            <text:p>9020852</text:p>
          </table:table-cell>
          <table:table-cell office:value-type="float" office:value="336292">
            <text:p>336292</text:p>
          </table:table-cell>
          <table:table-cell office:value-type="float" office:value="271125">
            <text:p>271125</text:p>
          </table:table-cell>
          <table:table-cell office:value-type="float" office:value="5189262514">
            <text:p>5189262514</text:p>
          </table:table-cell>
          <table:table-cell office:value-type="float" office:value="429304">
            <text:p>429304</text:p>
          </table:table-cell>
          <table:table-cell office:value-type="float" office:value="3540312">
            <text:p>3540312</text:p>
          </table:table-cell>
          <table:table-cell office:value-type="float" office:value="324145">
            <text:p>324145</text:p>
          </table:table-cell>
          <table:table-cell office:value-type="float" office:value="21120656">
            <text:p>21120656</text:p>
          </table:table-cell>
          <table:table-cell office:value-type="float" office:value="385458">
            <text:p>385458</text:p>
          </table:table-cell>
          <table:table-cell office:value-type="float" office:value="329033">
            <text:p>329033</text:p>
          </table:table-cell>
          <table:table-cell office:value-type="float" office:value="4611563268">
            <text:p>4611563268</text:p>
          </table:table-cell>
          <table:table-cell office:value-type="float" office:value="244893">
            <text:p>244893</text:p>
          </table:table-cell>
          <table:table-cell office:value-type="float" office:value="164256">
            <text:p>164256</text:p>
          </table:table-cell>
          <table:table-cell office:value-type="float" office:value="193426">
            <text:p>193426</text:p>
          </table:table-cell>
          <table:table-cell office:value-type="float" office:value="35876141">
            <text:p>35876141</text:p>
          </table:table-cell>
          <table:table-cell office:value-type="float" office:value="272388">
            <text:p>272388</text:p>
          </table:table-cell>
          <table:table-cell office:value-type="float" office:value="260754">
            <text:p>260754</text:p>
          </table:table-cell>
          <table:table-cell/>
        </table:table-row>
        <table:table-row table:style-name="ro1">
          <table:table-cell office:value-type="float" office:value="6069946007">
            <text:p>6069946007</text:p>
          </table:table-cell>
          <table:table-cell office:value-type="float" office:value="231183">
            <text:p>231183</text:p>
          </table:table-cell>
          <table:table-cell office:value-type="float" office:value="460176">
            <text:p>460176</text:p>
          </table:table-cell>
          <table:table-cell office:value-type="float" office:value="189873">
            <text:p>189873</text:p>
          </table:table-cell>
          <table:table-cell office:value-type="float" office:value="6837241">
            <text:p>6837241</text:p>
          </table:table-cell>
          <table:table-cell office:value-type="float" office:value="281080">
            <text:p>281080</text:p>
          </table:table-cell>
          <table:table-cell office:value-type="float" office:value="408050">
            <text:p>408050</text:p>
          </table:table-cell>
          <table:table-cell office:value-type="float" office:value="2306489330">
            <text:p>2306489330</text:p>
          </table:table-cell>
          <table:table-cell office:value-type="float" office:value="206868">
            <text:p>206868</text:p>
          </table:table-cell>
          <table:table-cell office:value-type="float" office:value="172948">
            <text:p>172948</text:p>
          </table:table-cell>
          <table:table-cell office:value-type="float" office:value="167196">
            <text:p>167196</text:p>
          </table:table-cell>
          <table:table-cell office:value-type="float" office:value="5794755">
            <text:p>5794755</text:p>
          </table:table-cell>
          <table:table-cell office:value-type="float" office:value="450528">
            <text:p>450528</text:p>
          </table:table-cell>
          <table:table-cell office:value-type="float" office:value="242278">
            <text:p>242278</text:p>
          </table:table-cell>
          <table:table-cell office:value-type="float" office:value="3213447169">
            <text:p>3213447169</text:p>
          </table:table-cell>
          <table:table-cell office:value-type="float" office:value="243518">
            <text:p>243518</text:p>
          </table:table-cell>
          <table:table-cell office:value-type="float" office:value="165134">
            <text:p>165134</text:p>
          </table:table-cell>
          <table:table-cell office:value-type="float" office:value="165570">
            <text:p>165570</text:p>
          </table:table-cell>
          <table:table-cell office:value-type="float" office:value="20526450">
            <text:p>20526450</text:p>
          </table:table-cell>
          <table:table-cell office:value-type="float" office:value="269308">
            <text:p>269308</text:p>
          </table:table-cell>
          <table:table-cell office:value-type="float" office:value="307581">
            <text:p>307581</text:p>
          </table:table-cell>
          <table:table-cell/>
        </table:table-row>
        <table:table-row table:style-name="ro1">
          <table:table-cell office:value-type="float" office:value="13915496253">
            <text:p>13915496253</text:p>
          </table:table-cell>
          <table:table-cell office:value-type="float" office:value="209512">
            <text:p>209512</text:p>
          </table:table-cell>
          <table:table-cell office:value-type="float" office:value="179297">
            <text:p>179297</text:p>
          </table:table-cell>
          <table:table-cell office:value-type="float" office:value="156484">
            <text:p>156484</text:p>
          </table:table-cell>
          <table:table-cell office:value-type="float" office:value="8834374">
            <text:p>8834374</text:p>
          </table:table-cell>
          <table:table-cell office:value-type="float" office:value="285230">
            <text:p>285230</text:p>
          </table:table-cell>
          <table:table-cell office:value-type="float" office:value="231410">
            <text:p>231410</text:p>
          </table:table-cell>
          <table:table-cell office:value-type="float" office:value="24475069142">
            <text:p>24475069142</text:p>
          </table:table-cell>
          <table:table-cell office:value-type="float" office:value="208114">
            <text:p>208114</text:p>
          </table:table-cell>
          <table:table-cell office:value-type="float" office:value="173228">
            <text:p>173228</text:p>
          </table:table-cell>
          <table:table-cell office:value-type="float" office:value="161160">
            <text:p>161160</text:p>
          </table:table-cell>
          <table:table-cell office:value-type="float" office:value="1747278">
            <text:p>1747278</text:p>
          </table:table-cell>
          <table:table-cell office:value-type="float" office:value="332042">
            <text:p>332042</text:p>
          </table:table-cell>
          <table:table-cell office:value-type="float" office:value="388663">
            <text:p>388663</text:p>
          </table:table-cell>
          <table:table-cell office:value-type="float" office:value="2120922623">
            <text:p>2120922623</text:p>
          </table:table-cell>
          <table:table-cell office:value-type="float" office:value="998261">
            <text:p>998261</text:p>
          </table:table-cell>
          <table:table-cell office:value-type="float" office:value="203868">
            <text:p>203868</text:p>
          </table:table-cell>
          <table:table-cell office:value-type="float" office:value="346091">
            <text:p>346091</text:p>
          </table:table-cell>
          <table:table-cell office:value-type="float" office:value="797285">
            <text:p>797285</text:p>
          </table:table-cell>
          <table:table-cell office:value-type="float" office:value="353124">
            <text:p>353124</text:p>
          </table:table-cell>
          <table:table-cell office:value-type="float" office:value="301083">
            <text:p>301083</text:p>
          </table:table-cell>
          <table:table-cell/>
        </table:table-row>
        <table:table-row table:style-name="ro1">
          <table:table-cell office:value-type="float" office:value="4152645277">
            <text:p>4152645277</text:p>
          </table:table-cell>
          <table:table-cell office:value-type="float" office:value="374839">
            <text:p>374839</text:p>
          </table:table-cell>
          <table:table-cell office:value-type="float" office:value="280836">
            <text:p>280836</text:p>
          </table:table-cell>
          <table:table-cell office:value-type="float" office:value="258525">
            <text:p>258525</text:p>
          </table:table-cell>
          <table:table-cell office:value-type="float" office:value="41272070">
            <text:p>41272070</text:p>
          </table:table-cell>
          <table:table-cell office:value-type="float" office:value="489292">
            <text:p>489292</text:p>
          </table:table-cell>
          <table:table-cell office:value-type="float" office:value="405824">
            <text:p>405824</text:p>
          </table:table-cell>
          <table:table-cell office:value-type="float" office:value="5994495484">
            <text:p>5994495484</text:p>
          </table:table-cell>
          <table:table-cell office:value-type="float" office:value="325841">
            <text:p>325841</text:p>
          </table:table-cell>
          <table:table-cell office:value-type="float" office:value="200411">
            <text:p>200411</text:p>
          </table:table-cell>
          <table:table-cell office:value-type="float" office:value="187032">
            <text:p>187032</text:p>
          </table:table-cell>
          <table:table-cell office:value-type="float" office:value="4128916">
            <text:p>4128916</text:p>
          </table:table-cell>
          <table:table-cell office:value-type="float" office:value="396128">
            <text:p>396128</text:p>
          </table:table-cell>
          <table:table-cell office:value-type="float" office:value="340895">
            <text:p>340895</text:p>
          </table:table-cell>
          <table:table-cell office:value-type="float" office:value="6834851689">
            <text:p>6834851689</text:p>
          </table:table-cell>
          <table:table-cell office:value-type="float" office:value="326181">
            <text:p>326181</text:p>
          </table:table-cell>
          <table:table-cell office:value-type="float" office:value="829204">
            <text:p>829204</text:p>
          </table:table-cell>
          <table:table-cell office:value-type="float" office:value="273772">
            <text:p>273772</text:p>
          </table:table-cell>
          <table:table-cell office:value-type="float" office:value="13322782">
            <text:p>13322782</text:p>
          </table:table-cell>
          <table:table-cell office:value-type="float" office:value="472878">
            <text:p>472878</text:p>
          </table:table-cell>
          <table:table-cell office:value-type="float" office:value="307400">
            <text:p>307400</text:p>
          </table:table-cell>
          <table:table-cell/>
        </table:table-row>
        <table:table-row table:style-name="ro1">
          <table:table-cell office:value-type="float" office:value="2812974704">
            <text:p>2812974704</text:p>
          </table:table-cell>
          <table:table-cell office:value-type="float" office:value="301318">
            <text:p>301318</text:p>
          </table:table-cell>
          <table:table-cell office:value-type="float" office:value="187300">
            <text:p>187300</text:p>
          </table:table-cell>
          <table:table-cell office:value-type="float" office:value="178619">
            <text:p>178619</text:p>
          </table:table-cell>
          <table:table-cell office:value-type="float" office:value="6703213">
            <text:p>6703213</text:p>
          </table:table-cell>
          <table:table-cell office:value-type="float" office:value="278668">
            <text:p>278668</text:p>
          </table:table-cell>
          <table:table-cell office:value-type="float" office:value="221280">
            <text:p>221280</text:p>
          </table:table-cell>
          <table:table-cell office:value-type="float" office:value="2726448113">
            <text:p>2726448113</text:p>
          </table:table-cell>
          <table:table-cell office:value-type="float" office:value="202626">
            <text:p>202626</text:p>
          </table:table-cell>
          <table:table-cell office:value-type="float" office:value="399053">
            <text:p>399053</text:p>
          </table:table-cell>
          <table:table-cell office:value-type="float" office:value="257213">
            <text:p>257213</text:p>
          </table:table-cell>
          <table:table-cell office:value-type="float" office:value="4421654">
            <text:p>4421654</text:p>
          </table:table-cell>
          <table:table-cell office:value-type="float" office:value="372156">
            <text:p>372156</text:p>
          </table:table-cell>
          <table:table-cell office:value-type="float" office:value="235826">
            <text:p>235826</text:p>
          </table:table-cell>
          <table:table-cell office:value-type="float" office:value="3405465052">
            <text:p>3405465052</text:p>
          </table:table-cell>
          <table:table-cell office:value-type="float" office:value="220916">
            <text:p>220916</text:p>
          </table:table-cell>
          <table:table-cell office:value-type="float" office:value="276021">
            <text:p>276021</text:p>
          </table:table-cell>
          <table:table-cell office:value-type="float" office:value="260125">
            <text:p>260125</text:p>
          </table:table-cell>
          <table:table-cell office:value-type="float" office:value="33207966">
            <text:p>33207966</text:p>
          </table:table-cell>
          <table:table-cell office:value-type="float" office:value="326185">
            <text:p>326185</text:p>
          </table:table-cell>
          <table:table-cell office:value-type="float" office:value="274429">
            <text:p>274429</text:p>
          </table:table-cell>
          <table:table-cell/>
        </table:table-row>
        <table:table-row table:style-name="ro1">
          <table:table-cell office:value-type="float" office:value="3395139889">
            <text:p>3395139889</text:p>
          </table:table-cell>
          <table:table-cell office:value-type="float" office:value="196320">
            <text:p>196320</text:p>
          </table:table-cell>
          <table:table-cell office:value-type="float" office:value="154994">
            <text:p>154994</text:p>
          </table:table-cell>
          <table:table-cell office:value-type="float" office:value="203847">
            <text:p>203847</text:p>
          </table:table-cell>
          <table:table-cell office:value-type="float" office:value="4120534">
            <text:p>4120534</text:p>
          </table:table-cell>
          <table:table-cell office:value-type="float" office:value="318051">
            <text:p>318051</text:p>
          </table:table-cell>
          <table:table-cell office:value-type="float" office:value="234326">
            <text:p>234326</text:p>
          </table:table-cell>
          <table:table-cell office:value-type="float" office:value="16445281215">
            <text:p>16445281215</text:p>
          </table:table-cell>
          <table:table-cell office:value-type="float" office:value="222564">
            <text:p>222564</text:p>
          </table:table-cell>
          <table:table-cell office:value-type="float" office:value="237962">
            <text:p>237962</text:p>
          </table:table-cell>
          <table:table-cell office:value-type="float" office:value="193050">
            <text:p>193050</text:p>
          </table:table-cell>
          <table:table-cell office:value-type="float" office:value="693651">
            <text:p>693651</text:p>
          </table:table-cell>
          <table:table-cell office:value-type="float" office:value="338698">
            <text:p>338698</text:p>
          </table:table-cell>
          <table:table-cell office:value-type="float" office:value="232860">
            <text:p>232860</text:p>
          </table:table-cell>
          <table:table-cell office:value-type="float" office:value="3958563524">
            <text:p>3958563524</text:p>
          </table:table-cell>
          <table:table-cell office:value-type="float" office:value="201612">
            <text:p>201612</text:p>
          </table:table-cell>
          <table:table-cell office:value-type="float" office:value="192324">
            <text:p>192324</text:p>
          </table:table-cell>
          <table:table-cell office:value-type="float" office:value="163246">
            <text:p>163246</text:p>
          </table:table-cell>
          <table:table-cell office:value-type="float" office:value="410715">
            <text:p>410715</text:p>
          </table:table-cell>
          <table:table-cell office:value-type="float" office:value="296118">
            <text:p>296118</text:p>
          </table:table-cell>
          <table:table-cell office:value-type="float" office:value="229118">
            <text:p>229118</text:p>
          </table:table-cell>
          <table:table-cell/>
        </table:table-row>
        <table:table-row table:style-name="ro1">
          <table:table-cell office:value-type="float" office:value="2199469169">
            <text:p>2199469169</text:p>
          </table:table-cell>
          <table:table-cell office:value-type="float" office:value="192844">
            <text:p>192844</text:p>
          </table:table-cell>
          <table:table-cell office:value-type="float" office:value="227596">
            <text:p>227596</text:p>
          </table:table-cell>
          <table:table-cell office:value-type="float" office:value="181522">
            <text:p>181522</text:p>
          </table:table-cell>
          <table:table-cell office:value-type="float" office:value="4557698">
            <text:p>4557698</text:p>
          </table:table-cell>
          <table:table-cell office:value-type="float" office:value="315656">
            <text:p>315656</text:p>
          </table:table-cell>
          <table:table-cell office:value-type="float" office:value="239108">
            <text:p>239108</text:p>
          </table:table-cell>
          <table:table-cell office:value-type="float" office:value="942930714">
            <text:p>942930714</text:p>
          </table:table-cell>
          <table:table-cell office:value-type="float" office:value="241232">
            <text:p>241232</text:p>
          </table:table-cell>
          <table:table-cell office:value-type="float" office:value="181466">
            <text:p>181466</text:p>
          </table:table-cell>
          <table:table-cell office:value-type="float" office:value="245831">
            <text:p>245831</text:p>
          </table:table-cell>
          <table:table-cell office:value-type="float" office:value="19812034">
            <text:p>19812034</text:p>
          </table:table-cell>
          <table:table-cell office:value-type="float" office:value="294800">
            <text:p>294800</text:p>
          </table:table-cell>
          <table:table-cell office:value-type="float" office:value="229786">
            <text:p>229786</text:p>
          </table:table-cell>
          <table:table-cell office:value-type="float" office:value="5722318241">
            <text:p>5722318241</text:p>
          </table:table-cell>
          <table:table-cell office:value-type="float" office:value="201892">
            <text:p>201892</text:p>
          </table:table-cell>
          <table:table-cell office:value-type="float" office:value="222318">
            <text:p>222318</text:p>
          </table:table-cell>
          <table:table-cell office:value-type="float" office:value="189015">
            <text:p>189015</text:p>
          </table:table-cell>
          <table:table-cell office:value-type="float" office:value="36873211">
            <text:p>36873211</text:p>
          </table:table-cell>
          <table:table-cell office:value-type="float" office:value="390866">
            <text:p>390866</text:p>
          </table:table-cell>
          <table:table-cell office:value-type="float" office:value="308639">
            <text:p>308639</text:p>
          </table:table-cell>
          <table:table-cell/>
        </table:table-row>
        <table:table-row table:style-name="ro1">
          <table:table-cell office:value-type="float" office:value="23120279371">
            <text:p>23120279371</text:p>
          </table:table-cell>
          <table:table-cell office:value-type="float" office:value="195936">
            <text:p>195936</text:p>
          </table:table-cell>
          <table:table-cell office:value-type="float" office:value="288898">
            <text:p>288898</text:p>
          </table:table-cell>
          <table:table-cell office:value-type="float" office:value="155418">
            <text:p>155418</text:p>
          </table:table-cell>
          <table:table-cell office:value-type="float" office:value="14871391">
            <text:p>14871391</text:p>
          </table:table-cell>
          <table:table-cell office:value-type="float" office:value="302676">
            <text:p>302676</text:p>
          </table:table-cell>
          <table:table-cell office:value-type="float" office:value="227612">
            <text:p>227612</text:p>
          </table:table-cell>
          <table:table-cell office:value-type="float" office:value="2085424614">
            <text:p>2085424614</text:p>
          </table:table-cell>
          <table:table-cell office:value-type="float" office:value="202566">
            <text:p>202566</text:p>
          </table:table-cell>
          <table:table-cell office:value-type="float" office:value="165906">
            <text:p>165906</text:p>
          </table:table-cell>
          <table:table-cell office:value-type="float" office:value="237235">
            <text:p>237235</text:p>
          </table:table-cell>
          <table:table-cell office:value-type="float" office:value="6797840">
            <text:p>6797840</text:p>
          </table:table-cell>
          <table:table-cell office:value-type="float" office:value="327452">
            <text:p>327452</text:p>
          </table:table-cell>
          <table:table-cell office:value-type="float" office:value="298741">
            <text:p>298741</text:p>
          </table:table-cell>
          <table:table-cell office:value-type="float" office:value="4547394741">
            <text:p>4547394741</text:p>
          </table:table-cell>
          <table:table-cell office:value-type="float" office:value="200640">
            <text:p>200640</text:p>
          </table:table-cell>
          <table:table-cell office:value-type="float" office:value="200664">
            <text:p>200664</text:p>
          </table:table-cell>
          <table:table-cell office:value-type="float" office:value="163564">
            <text:p>163564</text:p>
          </table:table-cell>
          <table:table-cell office:value-type="float" office:value="8253772">
            <text:p>8253772</text:p>
          </table:table-cell>
          <table:table-cell office:value-type="float" office:value="343371">
            <text:p>343371</text:p>
          </table:table-cell>
          <table:table-cell office:value-type="float" office:value="232764">
            <text:p>232764</text:p>
          </table:table-cell>
          <table:table-cell/>
        </table:table-row>
        <table:table-row table:style-name="ro1">
          <table:table-cell office:value-type="float" office:value="3792063865">
            <text:p>3792063865</text:p>
          </table:table-cell>
          <table:table-cell office:value-type="float" office:value="191956">
            <text:p>191956</text:p>
          </table:table-cell>
          <table:table-cell office:value-type="float" office:value="198675">
            <text:p>198675</text:p>
          </table:table-cell>
          <table:table-cell office:value-type="float" office:value="242442">
            <text:p>242442</text:p>
          </table:table-cell>
          <table:table-cell office:value-type="float" office:value="1742236">
            <text:p>1742236</text:p>
          </table:table-cell>
          <table:table-cell office:value-type="float" office:value="264050">
            <text:p>264050</text:p>
          </table:table-cell>
          <table:table-cell office:value-type="float" office:value="229404">
            <text:p>229404</text:p>
          </table:table-cell>
          <table:table-cell office:value-type="float" office:value="8246826509">
            <text:p>8246826509</text:p>
          </table:table-cell>
          <table:table-cell office:value-type="float" office:value="202320">
            <text:p>202320</text:p>
          </table:table-cell>
          <table:table-cell office:value-type="float" office:value="176506">
            <text:p>176506</text:p>
          </table:table-cell>
          <table:table-cell office:value-type="float" office:value="198429">
            <text:p>198429</text:p>
          </table:table-cell>
          <table:table-cell office:value-type="float" office:value="1555560">
            <text:p>1555560</text:p>
          </table:table-cell>
          <table:table-cell office:value-type="float" office:value="1101244">
            <text:p>1101244</text:p>
          </table:table-cell>
          <table:table-cell office:value-type="float" office:value="255710">
            <text:p>255710</text:p>
          </table:table-cell>
          <table:table-cell office:value-type="float" office:value="15761870847">
            <text:p>15761870847</text:p>
          </table:table-cell>
          <table:table-cell office:value-type="float" office:value="255253">
            <text:p>255253</text:p>
          </table:table-cell>
          <table:table-cell office:value-type="float" office:value="165072">
            <text:p>165072</text:p>
          </table:table-cell>
          <table:table-cell office:value-type="float" office:value="202077">
            <text:p>202077</text:p>
          </table:table-cell>
          <table:table-cell office:value-type="float" office:value="5740590">
            <text:p>5740590</text:p>
          </table:table-cell>
          <table:table-cell office:value-type="float" office:value="568536">
            <text:p>568536</text:p>
          </table:table-cell>
          <table:table-cell office:value-type="float" office:value="268195">
            <text:p>268195</text:p>
          </table:table-cell>
          <table:table-cell/>
        </table:table-row>
        <table:table-row table:style-name="ro1">
          <table:table-cell office:value-type="float" office:value="3291845880">
            <text:p>3291845880</text:p>
          </table:table-cell>
          <table:table-cell office:value-type="float" office:value="192510">
            <text:p>192510</text:p>
          </table:table-cell>
          <table:table-cell office:value-type="float" office:value="204324">
            <text:p>204324</text:p>
          </table:table-cell>
          <table:table-cell office:value-type="float" office:value="155022">
            <text:p>155022</text:p>
          </table:table-cell>
          <table:table-cell office:value-type="float" office:value="17981672">
            <text:p>17981672</text:p>
          </table:table-cell>
          <table:table-cell office:value-type="float" office:value="444156">
            <text:p>444156</text:p>
          </table:table-cell>
          <table:table-cell office:value-type="float" office:value="294695">
            <text:p>294695</text:p>
          </table:table-cell>
          <table:table-cell office:value-type="float" office:value="2179610318">
            <text:p>2179610318</text:p>
          </table:table-cell>
          <table:table-cell office:value-type="float" office:value="209860">
            <text:p>209860</text:p>
          </table:table-cell>
          <table:table-cell office:value-type="float" office:value="168080">
            <text:p>168080</text:p>
          </table:table-cell>
          <table:table-cell office:value-type="float" office:value="171632">
            <text:p>171632</text:p>
          </table:table-cell>
          <table:table-cell office:value-type="float" office:value="21306595">
            <text:p>21306595</text:p>
          </table:table-cell>
          <table:table-cell office:value-type="float" office:value="309039">
            <text:p>309039</text:p>
          </table:table-cell>
          <table:table-cell office:value-type="float" office:value="240834">
            <text:p>240834</text:p>
          </table:table-cell>
          <table:table-cell office:value-type="float" office:value="3697731921">
            <text:p>3697731921</text:p>
          </table:table-cell>
          <table:table-cell office:value-type="float" office:value="203518">
            <text:p>203518</text:p>
          </table:table-cell>
          <table:table-cell office:value-type="float" office:value="163912">
            <text:p>163912</text:p>
          </table:table-cell>
          <table:table-cell office:value-type="float" office:value="194711">
            <text:p>194711</text:p>
          </table:table-cell>
          <table:table-cell office:value-type="float" office:value="6045912">
            <text:p>6045912</text:p>
          </table:table-cell>
          <table:table-cell office:value-type="float" office:value="346279">
            <text:p>346279</text:p>
          </table:table-cell>
          <table:table-cell office:value-type="float" office:value="234616">
            <text:p>234616</text:p>
          </table:table-cell>
          <table:table-cell/>
        </table:table-row>
        <table:table-row table:style-name="ro1">
          <table:table-cell office:value-type="float" office:value="2594737305">
            <text:p>2594737305</text:p>
          </table:table-cell>
          <table:table-cell office:value-type="float" office:value="228540">
            <text:p>228540</text:p>
          </table:table-cell>
          <table:table-cell office:value-type="float" office:value="158742">
            <text:p>158742</text:p>
          </table:table-cell>
          <table:table-cell office:value-type="float" office:value="155336">
            <text:p>155336</text:p>
          </table:table-cell>
          <table:table-cell office:value-type="float" office:value="237578">
            <text:p>237578</text:p>
          </table:table-cell>
          <table:table-cell office:value-type="float" office:value="312784">
            <text:p>312784</text:p>
          </table:table-cell>
          <table:table-cell office:value-type="float" office:value="221734">
            <text:p>221734</text:p>
          </table:table-cell>
          <table:table-cell office:value-type="float" office:value="4590848497">
            <text:p>4590848497</text:p>
          </table:table-cell>
          <table:table-cell office:value-type="float" office:value="206486">
            <text:p>206486</text:p>
          </table:table-cell>
          <table:table-cell office:value-type="float" office:value="167204">
            <text:p>167204</text:p>
          </table:table-cell>
          <table:table-cell office:value-type="float" office:value="158594">
            <text:p>158594</text:p>
          </table:table-cell>
          <table:table-cell office:value-type="float" office:value="18318363">
            <text:p>18318363</text:p>
          </table:table-cell>
          <table:table-cell office:value-type="float" office:value="271578">
            <text:p>271578</text:p>
          </table:table-cell>
          <table:table-cell office:value-type="float" office:value="222950">
            <text:p>222950</text:p>
          </table:table-cell>
          <table:table-cell office:value-type="float" office:value="2601411596">
            <text:p>2601411596</text:p>
          </table:table-cell>
          <table:table-cell office:value-type="float" office:value="206464">
            <text:p>206464</text:p>
          </table:table-cell>
          <table:table-cell office:value-type="float" office:value="277460">
            <text:p>277460</text:p>
          </table:table-cell>
          <table:table-cell office:value-type="float" office:value="200477">
            <text:p>200477</text:p>
          </table:table-cell>
          <table:table-cell office:value-type="float" office:value="1396682">
            <text:p>1396682</text:p>
          </table:table-cell>
          <table:table-cell office:value-type="float" office:value="333015">
            <text:p>333015</text:p>
          </table:table-cell>
          <table:table-cell office:value-type="float" office:value="230032">
            <text:p>230032</text:p>
          </table:table-cell>
          <table:table-cell/>
        </table:table-row>
        <table:table-row table:style-name="ro1">
          <table:table-cell office:value-type="float" office:value="1099540242">
            <text:p>1099540242</text:p>
          </table:table-cell>
          <table:table-cell office:value-type="float" office:value="190840">
            <text:p>190840</text:p>
          </table:table-cell>
          <table:table-cell office:value-type="float" office:value="224606">
            <text:p>224606</text:p>
          </table:table-cell>
          <table:table-cell office:value-type="float" office:value="205301">
            <text:p>205301</text:p>
          </table:table-cell>
          <table:table-cell office:value-type="float" office:value="2655365">
            <text:p>2655365</text:p>
          </table:table-cell>
          <table:table-cell office:value-type="float" office:value="319634">
            <text:p>319634</text:p>
          </table:table-cell>
          <table:table-cell office:value-type="float" office:value="315357">
            <text:p>315357</text:p>
          </table:table-cell>
          <table:table-cell office:value-type="float" office:value="1668044641">
            <text:p>1668044641</text:p>
          </table:table-cell>
          <table:table-cell office:value-type="float" office:value="239389">
            <text:p>239389</text:p>
          </table:table-cell>
          <table:table-cell office:value-type="float" office:value="275910">
            <text:p>275910</text:p>
          </table:table-cell>
          <table:table-cell office:value-type="float" office:value="195252">
            <text:p>195252</text:p>
          </table:table-cell>
          <table:table-cell office:value-type="float" office:value="2988020">
            <text:p>2988020</text:p>
          </table:table-cell>
          <table:table-cell office:value-type="float" office:value="372286">
            <text:p>372286</text:p>
          </table:table-cell>
          <table:table-cell office:value-type="float" office:value="256298">
            <text:p>256298</text:p>
          </table:table-cell>
          <table:table-cell office:value-type="float" office:value="4860899165">
            <text:p>4860899165</text:p>
          </table:table-cell>
          <table:table-cell office:value-type="float" office:value="222650">
            <text:p>222650</text:p>
          </table:table-cell>
          <table:table-cell office:value-type="float" office:value="162752">
            <text:p>162752</text:p>
          </table:table-cell>
          <table:table-cell office:value-type="float" office:value="161650">
            <text:p>161650</text:p>
          </table:table-cell>
          <table:table-cell office:value-type="float" office:value="14154062">
            <text:p>14154062</text:p>
          </table:table-cell>
          <table:table-cell office:value-type="float" office:value="287350">
            <text:p>287350</text:p>
          </table:table-cell>
          <table:table-cell office:value-type="float" office:value="234520">
            <text:p>234520</text:p>
          </table:table-cell>
          <table:table-cell/>
        </table:table-row>
        <table:table-row table:style-name="ro1">
          <table:table-cell office:value-type="float" office:value="1604515470">
            <text:p>1604515470</text:p>
          </table:table-cell>
          <table:table-cell office:value-type="float" office:value="195680">
            <text:p>195680</text:p>
          </table:table-cell>
          <table:table-cell office:value-type="float" office:value="181630">
            <text:p>181630</text:p>
          </table:table-cell>
          <table:table-cell office:value-type="float" office:value="152504">
            <text:p>152504</text:p>
          </table:table-cell>
          <table:table-cell office:value-type="float" office:value="16316351">
            <text:p>16316351</text:p>
          </table:table-cell>
          <table:table-cell office:value-type="float" office:value="258214">
            <text:p>258214</text:p>
          </table:table-cell>
          <table:table-cell office:value-type="float" office:value="242896">
            <text:p>242896</text:p>
          </table:table-cell>
          <table:table-cell office:value-type="float" office:value="7113167518">
            <text:p>7113167518</text:p>
          </table:table-cell>
          <table:table-cell office:value-type="float" office:value="206834">
            <text:p>206834</text:p>
          </table:table-cell>
          <table:table-cell office:value-type="float" office:value="169932">
            <text:p>169932</text:p>
          </table:table-cell>
          <table:table-cell office:value-type="float" office:value="179663">
            <text:p>179663</text:p>
          </table:table-cell>
          <table:table-cell office:value-type="float" office:value="584171">
            <text:p>584171</text:p>
          </table:table-cell>
          <table:table-cell office:value-type="float" office:value="320137">
            <text:p>320137</text:p>
          </table:table-cell>
          <table:table-cell office:value-type="float" office:value="226646">
            <text:p>226646</text:p>
          </table:table-cell>
          <table:table-cell office:value-type="float" office:value="30804932880">
            <text:p>30804932880</text:p>
          </table:table-cell>
          <table:table-cell office:value-type="float" office:value="1454775">
            <text:p>1454775</text:p>
          </table:table-cell>
          <table:table-cell office:value-type="float" office:value="378329">
            <text:p>378329</text:p>
          </table:table-cell>
          <table:table-cell office:value-type="float" office:value="297038">
            <text:p>297038</text:p>
          </table:table-cell>
          <table:table-cell office:value-type="float" office:value="7999971">
            <text:p>7999971</text:p>
          </table:table-cell>
          <table:table-cell office:value-type="float" office:value="360623">
            <text:p>360623</text:p>
          </table:table-cell>
          <table:table-cell office:value-type="float" office:value="412470">
            <text:p>412470</text:p>
          </table:table-cell>
          <table:table-cell/>
        </table:table-row>
        <table:table-row table:style-name="ro1">
          <table:table-cell office:value-type="float" office:value="2894391977">
            <text:p>2894391977</text:p>
          </table:table-cell>
          <table:table-cell office:value-type="float" office:value="191618">
            <text:p>191618</text:p>
          </table:table-cell>
          <table:table-cell office:value-type="float" office:value="152332">
            <text:p>152332</text:p>
          </table:table-cell>
          <table:table-cell office:value-type="float" office:value="277445">
            <text:p>277445</text:p>
          </table:table-cell>
          <table:table-cell office:value-type="float" office:value="8121029">
            <text:p>8121029</text:p>
          </table:table-cell>
          <table:table-cell office:value-type="float" office:value="352482">
            <text:p>352482</text:p>
          </table:table-cell>
          <table:table-cell office:value-type="float" office:value="237988">
            <text:p>237988</text:p>
          </table:table-cell>
          <table:table-cell office:value-type="float" office:value="8926682574">
            <text:p>8926682574</text:p>
          </table:table-cell>
          <table:table-cell office:value-type="float" office:value="242239">
            <text:p>242239</text:p>
          </table:table-cell>
          <table:table-cell office:value-type="float" office:value="255854">
            <text:p>255854</text:p>
          </table:table-cell>
          <table:table-cell office:value-type="float" office:value="195668">
            <text:p>195668</text:p>
          </table:table-cell>
          <table:table-cell office:value-type="float" office:value="10170532">
            <text:p>10170532</text:p>
          </table:table-cell>
          <table:table-cell office:value-type="float" office:value="269918">
            <text:p>269918</text:p>
          </table:table-cell>
          <table:table-cell office:value-type="float" office:value="229262">
            <text:p>229262</text:p>
          </table:table-cell>
          <table:table-cell office:value-type="float" office:value="7093505984">
            <text:p>7093505984</text:p>
          </table:table-cell>
          <table:table-cell office:value-type="float" office:value="232056">
            <text:p>232056</text:p>
          </table:table-cell>
          <table:table-cell office:value-type="float" office:value="185238">
            <text:p>185238</text:p>
          </table:table-cell>
          <table:table-cell office:value-type="float" office:value="165080">
            <text:p>165080</text:p>
          </table:table-cell>
          <table:table-cell office:value-type="float" office:value="5639948">
            <text:p>5639948</text:p>
          </table:table-cell>
          <table:table-cell office:value-type="float" office:value="305597">
            <text:p>305597</text:p>
          </table:table-cell>
          <table:table-cell office:value-type="float" office:value="297763">
            <text:p>297763</text:p>
          </table:table-cell>
          <table:table-cell/>
        </table:table-row>
        <table:table-row table:style-name="ro1">
          <table:table-cell office:value-type="float" office:value="4202856140">
            <text:p>4202856140</text:p>
          </table:table-cell>
          <table:table-cell office:value-type="float" office:value="261136">
            <text:p>261136</text:p>
          </table:table-cell>
          <table:table-cell office:value-type="float" office:value="249258">
            <text:p>249258</text:p>
          </table:table-cell>
          <table:table-cell office:value-type="float" office:value="254632">
            <text:p>254632</text:p>
          </table:table-cell>
          <table:table-cell office:value-type="float" office:value="1309988">
            <text:p>1309988</text:p>
          </table:table-cell>
          <table:table-cell office:value-type="float" office:value="482091">
            <text:p>482091</text:p>
          </table:table-cell>
          <table:table-cell office:value-type="float" office:value="343088">
            <text:p>343088</text:p>
          </table:table-cell>
          <table:table-cell office:value-type="float" office:value="12063800504">
            <text:p>12063800504</text:p>
          </table:table-cell>
          <table:table-cell office:value-type="float" office:value="249585">
            <text:p>249585</text:p>
          </table:table-cell>
          <table:table-cell office:value-type="float" office:value="174460">
            <text:p>174460</text:p>
          </table:table-cell>
          <table:table-cell office:value-type="float" office:value="206860">
            <text:p>206860</text:p>
          </table:table-cell>
          <table:table-cell office:value-type="float" office:value="10942884">
            <text:p>10942884</text:p>
          </table:table-cell>
          <table:table-cell office:value-type="float" office:value="281554">
            <text:p>281554</text:p>
          </table:table-cell>
          <table:table-cell office:value-type="float" office:value="246262">
            <text:p>246262</text:p>
          </table:table-cell>
          <table:table-cell office:value-type="float" office:value="8526200494">
            <text:p>8526200494</text:p>
          </table:table-cell>
          <table:table-cell office:value-type="float" office:value="352185">
            <text:p>352185</text:p>
          </table:table-cell>
          <table:table-cell office:value-type="float" office:value="201201">
            <text:p>201201</text:p>
          </table:table-cell>
          <table:table-cell office:value-type="float" office:value="198609">
            <text:p>198609</text:p>
          </table:table-cell>
          <table:table-cell office:value-type="float" office:value="9272826">
            <text:p>9272826</text:p>
          </table:table-cell>
          <table:table-cell office:value-type="float" office:value="545825">
            <text:p>545825</text:p>
          </table:table-cell>
          <table:table-cell office:value-type="float" office:value="328829">
            <text:p>328829</text:p>
          </table:table-cell>
          <table:table-cell/>
        </table:table-row>
        <table:table-row table:style-name="ro1">
          <table:table-cell office:value-type="float" office:value="1916701369">
            <text:p>1916701369</text:p>
          </table:table-cell>
          <table:table-cell office:value-type="float" office:value="193506">
            <text:p>193506</text:p>
          </table:table-cell>
          <table:table-cell office:value-type="float" office:value="153218">
            <text:p>153218</text:p>
          </table:table-cell>
          <table:table-cell office:value-type="float" office:value="289512">
            <text:p>289512</text:p>
          </table:table-cell>
          <table:table-cell office:value-type="float" office:value="2026136">
            <text:p>2026136</text:p>
          </table:table-cell>
          <table:table-cell office:value-type="float" office:value="290442">
            <text:p>290442</text:p>
          </table:table-cell>
          <table:table-cell office:value-type="float" office:value="229168">
            <text:p>229168</text:p>
          </table:table-cell>
          <table:table-cell office:value-type="float" office:value="30244691729">
            <text:p>30244691729</text:p>
          </table:table-cell>
          <table:table-cell office:value-type="float" office:value="243157">
            <text:p>243157</text:p>
          </table:table-cell>
          <table:table-cell office:value-type="float" office:value="202967">
            <text:p>202967</text:p>
          </table:table-cell>
          <table:table-cell office:value-type="float" office:value="162750">
            <text:p>162750</text:p>
          </table:table-cell>
          <table:table-cell office:value-type="float" office:value="12288793">
            <text:p>12288793</text:p>
          </table:table-cell>
          <table:table-cell office:value-type="float" office:value="282236">
            <text:p>282236</text:p>
          </table:table-cell>
          <table:table-cell office:value-type="float" office:value="292885">
            <text:p>292885</text:p>
          </table:table-cell>
          <table:table-cell office:value-type="float" office:value="4516546076">
            <text:p>4516546076</text:p>
          </table:table-cell>
          <table:table-cell office:value-type="float" office:value="241334">
            <text:p>241334</text:p>
          </table:table-cell>
          <table:table-cell office:value-type="float" office:value="191272">
            <text:p>191272</text:p>
          </table:table-cell>
          <table:table-cell office:value-type="float" office:value="196512">
            <text:p>196512</text:p>
          </table:table-cell>
          <table:table-cell office:value-type="float" office:value="489194">
            <text:p>489194</text:p>
          </table:table-cell>
          <table:table-cell office:value-type="float" office:value="286024">
            <text:p>286024</text:p>
          </table:table-cell>
          <table:table-cell office:value-type="float" office:value="333557">
            <text:p>333557</text:p>
          </table:table-cell>
          <table:table-cell/>
        </table:table-row>
        <table:table-row table:style-name="ro1">
          <table:table-cell office:value-type="float" office:value="2200083719">
            <text:p>2200083719</text:p>
          </table:table-cell>
          <table:table-cell office:value-type="float" office:value="268286">
            <text:p>268286</text:p>
          </table:table-cell>
          <table:table-cell office:value-type="float" office:value="259301">
            <text:p>259301</text:p>
          </table:table-cell>
          <table:table-cell office:value-type="float" office:value="217126">
            <text:p>217126</text:p>
          </table:table-cell>
          <table:table-cell office:value-type="float" office:value="2004200">
            <text:p>2004200</text:p>
          </table:table-cell>
          <table:table-cell office:value-type="float" office:value="327216">
            <text:p>327216</text:p>
          </table:table-cell>
          <table:table-cell office:value-type="float" office:value="390326">
            <text:p>390326</text:p>
          </table:table-cell>
          <table:table-cell office:value-type="float" office:value="29333256023">
            <text:p>29333256023</text:p>
          </table:table-cell>
          <table:table-cell office:value-type="float" office:value="201666">
            <text:p>201666</text:p>
          </table:table-cell>
          <table:table-cell office:value-type="float" office:value="210993">
            <text:p>210993</text:p>
          </table:table-cell>
          <table:table-cell office:value-type="float" office:value="163180">
            <text:p>163180</text:p>
          </table:table-cell>
          <table:table-cell office:value-type="float" office:value="36298012">
            <text:p>36298012</text:p>
          </table:table-cell>
          <table:table-cell office:value-type="float" office:value="301066">
            <text:p>301066</text:p>
          </table:table-cell>
          <table:table-cell office:value-type="float" office:value="244228">
            <text:p>244228</text:p>
          </table:table-cell>
          <table:table-cell office:value-type="float" office:value="791326378">
            <text:p>791326378</text:p>
          </table:table-cell>
          <table:table-cell office:value-type="float" office:value="199844">
            <text:p>199844</text:p>
          </table:table-cell>
          <table:table-cell office:value-type="float" office:value="166592">
            <text:p>166592</text:p>
          </table:table-cell>
          <table:table-cell office:value-type="float" office:value="206166">
            <text:p>206166</text:p>
          </table:table-cell>
          <table:table-cell office:value-type="float" office:value="15064757">
            <text:p>15064757</text:p>
          </table:table-cell>
          <table:table-cell office:value-type="float" office:value="315625">
            <text:p>315625</text:p>
          </table:table-cell>
          <table:table-cell office:value-type="float" office:value="236690">
            <text:p>236690</text:p>
          </table:table-cell>
          <table:table-cell/>
        </table:table-row>
        <table:table-row table:style-name="ro1">
          <table:table-cell office:value-type="float" office:value="1825644680">
            <text:p>1825644680</text:p>
          </table:table-cell>
          <table:table-cell office:value-type="float" office:value="198118">
            <text:p>198118</text:p>
          </table:table-cell>
          <table:table-cell office:value-type="float" office:value="152962">
            <text:p>152962</text:p>
          </table:table-cell>
          <table:table-cell office:value-type="float" office:value="151594">
            <text:p>151594</text:p>
          </table:table-cell>
          <table:table-cell office:value-type="float" office:value="369353">
            <text:p>369353</text:p>
          </table:table-cell>
          <table:table-cell office:value-type="float" office:value="263502">
            <text:p>263502</text:p>
          </table:table-cell>
          <table:table-cell office:value-type="float" office:value="254416">
            <text:p>254416</text:p>
          </table:table-cell>
          <table:table-cell office:value-type="float" office:value="1296869325">
            <text:p>1296869325</text:p>
          </table:table-cell>
          <table:table-cell office:value-type="float" office:value="203596">
            <text:p>203596</text:p>
          </table:table-cell>
          <table:table-cell office:value-type="float" office:value="204695">
            <text:p>204695</text:p>
          </table:table-cell>
          <table:table-cell office:value-type="float" office:value="185605">
            <text:p>185605</text:p>
          </table:table-cell>
          <table:table-cell office:value-type="float" office:value="13305434">
            <text:p>13305434</text:p>
          </table:table-cell>
          <table:table-cell office:value-type="float" office:value="307576">
            <text:p>307576</text:p>
          </table:table-cell>
          <table:table-cell office:value-type="float" office:value="226266">
            <text:p>226266</text:p>
          </table:table-cell>
          <table:table-cell office:value-type="float" office:value="6519967278">
            <text:p>6519967278</text:p>
          </table:table-cell>
          <table:table-cell office:value-type="float" office:value="206432">
            <text:p>206432</text:p>
          </table:table-cell>
          <table:table-cell office:value-type="float" office:value="163756">
            <text:p>163756</text:p>
          </table:table-cell>
          <table:table-cell office:value-type="float" office:value="157842">
            <text:p>157842</text:p>
          </table:table-cell>
          <table:table-cell office:value-type="float" office:value="9151154">
            <text:p>9151154</text:p>
          </table:table-cell>
          <table:table-cell office:value-type="float" office:value="307689">
            <text:p>307689</text:p>
          </table:table-cell>
          <table:table-cell office:value-type="float" office:value="395056">
            <text:p>395056</text:p>
          </table:table-cell>
          <table:table-cell/>
        </table:table-row>
        <table:table-row table:style-name="ro1">
          <table:table-cell office:value-type="float" office:value="19807131705">
            <text:p>19807131705</text:p>
          </table:table-cell>
          <table:table-cell office:value-type="float" office:value="218031">
            <text:p>218031</text:p>
          </table:table-cell>
          <table:table-cell office:value-type="float" office:value="218082">
            <text:p>218082</text:p>
          </table:table-cell>
          <table:table-cell office:value-type="float" office:value="222210">
            <text:p>222210</text:p>
          </table:table-cell>
          <table:table-cell office:value-type="float" office:value="825626">
            <text:p>825626</text:p>
          </table:table-cell>
          <table:table-cell office:value-type="float" office:value="318268">
            <text:p>318268</text:p>
          </table:table-cell>
          <table:table-cell office:value-type="float" office:value="277404">
            <text:p>277404</text:p>
          </table:table-cell>
          <table:table-cell office:value-type="float" office:value="7702578295">
            <text:p>7702578295</text:p>
          </table:table-cell>
          <table:table-cell office:value-type="float" office:value="205376">
            <text:p>205376</text:p>
          </table:table-cell>
          <table:table-cell office:value-type="float" office:value="179722">
            <text:p>179722</text:p>
          </table:table-cell>
          <table:table-cell office:value-type="float" office:value="159840">
            <text:p>159840</text:p>
          </table:table-cell>
          <table:table-cell office:value-type="float" office:value="15339871">
            <text:p>15339871</text:p>
          </table:table-cell>
          <table:table-cell office:value-type="float" office:value="292106">
            <text:p>292106</text:p>
          </table:table-cell>
          <table:table-cell office:value-type="float" office:value="249506">
            <text:p>249506</text:p>
          </table:table-cell>
          <table:table-cell office:value-type="float" office:value="8185365575">
            <text:p>8185365575</text:p>
          </table:table-cell>
          <table:table-cell office:value-type="float" office:value="229517">
            <text:p>229517</text:p>
          </table:table-cell>
          <table:table-cell office:value-type="float" office:value="190313">
            <text:p>190313</text:p>
          </table:table-cell>
          <table:table-cell office:value-type="float" office:value="196972">
            <text:p>196972</text:p>
          </table:table-cell>
          <table:table-cell office:value-type="float" office:value="29001005">
            <text:p>29001005</text:p>
          </table:table-cell>
          <table:table-cell office:value-type="float" office:value="282562">
            <text:p>282562</text:p>
          </table:table-cell>
          <table:table-cell office:value-type="float" office:value="243220">
            <text:p>243220</text:p>
          </table:table-cell>
          <table:table-cell/>
        </table:table-row>
        <table:table-row table:style-name="ro1">
          <table:table-cell office:value-type="float" office:value="8225638761">
            <text:p>8225638761</text:p>
          </table:table-cell>
          <table:table-cell office:value-type="float" office:value="225510">
            <text:p>225510</text:p>
          </table:table-cell>
          <table:table-cell office:value-type="float" office:value="161582">
            <text:p>161582</text:p>
          </table:table-cell>
          <table:table-cell office:value-type="float" office:value="228945">
            <text:p>228945</text:p>
          </table:table-cell>
          <table:table-cell office:value-type="float" office:value="4003965">
            <text:p>4003965</text:p>
          </table:table-cell>
          <table:table-cell office:value-type="float" office:value="262128">
            <text:p>262128</text:p>
          </table:table-cell>
          <table:table-cell office:value-type="float" office:value="332388">
            <text:p>332388</text:p>
          </table:table-cell>
          <table:table-cell office:value-type="float" office:value="6549523109">
            <text:p>6549523109</text:p>
          </table:table-cell>
          <table:table-cell office:value-type="float" office:value="230142">
            <text:p>230142</text:p>
          </table:table-cell>
          <table:table-cell office:value-type="float" office:value="215482">
            <text:p>215482</text:p>
          </table:table-cell>
          <table:table-cell office:value-type="float" office:value="165178">
            <text:p>165178</text:p>
          </table:table-cell>
          <table:table-cell office:value-type="float" office:value="255226">
            <text:p>255226</text:p>
          </table:table-cell>
          <table:table-cell office:value-type="float" office:value="282432">
            <text:p>282432</text:p>
          </table:table-cell>
          <table:table-cell office:value-type="float" office:value="252182">
            <text:p>252182</text:p>
          </table:table-cell>
          <table:table-cell office:value-type="float" office:value="3631292451">
            <text:p>3631292451</text:p>
          </table:table-cell>
          <table:table-cell office:value-type="float" office:value="204146">
            <text:p>204146</text:p>
          </table:table-cell>
          <table:table-cell office:value-type="float" office:value="164360">
            <text:p>164360</text:p>
          </table:table-cell>
          <table:table-cell office:value-type="float" office:value="365515">
            <text:p>365515</text:p>
          </table:table-cell>
          <table:table-cell office:value-type="float" office:value="39081515">
            <text:p>39081515</text:p>
          </table:table-cell>
          <table:table-cell office:value-type="float" office:value="363138">
            <text:p>363138</text:p>
          </table:table-cell>
          <table:table-cell office:value-type="float" office:value="254704">
            <text:p>254704</text:p>
          </table:table-cell>
          <table:table-cell/>
        </table:table-row>
        <table:table-row table:style-name="ro1">
          <table:table-cell office:value-type="float" office:value="2528182363">
            <text:p>2528182363</text:p>
          </table:table-cell>
          <table:table-cell office:value-type="float" office:value="274370">
            <text:p>274370</text:p>
          </table:table-cell>
          <table:table-cell office:value-type="float" office:value="184114">
            <text:p>184114</text:p>
          </table:table-cell>
          <table:table-cell office:value-type="float" office:value="155250">
            <text:p>155250</text:p>
          </table:table-cell>
          <table:table-cell office:value-type="float" office:value="470676">
            <text:p>470676</text:p>
          </table:table-cell>
          <table:table-cell office:value-type="float" office:value="322464">
            <text:p>322464</text:p>
          </table:table-cell>
          <table:table-cell office:value-type="float" office:value="223462">
            <text:p>223462</text:p>
          </table:table-cell>
          <table:table-cell office:value-type="float" office:value="3507808137">
            <text:p>3507808137</text:p>
          </table:table-cell>
          <table:table-cell office:value-type="float" office:value="202912">
            <text:p>202912</text:p>
          </table:table-cell>
          <table:table-cell office:value-type="float" office:value="322542">
            <text:p>322542</text:p>
          </table:table-cell>
          <table:table-cell office:value-type="float" office:value="165020">
            <text:p>165020</text:p>
          </table:table-cell>
          <table:table-cell office:value-type="float" office:value="3613660">
            <text:p>3613660</text:p>
          </table:table-cell>
          <table:table-cell office:value-type="float" office:value="289490">
            <text:p>289490</text:p>
          </table:table-cell>
          <table:table-cell office:value-type="float" office:value="250784">
            <text:p>250784</text:p>
          </table:table-cell>
          <table:table-cell office:value-type="float" office:value="3183391609">
            <text:p>3183391609</text:p>
          </table:table-cell>
          <table:table-cell office:value-type="float" office:value="204080">
            <text:p>204080</text:p>
          </table:table-cell>
          <table:table-cell office:value-type="float" office:value="165000">
            <text:p>165000</text:p>
          </table:table-cell>
          <table:table-cell office:value-type="float" office:value="168836">
            <text:p>168836</text:p>
          </table:table-cell>
          <table:table-cell office:value-type="float" office:value="564691">
            <text:p>564691</text:p>
          </table:table-cell>
          <table:table-cell office:value-type="float" office:value="260322">
            <text:p>260322</text:p>
          </table:table-cell>
          <table:table-cell office:value-type="float" office:value="258446">
            <text:p>258446</text:p>
          </table:table-cell>
          <table:table-cell/>
        </table:table-row>
        <table:table-row table:style-name="ro1">
          <table:table-cell office:value-type="float" office:value="5066795094">
            <text:p>5066795094</text:p>
          </table:table-cell>
          <table:table-cell office:value-type="float" office:value="226671">
            <text:p>226671</text:p>
          </table:table-cell>
          <table:table-cell office:value-type="float" office:value="176876">
            <text:p>176876</text:p>
          </table:table-cell>
          <table:table-cell office:value-type="float" office:value="161026">
            <text:p>161026</text:p>
          </table:table-cell>
          <table:table-cell office:value-type="float" office:value="1149740">
            <text:p>1149740</text:p>
          </table:table-cell>
          <table:table-cell office:value-type="float" office:value="362006">
            <text:p>362006</text:p>
          </table:table-cell>
          <table:table-cell office:value-type="float" office:value="311124">
            <text:p>311124</text:p>
          </table:table-cell>
          <table:table-cell office:value-type="float" office:value="9190079720">
            <text:p>9190079720</text:p>
          </table:table-cell>
          <table:table-cell office:value-type="float" office:value="229666">
            <text:p>229666</text:p>
          </table:table-cell>
          <table:table-cell office:value-type="float" office:value="168206">
            <text:p>168206</text:p>
          </table:table-cell>
          <table:table-cell office:value-type="float" office:value="210169">
            <text:p>210169</text:p>
          </table:table-cell>
          <table:table-cell office:value-type="float" office:value="1702812">
            <text:p>1702812</text:p>
          </table:table-cell>
          <table:table-cell office:value-type="float" office:value="451524">
            <text:p>451524</text:p>
          </table:table-cell>
          <table:table-cell office:value-type="float" office:value="309045">
            <text:p>309045</text:p>
          </table:table-cell>
          <table:table-cell office:value-type="float" office:value="14237797030">
            <text:p>14237797030</text:p>
          </table:table-cell>
          <table:table-cell office:value-type="float" office:value="202958">
            <text:p>202958</text:p>
          </table:table-cell>
          <table:table-cell office:value-type="float" office:value="174082">
            <text:p>174082</text:p>
          </table:table-cell>
          <table:table-cell office:value-type="float" office:value="164466">
            <text:p>164466</text:p>
          </table:table-cell>
          <table:table-cell office:value-type="float" office:value="13232025">
            <text:p>13232025</text:p>
          </table:table-cell>
          <table:table-cell office:value-type="float" office:value="262128">
            <text:p>262128</text:p>
          </table:table-cell>
          <table:table-cell office:value-type="float" office:value="217770">
            <text:p>217770</text:p>
          </table:table-cell>
          <table:table-cell/>
        </table:table-row>
        <table:table-row table:style-name="ro1">
          <table:table-cell office:value-type="float" office:value="2393978687">
            <text:p>2393978687</text:p>
          </table:table-cell>
          <table:table-cell office:value-type="float" office:value="194128">
            <text:p>194128</text:p>
          </table:table-cell>
          <table:table-cell office:value-type="float" office:value="184367">
            <text:p>184367</text:p>
          </table:table-cell>
          <table:table-cell office:value-type="float" office:value="163136">
            <text:p>163136</text:p>
          </table:table-cell>
          <table:table-cell office:value-type="float" office:value="11796632">
            <text:p>11796632</text:p>
          </table:table-cell>
          <table:table-cell office:value-type="float" office:value="279734">
            <text:p>279734</text:p>
          </table:table-cell>
          <table:table-cell office:value-type="float" office:value="247471">
            <text:p>247471</text:p>
          </table:table-cell>
          <table:table-cell office:value-type="float" office:value="7942974371">
            <text:p>7942974371</text:p>
          </table:table-cell>
          <table:table-cell office:value-type="float" office:value="204560">
            <text:p>204560</text:p>
          </table:table-cell>
          <table:table-cell office:value-type="float" office:value="264881">
            <text:p>264881</text:p>
          </table:table-cell>
          <table:table-cell office:value-type="float" office:value="168718">
            <text:p>168718</text:p>
          </table:table-cell>
          <table:table-cell office:value-type="float" office:value="885524">
            <text:p>885524</text:p>
          </table:table-cell>
          <table:table-cell office:value-type="float" office:value="326217">
            <text:p>326217</text:p>
          </table:table-cell>
          <table:table-cell office:value-type="float" office:value="267731">
            <text:p>267731</text:p>
          </table:table-cell>
          <table:table-cell office:value-type="float" office:value="2932981760">
            <text:p>2932981760</text:p>
          </table:table-cell>
          <table:table-cell office:value-type="float" office:value="204406">
            <text:p>204406</text:p>
          </table:table-cell>
          <table:table-cell office:value-type="float" office:value="199042">
            <text:p>199042</text:p>
          </table:table-cell>
          <table:table-cell office:value-type="float" office:value="188327">
            <text:p>188327</text:p>
          </table:table-cell>
          <table:table-cell office:value-type="float" office:value="18208335">
            <text:p>18208335</text:p>
          </table:table-cell>
          <table:table-cell office:value-type="float" office:value="280492">
            <text:p>280492</text:p>
          </table:table-cell>
          <table:table-cell office:value-type="float" office:value="278145">
            <text:p>278145</text:p>
          </table:table-cell>
          <table:table-cell/>
        </table:table-row>
        <table:table-row table:style-name="ro1">
          <table:table-cell office:value-type="float" office:value="2506052022">
            <text:p>2506052022</text:p>
          </table:table-cell>
          <table:table-cell office:value-type="float" office:value="190852">
            <text:p>190852</text:p>
          </table:table-cell>
          <table:table-cell office:value-type="float" office:value="158184">
            <text:p>158184</text:p>
          </table:table-cell>
          <table:table-cell office:value-type="float" office:value="152150">
            <text:p>152150</text:p>
          </table:table-cell>
          <table:table-cell office:value-type="float" office:value="240300">
            <text:p>240300</text:p>
          </table:table-cell>
          <table:table-cell office:value-type="float" office:value="959159">
            <text:p>959159</text:p>
          </table:table-cell>
          <table:table-cell office:value-type="float" office:value="282507">
            <text:p>282507</text:p>
          </table:table-cell>
          <table:table-cell office:value-type="float" office:value="25007259888">
            <text:p>25007259888</text:p>
          </table:table-cell>
          <table:table-cell office:value-type="float" office:value="205418">
            <text:p>205418</text:p>
          </table:table-cell>
          <table:table-cell office:value-type="float" office:value="171436">
            <text:p>171436</text:p>
          </table:table-cell>
          <table:table-cell office:value-type="float" office:value="167890">
            <text:p>167890</text:p>
          </table:table-cell>
          <table:table-cell office:value-type="float" office:value="23737837">
            <text:p>23737837</text:p>
          </table:table-cell>
          <table:table-cell office:value-type="float" office:value="318127">
            <text:p>318127</text:p>
          </table:table-cell>
          <table:table-cell office:value-type="float" office:value="244368">
            <text:p>244368</text:p>
          </table:table-cell>
          <table:table-cell office:value-type="float" office:value="19822176965">
            <text:p>19822176965</text:p>
          </table:table-cell>
          <table:table-cell office:value-type="float" office:value="201754">
            <text:p>201754</text:p>
          </table:table-cell>
          <table:table-cell office:value-type="float" office:value="253576">
            <text:p>253576</text:p>
          </table:table-cell>
          <table:table-cell office:value-type="float" office:value="171334">
            <text:p>171334</text:p>
          </table:table-cell>
          <table:table-cell office:value-type="float" office:value="20229931">
            <text:p>20229931</text:p>
          </table:table-cell>
          <table:table-cell office:value-type="float" office:value="320358">
            <text:p>320358</text:p>
          </table:table-cell>
          <table:table-cell office:value-type="float" office:value="241450">
            <text:p>241450</text:p>
          </table:table-cell>
          <table:table-cell/>
        </table:table-row>
        <table:table-row table:style-name="ro1">
          <table:table-cell office:value-type="float" office:value="5924898058">
            <text:p>5924898058</text:p>
          </table:table-cell>
          <table:table-cell office:value-type="float" office:value="282402">
            <text:p>282402</text:p>
          </table:table-cell>
          <table:table-cell office:value-type="float" office:value="301182">
            <text:p>301182</text:p>
          </table:table-cell>
          <table:table-cell office:value-type="float" office:value="153376">
            <text:p>153376</text:p>
          </table:table-cell>
          <table:table-cell office:value-type="float" office:value="5494110">
            <text:p>5494110</text:p>
          </table:table-cell>
          <table:table-cell office:value-type="float" office:value="267702">
            <text:p>267702</text:p>
          </table:table-cell>
          <table:table-cell office:value-type="float" office:value="221154">
            <text:p>221154</text:p>
          </table:table-cell>
          <table:table-cell office:value-type="float" office:value="3532349220">
            <text:p>3532349220</text:p>
          </table:table-cell>
          <table:table-cell office:value-type="float" office:value="241477">
            <text:p>241477</text:p>
          </table:table-cell>
          <table:table-cell office:value-type="float" office:value="171694">
            <text:p>171694</text:p>
          </table:table-cell>
          <table:table-cell office:value-type="float" office:value="187021">
            <text:p>187021</text:p>
          </table:table-cell>
          <table:table-cell office:value-type="float" office:value="4448036">
            <text:p>4448036</text:p>
          </table:table-cell>
          <table:table-cell office:value-type="float" office:value="283556">
            <text:p>283556</text:p>
          </table:table-cell>
          <table:table-cell office:value-type="float" office:value="233914">
            <text:p>233914</text:p>
          </table:table-cell>
          <table:table-cell office:value-type="float" office:value="1573236424">
            <text:p>1573236424</text:p>
          </table:table-cell>
          <table:table-cell office:value-type="float" office:value="246052">
            <text:p>246052</text:p>
          </table:table-cell>
          <table:table-cell office:value-type="float" office:value="169662">
            <text:p>169662</text:p>
          </table:table-cell>
          <table:table-cell office:value-type="float" office:value="159470">
            <text:p>159470</text:p>
          </table:table-cell>
          <table:table-cell office:value-type="float" office:value="8577859">
            <text:p>8577859</text:p>
          </table:table-cell>
          <table:table-cell office:value-type="float" office:value="348396">
            <text:p>348396</text:p>
          </table:table-cell>
          <table:table-cell office:value-type="float" office:value="216728">
            <text:p>216728</text:p>
          </table:table-cell>
          <table:table-cell/>
        </table:table-row>
        <table:table-row table:style-name="ro1">
          <table:table-cell office:value-type="float" office:value="7794079755">
            <text:p>7794079755</text:p>
          </table:table-cell>
          <table:table-cell office:value-type="float" office:value="231572">
            <text:p>231572</text:p>
          </table:table-cell>
          <table:table-cell office:value-type="float" office:value="221358">
            <text:p>221358</text:p>
          </table:table-cell>
          <table:table-cell office:value-type="float" office:value="203034">
            <text:p>203034</text:p>
          </table:table-cell>
          <table:table-cell office:value-type="float" office:value="21535424">
            <text:p>21535424</text:p>
          </table:table-cell>
          <table:table-cell office:value-type="float" office:value="343145">
            <text:p>343145</text:p>
          </table:table-cell>
          <table:table-cell office:value-type="float" office:value="238064">
            <text:p>238064</text:p>
          </table:table-cell>
          <table:table-cell office:value-type="float" office:value="6088885259">
            <text:p>6088885259</text:p>
          </table:table-cell>
          <table:table-cell office:value-type="float" office:value="226456">
            <text:p>226456</text:p>
          </table:table-cell>
          <table:table-cell office:value-type="float" office:value="172052">
            <text:p>172052</text:p>
          </table:table-cell>
          <table:table-cell office:value-type="float" office:value="161504">
            <text:p>161504</text:p>
          </table:table-cell>
          <table:table-cell office:value-type="float" office:value="2505822">
            <text:p>2505822</text:p>
          </table:table-cell>
          <table:table-cell office:value-type="float" office:value="347713">
            <text:p>347713</text:p>
          </table:table-cell>
          <table:table-cell office:value-type="float" office:value="260874">
            <text:p>260874</text:p>
          </table:table-cell>
          <table:table-cell office:value-type="float" office:value="24783301708">
            <text:p>24783301708</text:p>
          </table:table-cell>
          <table:table-cell office:value-type="float" office:value="202902">
            <text:p>202902</text:p>
          </table:table-cell>
          <table:table-cell office:value-type="float" office:value="164244">
            <text:p>164244</text:p>
          </table:table-cell>
          <table:table-cell office:value-type="float" office:value="188386">
            <text:p>188386</text:p>
          </table:table-cell>
          <table:table-cell office:value-type="float" office:value="5511268">
            <text:p>5511268</text:p>
          </table:table-cell>
          <table:table-cell office:value-type="float" office:value="301786">
            <text:p>301786</text:p>
          </table:table-cell>
          <table:table-cell office:value-type="float" office:value="241038">
            <text:p>241038</text:p>
          </table:table-cell>
          <table:table-cell/>
        </table:table-row>
        <table:table-row table:style-name="ro1">
          <table:table-cell office:value-type="float" office:value="15041853005">
            <text:p>15041853005</text:p>
          </table:table-cell>
          <table:table-cell office:value-type="float" office:value="197836">
            <text:p>197836</text:p>
          </table:table-cell>
          <table:table-cell office:value-type="float" office:value="159574">
            <text:p>159574</text:p>
          </table:table-cell>
          <table:table-cell office:value-type="float" office:value="155286">
            <text:p>155286</text:p>
          </table:table-cell>
          <table:table-cell office:value-type="float" office:value="6759372">
            <text:p>6759372</text:p>
          </table:table-cell>
          <table:table-cell office:value-type="float" office:value="276730">
            <text:p>276730</text:p>
          </table:table-cell>
          <table:table-cell office:value-type="float" office:value="262548">
            <text:p>262548</text:p>
          </table:table-cell>
          <table:table-cell office:value-type="float" office:value="11705087216">
            <text:p>11705087216</text:p>
          </table:table-cell>
          <table:table-cell office:value-type="float" office:value="242901">
            <text:p>242901</text:p>
          </table:table-cell>
          <table:table-cell office:value-type="float" office:value="171582">
            <text:p>171582</text:p>
          </table:table-cell>
          <table:table-cell office:value-type="float" office:value="161816">
            <text:p>161816</text:p>
          </table:table-cell>
          <table:table-cell office:value-type="float" office:value="4598347">
            <text:p>4598347</text:p>
          </table:table-cell>
          <table:table-cell office:value-type="float" office:value="306427">
            <text:p>306427</text:p>
          </table:table-cell>
          <table:table-cell office:value-type="float" office:value="252600">
            <text:p>252600</text:p>
          </table:table-cell>
          <table:table-cell office:value-type="float" office:value="10975304229">
            <text:p>10975304229</text:p>
          </table:table-cell>
          <table:table-cell office:value-type="float" office:value="204198">
            <text:p>204198</text:p>
          </table:table-cell>
          <table:table-cell office:value-type="float" office:value="173030">
            <text:p>173030</text:p>
          </table:table-cell>
          <table:table-cell office:value-type="float" office:value="162730">
            <text:p>162730</text:p>
          </table:table-cell>
          <table:table-cell office:value-type="float" office:value="2031930">
            <text:p>2031930</text:p>
          </table:table-cell>
          <table:table-cell office:value-type="float" office:value="272538">
            <text:p>272538</text:p>
          </table:table-cell>
          <table:table-cell office:value-type="float" office:value="226422">
            <text:p>226422</text:p>
          </table:table-cell>
          <table:table-cell/>
        </table:table-row>
        <table:table-row table:style-name="ro1">
          <table:table-cell office:value-type="float" office:value="1684090679">
            <text:p>1684090679</text:p>
          </table:table-cell>
          <table:table-cell office:value-type="float" office:value="262076">
            <text:p>262076</text:p>
          </table:table-cell>
          <table:table-cell office:value-type="float" office:value="154884">
            <text:p>154884</text:p>
          </table:table-cell>
          <table:table-cell office:value-type="float" office:value="151660">
            <text:p>151660</text:p>
          </table:table-cell>
          <table:table-cell office:value-type="float" office:value="2531247">
            <text:p>2531247</text:p>
          </table:table-cell>
          <table:table-cell office:value-type="float" office:value="280890">
            <text:p>280890</text:p>
          </table:table-cell>
          <table:table-cell office:value-type="float" office:value="452150">
            <text:p>452150</text:p>
          </table:table-cell>
          <table:table-cell office:value-type="float" office:value="659419009">
            <text:p>659419009</text:p>
          </table:table-cell>
          <table:table-cell office:value-type="float" office:value="202362">
            <text:p>202362</text:p>
          </table:table-cell>
          <table:table-cell office:value-type="float" office:value="165382">
            <text:p>165382</text:p>
          </table:table-cell>
          <table:table-cell office:value-type="float" office:value="234538">
            <text:p>234538</text:p>
          </table:table-cell>
          <table:table-cell office:value-type="float" office:value="292230">
            <text:p>292230</text:p>
          </table:table-cell>
          <table:table-cell office:value-type="float" office:value="275844">
            <text:p>275844</text:p>
          </table:table-cell>
          <table:table-cell office:value-type="float" office:value="230790">
            <text:p>230790</text:p>
          </table:table-cell>
          <table:table-cell office:value-type="float" office:value="1800621150">
            <text:p>1800621150</text:p>
          </table:table-cell>
          <table:table-cell office:value-type="float" office:value="218611">
            <text:p>218611</text:p>
          </table:table-cell>
          <table:table-cell office:value-type="float" office:value="172152">
            <text:p>172152</text:p>
          </table:table-cell>
          <table:table-cell office:value-type="float" office:value="159798">
            <text:p>159798</text:p>
          </table:table-cell>
          <table:table-cell office:value-type="float" office:value="1260642">
            <text:p>1260642</text:p>
          </table:table-cell>
          <table:table-cell office:value-type="float" office:value="317366">
            <text:p>317366</text:p>
          </table:table-cell>
          <table:table-cell office:value-type="float" office:value="551273">
            <text:p>551273</text:p>
          </table:table-cell>
          <table:table-cell/>
        </table:table-row>
        <table:table-row table:style-name="ro1">
          <table:table-cell office:value-type="float" office:value="15447592610">
            <text:p>15447592610</text:p>
          </table:table-cell>
          <table:table-cell office:value-type="float" office:value="201328">
            <text:p>201328</text:p>
          </table:table-cell>
          <table:table-cell office:value-type="float" office:value="153878">
            <text:p>153878</text:p>
          </table:table-cell>
          <table:table-cell office:value-type="float" office:value="193791">
            <text:p>193791</text:p>
          </table:table-cell>
          <table:table-cell office:value-type="float" office:value="10035930">
            <text:p>10035930</text:p>
          </table:table-cell>
          <table:table-cell office:value-type="float" office:value="380339">
            <text:p>380339</text:p>
          </table:table-cell>
          <table:table-cell office:value-type="float" office:value="227912">
            <text:p>227912</text:p>
          </table:table-cell>
          <table:table-cell office:value-type="float" office:value="9212091148">
            <text:p>9212091148</text:p>
          </table:table-cell>
          <table:table-cell office:value-type="float" office:value="226562">
            <text:p>226562</text:p>
          </table:table-cell>
          <table:table-cell office:value-type="float" office:value="169638">
            <text:p>169638</text:p>
          </table:table-cell>
          <table:table-cell office:value-type="float" office:value="790930">
            <text:p>790930</text:p>
          </table:table-cell>
          <table:table-cell office:value-type="float" office:value="5606390">
            <text:p>5606390</text:p>
          </table:table-cell>
          <table:table-cell office:value-type="float" office:value="453498">
            <text:p>453498</text:p>
          </table:table-cell>
          <table:table-cell office:value-type="float" office:value="246856">
            <text:p>246856</text:p>
          </table:table-cell>
          <table:table-cell office:value-type="float" office:value="5786580978">
            <text:p>5786580978</text:p>
          </table:table-cell>
          <table:table-cell office:value-type="float" office:value="261110">
            <text:p>261110</text:p>
          </table:table-cell>
          <table:table-cell office:value-type="float" office:value="165338">
            <text:p>165338</text:p>
          </table:table-cell>
          <table:table-cell office:value-type="float" office:value="164628">
            <text:p>164628</text:p>
          </table:table-cell>
          <table:table-cell office:value-type="float" office:value="14072647">
            <text:p>14072647</text:p>
          </table:table-cell>
          <table:table-cell office:value-type="float" office:value="459849">
            <text:p>459849</text:p>
          </table:table-cell>
          <table:table-cell office:value-type="float" office:value="244578">
            <text:p>244578</text:p>
          </table:table-cell>
          <table:table-cell/>
        </table:table-row>
        <table:table-row table:style-name="ro1">
          <table:table-cell office:value-type="float" office:value="14976065822">
            <text:p>14976065822</text:p>
          </table:table-cell>
          <table:table-cell office:value-type="float" office:value="191378">
            <text:p>191378</text:p>
          </table:table-cell>
          <table:table-cell office:value-type="float" office:value="191479">
            <text:p>191479</text:p>
          </table:table-cell>
          <table:table-cell office:value-type="float" office:value="197085">
            <text:p>197085</text:p>
          </table:table-cell>
          <table:table-cell office:value-type="float" office:value="1480578">
            <text:p>1480578</text:p>
          </table:table-cell>
          <table:table-cell office:value-type="float" office:value="272518">
            <text:p>272518</text:p>
          </table:table-cell>
          <table:table-cell office:value-type="float" office:value="278071">
            <text:p>278071</text:p>
          </table:table-cell>
          <table:table-cell office:value-type="float" office:value="23770355004">
            <text:p>23770355004</text:p>
          </table:table-cell>
          <table:table-cell office:value-type="float" office:value="243204">
            <text:p>243204</text:p>
          </table:table-cell>
          <table:table-cell office:value-type="float" office:value="168316">
            <text:p>168316</text:p>
          </table:table-cell>
          <table:table-cell office:value-type="float" office:value="160618">
            <text:p>160618</text:p>
          </table:table-cell>
          <table:table-cell office:value-type="float" office:value="8654270">
            <text:p>8654270</text:p>
          </table:table-cell>
          <table:table-cell office:value-type="float" office:value="280256">
            <text:p>280256</text:p>
          </table:table-cell>
          <table:table-cell office:value-type="float" office:value="302994">
            <text:p>302994</text:p>
          </table:table-cell>
          <table:table-cell office:value-type="float" office:value="7158121960">
            <text:p>7158121960</text:p>
          </table:table-cell>
          <table:table-cell office:value-type="float" office:value="276284">
            <text:p>276284</text:p>
          </table:table-cell>
          <table:table-cell office:value-type="float" office:value="223200">
            <text:p>223200</text:p>
          </table:table-cell>
          <table:table-cell office:value-type="float" office:value="197857">
            <text:p>197857</text:p>
          </table:table-cell>
          <table:table-cell office:value-type="float" office:value="14948928">
            <text:p>14948928</text:p>
          </table:table-cell>
          <table:table-cell office:value-type="float" office:value="276134">
            <text:p>276134</text:p>
          </table:table-cell>
          <table:table-cell office:value-type="float" office:value="233666">
            <text:p>233666</text:p>
          </table:table-cell>
          <table:table-cell/>
        </table:table-row>
        <table:table-row table:style-name="ro1">
          <table:table-cell office:value-type="float" office:value="10456171317">
            <text:p>10456171317</text:p>
          </table:table-cell>
          <table:table-cell office:value-type="float" office:value="192358">
            <text:p>192358</text:p>
          </table:table-cell>
          <table:table-cell office:value-type="float" office:value="153360">
            <text:p>153360</text:p>
          </table:table-cell>
          <table:table-cell office:value-type="float" office:value="151852">
            <text:p>151852</text:p>
          </table:table-cell>
          <table:table-cell office:value-type="float" office:value="18560547">
            <text:p>18560547</text:p>
          </table:table-cell>
          <table:table-cell office:value-type="float" office:value="266798">
            <text:p>266798</text:p>
          </table:table-cell>
          <table:table-cell office:value-type="float" office:value="242176">
            <text:p>242176</text:p>
          </table:table-cell>
          <table:table-cell office:value-type="float" office:value="11730905960">
            <text:p>11730905960</text:p>
          </table:table-cell>
          <table:table-cell office:value-type="float" office:value="209784">
            <text:p>209784</text:p>
          </table:table-cell>
          <table:table-cell office:value-type="float" office:value="167580">
            <text:p>167580</text:p>
          </table:table-cell>
          <table:table-cell office:value-type="float" office:value="173240">
            <text:p>173240</text:p>
          </table:table-cell>
          <table:table-cell office:value-type="float" office:value="76057502">
            <text:p>76057502</text:p>
          </table:table-cell>
          <table:table-cell office:value-type="float" office:value="313006">
            <text:p>313006</text:p>
          </table:table-cell>
          <table:table-cell office:value-type="float" office:value="253440">
            <text:p>253440</text:p>
          </table:table-cell>
          <table:table-cell office:value-type="float" office:value="7474682126">
            <text:p>7474682126</text:p>
          </table:table-cell>
          <table:table-cell office:value-type="float" office:value="200800">
            <text:p>200800</text:p>
          </table:table-cell>
          <table:table-cell office:value-type="float" office:value="180812">
            <text:p>180812</text:p>
          </table:table-cell>
          <table:table-cell office:value-type="float" office:value="158686">
            <text:p>158686</text:p>
          </table:table-cell>
          <table:table-cell office:value-type="float" office:value="4904168">
            <text:p>4904168</text:p>
          </table:table-cell>
          <table:table-cell office:value-type="float" office:value="310628">
            <text:p>310628</text:p>
          </table:table-cell>
          <table:table-cell office:value-type="float" office:value="240422">
            <text:p>240422</text:p>
          </table:table-cell>
          <table:table-cell/>
        </table:table-row>
        <table:table-row table:style-name="ro1">
          <table:table-cell office:value-type="float" office:value="3939829360">
            <text:p>3939829360</text:p>
          </table:table-cell>
          <table:table-cell office:value-type="float" office:value="236995">
            <text:p>236995</text:p>
          </table:table-cell>
          <table:table-cell office:value-type="float" office:value="181658">
            <text:p>181658</text:p>
          </table:table-cell>
          <table:table-cell office:value-type="float" office:value="204064">
            <text:p>204064</text:p>
          </table:table-cell>
          <table:table-cell office:value-type="float" office:value="7260711">
            <text:p>7260711</text:p>
          </table:table-cell>
          <table:table-cell office:value-type="float" office:value="278252">
            <text:p>278252</text:p>
          </table:table-cell>
          <table:table-cell office:value-type="float" office:value="229418">
            <text:p>229418</text:p>
          </table:table-cell>
          <table:table-cell office:value-type="float" office:value="16600656820">
            <text:p>16600656820</text:p>
          </table:table-cell>
          <table:table-cell office:value-type="float" office:value="276182">
            <text:p>276182</text:p>
          </table:table-cell>
          <table:table-cell office:value-type="float" office:value="167284">
            <text:p>167284</text:p>
          </table:table-cell>
          <table:table-cell office:value-type="float" office:value="185750">
            <text:p>185750</text:p>
          </table:table-cell>
          <table:table-cell office:value-type="float" office:value="4963898">
            <text:p>4963898</text:p>
          </table:table-cell>
          <table:table-cell office:value-type="float" office:value="362440">
            <text:p>362440</text:p>
          </table:table-cell>
          <table:table-cell office:value-type="float" office:value="523065">
            <text:p>523065</text:p>
          </table:table-cell>
          <table:table-cell office:value-type="float" office:value="1822042936">
            <text:p>1822042936</text:p>
          </table:table-cell>
          <table:table-cell office:value-type="float" office:value="207488">
            <text:p>207488</text:p>
          </table:table-cell>
          <table:table-cell office:value-type="float" office:value="168038">
            <text:p>168038</text:p>
          </table:table-cell>
          <table:table-cell office:value-type="float" office:value="158690">
            <text:p>158690</text:p>
          </table:table-cell>
          <table:table-cell office:value-type="float" office:value="136332231">
            <text:p>136332231</text:p>
          </table:table-cell>
          <table:table-cell office:value-type="float" office:value="280198">
            <text:p>280198</text:p>
          </table:table-cell>
          <table:table-cell office:value-type="float" office:value="343966">
            <text:p>343966</text:p>
          </table:table-cell>
          <table:table-cell/>
        </table:table-row>
        <table:table-row table:style-name="ro1">
          <table:table-cell office:value-type="float" office:value="17041584208">
            <text:p>17041584208</text:p>
          </table:table-cell>
          <table:table-cell office:value-type="float" office:value="222024">
            <text:p>222024</text:p>
          </table:table-cell>
          <table:table-cell office:value-type="float" office:value="158690">
            <text:p>158690</text:p>
          </table:table-cell>
          <table:table-cell office:value-type="float" office:value="178798">
            <text:p>178798</text:p>
          </table:table-cell>
          <table:table-cell office:value-type="float" office:value="4641998">
            <text:p>4641998</text:p>
          </table:table-cell>
          <table:table-cell office:value-type="float" office:value="294516">
            <text:p>294516</text:p>
          </table:table-cell>
          <table:table-cell office:value-type="float" office:value="249305">
            <text:p>249305</text:p>
          </table:table-cell>
          <table:table-cell office:value-type="float" office:value="7732398001">
            <text:p>7732398001</text:p>
          </table:table-cell>
          <table:table-cell office:value-type="float" office:value="209670">
            <text:p>209670</text:p>
          </table:table-cell>
          <table:table-cell office:value-type="float" office:value="195039">
            <text:p>195039</text:p>
          </table:table-cell>
          <table:table-cell office:value-type="float" office:value="192900">
            <text:p>192900</text:p>
          </table:table-cell>
          <table:table-cell office:value-type="float" office:value="9487600">
            <text:p>9487600</text:p>
          </table:table-cell>
          <table:table-cell office:value-type="float" office:value="282138">
            <text:p>282138</text:p>
          </table:table-cell>
          <table:table-cell office:value-type="float" office:value="237794">
            <text:p>237794</text:p>
          </table:table-cell>
          <table:table-cell office:value-type="float" office:value="5163264015">
            <text:p>5163264015</text:p>
          </table:table-cell>
          <table:table-cell office:value-type="float" office:value="308159">
            <text:p>308159</text:p>
          </table:table-cell>
          <table:table-cell office:value-type="float" office:value="219617">
            <text:p>219617</text:p>
          </table:table-cell>
          <table:table-cell office:value-type="float" office:value="168514">
            <text:p>168514</text:p>
          </table:table-cell>
          <table:table-cell office:value-type="float" office:value="103155662">
            <text:p>103155662</text:p>
          </table:table-cell>
          <table:table-cell office:value-type="float" office:value="320265">
            <text:p>320265</text:p>
          </table:table-cell>
          <table:table-cell office:value-type="float" office:value="345167">
            <text:p>345167</text:p>
          </table:table-cell>
          <table:table-cell/>
        </table:table-row>
        <table:table-row table:style-name="ro1">
          <table:table-cell office:value-type="float" office:value="2167709322">
            <text:p>2167709322</text:p>
          </table:table-cell>
          <table:table-cell office:value-type="float" office:value="194668">
            <text:p>194668</text:p>
          </table:table-cell>
          <table:table-cell office:value-type="float" office:value="159346">
            <text:p>159346</text:p>
          </table:table-cell>
          <table:table-cell office:value-type="float" office:value="152672">
            <text:p>152672</text:p>
          </table:table-cell>
          <table:table-cell office:value-type="float" office:value="5887100">
            <text:p>5887100</text:p>
          </table:table-cell>
          <table:table-cell office:value-type="float" office:value="274654">
            <text:p>274654</text:p>
          </table:table-cell>
          <table:table-cell office:value-type="float" office:value="228474">
            <text:p>228474</text:p>
          </table:table-cell>
          <table:table-cell office:value-type="float" office:value="8104388806">
            <text:p>8104388806</text:p>
          </table:table-cell>
          <table:table-cell office:value-type="float" office:value="206146">
            <text:p>206146</text:p>
          </table:table-cell>
          <table:table-cell office:value-type="float" office:value="166060">
            <text:p>166060</text:p>
          </table:table-cell>
          <table:table-cell office:value-type="float" office:value="192793">
            <text:p>192793</text:p>
          </table:table-cell>
          <table:table-cell office:value-type="float" office:value="2232516">
            <text:p>2232516</text:p>
          </table:table-cell>
          <table:table-cell office:value-type="float" office:value="271848">
            <text:p>271848</text:p>
          </table:table-cell>
          <table:table-cell office:value-type="float" office:value="240194">
            <text:p>240194</text:p>
          </table:table-cell>
          <table:table-cell office:value-type="float" office:value="1653690729">
            <text:p>1653690729</text:p>
          </table:table-cell>
          <table:table-cell office:value-type="float" office:value="200864">
            <text:p>200864</text:p>
          </table:table-cell>
          <table:table-cell office:value-type="float" office:value="203564">
            <text:p>203564</text:p>
          </table:table-cell>
          <table:table-cell office:value-type="float" office:value="166456">
            <text:p>166456</text:p>
          </table:table-cell>
          <table:table-cell office:value-type="float" office:value="15272188">
            <text:p>15272188</text:p>
          </table:table-cell>
          <table:table-cell office:value-type="float" office:value="280504">
            <text:p>280504</text:p>
          </table:table-cell>
          <table:table-cell office:value-type="float" office:value="360602">
            <text:p>360602</text:p>
          </table:table-cell>
          <table:table-cell/>
        </table:table-row>
        <table:table-row table:style-name="ro1">
          <table:table-cell office:value-type="float" office:value="3407881265">
            <text:p>3407881265</text:p>
          </table:table-cell>
          <table:table-cell office:value-type="float" office:value="191980">
            <text:p>191980</text:p>
          </table:table-cell>
          <table:table-cell office:value-type="float" office:value="156372">
            <text:p>156372</text:p>
          </table:table-cell>
          <table:table-cell office:value-type="float" office:value="156370">
            <text:p>156370</text:p>
          </table:table-cell>
          <table:table-cell office:value-type="float" office:value="1186828">
            <text:p>1186828</text:p>
          </table:table-cell>
          <table:table-cell office:value-type="float" office:value="276354">
            <text:p>276354</text:p>
          </table:table-cell>
          <table:table-cell office:value-type="float" office:value="239350">
            <text:p>239350</text:p>
          </table:table-cell>
          <table:table-cell office:value-type="float" office:value="2751772508">
            <text:p>2751772508</text:p>
          </table:table-cell>
          <table:table-cell office:value-type="float" office:value="202272">
            <text:p>202272</text:p>
          </table:table-cell>
          <table:table-cell office:value-type="float" office:value="178770">
            <text:p>178770</text:p>
          </table:table-cell>
          <table:table-cell office:value-type="float" office:value="166024">
            <text:p>166024</text:p>
          </table:table-cell>
          <table:table-cell office:value-type="float" office:value="1473083">
            <text:p>1473083</text:p>
          </table:table-cell>
          <table:table-cell office:value-type="float" office:value="394791">
            <text:p>394791</text:p>
          </table:table-cell>
          <table:table-cell office:value-type="float" office:value="237662">
            <text:p>237662</text:p>
          </table:table-cell>
          <table:table-cell office:value-type="float" office:value="4051407646">
            <text:p>4051407646</text:p>
          </table:table-cell>
          <table:table-cell office:value-type="float" office:value="203006">
            <text:p>203006</text:p>
          </table:table-cell>
          <table:table-cell office:value-type="float" office:value="163488">
            <text:p>163488</text:p>
          </table:table-cell>
          <table:table-cell office:value-type="float" office:value="207679">
            <text:p>207679</text:p>
          </table:table-cell>
          <table:table-cell office:value-type="float" office:value="485142">
            <text:p>485142</text:p>
          </table:table-cell>
          <table:table-cell office:value-type="float" office:value="273746">
            <text:p>273746</text:p>
          </table:table-cell>
          <table:table-cell office:value-type="float" office:value="259675">
            <text:p>259675</text:p>
          </table:table-cell>
          <table:table-cell/>
        </table:table-row>
        <table:table-row table:style-name="ro1">
          <table:table-cell office:value-type="float" office:value="2375858468">
            <text:p>2375858468</text:p>
          </table:table-cell>
          <table:table-cell office:value-type="float" office:value="190398">
            <text:p>190398</text:p>
          </table:table-cell>
          <table:table-cell office:value-type="float" office:value="187149">
            <text:p>187149</text:p>
          </table:table-cell>
          <table:table-cell office:value-type="float" office:value="186478">
            <text:p>186478</text:p>
          </table:table-cell>
          <table:table-cell office:value-type="float" office:value="8749100">
            <text:p>8749100</text:p>
          </table:table-cell>
          <table:table-cell office:value-type="float" office:value="604898">
            <text:p>604898</text:p>
          </table:table-cell>
          <table:table-cell office:value-type="float" office:value="252126">
            <text:p>252126</text:p>
          </table:table-cell>
          <table:table-cell office:value-type="float" office:value="4924036887">
            <text:p>4924036887</text:p>
          </table:table-cell>
          <table:table-cell office:value-type="float" office:value="211316">
            <text:p>211316</text:p>
          </table:table-cell>
          <table:table-cell office:value-type="float" office:value="168130">
            <text:p>168130</text:p>
          </table:table-cell>
          <table:table-cell office:value-type="float" office:value="162022">
            <text:p>162022</text:p>
          </table:table-cell>
          <table:table-cell office:value-type="float" office:value="3721291">
            <text:p>3721291</text:p>
          </table:table-cell>
          <table:table-cell office:value-type="float" office:value="271370">
            <text:p>271370</text:p>
          </table:table-cell>
          <table:table-cell office:value-type="float" office:value="223696">
            <text:p>223696</text:p>
          </table:table-cell>
          <table:table-cell office:value-type="float" office:value="6369002710">
            <text:p>6369002710</text:p>
          </table:table-cell>
          <table:table-cell office:value-type="float" office:value="202828">
            <text:p>202828</text:p>
          </table:table-cell>
          <table:table-cell office:value-type="float" office:value="165822">
            <text:p>165822</text:p>
          </table:table-cell>
          <table:table-cell office:value-type="float" office:value="232883">
            <text:p>232883</text:p>
          </table:table-cell>
          <table:table-cell office:value-type="float" office:value="10993241">
            <text:p>10993241</text:p>
          </table:table-cell>
          <table:table-cell office:value-type="float" office:value="324398">
            <text:p>324398</text:p>
          </table:table-cell>
          <table:table-cell office:value-type="float" office:value="246378">
            <text:p>246378</text:p>
          </table:table-cell>
          <table:table-cell/>
        </table:table-row>
        <table:table-row table:style-name="ro1">
          <table:table-cell office:value-type="float" office:value="7418518908">
            <text:p>7418518908</text:p>
          </table:table-cell>
          <table:table-cell office:value-type="float" office:value="228545">
            <text:p>228545</text:p>
          </table:table-cell>
          <table:table-cell office:value-type="float" office:value="162802">
            <text:p>162802</text:p>
          </table:table-cell>
          <table:table-cell office:value-type="float" office:value="190617">
            <text:p>190617</text:p>
          </table:table-cell>
          <table:table-cell office:value-type="float" office:value="1265423">
            <text:p>1265423</text:p>
          </table:table-cell>
          <table:table-cell office:value-type="float" office:value="292516">
            <text:p>292516</text:p>
          </table:table-cell>
          <table:table-cell office:value-type="float" office:value="237130">
            <text:p>237130</text:p>
          </table:table-cell>
          <table:table-cell office:value-type="float" office:value="2650307268">
            <text:p>2650307268</text:p>
          </table:table-cell>
          <table:table-cell office:value-type="float" office:value="234288">
            <text:p>234288</text:p>
          </table:table-cell>
          <table:table-cell office:value-type="float" office:value="190799">
            <text:p>190799</text:p>
          </table:table-cell>
          <table:table-cell office:value-type="float" office:value="164668">
            <text:p>164668</text:p>
          </table:table-cell>
          <table:table-cell office:value-type="float" office:value="9513624">
            <text:p>9513624</text:p>
          </table:table-cell>
          <table:table-cell office:value-type="float" office:value="288278">
            <text:p>288278</text:p>
          </table:table-cell>
          <table:table-cell office:value-type="float" office:value="328145">
            <text:p>328145</text:p>
          </table:table-cell>
          <table:table-cell office:value-type="float" office:value="1000076952">
            <text:p>1000076952</text:p>
          </table:table-cell>
          <table:table-cell office:value-type="float" office:value="204710">
            <text:p>204710</text:p>
          </table:table-cell>
          <table:table-cell office:value-type="float" office:value="222492">
            <text:p>222492</text:p>
          </table:table-cell>
          <table:table-cell office:value-type="float" office:value="162748">
            <text:p>162748</text:p>
          </table:table-cell>
          <table:table-cell office:value-type="float" office:value="3230320">
            <text:p>3230320</text:p>
          </table:table-cell>
          <table:table-cell office:value-type="float" office:value="282098">
            <text:p>282098</text:p>
          </table:table-cell>
          <table:table-cell office:value-type="float" office:value="231154">
            <text:p>231154</text:p>
          </table:table-cell>
          <table:table-cell/>
        </table:table-row>
        <table:table-row table:style-name="ro1">
          <table:table-cell office:value-type="float" office:value="5297525656">
            <text:p>5297525656</text:p>
          </table:table-cell>
          <table:table-cell office:value-type="float" office:value="215552">
            <text:p>215552</text:p>
          </table:table-cell>
          <table:table-cell office:value-type="float" office:value="157458">
            <text:p>157458</text:p>
          </table:table-cell>
          <table:table-cell office:value-type="float" office:value="159036">
            <text:p>159036</text:p>
          </table:table-cell>
          <table:table-cell office:value-type="float" office:value="10543048">
            <text:p>10543048</text:p>
          </table:table-cell>
          <table:table-cell office:value-type="float" office:value="426475">
            <text:p>426475</text:p>
          </table:table-cell>
          <table:table-cell office:value-type="float" office:value="230924">
            <text:p>230924</text:p>
          </table:table-cell>
          <table:table-cell office:value-type="float" office:value="20421074466">
            <text:p>20421074466</text:p>
          </table:table-cell>
          <table:table-cell office:value-type="float" office:value="238807">
            <text:p>238807</text:p>
          </table:table-cell>
          <table:table-cell office:value-type="float" office:value="264981">
            <text:p>264981</text:p>
          </table:table-cell>
          <table:table-cell office:value-type="float" office:value="167190">
            <text:p>167190</text:p>
          </table:table-cell>
          <table:table-cell office:value-type="float" office:value="511308">
            <text:p>511308</text:p>
          </table:table-cell>
          <table:table-cell office:value-type="float" office:value="335897">
            <text:p>335897</text:p>
          </table:table-cell>
          <table:table-cell office:value-type="float" office:value="251478">
            <text:p>251478</text:p>
          </table:table-cell>
          <table:table-cell office:value-type="float" office:value="1107693120">
            <text:p>1107693120</text:p>
          </table:table-cell>
          <table:table-cell office:value-type="float" office:value="229518">
            <text:p>229518</text:p>
          </table:table-cell>
          <table:table-cell office:value-type="float" office:value="168502">
            <text:p>168502</text:p>
          </table:table-cell>
          <table:table-cell office:value-type="float" office:value="160712">
            <text:p>160712</text:p>
          </table:table-cell>
          <table:table-cell office:value-type="float" office:value="1646913">
            <text:p>1646913</text:p>
          </table:table-cell>
          <table:table-cell office:value-type="float" office:value="319683">
            <text:p>319683</text:p>
          </table:table-cell>
          <table:table-cell office:value-type="float" office:value="222816">
            <text:p>222816</text:p>
          </table:table-cell>
          <table:table-cell/>
        </table:table-row>
        <table:table-row table:style-name="ro1">
          <table:table-cell office:value-type="float" office:value="6085642450">
            <text:p>6085642450</text:p>
          </table:table-cell>
          <table:table-cell office:value-type="float" office:value="198778">
            <text:p>198778</text:p>
          </table:table-cell>
          <table:table-cell office:value-type="float" office:value="164900">
            <text:p>164900</text:p>
          </table:table-cell>
          <table:table-cell office:value-type="float" office:value="219774">
            <text:p>219774</text:p>
          </table:table-cell>
          <table:table-cell office:value-type="float" office:value="8342574">
            <text:p>8342574</text:p>
          </table:table-cell>
          <table:table-cell office:value-type="float" office:value="273648">
            <text:p>273648</text:p>
          </table:table-cell>
          <table:table-cell office:value-type="float" office:value="250254">
            <text:p>250254</text:p>
          </table:table-cell>
          <table:table-cell office:value-type="float" office:value="11855618117">
            <text:p>11855618117</text:p>
          </table:table-cell>
          <table:table-cell office:value-type="float" office:value="203350">
            <text:p>203350</text:p>
          </table:table-cell>
          <table:table-cell office:value-type="float" office:value="167950">
            <text:p>167950</text:p>
          </table:table-cell>
          <table:table-cell office:value-type="float" office:value="164580">
            <text:p>164580</text:p>
          </table:table-cell>
          <table:table-cell office:value-type="float" office:value="6604689">
            <text:p>6604689</text:p>
          </table:table-cell>
          <table:table-cell office:value-type="float" office:value="300132">
            <text:p>300132</text:p>
          </table:table-cell>
          <table:table-cell office:value-type="float" office:value="256860">
            <text:p>256860</text:p>
          </table:table-cell>
          <table:table-cell office:value-type="float" office:value="1211343312">
            <text:p>1211343312</text:p>
          </table:table-cell>
          <table:table-cell office:value-type="float" office:value="201826">
            <text:p>201826</text:p>
          </table:table-cell>
          <table:table-cell office:value-type="float" office:value="209533">
            <text:p>209533</text:p>
          </table:table-cell>
          <table:table-cell office:value-type="float" office:value="163834">
            <text:p>163834</text:p>
          </table:table-cell>
          <table:table-cell office:value-type="float" office:value="9832718">
            <text:p>9832718</text:p>
          </table:table-cell>
          <table:table-cell office:value-type="float" office:value="289172">
            <text:p>289172</text:p>
          </table:table-cell>
          <table:table-cell office:value-type="float" office:value="241480">
            <text:p>241480</text:p>
          </table:table-cell>
          <table:table-cell/>
        </table:table-row>
        <table:table-row table:style-name="ro1">
          <table:table-cell office:value-type="float" office:value="1828588982">
            <text:p>1828588982</text:p>
          </table:table-cell>
          <table:table-cell office:value-type="float" office:value="234151">
            <text:p>234151</text:p>
          </table:table-cell>
          <table:table-cell office:value-type="float" office:value="154542">
            <text:p>154542</text:p>
          </table:table-cell>
          <table:table-cell office:value-type="float" office:value="240448">
            <text:p>240448</text:p>
          </table:table-cell>
          <table:table-cell office:value-type="float" office:value="8225700">
            <text:p>8225700</text:p>
          </table:table-cell>
          <table:table-cell office:value-type="float" office:value="402067">
            <text:p>402067</text:p>
          </table:table-cell>
          <table:table-cell office:value-type="float" office:value="235270">
            <text:p>235270</text:p>
          </table:table-cell>
          <table:table-cell office:value-type="float" office:value="8789490099">
            <text:p>8789490099</text:p>
          </table:table-cell>
          <table:table-cell office:value-type="float" office:value="205966">
            <text:p>205966</text:p>
          </table:table-cell>
          <table:table-cell office:value-type="float" office:value="181288">
            <text:p>181288</text:p>
          </table:table-cell>
          <table:table-cell office:value-type="float" office:value="165442">
            <text:p>165442</text:p>
          </table:table-cell>
          <table:table-cell office:value-type="float" office:value="4741102">
            <text:p>4741102</text:p>
          </table:table-cell>
          <table:table-cell office:value-type="float" office:value="366018">
            <text:p>366018</text:p>
          </table:table-cell>
          <table:table-cell office:value-type="float" office:value="244436">
            <text:p>244436</text:p>
          </table:table-cell>
          <table:table-cell office:value-type="float" office:value="12565983548">
            <text:p>12565983548</text:p>
          </table:table-cell>
          <table:table-cell office:value-type="float" office:value="332516">
            <text:p>332516</text:p>
          </table:table-cell>
          <table:table-cell office:value-type="float" office:value="171564">
            <text:p>171564</text:p>
          </table:table-cell>
          <table:table-cell office:value-type="float" office:value="803123">
            <text:p>803123</text:p>
          </table:table-cell>
          <table:table-cell office:value-type="float" office:value="20354237">
            <text:p>20354237</text:p>
          </table:table-cell>
          <table:table-cell office:value-type="float" office:value="267324">
            <text:p>267324</text:p>
          </table:table-cell>
          <table:table-cell office:value-type="float" office:value="221570">
            <text:p>221570</text:p>
          </table:table-cell>
          <table:table-cell/>
        </table:table-row>
        <table:table-row table:style-name="ro1">
          <table:table-cell office:value-type="float" office:value="4448380629">
            <text:p>4448380629</text:p>
          </table:table-cell>
          <table:table-cell office:value-type="float" office:value="219038">
            <text:p>219038</text:p>
          </table:table-cell>
          <table:table-cell office:value-type="float" office:value="152566">
            <text:p>152566</text:p>
          </table:table-cell>
          <table:table-cell office:value-type="float" office:value="151716">
            <text:p>151716</text:p>
          </table:table-cell>
          <table:table-cell office:value-type="float" office:value="19393747">
            <text:p>19393747</text:p>
          </table:table-cell>
          <table:table-cell office:value-type="float" office:value="328799">
            <text:p>328799</text:p>
          </table:table-cell>
          <table:table-cell office:value-type="float" office:value="243710">
            <text:p>243710</text:p>
          </table:table-cell>
          <table:table-cell office:value-type="float" office:value="3972085643">
            <text:p>3972085643</text:p>
          </table:table-cell>
          <table:table-cell office:value-type="float" office:value="205238">
            <text:p>205238</text:p>
          </table:table-cell>
          <table:table-cell office:value-type="float" office:value="166846">
            <text:p>166846</text:p>
          </table:table-cell>
          <table:table-cell office:value-type="float" office:value="168880">
            <text:p>168880</text:p>
          </table:table-cell>
          <table:table-cell office:value-type="float" office:value="4473242">
            <text:p>4473242</text:p>
          </table:table-cell>
          <table:table-cell office:value-type="float" office:value="282290">
            <text:p>282290</text:p>
          </table:table-cell>
          <table:table-cell office:value-type="float" office:value="333078">
            <text:p>333078</text:p>
          </table:table-cell>
          <table:table-cell office:value-type="float" office:value="1939584719">
            <text:p>1939584719</text:p>
          </table:table-cell>
          <table:table-cell office:value-type="float" office:value="225201">
            <text:p>225201</text:p>
          </table:table-cell>
          <table:table-cell office:value-type="float" office:value="166292">
            <text:p>166292</text:p>
          </table:table-cell>
          <table:table-cell office:value-type="float" office:value="163508">
            <text:p>163508</text:p>
          </table:table-cell>
          <table:table-cell office:value-type="float" office:value="5366295">
            <text:p>5366295</text:p>
          </table:table-cell>
          <table:table-cell office:value-type="float" office:value="293312">
            <text:p>293312</text:p>
          </table:table-cell>
          <table:table-cell office:value-type="float" office:value="282606">
            <text:p>282606</text:p>
          </table:table-cell>
          <table:table-cell/>
        </table:table-row>
        <table:table-row table:style-name="ro1">
          <table:table-cell office:value-type="float" office:value="1788957459">
            <text:p>1788957459</text:p>
          </table:table-cell>
          <table:table-cell office:value-type="float" office:value="239534">
            <text:p>239534</text:p>
          </table:table-cell>
          <table:table-cell office:value-type="float" office:value="162632">
            <text:p>162632</text:p>
          </table:table-cell>
          <table:table-cell office:value-type="float" office:value="155704">
            <text:p>155704</text:p>
          </table:table-cell>
          <table:table-cell office:value-type="float" office:value="22094775">
            <text:p>22094775</text:p>
          </table:table-cell>
          <table:table-cell office:value-type="float" office:value="267620">
            <text:p>267620</text:p>
          </table:table-cell>
          <table:table-cell office:value-type="float" office:value="274810">
            <text:p>274810</text:p>
          </table:table-cell>
          <table:table-cell office:value-type="float" office:value="3523361269">
            <text:p>3523361269</text:p>
          </table:table-cell>
          <table:table-cell office:value-type="float" office:value="206766">
            <text:p>206766</text:p>
          </table:table-cell>
          <table:table-cell office:value-type="float" office:value="170328">
            <text:p>170328</text:p>
          </table:table-cell>
          <table:table-cell office:value-type="float" office:value="178752">
            <text:p>178752</text:p>
          </table:table-cell>
          <table:table-cell office:value-type="float" office:value="268122">
            <text:p>268122</text:p>
          </table:table-cell>
          <table:table-cell office:value-type="float" office:value="279212">
            <text:p>279212</text:p>
          </table:table-cell>
          <table:table-cell office:value-type="float" office:value="298189">
            <text:p>298189</text:p>
          </table:table-cell>
          <table:table-cell office:value-type="float" office:value="2284834887">
            <text:p>2284834887</text:p>
          </table:table-cell>
          <table:table-cell office:value-type="float" office:value="204214">
            <text:p>204214</text:p>
          </table:table-cell>
          <table:table-cell office:value-type="float" office:value="162654">
            <text:p>162654</text:p>
          </table:table-cell>
          <table:table-cell office:value-type="float" office:value="159134">
            <text:p>159134</text:p>
          </table:table-cell>
          <table:table-cell office:value-type="float" office:value="115829293">
            <text:p>115829293</text:p>
          </table:table-cell>
          <table:table-cell office:value-type="float" office:value="332541">
            <text:p>332541</text:p>
          </table:table-cell>
          <table:table-cell office:value-type="float" office:value="250034">
            <text:p>250034</text:p>
          </table:table-cell>
          <table:table-cell/>
        </table:table-row>
        <table:table-row table:style-name="ro1">
          <table:table-cell office:value-type="float" office:value="2499331081">
            <text:p>2499331081</text:p>
          </table:table-cell>
          <table:table-cell office:value-type="float" office:value="191044">
            <text:p>191044</text:p>
          </table:table-cell>
          <table:table-cell office:value-type="float" office:value="157636">
            <text:p>157636</text:p>
          </table:table-cell>
          <table:table-cell office:value-type="float" office:value="152720">
            <text:p>152720</text:p>
          </table:table-cell>
          <table:table-cell office:value-type="float" office:value="8311774">
            <text:p>8311774</text:p>
          </table:table-cell>
          <table:table-cell office:value-type="float" office:value="311944">
            <text:p>311944</text:p>
          </table:table-cell>
          <table:table-cell office:value-type="float" office:value="219564">
            <text:p>219564</text:p>
          </table:table-cell>
          <table:table-cell office:value-type="float" office:value="5628271940">
            <text:p>5628271940</text:p>
          </table:table-cell>
          <table:table-cell office:value-type="float" office:value="241880">
            <text:p>241880</text:p>
          </table:table-cell>
          <table:table-cell office:value-type="float" office:value="246834">
            <text:p>246834</text:p>
          </table:table-cell>
          <table:table-cell office:value-type="float" office:value="164148">
            <text:p>164148</text:p>
          </table:table-cell>
          <table:table-cell office:value-type="float" office:value="17817401">
            <text:p>17817401</text:p>
          </table:table-cell>
          <table:table-cell office:value-type="float" office:value="370534">
            <text:p>370534</text:p>
          </table:table-cell>
          <table:table-cell office:value-type="float" office:value="242502">
            <text:p>242502</text:p>
          </table:table-cell>
          <table:table-cell office:value-type="float" office:value="4665682031">
            <text:p>4665682031</text:p>
          </table:table-cell>
          <table:table-cell office:value-type="float" office:value="297840">
            <text:p>297840</text:p>
          </table:table-cell>
          <table:table-cell office:value-type="float" office:value="166080">
            <text:p>166080</text:p>
          </table:table-cell>
          <table:table-cell office:value-type="float" office:value="159462">
            <text:p>159462</text:p>
          </table:table-cell>
          <table:table-cell office:value-type="float" office:value="5629775">
            <text:p>5629775</text:p>
          </table:table-cell>
          <table:table-cell office:value-type="float" office:value="267786">
            <text:p>267786</text:p>
          </table:table-cell>
          <table:table-cell office:value-type="float" office:value="312523">
            <text:p>312523</text:p>
          </table:table-cell>
          <table:table-cell/>
        </table:table-row>
        <table:table-row table:style-name="ro1">
          <table:table-cell office:value-type="float" office:value="5156846189">
            <text:p>5156846189</text:p>
          </table:table-cell>
          <table:table-cell office:value-type="float" office:value="217842">
            <text:p>217842</text:p>
          </table:table-cell>
          <table:table-cell office:value-type="float" office:value="153132">
            <text:p>153132</text:p>
          </table:table-cell>
          <table:table-cell office:value-type="float" office:value="151106">
            <text:p>151106</text:p>
          </table:table-cell>
          <table:table-cell office:value-type="float" office:value="6729129">
            <text:p>6729129</text:p>
          </table:table-cell>
          <table:table-cell office:value-type="float" office:value="263216">
            <text:p>263216</text:p>
          </table:table-cell>
          <table:table-cell office:value-type="float" office:value="367634">
            <text:p>367634</text:p>
          </table:table-cell>
          <table:table-cell office:value-type="float" office:value="2038692931">
            <text:p>2038692931</text:p>
          </table:table-cell>
          <table:table-cell office:value-type="float" office:value="208042">
            <text:p>208042</text:p>
          </table:table-cell>
          <table:table-cell office:value-type="float" office:value="236697">
            <text:p>236697</text:p>
          </table:table-cell>
          <table:table-cell office:value-type="float" office:value="166108">
            <text:p>166108</text:p>
          </table:table-cell>
          <table:table-cell office:value-type="float" office:value="25480881">
            <text:p>25480881</text:p>
          </table:table-cell>
          <table:table-cell office:value-type="float" office:value="273830">
            <text:p>273830</text:p>
          </table:table-cell>
          <table:table-cell office:value-type="float" office:value="229808">
            <text:p>229808</text:p>
          </table:table-cell>
          <table:table-cell office:value-type="float" office:value="4035058185">
            <text:p>4035058185</text:p>
          </table:table-cell>
          <table:table-cell office:value-type="float" office:value="207740">
            <text:p>207740</text:p>
          </table:table-cell>
          <table:table-cell office:value-type="float" office:value="207893">
            <text:p>207893</text:p>
          </table:table-cell>
          <table:table-cell office:value-type="float" office:value="162248">
            <text:p>162248</text:p>
          </table:table-cell>
          <table:table-cell office:value-type="float" office:value="32203402">
            <text:p>32203402</text:p>
          </table:table-cell>
          <table:table-cell office:value-type="float" office:value="529110">
            <text:p>529110</text:p>
          </table:table-cell>
          <table:table-cell office:value-type="float" office:value="264852">
            <text:p>264852</text:p>
          </table:table-cell>
          <table:table-cell/>
        </table:table-row>
        <table:table-row table:style-name="ro1">
          <table:table-cell office:value-type="float" office:value="4037560177">
            <text:p>4037560177</text:p>
          </table:table-cell>
          <table:table-cell office:value-type="float" office:value="190160">
            <text:p>190160</text:p>
          </table:table-cell>
          <table:table-cell office:value-type="float" office:value="194663">
            <text:p>194663</text:p>
          </table:table-cell>
          <table:table-cell office:value-type="float" office:value="181946">
            <text:p>181946</text:p>
          </table:table-cell>
          <table:table-cell office:value-type="float" office:value="248038">
            <text:p>248038</text:p>
          </table:table-cell>
          <table:table-cell office:value-type="float" office:value="264076">
            <text:p>264076</text:p>
          </table:table-cell>
          <table:table-cell office:value-type="float" office:value="245746">
            <text:p>245746</text:p>
          </table:table-cell>
          <table:table-cell office:value-type="float" office:value="7193040405">
            <text:p>7193040405</text:p>
          </table:table-cell>
          <table:table-cell office:value-type="float" office:value="204542">
            <text:p>204542</text:p>
          </table:table-cell>
          <table:table-cell office:value-type="float" office:value="169370">
            <text:p>169370</text:p>
          </table:table-cell>
          <table:table-cell office:value-type="float" office:value="165990">
            <text:p>165990</text:p>
          </table:table-cell>
          <table:table-cell office:value-type="float" office:value="2024170">
            <text:p>2024170</text:p>
          </table:table-cell>
          <table:table-cell office:value-type="float" office:value="293902">
            <text:p>293902</text:p>
          </table:table-cell>
          <table:table-cell office:value-type="float" office:value="253580">
            <text:p>253580</text:p>
          </table:table-cell>
          <table:table-cell office:value-type="float" office:value="32426183295">
            <text:p>32426183295</text:p>
          </table:table-cell>
          <table:table-cell office:value-type="float" office:value="208626">
            <text:p>208626</text:p>
          </table:table-cell>
          <table:table-cell office:value-type="float" office:value="176064">
            <text:p>176064</text:p>
          </table:table-cell>
          <table:table-cell office:value-type="float" office:value="161592">
            <text:p>161592</text:p>
          </table:table-cell>
          <table:table-cell office:value-type="float" office:value="15857847">
            <text:p>15857847</text:p>
          </table:table-cell>
          <table:table-cell office:value-type="float" office:value="270096">
            <text:p>270096</text:p>
          </table:table-cell>
          <table:table-cell office:value-type="float" office:value="267216">
            <text:p>267216</text:p>
          </table:table-cell>
          <table:table-cell/>
        </table:table-row>
        <table:table-row table:style-name="ro1">
          <table:table-cell office:value-type="float" office:value="1850844823">
            <text:p>1850844823</text:p>
          </table:table-cell>
          <table:table-cell office:value-type="float" office:value="246693">
            <text:p>246693</text:p>
          </table:table-cell>
          <table:table-cell office:value-type="float" office:value="178691">
            <text:p>178691</text:p>
          </table:table-cell>
          <table:table-cell office:value-type="float" office:value="150936">
            <text:p>150936</text:p>
          </table:table-cell>
          <table:table-cell office:value-type="float" office:value="21710334">
            <text:p>21710334</text:p>
          </table:table-cell>
          <table:table-cell office:value-type="float" office:value="282554">
            <text:p>282554</text:p>
          </table:table-cell>
          <table:table-cell office:value-type="float" office:value="227358">
            <text:p>227358</text:p>
          </table:table-cell>
          <table:table-cell office:value-type="float" office:value="2817708450">
            <text:p>2817708450</text:p>
          </table:table-cell>
          <table:table-cell office:value-type="float" office:value="223734">
            <text:p>223734</text:p>
          </table:table-cell>
          <table:table-cell office:value-type="float" office:value="170972">
            <text:p>170972</text:p>
          </table:table-cell>
          <table:table-cell office:value-type="float" office:value="166052">
            <text:p>166052</text:p>
          </table:table-cell>
          <table:table-cell office:value-type="float" office:value="131976851">
            <text:p>131976851</text:p>
          </table:table-cell>
          <table:table-cell office:value-type="float" office:value="388777">
            <text:p>388777</text:p>
          </table:table-cell>
          <table:table-cell office:value-type="float" office:value="235016">
            <text:p>235016</text:p>
          </table:table-cell>
          <table:table-cell office:value-type="float" office:value="545908883">
            <text:p>545908883</text:p>
          </table:table-cell>
          <table:table-cell office:value-type="float" office:value="261209">
            <text:p>261209</text:p>
          </table:table-cell>
          <table:table-cell office:value-type="float" office:value="167942">
            <text:p>167942</text:p>
          </table:table-cell>
          <table:table-cell office:value-type="float" office:value="161508">
            <text:p>161508</text:p>
          </table:table-cell>
          <table:table-cell office:value-type="float" office:value="8013929">
            <text:p>8013929</text:p>
          </table:table-cell>
          <table:table-cell office:value-type="float" office:value="289768">
            <text:p>289768</text:p>
          </table:table-cell>
          <table:table-cell office:value-type="float" office:value="245448">
            <text:p>245448</text:p>
          </table:table-cell>
          <table:table-cell/>
        </table:table-row>
        <table:table-row table:style-name="ro1">
          <table:table-cell office:value-type="float" office:value="13181389404">
            <text:p>13181389404</text:p>
          </table:table-cell>
          <table:table-cell office:value-type="float" office:value="191804">
            <text:p>191804</text:p>
          </table:table-cell>
          <table:table-cell office:value-type="float" office:value="156834">
            <text:p>156834</text:p>
          </table:table-cell>
          <table:table-cell office:value-type="float" office:value="158804">
            <text:p>158804</text:p>
          </table:table-cell>
          <table:table-cell office:value-type="float" office:value="813380">
            <text:p>813380</text:p>
          </table:table-cell>
          <table:table-cell office:value-type="float" office:value="263202">
            <text:p>263202</text:p>
          </table:table-cell>
          <table:table-cell office:value-type="float" office:value="260684">
            <text:p>260684</text:p>
          </table:table-cell>
          <table:table-cell office:value-type="float" office:value="1089832274">
            <text:p>1089832274</text:p>
          </table:table-cell>
          <table:table-cell office:value-type="float" office:value="204546">
            <text:p>204546</text:p>
          </table:table-cell>
          <table:table-cell office:value-type="float" office:value="170794">
            <text:p>170794</text:p>
          </table:table-cell>
          <table:table-cell office:value-type="float" office:value="161088">
            <text:p>161088</text:p>
          </table:table-cell>
          <table:table-cell office:value-type="float" office:value="277455">
            <text:p>277455</text:p>
          </table:table-cell>
          <table:table-cell office:value-type="float" office:value="318930">
            <text:p>318930</text:p>
          </table:table-cell>
          <table:table-cell office:value-type="float" office:value="230314">
            <text:p>230314</text:p>
          </table:table-cell>
          <table:table-cell office:value-type="float" office:value="5161084940">
            <text:p>5161084940</text:p>
          </table:table-cell>
          <table:table-cell office:value-type="float" office:value="199938">
            <text:p>199938</text:p>
          </table:table-cell>
          <table:table-cell office:value-type="float" office:value="172968">
            <text:p>172968</text:p>
          </table:table-cell>
          <table:table-cell office:value-type="float" office:value="188479">
            <text:p>188479</text:p>
          </table:table-cell>
          <table:table-cell office:value-type="float" office:value="11356139">
            <text:p>11356139</text:p>
          </table:table-cell>
          <table:table-cell office:value-type="float" office:value="286900">
            <text:p>286900</text:p>
          </table:table-cell>
          <table:table-cell office:value-type="float" office:value="241802">
            <text:p>241802</text:p>
          </table:table-cell>
          <table:table-cell/>
        </table:table-row>
        <table:table-row table:style-name="ro1">
          <table:table-cell office:value-type="float" office:value="5082107483">
            <text:p>5082107483</text:p>
          </table:table-cell>
          <table:table-cell office:value-type="float" office:value="263890">
            <text:p>263890</text:p>
          </table:table-cell>
          <table:table-cell office:value-type="float" office:value="156612">
            <text:p>156612</text:p>
          </table:table-cell>
          <table:table-cell office:value-type="float" office:value="152470">
            <text:p>152470</text:p>
          </table:table-cell>
          <table:table-cell office:value-type="float" office:value="636050">
            <text:p>636050</text:p>
          </table:table-cell>
          <table:table-cell office:value-type="float" office:value="299234">
            <text:p>299234</text:p>
          </table:table-cell>
          <table:table-cell office:value-type="float" office:value="216854">
            <text:p>216854</text:p>
          </table:table-cell>
          <table:table-cell office:value-type="float" office:value="2318168764">
            <text:p>2318168764</text:p>
          </table:table-cell>
          <table:table-cell office:value-type="float" office:value="264305">
            <text:p>264305</text:p>
          </table:table-cell>
          <table:table-cell office:value-type="float" office:value="171048">
            <text:p>171048</text:p>
          </table:table-cell>
          <table:table-cell office:value-type="float" office:value="171198">
            <text:p>171198</text:p>
          </table:table-cell>
          <table:table-cell office:value-type="float" office:value="99841635">
            <text:p>99841635</text:p>
          </table:table-cell>
          <table:table-cell office:value-type="float" office:value="297686">
            <text:p>297686</text:p>
          </table:table-cell>
          <table:table-cell office:value-type="float" office:value="244788">
            <text:p>244788</text:p>
          </table:table-cell>
          <table:table-cell office:value-type="float" office:value="2378220366">
            <text:p>2378220366</text:p>
          </table:table-cell>
          <table:table-cell office:value-type="float" office:value="205758">
            <text:p>205758</text:p>
          </table:table-cell>
          <table:table-cell office:value-type="float" office:value="219281">
            <text:p>219281</text:p>
          </table:table-cell>
          <table:table-cell office:value-type="float" office:value="169990">
            <text:p>169990</text:p>
          </table:table-cell>
          <table:table-cell office:value-type="float" office:value="8507019">
            <text:p>8507019</text:p>
          </table:table-cell>
          <table:table-cell office:value-type="float" office:value="287234">
            <text:p>287234</text:p>
          </table:table-cell>
          <table:table-cell office:value-type="float" office:value="242008">
            <text:p>242008</text:p>
          </table:table-cell>
          <table:table-cell/>
        </table:table-row>
        <table:table-row table:style-name="ro1">
          <table:table-cell office:value-type="float" office:value="1522029331">
            <text:p>1522029331</text:p>
          </table:table-cell>
          <table:table-cell office:value-type="float" office:value="215344">
            <text:p>215344</text:p>
          </table:table-cell>
          <table:table-cell office:value-type="float" office:value="157902">
            <text:p>157902</text:p>
          </table:table-cell>
          <table:table-cell office:value-type="float" office:value="205919">
            <text:p>205919</text:p>
          </table:table-cell>
          <table:table-cell office:value-type="float" office:value="7667075">
            <text:p>7667075</text:p>
          </table:table-cell>
          <table:table-cell office:value-type="float" office:value="289597">
            <text:p>289597</text:p>
          </table:table-cell>
          <table:table-cell office:value-type="float" office:value="233520">
            <text:p>233520</text:p>
          </table:table-cell>
          <table:table-cell office:value-type="float" office:value="4048543144">
            <text:p>4048543144</text:p>
          </table:table-cell>
          <table:table-cell office:value-type="float" office:value="229034">
            <text:p>229034</text:p>
          </table:table-cell>
          <table:table-cell office:value-type="float" office:value="177542">
            <text:p>177542</text:p>
          </table:table-cell>
          <table:table-cell office:value-type="float" office:value="161736">
            <text:p>161736</text:p>
          </table:table-cell>
          <table:table-cell office:value-type="float" office:value="86092334">
            <text:p>86092334</text:p>
          </table:table-cell>
          <table:table-cell office:value-type="float" office:value="304454">
            <text:p>304454</text:p>
          </table:table-cell>
          <table:table-cell office:value-type="float" office:value="281381">
            <text:p>281381</text:p>
          </table:table-cell>
          <table:table-cell office:value-type="float" office:value="3684925985">
            <text:p>3684925985</text:p>
          </table:table-cell>
          <table:table-cell office:value-type="float" office:value="232168">
            <text:p>232168</text:p>
          </table:table-cell>
          <table:table-cell office:value-type="float" office:value="172548">
            <text:p>172548</text:p>
          </table:table-cell>
          <table:table-cell office:value-type="float" office:value="185195">
            <text:p>185195</text:p>
          </table:table-cell>
          <table:table-cell office:value-type="float" office:value="18379596">
            <text:p>18379596</text:p>
          </table:table-cell>
          <table:table-cell office:value-type="float" office:value="285394">
            <text:p>285394</text:p>
          </table:table-cell>
          <table:table-cell office:value-type="float" office:value="254967">
            <text:p>254967</text:p>
          </table:table-cell>
          <table:table-cell/>
        </table:table-row>
        <table:table-row table:style-name="ro1">
          <table:table-cell office:value-type="float" office:value="9370989119">
            <text:p>9370989119</text:p>
          </table:table-cell>
          <table:table-cell office:value-type="float" office:value="191854">
            <text:p>191854</text:p>
          </table:table-cell>
          <table:table-cell office:value-type="float" office:value="155682">
            <text:p>155682</text:p>
          </table:table-cell>
          <table:table-cell office:value-type="float" office:value="158022">
            <text:p>158022</text:p>
          </table:table-cell>
          <table:table-cell office:value-type="float" office:value="822850">
            <text:p>822850</text:p>
          </table:table-cell>
          <table:table-cell office:value-type="float" office:value="311031">
            <text:p>311031</text:p>
          </table:table-cell>
          <table:table-cell office:value-type="float" office:value="224042">
            <text:p>224042</text:p>
          </table:table-cell>
          <table:table-cell office:value-type="float" office:value="9316566627">
            <text:p>9316566627</text:p>
          </table:table-cell>
          <table:table-cell office:value-type="float" office:value="205648">
            <text:p>205648</text:p>
          </table:table-cell>
          <table:table-cell office:value-type="float" office:value="214942">
            <text:p>214942</text:p>
          </table:table-cell>
          <table:table-cell office:value-type="float" office:value="183867">
            <text:p>183867</text:p>
          </table:table-cell>
          <table:table-cell office:value-type="float" office:value="45304372">
            <text:p>45304372</text:p>
          </table:table-cell>
          <table:table-cell office:value-type="float" office:value="291842">
            <text:p>291842</text:p>
          </table:table-cell>
          <table:table-cell office:value-type="float" office:value="239644">
            <text:p>239644</text:p>
          </table:table-cell>
          <table:table-cell office:value-type="float" office:value="5342945005">
            <text:p>5342945005</text:p>
          </table:table-cell>
          <table:table-cell office:value-type="float" office:value="280488">
            <text:p>280488</text:p>
          </table:table-cell>
          <table:table-cell office:value-type="float" office:value="244378">
            <text:p>244378</text:p>
          </table:table-cell>
          <table:table-cell office:value-type="float" office:value="334565">
            <text:p>334565</text:p>
          </table:table-cell>
          <table:table-cell office:value-type="float" office:value="249654">
            <text:p>249654</text:p>
          </table:table-cell>
          <table:table-cell office:value-type="float" office:value="271118">
            <text:p>271118</text:p>
          </table:table-cell>
          <table:table-cell office:value-type="float" office:value="240578">
            <text:p>240578</text:p>
          </table:table-cell>
          <table:table-cell/>
        </table:table-row>
        <table:table-row table:style-name="ro1">
          <table:table-cell office:value-type="float" office:value="2315604469">
            <text:p>2315604469</text:p>
          </table:table-cell>
          <table:table-cell office:value-type="float" office:value="231272">
            <text:p>231272</text:p>
          </table:table-cell>
          <table:table-cell office:value-type="float" office:value="227801">
            <text:p>227801</text:p>
          </table:table-cell>
          <table:table-cell office:value-type="float" office:value="173674">
            <text:p>173674</text:p>
          </table:table-cell>
          <table:table-cell office:value-type="float" office:value="509264">
            <text:p>509264</text:p>
          </table:table-cell>
          <table:table-cell office:value-type="float" office:value="298592">
            <text:p>298592</text:p>
          </table:table-cell>
          <table:table-cell office:value-type="float" office:value="230802">
            <text:p>230802</text:p>
          </table:table-cell>
          <table:table-cell office:value-type="float" office:value="3404266271">
            <text:p>3404266271</text:p>
          </table:table-cell>
          <table:table-cell office:value-type="float" office:value="204466">
            <text:p>204466</text:p>
          </table:table-cell>
          <table:table-cell office:value-type="float" office:value="173866">
            <text:p>173866</text:p>
          </table:table-cell>
          <table:table-cell office:value-type="float" office:value="191441">
            <text:p>191441</text:p>
          </table:table-cell>
          <table:table-cell office:value-type="float" office:value="4747682">
            <text:p>4747682</text:p>
          </table:table-cell>
          <table:table-cell office:value-type="float" office:value="409970">
            <text:p>409970</text:p>
          </table:table-cell>
          <table:table-cell office:value-type="float" office:value="259016">
            <text:p>259016</text:p>
          </table:table-cell>
          <table:table-cell office:value-type="float" office:value="1365037138">
            <text:p>1365037138</text:p>
          </table:table-cell>
          <table:table-cell office:value-type="float" office:value="203030">
            <text:p>203030</text:p>
          </table:table-cell>
          <table:table-cell office:value-type="float" office:value="164650">
            <text:p>164650</text:p>
          </table:table-cell>
          <table:table-cell office:value-type="float" office:value="180574">
            <text:p>180574</text:p>
          </table:table-cell>
          <table:table-cell office:value-type="float" office:value="498108">
            <text:p>498108</text:p>
          </table:table-cell>
          <table:table-cell office:value-type="float" office:value="279092">
            <text:p>279092</text:p>
          </table:table-cell>
          <table:table-cell office:value-type="float" office:value="261511">
            <text:p>261511</text:p>
          </table:table-cell>
          <table:table-cell/>
        </table:table-row>
        <table:table-row table:style-name="ro1">
          <table:table-cell office:value-type="float" office:value="8912405625">
            <text:p>8912405625</text:p>
          </table:table-cell>
          <table:table-cell office:value-type="float" office:value="260858">
            <text:p>260858</text:p>
          </table:table-cell>
          <table:table-cell office:value-type="float" office:value="162826">
            <text:p>162826</text:p>
          </table:table-cell>
          <table:table-cell office:value-type="float" office:value="151138">
            <text:p>151138</text:p>
          </table:table-cell>
          <table:table-cell office:value-type="float" office:value="7626468">
            <text:p>7626468</text:p>
          </table:table-cell>
          <table:table-cell office:value-type="float" office:value="273296">
            <text:p>273296</text:p>
          </table:table-cell>
          <table:table-cell office:value-type="float" office:value="309154">
            <text:p>309154</text:p>
          </table:table-cell>
          <table:table-cell office:value-type="float" office:value="3586848912">
            <text:p>3586848912</text:p>
          </table:table-cell>
          <table:table-cell office:value-type="float" office:value="201382">
            <text:p>201382</text:p>
          </table:table-cell>
          <table:table-cell office:value-type="float" office:value="176732">
            <text:p>176732</text:p>
          </table:table-cell>
          <table:table-cell office:value-type="float" office:value="168626">
            <text:p>168626</text:p>
          </table:table-cell>
          <table:table-cell office:value-type="float" office:value="942978">
            <text:p>942978</text:p>
          </table:table-cell>
          <table:table-cell office:value-type="float" office:value="317432">
            <text:p>317432</text:p>
          </table:table-cell>
          <table:table-cell office:value-type="float" office:value="463286">
            <text:p>463286</text:p>
          </table:table-cell>
          <table:table-cell office:value-type="float" office:value="1637034934">
            <text:p>1637034934</text:p>
          </table:table-cell>
          <table:table-cell office:value-type="float" office:value="200688">
            <text:p>200688</text:p>
          </table:table-cell>
          <table:table-cell office:value-type="float" office:value="182954">
            <text:p>182954</text:p>
          </table:table-cell>
          <table:table-cell office:value-type="float" office:value="164390">
            <text:p>164390</text:p>
          </table:table-cell>
          <table:table-cell office:value-type="float" office:value="245334">
            <text:p>245334</text:p>
          </table:table-cell>
          <table:table-cell office:value-type="float" office:value="279484">
            <text:p>279484</text:p>
          </table:table-cell>
          <table:table-cell office:value-type="float" office:value="295648">
            <text:p>295648</text:p>
          </table:table-cell>
          <table:table-cell/>
        </table:table-row>
        <table:table-row table:style-name="ro1">
          <table:table-cell office:value-type="float" office:value="3210787269">
            <text:p>3210787269</text:p>
          </table:table-cell>
          <table:table-cell office:value-type="float" office:value="195542">
            <text:p>195542</text:p>
          </table:table-cell>
          <table:table-cell office:value-type="float" office:value="176404">
            <text:p>176404</text:p>
          </table:table-cell>
          <table:table-cell office:value-type="float" office:value="154244">
            <text:p>154244</text:p>
          </table:table-cell>
          <table:table-cell office:value-type="float" office:value="63789642">
            <text:p>63789642</text:p>
          </table:table-cell>
          <table:table-cell office:value-type="float" office:value="326991">
            <text:p>326991</text:p>
          </table:table-cell>
          <table:table-cell office:value-type="float" office:value="282381">
            <text:p>282381</text:p>
          </table:table-cell>
          <table:table-cell office:value-type="float" office:value="29494218224">
            <text:p>29494218224</text:p>
          </table:table-cell>
          <table:table-cell office:value-type="float" office:value="207282">
            <text:p>207282</text:p>
          </table:table-cell>
          <table:table-cell office:value-type="float" office:value="168814">
            <text:p>168814</text:p>
          </table:table-cell>
          <table:table-cell office:value-type="float" office:value="190985">
            <text:p>190985</text:p>
          </table:table-cell>
          <table:table-cell office:value-type="float" office:value="10377876">
            <text:p>10377876</text:p>
          </table:table-cell>
          <table:table-cell office:value-type="float" office:value="422628">
            <text:p>422628</text:p>
          </table:table-cell>
          <table:table-cell office:value-type="float" office:value="269197">
            <text:p>269197</text:p>
          </table:table-cell>
          <table:table-cell office:value-type="float" office:value="10712037272">
            <text:p>10712037272</text:p>
          </table:table-cell>
          <table:table-cell office:value-type="float" office:value="214944">
            <text:p>214944</text:p>
          </table:table-cell>
          <table:table-cell office:value-type="float" office:value="193356">
            <text:p>193356</text:p>
          </table:table-cell>
          <table:table-cell office:value-type="float" office:value="162794">
            <text:p>162794</text:p>
          </table:table-cell>
          <table:table-cell office:value-type="float" office:value="29871731">
            <text:p>29871731</text:p>
          </table:table-cell>
          <table:table-cell office:value-type="float" office:value="478033">
            <text:p>478033</text:p>
          </table:table-cell>
          <table:table-cell office:value-type="float" office:value="305653">
            <text:p>305653</text:p>
          </table:table-cell>
          <table:table-cell/>
        </table:table-row>
        <table:table-row table:style-name="ro1">
          <table:table-cell office:value-type="float" office:value="4269513765">
            <text:p>4269513765</text:p>
          </table:table-cell>
          <table:table-cell office:value-type="float" office:value="191940">
            <text:p>191940</text:p>
          </table:table-cell>
          <table:table-cell office:value-type="float" office:value="151424">
            <text:p>151424</text:p>
          </table:table-cell>
          <table:table-cell office:value-type="float" office:value="188934">
            <text:p>188934</text:p>
          </table:table-cell>
          <table:table-cell office:value-type="float" office:value="3272498">
            <text:p>3272498</text:p>
          </table:table-cell>
          <table:table-cell office:value-type="float" office:value="269900">
            <text:p>269900</text:p>
          </table:table-cell>
          <table:table-cell office:value-type="float" office:value="239082">
            <text:p>239082</text:p>
          </table:table-cell>
          <table:table-cell office:value-type="float" office:value="9531821774">
            <text:p>9531821774</text:p>
          </table:table-cell>
          <table:table-cell office:value-type="float" office:value="205916">
            <text:p>205916</text:p>
          </table:table-cell>
          <table:table-cell office:value-type="float" office:value="167914">
            <text:p>167914</text:p>
          </table:table-cell>
          <table:table-cell office:value-type="float" office:value="169956">
            <text:p>169956</text:p>
          </table:table-cell>
          <table:table-cell office:value-type="float" office:value="5321468">
            <text:p>5321468</text:p>
          </table:table-cell>
          <table:table-cell office:value-type="float" office:value="1027340">
            <text:p>1027340</text:p>
          </table:table-cell>
          <table:table-cell office:value-type="float" office:value="292572">
            <text:p>292572</text:p>
          </table:table-cell>
          <table:table-cell office:value-type="float" office:value="4136690892">
            <text:p>4136690892</text:p>
          </table:table-cell>
          <table:table-cell office:value-type="float" office:value="207430">
            <text:p>207430</text:p>
          </table:table-cell>
          <table:table-cell office:value-type="float" office:value="272527">
            <text:p>272527</text:p>
          </table:table-cell>
          <table:table-cell office:value-type="float" office:value="198356">
            <text:p>198356</text:p>
          </table:table-cell>
          <table:table-cell office:value-type="float" office:value="938352">
            <text:p>938352</text:p>
          </table:table-cell>
          <table:table-cell office:value-type="float" office:value="311816">
            <text:p>311816</text:p>
          </table:table-cell>
          <table:table-cell office:value-type="float" office:value="247832">
            <text:p>247832</text:p>
          </table:table-cell>
          <table:table-cell/>
        </table:table-row>
        <table:table-row table:style-name="ro1">
          <table:table-cell office:value-type="float" office:value="1363897588">
            <text:p>1363897588</text:p>
          </table:table-cell>
          <table:table-cell office:value-type="float" office:value="191532">
            <text:p>191532</text:p>
          </table:table-cell>
          <table:table-cell office:value-type="float" office:value="184099">
            <text:p>184099</text:p>
          </table:table-cell>
          <table:table-cell office:value-type="float" office:value="172232">
            <text:p>172232</text:p>
          </table:table-cell>
          <table:table-cell office:value-type="float" office:value="18990462">
            <text:p>18990462</text:p>
          </table:table-cell>
          <table:table-cell office:value-type="float" office:value="314753">
            <text:p>314753</text:p>
          </table:table-cell>
          <table:table-cell office:value-type="float" office:value="255764">
            <text:p>255764</text:p>
          </table:table-cell>
          <table:table-cell office:value-type="float" office:value="654908386">
            <text:p>654908386</text:p>
          </table:table-cell>
          <table:table-cell office:value-type="float" office:value="237681">
            <text:p>237681</text:p>
          </table:table-cell>
          <table:table-cell office:value-type="float" office:value="169648">
            <text:p>169648</text:p>
          </table:table-cell>
          <table:table-cell office:value-type="float" office:value="163832">
            <text:p>163832</text:p>
          </table:table-cell>
          <table:table-cell office:value-type="float" office:value="3751136">
            <text:p>3751136</text:p>
          </table:table-cell>
          <table:table-cell office:value-type="float" office:value="275006">
            <text:p>275006</text:p>
          </table:table-cell>
          <table:table-cell office:value-type="float" office:value="255154">
            <text:p>255154</text:p>
          </table:table-cell>
          <table:table-cell office:value-type="float" office:value="3892314350">
            <text:p>3892314350</text:p>
          </table:table-cell>
          <table:table-cell office:value-type="float" office:value="301794">
            <text:p>301794</text:p>
          </table:table-cell>
          <table:table-cell office:value-type="float" office:value="246599">
            <text:p>246599</text:p>
          </table:table-cell>
          <table:table-cell office:value-type="float" office:value="186074">
            <text:p>186074</text:p>
          </table:table-cell>
          <table:table-cell office:value-type="float" office:value="36433410">
            <text:p>36433410</text:p>
          </table:table-cell>
          <table:table-cell office:value-type="float" office:value="277938">
            <text:p>277938</text:p>
          </table:table-cell>
          <table:table-cell office:value-type="float" office:value="229040">
            <text:p>229040</text:p>
          </table:table-cell>
          <table:table-cell/>
        </table:table-row>
        <table:table-row table:style-name="ro1">
          <table:table-cell office:value-type="float" office:value="13242549237">
            <text:p>13242549237</text:p>
          </table:table-cell>
          <table:table-cell office:value-type="float" office:value="228558">
            <text:p>228558</text:p>
          </table:table-cell>
          <table:table-cell office:value-type="float" office:value="157718">
            <text:p>157718</text:p>
          </table:table-cell>
          <table:table-cell office:value-type="float" office:value="166852">
            <text:p>166852</text:p>
          </table:table-cell>
          <table:table-cell office:value-type="float" office:value="4433587">
            <text:p>4433587</text:p>
          </table:table-cell>
          <table:table-cell office:value-type="float" office:value="299336">
            <text:p>299336</text:p>
          </table:table-cell>
          <table:table-cell office:value-type="float" office:value="229004">
            <text:p>229004</text:p>
          </table:table-cell>
          <table:table-cell office:value-type="float" office:value="905252082">
            <text:p>905252082</text:p>
          </table:table-cell>
          <table:table-cell office:value-type="float" office:value="205220">
            <text:p>205220</text:p>
          </table:table-cell>
          <table:table-cell office:value-type="float" office:value="164656">
            <text:p>164656</text:p>
          </table:table-cell>
          <table:table-cell office:value-type="float" office:value="161998">
            <text:p>161998</text:p>
          </table:table-cell>
          <table:table-cell office:value-type="float" office:value="311424">
            <text:p>311424</text:p>
          </table:table-cell>
          <table:table-cell office:value-type="float" office:value="270084">
            <text:p>270084</text:p>
          </table:table-cell>
          <table:table-cell office:value-type="float" office:value="226170">
            <text:p>226170</text:p>
          </table:table-cell>
          <table:table-cell office:value-type="float" office:value="5333691916">
            <text:p>5333691916</text:p>
          </table:table-cell>
          <table:table-cell office:value-type="float" office:value="204270">
            <text:p>204270</text:p>
          </table:table-cell>
          <table:table-cell office:value-type="float" office:value="167652">
            <text:p>167652</text:p>
          </table:table-cell>
          <table:table-cell office:value-type="float" office:value="229653">
            <text:p>229653</text:p>
          </table:table-cell>
          <table:table-cell office:value-type="float" office:value="254594">
            <text:p>254594</text:p>
          </table:table-cell>
          <table:table-cell office:value-type="float" office:value="269512">
            <text:p>269512</text:p>
          </table:table-cell>
          <table:table-cell office:value-type="float" office:value="252750">
            <text:p>252750</text:p>
          </table:table-cell>
          <table:table-cell/>
        </table:table-row>
        <table:table-row table:style-name="ro1">
          <table:table-cell office:value-type="float" office:value="10986859068">
            <text:p>10986859068</text:p>
          </table:table-cell>
          <table:table-cell office:value-type="float" office:value="195178">
            <text:p>195178</text:p>
          </table:table-cell>
          <table:table-cell office:value-type="float" office:value="186445">
            <text:p>186445</text:p>
          </table:table-cell>
          <table:table-cell office:value-type="float" office:value="230025">
            <text:p>230025</text:p>
          </table:table-cell>
          <table:table-cell office:value-type="float" office:value="108492088">
            <text:p>108492088</text:p>
          </table:table-cell>
          <table:table-cell office:value-type="float" office:value="334122">
            <text:p>334122</text:p>
          </table:table-cell>
          <table:table-cell office:value-type="float" office:value="231856">
            <text:p>231856</text:p>
          </table:table-cell>
          <table:table-cell office:value-type="float" office:value="3108948216">
            <text:p>3108948216</text:p>
          </table:table-cell>
          <table:table-cell office:value-type="float" office:value="276567">
            <text:p>276567</text:p>
          </table:table-cell>
          <table:table-cell office:value-type="float" office:value="166206">
            <text:p>166206</text:p>
          </table:table-cell>
          <table:table-cell office:value-type="float" office:value="167566">
            <text:p>167566</text:p>
          </table:table-cell>
          <table:table-cell office:value-type="float" office:value="26213500">
            <text:p>26213500</text:p>
          </table:table-cell>
          <table:table-cell office:value-type="float" office:value="348693">
            <text:p>348693</text:p>
          </table:table-cell>
          <table:table-cell office:value-type="float" office:value="225592">
            <text:p>225592</text:p>
          </table:table-cell>
          <table:table-cell office:value-type="float" office:value="2087065109">
            <text:p>2087065109</text:p>
          </table:table-cell>
          <table:table-cell office:value-type="float" office:value="232269">
            <text:p>232269</text:p>
          </table:table-cell>
          <table:table-cell office:value-type="float" office:value="225032">
            <text:p>225032</text:p>
          </table:table-cell>
          <table:table-cell office:value-type="float" office:value="166392">
            <text:p>166392</text:p>
          </table:table-cell>
          <table:table-cell office:value-type="float" office:value="8172098">
            <text:p>8172098</text:p>
          </table:table-cell>
          <table:table-cell office:value-type="float" office:value="273016">
            <text:p>273016</text:p>
          </table:table-cell>
          <table:table-cell office:value-type="float" office:value="230996">
            <text:p>230996</text:p>
          </table:table-cell>
          <table:table-cell/>
        </table:table-row>
        <table:table-row table:style-name="ro1">
          <table:table-cell office:value-type="float" office:value="3941158176">
            <text:p>3941158176</text:p>
          </table:table-cell>
          <table:table-cell office:value-type="float" office:value="236415">
            <text:p>236415</text:p>
          </table:table-cell>
          <table:table-cell office:value-type="float" office:value="187247">
            <text:p>187247</text:p>
          </table:table-cell>
          <table:table-cell office:value-type="float" office:value="188749">
            <text:p>188749</text:p>
          </table:table-cell>
          <table:table-cell office:value-type="float" office:value="57309199">
            <text:p>57309199</text:p>
          </table:table-cell>
          <table:table-cell office:value-type="float" office:value="297635">
            <text:p>297635</text:p>
          </table:table-cell>
          <table:table-cell office:value-type="float" office:value="251718">
            <text:p>251718</text:p>
          </table:table-cell>
          <table:table-cell office:value-type="float" office:value="5227718552">
            <text:p>5227718552</text:p>
          </table:table-cell>
          <table:table-cell office:value-type="float" office:value="210160">
            <text:p>210160</text:p>
          </table:table-cell>
          <table:table-cell office:value-type="float" office:value="177038">
            <text:p>177038</text:p>
          </table:table-cell>
          <table:table-cell office:value-type="float" office:value="164284">
            <text:p>164284</text:p>
          </table:table-cell>
          <table:table-cell office:value-type="float" office:value="3907142">
            <text:p>3907142</text:p>
          </table:table-cell>
          <table:table-cell office:value-type="float" office:value="289190">
            <text:p>289190</text:p>
          </table:table-cell>
          <table:table-cell office:value-type="float" office:value="232436">
            <text:p>232436</text:p>
          </table:table-cell>
          <table:table-cell office:value-type="float" office:value="1461033009">
            <text:p>1461033009</text:p>
          </table:table-cell>
          <table:table-cell office:value-type="float" office:value="237947">
            <text:p>237947</text:p>
          </table:table-cell>
          <table:table-cell office:value-type="float" office:value="167086">
            <text:p>167086</text:p>
          </table:table-cell>
          <table:table-cell office:value-type="float" office:value="168506">
            <text:p>168506</text:p>
          </table:table-cell>
          <table:table-cell office:value-type="float" office:value="6709704">
            <text:p>6709704</text:p>
          </table:table-cell>
          <table:table-cell office:value-type="float" office:value="274300">
            <text:p>274300</text:p>
          </table:table-cell>
          <table:table-cell office:value-type="float" office:value="226706">
            <text:p>226706</text:p>
          </table:table-cell>
          <table:table-cell/>
        </table:table-row>
        <table:table-row table:style-name="ro1">
          <table:table-cell office:value-type="float" office:value="4766906987">
            <text:p>4766906987</text:p>
          </table:table-cell>
          <table:table-cell office:value-type="float" office:value="192222">
            <text:p>192222</text:p>
          </table:table-cell>
          <table:table-cell office:value-type="float" office:value="156946">
            <text:p>156946</text:p>
          </table:table-cell>
          <table:table-cell office:value-type="float" office:value="179971">
            <text:p>179971</text:p>
          </table:table-cell>
          <table:table-cell office:value-type="float" office:value="27476412">
            <text:p>27476412</text:p>
          </table:table-cell>
          <table:table-cell office:value-type="float" office:value="332875">
            <text:p>332875</text:p>
          </table:table-cell>
          <table:table-cell office:value-type="float" office:value="230596">
            <text:p>230596</text:p>
          </table:table-cell>
          <table:table-cell office:value-type="float" office:value="2239817578">
            <text:p>2239817578</text:p>
          </table:table-cell>
          <table:table-cell office:value-type="float" office:value="207720">
            <text:p>207720</text:p>
          </table:table-cell>
          <table:table-cell office:value-type="float" office:value="220826">
            <text:p>220826</text:p>
          </table:table-cell>
          <table:table-cell office:value-type="float" office:value="198018">
            <text:p>198018</text:p>
          </table:table-cell>
          <table:table-cell office:value-type="float" office:value="34706555">
            <text:p>34706555</text:p>
          </table:table-cell>
          <table:table-cell office:value-type="float" office:value="324069">
            <text:p>324069</text:p>
          </table:table-cell>
          <table:table-cell office:value-type="float" office:value="334118">
            <text:p>334118</text:p>
          </table:table-cell>
          <table:table-cell office:value-type="float" office:value="4088899948">
            <text:p>4088899948</text:p>
          </table:table-cell>
          <table:table-cell office:value-type="float" office:value="201218">
            <text:p>201218</text:p>
          </table:table-cell>
          <table:table-cell office:value-type="float" office:value="171644">
            <text:p>171644</text:p>
          </table:table-cell>
          <table:table-cell office:value-type="float" office:value="408414">
            <text:p>408414</text:p>
          </table:table-cell>
          <table:table-cell office:value-type="float" office:value="9581038">
            <text:p>9581038</text:p>
          </table:table-cell>
          <table:table-cell office:value-type="float" office:value="356679">
            <text:p>356679</text:p>
          </table:table-cell>
          <table:table-cell office:value-type="float" office:value="266978">
            <text:p>266978</text:p>
          </table:table-cell>
          <table:table-cell/>
        </table:table-row>
        <table:table-row table:style-name="ro1">
          <table:table-cell office:value-type="float" office:value="3937120870">
            <text:p>3937120870</text:p>
          </table:table-cell>
          <table:table-cell office:value-type="float" office:value="212650">
            <text:p>212650</text:p>
          </table:table-cell>
          <table:table-cell office:value-type="float" office:value="157038">
            <text:p>157038</text:p>
          </table:table-cell>
          <table:table-cell office:value-type="float" office:value="152410">
            <text:p>152410</text:p>
          </table:table-cell>
          <table:table-cell office:value-type="float" office:value="275317">
            <text:p>275317</text:p>
          </table:table-cell>
          <table:table-cell office:value-type="float" office:value="296127">
            <text:p>296127</text:p>
          </table:table-cell>
          <table:table-cell office:value-type="float" office:value="210946">
            <text:p>210946</text:p>
          </table:table-cell>
          <table:table-cell office:value-type="float" office:value="8794839990">
            <text:p>8794839990</text:p>
          </table:table-cell>
          <table:table-cell office:value-type="float" office:value="248559">
            <text:p>248559</text:p>
          </table:table-cell>
          <table:table-cell office:value-type="float" office:value="200396">
            <text:p>200396</text:p>
          </table:table-cell>
          <table:table-cell office:value-type="float" office:value="277297">
            <text:p>277297</text:p>
          </table:table-cell>
          <table:table-cell office:value-type="float" office:value="43720176">
            <text:p>43720176</text:p>
          </table:table-cell>
          <table:table-cell office:value-type="float" office:value="373656">
            <text:p>373656</text:p>
          </table:table-cell>
          <table:table-cell office:value-type="float" office:value="265344">
            <text:p>265344</text:p>
          </table:table-cell>
          <table:table-cell office:value-type="float" office:value="1124210424">
            <text:p>1124210424</text:p>
          </table:table-cell>
          <table:table-cell office:value-type="float" office:value="222580">
            <text:p>222580</text:p>
          </table:table-cell>
          <table:table-cell office:value-type="float" office:value="167964">
            <text:p>167964</text:p>
          </table:table-cell>
          <table:table-cell office:value-type="float" office:value="196187">
            <text:p>196187</text:p>
          </table:table-cell>
          <table:table-cell office:value-type="float" office:value="51143184">
            <text:p>51143184</text:p>
          </table:table-cell>
          <table:table-cell office:value-type="float" office:value="348323">
            <text:p>348323</text:p>
          </table:table-cell>
          <table:table-cell office:value-type="float" office:value="228558">
            <text:p>228558</text:p>
          </table:table-cell>
          <table:table-cell/>
        </table:table-row>
        <table:table-row table:style-name="ro1">
          <table:table-cell office:value-type="float" office:value="1916520564">
            <text:p>1916520564</text:p>
          </table:table-cell>
          <table:table-cell office:value-type="float" office:value="257892">
            <text:p>257892</text:p>
          </table:table-cell>
          <table:table-cell office:value-type="float" office:value="184633">
            <text:p>184633</text:p>
          </table:table-cell>
          <table:table-cell office:value-type="float" office:value="181371">
            <text:p>181371</text:p>
          </table:table-cell>
          <table:table-cell office:value-type="float" office:value="9153521">
            <text:p>9153521</text:p>
          </table:table-cell>
          <table:table-cell office:value-type="float" office:value="327692">
            <text:p>327692</text:p>
          </table:table-cell>
          <table:table-cell office:value-type="float" office:value="260948">
            <text:p>260948</text:p>
          </table:table-cell>
          <table:table-cell office:value-type="float" office:value="1409932777">
            <text:p>1409932777</text:p>
          </table:table-cell>
          <table:table-cell office:value-type="float" office:value="248689">
            <text:p>248689</text:p>
          </table:table-cell>
          <table:table-cell office:value-type="float" office:value="197982">
            <text:p>197982</text:p>
          </table:table-cell>
          <table:table-cell office:value-type="float" office:value="176254">
            <text:p>176254</text:p>
          </table:table-cell>
          <table:table-cell office:value-type="float" office:value="2489697">
            <text:p>2489697</text:p>
          </table:table-cell>
          <table:table-cell office:value-type="float" office:value="359244">
            <text:p>359244</text:p>
          </table:table-cell>
          <table:table-cell office:value-type="float" office:value="305620">
            <text:p>305620</text:p>
          </table:table-cell>
          <table:table-cell office:value-type="float" office:value="13369004834">
            <text:p>13369004834</text:p>
          </table:table-cell>
          <table:table-cell office:value-type="float" office:value="205860">
            <text:p>205860</text:p>
          </table:table-cell>
          <table:table-cell office:value-type="float" office:value="225952">
            <text:p>225952</text:p>
          </table:table-cell>
          <table:table-cell office:value-type="float" office:value="160992">
            <text:p>160992</text:p>
          </table:table-cell>
          <table:table-cell office:value-type="float" office:value="30597194">
            <text:p>30597194</text:p>
          </table:table-cell>
          <table:table-cell office:value-type="float" office:value="542678">
            <text:p>542678</text:p>
          </table:table-cell>
          <table:table-cell office:value-type="float" office:value="269261">
            <text:p>269261</text:p>
          </table:table-cell>
          <table:table-cell/>
        </table:table-row>
        <table:table-row table:style-name="ro1">
          <table:table-cell office:value-type="float" office:value="4826600700">
            <text:p>4826600700</text:p>
          </table:table-cell>
          <table:table-cell office:value-type="float" office:value="227919">
            <text:p>227919</text:p>
          </table:table-cell>
          <table:table-cell office:value-type="float" office:value="254932">
            <text:p>254932</text:p>
          </table:table-cell>
          <table:table-cell office:value-type="float" office:value="253693">
            <text:p>253693</text:p>
          </table:table-cell>
          <table:table-cell office:value-type="float" office:value="12589362">
            <text:p>12589362</text:p>
          </table:table-cell>
          <table:table-cell office:value-type="float" office:value="396958">
            <text:p>396958</text:p>
          </table:table-cell>
          <table:table-cell office:value-type="float" office:value="389632">
            <text:p>389632</text:p>
          </table:table-cell>
          <table:table-cell office:value-type="float" office:value="2682803209">
            <text:p>2682803209</text:p>
          </table:table-cell>
          <table:table-cell office:value-type="float" office:value="317613">
            <text:p>317613</text:p>
          </table:table-cell>
          <table:table-cell office:value-type="float" office:value="179090">
            <text:p>179090</text:p>
          </table:table-cell>
          <table:table-cell office:value-type="float" office:value="184064">
            <text:p>184064</text:p>
          </table:table-cell>
          <table:table-cell office:value-type="float" office:value="4347123">
            <text:p>4347123</text:p>
          </table:table-cell>
          <table:table-cell office:value-type="float" office:value="296264">
            <text:p>296264</text:p>
          </table:table-cell>
          <table:table-cell office:value-type="float" office:value="242876">
            <text:p>242876</text:p>
          </table:table-cell>
          <table:table-cell office:value-type="float" office:value="4778013265">
            <text:p>4778013265</text:p>
          </table:table-cell>
          <table:table-cell office:value-type="float" office:value="234474">
            <text:p>234474</text:p>
          </table:table-cell>
          <table:table-cell office:value-type="float" office:value="293432">
            <text:p>293432</text:p>
          </table:table-cell>
          <table:table-cell office:value-type="float" office:value="163672">
            <text:p>163672</text:p>
          </table:table-cell>
          <table:table-cell office:value-type="float" office:value="8980049">
            <text:p>8980049</text:p>
          </table:table-cell>
          <table:table-cell office:value-type="float" office:value="299927">
            <text:p>299927</text:p>
          </table:table-cell>
          <table:table-cell office:value-type="float" office:value="302043">
            <text:p>302043</text:p>
          </table:table-cell>
          <table:table-cell/>
        </table:table-row>
        <table:table-row table:style-name="ro1">
          <table:table-cell office:value-type="float" office:value="7632041070">
            <text:p>7632041070</text:p>
          </table:table-cell>
          <table:table-cell office:value-type="float" office:value="196282">
            <text:p>196282</text:p>
          </table:table-cell>
          <table:table-cell office:value-type="float" office:value="153668">
            <text:p>153668</text:p>
          </table:table-cell>
          <table:table-cell office:value-type="float" office:value="158652">
            <text:p>158652</text:p>
          </table:table-cell>
          <table:table-cell office:value-type="float" office:value="5073800">
            <text:p>5073800</text:p>
          </table:table-cell>
          <table:table-cell office:value-type="float" office:value="313710">
            <text:p>313710</text:p>
          </table:table-cell>
          <table:table-cell office:value-type="float" office:value="237840">
            <text:p>237840</text:p>
          </table:table-cell>
          <table:table-cell office:value-type="float" office:value="1791191978">
            <text:p>1791191978</text:p>
          </table:table-cell>
          <table:table-cell office:value-type="float" office:value="208534">
            <text:p>208534</text:p>
          </table:table-cell>
          <table:table-cell office:value-type="float" office:value="175058">
            <text:p>175058</text:p>
          </table:table-cell>
          <table:table-cell office:value-type="float" office:value="166048">
            <text:p>166048</text:p>
          </table:table-cell>
          <table:table-cell office:value-type="float" office:value="10311609">
            <text:p>10311609</text:p>
          </table:table-cell>
          <table:table-cell office:value-type="float" office:value="288642">
            <text:p>288642</text:p>
          </table:table-cell>
          <table:table-cell office:value-type="float" office:value="262796">
            <text:p>262796</text:p>
          </table:table-cell>
          <table:table-cell office:value-type="float" office:value="2497387864">
            <text:p>2497387864</text:p>
          </table:table-cell>
          <table:table-cell office:value-type="float" office:value="295766">
            <text:p>295766</text:p>
          </table:table-cell>
          <table:table-cell office:value-type="float" office:value="214024">
            <text:p>214024</text:p>
          </table:table-cell>
          <table:table-cell office:value-type="float" office:value="160498">
            <text:p>160498</text:p>
          </table:table-cell>
          <table:table-cell office:value-type="float" office:value="539635">
            <text:p>539635</text:p>
          </table:table-cell>
          <table:table-cell office:value-type="float" office:value="322088">
            <text:p>322088</text:p>
          </table:table-cell>
          <table:table-cell office:value-type="float" office:value="241912">
            <text:p>241912</text:p>
          </table:table-cell>
          <table:table-cell/>
        </table:table-row>
        <table:table-row table:style-name="ro1">
          <table:table-cell office:value-type="float" office:value="2690074725">
            <text:p>2690074725</text:p>
          </table:table-cell>
          <table:table-cell office:value-type="float" office:value="196668">
            <text:p>196668</text:p>
          </table:table-cell>
          <table:table-cell office:value-type="float" office:value="180837">
            <text:p>180837</text:p>
          </table:table-cell>
          <table:table-cell office:value-type="float" office:value="161168">
            <text:p>161168</text:p>
          </table:table-cell>
          <table:table-cell office:value-type="float" office:value="27167193">
            <text:p>27167193</text:p>
          </table:table-cell>
          <table:table-cell office:value-type="float" office:value="345788">
            <text:p>345788</text:p>
          </table:table-cell>
          <table:table-cell office:value-type="float" office:value="216576">
            <text:p>216576</text:p>
          </table:table-cell>
          <table:table-cell office:value-type="float" office:value="8729610382">
            <text:p>8729610382</text:p>
          </table:table-cell>
          <table:table-cell office:value-type="float" office:value="236719">
            <text:p>236719</text:p>
          </table:table-cell>
          <table:table-cell office:value-type="float" office:value="216426">
            <text:p>216426</text:p>
          </table:table-cell>
          <table:table-cell office:value-type="float" office:value="160938">
            <text:p>160938</text:p>
          </table:table-cell>
          <table:table-cell office:value-type="float" office:value="21472593">
            <text:p>21472593</text:p>
          </table:table-cell>
          <table:table-cell office:value-type="float" office:value="433474">
            <text:p>433474</text:p>
          </table:table-cell>
          <table:table-cell office:value-type="float" office:value="245982">
            <text:p>245982</text:p>
          </table:table-cell>
          <table:table-cell office:value-type="float" office:value="1300361887">
            <text:p>1300361887</text:p>
          </table:table-cell>
          <table:table-cell office:value-type="float" office:value="231411">
            <text:p>231411</text:p>
          </table:table-cell>
          <table:table-cell office:value-type="float" office:value="172958">
            <text:p>172958</text:p>
          </table:table-cell>
          <table:table-cell office:value-type="float" office:value="161644">
            <text:p>161644</text:p>
          </table:table-cell>
          <table:table-cell office:value-type="float" office:value="3655272">
            <text:p>3655272</text:p>
          </table:table-cell>
          <table:table-cell office:value-type="float" office:value="282288">
            <text:p>282288</text:p>
          </table:table-cell>
          <table:table-cell office:value-type="float" office:value="271506">
            <text:p>271506</text:p>
          </table:table-cell>
          <table:table-cell/>
        </table:table-row>
        <table:table-row table:style-name="ro1">
          <table:table-cell office:value-type="float" office:value="14770377621">
            <text:p>14770377621</text:p>
          </table:table-cell>
          <table:table-cell office:value-type="float" office:value="226582">
            <text:p>226582</text:p>
          </table:table-cell>
          <table:table-cell office:value-type="float" office:value="155450">
            <text:p>155450</text:p>
          </table:table-cell>
          <table:table-cell office:value-type="float" office:value="152192">
            <text:p>152192</text:p>
          </table:table-cell>
          <table:table-cell office:value-type="float" office:value="19167021">
            <text:p>19167021</text:p>
          </table:table-cell>
          <table:table-cell office:value-type="float" office:value="307384">
            <text:p>307384</text:p>
          </table:table-cell>
          <table:table-cell office:value-type="float" office:value="231372">
            <text:p>231372</text:p>
          </table:table-cell>
          <table:table-cell office:value-type="float" office:value="1555927886">
            <text:p>1555927886</text:p>
          </table:table-cell>
          <table:table-cell office:value-type="float" office:value="213908">
            <text:p>213908</text:p>
          </table:table-cell>
          <table:table-cell office:value-type="float" office:value="220447">
            <text:p>220447</text:p>
          </table:table-cell>
          <table:table-cell office:value-type="float" office:value="232866">
            <text:p>232866</text:p>
          </table:table-cell>
          <table:table-cell office:value-type="float" office:value="18404563">
            <text:p>18404563</text:p>
          </table:table-cell>
          <table:table-cell office:value-type="float" office:value="317462">
            <text:p>317462</text:p>
          </table:table-cell>
          <table:table-cell office:value-type="float" office:value="317105">
            <text:p>317105</text:p>
          </table:table-cell>
          <table:table-cell office:value-type="float" office:value="7358115316">
            <text:p>7358115316</text:p>
          </table:table-cell>
          <table:table-cell office:value-type="float" office:value="278278">
            <text:p>278278</text:p>
          </table:table-cell>
          <table:table-cell office:value-type="float" office:value="169646">
            <text:p>169646</text:p>
          </table:table-cell>
          <table:table-cell office:value-type="float" office:value="161424">
            <text:p>161424</text:p>
          </table:table-cell>
          <table:table-cell office:value-type="float" office:value="29593446">
            <text:p>29593446</text:p>
          </table:table-cell>
          <table:table-cell office:value-type="float" office:value="287168">
            <text:p>287168</text:p>
          </table:table-cell>
          <table:table-cell office:value-type="float" office:value="253674">
            <text:p>253674</text:p>
          </table:table-cell>
          <table:table-cell/>
        </table:table-row>
        <table:table-row table:style-name="ro1">
          <table:table-cell office:value-type="float" office:value="2322136306">
            <text:p>2322136306</text:p>
          </table:table-cell>
          <table:table-cell office:value-type="float" office:value="309711">
            <text:p>309711</text:p>
          </table:table-cell>
          <table:table-cell office:value-type="float" office:value="186136">
            <text:p>186136</text:p>
          </table:table-cell>
          <table:table-cell office:value-type="float" office:value="155386">
            <text:p>155386</text:p>
          </table:table-cell>
          <table:table-cell office:value-type="float" office:value="5909873">
            <text:p>5909873</text:p>
          </table:table-cell>
          <table:table-cell office:value-type="float" office:value="317568">
            <text:p>317568</text:p>
          </table:table-cell>
          <table:table-cell office:value-type="float" office:value="228776">
            <text:p>228776</text:p>
          </table:table-cell>
          <table:table-cell office:value-type="float" office:value="2118985114">
            <text:p>2118985114</text:p>
          </table:table-cell>
          <table:table-cell office:value-type="float" office:value="218336">
            <text:p>218336</text:p>
          </table:table-cell>
          <table:table-cell office:value-type="float" office:value="174390">
            <text:p>174390</text:p>
          </table:table-cell>
          <table:table-cell office:value-type="float" office:value="173632">
            <text:p>173632</text:p>
          </table:table-cell>
          <table:table-cell office:value-type="float" office:value="13272645">
            <text:p>13272645</text:p>
          </table:table-cell>
          <table:table-cell office:value-type="float" office:value="347433">
            <text:p>347433</text:p>
          </table:table-cell>
          <table:table-cell office:value-type="float" office:value="257042">
            <text:p>257042</text:p>
          </table:table-cell>
          <table:table-cell office:value-type="float" office:value="2010972809">
            <text:p>2010972809</text:p>
          </table:table-cell>
          <table:table-cell office:value-type="float" office:value="204996">
            <text:p>204996</text:p>
          </table:table-cell>
          <table:table-cell office:value-type="float" office:value="162458">
            <text:p>162458</text:p>
          </table:table-cell>
          <table:table-cell office:value-type="float" office:value="159920">
            <text:p>159920</text:p>
          </table:table-cell>
          <table:table-cell office:value-type="float" office:value="21238117">
            <text:p>21238117</text:p>
          </table:table-cell>
          <table:table-cell office:value-type="float" office:value="277328">
            <text:p>277328</text:p>
          </table:table-cell>
          <table:table-cell office:value-type="float" office:value="229614">
            <text:p>229614</text:p>
          </table:table-cell>
          <table:table-cell/>
        </table:table-row>
        <table:table-row table:style-name="ro1">
          <table:table-cell office:value-type="float" office:value="2964933321">
            <text:p>2964933321</text:p>
          </table:table-cell>
          <table:table-cell office:value-type="float" office:value="198440">
            <text:p>198440</text:p>
          </table:table-cell>
          <table:table-cell office:value-type="float" office:value="154482">
            <text:p>154482</text:p>
          </table:table-cell>
          <table:table-cell office:value-type="float" office:value="205859">
            <text:p>205859</text:p>
          </table:table-cell>
          <table:table-cell office:value-type="float" office:value="5164748">
            <text:p>5164748</text:p>
          </table:table-cell>
          <table:table-cell office:value-type="float" office:value="283304">
            <text:p>283304</text:p>
          </table:table-cell>
          <table:table-cell office:value-type="float" office:value="297937">
            <text:p>297937</text:p>
          </table:table-cell>
          <table:table-cell office:value-type="float" office:value="2747975197">
            <text:p>2747975197</text:p>
          </table:table-cell>
          <table:table-cell office:value-type="float" office:value="212556">
            <text:p>212556</text:p>
          </table:table-cell>
          <table:table-cell office:value-type="float" office:value="168744">
            <text:p>168744</text:p>
          </table:table-cell>
          <table:table-cell office:value-type="float" office:value="162896">
            <text:p>162896</text:p>
          </table:table-cell>
          <table:table-cell office:value-type="float" office:value="482616">
            <text:p>482616</text:p>
          </table:table-cell>
          <table:table-cell office:value-type="float" office:value="289688">
            <text:p>289688</text:p>
          </table:table-cell>
          <table:table-cell office:value-type="float" office:value="356380">
            <text:p>356380</text:p>
          </table:table-cell>
          <table:table-cell office:value-type="float" office:value="6903270109">
            <text:p>6903270109</text:p>
          </table:table-cell>
          <table:table-cell office:value-type="float" office:value="204488">
            <text:p>204488</text:p>
          </table:table-cell>
          <table:table-cell office:value-type="float" office:value="194331">
            <text:p>194331</text:p>
          </table:table-cell>
          <table:table-cell office:value-type="float" office:value="185014">
            <text:p>185014</text:p>
          </table:table-cell>
          <table:table-cell office:value-type="float" office:value="15388847">
            <text:p>15388847</text:p>
          </table:table-cell>
          <table:table-cell office:value-type="float" office:value="284266">
            <text:p>284266</text:p>
          </table:table-cell>
          <table:table-cell office:value-type="float" office:value="248102">
            <text:p>248102</text:p>
          </table:table-cell>
          <table:table-cell/>
        </table:table-row>
        <table:table-row table:style-name="ro1">
          <table:table-cell office:value-type="float" office:value="5971678790">
            <text:p>5971678790</text:p>
          </table:table-cell>
          <table:table-cell office:value-type="float" office:value="193092">
            <text:p>193092</text:p>
          </table:table-cell>
          <table:table-cell office:value-type="float" office:value="151836">
            <text:p>151836</text:p>
          </table:table-cell>
          <table:table-cell office:value-type="float" office:value="166758">
            <text:p>166758</text:p>
          </table:table-cell>
          <table:table-cell office:value-type="float" office:value="254726">
            <text:p>254726</text:p>
          </table:table-cell>
          <table:table-cell office:value-type="float" office:value="261132">
            <text:p>261132</text:p>
          </table:table-cell>
          <table:table-cell office:value-type="float" office:value="219842">
            <text:p>219842</text:p>
          </table:table-cell>
          <table:table-cell office:value-type="float" office:value="611738584">
            <text:p>611738584</text:p>
          </table:table-cell>
          <table:table-cell office:value-type="float" office:value="240909">
            <text:p>240909</text:p>
          </table:table-cell>
          <table:table-cell office:value-type="float" office:value="199032">
            <text:p>199032</text:p>
          </table:table-cell>
          <table:table-cell office:value-type="float" office:value="166024">
            <text:p>166024</text:p>
          </table:table-cell>
          <table:table-cell office:value-type="float" office:value="56479544">
            <text:p>56479544</text:p>
          </table:table-cell>
          <table:table-cell office:value-type="float" office:value="296268">
            <text:p>296268</text:p>
          </table:table-cell>
          <table:table-cell office:value-type="float" office:value="247828">
            <text:p>247828</text:p>
          </table:table-cell>
          <table:table-cell office:value-type="float" office:value="2151686990">
            <text:p>2151686990</text:p>
          </table:table-cell>
          <table:table-cell office:value-type="float" office:value="236640">
            <text:p>236640</text:p>
          </table:table-cell>
          <table:table-cell office:value-type="float" office:value="172854">
            <text:p>172854</text:p>
          </table:table-cell>
          <table:table-cell office:value-type="float" office:value="160986">
            <text:p>160986</text:p>
          </table:table-cell>
          <table:table-cell office:value-type="float" office:value="253044">
            <text:p>253044</text:p>
          </table:table-cell>
          <table:table-cell office:value-type="float" office:value="356792">
            <text:p>356792</text:p>
          </table:table-cell>
          <table:table-cell office:value-type="float" office:value="247944">
            <text:p>247944</text:p>
          </table:table-cell>
          <table:table-cell/>
        </table:table-row>
        <table:table-row table:style-name="ro1">
          <table:table-cell office:value-type="float" office:value="5032537776">
            <text:p>5032537776</text:p>
          </table:table-cell>
          <table:table-cell office:value-type="float" office:value="211265">
            <text:p>211265</text:p>
          </table:table-cell>
          <table:table-cell office:value-type="float" office:value="182066">
            <text:p>182066</text:p>
          </table:table-cell>
          <table:table-cell office:value-type="float" office:value="154456">
            <text:p>154456</text:p>
          </table:table-cell>
          <table:table-cell office:value-type="float" office:value="3084144">
            <text:p>3084144</text:p>
          </table:table-cell>
          <table:table-cell office:value-type="float" office:value="414726">
            <text:p>414726</text:p>
          </table:table-cell>
          <table:table-cell office:value-type="float" office:value="289021">
            <text:p>289021</text:p>
          </table:table-cell>
          <table:table-cell office:value-type="float" office:value="2556853876">
            <text:p>2556853876</text:p>
          </table:table-cell>
          <table:table-cell office:value-type="float" office:value="203858">
            <text:p>203858</text:p>
          </table:table-cell>
          <table:table-cell office:value-type="float" office:value="247208">
            <text:p>247208</text:p>
          </table:table-cell>
          <table:table-cell office:value-type="float" office:value="168286">
            <text:p>168286</text:p>
          </table:table-cell>
          <table:table-cell office:value-type="float" office:value="24079495">
            <text:p>24079495</text:p>
          </table:table-cell>
          <table:table-cell office:value-type="float" office:value="379383">
            <text:p>379383</text:p>
          </table:table-cell>
          <table:table-cell office:value-type="float" office:value="266474">
            <text:p>266474</text:p>
          </table:table-cell>
          <table:table-cell office:value-type="float" office:value="5616159522">
            <text:p>5616159522</text:p>
          </table:table-cell>
          <table:table-cell office:value-type="float" office:value="212070">
            <text:p>212070</text:p>
          </table:table-cell>
          <table:table-cell office:value-type="float" office:value="190162">
            <text:p>190162</text:p>
          </table:table-cell>
          <table:table-cell office:value-type="float" office:value="259129">
            <text:p>259129</text:p>
          </table:table-cell>
          <table:table-cell office:value-type="float" office:value="25876768">
            <text:p>25876768</text:p>
          </table:table-cell>
          <table:table-cell office:value-type="float" office:value="338227">
            <text:p>338227</text:p>
          </table:table-cell>
          <table:table-cell office:value-type="float" office:value="388312">
            <text:p>388312</text:p>
          </table:table-cell>
          <table:table-cell/>
        </table:table-row>
        <table:table-row table:style-name="ro1">
          <table:table-cell office:value-type="float" office:value="6776207184">
            <text:p>6776207184</text:p>
          </table:table-cell>
          <table:table-cell office:value-type="float" office:value="200942">
            <text:p>200942</text:p>
          </table:table-cell>
          <table:table-cell office:value-type="float" office:value="154018">
            <text:p>154018</text:p>
          </table:table-cell>
          <table:table-cell office:value-type="float" office:value="185317">
            <text:p>185317</text:p>
          </table:table-cell>
          <table:table-cell office:value-type="float" office:value="76341934">
            <text:p>76341934</text:p>
          </table:table-cell>
          <table:table-cell office:value-type="float" office:value="437116">
            <text:p>437116</text:p>
          </table:table-cell>
          <table:table-cell office:value-type="float" office:value="317170">
            <text:p>317170</text:p>
          </table:table-cell>
          <table:table-cell office:value-type="float" office:value="6600768313">
            <text:p>6600768313</text:p>
          </table:table-cell>
          <table:table-cell office:value-type="float" office:value="202702">
            <text:p>202702</text:p>
          </table:table-cell>
          <table:table-cell office:value-type="float" office:value="173806">
            <text:p>173806</text:p>
          </table:table-cell>
          <table:table-cell office:value-type="float" office:value="172776">
            <text:p>172776</text:p>
          </table:table-cell>
          <table:table-cell office:value-type="float" office:value="2675642">
            <text:p>2675642</text:p>
          </table:table-cell>
          <table:table-cell office:value-type="float" office:value="287154">
            <text:p>287154</text:p>
          </table:table-cell>
          <table:table-cell office:value-type="float" office:value="243966">
            <text:p>243966</text:p>
          </table:table-cell>
          <table:table-cell office:value-type="float" office:value="670404403">
            <text:p>670404403</text:p>
          </table:table-cell>
          <table:table-cell office:value-type="float" office:value="464311">
            <text:p>464311</text:p>
          </table:table-cell>
          <table:table-cell office:value-type="float" office:value="195332">
            <text:p>195332</text:p>
          </table:table-cell>
          <table:table-cell office:value-type="float" office:value="201414">
            <text:p>201414</text:p>
          </table:table-cell>
          <table:table-cell office:value-type="float" office:value="19112889">
            <text:p>19112889</text:p>
          </table:table-cell>
          <table:table-cell office:value-type="float" office:value="276276">
            <text:p>276276</text:p>
          </table:table-cell>
          <table:table-cell office:value-type="float" office:value="396886">
            <text:p>396886</text:p>
          </table:table-cell>
          <table:table-cell/>
        </table:table-row>
        <table:table-row table:style-name="ro1">
          <table:table-cell office:value-type="float" office:value="28830050507">
            <text:p>28830050507</text:p>
          </table:table-cell>
          <table:table-cell office:value-type="float" office:value="201542">
            <text:p>201542</text:p>
          </table:table-cell>
          <table:table-cell office:value-type="float" office:value="160240">
            <text:p>160240</text:p>
          </table:table-cell>
          <table:table-cell office:value-type="float" office:value="185496">
            <text:p>185496</text:p>
          </table:table-cell>
          <table:table-cell office:value-type="float" office:value="60370944">
            <text:p>60370944</text:p>
          </table:table-cell>
          <table:table-cell office:value-type="float" office:value="520300">
            <text:p>520300</text:p>
          </table:table-cell>
          <table:table-cell office:value-type="float" office:value="267903">
            <text:p>267903</text:p>
          </table:table-cell>
          <table:table-cell office:value-type="float" office:value="3719113573">
            <text:p>3719113573</text:p>
          </table:table-cell>
          <table:table-cell office:value-type="float" office:value="206764">
            <text:p>206764</text:p>
          </table:table-cell>
          <table:table-cell office:value-type="float" office:value="225649">
            <text:p>225649</text:p>
          </table:table-cell>
          <table:table-cell office:value-type="float" office:value="209028">
            <text:p>209028</text:p>
          </table:table-cell>
          <table:table-cell office:value-type="float" office:value="649852">
            <text:p>649852</text:p>
          </table:table-cell>
          <table:table-cell office:value-type="float" office:value="464350">
            <text:p>464350</text:p>
          </table:table-cell>
          <table:table-cell office:value-type="float" office:value="420654">
            <text:p>420654</text:p>
          </table:table-cell>
          <table:table-cell office:value-type="float" office:value="4302761031">
            <text:p>4302761031</text:p>
          </table:table-cell>
          <table:table-cell office:value-type="float" office:value="207480">
            <text:p>207480</text:p>
          </table:table-cell>
          <table:table-cell office:value-type="float" office:value="166688">
            <text:p>166688</text:p>
          </table:table-cell>
          <table:table-cell office:value-type="float" office:value="159294">
            <text:p>159294</text:p>
          </table:table-cell>
          <table:table-cell office:value-type="float" office:value="49713416">
            <text:p>49713416</text:p>
          </table:table-cell>
          <table:table-cell office:value-type="float" office:value="428591">
            <text:p>428591</text:p>
          </table:table-cell>
          <table:table-cell office:value-type="float" office:value="252994">
            <text:p>252994</text:p>
          </table:table-cell>
          <table:table-cell/>
        </table:table-row>
        <table:table-row table:style-name="ro1">
          <table:table-cell office:value-type="float" office:value="3194504776">
            <text:p>3194504776</text:p>
          </table:table-cell>
          <table:table-cell office:value-type="float" office:value="322933">
            <text:p>322933</text:p>
          </table:table-cell>
          <table:table-cell office:value-type="float" office:value="156492">
            <text:p>156492</text:p>
          </table:table-cell>
          <table:table-cell office:value-type="float" office:value="152012">
            <text:p>152012</text:p>
          </table:table-cell>
          <table:table-cell office:value-type="float" office:value="549499">
            <text:p>549499</text:p>
          </table:table-cell>
          <table:table-cell office:value-type="float" office:value="280832">
            <text:p>280832</text:p>
          </table:table-cell>
          <table:table-cell office:value-type="float" office:value="249792">
            <text:p>249792</text:p>
          </table:table-cell>
          <table:table-cell office:value-type="float" office:value="28874909410">
            <text:p>28874909410</text:p>
          </table:table-cell>
          <table:table-cell office:value-type="float" office:value="243057">
            <text:p>243057</text:p>
          </table:table-cell>
          <table:table-cell office:value-type="float" office:value="177956">
            <text:p>177956</text:p>
          </table:table-cell>
          <table:table-cell office:value-type="float" office:value="165160">
            <text:p>165160</text:p>
          </table:table-cell>
          <table:table-cell office:value-type="float" office:value="380125">
            <text:p>380125</text:p>
          </table:table-cell>
          <table:table-cell office:value-type="float" office:value="339488">
            <text:p>339488</text:p>
          </table:table-cell>
          <table:table-cell office:value-type="float" office:value="275793">
            <text:p>275793</text:p>
          </table:table-cell>
          <table:table-cell office:value-type="float" office:value="3414772877">
            <text:p>3414772877</text:p>
          </table:table-cell>
          <table:table-cell office:value-type="float" office:value="258085">
            <text:p>258085</text:p>
          </table:table-cell>
          <table:table-cell office:value-type="float" office:value="259622">
            <text:p>259622</text:p>
          </table:table-cell>
          <table:table-cell office:value-type="float" office:value="187106">
            <text:p>187106</text:p>
          </table:table-cell>
          <table:table-cell office:value-type="float" office:value="14925084">
            <text:p>14925084</text:p>
          </table:table-cell>
          <table:table-cell office:value-type="float" office:value="416600">
            <text:p>416600</text:p>
          </table:table-cell>
          <table:table-cell office:value-type="float" office:value="273020">
            <text:p>273020</text:p>
          </table:table-cell>
          <table:table-cell/>
        </table:table-row>
        <table:table-row table:style-name="ro1">
          <table:table-cell office:value-type="float" office:value="4342857870">
            <text:p>4342857870</text:p>
          </table:table-cell>
          <table:table-cell office:value-type="float" office:value="230112">
            <text:p>230112</text:p>
          </table:table-cell>
          <table:table-cell office:value-type="float" office:value="193131">
            <text:p>193131</text:p>
          </table:table-cell>
          <table:table-cell office:value-type="float" office:value="157072">
            <text:p>157072</text:p>
          </table:table-cell>
          <table:table-cell office:value-type="float" office:value="20460679">
            <text:p>20460679</text:p>
          </table:table-cell>
          <table:table-cell office:value-type="float" office:value="277458">
            <text:p>277458</text:p>
          </table:table-cell>
          <table:table-cell office:value-type="float" office:value="230750">
            <text:p>230750</text:p>
          </table:table-cell>
          <table:table-cell office:value-type="float" office:value="2182121777">
            <text:p>2182121777</text:p>
          </table:table-cell>
          <table:table-cell office:value-type="float" office:value="251877">
            <text:p>251877</text:p>
          </table:table-cell>
          <table:table-cell office:value-type="float" office:value="212774">
            <text:p>212774</text:p>
          </table:table-cell>
          <table:table-cell office:value-type="float" office:value="207802">
            <text:p>207802</text:p>
          </table:table-cell>
          <table:table-cell office:value-type="float" office:value="6862060">
            <text:p>6862060</text:p>
          </table:table-cell>
          <table:table-cell office:value-type="float" office:value="266660">
            <text:p>266660</text:p>
          </table:table-cell>
          <table:table-cell office:value-type="float" office:value="288031">
            <text:p>288031</text:p>
          </table:table-cell>
          <table:table-cell office:value-type="float" office:value="1016493976">
            <text:p>1016493976</text:p>
          </table:table-cell>
          <table:table-cell office:value-type="float" office:value="315587">
            <text:p>315587</text:p>
          </table:table-cell>
          <table:table-cell office:value-type="float" office:value="213908">
            <text:p>213908</text:p>
          </table:table-cell>
          <table:table-cell office:value-type="float" office:value="162538">
            <text:p>162538</text:p>
          </table:table-cell>
          <table:table-cell office:value-type="float" office:value="2274756">
            <text:p>2274756</text:p>
          </table:table-cell>
          <table:table-cell office:value-type="float" office:value="371305">
            <text:p>371305</text:p>
          </table:table-cell>
          <table:table-cell office:value-type="float" office:value="236836">
            <text:p>236836</text:p>
          </table:table-cell>
          <table:table-cell/>
        </table:table-row>
        <table:table-row table:style-name="ro1">
          <table:table-cell office:value-type="float" office:value="2037011844">
            <text:p>2037011844</text:p>
          </table:table-cell>
          <table:table-cell office:value-type="float" office:value="193356">
            <text:p>193356</text:p>
          </table:table-cell>
          <table:table-cell office:value-type="float" office:value="152640">
            <text:p>152640</text:p>
          </table:table-cell>
          <table:table-cell office:value-type="float" office:value="185257">
            <text:p>185257</text:p>
          </table:table-cell>
          <table:table-cell office:value-type="float" office:value="9544424">
            <text:p>9544424</text:p>
          </table:table-cell>
          <table:table-cell office:value-type="float" office:value="380435">
            <text:p>380435</text:p>
          </table:table-cell>
          <table:table-cell office:value-type="float" office:value="273547">
            <text:p>273547</text:p>
          </table:table-cell>
          <table:table-cell office:value-type="float" office:value="659559975">
            <text:p>659559975</text:p>
          </table:table-cell>
          <table:table-cell office:value-type="float" office:value="251810">
            <text:p>251810</text:p>
          </table:table-cell>
          <table:table-cell office:value-type="float" office:value="208020">
            <text:p>208020</text:p>
          </table:table-cell>
          <table:table-cell office:value-type="float" office:value="276243">
            <text:p>276243</text:p>
          </table:table-cell>
          <table:table-cell office:value-type="float" office:value="8034050">
            <text:p>8034050</text:p>
          </table:table-cell>
          <table:table-cell office:value-type="float" office:value="411290">
            <text:p>411290</text:p>
          </table:table-cell>
          <table:table-cell office:value-type="float" office:value="247004">
            <text:p>247004</text:p>
          </table:table-cell>
          <table:table-cell office:value-type="float" office:value="14929235005">
            <text:p>14929235005</text:p>
          </table:table-cell>
          <table:table-cell office:value-type="float" office:value="319255">
            <text:p>319255</text:p>
          </table:table-cell>
          <table:table-cell office:value-type="float" office:value="166714">
            <text:p>166714</text:p>
          </table:table-cell>
          <table:table-cell office:value-type="float" office:value="163276">
            <text:p>163276</text:p>
          </table:table-cell>
          <table:table-cell office:value-type="float" office:value="2177306">
            <text:p>2177306</text:p>
          </table:table-cell>
          <table:table-cell office:value-type="float" office:value="280278">
            <text:p>280278</text:p>
          </table:table-cell>
          <table:table-cell office:value-type="float" office:value="248030">
            <text:p>248030</text:p>
          </table:table-cell>
          <table:table-cell/>
        </table:table-row>
        <table:table-row table:style-name="ro1">
          <table:table-cell office:value-type="float" office:value="3271692741">
            <text:p>3271692741</text:p>
          </table:table-cell>
          <table:table-cell office:value-type="float" office:value="194044">
            <text:p>194044</text:p>
          </table:table-cell>
          <table:table-cell office:value-type="float" office:value="194168">
            <text:p>194168</text:p>
          </table:table-cell>
          <table:table-cell office:value-type="float" office:value="179894">
            <text:p>179894</text:p>
          </table:table-cell>
          <table:table-cell office:value-type="float" office:value="8633580">
            <text:p>8633580</text:p>
          </table:table-cell>
          <table:table-cell office:value-type="float" office:value="308126">
            <text:p>308126</text:p>
          </table:table-cell>
          <table:table-cell office:value-type="float" office:value="227574">
            <text:p>227574</text:p>
          </table:table-cell>
          <table:table-cell office:value-type="float" office:value="1700360222">
            <text:p>1700360222</text:p>
          </table:table-cell>
          <table:table-cell office:value-type="float" office:value="255846">
            <text:p>255846</text:p>
          </table:table-cell>
          <table:table-cell office:value-type="float" office:value="238692">
            <text:p>238692</text:p>
          </table:table-cell>
          <table:table-cell office:value-type="float" office:value="321981">
            <text:p>321981</text:p>
          </table:table-cell>
          <table:table-cell office:value-type="float" office:value="11035167">
            <text:p>11035167</text:p>
          </table:table-cell>
          <table:table-cell office:value-type="float" office:value="334983">
            <text:p>334983</text:p>
          </table:table-cell>
          <table:table-cell office:value-type="float" office:value="245694">
            <text:p>245694</text:p>
          </table:table-cell>
          <table:table-cell office:value-type="float" office:value="2578000904">
            <text:p>2578000904</text:p>
          </table:table-cell>
          <table:table-cell office:value-type="float" office:value="249764">
            <text:p>249764</text:p>
          </table:table-cell>
          <table:table-cell office:value-type="float" office:value="196586">
            <text:p>196586</text:p>
          </table:table-cell>
          <table:table-cell office:value-type="float" office:value="229860">
            <text:p>229860</text:p>
          </table:table-cell>
          <table:table-cell office:value-type="float" office:value="22560940">
            <text:p>22560940</text:p>
          </table:table-cell>
          <table:table-cell office:value-type="float" office:value="285726">
            <text:p>285726</text:p>
          </table:table-cell>
          <table:table-cell office:value-type="float" office:value="237050">
            <text:p>237050</text:p>
          </table:table-cell>
          <table:table-cell/>
        </table:table-row>
        <table:table-row table:style-name="ro1">
          <table:table-cell office:value-type="float" office:value="7428857008">
            <text:p>7428857008</text:p>
          </table:table-cell>
          <table:table-cell office:value-type="float" office:value="225095">
            <text:p>225095</text:p>
          </table:table-cell>
          <table:table-cell office:value-type="float" office:value="156088">
            <text:p>156088</text:p>
          </table:table-cell>
          <table:table-cell office:value-type="float" office:value="177291">
            <text:p>177291</text:p>
          </table:table-cell>
          <table:table-cell office:value-type="float" office:value="1700970">
            <text:p>1700970</text:p>
          </table:table-cell>
          <table:table-cell office:value-type="float" office:value="305916">
            <text:p>305916</text:p>
          </table:table-cell>
          <table:table-cell office:value-type="float" office:value="225904">
            <text:p>225904</text:p>
          </table:table-cell>
          <table:table-cell office:value-type="float" office:value="1507813312">
            <text:p>1507813312</text:p>
          </table:table-cell>
          <table:table-cell office:value-type="float" office:value="203148">
            <text:p>203148</text:p>
          </table:table-cell>
          <table:table-cell office:value-type="float" office:value="165916">
            <text:p>165916</text:p>
          </table:table-cell>
          <table:table-cell office:value-type="float" office:value="165672">
            <text:p>165672</text:p>
          </table:table-cell>
          <table:table-cell office:value-type="float" office:value="17156368">
            <text:p>17156368</text:p>
          </table:table-cell>
          <table:table-cell office:value-type="float" office:value="291712">
            <text:p>291712</text:p>
          </table:table-cell>
          <table:table-cell office:value-type="float" office:value="249568">
            <text:p>249568</text:p>
          </table:table-cell>
          <table:table-cell office:value-type="float" office:value="2703132119">
            <text:p>2703132119</text:p>
          </table:table-cell>
          <table:table-cell office:value-type="float" office:value="200960">
            <text:p>200960</text:p>
          </table:table-cell>
          <table:table-cell office:value-type="float" office:value="183046">
            <text:p>183046</text:p>
          </table:table-cell>
          <table:table-cell office:value-type="float" office:value="211485">
            <text:p>211485</text:p>
          </table:table-cell>
          <table:table-cell office:value-type="float" office:value="1645084">
            <text:p>1645084</text:p>
          </table:table-cell>
          <table:table-cell office:value-type="float" office:value="269744">
            <text:p>269744</text:p>
          </table:table-cell>
          <table:table-cell office:value-type="float" office:value="233534">
            <text:p>233534</text:p>
          </table:table-cell>
          <table:table-cell/>
        </table:table-row>
        <table:table-row table:style-name="ro1">
          <table:table-cell office:value-type="float" office:value="12061906355">
            <text:p>12061906355</text:p>
          </table:table-cell>
          <table:table-cell office:value-type="float" office:value="194548">
            <text:p>194548</text:p>
          </table:table-cell>
          <table:table-cell office:value-type="float" office:value="182028">
            <text:p>182028</text:p>
          </table:table-cell>
          <table:table-cell office:value-type="float" office:value="150428">
            <text:p>150428</text:p>
          </table:table-cell>
          <table:table-cell office:value-type="float" office:value="254910">
            <text:p>254910</text:p>
          </table:table-cell>
          <table:table-cell office:value-type="float" office:value="268978">
            <text:p>268978</text:p>
          </table:table-cell>
          <table:table-cell office:value-type="float" office:value="216022">
            <text:p>216022</text:p>
          </table:table-cell>
          <table:table-cell office:value-type="float" office:value="23984113129">
            <text:p>23984113129</text:p>
          </table:table-cell>
          <table:table-cell office:value-type="float" office:value="226937">
            <text:p>226937</text:p>
          </table:table-cell>
          <table:table-cell office:value-type="float" office:value="168500">
            <text:p>168500</text:p>
          </table:table-cell>
          <table:table-cell office:value-type="float" office:value="167332">
            <text:p>167332</text:p>
          </table:table-cell>
          <table:table-cell office:value-type="float" office:value="6052737">
            <text:p>6052737</text:p>
          </table:table-cell>
          <table:table-cell office:value-type="float" office:value="451990">
            <text:p>451990</text:p>
          </table:table-cell>
          <table:table-cell office:value-type="float" office:value="247398">
            <text:p>247398</text:p>
          </table:table-cell>
          <table:table-cell office:value-type="float" office:value="29620573955">
            <text:p>29620573955</text:p>
          </table:table-cell>
          <table:table-cell office:value-type="float" office:value="203982">
            <text:p>203982</text:p>
          </table:table-cell>
          <table:table-cell office:value-type="float" office:value="181773">
            <text:p>181773</text:p>
          </table:table-cell>
          <table:table-cell office:value-type="float" office:value="169470">
            <text:p>169470</text:p>
          </table:table-cell>
          <table:table-cell office:value-type="float" office:value="30537380">
            <text:p>30537380</text:p>
          </table:table-cell>
          <table:table-cell office:value-type="float" office:value="275810">
            <text:p>275810</text:p>
          </table:table-cell>
          <table:table-cell office:value-type="float" office:value="233514">
            <text:p>233514</text:p>
          </table:table-cell>
          <table:table-cell/>
        </table:table-row>
        <table:table-row table:style-name="ro1">
          <table:table-cell office:value-type="float" office:value="5035858531">
            <text:p>5035858531</text:p>
          </table:table-cell>
          <table:table-cell office:value-type="float" office:value="333068">
            <text:p>333068</text:p>
          </table:table-cell>
          <table:table-cell office:value-type="float" office:value="385749">
            <text:p>385749</text:p>
          </table:table-cell>
          <table:table-cell office:value-type="float" office:value="212438">
            <text:p>212438</text:p>
          </table:table-cell>
          <table:table-cell office:value-type="float" office:value="58853312">
            <text:p>58853312</text:p>
          </table:table-cell>
          <table:table-cell office:value-type="float" office:value="470324">
            <text:p>470324</text:p>
          </table:table-cell>
          <table:table-cell office:value-type="float" office:value="240552">
            <text:p>240552</text:p>
          </table:table-cell>
          <table:table-cell office:value-type="float" office:value="29162129079">
            <text:p>29162129079</text:p>
          </table:table-cell>
          <table:table-cell office:value-type="float" office:value="222830">
            <text:p>222830</text:p>
          </table:table-cell>
          <table:table-cell office:value-type="float" office:value="412736">
            <text:p>412736</text:p>
          </table:table-cell>
          <table:table-cell office:value-type="float" office:value="169696">
            <text:p>169696</text:p>
          </table:table-cell>
          <table:table-cell office:value-type="float" office:value="17871954">
            <text:p>17871954</text:p>
          </table:table-cell>
          <table:table-cell office:value-type="float" office:value="314394">
            <text:p>314394</text:p>
          </table:table-cell>
          <table:table-cell office:value-type="float" office:value="278439">
            <text:p>278439</text:p>
          </table:table-cell>
          <table:table-cell office:value-type="float" office:value="9874810767">
            <text:p>9874810767</text:p>
          </table:table-cell>
          <table:table-cell office:value-type="float" office:value="201000">
            <text:p>201000</text:p>
          </table:table-cell>
          <table:table-cell office:value-type="float" office:value="169232">
            <text:p>169232</text:p>
          </table:table-cell>
          <table:table-cell office:value-type="float" office:value="165834">
            <text:p>165834</text:p>
          </table:table-cell>
          <table:table-cell office:value-type="float" office:value="1029156">
            <text:p>1029156</text:p>
          </table:table-cell>
          <table:table-cell office:value-type="float" office:value="291476">
            <text:p>291476</text:p>
          </table:table-cell>
          <table:table-cell office:value-type="float" office:value="240314">
            <text:p>240314</text:p>
          </table:table-cell>
          <table:table-cell/>
        </table:table-row>
        <table:table-row table:style-name="ro1">
          <table:table-cell office:value-type="float" office:value="4356746197">
            <text:p>4356746197</text:p>
          </table:table-cell>
          <table:table-cell office:value-type="float" office:value="394508">
            <text:p>394508</text:p>
          </table:table-cell>
          <table:table-cell office:value-type="float" office:value="595831">
            <text:p>595831</text:p>
          </table:table-cell>
          <table:table-cell office:value-type="float" office:value="198420">
            <text:p>198420</text:p>
          </table:table-cell>
          <table:table-cell office:value-type="float" office:value="100431532">
            <text:p>100431532</text:p>
          </table:table-cell>
          <table:table-cell office:value-type="float" office:value="332088">
            <text:p>332088</text:p>
          </table:table-cell>
          <table:table-cell office:value-type="float" office:value="301495">
            <text:p>301495</text:p>
          </table:table-cell>
          <table:table-cell office:value-type="float" office:value="468802587">
            <text:p>468802587</text:p>
          </table:table-cell>
          <table:table-cell office:value-type="float" office:value="257654">
            <text:p>257654</text:p>
          </table:table-cell>
          <table:table-cell office:value-type="float" office:value="205709">
            <text:p>205709</text:p>
          </table:table-cell>
          <table:table-cell office:value-type="float" office:value="274586">
            <text:p>274586</text:p>
          </table:table-cell>
          <table:table-cell office:value-type="float" office:value="32781885">
            <text:p>32781885</text:p>
          </table:table-cell>
          <table:table-cell office:value-type="float" office:value="426942">
            <text:p>426942</text:p>
          </table:table-cell>
          <table:table-cell office:value-type="float" office:value="323546">
            <text:p>323546</text:p>
          </table:table-cell>
          <table:table-cell office:value-type="float" office:value="24196226519">
            <text:p>24196226519</text:p>
          </table:table-cell>
          <table:table-cell office:value-type="float" office:value="207148">
            <text:p>207148</text:p>
          </table:table-cell>
          <table:table-cell office:value-type="float" office:value="166164">
            <text:p>166164</text:p>
          </table:table-cell>
          <table:table-cell office:value-type="float" office:value="290273">
            <text:p>290273</text:p>
          </table:table-cell>
          <table:table-cell office:value-type="float" office:value="500977">
            <text:p>500977</text:p>
          </table:table-cell>
          <table:table-cell office:value-type="float" office:value="260958">
            <text:p>260958</text:p>
          </table:table-cell>
          <table:table-cell office:value-type="float" office:value="212978">
            <text:p>212978</text:p>
          </table:table-cell>
          <table:table-cell/>
        </table:table-row>
        <table:table-row table:style-name="ro1">
          <table:table-cell office:value-type="float" office:value="6417603902">
            <text:p>6417603902</text:p>
          </table:table-cell>
          <table:table-cell office:value-type="float" office:value="193620">
            <text:p>193620</text:p>
          </table:table-cell>
          <table:table-cell office:value-type="float" office:value="181320">
            <text:p>181320</text:p>
          </table:table-cell>
          <table:table-cell office:value-type="float" office:value="171350">
            <text:p>171350</text:p>
          </table:table-cell>
          <table:table-cell office:value-type="float" office:value="9508684">
            <text:p>9508684</text:p>
          </table:table-cell>
          <table:table-cell office:value-type="float" office:value="279686">
            <text:p>279686</text:p>
          </table:table-cell>
          <table:table-cell office:value-type="float" office:value="230808">
            <text:p>230808</text:p>
          </table:table-cell>
          <table:table-cell office:value-type="float" office:value="15962416932">
            <text:p>15962416932</text:p>
          </table:table-cell>
          <table:table-cell office:value-type="float" office:value="234154">
            <text:p>234154</text:p>
          </table:table-cell>
          <table:table-cell office:value-type="float" office:value="195606">
            <text:p>195606</text:p>
          </table:table-cell>
          <table:table-cell office:value-type="float" office:value="175512">
            <text:p>175512</text:p>
          </table:table-cell>
          <table:table-cell office:value-type="float" office:value="19014006">
            <text:p>19014006</text:p>
          </table:table-cell>
          <table:table-cell office:value-type="float" office:value="290548">
            <text:p>290548</text:p>
          </table:table-cell>
          <table:table-cell office:value-type="float" office:value="236574">
            <text:p>236574</text:p>
          </table:table-cell>
          <table:table-cell office:value-type="float" office:value="2644607613">
            <text:p>2644607613</text:p>
          </table:table-cell>
          <table:table-cell office:value-type="float" office:value="200438">
            <text:p>200438</text:p>
          </table:table-cell>
          <table:table-cell office:value-type="float" office:value="169878">
            <text:p>169878</text:p>
          </table:table-cell>
          <table:table-cell office:value-type="float" office:value="163540">
            <text:p>163540</text:p>
          </table:table-cell>
          <table:table-cell office:value-type="float" office:value="47312714">
            <text:p>47312714</text:p>
          </table:table-cell>
          <table:table-cell office:value-type="float" office:value="299268">
            <text:p>299268</text:p>
          </table:table-cell>
          <table:table-cell office:value-type="float" office:value="238114">
            <text:p>238114</text:p>
          </table:table-cell>
          <table:table-cell/>
        </table:table-row>
        <table:table-row table:style-name="ro1">
          <table:table-cell office:value-type="float" office:value="4266312681">
            <text:p>4266312681</text:p>
          </table:table-cell>
          <table:table-cell office:value-type="float" office:value="251141">
            <text:p>251141</text:p>
          </table:table-cell>
          <table:table-cell office:value-type="float" office:value="228954">
            <text:p>228954</text:p>
          </table:table-cell>
          <table:table-cell office:value-type="float" office:value="416928">
            <text:p>416928</text:p>
          </table:table-cell>
          <table:table-cell office:value-type="float" office:value="6839802">
            <text:p>6839802</text:p>
          </table:table-cell>
          <table:table-cell office:value-type="float" office:value="344594">
            <text:p>344594</text:p>
          </table:table-cell>
          <table:table-cell office:value-type="float" office:value="292489">
            <text:p>292489</text:p>
          </table:table-cell>
          <table:table-cell office:value-type="float" office:value="1192330827">
            <text:p>1192330827</text:p>
          </table:table-cell>
          <table:table-cell office:value-type="float" office:value="239090">
            <text:p>239090</text:p>
          </table:table-cell>
          <table:table-cell office:value-type="float" office:value="229240">
            <text:p>229240</text:p>
          </table:table-cell>
          <table:table-cell office:value-type="float" office:value="171876">
            <text:p>171876</text:p>
          </table:table-cell>
          <table:table-cell office:value-type="float" office:value="4627394">
            <text:p>4627394</text:p>
          </table:table-cell>
          <table:table-cell office:value-type="float" office:value="1164267">
            <text:p>1164267</text:p>
          </table:table-cell>
          <table:table-cell office:value-type="float" office:value="338737">
            <text:p>338737</text:p>
          </table:table-cell>
          <table:table-cell office:value-type="float" office:value="28024837175">
            <text:p>28024837175</text:p>
          </table:table-cell>
          <table:table-cell office:value-type="float" office:value="226111">
            <text:p>226111</text:p>
          </table:table-cell>
          <table:table-cell office:value-type="float" office:value="165498">
            <text:p>165498</text:p>
          </table:table-cell>
          <table:table-cell office:value-type="float" office:value="160294">
            <text:p>160294</text:p>
          </table:table-cell>
          <table:table-cell office:value-type="float" office:value="3941412">
            <text:p>3941412</text:p>
          </table:table-cell>
          <table:table-cell office:value-type="float" office:value="287532">
            <text:p>287532</text:p>
          </table:table-cell>
          <table:table-cell office:value-type="float" office:value="231254">
            <text:p>231254</text:p>
          </table:table-cell>
          <table:table-cell/>
        </table:table-row>
        <table:table-row table:style-name="ro1">
          <table:table-cell office:value-type="float" office:value="3692934381">
            <text:p>3692934381</text:p>
          </table:table-cell>
          <table:table-cell office:value-type="float" office:value="192798">
            <text:p>192798</text:p>
          </table:table-cell>
          <table:table-cell office:value-type="float" office:value="155490">
            <text:p>155490</text:p>
          </table:table-cell>
          <table:table-cell office:value-type="float" office:value="149382">
            <text:p>149382</text:p>
          </table:table-cell>
          <table:table-cell office:value-type="float" office:value="5380151">
            <text:p>5380151</text:p>
          </table:table-cell>
          <table:table-cell office:value-type="float" office:value="267970">
            <text:p>267970</text:p>
          </table:table-cell>
          <table:table-cell office:value-type="float" office:value="243676">
            <text:p>243676</text:p>
          </table:table-cell>
          <table:table-cell office:value-type="float" office:value="4420614889">
            <text:p>4420614889</text:p>
          </table:table-cell>
          <table:table-cell office:value-type="float" office:value="278493">
            <text:p>278493</text:p>
          </table:table-cell>
          <table:table-cell office:value-type="float" office:value="177122">
            <text:p>177122</text:p>
          </table:table-cell>
          <table:table-cell office:value-type="float" office:value="258230">
            <text:p>258230</text:p>
          </table:table-cell>
          <table:table-cell office:value-type="float" office:value="5775363">
            <text:p>5775363</text:p>
          </table:table-cell>
          <table:table-cell office:value-type="float" office:value="304462">
            <text:p>304462</text:p>
          </table:table-cell>
          <table:table-cell office:value-type="float" office:value="242404">
            <text:p>242404</text:p>
          </table:table-cell>
          <table:table-cell office:value-type="float" office:value="6499341298">
            <text:p>6499341298</text:p>
          </table:table-cell>
          <table:table-cell office:value-type="float" office:value="206876">
            <text:p>206876</text:p>
          </table:table-cell>
          <table:table-cell office:value-type="float" office:value="164898">
            <text:p>164898</text:p>
          </table:table-cell>
          <table:table-cell office:value-type="float" office:value="161804">
            <text:p>161804</text:p>
          </table:table-cell>
          <table:table-cell office:value-type="float" office:value="22516271">
            <text:p>22516271</text:p>
          </table:table-cell>
          <table:table-cell office:value-type="float" office:value="284010">
            <text:p>284010</text:p>
          </table:table-cell>
          <table:table-cell office:value-type="float" office:value="951915">
            <text:p>951915</text:p>
          </table:table-cell>
          <table:table-cell/>
        </table:table-row>
        <table:table-row table:style-name="ro1">
          <table:table-cell office:value-type="float" office:value="28858456782">
            <text:p>28858456782</text:p>
          </table:table-cell>
          <table:table-cell office:value-type="float" office:value="306788">
            <text:p>306788</text:p>
          </table:table-cell>
          <table:table-cell office:value-type="float" office:value="158792">
            <text:p>158792</text:p>
          </table:table-cell>
          <table:table-cell office:value-type="float" office:value="171546">
            <text:p>171546</text:p>
          </table:table-cell>
          <table:table-cell office:value-type="float" office:value="472226">
            <text:p>472226</text:p>
          </table:table-cell>
          <table:table-cell office:value-type="float" office:value="281634">
            <text:p>281634</text:p>
          </table:table-cell>
          <table:table-cell office:value-type="float" office:value="232050">
            <text:p>232050</text:p>
          </table:table-cell>
          <table:table-cell office:value-type="float" office:value="5387882331">
            <text:p>5387882331</text:p>
          </table:table-cell>
          <table:table-cell office:value-type="float" office:value="236417">
            <text:p>236417</text:p>
          </table:table-cell>
          <table:table-cell office:value-type="float" office:value="170254">
            <text:p>170254</text:p>
          </table:table-cell>
          <table:table-cell office:value-type="float" office:value="288290">
            <text:p>288290</text:p>
          </table:table-cell>
          <table:table-cell office:value-type="float" office:value="8698036">
            <text:p>8698036</text:p>
          </table:table-cell>
          <table:table-cell office:value-type="float" office:value="322214">
            <text:p>322214</text:p>
          </table:table-cell>
          <table:table-cell office:value-type="float" office:value="251080">
            <text:p>251080</text:p>
          </table:table-cell>
          <table:table-cell office:value-type="float" office:value="4441946188">
            <text:p>4441946188</text:p>
          </table:table-cell>
          <table:table-cell office:value-type="float" office:value="256940">
            <text:p>256940</text:p>
          </table:table-cell>
          <table:table-cell office:value-type="float" office:value="195577">
            <text:p>195577</text:p>
          </table:table-cell>
          <table:table-cell office:value-type="float" office:value="212761">
            <text:p>212761</text:p>
          </table:table-cell>
          <table:table-cell office:value-type="float" office:value="1157874">
            <text:p>1157874</text:p>
          </table:table-cell>
          <table:table-cell office:value-type="float" office:value="336598">
            <text:p>336598</text:p>
          </table:table-cell>
          <table:table-cell office:value-type="float" office:value="297128">
            <text:p>297128</text:p>
          </table:table-cell>
          <table:table-cell/>
        </table:table-row>
        <table:table-row table:style-name="ro1">
          <table:table-cell office:value-type="float" office:value="4001434829">
            <text:p>4001434829</text:p>
          </table:table-cell>
          <table:table-cell office:value-type="float" office:value="192286">
            <text:p>192286</text:p>
          </table:table-cell>
          <table:table-cell office:value-type="float" office:value="159756">
            <text:p>159756</text:p>
          </table:table-cell>
          <table:table-cell office:value-type="float" office:value="153652">
            <text:p>153652</text:p>
          </table:table-cell>
          <table:table-cell office:value-type="float" office:value="540430">
            <text:p>540430</text:p>
          </table:table-cell>
          <table:table-cell office:value-type="float" office:value="408531">
            <text:p>408531</text:p>
          </table:table-cell>
          <table:table-cell office:value-type="float" office:value="307427">
            <text:p>307427</text:p>
          </table:table-cell>
          <table:table-cell office:value-type="float" office:value="6791164618">
            <text:p>6791164618</text:p>
          </table:table-cell>
          <table:table-cell office:value-type="float" office:value="308094">
            <text:p>308094</text:p>
          </table:table-cell>
          <table:table-cell office:value-type="float" office:value="325340">
            <text:p>325340</text:p>
          </table:table-cell>
          <table:table-cell office:value-type="float" office:value="167316">
            <text:p>167316</text:p>
          </table:table-cell>
          <table:table-cell office:value-type="float" office:value="24295716">
            <text:p>24295716</text:p>
          </table:table-cell>
          <table:table-cell office:value-type="float" office:value="337854">
            <text:p>337854</text:p>
          </table:table-cell>
          <table:table-cell office:value-type="float" office:value="226132">
            <text:p>226132</text:p>
          </table:table-cell>
          <table:table-cell office:value-type="float" office:value="15786581432">
            <text:p>15786581432</text:p>
          </table:table-cell>
          <table:table-cell office:value-type="float" office:value="206192">
            <text:p>206192</text:p>
          </table:table-cell>
          <table:table-cell office:value-type="float" office:value="171248">
            <text:p>171248</text:p>
          </table:table-cell>
          <table:table-cell office:value-type="float" office:value="158992">
            <text:p>158992</text:p>
          </table:table-cell>
          <table:table-cell office:value-type="float" office:value="30075470">
            <text:p>30075470</text:p>
          </table:table-cell>
          <table:table-cell office:value-type="float" office:value="367746">
            <text:p>367746</text:p>
          </table:table-cell>
          <table:table-cell office:value-type="float" office:value="247238">
            <text:p>247238</text:p>
          </table:table-cell>
          <table:table-cell/>
        </table:table-row>
        <table:table-row table:style-name="ro1">
          <table:table-cell office:value-type="float" office:value="8324543395">
            <text:p>8324543395</text:p>
          </table:table-cell>
          <table:table-cell office:value-type="float" office:value="193802">
            <text:p>193802</text:p>
          </table:table-cell>
          <table:table-cell office:value-type="float" office:value="156180">
            <text:p>156180</text:p>
          </table:table-cell>
          <table:table-cell office:value-type="float" office:value="151526">
            <text:p>151526</text:p>
          </table:table-cell>
          <table:table-cell office:value-type="float" office:value="1915237">
            <text:p>1915237</text:p>
          </table:table-cell>
          <table:table-cell office:value-type="float" office:value="278940">
            <text:p>278940</text:p>
          </table:table-cell>
          <table:table-cell office:value-type="float" office:value="226118">
            <text:p>226118</text:p>
          </table:table-cell>
          <table:table-cell office:value-type="float" office:value="5002777639">
            <text:p>5002777639</text:p>
          </table:table-cell>
          <table:table-cell office:value-type="float" office:value="206860">
            <text:p>206860</text:p>
          </table:table-cell>
          <table:table-cell office:value-type="float" office:value="194972">
            <text:p>194972</text:p>
          </table:table-cell>
          <table:table-cell office:value-type="float" office:value="257225">
            <text:p>257225</text:p>
          </table:table-cell>
          <table:table-cell office:value-type="float" office:value="255288">
            <text:p>255288</text:p>
          </table:table-cell>
          <table:table-cell office:value-type="float" office:value="257930">
            <text:p>257930</text:p>
          </table:table-cell>
          <table:table-cell office:value-type="float" office:value="304302">
            <text:p>304302</text:p>
          </table:table-cell>
          <table:table-cell office:value-type="float" office:value="7942707310">
            <text:p>7942707310</text:p>
          </table:table-cell>
          <table:table-cell office:value-type="float" office:value="209640">
            <text:p>209640</text:p>
          </table:table-cell>
          <table:table-cell office:value-type="float" office:value="210084">
            <text:p>210084</text:p>
          </table:table-cell>
          <table:table-cell office:value-type="float" office:value="171032">
            <text:p>171032</text:p>
          </table:table-cell>
          <table:table-cell office:value-type="float" office:value="3233766">
            <text:p>3233766</text:p>
          </table:table-cell>
          <table:table-cell office:value-type="float" office:value="274094">
            <text:p>274094</text:p>
          </table:table-cell>
          <table:table-cell office:value-type="float" office:value="226430">
            <text:p>226430</text:p>
          </table:table-cell>
          <table:table-cell/>
        </table:table-row>
        <table:table-row table:style-name="ro1">
          <table:table-cell office:value-type="float" office:value="1095930921">
            <text:p>1095930921</text:p>
          </table:table-cell>
          <table:table-cell office:value-type="float" office:value="192762">
            <text:p>192762</text:p>
          </table:table-cell>
          <table:table-cell office:value-type="float" office:value="164856">
            <text:p>164856</text:p>
          </table:table-cell>
          <table:table-cell office:value-type="float" office:value="155524">
            <text:p>155524</text:p>
          </table:table-cell>
          <table:table-cell office:value-type="float" office:value="19744821">
            <text:p>19744821</text:p>
          </table:table-cell>
          <table:table-cell office:value-type="float" office:value="317562">
            <text:p>317562</text:p>
          </table:table-cell>
          <table:table-cell office:value-type="float" office:value="255880">
            <text:p>255880</text:p>
          </table:table-cell>
          <table:table-cell office:value-type="float" office:value="6375260555">
            <text:p>6375260555</text:p>
          </table:table-cell>
          <table:table-cell office:value-type="float" office:value="206022">
            <text:p>206022</text:p>
          </table:table-cell>
          <table:table-cell office:value-type="float" office:value="196053">
            <text:p>196053</text:p>
          </table:table-cell>
          <table:table-cell office:value-type="float" office:value="165088">
            <text:p>165088</text:p>
          </table:table-cell>
          <table:table-cell office:value-type="float" office:value="10697348">
            <text:p>10697348</text:p>
          </table:table-cell>
          <table:table-cell office:value-type="float" office:value="454778">
            <text:p>454778</text:p>
          </table:table-cell>
          <table:table-cell office:value-type="float" office:value="249728">
            <text:p>249728</text:p>
          </table:table-cell>
          <table:table-cell office:value-type="float" office:value="2548234857">
            <text:p>2548234857</text:p>
          </table:table-cell>
          <table:table-cell office:value-type="float" office:value="212576">
            <text:p>212576</text:p>
          </table:table-cell>
          <table:table-cell office:value-type="float" office:value="173600">
            <text:p>173600</text:p>
          </table:table-cell>
          <table:table-cell office:value-type="float" office:value="163574">
            <text:p>163574</text:p>
          </table:table-cell>
          <table:table-cell office:value-type="float" office:value="6675522">
            <text:p>6675522</text:p>
          </table:table-cell>
          <table:table-cell office:value-type="float" office:value="341382">
            <text:p>341382</text:p>
          </table:table-cell>
          <table:table-cell office:value-type="float" office:value="352120">
            <text:p>352120</text:p>
          </table:table-cell>
          <table:table-cell/>
        </table:table-row>
        <table:table-row table:style-name="ro1">
          <table:table-cell office:value-type="float" office:value="1828971980">
            <text:p>1828971980</text:p>
          </table:table-cell>
          <table:table-cell office:value-type="float" office:value="196630">
            <text:p>196630</text:p>
          </table:table-cell>
          <table:table-cell office:value-type="float" office:value="153306">
            <text:p>153306</text:p>
          </table:table-cell>
          <table:table-cell office:value-type="float" office:value="160792">
            <text:p>160792</text:p>
          </table:table-cell>
          <table:table-cell office:value-type="float" office:value="23311722">
            <text:p>23311722</text:p>
          </table:table-cell>
          <table:table-cell office:value-type="float" office:value="375276">
            <text:p>375276</text:p>
          </table:table-cell>
          <table:table-cell office:value-type="float" office:value="328750">
            <text:p>328750</text:p>
          </table:table-cell>
          <table:table-cell office:value-type="float" office:value="1036751496">
            <text:p>1036751496</text:p>
          </table:table-cell>
          <table:table-cell office:value-type="float" office:value="293979">
            <text:p>293979</text:p>
          </table:table-cell>
          <table:table-cell office:value-type="float" office:value="168896">
            <text:p>168896</text:p>
          </table:table-cell>
          <table:table-cell office:value-type="float" office:value="162556">
            <text:p>162556</text:p>
          </table:table-cell>
          <table:table-cell office:value-type="float" office:value="255956">
            <text:p>255956</text:p>
          </table:table-cell>
          <table:table-cell office:value-type="float" office:value="476040">
            <text:p>476040</text:p>
          </table:table-cell>
          <table:table-cell office:value-type="float" office:value="242970">
            <text:p>242970</text:p>
          </table:table-cell>
          <table:table-cell office:value-type="float" office:value="17418604357">
            <text:p>17418604357</text:p>
          </table:table-cell>
          <table:table-cell office:value-type="float" office:value="264702">
            <text:p>264702</text:p>
          </table:table-cell>
          <table:table-cell office:value-type="float" office:value="167954">
            <text:p>167954</text:p>
          </table:table-cell>
          <table:table-cell office:value-type="float" office:value="159204">
            <text:p>159204</text:p>
          </table:table-cell>
          <table:table-cell office:value-type="float" office:value="4888520">
            <text:p>4888520</text:p>
          </table:table-cell>
          <table:table-cell office:value-type="float" office:value="276434">
            <text:p>276434</text:p>
          </table:table-cell>
          <table:table-cell office:value-type="float" office:value="224600">
            <text:p>224600</text:p>
          </table:table-cell>
          <table:table-cell/>
        </table:table-row>
        <table:table-row table:style-name="ro1">
          <table:table-cell office:value-type="float" office:value="2528441137">
            <text:p>2528441137</text:p>
          </table:table-cell>
          <table:table-cell office:value-type="float" office:value="196318">
            <text:p>196318</text:p>
          </table:table-cell>
          <table:table-cell office:value-type="float" office:value="155854">
            <text:p>155854</text:p>
          </table:table-cell>
          <table:table-cell office:value-type="float" office:value="151634">
            <text:p>151634</text:p>
          </table:table-cell>
          <table:table-cell office:value-type="float" office:value="22659310">
            <text:p>22659310</text:p>
          </table:table-cell>
          <table:table-cell office:value-type="float" office:value="279924">
            <text:p>279924</text:p>
          </table:table-cell>
          <table:table-cell office:value-type="float" office:value="281845">
            <text:p>281845</text:p>
          </table:table-cell>
          <table:table-cell office:value-type="float" office:value="23228673570">
            <text:p>23228673570</text:p>
          </table:table-cell>
          <table:table-cell office:value-type="float" office:value="206852">
            <text:p>206852</text:p>
          </table:table-cell>
          <table:table-cell office:value-type="float" office:value="171124">
            <text:p>171124</text:p>
          </table:table-cell>
          <table:table-cell office:value-type="float" office:value="183921">
            <text:p>183921</text:p>
          </table:table-cell>
          <table:table-cell office:value-type="float" office:value="2545393">
            <text:p>2545393</text:p>
          </table:table-cell>
          <table:table-cell office:value-type="float" office:value="291694">
            <text:p>291694</text:p>
          </table:table-cell>
          <table:table-cell office:value-type="float" office:value="275454">
            <text:p>275454</text:p>
          </table:table-cell>
          <table:table-cell office:value-type="float" office:value="3866425138">
            <text:p>3866425138</text:p>
          </table:table-cell>
          <table:table-cell office:value-type="float" office:value="225386">
            <text:p>225386</text:p>
          </table:table-cell>
          <table:table-cell office:value-type="float" office:value="163614">
            <text:p>163614</text:p>
          </table:table-cell>
          <table:table-cell office:value-type="float" office:value="180778">
            <text:p>180778</text:p>
          </table:table-cell>
          <table:table-cell office:value-type="float" office:value="51213497">
            <text:p>51213497</text:p>
          </table:table-cell>
          <table:table-cell office:value-type="float" office:value="291340">
            <text:p>291340</text:p>
          </table:table-cell>
          <table:table-cell office:value-type="float" office:value="238998">
            <text:p>238998</text:p>
          </table:table-cell>
          <table:table-cell/>
        </table:table-row>
        <table:table-row table:style-name="ro1">
          <table:table-cell office:value-type="float" office:value="16478372873">
            <text:p>16478372873</text:p>
          </table:table-cell>
          <table:table-cell office:value-type="float" office:value="198514">
            <text:p>198514</text:p>
          </table:table-cell>
          <table:table-cell office:value-type="float" office:value="309671">
            <text:p>309671</text:p>
          </table:table-cell>
          <table:table-cell office:value-type="float" office:value="180330">
            <text:p>180330</text:p>
          </table:table-cell>
          <table:table-cell office:value-type="float" office:value="582650">
            <text:p>582650</text:p>
          </table:table-cell>
          <table:table-cell office:value-type="float" office:value="299676">
            <text:p>299676</text:p>
          </table:table-cell>
          <table:table-cell office:value-type="float" office:value="238216">
            <text:p>238216</text:p>
          </table:table-cell>
          <table:table-cell office:value-type="float" office:value="8041864098">
            <text:p>8041864098</text:p>
          </table:table-cell>
          <table:table-cell office:value-type="float" office:value="204860">
            <text:p>204860</text:p>
          </table:table-cell>
          <table:table-cell office:value-type="float" office:value="169016">
            <text:p>169016</text:p>
          </table:table-cell>
          <table:table-cell office:value-type="float" office:value="189433">
            <text:p>189433</text:p>
          </table:table-cell>
          <table:table-cell office:value-type="float" office:value="1846641">
            <text:p>1846641</text:p>
          </table:table-cell>
          <table:table-cell office:value-type="float" office:value="352366">
            <text:p>352366</text:p>
          </table:table-cell>
          <table:table-cell office:value-type="float" office:value="987235">
            <text:p>987235</text:p>
          </table:table-cell>
          <table:table-cell office:value-type="float" office:value="1823657356">
            <text:p>1823657356</text:p>
          </table:table-cell>
          <table:table-cell office:value-type="float" office:value="228928">
            <text:p>228928</text:p>
          </table:table-cell>
          <table:table-cell office:value-type="float" office:value="165574">
            <text:p>165574</text:p>
          </table:table-cell>
          <table:table-cell office:value-type="float" office:value="220726">
            <text:p>220726</text:p>
          </table:table-cell>
          <table:table-cell office:value-type="float" office:value="2099596">
            <text:p>2099596</text:p>
          </table:table-cell>
          <table:table-cell office:value-type="float" office:value="268664">
            <text:p>268664</text:p>
          </table:table-cell>
          <table:table-cell office:value-type="float" office:value="251326">
            <text:p>251326</text:p>
          </table:table-cell>
          <table:table-cell/>
        </table:table-row>
        <table:table-row table:style-name="ro1">
          <table:table-cell office:value-type="float" office:value="3816260815">
            <text:p>3816260815</text:p>
          </table:table-cell>
          <table:table-cell office:value-type="float" office:value="195208">
            <text:p>195208</text:p>
          </table:table-cell>
          <table:table-cell office:value-type="float" office:value="171679">
            <text:p>171679</text:p>
          </table:table-cell>
          <table:table-cell office:value-type="float" office:value="209988">
            <text:p>209988</text:p>
          </table:table-cell>
          <table:table-cell office:value-type="float" office:value="908987">
            <text:p>908987</text:p>
          </table:table-cell>
          <table:table-cell office:value-type="float" office:value="268288">
            <text:p>268288</text:p>
          </table:table-cell>
          <table:table-cell office:value-type="float" office:value="278915">
            <text:p>278915</text:p>
          </table:table-cell>
          <table:table-cell office:value-type="float" office:value="10178208440">
            <text:p>10178208440</text:p>
          </table:table-cell>
          <table:table-cell office:value-type="float" office:value="203868">
            <text:p>203868</text:p>
          </table:table-cell>
          <table:table-cell office:value-type="float" office:value="247170">
            <text:p>247170</text:p>
          </table:table-cell>
          <table:table-cell office:value-type="float" office:value="166662">
            <text:p>166662</text:p>
          </table:table-cell>
          <table:table-cell office:value-type="float" office:value="8043058">
            <text:p>8043058</text:p>
          </table:table-cell>
          <table:table-cell office:value-type="float" office:value="301534">
            <text:p>301534</text:p>
          </table:table-cell>
          <table:table-cell office:value-type="float" office:value="321089">
            <text:p>321089</text:p>
          </table:table-cell>
          <table:table-cell office:value-type="float" office:value="3647806613">
            <text:p>3647806613</text:p>
          </table:table-cell>
          <table:table-cell office:value-type="float" office:value="202096">
            <text:p>202096</text:p>
          </table:table-cell>
          <table:table-cell office:value-type="float" office:value="172542">
            <text:p>172542</text:p>
          </table:table-cell>
          <table:table-cell office:value-type="float" office:value="805429">
            <text:p>805429</text:p>
          </table:table-cell>
          <table:table-cell office:value-type="float" office:value="2823574">
            <text:p>2823574</text:p>
          </table:table-cell>
          <table:table-cell office:value-type="float" office:value="274170">
            <text:p>274170</text:p>
          </table:table-cell>
          <table:table-cell office:value-type="float" office:value="255842">
            <text:p>255842</text:p>
          </table:table-cell>
          <table:table-cell/>
        </table:table-row>
        <table:table-row table:style-name="ro1">
          <table:table-cell office:value-type="float" office:value="7243481292">
            <text:p>7243481292</text:p>
          </table:table-cell>
          <table:table-cell office:value-type="float" office:value="194248">
            <text:p>194248</text:p>
          </table:table-cell>
          <table:table-cell office:value-type="float" office:value="154854">
            <text:p>154854</text:p>
          </table:table-cell>
          <table:table-cell office:value-type="float" office:value="184810">
            <text:p>184810</text:p>
          </table:table-cell>
          <table:table-cell office:value-type="float" office:value="248622">
            <text:p>248622</text:p>
          </table:table-cell>
          <table:table-cell office:value-type="float" office:value="287196">
            <text:p>287196</text:p>
          </table:table-cell>
          <table:table-cell office:value-type="float" office:value="256900">
            <text:p>256900</text:p>
          </table:table-cell>
          <table:table-cell office:value-type="float" office:value="2573806850">
            <text:p>2573806850</text:p>
          </table:table-cell>
          <table:table-cell office:value-type="float" office:value="209310">
            <text:p>209310</text:p>
          </table:table-cell>
          <table:table-cell office:value-type="float" office:value="169010">
            <text:p>169010</text:p>
          </table:table-cell>
          <table:table-cell office:value-type="float" office:value="164994">
            <text:p>164994</text:p>
          </table:table-cell>
          <table:table-cell office:value-type="float" office:value="7292465">
            <text:p>7292465</text:p>
          </table:table-cell>
          <table:table-cell office:value-type="float" office:value="277472">
            <text:p>277472</text:p>
          </table:table-cell>
          <table:table-cell office:value-type="float" office:value="242126">
            <text:p>242126</text:p>
          </table:table-cell>
          <table:table-cell office:value-type="float" office:value="2432598651">
            <text:p>2432598651</text:p>
          </table:table-cell>
          <table:table-cell office:value-type="float" office:value="251260">
            <text:p>251260</text:p>
          </table:table-cell>
          <table:table-cell office:value-type="float" office:value="199062">
            <text:p>199062</text:p>
          </table:table-cell>
          <table:table-cell office:value-type="float" office:value="165992">
            <text:p>165992</text:p>
          </table:table-cell>
          <table:table-cell office:value-type="float" office:value="11056044">
            <text:p>11056044</text:p>
          </table:table-cell>
          <table:table-cell office:value-type="float" office:value="392542">
            <text:p>392542</text:p>
          </table:table-cell>
          <table:table-cell office:value-type="float" office:value="233432">
            <text:p>233432</text:p>
          </table:table-cell>
          <table:table-cell/>
        </table:table-row>
        <table:table-row table:style-name="ro1">
          <table:table-cell office:value-type="float" office:value="8981688996">
            <text:p>8981688996</text:p>
          </table:table-cell>
          <table:table-cell office:value-type="float" office:value="195072">
            <text:p>195072</text:p>
          </table:table-cell>
          <table:table-cell office:value-type="float" office:value="155468">
            <text:p>155468</text:p>
          </table:table-cell>
          <table:table-cell office:value-type="float" office:value="227496">
            <text:p>227496</text:p>
          </table:table-cell>
          <table:table-cell office:value-type="float" office:value="609360">
            <text:p>609360</text:p>
          </table:table-cell>
          <table:table-cell office:value-type="float" office:value="261120">
            <text:p>261120</text:p>
          </table:table-cell>
          <table:table-cell office:value-type="float" office:value="267797">
            <text:p>267797</text:p>
          </table:table-cell>
          <table:table-cell office:value-type="float" office:value="5033984867">
            <text:p>5033984867</text:p>
          </table:table-cell>
          <table:table-cell office:value-type="float" office:value="286532">
            <text:p>286532</text:p>
          </table:table-cell>
          <table:table-cell office:value-type="float" office:value="174350">
            <text:p>174350</text:p>
          </table:table-cell>
          <table:table-cell office:value-type="float" office:value="166354">
            <text:p>166354</text:p>
          </table:table-cell>
          <table:table-cell office:value-type="float" office:value="3150957">
            <text:p>3150957</text:p>
          </table:table-cell>
          <table:table-cell office:value-type="float" office:value="273004">
            <text:p>273004</text:p>
          </table:table-cell>
          <table:table-cell office:value-type="float" office:value="227132">
            <text:p>227132</text:p>
          </table:table-cell>
          <table:table-cell office:value-type="float" office:value="1438850401">
            <text:p>1438850401</text:p>
          </table:table-cell>
          <table:table-cell office:value-type="float" office:value="202344">
            <text:p>202344</text:p>
          </table:table-cell>
          <table:table-cell office:value-type="float" office:value="168594">
            <text:p>168594</text:p>
          </table:table-cell>
          <table:table-cell office:value-type="float" office:value="161200">
            <text:p>161200</text:p>
          </table:table-cell>
          <table:table-cell office:value-type="float" office:value="44639026">
            <text:p>44639026</text:p>
          </table:table-cell>
          <table:table-cell office:value-type="float" office:value="289946">
            <text:p>289946</text:p>
          </table:table-cell>
          <table:table-cell office:value-type="float" office:value="276045">
            <text:p>276045</text:p>
          </table:table-cell>
          <table:table-cell/>
        </table:table-row>
        <table:table-row table:style-name="ro1">
          <table:table-cell office:value-type="float" office:value="4458917858">
            <text:p>4458917858</text:p>
          </table:table-cell>
          <table:table-cell office:value-type="float" office:value="200798">
            <text:p>200798</text:p>
          </table:table-cell>
          <table:table-cell office:value-type="float" office:value="152018">
            <text:p>152018</text:p>
          </table:table-cell>
          <table:table-cell office:value-type="float" office:value="179919">
            <text:p>179919</text:p>
          </table:table-cell>
          <table:table-cell office:value-type="float" office:value="20128476">
            <text:p>20128476</text:p>
          </table:table-cell>
          <table:table-cell office:value-type="float" office:value="276116">
            <text:p>276116</text:p>
          </table:table-cell>
          <table:table-cell office:value-type="float" office:value="283909">
            <text:p>283909</text:p>
          </table:table-cell>
          <table:table-cell office:value-type="float" office:value="5889795499">
            <text:p>5889795499</text:p>
          </table:table-cell>
          <table:table-cell office:value-type="float" office:value="204764">
            <text:p>204764</text:p>
          </table:table-cell>
          <table:table-cell office:value-type="float" office:value="165426">
            <text:p>165426</text:p>
          </table:table-cell>
          <table:table-cell office:value-type="float" office:value="256793">
            <text:p>256793</text:p>
          </table:table-cell>
          <table:table-cell office:value-type="float" office:value="30153528">
            <text:p>30153528</text:p>
          </table:table-cell>
          <table:table-cell office:value-type="float" office:value="298032">
            <text:p>298032</text:p>
          </table:table-cell>
          <table:table-cell office:value-type="float" office:value="249560">
            <text:p>249560</text:p>
          </table:table-cell>
          <table:table-cell office:value-type="float" office:value="2131970303">
            <text:p>2131970303</text:p>
          </table:table-cell>
          <table:table-cell office:value-type="float" office:value="203618">
            <text:p>203618</text:p>
          </table:table-cell>
          <table:table-cell office:value-type="float" office:value="164398">
            <text:p>164398</text:p>
          </table:table-cell>
          <table:table-cell office:value-type="float" office:value="211818">
            <text:p>211818</text:p>
          </table:table-cell>
          <table:table-cell office:value-type="float" office:value="18628766">
            <text:p>18628766</text:p>
          </table:table-cell>
          <table:table-cell office:value-type="float" office:value="320719">
            <text:p>320719</text:p>
          </table:table-cell>
          <table:table-cell office:value-type="float" office:value="367676">
            <text:p>367676</text:p>
          </table:table-cell>
          <table:table-cell/>
        </table:table-row>
        <table:table-row table:style-name="ro1">
          <table:table-cell office:value-type="float" office:value="2494884323">
            <text:p>2494884323</text:p>
          </table:table-cell>
          <table:table-cell office:value-type="float" office:value="197336">
            <text:p>197336</text:p>
          </table:table-cell>
          <table:table-cell office:value-type="float" office:value="341599">
            <text:p>341599</text:p>
          </table:table-cell>
          <table:table-cell office:value-type="float" office:value="190257">
            <text:p>190257</text:p>
          </table:table-cell>
          <table:table-cell office:value-type="float" office:value="13990354">
            <text:p>13990354</text:p>
          </table:table-cell>
          <table:table-cell office:value-type="float" office:value="279056">
            <text:p>279056</text:p>
          </table:table-cell>
          <table:table-cell office:value-type="float" office:value="234784">
            <text:p>234784</text:p>
          </table:table-cell>
          <table:table-cell office:value-type="float" office:value="11722173363">
            <text:p>11722173363</text:p>
          </table:table-cell>
          <table:table-cell office:value-type="float" office:value="222069">
            <text:p>222069</text:p>
          </table:table-cell>
          <table:table-cell office:value-type="float" office:value="171566">
            <text:p>171566</text:p>
          </table:table-cell>
          <table:table-cell office:value-type="float" office:value="195695">
            <text:p>195695</text:p>
          </table:table-cell>
          <table:table-cell office:value-type="float" office:value="258266">
            <text:p>258266</text:p>
          </table:table-cell>
          <table:table-cell office:value-type="float" office:value="323521">
            <text:p>323521</text:p>
          </table:table-cell>
          <table:table-cell office:value-type="float" office:value="262990">
            <text:p>262990</text:p>
          </table:table-cell>
          <table:table-cell office:value-type="float" office:value="30407597653">
            <text:p>30407597653</text:p>
          </table:table-cell>
          <table:table-cell office:value-type="float" office:value="228948">
            <text:p>228948</text:p>
          </table:table-cell>
          <table:table-cell office:value-type="float" office:value="163288">
            <text:p>163288</text:p>
          </table:table-cell>
          <table:table-cell office:value-type="float" office:value="186282">
            <text:p>186282</text:p>
          </table:table-cell>
          <table:table-cell office:value-type="float" office:value="3801178">
            <text:p>3801178</text:p>
          </table:table-cell>
          <table:table-cell office:value-type="float" office:value="280822">
            <text:p>280822</text:p>
          </table:table-cell>
          <table:table-cell office:value-type="float" office:value="294381">
            <text:p>294381</text:p>
          </table:table-cell>
          <table:table-cell/>
        </table:table-row>
        <table:table-row table:style-name="ro1">
          <table:table-cell office:value-type="float" office:value="9943792138">
            <text:p>9943792138</text:p>
          </table:table-cell>
          <table:table-cell office:value-type="float" office:value="216016">
            <text:p>216016</text:p>
          </table:table-cell>
          <table:table-cell office:value-type="float" office:value="153392">
            <text:p>153392</text:p>
          </table:table-cell>
          <table:table-cell office:value-type="float" office:value="185519">
            <text:p>185519</text:p>
          </table:table-cell>
          <table:table-cell office:value-type="float" office:value="2537671">
            <text:p>2537671</text:p>
          </table:table-cell>
          <table:table-cell office:value-type="float" office:value="281738">
            <text:p>281738</text:p>
          </table:table-cell>
          <table:table-cell office:value-type="float" office:value="410640">
            <text:p>410640</text:p>
          </table:table-cell>
          <table:table-cell office:value-type="float" office:value="12936443843">
            <text:p>12936443843</text:p>
          </table:table-cell>
          <table:table-cell office:value-type="float" office:value="342974">
            <text:p>342974</text:p>
          </table:table-cell>
          <table:table-cell office:value-type="float" office:value="221918">
            <text:p>221918</text:p>
          </table:table-cell>
          <table:table-cell office:value-type="float" office:value="416081">
            <text:p>416081</text:p>
          </table:table-cell>
          <table:table-cell office:value-type="float" office:value="5580718">
            <text:p>5580718</text:p>
          </table:table-cell>
          <table:table-cell office:value-type="float" office:value="959266">
            <text:p>959266</text:p>
          </table:table-cell>
          <table:table-cell office:value-type="float" office:value="280802">
            <text:p>280802</text:p>
          </table:table-cell>
          <table:table-cell office:value-type="float" office:value="6417428200">
            <text:p>6417428200</text:p>
          </table:table-cell>
          <table:table-cell office:value-type="float" office:value="202308">
            <text:p>202308</text:p>
          </table:table-cell>
          <table:table-cell office:value-type="float" office:value="174014">
            <text:p>174014</text:p>
          </table:table-cell>
          <table:table-cell office:value-type="float" office:value="161156">
            <text:p>161156</text:p>
          </table:table-cell>
          <table:table-cell office:value-type="float" office:value="10641693">
            <text:p>10641693</text:p>
          </table:table-cell>
          <table:table-cell office:value-type="float" office:value="261800">
            <text:p>261800</text:p>
          </table:table-cell>
          <table:table-cell office:value-type="float" office:value="344985">
            <text:p>344985</text:p>
          </table:table-cell>
          <table:table-cell/>
        </table:table-row>
        <table:table-row table:style-name="ro1">
          <table:table-cell office:value-type="float" office:value="1864653559">
            <text:p>1864653559</text:p>
          </table:table-cell>
          <table:table-cell office:value-type="float" office:value="191762">
            <text:p>191762</text:p>
          </table:table-cell>
          <table:table-cell office:value-type="float" office:value="152274">
            <text:p>152274</text:p>
          </table:table-cell>
          <table:table-cell office:value-type="float" office:value="173778">
            <text:p>173778</text:p>
          </table:table-cell>
          <table:table-cell office:value-type="float" office:value="469546">
            <text:p>469546</text:p>
          </table:table-cell>
          <table:table-cell office:value-type="float" office:value="256528">
            <text:p>256528</text:p>
          </table:table-cell>
          <table:table-cell office:value-type="float" office:value="282741">
            <text:p>282741</text:p>
          </table:table-cell>
          <table:table-cell office:value-type="float" office:value="3699920326">
            <text:p>3699920326</text:p>
          </table:table-cell>
          <table:table-cell office:value-type="float" office:value="203426">
            <text:p>203426</text:p>
          </table:table-cell>
          <table:table-cell office:value-type="float" office:value="167760">
            <text:p>167760</text:p>
          </table:table-cell>
          <table:table-cell office:value-type="float" office:value="187618">
            <text:p>187618</text:p>
          </table:table-cell>
          <table:table-cell office:value-type="float" office:value="22376782">
            <text:p>22376782</text:p>
          </table:table-cell>
          <table:table-cell office:value-type="float" office:value="325694">
            <text:p>325694</text:p>
          </table:table-cell>
          <table:table-cell office:value-type="float" office:value="247506">
            <text:p>247506</text:p>
          </table:table-cell>
          <table:table-cell office:value-type="float" office:value="1528482287">
            <text:p>1528482287</text:p>
          </table:table-cell>
          <table:table-cell office:value-type="float" office:value="372345">
            <text:p>372345</text:p>
          </table:table-cell>
          <table:table-cell office:value-type="float" office:value="193388">
            <text:p>193388</text:p>
          </table:table-cell>
          <table:table-cell office:value-type="float" office:value="160638">
            <text:p>160638</text:p>
          </table:table-cell>
          <table:table-cell office:value-type="float" office:value="967722">
            <text:p>967722</text:p>
          </table:table-cell>
          <table:table-cell office:value-type="float" office:value="395808">
            <text:p>395808</text:p>
          </table:table-cell>
          <table:table-cell office:value-type="float" office:value="243766">
            <text:p>243766</text:p>
          </table:table-cell>
          <table:table-cell/>
        </table:table-row>
        <table:table-row table:style-name="ro1">
          <table:table-cell office:value-type="float" office:value="3630181120">
            <text:p>3630181120</text:p>
          </table:table-cell>
          <table:table-cell office:value-type="float" office:value="190352">
            <text:p>190352</text:p>
          </table:table-cell>
          <table:table-cell office:value-type="float" office:value="257290">
            <text:p>257290</text:p>
          </table:table-cell>
          <table:table-cell office:value-type="float" office:value="156418">
            <text:p>156418</text:p>
          </table:table-cell>
          <table:table-cell office:value-type="float" office:value="25492653">
            <text:p>25492653</text:p>
          </table:table-cell>
          <table:table-cell office:value-type="float" office:value="276756">
            <text:p>276756</text:p>
          </table:table-cell>
          <table:table-cell office:value-type="float" office:value="246483">
            <text:p>246483</text:p>
          </table:table-cell>
          <table:table-cell office:value-type="float" office:value="5850508173">
            <text:p>5850508173</text:p>
          </table:table-cell>
          <table:table-cell office:value-type="float" office:value="1109935">
            <text:p>1109935</text:p>
          </table:table-cell>
          <table:table-cell office:value-type="float" office:value="257049">
            <text:p>257049</text:p>
          </table:table-cell>
          <table:table-cell office:value-type="float" office:value="191588">
            <text:p>191588</text:p>
          </table:table-cell>
          <table:table-cell office:value-type="float" office:value="2303644">
            <text:p>2303644</text:p>
          </table:table-cell>
          <table:table-cell office:value-type="float" office:value="299492">
            <text:p>299492</text:p>
          </table:table-cell>
          <table:table-cell office:value-type="float" office:value="326974">
            <text:p>326974</text:p>
          </table:table-cell>
          <table:table-cell office:value-type="float" office:value="1016147809">
            <text:p>1016147809</text:p>
          </table:table-cell>
          <table:table-cell office:value-type="float" office:value="349584">
            <text:p>349584</text:p>
          </table:table-cell>
          <table:table-cell office:value-type="float" office:value="168170">
            <text:p>168170</text:p>
          </table:table-cell>
          <table:table-cell office:value-type="float" office:value="161790">
            <text:p>161790</text:p>
          </table:table-cell>
          <table:table-cell office:value-type="float" office:value="23243977">
            <text:p>23243977</text:p>
          </table:table-cell>
          <table:table-cell office:value-type="float" office:value="284398">
            <text:p>284398</text:p>
          </table:table-cell>
          <table:table-cell office:value-type="float" office:value="228838">
            <text:p>228838</text:p>
          </table:table-cell>
          <table:table-cell/>
        </table:table-row>
        <table:table-row table:style-name="ro1">
          <table:table-cell office:value-type="float" office:value="2018589797">
            <text:p>2018589797</text:p>
          </table:table-cell>
          <table:table-cell office:value-type="float" office:value="305084">
            <text:p>305084</text:p>
          </table:table-cell>
          <table:table-cell office:value-type="float" office:value="188018">
            <text:p>188018</text:p>
          </table:table-cell>
          <table:table-cell office:value-type="float" office:value="189495">
            <text:p>189495</text:p>
          </table:table-cell>
          <table:table-cell office:value-type="float" office:value="11631001">
            <text:p>11631001</text:p>
          </table:table-cell>
          <table:table-cell office:value-type="float" office:value="314200">
            <text:p>314200</text:p>
          </table:table-cell>
          <table:table-cell office:value-type="float" office:value="289404">
            <text:p>289404</text:p>
          </table:table-cell>
          <table:table-cell office:value-type="float" office:value="7163596252">
            <text:p>7163596252</text:p>
          </table:table-cell>
          <table:table-cell office:value-type="float" office:value="207134">
            <text:p>207134</text:p>
          </table:table-cell>
          <table:table-cell office:value-type="float" office:value="187754">
            <text:p>187754</text:p>
          </table:table-cell>
          <table:table-cell office:value-type="float" office:value="165426">
            <text:p>165426</text:p>
          </table:table-cell>
          <table:table-cell office:value-type="float" office:value="251452">
            <text:p>251452</text:p>
          </table:table-cell>
          <table:table-cell office:value-type="float" office:value="547075">
            <text:p>547075</text:p>
          </table:table-cell>
          <table:table-cell office:value-type="float" office:value="283182">
            <text:p>283182</text:p>
          </table:table-cell>
          <table:table-cell office:value-type="float" office:value="1364095220">
            <text:p>1364095220</text:p>
          </table:table-cell>
          <table:table-cell office:value-type="float" office:value="206652">
            <text:p>206652</text:p>
          </table:table-cell>
          <table:table-cell office:value-type="float" office:value="168672">
            <text:p>168672</text:p>
          </table:table-cell>
          <table:table-cell office:value-type="float" office:value="160470">
            <text:p>160470</text:p>
          </table:table-cell>
          <table:table-cell office:value-type="float" office:value="4147478">
            <text:p>4147478</text:p>
          </table:table-cell>
          <table:table-cell office:value-type="float" office:value="262672">
            <text:p>262672</text:p>
          </table:table-cell>
          <table:table-cell office:value-type="float" office:value="220702">
            <text:p>220702</text:p>
          </table:table-cell>
          <table:table-cell/>
        </table:table-row>
        <table:table-row table:style-name="ro1">
          <table:table-cell office:value-type="float" office:value="3233544619">
            <text:p>3233544619</text:p>
          </table:table-cell>
          <table:table-cell office:value-type="float" office:value="206986">
            <text:p>206986</text:p>
          </table:table-cell>
          <table:table-cell office:value-type="float" office:value="160698">
            <text:p>160698</text:p>
          </table:table-cell>
          <table:table-cell office:value-type="float" office:value="153932">
            <text:p>153932</text:p>
          </table:table-cell>
          <table:table-cell office:value-type="float" office:value="9059100">
            <text:p>9059100</text:p>
          </table:table-cell>
          <table:table-cell office:value-type="float" office:value="294461">
            <text:p>294461</text:p>
          </table:table-cell>
          <table:table-cell office:value-type="float" office:value="319942">
            <text:p>319942</text:p>
          </table:table-cell>
          <table:table-cell office:value-type="float" office:value="5411157344">
            <text:p>5411157344</text:p>
          </table:table-cell>
          <table:table-cell office:value-type="float" office:value="261964">
            <text:p>261964</text:p>
          </table:table-cell>
          <table:table-cell office:value-type="float" office:value="200613">
            <text:p>200613</text:p>
          </table:table-cell>
          <table:table-cell office:value-type="float" office:value="160314">
            <text:p>160314</text:p>
          </table:table-cell>
          <table:table-cell office:value-type="float" office:value="320586">
            <text:p>320586</text:p>
          </table:table-cell>
          <table:table-cell office:value-type="float" office:value="275034">
            <text:p>275034</text:p>
          </table:table-cell>
          <table:table-cell office:value-type="float" office:value="221876">
            <text:p>221876</text:p>
          </table:table-cell>
          <table:table-cell office:value-type="float" office:value="11902004094">
            <text:p>11902004094</text:p>
          </table:table-cell>
          <table:table-cell office:value-type="float" office:value="201364">
            <text:p>201364</text:p>
          </table:table-cell>
          <table:table-cell office:value-type="float" office:value="164148">
            <text:p>164148</text:p>
          </table:table-cell>
          <table:table-cell office:value-type="float" office:value="299904">
            <text:p>299904</text:p>
          </table:table-cell>
          <table:table-cell office:value-type="float" office:value="6518462">
            <text:p>6518462</text:p>
          </table:table-cell>
          <table:table-cell office:value-type="float" office:value="377239">
            <text:p>377239</text:p>
          </table:table-cell>
          <table:table-cell office:value-type="float" office:value="234618">
            <text:p>234618</text:p>
          </table:table-cell>
          <table:table-cell/>
        </table:table-row>
        <table:table-row table:style-name="ro1">
          <table:table-cell office:value-type="float" office:value="4598538011">
            <text:p>4598538011</text:p>
          </table:table-cell>
          <table:table-cell office:value-type="float" office:value="202508">
            <text:p>202508</text:p>
          </table:table-cell>
          <table:table-cell office:value-type="float" office:value="155142">
            <text:p>155142</text:p>
          </table:table-cell>
          <table:table-cell office:value-type="float" office:value="217838">
            <text:p>217838</text:p>
          </table:table-cell>
          <table:table-cell office:value-type="float" office:value="5226592">
            <text:p>5226592</text:p>
          </table:table-cell>
          <table:table-cell office:value-type="float" office:value="276378">
            <text:p>276378</text:p>
          </table:table-cell>
          <table:table-cell office:value-type="float" office:value="233396">
            <text:p>233396</text:p>
          </table:table-cell>
          <table:table-cell office:value-type="float" office:value="2865891322">
            <text:p>2865891322</text:p>
          </table:table-cell>
          <table:table-cell office:value-type="float" office:value="205930">
            <text:p>205930</text:p>
          </table:table-cell>
          <table:table-cell office:value-type="float" office:value="168898">
            <text:p>168898</text:p>
          </table:table-cell>
          <table:table-cell office:value-type="float" office:value="160602">
            <text:p>160602</text:p>
          </table:table-cell>
          <table:table-cell office:value-type="float" office:value="1024573">
            <text:p>1024573</text:p>
          </table:table-cell>
          <table:table-cell office:value-type="float" office:value="304022">
            <text:p>304022</text:p>
          </table:table-cell>
          <table:table-cell office:value-type="float" office:value="219776">
            <text:p>219776</text:p>
          </table:table-cell>
          <table:table-cell office:value-type="float" office:value="5910496492">
            <text:p>5910496492</text:p>
          </table:table-cell>
          <table:table-cell office:value-type="float" office:value="228693">
            <text:p>228693</text:p>
          </table:table-cell>
          <table:table-cell office:value-type="float" office:value="160732">
            <text:p>160732</text:p>
          </table:table-cell>
          <table:table-cell office:value-type="float" office:value="155272">
            <text:p>155272</text:p>
          </table:table-cell>
          <table:table-cell office:value-type="float" office:value="792386">
            <text:p>792386</text:p>
          </table:table-cell>
          <table:table-cell office:value-type="float" office:value="279654">
            <text:p>279654</text:p>
          </table:table-cell>
          <table:table-cell office:value-type="float" office:value="247677">
            <text:p>247677</text:p>
          </table:table-cell>
          <table:table-cell/>
        </table:table-row>
        <table:table-row table:style-name="ro1">
          <table:table-cell office:value-type="float" office:value="3420582943">
            <text:p>3420582943</text:p>
          </table:table-cell>
          <table:table-cell office:value-type="float" office:value="192934">
            <text:p>192934</text:p>
          </table:table-cell>
          <table:table-cell office:value-type="float" office:value="189571">
            <text:p>189571</text:p>
          </table:table-cell>
          <table:table-cell office:value-type="float" office:value="156470">
            <text:p>156470</text:p>
          </table:table-cell>
          <table:table-cell office:value-type="float" office:value="6910438">
            <text:p>6910438</text:p>
          </table:table-cell>
          <table:table-cell office:value-type="float" office:value="265722">
            <text:p>265722</text:p>
          </table:table-cell>
          <table:table-cell office:value-type="float" office:value="345455">
            <text:p>345455</text:p>
          </table:table-cell>
          <table:table-cell office:value-type="float" office:value="5870269597">
            <text:p>5870269597</text:p>
          </table:table-cell>
          <table:table-cell office:value-type="float" office:value="367691">
            <text:p>367691</text:p>
          </table:table-cell>
          <table:table-cell office:value-type="float" office:value="312014">
            <text:p>312014</text:p>
          </table:table-cell>
          <table:table-cell office:value-type="float" office:value="252200">
            <text:p>252200</text:p>
          </table:table-cell>
          <table:table-cell office:value-type="float" office:value="97623204">
            <text:p>97623204</text:p>
          </table:table-cell>
          <table:table-cell office:value-type="float" office:value="290892">
            <text:p>290892</text:p>
          </table:table-cell>
          <table:table-cell office:value-type="float" office:value="267533">
            <text:p>267533</text:p>
          </table:table-cell>
          <table:table-cell office:value-type="float" office:value="1885532454">
            <text:p>1885532454</text:p>
          </table:table-cell>
          <table:table-cell office:value-type="float" office:value="202596">
            <text:p>202596</text:p>
          </table:table-cell>
          <table:table-cell office:value-type="float" office:value="164410">
            <text:p>164410</text:p>
          </table:table-cell>
          <table:table-cell office:value-type="float" office:value="167956">
            <text:p>167956</text:p>
          </table:table-cell>
          <table:table-cell office:value-type="float" office:value="26836650">
            <text:p>26836650</text:p>
          </table:table-cell>
          <table:table-cell office:value-type="float" office:value="311495">
            <text:p>311495</text:p>
          </table:table-cell>
          <table:table-cell office:value-type="float" office:value="233600">
            <text:p>233600</text:p>
          </table:table-cell>
          <table:table-cell/>
        </table:table-row>
        <table:table-row table:style-name="ro1">
          <table:table-cell office:value-type="float" office:value="5369790674">
            <text:p>5369790674</text:p>
          </table:table-cell>
          <table:table-cell office:value-type="float" office:value="193740">
            <text:p>193740</text:p>
          </table:table-cell>
          <table:table-cell office:value-type="float" office:value="154310">
            <text:p>154310</text:p>
          </table:table-cell>
          <table:table-cell office:value-type="float" office:value="179416">
            <text:p>179416</text:p>
          </table:table-cell>
          <table:table-cell office:value-type="float" office:value="19109902">
            <text:p>19109902</text:p>
          </table:table-cell>
          <table:table-cell office:value-type="float" office:value="305729">
            <text:p>305729</text:p>
          </table:table-cell>
          <table:table-cell office:value-type="float" office:value="280160">
            <text:p>280160</text:p>
          </table:table-cell>
          <table:table-cell office:value-type="float" office:value="4035620055">
            <text:p>4035620055</text:p>
          </table:table-cell>
          <table:table-cell office:value-type="float" office:value="227266">
            <text:p>227266</text:p>
          </table:table-cell>
          <table:table-cell office:value-type="float" office:value="185261">
            <text:p>185261</text:p>
          </table:table-cell>
          <table:table-cell office:value-type="float" office:value="158686">
            <text:p>158686</text:p>
          </table:table-cell>
          <table:table-cell office:value-type="float" office:value="19059960">
            <text:p>19059960</text:p>
          </table:table-cell>
          <table:table-cell office:value-type="float" office:value="274282">
            <text:p>274282</text:p>
          </table:table-cell>
          <table:table-cell office:value-type="float" office:value="263649">
            <text:p>263649</text:p>
          </table:table-cell>
          <table:table-cell office:value-type="float" office:value="11499298399">
            <text:p>11499298399</text:p>
          </table:table-cell>
          <table:table-cell office:value-type="float" office:value="277744">
            <text:p>277744</text:p>
          </table:table-cell>
          <table:table-cell office:value-type="float" office:value="181670">
            <text:p>181670</text:p>
          </table:table-cell>
          <table:table-cell office:value-type="float" office:value="243298">
            <text:p>243298</text:p>
          </table:table-cell>
          <table:table-cell office:value-type="float" office:value="5537011">
            <text:p>5537011</text:p>
          </table:table-cell>
          <table:table-cell office:value-type="float" office:value="305297">
            <text:p>305297</text:p>
          </table:table-cell>
          <table:table-cell office:value-type="float" office:value="219442">
            <text:p>219442</text:p>
          </table:table-cell>
          <table:table-cell/>
        </table:table-row>
        <table:table-row table:style-name="ro1">
          <table:table-cell office:value-type="float" office:value="9977455112">
            <text:p>9977455112</text:p>
          </table:table-cell>
          <table:table-cell office:value-type="float" office:value="194506">
            <text:p>194506</text:p>
          </table:table-cell>
          <table:table-cell office:value-type="float" office:value="187735">
            <text:p>187735</text:p>
          </table:table-cell>
          <table:table-cell office:value-type="float" office:value="153282">
            <text:p>153282</text:p>
          </table:table-cell>
          <table:table-cell office:value-type="float" office:value="6866126">
            <text:p>6866126</text:p>
          </table:table-cell>
          <table:table-cell office:value-type="float" office:value="281506">
            <text:p>281506</text:p>
          </table:table-cell>
          <table:table-cell office:value-type="float" office:value="218304">
            <text:p>218304</text:p>
          </table:table-cell>
          <table:table-cell office:value-type="float" office:value="11942327664">
            <text:p>11942327664</text:p>
          </table:table-cell>
          <table:table-cell office:value-type="float" office:value="207612">
            <text:p>207612</text:p>
          </table:table-cell>
          <table:table-cell office:value-type="float" office:value="171806">
            <text:p>171806</text:p>
          </table:table-cell>
          <table:table-cell office:value-type="float" office:value="164492">
            <text:p>164492</text:p>
          </table:table-cell>
          <table:table-cell office:value-type="float" office:value="252716">
            <text:p>252716</text:p>
          </table:table-cell>
          <table:table-cell office:value-type="float" office:value="284726">
            <text:p>284726</text:p>
          </table:table-cell>
          <table:table-cell office:value-type="float" office:value="233108">
            <text:p>233108</text:p>
          </table:table-cell>
          <table:table-cell office:value-type="float" office:value="30198220901">
            <text:p>30198220901</text:p>
          </table:table-cell>
          <table:table-cell office:value-type="float" office:value="203066">
            <text:p>203066</text:p>
          </table:table-cell>
          <table:table-cell office:value-type="float" office:value="248972">
            <text:p>248972</text:p>
          </table:table-cell>
          <table:table-cell office:value-type="float" office:value="226873">
            <text:p>226873</text:p>
          </table:table-cell>
          <table:table-cell office:value-type="float" office:value="6139189">
            <text:p>6139189</text:p>
          </table:table-cell>
          <table:table-cell office:value-type="float" office:value="263642">
            <text:p>263642</text:p>
          </table:table-cell>
          <table:table-cell office:value-type="float" office:value="232732">
            <text:p>232732</text:p>
          </table:table-cell>
          <table:table-cell/>
        </table:table-row>
        <table:table-row table:style-name="ro1">
          <table:table-cell office:value-type="float" office:value="3105310268">
            <text:p>3105310268</text:p>
          </table:table-cell>
          <table:table-cell office:value-type="float" office:value="195910">
            <text:p>195910</text:p>
          </table:table-cell>
          <table:table-cell office:value-type="float" office:value="153444">
            <text:p>153444</text:p>
          </table:table-cell>
          <table:table-cell office:value-type="float" office:value="154366">
            <text:p>154366</text:p>
          </table:table-cell>
          <table:table-cell office:value-type="float" office:value="1327490">
            <text:p>1327490</text:p>
          </table:table-cell>
          <table:table-cell office:value-type="float" office:value="260874">
            <text:p>260874</text:p>
          </table:table-cell>
          <table:table-cell office:value-type="float" office:value="212328">
            <text:p>212328</text:p>
          </table:table-cell>
          <table:table-cell office:value-type="float" office:value="27036814765">
            <text:p>27036814765</text:p>
          </table:table-cell>
          <table:table-cell office:value-type="float" office:value="330578">
            <text:p>330578</text:p>
          </table:table-cell>
          <table:table-cell office:value-type="float" office:value="184752">
            <text:p>184752</text:p>
          </table:table-cell>
          <table:table-cell office:value-type="float" office:value="162318">
            <text:p>162318</text:p>
          </table:table-cell>
          <table:table-cell office:value-type="float" office:value="14623391">
            <text:p>14623391</text:p>
          </table:table-cell>
          <table:table-cell office:value-type="float" office:value="300138">
            <text:p>300138</text:p>
          </table:table-cell>
          <table:table-cell office:value-type="float" office:value="257868">
            <text:p>257868</text:p>
          </table:table-cell>
          <table:table-cell office:value-type="float" office:value="5308249605">
            <text:p>5308249605</text:p>
          </table:table-cell>
          <table:table-cell office:value-type="float" office:value="276839">
            <text:p>276839</text:p>
          </table:table-cell>
          <table:table-cell office:value-type="float" office:value="224468">
            <text:p>224468</text:p>
          </table:table-cell>
          <table:table-cell office:value-type="float" office:value="177984">
            <text:p>177984</text:p>
          </table:table-cell>
          <table:table-cell office:value-type="float" office:value="300987">
            <text:p>300987</text:p>
          </table:table-cell>
          <table:table-cell office:value-type="float" office:value="332327">
            <text:p>332327</text:p>
          </table:table-cell>
          <table:table-cell office:value-type="float" office:value="245268">
            <text:p>245268</text:p>
          </table:table-cell>
          <table:table-cell/>
        </table:table-row>
        <table:table-row table:style-name="ro1">
          <table:table-cell office:value-type="float" office:value="18916126804">
            <text:p>18916126804</text:p>
          </table:table-cell>
          <table:table-cell office:value-type="float" office:value="198626">
            <text:p>198626</text:p>
          </table:table-cell>
          <table:table-cell office:value-type="float" office:value="175293">
            <text:p>175293</text:p>
          </table:table-cell>
          <table:table-cell office:value-type="float" office:value="215790">
            <text:p>215790</text:p>
          </table:table-cell>
          <table:table-cell office:value-type="float" office:value="5345225">
            <text:p>5345225</text:p>
          </table:table-cell>
          <table:table-cell office:value-type="float" office:value="435791">
            <text:p>435791</text:p>
          </table:table-cell>
          <table:table-cell office:value-type="float" office:value="246578">
            <text:p>246578</text:p>
          </table:table-cell>
          <table:table-cell office:value-type="float" office:value="2327658482">
            <text:p>2327658482</text:p>
          </table:table-cell>
          <table:table-cell office:value-type="float" office:value="207320">
            <text:p>207320</text:p>
          </table:table-cell>
          <table:table-cell office:value-type="float" office:value="170338">
            <text:p>170338</text:p>
          </table:table-cell>
          <table:table-cell office:value-type="float" office:value="161762">
            <text:p>161762</text:p>
          </table:table-cell>
          <table:table-cell office:value-type="float" office:value="6855526">
            <text:p>6855526</text:p>
          </table:table-cell>
          <table:table-cell office:value-type="float" office:value="283508">
            <text:p>283508</text:p>
          </table:table-cell>
          <table:table-cell office:value-type="float" office:value="238662">
            <text:p>238662</text:p>
          </table:table-cell>
          <table:table-cell office:value-type="float" office:value="5793364950">
            <text:p>5793364950</text:p>
          </table:table-cell>
          <table:table-cell office:value-type="float" office:value="201852">
            <text:p>201852</text:p>
          </table:table-cell>
          <table:table-cell office:value-type="float" office:value="167546">
            <text:p>167546</text:p>
          </table:table-cell>
          <table:table-cell office:value-type="float" office:value="237342">
            <text:p>237342</text:p>
          </table:table-cell>
          <table:table-cell office:value-type="float" office:value="6658125">
            <text:p>6658125</text:p>
          </table:table-cell>
          <table:table-cell office:value-type="float" office:value="393183">
            <text:p>393183</text:p>
          </table:table-cell>
          <table:table-cell office:value-type="float" office:value="1000260">
            <text:p>1000260</text:p>
          </table:table-cell>
          <table:table-cell/>
        </table:table-row>
        <table:table-row table:style-name="ro1">
          <table:table-cell office:value-type="float" office:value="1026496148">
            <text:p>1026496148</text:p>
          </table:table-cell>
          <table:table-cell office:value-type="float" office:value="192320">
            <text:p>192320</text:p>
          </table:table-cell>
          <table:table-cell office:value-type="float" office:value="181605">
            <text:p>181605</text:p>
          </table:table-cell>
          <table:table-cell office:value-type="float" office:value="158814">
            <text:p>158814</text:p>
          </table:table-cell>
          <table:table-cell office:value-type="float" office:value="8817977">
            <text:p>8817977</text:p>
          </table:table-cell>
          <table:table-cell office:value-type="float" office:value="378959">
            <text:p>378959</text:p>
          </table:table-cell>
          <table:table-cell office:value-type="float" office:value="263939">
            <text:p>263939</text:p>
          </table:table-cell>
          <table:table-cell office:value-type="float" office:value="384247841">
            <text:p>384247841</text:p>
          </table:table-cell>
          <table:table-cell office:value-type="float" office:value="215878">
            <text:p>215878</text:p>
          </table:table-cell>
          <table:table-cell office:value-type="float" office:value="197568">
            <text:p>197568</text:p>
          </table:table-cell>
          <table:table-cell office:value-type="float" office:value="166190">
            <text:p>166190</text:p>
          </table:table-cell>
          <table:table-cell office:value-type="float" office:value="1926574">
            <text:p>1926574</text:p>
          </table:table-cell>
          <table:table-cell office:value-type="float" office:value="313777">
            <text:p>313777</text:p>
          </table:table-cell>
          <table:table-cell office:value-type="float" office:value="292233">
            <text:p>292233</text:p>
          </table:table-cell>
          <table:table-cell office:value-type="float" office:value="16129433872">
            <text:p>16129433872</text:p>
          </table:table-cell>
          <table:table-cell office:value-type="float" office:value="227466">
            <text:p>227466</text:p>
          </table:table-cell>
          <table:table-cell office:value-type="float" office:value="168128">
            <text:p>168128</text:p>
          </table:table-cell>
          <table:table-cell office:value-type="float" office:value="251821">
            <text:p>251821</text:p>
          </table:table-cell>
          <table:table-cell office:value-type="float" office:value="4631142">
            <text:p>4631142</text:p>
          </table:table-cell>
          <table:table-cell office:value-type="float" office:value="293706">
            <text:p>293706</text:p>
          </table:table-cell>
          <table:table-cell office:value-type="float" office:value="296586">
            <text:p>296586</text:p>
          </table:table-cell>
          <table:table-cell/>
        </table:table-row>
        <table:table-row table:style-name="ro1">
          <table:table-cell office:value-type="float" office:value="1566983311">
            <text:p>1566983311</text:p>
          </table:table-cell>
          <table:table-cell office:value-type="float" office:value="287546">
            <text:p>287546</text:p>
          </table:table-cell>
          <table:table-cell office:value-type="float" office:value="153696">
            <text:p>153696</text:p>
          </table:table-cell>
          <table:table-cell office:value-type="float" office:value="151028">
            <text:p>151028</text:p>
          </table:table-cell>
          <table:table-cell office:value-type="float" office:value="6260298">
            <text:p>6260298</text:p>
          </table:table-cell>
          <table:table-cell office:value-type="float" office:value="356421">
            <text:p>356421</text:p>
          </table:table-cell>
          <table:table-cell office:value-type="float" office:value="230934">
            <text:p>230934</text:p>
          </table:table-cell>
          <table:table-cell office:value-type="float" office:value="4019925205">
            <text:p>4019925205</text:p>
          </table:table-cell>
          <table:table-cell office:value-type="float" office:value="202714">
            <text:p>202714</text:p>
          </table:table-cell>
          <table:table-cell office:value-type="float" office:value="169652">
            <text:p>169652</text:p>
          </table:table-cell>
          <table:table-cell office:value-type="float" office:value="185831">
            <text:p>185831</text:p>
          </table:table-cell>
          <table:table-cell office:value-type="float" office:value="6008850">
            <text:p>6008850</text:p>
          </table:table-cell>
          <table:table-cell office:value-type="float" office:value="338538">
            <text:p>338538</text:p>
          </table:table-cell>
          <table:table-cell office:value-type="float" office:value="361334">
            <text:p>361334</text:p>
          </table:table-cell>
          <table:table-cell office:value-type="float" office:value="3917970300">
            <text:p>3917970300</text:p>
          </table:table-cell>
          <table:table-cell office:value-type="float" office:value="200998">
            <text:p>200998</text:p>
          </table:table-cell>
          <table:table-cell office:value-type="float" office:value="274002">
            <text:p>274002</text:p>
          </table:table-cell>
          <table:table-cell office:value-type="float" office:value="169302">
            <text:p>169302</text:p>
          </table:table-cell>
          <table:table-cell office:value-type="float" office:value="16802608">
            <text:p>16802608</text:p>
          </table:table-cell>
          <table:table-cell office:value-type="float" office:value="281072">
            <text:p>281072</text:p>
          </table:table-cell>
          <table:table-cell office:value-type="float" office:value="421703">
            <text:p>421703</text:p>
          </table:table-cell>
          <table:table-cell/>
        </table:table-row>
        <table:table-row table:style-name="ro1">
          <table:table-cell office:value-type="float" office:value="4395407037">
            <text:p>4395407037</text:p>
          </table:table-cell>
          <table:table-cell office:value-type="float" office:value="195350">
            <text:p>195350</text:p>
          </table:table-cell>
          <table:table-cell office:value-type="float" office:value="152216">
            <text:p>152216</text:p>
          </table:table-cell>
          <table:table-cell office:value-type="float" office:value="183651">
            <text:p>183651</text:p>
          </table:table-cell>
          <table:table-cell office:value-type="float" office:value="15983876">
            <text:p>15983876</text:p>
          </table:table-cell>
          <table:table-cell office:value-type="float" office:value="287852">
            <text:p>287852</text:p>
          </table:table-cell>
          <table:table-cell office:value-type="float" office:value="268855">
            <text:p>268855</text:p>
          </table:table-cell>
          <table:table-cell office:value-type="float" office:value="2961182793">
            <text:p>2961182793</text:p>
          </table:table-cell>
          <table:table-cell office:value-type="float" office:value="259858">
            <text:p>259858</text:p>
          </table:table-cell>
          <table:table-cell office:value-type="float" office:value="184534">
            <text:p>184534</text:p>
          </table:table-cell>
          <table:table-cell office:value-type="float" office:value="186060">
            <text:p>186060</text:p>
          </table:table-cell>
          <table:table-cell office:value-type="float" office:value="9537518">
            <text:p>9537518</text:p>
          </table:table-cell>
          <table:table-cell office:value-type="float" office:value="283254">
            <text:p>283254</text:p>
          </table:table-cell>
          <table:table-cell office:value-type="float" office:value="242554">
            <text:p>242554</text:p>
          </table:table-cell>
          <table:table-cell office:value-type="float" office:value="2376480845">
            <text:p>2376480845</text:p>
          </table:table-cell>
          <table:table-cell office:value-type="float" office:value="200450">
            <text:p>200450</text:p>
          </table:table-cell>
          <table:table-cell office:value-type="float" office:value="164226">
            <text:p>164226</text:p>
          </table:table-cell>
          <table:table-cell office:value-type="float" office:value="223135">
            <text:p>223135</text:p>
          </table:table-cell>
          <table:table-cell office:value-type="float" office:value="145451770">
            <text:p>145451770</text:p>
          </table:table-cell>
          <table:table-cell office:value-type="float" office:value="273852">
            <text:p>273852</text:p>
          </table:table-cell>
          <table:table-cell office:value-type="float" office:value="228292">
            <text:p>228292</text:p>
          </table:table-cell>
          <table:table-cell/>
        </table:table-row>
        <table:table-row table:style-name="ro1">
          <table:table-cell office:value-type="float" office:value="1699430436">
            <text:p>1699430436</text:p>
          </table:table-cell>
          <table:table-cell office:value-type="float" office:value="192830">
            <text:p>192830</text:p>
          </table:table-cell>
          <table:table-cell office:value-type="float" office:value="153348">
            <text:p>153348</text:p>
          </table:table-cell>
          <table:table-cell office:value-type="float" office:value="178460">
            <text:p>178460</text:p>
          </table:table-cell>
          <table:table-cell office:value-type="float" office:value="269208">
            <text:p>269208</text:p>
          </table:table-cell>
          <table:table-cell office:value-type="float" office:value="272466">
            <text:p>272466</text:p>
          </table:table-cell>
          <table:table-cell office:value-type="float" office:value="275230">
            <text:p>275230</text:p>
          </table:table-cell>
          <table:table-cell office:value-type="float" office:value="8978808485">
            <text:p>8978808485</text:p>
          </table:table-cell>
          <table:table-cell office:value-type="float" office:value="206436">
            <text:p>206436</text:p>
          </table:table-cell>
          <table:table-cell office:value-type="float" office:value="172832">
            <text:p>172832</text:p>
          </table:table-cell>
          <table:table-cell office:value-type="float" office:value="241854">
            <text:p>241854</text:p>
          </table:table-cell>
          <table:table-cell office:value-type="float" office:value="296025">
            <text:p>296025</text:p>
          </table:table-cell>
          <table:table-cell office:value-type="float" office:value="442848">
            <text:p>442848</text:p>
          </table:table-cell>
          <table:table-cell office:value-type="float" office:value="234460">
            <text:p>234460</text:p>
          </table:table-cell>
          <table:table-cell office:value-type="float" office:value="6071320165">
            <text:p>6071320165</text:p>
          </table:table-cell>
          <table:table-cell office:value-type="float" office:value="202456">
            <text:p>202456</text:p>
          </table:table-cell>
          <table:table-cell office:value-type="float" office:value="168538">
            <text:p>168538</text:p>
          </table:table-cell>
          <table:table-cell office:value-type="float" office:value="199276">
            <text:p>199276</text:p>
          </table:table-cell>
          <table:table-cell office:value-type="float" office:value="49991137">
            <text:p>49991137</text:p>
          </table:table-cell>
          <table:table-cell office:value-type="float" office:value="381664">
            <text:p>381664</text:p>
          </table:table-cell>
          <table:table-cell office:value-type="float" office:value="270663">
            <text:p>270663</text:p>
          </table:table-cell>
          <table:table-cell/>
        </table:table-row>
        <table:table-row table:style-name="ro1">
          <table:table-cell office:value-type="float" office:value="28309774233">
            <text:p>28309774233</text:p>
          </table:table-cell>
          <table:table-cell office:value-type="float" office:value="192802">
            <text:p>192802</text:p>
          </table:table-cell>
          <table:table-cell office:value-type="float" office:value="228338">
            <text:p>228338</text:p>
          </table:table-cell>
          <table:table-cell office:value-type="float" office:value="155758">
            <text:p>155758</text:p>
          </table:table-cell>
          <table:table-cell office:value-type="float" office:value="252920">
            <text:p>252920</text:p>
          </table:table-cell>
          <table:table-cell office:value-type="float" office:value="268166">
            <text:p>268166</text:p>
          </table:table-cell>
          <table:table-cell office:value-type="float" office:value="235200">
            <text:p>235200</text:p>
          </table:table-cell>
          <table:table-cell office:value-type="float" office:value="5137575378">
            <text:p>5137575378</text:p>
          </table:table-cell>
          <table:table-cell office:value-type="float" office:value="210742">
            <text:p>210742</text:p>
          </table:table-cell>
          <table:table-cell office:value-type="float" office:value="172702">
            <text:p>172702</text:p>
          </table:table-cell>
          <table:table-cell office:value-type="float" office:value="204261">
            <text:p>204261</text:p>
          </table:table-cell>
          <table:table-cell office:value-type="float" office:value="7449762">
            <text:p>7449762</text:p>
          </table:table-cell>
          <table:table-cell office:value-type="float" office:value="330117">
            <text:p>330117</text:p>
          </table:table-cell>
          <table:table-cell office:value-type="float" office:value="231586">
            <text:p>231586</text:p>
          </table:table-cell>
          <table:table-cell office:value-type="float" office:value="4080514733">
            <text:p>4080514733</text:p>
          </table:table-cell>
          <table:table-cell office:value-type="float" office:value="205886">
            <text:p>205886</text:p>
          </table:table-cell>
          <table:table-cell office:value-type="float" office:value="167282">
            <text:p>167282</text:p>
          </table:table-cell>
          <table:table-cell office:value-type="float" office:value="201516">
            <text:p>201516</text:p>
          </table:table-cell>
          <table:table-cell office:value-type="float" office:value="7323745">
            <text:p>7323745</text:p>
          </table:table-cell>
          <table:table-cell office:value-type="float" office:value="306481">
            <text:p>306481</text:p>
          </table:table-cell>
          <table:table-cell office:value-type="float" office:value="774942">
            <text:p>774942</text:p>
          </table:table-cell>
          <table:table-cell/>
        </table:table-row>
        <table:table-row table:style-name="ro1">
          <table:table-cell office:value-type="float" office:value="3425044729">
            <text:p>3425044729</text:p>
          </table:table-cell>
          <table:table-cell office:value-type="float" office:value="191378">
            <text:p>191378</text:p>
          </table:table-cell>
          <table:table-cell office:value-type="float" office:value="183778">
            <text:p>183778</text:p>
          </table:table-cell>
          <table:table-cell office:value-type="float" office:value="157280">
            <text:p>157280</text:p>
          </table:table-cell>
          <table:table-cell office:value-type="float" office:value="2022996">
            <text:p>2022996</text:p>
          </table:table-cell>
          <table:table-cell office:value-type="float" office:value="390031">
            <text:p>390031</text:p>
          </table:table-cell>
          <table:table-cell office:value-type="float" office:value="242278">
            <text:p>242278</text:p>
          </table:table-cell>
          <table:table-cell office:value-type="float" office:value="3492154192">
            <text:p>3492154192</text:p>
          </table:table-cell>
          <table:table-cell office:value-type="float" office:value="229089">
            <text:p>229089</text:p>
          </table:table-cell>
          <table:table-cell office:value-type="float" office:value="166984">
            <text:p>166984</text:p>
          </table:table-cell>
          <table:table-cell office:value-type="float" office:value="199954">
            <text:p>199954</text:p>
          </table:table-cell>
          <table:table-cell office:value-type="float" office:value="4042851">
            <text:p>4042851</text:p>
          </table:table-cell>
          <table:table-cell office:value-type="float" office:value="312383">
            <text:p>312383</text:p>
          </table:table-cell>
          <table:table-cell office:value-type="float" office:value="247668">
            <text:p>247668</text:p>
          </table:table-cell>
          <table:table-cell office:value-type="float" office:value="3030560062">
            <text:p>3030560062</text:p>
          </table:table-cell>
          <table:table-cell office:value-type="float" office:value="204936">
            <text:p>204936</text:p>
          </table:table-cell>
          <table:table-cell office:value-type="float" office:value="171664">
            <text:p>171664</text:p>
          </table:table-cell>
          <table:table-cell office:value-type="float" office:value="183870">
            <text:p>183870</text:p>
          </table:table-cell>
          <table:table-cell office:value-type="float" office:value="1911175">
            <text:p>1911175</text:p>
          </table:table-cell>
          <table:table-cell office:value-type="float" office:value="286238">
            <text:p>286238</text:p>
          </table:table-cell>
          <table:table-cell office:value-type="float" office:value="284597">
            <text:p>284597</text:p>
          </table:table-cell>
          <table:table-cell/>
        </table:table-row>
        <table:table-row table:style-name="ro1">
          <table:table-cell office:value-type="float" office:value="1797302148">
            <text:p>1797302148</text:p>
          </table:table-cell>
          <table:table-cell office:value-type="float" office:value="192978">
            <text:p>192978</text:p>
          </table:table-cell>
          <table:table-cell office:value-type="float" office:value="168638">
            <text:p>168638</text:p>
          </table:table-cell>
          <table:table-cell office:value-type="float" office:value="186652">
            <text:p>186652</text:p>
          </table:table-cell>
          <table:table-cell office:value-type="float" office:value="15657304">
            <text:p>15657304</text:p>
          </table:table-cell>
          <table:table-cell office:value-type="float" office:value="279804">
            <text:p>279804</text:p>
          </table:table-cell>
          <table:table-cell office:value-type="float" office:value="232674">
            <text:p>232674</text:p>
          </table:table-cell>
          <table:table-cell office:value-type="float" office:value="6911669171">
            <text:p>6911669171</text:p>
          </table:table-cell>
          <table:table-cell office:value-type="float" office:value="205384">
            <text:p>205384</text:p>
          </table:table-cell>
          <table:table-cell office:value-type="float" office:value="180900">
            <text:p>180900</text:p>
          </table:table-cell>
          <table:table-cell office:value-type="float" office:value="173464">
            <text:p>173464</text:p>
          </table:table-cell>
          <table:table-cell office:value-type="float" office:value="767570">
            <text:p>767570</text:p>
          </table:table-cell>
          <table:table-cell office:value-type="float" office:value="274700">
            <text:p>274700</text:p>
          </table:table-cell>
          <table:table-cell office:value-type="float" office:value="239282">
            <text:p>239282</text:p>
          </table:table-cell>
          <table:table-cell office:value-type="float" office:value="21776597162">
            <text:p>21776597162</text:p>
          </table:table-cell>
          <table:table-cell office:value-type="float" office:value="239086">
            <text:p>239086</text:p>
          </table:table-cell>
          <table:table-cell office:value-type="float" office:value="167874">
            <text:p>167874</text:p>
          </table:table-cell>
          <table:table-cell office:value-type="float" office:value="166250">
            <text:p>166250</text:p>
          </table:table-cell>
          <table:table-cell office:value-type="float" office:value="45908394">
            <text:p>45908394</text:p>
          </table:table-cell>
          <table:table-cell office:value-type="float" office:value="352159">
            <text:p>352159</text:p>
          </table:table-cell>
          <table:table-cell office:value-type="float" office:value="286023">
            <text:p>286023</text:p>
          </table:table-cell>
          <table:table-cell/>
        </table:table-row>
        <table:table-row table:style-name="ro1">
          <table:table-cell office:value-type="float" office:value="1532280383">
            <text:p>1532280383</text:p>
          </table:table-cell>
          <table:table-cell office:value-type="float" office:value="216576">
            <text:p>216576</text:p>
          </table:table-cell>
          <table:table-cell office:value-type="float" office:value="154216">
            <text:p>154216</text:p>
          </table:table-cell>
          <table:table-cell office:value-type="float" office:value="153132">
            <text:p>153132</text:p>
          </table:table-cell>
          <table:table-cell office:value-type="float" office:value="5933272">
            <text:p>5933272</text:p>
          </table:table-cell>
          <table:table-cell office:value-type="float" office:value="262572">
            <text:p>262572</text:p>
          </table:table-cell>
          <table:table-cell office:value-type="float" office:value="367899">
            <text:p>367899</text:p>
          </table:table-cell>
          <table:table-cell office:value-type="float" office:value="2309026568">
            <text:p>2309026568</text:p>
          </table:table-cell>
          <table:table-cell office:value-type="float" office:value="230520">
            <text:p>230520</text:p>
          </table:table-cell>
          <table:table-cell office:value-type="float" office:value="257774">
            <text:p>257774</text:p>
          </table:table-cell>
          <table:table-cell office:value-type="float" office:value="197166">
            <text:p>197166</text:p>
          </table:table-cell>
          <table:table-cell office:value-type="float" office:value="22414411">
            <text:p>22414411</text:p>
          </table:table-cell>
          <table:table-cell office:value-type="float" office:value="339020">
            <text:p>339020</text:p>
          </table:table-cell>
          <table:table-cell office:value-type="float" office:value="244054">
            <text:p>244054</text:p>
          </table:table-cell>
          <table:table-cell office:value-type="float" office:value="2761310268">
            <text:p>2761310268</text:p>
          </table:table-cell>
          <table:table-cell office:value-type="float" office:value="201866">
            <text:p>201866</text:p>
          </table:table-cell>
          <table:table-cell office:value-type="float" office:value="164088">
            <text:p>164088</text:p>
          </table:table-cell>
          <table:table-cell office:value-type="float" office:value="275392">
            <text:p>275392</text:p>
          </table:table-cell>
          <table:table-cell office:value-type="float" office:value="4070780">
            <text:p>4070780</text:p>
          </table:table-cell>
          <table:table-cell office:value-type="float" office:value="274510">
            <text:p>274510</text:p>
          </table:table-cell>
          <table:table-cell office:value-type="float" office:value="233928">
            <text:p>233928</text:p>
          </table:table-cell>
          <table:table-cell/>
        </table:table-row>
        <table:table-row table:style-name="ro1">
          <table:table-cell office:value-type="float" office:value="6033106882">
            <text:p>6033106882</text:p>
          </table:table-cell>
          <table:table-cell office:value-type="float" office:value="301122">
            <text:p>301122</text:p>
          </table:table-cell>
          <table:table-cell office:value-type="float" office:value="155728">
            <text:p>155728</text:p>
          </table:table-cell>
          <table:table-cell office:value-type="float" office:value="154648">
            <text:p>154648</text:p>
          </table:table-cell>
          <table:table-cell office:value-type="float" office:value="5455885">
            <text:p>5455885</text:p>
          </table:table-cell>
          <table:table-cell office:value-type="float" office:value="272962">
            <text:p>272962</text:p>
          </table:table-cell>
          <table:table-cell office:value-type="float" office:value="228658">
            <text:p>228658</text:p>
          </table:table-cell>
          <table:table-cell office:value-type="float" office:value="2289696696">
            <text:p>2289696696</text:p>
          </table:table-cell>
          <table:table-cell office:value-type="float" office:value="319856">
            <text:p>319856</text:p>
          </table:table-cell>
          <table:table-cell office:value-type="float" office:value="168726">
            <text:p>168726</text:p>
          </table:table-cell>
          <table:table-cell office:value-type="float" office:value="214105">
            <text:p>214105</text:p>
          </table:table-cell>
          <table:table-cell office:value-type="float" office:value="4683796">
            <text:p>4683796</text:p>
          </table:table-cell>
          <table:table-cell office:value-type="float" office:value="331334">
            <text:p>331334</text:p>
          </table:table-cell>
          <table:table-cell office:value-type="float" office:value="329672">
            <text:p>329672</text:p>
          </table:table-cell>
          <table:table-cell office:value-type="float" office:value="22601684746">
            <text:p>22601684746</text:p>
          </table:table-cell>
          <table:table-cell office:value-type="float" office:value="262112">
            <text:p>262112</text:p>
          </table:table-cell>
          <table:table-cell office:value-type="float" office:value="195323">
            <text:p>195323</text:p>
          </table:table-cell>
          <table:table-cell office:value-type="float" office:value="164040">
            <text:p>164040</text:p>
          </table:table-cell>
          <table:table-cell office:value-type="float" office:value="2624257">
            <text:p>2624257</text:p>
          </table:table-cell>
          <table:table-cell office:value-type="float" office:value="296370">
            <text:p>296370</text:p>
          </table:table-cell>
          <table:table-cell office:value-type="float" office:value="253784">
            <text:p>253784</text:p>
          </table:table-cell>
          <table:table-cell/>
        </table:table-row>
        <table:table-row table:style-name="ro1">
          <table:table-cell office:value-type="float" office:value="28162638041">
            <text:p>28162638041</text:p>
          </table:table-cell>
          <table:table-cell office:value-type="float" office:value="328272">
            <text:p>328272</text:p>
          </table:table-cell>
          <table:table-cell office:value-type="float" office:value="194121">
            <text:p>194121</text:p>
          </table:table-cell>
          <table:table-cell office:value-type="float" office:value="154532">
            <text:p>154532</text:p>
          </table:table-cell>
          <table:table-cell office:value-type="float" office:value="3292721">
            <text:p>3292721</text:p>
          </table:table-cell>
          <table:table-cell office:value-type="float" office:value="278826">
            <text:p>278826</text:p>
          </table:table-cell>
          <table:table-cell office:value-type="float" office:value="231982">
            <text:p>231982</text:p>
          </table:table-cell>
          <table:table-cell office:value-type="float" office:value="4311747914">
            <text:p>4311747914</text:p>
          </table:table-cell>
          <table:table-cell office:value-type="float" office:value="220634">
            <text:p>220634</text:p>
          </table:table-cell>
          <table:table-cell office:value-type="float" office:value="200830">
            <text:p>200830</text:p>
          </table:table-cell>
          <table:table-cell office:value-type="float" office:value="202158">
            <text:p>202158</text:p>
          </table:table-cell>
          <table:table-cell office:value-type="float" office:value="4464066">
            <text:p>4464066</text:p>
          </table:table-cell>
          <table:table-cell office:value-type="float" office:value="320858">
            <text:p>320858</text:p>
          </table:table-cell>
          <table:table-cell office:value-type="float" office:value="427085">
            <text:p>427085</text:p>
          </table:table-cell>
          <table:table-cell office:value-type="float" office:value="3682155839">
            <text:p>3682155839</text:p>
          </table:table-cell>
          <table:table-cell office:value-type="float" office:value="236217">
            <text:p>236217</text:p>
          </table:table-cell>
          <table:table-cell office:value-type="float" office:value="210677">
            <text:p>210677</text:p>
          </table:table-cell>
          <table:table-cell office:value-type="float" office:value="204740">
            <text:p>204740</text:p>
          </table:table-cell>
          <table:table-cell office:value-type="float" office:value="13089796">
            <text:p>13089796</text:p>
          </table:table-cell>
          <table:table-cell office:value-type="float" office:value="555381">
            <text:p>555381</text:p>
          </table:table-cell>
          <table:table-cell office:value-type="float" office:value="347449">
            <text:p>347449</text:p>
          </table:table-cell>
          <table:table-cell/>
        </table:table-row>
        <table:table-row table:style-name="ro1">
          <table:table-cell office:value-type="float" office:value="14408071072">
            <text:p>14408071072</text:p>
          </table:table-cell>
          <table:table-cell office:value-type="float" office:value="247116">
            <text:p>247116</text:p>
          </table:table-cell>
          <table:table-cell office:value-type="float" office:value="239324">
            <text:p>239324</text:p>
          </table:table-cell>
          <table:table-cell office:value-type="float" office:value="157976">
            <text:p>157976</text:p>
          </table:table-cell>
          <table:table-cell office:value-type="float" office:value="3781665">
            <text:p>3781665</text:p>
          </table:table-cell>
          <table:table-cell office:value-type="float" office:value="295672">
            <text:p>295672</text:p>
          </table:table-cell>
          <table:table-cell office:value-type="float" office:value="951064">
            <text:p>951064</text:p>
          </table:table-cell>
          <table:table-cell office:value-type="float" office:value="3756469838">
            <text:p>3756469838</text:p>
          </table:table-cell>
          <table:table-cell office:value-type="float" office:value="201748">
            <text:p>201748</text:p>
          </table:table-cell>
          <table:table-cell office:value-type="float" office:value="170416">
            <text:p>170416</text:p>
          </table:table-cell>
          <table:table-cell office:value-type="float" office:value="169000">
            <text:p>169000</text:p>
          </table:table-cell>
          <table:table-cell office:value-type="float" office:value="8837995">
            <text:p>8837995</text:p>
          </table:table-cell>
          <table:table-cell office:value-type="float" office:value="283880">
            <text:p>283880</text:p>
          </table:table-cell>
          <table:table-cell office:value-type="float" office:value="254924">
            <text:p>254924</text:p>
          </table:table-cell>
          <table:table-cell office:value-type="float" office:value="29920115922">
            <text:p>29920115922</text:p>
          </table:table-cell>
          <table:table-cell office:value-type="float" office:value="205968">
            <text:p>205968</text:p>
          </table:table-cell>
          <table:table-cell office:value-type="float" office:value="166552">
            <text:p>166552</text:p>
          </table:table-cell>
          <table:table-cell office:value-type="float" office:value="178258">
            <text:p>178258</text:p>
          </table:table-cell>
          <table:table-cell office:value-type="float" office:value="142662919">
            <text:p>142662919</text:p>
          </table:table-cell>
          <table:table-cell office:value-type="float" office:value="307830">
            <text:p>307830</text:p>
          </table:table-cell>
          <table:table-cell office:value-type="float" office:value="266559">
            <text:p>266559</text:p>
          </table:table-cell>
          <table:table-cell/>
        </table:table-row>
        <table:table-row table:style-name="ro1">
          <table:table-cell office:value-type="float" office:value="31395241521">
            <text:p>31395241521</text:p>
          </table:table-cell>
          <table:table-cell office:value-type="float" office:value="194902">
            <text:p>194902</text:p>
          </table:table-cell>
          <table:table-cell office:value-type="float" office:value="224198">
            <text:p>224198</text:p>
          </table:table-cell>
          <table:table-cell office:value-type="float" office:value="179046">
            <text:p>179046</text:p>
          </table:table-cell>
          <table:table-cell office:value-type="float" office:value="1348506">
            <text:p>1348506</text:p>
          </table:table-cell>
          <table:table-cell office:value-type="float" office:value="258494">
            <text:p>258494</text:p>
          </table:table-cell>
          <table:table-cell office:value-type="float" office:value="226300">
            <text:p>226300</text:p>
          </table:table-cell>
          <table:table-cell office:value-type="float" office:value="2071327136">
            <text:p>2071327136</text:p>
          </table:table-cell>
          <table:table-cell office:value-type="float" office:value="385851">
            <text:p>385851</text:p>
          </table:table-cell>
          <table:table-cell office:value-type="float" office:value="172332">
            <text:p>172332</text:p>
          </table:table-cell>
          <table:table-cell office:value-type="float" office:value="160668">
            <text:p>160668</text:p>
          </table:table-cell>
          <table:table-cell office:value-type="float" office:value="12648876">
            <text:p>12648876</text:p>
          </table:table-cell>
          <table:table-cell office:value-type="float" office:value="274104">
            <text:p>274104</text:p>
          </table:table-cell>
          <table:table-cell office:value-type="float" office:value="287417">
            <text:p>287417</text:p>
          </table:table-cell>
          <table:table-cell office:value-type="float" office:value="1735604318">
            <text:p>1735604318</text:p>
          </table:table-cell>
          <table:table-cell office:value-type="float" office:value="204904">
            <text:p>204904</text:p>
          </table:table-cell>
          <table:table-cell office:value-type="float" office:value="163992">
            <text:p>163992</text:p>
          </table:table-cell>
          <table:table-cell office:value-type="float" office:value="156768">
            <text:p>156768</text:p>
          </table:table-cell>
          <table:table-cell office:value-type="float" office:value="65527906">
            <text:p>65527906</text:p>
          </table:table-cell>
          <table:table-cell office:value-type="float" office:value="461202">
            <text:p>461202</text:p>
          </table:table-cell>
          <table:table-cell office:value-type="float" office:value="243372">
            <text:p>243372</text:p>
          </table:table-cell>
          <table:table-cell/>
        </table:table-row>
        <table:table-row table:style-name="ro1">
          <table:table-cell office:value-type="float" office:value="4610289339">
            <text:p>4610289339</text:p>
          </table:table-cell>
          <table:table-cell office:value-type="float" office:value="191106">
            <text:p>191106</text:p>
          </table:table-cell>
          <table:table-cell office:value-type="float" office:value="173284">
            <text:p>173284</text:p>
          </table:table-cell>
          <table:table-cell office:value-type="float" office:value="182342">
            <text:p>182342</text:p>
          </table:table-cell>
          <table:table-cell office:value-type="float" office:value="8229004">
            <text:p>8229004</text:p>
          </table:table-cell>
          <table:table-cell office:value-type="float" office:value="398166">
            <text:p>398166</text:p>
          </table:table-cell>
          <table:table-cell office:value-type="float" office:value="223988">
            <text:p>223988</text:p>
          </table:table-cell>
          <table:table-cell office:value-type="float" office:value="4234160737">
            <text:p>4234160737</text:p>
          </table:table-cell>
          <table:table-cell office:value-type="float" office:value="266915">
            <text:p>266915</text:p>
          </table:table-cell>
          <table:table-cell office:value-type="float" office:value="188544">
            <text:p>188544</text:p>
          </table:table-cell>
          <table:table-cell office:value-type="float" office:value="195623">
            <text:p>195623</text:p>
          </table:table-cell>
          <table:table-cell office:value-type="float" office:value="22601670">
            <text:p>22601670</text:p>
          </table:table-cell>
          <table:table-cell office:value-type="float" office:value="428578">
            <text:p>428578</text:p>
          </table:table-cell>
          <table:table-cell office:value-type="float" office:value="252120">
            <text:p>252120</text:p>
          </table:table-cell>
          <table:table-cell office:value-type="float" office:value="20640679628">
            <text:p>20640679628</text:p>
          </table:table-cell>
          <table:table-cell office:value-type="float" office:value="201962">
            <text:p>201962</text:p>
          </table:table-cell>
          <table:table-cell office:value-type="float" office:value="170758">
            <text:p>170758</text:p>
          </table:table-cell>
          <table:table-cell office:value-type="float" office:value="187196">
            <text:p>187196</text:p>
          </table:table-cell>
          <table:table-cell office:value-type="float" office:value="3460052">
            <text:p>3460052</text:p>
          </table:table-cell>
          <table:table-cell office:value-type="float" office:value="308494">
            <text:p>308494</text:p>
          </table:table-cell>
          <table:table-cell office:value-type="float" office:value="227814">
            <text:p>227814</text:p>
          </table:table-cell>
          <table:table-cell/>
        </table:table-row>
        <table:table-row table:style-name="ro1">
          <table:table-cell office:value-type="float" office:value="1967348945">
            <text:p>1967348945</text:p>
          </table:table-cell>
          <table:table-cell office:value-type="float" office:value="355224">
            <text:p>355224</text:p>
          </table:table-cell>
          <table:table-cell office:value-type="float" office:value="192734">
            <text:p>192734</text:p>
          </table:table-cell>
          <table:table-cell office:value-type="float" office:value="202952">
            <text:p>202952</text:p>
          </table:table-cell>
          <table:table-cell office:value-type="float" office:value="262850">
            <text:p>262850</text:p>
          </table:table-cell>
          <table:table-cell office:value-type="float" office:value="256178">
            <text:p>256178</text:p>
          </table:table-cell>
          <table:table-cell office:value-type="float" office:value="247645">
            <text:p>247645</text:p>
          </table:table-cell>
          <table:table-cell office:value-type="float" office:value="13685584686">
            <text:p>13685584686</text:p>
          </table:table-cell>
          <table:table-cell office:value-type="float" office:value="330014">
            <text:p>330014</text:p>
          </table:table-cell>
          <table:table-cell office:value-type="float" office:value="172528">
            <text:p>172528</text:p>
          </table:table-cell>
          <table:table-cell office:value-type="float" office:value="180028">
            <text:p>180028</text:p>
          </table:table-cell>
          <table:table-cell office:value-type="float" office:value="19157160">
            <text:p>19157160</text:p>
          </table:table-cell>
          <table:table-cell office:value-type="float" office:value="281824">
            <text:p>281824</text:p>
          </table:table-cell>
          <table:table-cell office:value-type="float" office:value="233282">
            <text:p>233282</text:p>
          </table:table-cell>
          <table:table-cell office:value-type="float" office:value="30179089087">
            <text:p>30179089087</text:p>
          </table:table-cell>
          <table:table-cell office:value-type="float" office:value="201616">
            <text:p>201616</text:p>
          </table:table-cell>
          <table:table-cell office:value-type="float" office:value="165014">
            <text:p>165014</text:p>
          </table:table-cell>
          <table:table-cell office:value-type="float" office:value="208184">
            <text:p>208184</text:p>
          </table:table-cell>
          <table:table-cell office:value-type="float" office:value="910384">
            <text:p>910384</text:p>
          </table:table-cell>
          <table:table-cell office:value-type="float" office:value="275134">
            <text:p>275134</text:p>
          </table:table-cell>
          <table:table-cell office:value-type="float" office:value="455420">
            <text:p>455420</text:p>
          </table:table-cell>
          <table:table-cell/>
        </table:table-row>
        <table:table-row table:style-name="ro1">
          <table:table-cell office:value-type="float" office:value="1259022410">
            <text:p>1259022410</text:p>
          </table:table-cell>
          <table:table-cell office:value-type="float" office:value="215326">
            <text:p>215326</text:p>
          </table:table-cell>
          <table:table-cell office:value-type="float" office:value="156818">
            <text:p>156818</text:p>
          </table:table-cell>
          <table:table-cell office:value-type="float" office:value="151230">
            <text:p>151230</text:p>
          </table:table-cell>
          <table:table-cell office:value-type="float" office:value="29713507">
            <text:p>29713507</text:p>
          </table:table-cell>
          <table:table-cell office:value-type="float" office:value="327494">
            <text:p>327494</text:p>
          </table:table-cell>
          <table:table-cell office:value-type="float" office:value="343939">
            <text:p>343939</text:p>
          </table:table-cell>
          <table:table-cell office:value-type="float" office:value="2866975243">
            <text:p>2866975243</text:p>
          </table:table-cell>
          <table:table-cell office:value-type="float" office:value="303848">
            <text:p>303848</text:p>
          </table:table-cell>
          <table:table-cell office:value-type="float" office:value="172680">
            <text:p>172680</text:p>
          </table:table-cell>
          <table:table-cell office:value-type="float" office:value="190128">
            <text:p>190128</text:p>
          </table:table-cell>
          <table:table-cell office:value-type="float" office:value="2240111">
            <text:p>2240111</text:p>
          </table:table-cell>
          <table:table-cell office:value-type="float" office:value="331328">
            <text:p>331328</text:p>
          </table:table-cell>
          <table:table-cell office:value-type="float" office:value="266364">
            <text:p>266364</text:p>
          </table:table-cell>
          <table:table-cell office:value-type="float" office:value="4070124313">
            <text:p>4070124313</text:p>
          </table:table-cell>
          <table:table-cell office:value-type="float" office:value="250189">
            <text:p>250189</text:p>
          </table:table-cell>
          <table:table-cell office:value-type="float" office:value="255144">
            <text:p>255144</text:p>
          </table:table-cell>
          <table:table-cell office:value-type="float" office:value="165668">
            <text:p>165668</text:p>
          </table:table-cell>
          <table:table-cell office:value-type="float" office:value="5209980">
            <text:p>5209980</text:p>
          </table:table-cell>
          <table:table-cell office:value-type="float" office:value="285098">
            <text:p>285098</text:p>
          </table:table-cell>
          <table:table-cell office:value-type="float" office:value="229004">
            <text:p>229004</text:p>
          </table:table-cell>
          <table:table-cell/>
        </table:table-row>
        <table:table-row table:style-name="ro1">
          <table:table-cell table:formula="of:=AVERAGE([.A1:.A1001])" office:value-type="float" office:value="7520030828.83916">
            <text:p>7520030828.83916</text:p>
          </table:table-cell>
          <table:table-cell table:formula="of:=AVERAGE([.B1:.B1001])" office:value-type="float" office:value="234075.486513486">
            <text:p>234075.486513486</text:p>
          </table:table-cell>
          <table:table-cell table:formula="of:=AVERAGE([.C1:.C1001])" office:value-type="float" office:value="180199.766233766">
            <text:p>180199.766233766</text:p>
          </table:table-cell>
          <table:table-cell table:formula="of:=AVERAGE([.D1:.D1001])" office:value-type="float" office:value="180981.483516484">
            <text:p>180981.483516484</text:p>
          </table:table-cell>
          <table:table-cell table:formula="of:=AVERAGE([.E1:.E1001])" office:value-type="float" office:value="13771586.8971029">
            <text:p>13771586.8971029</text:p>
          </table:table-cell>
          <table:table-cell table:formula="of:=AVERAGE([.F1:.F1001])" office:value-type="float" office:value="320505.613386613">
            <text:p>320505.613386613</text:p>
          </table:table-cell>
          <table:table-cell table:formula="of:=AVERAGE([.G1:.G1001])" office:value-type="float" office:value="269397.323676324">
            <text:p>269397.323676324</text:p>
          </table:table-cell>
          <table:table-cell table:formula="of:=AVERAGE([.H1:.H1001])" office:value-type="float" office:value="7359175744.66134">
            <text:p>7359175744.66134</text:p>
          </table:table-cell>
          <table:table-cell table:formula="of:=AVERAGE([.I1:.I1001])" office:value-type="float" office:value="239321.505494505">
            <text:p>239321.505494505</text:p>
          </table:table-cell>
          <table:table-cell table:formula="of:=AVERAGE([.J1:.J1001])" office:value-type="float" office:value="202496.207792208">
            <text:p>202496.207792208</text:p>
          </table:table-cell>
          <table:table-cell table:formula="of:=AVERAGE([.K1:.K1001])" office:value-type="float" office:value="189760.508491509">
            <text:p>189760.508491509</text:p>
          </table:table-cell>
          <table:table-cell table:formula="of:=AVERAGE([.L1:.L1001])" office:value-type="float" office:value="14946574.7712288">
            <text:p>14946574.7712288</text:p>
          </table:table-cell>
          <table:table-cell table:formula="of:=AVERAGE([.M1:.M1001])" office:value-type="float" office:value="336000.923076923">
            <text:p>336000.923076923</text:p>
          </table:table-cell>
          <table:table-cell table:formula="of:=AVERAGE([.N1:.N1001])" office:value-type="float" office:value="279664.1998002">
            <text:p>279664.1998002</text:p>
          </table:table-cell>
          <table:table-cell table:formula="of:=AVERAGE([.O1:.O1001])" office:value-type="float" office:value="7523543833.34366">
            <text:p>7523543833.34366</text:p>
          </table:table-cell>
          <table:table-cell table:formula="of:=AVERAGE([.P1:.P1001])" office:value-type="float" office:value="237953.825174825">
            <text:p>237953.825174825</text:p>
          </table:table-cell>
          <table:table-cell table:formula="of:=AVERAGE([.Q1:.Q1001])" office:value-type="float" office:value="192427.277722278">
            <text:p>192427.277722278</text:p>
          </table:table-cell>
          <table:table-cell table:formula="of:=AVERAGE([.R1:.R1001])" office:value-type="float" office:value="193337.819180819">
            <text:p>193337.819180819</text:p>
          </table:table-cell>
          <table:table-cell table:formula="of:=AVERAGE([.S1:.S1001])" office:value-type="float" office:value="15183968.4395604">
            <text:p>15183968.4395604</text:p>
          </table:table-cell>
          <table:table-cell table:formula="of:=AVERAGE([.T1:.T1001])" office:value-type="float" office:value="328021.378621379">
            <text:p>328021.378621379</text:p>
          </table:table-cell>
          <table:table-cell table:formula="of:=AVERAGE([.U1:.U1001])" office:value-type="float" office:value="278056.224775225">
            <text:p>278056.224775225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table:formula="of:=[.E1002]/1600000000" office:value-type="float" office:value="0.00860724181068931">
            <text:p>0.0086072418</text:p>
          </table:table-cell>
          <table:table-cell table:formula="of:=[.F1002]/1600000000" office:value-type="float" office:value="0.000200316008366633">
            <text:p>0.000200316</text:p>
          </table:table-cell>
          <table:table-cell table:formula="of:=[.G1002]/1600000000" office:value-type="float" office:value="0.000168373327297702">
            <text:p>0.0001683733</text:p>
          </table:table-cell>
          <table:table-cell table:formula="of:=[.H1002]/1600000000" office:value-type="float" office:value="4.59948484041334">
            <text:p>4.5994848404</text:p>
          </table:table-cell>
          <table:table-cell table:formula="of:=[.I1002]/1600000000" office:value-type="float" office:value="0.000149575940934066">
            <text:p>0.0001495759</text:p>
          </table:table-cell>
          <table:table-cell table:formula="of:=[.J1002]/1600000000" office:value-type="float" office:value="0.00012656012987013">
            <text:p>0.0001265601</text:p>
          </table:table-cell>
          <table:table-cell table:formula="of:=[.K1002]/1600000000" office:value-type="float" office:value="0.000118600317807193">
            <text:p>0.0001186003</text:p>
          </table:table-cell>
          <table:table-cell table:formula="of:=[.L1002]/1600000000" office:value-type="float" office:value="0.00934160923201798">
            <text:p>0.0093416092</text:p>
          </table:table-cell>
          <table:table-cell table:formula="of:=[.M1002]/1600000000" office:value-type="float" office:value="0.000210000576923077">
            <text:p>0.0002100006</text:p>
          </table:table-cell>
          <table:table-cell table:formula="of:=[.N1002]/1600000000" office:value-type="float" office:value="0.000174790124875125">
            <text:p>0.0001747901</text:p>
          </table:table-cell>
          <table:table-cell table:formula="of:=[.O1002]/1600000000" office:value-type="float" office:value="4.70221489583979">
            <text:p>4.7022148958</text:p>
          </table:table-cell>
          <table:table-cell table:formula="of:=[.P1002]/1600000000" office:value-type="float" office:value="0.000148721140734266">
            <text:p>0.0001487211</text:p>
          </table:table-cell>
          <table:table-cell table:formula="of:=[.Q1002]/1600000000" office:value-type="float" office:value="0.000120267048576424">
            <text:p>0.000120267</text:p>
          </table:table-cell>
          <table:table-cell table:formula="of:=[.R1002]/1600000000" office:value-type="float" office:value="0.000120836136988012">
            <text:p>0.0001208361</text:p>
          </table:table-cell>
          <table:table-cell table:formula="of:=[.S1002]/1600000000" office:value-type="float" office:value="0.00948998027472527">
            <text:p>0.0094899803</text:p>
          </table:table-cell>
          <table:table-cell table:formula="of:=[.T1002]/1600000000" office:value-type="float" office:value="0.000205013361638362">
            <text:p>0.0002050134</text:p>
          </table:table-cell>
          <table:table-cell table:formula="of:=[.U1002]/1600000000" office:value-type="float" office:value="0.000173785140484515">
            <text:p>0.0001737851</text:p>
          </table:table-cell>
          <table:table-cell office:value-type="string">
            <text:p>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2T08:21:22</dc:date>
    <dc:creator>Daniel Kovach</dc:creator>
    <meta:generator>LibreOffice/3.5$Linux_x86 LibreOffice_project/350m1$Build-2</meta:generator>
    <meta:editing-duration>P0D</meta:editing-duration>
    <meta:editing-cycles>2</meta:editing-cycles>
    <meta:document-statistic meta:table-count="1" meta:cell-count="210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2cm" svg:height="17.787cm" xlink:href=".." xlink:type="simple" chart:class="chart:bar" chart:style-name="ch1">
        <chart:title svg:x="13.976cm" svg:y="0.491cm" chart:style-name="ch2">
          <text:p>Neural Algorithm Latency</text:p>
        </chart:title>
        <chart:subtitle svg:x="15.498cm" svg:y="1.625cm" chart:style-name="ch3">
          <text:p>(Log Scale)</text:p>
        </chart:subtitle>
        <chart:plot-area chart:style-name="ch4" table:cell-range-address="Sheet1.A1002:Sheet1.U1002" svg:x="1.673cm" svg:y="3.018cm" svg:width="30.123cm" svg:height="13.433cm">
          <chartooo:coordinate-region svg:x="3.961cm" svg:y="3.218cm" svg:width="27.835cm" svg:height="12.586cm"/>
          <chart:axis chart:dimension="x" chart:name="primary-x" chart:style-name="ch5">
            <chart:title svg:x="16.372cm" svg:y="16.806cm" chart:style-name="ch6">
              <text:p>Test</text:p>
            </chart:title>
          </chart:axis>
          <chart:axis chart:dimension="y" chart:name="primary-y" chart:style-name="ch7">
            <chart:title svg:x="0.451cm" svg:y="11.604cm" chart:style-name="ch8">
              <text:p>Clock Cycles (Log Scale)</text:p>
            </chart:title>
            <chart:grid chart:style-name="ch9" chart:class="major"/>
          </chart:axis>
          <chart:series chart:style-name="ch10" chart:values-cell-range-address="Sheet1.A1002:Sheet1.U100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002</text:p>
                <draw:g>
                  <svg:desc/>
                </draw:g>
              </table:table-cell>
              <table:table-cell office:value-type="float" office:value="7520030828.83916">
                <text:p>7520030828.83916</text:p>
                <draw:g>
                  <svg:desc>Sheet1.A1002:Sheet1.U1002</svg:desc>
                </draw:g>
              </table:table-cell>
              <table:table-cell office:value-type="float" office:value="234075.486513486">
                <text:p>234075.486513486</text:p>
              </table:table-cell>
              <table:table-cell office:value-type="float" office:value="180199.766233766">
                <text:p>180199.766233766</text:p>
              </table:table-cell>
              <table:table-cell office:value-type="float" office:value="180981.483516484">
                <text:p>180981.483516484</text:p>
              </table:table-cell>
              <table:table-cell office:value-type="float" office:value="13771586.8971029">
                <text:p>13771586.8971029</text:p>
              </table:table-cell>
              <table:table-cell office:value-type="float" office:value="320505.613386613">
                <text:p>320505.613386613</text:p>
              </table:table-cell>
              <table:table-cell office:value-type="float" office:value="269397.323676324">
                <text:p>269397.323676324</text:p>
              </table:table-cell>
              <table:table-cell office:value-type="float" office:value="7359175744.66134">
                <text:p>7359175744.66134</text:p>
              </table:table-cell>
              <table:table-cell office:value-type="float" office:value="239321.505494505">
                <text:p>239321.505494505</text:p>
              </table:table-cell>
              <table:table-cell office:value-type="float" office:value="202496.207792208">
                <text:p>202496.207792208</text:p>
              </table:table-cell>
              <table:table-cell office:value-type="float" office:value="189760.508491509">
                <text:p>189760.508491509</text:p>
              </table:table-cell>
              <table:table-cell office:value-type="float" office:value="14946574.7712288">
                <text:p>14946574.7712288</text:p>
              </table:table-cell>
              <table:table-cell office:value-type="float" office:value="336000.923076923">
                <text:p>336000.923076923</text:p>
              </table:table-cell>
              <table:table-cell office:value-type="float" office:value="279664.1998002">
                <text:p>279664.1998002</text:p>
              </table:table-cell>
              <table:table-cell office:value-type="float" office:value="7523543833.34366">
                <text:p>7523543833.34366</text:p>
              </table:table-cell>
              <table:table-cell office:value-type="float" office:value="237953.825174825">
                <text:p>237953.825174825</text:p>
              </table:table-cell>
              <table:table-cell office:value-type="float" office:value="192427.277722278">
                <text:p>192427.277722278</text:p>
              </table:table-cell>
              <table:table-cell office:value-type="float" office:value="193337.819180819">
                <text:p>193337.819180819</text:p>
              </table:table-cell>
              <table:table-cell office:value-type="float" office:value="15183968.4395604">
                <text:p>15183968.4395604</text:p>
              </table:table-cell>
              <table:table-cell office:value-type="float" office:value="328021.378621379">
                <text:p>328021.378621379</text:p>
              </table:table-cell>
              <table:table-cell office:value-type="float" office:value="278056.224775225">
                <text:p>278056.224775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